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623cm"/>
    </style:style>
    <style:style style:name="co11" style:family="table-column">
      <style:table-column-properties fo:break-before="auto" style:column-width="2.704cm"/>
    </style:style>
    <style:style style:name="co12" style:family="table-column">
      <style:table-column-properties fo:break-before="auto" style:column-width="2.895cm"/>
    </style:style>
    <style:style style:name="co13" style:family="table-column">
      <style:table-column-properties fo:break-before="auto" style:column-width="2.759cm"/>
    </style:style>
    <style:style style:name="co14" style:family="table-column">
      <style:table-column-properties fo:break-before="auto" style:column-width="2.868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2.595cm"/>
    </style:style>
    <style:style style:name="co17" style:family="table-column">
      <style:table-column-properties fo:break-before="auto" style:column-width="1.669cm"/>
    </style:style>
    <style:style style:name="co18" style:family="table-column">
      <style:table-column-properties fo:break-before="auto" style:column-width="3.549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7" table:number-columns-repeated="9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7.099775" calcext:value-type="float">
            <text:p>7.099775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9.56337" calcext:value-type="float">
            <text:p>-19.56337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1186327" calcext:value-type="float">
            <text:p>0.1186327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-0.4297791" calcext:value-type="float">
            <text:p>-0.4297791</text:p>
          </table:table-cell>
          <table:table-cell office:value-type="float" office:value="-6.790344" calcext:value-type="float">
            <text:p>-6.790344</text:p>
          </table:table-cell>
          <table:table-cell office:value-type="float" office:value="-0.003875732" calcext:value-type="float">
            <text:p>-0.003875732</text:p>
          </table:table-cell>
          <table:table-cell office:value-type="float" office:value="-0.8336182" calcext:value-type="float">
            <text:p>-0.8336182</text:p>
          </table:table-cell>
          <table:table-cell office:value-type="float" office:value="0.7796631" calcext:value-type="float">
            <text:p>0.7796631</text:p>
          </table:table-cell>
          <table:table-cell office:value-type="float" office:value="-0.03210449" calcext:value-type="float">
            <text:p>-0.03210449</text:p>
          </table:table-cell>
          <table:table-cell office:value-type="float" office:value="1.62912" calcext:value-type="float">
            <text:p>1.62912</text:p>
          </table:table-cell>
          <table:table-cell office:value-type="float" office:value="0.7715454" calcext:value-type="float">
            <text:p>0.7715454</text:p>
          </table:table-cell>
          <table:table-cell office:value-type="float" office:value="2.195129" calcext:value-type="float">
            <text:p>2.195129</text:p>
          </table:table-cell>
          <table:table-cell office:value-type="float" office:value="1.373016" calcext:value-type="float">
            <text:p>1.373016</text:p>
          </table:table-cell>
          <table:table-cell office:value-type="float" office:value="2.882172" calcext:value-type="float">
            <text:p>2.882172</text:p>
          </table:table-cell>
          <table:table-cell office:value-type="float" office:value="2.125793" calcext:value-type="float">
            <text:p>2.125793</text:p>
          </table:table-cell>
          <table:table-cell office:value-type="float" office:value="3.497864" calcext:value-type="float">
            <text:p>3.497864</text:p>
          </table:table-cell>
          <table:table-cell office:value-type="float" office:value="2.870453" calcext:value-type="float">
            <text:p>2.870453</text:p>
          </table:table-cell>
          <table:table-cell office:value-type="float" office:value="4.397583" calcext:value-type="float">
            <text:p>4.397583</text:p>
          </table:table-cell>
          <table:table-cell office:value-type="float" office:value="3.993622" calcext:value-type="float">
            <text:p>3.993622</text:p>
          </table:table-cell>
          <table:table-cell office:value-type="float" office:value="5.611298" calcext:value-type="float">
            <text:p>5.611298</text:p>
          </table:table-cell>
          <table:table-cell office:value-type="float" office:value="5.458313" calcext:value-type="float">
            <text:p>5.458313</text:p>
          </table:table-cell>
          <table:table-cell office:value-type="float" office:value="6.870605" calcext:value-type="float">
            <text:p>6.870605</text:p>
          </table:table-cell>
          <table:table-cell office:value-type="float" office:value="6.807709" calcext:value-type="float">
            <text:p>6.807709</text:p>
          </table:table-cell>
          <table:table-cell office:value-type="float" office:value="7.875519" calcext:value-type="float">
            <text:p>7.875519</text:p>
          </table:table-cell>
          <table:table-cell office:value-type="float" office:value="7.811951" calcext:value-type="float">
            <text:p>7.811951</text:p>
          </table:table-cell>
          <table:table-cell office:value-type="float" office:value="8.726868" calcext:value-type="float">
            <text:p>8.726868</text:p>
          </table:table-cell>
          <table:table-cell office:value-type="float" office:value="8.65332" calcext:value-type="float">
            <text:p>8.65332</text:p>
          </table:table-cell>
          <table:table-cell office:value-type="float" office:value="9.40094" calcext:value-type="float">
            <text:p>9.40094</text:p>
          </table:table-cell>
          <table:table-cell office:value-type="float" office:value="9.322418" calcext:value-type="float">
            <text:p>9.322418</text:p>
          </table:table-cell>
          <table:table-cell office:value-type="float" office:value="9.738007" calcext:value-type="float">
            <text:p>9.738007</text:p>
          </table:table-cell>
          <table:table-cell office:value-type="float" office:value="9.660858" calcext:value-type="float">
            <text:p>9.660858</text:p>
          </table:table-cell>
          <table:table-cell office:value-type="float" office:value="-1.191284" calcext:value-type="float">
            <text:p>-1.191284</text:p>
          </table:table-cell>
          <table:table-cell office:value-type="float" office:value="-13.5835" calcext:value-type="float">
            <text:p>-13.58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8.12213" calcext:value-type="float">
            <text:p>8.12213</text:p>
          </table:table-cell>
          <table:table-cell office:value-type="float" office:value="-4.238232" calcext:value-type="float">
            <text:p>-4.238232</text:p>
          </table:table-cell>
          <table:table-cell office:value-type="float" office:value="-19.54543" calcext:value-type="float">
            <text:p>-19.54543</text:p>
          </table:table-cell>
          <table:table-cell office:value-type="float" office:value="0.3956798" calcext:value-type="float">
            <text:p>0.3956798</text:p>
          </table:table-cell>
          <table:table-cell office:value-type="float" office:value="0.1188102" calcext:value-type="float">
            <text:p>0.1188102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.064331" calcext:value-type="float">
            <text:p>1.064331</text:p>
          </table:table-cell>
          <table:table-cell office:value-type="float" office:value="-7.323761" calcext:value-type="float">
            <text:p>-7.323761</text:p>
          </table:table-cell>
          <table:table-cell office:value-type="float" office:value="0.08105469" calcext:value-type="float">
            <text:p>0.08105469</text:p>
          </table:table-cell>
          <table:table-cell office:value-type="float" office:value="-0.9167786" calcext:value-type="float">
            <text:p>-0.9167786</text:p>
          </table:table-cell>
          <table:table-cell office:value-type="float" office:value="0.2450867" calcext:value-type="float">
            <text:p>0.2450867</text:p>
          </table:table-cell>
          <table:table-cell office:value-type="float" office:value="-0.05740356" calcext:value-type="float">
            <text:p>-0.05740356</text:p>
          </table:table-cell>
          <table:table-cell office:value-type="float" office:value="0.7950134" calcext:value-type="float">
            <text:p>0.7950134</text:p>
          </table:table-cell>
          <table:table-cell office:value-type="float" office:value="0.6419983" calcext:value-type="float">
            <text:p>0.6419983</text:p>
          </table:table-cell>
          <table:table-cell office:value-type="float" office:value="1.365326" calcext:value-type="float">
            <text:p>1.365326</text:p>
          </table:table-cell>
          <table:table-cell office:value-type="float" office:value="1.16861" calcext:value-type="float">
            <text:p>1.16861</text:p>
          </table:table-cell>
          <table:table-cell office:value-type="float" office:value="2.118744" calcext:value-type="float">
            <text:p>2.118744</text:p>
          </table:table-cell>
          <table:table-cell office:value-type="float" office:value="1.821075" calcext:value-type="float">
            <text:p>1.821075</text:p>
          </table:table-cell>
          <table:table-cell office:value-type="float" office:value="2.864777" calcext:value-type="float">
            <text:p>2.864777</text:p>
          </table:table-cell>
          <table:table-cell office:value-type="float" office:value="2.511505" calcext:value-type="float">
            <text:p>2.511505</text:p>
          </table:table-cell>
          <table:table-cell office:value-type="float" office:value="3.989319" calcext:value-type="float">
            <text:p>3.989319</text:p>
          </table:table-cell>
          <table:table-cell office:value-type="float" office:value="3.621216" calcext:value-type="float">
            <text:p>3.621216</text:p>
          </table:table-cell>
          <table:table-cell office:value-type="float" office:value="5.456268" calcext:value-type="float">
            <text:p>5.456268</text:p>
          </table:table-cell>
          <table:table-cell office:value-type="float" office:value="5.240997" calcext:value-type="float">
            <text:p>5.240997</text:p>
          </table:table-cell>
          <table:table-cell office:value-type="float" office:value="6.806915" calcext:value-type="float">
            <text:p>6.806915</text:p>
          </table:table-cell>
          <table:table-cell office:value-type="float" office:value="6.715118" calcext:value-type="float">
            <text:p>6.715118</text:p>
          </table:table-cell>
          <table:table-cell office:value-type="float" office:value="7.811249" calcext:value-type="float">
            <text:p>7.811249</text:p>
          </table:table-cell>
          <table:table-cell office:value-type="float" office:value="7.740356" calcext:value-type="float">
            <text:p>7.740356</text:p>
          </table:table-cell>
          <table:table-cell office:value-type="float" office:value="8.652588" calcext:value-type="float">
            <text:p>8.652588</text:p>
          </table:table-cell>
          <table:table-cell office:value-type="float" office:value="8.579254" calcext:value-type="float">
            <text:p>8.579254</text:p>
          </table:table-cell>
          <table:table-cell office:value-type="float" office:value="9.321625" calcext:value-type="float">
            <text:p>9.321625</text:p>
          </table:table-cell>
          <table:table-cell office:value-type="float" office:value="9.244781" calcext:value-type="float">
            <text:p>9.244781</text:p>
          </table:table-cell>
          <table:table-cell office:value-type="float" office:value="9.660034" calcext:value-type="float">
            <text:p>9.660034</text:p>
          </table:table-cell>
          <table:table-cell office:value-type="float" office:value="9.584564" calcext:value-type="float">
            <text:p>9.584564</text:p>
          </table:table-cell>
          <table:table-cell office:value-type="float" office:value="2.402313" calcext:value-type="float">
            <text:p>2.402313</text:p>
          </table:table-cell>
          <table:table-cell office:value-type="float" office:value="-14.47708" calcext:value-type="float">
            <text:p>-14.47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8.737134" calcext:value-type="float">
            <text:p>8.737134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16.49255" calcext:value-type="float">
            <text:p>-16.49255</text:p>
          </table:table-cell>
          <table:table-cell office:value-type="float" office:value="0.6664237" calcext:value-type="float">
            <text:p>0.6664237</text:p>
          </table:table-cell>
          <table:table-cell office:value-type="float" office:value="0.1527689" calcext:value-type="float">
            <text:p>0.1527689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2.248413" calcext:value-type="float">
            <text:p>2.248413</text:p>
          </table:table-cell>
          <table:table-cell office:value-type="float" office:value="-6.71167" calcext:value-type="float">
            <text:p>-6.71167</text:p>
          </table:table-cell>
          <table:table-cell office:value-type="float" office:value="-0.1157532" calcext:value-type="float">
            <text:p>-0.1157532</text:p>
          </table:table-cell>
          <table:table-cell office:value-type="float" office:value="-1.407684" calcext:value-type="float">
            <text:p>-1.407684</text:p>
          </table:table-cell>
          <table:table-cell office:value-type="float" office:value="0.03311157" calcext:value-type="float">
            <text:p>0.03311157</text:p>
          </table:table-cell>
          <table:table-cell office:value-type="float" office:value="-0.156189" calcext:value-type="float">
            <text:p>-0.156189</text:p>
          </table:table-cell>
          <table:table-cell office:value-type="float" office:value="0.636261" calcext:value-type="float">
            <text:p>0.636261</text:p>
          </table:table-cell>
          <table:table-cell office:value-type="float" office:value="0.5126343" calcext:value-type="float">
            <text:p>0.5126343</text:p>
          </table:table-cell>
          <table:table-cell office:value-type="float" office:value="1.163391" calcext:value-type="float">
            <text:p>1.163391</text:p>
          </table:table-cell>
          <table:table-cell office:value-type="float" office:value="1.013184" calcext:value-type="float">
            <text:p>1.013184</text:p>
          </table:table-cell>
          <table:table-cell office:value-type="float" office:value="1.817413" calcext:value-type="float">
            <text:p>1.817413</text:p>
          </table:table-cell>
          <table:table-cell office:value-type="float" office:value="1.606323" calcext:value-type="float">
            <text:p>1.606323</text:p>
          </table:table-cell>
          <table:table-cell office:value-type="float" office:value="2.508789" calcext:value-type="float">
            <text:p>2.508789</text:p>
          </table:table-cell>
          <table:table-cell office:value-type="float" office:value="2.270264" calcext:value-type="float">
            <text:p>2.270264</text:p>
          </table:table-cell>
          <table:table-cell office:value-type="float" office:value="3.618195" calcext:value-type="float">
            <text:p>3.618195</text:p>
          </table:table-cell>
          <table:table-cell office:value-type="float" office:value="3.354309" calcext:value-type="float">
            <text:p>3.354309</text:p>
          </table:table-cell>
          <table:table-cell office:value-type="float" office:value="5.238647" calcext:value-type="float">
            <text:p>5.238647</text:p>
          </table:table-cell>
          <table:table-cell office:value-type="float" office:value="5.022308" calcext:value-type="float">
            <text:p>5.022308</text:p>
          </table:table-cell>
          <table:table-cell office:value-type="float" office:value="6.71402" calcext:value-type="float">
            <text:p>6.71402</text:p>
          </table:table-cell>
          <table:table-cell office:value-type="float" office:value="6.597809" calcext:value-type="float">
            <text:p>6.597809</text:p>
          </table:table-cell>
          <table:table-cell office:value-type="float" office:value="7.739563" calcext:value-type="float">
            <text:p>7.739563</text:p>
          </table:table-cell>
          <table:table-cell office:value-type="float" office:value="7.657196" calcext:value-type="float">
            <text:p>7.657196</text:p>
          </table:table-cell>
          <table:table-cell office:value-type="float" office:value="8.578491" calcext:value-type="float">
            <text:p>8.578491</text:p>
          </table:table-cell>
          <table:table-cell office:value-type="float" office:value="8.503601" calcext:value-type="float">
            <text:p>8.503601</text:p>
          </table:table-cell>
          <table:table-cell office:value-type="float" office:value="9.243958" calcext:value-type="float">
            <text:p>9.243958</text:p>
          </table:table-cell>
          <table:table-cell office:value-type="float" office:value="9.167938" calcext:value-type="float">
            <text:p>9.167938</text:p>
          </table:table-cell>
          <table:table-cell office:value-type="float" office:value="9.583771" calcext:value-type="float">
            <text:p>9.583771</text:p>
          </table:table-cell>
          <table:table-cell office:value-type="float" office:value="9.50946" calcext:value-type="float">
            <text:p>9.50946</text:p>
          </table:table-cell>
          <table:table-cell office:value-type="float" office:value="5.425232" calcext:value-type="float">
            <text:p>5.425232</text:p>
          </table:table-cell>
          <table:table-cell office:value-type="float" office:value="-12.91269" calcext:value-type="float">
            <text:p>-12.912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8.23298" calcext:value-type="float">
            <text:p>8.23298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7.811173" calcext:value-type="float">
            <text:p>-7.811173</text:p>
          </table:table-cell>
          <table:table-cell office:value-type="float" office:value="0.8379694" calcext:value-type="float">
            <text:p>0.8379694</text:p>
          </table:table-cell>
          <table:table-cell office:value-type="float" office:value="0.3025375" calcext:value-type="float">
            <text:p>0.3025375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3.122375" calcext:value-type="float">
            <text:p>3.122375</text:p>
          </table:table-cell>
          <table:table-cell office:value-type="float" office:value="-4.498169" calcext:value-type="float">
            <text:p>-4.498169</text:p>
          </table:table-cell>
          <table:table-cell office:value-type="float" office:value="0.1383972" calcext:value-type="float">
            <text:p>0.1383972</text:p>
          </table:table-cell>
          <table:table-cell office:value-type="float" office:value="-1.218506" calcext:value-type="float">
            <text:p>-1.218506</text:p>
          </table:table-cell>
          <table:table-cell office:value-type="float" office:value="0.06521606" calcext:value-type="float">
            <text:p>0.06521606</text:p>
          </table:table-cell>
          <table:table-cell office:value-type="float" office:value="-0.1378479" calcext:value-type="float">
            <text:p>-0.1378479</text:p>
          </table:table-cell>
          <table:table-cell office:value-type="float" office:value="0.5573425" calcext:value-type="float">
            <text:p>0.5573425</text:p>
          </table:table-cell>
          <table:table-cell office:value-type="float" office:value="0.4586487" calcext:value-type="float">
            <text:p>0.4586487</text:p>
          </table:table-cell>
          <table:table-cell office:value-type="float" office:value="1.011475" calcext:value-type="float">
            <text:p>1.011475</text:p>
          </table:table-cell>
          <table:table-cell office:value-type="float" office:value="0.9329834" calcext:value-type="float">
            <text:p>0.9329834</text:p>
          </table:table-cell>
          <table:table-cell office:value-type="float" office:value="1.604767" calcext:value-type="float">
            <text:p>1.604767</text:p>
          </table:table-cell>
          <table:table-cell office:value-type="float" office:value="1.503967" calcext:value-type="float">
            <text:p>1.503967</text:p>
          </table:table-cell>
          <table:table-cell office:value-type="float" office:value="2.268494" calcext:value-type="float">
            <text:p>2.268494</text:p>
          </table:table-cell>
          <table:table-cell office:value-type="float" office:value="2.126129" calcext:value-type="float">
            <text:p>2.126129</text:p>
          </table:table-cell>
          <table:table-cell office:value-type="float" office:value="3.35199" calcext:value-type="float">
            <text:p>3.35199</text:p>
          </table:table-cell>
          <table:table-cell office:value-type="float" office:value="3.155029" calcext:value-type="float">
            <text:p>3.155029</text:p>
          </table:table-cell>
          <table:table-cell office:value-type="float" office:value="5.020111" calcext:value-type="float">
            <text:p>5.020111</text:p>
          </table:table-cell>
          <table:table-cell office:value-type="float" office:value="4.823486" calcext:value-type="float">
            <text:p>4.823486</text:p>
          </table:table-cell>
          <table:table-cell office:value-type="float" office:value="6.596527" calcext:value-type="float">
            <text:p>6.596527</text:p>
          </table:table-cell>
          <table:table-cell office:value-type="float" office:value="6.466919" calcext:value-type="float">
            <text:p>6.466919</text:p>
          </table:table-cell>
          <table:table-cell office:value-type="float" office:value="7.656281" calcext:value-type="float">
            <text:p>7.656281</text:p>
          </table:table-cell>
          <table:table-cell office:value-type="float" office:value="7.563263" calcext:value-type="float">
            <text:p>7.563263</text:p>
          </table:table-cell>
          <table:table-cell office:value-type="float" office:value="8.502777" calcext:value-type="float">
            <text:p>8.502777</text:p>
          </table:table-cell>
          <table:table-cell office:value-type="float" office:value="8.424408" calcext:value-type="float">
            <text:p>8.424408</text:p>
          </table:table-cell>
          <table:table-cell office:value-type="float" office:value="9.167145" calcext:value-type="float">
            <text:p>9.167145</text:p>
          </table:table-cell>
          <table:table-cell office:value-type="float" office:value="9.091461" calcext:value-type="float">
            <text:p>9.091461</text:p>
          </table:table-cell>
          <table:table-cell office:value-type="float" office:value="9.508698" calcext:value-type="float">
            <text:p>9.508698</text:p>
          </table:table-cell>
          <table:table-cell office:value-type="float" office:value="9.435547" calcext:value-type="float">
            <text:p>9.435547</text:p>
          </table:table-cell>
          <table:table-cell office:value-type="float" office:value="6.925079" calcext:value-type="float">
            <text:p>6.925079</text:p>
          </table:table-cell>
          <table:table-cell office:value-type="float" office:value="-8.05658" calcext:value-type="float">
            <text:p>-8.056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8.136024" calcext:value-type="float">
            <text:p>8.136024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4.524794" calcext:value-type="float">
            <text:p>-4.524794</text:p>
          </table:table-cell>
          <table:table-cell office:value-type="float" office:value="0.8428636" calcext:value-type="float">
            <text:p>0.8428636</text:p>
          </table:table-cell>
          <table:table-cell office:value-type="float" office:value="0.3873553" calcext:value-type="float">
            <text:p>0.3873553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6.953247" calcext:value-type="float">
            <text:p>6.953247</text:p>
          </table:table-cell>
          <table:table-cell office:value-type="float" office:value="-1.933807" calcext:value-type="float">
            <text:p>-1.933807</text:p>
          </table:table-cell>
          <table:table-cell office:value-type="float" office:value="0.9122925" calcext:value-type="float">
            <text:p>0.9122925</text:p>
          </table:table-cell>
          <table:table-cell office:value-type="float" office:value="-0.4331055" calcext:value-type="float">
            <text:p>-0.4331055</text:p>
          </table:table-cell>
          <table:table-cell office:value-type="float" office:value="0.2346497" calcext:value-type="float">
            <text:p>0.2346497</text:p>
          </table:table-cell>
          <table:table-cell office:value-type="float" office:value="-0.01818848" calcext:value-type="float">
            <text:p>-0.01818848</text:p>
          </table:table-cell>
          <table:table-cell office:value-type="float" office:value="0.6682129" calcext:value-type="float">
            <text:p>0.6682129</text:p>
          </table:table-cell>
          <table:table-cell office:value-type="float" office:value="0.5087585" calcext:value-type="float">
            <text:p>0.5087585</text:p>
          </table:table-cell>
          <table:table-cell office:value-type="float" office:value="1.030243" calcext:value-type="float">
            <text:p>1.030243</text:p>
          </table:table-cell>
          <table:table-cell office:value-type="float" office:value="0.9329529" calcext:value-type="float">
            <text:p>0.9329529</text:p>
          </table:table-cell>
          <table:table-cell office:value-type="float" office:value="1.503235" calcext:value-type="float">
            <text:p>1.503235</text:p>
          </table:table-cell>
          <table:table-cell office:value-type="float" office:value="1.469452" calcext:value-type="float">
            <text:p>1.469452</text:p>
          </table:table-cell>
          <table:table-cell office:value-type="float" office:value="2.125244" calcext:value-type="float">
            <text:p>2.125244</text:p>
          </table:table-cell>
          <table:table-cell office:value-type="float" office:value="2.063873" calcext:value-type="float">
            <text:p>2.063873</text:p>
          </table:table-cell>
          <table:table-cell office:value-type="float" office:value="3.153381" calcext:value-type="float">
            <text:p>3.153381</text:p>
          </table:table-cell>
          <table:table-cell office:value-type="float" office:value="3.02179" calcext:value-type="float">
            <text:p>3.02179</text:p>
          </table:table-cell>
          <table:table-cell office:value-type="float" office:value="4.821533" calcext:value-type="float">
            <text:p>4.821533</text:p>
          </table:table-cell>
          <table:table-cell office:value-type="float" office:value="4.652588" calcext:value-type="float">
            <text:p>4.652588</text:p>
          </table:table-cell>
          <table:table-cell office:value-type="float" office:value="6.465546" calcext:value-type="float">
            <text:p>6.465546</text:p>
          </table:table-cell>
          <table:table-cell office:value-type="float" office:value="6.332214" calcext:value-type="float">
            <text:p>6.332214</text:p>
          </table:table-cell>
          <table:table-cell office:value-type="float" office:value="7.562225" calcext:value-type="float">
            <text:p>7.562225</text:p>
          </table:table-cell>
          <table:table-cell office:value-type="float" office:value="7.461334" calcext:value-type="float">
            <text:p>7.461334</text:p>
          </table:table-cell>
          <table:table-cell office:value-type="float" office:value="8.423523" calcext:value-type="float">
            <text:p>8.423523</text:p>
          </table:table-cell>
          <table:table-cell office:value-type="float" office:value="8.341278" calcext:value-type="float">
            <text:p>8.341278</text:p>
          </table:table-cell>
          <table:table-cell office:value-type="float" office:value="9.090668" calcext:value-type="float">
            <text:p>9.090668</text:p>
          </table:table-cell>
          <table:table-cell office:value-type="float" office:value="9.014923" calcext:value-type="float">
            <text:p>9.014923</text:p>
          </table:table-cell>
          <table:table-cell office:value-type="float" office:value="9.434753" calcext:value-type="float">
            <text:p>9.434753</text:p>
          </table:table-cell>
          <table:table-cell office:value-type="float" office:value="9.362396" calcext:value-type="float">
            <text:p>9.362396</text:p>
          </table:table-cell>
          <table:table-cell office:value-type="float" office:value="11.84177" calcext:value-type="float">
            <text:p>11.84177</text:p>
          </table:table-cell>
          <table:table-cell office:value-type="float" office:value="-4.131775" calcext:value-type="float">
            <text:p>-4.1317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8.039413" calcext:value-type="float">
            <text:p>8.039413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3.521458" calcext:value-type="float">
            <text:p>-3.521458</text:p>
          </table:table-cell>
          <table:table-cell office:value-type="float" office:value="0.9063443" calcext:value-type="float">
            <text:p>0.9063443</text:p>
          </table:table-cell>
          <table:table-cell office:value-type="float" office:value="0.4172114" calcext:value-type="float">
            <text:p>0.4172114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9.915985" calcext:value-type="float">
            <text:p>9.915985</text:p>
          </table:table-cell>
          <table:table-cell office:value-type="float" office:value="-1.643494" calcext:value-type="float">
            <text:p>-1.643494</text:p>
          </table:table-cell>
          <table:table-cell office:value-type="float" office:value="1.472015" calcext:value-type="float">
            <text:p>1.472015</text:p>
          </table:table-cell>
          <table:table-cell office:value-type="float" office:value="-0.1985779" calcext:value-type="float">
            <text:p>-0.1985779</text:p>
          </table:table-cell>
          <table:table-cell office:value-type="float" office:value="1.247742" calcext:value-type="float">
            <text:p>1.247742</text:p>
          </table:table-cell>
          <table:table-cell office:value-type="float" office:value="0.170105" calcext:value-type="float">
            <text:p>0.170105</text:p>
          </table:table-cell>
          <table:table-cell office:value-type="float" office:value="1.299896" calcext:value-type="float">
            <text:p>1.299896</text:p>
          </table:table-cell>
          <table:table-cell office:value-type="float" office:value="0.6461487" calcext:value-type="float">
            <text:p>0.6461487</text:p>
          </table:table-cell>
          <table:table-cell office:value-type="float" office:value="1.462891" calcext:value-type="float">
            <text:p>1.462891</text:p>
          </table:table-cell>
          <table:table-cell office:value-type="float" office:value="1.023438" calcext:value-type="float">
            <text:p>1.023438</text:p>
          </table:table-cell>
          <table:table-cell office:value-type="float" office:value="1.75592" calcext:value-type="float">
            <text:p>1.75592</text:p>
          </table:table-cell>
          <table:table-cell office:value-type="float" office:value="1.49942" calcext:value-type="float">
            <text:p>1.49942</text:p>
          </table:table-cell>
          <table:table-cell office:value-type="float" office:value="2.205414" calcext:value-type="float">
            <text:p>2.205414</text:p>
          </table:table-cell>
          <table:table-cell office:value-type="float" office:value="2.061829" calcext:value-type="float">
            <text:p>2.061829</text:p>
          </table:table-cell>
          <table:table-cell office:value-type="float" office:value="3.020782" calcext:value-type="float">
            <text:p>3.020782</text:p>
          </table:table-cell>
          <table:table-cell office:value-type="float" office:value="2.973938" calcext:value-type="float">
            <text:p>2.973938</text:p>
          </table:table-cell>
          <table:table-cell office:value-type="float" office:value="4.65097" calcext:value-type="float">
            <text:p>4.65097</text:p>
          </table:table-cell>
          <table:table-cell office:value-type="float" office:value="4.5177" calcext:value-type="float">
            <text:p>4.5177</text:p>
          </table:table-cell>
          <table:table-cell office:value-type="float" office:value="6.330811" calcext:value-type="float">
            <text:p>6.330811</text:p>
          </table:table-cell>
          <table:table-cell office:value-type="float" office:value="6.200531" calcext:value-type="float">
            <text:p>6.200531</text:p>
          </table:table-cell>
          <table:table-cell office:value-type="float" office:value="7.460236" calcext:value-type="float">
            <text:p>7.460236</text:p>
          </table:table-cell>
          <table:table-cell office:value-type="float" office:value="7.355652" calcext:value-type="float">
            <text:p>7.355652</text:p>
          </table:table-cell>
          <table:table-cell office:value-type="float" office:value="8.340363" calcext:value-type="float">
            <text:p>8.340363</text:p>
          </table:table-cell>
          <table:table-cell office:value-type="float" office:value="8.257385" calcext:value-type="float">
            <text:p>8.257385</text:p>
          </table:table-cell>
          <table:table-cell office:value-type="float" office:value="9.014099" calcext:value-type="float">
            <text:p>9.014099</text:p>
          </table:table-cell>
          <table:table-cell office:value-type="float" office:value="8.941833" calcext:value-type="float">
            <text:p>8.941833</text:p>
          </table:table-cell>
          <table:table-cell office:value-type="float" office:value="9.361603" calcext:value-type="float">
            <text:p>9.361603</text:p>
          </table:table-cell>
          <table:table-cell office:value-type="float" office:value="9.289124" calcext:value-type="float">
            <text:p>9.289124</text:p>
          </table:table-cell>
          <table:table-cell office:value-type="float" office:value="17.57288" calcext:value-type="float">
            <text:p>17.57288</text:p>
          </table:table-cell>
          <table:table-cell office:value-type="float" office:value="-4.030853" calcext:value-type="float">
            <text:p>-4.030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8.11674" calcext:value-type="float">
            <text:p>8.11674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2.666662" calcext:value-type="float">
            <text:p>-2.666662</text:p>
          </table:table-cell>
          <table:table-cell office:value-type="float" office:value="0.7008905" calcext:value-type="float">
            <text:p>0.7008905</text:p>
          </table:table-cell>
          <table:table-cell office:value-type="float" office:value="0.4442626" calcext:value-type="float">
            <text:p>0.4442626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8.155914" calcext:value-type="float">
            <text:p>8.155914</text:p>
          </table:table-cell>
          <table:table-cell office:value-type="float" office:value="-1.4104" calcext:value-type="float">
            <text:p>-1.4104</text:p>
          </table:table-cell>
          <table:table-cell office:value-type="float" office:value="1.252136" calcext:value-type="float">
            <text:p>1.252136</text:p>
          </table:table-cell>
          <table:table-cell office:value-type="float" office:value="-0.1819153" calcext:value-type="float">
            <text:p>-0.1819153</text:p>
          </table:table-cell>
          <table:table-cell office:value-type="float" office:value="1.113129" calcext:value-type="float">
            <text:p>1.113129</text:p>
          </table:table-cell>
          <table:table-cell office:value-type="float" office:value="0.2419434" calcext:value-type="float">
            <text:p>0.2419434</text:p>
          </table:table-cell>
          <table:table-cell office:value-type="float" office:value="1.236237" calcext:value-type="float">
            <text:p>1.236237</text:p>
          </table:table-cell>
          <table:table-cell office:value-type="float" office:value="0.7354431" calcext:value-type="float">
            <text:p>0.7354431</text:p>
          </table:table-cell>
          <table:table-cell office:value-type="float" office:value="1.433533" calcext:value-type="float">
            <text:p>1.433533</text:p>
          </table:table-cell>
          <table:table-cell office:value-type="float" office:value="1.11853" calcext:value-type="float">
            <text:p>1.11853</text:p>
          </table:table-cell>
          <table:table-cell office:value-type="float" office:value="1.745728" calcext:value-type="float">
            <text:p>1.745728</text:p>
          </table:table-cell>
          <table:table-cell office:value-type="float" office:value="1.596802" calcext:value-type="float">
            <text:p>1.596802</text:p>
          </table:table-cell>
          <table:table-cell office:value-type="float" office:value="2.202362" calcext:value-type="float">
            <text:p>2.202362</text:p>
          </table:table-cell>
          <table:table-cell office:value-type="float" office:value="2.118378" calcext:value-type="float">
            <text:p>2.118378</text:p>
          </table:table-cell>
          <table:table-cell office:value-type="float" office:value="2.99118" calcext:value-type="float">
            <text:p>2.99118</text:p>
          </table:table-cell>
          <table:table-cell office:value-type="float" office:value="2.966705" calcext:value-type="float">
            <text:p>2.966705</text:p>
          </table:table-cell>
          <table:table-cell office:value-type="float" office:value="4.516602" calcext:value-type="float">
            <text:p>4.516602</text:p>
          </table:table-cell>
          <table:table-cell office:value-type="float" office:value="4.424011" calcext:value-type="float">
            <text:p>4.424011</text:p>
          </table:table-cell>
          <table:table-cell office:value-type="float" office:value="6.199188" calcext:value-type="float">
            <text:p>6.199188</text:p>
          </table:table-cell>
          <table:table-cell office:value-type="float" office:value="6.079407" calcext:value-type="float">
            <text:p>6.079407</text:p>
          </table:table-cell>
          <table:table-cell office:value-type="float" office:value="7.354553" calcext:value-type="float">
            <text:p>7.354553</text:p>
          </table:table-cell>
          <table:table-cell office:value-type="float" office:value="7.250031" calcext:value-type="float">
            <text:p>7.250031</text:p>
          </table:table-cell>
          <table:table-cell office:value-type="float" office:value="8.256531" calcext:value-type="float">
            <text:p>8.256531</text:p>
          </table:table-cell>
          <table:table-cell office:value-type="float" office:value="8.170288" calcext:value-type="float">
            <text:p>8.170288</text:p>
          </table:table-cell>
          <table:table-cell office:value-type="float" office:value="8.940979" calcext:value-type="float">
            <text:p>8.940979</text:p>
          </table:table-cell>
          <table:table-cell office:value-type="float" office:value="8.860748" calcext:value-type="float">
            <text:p>8.860748</text:p>
          </table:table-cell>
          <table:table-cell office:value-type="float" office:value="9.28833" calcext:value-type="float">
            <text:p>9.28833</text:p>
          </table:table-cell>
          <table:table-cell office:value-type="float" office:value="9.214508" calcext:value-type="float">
            <text:p>9.214508</text:p>
          </table:table-cell>
          <table:table-cell office:value-type="float" office:value="14.2522" calcext:value-type="float">
            <text:p>14.2522</text:p>
          </table:table-cell>
          <table:table-cell office:value-type="float" office:value="-3.656036" calcext:value-type="float">
            <text:p>-3.6560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7.197141" calcext:value-type="float">
            <text:p>7.197141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5.044531" calcext:value-type="float">
            <text:p>-5.044531</text:p>
          </table:table-cell>
          <table:table-cell office:value-type="float" office:value="0.6997926" calcext:value-type="float">
            <text:p>0.6997926</text:p>
          </table:table-cell>
          <table:table-cell office:value-type="float" office:value="0.3726581" calcext:value-type="float">
            <text:p>0.3726581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3.778168" calcext:value-type="float">
            <text:p>3.778168</text:p>
          </table:table-cell>
          <table:table-cell office:value-type="float" office:value="-1.883453" calcext:value-type="float">
            <text:p>-1.883453</text:p>
          </table:table-cell>
          <table:table-cell office:value-type="float" office:value="0.6890259" calcext:value-type="float">
            <text:p>0.6890259</text:p>
          </table:table-cell>
          <table:table-cell office:value-type="float" office:value="-0.2696228" calcext:value-type="float">
            <text:p>-0.2696228</text:p>
          </table:table-cell>
          <table:table-cell office:value-type="float" office:value="0.7852173" calcext:value-type="float">
            <text:p>0.7852173</text:p>
          </table:table-cell>
          <table:table-cell office:value-type="float" office:value="0.185791" calcext:value-type="float">
            <text:p>0.185791</text:p>
          </table:table-cell>
          <table:table-cell office:value-type="float" office:value="1.05069" calcext:value-type="float">
            <text:p>1.05069</text:p>
          </table:table-cell>
          <table:table-cell office:value-type="float" office:value="0.6889648" calcext:value-type="float">
            <text:p>0.6889648</text:p>
          </table:table-cell>
          <table:table-cell office:value-type="float" office:value="1.304749" calcext:value-type="float">
            <text:p>1.304749</text:p>
          </table:table-cell>
          <table:table-cell office:value-type="float" office:value="1.076935" calcext:value-type="float">
            <text:p>1.076935</text:p>
          </table:table-cell>
          <table:table-cell office:value-type="float" office:value="1.68811" calcext:value-type="float">
            <text:p>1.68811</text:p>
          </table:table-cell>
          <table:table-cell office:value-type="float" office:value="1.559875" calcext:value-type="float">
            <text:p>1.559875</text:p>
          </table:table-cell>
          <table:table-cell office:value-type="float" office:value="2.180328" calcext:value-type="float">
            <text:p>2.180328</text:p>
          </table:table-cell>
          <table:table-cell office:value-type="float" office:value="2.082489" calcext:value-type="float">
            <text:p>2.082489</text:p>
          </table:table-cell>
          <table:table-cell office:value-type="float" office:value="2.968781" calcext:value-type="float">
            <text:p>2.968781</text:p>
          </table:table-cell>
          <table:table-cell office:value-type="float" office:value="2.913635" calcext:value-type="float">
            <text:p>2.913635</text:p>
          </table:table-cell>
          <table:table-cell office:value-type="float" office:value="4.423157" calcext:value-type="float">
            <text:p>4.423157</text:p>
          </table:table-cell>
          <table:table-cell office:value-type="float" office:value="4.342163" calcext:value-type="float">
            <text:p>4.342163</text:p>
          </table:table-cell>
          <table:table-cell office:value-type="float" office:value="6.078278" calcext:value-type="float">
            <text:p>6.078278</text:p>
          </table:table-cell>
          <table:table-cell office:value-type="float" office:value="5.970001" calcext:value-type="float">
            <text:p>5.970001</text:p>
          </table:table-cell>
          <table:table-cell office:value-type="float" office:value="7.248962" calcext:value-type="float">
            <text:p>7.248962</text:p>
          </table:table-cell>
          <table:table-cell office:value-type="float" office:value="7.146606" calcext:value-type="float">
            <text:p>7.146606</text:p>
          </table:table-cell>
          <table:table-cell office:value-type="float" office:value="8.169373" calcext:value-type="float">
            <text:p>8.169373</text:p>
          </table:table-cell>
          <table:table-cell office:value-type="float" office:value="8.079529" calcext:value-type="float">
            <text:p>8.079529</text:p>
          </table:table-cell>
          <table:table-cell office:value-type="float" office:value="8.859924" calcext:value-type="float">
            <text:p>8.859924</text:p>
          </table:table-cell>
          <table:table-cell office:value-type="float" office:value="8.780029" calcext:value-type="float">
            <text:p>8.780029</text:p>
          </table:table-cell>
          <table:table-cell office:value-type="float" office:value="9.213745" calcext:value-type="float">
            <text:p>9.213745</text:p>
          </table:table-cell>
          <table:table-cell office:value-type="float" office:value="9.140594" calcext:value-type="float">
            <text:p>9.140594</text:p>
          </table:table-cell>
          <table:table-cell office:value-type="float" office:value="8.657043" calcext:value-type="float">
            <text:p>8.657043</text:p>
          </table:table-cell>
          <table:table-cell office:value-type="float" office:value="-5.115845" calcext:value-type="float">
            <text:p>-5.115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8.334399" calcext:value-type="float">
            <text:p>8.334399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7.523682" calcext:value-type="float">
            <text:p>-7.523682</text:p>
          </table:table-cell>
          <table:table-cell office:value-type="float" office:value="0.7482395" calcext:value-type="float">
            <text:p>0.7482395</text:p>
          </table:table-cell>
          <table:table-cell office:value-type="float" office:value="0.3092251" calcext:value-type="float">
            <text:p>0.3092251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.3175" calcext:value-type="float">
            <text:p>0.3175</text:p>
          </table:table-cell>
          <table:table-cell office:value-type="float" office:value="5.560883" calcext:value-type="float">
            <text:p>5.560883</text:p>
          </table:table-cell>
          <table:table-cell office:value-type="float" office:value="-2.494659" calcext:value-type="float">
            <text:p>-2.494659</text:p>
          </table:table-cell>
          <table:table-cell office:value-type="float" office:value="0.9081421" calcext:value-type="float">
            <text:p>0.9081421</text:p>
          </table:table-cell>
          <table:table-cell office:value-type="float" office:value="-0.3646545" calcext:value-type="float">
            <text:p>-0.3646545</text:p>
          </table:table-cell>
          <table:table-cell office:value-type="float" office:value="0.9450073" calcext:value-type="float">
            <text:p>0.9450073</text:p>
          </table:table-cell>
          <table:table-cell office:value-type="float" office:value="0.09890747" calcext:value-type="float">
            <text:p>0.09890747</text:p>
          </table:table-cell>
          <table:table-cell office:value-type="float" office:value="1.117126" calcext:value-type="float">
            <text:p>1.117126</text:p>
          </table:table-cell>
          <table:table-cell office:value-type="float" office:value="0.6105957" calcext:value-type="float">
            <text:p>0.6105957</text:p>
          </table:table-cell>
          <table:table-cell office:value-type="float" office:value="1.329041" calcext:value-type="float">
            <text:p>1.329041</text:p>
          </table:table-cell>
          <table:table-cell office:value-type="float" office:value="1.005676" calcext:value-type="float">
            <text:p>1.005676</text:p>
          </table:table-cell>
          <table:table-cell office:value-type="float" office:value="1.649536" calcext:value-type="float">
            <text:p>1.649536</text:p>
          </table:table-cell>
          <table:table-cell office:value-type="float" office:value="1.495148" calcext:value-type="float">
            <text:p>1.495148</text:p>
          </table:table-cell>
          <table:table-cell office:value-type="float" office:value="2.11557" calcext:value-type="float">
            <text:p>2.11557</text:p>
          </table:table-cell>
          <table:table-cell office:value-type="float" office:value="2.021606" calcext:value-type="float">
            <text:p>2.021606</text:p>
          </table:table-cell>
          <table:table-cell office:value-type="float" office:value="2.913269" calcext:value-type="float">
            <text:p>2.913269</text:p>
          </table:table-cell>
          <table:table-cell office:value-type="float" office:value="2.855103" calcext:value-type="float">
            <text:p>2.855103</text:p>
          </table:table-cell>
          <table:table-cell office:value-type="float" office:value="4.341309" calcext:value-type="float">
            <text:p>4.341309</text:p>
          </table:table-cell>
          <table:table-cell office:value-type="float" office:value="4.260651" calcext:value-type="float">
            <text:p>4.260651</text:p>
          </table:table-cell>
          <table:table-cell office:value-type="float" office:value="5.968933" calcext:value-type="float">
            <text:p>5.968933</text:p>
          </table:table-cell>
          <table:table-cell office:value-type="float" office:value="5.868286" calcext:value-type="float">
            <text:p>5.868286</text:p>
          </table:table-cell>
          <table:table-cell office:value-type="float" office:value="7.145538" calcext:value-type="float">
            <text:p>7.145538</text:p>
          </table:table-cell>
          <table:table-cell office:value-type="float" office:value="7.046478" calcext:value-type="float">
            <text:p>7.046478</text:p>
          </table:table-cell>
          <table:table-cell office:value-type="float" office:value="8.078522" calcext:value-type="float">
            <text:p>8.078522</text:p>
          </table:table-cell>
          <table:table-cell office:value-type="float" office:value="7.98761" calcext:value-type="float">
            <text:p>7.98761</text:p>
          </table:table-cell>
          <table:table-cell office:value-type="float" office:value="8.779175" calcext:value-type="float">
            <text:p>8.779175</text:p>
          </table:table-cell>
          <table:table-cell office:value-type="float" office:value="8.69928" calcext:value-type="float">
            <text:p>8.69928</text:p>
          </table:table-cell>
          <table:table-cell office:value-type="float" office:value="9.139832" calcext:value-type="float">
            <text:p>9.139832</text:p>
          </table:table-cell>
          <table:table-cell office:value-type="float" office:value="9.06723" calcext:value-type="float">
            <text:p>9.06723</text:p>
          </table:table-cell>
          <table:table-cell office:value-type="float" office:value="10.60773" calcext:value-type="float">
            <text:p>10.60773</text:p>
          </table:table-cell>
          <table:table-cell office:value-type="float" office:value="-6.777893" calcext:value-type="float">
            <text:p>-6.7778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8.649401" calcext:value-type="float">
            <text:p>8.649401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6.020068" calcext:value-type="float">
            <text:p>-6.020068</text:p>
          </table:table-cell>
          <table:table-cell office:value-type="float" office:value="0.8200656" calcext:value-type="float">
            <text:p>0.8200656</text:p>
          </table:table-cell>
          <table:table-cell office:value-type="float" office:value="0.3464194" calcext:value-type="float">
            <text:p>0.3464194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.9525" calcext:value-type="float">
            <text:p>0.9525</text:p>
          </table:table-cell>
          <table:table-cell office:value-type="float" office:value="5.041443" calcext:value-type="float">
            <text:p>5.041443</text:p>
          </table:table-cell>
          <table:table-cell office:value-type="float" office:value="-1.808441" calcext:value-type="float">
            <text:p>-1.808441</text:p>
          </table:table-cell>
          <table:table-cell office:value-type="float" office:value="1.370575" calcext:value-type="float">
            <text:p>1.370575</text:p>
          </table:table-cell>
          <table:table-cell office:value-type="float" office:value="-0.2393799" calcext:value-type="float">
            <text:p>-0.2393799</text:p>
          </table:table-cell>
          <table:table-cell office:value-type="float" office:value="1.182312" calcext:value-type="float">
            <text:p>1.182312</text:p>
          </table:table-cell>
          <table:table-cell office:value-type="float" office:value="0.2046814" calcext:value-type="float">
            <text:p>0.2046814</text:p>
          </table:table-cell>
          <table:table-cell office:value-type="float" office:value="1.283264" calcext:value-type="float">
            <text:p>1.283264</text:p>
          </table:table-cell>
          <table:table-cell office:value-type="float" office:value="0.680542" calcext:value-type="float">
            <text:p>0.680542</text:p>
          </table:table-cell>
          <table:table-cell office:value-type="float" office:value="1.451691" calcext:value-type="float">
            <text:p>1.451691</text:p>
          </table:table-cell>
          <table:table-cell office:value-type="float" office:value="1.047272" calcext:value-type="float">
            <text:p>1.047272</text:p>
          </table:table-cell>
          <table:table-cell office:value-type="float" office:value="1.723267" calcext:value-type="float">
            <text:p>1.723267</text:p>
          </table:table-cell>
          <table:table-cell office:value-type="float" office:value="1.505188" calcext:value-type="float">
            <text:p>1.505188</text:p>
          </table:table-cell>
          <table:table-cell office:value-type="float" office:value="2.121338" calcext:value-type="float">
            <text:p>2.121338</text:p>
          </table:table-cell>
          <table:table-cell office:value-type="float" office:value="2.004486" calcext:value-type="float">
            <text:p>2.004486</text:p>
          </table:table-cell>
          <table:table-cell office:value-type="float" office:value="2.854919" calcext:value-type="float">
            <text:p>2.854919</text:p>
          </table:table-cell>
          <table:table-cell office:value-type="float" office:value="2.809967" calcext:value-type="float">
            <text:p>2.809967</text:p>
          </table:table-cell>
          <table:table-cell office:value-type="float" office:value="4.259857" calcext:value-type="float">
            <text:p>4.259857</text:p>
          </table:table-cell>
          <table:table-cell office:value-type="float" office:value="4.18512" calcext:value-type="float">
            <text:p>4.18512</text:p>
          </table:table-cell>
          <table:table-cell office:value-type="float" office:value="5.867249" calcext:value-type="float">
            <text:p>5.867249</text:p>
          </table:table-cell>
          <table:table-cell office:value-type="float" office:value="5.772278" calcext:value-type="float">
            <text:p>5.772278</text:p>
          </table:table-cell>
          <table:table-cell office:value-type="float" office:value="7.045441" calcext:value-type="float">
            <text:p>7.045441</text:p>
          </table:table-cell>
          <table:table-cell office:value-type="float" office:value="6.949005" calcext:value-type="float">
            <text:p>6.949005</text:p>
          </table:table-cell>
          <table:table-cell office:value-type="float" office:value="7.986725" calcext:value-type="float">
            <text:p>7.986725</text:p>
          </table:table-cell>
          <table:table-cell office:value-type="float" office:value="7.896423" calcext:value-type="float">
            <text:p>7.896423</text:p>
          </table:table-cell>
          <table:table-cell office:value-type="float" office:value="8.698425" calcext:value-type="float">
            <text:p>8.698425</text:p>
          </table:table-cell>
          <table:table-cell office:value-type="float" office:value="8.618134" calcext:value-type="float">
            <text:p>8.618134</text:p>
          </table:table-cell>
          <table:table-cell office:value-type="float" office:value="9.066467" calcext:value-type="float">
            <text:p>9.066467</text:p>
          </table:table-cell>
          <table:table-cell office:value-type="float" office:value="8.993927" calcext:value-type="float">
            <text:p>8.993927</text:p>
          </table:table-cell>
          <table:table-cell office:value-type="float" office:value="8.777496" calcext:value-type="float">
            <text:p>8.777496</text:p>
          </table:table-cell>
          <table:table-cell office:value-type="float" office:value="-4.418701" calcext:value-type="float">
            <text:p>-4.4187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7.525189" calcext:value-type="float">
            <text:p>7.525189</text:p>
          </table:table-cell>
          <table:table-cell office:value-type="float" office:value="6.872879" calcext:value-type="float">
            <text:p>6.872879</text:p>
          </table:table-cell>
          <table:table-cell office:value-type="float" office:value="-2.282282" calcext:value-type="float">
            <text:p>-2.282282</text:p>
          </table:table-cell>
          <table:table-cell office:value-type="float" office:value="0.7921899" calcext:value-type="float">
            <text:p>0.7921899</text:p>
          </table:table-cell>
          <table:table-cell office:value-type="float" office:value="0.4351069" calcext:value-type="float">
            <text:p>0.4351069</text:p>
          </table:table-cell>
          <table:table-cell office:value-type="float" office:value="304.6488" calcext:value-type="float">
            <text:p>304.6488</text:p>
          </table:table-cell>
          <table:table-cell office:value-type="float" office:value="0" calcext:value-type="float">
            <text:p>0</text:p>
          </table:table-cell>
          <table:table-cell office:value-type="float" office:value="11.05359" calcext:value-type="float">
            <text:p>11.05359</text:p>
          </table:table-cell>
          <table:table-cell office:value-type="float" office:value="-1.223969" calcext:value-type="float">
            <text:p>-1.223969</text:p>
          </table:table-cell>
          <table:table-cell office:value-type="float" office:value="6.992615" calcext:value-type="float">
            <text:p>6.992615</text:p>
          </table:table-cell>
          <table:table-cell office:value-type="float" office:value="-0.1378784" calcext:value-type="float">
            <text:p>-0.1378784</text:p>
          </table:table-cell>
          <table:table-cell office:value-type="float" office:value="4.777893" calcext:value-type="float">
            <text:p>4.777893</text:p>
          </table:table-cell>
          <table:table-cell office:value-type="float" office:value="0.3182068" calcext:value-type="float">
            <text:p>0.3182068</text:p>
          </table:table-cell>
          <table:table-cell office:value-type="float" office:value="3.566223" calcext:value-type="float">
            <text:p>3.566223</text:p>
          </table:table-cell>
          <table:table-cell office:value-type="float" office:value="0.7820129" calcext:value-type="float">
            <text:p>0.7820129</text:p>
          </table:table-cell>
          <table:table-cell office:value-type="float" office:value="3.042633" calcext:value-type="float">
            <text:p>3.042633</text:p>
          </table:table-cell>
          <table:table-cell office:value-type="float" office:value="1.137054" calcext:value-type="float">
            <text:p>1.137054</text:p>
          </table:table-cell>
          <table:table-cell office:value-type="float" office:value="2.731995" calcext:value-type="float">
            <text:p>2.731995</text:p>
          </table:table-cell>
          <table:table-cell office:value-type="float" office:value="1.573975" calcext:value-type="float">
            <text:p>1.573975</text:p>
          </table:table-cell>
          <table:table-cell office:value-type="float" office:value="2.747437" calcext:value-type="float">
            <text:p>2.747437</text:p>
          </table:table-cell>
          <table:table-cell office:value-type="float" office:value="2.045319" calcext:value-type="float">
            <text:p>2.045319</text:p>
          </table:table-cell>
          <table:table-cell office:value-type="float" office:value="2.930603" calcext:value-type="float">
            <text:p>2.930603</text:p>
          </table:table-cell>
          <table:table-cell office:value-type="float" office:value="2.806946" calcext:value-type="float">
            <text:p>2.806946</text:p>
          </table:table-cell>
          <table:table-cell office:value-type="float" office:value="4.184418" calcext:value-type="float">
            <text:p>4.184418</text:p>
          </table:table-cell>
          <table:table-cell office:value-type="float" office:value="4.13205" calcext:value-type="float">
            <text:p>4.13205</text:p>
          </table:table-cell>
          <table:table-cell office:value-type="float" office:value="5.771301" calcext:value-type="float">
            <text:p>5.771301</text:p>
          </table:table-cell>
          <table:table-cell office:value-type="float" office:value="5.682648" calcext:value-type="float">
            <text:p>5.682648</text:p>
          </table:table-cell>
          <table:table-cell office:value-type="float" office:value="6.948029" calcext:value-type="float">
            <text:p>6.948029</text:p>
          </table:table-cell>
          <table:table-cell office:value-type="float" office:value="6.855225" calcext:value-type="float">
            <text:p>6.855225</text:p>
          </table:table-cell>
          <table:table-cell office:value-type="float" office:value="7.895508" calcext:value-type="float">
            <text:p>7.895508</text:p>
          </table:table-cell>
          <table:table-cell office:value-type="float" office:value="7.806244" calcext:value-type="float">
            <text:p>7.806244</text:p>
          </table:table-cell>
          <table:table-cell office:value-type="float" office:value="8.617218" calcext:value-type="float">
            <text:p>8.617218</text:p>
          </table:table-cell>
          <table:table-cell office:value-type="float" office:value="8.536682" calcext:value-type="float">
            <text:p>8.536682</text:p>
          </table:table-cell>
          <table:table-cell office:value-type="float" office:value="8.993134" calcext:value-type="float">
            <text:p>8.993134</text:p>
          </table:table-cell>
          <table:table-cell office:value-type="float" office:value="8.920471" calcext:value-type="float">
            <text:p>8.920471</text:p>
          </table:table-cell>
          <table:table-cell office:value-type="float" office:value="15.55899" calcext:value-type="float">
            <text:p>15.55899</text:p>
          </table:table-cell>
          <table:table-cell office:value-type="float" office:value="-3.551147" calcext:value-type="float">
            <text:p>-3.5511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8.739968" calcext:value-type="float">
            <text:p>8.739968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5.564268" calcext:value-type="float">
            <text:p>-5.564268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3584645" calcext:value-type="float">
            <text:p>0.3584645</text:p>
          </table:table-cell>
          <table:table-cell office:value-type="float" office:value="310.8099" calcext:value-type="float">
            <text:p>310.8099</text:p>
          </table:table-cell>
          <table:table-cell office:value-type="float" office:value="2.54" calcext:value-type="float">
            <text:p>2.54</text:p>
          </table:table-cell>
          <table:table-cell office:value-type="float" office:value="7.483459" calcext:value-type="float">
            <text:p>7.483459</text:p>
          </table:table-cell>
          <table:table-cell office:value-type="float" office:value="-2.004578" calcext:value-type="float">
            <text:p>-2.004578</text:p>
          </table:table-cell>
          <table:table-cell office:value-type="float" office:value="4.407928" calcext:value-type="float">
            <text:p>4.407928</text:p>
          </table:table-cell>
          <table:table-cell office:value-type="float" office:value="-0.2397766" calcext:value-type="float">
            <text:p>-0.2397766</text:p>
          </table:table-cell>
          <table:table-cell office:value-type="float" office:value="3.149384" calcext:value-type="float">
            <text:p>3.149384</text:p>
          </table:table-cell>
          <table:table-cell office:value-type="float" office:value="0.4667358" calcext:value-type="float">
            <text:p>0.4667358</text:p>
          </table:table-cell>
          <table:table-cell office:value-type="float" office:value="2.57431" calcext:value-type="float">
            <text:p>2.57431</text:p>
          </table:table-cell>
          <table:table-cell office:value-type="float" office:value="1.139771" calcext:value-type="float">
            <text:p>1.139771</text:p>
          </table:table-cell>
          <table:table-cell office:value-type="float" office:value="2.563568" calcext:value-type="float">
            <text:p>2.563568</text:p>
          </table:table-cell>
          <table:table-cell office:value-type="float" office:value="1.577148" calcext:value-type="float">
            <text:p>1.577148</text:p>
          </table:table-cell>
          <table:table-cell office:value-type="float" office:value="2.713013" calcext:value-type="float">
            <text:p>2.713013</text:p>
          </table:table-cell>
          <table:table-cell office:value-type="float" office:value="2.034088" calcext:value-type="float">
            <text:p>2.034088</text:p>
          </table:table-cell>
          <table:table-cell office:value-type="float" office:value="2.769012" calcext:value-type="float">
            <text:p>2.769012</text:p>
          </table:table-cell>
          <table:table-cell office:value-type="float" office:value="2.441681" calcext:value-type="float">
            <text:p>2.441681</text:p>
          </table:table-cell>
          <table:table-cell office:value-type="float" office:value="3.09201" calcext:value-type="float">
            <text:p>3.09201</text:p>
          </table:table-cell>
          <table:table-cell office:value-type="float" office:value="2.936157" calcext:value-type="float">
            <text:p>2.936157</text:p>
          </table:table-cell>
          <table:table-cell office:value-type="float" office:value="4.159729" calcext:value-type="float">
            <text:p>4.159729</text:p>
          </table:table-cell>
          <table:table-cell office:value-type="float" office:value="4.132019" calcext:value-type="float">
            <text:p>4.132019</text:p>
          </table:table-cell>
          <table:table-cell office:value-type="float" office:value="5.681824" calcext:value-type="float">
            <text:p>5.681824</text:p>
          </table:table-cell>
          <table:table-cell office:value-type="float" office:value="5.61084" calcext:value-type="float">
            <text:p>5.61084</text:p>
          </table:table-cell>
          <table:table-cell office:value-type="float" office:value="6.854279" calcext:value-type="float">
            <text:p>6.854279</text:p>
          </table:table-cell>
          <table:table-cell office:value-type="float" office:value="6.766541" calcext:value-type="float">
            <text:p>6.766541</text:p>
          </table:table-cell>
          <table:table-cell office:value-type="float" office:value="7.805328" calcext:value-type="float">
            <text:p>7.805328</text:p>
          </table:table-cell>
          <table:table-cell office:value-type="float" office:value="7.717499" calcext:value-type="float">
            <text:p>7.717499</text:p>
          </table:table-cell>
          <table:table-cell office:value-type="float" office:value="8.535858" calcext:value-type="float">
            <text:p>8.535858</text:p>
          </table:table-cell>
          <table:table-cell office:value-type="float" office:value="8.455444" calcext:value-type="float">
            <text:p>8.455444</text:p>
          </table:table-cell>
          <table:table-cell office:value-type="float" office:value="8.919678" calcext:value-type="float">
            <text:p>8.919678</text:p>
          </table:table-cell>
          <table:table-cell office:value-type="float" office:value="8.846039" calcext:value-type="float">
            <text:p>8.846039</text:p>
          </table:table-cell>
          <table:table-cell office:value-type="float" office:value="8.349762" calcext:value-type="float">
            <text:p>8.349762</text:p>
          </table:table-cell>
          <table:table-cell office:value-type="float" office:value="-5.350586" calcext:value-type="float">
            <text:p>-5.3505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5.523043" calcext:value-type="float">
            <text:p>5.523043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4.063434" calcext:value-type="float">
            <text:p>-4.063434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4008357" calcext:value-type="float">
            <text:p>0.4008357</text:p>
          </table:table-cell>
          <table:table-cell office:value-type="float" office:value="313.2281" calcext:value-type="float">
            <text:p>313.2281</text:p>
          </table:table-cell>
          <table:table-cell office:value-type="float" office:value="7.62" calcext:value-type="float">
            <text:p>7.62</text:p>
          </table:table-cell>
          <table:table-cell office:value-type="float" office:value="0.1470947" calcext:value-type="float">
            <text:p>0.1470947</text:p>
          </table:table-cell>
          <table:table-cell office:value-type="float" office:value="-1.224274" calcext:value-type="float">
            <text:p>-1.224274</text:p>
          </table:table-cell>
          <table:table-cell office:value-type="float" office:value="0.439209" calcext:value-type="float">
            <text:p>0.439209</text:p>
          </table:table-cell>
          <table:table-cell office:value-type="float" office:value="-0.1135559" calcext:value-type="float">
            <text:p>-0.1135559</text:p>
          </table:table-cell>
          <table:table-cell office:value-type="float" office:value="0.7611084" calcext:value-type="float">
            <text:p>0.7611084</text:p>
          </table:table-cell>
          <table:table-cell office:value-type="float" office:value="0.5195923" calcext:value-type="float">
            <text:p>0.5195923</text:p>
          </table:table-cell>
          <table:table-cell office:value-type="float" office:value="1.315948" calcext:value-type="float">
            <text:p>1.315948</text:p>
          </table:table-cell>
          <table:table-cell office:value-type="float" office:value="1.02417" calcext:value-type="float">
            <text:p>1.02417</text:p>
          </table:table-cell>
          <table:table-cell office:value-type="float" office:value="1.768799" calcext:value-type="float">
            <text:p>1.768799</text:p>
          </table:table-cell>
          <table:table-cell office:value-type="float" office:value="1.402039" calcext:value-type="float">
            <text:p>1.402039</text:p>
          </table:table-cell>
          <table:table-cell office:value-type="float" office:value="2.262634" calcext:value-type="float">
            <text:p>2.262634</text:p>
          </table:table-cell>
          <table:table-cell office:value-type="float" office:value="1.824097" calcext:value-type="float">
            <text:p>1.824097</text:p>
          </table:table-cell>
          <table:table-cell office:value-type="float" office:value="2.611267" calcext:value-type="float">
            <text:p>2.611267</text:p>
          </table:table-cell>
          <table:table-cell office:value-type="float" office:value="2.270966" calcext:value-type="float">
            <text:p>2.270966</text:p>
          </table:table-cell>
          <table:table-cell office:value-type="float" office:value="3.100433" calcext:value-type="float">
            <text:p>3.100433</text:p>
          </table:table-cell>
          <table:table-cell office:value-type="float" office:value="2.997131" calcext:value-type="float">
            <text:p>2.997131</text:p>
          </table:table-cell>
          <table:table-cell office:value-type="float" office:value="4.167511" calcext:value-type="float">
            <text:p>4.167511</text:p>
          </table:table-cell>
          <table:table-cell office:value-type="float" office:value="4.156219" calcext:value-type="float">
            <text:p>4.156219</text:p>
          </table:table-cell>
          <table:table-cell office:value-type="float" office:value="5.610199" calcext:value-type="float">
            <text:p>5.610199</text:p>
          </table:table-cell>
          <table:table-cell office:value-type="float" office:value="5.555328" calcext:value-type="float">
            <text:p>5.555328</text:p>
          </table:table-cell>
          <table:table-cell office:value-type="float" office:value="6.765686" calcext:value-type="float">
            <text:p>6.765686</text:p>
          </table:table-cell>
          <table:table-cell office:value-type="float" office:value="6.686554" calcext:value-type="float">
            <text:p>6.686554</text:p>
          </table:table-cell>
          <table:table-cell office:value-type="float" office:value="7.716583" calcext:value-type="float">
            <text:p>7.716583</text:p>
          </table:table-cell>
          <table:table-cell office:value-type="float" office:value="7.630768" calcext:value-type="float">
            <text:p>7.630768</text:p>
          </table:table-cell>
          <table:table-cell office:value-type="float" office:value="8.45459" calcext:value-type="float">
            <text:p>8.45459</text:p>
          </table:table-cell>
          <table:table-cell office:value-type="float" office:value="8.374237" calcext:value-type="float">
            <text:p>8.374237</text:p>
          </table:table-cell>
          <table:table-cell office:value-type="float" office:value="8.845276" calcext:value-type="float">
            <text:p>8.845276</text:p>
          </table:table-cell>
          <table:table-cell office:value-type="float" office:value="8.771637" calcext:value-type="float">
            <text:p>8.771637</text:p>
          </table:table-cell>
          <table:table-cell office:value-type="float" office:value="0.006225586" calcext:value-type="float">
            <text:p>0.006225586</text:p>
          </table:table-cell>
          <table:table-cell office:value-type="float" office:value="-3.089447" calcext:value-type="float">
            <text:p>-3.0894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3.768916" calcext:value-type="float">
            <text:p>3.768916</text:p>
          </table:table-cell>
          <table:table-cell office:value-type="float" office:value="-1.460454" calcext:value-type="float">
            <text:p>-1.460454</text:p>
          </table:table-cell>
          <table:table-cell office:value-type="float" office:value="-4.018258" calcext:value-type="float">
            <text:p>-4.018258</text:p>
          </table:table-cell>
          <table:table-cell office:value-type="float" office:value="0.485119" calcext:value-type="float">
            <text:p>0.485119</text:p>
          </table:table-cell>
          <table:table-cell office:value-type="float" office:value="0.4021791" calcext:value-type="float">
            <text:p>0.4021791</text:p>
          </table:table-cell>
          <table:table-cell office:value-type="float" office:value="313.1647" calcext:value-type="float">
            <text:p>313.1647</text:p>
          </table:table-cell>
          <table:table-cell office:value-type="float" office:value="0" calcext:value-type="float">
            <text:p>0</text:p>
          </table:table-cell>
          <table:table-cell office:value-type="float" office:value="0.09283447" calcext:value-type="float">
            <text:p>0.09283447</text:p>
          </table:table-cell>
          <table:table-cell office:value-type="float" office:value="-0.04928589" calcext:value-type="float">
            <text:p>-0.04928589</text:p>
          </table:table-cell>
          <table:table-cell office:value-type="float" office:value="0.4167786" calcext:value-type="float">
            <text:p>0.4167786</text:p>
          </table:table-cell>
          <table:table-cell office:value-type="float" office:value="0.3363953" calcext:value-type="float">
            <text:p>0.3363953</text:p>
          </table:table-cell>
          <table:table-cell office:value-type="float" office:value="0.743927" calcext:value-type="float">
            <text:p>0.743927</text:p>
          </table:table-cell>
          <table:table-cell office:value-type="float" office:value="0.6982727" calcext:value-type="float">
            <text:p>0.6982727</text:p>
          </table:table-cell>
          <table:table-cell office:value-type="float" office:value="1.128143" calcext:value-type="float">
            <text:p>1.128143</text:p>
          </table:table-cell>
          <table:table-cell office:value-type="float" office:value="1.084198" calcext:value-type="float">
            <text:p>1.084198</text:p>
          </table:table-cell>
          <table:table-cell office:value-type="float" office:value="1.433716" calcext:value-type="float">
            <text:p>1.433716</text:p>
          </table:table-cell>
          <table:table-cell office:value-type="float" office:value="1.386292" calcext:value-type="float">
            <text:p>1.386292</text:p>
          </table:table-cell>
          <table:table-cell office:value-type="float" office:value="1.823608" calcext:value-type="float">
            <text:p>1.823608</text:p>
          </table:table-cell>
          <table:table-cell office:value-type="float" office:value="1.768066" calcext:value-type="float">
            <text:p>1.768066</text:p>
          </table:table-cell>
          <table:table-cell office:value-type="float" office:value="2.270203" calcext:value-type="float">
            <text:p>2.270203</text:p>
          </table:table-cell>
          <table:table-cell office:value-type="float" office:value="2.200928" calcext:value-type="float">
            <text:p>2.200928</text:p>
          </table:table-cell>
          <table:table-cell office:value-type="float" office:value="2.99585" calcext:value-type="float">
            <text:p>2.99585</text:p>
          </table:table-cell>
          <table:table-cell office:value-type="float" office:value="2.904785" calcext:value-type="float">
            <text:p>2.904785</text:p>
          </table:table-cell>
          <table:table-cell office:value-type="float" office:value="4.155823" calcext:value-type="float">
            <text:p>4.155823</text:p>
          </table:table-cell>
          <table:table-cell office:value-type="float" office:value="4.104126" calcext:value-type="float">
            <text:p>4.104126</text:p>
          </table:table-cell>
          <table:table-cell office:value-type="float" office:value="5.554749" calcext:value-type="float">
            <text:p>5.554749</text:p>
          </table:table-cell>
          <table:table-cell office:value-type="float" office:value="5.499329" calcext:value-type="float">
            <text:p>5.499329</text:p>
          </table:table-cell>
          <table:table-cell office:value-type="float" office:value="6.68576" calcext:value-type="float">
            <text:p>6.68576</text:p>
          </table:table-cell>
          <table:table-cell office:value-type="float" office:value="6.612244" calcext:value-type="float">
            <text:p>6.612244</text:p>
          </table:table-cell>
          <table:table-cell office:value-type="float" office:value="7.629852" calcext:value-type="float">
            <text:p>7.629852</text:p>
          </table:table-cell>
          <table:table-cell office:value-type="float" office:value="7.548431" calcext:value-type="float">
            <text:p>7.548431</text:p>
          </table:table-cell>
          <table:table-cell office:value-type="float" office:value="8.373444" calcext:value-type="float">
            <text:p>8.373444</text:p>
          </table:table-cell>
          <table:table-cell office:value-type="float" office:value="8.294006" calcext:value-type="float">
            <text:p>8.294006</text:p>
          </table:table-cell>
          <table:table-cell office:value-type="float" office:value="8.770874" calcext:value-type="float">
            <text:p>8.770874</text:p>
          </table:table-cell>
          <table:table-cell office:value-type="float" office:value="8.696808" calcext:value-type="float">
            <text:p>8.696808</text:p>
          </table:table-cell>
          <table:table-cell office:value-type="float" office:value="-0.163147" calcext:value-type="float">
            <text:p>-0.163147</text:p>
          </table:table-cell>
          <table:table-cell office:value-type="float" office:value="-0.6077271" calcext:value-type="float">
            <text:p>-0.6077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5.333638" calcext:value-type="float">
            <text:p>5.333638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5.567048" calcext:value-type="float">
            <text:p>-5.567048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3583902" calcext:value-type="float">
            <text:p>0.3583902</text:p>
          </table:table-cell>
          <table:table-cell office:value-type="float" office:value="312.2102" calcext:value-type="float">
            <text:p>312.2102</text:p>
          </table:table-cell>
          <table:table-cell office:value-type="float" office:value="0" calcext:value-type="float">
            <text:p>0</text:p>
          </table:table-cell>
          <table:table-cell office:value-type="float" office:value="0.05697632" calcext:value-type="float">
            <text:p>0.05697632</text:p>
          </table:table-cell>
          <table:table-cell office:value-type="float" office:value="-0.1448059" calcext:value-type="float">
            <text:p>-0.1448059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0.2662964" calcext:value-type="float">
            <text:p>0.2662964</text:p>
          </table:table-cell>
          <table:table-cell office:value-type="float" office:value="0.6961975" calcext:value-type="float">
            <text:p>0.6961975</text:p>
          </table:table-cell>
          <table:table-cell office:value-type="float" office:value="0.6311646" calcext:value-type="float">
            <text:p>0.6311646</text:p>
          </table:table-cell>
          <table:table-cell office:value-type="float" office:value="1.082764" calcext:value-type="float">
            <text:p>1.082764</text:p>
          </table:table-cell>
          <table:table-cell office:value-type="float" office:value="1.024048" calcext:value-type="float">
            <text:p>1.024048</text:p>
          </table:table-cell>
          <table:table-cell office:value-type="float" office:value="1.385132" calcext:value-type="float">
            <text:p>1.385132</text:p>
          </table:table-cell>
          <table:table-cell office:value-type="float" office:value="1.326447" calcext:value-type="float">
            <text:p>1.326447</text:p>
          </table:table-cell>
          <table:table-cell office:value-type="float" office:value="1.767365" calcext:value-type="float">
            <text:p>1.767365</text:p>
          </table:table-cell>
          <table:table-cell office:value-type="float" office:value="1.705872" calcext:value-type="float">
            <text:p>1.705872</text:p>
          </table:table-cell>
          <table:table-cell office:value-type="float" office:value="2.200287" calcext:value-type="float">
            <text:p>2.200287</text:p>
          </table:table-cell>
          <table:table-cell office:value-type="float" office:value="2.135986" calcext:value-type="float">
            <text:p>2.135986</text:p>
          </table:table-cell>
          <table:table-cell office:value-type="float" office:value="2.904022" calcext:value-type="float">
            <text:p>2.904022</text:p>
          </table:table-cell>
          <table:table-cell office:value-type="float" office:value="2.835571" calcext:value-type="float">
            <text:p>2.835571</text:p>
          </table:table-cell>
          <table:table-cell office:value-type="float" office:value="4.103516" calcext:value-type="float">
            <text:p>4.103516</text:p>
          </table:table-cell>
          <table:table-cell office:value-type="float" office:value="4.042267" calcext:value-type="float">
            <text:p>4.042267</text:p>
          </table:table-cell>
          <table:table-cell office:value-type="float" office:value="5.498718" calcext:value-type="float">
            <text:p>5.498718</text:p>
          </table:table-cell>
          <table:table-cell office:value-type="float" office:value="5.438934" calcext:value-type="float">
            <text:p>5.438934</text:p>
          </table:table-cell>
          <table:table-cell office:value-type="float" office:value="6.611481" calcext:value-type="float">
            <text:p>6.611481</text:p>
          </table:table-cell>
          <table:table-cell office:value-type="float" office:value="6.540527" calcext:value-type="float">
            <text:p>6.540527</text:p>
          </table:table-cell>
          <table:table-cell office:value-type="float" office:value="7.547577" calcext:value-type="float">
            <text:p>7.547577</text:p>
          </table:table-cell>
          <table:table-cell office:value-type="float" office:value="7.468506" calcext:value-type="float">
            <text:p>7.468506</text:p>
          </table:table-cell>
          <table:table-cell office:value-type="float" office:value="8.293182" calcext:value-type="float">
            <text:p>8.293182</text:p>
          </table:table-cell>
          <table:table-cell office:value-type="float" office:value="8.214691" calcext:value-type="float">
            <text:p>8.214691</text:p>
          </table:table-cell>
          <table:table-cell office:value-type="float" office:value="8.696045" calcext:value-type="float">
            <text:p>8.696045</text:p>
          </table:table-cell>
          <table:table-cell office:value-type="float" office:value="8.622467" calcext:value-type="float">
            <text:p>8.622467</text:p>
          </table:table-cell>
          <table:table-cell office:value-type="float" office:value="-0.2214661" calcext:value-type="float">
            <text:p>-0.2214661</text:p>
          </table:table-cell>
          <table:table-cell office:value-type="float" office:value="-0.8842468" calcext:value-type="float">
            <text:p>-0.88424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5.069305" calcext:value-type="float">
            <text:p>5.069305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6.075665" calcext:value-type="float">
            <text:p>-6.075665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3449763" calcext:value-type="float">
            <text:p>0.3449763</text:p>
          </table:table-cell>
          <table:table-cell office:value-type="float" office:value="310.7349" calcext:value-type="float">
            <text:p>310.7349</text:p>
          </table:table-cell>
          <table:table-cell office:value-type="float" office:value="0" calcext:value-type="float">
            <text:p>0</text:p>
          </table:table-cell>
          <table:table-cell office:value-type="float" office:value="-0.09152222" calcext:value-type="float">
            <text:p>-0.09152222</text:p>
          </table:table-cell>
          <table:table-cell office:value-type="float" office:value="-0.3122253" calcext:value-type="float">
            <text:p>-0.3122253</text:p>
          </table:table-cell>
          <table:table-cell office:value-type="float" office:value="0.2640076" calcext:value-type="float">
            <text:p>0.2640076</text:p>
          </table:table-cell>
          <table:table-cell office:value-type="float" office:value="0.1337891" calcext:value-type="float">
            <text:p>0.1337891</text:p>
          </table:table-cell>
          <table:table-cell office:value-type="float" office:value="0.6339722" calcext:value-type="float">
            <text:p>0.6339722</text:p>
          </table:table-cell>
          <table:table-cell office:value-type="float" office:value="0.5183105" calcext:value-type="float">
            <text:p>0.5183105</text:p>
          </table:table-cell>
          <table:table-cell office:value-type="float" office:value="1.023346" calcext:value-type="float">
            <text:p>1.023346</text:p>
          </table:table-cell>
          <table:table-cell office:value-type="float" office:value="0.9221191" calcext:value-type="float">
            <text:p>0.9221191</text:p>
          </table:table-cell>
          <table:table-cell office:value-type="float" office:value="1.325195" calcext:value-type="float">
            <text:p>1.325195</text:p>
          </table:table-cell>
          <table:table-cell office:value-type="float" office:value="1.233734" calcext:value-type="float">
            <text:p>1.233734</text:p>
          </table:table-cell>
          <table:table-cell office:value-type="float" office:value="1.705139" calcext:value-type="float">
            <text:p>1.705139</text:p>
          </table:table-cell>
          <table:table-cell office:value-type="float" office:value="1.62442" calcext:value-type="float">
            <text:p>1.62442</text:p>
          </table:table-cell>
          <table:table-cell office:value-type="float" office:value="2.135468" calcext:value-type="float">
            <text:p>2.135468</text:p>
          </table:table-cell>
          <table:table-cell office:value-type="float" office:value="2.062622" calcext:value-type="float">
            <text:p>2.062622</text:p>
          </table:table-cell>
          <table:table-cell office:value-type="float" office:value="2.83493" calcext:value-type="float">
            <text:p>2.83493</text:p>
          </table:table-cell>
          <table:table-cell office:value-type="float" office:value="2.76947" calcext:value-type="float">
            <text:p>2.76947</text:p>
          </table:table-cell>
          <table:table-cell office:value-type="float" office:value="4.041595" calcext:value-type="float">
            <text:p>4.041595</text:p>
          </table:table-cell>
          <table:table-cell office:value-type="float" office:value="3.978821" calcext:value-type="float">
            <text:p>3.978821</text:p>
          </table:table-cell>
          <table:table-cell office:value-type="float" office:value="5.438263" calcext:value-type="float">
            <text:p>5.438263</text:p>
          </table:table-cell>
          <table:table-cell office:value-type="float" office:value="5.374817" calcext:value-type="float">
            <text:p>5.374817</text:p>
          </table:table-cell>
          <table:table-cell office:value-type="float" office:value="6.539764" calcext:value-type="float">
            <text:p>6.539764</text:p>
          </table:table-cell>
          <table:table-cell office:value-type="float" office:value="6.469513" calcext:value-type="float">
            <text:p>6.469513</text:p>
          </table:table-cell>
          <table:table-cell office:value-type="float" office:value="7.467682" calcext:value-type="float">
            <text:p>7.467682</text:p>
          </table:table-cell>
          <table:table-cell office:value-type="float" office:value="7.390656" calcext:value-type="float">
            <text:p>7.390656</text:p>
          </table:table-cell>
          <table:table-cell office:value-type="float" office:value="8.213867" calcext:value-type="float">
            <text:p>8.213867</text:p>
          </table:table-cell>
          <table:table-cell office:value-type="float" office:value="8.136719" calcext:value-type="float">
            <text:p>8.136719</text:p>
          </table:table-cell>
          <table:table-cell office:value-type="float" office:value="8.621704" calcext:value-type="float">
            <text:p>8.621704</text:p>
          </table:table-cell>
          <table:table-cell office:value-type="float" office:value="8.549042" calcext:value-type="float">
            <text:p>8.549042</text:p>
          </table:table-cell>
          <table:table-cell office:value-type="float" office:value="-0.5978699" calcext:value-type="float">
            <text:p>-0.5978699</text:p>
          </table:table-cell>
          <table:table-cell office:value-type="float" office:value="-1.322723" calcext:value-type="float">
            <text:p>-1.3227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5.811482" calcext:value-type="float">
            <text:p>5.81148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7.048423" calcext:value-type="float">
            <text:p>-7.048423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205725" calcext:value-type="float">
            <text:p>0.3205725</text:p>
          </table:table-cell>
          <table:table-cell office:value-type="float" office:value="312.0096" calcext:value-type="float">
            <text:p>312.0096</text:p>
          </table:table-cell>
          <table:table-cell office:value-type="float" office:value="0" calcext:value-type="float">
            <text:p>0</text:p>
          </table:table-cell>
          <table:table-cell office:value-type="float" office:value="-0.05563354" calcext:value-type="float">
            <text:p>-0.05563354</text:p>
          </table:table-cell>
          <table:table-cell office:value-type="float" office:value="-0.4245605" calcext:value-type="float">
            <text:p>-0.4245605</text:p>
          </table:table-cell>
          <table:table-cell office:value-type="float" office:value="0.2558289" calcext:value-type="float">
            <text:p>0.2558289</text:p>
          </table:table-cell>
          <table:table-cell office:value-type="float" office:value="0.02706909" calcext:value-type="float">
            <text:p>0.02706909</text:p>
          </table:table-cell>
          <table:table-cell office:value-type="float" office:value="0.5561523" calcext:value-type="float">
            <text:p>0.5561523</text:p>
          </table:table-cell>
          <table:table-cell office:value-type="float" office:value="0.4169006" calcext:value-type="float">
            <text:p>0.4169006</text:p>
          </table:table-cell>
          <table:table-cell office:value-type="float" office:value="0.9199524" calcext:value-type="float">
            <text:p>0.9199524</text:p>
          </table:table-cell>
          <table:table-cell office:value-type="float" office:value="0.8324585" calcext:value-type="float">
            <text:p>0.8324585</text:p>
          </table:table-cell>
          <table:table-cell office:value-type="float" office:value="1.232178" calcext:value-type="float">
            <text:p>1.232178</text:p>
          </table:table-cell>
          <table:table-cell office:value-type="float" office:value="1.154816" calcext:value-type="float">
            <text:p>1.154816</text:p>
          </table:table-cell>
          <table:table-cell office:value-type="float" office:value="1.623444" calcext:value-type="float">
            <text:p>1.623444</text:p>
          </table:table-cell>
          <table:table-cell office:value-type="float" office:value="1.552551" calcext:value-type="float">
            <text:p>1.552551</text:p>
          </table:table-cell>
          <table:table-cell office:value-type="float" office:value="2.06189" calcext:value-type="float">
            <text:p>2.06189</text:p>
          </table:table-cell>
          <table:table-cell office:value-type="float" office:value="1.991821" calcext:value-type="float">
            <text:p>1.991821</text:p>
          </table:table-cell>
          <table:table-cell office:value-type="float" office:value="2.768799" calcext:value-type="float">
            <text:p>2.768799</text:p>
          </table:table-cell>
          <table:table-cell office:value-type="float" office:value="2.697418" calcext:value-type="float">
            <text:p>2.697418</text:p>
          </table:table-cell>
          <table:table-cell office:value-type="float" office:value="3.978149" calcext:value-type="float">
            <text:p>3.978149</text:p>
          </table:table-cell>
          <table:table-cell office:value-type="float" office:value="3.912842" calcext:value-type="float">
            <text:p>3.912842</text:p>
          </table:table-cell>
          <table:table-cell office:value-type="float" office:value="5.374146" calcext:value-type="float">
            <text:p>5.374146</text:p>
          </table:table-cell>
          <table:table-cell office:value-type="float" office:value="5.309052" calcext:value-type="float">
            <text:p>5.309052</text:p>
          </table:table-cell>
          <table:table-cell office:value-type="float" office:value="6.468811" calcext:value-type="float">
            <text:p>6.468811</text:p>
          </table:table-cell>
          <table:table-cell office:value-type="float" office:value="6.398682" calcext:value-type="float">
            <text:p>6.398682</text:p>
          </table:table-cell>
          <table:table-cell office:value-type="float" office:value="7.389862" calcext:value-type="float">
            <text:p>7.389862</text:p>
          </table:table-cell>
          <table:table-cell office:value-type="float" office:value="7.315002" calcext:value-type="float">
            <text:p>7.315002</text:p>
          </table:table-cell>
          <table:table-cell office:value-type="float" office:value="8.135895" calcext:value-type="float">
            <text:p>8.135895</text:p>
          </table:table-cell>
          <table:table-cell office:value-type="float" office:value="8.060089" calcext:value-type="float">
            <text:p>8.060089</text:p>
          </table:table-cell>
          <table:table-cell office:value-type="float" office:value="8.548279" calcext:value-type="float">
            <text:p>8.548279</text:p>
          </table:table-cell>
          <table:table-cell office:value-type="float" office:value="8.475494" calcext:value-type="float">
            <text:p>8.475494</text:p>
          </table:table-cell>
          <table:table-cell office:value-type="float" office:value="-0.3867798" calcext:value-type="float">
            <text:p>-0.3867798</text:p>
          </table:table-cell>
          <table:table-cell office:value-type="float" office:value="-1.592194" calcext:value-type="float">
            <text:p>-1.5921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7.91695" calcext:value-type="float">
            <text:p>7.91695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11.45815" calcext:value-type="float">
            <text:p>-11.45815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198786" calcext:value-type="float">
            <text:p>0.2198786</text:p>
          </table:table-cell>
          <table:table-cell office:value-type="float" office:value="317.0184" calcext:value-type="float">
            <text:p>317.0184</text:p>
          </table:table-cell>
          <table:table-cell office:value-type="float" office:value="0" calcext:value-type="float">
            <text:p>0</text:p>
          </table:table-cell>
          <table:table-cell office:value-type="float" office:value="-0.02200317" calcext:value-type="float">
            <text:p>-0.02200317</text:p>
          </table:table-cell>
          <table:table-cell office:value-type="float" office:value="-0.4725647" calcext:value-type="float">
            <text:p>-0.4725647</text:p>
          </table:table-cell>
          <table:table-cell office:value-type="float" office:value="0.2797241" calcext:value-type="float">
            <text:p>0.2797241</text:p>
          </table:table-cell>
          <table:table-cell office:value-type="float" office:value="0.002075195" calcext:value-type="float">
            <text:p>0.002075195</text:p>
          </table:table-cell>
          <table:table-cell office:value-type="float" office:value="0.5642395" calcext:value-type="float">
            <text:p>0.5642395</text:p>
          </table:table-cell>
          <table:table-cell office:value-type="float" office:value="0.3864136" calcext:value-type="float">
            <text:p>0.3864136</text:p>
          </table:table-cell>
          <table:table-cell office:value-type="float" office:value="0.8951111" calcext:value-type="float">
            <text:p>0.8951111</text:p>
          </table:table-cell>
          <table:table-cell office:value-type="float" office:value="0.7947083" calcext:value-type="float">
            <text:p>0.7947083</text:p>
          </table:table-cell>
          <table:table-cell office:value-type="float" office:value="1.185852" calcext:value-type="float">
            <text:p>1.185852</text:p>
          </table:table-cell>
          <table:table-cell office:value-type="float" office:value="1.111725" calcext:value-type="float">
            <text:p>1.111725</text:p>
          </table:table-cell>
          <table:table-cell office:value-type="float" office:value="1.560364" calcext:value-type="float">
            <text:p>1.560364</text:p>
          </table:table-cell>
          <table:table-cell office:value-type="float" office:value="1.504272" calcext:value-type="float">
            <text:p>1.504272</text:p>
          </table:table-cell>
          <table:table-cell office:value-type="float" office:value="1.991608" calcext:value-type="float">
            <text:p>1.991608</text:p>
          </table:table-cell>
          <table:table-cell office:value-type="float" office:value="1.94104" calcext:value-type="float">
            <text:p>1.94104</text:p>
          </table:table-cell>
          <table:table-cell office:value-type="float" office:value="2.696838" calcext:value-type="float">
            <text:p>2.696838</text:p>
          </table:table-cell>
          <table:table-cell office:value-type="float" office:value="2.636505" calcext:value-type="float">
            <text:p>2.636505</text:p>
          </table:table-cell>
          <table:table-cell office:value-type="float" office:value="3.91214" calcext:value-type="float">
            <text:p>3.91214</text:p>
          </table:table-cell>
          <table:table-cell office:value-type="float" office:value="3.846771" calcext:value-type="float">
            <text:p>3.846771</text:p>
          </table:table-cell>
          <table:table-cell office:value-type="float" office:value="5.30838" calcext:value-type="float">
            <text:p>5.30838</text:p>
          </table:table-cell>
          <table:table-cell office:value-type="float" office:value="5.241852" calcext:value-type="float">
            <text:p>5.241852</text:p>
          </table:table-cell>
          <table:table-cell office:value-type="float" office:value="6.397949" calcext:value-type="float">
            <text:p>6.397949</text:p>
          </table:table-cell>
          <table:table-cell office:value-type="float" office:value="6.327545" calcext:value-type="float">
            <text:p>6.327545</text:p>
          </table:table-cell>
          <table:table-cell office:value-type="float" office:value="7.314209" calcext:value-type="float">
            <text:p>7.314209</text:p>
          </table:table-cell>
          <table:table-cell office:value-type="float" office:value="7.240143" calcext:value-type="float">
            <text:p>7.240143</text:p>
          </table:table-cell>
          <table:table-cell office:value-type="float" office:value="8.059296" calcext:value-type="float">
            <text:p>8.059296</text:p>
          </table:table-cell>
          <table:table-cell office:value-type="float" office:value="7.984467" calcext:value-type="float">
            <text:p>7.984467</text:p>
          </table:table-cell>
          <table:table-cell office:value-type="float" office:value="8.474731" calcext:value-type="float">
            <text:p>8.474731</text:p>
          </table:table-cell>
          <table:table-cell office:value-type="float" office:value="8.402832" calcext:value-type="float">
            <text:p>8.402832</text:p>
          </table:table-cell>
          <table:table-cell office:value-type="float" office:value="-0.3111572" calcext:value-type="float">
            <text:p>-0.3111572</text:p>
          </table:table-cell>
          <table:table-cell office:value-type="float" office:value="-1.715454" calcext:value-type="float">
            <text:p>-1.715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10.23249" calcext:value-type="float">
            <text:p>10.23249</text:p>
          </table:table-cell>
          <table:table-cell office:value-type="float" office:value="-12.57157" calcext:value-type="float">
            <text:p>-12.57157</text:p>
          </table:table-cell>
          <table:table-cell office:value-type="float" office:value="-17.06788" calcext:value-type="float">
            <text:p>-17.06788</text:p>
          </table:table-cell>
          <table:table-cell office:value-type="float" office:value="0.2091749" calcext:value-type="float">
            <text:p>0.2091749</text:p>
          </table:table-cell>
          <table:table-cell office:value-type="float" office:value="0.1457667" calcext:value-type="float">
            <text:p>0.1457667</text:p>
          </table:table-cell>
          <table:table-cell office:value-type="float" office:value="320.4672" calcext:value-type="float">
            <text:p>320.4672</text:p>
          </table:table-cell>
          <table:table-cell office:value-type="float" office:value="0" calcext:value-type="float">
            <text:p>0</text:p>
          </table:table-cell>
          <table:table-cell office:value-type="float" office:value="-0.4936218" calcext:value-type="float">
            <text:p>-0.4936218</text:p>
          </table:table-cell>
          <table:table-cell office:value-type="float" office:value="-1.351257" calcext:value-type="float">
            <text:p>-1.351257</text:p>
          </table:table-cell>
          <table:table-cell office:value-type="float" office:value="0.04922485" calcext:value-type="float">
            <text:p>0.04922485</text:p>
          </table:table-cell>
          <table:table-cell office:value-type="float" office:value="-0.175415" calcext:value-type="float">
            <text:p>-0.175415</text:p>
          </table:table-cell>
          <table:table-cell office:value-type="float" office:value="0.4674072" calcext:value-type="float">
            <text:p>0.4674072</text:p>
          </table:table-cell>
          <table:table-cell office:value-type="float" office:value="0.2178955" calcext:value-type="float">
            <text:p>0.2178955</text:p>
          </table:table-cell>
          <table:table-cell office:value-type="float" office:value="0.8657532" calcext:value-type="float">
            <text:p>0.8657532</text:p>
          </table:table-cell>
          <table:table-cell office:value-type="float" office:value="0.6425171" calcext:value-type="float">
            <text:p>0.6425171</text:p>
          </table:table-cell>
          <table:table-cell office:value-type="float" office:value="1.159058" calcext:value-type="float">
            <text:p>1.159058</text:p>
          </table:table-cell>
          <table:table-cell office:value-type="float" office:value="0.9722595" calcext:value-type="float">
            <text:p>0.9722595</text:p>
          </table:table-cell>
          <table:table-cell office:value-type="float" office:value="1.523315" calcext:value-type="float">
            <text:p>1.523315</text:p>
          </table:table-cell>
          <table:table-cell office:value-type="float" office:value="1.385468" calcext:value-type="float">
            <text:p>1.385468</text:p>
          </table:table-cell>
          <table:table-cell office:value-type="float" office:value="1.943695" calcext:value-type="float">
            <text:p>1.943695</text:p>
          </table:table-cell>
          <table:table-cell office:value-type="float" office:value="1.842285" calcext:value-type="float">
            <text:p>1.842285</text:p>
          </table:table-cell>
          <table:table-cell office:value-type="float" office:value="2.636047" calcext:value-type="float">
            <text:p>2.636047</text:p>
          </table:table-cell>
          <table:table-cell office:value-type="float" office:value="2.569305" calcext:value-type="float">
            <text:p>2.569305</text:p>
          </table:table-cell>
          <table:table-cell office:value-type="float" office:value="3.8461" calcext:value-type="float">
            <text:p>3.8461</text:p>
          </table:table-cell>
          <table:table-cell office:value-type="float" office:value="3.782227" calcext:value-type="float">
            <text:p>3.782227</text:p>
          </table:table-cell>
          <table:table-cell office:value-type="float" office:value="5.24118" calcext:value-type="float">
            <text:p>5.24118</text:p>
          </table:table-cell>
          <table:table-cell office:value-type="float" office:value="5.174225" calcext:value-type="float">
            <text:p>5.174225</text:p>
          </table:table-cell>
          <table:table-cell office:value-type="float" office:value="6.326813" calcext:value-type="float">
            <text:p>6.326813</text:p>
          </table:table-cell>
          <table:table-cell office:value-type="float" office:value="6.256531" calcext:value-type="float">
            <text:p>6.256531</text:p>
          </table:table-cell>
          <table:table-cell office:value-type="float" office:value="7.239349" calcext:value-type="float">
            <text:p>7.239349</text:p>
          </table:table-cell>
          <table:table-cell office:value-type="float" office:value="7.165405" calcext:value-type="float">
            <text:p>7.165405</text:p>
          </table:table-cell>
          <table:table-cell office:value-type="float" office:value="7.983673" calcext:value-type="float">
            <text:p>7.983673</text:p>
          </table:table-cell>
          <table:table-cell office:value-type="float" office:value="7.909882" calcext:value-type="float">
            <text:p>7.909882</text:p>
          </table:table-cell>
          <table:table-cell office:value-type="float" office:value="8.40213" calcext:value-type="float">
            <text:p>8.40213</text:p>
          </table:table-cell>
          <table:table-cell office:value-type="float" office:value="8.330994" calcext:value-type="float">
            <text:p>8.330994</text:p>
          </table:table-cell>
          <table:table-cell office:value-type="float" office:value="-1.699158" calcext:value-type="float">
            <text:p>-1.699158</text:p>
          </table:table-cell>
          <table:table-cell office:value-type="float" office:value="-3.944855" calcext:value-type="float">
            <text:p>-3.9448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7.688144" calcext:value-type="float">
            <text:p>7.688144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7.49588" calcext:value-type="float">
            <text:p>-17.49588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407475" calcext:value-type="float">
            <text:p>0.1407475</text:p>
          </table:table-cell>
          <table:table-cell office:value-type="float" office:value="316.9882" calcext:value-type="float">
            <text:p>316.9882</text:p>
          </table:table-cell>
          <table:table-cell office:value-type="float" office:value="0" calcext:value-type="float">
            <text:p>0</text:p>
          </table:table-cell>
          <table:table-cell office:value-type="float" office:value="-0.2542725" calcext:value-type="float">
            <text:p>-0.2542725</text:p>
          </table:table-cell>
          <table:table-cell office:value-type="float" office:value="-1.569702" calcext:value-type="float">
            <text:p>-1.569702</text:p>
          </table:table-cell>
          <table:table-cell office:value-type="float" office:value="-0.03915405" calcext:value-type="float">
            <text:p>-0.03915405</text:p>
          </table:table-cell>
          <table:table-cell office:value-type="float" office:value="-0.2175293" calcext:value-type="float">
            <text:p>-0.2175293</text:p>
          </table:table-cell>
          <table:table-cell office:value-type="float" office:value="0.2800903" calcext:value-type="float">
            <text:p>0.2800903</text:p>
          </table:table-cell>
          <table:table-cell office:value-type="float" office:value="0.1656494" calcext:value-type="float">
            <text:p>0.1656494</text:p>
          </table:table-cell>
          <table:table-cell office:value-type="float" office:value="0.6499939" calcext:value-type="float">
            <text:p>0.6499939</text:p>
          </table:table-cell>
          <table:table-cell office:value-type="float" office:value="0.5858154" calcext:value-type="float">
            <text:p>0.5858154</text:p>
          </table:table-cell>
          <table:table-cell office:value-type="float" office:value="0.9705505" calcext:value-type="float">
            <text:p>0.9705505</text:p>
          </table:table-cell>
          <table:table-cell office:value-type="float" office:value="0.9145508" calcext:value-type="float">
            <text:p>0.9145508</text:p>
          </table:table-cell>
          <table:table-cell office:value-type="float" office:value="1.384094" calcext:value-type="float">
            <text:p>1.384094</text:p>
          </table:table-cell>
          <table:table-cell office:value-type="float" office:value="1.321411" calcext:value-type="float">
            <text:p>1.321411</text:p>
          </table:table-cell>
          <table:table-cell office:value-type="float" office:value="1.841187" calcext:value-type="float">
            <text:p>1.841187</text:p>
          </table:table-cell>
          <table:table-cell office:value-type="float" office:value="1.767365" calcext:value-type="float">
            <text:p>1.767365</text:p>
          </table:table-cell>
          <table:table-cell office:value-type="float" office:value="2.56839" calcext:value-type="float">
            <text:p>2.56839</text:p>
          </table:table-cell>
          <table:table-cell office:value-type="float" office:value="2.485962" calcext:value-type="float">
            <text:p>2.485962</text:p>
          </table:table-cell>
          <table:table-cell office:value-type="float" office:value="3.781525" calcext:value-type="float">
            <text:p>3.781525</text:p>
          </table:table-cell>
          <table:table-cell office:value-type="float" office:value="3.711273" calcext:value-type="float">
            <text:p>3.711273</text:p>
          </table:table-cell>
          <table:table-cell office:value-type="float" office:value="5.173462" calcext:value-type="float">
            <text:p>5.173462</text:p>
          </table:table-cell>
          <table:table-cell office:value-type="float" office:value="5.105438" calcext:value-type="float">
            <text:p>5.105438</text:p>
          </table:table-cell>
          <table:table-cell office:value-type="float" office:value="6.255798" calcext:value-type="float">
            <text:p>6.255798</text:p>
          </table:table-cell>
          <table:table-cell office:value-type="float" office:value="6.185089" calcext:value-type="float">
            <text:p>6.185089</text:p>
          </table:table-cell>
          <table:table-cell office:value-type="float" office:value="7.164673" calcext:value-type="float">
            <text:p>7.164673</text:p>
          </table:table-cell>
          <table:table-cell office:value-type="float" office:value="7.091064" calcext:value-type="float">
            <text:p>7.091064</text:p>
          </table:table-cell>
          <table:table-cell office:value-type="float" office:value="7.909119" calcext:value-type="float">
            <text:p>7.909119</text:p>
          </table:table-cell>
          <table:table-cell office:value-type="float" office:value="7.835876" calcext:value-type="float">
            <text:p>7.835876</text:p>
          </table:table-cell>
          <table:table-cell office:value-type="float" office:value="8.330231" calcext:value-type="float">
            <text:p>8.330231</text:p>
          </table:table-cell>
          <table:table-cell office:value-type="float" office:value="8.259766" calcext:value-type="float">
            <text:p>8.259766</text:p>
          </table:table-cell>
          <table:table-cell office:value-type="float" office:value="-0.2692261" calcext:value-type="float">
            <text:p>-0.2692261</text:p>
          </table:table-cell>
          <table:table-cell office:value-type="float" office:value="-4.371399" calcext:value-type="float">
            <text:p>-4.3713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10.34449" calcext:value-type="float">
            <text:p>10.34449</text:p>
          </table:table-cell>
          <table:table-cell office:value-type="float" office:value="-1.460454" calcext:value-type="float">
            <text:p>-1.460454</text:p>
          </table:table-cell>
          <table:table-cell office:value-type="float" office:value="-14.52479" calcext:value-type="float">
            <text:p>-14.52479</text:p>
          </table:table-cell>
          <table:table-cell office:value-type="float" office:value="0.485119" calcext:value-type="float">
            <text:p>0.485119</text:p>
          </table:table-cell>
          <table:table-cell office:value-type="float" office:value="0.1790784" calcext:value-type="float">
            <text:p>0.1790784</text:p>
          </table:table-cell>
          <table:table-cell office:value-type="float" office:value="316.9955" calcext:value-type="float">
            <text:p>316.9955</text:p>
          </table:table-cell>
          <table:table-cell office:value-type="float" office:value="0" calcext:value-type="float">
            <text:p>0</text:p>
          </table:table-cell>
          <table:table-cell office:value-type="float" office:value="-0.03366089" calcext:value-type="float">
            <text:p>-0.03366089</text:p>
          </table:table-cell>
          <table:table-cell office:value-type="float" office:value="-1.538177" calcext:value-type="float">
            <text:p>-1.538177</text:p>
          </table:table-cell>
          <table:table-cell office:value-type="float" office:value="-0.01916504" calcext:value-type="float">
            <text:p>-0.01916504</text:p>
          </table:table-cell>
          <table:table-cell office:value-type="float" office:value="-0.2292175" calcext:value-type="float">
            <text:p>-0.2292175</text:p>
          </table:table-cell>
          <table:table-cell office:value-type="float" office:value="0.2716675" calcext:value-type="float">
            <text:p>0.2716675</text:p>
          </table:table-cell>
          <table:table-cell office:value-type="float" office:value="0.1450195" calcext:value-type="float">
            <text:p>0.1450195</text:p>
          </table:table-cell>
          <table:table-cell office:value-type="float" office:value="0.6273193" calcext:value-type="float">
            <text:p>0.6273193</text:p>
          </table:table-cell>
          <table:table-cell office:value-type="float" office:value="0.5575867" calcext:value-type="float">
            <text:p>0.5575867</text:p>
          </table:table-cell>
          <table:table-cell office:value-type="float" office:value="0.9361267" calcext:value-type="float">
            <text:p>0.9361267</text:p>
          </table:table-cell>
          <table:table-cell office:value-type="float" office:value="0.8788147" calcext:value-type="float">
            <text:p>0.8788147</text:p>
          </table:table-cell>
          <table:table-cell office:value-type="float" office:value="1.324585" calcext:value-type="float">
            <text:p>1.324585</text:p>
          </table:table-cell>
          <table:table-cell office:value-type="float" office:value="1.277588" calcext:value-type="float">
            <text:p>1.277588</text:p>
          </table:table-cell>
          <table:table-cell office:value-type="float" office:value="1.766998" calcext:value-type="float">
            <text:p>1.766998</text:p>
          </table:table-cell>
          <table:table-cell office:value-type="float" office:value="1.716187" calcext:value-type="float">
            <text:p>1.716187</text:p>
          </table:table-cell>
          <table:table-cell office:value-type="float" office:value="2.485229" calcext:value-type="float">
            <text:p>2.485229</text:p>
          </table:table-cell>
          <table:table-cell office:value-type="float" office:value="2.421753" calcext:value-type="float">
            <text:p>2.421753</text:p>
          </table:table-cell>
          <table:table-cell office:value-type="float" office:value="3.71051" calcext:value-type="float">
            <text:p>3.71051</text:p>
          </table:table-cell>
          <table:table-cell office:value-type="float" office:value="3.640625" calcext:value-type="float">
            <text:p>3.640625</text:p>
          </table:table-cell>
          <table:table-cell office:value-type="float" office:value="5.104736" calcext:value-type="float">
            <text:p>5.104736</text:p>
          </table:table-cell>
          <table:table-cell office:value-type="float" office:value="5.035461" calcext:value-type="float">
            <text:p>5.035461</text:p>
          </table:table-cell>
          <table:table-cell office:value-type="float" office:value="6.184357" calcext:value-type="float">
            <text:p>6.184357</text:p>
          </table:table-cell>
          <table:table-cell office:value-type="float" office:value="6.11377" calcext:value-type="float">
            <text:p>6.11377</text:p>
          </table:table-cell>
          <table:table-cell office:value-type="float" office:value="7.090302" calcext:value-type="float">
            <text:p>7.090302</text:p>
          </table:table-cell>
          <table:table-cell office:value-type="float" office:value="7.018616" calcext:value-type="float">
            <text:p>7.018616</text:p>
          </table:table-cell>
          <table:table-cell office:value-type="float" office:value="7.835114" calcext:value-type="float">
            <text:p>7.835114</text:p>
          </table:table-cell>
          <table:table-cell office:value-type="float" office:value="7.762726" calcext:value-type="float">
            <text:p>7.762726</text:p>
          </table:table-cell>
          <table:table-cell office:value-type="float" office:value="8.259003" calcext:value-type="float">
            <text:p>8.259003</text:p>
          </table:table-cell>
          <table:table-cell office:value-type="float" office:value="8.189148" calcext:value-type="float">
            <text:p>8.189148</text:p>
          </table:table-cell>
          <table:table-cell office:value-type="float" office:value="0.3579407" calcext:value-type="float">
            <text:p>0.3579407</text:p>
          </table:table-cell>
          <table:table-cell office:value-type="float" office:value="-4.023529" calcext:value-type="float">
            <text:p>-4.0235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9.291799" calcext:value-type="float">
            <text:p>9.291799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9.983374" calcext:value-type="float">
            <text:p>-9.983374</text:p>
          </table:table-cell>
          <table:table-cell office:value-type="float" office:value="0.9437403" calcext:value-type="float">
            <text:p>0.9437403</text:p>
          </table:table-cell>
          <table:table-cell office:value-type="float" office:value="0.2560749" calcext:value-type="float">
            <text:p>0.2560749</text:p>
          </table:table-cell>
          <table:table-cell office:value-type="float" office:value="315.1385" calcext:value-type="float">
            <text:p>315.1385</text:p>
          </table:table-cell>
          <table:table-cell office:value-type="float" office:value="0" calcext:value-type="float">
            <text:p>0</text:p>
          </table:table-cell>
          <table:table-cell office:value-type="float" office:value="0.9993286" calcext:value-type="float">
            <text:p>0.9993286</text:p>
          </table:table-cell>
          <table:table-cell office:value-type="float" office:value="-1.493347" calcext:value-type="float">
            <text:p>-1.493347</text:p>
          </table:table-cell>
          <table:table-cell office:value-type="float" office:value="0.1519165" calcext:value-type="float">
            <text:p>0.1519165</text:p>
          </table:table-cell>
          <table:table-cell office:value-type="float" office:value="-0.2380981" calcext:value-type="float">
            <text:p>-0.2380981</text:p>
          </table:table-cell>
          <table:table-cell office:value-type="float" office:value="0.3636475" calcext:value-type="float">
            <text:p>0.3636475</text:p>
          </table:table-cell>
          <table:table-cell office:value-type="float" office:value="0.1243896" calcext:value-type="float">
            <text:p>0.1243896</text:p>
          </table:table-cell>
          <table:table-cell office:value-type="float" office:value="0.6553345" calcext:value-type="float">
            <text:p>0.6553345</text:p>
          </table:table-cell>
          <table:table-cell office:value-type="float" office:value="0.5284424" calcext:value-type="float">
            <text:p>0.5284424</text:p>
          </table:table-cell>
          <table:table-cell office:value-type="float" office:value="0.9147949" calcext:value-type="float">
            <text:p>0.9147949</text:p>
          </table:table-cell>
          <table:table-cell office:value-type="float" office:value="0.8442383" calcext:value-type="float">
            <text:p>0.8442383</text:p>
          </table:table-cell>
          <table:table-cell office:value-type="float" office:value="1.279694" calcext:value-type="float">
            <text:p>1.279694</text:p>
          </table:table-cell>
          <table:table-cell office:value-type="float" office:value="1.236877" calcext:value-type="float">
            <text:p>1.236877</text:p>
          </table:table-cell>
          <table:table-cell office:value-type="float" office:value="1.715668" calcext:value-type="float">
            <text:p>1.715668</text:p>
          </table:table-cell>
          <table:table-cell office:value-type="float" office:value="1.66333" calcext:value-type="float">
            <text:p>1.66333</text:p>
          </table:table-cell>
          <table:table-cell office:value-type="float" office:value="2.421234" calcext:value-type="float">
            <text:p>2.421234</text:p>
          </table:table-cell>
          <table:table-cell office:value-type="float" office:value="2.360748" calcext:value-type="float">
            <text:p>2.360748</text:p>
          </table:table-cell>
          <table:table-cell office:value-type="float" office:value="3.639923" calcext:value-type="float">
            <text:p>3.639923</text:p>
          </table:table-cell>
          <table:table-cell office:value-type="float" office:value="3.573151" calcext:value-type="float">
            <text:p>3.573151</text:p>
          </table:table-cell>
          <table:table-cell office:value-type="float" office:value="5.034729" calcext:value-type="float">
            <text:p>5.034729</text:p>
          </table:table-cell>
          <table:table-cell office:value-type="float" office:value="4.965149" calcext:value-type="float">
            <text:p>4.965149</text:p>
          </table:table-cell>
          <table:table-cell office:value-type="float" office:value="6.113007" calcext:value-type="float">
            <text:p>6.113007</text:p>
          </table:table-cell>
          <table:table-cell office:value-type="float" office:value="6.042389" calcext:value-type="float">
            <text:p>6.042389</text:p>
          </table:table-cell>
          <table:table-cell office:value-type="float" office:value="7.017853" calcext:value-type="float">
            <text:p>7.017853</text:p>
          </table:table-cell>
          <table:table-cell office:value-type="float" office:value="6.945404" calcext:value-type="float">
            <text:p>6.945404</text:p>
          </table:table-cell>
          <table:table-cell office:value-type="float" office:value="7.761993" calcext:value-type="float">
            <text:p>7.761993</text:p>
          </table:table-cell>
          <table:table-cell office:value-type="float" office:value="7.690704" calcext:value-type="float">
            <text:p>7.690704</text:p>
          </table:table-cell>
          <table:table-cell office:value-type="float" office:value="8.188385" calcext:value-type="float">
            <text:p>8.188385</text:p>
          </table:table-cell>
          <table:table-cell office:value-type="float" office:value="8.119659" calcext:value-type="float">
            <text:p>8.119659</text:p>
          </table:table-cell>
          <table:table-cell office:value-type="float" office:value="2.413879" calcext:value-type="float">
            <text:p>2.413879</text:p>
          </table:table-cell>
          <table:table-cell office:value-type="float" office:value="-3.597687" calcext:value-type="float">
            <text:p>-3.5976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10.6688" calcext:value-type="float">
            <text:p>10.6688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8.02396" calcext:value-type="float">
            <text:p>-8.02396</text:p>
          </table:table-cell>
          <table:table-cell office:value-type="float" office:value="0.7374179" calcext:value-type="float">
            <text:p>0.7374179</text:p>
          </table:table-cell>
          <table:table-cell office:value-type="float" office:value="0.2976725" calcext:value-type="float">
            <text:p>0.2976725</text:p>
          </table:table-cell>
          <table:table-cell office:value-type="float" office:value="316.0434" calcext:value-type="float">
            <text:p>316.0434</text:p>
          </table:table-cell>
          <table:table-cell office:value-type="float" office:value="0" calcext:value-type="float">
            <text:p>0</text:p>
          </table:table-cell>
          <table:table-cell office:value-type="float" office:value="2.352417" calcext:value-type="float">
            <text:p>2.352417</text:p>
          </table:table-cell>
          <table:table-cell office:value-type="float" office:value="-1.858063" calcext:value-type="float">
            <text:p>-1.858063</text:p>
          </table:table-cell>
          <table:table-cell office:value-type="float" office:value="0.3845215" calcext:value-type="float">
            <text:p>0.3845215</text:p>
          </table:table-cell>
          <table:table-cell office:value-type="float" office:value="-0.2800598" calcext:value-type="float">
            <text:p>-0.2800598</text:p>
          </table:table-cell>
          <table:table-cell office:value-type="float" office:value="0.509552" calcext:value-type="float">
            <text:p>0.509552</text:p>
          </table:table-cell>
          <table:table-cell office:value-type="float" office:value="0.09515381" calcext:value-type="float">
            <text:p>0.09515381</text:p>
          </table:table-cell>
          <table:table-cell office:value-type="float" office:value="0.743988" calcext:value-type="float">
            <text:p>0.743988</text:p>
          </table:table-cell>
          <table:table-cell office:value-type="float" office:value="0.5065308" calcext:value-type="float">
            <text:p>0.5065308</text:p>
          </table:table-cell>
          <table:table-cell office:value-type="float" office:value="0.9716797" calcext:value-type="float">
            <text:p>0.9716797</text:p>
          </table:table-cell>
          <table:table-cell office:value-type="float" office:value="0.8240662" calcext:value-type="float">
            <text:p>0.8240662</text:p>
          </table:table-cell>
          <table:table-cell office:value-type="float" office:value="1.283356" calcext:value-type="float">
            <text:p>1.283356</text:p>
          </table:table-cell>
          <table:table-cell office:value-type="float" office:value="1.215912" calcext:value-type="float">
            <text:p>1.215912</text:p>
          </table:table-cell>
          <table:table-cell office:value-type="float" office:value="1.677399" calcext:value-type="float">
            <text:p>1.677399</text:p>
          </table:table-cell>
          <table:table-cell office:value-type="float" office:value="1.641296" calcext:value-type="float">
            <text:p>1.641296</text:p>
          </table:table-cell>
          <table:table-cell office:value-type="float" office:value="2.360291" calcext:value-type="float">
            <text:p>2.360291</text:p>
          </table:table-cell>
          <table:table-cell office:value-type="float" office:value="2.321655" calcext:value-type="float">
            <text:p>2.321655</text:p>
          </table:table-cell>
          <table:table-cell office:value-type="float" office:value="3.572449" calcext:value-type="float">
            <text:p>3.572449</text:p>
          </table:table-cell>
          <table:table-cell office:value-type="float" office:value="3.509766" calcext:value-type="float">
            <text:p>3.509766</text:p>
          </table:table-cell>
          <table:table-cell office:value-type="float" office:value="4.964417" calcext:value-type="float">
            <text:p>4.964417</text:p>
          </table:table-cell>
          <table:table-cell office:value-type="float" office:value="4.895508" calcext:value-type="float">
            <text:p>4.895508</text:p>
          </table:table-cell>
          <table:table-cell office:value-type="float" office:value="6.041656" calcext:value-type="float">
            <text:p>6.041656</text:p>
          </table:table-cell>
          <table:table-cell office:value-type="float" office:value="5.97113" calcext:value-type="float">
            <text:p>5.97113</text:p>
          </table:table-cell>
          <table:table-cell office:value-type="float" office:value="6.944641" calcext:value-type="float">
            <text:p>6.944641</text:p>
          </table:table-cell>
          <table:table-cell office:value-type="float" office:value="6.873627" calcext:value-type="float">
            <text:p>6.873627</text:p>
          </table:table-cell>
          <table:table-cell office:value-type="float" office:value="7.689972" calcext:value-type="float">
            <text:p>7.689972</text:p>
          </table:table-cell>
          <table:table-cell office:value-type="float" office:value="7.619293" calcext:value-type="float">
            <text:p>7.619293</text:p>
          </table:table-cell>
          <table:table-cell office:value-type="float" office:value="8.118927" calcext:value-type="float">
            <text:p>8.118927</text:p>
          </table:table-cell>
          <table:table-cell office:value-type="float" office:value="8.051025" calcext:value-type="float">
            <text:p>8.051025</text:p>
          </table:table-cell>
          <table:table-cell office:value-type="float" office:value="5.109528" calcext:value-type="float">
            <text:p>5.109528</text:p>
          </table:table-cell>
          <table:table-cell office:value-type="float" office:value="-4.786407" calcext:value-type="float">
            <text:p>-4.7864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10.03106" calcext:value-type="float">
            <text:p>10.03106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1.25914" calcext:value-type="float">
            <text:p>-11.25914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2318878" calcext:value-type="float">
            <text:p>0.2318878</text:p>
          </table:table-cell>
          <table:table-cell office:value-type="float" office:value="313.7822" calcext:value-type="float">
            <text:p>313.7822</text:p>
          </table:table-cell>
          <table:table-cell office:value-type="float" office:value="1.27" calcext:value-type="float">
            <text:p>1.27</text:p>
          </table:table-cell>
          <table:table-cell office:value-type="float" office:value="1.892151" calcext:value-type="float">
            <text:p>1.892151</text:p>
          </table:table-cell>
          <table:table-cell office:value-type="float" office:value="-3.352325" calcext:value-type="float">
            <text:p>-3.352325</text:p>
          </table:table-cell>
          <table:table-cell office:value-type="float" office:value="0.2714233" calcext:value-type="float">
            <text:p>0.2714233</text:p>
          </table:table-cell>
          <table:table-cell office:value-type="float" office:value="-0.4889832" calcext:value-type="float">
            <text:p>-0.4889832</text:p>
          </table:table-cell>
          <table:table-cell office:value-type="float" office:value="0.4096375" calcext:value-type="float">
            <text:p>0.4096375</text:p>
          </table:table-cell>
          <table:table-cell office:value-type="float" office:value="-0.03741455" calcext:value-type="float">
            <text:p>-0.03741455</text:p>
          </table:table-cell>
          <table:table-cell office:value-type="float" office:value="0.6656799" calcext:value-type="float">
            <text:p>0.6656799</text:p>
          </table:table-cell>
          <table:table-cell office:value-type="float" office:value="0.4212952" calcext:value-type="float">
            <text:p>0.4212952</text:p>
          </table:table-cell>
          <table:table-cell office:value-type="float" office:value="0.9031067" calcext:value-type="float">
            <text:p>0.9031067</text:p>
          </table:table-cell>
          <table:table-cell office:value-type="float" office:value="0.7614746" calcext:value-type="float">
            <text:p>0.7614746</text:p>
          </table:table-cell>
          <table:table-cell office:value-type="float" office:value="1.270081" calcext:value-type="float">
            <text:p>1.270081</text:p>
          </table:table-cell>
          <table:table-cell office:value-type="float" office:value="1.171387" calcext:value-type="float">
            <text:p>1.171387</text:p>
          </table:table-cell>
          <table:table-cell office:value-type="float" office:value="1.671478" calcext:value-type="float">
            <text:p>1.671478</text:p>
          </table:table-cell>
          <table:table-cell office:value-type="float" office:value="1.604675" calcext:value-type="float">
            <text:p>1.604675</text:p>
          </table:table-cell>
          <table:table-cell office:value-type="float" office:value="2.321503" calcext:value-type="float">
            <text:p>2.321503</text:p>
          </table:table-cell>
          <table:table-cell office:value-type="float" office:value="2.278961" calcext:value-type="float">
            <text:p>2.278961</text:p>
          </table:table-cell>
          <table:table-cell office:value-type="float" office:value="3.509155" calcext:value-type="float">
            <text:p>3.509155</text:p>
          </table:table-cell>
          <table:table-cell office:value-type="float" office:value="3.452606" calcext:value-type="float">
            <text:p>3.452606</text:p>
          </table:table-cell>
          <table:table-cell office:value-type="float" office:value="4.894745" calcext:value-type="float">
            <text:p>4.894745</text:p>
          </table:table-cell>
          <table:table-cell office:value-type="float" office:value="4.827698" calcext:value-type="float">
            <text:p>4.827698</text:p>
          </table:table-cell>
          <table:table-cell office:value-type="float" office:value="5.970367" calcext:value-type="float">
            <text:p>5.970367</text:p>
          </table:table-cell>
          <table:table-cell office:value-type="float" office:value="5.901001" calcext:value-type="float">
            <text:p>5.901001</text:p>
          </table:table-cell>
          <table:table-cell office:value-type="float" office:value="6.872864" calcext:value-type="float">
            <text:p>6.872864</text:p>
          </table:table-cell>
          <table:table-cell office:value-type="float" office:value="6.804291" calcext:value-type="float">
            <text:p>6.804291</text:p>
          </table:table-cell>
          <table:table-cell office:value-type="float" office:value="7.618561" calcext:value-type="float">
            <text:p>7.618561</text:p>
          </table:table-cell>
          <table:table-cell office:value-type="float" office:value="7.550873" calcext:value-type="float">
            <text:p>7.550873</text:p>
          </table:table-cell>
          <table:table-cell office:value-type="float" office:value="8.050293" calcext:value-type="float">
            <text:p>8.050293</text:p>
          </table:table-cell>
          <table:table-cell office:value-type="float" office:value="7.98288" calcext:value-type="float">
            <text:p>7.98288</text:p>
          </table:table-cell>
          <table:table-cell office:value-type="float" office:value="4.073212" calcext:value-type="float">
            <text:p>4.073212</text:p>
          </table:table-cell>
          <table:table-cell office:value-type="float" office:value="-7.910889" calcext:value-type="float">
            <text:p>-7.9108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10.24642" calcext:value-type="float">
            <text:p>10.2464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5.00839" calcext:value-type="float">
            <text:p>-15.00839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722586" calcext:value-type="float">
            <text:p>0.1722586</text:p>
          </table:table-cell>
          <table:table-cell office:value-type="float" office:value="306.7605" calcext:value-type="float">
            <text:p>306.7605</text:p>
          </table:table-cell>
          <table:table-cell office:value-type="float" office:value="3.81" calcext:value-type="float">
            <text:p>3.81</text:p>
          </table:table-cell>
          <table:table-cell office:value-type="float" office:value="-0.2344055" calcext:value-type="float">
            <text:p>-0.2344055</text:p>
          </table:table-cell>
          <table:table-cell office:value-type="float" office:value="-3.123169" calcext:value-type="float">
            <text:p>-3.123169</text:p>
          </table:table-cell>
          <table:table-cell office:value-type="float" office:value="-0.08673096" calcext:value-type="float">
            <text:p>-0.08673096</text:p>
          </table:table-cell>
          <table:table-cell office:value-type="float" office:value="-0.4819946" calcext:value-type="float">
            <text:p>-0.4819946</text:p>
          </table:table-cell>
          <table:table-cell office:value-type="float" office:value="0.1933594" calcext:value-type="float">
            <text:p>0.1933594</text:p>
          </table:table-cell>
          <table:table-cell office:value-type="float" office:value="-0.03933716" calcext:value-type="float">
            <text:p>-0.03933716</text:p>
          </table:table-cell>
          <table:table-cell office:value-type="float" office:value="0.5281982" calcext:value-type="float">
            <text:p>0.5281982</text:p>
          </table:table-cell>
          <table:table-cell office:value-type="float" office:value="0.4061584" calcext:value-type="float">
            <text:p>0.4061584</text:p>
          </table:table-cell>
          <table:table-cell office:value-type="float" office:value="0.7983704" calcext:value-type="float">
            <text:p>0.7983704</text:p>
          </table:table-cell>
          <table:table-cell office:value-type="float" office:value="0.7368164" calcext:value-type="float">
            <text:p>0.7368164</text:p>
          </table:table-cell>
          <table:table-cell office:value-type="float" office:value="1.187286" calcext:value-type="float">
            <text:p>1.187286</text:p>
          </table:table-cell>
          <table:table-cell office:value-type="float" office:value="1.125275" calcext:value-type="float">
            <text:p>1.125275</text:p>
          </table:table-cell>
          <table:table-cell office:value-type="float" office:value="1.610748" calcext:value-type="float">
            <text:p>1.610748</text:p>
          </table:table-cell>
          <table:table-cell office:value-type="float" office:value="1.548706" calcext:value-type="float">
            <text:p>1.548706</text:p>
          </table:table-cell>
          <table:table-cell office:value-type="float" office:value="2.278595" calcext:value-type="float">
            <text:p>2.278595</text:p>
          </table:table-cell>
          <table:table-cell office:value-type="float" office:value="2.220856" calcext:value-type="float">
            <text:p>2.220856</text:p>
          </table:table-cell>
          <table:table-cell office:value-type="float" office:value="3.452026" calcext:value-type="float">
            <text:p>3.452026</text:p>
          </table:table-cell>
          <table:table-cell office:value-type="float" office:value="3.394501" calcext:value-type="float">
            <text:p>3.394501</text:p>
          </table:table-cell>
          <table:table-cell office:value-type="float" office:value="4.826996" calcext:value-type="float">
            <text:p>4.826996</text:p>
          </table:table-cell>
          <table:table-cell office:value-type="float" office:value="4.761536" calcext:value-type="float">
            <text:p>4.761536</text:p>
          </table:table-cell>
          <table:table-cell office:value-type="float" office:value="5.900269" calcext:value-type="float">
            <text:p>5.900269</text:p>
          </table:table-cell>
          <table:table-cell office:value-type="float" office:value="5.831879" calcext:value-type="float">
            <text:p>5.831879</text:p>
          </table:table-cell>
          <table:table-cell office:value-type="float" office:value="6.803558" calcext:value-type="float">
            <text:p>6.803558</text:p>
          </table:table-cell>
          <table:table-cell office:value-type="float" office:value="6.733978" calcext:value-type="float">
            <text:p>6.733978</text:p>
          </table:table-cell>
          <table:table-cell office:value-type="float" office:value="7.55014" calcext:value-type="float">
            <text:p>7.55014</text:p>
          </table:table-cell>
          <table:table-cell office:value-type="float" office:value="7.479218" calcext:value-type="float">
            <text:p>7.479218</text:p>
          </table:table-cell>
          <table:table-cell office:value-type="float" office:value="7.982208" calcext:value-type="float">
            <text:p>7.982208</text:p>
          </table:table-cell>
          <table:table-cell office:value-type="float" office:value="7.914703" calcext:value-type="float">
            <text:p>7.914703</text:p>
          </table:table-cell>
          <table:table-cell office:value-type="float" office:value="-0.4674683" calcext:value-type="float">
            <text:p>-0.4674683</text:p>
          </table:table-cell>
          <table:table-cell office:value-type="float" office:value="-7.284515" calcext:value-type="float">
            <text:p>-7.2845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8.399737" calcext:value-type="float">
            <text:p>8.399737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13.53536" calcext:value-type="float">
            <text:p>-13.53536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1937963" calcext:value-type="float">
            <text:p>0.1937963</text:p>
          </table:table-cell>
          <table:table-cell office:value-type="float" office:value="307.2665" calcext:value-type="float">
            <text:p>307.2665</text:p>
          </table:table-cell>
          <table:table-cell office:value-type="float" office:value="0" calcext:value-type="float">
            <text:p>0</text:p>
          </table:table-cell>
          <table:table-cell office:value-type="float" office:value="-0.3078003" calcext:value-type="float">
            <text:p>-0.3078003</text:p>
          </table:table-cell>
          <table:table-cell office:value-type="float" office:value="-0.5323486" calcext:value-type="float">
            <text:p>-0.5323486</text:p>
          </table:table-cell>
          <table:table-cell office:value-type="float" office:value="-0.09127808" calcext:value-type="float">
            <text:p>-0.09127808</text:p>
          </table:table-cell>
          <table:table-cell office:value-type="float" office:value="-0.1287537" calcext:value-type="float">
            <text:p>-0.1287537</text:p>
          </table:table-cell>
          <table:table-cell office:value-type="float" office:value="0.1920166" calcext:value-type="float">
            <text:p>0.1920166</text:p>
          </table:table-cell>
          <table:table-cell office:value-type="float" office:value="0.1680603" calcext:value-type="float">
            <text:p>0.1680603</text:p>
          </table:table-cell>
          <table:table-cell office:value-type="float" office:value="0.528595" calcext:value-type="float">
            <text:p>0.528595</text:p>
          </table:table-cell>
          <table:table-cell office:value-type="float" office:value="0.5155945" calcext:value-type="float">
            <text:p>0.5155945</text:p>
          </table:table-cell>
          <table:table-cell office:value-type="float" office:value="0.7998352" calcext:value-type="float">
            <text:p>0.7998352</text:p>
          </table:table-cell>
          <table:table-cell office:value-type="float" office:value="0.7921448" calcext:value-type="float">
            <text:p>0.7921448</text:p>
          </table:table-cell>
          <table:table-cell office:value-type="float" office:value="1.146484" calcext:value-type="float">
            <text:p>1.146484</text:p>
          </table:table-cell>
          <table:table-cell office:value-type="float" office:value="1.140503" calcext:value-type="float">
            <text:p>1.140503</text:p>
          </table:table-cell>
          <table:table-cell office:value-type="float" office:value="1.551086" calcext:value-type="float">
            <text:p>1.551086</text:p>
          </table:table-cell>
          <table:table-cell office:value-type="float" office:value="1.538269" calcext:value-type="float">
            <text:p>1.538269</text:p>
          </table:table-cell>
          <table:table-cell office:value-type="float" office:value="2.220428" calcext:value-type="float">
            <text:p>2.220428</text:p>
          </table:table-cell>
          <table:table-cell office:value-type="float" office:value="2.187622" calcext:value-type="float">
            <text:p>2.187622</text:p>
          </table:table-cell>
          <table:table-cell office:value-type="float" office:value="3.39389" calcext:value-type="float">
            <text:p>3.39389</text:p>
          </table:table-cell>
          <table:table-cell office:value-type="float" office:value="3.339539" calcext:value-type="float">
            <text:p>3.339539</text:p>
          </table:table-cell>
          <table:table-cell office:value-type="float" office:value="4.760895" calcext:value-type="float">
            <text:p>4.760895</text:p>
          </table:table-cell>
          <table:table-cell office:value-type="float" office:value="4.696564" calcext:value-type="float">
            <text:p>4.696564</text:p>
          </table:table-cell>
          <table:table-cell office:value-type="float" office:value="5.831146" calcext:value-type="float">
            <text:p>5.831146</text:p>
          </table:table-cell>
          <table:table-cell office:value-type="float" office:value="5.763702" calcext:value-type="float">
            <text:p>5.763702</text:p>
          </table:table-cell>
          <table:table-cell office:value-type="float" office:value="6.733215" calcext:value-type="float">
            <text:p>6.733215</text:p>
          </table:table-cell>
          <table:table-cell office:value-type="float" office:value="6.663452" calcext:value-type="float">
            <text:p>6.663452</text:p>
          </table:table-cell>
          <table:table-cell office:value-type="float" office:value="7.478485" calcext:value-type="float">
            <text:p>7.478485</text:p>
          </table:table-cell>
          <table:table-cell office:value-type="float" office:value="7.409363" calcext:value-type="float">
            <text:p>7.409363</text:p>
          </table:table-cell>
          <table:table-cell office:value-type="float" office:value="7.914001" calcext:value-type="float">
            <text:p>7.914001</text:p>
          </table:table-cell>
          <table:table-cell office:value-type="float" office:value="7.847534" calcext:value-type="float">
            <text:p>7.847534</text:p>
          </table:table-cell>
          <table:table-cell office:value-type="float" office:value="-0.712738" calcext:value-type="float">
            <text:p>-0.712738</text:p>
          </table:table-cell>
          <table:table-cell office:value-type="float" office:value="-1.671417" calcext:value-type="float">
            <text:p>-1.6714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10.56867" calcext:value-type="float">
            <text:p>10.56867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15.01673" calcext:value-type="float">
            <text:p>-15.01673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1721431" calcext:value-type="float">
            <text:p>0.1721431</text:p>
          </table:table-cell>
          <table:table-cell office:value-type="float" office:value="315.7996" calcext:value-type="float">
            <text:p>315.7996</text:p>
          </table:table-cell>
          <table:table-cell office:value-type="float" office:value="0.254" calcext:value-type="float">
            <text:p>0.254</text:p>
          </table:table-cell>
          <table:table-cell office:value-type="float" office:value="-0.1872864" calcext:value-type="float">
            <text:p>-0.1872864</text:p>
          </table:table-cell>
          <table:table-cell office:value-type="float" office:value="-0.6427917" calcext:value-type="float">
            <text:p>-0.6427917</text:p>
          </table:table-cell>
          <table:table-cell office:value-type="float" office:value="-0.06100464" calcext:value-type="float">
            <text:p>-0.06100464</text:p>
          </table:table-cell>
          <table:table-cell office:value-type="float" office:value="-0.1376648" calcext:value-type="float">
            <text:p>-0.1376648</text:p>
          </table:table-cell>
          <table:table-cell office:value-type="float" office:value="0.2112122" calcext:value-type="float">
            <text:p>0.2112122</text:p>
          </table:table-cell>
          <table:table-cell office:value-type="float" office:value="0.1584473" calcext:value-type="float">
            <text:p>0.1584473</text:p>
          </table:table-cell>
          <table:table-cell office:value-type="float" office:value="0.5354309" calcext:value-type="float">
            <text:p>0.5354309</text:p>
          </table:table-cell>
          <table:table-cell office:value-type="float" office:value="0.5047302" calcext:value-type="float">
            <text:p>0.5047302</text:p>
          </table:table-cell>
          <table:table-cell office:value-type="float" office:value="0.7967529" calcext:value-type="float">
            <text:p>0.7967529</text:p>
          </table:table-cell>
          <table:table-cell office:value-type="float" office:value="0.7793579" calcext:value-type="float">
            <text:p>0.7793579</text:p>
          </table:table-cell>
          <table:table-cell office:value-type="float" office:value="1.14032" calcext:value-type="float">
            <text:p>1.14032</text:p>
          </table:table-cell>
          <table:table-cell office:value-type="float" office:value="1.124847" calcext:value-type="float">
            <text:p>1.124847</text:p>
          </table:table-cell>
          <table:table-cell office:value-type="float" office:value="1.538116" calcext:value-type="float">
            <text:p>1.538116</text:p>
          </table:table-cell>
          <table:table-cell office:value-type="float" office:value="1.518829" calcext:value-type="float">
            <text:p>1.518829</text:p>
          </table:table-cell>
          <table:table-cell office:value-type="float" office:value="2.187286" calcext:value-type="float">
            <text:p>2.187286</text:p>
          </table:table-cell>
          <table:table-cell office:value-type="float" office:value="2.156677" calcext:value-type="float">
            <text:p>2.156677</text:p>
          </table:table-cell>
          <table:table-cell office:value-type="float" office:value="3.338989" calcext:value-type="float">
            <text:p>3.338989</text:p>
          </table:table-cell>
          <table:table-cell office:value-type="float" office:value="3.290222" calcext:value-type="float">
            <text:p>3.290222</text:p>
          </table:table-cell>
          <table:table-cell office:value-type="float" office:value="4.695892" calcext:value-type="float">
            <text:p>4.695892</text:p>
          </table:table-cell>
          <table:table-cell office:value-type="float" office:value="4.63385" calcext:value-type="float">
            <text:p>4.63385</text:p>
          </table:table-cell>
          <table:table-cell office:value-type="float" office:value="5.763" calcext:value-type="float">
            <text:p>5.763</text:p>
          </table:table-cell>
          <table:table-cell office:value-type="float" office:value="5.695984" calcext:value-type="float">
            <text:p>5.695984</text:p>
          </table:table-cell>
          <table:table-cell office:value-type="float" office:value="6.66272" calcext:value-type="float">
            <text:p>6.66272</text:p>
          </table:table-cell>
          <table:table-cell office:value-type="float" office:value="6.593445" calcext:value-type="float">
            <text:p>6.593445</text:p>
          </table:table-cell>
          <table:table-cell office:value-type="float" office:value="7.408661" calcext:value-type="float">
            <text:p>7.408661</text:p>
          </table:table-cell>
          <table:table-cell office:value-type="float" office:value="7.340149" calcext:value-type="float">
            <text:p>7.340149</text:p>
          </table:table-cell>
          <table:table-cell office:value-type="float" office:value="7.846832" calcext:value-type="float">
            <text:p>7.846832</text:p>
          </table:table-cell>
          <table:table-cell office:value-type="float" office:value="7.781677" calcext:value-type="float">
            <text:p>7.781677</text:p>
          </table:table-cell>
          <table:table-cell office:value-type="float" office:value="-0.3751221" calcext:value-type="float">
            <text:p>-0.3751221</text:p>
          </table:table-cell>
          <table:table-cell office:value-type="float" office:value="-2.069183" calcext:value-type="float">
            <text:p>-2.0691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10.57361" calcext:value-type="float">
            <text:p>10.57361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12.52924" calcext:value-type="float">
            <text:p>-12.52924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2098749" calcext:value-type="float">
            <text:p>0.2098749</text:p>
          </table:table-cell>
          <table:table-cell office:value-type="float" office:value="315.3141" calcext:value-type="float">
            <text:p>315.3141</text:p>
          </table:table-cell>
          <table:table-cell office:value-type="float" office:value="3.429" calcext:value-type="float">
            <text:p>3.429</text:p>
          </table:table-cell>
          <table:table-cell office:value-type="float" office:value="-0.1548767" calcext:value-type="float">
            <text:p>-0.1548767</text:p>
          </table:table-cell>
          <table:table-cell office:value-type="float" office:value="-0.538147" calcext:value-type="float">
            <text:p>-0.538147</text:p>
          </table:table-cell>
          <table:table-cell office:value-type="float" office:value="-0.04669189" calcext:value-type="float">
            <text:p>-0.04669189</text:p>
          </table:table-cell>
          <table:table-cell office:value-type="float" office:value="-0.1121521" calcext:value-type="float">
            <text:p>-0.1121521</text:p>
          </table:table-cell>
          <table:table-cell office:value-type="float" office:value="0.2211609" calcext:value-type="float">
            <text:p>0.2211609</text:p>
          </table:table-cell>
          <table:table-cell office:value-type="float" office:value="0.1750488" calcext:value-type="float">
            <text:p>0.1750488</text:p>
          </table:table-cell>
          <table:table-cell office:value-type="float" office:value="0.5396423" calcext:value-type="float">
            <text:p>0.5396423</text:p>
          </table:table-cell>
          <table:table-cell office:value-type="float" office:value="0.5121765" calcext:value-type="float">
            <text:p>0.5121765</text:p>
          </table:table-cell>
          <table:table-cell office:value-type="float" office:value="0.7960815" calcext:value-type="float">
            <text:p>0.7960815</text:p>
          </table:table-cell>
          <table:table-cell office:value-type="float" office:value="0.7801514" calcext:value-type="float">
            <text:p>0.7801514</text:p>
          </table:table-cell>
          <table:table-cell office:value-type="float" office:value="1.130127" calcext:value-type="float">
            <text:p>1.130127</text:p>
          </table:table-cell>
          <table:table-cell office:value-type="float" office:value="1.117706" calcext:value-type="float">
            <text:p>1.117706</text:p>
          </table:table-cell>
          <table:table-cell office:value-type="float" office:value="1.518799" calcext:value-type="float">
            <text:p>1.518799</text:p>
          </table:table-cell>
          <table:table-cell office:value-type="float" office:value="1.503693" calcext:value-type="float">
            <text:p>1.503693</text:p>
          </table:table-cell>
          <table:table-cell office:value-type="float" office:value="2.156433" calcext:value-type="float">
            <text:p>2.156433</text:p>
          </table:table-cell>
          <table:table-cell office:value-type="float" office:value="2.129425" calcext:value-type="float">
            <text:p>2.129425</text:p>
          </table:table-cell>
          <table:table-cell office:value-type="float" office:value="3.289734" calcext:value-type="float">
            <text:p>3.289734</text:p>
          </table:table-cell>
          <table:table-cell office:value-type="float" office:value="3.244537" calcext:value-type="float">
            <text:p>3.244537</text:p>
          </table:table-cell>
          <table:table-cell office:value-type="float" office:value="4.63324" calcext:value-type="float">
            <text:p>4.63324</text:p>
          </table:table-cell>
          <table:table-cell office:value-type="float" office:value="4.573364" calcext:value-type="float">
            <text:p>4.573364</text:p>
          </table:table-cell>
          <table:table-cell office:value-type="float" office:value="5.695312" calcext:value-type="float">
            <text:p>5.695312</text:p>
          </table:table-cell>
          <table:table-cell office:value-type="float" office:value="5.629791" calcext:value-type="float">
            <text:p>5.629791</text:p>
          </table:table-cell>
          <table:table-cell office:value-type="float" office:value="6.592743" calcext:value-type="float">
            <text:p>6.592743</text:p>
          </table:table-cell>
          <table:table-cell office:value-type="float" office:value="6.524567" calcext:value-type="float">
            <text:p>6.524567</text:p>
          </table:table-cell>
          <table:table-cell office:value-type="float" office:value="7.339447" calcext:value-type="float">
            <text:p>7.339447</text:p>
          </table:table-cell>
          <table:table-cell office:value-type="float" office:value="7.271576" calcext:value-type="float">
            <text:p>7.271576</text:p>
          </table:table-cell>
          <table:table-cell office:value-type="float" office:value="7.780975" calcext:value-type="float">
            <text:p>7.780975</text:p>
          </table:table-cell>
          <table:table-cell office:value-type="float" office:value="7.716064" calcext:value-type="float">
            <text:p>7.716064</text:p>
          </table:table-cell>
          <table:table-cell office:value-type="float" office:value="-0.3279419" calcext:value-type="float">
            <text:p>-0.3279419</text:p>
          </table:table-cell>
          <table:table-cell office:value-type="float" office:value="-1.783112" calcext:value-type="float">
            <text:p>-1.783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3.348194" calcext:value-type="float">
            <text:p>3.348194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3.833143" calcext:value-type="float">
            <text:p>-3.833143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77224" calcext:value-type="float">
            <text:p>0.4077224</text:p>
          </table:table-cell>
          <table:table-cell office:value-type="float" office:value="317.0462" calcext:value-type="float">
            <text:p>317.0462</text:p>
          </table:table-cell>
          <table:table-cell office:value-type="float" office:value="8.128" calcext:value-type="float">
            <text:p>8.128</text:p>
          </table:table-cell>
          <table:table-cell office:value-type="float" office:value="-0.2010193" calcext:value-type="float">
            <text:p>-0.2010193</text:p>
          </table:table-cell>
          <table:table-cell office:value-type="float" office:value="-0.3622437" calcext:value-type="float">
            <text:p>-0.3622437</text:p>
          </table:table-cell>
          <table:table-cell office:value-type="float" office:value="-0.0451355" calcext:value-type="float">
            <text:p>-0.0451355</text:p>
          </table:table-cell>
          <table:table-cell office:value-type="float" office:value="-0.07409668" calcext:value-type="float">
            <text:p>-0.07409668</text:p>
          </table:table-cell>
          <table:table-cell office:value-type="float" office:value="0.223877" calcext:value-type="float">
            <text:p>0.223877</text:p>
          </table:table-cell>
          <table:table-cell office:value-type="float" office:value="0.2071838" calcext:value-type="float">
            <text:p>0.2071838</text:p>
          </table:table-cell>
          <table:table-cell office:value-type="float" office:value="0.5410156" calcext:value-type="float">
            <text:p>0.5410156</text:p>
          </table:table-cell>
          <table:table-cell office:value-type="float" office:value="0.5328369" calcext:value-type="float">
            <text:p>0.5328369</text:p>
          </table:table-cell>
          <table:table-cell office:value-type="float" office:value="0.796051" calcext:value-type="float">
            <text:p>0.796051</text:p>
          </table:table-cell>
          <table:table-cell office:value-type="float" office:value="0.7919617" calcext:value-type="float">
            <text:p>0.7919617</text:p>
          </table:table-cell>
          <table:table-cell office:value-type="float" office:value="1.122772" calcext:value-type="float">
            <text:p>1.122772</text:p>
          </table:table-cell>
          <table:table-cell office:value-type="float" office:value="1.118439" calcext:value-type="float">
            <text:p>1.118439</text:p>
          </table:table-cell>
          <table:table-cell office:value-type="float" office:value="1.503693" calcext:value-type="float">
            <text:p>1.503693</text:p>
          </table:table-cell>
          <table:table-cell office:value-type="float" office:value="1.493408" calcext:value-type="float">
            <text:p>1.493408</text:p>
          </table:table-cell>
          <table:table-cell office:value-type="float" office:value="2.129211" calcext:value-type="float">
            <text:p>2.129211</text:p>
          </table:table-cell>
          <table:table-cell office:value-type="float" office:value="2.107086" calcext:value-type="float">
            <text:p>2.107086</text:p>
          </table:table-cell>
          <table:table-cell office:value-type="float" office:value="3.24408" calcext:value-type="float">
            <text:p>3.24408</text:p>
          </table:table-cell>
          <table:table-cell office:value-type="float" office:value="3.202454" calcext:value-type="float">
            <text:p>3.202454</text:p>
          </table:table-cell>
          <table:table-cell office:value-type="float" office:value="4.572754" calcext:value-type="float">
            <text:p>4.572754</text:p>
          </table:table-cell>
          <table:table-cell office:value-type="float" office:value="4.515106" calcext:value-type="float">
            <text:p>4.515106</text:p>
          </table:table-cell>
          <table:table-cell office:value-type="float" office:value="5.62912" calcext:value-type="float">
            <text:p>5.62912</text:p>
          </table:table-cell>
          <table:table-cell office:value-type="float" office:value="5.564606" calcext:value-type="float">
            <text:p>5.564606</text:p>
          </table:table-cell>
          <table:table-cell office:value-type="float" office:value="6.523834" calcext:value-type="float">
            <text:p>6.523834</text:p>
          </table:table-cell>
          <table:table-cell office:value-type="float" office:value="6.456268" calcext:value-type="float">
            <text:p>6.456268</text:p>
          </table:table-cell>
          <table:table-cell office:value-type="float" office:value="7.270844" calcext:value-type="float">
            <text:p>7.270844</text:p>
          </table:table-cell>
          <table:table-cell office:value-type="float" office:value="7.204102" calcext:value-type="float">
            <text:p>7.204102</text:p>
          </table:table-cell>
          <table:table-cell office:value-type="float" office:value="7.715363" calcext:value-type="float">
            <text:p>7.715363</text:p>
          </table:table-cell>
          <table:table-cell office:value-type="float" office:value="7.651306" calcext:value-type="float">
            <text:p>7.651306</text:p>
          </table:table-cell>
          <table:table-cell office:value-type="float" office:value="-0.4981995" calcext:value-type="float">
            <text:p>-0.4981995</text:p>
          </table:table-cell>
          <table:table-cell office:value-type="float" office:value="-1.051483" calcext:value-type="float">
            <text:p>-1.0514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3.12278" calcext:value-type="float">
            <text:p>3.12278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3.868629" calcext:value-type="float">
            <text:p>-3.868629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66543" calcext:value-type="float">
            <text:p>0.4066543</text:p>
          </table:table-cell>
          <table:table-cell office:value-type="float" office:value="319.5124" calcext:value-type="float">
            <text:p>319.5124</text:p>
          </table:table-cell>
          <table:table-cell office:value-type="float" office:value="0.381" calcext:value-type="float">
            <text:p>0.381</text:p>
          </table:table-cell>
          <table:table-cell office:value-type="float" office:value="-0.1686401" calcext:value-type="float">
            <text:p>-0.1686401</text:p>
          </table:table-cell>
          <table:table-cell office:value-type="float" office:value="-0.213562" calcext:value-type="float">
            <text:p>-0.213562</text:p>
          </table:table-cell>
          <table:table-cell office:value-type="float" office:value="-0.03692627" calcext:value-type="float">
            <text:p>-0.03692627</text:p>
          </table:table-cell>
          <table:table-cell office:value-type="float" office:value="-0.0463562" calcext:value-type="float">
            <text:p>-0.0463562</text:p>
          </table:table-cell>
          <table:table-cell office:value-type="float" office:value="0.22995" calcext:value-type="float">
            <text:p>0.22995</text:p>
          </table:table-cell>
          <table:table-cell office:value-type="float" office:value="0.2233887" calcext:value-type="float">
            <text:p>0.2233887</text:p>
          </table:table-cell>
          <table:table-cell office:value-type="float" office:value="0.5432434" calcext:value-type="float">
            <text:p>0.5432434</text:p>
          </table:table-cell>
          <table:table-cell office:value-type="float" office:value="0.5403748" calcext:value-type="float">
            <text:p>0.5403748</text:p>
          </table:table-cell>
          <table:table-cell office:value-type="float" office:value="0.7953491" calcext:value-type="float">
            <text:p>0.7953491</text:p>
          </table:table-cell>
          <table:table-cell office:value-type="float" office:value="0.7937622" calcext:value-type="float">
            <text:p>0.7937622</text:p>
          </table:table-cell>
          <table:table-cell office:value-type="float" office:value="1.118439" calcext:value-type="float">
            <text:p>1.118439</text:p>
          </table:table-cell>
          <table:table-cell office:value-type="float" office:value="1.112854" calcext:value-type="float">
            <text:p>1.112854</text:p>
          </table:table-cell>
          <table:table-cell office:value-type="float" office:value="1.493317" calcext:value-type="float">
            <text:p>1.493317</text:p>
          </table:table-cell>
          <table:table-cell office:value-type="float" office:value="1.482239" calcext:value-type="float">
            <text:p>1.482239</text:p>
          </table:table-cell>
          <table:table-cell office:value-type="float" office:value="2.106873" calcext:value-type="float">
            <text:p>2.106873</text:p>
          </table:table-cell>
          <table:table-cell office:value-type="float" office:value="2.08606" calcext:value-type="float">
            <text:p>2.08606</text:p>
          </table:table-cell>
          <table:table-cell office:value-type="float" office:value="3.202026" calcext:value-type="float">
            <text:p>3.202026</text:p>
          </table:table-cell>
          <table:table-cell office:value-type="float" office:value="3.163605" calcext:value-type="float">
            <text:p>3.163605</text:p>
          </table:table-cell>
          <table:table-cell office:value-type="float" office:value="4.514526" calcext:value-type="float">
            <text:p>4.514526</text:p>
          </table:table-cell>
          <table:table-cell office:value-type="float" office:value="4.459412" calcext:value-type="float">
            <text:p>4.459412</text:p>
          </table:table-cell>
          <table:table-cell office:value-type="float" office:value="5.563934" calcext:value-type="float">
            <text:p>5.563934</text:p>
          </table:table-cell>
          <table:table-cell office:value-type="float" office:value="5.50116" calcext:value-type="float">
            <text:p>5.50116</text:p>
          </table:table-cell>
          <table:table-cell office:value-type="float" office:value="6.455566" calcext:value-type="float">
            <text:p>6.455566</text:p>
          </table:table-cell>
          <table:table-cell office:value-type="float" office:value="6.388763" calcext:value-type="float">
            <text:p>6.388763</text:p>
          </table:table-cell>
          <table:table-cell office:value-type="float" office:value="7.203369" calcext:value-type="float">
            <text:p>7.203369</text:p>
          </table:table-cell>
          <table:table-cell office:value-type="float" office:value="7.137024" calcext:value-type="float">
            <text:p>7.137024</text:p>
          </table:table-cell>
          <table:table-cell office:value-type="float" office:value="7.650635" calcext:value-type="float">
            <text:p>7.650635</text:p>
          </table:table-cell>
          <table:table-cell office:value-type="float" office:value="7.586792" calcext:value-type="float">
            <text:p>7.586792</text:p>
          </table:table-cell>
          <table:table-cell office:value-type="float" office:value="-0.4329834" calcext:value-type="float">
            <text:p>-0.4329834</text:p>
          </table:table-cell>
          <table:table-cell office:value-type="float" office:value="-0.5486145" calcext:value-type="float">
            <text:p>-0.54861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6.721342" calcext:value-type="float">
            <text:p>6.721342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7.829183" calcext:value-type="float">
            <text:p>-7.829183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935334" calcext:value-type="float">
            <text:p>0.2935334</text:p>
          </table:table-cell>
          <table:table-cell office:value-type="float" office:value="320.5906" calcext:value-type="float">
            <text:p>320.5906</text:p>
          </table:table-cell>
          <table:table-cell office:value-type="float" office:value="0" calcext:value-type="float">
            <text:p>0</text:p>
          </table:table-cell>
          <table:table-cell office:value-type="float" office:value="-0.1080322" calcext:value-type="float">
            <text:p>-0.1080322</text:p>
          </table:table-cell>
          <table:table-cell office:value-type="float" office:value="-0.2022095" calcext:value-type="float">
            <text:p>-0.2022095</text:p>
          </table:table-cell>
          <table:table-cell office:value-type="float" office:value="-0.02410889" calcext:value-type="float">
            <text:p>-0.02410889</text:p>
          </table:table-cell>
          <table:table-cell office:value-type="float" office:value="-0.0395813" calcext:value-type="float">
            <text:p>-0.0395813</text:p>
          </table:table-cell>
          <table:table-cell office:value-type="float" office:value="0.2388611" calcext:value-type="float">
            <text:p>0.2388611</text:p>
          </table:table-cell>
          <table:table-cell office:value-type="float" office:value="0.2296448" calcext:value-type="float">
            <text:p>0.2296448</text:p>
          </table:table-cell>
          <table:table-cell office:value-type="float" office:value="0.5461426" calcext:value-type="float">
            <text:p>0.5461426</text:p>
          </table:table-cell>
          <table:table-cell office:value-type="float" office:value="0.5419006" calcext:value-type="float">
            <text:p>0.5419006</text:p>
          </table:table-cell>
          <table:table-cell office:value-type="float" office:value="0.7940979" calcext:value-type="float">
            <text:p>0.7940979</text:p>
          </table:table-cell>
          <table:table-cell office:value-type="float" office:value="0.7911682" calcext:value-type="float">
            <text:p>0.7911682</text:p>
          </table:table-cell>
          <table:table-cell office:value-type="float" office:value="1.112793" calcext:value-type="float">
            <text:p>1.112793</text:p>
          </table:table-cell>
          <table:table-cell office:value-type="float" office:value="1.106262" calcext:value-type="float">
            <text:p>1.106262</text:p>
          </table:table-cell>
          <table:table-cell office:value-type="float" office:value="1.482147" calcext:value-type="float">
            <text:p>1.482147</text:p>
          </table:table-cell>
          <table:table-cell office:value-type="float" office:value="1.470093" calcext:value-type="float">
            <text:p>1.470093</text:p>
          </table:table-cell>
          <table:table-cell office:value-type="float" office:value="2.085846" calcext:value-type="float">
            <text:p>2.085846</text:p>
          </table:table-cell>
          <table:table-cell office:value-type="float" office:value="2.065308" calcext:value-type="float">
            <text:p>2.065308</text:p>
          </table:table-cell>
          <table:table-cell office:value-type="float" office:value="3.163239" calcext:value-type="float">
            <text:p>3.163239</text:p>
          </table:table-cell>
          <table:table-cell office:value-type="float" office:value="3.126831" calcext:value-type="float">
            <text:p>3.126831</text:p>
          </table:table-cell>
          <table:table-cell office:value-type="float" office:value="4.458862" calcext:value-type="float">
            <text:p>4.458862</text:p>
          </table:table-cell>
          <table:table-cell office:value-type="float" office:value="4.405945" calcext:value-type="float">
            <text:p>4.405945</text:p>
          </table:table-cell>
          <table:table-cell office:value-type="float" office:value="5.500519" calcext:value-type="float">
            <text:p>5.500519</text:p>
          </table:table-cell>
          <table:table-cell office:value-type="float" office:value="5.439728" calcext:value-type="float">
            <text:p>5.439728</text:p>
          </table:table-cell>
          <table:table-cell office:value-type="float" office:value="6.388092" calcext:value-type="float">
            <text:p>6.388092</text:p>
          </table:table-cell>
          <table:table-cell office:value-type="float" office:value="6.322845" calcext:value-type="float">
            <text:p>6.322845</text:p>
          </table:table-cell>
          <table:table-cell office:value-type="float" office:value="7.136322" calcext:value-type="float">
            <text:p>7.136322</text:p>
          </table:table-cell>
          <table:table-cell office:value-type="float" office:value="7.07077" calcext:value-type="float">
            <text:p>7.07077</text:p>
          </table:table-cell>
          <table:table-cell office:value-type="float" office:value="7.586121" calcext:value-type="float">
            <text:p>7.586121</text:p>
          </table:table-cell>
          <table:table-cell office:value-type="float" office:value="7.523529" calcext:value-type="float">
            <text:p>7.523529</text:p>
          </table:table-cell>
          <table:table-cell office:value-type="float" office:value="-0.2385559" calcext:value-type="float">
            <text:p>-0.2385559</text:p>
          </table:table-cell>
          <table:table-cell office:value-type="float" office:value="-0.6221008" calcext:value-type="float">
            <text:p>-0.62210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11.11586" calcext:value-type="float">
            <text:p>11.11586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6.79636" calcext:value-type="float">
            <text:p>-16.79636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1457599" calcext:value-type="float">
            <text:p>0.1457599</text:p>
          </table:table-cell>
          <table:table-cell office:value-type="float" office:value="327.6288" calcext:value-type="float">
            <text:p>327.6288</text:p>
          </table:table-cell>
          <table:table-cell office:value-type="float" office:value="0" calcext:value-type="float">
            <text:p>0</text:p>
          </table:table-cell>
          <table:table-cell office:value-type="float" office:value="-0.1145935" calcext:value-type="float">
            <text:p>-0.1145935</text:p>
          </table:table-cell>
          <table:table-cell office:value-type="float" office:value="-0.2955933" calcext:value-type="float">
            <text:p>-0.2955933</text:p>
          </table:table-cell>
          <table:table-cell office:value-type="float" office:value="-0.02450562" calcext:value-type="float">
            <text:p>-0.02450562</text:p>
          </table:table-cell>
          <table:table-cell office:value-type="float" office:value="-0.05484009" calcext:value-type="float">
            <text:p>-0.05484009</text:p>
          </table:table-cell>
          <table:table-cell office:value-type="float" office:value="0.2389526" calcext:value-type="float">
            <text:p>0.2389526</text:p>
          </table:table-cell>
          <table:table-cell office:value-type="float" office:value="0.2176208" calcext:value-type="float">
            <text:p>0.2176208</text:p>
          </table:table-cell>
          <table:table-cell office:value-type="float" office:value="0.5462646" calcext:value-type="float">
            <text:p>0.5462646</text:p>
          </table:table-cell>
          <table:table-cell office:value-type="float" office:value="0.529541" calcext:value-type="float">
            <text:p>0.529541</text:p>
          </table:table-cell>
          <table:table-cell office:value-type="float" office:value="0.7927856" calcext:value-type="float">
            <text:p>0.7927856</text:p>
          </table:table-cell>
          <table:table-cell office:value-type="float" office:value="0.7775574" calcext:value-type="float">
            <text:p>0.7775574</text:p>
          </table:table-cell>
          <table:table-cell office:value-type="float" office:value="1.106232" calcext:value-type="float">
            <text:p>1.106232</text:p>
          </table:table-cell>
          <table:table-cell office:value-type="float" office:value="1.091827" calcext:value-type="float">
            <text:p>1.091827</text:p>
          </table:table-cell>
          <table:table-cell office:value-type="float" office:value="1.470001" calcext:value-type="float">
            <text:p>1.470001</text:p>
          </table:table-cell>
          <table:table-cell office:value-type="float" office:value="1.453827" calcext:value-type="float">
            <text:p>1.453827</text:p>
          </table:table-cell>
          <table:table-cell office:value-type="float" office:value="2.065094" calcext:value-type="float">
            <text:p>2.065094</text:p>
          </table:table-cell>
          <table:table-cell office:value-type="float" office:value="2.044098" calcext:value-type="float">
            <text:p>2.044098</text:p>
          </table:table-cell>
          <table:table-cell office:value-type="float" office:value="3.126465" calcext:value-type="float">
            <text:p>3.126465</text:p>
          </table:table-cell>
          <table:table-cell office:value-type="float" office:value="3.091553" calcext:value-type="float">
            <text:p>3.091553</text:p>
          </table:table-cell>
          <table:table-cell office:value-type="float" office:value="4.405426" calcext:value-type="float">
            <text:p>4.405426</text:p>
          </table:table-cell>
          <table:table-cell office:value-type="float" office:value="4.354645" calcext:value-type="float">
            <text:p>4.354645</text:p>
          </table:table-cell>
          <table:table-cell office:value-type="float" office:value="5.439117" calcext:value-type="float">
            <text:p>5.439117</text:p>
          </table:table-cell>
          <table:table-cell office:value-type="float" office:value="5.37973" calcext:value-type="float">
            <text:p>5.37973</text:p>
          </table:table-cell>
          <table:table-cell office:value-type="float" office:value="6.322174" calcext:value-type="float">
            <text:p>6.322174</text:p>
          </table:table-cell>
          <table:table-cell office:value-type="float" office:value="6.258698" calcext:value-type="float">
            <text:p>6.258698</text:p>
          </table:table-cell>
          <table:table-cell office:value-type="float" office:value="7.070099" calcext:value-type="float">
            <text:p>7.070099</text:p>
          </table:table-cell>
          <table:table-cell office:value-type="float" office:value="7.005554" calcext:value-type="float">
            <text:p>7.005554</text:p>
          </table:table-cell>
          <table:table-cell office:value-type="float" office:value="7.522888" calcext:value-type="float">
            <text:p>7.522888</text:p>
          </table:table-cell>
          <table:table-cell office:value-type="float" office:value="7.460938" calcext:value-type="float">
            <text:p>7.460938</text:p>
          </table:table-cell>
          <table:table-cell office:value-type="float" office:value="-0.2704163" calcext:value-type="float">
            <text:p>-0.2704163</text:p>
          </table:table-cell>
          <table:table-cell office:value-type="float" office:value="-0.9992065" calcext:value-type="float">
            <text:p>-0.99920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.43035" calcext:value-type="float">
            <text:p>12.43035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23.4881" calcext:value-type="float">
            <text:p>-23.4881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08509428" calcext:value-type="float">
            <text:p>0.08509428</text:p>
          </table:table-cell>
          <table:table-cell office:value-type="float" office:value="322.0728" calcext:value-type="float">
            <text:p>322.0728</text:p>
          </table:table-cell>
          <table:table-cell office:value-type="float" office:value="0" calcext:value-type="float">
            <text:p>0</text:p>
          </table:table-cell>
          <table:table-cell office:value-type="float" office:value="-0.3018799" calcext:value-type="float">
            <text:p>-0.3018799</text:p>
          </table:table-cell>
          <table:table-cell office:value-type="float" office:value="-0.4943237" calcext:value-type="float">
            <text:p>-0.4943237</text:p>
          </table:table-cell>
          <table:table-cell office:value-type="float" office:value="-0.05578613" calcext:value-type="float">
            <text:p>-0.05578613</text:p>
          </table:table-cell>
          <table:table-cell office:value-type="float" office:value="-0.08987427" calcext:value-type="float">
            <text:p>-0.08987427</text:p>
          </table:table-cell>
          <table:table-cell office:value-type="float" office:value="0.2169495" calcext:value-type="float">
            <text:p>0.2169495</text:p>
          </table:table-cell>
          <table:table-cell office:value-type="float" office:value="0.1861877" calcext:value-type="float">
            <text:p>0.1861877</text:p>
          </table:table-cell>
          <table:table-cell office:value-type="float" office:value="0.5291443" calcext:value-type="float">
            <text:p>0.5291443</text:p>
          </table:table-cell>
          <table:table-cell office:value-type="float" office:value="0.5003357" calcext:value-type="float">
            <text:p>0.5003357</text:p>
          </table:table-cell>
          <table:table-cell office:value-type="float" office:value="0.7772522" calcext:value-type="float">
            <text:p>0.7772522</text:p>
          </table:table-cell>
          <table:table-cell office:value-type="float" office:value="0.7496948" calcext:value-type="float">
            <text:p>0.7496948</text:p>
          </table:table-cell>
          <table:table-cell office:value-type="float" office:value="1.091644" calcext:value-type="float">
            <text:p>1.091644</text:p>
          </table:table-cell>
          <table:table-cell office:value-type="float" office:value="1.065094" calcext:value-type="float">
            <text:p>1.065094</text:p>
          </table:table-cell>
          <table:table-cell office:value-type="float" office:value="1.453613" calcext:value-type="float">
            <text:p>1.453613</text:p>
          </table:table-cell>
          <table:table-cell office:value-type="float" office:value="1.427704" calcext:value-type="float">
            <text:p>1.427704</text:p>
          </table:table-cell>
          <table:table-cell office:value-type="float" office:value="2.043884" calcext:value-type="float">
            <text:p>2.043884</text:p>
          </table:table-cell>
          <table:table-cell office:value-type="float" office:value="2.017822" calcext:value-type="float">
            <text:p>2.017822</text:p>
          </table:table-cell>
          <table:table-cell office:value-type="float" office:value="3.091187" calcext:value-type="float">
            <text:p>3.091187</text:p>
          </table:table-cell>
          <table:table-cell office:value-type="float" office:value="3.056335" calcext:value-type="float">
            <text:p>3.056335</text:p>
          </table:table-cell>
          <table:table-cell office:value-type="float" office:value="4.354156" calcext:value-type="float">
            <text:p>4.354156</text:p>
          </table:table-cell>
          <table:table-cell office:value-type="float" office:value="4.305145" calcext:value-type="float">
            <text:p>4.305145</text:p>
          </table:table-cell>
          <table:table-cell office:value-type="float" office:value="5.37912" calcext:value-type="float">
            <text:p>5.37912</text:p>
          </table:table-cell>
          <table:table-cell office:value-type="float" office:value="5.321198" calcext:value-type="float">
            <text:p>5.321198</text:p>
          </table:table-cell>
          <table:table-cell office:value-type="float" office:value="6.258026" calcext:value-type="float">
            <text:p>6.258026</text:p>
          </table:table-cell>
          <table:table-cell office:value-type="float" office:value="6.194183" calcext:value-type="float">
            <text:p>6.194183</text:p>
          </table:table-cell>
          <table:table-cell office:value-type="float" office:value="7.004913" calcext:value-type="float">
            <text:p>7.004913</text:p>
          </table:table-cell>
          <table:table-cell office:value-type="float" office:value="6.941071" calcext:value-type="float">
            <text:p>6.941071</text:p>
          </table:table-cell>
          <table:table-cell office:value-type="float" office:value="7.460297" calcext:value-type="float">
            <text:p>7.460297</text:p>
          </table:table-cell>
          <table:table-cell office:value-type="float" office:value="7.398926" calcext:value-type="float">
            <text:p>7.398926</text:p>
          </table:table-cell>
          <table:table-cell office:value-type="float" office:value="-1.01889" calcext:value-type="float">
            <text:p>-1.01889</text:p>
          </table:table-cell>
          <table:table-cell office:value-type="float" office:value="-1.781891" calcext:value-type="float">
            <text:p>-1.781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12.65014" calcext:value-type="float">
            <text:p>12.65014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1.45085" calcext:value-type="float">
            <text:p>-21.45085</text:p>
          </table:table-cell>
          <table:table-cell office:value-type="float" office:value="0.7820684" calcext:value-type="float">
            <text:p>0.7820684</text:p>
          </table:table-cell>
          <table:table-cell office:value-type="float" office:value="0.1012434" calcext:value-type="float">
            <text:p>0.1012434</text:p>
          </table:table-cell>
          <table:table-cell office:value-type="float" office:value="316.5528" calcext:value-type="float">
            <text:p>316.5528</text:p>
          </table:table-cell>
          <table:table-cell office:value-type="float" office:value="0" calcext:value-type="float">
            <text:p>0</text:p>
          </table:table-cell>
          <table:table-cell office:value-type="float" office:value="-0.03701782" calcext:value-type="float">
            <text:p>-0.03701782</text:p>
          </table:table-cell>
          <table:table-cell office:value-type="float" office:value="-0.637085" calcext:value-type="float">
            <text:p>-0.637085</text:p>
          </table:table-cell>
          <table:table-cell office:value-type="float" office:value="-0.0267334" calcext:value-type="float">
            <text:p>-0.0267334</text:p>
          </table:table-cell>
          <table:table-cell office:value-type="float" office:value="-0.1202698" calcext:value-type="float">
            <text:p>-0.1202698</text:p>
          </table:table-cell>
          <table:table-cell office:value-type="float" office:value="0.2171021" calcext:value-type="float">
            <text:p>0.2171021</text:p>
          </table:table-cell>
          <table:table-cell office:value-type="float" office:value="0.157196" calcext:value-type="float">
            <text:p>0.157196</text:p>
          </table:table-cell>
          <table:table-cell office:value-type="float" office:value="0.5098267" calcext:value-type="float">
            <text:p>0.5098267</text:p>
          </table:table-cell>
          <table:table-cell office:value-type="float" office:value="0.4751892" calcext:value-type="float">
            <text:p>0.4751892</text:p>
          </table:table-cell>
          <table:table-cell office:value-type="float" office:value="0.7493591" calcext:value-type="float">
            <text:p>0.7493591</text:p>
          </table:table-cell>
          <table:table-cell office:value-type="float" office:value="0.727417" calcext:value-type="float">
            <text:p>0.727417</text:p>
          </table:table-cell>
          <table:table-cell office:value-type="float" office:value="1.06485" calcext:value-type="float">
            <text:p>1.06485</text:p>
          </table:table-cell>
          <table:table-cell office:value-type="float" office:value="1.039886" calcext:value-type="float">
            <text:p>1.039886</text:p>
          </table:table-cell>
          <table:table-cell office:value-type="float" office:value="1.427521" calcext:value-type="float">
            <text:p>1.427521</text:p>
          </table:table-cell>
          <table:table-cell office:value-type="float" office:value="1.399567" calcext:value-type="float">
            <text:p>1.399567</text:p>
          </table:table-cell>
          <table:table-cell office:value-type="float" office:value="2.017517" calcext:value-type="float">
            <text:p>2.017517</text:p>
          </table:table-cell>
          <table:table-cell office:value-type="float" office:value="1.986328" calcext:value-type="float">
            <text:p>1.986328</text:p>
          </table:table-cell>
          <table:table-cell office:value-type="float" office:value="3.055969" calcext:value-type="float">
            <text:p>3.055969</text:p>
          </table:table-cell>
          <table:table-cell office:value-type="float" office:value="3.019836" calcext:value-type="float">
            <text:p>3.019836</text:p>
          </table:table-cell>
          <table:table-cell office:value-type="float" office:value="4.304657" calcext:value-type="float">
            <text:p>4.304657</text:p>
          </table:table-cell>
          <table:table-cell office:value-type="float" office:value="4.256744" calcext:value-type="float">
            <text:p>4.256744</text:p>
          </table:table-cell>
          <table:table-cell office:value-type="float" office:value="5.320587" calcext:value-type="float">
            <text:p>5.320587</text:p>
          </table:table-cell>
          <table:table-cell office:value-type="float" office:value="5.263794" calcext:value-type="float">
            <text:p>5.263794</text:p>
          </table:table-cell>
          <table:table-cell office:value-type="float" office:value="6.193481" calcext:value-type="float">
            <text:p>6.193481</text:p>
          </table:table-cell>
          <table:table-cell office:value-type="float" office:value="6.131683" calcext:value-type="float">
            <text:p>6.131683</text:p>
          </table:table-cell>
          <table:table-cell office:value-type="float" office:value="6.940369" calcext:value-type="float">
            <text:p>6.940369</text:p>
          </table:table-cell>
          <table:table-cell office:value-type="float" office:value="6.877716" calcext:value-type="float">
            <text:p>6.877716</text:p>
          </table:table-cell>
          <table:table-cell office:value-type="float" office:value="7.398285" calcext:value-type="float">
            <text:p>7.398285</text:p>
          </table:table-cell>
          <table:table-cell office:value-type="float" office:value="7.337677" calcext:value-type="float">
            <text:p>7.337677</text:p>
          </table:table-cell>
          <table:table-cell office:value-type="float" office:value="-0.0647583" calcext:value-type="float">
            <text:p>-0.0647583</text:p>
          </table:table-cell>
          <table:table-cell office:value-type="float" office:value="-2.203186" calcext:value-type="float">
            <text:p>-2.2031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9.455064" calcext:value-type="float">
            <text:p>9.455064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5.429086" calcext:value-type="float">
            <text:p>-5.429086</text:p>
          </table:table-cell>
          <table:table-cell office:value-type="float" office:value="0.6664237" calcext:value-type="float">
            <text:p>0.6664237</text:p>
          </table:table-cell>
          <table:table-cell office:value-type="float" office:value="0.3621087" calcext:value-type="float">
            <text:p>0.3621087</text:p>
          </table:table-cell>
          <table:table-cell office:value-type="float" office:value="317.4926" calcext:value-type="float">
            <text:p>317.4926</text:p>
          </table:table-cell>
          <table:table-cell office:value-type="float" office:value="0" calcext:value-type="float">
            <text:p>0</text:p>
          </table:table-cell>
          <table:table-cell office:value-type="float" office:value="-0.03570557" calcext:value-type="float">
            <text:p>-0.03570557</text:p>
          </table:table-cell>
          <table:table-cell office:value-type="float" office:value="-0.2081299" calcext:value-type="float">
            <text:p>-0.2081299</text:p>
          </table:table-cell>
          <table:table-cell office:value-type="float" office:value="-0.01681519" calcext:value-type="float">
            <text:p>-0.01681519</text:p>
          </table:table-cell>
          <table:table-cell office:value-type="float" office:value="-0.04592896" calcext:value-type="float">
            <text:p>-0.04592896</text:p>
          </table:table-cell>
          <table:table-cell office:value-type="float" office:value="0.2290955" calcext:value-type="float">
            <text:p>0.2290955</text:p>
          </table:table-cell>
          <table:table-cell office:value-type="float" office:value="0.2125549" calcext:value-type="float">
            <text:p>0.2125549</text:p>
          </table:table-cell>
          <table:table-cell office:value-type="float" office:value="0.5195312" calcext:value-type="float">
            <text:p>0.5195312</text:p>
          </table:table-cell>
          <table:table-cell office:value-type="float" office:value="0.5100098" calcext:value-type="float">
            <text:p>0.5100098</text:p>
          </table:table-cell>
          <table:table-cell office:value-type="float" office:value="0.7531128" calcext:value-type="float">
            <text:p>0.7531128</text:p>
          </table:table-cell>
          <table:table-cell office:value-type="float" office:value="0.7462158" calcext:value-type="float">
            <text:p>0.7462158</text:p>
          </table:table-cell>
          <table:table-cell office:value-type="float" office:value="1.052246" calcext:value-type="float">
            <text:p>1.052246</text:p>
          </table:table-cell>
          <table:table-cell office:value-type="float" office:value="1.047607" calcext:value-type="float">
            <text:p>1.047607</text:p>
          </table:table-cell>
          <table:table-cell office:value-type="float" office:value="1.402924" calcext:value-type="float">
            <text:p>1.402924</text:p>
          </table:table-cell>
          <table:table-cell office:value-type="float" office:value="1.39566" calcext:value-type="float">
            <text:p>1.39566</text:p>
          </table:table-cell>
          <table:table-cell office:value-type="float" office:value="1.986023" calcext:value-type="float">
            <text:p>1.986023</text:p>
          </table:table-cell>
          <table:table-cell office:value-type="float" office:value="1.964966" calcext:value-type="float">
            <text:p>1.964966</text:p>
          </table:table-cell>
          <table:table-cell office:value-type="float" office:value="3.01947" calcext:value-type="float">
            <text:p>3.01947</text:p>
          </table:table-cell>
          <table:table-cell office:value-type="float" office:value="2.983368" calcext:value-type="float">
            <text:p>2.983368</text:p>
          </table:table-cell>
          <table:table-cell office:value-type="float" office:value="4.256287" calcext:value-type="float">
            <text:p>4.256287</text:p>
          </table:table-cell>
          <table:table-cell office:value-type="float" office:value="4.208588" calcext:value-type="float">
            <text:p>4.208588</text:p>
          </table:table-cell>
          <table:table-cell office:value-type="float" office:value="5.263214" calcext:value-type="float">
            <text:p>5.263214</text:p>
          </table:table-cell>
          <table:table-cell office:value-type="float" office:value="5.208069" calcext:value-type="float">
            <text:p>5.208069</text:p>
          </table:table-cell>
          <table:table-cell office:value-type="float" office:value="6.131073" calcext:value-type="float">
            <text:p>6.131073</text:p>
          </table:table-cell>
          <table:table-cell office:value-type="float" office:value="6.070923" calcext:value-type="float">
            <text:p>6.070923</text:p>
          </table:table-cell>
          <table:table-cell office:value-type="float" office:value="6.877045" calcext:value-type="float">
            <text:p>6.877045</text:p>
          </table:table-cell>
          <table:table-cell office:value-type="float" office:value="6.815125" calcext:value-type="float">
            <text:p>6.815125</text:p>
          </table:table-cell>
          <table:table-cell office:value-type="float" office:value="7.337097" calcext:value-type="float">
            <text:p>7.337097</text:p>
          </table:table-cell>
          <table:table-cell office:value-type="float" office:value="7.277069" calcext:value-type="float">
            <text:p>7.277069</text:p>
          </table:table-cell>
          <table:table-cell office:value-type="float" office:value="-0.06732178" calcext:value-type="float">
            <text:p>-0.06732178</text:p>
          </table:table-cell>
          <table:table-cell office:value-type="float" office:value="-0.5954895" calcext:value-type="float">
            <text:p>-0.59548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8.19388" calcext:value-type="float">
            <text:p>8.19388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3.532577" calcext:value-type="float">
            <text:p>-3.532577</text:p>
          </table:table-cell>
          <table:table-cell office:value-type="float" office:value="0.8461978" calcext:value-type="float">
            <text:p>0.8461978</text:p>
          </table:table-cell>
          <table:table-cell office:value-type="float" office:value="0.4168694" calcext:value-type="float">
            <text:p>0.4168694</text:p>
          </table:table-cell>
          <table:table-cell office:value-type="float" office:value="317.0708" calcext:value-type="float">
            <text:p>317.0708</text:p>
          </table:table-cell>
          <table:table-cell office:value-type="float" office:value="0" calcext:value-type="float">
            <text:p>0</text:p>
          </table:table-cell>
          <table:table-cell office:value-type="float" office:value="-0.01315308" calcext:value-type="float">
            <text:p>-0.01315308</text:p>
          </table:table-cell>
          <table:table-cell office:value-type="float" office:value="-0.1748657" calcext:value-type="float">
            <text:p>-0.1748657</text:p>
          </table:table-cell>
          <table:table-cell office:value-type="float" office:value="-0.00289917" calcext:value-type="float">
            <text:p>-0.00289917</text:p>
          </table:table-cell>
          <table:table-cell office:value-type="float" office:value="-0.03607178" calcext:value-type="float">
            <text:p>-0.03607178</text:p>
          </table:table-cell>
          <table:table-cell office:value-type="float" office:value="0.2375183" calcext:value-type="float">
            <text:p>0.2375183</text:p>
          </table:table-cell>
          <table:table-cell office:value-type="float" office:value="0.2223206" calcext:value-type="float">
            <text:p>0.2223206</text:p>
          </table:table-cell>
          <table:table-cell office:value-type="float" office:value="0.5209351" calcext:value-type="float">
            <text:p>0.5209351</text:p>
          </table:table-cell>
          <table:table-cell office:value-type="float" office:value="0.510376" calcext:value-type="float">
            <text:p>0.510376</text:p>
          </table:table-cell>
          <table:table-cell office:value-type="float" office:value="0.7541504" calcext:value-type="float">
            <text:p>0.7541504</text:p>
          </table:table-cell>
          <table:table-cell office:value-type="float" office:value="0.7401428" calcext:value-type="float">
            <text:p>0.7401428</text:p>
          </table:table-cell>
          <table:table-cell office:value-type="float" office:value="1.051361" calcext:value-type="float">
            <text:p>1.051361</text:p>
          </table:table-cell>
          <table:table-cell office:value-type="float" office:value="1.035889" calcext:value-type="float">
            <text:p>1.035889</text:p>
          </table:table-cell>
          <table:table-cell office:value-type="float" office:value="1.396118" calcext:value-type="float">
            <text:p>1.396118</text:p>
          </table:table-cell>
          <table:table-cell office:value-type="float" office:value="1.378235" calcext:value-type="float">
            <text:p>1.378235</text:p>
          </table:table-cell>
          <table:table-cell office:value-type="float" office:value="1.964722" calcext:value-type="float">
            <text:p>1.964722</text:p>
          </table:table-cell>
          <table:table-cell office:value-type="float" office:value="1.942383" calcext:value-type="float">
            <text:p>1.942383</text:p>
          </table:table-cell>
          <table:table-cell office:value-type="float" office:value="2.983002" calcext:value-type="float">
            <text:p>2.983002</text:p>
          </table:table-cell>
          <table:table-cell office:value-type="float" office:value="2.948883" calcext:value-type="float">
            <text:p>2.948883</text:p>
          </table:table-cell>
          <table:table-cell office:value-type="float" office:value="4.208069" calcext:value-type="float">
            <text:p>4.208069</text:p>
          </table:table-cell>
          <table:table-cell office:value-type="float" office:value="4.161469" calcext:value-type="float">
            <text:p>4.161469</text:p>
          </table:table-cell>
          <table:table-cell office:value-type="float" office:value="5.207489" calcext:value-type="float">
            <text:p>5.207489</text:p>
          </table:table-cell>
          <table:table-cell office:value-type="float" office:value="5.153046" calcext:value-type="float">
            <text:p>5.153046</text:p>
          </table:table-cell>
          <table:table-cell office:value-type="float" office:value="6.070312" calcext:value-type="float">
            <text:p>6.070312</text:p>
          </table:table-cell>
          <table:table-cell office:value-type="float" office:value="6.010468" calcext:value-type="float">
            <text:p>6.010468</text:p>
          </table:table-cell>
          <table:table-cell office:value-type="float" office:value="6.814453" calcext:value-type="float">
            <text:p>6.814453</text:p>
          </table:table-cell>
          <table:table-cell office:value-type="float" office:value="6.753571" calcext:value-type="float">
            <text:p>6.753571</text:p>
          </table:table-cell>
          <table:table-cell office:value-type="float" office:value="7.276428" calcext:value-type="float">
            <text:p>7.276428</text:p>
          </table:table-cell>
          <table:table-cell office:value-type="float" office:value="7.217133" calcext:value-type="float">
            <text:p>7.217133</text:p>
          </table:table-cell>
          <table:table-cell office:value-type="float" office:value="-0.01773071" calcext:value-type="float">
            <text:p>-0.01773071</text:p>
          </table:table-cell>
          <table:table-cell office:value-type="float" office:value="-0.4978027" calcext:value-type="float">
            <text:p>-0.49780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10.88341" calcext:value-type="float">
            <text:p>10.88341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4.057874" calcext:value-type="float">
            <text:p>-4.057874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4010014" calcext:value-type="float">
            <text:p>0.4010014</text:p>
          </table:table-cell>
          <table:table-cell office:value-type="float" office:value="312.4968" calcext:value-type="float">
            <text:p>312.4968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12793" calcext:value-type="float">
            <text:p>0.0612793</text:p>
          </table:table-cell>
          <table:table-cell office:value-type="float" office:value="-0.4041138" calcext:value-type="float">
            <text:p>-0.4041138</text:p>
          </table:table-cell>
          <table:table-cell office:value-type="float" office:value="0.007843018" calcext:value-type="float">
            <text:p>0.007843018</text:p>
          </table:table-cell>
          <table:table-cell office:value-type="float" office:value="-0.0604248" calcext:value-type="float">
            <text:p>-0.0604248</text:p>
          </table:table-cell>
          <table:table-cell office:value-type="float" office:value="0.2409973" calcext:value-type="float">
            <text:p>0.2409973</text:p>
          </table:table-cell>
          <table:table-cell office:value-type="float" office:value="0.2133179" calcext:value-type="float">
            <text:p>0.2133179</text:p>
          </table:table-cell>
          <table:table-cell office:value-type="float" office:value="0.5224915" calcext:value-type="float">
            <text:p>0.5224915</text:p>
          </table:table-cell>
          <table:table-cell office:value-type="float" office:value="0.5091858" calcext:value-type="float">
            <text:p>0.5091858</text:p>
          </table:table-cell>
          <table:table-cell office:value-type="float" office:value="0.7521667" calcext:value-type="float">
            <text:p>0.7521667</text:p>
          </table:table-cell>
          <table:table-cell office:value-type="float" office:value="0.7424316" calcext:value-type="float">
            <text:p>0.7424316</text:p>
          </table:table-cell>
          <table:table-cell office:value-type="float" office:value="1.044189" calcext:value-type="float">
            <text:p>1.044189</text:p>
          </table:table-cell>
          <table:table-cell office:value-type="float" office:value="1.033661" calcext:value-type="float">
            <text:p>1.033661</text:p>
          </table:table-cell>
          <table:table-cell office:value-type="float" office:value="1.381714" calcext:value-type="float">
            <text:p>1.381714</text:p>
          </table:table-cell>
          <table:table-cell office:value-type="float" office:value="1.370026" calcext:value-type="float">
            <text:p>1.370026</text:p>
          </table:table-cell>
          <table:table-cell office:value-type="float" office:value="1.942169" calcext:value-type="float">
            <text:p>1.942169</text:p>
          </table:table-cell>
          <table:table-cell office:value-type="float" office:value="1.922119" calcext:value-type="float">
            <text:p>1.922119</text:p>
          </table:table-cell>
          <table:table-cell office:value-type="float" office:value="2.948517" calcext:value-type="float">
            <text:p>2.948517</text:p>
          </table:table-cell>
          <table:table-cell office:value-type="float" office:value="2.914673" calcext:value-type="float">
            <text:p>2.914673</text:p>
          </table:table-cell>
          <table:table-cell office:value-type="float" office:value="4.161011" calcext:value-type="float">
            <text:p>4.161011</text:p>
          </table:table-cell>
          <table:table-cell office:value-type="float" office:value="4.11554" calcext:value-type="float">
            <text:p>4.11554</text:p>
          </table:table-cell>
          <table:table-cell office:value-type="float" office:value="5.152466" calcext:value-type="float">
            <text:p>5.152466</text:p>
          </table:table-cell>
          <table:table-cell office:value-type="float" office:value="5.099731" calcext:value-type="float">
            <text:p>5.099731</text:p>
          </table:table-cell>
          <table:table-cell office:value-type="float" office:value="6.009827" calcext:value-type="float">
            <text:p>6.009827</text:p>
          </table:table-cell>
          <table:table-cell office:value-type="float" office:value="5.954102" calcext:value-type="float">
            <text:p>5.954102</text:p>
          </table:table-cell>
          <table:table-cell office:value-type="float" office:value="6.752899" calcext:value-type="float">
            <text:p>6.752899</text:p>
          </table:table-cell>
          <table:table-cell office:value-type="float" office:value="6.695496" calcext:value-type="float">
            <text:p>6.695496</text:p>
          </table:table-cell>
          <table:table-cell office:value-type="float" office:value="7.216461" calcext:value-type="float">
            <text:p>7.216461</text:p>
          </table:table-cell>
          <table:table-cell office:value-type="float" office:value="7.157745" calcext:value-type="float">
            <text:p>7.157745</text:p>
          </table:table-cell>
          <table:table-cell office:value-type="float" office:value="0.2002869" calcext:value-type="float">
            <text:p>0.2002869</text:p>
          </table:table-cell>
          <table:table-cell office:value-type="float" office:value="-1.104919" calcext:value-type="float">
            <text:p>-1.1049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8.14156" calcext:value-type="float">
            <text:p>8.14156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4.074553" calcext:value-type="float">
            <text:p>-4.074553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05062" calcext:value-type="float">
            <text:p>0.4005062</text:p>
          </table:table-cell>
          <table:table-cell office:value-type="float" office:value="309.1238" calcext:value-type="float">
            <text:p>309.1238</text:p>
          </table:table-cell>
          <table:table-cell office:value-type="float" office:value="2.6035" calcext:value-type="float">
            <text:p>2.6035</text:p>
          </table:table-cell>
          <table:table-cell office:value-type="float" office:value="-0.008850098" calcext:value-type="float">
            <text:p>-0.008850098</text:p>
          </table:table-cell>
          <table:table-cell office:value-type="float" office:value="-0.528595" calcext:value-type="float">
            <text:p>-0.528595</text:p>
          </table:table-cell>
          <table:table-cell office:value-type="float" office:value="-0.01046753" calcext:value-type="float">
            <text:p>-0.01046753</text:p>
          </table:table-cell>
          <table:table-cell office:value-type="float" office:value="-0.09140015" calcext:value-type="float">
            <text:p>-0.09140015</text:p>
          </table:table-cell>
          <table:table-cell office:value-type="float" office:value="0.2297974" calcext:value-type="float">
            <text:p>0.2297974</text:p>
          </table:table-cell>
          <table:table-cell office:value-type="float" office:value="0.1835632" calcext:value-type="float">
            <text:p>0.1835632</text:p>
          </table:table-cell>
          <table:table-cell office:value-type="float" office:value="0.5118408" calcext:value-type="float">
            <text:p>0.5118408</text:p>
          </table:table-cell>
          <table:table-cell office:value-type="float" office:value="0.4859009" calcext:value-type="float">
            <text:p>0.4859009</text:p>
          </table:table-cell>
          <table:table-cell office:value-type="float" office:value="0.7442322" calcext:value-type="float">
            <text:p>0.7442322</text:p>
          </table:table-cell>
          <table:table-cell office:value-type="float" office:value="0.7235413" calcext:value-type="float">
            <text:p>0.7235413</text:p>
          </table:table-cell>
          <table:table-cell office:value-type="float" office:value="1.035919" calcext:value-type="float">
            <text:p>1.035919</text:p>
          </table:table-cell>
          <table:table-cell office:value-type="float" office:value="1.020355" calcext:value-type="float">
            <text:p>1.020355</text:p>
          </table:table-cell>
          <table:table-cell office:value-type="float" office:value="1.370789" calcext:value-type="float">
            <text:p>1.370789</text:p>
          </table:table-cell>
          <table:table-cell office:value-type="float" office:value="1.355957" calcext:value-type="float">
            <text:p>1.355957</text:p>
          </table:table-cell>
          <table:table-cell office:value-type="float" office:value="1.921936" calcext:value-type="float">
            <text:p>1.921936</text:p>
          </table:table-cell>
          <table:table-cell office:value-type="float" office:value="1.902832" calcext:value-type="float">
            <text:p>1.902832</text:p>
          </table:table-cell>
          <table:table-cell office:value-type="float" office:value="2.914307" calcext:value-type="float">
            <text:p>2.914307</text:p>
          </table:table-cell>
          <table:table-cell office:value-type="float" office:value="2.881775" calcext:value-type="float">
            <text:p>2.881775</text:p>
          </table:table-cell>
          <table:table-cell office:value-type="float" office:value="4.115051" calcext:value-type="float">
            <text:p>4.115051</text:p>
          </table:table-cell>
          <table:table-cell office:value-type="float" office:value="4.070831" calcext:value-type="float">
            <text:p>4.070831</text:p>
          </table:table-cell>
          <table:table-cell office:value-type="float" office:value="5.099152" calcext:value-type="float">
            <text:p>5.099152</text:p>
          </table:table-cell>
          <table:table-cell office:value-type="float" office:value="5.047729" calcext:value-type="float">
            <text:p>5.047729</text:p>
          </table:table-cell>
          <table:table-cell office:value-type="float" office:value="5.953522" calcext:value-type="float">
            <text:p>5.953522</text:p>
          </table:table-cell>
          <table:table-cell office:value-type="float" office:value="5.897308" calcext:value-type="float">
            <text:p>5.897308</text:p>
          </table:table-cell>
          <table:table-cell office:value-type="float" office:value="6.694824" calcext:value-type="float">
            <text:p>6.694824</text:p>
          </table:table-cell>
          <table:table-cell office:value-type="float" office:value="6.634491" calcext:value-type="float">
            <text:p>6.634491</text:p>
          </table:table-cell>
          <table:table-cell office:value-type="float" office:value="7.157135" calcext:value-type="float">
            <text:p>7.157135</text:p>
          </table:table-cell>
          <table:table-cell office:value-type="float" office:value="7.098389" calcext:value-type="float">
            <text:p>7.098389</text:p>
          </table:table-cell>
          <table:table-cell office:value-type="float" office:value="0.1269836" calcext:value-type="float">
            <text:p>0.1269836</text:p>
          </table:table-cell>
          <table:table-cell office:value-type="float" office:value="-1.487488" calcext:value-type="float">
            <text:p>-1.4874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4.095511" calcext:value-type="float">
            <text:p>4.095511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9.477206" calcext:value-type="float">
            <text:p>-9.477206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2416362" calcext:value-type="float">
            <text:p>0.2416362</text:p>
          </table:table-cell>
          <table:table-cell office:value-type="float" office:value="306.4279" calcext:value-type="float">
            <text:p>306.4279</text:p>
          </table:table-cell>
          <table:table-cell office:value-type="float" office:value="6.6675" calcext:value-type="float">
            <text:p>6.6675</text:p>
          </table:table-cell>
          <table:table-cell office:value-type="float" office:value="-0.2990723" calcext:value-type="float">
            <text:p>-0.2990723</text:p>
          </table:table-cell>
          <table:table-cell office:value-type="float" office:value="-0.4777527" calcext:value-type="float">
            <text:p>-0.4777527</text:p>
          </table:table-cell>
          <table:table-cell office:value-type="float" office:value="-0.06390381" calcext:value-type="float">
            <text:p>-0.06390381</text:p>
          </table:table-cell>
          <table:table-cell office:value-type="float" office:value="-0.08709717" calcext:value-type="float">
            <text:p>-0.08709717</text:p>
          </table:table-cell>
          <table:table-cell office:value-type="float" office:value="0.1903992" calcext:value-type="float">
            <text:p>0.1903992</text:p>
          </table:table-cell>
          <table:table-cell office:value-type="float" office:value="0.1817017" calcext:value-type="float">
            <text:p>0.1817017</text:p>
          </table:table-cell>
          <table:table-cell office:value-type="float" office:value="0.4862976" calcext:value-type="float">
            <text:p>0.4862976</text:p>
          </table:table-cell>
          <table:table-cell office:value-type="float" office:value="0.4736023" calcext:value-type="float">
            <text:p>0.4736023</text:p>
          </table:table-cell>
          <table:table-cell office:value-type="float" office:value="0.7232971" calcext:value-type="float">
            <text:p>0.7232971</text:p>
          </table:table-cell>
          <table:table-cell office:value-type="float" office:value="0.7050476" calcext:value-type="float">
            <text:p>0.7050476</text:p>
          </table:table-cell>
          <table:table-cell office:value-type="float" office:value="1.019928" calcext:value-type="float">
            <text:p>1.019928</text:p>
          </table:table-cell>
          <table:table-cell office:value-type="float" office:value="0.997467" calcext:value-type="float">
            <text:p>0.997467</text:p>
          </table:table-cell>
          <table:table-cell office:value-type="float" office:value="1.355743" calcext:value-type="float">
            <text:p>1.355743</text:p>
          </table:table-cell>
          <table:table-cell office:value-type="float" office:value="1.333313" calcext:value-type="float">
            <text:p>1.333313</text:p>
          </table:table-cell>
          <table:table-cell office:value-type="float" office:value="1.902649" calcext:value-type="float">
            <text:p>1.902649</text:p>
          </table:table-cell>
          <table:table-cell office:value-type="float" office:value="1.880737" calcext:value-type="float">
            <text:p>1.880737</text:p>
          </table:table-cell>
          <table:table-cell office:value-type="float" office:value="2.881409" calcext:value-type="float">
            <text:p>2.881409</text:p>
          </table:table-cell>
          <table:table-cell office:value-type="float" office:value="2.850006" calcext:value-type="float">
            <text:p>2.850006</text:p>
          </table:table-cell>
          <table:table-cell office:value-type="float" office:value="4.070374" calcext:value-type="float">
            <text:p>4.070374</text:p>
          </table:table-cell>
          <table:table-cell office:value-type="float" office:value="4.027039" calcext:value-type="float">
            <text:p>4.027039</text:p>
          </table:table-cell>
          <table:table-cell office:value-type="float" office:value="5.04718" calcext:value-type="float">
            <text:p>5.04718</text:p>
          </table:table-cell>
          <table:table-cell office:value-type="float" office:value="4.996674" calcext:value-type="float">
            <text:p>4.996674</text:p>
          </table:table-cell>
          <table:table-cell office:value-type="float" office:value="5.896698" calcext:value-type="float">
            <text:p>5.896698</text:p>
          </table:table-cell>
          <table:table-cell office:value-type="float" office:value="5.840576" calcext:value-type="float">
            <text:p>5.840576</text:p>
          </table:table-cell>
          <table:table-cell office:value-type="float" office:value="6.63385" calcext:value-type="float">
            <text:p>6.63385</text:p>
          </table:table-cell>
          <table:table-cell office:value-type="float" office:value="6.575348" calcext:value-type="float">
            <text:p>6.575348</text:p>
          </table:table-cell>
          <table:table-cell office:value-type="float" office:value="7.097778" calcext:value-type="float">
            <text:p>7.097778</text:p>
          </table:table-cell>
          <table:table-cell office:value-type="float" office:value="7.040588" calcext:value-type="float">
            <text:p>7.040588</text:p>
          </table:table-cell>
          <table:table-cell office:value-type="float" office:value="-0.8461304" calcext:value-type="float">
            <text:p>-0.8461304</text:p>
          </table:table-cell>
          <table:table-cell office:value-type="float" office:value="-1.486877" calcext:value-type="float">
            <text:p>-1.4868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8.9027" calcext:value-type="float">
            <text:p>8.9027</text:p>
          </table:table-cell>
          <table:table-cell office:value-type="float" office:value="-10.9049" calcext:value-type="float">
            <text:p>-10.9049</text:p>
          </table:table-cell>
          <table:table-cell office:value-type="float" office:value="-17.31814" calcext:value-type="float">
            <text:p>-17.31814</text:p>
          </table:table-cell>
          <table:table-cell office:value-type="float" office:value="0.2383875" calcext:value-type="float">
            <text:p>0.2383875</text:p>
          </table:table-cell>
          <table:table-cell office:value-type="float" office:value="0.1428123" calcext:value-type="float">
            <text:p>0.1428123</text:p>
          </table:table-cell>
          <table:table-cell office:value-type="float" office:value="303.8503" calcext:value-type="float">
            <text:p>303.8503</text:p>
          </table:table-cell>
          <table:table-cell office:value-type="float" office:value="0" calcext:value-type="float">
            <text:p>0</text:p>
          </table:table-cell>
          <table:table-cell office:value-type="float" office:value="-0.4036865" calcext:value-type="float">
            <text:p>-0.4036865</text:p>
          </table:table-cell>
          <table:table-cell office:value-type="float" office:value="-0.723877" calcext:value-type="float">
            <text:p>-0.723877</text:p>
          </table:table-cell>
          <table:table-cell office:value-type="float" office:value="-0.0809021" calcext:value-type="float">
            <text:p>-0.0809021</text:p>
          </table:table-cell>
          <table:table-cell office:value-type="float" office:value="-0.1465149" calcext:value-type="float">
            <text:p>-0.1465149</text:p>
          </table:table-cell>
          <table:table-cell office:value-type="float" office:value="0.1810913" calcext:value-type="float">
            <text:p>0.1810913</text:p>
          </table:table-cell>
          <table:table-cell office:value-type="float" office:value="0.1256409" calcext:value-type="float">
            <text:p>0.1256409</text:p>
          </table:table-cell>
          <table:table-cell office:value-type="float" office:value="0.4732361" calcext:value-type="float">
            <text:p>0.4732361</text:p>
          </table:table-cell>
          <table:table-cell office:value-type="float" office:value="0.4278564" calcext:value-type="float">
            <text:p>0.4278564</text:p>
          </table:table-cell>
          <table:table-cell office:value-type="float" office:value="0.7047424" calcext:value-type="float">
            <text:p>0.7047424</text:p>
          </table:table-cell>
          <table:table-cell office:value-type="float" office:value="0.6653748" calcext:value-type="float">
            <text:p>0.6653748</text:p>
          </table:table-cell>
          <table:table-cell office:value-type="float" office:value="0.9972839" calcext:value-type="float">
            <text:p>0.9972839</text:p>
          </table:table-cell>
          <table:table-cell office:value-type="float" office:value="0.9646912" calcext:value-type="float">
            <text:p>0.9646912</text:p>
          </table:table-cell>
          <table:table-cell office:value-type="float" office:value="1.33313" calcext:value-type="float">
            <text:p>1.33313</text:p>
          </table:table-cell>
          <table:table-cell office:value-type="float" office:value="1.304596" calcext:value-type="float">
            <text:p>1.304596</text:p>
          </table:table-cell>
          <table:table-cell office:value-type="float" office:value="1.880493" calcext:value-type="float">
            <text:p>1.880493</text:p>
          </table:table-cell>
          <table:table-cell office:value-type="float" office:value="1.855042" calcext:value-type="float">
            <text:p>1.855042</text:p>
          </table:table-cell>
          <table:table-cell office:value-type="float" office:value="2.84967" calcext:value-type="float">
            <text:p>2.84967</text:p>
          </table:table-cell>
          <table:table-cell office:value-type="float" office:value="2.818634" calcext:value-type="float">
            <text:p>2.818634</text:p>
          </table:table-cell>
          <table:table-cell office:value-type="float" office:value="4.02655" calcext:value-type="float">
            <text:p>4.02655</text:p>
          </table:table-cell>
          <table:table-cell office:value-type="float" office:value="3.984344" calcext:value-type="float">
            <text:p>3.984344</text:p>
          </table:table-cell>
          <table:table-cell office:value-type="float" office:value="4.996155" calcext:value-type="float">
            <text:p>4.996155</text:p>
          </table:table-cell>
          <table:table-cell office:value-type="float" office:value="4.946625" calcext:value-type="float">
            <text:p>4.946625</text:p>
          </table:table-cell>
          <table:table-cell office:value-type="float" office:value="5.840027" calcext:value-type="float">
            <text:p>5.840027</text:p>
          </table:table-cell>
          <table:table-cell office:value-type="float" office:value="5.784607" calcext:value-type="float">
            <text:p>5.784607</text:p>
          </table:table-cell>
          <table:table-cell office:value-type="float" office:value="6.574768" calcext:value-type="float">
            <text:p>6.574768</text:p>
          </table:table-cell>
          <table:table-cell office:value-type="float" office:value="6.517365" calcext:value-type="float">
            <text:p>6.517365</text:p>
          </table:table-cell>
          <table:table-cell office:value-type="float" office:value="7.040009" calcext:value-type="float">
            <text:p>7.040009</text:p>
          </table:table-cell>
          <table:table-cell office:value-type="float" office:value="6.984344" calcext:value-type="float">
            <text:p>6.984344</text:p>
          </table:table-cell>
          <table:table-cell office:value-type="float" office:value="-1.279816" calcext:value-type="float">
            <text:p>-1.279816</text:p>
          </table:table-cell>
          <table:table-cell office:value-type="float" office:value="-2.370056" calcext:value-type="float">
            <text:p>-2.3700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11.79159" calcext:value-type="float">
            <text:p>11.79159</text:p>
          </table:table-cell>
          <table:table-cell office:value-type="float" office:value="-9.793788" calcext:value-type="float">
            <text:p>-9.793788</text:p>
          </table:table-cell>
          <table:table-cell office:value-type="float" office:value="-21.03397" calcext:value-type="float">
            <text:p>-21.03397</text:p>
          </table:table-cell>
          <table:table-cell office:value-type="float" office:value="0.2598568" calcext:value-type="float">
            <text:p>0.2598568</text:p>
          </table:table-cell>
          <table:table-cell office:value-type="float" office:value="0.104872" calcext:value-type="float">
            <text:p>0.104872</text:p>
          </table:table-cell>
          <table:table-cell office:value-type="float" office:value="309.3477" calcext:value-type="float">
            <text:p>309.3477</text:p>
          </table:table-cell>
          <table:table-cell office:value-type="float" office:value="0" calcext:value-type="float">
            <text:p>0</text:p>
          </table:table-cell>
          <table:table-cell office:value-type="float" office:value="-0.6882019" calcext:value-type="float">
            <text:p>-0.6882019</text:p>
          </table:table-cell>
          <table:table-cell office:value-type="float" office:value="-0.9657593" calcext:value-type="float">
            <text:p>-0.9657593</text:p>
          </table:table-cell>
          <table:table-cell office:value-type="float" office:value="-0.1479187" calcext:value-type="float">
            <text:p>-0.1479187</text:p>
          </table:table-cell>
          <table:table-cell office:value-type="float" office:value="-0.2043762" calcext:value-type="float">
            <text:p>-0.2043762</text:p>
          </table:table-cell>
          <table:table-cell office:value-type="float" office:value="0.1245422" calcext:value-type="float">
            <text:p>0.1245422</text:p>
          </table:table-cell>
          <table:table-cell office:value-type="float" office:value="0.06906128" calcext:value-type="float">
            <text:p>0.06906128</text:p>
          </table:table-cell>
          <table:table-cell office:value-type="float" office:value="0.4270935" calcext:value-type="float">
            <text:p>0.4270935</text:p>
          </table:table-cell>
          <table:table-cell office:value-type="float" office:value="0.3752441" calcext:value-type="float">
            <text:p>0.3752441</text:p>
          </table:table-cell>
          <table:table-cell office:value-type="float" office:value="0.6648254" calcext:value-type="float">
            <text:p>0.6648254</text:p>
          </table:table-cell>
          <table:table-cell office:value-type="float" office:value="0.6157532" calcext:value-type="float">
            <text:p>0.6157532</text:p>
          </table:table-cell>
          <table:table-cell office:value-type="float" office:value="0.9642639" calcext:value-type="float">
            <text:p>0.9642639</text:p>
          </table:table-cell>
          <table:table-cell office:value-type="float" office:value="0.9187927" calcext:value-type="float">
            <text:p>0.9187927</text:p>
          </table:table-cell>
          <table:table-cell office:value-type="float" office:value="1.30426" calcext:value-type="float">
            <text:p>1.30426</text:p>
          </table:table-cell>
          <table:table-cell office:value-type="float" office:value="1.263336" calcext:value-type="float">
            <text:p>1.263336</text:p>
          </table:table-cell>
          <table:table-cell office:value-type="float" office:value="1.854736" calcext:value-type="float">
            <text:p>1.854736</text:p>
          </table:table-cell>
          <table:table-cell office:value-type="float" office:value="1.820709" calcext:value-type="float">
            <text:p>1.820709</text:p>
          </table:table-cell>
          <table:table-cell office:value-type="float" office:value="2.818298" calcext:value-type="float">
            <text:p>2.818298</text:p>
          </table:table-cell>
          <table:table-cell office:value-type="float" office:value="2.785065" calcext:value-type="float">
            <text:p>2.785065</text:p>
          </table:table-cell>
          <table:table-cell office:value-type="float" office:value="3.983917" calcext:value-type="float">
            <text:p>3.983917</text:p>
          </table:table-cell>
          <table:table-cell office:value-type="float" office:value="3.941925" calcext:value-type="float">
            <text:p>3.941925</text:p>
          </table:table-cell>
          <table:table-cell office:value-type="float" office:value="4.946106" calcext:value-type="float">
            <text:p>4.946106</text:p>
          </table:table-cell>
          <table:table-cell office:value-type="float" office:value="4.897003" calcext:value-type="float">
            <text:p>4.897003</text:p>
          </table:table-cell>
          <table:table-cell office:value-type="float" office:value="5.784027" calcext:value-type="float">
            <text:p>5.784027</text:p>
          </table:table-cell>
          <table:table-cell office:value-type="float" office:value="5.729645" calcext:value-type="float">
            <text:p>5.729645</text:p>
          </table:table-cell>
          <table:table-cell office:value-type="float" office:value="6.516785" calcext:value-type="float">
            <text:p>6.516785</text:p>
          </table:table-cell>
          <table:table-cell office:value-type="float" office:value="6.460419" calcext:value-type="float">
            <text:p>6.460419</text:p>
          </table:table-cell>
          <table:table-cell office:value-type="float" office:value="6.983795" calcext:value-type="float">
            <text:p>6.983795</text:p>
          </table:table-cell>
          <table:table-cell office:value-type="float" office:value="6.928528" calcext:value-type="float">
            <text:p>6.928528</text:p>
          </table:table-cell>
          <table:table-cell office:value-type="float" office:value="-1.887451" calcext:value-type="float">
            <text:p>-1.887451</text:p>
          </table:table-cell>
          <table:table-cell office:value-type="float" office:value="-3.120026" calcext:value-type="float">
            <text:p>-3.120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12.66563" calcext:value-type="float">
            <text:p>12.66563</text:p>
          </table:table-cell>
          <table:table-cell office:value-type="float" office:value="-2.01601" calcext:value-type="float">
            <text:p>-2.01601</text:p>
          </table:table-cell>
          <table:table-cell office:value-type="float" office:value="-19.00506" calcext:value-type="float">
            <text:p>-19.00506</text:p>
          </table:table-cell>
          <table:table-cell office:value-type="float" office:value="0.4658989" calcext:value-type="float">
            <text:p>0.4658989</text:p>
          </table:table-cell>
          <table:table-cell office:value-type="float" office:value="0.1242713" calcext:value-type="float">
            <text:p>0.1242713</text:p>
          </table:table-cell>
          <table:table-cell office:value-type="float" office:value="309.6134" calcext:value-type="float">
            <text:p>309.6134</text:p>
          </table:table-cell>
          <table:table-cell office:value-type="float" office:value="0" calcext:value-type="float">
            <text:p>0</text:p>
          </table:table-cell>
          <table:table-cell office:value-type="float" office:value="-0.5475464" calcext:value-type="float">
            <text:p>-0.5475464</text:p>
          </table:table-cell>
          <table:table-cell office:value-type="float" office:value="-1.036102" calcext:value-type="float">
            <text:p>-1.036102</text:p>
          </table:table-cell>
          <table:table-cell office:value-type="float" office:value="-0.2006531" calcext:value-type="float">
            <text:p>-0.2006531</text:p>
          </table:table-cell>
          <table:table-cell office:value-type="float" office:value="-0.2562866" calcext:value-type="float">
            <text:p>-0.2562866</text:p>
          </table:table-cell>
          <table:table-cell office:value-type="float" office:value="0.06787109" calcext:value-type="float">
            <text:p>0.06787109</text:p>
          </table:table-cell>
          <table:table-cell office:value-type="float" office:value="0.02075195" calcext:value-type="float">
            <text:p>0.02075195</text:p>
          </table:table-cell>
          <table:table-cell office:value-type="float" office:value="0.3744507" calcext:value-type="float">
            <text:p>0.3744507</text:p>
          </table:table-cell>
          <table:table-cell office:value-type="float" office:value="0.3325195" calcext:value-type="float">
            <text:p>0.3325195</text:p>
          </table:table-cell>
          <table:table-cell office:value-type="float" office:value="0.6151733" calcext:value-type="float">
            <text:p>0.6151733</text:p>
          </table:table-cell>
          <table:table-cell office:value-type="float" office:value="0.5774536" calcext:value-type="float">
            <text:p>0.5774536</text:p>
          </table:table-cell>
          <table:table-cell office:value-type="float" office:value="0.918396" calcext:value-type="float">
            <text:p>0.918396</text:p>
          </table:table-cell>
          <table:table-cell office:value-type="float" office:value="0.8784485" calcext:value-type="float">
            <text:p>0.8784485</text:p>
          </table:table-cell>
          <table:table-cell office:value-type="float" office:value="1.26297" calcext:value-type="float">
            <text:p>1.26297</text:p>
          </table:table-cell>
          <table:table-cell office:value-type="float" office:value="1.223022" calcext:value-type="float">
            <text:p>1.223022</text:p>
          </table:table-cell>
          <table:table-cell office:value-type="float" office:value="1.820343" calcext:value-type="float">
            <text:p>1.820343</text:p>
          </table:table-cell>
          <table:table-cell office:value-type="float" office:value="1.782257" calcext:value-type="float">
            <text:p>1.782257</text:p>
          </table:table-cell>
          <table:table-cell office:value-type="float" office:value="2.784698" calcext:value-type="float">
            <text:p>2.784698</text:p>
          </table:table-cell>
          <table:table-cell office:value-type="float" office:value="2.748474" calcext:value-type="float">
            <text:p>2.748474</text:p>
          </table:table-cell>
          <table:table-cell office:value-type="float" office:value="3.941437" calcext:value-type="float">
            <text:p>3.941437</text:p>
          </table:table-cell>
          <table:table-cell office:value-type="float" office:value="3.899353" calcext:value-type="float">
            <text:p>3.899353</text:p>
          </table:table-cell>
          <table:table-cell office:value-type="float" office:value="4.896454" calcext:value-type="float">
            <text:p>4.896454</text:p>
          </table:table-cell>
          <table:table-cell office:value-type="float" office:value="4.847809" calcext:value-type="float">
            <text:p>4.847809</text:p>
          </table:table-cell>
          <table:table-cell office:value-type="float" office:value="5.729065" calcext:value-type="float">
            <text:p>5.729065</text:p>
          </table:table-cell>
          <table:table-cell office:value-type="float" office:value="5.675385" calcext:value-type="float">
            <text:p>5.675385</text:p>
          </table:table-cell>
          <table:table-cell office:value-type="float" office:value="6.459808" calcext:value-type="float">
            <text:p>6.459808</text:p>
          </table:table-cell>
          <table:table-cell office:value-type="float" office:value="6.404205" calcext:value-type="float">
            <text:p>6.404205</text:p>
          </table:table-cell>
          <table:table-cell office:value-type="float" office:value="6.927948" calcext:value-type="float">
            <text:p>6.927948</text:p>
          </table:table-cell>
          <table:table-cell office:value-type="float" office:value="6.873932" calcext:value-type="float">
            <text:p>6.873932</text:p>
          </table:table-cell>
          <table:table-cell office:value-type="float" office:value="-1.194305" calcext:value-type="float">
            <text:p>-1.194305</text:p>
          </table:table-cell>
          <table:table-cell office:value-type="float" office:value="-3.166687" calcext:value-type="float">
            <text:p>-3.1666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9.203136" calcext:value-type="float">
            <text:p>9.203136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9.30752" calcext:value-type="float">
            <text:p>-9.30752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697893" calcext:value-type="float">
            <text:p>0.2697893</text:p>
          </table:table-cell>
          <table:table-cell office:value-type="float" office:value="314.8142" calcext:value-type="float">
            <text:p>314.8142</text:p>
          </table:table-cell>
          <table:table-cell office:value-type="float" office:value="0.508" calcext:value-type="float">
            <text:p>0.508</text:p>
          </table:table-cell>
          <table:table-cell office:value-type="float" office:value="-0.2982483" calcext:value-type="float">
            <text:p>-0.2982483</text:p>
          </table:table-cell>
          <table:table-cell office:value-type="float" office:value="-0.7619934" calcext:value-type="float">
            <text:p>-0.7619934</text:p>
          </table:table-cell>
          <table:table-cell office:value-type="float" office:value="-0.1708679" calcext:value-type="float">
            <text:p>-0.1708679</text:p>
          </table:table-cell>
          <table:table-cell office:value-type="float" office:value="-0.2493896" calcext:value-type="float">
            <text:p>-0.2493896</text:p>
          </table:table-cell>
          <table:table-cell office:value-type="float" office:value="0.065979" calcext:value-type="float">
            <text:p>0.065979</text:p>
          </table:table-cell>
          <table:table-cell office:value-type="float" office:value="0.01513672" calcext:value-type="float">
            <text:p>0.01513672</text:p>
          </table:table-cell>
          <table:table-cell office:value-type="float" office:value="0.3451233" calcext:value-type="float">
            <text:p>0.3451233</text:p>
          </table:table-cell>
          <table:table-cell office:value-type="float" office:value="0.3177795" calcext:value-type="float">
            <text:p>0.3177795</text:p>
          </table:table-cell>
          <table:table-cell office:value-type="float" office:value="0.5777588" calcext:value-type="float">
            <text:p>0.5777588</text:p>
          </table:table-cell>
          <table:table-cell office:value-type="float" office:value="0.5572205" calcext:value-type="float">
            <text:p>0.5572205</text:p>
          </table:table-cell>
          <table:table-cell office:value-type="float" office:value="0.8782654" calcext:value-type="float">
            <text:p>0.8782654</text:p>
          </table:table-cell>
          <table:table-cell office:value-type="float" office:value="0.8570251" calcext:value-type="float">
            <text:p>0.8570251</text:p>
          </table:table-cell>
          <table:table-cell office:value-type="float" office:value="1.222748" calcext:value-type="float">
            <text:p>1.222748</text:p>
          </table:table-cell>
          <table:table-cell office:value-type="float" office:value="1.196594" calcext:value-type="float">
            <text:p>1.196594</text:p>
          </table:table-cell>
          <table:table-cell office:value-type="float" office:value="1.781891" calcext:value-type="float">
            <text:p>1.781891</text:p>
          </table:table-cell>
          <table:table-cell office:value-type="float" office:value="1.747528" calcext:value-type="float">
            <text:p>1.747528</text:p>
          </table:table-cell>
          <table:table-cell office:value-type="float" office:value="2.748108" calcext:value-type="float">
            <text:p>2.748108</text:p>
          </table:table-cell>
          <table:table-cell office:value-type="float" office:value="2.71048" calcext:value-type="float">
            <text:p>2.71048</text:p>
          </table:table-cell>
          <table:table-cell office:value-type="float" office:value="3.898926" calcext:value-type="float">
            <text:p>3.898926</text:p>
          </table:table-cell>
          <table:table-cell office:value-type="float" office:value="3.85675" calcext:value-type="float">
            <text:p>3.85675</text:p>
          </table:table-cell>
          <table:table-cell office:value-type="float" office:value="4.84729" calcext:value-type="float">
            <text:p>4.84729</text:p>
          </table:table-cell>
          <table:table-cell office:value-type="float" office:value="4.799194" calcext:value-type="float">
            <text:p>4.799194</text:p>
          </table:table-cell>
          <table:table-cell office:value-type="float" office:value="5.674835" calcext:value-type="float">
            <text:p>5.674835</text:p>
          </table:table-cell>
          <table:table-cell office:value-type="float" office:value="5.622162" calcext:value-type="float">
            <text:p>5.622162</text:p>
          </table:table-cell>
          <table:table-cell office:value-type="float" office:value="6.403687" calcext:value-type="float">
            <text:p>6.403687</text:p>
          </table:table-cell>
          <table:table-cell office:value-type="float" office:value="6.348999" calcext:value-type="float">
            <text:p>6.348999</text:p>
          </table:table-cell>
          <table:table-cell office:value-type="float" office:value="6.873352" calcext:value-type="float">
            <text:p>6.873352</text:p>
          </table:table-cell>
          <table:table-cell office:value-type="float" office:value="6.82019" calcext:value-type="float">
            <text:p>6.82019</text:p>
          </table:table-cell>
          <table:table-cell office:value-type="float" office:value="-0.4385071" calcext:value-type="float">
            <text:p>-0.4385071</text:p>
          </table:table-cell>
          <table:table-cell office:value-type="float" office:value="-2.094696" calcext:value-type="float">
            <text:p>-2.0946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7.37609" calcext:value-type="float">
            <text:p>7.37609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7.067302" calcext:value-type="float">
            <text:p>-7.067302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850642" calcext:value-type="float">
            <text:p>0.2850642</text:p>
          </table:table-cell>
          <table:table-cell office:value-type="float" office:value="316.5381" calcext:value-type="float">
            <text:p>316.5381</text:p>
          </table:table-cell>
          <table:table-cell office:value-type="float" office:value="1.524" calcext:value-type="float">
            <text:p>1.524</text:p>
          </table:table-cell>
          <table:table-cell office:value-type="float" office:value="-0.1886902" calcext:value-type="float">
            <text:p>-0.1886902</text:p>
          </table:table-cell>
          <table:table-cell office:value-type="float" office:value="-0.4109497" calcext:value-type="float">
            <text:p>-0.4109497</text:p>
          </table:table-cell>
          <table:table-cell office:value-type="float" office:value="-0.1123962" calcext:value-type="float">
            <text:p>-0.1123962</text:p>
          </table:table-cell>
          <table:table-cell office:value-type="float" office:value="-0.1766968" calcext:value-type="float">
            <text:p>-0.1766968</text:p>
          </table:table-cell>
          <table:table-cell office:value-type="float" office:value="0.114624" calcext:value-type="float">
            <text:p>0.114624</text:p>
          </table:table-cell>
          <table:table-cell office:value-type="float" office:value="0.06668091" calcext:value-type="float">
            <text:p>0.06668091</text:p>
          </table:table-cell>
          <table:table-cell office:value-type="float" office:value="0.3806763" calcext:value-type="float">
            <text:p>0.3806763</text:p>
          </table:table-cell>
          <table:table-cell office:value-type="float" office:value="0.3456116" calcext:value-type="float">
            <text:p>0.3456116</text:p>
          </table:table-cell>
          <table:table-cell office:value-type="float" office:value="0.5960693" calcext:value-type="float">
            <text:p>0.5960693</text:p>
          </table:table-cell>
          <table:table-cell office:value-type="float" office:value="0.5715027" calcext:value-type="float">
            <text:p>0.5715027</text:p>
          </table:table-cell>
          <table:table-cell office:value-type="float" office:value="0.8710327" calcext:value-type="float">
            <text:p>0.8710327</text:p>
          </table:table-cell>
          <table:table-cell office:value-type="float" office:value="0.8596802" calcext:value-type="float">
            <text:p>0.8596802</text:p>
          </table:table-cell>
          <table:table-cell office:value-type="float" office:value="1.196533" calcext:value-type="float">
            <text:p>1.196533</text:p>
          </table:table-cell>
          <table:table-cell office:value-type="float" office:value="1.19281" calcext:value-type="float">
            <text:p>1.19281</text:p>
          </table:table-cell>
          <table:table-cell office:value-type="float" office:value="1.747253" calcext:value-type="float">
            <text:p>1.747253</text:p>
          </table:table-cell>
          <table:table-cell office:value-type="float" office:value="1.725952" calcext:value-type="float">
            <text:p>1.725952</text:p>
          </table:table-cell>
          <table:table-cell office:value-type="float" office:value="2.710083" calcext:value-type="float">
            <text:p>2.710083</text:p>
          </table:table-cell>
          <table:table-cell office:value-type="float" office:value="2.674713" calcext:value-type="float">
            <text:p>2.674713</text:p>
          </table:table-cell>
          <table:table-cell office:value-type="float" office:value="3.856293" calcext:value-type="float">
            <text:p>3.856293</text:p>
          </table:table-cell>
          <table:table-cell office:value-type="float" office:value="3.813995" calcext:value-type="float">
            <text:p>3.813995</text:p>
          </table:table-cell>
          <table:table-cell office:value-type="float" office:value="4.798676" calcext:value-type="float">
            <text:p>4.798676</text:p>
          </table:table-cell>
          <table:table-cell office:value-type="float" office:value="4.750946" calcext:value-type="float">
            <text:p>4.750946</text:p>
          </table:table-cell>
          <table:table-cell office:value-type="float" office:value="5.621613" calcext:value-type="float">
            <text:p>5.621613</text:p>
          </table:table-cell>
          <table:table-cell office:value-type="float" office:value="5.569397" calcext:value-type="float">
            <text:p>5.569397</text:p>
          </table:table-cell>
          <table:table-cell office:value-type="float" office:value="6.34845" calcext:value-type="float">
            <text:p>6.34845</text:p>
          </table:table-cell>
          <table:table-cell office:value-type="float" office:value="6.294708" calcext:value-type="float">
            <text:p>6.294708</text:p>
          </table:table-cell>
          <table:table-cell office:value-type="float" office:value="6.819672" calcext:value-type="float">
            <text:p>6.819672</text:p>
          </table:table-cell>
          <table:table-cell office:value-type="float" office:value="6.767242" calcext:value-type="float">
            <text:p>6.767242</text:p>
          </table:table-cell>
          <table:table-cell office:value-type="float" office:value="-0.2718811" calcext:value-type="float">
            <text:p>-0.2718811</text:p>
          </table:table-cell>
          <table:table-cell office:value-type="float" office:value="-0.9573669" calcext:value-type="float">
            <text:p>-0.95736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10.10248" calcext:value-type="float">
            <text:p>10.10248</text:p>
          </table:table-cell>
          <table:table-cell office:value-type="float" office:value="-8.660489" calcext:value-type="float">
            <text:p>-8.660489</text:p>
          </table:table-cell>
          <table:table-cell office:value-type="float" office:value="-11.82101" calcext:value-type="float">
            <text:p>-11.82101</text:p>
          </table:table-cell>
          <table:table-cell office:value-type="float" office:value="0.2835361" calcext:value-type="float">
            <text:p>0.2835361</text:p>
          </table:table-cell>
          <table:table-cell office:value-type="float" office:value="0.2219046" calcext:value-type="float">
            <text:p>0.2219046</text:p>
          </table:table-cell>
          <table:table-cell office:value-type="float" office:value="317.8989" calcext:value-type="float">
            <text:p>317.8989</text:p>
          </table:table-cell>
          <table:table-cell office:value-type="float" office:value="0" calcext:value-type="float">
            <text:p>0</text:p>
          </table:table-cell>
          <table:table-cell office:value-type="float" office:value="-0.1800537" calcext:value-type="float">
            <text:p>-0.1800537</text:p>
          </table:table-cell>
          <table:table-cell office:value-type="float" office:value="-0.6704407" calcext:value-type="float">
            <text:p>-0.6704407</text:p>
          </table:table-cell>
          <table:table-cell office:value-type="float" office:value="-0.1028442" calcext:value-type="float">
            <text:p>-0.1028442</text:p>
          </table:table-cell>
          <table:table-cell office:value-type="float" office:value="-0.1745911" calcext:value-type="float">
            <text:p>-0.1745911</text:p>
          </table:table-cell>
          <table:table-cell office:value-type="float" office:value="0.1238708" calcext:value-type="float">
            <text:p>0.1238708</text:p>
          </table:table-cell>
          <table:table-cell office:value-type="float" office:value="0.07781982" calcext:value-type="float">
            <text:p>0.07781982</text:p>
          </table:table-cell>
          <table:table-cell office:value-type="float" office:value="0.3894348" calcext:value-type="float">
            <text:p>0.3894348</text:p>
          </table:table-cell>
          <table:table-cell office:value-type="float" office:value="0.3630371" calcext:value-type="float">
            <text:p>0.3630371</text:p>
          </table:table-cell>
          <table:table-cell office:value-type="float" office:value="0.6039734" calcext:value-type="float">
            <text:p>0.6039734</text:p>
          </table:table-cell>
          <table:table-cell office:value-type="float" office:value="0.5871582" calcext:value-type="float">
            <text:p>0.5871582</text:p>
          </table:table-cell>
          <table:table-cell office:value-type="float" office:value="0.8777771" calcext:value-type="float">
            <text:p>0.8777771</text:p>
          </table:table-cell>
          <table:table-cell office:value-type="float" office:value="0.8694458" calcext:value-type="float">
            <text:p>0.8694458</text:p>
          </table:table-cell>
          <table:table-cell office:value-type="float" office:value="1.197418" calcext:value-type="float">
            <text:p>1.197418</text:p>
          </table:table-cell>
          <table:table-cell office:value-type="float" office:value="1.191101" calcext:value-type="float">
            <text:p>1.191101</text:p>
          </table:table-cell>
          <table:table-cell office:value-type="float" office:value="1.7258" calcext:value-type="float">
            <text:p>1.7258</text:p>
          </table:table-cell>
          <table:table-cell office:value-type="float" office:value="1.713287" calcext:value-type="float">
            <text:p>1.713287</text:p>
          </table:table-cell>
          <table:table-cell office:value-type="float" office:value="2.674377" calcext:value-type="float">
            <text:p>2.674377</text:p>
          </table:table-cell>
          <table:table-cell office:value-type="float" office:value="2.644073" calcext:value-type="float">
            <text:p>2.644073</text:p>
          </table:table-cell>
          <table:table-cell office:value-type="float" office:value="3.813568" calcext:value-type="float">
            <text:p>3.813568</text:p>
          </table:table-cell>
          <table:table-cell office:value-type="float" office:value="3.771973" calcext:value-type="float">
            <text:p>3.771973</text:p>
          </table:table-cell>
          <table:table-cell office:value-type="float" office:value="4.750458" calcext:value-type="float">
            <text:p>4.750458</text:p>
          </table:table-cell>
          <table:table-cell office:value-type="float" office:value="4.703217" calcext:value-type="float">
            <text:p>4.703217</text:p>
          </table:table-cell>
          <table:table-cell office:value-type="float" office:value="5.568848" calcext:value-type="float">
            <text:p>5.568848</text:p>
          </table:table-cell>
          <table:table-cell office:value-type="float" office:value="5.51709" calcext:value-type="float">
            <text:p>5.51709</text:p>
          </table:table-cell>
          <table:table-cell office:value-type="float" office:value="6.294128" calcext:value-type="float">
            <text:p>6.294128</text:p>
          </table:table-cell>
          <table:table-cell office:value-type="float" office:value="6.240997" calcext:value-type="float">
            <text:p>6.240997</text:p>
          </table:table-cell>
          <table:table-cell office:value-type="float" office:value="6.766663" calcext:value-type="float">
            <text:p>6.766663</text:p>
          </table:table-cell>
          <table:table-cell office:value-type="float" office:value="6.714569" calcext:value-type="float">
            <text:p>6.714569</text:p>
          </table:table-cell>
          <table:table-cell office:value-type="float" office:value="-0.2698364" calcext:value-type="float">
            <text:p>-0.2698364</text:p>
          </table:table-cell>
          <table:table-cell office:value-type="float" office:value="-2.079681" calcext:value-type="float">
            <text:p>-2.0796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4.881719" calcext:value-type="float">
            <text:p>4.881719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2.08178" calcext:value-type="float">
            <text:p>-12.08178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2174048" calcext:value-type="float">
            <text:p>0.2174048</text:p>
          </table:table-cell>
          <table:table-cell office:value-type="float" office:value="322.5463" calcext:value-type="float">
            <text:p>322.5463</text:p>
          </table:table-cell>
          <table:table-cell office:value-type="float" office:value="0" calcext:value-type="float">
            <text:p>0</text:p>
          </table:table-cell>
          <table:table-cell office:value-type="float" office:value="-0.6774292" calcext:value-type="float">
            <text:p>-0.6774292</text:p>
          </table:table-cell>
          <table:table-cell office:value-type="float" office:value="-0.9517517" calcext:value-type="float">
            <text:p>-0.9517517</text:p>
          </table:table-cell>
          <table:table-cell office:value-type="float" office:value="-0.1759644" calcext:value-type="float">
            <text:p>-0.1759644</text:p>
          </table:table-cell>
          <table:table-cell office:value-type="float" office:value="-0.2721558" calcext:value-type="float">
            <text:p>-0.2721558</text:p>
          </table:table-cell>
          <table:table-cell office:value-type="float" office:value="0.07675171" calcext:value-type="float">
            <text:p>0.07675171</text:p>
          </table:table-cell>
          <table:table-cell office:value-type="float" office:value="-0.007171631" calcext:value-type="float">
            <text:p>-0.007171631</text:p>
          </table:table-cell>
          <table:table-cell office:value-type="float" office:value="0.3622437" calcext:value-type="float">
            <text:p>0.3622437</text:p>
          </table:table-cell>
          <table:table-cell office:value-type="float" office:value="0.2930603" calcext:value-type="float">
            <text:p>0.2930603</text:p>
          </table:table-cell>
          <table:table-cell office:value-type="float" office:value="0.5865784" calcext:value-type="float">
            <text:p>0.5865784</text:p>
          </table:table-cell>
          <table:table-cell office:value-type="float" office:value="0.5278931" calcext:value-type="float">
            <text:p>0.5278931</text:p>
          </table:table-cell>
          <table:table-cell office:value-type="float" office:value="0.8690796" calcext:value-type="float">
            <text:p>0.8690796</text:p>
          </table:table-cell>
          <table:table-cell office:value-type="float" office:value="0.8225098" calcext:value-type="float">
            <text:p>0.8225098</text:p>
          </table:table-cell>
          <table:table-cell office:value-type="float" office:value="1.190857" calcext:value-type="float">
            <text:p>1.190857</text:p>
          </table:table-cell>
          <table:table-cell office:value-type="float" office:value="1.154419" calcext:value-type="float">
            <text:p>1.154419</text:p>
          </table:table-cell>
          <table:table-cell office:value-type="float" office:value="1.713135" calcext:value-type="float">
            <text:p>1.713135</text:p>
          </table:table-cell>
          <table:table-cell office:value-type="float" office:value="1.688538" calcext:value-type="float">
            <text:p>1.688538</text:p>
          </table:table-cell>
          <table:table-cell office:value-type="float" office:value="2.643768" calcext:value-type="float">
            <text:p>2.643768</text:p>
          </table:table-cell>
          <table:table-cell office:value-type="float" office:value="2.614777" calcext:value-type="float">
            <text:p>2.614777</text:p>
          </table:table-cell>
          <table:table-cell office:value-type="float" office:value="3.771515" calcext:value-type="float">
            <text:p>3.771515</text:p>
          </table:table-cell>
          <table:table-cell office:value-type="float" office:value="3.731415" calcext:value-type="float">
            <text:p>3.731415</text:p>
          </table:table-cell>
          <table:table-cell office:value-type="float" office:value="4.702759" calcext:value-type="float">
            <text:p>4.702759</text:p>
          </table:table-cell>
          <table:table-cell office:value-type="float" office:value="4.655914" calcext:value-type="float">
            <text:p>4.655914</text:p>
          </table:table-cell>
          <table:table-cell office:value-type="float" office:value="5.516571" calcext:value-type="float">
            <text:p>5.516571</text:p>
          </table:table-cell>
          <table:table-cell office:value-type="float" office:value="5.465973" calcext:value-type="float">
            <text:p>5.465973</text:p>
          </table:table-cell>
          <table:table-cell office:value-type="float" office:value="6.240387" calcext:value-type="float">
            <text:p>6.240387</text:p>
          </table:table-cell>
          <table:table-cell office:value-type="float" office:value="6.188324" calcext:value-type="float">
            <text:p>6.188324</text:p>
          </table:table-cell>
          <table:table-cell office:value-type="float" office:value="6.714081" calcext:value-type="float">
            <text:p>6.714081</text:p>
          </table:table-cell>
          <table:table-cell office:value-type="float" office:value="6.663116" calcext:value-type="float">
            <text:p>6.663116</text:p>
          </table:table-cell>
          <table:table-cell office:value-type="float" office:value="-2.04068" calcext:value-type="float">
            <text:p>-2.04068</text:p>
          </table:table-cell>
          <table:table-cell office:value-type="float" office:value="-2.669495" calcext:value-type="float">
            <text:p>-2.6694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8.621184" calcext:value-type="float">
            <text:p>8.621184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3.36805" calcext:value-type="float">
            <text:p>-13.36805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1963907" calcext:value-type="float">
            <text:p>0.1963907</text:p>
          </table:table-cell>
          <table:table-cell office:value-type="float" office:value="325.7537" calcext:value-type="float">
            <text:p>325.7537</text:p>
          </table:table-cell>
          <table:table-cell office:value-type="float" office:value="0" calcext:value-type="float">
            <text:p>0</text:p>
          </table:table-cell>
          <table:table-cell office:value-type="float" office:value="-0.8384094" calcext:value-type="float">
            <text:p>-0.8384094</text:p>
          </table:table-cell>
          <table:table-cell office:value-type="float" office:value="-1.094269" calcext:value-type="float">
            <text:p>-1.094269</text:p>
          </table:table-cell>
          <table:table-cell office:value-type="float" office:value="-0.2738953" calcext:value-type="float">
            <text:p>-0.2738953</text:p>
          </table:table-cell>
          <table:table-cell office:value-type="float" office:value="-0.3817749" calcext:value-type="float">
            <text:p>-0.3817749</text:p>
          </table:table-cell>
          <table:table-cell office:value-type="float" office:value="-0.008575439" calcext:value-type="float">
            <text:p>-0.008575439</text:p>
          </table:table-cell>
          <table:table-cell office:value-type="float" office:value="-0.05932617" calcext:value-type="float">
            <text:p>-0.05932617</text:p>
          </table:table-cell>
          <table:table-cell office:value-type="float" office:value="0.2919617" calcext:value-type="float">
            <text:p>0.2919617</text:p>
          </table:table-cell>
          <table:table-cell office:value-type="float" office:value="0.2362671" calcext:value-type="float">
            <text:p>0.2362671</text:p>
          </table:table-cell>
          <table:table-cell office:value-type="float" office:value="0.5270386" calcext:value-type="float">
            <text:p>0.5270386</text:p>
          </table:table-cell>
          <table:table-cell office:value-type="float" office:value="0.4713135" calcext:value-type="float">
            <text:p>0.4713135</text:p>
          </table:table-cell>
          <table:table-cell office:value-type="float" office:value="0.8219299" calcext:value-type="float">
            <text:p>0.8219299</text:p>
          </table:table-cell>
          <table:table-cell office:value-type="float" office:value="0.7679749" calcext:value-type="float">
            <text:p>0.7679749</text:p>
          </table:table-cell>
          <table:table-cell office:value-type="float" office:value="1.153961" calcext:value-type="float">
            <text:p>1.153961</text:p>
          </table:table-cell>
          <table:table-cell office:value-type="float" office:value="1.105743" calcext:value-type="float">
            <text:p>1.105743</text:p>
          </table:table-cell>
          <table:table-cell office:value-type="float" office:value="1.688232" calcext:value-type="float">
            <text:p>1.688232</text:p>
          </table:table-cell>
          <table:table-cell office:value-type="float" office:value="1.650177" calcext:value-type="float">
            <text:p>1.650177</text:p>
          </table:table-cell>
          <table:table-cell office:value-type="float" office:value="2.614471" calcext:value-type="float">
            <text:p>2.614471</text:p>
          </table:table-cell>
          <table:table-cell office:value-type="float" office:value="2.581818" calcext:value-type="float">
            <text:p>2.581818</text:p>
          </table:table-cell>
          <table:table-cell office:value-type="float" office:value="3.731018" calcext:value-type="float">
            <text:p>3.731018</text:p>
          </table:table-cell>
          <table:table-cell office:value-type="float" office:value="3.691559" calcext:value-type="float">
            <text:p>3.691559</text:p>
          </table:table-cell>
          <table:table-cell office:value-type="float" office:value="4.655426" calcext:value-type="float">
            <text:p>4.655426</text:p>
          </table:table-cell>
          <table:table-cell office:value-type="float" office:value="4.609741" calcext:value-type="float">
            <text:p>4.609741</text:p>
          </table:table-cell>
          <table:table-cell office:value-type="float" office:value="5.465454" calcext:value-type="float">
            <text:p>5.465454</text:p>
          </table:table-cell>
          <table:table-cell office:value-type="float" office:value="5.415009" calcext:value-type="float">
            <text:p>5.415009</text:p>
          </table:table-cell>
          <table:table-cell office:value-type="float" office:value="6.187805" calcext:value-type="float">
            <text:p>6.187805</text:p>
          </table:table-cell>
          <table:table-cell office:value-type="float" office:value="6.13623" calcext:value-type="float">
            <text:p>6.13623</text:p>
          </table:table-cell>
          <table:table-cell office:value-type="float" office:value="6.662628" calcext:value-type="float">
            <text:p>6.662628</text:p>
          </table:table-cell>
          <table:table-cell office:value-type="float" office:value="6.61264" calcext:value-type="float">
            <text:p>6.61264</text:p>
          </table:table-cell>
          <table:table-cell office:value-type="float" office:value="-1.938354" calcext:value-type="float">
            <text:p>-1.938354</text:p>
          </table:table-cell>
          <table:table-cell office:value-type="float" office:value="-2.996857" calcext:value-type="float">
            <text:p>-2.996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9.333243" calcext:value-type="float">
            <text:p>9.333243</text:p>
          </table:table-cell>
          <table:table-cell office:value-type="float" office:value="-8.127121" calcext:value-type="float">
            <text:p>-8.127121</text:p>
          </table:table-cell>
          <table:table-cell office:value-type="float" office:value="-15.05565" calcext:value-type="float">
            <text:p>-15.05565</text:p>
          </table:table-cell>
          <table:table-cell office:value-type="float" office:value="0.2953395" calcext:value-type="float">
            <text:p>0.2953395</text:p>
          </table:table-cell>
          <table:table-cell office:value-type="float" office:value="0.1716046" calcext:value-type="float">
            <text:p>0.1716046</text:p>
          </table:table-cell>
          <table:table-cell office:value-type="float" office:value="318.4433" calcext:value-type="float">
            <text:p>318.4433</text:p>
          </table:table-cell>
          <table:table-cell office:value-type="float" office:value="0" calcext:value-type="float">
            <text:p>0</text:p>
          </table:table-cell>
          <table:table-cell office:value-type="float" office:value="-0.9327393" calcext:value-type="float">
            <text:p>-0.9327393</text:p>
          </table:table-cell>
          <table:table-cell office:value-type="float" office:value="-1.330933" calcext:value-type="float">
            <text:p>-1.330933</text:p>
          </table:table-cell>
          <table:table-cell office:value-type="float" office:value="-0.3842773" calcext:value-type="float">
            <text:p>-0.3842773</text:p>
          </table:table-cell>
          <table:table-cell office:value-type="float" office:value="-0.492981" calcext:value-type="float">
            <text:p>-0.492981</text:p>
          </table:table-cell>
          <table:table-cell office:value-type="float" office:value="-0.05969238" calcext:value-type="float">
            <text:p>-0.05969238</text:p>
          </table:table-cell>
          <table:table-cell office:value-type="float" office:value="-0.08126831" calcext:value-type="float">
            <text:p>-0.08126831</text:p>
          </table:table-cell>
          <table:table-cell office:value-type="float" office:value="0.2359009" calcext:value-type="float">
            <text:p>0.2359009</text:p>
          </table:table-cell>
          <table:table-cell office:value-type="float" office:value="0.2094727" calcext:value-type="float">
            <text:p>0.2094727</text:p>
          </table:table-cell>
          <table:table-cell office:value-type="float" office:value="0.4709473" calcext:value-type="float">
            <text:p>0.4709473</text:p>
          </table:table-cell>
          <table:table-cell office:value-type="float" office:value="0.4416809" calcext:value-type="float">
            <text:p>0.4416809</text:p>
          </table:table-cell>
          <table:table-cell office:value-type="float" office:value="0.7676086" calcext:value-type="float">
            <text:p>0.7676086</text:p>
          </table:table-cell>
          <table:table-cell office:value-type="float" office:value="0.735321" calcext:value-type="float">
            <text:p>0.735321</text:p>
          </table:table-cell>
          <table:table-cell office:value-type="float" office:value="1.105347" calcext:value-type="float">
            <text:p>1.105347</text:p>
          </table:table-cell>
          <table:table-cell office:value-type="float" office:value="1.070557" calcext:value-type="float">
            <text:p>1.070557</text:p>
          </table:table-cell>
          <table:table-cell office:value-type="float" office:value="1.64975" calcext:value-type="float">
            <text:p>1.64975</text:p>
          </table:table-cell>
          <table:table-cell office:value-type="float" office:value="1.612274" calcext:value-type="float">
            <text:p>1.612274</text:p>
          </table:table-cell>
          <table:table-cell office:value-type="float" office:value="2.581451" calcext:value-type="float">
            <text:p>2.581451</text:p>
          </table:table-cell>
          <table:table-cell office:value-type="float" office:value="2.545288" calcext:value-type="float">
            <text:p>2.545288</text:p>
          </table:table-cell>
          <table:table-cell office:value-type="float" office:value="3.691101" calcext:value-type="float">
            <text:p>3.691101</text:p>
          </table:table-cell>
          <table:table-cell office:value-type="float" office:value="3.651398" calcext:value-type="float">
            <text:p>3.651398</text:p>
          </table:table-cell>
          <table:table-cell office:value-type="float" office:value="4.609283" calcext:value-type="float">
            <text:p>4.609283</text:p>
          </table:table-cell>
          <table:table-cell office:value-type="float" office:value="4.564148" calcext:value-type="float">
            <text:p>4.564148</text:p>
          </table:table-cell>
          <table:table-cell office:value-type="float" office:value="5.41452" calcext:value-type="float">
            <text:p>5.41452</text:p>
          </table:table-cell>
          <table:table-cell office:value-type="float" office:value="5.365479" calcext:value-type="float">
            <text:p>5.365479</text:p>
          </table:table-cell>
          <table:table-cell office:value-type="float" office:value="6.135712" calcext:value-type="float">
            <text:p>6.135712</text:p>
          </table:table-cell>
          <table:table-cell office:value-type="float" office:value="6.085114" calcext:value-type="float">
            <text:p>6.085114</text:p>
          </table:table-cell>
          <table:table-cell office:value-type="float" office:value="6.612122" calcext:value-type="float">
            <text:p>6.612122</text:p>
          </table:table-cell>
          <table:table-cell office:value-type="float" office:value="6.562927" calcext:value-type="float">
            <text:p>6.562927</text:p>
          </table:table-cell>
          <table:table-cell office:value-type="float" office:value="-1.877289" calcext:value-type="float">
            <text:p>-1.877289</text:p>
          </table:table-cell>
          <table:table-cell office:value-type="float" office:value="-3.443695" calcext:value-type="float">
            <text:p>-3.4436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10.97191" calcext:value-type="float">
            <text:p>10.97191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4.0134" calcext:value-type="float">
            <text:p>-14.0134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865542" calcext:value-type="float">
            <text:p>0.1865542</text:p>
          </table:table-cell>
          <table:table-cell office:value-type="float" office:value="316.8401" calcext:value-type="float">
            <text:p>316.8401</text:p>
          </table:table-cell>
          <table:table-cell office:value-type="float" office:value="0" calcext:value-type="float">
            <text:p>0</text:p>
          </table:table-cell>
          <table:table-cell office:value-type="float" office:value="-0.350647" calcext:value-type="float">
            <text:p>-0.350647</text:p>
          </table:table-cell>
          <table:table-cell office:value-type="float" office:value="-1.427124" calcext:value-type="float">
            <text:p>-1.427124</text:p>
          </table:table-cell>
          <table:table-cell office:value-type="float" office:value="-0.3406677" calcext:value-type="float">
            <text:p>-0.3406677</text:p>
          </table:table-cell>
          <table:table-cell office:value-type="float" office:value="-0.5698547" calcext:value-type="float">
            <text:p>-0.5698547</text:p>
          </table:table-cell>
          <table:table-cell office:value-type="float" office:value="-0.06442261" calcext:value-type="float">
            <text:p>-0.06442261</text:p>
          </table:table-cell>
          <table:table-cell office:value-type="float" office:value="-0.09588623" calcext:value-type="float">
            <text:p>-0.09588623</text:p>
          </table:table-cell>
          <table:table-cell office:value-type="float" office:value="0.209137" calcext:value-type="float">
            <text:p>0.209137</text:p>
          </table:table-cell>
          <table:table-cell office:value-type="float" office:value="0.193512" calcext:value-type="float">
            <text:p>0.193512</text:p>
          </table:table-cell>
          <table:table-cell office:value-type="float" office:value="0.4413757" calcext:value-type="float">
            <text:p>0.4413757</text:p>
          </table:table-cell>
          <table:table-cell office:value-type="float" office:value="0.4248657" calcext:value-type="float">
            <text:p>0.4248657</text:p>
          </table:table-cell>
          <table:table-cell office:value-type="float" office:value="0.7349854" calcext:value-type="float">
            <text:p>0.7349854</text:p>
          </table:table-cell>
          <table:table-cell office:value-type="float" office:value="0.7138672" calcext:value-type="float">
            <text:p>0.7138672</text:p>
          </table:table-cell>
          <table:table-cell office:value-type="float" office:value="1.070221" calcext:value-type="float">
            <text:p>1.070221</text:p>
          </table:table-cell>
          <table:table-cell office:value-type="float" office:value="1.042694" calcext:value-type="float">
            <text:p>1.042694</text:p>
          </table:table-cell>
          <table:table-cell office:value-type="float" office:value="1.611877" calcext:value-type="float">
            <text:p>1.611877</text:p>
          </table:table-cell>
          <table:table-cell office:value-type="float" office:value="1.57782" calcext:value-type="float">
            <text:p>1.57782</text:p>
          </table:table-cell>
          <table:table-cell office:value-type="float" office:value="2.544891" calcext:value-type="float">
            <text:p>2.544891</text:p>
          </table:table-cell>
          <table:table-cell office:value-type="float" office:value="2.508026" calcext:value-type="float">
            <text:p>2.508026</text:p>
          </table:table-cell>
          <table:table-cell office:value-type="float" office:value="3.651001" calcext:value-type="float">
            <text:p>3.651001</text:p>
          </table:table-cell>
          <table:table-cell office:value-type="float" office:value="3.610748" calcext:value-type="float">
            <text:p>3.610748</text:p>
          </table:table-cell>
          <table:table-cell office:value-type="float" office:value="4.56366" calcext:value-type="float">
            <text:p>4.56366</text:p>
          </table:table-cell>
          <table:table-cell office:value-type="float" office:value="4.518951" calcext:value-type="float">
            <text:p>4.518951</text:p>
          </table:table-cell>
          <table:table-cell office:value-type="float" office:value="5.36496" calcext:value-type="float">
            <text:p>5.36496</text:p>
          </table:table-cell>
          <table:table-cell office:value-type="float" office:value="5.31839" calcext:value-type="float">
            <text:p>5.31839</text:p>
          </table:table-cell>
          <table:table-cell office:value-type="float" office:value="6.084595" calcext:value-type="float">
            <text:p>6.084595</text:p>
          </table:table-cell>
          <table:table-cell office:value-type="float" office:value="6.041962" calcext:value-type="float">
            <text:p>6.041962</text:p>
          </table:table-cell>
          <table:table-cell office:value-type="float" office:value="6.562408" calcext:value-type="float">
            <text:p>6.562408</text:p>
          </table:table-cell>
          <table:table-cell office:value-type="float" office:value="6.513611" calcext:value-type="float">
            <text:p>6.513611</text:p>
          </table:table-cell>
          <table:table-cell office:value-type="float" office:value="-0.3835449" calcext:value-type="float">
            <text:p>-0.3835449</text:p>
          </table:table-cell>
          <table:table-cell office:value-type="float" office:value="-3.41803" calcext:value-type="float">
            <text:p>-3.41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13.74047" calcext:value-type="float">
            <text:p>13.74047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10.52813" calcext:value-type="float">
            <text:p>-10.52813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454813" calcext:value-type="float">
            <text:p>0.2454813</text:p>
          </table:table-cell>
          <table:table-cell office:value-type="float" office:value="320.6859" calcext:value-type="float">
            <text:p>320.6859</text:p>
          </table:table-cell>
          <table:table-cell office:value-type="float" office:value="0" calcext:value-type="float">
            <text:p>0</text:p>
          </table:table-cell>
          <table:table-cell office:value-type="float" office:value="-0.1228333" calcext:value-type="float">
            <text:p>-0.1228333</text:p>
          </table:table-cell>
          <table:table-cell office:value-type="float" office:value="-0.8613281" calcext:value-type="float">
            <text:p>-0.8613281</text:p>
          </table:table-cell>
          <table:table-cell office:value-type="float" office:value="-0.2173157" calcext:value-type="float">
            <text:p>-0.2173157</text:p>
          </table:table-cell>
          <table:table-cell office:value-type="float" office:value="-0.3888855" calcext:value-type="float">
            <text:p>-0.3888855</text:p>
          </table:table-cell>
          <table:table-cell office:value-type="float" office:value="-0.0456543" calcext:value-type="float">
            <text:p>-0.0456543</text:p>
          </table:table-cell>
          <table:table-cell office:value-type="float" office:value="-0.07138062" calcext:value-type="float">
            <text:p>-0.07138062</text:p>
          </table:table-cell>
          <table:table-cell office:value-type="float" office:value="0.2180176" calcext:value-type="float">
            <text:p>0.2180176</text:p>
          </table:table-cell>
          <table:table-cell office:value-type="float" office:value="0.2050476" calcext:value-type="float">
            <text:p>0.2050476</text:p>
          </table:table-cell>
          <table:table-cell office:value-type="float" office:value="0.4334106" calcext:value-type="float">
            <text:p>0.4334106</text:p>
          </table:table-cell>
          <table:table-cell office:value-type="float" office:value="0.4265442" calcext:value-type="float">
            <text:p>0.4265442</text:p>
          </table:table-cell>
          <table:table-cell office:value-type="float" office:value="0.7144165" calcext:value-type="float">
            <text:p>0.7144165</text:p>
          </table:table-cell>
          <table:table-cell office:value-type="float" office:value="0.7045593" calcext:value-type="float">
            <text:p>0.7045593</text:p>
          </table:table-cell>
          <table:table-cell office:value-type="float" office:value="1.042603" calcext:value-type="float">
            <text:p>1.042603</text:p>
          </table:table-cell>
          <table:table-cell office:value-type="float" office:value="1.026276" calcext:value-type="float">
            <text:p>1.026276</text:p>
          </table:table-cell>
          <table:table-cell office:value-type="float" office:value="1.577515" calcext:value-type="float">
            <text:p>1.577515</text:p>
          </table:table-cell>
          <table:table-cell office:value-type="float" office:value="1.549957" calcext:value-type="float">
            <text:p>1.549957</text:p>
          </table:table-cell>
          <table:table-cell office:value-type="float" office:value="2.507629" calcext:value-type="float">
            <text:p>2.507629</text:p>
          </table:table-cell>
          <table:table-cell office:value-type="float" office:value="2.472107" calcext:value-type="float">
            <text:p>2.472107</text:p>
          </table:table-cell>
          <table:table-cell office:value-type="float" office:value="3.610352" calcext:value-type="float">
            <text:p>3.610352</text:p>
          </table:table-cell>
          <table:table-cell office:value-type="float" office:value="3.569855" calcext:value-type="float">
            <text:p>3.569855</text:p>
          </table:table-cell>
          <table:table-cell office:value-type="float" office:value="4.518494" calcext:value-type="float">
            <text:p>4.518494</text:p>
          </table:table-cell>
          <table:table-cell office:value-type="float" office:value="4.475342" calcext:value-type="float">
            <text:p>4.475342</text:p>
          </table:table-cell>
          <table:table-cell office:value-type="float" office:value="5.317932" calcext:value-type="float">
            <text:p>5.317932</text:p>
          </table:table-cell>
          <table:table-cell office:value-type="float" office:value="5.273773" calcext:value-type="float">
            <text:p>5.273773</text:p>
          </table:table-cell>
          <table:table-cell office:value-type="float" office:value="6.041351" calcext:value-type="float">
            <text:p>6.041351</text:p>
          </table:table-cell>
          <table:table-cell office:value-type="float" office:value="5.987976" calcext:value-type="float">
            <text:p>5.987976</text:p>
          </table:table-cell>
          <table:table-cell office:value-type="float" office:value="6.513092" calcext:value-type="float">
            <text:p>6.513092</text:p>
          </table:table-cell>
          <table:table-cell office:value-type="float" office:value="6.463348" calcext:value-type="float">
            <text:p>6.463348</text:p>
          </table:table-cell>
          <table:table-cell office:value-type="float" office:value="-0.0880127" calcext:value-type="float">
            <text:p>-0.0880127</text:p>
          </table:table-cell>
          <table:table-cell office:value-type="float" office:value="-2.08606" calcext:value-type="float">
            <text:p>-2.086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11.17332" calcext:value-type="float">
            <text:p>11.17332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8.33786" calcext:value-type="float">
            <text:p>-8.33786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2906237" calcext:value-type="float">
            <text:p>0.2906237</text:p>
          </table:table-cell>
          <table:table-cell office:value-type="float" office:value="324.9031" calcext:value-type="float">
            <text:p>324.9031</text:p>
          </table:table-cell>
          <table:table-cell office:value-type="float" office:value="0" calcext:value-type="float">
            <text:p>0</text:p>
          </table:table-cell>
          <table:table-cell office:value-type="float" office:value="-0.2324829" calcext:value-type="float">
            <text:p>-0.2324829</text:p>
          </table:table-cell>
          <table:table-cell office:value-type="float" office:value="-0.6875" calcext:value-type="float">
            <text:p>-0.6875</text:p>
          </table:table-cell>
          <table:table-cell office:value-type="float" office:value="-0.2110901" calcext:value-type="float">
            <text:p>-0.2110901</text:p>
          </table:table-cell>
          <table:table-cell office:value-type="float" office:value="-0.2774048" calcext:value-type="float">
            <text:p>-0.2774048</text:p>
          </table:table-cell>
          <table:table-cell office:value-type="float" office:value="-0.04364014" calcext:value-type="float">
            <text:p>-0.04364014</text:p>
          </table:table-cell>
          <table:table-cell office:value-type="float" office:value="-0.05383301" calcext:value-type="float">
            <text:p>-0.05383301</text:p>
          </table:table-cell>
          <table:table-cell office:value-type="float" office:value="0.2201843" calcext:value-type="float">
            <text:p>0.2201843</text:p>
          </table:table-cell>
          <table:table-cell office:value-type="float" office:value="0.2146606" calcext:value-type="float">
            <text:p>0.2146606</text:p>
          </table:table-cell>
          <table:table-cell office:value-type="float" office:value="0.4345703" calcext:value-type="float">
            <text:p>0.4345703</text:p>
          </table:table-cell>
          <table:table-cell office:value-type="float" office:value="0.4320984" calcext:value-type="float">
            <text:p>0.4320984</text:p>
          </table:table-cell>
          <table:table-cell office:value-type="float" office:value="0.7086792" calcext:value-type="float">
            <text:p>0.7086792</text:p>
          </table:table-cell>
          <table:table-cell office:value-type="float" office:value="0.7055969" calcext:value-type="float">
            <text:p>0.7055969</text:p>
          </table:table-cell>
          <table:table-cell office:value-type="float" office:value="1.026489" calcext:value-type="float">
            <text:p>1.026489</text:p>
          </table:table-cell>
          <table:table-cell office:value-type="float" office:value="1.019379" calcext:value-type="float">
            <text:p>1.019379</text:p>
          </table:table-cell>
          <table:table-cell office:value-type="float" office:value="1.549744" calcext:value-type="float">
            <text:p>1.549744</text:p>
          </table:table-cell>
          <table:table-cell office:value-type="float" office:value="1.530609" calcext:value-type="float">
            <text:p>1.530609</text:p>
          </table:table-cell>
          <table:table-cell office:value-type="float" office:value="2.471741" calcext:value-type="float">
            <text:p>2.471741</text:p>
          </table:table-cell>
          <table:table-cell office:value-type="float" office:value="2.439026" calcext:value-type="float">
            <text:p>2.439026</text:p>
          </table:table-cell>
          <table:table-cell office:value-type="float" office:value="3.569489" calcext:value-type="float">
            <text:p>3.569489</text:p>
          </table:table-cell>
          <table:table-cell office:value-type="float" office:value="3.530396" calcext:value-type="float">
            <text:p>3.530396</text:p>
          </table:table-cell>
          <table:table-cell office:value-type="float" office:value="4.474884" calcext:value-type="float">
            <text:p>4.474884</text:p>
          </table:table-cell>
          <table:table-cell office:value-type="float" office:value="4.432281" calcext:value-type="float">
            <text:p>4.432281</text:p>
          </table:table-cell>
          <table:table-cell office:value-type="float" office:value="5.273285" calcext:value-type="float">
            <text:p>5.273285</text:p>
          </table:table-cell>
          <table:table-cell office:value-type="float" office:value="5.227295" calcext:value-type="float">
            <text:p>5.227295</text:p>
          </table:table-cell>
          <table:table-cell office:value-type="float" office:value="5.987457" calcext:value-type="float">
            <text:p>5.987457</text:p>
          </table:table-cell>
          <table:table-cell office:value-type="float" office:value="5.937622" calcext:value-type="float">
            <text:p>5.937622</text:p>
          </table:table-cell>
          <table:table-cell office:value-type="float" office:value="6.462799" calcext:value-type="float">
            <text:p>6.462799</text:p>
          </table:table-cell>
          <table:table-cell office:value-type="float" office:value="6.41391" calcext:value-type="float">
            <text:p>6.41391</text:p>
          </table:table-cell>
          <table:table-cell office:value-type="float" office:value="-0.3568726" calcext:value-type="float">
            <text:p>-0.3568726</text:p>
          </table:table-cell>
          <table:table-cell office:value-type="float" office:value="-1.784882" calcext:value-type="float">
            <text:p>-1.7848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11.04789" calcext:value-type="float">
            <text:p>11.04789</text:p>
          </table:table-cell>
          <table:table-cell office:value-type="float" office:value="-6.460454" calcext:value-type="float">
            <text:p>-6.460454</text:p>
          </table:table-cell>
          <table:table-cell office:value-type="float" office:value="-11.06733" calcext:value-type="float">
            <text:p>-11.06733</text:p>
          </table:table-cell>
          <table:table-cell office:value-type="float" office:value="0.3351297" calcext:value-type="float">
            <text:p>0.3351297</text:p>
          </table:table-cell>
          <table:table-cell office:value-type="float" office:value="0.2353872" calcext:value-type="float">
            <text:p>0.2353872</text:p>
          </table:table-cell>
          <table:table-cell office:value-type="float" office:value="325.2991" calcext:value-type="float">
            <text:p>325.2991</text:p>
          </table:table-cell>
          <table:table-cell office:value-type="float" office:value="0" calcext:value-type="float">
            <text:p>0</text:p>
          </table:table-cell>
          <table:table-cell office:value-type="float" office:value="-0.5973816" calcext:value-type="float">
            <text:p>-0.5973816</text:p>
          </table:table-cell>
          <table:table-cell office:value-type="float" office:value="-1.185516" calcext:value-type="float">
            <text:p>-1.185516</text:p>
          </table:table-cell>
          <table:table-cell office:value-type="float" office:value="-0.2638855" calcext:value-type="float">
            <text:p>-0.2638855</text:p>
          </table:table-cell>
          <table:table-cell office:value-type="float" office:value="-0.3988037" calcext:value-type="float">
            <text:p>-0.3988037</text:p>
          </table:table-cell>
          <table:table-cell office:value-type="float" office:value="-0.05047607" calcext:value-type="float">
            <text:p>-0.05047607</text:p>
          </table:table-cell>
          <table:table-cell office:value-type="float" office:value="-0.07287598" calcext:value-type="float">
            <text:p>-0.07287598</text:p>
          </table:table-cell>
          <table:table-cell office:value-type="float" office:value="0.2175598" calcext:value-type="float">
            <text:p>0.2175598</text:p>
          </table:table-cell>
          <table:table-cell office:value-type="float" office:value="0.1977844" calcext:value-type="float">
            <text:p>0.1977844</text:p>
          </table:table-cell>
          <table:table-cell office:value-type="float" office:value="0.4332275" calcext:value-type="float">
            <text:p>0.4332275</text:p>
          </table:table-cell>
          <table:table-cell office:value-type="float" office:value="0.4150696" calcext:value-type="float">
            <text:p>0.4150696</text:p>
          </table:table-cell>
          <table:table-cell office:value-type="float" office:value="0.7055054" calcext:value-type="float">
            <text:p>0.7055054</text:p>
          </table:table-cell>
          <table:table-cell office:value-type="float" office:value="0.6893311" calcext:value-type="float">
            <text:p>0.6893311</text:p>
          </table:table-cell>
          <table:table-cell office:value-type="float" office:value="1.019257" calcext:value-type="float">
            <text:p>1.019257</text:p>
          </table:table-cell>
          <table:table-cell office:value-type="float" office:value="1.002991" calcext:value-type="float">
            <text:p>1.002991</text:p>
          </table:table-cell>
          <table:table-cell office:value-type="float" office:value="1.530426" calcext:value-type="float">
            <text:p>1.530426</text:p>
          </table:table-cell>
          <table:table-cell office:value-type="float" office:value="1.511536" calcext:value-type="float">
            <text:p>1.511536</text:p>
          </table:table-cell>
          <table:table-cell office:value-type="float" office:value="2.438721" calcext:value-type="float">
            <text:p>2.438721</text:p>
          </table:table-cell>
          <table:table-cell office:value-type="float" office:value="2.409027" calcext:value-type="float">
            <text:p>2.409027</text:p>
          </table:table-cell>
          <table:table-cell office:value-type="float" office:value="3.530029" calcext:value-type="float">
            <text:p>3.530029</text:p>
          </table:table-cell>
          <table:table-cell office:value-type="float" office:value="3.491882" calcext:value-type="float">
            <text:p>3.491882</text:p>
          </table:table-cell>
          <table:table-cell office:value-type="float" office:value="4.431824" calcext:value-type="float">
            <text:p>4.431824</text:p>
          </table:table-cell>
          <table:table-cell office:value-type="float" office:value="4.389099" calcext:value-type="float">
            <text:p>4.389099</text:p>
          </table:table-cell>
          <table:table-cell office:value-type="float" office:value="5.226807" calcext:value-type="float">
            <text:p>5.226807</text:p>
          </table:table-cell>
          <table:table-cell office:value-type="float" office:value="5.179993" calcext:value-type="float">
            <text:p>5.179993</text:p>
          </table:table-cell>
          <table:table-cell office:value-type="float" office:value="5.937073" calcext:value-type="float">
            <text:p>5.937073</text:p>
          </table:table-cell>
          <table:table-cell office:value-type="float" office:value="5.888763" calcext:value-type="float">
            <text:p>5.888763</text:p>
          </table:table-cell>
          <table:table-cell office:value-type="float" office:value="6.413391" calcext:value-type="float">
            <text:p>6.413391</text:p>
          </table:table-cell>
          <table:table-cell office:value-type="float" office:value="6.365906" calcext:value-type="float">
            <text:p>6.365906</text:p>
          </table:table-cell>
          <table:table-cell office:value-type="float" office:value="-0.9937439" calcext:value-type="float">
            <text:p>-0.9937439</text:p>
          </table:table-cell>
          <table:table-cell office:value-type="float" office:value="-2.911652" calcext:value-type="float">
            <text:p>-2.911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10.39543" calcext:value-type="float">
            <text:p>10.39543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11.02007" calcext:value-type="float">
            <text:p>-11.02007</text:p>
          </table:table-cell>
          <table:table-cell office:value-type="float" office:value="0.6648917" calcext:value-type="float">
            <text:p>0.6648917</text:p>
          </table:table-cell>
          <table:table-cell office:value-type="float" office:value="0.2362565" calcext:value-type="float">
            <text:p>0.2362565</text:p>
          </table:table-cell>
          <table:table-cell office:value-type="float" office:value="320.3448" calcext:value-type="float">
            <text:p>320.3448</text:p>
          </table:table-cell>
          <table:table-cell office:value-type="float" office:value="1.5875" calcext:value-type="float">
            <text:p>1.5875</text:p>
          </table:table-cell>
          <table:table-cell office:value-type="float" office:value="-0.1358948" calcext:value-type="float">
            <text:p>-0.1358948</text:p>
          </table:table-cell>
          <table:table-cell office:value-type="float" office:value="-1.47113" calcext:value-type="float">
            <text:p>-1.47113</text:p>
          </table:table-cell>
          <table:table-cell office:value-type="float" office:value="-0.25177" calcext:value-type="float">
            <text:p>-0.25177</text:p>
          </table:table-cell>
          <table:table-cell office:value-type="float" office:value="-0.4978027" calcext:value-type="float">
            <text:p>-0.4978027</text:p>
          </table:table-cell>
          <table:table-cell office:value-type="float" office:value="-0.05563354" calcext:value-type="float">
            <text:p>-0.05563354</text:p>
          </table:table-cell>
          <table:table-cell office:value-type="float" office:value="-0.09051514" calcext:value-type="float">
            <text:p>-0.09051514</text:p>
          </table:table-cell>
          <table:table-cell office:value-type="float" office:value="0.1982727" calcext:value-type="float">
            <text:p>0.1982727</text:p>
          </table:table-cell>
          <table:table-cell office:value-type="float" office:value="0.1810608" calcext:value-type="float">
            <text:p>0.1810608</text:p>
          </table:table-cell>
          <table:table-cell office:value-type="float" office:value="0.4147339" calcext:value-type="float">
            <text:p>0.4147339</text:p>
          </table:table-cell>
          <table:table-cell office:value-type="float" office:value="0.3995056" calcext:value-type="float">
            <text:p>0.3995056</text:p>
          </table:table-cell>
          <table:table-cell office:value-type="float" office:value="0.6890869" calcext:value-type="float">
            <text:p>0.6890869</text:p>
          </table:table-cell>
          <table:table-cell office:value-type="float" office:value="0.6686707" calcext:value-type="float">
            <text:p>0.6686707</text:p>
          </table:table-cell>
          <table:table-cell office:value-type="float" office:value="1.002777" calcext:value-type="float">
            <text:p>1.002777</text:p>
          </table:table-cell>
          <table:table-cell office:value-type="float" office:value="0.97995" calcext:value-type="float">
            <text:p>0.97995</text:p>
          </table:table-cell>
          <table:table-cell office:value-type="float" office:value="1.511322" calcext:value-type="float">
            <text:p>1.511322</text:p>
          </table:table-cell>
          <table:table-cell office:value-type="float" office:value="1.486633" calcext:value-type="float">
            <text:p>1.486633</text:p>
          </table:table-cell>
          <table:table-cell office:value-type="float" office:value="2.408722" calcext:value-type="float">
            <text:p>2.408722</text:p>
          </table:table-cell>
          <table:table-cell office:value-type="float" office:value="2.37973" calcext:value-type="float">
            <text:p>2.37973</text:p>
          </table:table-cell>
          <table:table-cell office:value-type="float" office:value="3.491486" calcext:value-type="float">
            <text:p>3.491486</text:p>
          </table:table-cell>
          <table:table-cell office:value-type="float" office:value="3.453888" calcext:value-type="float">
            <text:p>3.453888</text:p>
          </table:table-cell>
          <table:table-cell office:value-type="float" office:value="4.388641" calcext:value-type="float">
            <text:p>4.388641</text:p>
          </table:table-cell>
          <table:table-cell office:value-type="float" office:value="4.346252" calcext:value-type="float">
            <text:p>4.346252</text:p>
          </table:table-cell>
          <table:table-cell office:value-type="float" office:value="5.179504" calcext:value-type="float">
            <text:p>5.179504</text:p>
          </table:table-cell>
          <table:table-cell office:value-type="float" office:value="5.132965" calcext:value-type="float">
            <text:p>5.132965</text:p>
          </table:table-cell>
          <table:table-cell office:value-type="float" office:value="5.888275" calcext:value-type="float">
            <text:p>5.888275</text:p>
          </table:table-cell>
          <table:table-cell office:value-type="float" office:value="5.841003" calcext:value-type="float">
            <text:p>5.841003</text:p>
          </table:table-cell>
          <table:table-cell office:value-type="float" office:value="6.365417" calcext:value-type="float">
            <text:p>6.365417</text:p>
          </table:table-cell>
          <table:table-cell office:value-type="float" office:value="6.319794" calcext:value-type="float">
            <text:p>6.319794</text:p>
          </table:table-cell>
          <table:table-cell office:value-type="float" office:value="-0.09124756" calcext:value-type="float">
            <text:p>-0.09124756</text:p>
          </table:table-cell>
          <table:table-cell office:value-type="float" office:value="-3.469299" calcext:value-type="float">
            <text:p>-3.4692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14.06539" calcext:value-type="float">
            <text:p>14.06539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8.046199" calcext:value-type="float">
            <text:p>-8.046199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971681" calcext:value-type="float">
            <text:p>0.2971681</text:p>
          </table:table-cell>
          <table:table-cell office:value-type="float" office:value="322.6618" calcext:value-type="float">
            <text:p>322.6618</text:p>
          </table:table-cell>
          <table:table-cell office:value-type="float" office:value="7.9375" calcext:value-type="float">
            <text:p>7.9375</text:p>
          </table:table-cell>
          <table:table-cell office:value-type="float" office:value="-0.1922302" calcext:value-type="float">
            <text:p>-0.1922302</text:p>
          </table:table-cell>
          <table:table-cell office:value-type="float" office:value="-0.8303528" calcext:value-type="float">
            <text:p>-0.8303528</text:p>
          </table:table-cell>
          <table:table-cell office:value-type="float" office:value="-0.2236328" calcext:value-type="float">
            <text:p>-0.2236328</text:p>
          </table:table-cell>
          <table:table-cell office:value-type="float" office:value="-0.3420105" calcext:value-type="float">
            <text:p>-0.3420105</text:p>
          </table:table-cell>
          <table:table-cell office:value-type="float" office:value="-0.05111694" calcext:value-type="float">
            <text:p>-0.05111694</text:p>
          </table:table-cell>
          <table:table-cell office:value-type="float" office:value="-0.06942749" calcext:value-type="float">
            <text:p>-0.06942749</text:p>
          </table:table-cell>
          <table:table-cell office:value-type="float" office:value="0.2008362" calcext:value-type="float">
            <text:p>0.2008362</text:p>
          </table:table-cell>
          <table:table-cell office:value-type="float" office:value="0.1905823" calcext:value-type="float">
            <text:p>0.1905823</text:p>
          </table:table-cell>
          <table:table-cell office:value-type="float" office:value="0.4068909" calcext:value-type="float">
            <text:p>0.4068909</text:p>
          </table:table-cell>
          <table:table-cell office:value-type="float" office:value="0.4016113" calcext:value-type="float">
            <text:p>0.4016113</text:p>
          </table:table-cell>
          <table:table-cell office:value-type="float" office:value="0.6721191" calcext:value-type="float">
            <text:p>0.6721191</text:p>
          </table:table-cell>
          <table:table-cell office:value-type="float" office:value="0.6668701" calcext:value-type="float">
            <text:p>0.6668701</text:p>
          </table:table-cell>
          <table:table-cell office:value-type="float" office:value="0.9802856" calcext:value-type="float">
            <text:p>0.9802856</text:p>
          </table:table-cell>
          <table:table-cell office:value-type="float" office:value="0.9715576" calcext:value-type="float">
            <text:p>0.9715576</text:p>
          </table:table-cell>
          <table:table-cell office:value-type="float" office:value="1.48645" calcext:value-type="float">
            <text:p>1.48645</text:p>
          </table:table-cell>
          <table:table-cell office:value-type="float" office:value="1.467682" calcext:value-type="float">
            <text:p>1.467682</text:p>
          </table:table-cell>
          <table:table-cell office:value-type="float" office:value="2.379425" calcext:value-type="float">
            <text:p>2.379425</text:p>
          </table:table-cell>
          <table:table-cell office:value-type="float" office:value="2.350372" calcext:value-type="float">
            <text:p>2.350372</text:p>
          </table:table-cell>
          <table:table-cell office:value-type="float" office:value="3.453552" calcext:value-type="float">
            <text:p>3.453552</text:p>
          </table:table-cell>
          <table:table-cell office:value-type="float" office:value="3.416229" calcext:value-type="float">
            <text:p>3.416229</text:p>
          </table:table-cell>
          <table:table-cell office:value-type="float" office:value="4.345825" calcext:value-type="float">
            <text:p>4.345825</text:p>
          </table:table-cell>
          <table:table-cell office:value-type="float" office:value="4.303864" calcext:value-type="float">
            <text:p>4.303864</text:p>
          </table:table-cell>
          <table:table-cell office:value-type="float" office:value="5.132477" calcext:value-type="float">
            <text:p>5.132477</text:p>
          </table:table-cell>
          <table:table-cell office:value-type="float" office:value="5.087128" calcext:value-type="float">
            <text:p>5.087128</text:p>
          </table:table-cell>
          <table:table-cell office:value-type="float" office:value="5.840515" calcext:value-type="float">
            <text:p>5.840515</text:p>
          </table:table-cell>
          <table:table-cell office:value-type="float" office:value="5.793915" calcext:value-type="float">
            <text:p>5.793915</text:p>
          </table:table-cell>
          <table:table-cell office:value-type="float" office:value="6.319305" calcext:value-type="float">
            <text:p>6.319305</text:p>
          </table:table-cell>
          <table:table-cell office:value-type="float" office:value="6.274536" calcext:value-type="float">
            <text:p>6.274536</text:p>
          </table:table-cell>
          <table:table-cell office:value-type="float" office:value="-0.23703" calcext:value-type="float">
            <text:p>-0.23703</text:p>
          </table:table-cell>
          <table:table-cell office:value-type="float" office:value="-2.240082" calcext:value-type="float">
            <text:p>-2.2400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9.772376" calcext:value-type="float">
            <text:p>9.772376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7.042863" calcext:value-type="float">
            <text:p>-7.042863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3207074" calcext:value-type="float">
            <text:p>0.3207074</text:p>
          </table:table-cell>
          <table:table-cell office:value-type="float" office:value="328.1698" calcext:value-type="float">
            <text:p>328.1698</text:p>
          </table:table-cell>
          <table:table-cell office:value-type="float" office:value="9.525" calcext:value-type="float">
            <text:p>9.525</text:p>
          </table:table-cell>
          <table:table-cell office:value-type="float" office:value="-0.2781372" calcext:value-type="float">
            <text:p>-0.2781372</text:p>
          </table:table-cell>
          <table:table-cell office:value-type="float" office:value="-0.4361267" calcext:value-type="float">
            <text:p>-0.4361267</text:p>
          </table:table-cell>
          <table:table-cell office:value-type="float" office:value="-0.1939392" calcext:value-type="float">
            <text:p>-0.1939392</text:p>
          </table:table-cell>
          <table:table-cell office:value-type="float" office:value="-0.2342224" calcext:value-type="float">
            <text:p>-0.2342224</text:p>
          </table:table-cell>
          <table:table-cell office:value-type="float" office:value="-0.04507446" calcext:value-type="float">
            <text:p>-0.04507446</text:p>
          </table:table-cell>
          <table:table-cell office:value-type="float" office:value="-0.05218506" calcext:value-type="float">
            <text:p>-0.05218506</text:p>
          </table:table-cell>
          <table:table-cell office:value-type="float" office:value="0.2049866" calcext:value-type="float">
            <text:p>0.2049866</text:p>
          </table:table-cell>
          <table:table-cell office:value-type="float" office:value="0.2009277" calcext:value-type="float">
            <text:p>0.2009277</text:p>
          </table:table-cell>
          <table:table-cell office:value-type="float" office:value="0.4087219" calcext:value-type="float">
            <text:p>0.4087219</text:p>
          </table:table-cell>
          <table:table-cell office:value-type="float" office:value="0.4069519" calcext:value-type="float">
            <text:p>0.4069519</text:p>
          </table:table-cell>
          <table:table-cell office:value-type="float" office:value="0.6686707" calcext:value-type="float">
            <text:p>0.6686707</text:p>
          </table:table-cell>
          <table:table-cell office:value-type="float" office:value="0.6669006" calcext:value-type="float">
            <text:p>0.6669006</text:p>
          </table:table-cell>
          <table:table-cell office:value-type="float" office:value="0.9715271" calcext:value-type="float">
            <text:p>0.9715271</text:p>
          </table:table-cell>
          <table:table-cell office:value-type="float" office:value="0.9658203" calcext:value-type="float">
            <text:p>0.9658203</text:p>
          </table:table-cell>
          <table:table-cell office:value-type="float" office:value="1.467499" calcext:value-type="float">
            <text:p>1.467499</text:p>
          </table:table-cell>
          <table:table-cell office:value-type="float" office:value="1.453339" calcext:value-type="float">
            <text:p>1.453339</text:p>
          </table:table-cell>
          <table:table-cell office:value-type="float" office:value="2.350098" calcext:value-type="float">
            <text:p>2.350098</text:p>
          </table:table-cell>
          <table:table-cell office:value-type="float" office:value="2.323212" calcext:value-type="float">
            <text:p>2.323212</text:p>
          </table:table-cell>
          <table:table-cell office:value-type="float" office:value="3.415833" calcext:value-type="float">
            <text:p>3.415833</text:p>
          </table:table-cell>
          <table:table-cell office:value-type="float" office:value="3.379547" calcext:value-type="float">
            <text:p>3.379547</text:p>
          </table:table-cell>
          <table:table-cell office:value-type="float" office:value="4.303406" calcext:value-type="float">
            <text:p>4.303406</text:p>
          </table:table-cell>
          <table:table-cell office:value-type="float" office:value="4.261871" calcext:value-type="float">
            <text:p>4.261871</text:p>
          </table:table-cell>
          <table:table-cell office:value-type="float" office:value="5.08667" calcext:value-type="float">
            <text:p>5.08667</text:p>
          </table:table-cell>
          <table:table-cell office:value-type="float" office:value="5.041687" calcext:value-type="float">
            <text:p>5.041687</text:p>
          </table:table-cell>
          <table:table-cell office:value-type="float" office:value="5.793427" calcext:value-type="float">
            <text:p>5.793427</text:p>
          </table:table-cell>
          <table:table-cell office:value-type="float" office:value="5.747498" calcext:value-type="float">
            <text:p>5.747498</text:p>
          </table:table-cell>
          <table:table-cell office:value-type="float" office:value="6.274048" calcext:value-type="float">
            <text:p>6.274048</text:p>
          </table:table-cell>
          <table:table-cell office:value-type="float" office:value="6.229523" calcext:value-type="float">
            <text:p>6.229523</text:p>
          </table:table-cell>
          <table:table-cell office:value-type="float" office:value="-0.3618774" calcext:value-type="float">
            <text:p>-0.3618774</text:p>
          </table:table-cell>
          <table:table-cell office:value-type="float" office:value="-0.7886353" calcext:value-type="float">
            <text:p>-0.78863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9.719793" calcext:value-type="float">
            <text:p>9.719793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6.556484" calcext:value-type="float">
            <text:p>-6.556484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327123" calcext:value-type="float">
            <text:p>0.3327123</text:p>
          </table:table-cell>
          <table:table-cell office:value-type="float" office:value="328.3598" calcext:value-type="float">
            <text:p>328.3598</text:p>
          </table:table-cell>
          <table:table-cell office:value-type="float" office:value="0" calcext:value-type="float">
            <text:p>0</text:p>
          </table:table-cell>
          <table:table-cell office:value-type="float" office:value="-0.2036133" calcext:value-type="float">
            <text:p>-0.2036133</text:p>
          </table:table-cell>
          <table:table-cell office:value-type="float" office:value="-0.2770691" calcext:value-type="float">
            <text:p>-0.2770691</text:p>
          </table:table-cell>
          <table:table-cell office:value-type="float" office:value="-0.1514282" calcext:value-type="float">
            <text:p>-0.1514282</text:p>
          </table:table-cell>
          <table:table-cell office:value-type="float" office:value="-0.1935425" calcext:value-type="float">
            <text:p>-0.1935425</text:p>
          </table:table-cell>
          <table:table-cell office:value-type="float" office:value="-0.03573608" calcext:value-type="float">
            <text:p>-0.03573608</text:p>
          </table:table-cell>
          <table:table-cell office:value-type="float" office:value="-0.04495239" calcext:value-type="float">
            <text:p>-0.04495239</text:p>
          </table:table-cell>
          <table:table-cell office:value-type="float" office:value="0.210968" calcext:value-type="float">
            <text:p>0.210968</text:p>
          </table:table-cell>
          <table:table-cell office:value-type="float" office:value="0.2050171" calcext:value-type="float">
            <text:p>0.2050171</text:p>
          </table:table-cell>
          <table:table-cell office:value-type="float" office:value="0.4115906" calcext:value-type="float">
            <text:p>0.4115906</text:p>
          </table:table-cell>
          <table:table-cell office:value-type="float" office:value="0.4087524" calcext:value-type="float">
            <text:p>0.4087524</text:p>
          </table:table-cell>
          <table:table-cell office:value-type="float" office:value="0.6668701" calcext:value-type="float">
            <text:p>0.6668701</text:p>
          </table:table-cell>
          <table:table-cell office:value-type="float" office:value="0.6657715" calcext:value-type="float">
            <text:p>0.6657715</text:p>
          </table:table-cell>
          <table:table-cell office:value-type="float" office:value="0.9657898" calcext:value-type="float">
            <text:p>0.9657898</text:p>
          </table:table-cell>
          <table:table-cell office:value-type="float" office:value="0.9602051" calcext:value-type="float">
            <text:p>0.9602051</text:p>
          </table:table-cell>
          <table:table-cell office:value-type="float" office:value="1.453186" calcext:value-type="float">
            <text:p>1.453186</text:p>
          </table:table-cell>
          <table:table-cell office:value-type="float" office:value="1.440277" calcext:value-type="float">
            <text:p>1.440277</text:p>
          </table:table-cell>
          <table:table-cell office:value-type="float" office:value="2.322906" calcext:value-type="float">
            <text:p>2.322906</text:p>
          </table:table-cell>
          <table:table-cell office:value-type="float" office:value="2.29834" calcext:value-type="float">
            <text:p>2.29834</text:p>
          </table:table-cell>
          <table:table-cell office:value-type="float" office:value="3.37912" calcext:value-type="float">
            <text:p>3.37912</text:p>
          </table:table-cell>
          <table:table-cell office:value-type="float" office:value="3.344116" calcext:value-type="float">
            <text:p>3.344116</text:p>
          </table:table-cell>
          <table:table-cell office:value-type="float" office:value="4.261414" calcext:value-type="float">
            <text:p>4.261414</text:p>
          </table:table-cell>
          <table:table-cell office:value-type="float" office:value="4.220734" calcext:value-type="float">
            <text:p>4.220734</text:p>
          </table:table-cell>
          <table:table-cell office:value-type="float" office:value="5.041199" calcext:value-type="float">
            <text:p>5.041199</text:p>
          </table:table-cell>
          <table:table-cell office:value-type="float" office:value="4.996307" calcext:value-type="float">
            <text:p>4.996307</text:p>
          </table:table-cell>
          <table:table-cell office:value-type="float" office:value="5.747009" calcext:value-type="float">
            <text:p>5.747009</text:p>
          </table:table-cell>
          <table:table-cell office:value-type="float" office:value="5.701935" calcext:value-type="float">
            <text:p>5.701935</text:p>
          </table:table-cell>
          <table:table-cell office:value-type="float" office:value="6.229065" calcext:value-type="float">
            <text:p>6.229065</text:p>
          </table:table-cell>
          <table:table-cell office:value-type="float" office:value="6.185516" calcext:value-type="float">
            <text:p>6.185516</text:p>
          </table:table-cell>
          <table:table-cell office:value-type="float" office:value="-0.2515564" calcext:value-type="float">
            <text:p>-0.2515564</text:p>
          </table:table-cell>
          <table:table-cell office:value-type="float" office:value="-0.3601685" calcext:value-type="float">
            <text:p>-0.36016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11.19665" calcext:value-type="float">
            <text:p>11.19665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8.305648" calcext:value-type="float">
            <text:p>-8.305648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870227" calcext:value-type="float">
            <text:p>0.2870227</text:p>
          </table:table-cell>
          <table:table-cell office:value-type="float" office:value="336.9604" calcext:value-type="float">
            <text:p>336.9604</text:p>
          </table:table-cell>
          <table:table-cell office:value-type="float" office:value="0.3175" calcext:value-type="float">
            <text:p>0.3175</text:p>
          </table:table-cell>
          <table:table-cell office:value-type="float" office:value="-0.1448669" calcext:value-type="float">
            <text:p>-0.1448669</text:p>
          </table:table-cell>
          <table:table-cell office:value-type="float" office:value="-0.2749939" calcext:value-type="float">
            <text:p>-0.2749939</text:p>
          </table:table-cell>
          <table:table-cell office:value-type="float" office:value="-0.1204529" calcext:value-type="float">
            <text:p>-0.1204529</text:p>
          </table:table-cell>
          <table:table-cell office:value-type="float" office:value="-0.1530457" calcext:value-type="float">
            <text:p>-0.1530457</text:p>
          </table:table-cell>
          <table:table-cell office:value-type="float" office:value="-0.02963257" calcext:value-type="float">
            <text:p>-0.02963257</text:p>
          </table:table-cell>
          <table:table-cell office:value-type="float" office:value="-0.03567505" calcext:value-type="float">
            <text:p>-0.03567505</text:p>
          </table:table-cell>
          <table:table-cell office:value-type="float" office:value="0.2148438" calcext:value-type="float">
            <text:p>0.2148438</text:p>
          </table:table-cell>
          <table:table-cell office:value-type="float" office:value="0.2110291" calcext:value-type="float">
            <text:p>0.2110291</text:p>
          </table:table-cell>
          <table:table-cell office:value-type="float" office:value="0.4126587" calcext:value-type="float">
            <text:p>0.4126587</text:p>
          </table:table-cell>
          <table:table-cell office:value-type="float" office:value="0.4112549" calcext:value-type="float">
            <text:p>0.4112549</text:p>
          </table:table-cell>
          <table:table-cell office:value-type="float" office:value="0.6657715" calcext:value-type="float">
            <text:p>0.6657715</text:p>
          </table:table-cell>
          <table:table-cell office:value-type="float" office:value="0.6636658" calcext:value-type="float">
            <text:p>0.6636658</text:p>
          </table:table-cell>
          <table:table-cell office:value-type="float" office:value="0.960144" calcext:value-type="float">
            <text:p>0.960144</text:p>
          </table:table-cell>
          <table:table-cell office:value-type="float" office:value="0.9543152" calcext:value-type="float">
            <text:p>0.9543152</text:p>
          </table:table-cell>
          <table:table-cell office:value-type="float" office:value="1.440155" calcext:value-type="float">
            <text:p>1.440155</text:p>
          </table:table-cell>
          <table:table-cell office:value-type="float" office:value="1.428101" calcext:value-type="float">
            <text:p>1.428101</text:p>
          </table:table-cell>
          <table:table-cell office:value-type="float" office:value="2.298065" calcext:value-type="float">
            <text:p>2.298065</text:p>
          </table:table-cell>
          <table:table-cell office:value-type="float" office:value="2.275299" calcext:value-type="float">
            <text:p>2.275299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3.310699" calcext:value-type="float">
            <text:p>3.310699</text:p>
          </table:table-cell>
          <table:table-cell office:value-type="float" office:value="4.220276" calcext:value-type="float">
            <text:p>4.220276</text:p>
          </table:table-cell>
          <table:table-cell office:value-type="float" office:value="4.180603" calcext:value-type="float">
            <text:p>4.180603</text:p>
          </table:table-cell>
          <table:table-cell office:value-type="float" office:value="4.99585" calcext:value-type="float">
            <text:p>4.99585</text:p>
          </table:table-cell>
          <table:table-cell office:value-type="float" office:value="4.952789" calcext:value-type="float">
            <text:p>4.952789</text:p>
          </table:table-cell>
          <table:table-cell office:value-type="float" office:value="5.701447" calcext:value-type="float">
            <text:p>5.701447</text:p>
          </table:table-cell>
          <table:table-cell office:value-type="float" office:value="5.656952" calcext:value-type="float">
            <text:p>5.656952</text:p>
          </table:table-cell>
          <table:table-cell office:value-type="float" office:value="6.185059" calcext:value-type="float">
            <text:p>6.185059</text:p>
          </table:table-cell>
          <table:table-cell office:value-type="float" office:value="6.141693" calcext:value-type="float">
            <text:p>6.141693</text:p>
          </table:table-cell>
          <table:table-cell office:value-type="float" office:value="-0.1567383" calcext:value-type="float">
            <text:p>-0.1567383</text:p>
          </table:table-cell>
          <table:table-cell office:value-type="float" office:value="-0.4130859" calcext:value-type="float">
            <text:p>-0.4130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15.51016" calcext:value-type="float">
            <text:p>15.51016</text:p>
          </table:table-cell>
          <table:table-cell office:value-type="float" office:value="-9.686457" calcext:value-type="float">
            <text:p>-9.686457</text:p>
          </table:table-cell>
          <table:table-cell office:value-type="float" office:value="-15.51596" calcext:value-type="float">
            <text:p>-15.51596</text:p>
          </table:table-cell>
          <table:table-cell office:value-type="float" office:value="0.2620204" calcext:value-type="float">
            <text:p>0.2620204</text:p>
          </table:table-cell>
          <table:table-cell office:value-type="float" office:value="0.1653541" calcext:value-type="float">
            <text:p>0.1653541</text:p>
          </table:table-cell>
          <table:table-cell office:value-type="float" office:value="342.1591" calcext:value-type="float">
            <text:p>342.1591</text:p>
          </table:table-cell>
          <table:table-cell office:value-type="float" office:value="1.4525" calcext:value-type="float">
            <text:p>1.4525</text:p>
          </table:table-cell>
          <table:table-cell office:value-type="float" office:value="-0.1200562" calcext:value-type="float">
            <text:p>-0.1200562</text:p>
          </table:table-cell>
          <table:table-cell office:value-type="float" office:value="-0.3999634" calcext:value-type="float">
            <text:p>-0.3999634</text:p>
          </table:table-cell>
          <table:table-cell office:value-type="float" office:value="-0.1032715" calcext:value-type="float">
            <text:p>-0.1032715</text:p>
          </table:table-cell>
          <table:table-cell office:value-type="float" office:value="-0.1426392" calcext:value-type="float">
            <text:p>-0.1426392</text:p>
          </table:table-cell>
          <table:table-cell office:value-type="float" office:value="-0.02615356" calcext:value-type="float">
            <text:p>-0.02615356</text:p>
          </table:table-cell>
          <table:table-cell office:value-type="float" office:value="-0.03094482" calcext:value-type="float">
            <text:p>-0.03094482</text:p>
          </table:table-cell>
          <table:table-cell office:value-type="float" office:value="0.2171936" calcext:value-type="float">
            <text:p>0.2171936</text:p>
          </table:table-cell>
          <table:table-cell office:value-type="float" office:value="0.2146912" calcext:value-type="float">
            <text:p>0.2146912</text:p>
          </table:table-cell>
          <table:table-cell office:value-type="float" office:value="0.4134827" calcext:value-type="float">
            <text:p>0.4134827</text:p>
          </table:table-cell>
          <table:table-cell office:value-type="float" office:value="0.4113464" calcext:value-type="float">
            <text:p>0.4113464</text:p>
          </table:table-cell>
          <table:table-cell office:value-type="float" office:value="0.6636353" calcext:value-type="float">
            <text:p>0.6636353</text:p>
          </table:table-cell>
          <table:table-cell office:value-type="float" office:value="0.660614" calcext:value-type="float">
            <text:p>0.660614</text:p>
          </table:table-cell>
          <table:table-cell office:value-type="float" office:value="0.9542542" calcext:value-type="float">
            <text:p>0.9542542</text:p>
          </table:table-cell>
          <table:table-cell office:value-type="float" office:value="0.9482422" calcext:value-type="float">
            <text:p>0.9482422</text:p>
          </table:table-cell>
          <table:table-cell office:value-type="float" office:value="1.427979" calcext:value-type="float">
            <text:p>1.427979</text:p>
          </table:table-cell>
          <table:table-cell office:value-type="float" office:value="1.416504" calcext:value-type="float">
            <text:p>1.416504</text:p>
          </table:table-cell>
          <table:table-cell office:value-type="float" office:value="2.275085" calcext:value-type="float">
            <text:p>2.275085</text:p>
          </table:table-cell>
          <table:table-cell office:value-type="float" office:value="2.25351" calcext:value-type="float">
            <text:p>2.25351</text:p>
          </table:table-cell>
          <table:table-cell office:value-type="float" office:value="3.310364" calcext:value-type="float">
            <text:p>3.310364</text:p>
          </table:table-cell>
          <table:table-cell office:value-type="float" office:value="3.278412" calcext:value-type="float">
            <text:p>3.278412</text:p>
          </table:table-cell>
          <table:table-cell office:value-type="float" office:value="4.180176" calcext:value-type="float">
            <text:p>4.180176</text:p>
          </table:table-cell>
          <table:table-cell office:value-type="float" office:value="4.141724" calcext:value-type="float">
            <text:p>4.141724</text:p>
          </table:table-cell>
          <table:table-cell office:value-type="float" office:value="4.952301" calcext:value-type="float">
            <text:p>4.952301</text:p>
          </table:table-cell>
          <table:table-cell office:value-type="float" office:value="4.909241" calcext:value-type="float">
            <text:p>4.909241</text:p>
          </table:table-cell>
          <table:table-cell office:value-type="float" office:value="5.656525" calcext:value-type="float">
            <text:p>5.656525</text:p>
          </table:table-cell>
          <table:table-cell office:value-type="float" office:value="5.612518" calcext:value-type="float">
            <text:p>5.612518</text:p>
          </table:table-cell>
          <table:table-cell office:value-type="float" office:value="6.141266" calcext:value-type="float">
            <text:p>6.141266</text:p>
          </table:table-cell>
          <table:table-cell office:value-type="float" office:value="6.099304" calcext:value-type="float">
            <text:p>6.099304</text:p>
          </table:table-cell>
          <table:table-cell office:value-type="float" office:value="-0.1295776" calcext:value-type="float">
            <text:p>-0.1295776</text:p>
          </table:table-cell>
          <table:table-cell office:value-type="float" office:value="-0.7188416" calcext:value-type="float">
            <text:p>-0.71884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14.00942" calcext:value-type="float">
            <text:p>14.00942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8.5159" calcext:value-type="float">
            <text:p>-18.5159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1294094" calcext:value-type="float">
            <text:p>0.1294094</text:p>
          </table:table-cell>
          <table:table-cell office:value-type="float" office:value="339.5479" calcext:value-type="float">
            <text:p>339.5479</text:p>
          </table:table-cell>
          <table:table-cell office:value-type="float" office:value="1.5" calcext:value-type="float">
            <text:p>1.5</text:p>
          </table:table-cell>
          <table:table-cell office:value-type="float" office:value="-0.3743896" calcext:value-type="float">
            <text:p>-0.3743896</text:p>
          </table:table-cell>
          <table:table-cell office:value-type="float" office:value="-0.4914856" calcext:value-type="float">
            <text:p>-0.4914856</text:p>
          </table:table-cell>
          <table:table-cell office:value-type="float" office:value="-0.1440735" calcext:value-type="float">
            <text:p>-0.1440735</text:p>
          </table:table-cell>
          <table:table-cell office:value-type="float" office:value="-0.1662903" calcext:value-type="float">
            <text:p>-0.1662903</text:p>
          </table:table-cell>
          <table:table-cell office:value-type="float" office:value="-0.03118896" calcext:value-type="float">
            <text:p>-0.03118896</text:p>
          </table:table-cell>
          <table:table-cell office:value-type="float" office:value="-0.03549194" calcext:value-type="float">
            <text:p>-0.03549194</text:p>
          </table:table-cell>
          <table:table-cell office:value-type="float" office:value="0.2145081" calcext:value-type="float">
            <text:p>0.2145081</text:p>
          </table:table-cell>
          <table:table-cell office:value-type="float" office:value="0.2088318" calcext:value-type="float">
            <text:p>0.2088318</text:p>
          </table:table-cell>
          <table:table-cell office:value-type="float" office:value="0.4112854" calcext:value-type="float">
            <text:p>0.4112854</text:p>
          </table:table-cell>
          <table:table-cell office:value-type="float" office:value="0.4042969" calcext:value-type="float">
            <text:p>0.4042969</text:p>
          </table:table-cell>
          <table:table-cell office:value-type="float" office:value="0.660553" calcext:value-type="float">
            <text:p>0.660553</text:p>
          </table:table-cell>
          <table:table-cell office:value-type="float" office:value="0.6521912" calcext:value-type="float">
            <text:p>0.6521912</text:p>
          </table:table-cell>
          <table:table-cell office:value-type="float" office:value="0.9481506" calcext:value-type="float">
            <text:p>0.9481506</text:p>
          </table:table-cell>
          <table:table-cell office:value-type="float" office:value="0.9382019" calcext:value-type="float">
            <text:p>0.9382019</text:p>
          </table:table-cell>
          <table:table-cell office:value-type="float" office:value="1.416382" calcext:value-type="float">
            <text:p>1.416382</text:p>
          </table:table-cell>
          <table:table-cell office:value-type="float" office:value="1.403656" calcext:value-type="float">
            <text:p>1.403656</text:p>
          </table:table-cell>
          <table:table-cell office:value-type="float" office:value="2.253296" calcext:value-type="float">
            <text:p>2.253296</text:p>
          </table:table-cell>
          <table:table-cell office:value-type="float" office:value="2.232422" calcext:value-type="float">
            <text:p>2.232422</text:p>
          </table:table-cell>
          <table:table-cell office:value-type="float" office:value="3.278107" calcext:value-type="float">
            <text:p>3.278107</text:p>
          </table:table-cell>
          <table:table-cell office:value-type="float" office:value="3.246826" calcext:value-type="float">
            <text:p>3.246826</text:p>
          </table:table-cell>
          <table:table-cell office:value-type="float" office:value="4.141327" calcext:value-type="float">
            <text:p>4.141327</text:p>
          </table:table-cell>
          <table:table-cell office:value-type="float" office:value="4.103607" calcext:value-type="float">
            <text:p>4.103607</text:p>
          </table:table-cell>
          <table:table-cell office:value-type="float" office:value="4.908752" calcext:value-type="float">
            <text:p>4.908752</text:p>
          </table:table-cell>
          <table:table-cell office:value-type="float" office:value="4.867523" calcext:value-type="float">
            <text:p>4.867523</text:p>
          </table:table-cell>
          <table:table-cell office:value-type="float" office:value="5.612061" calcext:value-type="float">
            <text:p>5.612061</text:p>
          </table:table-cell>
          <table:table-cell office:value-type="float" office:value="5.568817" calcext:value-type="float">
            <text:p>5.568817</text:p>
          </table:table-cell>
          <table:table-cell office:value-type="float" office:value="6.098877" calcext:value-type="float">
            <text:p>6.098877</text:p>
          </table:table-cell>
          <table:table-cell office:value-type="float" office:value="6.056885" calcext:value-type="float">
            <text:p>6.056885</text:p>
          </table:table-cell>
          <table:table-cell office:value-type="float" office:value="-0.7159424" calcext:value-type="float">
            <text:p>-0.7159424</text:p>
          </table:table-cell>
          <table:table-cell office:value-type="float" office:value="-1.085846" calcext:value-type="float">
            <text:p>-1.0858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16.95262" calcext:value-type="float">
            <text:p>16.9526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6.50089" calcext:value-type="float">
            <text:p>-16.50089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526653" calcext:value-type="float">
            <text:p>0.1526653</text:p>
          </table:table-cell>
          <table:table-cell office:value-type="float" office:value="345.5339" calcext:value-type="float">
            <text:p>345.5339</text:p>
          </table:table-cell>
          <table:table-cell office:value-type="float" office:value="0" calcext:value-type="float">
            <text:p>0</text:p>
          </table:table-cell>
          <table:table-cell office:value-type="float" office:value="-0.1056824" calcext:value-type="float">
            <text:p>-0.1056824</text:p>
          </table:table-cell>
          <table:table-cell office:value-type="float" office:value="-0.5632935" calcext:value-type="float">
            <text:p>-0.5632935</text:p>
          </table:table-cell>
          <table:table-cell office:value-type="float" office:value="-0.1031799" calcext:value-type="float">
            <text:p>-0.1031799</text:p>
          </table:table-cell>
          <table:table-cell office:value-type="float" office:value="-0.1868286" calcext:value-type="float">
            <text:p>-0.1868286</text:p>
          </table:table-cell>
          <table:table-cell office:value-type="float" office:value="0.0718689" calcext:value-type="float">
            <text:p>0.0718689</text:p>
          </table:table-cell>
          <table:table-cell office:value-type="float" office:value="-0.03747559" calcext:value-type="float">
            <text:p>-0.03747559</text:p>
          </table:table-cell>
          <table:table-cell office:value-type="float" office:value="0.2847595" calcext:value-type="float">
            <text:p>0.2847595</text:p>
          </table:table-cell>
          <table:table-cell office:value-type="float" office:value="0.2072449" calcext:value-type="float">
            <text:p>0.2072449</text:p>
          </table:table-cell>
          <table:table-cell office:value-type="float" office:value="0.4585266" calcext:value-type="float">
            <text:p>0.4585266</text:p>
          </table:table-cell>
          <table:table-cell office:value-type="float" office:value="0.4027405" calcext:value-type="float">
            <text:p>0.4027405</text:p>
          </table:table-cell>
          <table:table-cell office:value-type="float" office:value="0.6812439" calcext:value-type="float">
            <text:p>0.6812439</text:p>
          </table:table-cell>
          <table:table-cell office:value-type="float" office:value="0.6503601" calcext:value-type="float">
            <text:p>0.6503601</text:p>
          </table:table-cell>
          <table:table-cell office:value-type="float" office:value="0.9489746" calcext:value-type="float">
            <text:p>0.9489746</text:p>
          </table:table-cell>
          <table:table-cell office:value-type="float" office:value="0.9355774" calcext:value-type="float">
            <text:p>0.9355774</text:p>
          </table:table-cell>
          <table:table-cell office:value-type="float" office:value="1.403534" calcext:value-type="float">
            <text:p>1.403534</text:p>
          </table:table-cell>
          <table:table-cell office:value-type="float" office:value="1.394836" calcext:value-type="float">
            <text:p>1.394836</text:p>
          </table:table-cell>
          <table:table-cell office:value-type="float" office:value="2.232178" calcext:value-type="float">
            <text:p>2.232178</text:p>
          </table:table-cell>
          <table:table-cell office:value-type="float" office:value="2.211884" calcext:value-type="float">
            <text:p>2.211884</text:p>
          </table:table-cell>
          <table:table-cell office:value-type="float" office:value="3.246552" calcext:value-type="float">
            <text:p>3.246552</text:p>
          </table:table-cell>
          <table:table-cell office:value-type="float" office:value="3.216461" calcext:value-type="float">
            <text:p>3.216461</text:p>
          </table:table-cell>
          <table:table-cell office:value-type="float" office:value="4.10321" calcext:value-type="float">
            <text:p>4.10321</text:p>
          </table:table-cell>
          <table:table-cell office:value-type="float" office:value="4.066254" calcext:value-type="float">
            <text:p>4.066254</text:p>
          </table:table-cell>
          <table:table-cell office:value-type="float" office:value="4.867096" calcext:value-type="float">
            <text:p>4.867096</text:p>
          </table:table-cell>
          <table:table-cell office:value-type="float" office:value="4.82547" calcext:value-type="float">
            <text:p>4.82547</text:p>
          </table:table-cell>
          <table:table-cell office:value-type="float" office:value="5.56839" calcext:value-type="float">
            <text:p>5.56839</text:p>
          </table:table-cell>
          <table:table-cell office:value-type="float" office:value="5.525879" calcext:value-type="float">
            <text:p>5.525879</text:p>
          </table:table-cell>
          <table:table-cell office:value-type="float" office:value="6.056458" calcext:value-type="float">
            <text:p>6.056458</text:p>
          </table:table-cell>
          <table:table-cell office:value-type="float" office:value="6.015045" calcext:value-type="float">
            <text:p>6.015045</text:p>
          </table:table-cell>
          <table:table-cell office:value-type="float" office:value="-0.1368408" calcext:value-type="float">
            <text:p>-0.1368408</text:p>
          </table:table-cell>
          <table:table-cell office:value-type="float" office:value="-1.180634" calcext:value-type="float">
            <text:p>-1.180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14.09775" calcext:value-type="float">
            <text:p>14.09775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7.766074" calcext:value-type="float">
            <text:p>-7.766074</text:p>
          </table:table-cell>
          <table:table-cell office:value-type="float" office:value="0.6618912" calcext:value-type="float">
            <text:p>0.6618912</text:p>
          </table:table-cell>
          <table:table-cell office:value-type="float" office:value="0.3035779" calcext:value-type="float">
            <text:p>0.3035779</text:p>
          </table:table-cell>
          <table:table-cell office:value-type="float" office:value="350.1459" calcext:value-type="float">
            <text:p>350.1459</text:p>
          </table:table-cell>
          <table:table-cell office:value-type="float" office:value="0" calcext:value-type="float">
            <text:p>0</text:p>
          </table:table-cell>
          <table:table-cell office:value-type="float" office:value="-0.03494263" calcext:value-type="float">
            <text:p>-0.03494263</text:p>
          </table:table-cell>
          <table:table-cell office:value-type="float" office:value="-0.1465759" calcext:value-type="float">
            <text:p>-0.1465759</text:p>
          </table:table-cell>
          <table:table-cell office:value-type="float" office:value="-0.05432129" calcext:value-type="float">
            <text:p>-0.05432129</text:p>
          </table:table-cell>
          <table:table-cell office:value-type="float" office:value="-0.1028137" calcext:value-type="float">
            <text:p>-0.1028137</text:p>
          </table:table-cell>
          <table:table-cell office:value-type="float" office:value="0.118103" calcext:value-type="float">
            <text:p>0.118103</text:p>
          </table:table-cell>
          <table:table-cell office:value-type="float" office:value="0.07229614" calcext:value-type="float">
            <text:p>0.07229614</text:p>
          </table:table-cell>
          <table:table-cell office:value-type="float" office:value="0.3262939" calcext:value-type="float">
            <text:p>0.3262939</text:p>
          </table:table-cell>
          <table:table-cell office:value-type="float" office:value="0.2852783" calcext:value-type="float">
            <text:p>0.2852783</text:p>
          </table:table-cell>
          <table:table-cell office:value-type="float" office:value="0.4953003" calcext:value-type="float">
            <text:p>0.4953003</text:p>
          </table:table-cell>
          <table:table-cell office:value-type="float" office:value="0.4591064" calcext:value-type="float">
            <text:p>0.4591064</text:p>
          </table:table-cell>
          <table:table-cell office:value-type="float" office:value="0.7114563" calcext:value-type="float">
            <text:p>0.7114563</text:p>
          </table:table-cell>
          <table:table-cell office:value-type="float" office:value="0.6817932" calcext:value-type="float">
            <text:p>0.681793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9493103" calcext:value-type="float">
            <text:p>0.9493103</text:p>
          </table:table-cell>
          <table:table-cell office:value-type="float" office:value="1.398224" calcext:value-type="float">
            <text:p>1.398224</text:p>
          </table:table-cell>
          <table:table-cell office:value-type="float" office:value="1.394897" calcext:value-type="float">
            <text:p>1.394897</text:p>
          </table:table-cell>
          <table:table-cell office:value-type="float" office:value="2.21167" calcext:value-type="float">
            <text:p>2.21167</text:p>
          </table:table-cell>
          <table:table-cell office:value-type="float" office:value="2.195282" calcext:value-type="float">
            <text:p>2.195282</text:p>
          </table:table-cell>
          <table:table-cell office:value-type="float" office:value="3.216187" calcext:value-type="float">
            <text:p>3.216187</text:p>
          </table:table-cell>
          <table:table-cell office:value-type="float" office:value="3.18692" calcext:value-type="float">
            <text:p>3.18692</text:p>
          </table:table-cell>
          <table:table-cell office:value-type="float" office:value="4.065887" calcext:value-type="float">
            <text:p>4.065887</text:p>
          </table:table-cell>
          <table:table-cell office:value-type="float" office:value="4.030182" calcext:value-type="float">
            <text:p>4.030182</text:p>
          </table:table-cell>
          <table:table-cell office:value-type="float" office:value="4.825043" calcext:value-type="float">
            <text:p>4.825043</text:p>
          </table:table-cell>
          <table:table-cell office:value-type="float" office:value="4.784698" calcext:value-type="float">
            <text:p>4.784698</text:p>
          </table:table-cell>
          <table:table-cell office:value-type="float" office:value="5.525452" calcext:value-type="float">
            <text:p>5.525452</text:p>
          </table:table-cell>
          <table:table-cell office:value-type="float" office:value="5.483704" calcext:value-type="float">
            <text:p>5.483704</text:p>
          </table:table-cell>
          <table:table-cell office:value-type="float" office:value="6.014587" calcext:value-type="float">
            <text:p>6.014587</text:p>
          </table:table-cell>
          <table:table-cell office:value-type="float" office:value="5.973419" calcext:value-type="float">
            <text:p>5.973419</text:p>
          </table:table-cell>
          <table:table-cell office:value-type="float" office:value="-0.02874756" calcext:value-type="float">
            <text:p>-0.02874756</text:p>
          </table:table-cell>
          <table:table-cell office:value-type="float" office:value="-0.2261047" calcext:value-type="float">
            <text:p>-0.2261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15.74354" calcext:value-type="float">
            <text:p>15.74354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6.525906" calcext:value-type="float">
            <text:p>-6.525906</text:p>
          </table:table-cell>
          <table:table-cell office:value-type="float" office:value="0.7460481" calcext:value-type="float">
            <text:p>0.7460481</text:p>
          </table:table-cell>
          <table:table-cell office:value-type="float" office:value="0.3334801" calcext:value-type="float">
            <text:p>0.3334801</text:p>
          </table:table-cell>
          <table:table-cell office:value-type="float" office:value="348.4104" calcext:value-type="float">
            <text:p>348.4104</text:p>
          </table:table-cell>
          <table:table-cell office:value-type="float" office:value="0" calcext:value-type="float">
            <text:p>0</text:p>
          </table:table-cell>
          <table:table-cell office:value-type="float" office:value="-0.01690674" calcext:value-type="float">
            <text:p>-0.01690674</text:p>
          </table:table-cell>
          <table:table-cell office:value-type="float" office:value="-0.1011658" calcext:value-type="float">
            <text:p>-0.1011658</text:p>
          </table:table-cell>
          <table:table-cell office:value-type="float" office:value="-0.02423096" calcext:value-type="float">
            <text:p>-0.02423096</text:p>
          </table:table-cell>
          <table:table-cell office:value-type="float" office:value="-0.05462646" calcext:value-type="float">
            <text:p>-0.05462646</text:p>
          </table:table-cell>
          <table:table-cell office:value-type="float" office:value="0.1424866" calcext:value-type="float">
            <text:p>0.1424866</text:p>
          </table:table-cell>
          <table:table-cell office:value-type="float" office:value="0.1182861" calcext:value-type="float">
            <text:p>0.1182861</text:p>
          </table:table-cell>
          <table:table-cell office:value-type="float" office:value="0.3476257" calcext:value-type="float">
            <text:p>0.3476257</text:p>
          </table:table-cell>
          <table:table-cell office:value-type="float" office:value="0.3266296" calcext:value-type="float">
            <text:p>0.3266296</text:p>
          </table:table-cell>
          <table:table-cell office:value-type="float" office:value="0.5140381" calcext:value-type="float">
            <text:p>0.5140381</text:p>
          </table:table-cell>
          <table:table-cell office:value-type="float" office:value="0.4957275" calcext:value-type="float">
            <text:p>0.4957275</text:p>
          </table:table-cell>
          <table:table-cell office:value-type="float" office:value="0.7266235" calcext:value-type="float">
            <text:p>0.7266235</text:p>
          </table:table-cell>
          <table:table-cell office:value-type="float" office:value="0.711853" calcext:value-type="float">
            <text:p>0.711853</text:p>
          </table:table-cell>
          <table:table-cell office:value-type="float" office:value="0.9798889" calcext:value-type="float">
            <text:p>0.9798889</text:p>
          </table:table-cell>
          <table:table-cell office:value-type="float" office:value="0.9690552" calcext:value-type="float">
            <text:p>0.9690552</text:p>
          </table:table-cell>
          <table:table-cell office:value-type="float" office:value="1.4021" calcext:value-type="float">
            <text:p>1.4021</text:p>
          </table:table-cell>
          <table:table-cell office:value-type="float" office:value="1.398163" calcext:value-type="float">
            <text:p>1.398163</text:p>
          </table:table-cell>
          <table:table-cell office:value-type="float" office:value="2.195099" calcext:value-type="float">
            <text:p>2.195099</text:p>
          </table:table-cell>
          <table:table-cell office:value-type="float" office:value="2.18158" calcext:value-type="float">
            <text:p>2.18158</text:p>
          </table:table-cell>
          <table:table-cell office:value-type="float" office:value="3.186676" calcext:value-type="float">
            <text:p>3.186676</text:p>
          </table:table-cell>
          <table:table-cell office:value-type="float" office:value="3.159576" calcext:value-type="float">
            <text:p>3.159576</text:p>
          </table:table-cell>
          <table:table-cell office:value-type="float" office:value="4.029816" calcext:value-type="float">
            <text:p>4.029816</text:p>
          </table:table-cell>
          <table:table-cell office:value-type="float" office:value="3.995026" calcext:value-type="float">
            <text:p>3.995026</text:p>
          </table:table-cell>
          <table:table-cell office:value-type="float" office:value="4.784271" calcext:value-type="float">
            <text:p>4.784271</text:p>
          </table:table-cell>
          <table:table-cell office:value-type="float" office:value="4.745056" calcext:value-type="float">
            <text:p>4.745056</text:p>
          </table:table-cell>
          <table:table-cell office:value-type="float" office:value="5.483276" calcext:value-type="float">
            <text:p>5.483276</text:p>
          </table:table-cell>
          <table:table-cell office:value-type="float" office:value="5.442169" calcext:value-type="float">
            <text:p>5.442169</text:p>
          </table:table-cell>
          <table:table-cell office:value-type="float" office:value="5.973022" calcext:value-type="float">
            <text:p>5.973022</text:p>
          </table:table-cell>
          <table:table-cell office:value-type="float" office:value="5.932922" calcext:value-type="float">
            <text:p>5.932922</text:p>
          </table:table-cell>
          <table:table-cell office:value-type="float" office:value="-0.01211548" calcext:value-type="float">
            <text:p>-0.01211548</text:p>
          </table:table-cell>
          <table:table-cell office:value-type="float" office:value="-0.1438293" calcext:value-type="float">
            <text:p>-0.14382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15.37615" calcext:value-type="float">
            <text:p>15.37615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5.05565" calcext:value-type="float">
            <text:p>-5.05565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3723485" calcext:value-type="float">
            <text:p>0.3723485</text:p>
          </table:table-cell>
          <table:table-cell office:value-type="float" office:value="355.1846" calcext:value-type="float">
            <text:p>355.1846</text:p>
          </table:table-cell>
          <table:table-cell office:value-type="float" office:value="0" calcext:value-type="float">
            <text:p>0</text:p>
          </table:table-cell>
          <table:table-cell office:value-type="float" office:value="-0.01629639" calcext:value-type="float">
            <text:p>-0.01629639</text:p>
          </table:table-cell>
          <table:table-cell office:value-type="float" office:value="-0.07546997" calcext:value-type="float">
            <text:p>-0.07546997</text:p>
          </table:table-cell>
          <table:table-cell office:value-type="float" office:value="-0.01556396" calcext:value-type="float">
            <text:p>-0.01556396</text:p>
          </table:table-cell>
          <table:table-cell office:value-type="float" office:value="-0.0333252" calcext:value-type="float">
            <text:p>-0.0333252</text:p>
          </table:table-cell>
          <table:table-cell office:value-type="float" office:value="0.1533508" calcext:value-type="float">
            <text:p>0.1533508</text:p>
          </table:table-cell>
          <table:table-cell office:value-type="float" office:value="0.1425476" calcext:value-type="float">
            <text:p>0.1425476</text:p>
          </table:table-cell>
          <table:table-cell office:value-type="float" office:value="0.3612061" calcext:value-type="float">
            <text:p>0.3612061</text:p>
          </table:table-cell>
          <table:table-cell office:value-type="float" office:value="0.3479614" calcext:value-type="float">
            <text:p>0.3479614</text:p>
          </table:table-cell>
          <table:table-cell office:value-type="float" office:value="0.5285339" calcext:value-type="float">
            <text:p>0.5285339</text:p>
          </table:table-cell>
          <table:table-cell office:value-type="float" office:value="0.5144958" calcext:value-type="float">
            <text:p>0.5144958</text:p>
          </table:table-cell>
          <table:table-cell office:value-type="float" office:value="0.7406616" calcext:value-type="float">
            <text:p>0.7406616</text:p>
          </table:table-cell>
          <table:table-cell office:value-type="float" office:value="0.7270813" calcext:value-type="float">
            <text:p>0.7270813</text:p>
          </table:table-cell>
          <table:table-cell office:value-type="float" office:value="0.9880981" calcext:value-type="float">
            <text:p>0.9880981</text:p>
          </table:table-cell>
          <table:table-cell office:value-type="float" office:value="0.9777832" calcext:value-type="float">
            <text:p>0.9777832</text:p>
          </table:table-cell>
          <table:table-cell office:value-type="float" office:value="1.400879" calcext:value-type="float">
            <text:p>1.400879</text:p>
          </table:table-cell>
          <table:table-cell office:value-type="float" office:value="1.398621" calcext:value-type="float">
            <text:p>1.398621</text:p>
          </table:table-cell>
          <table:table-cell office:value-type="float" office:value="2.181458" calcext:value-type="float">
            <text:p>2.181458</text:p>
          </table:table-cell>
          <table:table-cell office:value-type="float" office:value="2.167877" calcext:value-type="float">
            <text:p>2.167877</text:p>
          </table:table-cell>
          <table:table-cell office:value-type="float" office:value="3.159302" calcext:value-type="float">
            <text:p>3.159302</text:p>
          </table:table-cell>
          <table:table-cell office:value-type="float" office:value="3.133301" calcext:value-type="float">
            <text:p>3.133301</text:p>
          </table:table-cell>
          <table:table-cell office:value-type="float" office:value="3.99469" calcext:value-type="float">
            <text:p>3.99469</text:p>
          </table:table-cell>
          <table:table-cell office:value-type="float" office:value="3.961182" calcext:value-type="float">
            <text:p>3.961182</text:p>
          </table:table-cell>
          <table:table-cell office:value-type="float" office:value="4.744659" calcext:value-type="float">
            <text:p>4.744659</text:p>
          </table:table-cell>
          <table:table-cell office:value-type="float" office:value="4.707306" calcext:value-type="float">
            <text:p>4.707306</text:p>
          </table:table-cell>
          <table:table-cell office:value-type="float" office:value="5.441742" calcext:value-type="float">
            <text:p>5.441742</text:p>
          </table:table-cell>
          <table:table-cell office:value-type="float" office:value="5.40152" calcext:value-type="float">
            <text:p>5.40152</text:p>
          </table:table-cell>
          <table:table-cell office:value-type="float" office:value="5.932495" calcext:value-type="float">
            <text:p>5.932495</text:p>
          </table:table-cell>
          <table:table-cell office:value-type="float" office:value="5.893127" calcext:value-type="float">
            <text:p>5.893127</text:p>
          </table:table-cell>
          <table:table-cell office:value-type="float" office:value="-0.01678467" calcext:value-type="float">
            <text:p>-0.01678467</text:p>
          </table:table-cell>
          <table:table-cell office:value-type="float" office:value="-0.1233215" calcext:value-type="float">
            <text:p>-0.12332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12.83014" calcext:value-type="float">
            <text:p>12.83014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5.06399" calcext:value-type="float">
            <text:p>-5.06399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721177" calcext:value-type="float">
            <text:p>0.3721177</text:p>
          </table:table-cell>
          <table:table-cell office:value-type="float" office:value="356.0095" calcext:value-type="float">
            <text:p>356.0095</text:p>
          </table:table-cell>
          <table:table-cell office:value-type="float" office:value="0" calcext:value-type="float">
            <text:p>0</text:p>
          </table:table-cell>
          <table:table-cell office:value-type="float" office:value="-0.02011108" calcext:value-type="float">
            <text:p>-0.02011108</text:p>
          </table:table-cell>
          <table:table-cell office:value-type="float" office:value="-0.06448364" calcext:value-type="float">
            <text:p>-0.06448364</text:p>
          </table:table-cell>
          <table:table-cell office:value-type="float" office:value="-0.01464844" calcext:value-type="float">
            <text:p>-0.01464844</text:p>
          </table:table-cell>
          <table:table-cell office:value-type="float" office:value="-0.02597046" calcext:value-type="float">
            <text:p>-0.02597046</text:p>
          </table:table-cell>
          <table:table-cell office:value-type="float" office:value="0.1582031" calcext:value-type="float">
            <text:p>0.1582031</text:p>
          </table:table-cell>
          <table:table-cell office:value-type="float" office:value="0.1528015" calcext:value-type="float">
            <text:p>0.1528015</text:p>
          </table:table-cell>
          <table:table-cell office:value-type="float" office:value="0.3675537" calcext:value-type="float">
            <text:p>0.3675537</text:p>
          </table:table-cell>
          <table:table-cell office:value-type="float" office:value="0.3612976" calcext:value-type="float">
            <text:p>0.3612976</text:p>
          </table:table-cell>
          <table:table-cell office:value-type="float" office:value="0.5352783" calcext:value-type="float">
            <text:p>0.5352783</text:p>
          </table:table-cell>
          <table:table-cell office:value-type="float" office:value="0.5287476" calcext:value-type="float">
            <text:p>0.5287476</text:p>
          </table:table-cell>
          <table:table-cell office:value-type="float" office:value="0.747345" calcext:value-type="float">
            <text:p>0.747345</text:p>
          </table:table-cell>
          <table:table-cell office:value-type="float" office:value="0.7409363" calcext:value-type="float">
            <text:p>0.7409363</text:p>
          </table:table-cell>
          <table:table-cell office:value-type="float" office:value="0.9940491" calcext:value-type="float">
            <text:p>0.9940491</text:p>
          </table:table-cell>
          <table:table-cell office:value-type="float" office:value="0.9879761" calcext:value-type="float">
            <text:p>0.9879761</text:p>
          </table:table-cell>
          <table:table-cell office:value-type="float" office:value="1.401428" calcext:value-type="float">
            <text:p>1.401428</text:p>
          </table:table-cell>
          <table:table-cell office:value-type="float" office:value="1.399323" calcext:value-type="float">
            <text:p>1.399323</text:p>
          </table:table-cell>
          <table:table-cell office:value-type="float" office:value="2.167755" calcext:value-type="float">
            <text:p>2.167755</text:p>
          </table:table-cell>
          <table:table-cell office:value-type="float" office:value="2.155548" calcext:value-type="float">
            <text:p>2.155548</text:p>
          </table:table-cell>
          <table:table-cell office:value-type="float" office:value="3.133057" calcext:value-type="float">
            <text:p>3.133057</text:p>
          </table:table-cell>
          <table:table-cell office:value-type="float" office:value="3.10849" calcext:value-type="float">
            <text:p>3.10849</text:p>
          </table:table-cell>
          <table:table-cell office:value-type="float" office:value="3.960846" calcext:value-type="float">
            <text:p>3.960846</text:p>
          </table:table-cell>
          <table:table-cell office:value-type="float" office:value="3.928986" calcext:value-type="float">
            <text:p>3.928986</text:p>
          </table:table-cell>
          <table:table-cell office:value-type="float" office:value="4.706909" calcext:value-type="float">
            <text:p>4.706909</text:p>
          </table:table-cell>
          <table:table-cell office:value-type="float" office:value="4.669312" calcext:value-type="float">
            <text:p>4.669312</text:p>
          </table:table-cell>
          <table:table-cell office:value-type="float" office:value="5.401123" calcext:value-type="float">
            <text:p>5.401123</text:p>
          </table:table-cell>
          <table:table-cell office:value-type="float" office:value="5.361633" calcext:value-type="float">
            <text:p>5.361633</text:p>
          </table:table-cell>
          <table:table-cell office:value-type="float" office:value="5.8927" calcext:value-type="float">
            <text:p>5.8927</text:p>
          </table:table-cell>
          <table:table-cell office:value-type="float" office:value="5.853455" calcext:value-type="float">
            <text:p>5.853455</text:p>
          </table:table-cell>
          <table:table-cell office:value-type="float" office:value="-0.02563477" calcext:value-type="float">
            <text:p>-0.02563477</text:p>
          </table:table-cell>
          <table:table-cell office:value-type="float" office:value="-0.1026611" calcext:value-type="float">
            <text:p>-0.10266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12.45896" calcext:value-type="float">
            <text:p>12.45896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6.058986" calcext:value-type="float">
            <text:p>-6.058986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454083" calcext:value-type="float">
            <text:p>0.3454083</text:p>
          </table:table-cell>
          <table:table-cell office:value-type="float" office:value="355.3509" calcext:value-type="float">
            <text:p>355.3509</text:p>
          </table:table-cell>
          <table:table-cell office:value-type="float" office:value="0" calcext:value-type="float">
            <text:p>0</text:p>
          </table:table-cell>
          <table:table-cell office:value-type="float" office:value="-0.01956177" calcext:value-type="float">
            <text:p>-0.01956177</text:p>
          </table:table-cell>
          <table:table-cell office:value-type="float" office:value="-0.1075134" calcext:value-type="float">
            <text:p>-0.1075134</text:p>
          </table:table-cell>
          <table:table-cell office:value-type="float" office:value="-0.0135498" calcext:value-type="float">
            <text:p>-0.0135498</text:p>
          </table:table-cell>
          <table:table-cell office:value-type="float" office:value="-0.0307312" calcext:value-type="float">
            <text:p>-0.0307312</text:p>
          </table:table-cell>
          <table:table-cell office:value-type="float" office:value="0.1607971" calcext:value-type="float">
            <text:p>0.1607971</text:p>
          </table:table-cell>
          <table:table-cell office:value-type="float" office:value="0.15271" calcext:value-type="float">
            <text:p>0.15271</text:p>
          </table:table-cell>
          <table:table-cell office:value-type="float" office:value="0.3694153" calcext:value-type="float">
            <text:p>0.3694153</text:p>
          </table:table-cell>
          <table:table-cell office:value-type="float" office:value="0.3642578" calcext:value-type="float">
            <text:p>0.3642578</text:p>
          </table:table-cell>
          <table:table-cell office:value-type="float" office:value="0.536499" calcext:value-type="float">
            <text:p>0.536499</text:p>
          </table:table-cell>
          <table:table-cell office:value-type="float" office:value="0.5316772" calcext:value-type="float">
            <text:p>0.5316772</text:p>
          </table:table-cell>
          <table:table-cell office:value-type="float" office:value="0.7494202" calcext:value-type="float">
            <text:p>0.7494202</text:p>
          </table:table-cell>
          <table:table-cell office:value-type="float" office:value="0.7450562" calcext:value-type="float">
            <text:p>0.7450562</text:p>
          </table:table-cell>
          <table:table-cell office:value-type="float" office:value="0.9960938" calcext:value-type="float">
            <text:p>0.9960938</text:p>
          </table:table-cell>
          <table:table-cell office:value-type="float" office:value="0.9918213" calcext:value-type="float">
            <text:p>0.9918213</text:p>
          </table:table-cell>
          <table:table-cell office:value-type="float" office:value="1.401398" calcext:value-type="float">
            <text:p>1.401398</text:p>
          </table:table-cell>
          <table:table-cell office:value-type="float" office:value="1.399261" calcext:value-type="float">
            <text:p>1.399261</text:p>
          </table:table-cell>
          <table:table-cell office:value-type="float" office:value="2.155426" calcext:value-type="float">
            <text:p>2.155426</text:p>
          </table:table-cell>
          <table:table-cell office:value-type="float" office:value="2.143982" calcext:value-type="float">
            <text:p>2.143982</text:p>
          </table:table-cell>
          <table:table-cell office:value-type="float" office:value="3.108185" calcext:value-type="float">
            <text:p>3.108185</text:p>
          </table:table-cell>
          <table:table-cell office:value-type="float" office:value="3.084625" calcext:value-type="float">
            <text:p>3.084625</text:p>
          </table:table-cell>
          <table:table-cell office:value-type="float" office:value="3.92865" calcext:value-type="float">
            <text:p>3.92865</text:p>
          </table:table-cell>
          <table:table-cell office:value-type="float" office:value="3.897369" calcext:value-type="float">
            <text:p>3.897369</text:p>
          </table:table-cell>
          <table:table-cell office:value-type="float" office:value="4.668915" calcext:value-type="float">
            <text:p>4.668915</text:p>
          </table:table-cell>
          <table:table-cell office:value-type="float" office:value="4.632202" calcext:value-type="float">
            <text:p>4.632202</text:p>
          </table:table-cell>
          <table:table-cell office:value-type="float" office:value="5.361237" calcext:value-type="float">
            <text:p>5.361237</text:p>
          </table:table-cell>
          <table:table-cell office:value-type="float" office:value="5.322449" calcext:value-type="float">
            <text:p>5.322449</text:p>
          </table:table-cell>
          <table:table-cell office:value-type="float" office:value="5.853027" calcext:value-type="float">
            <text:p>5.853027</text:p>
          </table:table-cell>
          <table:table-cell office:value-type="float" office:value="5.814911" calcext:value-type="float">
            <text:p>5.814911</text:p>
          </table:table-cell>
          <table:table-cell office:value-type="float" office:value="-0.02429199" calcext:value-type="float">
            <text:p>-0.02429199</text:p>
          </table:table-cell>
          <table:table-cell office:value-type="float" office:value="-0.2541504" calcext:value-type="float">
            <text:p>-0.25415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12.69455" calcext:value-type="float">
            <text:p>12.69455</text:p>
          </table:table-cell>
          <table:table-cell office:value-type="float" office:value="3.539546" calcext:value-type="float">
            <text:p>3.539546</text:p>
          </table:table-cell>
          <table:table-cell office:value-type="float" office:value="-5.047311" calcext:value-type="float">
            <text:p>-5.047311</text:p>
          </table:table-cell>
          <table:table-cell office:value-type="float" office:value="0.6722404" calcext:value-type="float">
            <text:p>0.6722404</text:p>
          </table:table-cell>
          <table:table-cell office:value-type="float" office:value="0.3725809" calcext:value-type="float">
            <text:p>0.3725809</text:p>
          </table:table-cell>
          <table:table-cell office:value-type="float" office:value="354.0374" calcext:value-type="float">
            <text:p>354.0374</text:p>
          </table:table-cell>
          <table:table-cell office:value-type="float" office:value="0" calcext:value-type="float">
            <text:p>0</text:p>
          </table:table-cell>
          <table:table-cell office:value-type="float" office:value="-0.01049805" calcext:value-type="float">
            <text:p>-0.01049805</text:p>
          </table:table-cell>
          <table:table-cell office:value-type="float" office:value="-0.1836243" calcext:value-type="float">
            <text:p>-0.1836243</text:p>
          </table:table-cell>
          <table:table-cell office:value-type="float" office:value="-0.005279541" calcext:value-type="float">
            <text:p>-0.005279541</text:p>
          </table:table-cell>
          <table:table-cell office:value-type="float" office:value="-0.0397644" calcext:value-type="float">
            <text:p>-0.0397644</text:p>
          </table:table-cell>
          <table:table-cell office:value-type="float" office:value="0.1655579" calcext:value-type="float">
            <text:p>0.1655579</text:p>
          </table:table-cell>
          <table:table-cell office:value-type="float" office:value="0.1490173" calcext:value-type="float">
            <text:p>0.1490173</text:p>
          </table:table-cell>
          <table:table-cell office:value-type="float" office:value="0.3703918" calcext:value-type="float">
            <text:p>0.3703918</text:p>
          </table:table-cell>
          <table:table-cell office:value-type="float" office:value="0.3608704" calcext:value-type="float">
            <text:p>0.3608704</text:p>
          </table:table-cell>
          <table:table-cell office:value-type="float" office:value="0.5375671" calcext:value-type="float">
            <text:p>0.5375671</text:p>
          </table:table-cell>
          <table:table-cell office:value-type="float" office:value="0.5260925" calcext:value-type="float">
            <text:p>0.5260925</text:p>
          </table:table-cell>
          <table:table-cell office:value-type="float" office:value="0.7493896" calcext:value-type="float">
            <text:p>0.7493896</text:p>
          </table:table-cell>
          <table:table-cell office:value-type="float" office:value="0.7386169" calcext:value-type="float">
            <text:p>0.7386169</text:p>
          </table:table-cell>
          <table:table-cell office:value-type="float" office:value="0.9949646" calcext:value-type="float">
            <text:p>0.9949646</text:p>
          </table:table-cell>
          <table:table-cell office:value-type="float" office:value="0.9844055" calcext:value-type="float">
            <text:p>0.9844055</text:p>
          </table:table-cell>
          <table:table-cell office:value-type="float" office:value="1.3992" calcext:value-type="float">
            <text:p>1.3992</text:p>
          </table:table-cell>
          <table:table-cell office:value-type="float" office:value="1.392212" calcext:value-type="float">
            <text:p>1.392212</text:p>
          </table:table-cell>
          <table:table-cell office:value-type="float" office:value="2.14386" calcext:value-type="float">
            <text:p>2.14386</text:p>
          </table:table-cell>
          <table:table-cell office:value-type="float" office:value="2.131714" calcext:value-type="float">
            <text:p>2.131714</text:p>
          </table:table-cell>
          <table:table-cell office:value-type="float" office:value="3.084412" calcext:value-type="float">
            <text:p>3.084412</text:p>
          </table:table-cell>
          <table:table-cell office:value-type="float" office:value="3.061676" calcext:value-type="float">
            <text:p>3.061676</text:p>
          </table:table-cell>
          <table:table-cell office:value-type="float" office:value="3.897064" calcext:value-type="float">
            <text:p>3.897064</text:p>
          </table:table-cell>
          <table:table-cell office:value-type="float" office:value="3.866547" calcext:value-type="float">
            <text:p>3.866547</text:p>
          </table:table-cell>
          <table:table-cell office:value-type="float" office:value="4.631805" calcext:value-type="float">
            <text:p>4.631805</text:p>
          </table:table-cell>
          <table:table-cell office:value-type="float" office:value="4.595703" calcext:value-type="float">
            <text:p>4.595703</text:p>
          </table:table-cell>
          <table:table-cell office:value-type="float" office:value="5.322052" calcext:value-type="float">
            <text:p>5.322052</text:p>
          </table:table-cell>
          <table:table-cell office:value-type="float" office:value="5.283966" calcext:value-type="float">
            <text:p>5.283966</text:p>
          </table:table-cell>
          <table:table-cell office:value-type="float" office:value="5.814514" calcext:value-type="float">
            <text:p>5.814514</text:p>
          </table:table-cell>
          <table:table-cell office:value-type="float" office:value="5.777222" calcext:value-type="float">
            <text:p>5.777222</text:p>
          </table:table-cell>
          <table:table-cell office:value-type="float" office:value="-0.01077271" calcext:value-type="float">
            <text:p>-0.01077271</text:p>
          </table:table-cell>
          <table:table-cell office:value-type="float" office:value="-0.5113831" calcext:value-type="float">
            <text:p>-0.51138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13.98902" calcext:value-type="float">
            <text:p>13.98902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3.563156" calcext:value-type="float">
            <text:p>-3.563156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415931" calcext:value-type="float">
            <text:p>0.415931</text:p>
          </table:table-cell>
          <table:table-cell office:value-type="float" office:value="350.7775" calcext:value-type="float">
            <text:p>350.7775</text:p>
          </table:table-cell>
          <table:table-cell office:value-type="float" office:value="0" calcext:value-type="float">
            <text:p>0</text:p>
          </table:table-cell>
          <table:table-cell office:value-type="float" office:value="-0.008392334" calcext:value-type="float">
            <text:p>-0.008392334</text:p>
          </table:table-cell>
          <table:table-cell office:value-type="float" office:value="-0.2221985" calcext:value-type="float">
            <text:p>-0.2221985</text:p>
          </table:table-cell>
          <table:table-cell office:value-type="float" office:value="-0.001464844" calcext:value-type="float">
            <text:p>-0.001464844</text:p>
          </table:table-cell>
          <table:table-cell office:value-type="float" office:value="-0.04089355" calcext:value-type="float">
            <text:p>-0.04089355</text:p>
          </table:table-cell>
          <table:table-cell office:value-type="float" office:value="0.168396" calcext:value-type="float">
            <text:p>0.168396</text:p>
          </table:table-cell>
          <table:table-cell office:value-type="float" office:value="0.1499634" calcext:value-type="float">
            <text:p>0.1499634</text:p>
          </table:table-cell>
          <table:table-cell office:value-type="float" office:value="0.3719788" calcext:value-type="float">
            <text:p>0.3719788</text:p>
          </table:table-cell>
          <table:table-cell office:value-type="float" office:value="0.3628235" calcext:value-type="float">
            <text:p>0.3628235</text:p>
          </table:table-cell>
          <table:table-cell office:value-type="float" office:value="0.537384" calcext:value-type="float">
            <text:p>0.537384</text:p>
          </table:table-cell>
          <table:table-cell office:value-type="float" office:value="0.5263977" calcext:value-type="float">
            <text:p>0.5263977</text:p>
          </table:table-cell>
          <table:table-cell office:value-type="float" office:value="0.7468567" calcext:value-type="float">
            <text:p>0.7468567</text:p>
          </table:table-cell>
          <table:table-cell office:value-type="float" office:value="0.7367249" calcext:value-type="float">
            <text:p>0.7367249</text:p>
          </table:table-cell>
          <table:table-cell office:value-type="float" office:value="0.9898376" calcext:value-type="float">
            <text:p>0.9898376</text:p>
          </table:table-cell>
          <table:table-cell office:value-type="float" office:value="0.9799805" calcext:value-type="float">
            <text:p>0.9799805</text:p>
          </table:table-cell>
          <table:table-cell office:value-type="float" office:value="1.39212" calcext:value-type="float">
            <text:p>1.39212</text:p>
          </table:table-cell>
          <table:table-cell office:value-type="float" office:value="1.383881" calcext:value-type="float">
            <text:p>1.383881</text:p>
          </table:table-cell>
          <table:table-cell office:value-type="float" office:value="2.131592" calcext:value-type="float">
            <text:p>2.131592</text:p>
          </table:table-cell>
          <table:table-cell office:value-type="float" office:value="2.11792" calcext:value-type="float">
            <text:p>2.11792</text:p>
          </table:table-cell>
          <table:table-cell office:value-type="float" office:value="3.061432" calcext:value-type="float">
            <text:p>3.061432</text:p>
          </table:table-cell>
          <table:table-cell office:value-type="float" office:value="3.038849" calcext:value-type="float">
            <text:p>3.038849</text:p>
          </table:table-cell>
          <table:table-cell office:value-type="float" office:value="3.866241" calcext:value-type="float">
            <text:p>3.866241</text:p>
          </table:table-cell>
          <table:table-cell office:value-type="float" office:value="3.836517" calcext:value-type="float">
            <text:p>3.836517</text:p>
          </table:table-cell>
          <table:table-cell office:value-type="float" office:value="4.595367" calcext:value-type="float">
            <text:p>4.595367</text:p>
          </table:table-cell>
          <table:table-cell office:value-type="float" office:value="4.560699" calcext:value-type="float">
            <text:p>4.560699</text:p>
          </table:table-cell>
          <table:table-cell office:value-type="float" office:value="5.283569" calcext:value-type="float">
            <text:p>5.283569</text:p>
          </table:table-cell>
          <table:table-cell office:value-type="float" office:value="5.246277" calcext:value-type="float">
            <text:p>5.246277</text:p>
          </table:table-cell>
          <table:table-cell office:value-type="float" office:value="5.776855" calcext:value-type="float">
            <text:p>5.776855</text:p>
          </table:table-cell>
          <table:table-cell office:value-type="float" office:value="5.740051" calcext:value-type="float">
            <text:p>5.740051</text:p>
          </table:table-cell>
          <table:table-cell office:value-type="float" office:value="-0.008453369" calcext:value-type="float">
            <text:p>-0.008453369</text:p>
          </table:table-cell>
          <table:table-cell office:value-type="float" office:value="-0.6159668" calcext:value-type="float">
            <text:p>-0.6159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14.7567" calcext:value-type="float">
            <text:p>14.7567</text:p>
          </table:table-cell>
          <table:table-cell office:value-type="float" office:value="3.539546" calcext:value-type="float">
            <text:p>3.539546</text:p>
          </table:table-cell>
          <table:table-cell office:value-type="float" office:value="-5.047311" calcext:value-type="float">
            <text:p>-5.047311</text:p>
          </table:table-cell>
          <table:table-cell office:value-type="float" office:value="0.6740369" calcext:value-type="float">
            <text:p>0.6740369</text:p>
          </table:table-cell>
          <table:table-cell office:value-type="float" office:value="0.3725809" calcext:value-type="float">
            <text:p>0.3725809</text:p>
          </table:table-cell>
          <table:table-cell office:value-type="float" office:value="358.1283" calcext:value-type="float">
            <text:p>358.1283</text:p>
          </table:table-cell>
          <table:table-cell office:value-type="float" office:value="0" calcext:value-type="float">
            <text:p>0</text:p>
          </table:table-cell>
          <table:table-cell office:value-type="float" office:value="0.121521" calcext:value-type="float">
            <text:p>0.121521</text:p>
          </table:table-cell>
          <table:table-cell office:value-type="float" office:value="-0.3666687" calcext:value-type="float">
            <text:p>-0.3666687</text:p>
          </table:table-cell>
          <table:table-cell office:value-type="float" office:value="0.01889038" calcext:value-type="float">
            <text:p>0.01889038</text:p>
          </table:table-cell>
          <table:table-cell office:value-type="float" office:value="-0.06164551" calcext:value-type="float">
            <text:p>-0.06164551</text:p>
          </table:table-cell>
          <table:table-cell office:value-type="float" office:value="0.1729736" calcext:value-type="float">
            <text:p>0.1729736</text:p>
          </table:table-cell>
          <table:table-cell office:value-type="float" office:value="0.1327515" calcext:value-type="float">
            <text:p>0.1327515</text:p>
          </table:table-cell>
          <table:table-cell office:value-type="float" office:value="0.3724976" calcext:value-type="float">
            <text:p>0.3724976</text:p>
          </table:table-cell>
          <table:table-cell office:value-type="float" office:value="0.3514099" calcext:value-type="float">
            <text:p>0.3514099</text:p>
          </table:table-cell>
          <table:table-cell office:value-type="float" office:value="0.5360107" calcext:value-type="float">
            <text:p>0.5360107</text:p>
          </table:table-cell>
          <table:table-cell office:value-type="float" office:value="0.5192871" calcext:value-type="float">
            <text:p>0.5192871</text:p>
          </table:table-cell>
          <table:table-cell office:value-type="float" office:value="0.7434998" calcext:value-type="float">
            <text:p>0.7434998</text:p>
          </table:table-cell>
          <table:table-cell office:value-type="float" office:value="0.7273865" calcext:value-type="float">
            <text:p>0.7273865</text:p>
          </table:table-cell>
          <table:table-cell office:value-type="float" office:value="0.984436" calcext:value-type="float">
            <text:p>0.984436</text:p>
          </table:table-cell>
          <table:table-cell office:value-type="float" office:value="0.9687195" calcext:value-type="float">
            <text:p>0.9687195</text:p>
          </table:table-cell>
          <table:table-cell office:value-type="float" office:value="1.383759" calcext:value-type="float">
            <text:p>1.383759</text:p>
          </table:table-cell>
          <table:table-cell office:value-type="float" office:value="1.372803" calcext:value-type="float">
            <text:p>1.372803</text:p>
          </table:table-cell>
          <table:table-cell office:value-type="float" office:value="2.117767" calcext:value-type="float">
            <text:p>2.117767</text:p>
          </table:table-cell>
          <table:table-cell office:value-type="float" office:value="2.103027" calcext:value-type="float">
            <text:p>2.103027</text:p>
          </table:table-cell>
          <table:table-cell office:value-type="float" office:value="3.038605" calcext:value-type="float">
            <text:p>3.038605</text:p>
          </table:table-cell>
          <table:table-cell office:value-type="float" office:value="3.016235" calcext:value-type="float">
            <text:p>3.016235</text:p>
          </table:table-cell>
          <table:table-cell office:value-type="float" office:value="3.836182" calcext:value-type="float">
            <text:p>3.836182</text:p>
          </table:table-cell>
          <table:table-cell office:value-type="float" office:value="3.807281" calcext:value-type="float">
            <text:p>3.807281</text:p>
          </table:table-cell>
          <table:table-cell office:value-type="float" office:value="4.560333" calcext:value-type="float">
            <text:p>4.560333</text:p>
          </table:table-cell>
          <table:table-cell office:value-type="float" office:value="4.526062" calcext:value-type="float">
            <text:p>4.526062</text:p>
          </table:table-cell>
          <table:table-cell office:value-type="float" office:value="5.245911" calcext:value-type="float">
            <text:p>5.245911</text:p>
          </table:table-cell>
          <table:table-cell office:value-type="float" office:value="5.209503" calcext:value-type="float">
            <text:p>5.209503</text:p>
          </table:table-cell>
          <table:table-cell office:value-type="float" office:value="5.739655" calcext:value-type="float">
            <text:p>5.739655</text:p>
          </table:table-cell>
          <table:table-cell office:value-type="float" office:value="5.703491" calcext:value-type="float">
            <text:p>5.703491</text:p>
          </table:table-cell>
          <table:table-cell office:value-type="float" office:value="0.3616333" calcext:value-type="float">
            <text:p>0.3616333</text:p>
          </table:table-cell>
          <table:table-cell office:value-type="float" office:value="-0.8602905" calcext:value-type="float">
            <text:p>-0.86029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14.64524" calcext:value-type="float">
            <text:p>14.64524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4.170652" calcext:value-type="float">
            <text:p>-4.170652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976659" calcext:value-type="float">
            <text:p>0.3976659</text:p>
          </table:table-cell>
          <table:table-cell office:value-type="float" office:value="367.3255" calcext:value-type="float">
            <text:p>367.3255</text:p>
          </table:table-cell>
          <table:table-cell office:value-type="float" office:value="3.3655" calcext:value-type="float">
            <text:p>3.3655</text:p>
          </table:table-cell>
          <table:table-cell office:value-type="float" office:value="0.5960999" calcext:value-type="float">
            <text:p>0.5960999</text:p>
          </table:table-cell>
          <table:table-cell office:value-type="float" office:value="-0.6523132" calcext:value-type="float">
            <text:p>-0.6523132</text:p>
          </table:table-cell>
          <table:table-cell office:value-type="float" office:value="0.1053467" calcext:value-type="float">
            <text:p>0.1053467</text:p>
          </table:table-cell>
          <table:table-cell office:value-type="float" office:value="-0.1059265" calcext:value-type="float">
            <text:p>-0.1059265</text:p>
          </table:table-cell>
          <table:table-cell office:value-type="float" office:value="0.2297668" calcext:value-type="float">
            <text:p>0.2297668</text:p>
          </table:table-cell>
          <table:table-cell office:value-type="float" office:value="0.1098328" calcext:value-type="float">
            <text:p>0.1098328</text:p>
          </table:table-cell>
          <table:table-cell office:value-type="float" office:value="0.3973083" calcext:value-type="float">
            <text:p>0.3973083</text:p>
          </table:table-cell>
          <table:table-cell office:value-type="float" office:value="0.3326721" calcext:value-type="float">
            <text:p>0.3326721</text:p>
          </table:table-cell>
          <table:table-cell office:value-type="float" office:value="0.5431519" calcext:value-type="float">
            <text:p>0.5431519</text:p>
          </table:table-cell>
          <table:table-cell office:value-type="float" office:value="0.5065308" calcext:value-type="float">
            <text:p>0.5065308</text:p>
          </table:table-cell>
          <table:table-cell office:value-type="float" office:value="0.7377319" calcext:value-type="float">
            <text:p>0.7377319</text:p>
          </table:table-cell>
          <table:table-cell office:value-type="float" office:value="0.7234192" calcext:value-type="float">
            <text:p>0.7234192</text:p>
          </table:table-cell>
          <table:table-cell office:value-type="float" office:value="0.9741821" calcext:value-type="float">
            <text:p>0.9741821</text:p>
          </table:table-cell>
          <table:table-cell office:value-type="float" office:value="0.9625549" calcext:value-type="float">
            <text:p>0.9625549</text:p>
          </table:table-cell>
          <table:table-cell office:value-type="float" office:value="1.372711" calcext:value-type="float">
            <text:p>1.372711</text:p>
          </table:table-cell>
          <table:table-cell office:value-type="float" office:value="1.362854" calcext:value-type="float">
            <text:p>1.362854</text:p>
          </table:table-cell>
          <table:table-cell office:value-type="float" office:value="2.102844" calcext:value-type="float">
            <text:p>2.102844</text:p>
          </table:table-cell>
          <table:table-cell office:value-type="float" office:value="2.086426" calcext:value-type="float">
            <text:p>2.086426</text:p>
          </table:table-cell>
          <table:table-cell office:value-type="float" office:value="3.015991" calcext:value-type="float">
            <text:p>3.015991</text:p>
          </table:table-cell>
          <table:table-cell office:value-type="float" office:value="2.993134" calcext:value-type="float">
            <text:p>2.993134</text:p>
          </table:table-cell>
          <table:table-cell office:value-type="float" office:value="3.806976" calcext:value-type="float">
            <text:p>3.806976</text:p>
          </table:table-cell>
          <table:table-cell office:value-type="float" office:value="3.778748" calcext:value-type="float">
            <text:p>3.778748</text:p>
          </table:table-cell>
          <table:table-cell office:value-type="float" office:value="4.525757" calcext:value-type="float">
            <text:p>4.525757</text:p>
          </table:table-cell>
          <table:table-cell office:value-type="float" office:value="4.492706" calcext:value-type="float">
            <text:p>4.492706</text:p>
          </table:table-cell>
          <table:table-cell office:value-type="float" office:value="5.209106" calcext:value-type="float">
            <text:p>5.209106</text:p>
          </table:table-cell>
          <table:table-cell office:value-type="float" office:value="5.173401" calcext:value-type="float">
            <text:p>5.173401</text:p>
          </table:table-cell>
          <table:table-cell office:value-type="float" office:value="5.703125" calcext:value-type="float">
            <text:p>5.703125</text:p>
          </table:table-cell>
          <table:table-cell office:value-type="float" office:value="5.667542" calcext:value-type="float">
            <text:p>5.667542</text:p>
          </table:table-cell>
          <table:table-cell office:value-type="float" office:value="1.475922" calcext:value-type="float">
            <text:p>1.475922</text:p>
          </table:table-cell>
          <table:table-cell office:value-type="float" office:value="-1.623138" calcext:value-type="float">
            <text:p>-1.6231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15.02314" calcext:value-type="float">
            <text:p>15.02314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6.061766" calcext:value-type="float">
            <text:p>-6.061766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3453363" calcext:value-type="float">
            <text:p>0.3453363</text:p>
          </table:table-cell>
          <table:table-cell office:value-type="float" office:value="378.3679" calcext:value-type="float">
            <text:p>378.3679</text:p>
          </table:table-cell>
          <table:table-cell office:value-type="float" office:value="10.0965" calcext:value-type="float">
            <text:p>10.0965</text:p>
          </table:table-cell>
          <table:table-cell office:value-type="float" office:value="-0.08499146" calcext:value-type="float">
            <text:p>-0.08499146</text:p>
          </table:table-cell>
          <table:table-cell office:value-type="float" office:value="-0.6069336" calcext:value-type="float">
            <text:p>-0.6069336</text:p>
          </table:table-cell>
          <table:table-cell office:value-type="float" office:value="-0.01483154" calcext:value-type="float">
            <text:p>-0.01483154</text:p>
          </table:table-cell>
          <table:table-cell office:value-type="float" office:value="-0.1032104" calcext:value-type="float">
            <text:p>-0.1032104</text:p>
          </table:table-cell>
          <table:table-cell office:value-type="float" office:value="0.1598816" calcext:value-type="float">
            <text:p>0.1598816</text:p>
          </table:table-cell>
          <table:table-cell office:value-type="float" office:value="0.1101685" calcext:value-type="float">
            <text:p>0.1101685</text:p>
          </table:table-cell>
          <table:table-cell office:value-type="float" office:value="0.3594055" calcext:value-type="float">
            <text:p>0.3594055</text:p>
          </table:table-cell>
          <table:table-cell office:value-type="float" office:value="0.3364258" calcext:value-type="float">
            <text:p>0.3364258</text:p>
          </table:table-cell>
          <table:table-cell office:value-type="float" office:value="0.5192261" calcext:value-type="float">
            <text:p>0.5192261</text:p>
          </table:table-cell>
          <table:table-cell office:value-type="float" office:value="0.507782" calcext:value-type="float">
            <text:p>0.507782</text:p>
          </table:table-cell>
          <table:table-cell office:value-type="float" office:value="0.7339478" calcext:value-type="float">
            <text:p>0.7339478</text:p>
          </table:table-cell>
          <table:table-cell office:value-type="float" office:value="0.7184143" calcext:value-type="float">
            <text:p>0.7184143</text:p>
          </table:table-cell>
          <table:table-cell office:value-type="float" office:value="0.9716187" calcext:value-type="float">
            <text:p>0.9716187</text:p>
          </table:table-cell>
          <table:table-cell office:value-type="float" office:value="0.9598999" calcext:value-type="float">
            <text:p>0.9598999</text:p>
          </table:table-cell>
          <table:table-cell office:value-type="float" office:value="1.362854" calcext:value-type="float">
            <text:p>1.362854</text:p>
          </table:table-cell>
          <table:table-cell office:value-type="float" office:value="1.354736" calcext:value-type="float">
            <text:p>1.354736</text:p>
          </table:table-cell>
          <table:table-cell office:value-type="float" office:value="2.086273" calcext:value-type="float">
            <text:p>2.086273</text:p>
          </table:table-cell>
          <table:table-cell office:value-type="float" office:value="2.070862" calcext:value-type="float">
            <text:p>2.070862</text:p>
          </table:table-cell>
          <table:table-cell office:value-type="float" office:value="2.992889" calcext:value-type="float">
            <text:p>2.992889</text:p>
          </table:table-cell>
          <table:table-cell office:value-type="float" office:value="2.970215" calcext:value-type="float">
            <text:p>2.970215</text:p>
          </table:table-cell>
          <table:table-cell office:value-type="float" office:value="3.778442" calcext:value-type="float">
            <text:p>3.778442</text:p>
          </table:table-cell>
          <table:table-cell office:value-type="float" office:value="3.750092" calcext:value-type="float">
            <text:p>3.750092</text:p>
          </table:table-cell>
          <table:table-cell office:value-type="float" office:value="4.49234" calcext:value-type="float">
            <text:p>4.49234</text:p>
          </table:table-cell>
          <table:table-cell office:value-type="float" office:value="4.45929" calcext:value-type="float">
            <text:p>4.45929</text:p>
          </table:table-cell>
          <table:table-cell office:value-type="float" office:value="5.173004" calcext:value-type="float">
            <text:p>5.173004</text:p>
          </table:table-cell>
          <table:table-cell office:value-type="float" office:value="5.137909" calcext:value-type="float">
            <text:p>5.137909</text:p>
          </table:table-cell>
          <table:table-cell office:value-type="float" office:value="5.667175" calcext:value-type="float">
            <text:p>5.667175</text:p>
          </table:table-cell>
          <table:table-cell office:value-type="float" office:value="5.632538" calcext:value-type="float">
            <text:p>5.632538</text:p>
          </table:table-cell>
          <table:table-cell office:value-type="float" office:value="-0.1891479" calcext:value-type="float">
            <text:p>-0.1891479</text:p>
          </table:table-cell>
          <table:table-cell office:value-type="float" office:value="-1.368408" calcext:value-type="float">
            <text:p>-1.3684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10.87857" calcext:value-type="float">
            <text:p>10.87857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5.536469" calcext:value-type="float">
            <text:p>-5.536469</text:p>
          </table:table-cell>
          <table:table-cell office:value-type="float" office:value="0.7131598" calcext:value-type="float">
            <text:p>0.7131598</text:p>
          </table:table-cell>
          <table:table-cell office:value-type="float" office:value="0.3592114" calcext:value-type="float">
            <text:p>0.3592114</text:p>
          </table:table-cell>
          <table:table-cell office:value-type="float" office:value="374.6918" calcext:value-type="float">
            <text:p>374.6918</text:p>
          </table:table-cell>
          <table:table-cell office:value-type="float" office:value="0" calcext:value-type="float">
            <text:p>0</text:p>
          </table:table-cell>
          <table:table-cell office:value-type="float" office:value="-0.01531982" calcext:value-type="float">
            <text:p>-0.01531982</text:p>
          </table:table-cell>
          <table:table-cell office:value-type="float" office:value="-0.2727661" calcext:value-type="float">
            <text:p>-0.2727661</text:p>
          </table:table-cell>
          <table:table-cell office:value-type="float" office:value="-0.000579834" calcext:value-type="float">
            <text:p>-0.000579834</text:p>
          </table:table-cell>
          <table:table-cell office:value-type="float" office:value="-0.04495239" calcext:value-type="float">
            <text:p>-0.04495239</text:p>
          </table:table-cell>
          <table:table-cell office:value-type="float" office:value="0.1655884" calcext:value-type="float">
            <text:p>0.1655884</text:p>
          </table:table-cell>
          <table:table-cell office:value-type="float" office:value="0.1408997" calcext:value-type="float">
            <text:p>0.1408997</text:p>
          </table:table-cell>
          <table:table-cell office:value-type="float" office:value="0.361084" calcext:value-type="float">
            <text:p>0.361084</text:p>
          </table:table-cell>
          <table:table-cell office:value-type="float" office:value="0.3484802" calcext:value-type="float">
            <text:p>0.3484802</text:p>
          </table:table-cell>
          <table:table-cell office:value-type="float" office:value="0.5198364" calcext:value-type="float">
            <text:p>0.5198364</text:p>
          </table:table-cell>
          <table:table-cell office:value-type="float" office:value="0.5119324" calcext:value-type="float">
            <text:p>0.5119324</text:p>
          </table:table-cell>
          <table:table-cell office:value-type="float" office:value="0.7236328" calcext:value-type="float">
            <text:p>0.7236328</text:p>
          </table:table-cell>
          <table:table-cell office:value-type="float" office:value="0.7155151" calcext:value-type="float">
            <text:p>0.7155151</text:p>
          </table:table-cell>
          <table:table-cell office:value-type="float" office:value="0.9613647" calcext:value-type="float">
            <text:p>0.9613647</text:p>
          </table:table-cell>
          <table:table-cell office:value-type="float" office:value="0.9523315" calcext:value-type="float">
            <text:p>0.9523315</text:p>
          </table:table-cell>
          <table:table-cell office:value-type="float" office:value="1.354645" calcext:value-type="float">
            <text:p>1.354645</text:p>
          </table:table-cell>
          <table:table-cell office:value-type="float" office:value="1.345398" calcext:value-type="float">
            <text:p>1.345398</text:p>
          </table:table-cell>
          <table:table-cell office:value-type="float" office:value="2.070679" calcext:value-type="float">
            <text:p>2.070679</text:p>
          </table:table-cell>
          <table:table-cell office:value-type="float" office:value="2.056274" calcext:value-type="float">
            <text:p>2.056274</text:p>
          </table:table-cell>
          <table:table-cell office:value-type="float" office:value="2.969971" calcext:value-type="float">
            <text:p>2.969971</text:p>
          </table:table-cell>
          <table:table-cell office:value-type="float" office:value="2.947693" calcext:value-type="float">
            <text:p>2.947693</text:p>
          </table:table-cell>
          <table:table-cell office:value-type="float" office:value="3.749786" calcext:value-type="float">
            <text:p>3.749786</text:p>
          </table:table-cell>
          <table:table-cell office:value-type="float" office:value="3.722137" calcext:value-type="float">
            <text:p>3.722137</text:p>
          </table:table-cell>
          <table:table-cell office:value-type="float" office:value="4.458954" calcext:value-type="float">
            <text:p>4.458954</text:p>
          </table:table-cell>
          <table:table-cell office:value-type="float" office:value="4.430115" calcext:value-type="float">
            <text:p>4.430115</text:p>
          </table:table-cell>
          <table:table-cell office:value-type="float" office:value="5.137543" calcext:value-type="float">
            <text:p>5.137543</text:p>
          </table:table-cell>
          <table:table-cell office:value-type="float" office:value="5.109894" calcext:value-type="float">
            <text:p>5.109894</text:p>
          </table:table-cell>
          <table:table-cell office:value-type="float" office:value="5.632172" calcext:value-type="float">
            <text:p>5.632172</text:p>
          </table:table-cell>
          <table:table-cell office:value-type="float" office:value="5.598389" calcext:value-type="float">
            <text:p>5.598389</text:p>
          </table:table-cell>
          <table:table-cell office:value-type="float" office:value="-0.02548218" calcext:value-type="float">
            <text:p>-0.02548218</text:p>
          </table:table-cell>
          <table:table-cell office:value-type="float" office:value="-0.8782043" calcext:value-type="float">
            <text:p>-0.87820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16.46091" calcext:value-type="float">
            <text:p>16.46091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2.028963" calcext:value-type="float">
            <text:p>-2.028963</text:p>
          </table:table-cell>
          <table:table-cell office:value-type="float" office:value="0.8439949" calcext:value-type="float">
            <text:p>0.8439949</text:p>
          </table:table-cell>
          <table:table-cell office:value-type="float" office:value="0.4654596" calcext:value-type="float">
            <text:p>0.4654596</text:p>
          </table:table-cell>
          <table:table-cell office:value-type="float" office:value="371.7648" calcext:value-type="float">
            <text:p>371.7648</text:p>
          </table:table-cell>
          <table:table-cell office:value-type="float" office:value="0" calcext:value-type="float">
            <text:p>0</text:p>
          </table:table-cell>
          <table:table-cell office:value-type="float" office:value="0.0003662109" calcext:value-type="float">
            <text:p>0.0003662109</text:p>
          </table:table-cell>
          <table:table-cell office:value-type="float" office:value="-0.06253052" calcext:value-type="float">
            <text:p>-0.06253052</text:p>
          </table:table-cell>
          <table:table-cell office:value-type="float" office:value="0.01040649" calcext:value-type="float">
            <text:p>0.01040649</text:p>
          </table:table-cell>
          <table:table-cell office:value-type="float" office:value="-0.008453369" calcext:value-type="float">
            <text:p>-0.008453369</text:p>
          </table:table-cell>
          <table:table-cell office:value-type="float" office:value="0.1707764" calcext:value-type="float">
            <text:p>0.1707764</text:p>
          </table:table-cell>
          <table:table-cell office:value-type="float" office:value="0.1651917" calcext:value-type="float">
            <text:p>0.1651917</text:p>
          </table:table-cell>
          <table:table-cell office:value-type="float" office:value="0.362854" calcext:value-type="float">
            <text:p>0.362854</text:p>
          </table:table-cell>
          <table:table-cell office:value-type="float" office:value="0.351593" calcext:value-type="float">
            <text:p>0.351593</text:p>
          </table:table-cell>
          <table:table-cell office:value-type="float" office:value="0.5204468" calcext:value-type="float">
            <text:p>0.5204468</text:p>
          </table:table-cell>
          <table:table-cell office:value-type="float" office:value="0.5059814" calcext:value-type="float">
            <text:p>0.5059814</text:p>
          </table:table-cell>
          <table:table-cell office:value-type="float" office:value="0.7213745" calcext:value-type="float">
            <text:p>0.7213745</text:p>
          </table:table-cell>
          <table:table-cell office:value-type="float" office:value="0.7069397" calcext:value-type="float">
            <text:p>0.7069397</text:p>
          </table:table-cell>
          <table:table-cell office:value-type="float" office:value="0.9552917" calcext:value-type="float">
            <text:p>0.9552917</text:p>
          </table:table-cell>
          <table:table-cell office:value-type="float" office:value="0.9391174" calcext:value-type="float">
            <text:p>0.9391174</text:p>
          </table:table-cell>
          <table:table-cell office:value-type="float" office:value="1.345245" calcext:value-type="float">
            <text:p>1.345245</text:p>
          </table:table-cell>
          <table:table-cell office:value-type="float" office:value="1.330994" calcext:value-type="float">
            <text:p>1.330994</text:p>
          </table:table-cell>
          <table:table-cell office:value-type="float" office:value="2.056091" calcext:value-type="float">
            <text:p>2.056091</text:p>
          </table:table-cell>
          <table:table-cell office:value-type="float" office:value="2.040375" calcext:value-type="float">
            <text:p>2.040375</text:p>
          </table:table-cell>
          <table:table-cell office:value-type="float" office:value="2.947479" calcext:value-type="float">
            <text:p>2.947479</text:p>
          </table:table-cell>
          <table:table-cell office:value-type="float" office:value="2.925476" calcext:value-type="float">
            <text:p>2.925476</text:p>
          </table:table-cell>
          <table:table-cell office:value-type="float" office:value="3.721863" calcext:value-type="float">
            <text:p>3.721863</text:p>
          </table:table-cell>
          <table:table-cell office:value-type="float" office:value="3.695801" calcext:value-type="float">
            <text:p>3.695801</text:p>
          </table:table-cell>
          <table:table-cell office:value-type="float" office:value="4.42981" calcext:value-type="float">
            <text:p>4.42981</text:p>
          </table:table-cell>
          <table:table-cell office:value-type="float" office:value="4.40097" calcext:value-type="float">
            <text:p>4.40097</text:p>
          </table:table-cell>
          <table:table-cell office:value-type="float" office:value="5.109497" calcext:value-type="float">
            <text:p>5.109497</text:p>
          </table:table-cell>
          <table:table-cell office:value-type="float" office:value="5.072418" calcext:value-type="float">
            <text:p>5.072418</text:p>
          </table:table-cell>
          <table:table-cell office:value-type="float" office:value="5.597992" calcext:value-type="float">
            <text:p>5.597992</text:p>
          </table:table-cell>
          <table:table-cell office:value-type="float" office:value="5.563049" calcext:value-type="float">
            <text:p>5.563049</text:p>
          </table:table-cell>
          <table:table-cell office:value-type="float" office:value="0.005279541" calcext:value-type="float">
            <text:p>0.005279541</text:p>
          </table:table-cell>
          <table:table-cell office:value-type="float" office:value="-0.1343994" calcext:value-type="float">
            <text:p>-0.13439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17.11572" calcext:value-type="float">
            <text:p>17.1157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1.97326" calcext:value-type="float">
            <text:p>1.97326</text:p>
          </table:table-cell>
          <table:table-cell office:value-type="float" office:value="0.9969426" calcext:value-type="float">
            <text:p>0.9969426</text:p>
          </table:table-cell>
          <table:table-cell office:value-type="float" office:value="0.6205564" calcext:value-type="float">
            <text:p>0.6205564</text:p>
          </table:table-cell>
          <table:table-cell office:value-type="float" office:value="375.2942" calcext:value-type="float">
            <text:p>375.2942</text:p>
          </table:table-cell>
          <table:table-cell office:value-type="float" office:value="0" calcext:value-type="float">
            <text:p>0</text:p>
          </table:table-cell>
          <table:table-cell office:value-type="float" office:value="1.502716" calcext:value-type="float">
            <text:p>1.502716</text:p>
          </table:table-cell>
          <table:table-cell office:value-type="float" office:value="-0.1648865" calcext:value-type="float">
            <text:p>-0.1648865</text:p>
          </table:table-cell>
          <table:table-cell office:value-type="float" office:value="0.2937012" calcext:value-type="float">
            <text:p>0.2937012</text:p>
          </table:table-cell>
          <table:table-cell office:value-type="float" office:value="-0.0001525879" calcext:value-type="float">
            <text:p>-0.0001525879</text:p>
          </table:table-cell>
          <table:table-cell office:value-type="float" office:value="0.3471375" calcext:value-type="float">
            <text:p>0.3471375</text:p>
          </table:table-cell>
          <table:table-cell office:value-type="float" office:value="0.1706543" calcext:value-type="float">
            <text:p>0.1706543</text:p>
          </table:table-cell>
          <table:table-cell office:value-type="float" office:value="0.4680481" calcext:value-type="float">
            <text:p>0.4680481</text:p>
          </table:table-cell>
          <table:table-cell office:value-type="float" office:value="0.3618469" calcext:value-type="float">
            <text:p>0.3618469</text:p>
          </table:table-cell>
          <table:table-cell office:value-type="float" office:value="0.5862732" calcext:value-type="float">
            <text:p>0.5862732</text:p>
          </table:table-cell>
          <table:table-cell office:value-type="float" office:value="0.5160217" calcext:value-type="float">
            <text:p>0.5160217</text:p>
          </table:table-cell>
          <table:table-cell office:value-type="float" office:value="0.7530212" calcext:value-type="float">
            <text:p>0.7530212</text:p>
          </table:table-cell>
          <table:table-cell office:value-type="float" office:value="0.7126465" calcext:value-type="float">
            <text:p>0.7126465</text:p>
          </table:table-cell>
          <table:table-cell office:value-type="float" office:value="0.9653931" calcext:value-type="float">
            <text:p>0.9653931</text:p>
          </table:table-cell>
          <table:table-cell office:value-type="float" office:value="0.9381409" calcext:value-type="float">
            <text:p>0.9381409</text:p>
          </table:table-cell>
          <table:table-cell office:value-type="float" office:value="1.330841" calcext:value-type="float">
            <text:p>1.330841</text:p>
          </table:table-cell>
          <table:table-cell office:value-type="float" office:value="1.322754" calcext:value-type="float">
            <text:p>1.322754</text:p>
          </table:table-cell>
          <table:table-cell office:value-type="float" office:value="2.040161" calcext:value-type="float">
            <text:p>2.040161</text:p>
          </table:table-cell>
          <table:table-cell office:value-type="float" office:value="2.022827" calcext:value-type="float">
            <text:p>2.022827</text:p>
          </table:table-cell>
          <table:table-cell office:value-type="float" office:value="2.925232" calcext:value-type="float">
            <text:p>2.925232</text:p>
          </table:table-cell>
          <table:table-cell office:value-type="float" office:value="2.903381" calcext:value-type="float">
            <text:p>2.903381</text:p>
          </table:table-cell>
          <table:table-cell office:value-type="float" office:value="3.695526" calcext:value-type="float">
            <text:p>3.695526</text:p>
          </table:table-cell>
          <table:table-cell office:value-type="float" office:value="3.669342" calcext:value-type="float">
            <text:p>3.669342</text:p>
          </table:table-cell>
          <table:table-cell office:value-type="float" office:value="4.400696" calcext:value-type="float">
            <text:p>4.400696</text:p>
          </table:table-cell>
          <table:table-cell office:value-type="float" office:value="4.370056" calcext:value-type="float">
            <text:p>4.370056</text:p>
          </table:table-cell>
          <table:table-cell office:value-type="float" office:value="5.072021" calcext:value-type="float">
            <text:p>5.072021</text:p>
          </table:table-cell>
          <table:table-cell office:value-type="float" office:value="5.037659" calcext:value-type="float">
            <text:p>5.037659</text:p>
          </table:table-cell>
          <table:table-cell office:value-type="float" office:value="5.562714" calcext:value-type="float">
            <text:p>5.562714</text:p>
          </table:table-cell>
          <table:table-cell office:value-type="float" office:value="5.528595" calcext:value-type="float">
            <text:p>5.528595</text:p>
          </table:table-cell>
          <table:table-cell office:value-type="float" office:value="3.683624" calcext:value-type="float">
            <text:p>3.683624</text:p>
          </table:table-cell>
          <table:table-cell office:value-type="float" office:value="-0.3496399" calcext:value-type="float">
            <text:p>-0.34963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18.96271" calcext:value-type="float">
            <text:p>18.96271</text:p>
          </table:table-cell>
          <table:table-cell office:value-type="float" office:value="4.650657" calcext:value-type="float">
            <text:p>4.650657</text:p>
          </table:table-cell>
          <table:table-cell office:value-type="float" office:value="0.138269" calcext:value-type="float">
            <text:p>0.138269</text:p>
          </table:table-cell>
          <table:table-cell office:value-type="float" office:value="0.7072372" calcext:value-type="float">
            <text:p>0.7072372</text:p>
          </table:table-cell>
          <table:table-cell office:value-type="float" office:value="0.5444653" calcext:value-type="float">
            <text:p>0.5444653</text:p>
          </table:table-cell>
          <table:table-cell office:value-type="float" office:value="374.9644" calcext:value-type="float">
            <text:p>374.9644</text:p>
          </table:table-cell>
          <table:table-cell office:value-type="float" office:value="0" calcext:value-type="float">
            <text:p>0</text:p>
          </table:table-cell>
          <table:table-cell office:value-type="float" office:value="14.70282" calcext:value-type="float">
            <text:p>14.70282</text:p>
          </table:table-cell>
          <table:table-cell office:value-type="float" office:value="-0.458313" calcext:value-type="float">
            <text:p>-0.458313</text:p>
          </table:table-cell>
          <table:table-cell office:value-type="float" office:value="10.05795" calcext:value-type="float">
            <text:p>10.05795</text:p>
          </table:table-cell>
          <table:table-cell office:value-type="float" office:value="-0.05316162" calcext:value-type="float">
            <text:p>-0.05316162</text:p>
          </table:table-cell>
          <table:table-cell office:value-type="float" office:value="7.041107" calcext:value-type="float">
            <text:p>7.041107</text:p>
          </table:table-cell>
          <table:table-cell office:value-type="float" office:value="0.1467285" calcext:value-type="float">
            <text:p>0.1467285</text:p>
          </table:table-cell>
          <table:table-cell office:value-type="float" office:value="4.861633" calcext:value-type="float">
            <text:p>4.861633</text:p>
          </table:table-cell>
          <table:table-cell office:value-type="float" office:value="0.3583679" calcext:value-type="float">
            <text:p>0.3583679</text:p>
          </table:table-cell>
          <table:table-cell office:value-type="float" office:value="3.68631" calcext:value-type="float">
            <text:p>3.68631</text:p>
          </table:table-cell>
          <table:table-cell office:value-type="float" office:value="0.5212097" calcext:value-type="float">
            <text:p>0.5212097</text:p>
          </table:table-cell>
          <table:table-cell office:value-type="float" office:value="2.705444" calcext:value-type="float">
            <text:p>2.705444</text:p>
          </table:table-cell>
          <table:table-cell office:value-type="float" office:value="0.7264404" calcext:value-type="float">
            <text:p>0.7264404</text:p>
          </table:table-cell>
          <table:table-cell office:value-type="float" office:value="2.174774" calcext:value-type="float">
            <text:p>2.174774</text:p>
          </table:table-cell>
          <table:table-cell office:value-type="float" office:value="0.9542236" calcext:value-type="float">
            <text:p>0.9542236</text:p>
          </table:table-cell>
          <table:table-cell office:value-type="float" office:value="1.576599" calcext:value-type="float">
            <text:p>1.576599</text:p>
          </table:table-cell>
          <table:table-cell office:value-type="float" office:value="1.325012" calcext:value-type="float">
            <text:p>1.325012</text:p>
          </table:table-cell>
          <table:table-cell office:value-type="float" office:value="2.02536" calcext:value-type="float">
            <text:p>2.02536</text:p>
          </table:table-cell>
          <table:table-cell office:value-type="float" office:value="2.013367" calcext:value-type="float">
            <text:p>2.013367</text:p>
          </table:table-cell>
          <table:table-cell office:value-type="float" office:value="2.903107" calcext:value-type="float">
            <text:p>2.903107</text:p>
          </table:table-cell>
          <table:table-cell office:value-type="float" office:value="2.881409" calcext:value-type="float">
            <text:p>2.881409</text:p>
          </table:table-cell>
          <table:table-cell office:value-type="float" office:value="3.669098" calcext:value-type="float">
            <text:p>3.669098</text:p>
          </table:table-cell>
          <table:table-cell office:value-type="float" office:value="3.642609" calcext:value-type="float">
            <text:p>3.642609</text:p>
          </table:table-cell>
          <table:table-cell office:value-type="float" office:value="4.369781" calcext:value-type="float">
            <text:p>4.369781</text:p>
          </table:table-cell>
          <table:table-cell office:value-type="float" office:value="4.338684" calcext:value-type="float">
            <text:p>4.338684</text:p>
          </table:table-cell>
          <table:table-cell office:value-type="float" office:value="5.037323" calcext:value-type="float">
            <text:p>5.037323</text:p>
          </table:table-cell>
          <table:table-cell office:value-type="float" office:value="5.004517" calcext:value-type="float">
            <text:p>5.004517</text:p>
          </table:table-cell>
          <table:table-cell office:value-type="float" office:value="5.528229" calcext:value-type="float">
            <text:p>5.528229</text:p>
          </table:table-cell>
          <table:table-cell office:value-type="float" office:value="5.495453" calcext:value-type="float">
            <text:p>5.495453</text:p>
          </table:table-cell>
          <table:table-cell office:value-type="float" office:value="18.72302" calcext:value-type="float">
            <text:p>18.72302</text:p>
          </table:table-cell>
          <table:table-cell office:value-type="float" office:value="-1.845978" calcext:value-type="float">
            <text:p>-1.8459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15.14738" calcext:value-type="float">
            <text:p>15.14738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.342038" calcext:value-type="float">
            <text:p>-2.342038</text:p>
          </table:table-cell>
          <table:table-cell office:value-type="float" office:value="0.7383401" calcext:value-type="float">
            <text:p>0.7383401</text:p>
          </table:table-cell>
          <table:table-cell office:value-type="float" office:value="0.454942" calcext:value-type="float">
            <text:p>0.454942</text:p>
          </table:table-cell>
          <table:table-cell office:value-type="float" office:value="371.6527" calcext:value-type="float">
            <text:p>371.6527</text:p>
          </table:table-cell>
          <table:table-cell office:value-type="float" office:value="0" calcext:value-type="float">
            <text:p>0</text:p>
          </table:table-cell>
          <table:table-cell office:value-type="float" office:value="17.99054" calcext:value-type="float">
            <text:p>17.99054</text:p>
          </table:table-cell>
          <table:table-cell office:value-type="float" office:value="-1.138702" calcext:value-type="float">
            <text:p>-1.138702</text:p>
          </table:table-cell>
          <table:table-cell office:value-type="float" office:value="12.48111" calcext:value-type="float">
            <text:p>12.48111</text:p>
          </table:table-cell>
          <table:table-cell office:value-type="float" office:value="-0.04016113" calcext:value-type="float">
            <text:p>-0.04016113</text:p>
          </table:table-cell>
          <table:table-cell office:value-type="float" office:value="8.83847" calcext:value-type="float">
            <text:p>8.83847</text:p>
          </table:table-cell>
          <table:table-cell office:value-type="float" office:value="0.7564392" calcext:value-type="float">
            <text:p>0.7564392</text:p>
          </table:table-cell>
          <table:table-cell office:value-type="float" office:value="6.339752" calcext:value-type="float">
            <text:p>6.339752</text:p>
          </table:table-cell>
          <table:table-cell office:value-type="float" office:value="1.365936" calcext:value-type="float">
            <text:p>1.365936</text:p>
          </table:table-cell>
          <table:table-cell office:value-type="float" office:value="4.988525" calcext:value-type="float">
            <text:p>4.988525</text:p>
          </table:table-cell>
          <table:table-cell office:value-type="float" office:value="1.667419" calcext:value-type="float">
            <text:p>1.667419</text:p>
          </table:table-cell>
          <table:table-cell office:value-type="float" office:value="3.803986" calcext:value-type="float">
            <text:p>3.803986</text:p>
          </table:table-cell>
          <table:table-cell office:value-type="float" office:value="1.909637" calcext:value-type="float">
            <text:p>1.909637</text:p>
          </table:table-cell>
          <table:table-cell office:value-type="float" office:value="3.102692" calcext:value-type="float">
            <text:p>3.102692</text:p>
          </table:table-cell>
          <table:table-cell office:value-type="float" office:value="1.933441" calcext:value-type="float">
            <text:p>1.933441</text:p>
          </table:table-cell>
          <table:table-cell office:value-type="float" office:value="2.19812" calcext:value-type="float">
            <text:p>2.19812</text:p>
          </table:table-cell>
          <table:table-cell office:value-type="float" office:value="1.586487" calcext:value-type="float">
            <text:p>1.586487</text:p>
          </table:table-cell>
          <table:table-cell office:value-type="float" office:value="2.193512" calcext:value-type="float">
            <text:p>2.193512</text:p>
          </table:table-cell>
          <table:table-cell office:value-type="float" office:value="2.026337" calcext:value-type="float">
            <text:p>2.026337</text:p>
          </table:table-cell>
          <table:table-cell office:value-type="float" office:value="2.883789" calcext:value-type="float">
            <text:p>2.883789</text:p>
          </table:table-cell>
          <table:table-cell office:value-type="float" office:value="2.877533" calcext:value-type="float">
            <text:p>2.877533</text:p>
          </table:table-cell>
          <table:table-cell office:value-type="float" office:value="3.642334" calcext:value-type="float">
            <text:p>3.642334</text:p>
          </table:table-cell>
          <table:table-cell office:value-type="float" office:value="3.619171" calcext:value-type="float">
            <text:p>3.619171</text:p>
          </table:table-cell>
          <table:table-cell office:value-type="float" office:value="4.338379" calcext:value-type="float">
            <text:p>4.338379</text:p>
          </table:table-cell>
          <table:table-cell office:value-type="float" office:value="4.308868" calcext:value-type="float">
            <text:p>4.308868</text:p>
          </table:table-cell>
          <table:table-cell office:value-type="float" office:value="5.004181" calcext:value-type="float">
            <text:p>5.004181</text:p>
          </table:table-cell>
          <table:table-cell office:value-type="float" office:value="4.972321" calcext:value-type="float">
            <text:p>4.972321</text:p>
          </table:table-cell>
          <table:table-cell office:value-type="float" office:value="5.495087" calcext:value-type="float">
            <text:p>5.495087</text:p>
          </table:table-cell>
          <table:table-cell office:value-type="float" office:value="5.463531" calcext:value-type="float">
            <text:p>5.463531</text:p>
          </table:table-cell>
          <table:table-cell office:value-type="float" office:value="21.71686" calcext:value-type="float">
            <text:p>21.71686</text:p>
          </table:table-cell>
          <table:table-cell office:value-type="float" office:value="-3.191406" calcext:value-type="float">
            <text:p>-3.191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19.38219" calcext:value-type="float">
            <text:p>19.38219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5.51979" calcext:value-type="float">
            <text:p>-5.51979</text:p>
          </table:table-cell>
          <table:table-cell office:value-type="float" office:value="0.7966344" calcext:value-type="float">
            <text:p>0.7966344</text:p>
          </table:table-cell>
          <table:table-cell office:value-type="float" office:value="0.3596604" calcext:value-type="float">
            <text:p>0.3596604</text:p>
          </table:table-cell>
          <table:table-cell office:value-type="float" office:value="372.3772" calcext:value-type="float">
            <text:p>372.3772</text:p>
          </table:table-cell>
          <table:table-cell office:value-type="float" office:value="0" calcext:value-type="float">
            <text:p>0</text:p>
          </table:table-cell>
          <table:table-cell office:value-type="float" office:value="22.71484" calcext:value-type="float">
            <text:p>22.71484</text:p>
          </table:table-cell>
          <table:table-cell office:value-type="float" office:value="-1.856781" calcext:value-type="float">
            <text:p>-1.856781</text:p>
          </table:table-cell>
          <table:table-cell office:value-type="float" office:value="15.5813" calcext:value-type="float">
            <text:p>15.5813</text:p>
          </table:table-cell>
          <table:table-cell office:value-type="float" office:value="-0.1209412" calcext:value-type="float">
            <text:p>-0.1209412</text:p>
          </table:table-cell>
          <table:table-cell office:value-type="float" office:value="11.1098" calcext:value-type="float">
            <text:p>11.1098</text:p>
          </table:table-cell>
          <table:table-cell office:value-type="float" office:value="0.9378967" calcext:value-type="float">
            <text:p>0.9378967</text:p>
          </table:table-cell>
          <table:table-cell office:value-type="float" office:value="8.02774" calcext:value-type="float">
            <text:p>8.02774</text:p>
          </table:table-cell>
          <table:table-cell office:value-type="float" office:value="1.749969" calcext:value-type="float">
            <text:p>1.749969</text:p>
          </table:table-cell>
          <table:table-cell office:value-type="float" office:value="6.342926" calcext:value-type="float">
            <text:p>6.342926</text:p>
          </table:table-cell>
          <table:table-cell office:value-type="float" office:value="2.186493" calcext:value-type="float">
            <text:p>2.186493</text:p>
          </table:table-cell>
          <table:table-cell office:value-type="float" office:value="4.861053" calcext:value-type="float">
            <text:p>4.861053</text:p>
          </table:table-cell>
          <table:table-cell office:value-type="float" office:value="2.541412" calcext:value-type="float">
            <text:p>2.541412</text:p>
          </table:table-cell>
          <table:table-cell office:value-type="float" office:value="3.961975" calcext:value-type="float">
            <text:p>3.961975</text:p>
          </table:table-cell>
          <table:table-cell office:value-type="float" office:value="2.573059" calcext:value-type="float">
            <text:p>2.573059</text:p>
          </table:table-cell>
          <table:table-cell office:value-type="float" office:value="2.783142" calcext:value-type="float">
            <text:p>2.783142</text:p>
          </table:table-cell>
          <table:table-cell office:value-type="float" office:value="2.20874" calcext:value-type="float">
            <text:p>2.20874</text:p>
          </table:table-cell>
          <table:table-cell office:value-type="float" office:value="2.461853" calcext:value-type="float">
            <text:p>2.461853</text:p>
          </table:table-cell>
          <table:table-cell office:value-type="float" office:value="2.196045" calcext:value-type="float">
            <text:p>2.196045</text:p>
          </table:table-cell>
          <table:table-cell office:value-type="float" office:value="2.931885" calcext:value-type="float">
            <text:p>2.931885</text:p>
          </table:table-cell>
          <table:table-cell office:value-type="float" office:value="2.884064" calcext:value-type="float">
            <text:p>2.884064</text:p>
          </table:table-cell>
          <table:table-cell office:value-type="float" office:value="3.618988" calcext:value-type="float">
            <text:p>3.618988</text:p>
          </table:table-cell>
          <table:table-cell office:value-type="float" office:value="3.608948" calcext:value-type="float">
            <text:p>3.608948</text:p>
          </table:table-cell>
          <table:table-cell office:value-type="float" office:value="4.308533" calcext:value-type="float">
            <text:p>4.308533</text:p>
          </table:table-cell>
          <table:table-cell office:value-type="float" office:value="4.281006" calcext:value-type="float">
            <text:p>4.281006</text:p>
          </table:table-cell>
          <table:table-cell office:value-type="float" office:value="4.971985" calcext:value-type="float">
            <text:p>4.971985</text:p>
          </table:table-cell>
          <table:table-cell office:value-type="float" office:value="4.940765" calcext:value-type="float">
            <text:p>4.940765</text:p>
          </table:table-cell>
          <table:table-cell office:value-type="float" office:value="5.463226" calcext:value-type="float">
            <text:p>5.463226</text:p>
          </table:table-cell>
          <table:table-cell office:value-type="float" office:value="5.432709" calcext:value-type="float">
            <text:p>5.432709</text:p>
          </table:table-cell>
          <table:table-cell office:value-type="float" office:value="26.62265" calcext:value-type="float">
            <text:p>26.62265</text:p>
          </table:table-cell>
          <table:table-cell office:value-type="float" office:value="-4.885132" calcext:value-type="float">
            <text:p>-4.885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19.66092" calcext:value-type="float">
            <text:p>19.66092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4.024516" calcext:value-type="float">
            <text:p>-4.024516</text:p>
          </table:table-cell>
          <table:table-cell office:value-type="float" office:value="0.8110646" calcext:value-type="float">
            <text:p>0.8110646</text:p>
          </table:table-cell>
          <table:table-cell office:value-type="float" office:value="0.401993" calcext:value-type="float">
            <text:p>0.401993</text:p>
          </table:table-cell>
          <table:table-cell office:value-type="float" office:value="374.6137" calcext:value-type="float">
            <text:p>374.6137</text:p>
          </table:table-cell>
          <table:table-cell office:value-type="float" office:value="0" calcext:value-type="float">
            <text:p>0</text:p>
          </table:table-cell>
          <table:table-cell office:value-type="float" office:value="23.68546" calcext:value-type="float">
            <text:p>23.68546</text:p>
          </table:table-cell>
          <table:table-cell office:value-type="float" office:value="-1.442291" calcext:value-type="float">
            <text:p>-1.442291</text:p>
          </table:table-cell>
          <table:table-cell office:value-type="float" office:value="16.54422" calcext:value-type="float">
            <text:p>16.54422</text:p>
          </table:table-cell>
          <table:table-cell office:value-type="float" office:value="0.1481323" calcext:value-type="float">
            <text:p>0.1481323</text:p>
          </table:table-cell>
          <table:table-cell office:value-type="float" office:value="12.0639" calcext:value-type="float">
            <text:p>12.0639</text:p>
          </table:table-cell>
          <table:table-cell office:value-type="float" office:value="1.50528" calcext:value-type="float">
            <text:p>1.50528</text:p>
          </table:table-cell>
          <table:table-cell office:value-type="float" office:value="8.951324" calcext:value-type="float">
            <text:p>8.951324</text:p>
          </table:table-cell>
          <table:table-cell office:value-type="float" office:value="2.501282" calcext:value-type="float">
            <text:p>2.501282</text:p>
          </table:table-cell>
          <table:table-cell office:value-type="float" office:value="7.219177" calcext:value-type="float">
            <text:p>7.219177</text:p>
          </table:table-cell>
          <table:table-cell office:value-type="float" office:value="2.988678" calcext:value-type="float">
            <text:p>2.988678</text:p>
          </table:table-cell>
          <table:table-cell office:value-type="float" office:value="5.667938" calcext:value-type="float">
            <text:p>5.667938</text:p>
          </table:table-cell>
          <table:table-cell office:value-type="float" office:value="3.357971" calcext:value-type="float">
            <text:p>3.357971</text:p>
          </table:table-cell>
          <table:table-cell office:value-type="float" office:value="4.697083" calcext:value-type="float">
            <text:p>4.697083</text:p>
          </table:table-cell>
          <table:table-cell office:value-type="float" office:value="3.322235" calcext:value-type="float">
            <text:p>3.322235</text:p>
          </table:table-cell>
          <table:table-cell office:value-type="float" office:value="3.385925" calcext:value-type="float">
            <text:p>3.385925</text:p>
          </table:table-cell>
          <table:table-cell office:value-type="float" office:value="2.794922" calcext:value-type="float">
            <text:p>2.794922</text:p>
          </table:table-cell>
          <table:table-cell office:value-type="float" office:value="2.790253" calcext:value-type="float">
            <text:p>2.790253</text:p>
          </table:table-cell>
          <table:table-cell office:value-type="float" office:value="2.465179" calcext:value-type="float">
            <text:p>2.465179</text:p>
          </table:table-cell>
          <table:table-cell office:value-type="float" office:value="3.025391" calcext:value-type="float">
            <text:p>3.025391</text:p>
          </table:table-cell>
          <table:table-cell office:value-type="float" office:value="2.932617" calcext:value-type="float">
            <text:p>2.932617</text:p>
          </table:table-cell>
          <table:table-cell office:value-type="float" office:value="3.618988" calcext:value-type="float">
            <text:p>3.618988</text:p>
          </table:table-cell>
          <table:table-cell office:value-type="float" office:value="3.608917" calcext:value-type="float">
            <text:p>3.608917</text:p>
          </table:table-cell>
          <table:table-cell office:value-type="float" office:value="4.280762" calcext:value-type="float">
            <text:p>4.280762</text:p>
          </table:table-cell>
          <table:table-cell office:value-type="float" office:value="4.258881" calcext:value-type="float">
            <text:p>4.258881</text:p>
          </table:table-cell>
          <table:table-cell office:value-type="float" office:value="4.94046" calcext:value-type="float">
            <text:p>4.94046</text:p>
          </table:table-cell>
          <table:table-cell office:value-type="float" office:value="4.910767" calcext:value-type="float">
            <text:p>4.910767</text:p>
          </table:table-cell>
          <table:table-cell office:value-type="float" office:value="5.432434" calcext:value-type="float">
            <text:p>5.432434</text:p>
          </table:table-cell>
          <table:table-cell office:value-type="float" office:value="5.402679" calcext:value-type="float">
            <text:p>5.402679</text:p>
          </table:table-cell>
          <table:table-cell office:value-type="float" office:value="27.25549" calcext:value-type="float">
            <text:p>27.25549</text:p>
          </table:table-cell>
          <table:table-cell office:value-type="float" office:value="-4.188232" calcext:value-type="float">
            <text:p>-4.1882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18.87656" calcext:value-type="float">
            <text:p>18.87656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2.040083" calcext:value-type="float">
            <text:p>-2.040083</text:p>
          </table:table-cell>
          <table:table-cell office:value-type="float" office:value="0.7794949" calcext:value-type="float">
            <text:p>0.7794949</text:p>
          </table:table-cell>
          <table:table-cell office:value-type="float" office:value="0.4650827" calcext:value-type="float">
            <text:p>0.4650827</text:p>
          </table:table-cell>
          <table:table-cell office:value-type="float" office:value="366.4927" calcext:value-type="float">
            <text:p>366.4927</text:p>
          </table:table-cell>
          <table:table-cell office:value-type="float" office:value="0" calcext:value-type="float">
            <text:p>0</text:p>
          </table:table-cell>
          <table:table-cell office:value-type="float" office:value="22.81042" calcext:value-type="float">
            <text:p>22.81042</text:p>
          </table:table-cell>
          <table:table-cell office:value-type="float" office:value="-0.8729858" calcext:value-type="float">
            <text:p>-0.8729858</text:p>
          </table:table-cell>
          <table:table-cell office:value-type="float" office:value="16.21378" calcext:value-type="float">
            <text:p>16.21378</text:p>
          </table:table-cell>
          <table:table-cell office:value-type="float" office:value="0.7735901" calcext:value-type="float">
            <text:p>0.7735901</text:p>
          </table:table-cell>
          <table:table-cell office:value-type="float" office:value="12.13998" calcext:value-type="float">
            <text:p>12.13998</text:p>
          </table:table-cell>
          <table:table-cell office:value-type="float" office:value="2.185913" calcext:value-type="float">
            <text:p>2.185913</text:p>
          </table:table-cell>
          <table:table-cell office:value-type="float" office:value="9.263275" calcext:value-type="float">
            <text:p>9.263275</text:p>
          </table:table-cell>
          <table:table-cell office:value-type="float" office:value="3.204346" calcext:value-type="float">
            <text:p>3.204346</text:p>
          </table:table-cell>
          <table:table-cell office:value-type="float" office:value="7.640289" calcext:value-type="float">
            <text:p>7.640289</text:p>
          </table:table-cell>
          <table:table-cell office:value-type="float" office:value="3.703033" calcext:value-type="float">
            <text:p>3.703033</text:p>
          </table:table-cell>
          <table:table-cell office:value-type="float" office:value="6.157196" calcext:value-type="float">
            <text:p>6.157196</text:p>
          </table:table-cell>
          <table:table-cell office:value-type="float" office:value="4.074493" calcext:value-type="float">
            <text:p>4.074493</text:p>
          </table:table-cell>
          <table:table-cell office:value-type="float" office:value="5.216309" calcext:value-type="float">
            <text:p>5.216309</text:p>
          </table:table-cell>
          <table:table-cell office:value-type="float" office:value="3.991913" calcext:value-type="float">
            <text:p>3.991913</text:p>
          </table:table-cell>
          <table:table-cell office:value-type="float" office:value="3.928284" calcext:value-type="float">
            <text:p>3.928284</text:p>
          </table:table-cell>
          <table:table-cell office:value-type="float" office:value="3.397491" calcext:value-type="float">
            <text:p>3.397491</text:p>
          </table:table-cell>
          <table:table-cell office:value-type="float" office:value="3.145264" calcext:value-type="float">
            <text:p>3.145264</text:p>
          </table:table-cell>
          <table:table-cell office:value-type="float" office:value="2.794006" calcext:value-type="float">
            <text:p>2.794006</text:p>
          </table:table-cell>
          <table:table-cell office:value-type="float" office:value="3.158142" calcext:value-type="float">
            <text:p>3.158142</text:p>
          </table:table-cell>
          <table:table-cell office:value-type="float" office:value="3.026581" calcext:value-type="float">
            <text:p>3.026581</text:p>
          </table:table-cell>
          <table:table-cell office:value-type="float" office:value="3.652008" calcext:value-type="float">
            <text:p>3.652008</text:p>
          </table:table-cell>
          <table:table-cell office:value-type="float" office:value="3.619202" calcext:value-type="float">
            <text:p>3.619202</text:p>
          </table:table-cell>
          <table:table-cell office:value-type="float" office:value="4.258698" calcext:value-type="float">
            <text:p>4.258698</text:p>
          </table:table-cell>
          <table:table-cell office:value-type="float" office:value="4.245361" calcext:value-type="float">
            <text:p>4.245361</text:p>
          </table:table-cell>
          <table:table-cell office:value-type="float" office:value="4.910492" calcext:value-type="float">
            <text:p>4.910492</text:p>
          </table:table-cell>
          <table:table-cell office:value-type="float" office:value="4.88327" calcext:value-type="float">
            <text:p>4.88327</text:p>
          </table:table-cell>
          <table:table-cell office:value-type="float" office:value="5.402374" calcext:value-type="float">
            <text:p>5.402374</text:p>
          </table:table-cell>
          <table:table-cell office:value-type="float" office:value="5.372925" calcext:value-type="float">
            <text:p>5.372925</text:p>
          </table:table-cell>
          <table:table-cell office:value-type="float" office:value="26.04477" calcext:value-type="float">
            <text:p>26.04477</text:p>
          </table:table-cell>
          <table:table-cell office:value-type="float" office:value="-3.185822" calcext:value-type="float">
            <text:p>-3.1858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18.87528" calcext:value-type="float">
            <text:p>18.87528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-1.503667" calcext:value-type="float">
            <text:p>-1.503667</text:p>
          </table:table-cell>
          <table:table-cell office:value-type="float" office:value="1.007082" calcext:value-type="float">
            <text:p>1.007082</text:p>
          </table:table-cell>
          <table:table-cell office:value-type="float" office:value="0.4835987" calcext:value-type="float">
            <text:p>0.4835987</text:p>
          </table:table-cell>
          <table:table-cell office:value-type="float" office:value="365.6425" calcext:value-type="float">
            <text:p>365.6425</text:p>
          </table:table-cell>
          <table:table-cell office:value-type="float" office:value="0.1905" calcext:value-type="float">
            <text:p>0.1905</text:p>
          </table:table-cell>
          <table:table-cell office:value-type="float" office:value="26.23459" calcext:value-type="float">
            <text:p>26.23459</text:p>
          </table:table-cell>
          <table:table-cell office:value-type="float" office:value="-0.6563416" calcext:value-type="float">
            <text:p>-0.6563416</text:p>
          </table:table-cell>
          <table:table-cell office:value-type="float" office:value="18.74438" calcext:value-type="float">
            <text:p>18.74438</text:p>
          </table:table-cell>
          <table:table-cell office:value-type="float" office:value="1.14267" calcext:value-type="float">
            <text:p>1.14267</text:p>
          </table:table-cell>
          <table:table-cell office:value-type="float" office:value="14.17825" calcext:value-type="float">
            <text:p>14.17825</text:p>
          </table:table-cell>
          <table:table-cell office:value-type="float" office:value="2.569763" calcext:value-type="float">
            <text:p>2.569763</text:p>
          </table:table-cell>
          <table:table-cell office:value-type="float" office:value="10.8634" calcext:value-type="float">
            <text:p>10.8634</text:p>
          </table:table-cell>
          <table:table-cell office:value-type="float" office:value="3.612579" calcext:value-type="float">
            <text:p>3.612579</text:p>
          </table:table-cell>
          <table:table-cell office:value-type="float" office:value="8.969299" calcext:value-type="float">
            <text:p>8.969299</text:p>
          </table:table-cell>
          <table:table-cell office:value-type="float" office:value="4.141754" calcext:value-type="float">
            <text:p>4.141754</text:p>
          </table:table-cell>
          <table:table-cell office:value-type="float" office:value="7.25882" calcext:value-type="float">
            <text:p>7.25882</text:p>
          </table:table-cell>
          <table:table-cell office:value-type="float" office:value="4.53949" calcext:value-type="float">
            <text:p>4.53949</text:p>
          </table:table-cell>
          <table:table-cell office:value-type="float" office:value="6.076111" calcext:value-type="float">
            <text:p>6.076111</text:p>
          </table:table-cell>
          <table:table-cell office:value-type="float" office:value="4.466339" calcext:value-type="float">
            <text:p>4.466339</text:p>
          </table:table-cell>
          <table:table-cell office:value-type="float" office:value="4.452515" calcext:value-type="float">
            <text:p>4.452515</text:p>
          </table:table-cell>
          <table:table-cell office:value-type="float" office:value="3.938354" calcext:value-type="float">
            <text:p>3.938354</text:p>
          </table:table-cell>
          <table:table-cell office:value-type="float" office:value="3.49353" calcext:value-type="float">
            <text:p>3.49353</text:p>
          </table:table-cell>
          <table:table-cell office:value-type="float" office:value="3.149109" calcext:value-type="float">
            <text:p>3.149109</text:p>
          </table:table-cell>
          <table:table-cell office:value-type="float" office:value="3.318756" calcext:value-type="float">
            <text:p>3.318756</text:p>
          </table:table-cell>
          <table:table-cell office:value-type="float" office:value="3.159668" calcext:value-type="float">
            <text:p>3.159668</text:p>
          </table:table-cell>
          <table:table-cell office:value-type="float" office:value="3.707031" calcext:value-type="float">
            <text:p>3.707031</text:p>
          </table:table-cell>
          <table:table-cell office:value-type="float" office:value="3.652466" calcext:value-type="float">
            <text:p>3.652466</text:p>
          </table:table-cell>
          <table:table-cell office:value-type="float" office:value="4.24527" calcext:value-type="float">
            <text:p>4.24527</text:p>
          </table:table-cell>
          <table:table-cell office:value-type="float" office:value="4.242462" calcext:value-type="float">
            <text:p>4.242462</text:p>
          </table:table-cell>
          <table:table-cell office:value-type="float" office:value="4.882996" calcext:value-type="float">
            <text:p>4.882996</text:p>
          </table:table-cell>
          <table:table-cell office:value-type="float" office:value="4.859528" calcext:value-type="float">
            <text:p>4.859528</text:p>
          </table:table-cell>
          <table:table-cell office:value-type="float" office:value="5.37262" calcext:value-type="float">
            <text:p>5.37262</text:p>
          </table:table-cell>
          <table:table-cell office:value-type="float" office:value="5.345337" calcext:value-type="float">
            <text:p>5.345337</text:p>
          </table:table-cell>
          <table:table-cell office:value-type="float" office:value="29.75916" calcext:value-type="float">
            <text:p>29.75916</text:p>
          </table:table-cell>
          <table:table-cell office:value-type="float" office:value="-2.935883" calcext:value-type="float">
            <text:p>-2.9358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20.76388" calcext:value-type="float">
            <text:p>20.76388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0.036191" calcext:value-type="float">
            <text:p>-0.036191</text:p>
          </table:table-cell>
          <table:table-cell office:value-type="float" office:value="0.8616446" calcext:value-type="float">
            <text:p>0.8616446</text:p>
          </table:table-cell>
          <table:table-cell office:value-type="float" office:value="0.5376859" calcext:value-type="float">
            <text:p>0.5376859</text:p>
          </table:table-cell>
          <table:table-cell office:value-type="float" office:value="371.3067" calcext:value-type="float">
            <text:p>371.3067</text:p>
          </table:table-cell>
          <table:table-cell office:value-type="float" office:value="0.5715" calcext:value-type="float">
            <text:p>0.5715</text:p>
          </table:table-cell>
          <table:table-cell office:value-type="float" office:value="26.11487" calcext:value-type="float">
            <text:p>26.11487</text:p>
          </table:table-cell>
          <table:table-cell office:value-type="float" office:value="0.1491394" calcext:value-type="float">
            <text:p>0.1491394</text:p>
          </table:table-cell>
          <table:table-cell office:value-type="float" office:value="19.04559" calcext:value-type="float">
            <text:p>19.04559</text:p>
          </table:table-cell>
          <table:table-cell office:value-type="float" office:value="2.18335" calcext:value-type="float">
            <text:p>2.18335</text:p>
          </table:table-cell>
          <table:table-cell office:value-type="float" office:value="14.6828" calcext:value-type="float">
            <text:p>14.6828</text:p>
          </table:table-cell>
          <table:table-cell office:value-type="float" office:value="3.854065" calcext:value-type="float">
            <text:p>3.854065</text:p>
          </table:table-cell>
          <table:table-cell office:value-type="float" office:value="11.50699" calcext:value-type="float">
            <text:p>11.50699</text:p>
          </table:table-cell>
          <table:table-cell office:value-type="float" office:value="4.950134" calcext:value-type="float">
            <text:p>4.950134</text:p>
          </table:table-cell>
          <table:table-cell office:value-type="float" office:value="9.672333" calcext:value-type="float">
            <text:p>9.672333</text:p>
          </table:table-cell>
          <table:table-cell office:value-type="float" office:value="5.419098" calcext:value-type="float">
            <text:p>5.419098</text:p>
          </table:table-cell>
          <table:table-cell office:value-type="float" office:value="7.949432" calcext:value-type="float">
            <text:p>7.949432</text:p>
          </table:table-cell>
          <table:table-cell office:value-type="float" office:value="5.693878" calcext:value-type="float">
            <text:p>5.693878</text:p>
          </table:table-cell>
          <table:table-cell office:value-type="float" office:value="6.775787" calcext:value-type="float">
            <text:p>6.775787</text:p>
          </table:table-cell>
          <table:table-cell office:value-type="float" office:value="5.42923" calcext:value-type="float">
            <text:p>5.42923</text:p>
          </table:table-cell>
          <table:table-cell office:value-type="float" office:value="5.125244" calcext:value-type="float">
            <text:p>5.125244</text:p>
          </table:table-cell>
          <table:table-cell office:value-type="float" office:value="4.465424" calcext:value-type="float">
            <text:p>4.465424</text:p>
          </table:table-cell>
          <table:table-cell office:value-type="float" office:value="3.893097" calcext:value-type="float">
            <text:p>3.893097</text:p>
          </table:table-cell>
          <table:table-cell office:value-type="float" office:value="3.497467" calcext:value-type="float">
            <text:p>3.497467</text:p>
          </table:table-cell>
          <table:table-cell office:value-type="float" office:value="3.504395" calcext:value-type="float">
            <text:p>3.504395</text:p>
          </table:table-cell>
          <table:table-cell office:value-type="float" office:value="3.320526" calcext:value-type="float">
            <text:p>3.320526</text:p>
          </table:table-cell>
          <table:table-cell office:value-type="float" office:value="3.782043" calcext:value-type="float">
            <text:p>3.782043</text:p>
          </table:table-cell>
          <table:table-cell office:value-type="float" office:value="3.707703" calcext:value-type="float">
            <text:p>3.707703</text:p>
          </table:table-cell>
          <table:table-cell office:value-type="float" office:value="4.252441" calcext:value-type="float">
            <text:p>4.252441</text:p>
          </table:table-cell>
          <table:table-cell office:value-type="float" office:value="4.243042" calcext:value-type="float">
            <text:p>4.243042</text:p>
          </table:table-cell>
          <table:table-cell office:value-type="float" office:value="4.859253" calcext:value-type="float">
            <text:p>4.859253</text:p>
          </table:table-cell>
          <table:table-cell office:value-type="float" office:value="4.840729" calcext:value-type="float">
            <text:p>4.840729</text:p>
          </table:table-cell>
          <table:table-cell office:value-type="float" office:value="5.345062" calcext:value-type="float">
            <text:p>5.345062</text:p>
          </table:table-cell>
          <table:table-cell office:value-type="float" office:value="5.319946" calcext:value-type="float">
            <text:p>5.319946</text:p>
          </table:table-cell>
          <table:table-cell office:value-type="float" office:value="29.09335" calcext:value-type="float">
            <text:p>29.09335</text:p>
          </table:table-cell>
          <table:table-cell office:value-type="float" office:value="-1.860626" calcext:value-type="float">
            <text:p>-1.8606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18.21411" calcext:value-type="float">
            <text:p>18.21411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2.476318" calcext:value-type="float">
            <text:p>2.476318</text:p>
          </table:table-cell>
          <table:table-cell office:value-type="float" office:value="1.022737" calcext:value-type="float">
            <text:p>1.022737</text:p>
          </table:table-cell>
          <table:table-cell office:value-type="float" office:value="0.6229512" calcext:value-type="float">
            <text:p>0.6229512</text:p>
          </table:table-cell>
          <table:table-cell office:value-type="float" office:value="368.6633" calcext:value-type="float">
            <text:p>368.6633</text:p>
          </table:table-cell>
          <table:table-cell office:value-type="float" office:value="0" calcext:value-type="float">
            <text:p>0</text:p>
          </table:table-cell>
          <table:table-cell office:value-type="float" office:value="26.26425" calcext:value-type="float">
            <text:p>26.26425</text:p>
          </table:table-cell>
          <table:table-cell office:value-type="float" office:value="1.66452" calcext:value-type="float">
            <text:p>1.66452</text:p>
          </table:table-cell>
          <table:table-cell office:value-type="float" office:value="19.39639" calcext:value-type="float">
            <text:p>19.39639</text:p>
          </table:table-cell>
          <table:table-cell office:value-type="float" office:value="3.468079" calcext:value-type="float">
            <text:p>3.468079</text:p>
          </table:table-cell>
          <table:table-cell office:value-type="float" office:value="15.24118" calcext:value-type="float">
            <text:p>15.24118</text:p>
          </table:table-cell>
          <table:table-cell office:value-type="float" office:value="4.811127" calcext:value-type="float">
            <text:p>4.811127</text:p>
          </table:table-cell>
          <table:table-cell office:value-type="float" office:value="12.1618" calcext:value-type="float">
            <text:p>12.1618</text:p>
          </table:table-cell>
          <table:table-cell office:value-type="float" office:value="5.732635" calcext:value-type="float">
            <text:p>5.732635</text:p>
          </table:table-cell>
          <table:table-cell office:value-type="float" office:value="10.35471" calcext:value-type="float">
            <text:p>10.35471</text:p>
          </table:table-cell>
          <table:table-cell office:value-type="float" office:value="6.122955" calcext:value-type="float">
            <text:p>6.122955</text:p>
          </table:table-cell>
          <table:table-cell office:value-type="float" office:value="8.659424" calcext:value-type="float">
            <text:p>8.659424</text:p>
          </table:table-cell>
          <table:table-cell office:value-type="float" office:value="6.32962" calcext:value-type="float">
            <text:p>6.32962</text:p>
          </table:table-cell>
          <table:table-cell office:value-type="float" office:value="7.436646" calcext:value-type="float">
            <text:p>7.436646</text:p>
          </table:table-cell>
          <table:table-cell office:value-type="float" office:value="6.042633" calcext:value-type="float">
            <text:p>6.042633</text:p>
          </table:table-cell>
          <table:table-cell office:value-type="float" office:value="5.692566" calcext:value-type="float">
            <text:p>5.692566</text:p>
          </table:table-cell>
          <table:table-cell office:value-type="float" office:value="5.136688" calcext:value-type="float">
            <text:p>5.136688</text:p>
          </table:table-cell>
          <table:table-cell office:value-type="float" office:value="4.305725" calcext:value-type="float">
            <text:p>4.305725</text:p>
          </table:table-cell>
          <table:table-cell office:value-type="float" office:value="3.897522" calcext:value-type="float">
            <text:p>3.897522</text:p>
          </table:table-cell>
          <table:table-cell office:value-type="float" office:value="3.716766" calcext:value-type="float">
            <text:p>3.716766</text:p>
          </table:table-cell>
          <table:table-cell office:value-type="float" office:value="3.50647" calcext:value-type="float">
            <text:p>3.50647</text:p>
          </table:table-cell>
          <table:table-cell office:value-type="float" office:value="3.876709" calcext:value-type="float">
            <text:p>3.876709</text:p>
          </table:table-cell>
          <table:table-cell office:value-type="float" office:value="3.782928" calcext:value-type="float">
            <text:p>3.782928</text:p>
          </table:table-cell>
          <table:table-cell office:value-type="float" office:value="4.274048" calcext:value-type="float">
            <text:p>4.274048</text:p>
          </table:table-cell>
          <table:table-cell office:value-type="float" office:value="4.252594" calcext:value-type="float">
            <text:p>4.252594</text:p>
          </table:table-cell>
          <table:table-cell office:value-type="float" office:value="4.840576" calcext:value-type="float">
            <text:p>4.840576</text:p>
          </table:table-cell>
          <table:table-cell office:value-type="float" office:value="4.827881" calcext:value-type="float">
            <text:p>4.827881</text:p>
          </table:table-cell>
          <table:table-cell office:value-type="float" office:value="5.319672" calcext:value-type="float">
            <text:p>5.319672</text:p>
          </table:table-cell>
          <table:table-cell office:value-type="float" office:value="5.296844" calcext:value-type="float">
            <text:p>5.296844</text:p>
          </table:table-cell>
          <table:table-cell office:value-type="float" office:value="29.20096" calcext:value-type="float">
            <text:p>29.20096</text:p>
          </table:table-cell>
          <table:table-cell office:value-type="float" office:value="-0.4496155" calcext:value-type="float">
            <text:p>-0.44961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20.49502" calcext:value-type="float">
            <text:p>20.49502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2.033645" calcext:value-type="float">
            <text:p>-2.033645</text:p>
          </table:table-cell>
          <table:table-cell office:value-type="float" office:value="0.6570926" calcext:value-type="float">
            <text:p>0.6570926</text:p>
          </table:table-cell>
          <table:table-cell office:value-type="float" office:value="0.458697" calcext:value-type="float">
            <text:p>0.458697</text:p>
          </table:table-cell>
          <table:table-cell office:value-type="float" office:value="370.1849" calcext:value-type="float">
            <text:p>370.1849</text:p>
          </table:table-cell>
          <table:table-cell office:value-type="float" office:value="0" calcext:value-type="float">
            <text:p>0</text:p>
          </table:table-cell>
          <table:table-cell office:value-type="float" office:value="23.08737" calcext:value-type="float">
            <text:p>23.08737</text:p>
          </table:table-cell>
          <table:table-cell office:value-type="float" office:value="-0.01574707" calcext:value-type="float">
            <text:p>-0.01574707</text:p>
          </table:table-cell>
          <table:table-cell office:value-type="float" office:value="16.34808" calcext:value-type="float">
            <text:p>16.34808</text:p>
          </table:table-cell>
          <table:table-cell office:value-type="float" office:value="3.313843" calcext:value-type="float">
            <text:p>3.313843</text:p>
          </table:table-cell>
          <table:table-cell office:value-type="float" office:value="13.2688" calcext:value-type="float">
            <text:p>13.2688</text:p>
          </table:table-cell>
          <table:table-cell office:value-type="float" office:value="5.059174" calcext:value-type="float">
            <text:p>5.059174</text:p>
          </table:table-cell>
          <table:table-cell office:value-type="float" office:value="10.9826" calcext:value-type="float">
            <text:p>10.9826</text:p>
          </table:table-cell>
          <table:table-cell office:value-type="float" office:value="6.194611" calcext:value-type="float">
            <text:p>6.194611</text:p>
          </table:table-cell>
          <table:table-cell office:value-type="float" office:value="9.63974" calcext:value-type="float">
            <text:p>9.63974</text:p>
          </table:table-cell>
          <table:table-cell office:value-type="float" office:value="6.66925" calcext:value-type="float">
            <text:p>6.66925</text:p>
          </table:table-cell>
          <table:table-cell office:value-type="float" office:value="8.58255" calcext:value-type="float">
            <text:p>8.58255</text:p>
          </table:table-cell>
          <table:table-cell office:value-type="float" office:value="6.926666" calcext:value-type="float">
            <text:p>6.926666</text:p>
          </table:table-cell>
          <table:table-cell office:value-type="float" office:value="7.455505" calcext:value-type="float">
            <text:p>7.455505</text:p>
          </table:table-cell>
          <table:table-cell office:value-type="float" office:value="6.636047" calcext:value-type="float">
            <text:p>6.636047</text:p>
          </table:table-cell>
          <table:table-cell office:value-type="float" office:value="6.112762" calcext:value-type="float">
            <text:p>6.112762</text:p>
          </table:table-cell>
          <table:table-cell office:value-type="float" office:value="5.704132" calcext:value-type="float">
            <text:p>5.704132</text:p>
          </table:table-cell>
          <table:table-cell office:value-type="float" office:value="4.712524" calcext:value-type="float">
            <text:p>4.712524</text:p>
          </table:table-cell>
          <table:table-cell office:value-type="float" office:value="4.310181" calcext:value-type="float">
            <text:p>4.310181</text:p>
          </table:table-cell>
          <table:table-cell office:value-type="float" office:value="3.948669" calcext:value-type="float">
            <text:p>3.948669</text:p>
          </table:table-cell>
          <table:table-cell office:value-type="float" office:value="3.719055" calcext:value-type="float">
            <text:p>3.719055</text:p>
          </table:table-cell>
          <table:table-cell office:value-type="float" office:value="3.990112" calcext:value-type="float">
            <text:p>3.990112</text:p>
          </table:table-cell>
          <table:table-cell office:value-type="float" office:value="3.877777" calcext:value-type="float">
            <text:p>3.877777</text:p>
          </table:table-cell>
          <table:table-cell office:value-type="float" office:value="4.30838" calcext:value-type="float">
            <text:p>4.30838</text:p>
          </table:table-cell>
          <table:table-cell office:value-type="float" office:value="4.274353" calcext:value-type="float">
            <text:p>4.274353</text:p>
          </table:table-cell>
          <table:table-cell office:value-type="float" office:value="4.827789" calcext:value-type="float">
            <text:p>4.827789</text:p>
          </table:table-cell>
          <table:table-cell office:value-type="float" office:value="4.821442" calcext:value-type="float">
            <text:p>4.821442</text:p>
          </table:table-cell>
          <table:table-cell office:value-type="float" office:value="5.296631" calcext:value-type="float">
            <text:p>5.296631</text:p>
          </table:table-cell>
          <table:table-cell office:value-type="float" office:value="5.277374" calcext:value-type="float">
            <text:p>5.277374</text:p>
          </table:table-cell>
          <table:table-cell office:value-type="float" office:value="30.95578" calcext:value-type="float">
            <text:p>30.95578</text:p>
          </table:table-cell>
          <table:table-cell office:value-type="float" office:value="-5.243286" calcext:value-type="float">
            <text:p>-5.2432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16.05742" calcext:value-type="float">
            <text:p>16.0574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5.220932" calcext:value-type="float">
            <text:p>-5.220932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677852" calcext:value-type="float">
            <text:p>0.3677852</text:p>
          </table:table-cell>
          <table:table-cell office:value-type="float" office:value="370.5422" calcext:value-type="float">
            <text:p>370.5422</text:p>
          </table:table-cell>
          <table:table-cell office:value-type="float" office:value="0" calcext:value-type="float">
            <text:p>0</text:p>
          </table:table-cell>
          <table:table-cell office:value-type="float" office:value="20.70596" calcext:value-type="float">
            <text:p>20.70596</text:p>
          </table:table-cell>
          <table:table-cell office:value-type="float" office:value="-3.361176" calcext:value-type="float">
            <text:p>-3.361176</text:p>
          </table:table-cell>
          <table:table-cell office:value-type="float" office:value="13.61438" calcext:value-type="float">
            <text:p>13.61438</text:p>
          </table:table-cell>
          <table:table-cell office:value-type="float" office:value="0.5956726" calcext:value-type="float">
            <text:p>0.5956726</text:p>
          </table:table-cell>
          <table:table-cell office:value-type="float" office:value="10.89822" calcext:value-type="float">
            <text:p>10.89822</text:p>
          </table:table-cell>
          <table:table-cell office:value-type="float" office:value="2.842712" calcext:value-type="float">
            <text:p>2.842712</text:p>
          </table:table-cell>
          <table:table-cell office:value-type="float" office:value="9.047211" calcext:value-type="float">
            <text:p>9.047211</text:p>
          </table:table-cell>
          <table:table-cell office:value-type="float" office:value="4.460358" calcext:value-type="float">
            <text:p>4.460358</text:p>
          </table:table-cell>
          <table:table-cell office:value-type="float" office:value="8.11026" calcext:value-type="float">
            <text:p>8.11026</text:p>
          </table:table-cell>
          <table:table-cell office:value-type="float" office:value="5.306641" calcext:value-type="float">
            <text:p>5.306641</text:p>
          </table:table-cell>
          <table:table-cell office:value-type="float" office:value="8.06543" calcext:value-type="float">
            <text:p>8.06543</text:p>
          </table:table-cell>
          <table:table-cell office:value-type="float" office:value="5.975281" calcext:value-type="float">
            <text:p>5.975281</text:p>
          </table:table-cell>
          <table:table-cell office:value-type="float" office:value="7.385132" calcext:value-type="float">
            <text:p>7.385132</text:p>
          </table:table-cell>
          <table:table-cell office:value-type="float" office:value="6.097076" calcext:value-type="float">
            <text:p>6.097076</text:p>
          </table:table-cell>
          <table:table-cell office:value-type="float" office:value="6.189026" calcext:value-type="float">
            <text:p>6.189026</text:p>
          </table:table-cell>
          <table:table-cell office:value-type="float" office:value="5.95459" calcext:value-type="float">
            <text:p>5.95459</text:p>
          </table:table-cell>
          <table:table-cell office:value-type="float" office:value="4.980591" calcext:value-type="float">
            <text:p>4.980591</text:p>
          </table:table-cell>
          <table:table-cell office:value-type="float" office:value="4.716339" calcext:value-type="float">
            <text:p>4.716339</text:p>
          </table:table-cell>
          <table:table-cell office:value-type="float" office:value="4.179169" calcext:value-type="float">
            <text:p>4.179169</text:p>
          </table:table-cell>
          <table:table-cell office:value-type="float" office:value="3.951111" calcext:value-type="float">
            <text:p>3.951111</text:p>
          </table:table-cell>
          <table:table-cell office:value-type="float" office:value="4.117676" calcext:value-type="float">
            <text:p>4.117676</text:p>
          </table:table-cell>
          <table:table-cell office:value-type="float" office:value="3.991425" calcext:value-type="float">
            <text:p>3.991425</text:p>
          </table:table-cell>
          <table:table-cell office:value-type="float" office:value="4.355316" calcext:value-type="float">
            <text:p>4.355316</text:p>
          </table:table-cell>
          <table:table-cell office:value-type="float" office:value="4.308838" calcext:value-type="float">
            <text:p>4.308838</text:p>
          </table:table-cell>
          <table:table-cell office:value-type="float" office:value="4.822174" calcext:value-type="float">
            <text:p>4.822174</text:p>
          </table:table-cell>
          <table:table-cell office:value-type="float" office:value="4.820892" calcext:value-type="float">
            <text:p>4.820892</text:p>
          </table:table-cell>
          <table:table-cell office:value-type="float" office:value="5.277191" calcext:value-type="float">
            <text:p>5.277191</text:p>
          </table:table-cell>
          <table:table-cell office:value-type="float" office:value="5.262451" calcext:value-type="float">
            <text:p>5.262451</text:p>
          </table:table-cell>
          <table:table-cell office:value-type="float" office:value="24.92703" calcext:value-type="float">
            <text:p>24.92703</text:p>
          </table:table-cell>
          <table:table-cell office:value-type="float" office:value="-8.479431" calcext:value-type="float">
            <text:p>-8.4794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17.95809" calcext:value-type="float">
            <text:p>17.95809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7.545921" calcext:value-type="float">
            <text:p>-7.545921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087031" calcext:value-type="float">
            <text:p>0.3087031</text:p>
          </table:table-cell>
          <table:table-cell office:value-type="float" office:value="365.4346" calcext:value-type="float">
            <text:p>365.4346</text:p>
          </table:table-cell>
          <table:table-cell office:value-type="float" office:value="0" calcext:value-type="float">
            <text:p>0</text:p>
          </table:table-cell>
          <table:table-cell office:value-type="float" office:value="22.36258" calcext:value-type="float">
            <text:p>22.36258</text:p>
          </table:table-cell>
          <table:table-cell office:value-type="float" office:value="-5.235931" calcext:value-type="float">
            <text:p>-5.235931</text:p>
          </table:table-cell>
          <table:table-cell office:value-type="float" office:value="14.05142" calcext:value-type="float">
            <text:p>14.05142</text:p>
          </table:table-cell>
          <table:table-cell office:value-type="float" office:value="-0.2610474" calcext:value-type="float">
            <text:p>-0.2610474</text:p>
          </table:table-cell>
          <table:table-cell office:value-type="float" office:value="10.81543" calcext:value-type="float">
            <text:p>10.81543</text:p>
          </table:table-cell>
          <table:table-cell office:value-type="float" office:value="1.64035" calcext:value-type="float">
            <text:p>1.64035</text:p>
          </table:table-cell>
          <table:table-cell office:value-type="float" office:value="8.669586" calcext:value-type="float">
            <text:p>8.669586</text:p>
          </table:table-cell>
          <table:table-cell office:value-type="float" office:value="3.174286" calcext:value-type="float">
            <text:p>3.174286</text:p>
          </table:table-cell>
          <table:table-cell office:value-type="float" office:value="7.564484" calcext:value-type="float">
            <text:p>7.564484</text:p>
          </table:table-cell>
          <table:table-cell office:value-type="float" office:value="4.107849" calcext:value-type="float">
            <text:p>4.107849</text:p>
          </table:table-cell>
          <table:table-cell office:value-type="float" office:value="6.929596" calcext:value-type="float">
            <text:p>6.929596</text:p>
          </table:table-cell>
          <table:table-cell office:value-type="float" office:value="4.97757" calcext:value-type="float">
            <text:p>4.97757</text:p>
          </table:table-cell>
          <table:table-cell office:value-type="float" office:value="6.636383" calcext:value-type="float">
            <text:p>6.636383</text:p>
          </table:table-cell>
          <table:table-cell office:value-type="float" office:value="5.37088" calcext:value-type="float">
            <text:p>5.37088</text:p>
          </table:table-cell>
          <table:table-cell office:value-type="float" office:value="5.983826" calcext:value-type="float">
            <text:p>5.983826</text:p>
          </table:table-cell>
          <table:table-cell office:value-type="float" office:value="5.618958" calcext:value-type="float">
            <text:p>5.618958</text:p>
          </table:table-cell>
          <table:table-cell office:value-type="float" office:value="5.059937" calcext:value-type="float">
            <text:p>5.059937</text:p>
          </table:table-cell>
          <table:table-cell office:value-type="float" office:value="4.982361" calcext:value-type="float">
            <text:p>4.982361</text:p>
          </table:table-cell>
          <table:table-cell office:value-type="float" office:value="4.370972" calcext:value-type="float">
            <text:p>4.370972</text:p>
          </table:table-cell>
          <table:table-cell office:value-type="float" office:value="4.181396" calcext:value-type="float">
            <text:p>4.181396</text:p>
          </table:table-cell>
          <table:table-cell office:value-type="float" office:value="4.248016" calcext:value-type="float">
            <text:p>4.248016</text:p>
          </table:table-cell>
          <table:table-cell office:value-type="float" office:value="4.119049" calcext:value-type="float">
            <text:p>4.119049</text:p>
          </table:table-cell>
          <table:table-cell office:value-type="float" office:value="4.412659" calcext:value-type="float">
            <text:p>4.412659</text:p>
          </table:table-cell>
          <table:table-cell office:value-type="float" office:value="4.355865" calcext:value-type="float">
            <text:p>4.355865</text:p>
          </table:table-cell>
          <table:table-cell office:value-type="float" office:value="4.830444" calcext:value-type="float">
            <text:p>4.830444</text:p>
          </table:table-cell>
          <table:table-cell office:value-type="float" office:value="4.822205" calcext:value-type="float">
            <text:p>4.822205</text:p>
          </table:table-cell>
          <table:table-cell office:value-type="float" office:value="5.262299" calcext:value-type="float">
            <text:p>5.262299</text:p>
          </table:table-cell>
          <table:table-cell office:value-type="float" office:value="5.252563" calcext:value-type="float">
            <text:p>5.252563</text:p>
          </table:table-cell>
          <table:table-cell office:value-type="float" office:value="27.07651" calcext:value-type="float">
            <text:p>27.07651</text:p>
          </table:table-cell>
          <table:table-cell office:value-type="float" office:value="-10.85699" calcext:value-type="float">
            <text:p>-10.856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20.92114" calcext:value-type="float">
            <text:p>20.92114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10.50867" calcext:value-type="float">
            <text:p>-10.50867</text:p>
          </table:table-cell>
          <table:table-cell office:value-type="float" office:value="0.7114421" calcext:value-type="float">
            <text:p>0.7114421</text:p>
          </table:table-cell>
          <table:table-cell office:value-type="float" office:value="0.2458529" calcext:value-type="float">
            <text:p>0.2458529</text:p>
          </table:table-cell>
          <table:table-cell office:value-type="float" office:value="363.6483" calcext:value-type="float">
            <text:p>363.6483</text:p>
          </table:table-cell>
          <table:table-cell office:value-type="float" office:value="0" calcext:value-type="float">
            <text:p>0</text:p>
          </table:table-cell>
          <table:table-cell office:value-type="float" office:value="28.32846" calcext:value-type="float">
            <text:p>28.32846</text:p>
          </table:table-cell>
          <table:table-cell office:value-type="float" office:value="-6.554749" calcext:value-type="float">
            <text:p>-6.554749</text:p>
          </table:table-cell>
          <table:table-cell office:value-type="float" office:value="17.15396" calcext:value-type="float">
            <text:p>17.15396</text:p>
          </table:table-cell>
          <table:table-cell office:value-type="float" office:value="-0.4240417" calcext:value-type="float">
            <text:p>-0.4240417</text:p>
          </table:table-cell>
          <table:table-cell office:value-type="float" office:value="12.79681" calcext:value-type="float">
            <text:p>12.79681</text:p>
          </table:table-cell>
          <table:table-cell office:value-type="float" office:value="1.359192" calcext:value-type="float">
            <text:p>1.359192</text:p>
          </table:table-cell>
          <table:table-cell office:value-type="float" office:value="9.862305" calcext:value-type="float">
            <text:p>9.862305</text:p>
          </table:table-cell>
          <table:table-cell office:value-type="float" office:value="2.846069" calcext:value-type="float">
            <text:p>2.846069</text:p>
          </table:table-cell>
          <table:table-cell office:value-type="float" office:value="8.322601" calcext:value-type="float">
            <text:p>8.322601</text:p>
          </table:table-cell>
          <table:table-cell office:value-type="float" office:value="3.719116" calcext:value-type="float">
            <text:p>3.719116</text:p>
          </table:table-cell>
          <table:table-cell office:value-type="float" office:value="7.027466" calcext:value-type="float">
            <text:p>7.027466</text:p>
          </table:table-cell>
          <table:table-cell office:value-type="float" office:value="4.576508" calcext:value-type="float">
            <text:p>4.576508</text:p>
          </table:table-cell>
          <table:table-cell office:value-type="float" office:value="6.347717" calcext:value-type="float">
            <text:p>6.347717</text:p>
          </table:table-cell>
          <table:table-cell office:value-type="float" office:value="5.020905" calcext:value-type="float">
            <text:p>5.020905</text:p>
          </table:table-cell>
          <table:table-cell office:value-type="float" office:value="5.672394" calcext:value-type="float">
            <text:p>5.672394</text:p>
          </table:table-cell>
          <table:table-cell office:value-type="float" office:value="5.382782" calcext:value-type="float">
            <text:p>5.382782</text:p>
          </table:table-cell>
          <table:table-cell office:value-type="float" office:value="5.073151" calcext:value-type="float">
            <text:p>5.073151</text:p>
          </table:table-cell>
          <table:table-cell office:value-type="float" office:value="5.053436" calcext:value-type="float">
            <text:p>5.053436</text:p>
          </table:table-cell>
          <table:table-cell office:value-type="float" office:value="4.509857" calcext:value-type="float">
            <text:p>4.509857</text:p>
          </table:table-cell>
          <table:table-cell office:value-type="float" office:value="4.37265" calcext:value-type="float">
            <text:p>4.37265</text:p>
          </table:table-cell>
          <table:table-cell office:value-type="float" office:value="4.367035" calcext:value-type="float">
            <text:p>4.367035</text:p>
          </table:table-cell>
          <table:table-cell office:value-type="float" office:value="4.249329" calcext:value-type="float">
            <text:p>4.249329</text:p>
          </table:table-cell>
          <table:table-cell office:value-type="float" office:value="4.475861" calcext:value-type="float">
            <text:p>4.475861</text:p>
          </table:table-cell>
          <table:table-cell office:value-type="float" office:value="4.4133" calcext:value-type="float">
            <text:p>4.4133</text:p>
          </table:table-cell>
          <table:table-cell office:value-type="float" office:value="4.845703" calcext:value-type="float">
            <text:p>4.845703</text:p>
          </table:table-cell>
          <table:table-cell office:value-type="float" office:value="4.830566" calcext:value-type="float">
            <text:p>4.830566</text:p>
          </table:table-cell>
          <table:table-cell office:value-type="float" office:value="5.252502" calcext:value-type="float">
            <text:p>5.252502</text:p>
          </table:table-cell>
          <table:table-cell office:value-type="float" office:value="5.248413" calcext:value-type="float">
            <text:p>5.248413</text:p>
          </table:table-cell>
          <table:table-cell office:value-type="float" office:value="34.69247" calcext:value-type="float">
            <text:p>34.69247</text:p>
          </table:table-cell>
          <table:table-cell office:value-type="float" office:value="-13.35455" calcext:value-type="float">
            <text:p>-13.354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21.86881" calcext:value-type="float">
            <text:p>21.86881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8.499219" calcext:value-type="float">
            <text:p>-8.499219</text:p>
          </table:table-cell>
          <table:table-cell office:value-type="float" office:value="0.8047837" calcext:value-type="float">
            <text:p>0.8047837</text:p>
          </table:table-cell>
          <table:table-cell office:value-type="float" office:value="0.2870594" calcext:value-type="float">
            <text:p>0.2870594</text:p>
          </table:table-cell>
          <table:table-cell office:value-type="float" office:value="369.8856" calcext:value-type="float">
            <text:p>369.8856</text:p>
          </table:table-cell>
          <table:table-cell office:value-type="float" office:value="0" calcext:value-type="float">
            <text:p>0</text:p>
          </table:table-cell>
          <table:table-cell office:value-type="float" office:value="32.31622" calcext:value-type="float">
            <text:p>32.31622</text:p>
          </table:table-cell>
          <table:table-cell office:value-type="float" office:value="-5.48349" calcext:value-type="float">
            <text:p>-5.48349</text:p>
          </table:table-cell>
          <table:table-cell office:value-type="float" office:value="20.05142" calcext:value-type="float">
            <text:p>20.05142</text:p>
          </table:table-cell>
          <table:table-cell office:value-type="float" office:value="-0.2289124" calcext:value-type="float">
            <text:p>-0.2289124</text:p>
          </table:table-cell>
          <table:table-cell office:value-type="float" office:value="15.08536" calcext:value-type="float">
            <text:p>15.08536</text:p>
          </table:table-cell>
          <table:table-cell office:value-type="float" office:value="1.76239" calcext:value-type="float">
            <text:p>1.76239</text:p>
          </table:table-cell>
          <table:table-cell office:value-type="float" office:value="11.60739" calcext:value-type="float">
            <text:p>11.60739</text:p>
          </table:table-cell>
          <table:table-cell office:value-type="float" office:value="3.327576" calcext:value-type="float">
            <text:p>3.327576</text:p>
          </table:table-cell>
          <table:table-cell office:value-type="float" office:value="9.704132" calcext:value-type="float">
            <text:p>9.704132</text:p>
          </table:table-cell>
          <table:table-cell office:value-type="float" office:value="4.236176" calcext:value-type="float">
            <text:p>4.236176</text:p>
          </table:table-cell>
          <table:table-cell office:value-type="float" office:value="8.053436" calcext:value-type="float">
            <text:p>8.053436</text:p>
          </table:table-cell>
          <table:table-cell office:value-type="float" office:value="5.053619" calcext:value-type="float">
            <text:p>5.053619</text:p>
          </table:table-cell>
          <table:table-cell office:value-type="float" office:value="7.041351" calcext:value-type="float">
            <text:p>7.041351</text:p>
          </table:table-cell>
          <table:table-cell office:value-type="float" office:value="5.341797" calcext:value-type="float">
            <text:p>5.341797</text:p>
          </table:table-cell>
          <table:table-cell office:value-type="float" office:value="5.7229" calcext:value-type="float">
            <text:p>5.7229</text:p>
          </table:table-cell>
          <table:table-cell office:value-type="float" office:value="5.487488" calcext:value-type="float">
            <text:p>5.487488</text:p>
          </table:table-cell>
          <table:table-cell office:value-type="float" office:value="5.098083" calcext:value-type="float">
            <text:p>5.098083</text:p>
          </table:table-cell>
          <table:table-cell office:value-type="float" office:value="5.053802" calcext:value-type="float">
            <text:p>5.053802</text:p>
          </table:table-cell>
          <table:table-cell office:value-type="float" office:value="4.614471" calcext:value-type="float">
            <text:p>4.614471</text:p>
          </table:table-cell>
          <table:table-cell office:value-type="float" office:value="4.511047" calcext:value-type="float">
            <text:p>4.511047</text:p>
          </table:table-cell>
          <table:table-cell office:value-type="float" office:value="4.469482" calcext:value-type="float">
            <text:p>4.469482</text:p>
          </table:table-cell>
          <table:table-cell office:value-type="float" office:value="4.368225" calcext:value-type="float">
            <text:p>4.368225</text:p>
          </table:table-cell>
          <table:table-cell office:value-type="float" office:value="4.541168" calcext:value-type="float">
            <text:p>4.541168</text:p>
          </table:table-cell>
          <table:table-cell office:value-type="float" office:value="4.476562" calcext:value-type="float">
            <text:p>4.476562</text:p>
          </table:table-cell>
          <table:table-cell office:value-type="float" office:value="4.867279" calcext:value-type="float">
            <text:p>4.867279</text:p>
          </table:table-cell>
          <table:table-cell office:value-type="float" office:value="4.845917" calcext:value-type="float">
            <text:p>4.845917</text:p>
          </table:table-cell>
          <table:table-cell office:value-type="float" office:value="5.248718" calcext:value-type="float">
            <text:p>5.248718</text:p>
          </table:table-cell>
          <table:table-cell office:value-type="float" office:value="5.248108" calcext:value-type="float">
            <text:p>5.248108</text:p>
          </table:table-cell>
          <table:table-cell office:value-type="float" office:value="39.27228" calcext:value-type="float">
            <text:p>39.27228</text:p>
          </table:table-cell>
          <table:table-cell office:value-type="float" office:value="-11.61658" calcext:value-type="float">
            <text:p>-11.616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20.3955" calcext:value-type="float">
            <text:p>20.3955</text:p>
          </table:table-cell>
          <table:table-cell office:value-type="float" office:value="14.0951" calcext:value-type="float">
            <text:p>14.0951</text:p>
          </table:table-cell>
          <table:table-cell office:value-type="float" office:value="-1.512006" calcext:value-type="float">
            <text:p>-1.512006</text:p>
          </table:table-cell>
          <table:table-cell office:value-type="float" office:value="0.9315476" calcext:value-type="float">
            <text:p>0.9315476</text:p>
          </table:table-cell>
          <table:table-cell office:value-type="float" office:value="0.4833061" calcext:value-type="float">
            <text:p>0.4833061</text:p>
          </table:table-cell>
          <table:table-cell office:value-type="float" office:value="376.2699" calcext:value-type="float">
            <text:p>376.2699</text:p>
          </table:table-cell>
          <table:table-cell office:value-type="float" office:value="0.762" calcext:value-type="float">
            <text:p>0.762</text:p>
          </table:table-cell>
          <table:table-cell office:value-type="float" office:value="34.15216" calcext:value-type="float">
            <text:p>34.15216</text:p>
          </table:table-cell>
          <table:table-cell office:value-type="float" office:value="-0.4571838" calcext:value-type="float">
            <text:p>-0.4571838</text:p>
          </table:table-cell>
          <table:table-cell office:value-type="float" office:value="22.14737" calcext:value-type="float">
            <text:p>22.14737</text:p>
          </table:table-cell>
          <table:table-cell office:value-type="float" office:value="2.75354" calcext:value-type="float">
            <text:p>2.75354</text:p>
          </table:table-cell>
          <table:table-cell office:value-type="float" office:value="17.17877" calcext:value-type="float">
            <text:p>17.17877</text:p>
          </table:table-cell>
          <table:table-cell office:value-type="float" office:value="4.411865" calcext:value-type="float">
            <text:p>4.411865</text:p>
          </table:table-cell>
          <table:table-cell office:value-type="float" office:value="13.52606" calcext:value-type="float">
            <text:p>13.52606</text:p>
          </table:table-cell>
          <table:table-cell office:value-type="float" office:value="5.567932" calcext:value-type="float">
            <text:p>5.567932</text:p>
          </table:table-cell>
          <table:table-cell office:value-type="float" office:value="11.43399" calcext:value-type="float">
            <text:p>11.43399</text:p>
          </table:table-cell>
          <table:table-cell office:value-type="float" office:value="6.10968" calcext:value-type="float">
            <text:p>6.10968</text:p>
          </table:table-cell>
          <table:table-cell office:value-type="float" office:value="9.535553" calcext:value-type="float">
            <text:p>9.535553</text:p>
          </table:table-cell>
          <table:table-cell office:value-type="float" office:value="6.48822" calcext:value-type="float">
            <text:p>6.48822</text:p>
          </table:table-cell>
          <table:table-cell office:value-type="float" office:value="8.188141" calcext:value-type="float">
            <text:p>8.188141</text:p>
          </table:table-cell>
          <table:table-cell office:value-type="float" office:value="6.375977" calcext:value-type="float">
            <text:p>6.375977</text:p>
          </table:table-cell>
          <table:table-cell office:value-type="float" office:value="6.355316" calcext:value-type="float">
            <text:p>6.355316</text:p>
          </table:table-cell>
          <table:table-cell office:value-type="float" office:value="5.734375" calcext:value-type="float">
            <text:p>5.734375</text:p>
          </table:table-cell>
          <table:table-cell office:value-type="float" office:value="5.287903" calcext:value-type="float">
            <text:p>5.287903</text:p>
          </table:table-cell>
          <table:table-cell office:value-type="float" office:value="5.099335" calcext:value-type="float">
            <text:p>5.099335</text:p>
          </table:table-cell>
          <table:table-cell office:value-type="float" office:value="4.719543" calcext:value-type="float">
            <text:p>4.719543</text:p>
          </table:table-cell>
          <table:table-cell office:value-type="float" office:value="4.615479" calcext:value-type="float">
            <text:p>4.615479</text:p>
          </table:table-cell>
          <table:table-cell office:value-type="float" office:value="4.560699" calcext:value-type="float">
            <text:p>4.560699</text:p>
          </table:table-cell>
          <table:table-cell office:value-type="float" office:value="4.47049" calcext:value-type="float">
            <text:p>4.47049</text:p>
          </table:table-cell>
          <table:table-cell office:value-type="float" office:value="4.604889" calcext:value-type="float">
            <text:p>4.604889</text:p>
          </table:table-cell>
          <table:table-cell office:value-type="float" office:value="4.541779" calcext:value-type="float">
            <text:p>4.541779</text:p>
          </table:table-cell>
          <table:table-cell office:value-type="float" office:value="4.893463" calcext:value-type="float">
            <text:p>4.893463</text:p>
          </table:table-cell>
          <table:table-cell office:value-type="float" office:value="4.867523" calcext:value-type="float">
            <text:p>4.867523</text:p>
          </table:table-cell>
          <table:table-cell office:value-type="float" office:value="5.255035" calcext:value-type="float">
            <text:p>5.255035</text:p>
          </table:table-cell>
          <table:table-cell office:value-type="float" office:value="5.248749" calcext:value-type="float">
            <text:p>5.248749</text:p>
          </table:table-cell>
          <table:table-cell office:value-type="float" office:value="41.61572" calcext:value-type="float">
            <text:p>41.61572</text:p>
          </table:table-cell>
          <table:table-cell office:value-type="float" office:value="-4.931946" calcext:value-type="float">
            <text:p>-4.9319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21.34709" calcext:value-type="float">
            <text:p>21.34709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1.053426" calcext:value-type="float">
            <text:p>-1.053426</text:p>
          </table:table-cell>
          <table:table-cell office:value-type="float" office:value="0.7260991" calcext:value-type="float">
            <text:p>0.7260991</text:p>
          </table:table-cell>
          <table:table-cell office:value-type="float" office:value="0.4996479" calcext:value-type="float">
            <text:p>0.4996479</text:p>
          </table:table-cell>
          <table:table-cell office:value-type="float" office:value="378.1153" calcext:value-type="float">
            <text:p>378.1153</text:p>
          </table:table-cell>
          <table:table-cell office:value-type="float" office:value="4.572" calcext:value-type="float">
            <text:p>4.572</text:p>
          </table:table-cell>
          <table:table-cell office:value-type="float" office:value="24.1467" calcext:value-type="float">
            <text:p>24.1467</text:p>
          </table:table-cell>
          <table:table-cell office:value-type="float" office:value="0.5153503" calcext:value-type="float">
            <text:p>0.5153503</text:p>
          </table:table-cell>
          <table:table-cell office:value-type="float" office:value="18.34875" calcext:value-type="float">
            <text:p>18.34875</text:p>
          </table:table-cell>
          <table:table-cell office:value-type="float" office:value="3.248962" calcext:value-type="float">
            <text:p>3.248962</text:p>
          </table:table-cell>
          <table:table-cell office:value-type="float" office:value="14.64273" calcext:value-type="float">
            <text:p>14.64273</text:p>
          </table:table-cell>
          <table:table-cell office:value-type="float" office:value="5.320953" calcext:value-type="float">
            <text:p>5.320953</text:p>
          </table:table-cell>
          <table:table-cell office:value-type="float" office:value="12.056" calcext:value-type="float">
            <text:p>12.056</text:p>
          </table:table-cell>
          <table:table-cell office:value-type="float" office:value="6.660675" calcext:value-type="float">
            <text:p>6.660675</text:p>
          </table:table-cell>
          <table:table-cell office:value-type="float" office:value="10.58356" calcext:value-type="float">
            <text:p>10.58356</text:p>
          </table:table-cell>
          <table:table-cell office:value-type="float" office:value="7.248718" calcext:value-type="float">
            <text:p>7.248718</text:p>
          </table:table-cell>
          <table:table-cell office:value-type="float" office:value="9.503357" calcext:value-type="float">
            <text:p>9.503357</text:p>
          </table:table-cell>
          <table:table-cell office:value-type="float" office:value="7.599457" calcext:value-type="float">
            <text:p>7.599457</text:p>
          </table:table-cell>
          <table:table-cell office:value-type="float" office:value="8.252258" calcext:value-type="float">
            <text:p>8.252258</text:p>
          </table:table-cell>
          <table:table-cell office:value-type="float" office:value="7.354126" calcext:value-type="float">
            <text:p>7.354126</text:p>
          </table:table-cell>
          <table:table-cell office:value-type="float" office:value="6.914978" calcext:value-type="float">
            <text:p>6.914978</text:p>
          </table:table-cell>
          <table:table-cell office:value-type="float" office:value="6.370026" calcext:value-type="float">
            <text:p>6.370026</text:p>
          </table:table-cell>
          <table:table-cell office:value-type="float" office:value="5.617523" calcext:value-type="float">
            <text:p>5.617523</text:p>
          </table:table-cell>
          <table:table-cell office:value-type="float" office:value="5.290894" calcext:value-type="float">
            <text:p>5.290894</text:p>
          </table:table-cell>
          <table:table-cell office:value-type="float" office:value="4.85907" calcext:value-type="float">
            <text:p>4.85907</text:p>
          </table:table-cell>
          <table:table-cell office:value-type="float" office:value="4.720764" calcext:value-type="float">
            <text:p>4.720764</text:p>
          </table:table-cell>
          <table:table-cell office:value-type="float" office:value="4.652771" calcext:value-type="float">
            <text:p>4.652771</text:p>
          </table:table-cell>
          <table:table-cell office:value-type="float" office:value="4.561615" calcext:value-type="float">
            <text:p>4.561615</text:p>
          </table:table-cell>
          <table:table-cell office:value-type="float" office:value="4.667542" calcext:value-type="float">
            <text:p>4.667542</text:p>
          </table:table-cell>
          <table:table-cell office:value-type="float" office:value="4.60553" calcext:value-type="float">
            <text:p>4.60553</text:p>
          </table:table-cell>
          <table:table-cell office:value-type="float" office:value="4.923065" calcext:value-type="float">
            <text:p>4.923065</text:p>
          </table:table-cell>
          <table:table-cell office:value-type="float" office:value="4.893768" calcext:value-type="float">
            <text:p>4.893768</text:p>
          </table:table-cell>
          <table:table-cell office:value-type="float" office:value="5.266663" calcext:value-type="float">
            <text:p>5.266663</text:p>
          </table:table-cell>
          <table:table-cell office:value-type="float" office:value="5.255127" calcext:value-type="float">
            <text:p>5.255127</text:p>
          </table:table-cell>
          <table:table-cell office:value-type="float" office:value="27.38657" calcext:value-type="float">
            <text:p>27.38657</text:p>
          </table:table-cell>
          <table:table-cell office:value-type="float" office:value="-1.794739" calcext:value-type="float">
            <text:p>-1.7947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19.43938" calcext:value-type="float">
            <text:p>19.43938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-1.500887" calcext:value-type="float">
            <text:p>-1.500887</text:p>
          </table:table-cell>
          <table:table-cell office:value-type="float" office:value="0.9808626" calcext:value-type="float">
            <text:p>0.9808626</text:p>
          </table:table-cell>
          <table:table-cell office:value-type="float" office:value="0.4836965" calcext:value-type="float">
            <text:p>0.4836965</text:p>
          </table:table-cell>
          <table:table-cell office:value-type="float" office:value="368.9891" calcext:value-type="float">
            <text:p>368.9891</text:p>
          </table:table-cell>
          <table:table-cell office:value-type="float" office:value="6.858" calcext:value-type="float">
            <text:p>6.858</text:p>
          </table:table-cell>
          <table:table-cell office:value-type="float" office:value="17.60028" calcext:value-type="float">
            <text:p>17.60028</text:p>
          </table:table-cell>
          <table:table-cell office:value-type="float" office:value="1.078583" calcext:value-type="float">
            <text:p>1.078583</text:p>
          </table:table-cell>
          <table:table-cell office:value-type="float" office:value="14.11002" calcext:value-type="float">
            <text:p>14.11002</text:p>
          </table:table-cell>
          <table:table-cell office:value-type="float" office:value="3.281158" calcext:value-type="float">
            <text:p>3.281158</text:p>
          </table:table-cell>
          <table:table-cell office:value-type="float" office:value="11.73996" calcext:value-type="float">
            <text:p>11.73996</text:p>
          </table:table-cell>
          <table:table-cell office:value-type="float" office:value="4.652466" calcext:value-type="float">
            <text:p>4.652466</text:p>
          </table:table-cell>
          <table:table-cell office:value-type="float" office:value="10.021" calcext:value-type="float">
            <text:p>10.021</text:p>
          </table:table-cell>
          <table:table-cell office:value-type="float" office:value="5.78183" calcext:value-type="float">
            <text:p>5.78183</text:p>
          </table:table-cell>
          <table:table-cell office:value-type="float" office:value="9.06192" calcext:value-type="float">
            <text:p>9.06192</text:p>
          </table:table-cell>
          <table:table-cell office:value-type="float" office:value="6.401642" calcext:value-type="float">
            <text:p>6.401642</text:p>
          </table:table-cell>
          <table:table-cell office:value-type="float" office:value="8.82959" calcext:value-type="float">
            <text:p>8.82959</text:p>
          </table:table-cell>
          <table:table-cell office:value-type="float" office:value="6.876953" calcext:value-type="float">
            <text:p>6.876953</text:p>
          </table:table-cell>
          <table:table-cell office:value-type="float" office:value="8.18515" calcext:value-type="float">
            <text:p>8.18515</text:p>
          </table:table-cell>
          <table:table-cell office:value-type="float" office:value="6.944946" calcext:value-type="float">
            <text:p>6.944946</text:p>
          </table:table-cell>
          <table:table-cell office:value-type="float" office:value="6.9953" calcext:value-type="float">
            <text:p>6.9953</text:p>
          </table:table-cell>
          <table:table-cell office:value-type="float" office:value="6.781494" calcext:value-type="float">
            <text:p>6.781494</text:p>
          </table:table-cell>
          <table:table-cell office:value-type="float" office:value="5.849976" calcext:value-type="float">
            <text:p>5.849976</text:p>
          </table:table-cell>
          <table:table-cell office:value-type="float" office:value="5.620941" calcext:value-type="float">
            <text:p>5.620941</text:p>
          </table:table-cell>
          <table:table-cell office:value-type="float" office:value="5.022278" calcext:value-type="float">
            <text:p>5.022278</text:p>
          </table:table-cell>
          <table:table-cell office:value-type="float" office:value="4.860718" calcext:value-type="float">
            <text:p>4.860718</text:p>
          </table:table-cell>
          <table:table-cell office:value-type="float" office:value="4.75531" calcext:value-type="float">
            <text:p>4.75531</text:p>
          </table:table-cell>
          <table:table-cell office:value-type="float" office:value="4.653748" calcext:value-type="float">
            <text:p>4.653748</text:p>
          </table:table-cell>
          <table:table-cell office:value-type="float" office:value="4.731781" calcext:value-type="float">
            <text:p>4.731781</text:p>
          </table:table-cell>
          <table:table-cell office:value-type="float" office:value="4.668213" calcext:value-type="float">
            <text:p>4.668213</text:p>
          </table:table-cell>
          <table:table-cell office:value-type="float" office:value="4.956055" calcext:value-type="float">
            <text:p>4.956055</text:p>
          </table:table-cell>
          <table:table-cell office:value-type="float" office:value="4.923431" calcext:value-type="float">
            <text:p>4.923431</text:p>
          </table:table-cell>
          <table:table-cell office:value-type="float" office:value="5.282837" calcext:value-type="float">
            <text:p>5.282837</text:p>
          </table:table-cell>
          <table:table-cell office:value-type="float" office:value="5.266785" calcext:value-type="float">
            <text:p>5.266785</text:p>
          </table:table-cell>
          <table:table-cell office:value-type="float" office:value="20.71747" calcext:value-type="float">
            <text:p>20.71747</text:p>
          </table:table-cell>
          <table:table-cell office:value-type="float" office:value="-0.8304443" calcext:value-type="float">
            <text:p>-0.83044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17.21802" calcext:value-type="float">
            <text:p>17.21802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0.539249" calcext:value-type="float">
            <text:p>-0.539249</text:p>
          </table:table-cell>
          <table:table-cell office:value-type="float" office:value="0.7975255" calcext:value-type="float">
            <text:p>0.7975255</text:p>
          </table:table-cell>
          <table:table-cell office:value-type="float" office:value="0.518562" calcext:value-type="float">
            <text:p>0.518562</text:p>
          </table:table-cell>
          <table:table-cell office:value-type="float" office:value="366.6346" calcext:value-type="float">
            <text:p>366.6346</text:p>
          </table:table-cell>
          <table:table-cell office:value-type="float" office:value="0" calcext:value-type="float">
            <text:p>0</text:p>
          </table:table-cell>
          <table:table-cell office:value-type="float" office:value="21.66965" calcext:value-type="float">
            <text:p>21.66965</text:p>
          </table:table-cell>
          <table:table-cell office:value-type="float" office:value="0.0977478" calcext:value-type="float">
            <text:p>0.0977478</text:p>
          </table:table-cell>
          <table:table-cell office:value-type="float" office:value="16.68274" calcext:value-type="float">
            <text:p>16.68274</text:p>
          </table:table-cell>
          <table:table-cell office:value-type="float" office:value="2.279633" calcext:value-type="float">
            <text:p>2.279633</text:p>
          </table:table-cell>
          <table:table-cell office:value-type="float" office:value="13.31778" calcext:value-type="float">
            <text:p>13.31778</text:p>
          </table:table-cell>
          <table:table-cell office:value-type="float" office:value="4.167938" calcext:value-type="float">
            <text:p>4.167938</text:p>
          </table:table-cell>
          <table:table-cell office:value-type="float" office:value="10.9852" calcext:value-type="float">
            <text:p>10.9852</text:p>
          </table:table-cell>
          <table:table-cell office:value-type="float" office:value="5.492889" calcext:value-type="float">
            <text:p>5.492889</text:p>
          </table:table-cell>
          <table:table-cell office:value-type="float" office:value="9.70282" calcext:value-type="float">
            <text:p>9.70282</text:p>
          </table:table-cell>
          <table:table-cell office:value-type="float" office:value="6.165955" calcext:value-type="float">
            <text:p>6.165955</text:p>
          </table:table-cell>
          <table:table-cell office:value-type="float" office:value="8.531616" calcext:value-type="float">
            <text:p>8.531616</text:p>
          </table:table-cell>
          <table:table-cell office:value-type="float" office:value="6.727936" calcext:value-type="float">
            <text:p>6.727936</text:p>
          </table:table-cell>
          <table:table-cell office:value-type="float" office:value="7.816986" calcext:value-type="float">
            <text:p>7.816986</text:p>
          </table:table-cell>
          <table:table-cell office:value-type="float" office:value="6.832764" calcext:value-type="float">
            <text:p>6.832764</text:p>
          </table:table-cell>
          <table:table-cell office:value-type="float" office:value="6.863281" calcext:value-type="float">
            <text:p>6.863281</text:p>
          </table:table-cell>
          <table:table-cell office:value-type="float" office:value="6.726959" calcext:value-type="float">
            <text:p>6.726959</text:p>
          </table:table-cell>
          <table:table-cell office:value-type="float" office:value="5.967224" calcext:value-type="float">
            <text:p>5.967224</text:p>
          </table:table-cell>
          <table:table-cell office:value-type="float" office:value="5.851562" calcext:value-type="float">
            <text:p>5.851562</text:p>
          </table:table-cell>
          <table:table-cell office:value-type="float" office:value="5.170837" calcext:value-type="float">
            <text:p>5.170837</text:p>
          </table:table-cell>
          <table:table-cell office:value-type="float" office:value="5.023895" calcext:value-type="float">
            <text:p>5.023895</text:p>
          </table:table-cell>
          <table:table-cell office:value-type="float" office:value="4.862915" calcext:value-type="float">
            <text:p>4.862915</text:p>
          </table:table-cell>
          <table:table-cell office:value-type="float" office:value="4.756409" calcext:value-type="float">
            <text:p>4.756409</text:p>
          </table:table-cell>
          <table:table-cell office:value-type="float" office:value="4.800049" calcext:value-type="float">
            <text:p>4.800049</text:p>
          </table:table-cell>
          <table:table-cell office:value-type="float" office:value="4.732483" calcext:value-type="float">
            <text:p>4.732483</text:p>
          </table:table-cell>
          <table:table-cell office:value-type="float" office:value="4.992371" calcext:value-type="float">
            <text:p>4.992371</text:p>
          </table:table-cell>
          <table:table-cell office:value-type="float" office:value="4.956451" calcext:value-type="float">
            <text:p>4.956451</text:p>
          </table:table-cell>
          <table:table-cell office:value-type="float" office:value="5.302856" calcext:value-type="float">
            <text:p>5.302856</text:p>
          </table:table-cell>
          <table:table-cell office:value-type="float" office:value="5.28302" calcext:value-type="float">
            <text:p>5.28302</text:p>
          </table:table-cell>
          <table:table-cell office:value-type="float" office:value="24.61832" calcext:value-type="float">
            <text:p>24.61832</text:p>
          </table:table-cell>
          <table:table-cell office:value-type="float" office:value="-1.790009" calcext:value-type="float">
            <text:p>-1.7900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21.61558" calcext:value-type="float">
            <text:p>21.61558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3.02118" calcext:value-type="float">
            <text:p>-3.02118</text:p>
          </table:table-cell>
          <table:table-cell office:value-type="float" office:value="0.8204566" calcext:value-type="float">
            <text:p>0.8204566</text:p>
          </table:table-cell>
          <table:table-cell office:value-type="float" office:value="0.4328573" calcext:value-type="float">
            <text:p>0.4328573</text:p>
          </table:table-cell>
          <table:table-cell office:value-type="float" office:value="360.2492" calcext:value-type="float">
            <text:p>360.2492</text:p>
          </table:table-cell>
          <table:table-cell office:value-type="float" office:value="0" calcext:value-type="float">
            <text:p>0</text:p>
          </table:table-cell>
          <table:table-cell office:value-type="float" office:value="25.42334" calcext:value-type="float">
            <text:p>25.42334</text:p>
          </table:table-cell>
          <table:table-cell office:value-type="float" office:value="-0.762146" calcext:value-type="float">
            <text:p>-0.762146</text:p>
          </table:table-cell>
          <table:table-cell office:value-type="float" office:value="18.88464" calcext:value-type="float">
            <text:p>18.88464</text:p>
          </table:table-cell>
          <table:table-cell office:value-type="float" office:value="1.48114" calcext:value-type="float">
            <text:p>1.48114</text:p>
          </table:table-cell>
          <table:table-cell office:value-type="float" office:value="14.75879" calcext:value-type="float">
            <text:p>14.75879</text:p>
          </table:table-cell>
          <table:table-cell office:value-type="float" office:value="3.496674" calcext:value-type="float">
            <text:p>3.496674</text:p>
          </table:table-cell>
          <table:table-cell office:value-type="float" office:value="11.90903" calcext:value-type="float">
            <text:p>11.90903</text:p>
          </table:table-cell>
          <table:table-cell office:value-type="float" office:value="5.013184" calcext:value-type="float">
            <text:p>5.013184</text:p>
          </table:table-cell>
          <table:table-cell office:value-type="float" office:value="10.33014" calcext:value-type="float">
            <text:p>10.33014</text:p>
          </table:table-cell>
          <table:table-cell office:value-type="float" office:value="5.856171" calcext:value-type="float">
            <text:p>5.856171</text:p>
          </table:table-cell>
          <table:table-cell office:value-type="float" office:value="8.916901" calcext:value-type="float">
            <text:p>8.916901</text:p>
          </table:table-cell>
          <table:table-cell office:value-type="float" office:value="6.592926" calcext:value-type="float">
            <text:p>6.592926</text:p>
          </table:table-cell>
          <table:table-cell office:value-type="float" office:value="8.0755" calcext:value-type="float">
            <text:p>8.0755</text:p>
          </table:table-cell>
          <table:table-cell office:value-type="float" office:value="6.788635" calcext:value-type="float">
            <text:p>6.788635</text:p>
          </table:table-cell>
          <table:table-cell office:value-type="float" office:value="6.942749" calcext:value-type="float">
            <text:p>6.942749</text:p>
          </table:table-cell>
          <table:table-cell office:value-type="float" office:value="6.774719" calcext:value-type="float">
            <text:p>6.774719</text:p>
          </table:table-cell>
          <table:table-cell office:value-type="float" office:value="6.071655" calcext:value-type="float">
            <text:p>6.071655</text:p>
          </table:table-cell>
          <table:table-cell office:value-type="float" office:value="5.968506" calcext:value-type="float">
            <text:p>5.968506</text:p>
          </table:table-cell>
          <table:table-cell office:value-type="float" office:value="5.3013" calcext:value-type="float">
            <text:p>5.3013</text:p>
          </table:table-cell>
          <table:table-cell office:value-type="float" office:value="5.172241" calcext:value-type="float">
            <text:p>5.172241</text:p>
          </table:table-cell>
          <table:table-cell office:value-type="float" office:value="4.968292" calcext:value-type="float">
            <text:p>4.968292</text:p>
          </table:table-cell>
          <table:table-cell office:value-type="float" office:value="4.864014" calcext:value-type="float">
            <text:p>4.864014</text:p>
          </table:table-cell>
          <table:table-cell office:value-type="float" office:value="4.870972" calcext:value-type="float">
            <text:p>4.870972</text:p>
          </table:table-cell>
          <table:table-cell office:value-type="float" office:value="4.800781" calcext:value-type="float">
            <text:p>4.800781</text:p>
          </table:table-cell>
          <table:table-cell office:value-type="float" office:value="5.032288" calcext:value-type="float">
            <text:p>5.032288</text:p>
          </table:table-cell>
          <table:table-cell office:value-type="float" office:value="4.992767" calcext:value-type="float">
            <text:p>4.992767</text:p>
          </table:table-cell>
          <table:table-cell office:value-type="float" office:value="5.326965" calcext:value-type="float">
            <text:p>5.326965</text:p>
          </table:table-cell>
          <table:table-cell office:value-type="float" office:value="5.303101" calcext:value-type="float">
            <text:p>5.303101</text:p>
          </table:table-cell>
          <table:table-cell office:value-type="float" office:value="28.57224" calcext:value-type="float">
            <text:p>28.57224</text:p>
          </table:table-cell>
          <table:table-cell office:value-type="float" office:value="-3.492523" calcext:value-type="float">
            <text:p>-3.4925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21.6193" calcext:value-type="float">
            <text:p>21.6193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-1.495327" calcext:value-type="float">
            <text:p>-1.495327</text:p>
          </table:table-cell>
          <table:table-cell office:value-type="float" office:value="1.013399" calcext:value-type="float">
            <text:p>1.013399</text:p>
          </table:table-cell>
          <table:table-cell office:value-type="float" office:value="0.4838916" calcext:value-type="float">
            <text:p>0.4838916</text:p>
          </table:table-cell>
          <table:table-cell office:value-type="float" office:value="358.0718" calcext:value-type="float">
            <text:p>358.0718</text:p>
          </table:table-cell>
          <table:table-cell office:value-type="float" office:value="1.143" calcext:value-type="float">
            <text:p>1.143</text:p>
          </table:table-cell>
          <table:table-cell office:value-type="float" office:value="28.36081" calcext:value-type="float">
            <text:p>28.36081</text:p>
          </table:table-cell>
          <table:table-cell office:value-type="float" office:value="-0.3027039" calcext:value-type="float">
            <text:p>-0.3027039</text:p>
          </table:table-cell>
          <table:table-cell office:value-type="float" office:value="20.96252" calcext:value-type="float">
            <text:p>20.96252</text:p>
          </table:table-cell>
          <table:table-cell office:value-type="float" office:value="2.100067" calcext:value-type="float">
            <text:p>2.100067</text:p>
          </table:table-cell>
          <table:table-cell office:value-type="float" office:value="16.47244" calcext:value-type="float">
            <text:p>16.47244</text:p>
          </table:table-cell>
          <table:table-cell office:value-type="float" office:value="4.07254" calcext:value-type="float">
            <text:p>4.07254</text:p>
          </table:table-cell>
          <table:table-cell office:value-type="float" office:value="13.27747" calcext:value-type="float">
            <text:p>13.27747</text:p>
          </table:table-cell>
          <table:table-cell office:value-type="float" office:value="5.584198" calcext:value-type="float">
            <text:p>5.584198</text:p>
          </table:table-cell>
          <table:table-cell office:value-type="float" office:value="11.45657" calcext:value-type="float">
            <text:p>11.45657</text:p>
          </table:table-cell>
          <table:table-cell office:value-type="float" office:value="6.377533" calcext:value-type="float">
            <text:p>6.377533</text:p>
          </table:table-cell>
          <table:table-cell office:value-type="float" office:value="9.819489" calcext:value-type="float">
            <text:p>9.819489</text:p>
          </table:table-cell>
          <table:table-cell office:value-type="float" office:value="7.027954" calcext:value-type="float">
            <text:p>7.027954</text:p>
          </table:table-cell>
          <table:table-cell office:value-type="float" office:value="8.730225" calcext:value-type="float">
            <text:p>8.730225</text:p>
          </table:table-cell>
          <table:table-cell office:value-type="float" office:value="7.123108" calcext:value-type="float">
            <text:p>7.123108</text:p>
          </table:table-cell>
          <table:table-cell office:value-type="float" office:value="7.230133" calcext:value-type="float">
            <text:p>7.230133</text:p>
          </table:table-cell>
          <table:table-cell office:value-type="float" office:value="6.9505" calcext:value-type="float">
            <text:p>6.9505</text:p>
          </table:table-cell>
          <table:table-cell office:value-type="float" office:value="6.207977" calcext:value-type="float">
            <text:p>6.207977</text:p>
          </table:table-cell>
          <table:table-cell office:value-type="float" office:value="6.072968" calcext:value-type="float">
            <text:p>6.072968</text:p>
          </table:table-cell>
          <table:table-cell office:value-type="float" office:value="5.422424" calcext:value-type="float">
            <text:p>5.422424</text:p>
          </table:table-cell>
          <table:table-cell office:value-type="float" office:value="5.302521" calcext:value-type="float">
            <text:p>5.302521</text:p>
          </table:table-cell>
          <table:table-cell office:value-type="float" office:value="5.069397" calcext:value-type="float">
            <text:p>5.069397</text:p>
          </table:table-cell>
          <table:table-cell office:value-type="float" office:value="4.96936" calcext:value-type="float">
            <text:p>4.96936</text:p>
          </table:table-cell>
          <table:table-cell office:value-type="float" office:value="4.943359" calcext:value-type="float">
            <text:p>4.943359</text:p>
          </table:table-cell>
          <table:table-cell office:value-type="float" office:value="4.871735" calcext:value-type="float">
            <text:p>4.871735</text:p>
          </table:table-cell>
          <table:table-cell office:value-type="float" office:value="5.075562" calcext:value-type="float">
            <text:p>5.075562</text:p>
          </table:table-cell>
          <table:table-cell office:value-type="float" office:value="5.032745" calcext:value-type="float">
            <text:p>5.032745</text:p>
          </table:table-cell>
          <table:table-cell office:value-type="float" office:value="5.35434" calcext:value-type="float">
            <text:p>5.35434</text:p>
          </table:table-cell>
          <table:table-cell office:value-type="float" office:value="5.327209" calcext:value-type="float">
            <text:p>5.327209</text:p>
          </table:table-cell>
          <table:table-cell office:value-type="float" office:value="31.36893" calcext:value-type="float">
            <text:p>31.36893</text:p>
          </table:table-cell>
          <table:table-cell office:value-type="float" office:value="-2.838318" calcext:value-type="float">
            <text:p>-2.8383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22.19005" calcext:value-type="float">
            <text:p>22.19005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0.944906" calcext:value-type="float">
            <text:p>0.944906</text:p>
          </table:table-cell>
          <table:table-cell office:value-type="float" office:value="0.769505" calcext:value-type="float">
            <text:p>0.769505</text:p>
          </table:table-cell>
          <table:table-cell office:value-type="float" office:value="0.5768164" calcext:value-type="float">
            <text:p>0.5768164</text:p>
          </table:table-cell>
          <table:table-cell office:value-type="float" office:value="358.1095" calcext:value-type="float">
            <text:p>358.1095</text:p>
          </table:table-cell>
          <table:table-cell office:value-type="float" office:value="3.429" calcext:value-type="float">
            <text:p>3.429</text:p>
          </table:table-cell>
          <table:table-cell office:value-type="float" office:value="25.23993" calcext:value-type="float">
            <text:p>25.23993</text:p>
          </table:table-cell>
          <table:table-cell office:value-type="float" office:value="1.291199" calcext:value-type="float">
            <text:p>1.291199</text:p>
          </table:table-cell>
          <table:table-cell office:value-type="float" office:value="19.47757" calcext:value-type="float">
            <text:p>19.47757</text:p>
          </table:table-cell>
          <table:table-cell office:value-type="float" office:value="3.448517" calcext:value-type="float">
            <text:p>3.448517</text:p>
          </table:table-cell>
          <table:table-cell office:value-type="float" office:value="15.66745" calcext:value-type="float">
            <text:p>15.66745</text:p>
          </table:table-cell>
          <table:table-cell office:value-type="float" office:value="5.476959" calcext:value-type="float">
            <text:p>5.476959</text:p>
          </table:table-cell>
          <table:table-cell office:value-type="float" office:value="12.94388" calcext:value-type="float">
            <text:p>12.94388</text:p>
          </table:table-cell>
          <table:table-cell office:value-type="float" office:value="6.880249" calcext:value-type="float">
            <text:p>6.880249</text:p>
          </table:table-cell>
          <table:table-cell office:value-type="float" office:value="11.38831" calcext:value-type="float">
            <text:p>11.38831</text:p>
          </table:table-cell>
          <table:table-cell office:value-type="float" office:value="7.546753" calcext:value-type="float">
            <text:p>7.546753</text:p>
          </table:table-cell>
          <table:table-cell office:value-type="float" office:value="9.914032" calcext:value-type="float">
            <text:p>9.914032</text:p>
          </table:table-cell>
          <table:table-cell office:value-type="float" office:value="8.011597" calcext:value-type="float">
            <text:p>8.011597</text:p>
          </table:table-cell>
          <table:table-cell office:value-type="float" office:value="8.950043" calcext:value-type="float">
            <text:p>8.950043</text:p>
          </table:table-cell>
          <table:table-cell office:value-type="float" office:value="7.891235" calcext:value-type="float">
            <text:p>7.891235</text:p>
          </table:table-cell>
          <table:table-cell office:value-type="float" office:value="7.644104" calcext:value-type="float">
            <text:p>7.644104</text:p>
          </table:table-cell>
          <table:table-cell office:value-type="float" office:value="7.241241" calcext:value-type="float">
            <text:p>7.241241</text:p>
          </table:table-cell>
          <table:table-cell office:value-type="float" office:value="6.431" calcext:value-type="float">
            <text:p>6.431</text:p>
          </table:table-cell>
          <table:table-cell office:value-type="float" office:value="6.209991" calcext:value-type="float">
            <text:p>6.209991</text:p>
          </table:table-cell>
          <table:table-cell office:value-type="float" office:value="5.552429" calcext:value-type="float">
            <text:p>5.552429</text:p>
          </table:table-cell>
          <table:table-cell office:value-type="float" office:value="5.423676" calcext:value-type="float">
            <text:p>5.423676</text:p>
          </table:table-cell>
          <table:table-cell office:value-type="float" office:value="5.169098" calcext:value-type="float">
            <text:p>5.169098</text:p>
          </table:table-cell>
          <table:table-cell office:value-type="float" office:value="5.070435" calcext:value-type="float">
            <text:p>5.070435</text:p>
          </table:table-cell>
          <table:table-cell office:value-type="float" office:value="5.016541" calcext:value-type="float">
            <text:p>5.016541</text:p>
          </table:table-cell>
          <table:table-cell office:value-type="float" office:value="4.944092" calcext:value-type="float">
            <text:p>4.944092</text:p>
          </table:table-cell>
          <table:table-cell office:value-type="float" office:value="5.121674" calcext:value-type="float">
            <text:p>5.121674</text:p>
          </table:table-cell>
          <table:table-cell office:value-type="float" office:value="5.076019" calcext:value-type="float">
            <text:p>5.076019</text:p>
          </table:table-cell>
          <table:table-cell office:value-type="float" office:value="5.38559" calcext:value-type="float">
            <text:p>5.38559</text:p>
          </table:table-cell>
          <table:table-cell office:value-type="float" office:value="5.354645" calcext:value-type="float">
            <text:p>5.354645</text:p>
          </table:table-cell>
          <table:table-cell office:value-type="float" office:value="27.94635" calcext:value-type="float">
            <text:p>27.94635</text:p>
          </table:table-cell>
          <table:table-cell office:value-type="float" office:value="-0.9736328" calcext:value-type="float">
            <text:p>-0.97363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9.536994" calcext:value-type="float">
            <text:p>9.536994</text:p>
          </table:table-cell>
          <table:table-cell office:value-type="float" office:value="14.0951" calcext:value-type="float">
            <text:p>14.0951</text:p>
          </table:table-cell>
          <table:table-cell office:value-type="float" office:value="3.960473" calcext:value-type="float">
            <text:p>3.960473</text:p>
          </table:table-cell>
          <table:table-cell office:value-type="float" office:value="0.9409009" calcext:value-type="float">
            <text:p>0.9409009</text:p>
          </table:table-cell>
          <table:table-cell office:value-type="float" office:value="0.7136032" calcext:value-type="float">
            <text:p>0.7136032</text:p>
          </table:table-cell>
          <table:table-cell office:value-type="float" office:value="356.3668" calcext:value-type="float">
            <text:p>356.3668</text:p>
          </table:table-cell>
          <table:table-cell office:value-type="float" office:value="0.5715" calcext:value-type="float">
            <text:p>0.5715</text:p>
          </table:table-cell>
          <table:table-cell office:value-type="float" office:value="18.16129" calcext:value-type="float">
            <text:p>18.16129</text:p>
          </table:table-cell>
          <table:table-cell office:value-type="float" office:value="2.826782" calcext:value-type="float">
            <text:p>2.826782</text:p>
          </table:table-cell>
          <table:table-cell office:value-type="float" office:value="14.78073" calcext:value-type="float">
            <text:p>14.78073</text:p>
          </table:table-cell>
          <table:table-cell office:value-type="float" office:value="4.563507" calcext:value-type="float">
            <text:p>4.563507</text:p>
          </table:table-cell>
          <table:table-cell office:value-type="float" office:value="12.56522" calcext:value-type="float">
            <text:p>12.56522</text:p>
          </table:table-cell>
          <table:table-cell office:value-type="float" office:value="5.995178" calcext:value-type="float">
            <text:p>5.995178</text:p>
          </table:table-cell>
          <table:table-cell office:value-type="float" office:value="10.97034" calcext:value-type="float">
            <text:p>10.97034</text:p>
          </table:table-cell>
          <table:table-cell office:value-type="float" office:value="7.110809" calcext:value-type="float">
            <text:p>7.110809</text:p>
          </table:table-cell>
          <table:table-cell office:value-type="float" office:value="10.05463" calcext:value-type="float">
            <text:p>10.05463</text:p>
          </table:table-cell>
          <table:table-cell office:value-type="float" office:value="7.656464" calcext:value-type="float">
            <text:p>7.656464</text:p>
          </table:table-cell>
          <table:table-cell office:value-type="float" office:value="9.643616" calcext:value-type="float">
            <text:p>9.643616</text:p>
          </table:table-cell>
          <table:table-cell office:value-type="float" office:value="8.03476" calcext:value-type="float">
            <text:p>8.03476</text:p>
          </table:table-cell>
          <table:table-cell office:value-type="float" office:value="8.940155" calcext:value-type="float">
            <text:p>8.940155</text:p>
          </table:table-cell>
          <table:table-cell office:value-type="float" office:value="7.973206" calcext:value-type="float">
            <text:p>7.973206</text:p>
          </table:table-cell>
          <table:table-cell office:value-type="float" office:value="7.752533" calcext:value-type="float">
            <text:p>7.752533</text:p>
          </table:table-cell>
          <table:table-cell office:value-type="float" office:value="7.643219" calcext:value-type="float">
            <text:p>7.643219</text:p>
          </table:table-cell>
          <table:table-cell office:value-type="float" office:value="6.633331" calcext:value-type="float">
            <text:p>6.633331</text:p>
          </table:table-cell>
          <table:table-cell office:value-type="float" office:value="6.433594" calcext:value-type="float">
            <text:p>6.433594</text:p>
          </table:table-cell>
          <table:table-cell office:value-type="float" office:value="5.695984" calcext:value-type="float">
            <text:p>5.695984</text:p>
          </table:table-cell>
          <table:table-cell office:value-type="float" office:value="5.553864" calcext:value-type="float">
            <text:p>5.553864</text:p>
          </table:table-cell>
          <table:table-cell office:value-type="float" office:value="5.272522" calcext:value-type="float">
            <text:p>5.272522</text:p>
          </table:table-cell>
          <table:table-cell office:value-type="float" office:value="5.170166" calcext:value-type="float">
            <text:p>5.170166</text:p>
          </table:table-cell>
          <table:table-cell office:value-type="float" office:value="5.090698" calcext:value-type="float">
            <text:p>5.090698</text:p>
          </table:table-cell>
          <table:table-cell office:value-type="float" office:value="5.017303" calcext:value-type="float">
            <text:p>5.017303</text:p>
          </table:table-cell>
          <table:table-cell office:value-type="float" office:value="5.170471" calcext:value-type="float">
            <text:p>5.170471</text:p>
          </table:table-cell>
          <table:table-cell office:value-type="float" office:value="5.122192" calcext:value-type="float">
            <text:p>5.122192</text:p>
          </table:table-cell>
          <table:table-cell office:value-type="float" office:value="5.420135" calcext:value-type="float">
            <text:p>5.420135</text:p>
          </table:table-cell>
          <table:table-cell office:value-type="float" office:value="5.385925" calcext:value-type="float">
            <text:p>5.385925</text:p>
          </table:table-cell>
          <table:table-cell office:value-type="float" office:value="20.39789" calcext:value-type="float">
            <text:p>20.39789</text:p>
          </table:table-cell>
          <table:table-cell office:value-type="float" office:value="0.8728638" calcext:value-type="float">
            <text:p>0.87286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15.38305" calcext:value-type="float">
            <text:p>15.38305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6.948242" calcext:value-type="float">
            <text:p>6.948242</text:p>
          </table:table-cell>
          <table:table-cell office:value-type="float" office:value="0.9744393" calcext:value-type="float">
            <text:p>0.9744393</text:p>
          </table:table-cell>
          <table:table-cell office:value-type="float" office:value="0.8585103" calcext:value-type="float">
            <text:p>0.8585103</text:p>
          </table:table-cell>
          <table:table-cell office:value-type="float" office:value="364.5003" calcext:value-type="float">
            <text:p>364.5003</text:p>
          </table:table-cell>
          <table:table-cell office:value-type="float" office:value="1.7145" calcext:value-type="float">
            <text:p>1.7145</text:p>
          </table:table-cell>
          <table:table-cell office:value-type="float" office:value="23.42239" calcext:value-type="float">
            <text:p>23.42239</text:p>
          </table:table-cell>
          <table:table-cell office:value-type="float" office:value="4.773254" calcext:value-type="float">
            <text:p>4.773254</text:p>
          </table:table-cell>
          <table:table-cell office:value-type="float" office:value="18.63339" calcext:value-type="float">
            <text:p>18.63339</text:p>
          </table:table-cell>
          <table:table-cell office:value-type="float" office:value="5.870056" calcext:value-type="float">
            <text:p>5.870056</text:p>
          </table:table-cell>
          <table:table-cell office:value-type="float" office:value="15.32748" calcext:value-type="float">
            <text:p>15.32748</text:p>
          </table:table-cell>
          <table:table-cell office:value-type="float" office:value="6.802887" calcext:value-type="float">
            <text:p>6.802887</text:p>
          </table:table-cell>
          <table:table-cell office:value-type="float" office:value="12.87628" calcext:value-type="float">
            <text:p>12.87628</text:p>
          </table:table-cell>
          <table:table-cell office:value-type="float" office:value="7.538574" calcext:value-type="float">
            <text:p>7.538574</text:p>
          </table:table-cell>
          <table:table-cell office:value-type="float" office:value="11.44843" calcext:value-type="float">
            <text:p>11.44843</text:p>
          </table:table-cell>
          <table:table-cell office:value-type="float" office:value="7.884308" calcext:value-type="float">
            <text:p>7.884308</text:p>
          </table:table-cell>
          <table:table-cell office:value-type="float" office:value="10.10947" calcext:value-type="float">
            <text:p>10.10947</text:p>
          </table:table-cell>
          <table:table-cell office:value-type="float" office:value="8.126648" calcext:value-type="float">
            <text:p>8.126648</text:p>
          </table:table-cell>
          <table:table-cell office:value-type="float" office:value="9.193604" calcext:value-type="float">
            <text:p>9.193604</text:p>
          </table:table-cell>
          <table:table-cell office:value-type="float" office:value="8.029694" calcext:value-type="float">
            <text:p>8.029694</text:p>
          </table:table-cell>
          <table:table-cell office:value-type="float" office:value="7.894989" calcext:value-type="float">
            <text:p>7.894989</text:p>
          </table:table-cell>
          <table:table-cell office:value-type="float" office:value="7.6875" calcext:value-type="float">
            <text:p>7.6875</text:p>
          </table:table-cell>
          <table:table-cell office:value-type="float" office:value="6.775055" calcext:value-type="float">
            <text:p>6.775055</text:p>
          </table:table-cell>
          <table:table-cell office:value-type="float" office:value="6.63501" calcext:value-type="float">
            <text:p>6.63501</text:p>
          </table:table-cell>
          <table:table-cell office:value-type="float" office:value="5.834106" calcext:value-type="float">
            <text:p>5.834106</text:p>
          </table:table-cell>
          <table:table-cell office:value-type="float" office:value="5.697479" calcext:value-type="float">
            <text:p>5.697479</text:p>
          </table:table-cell>
          <table:table-cell office:value-type="float" office:value="5.378876" calcext:value-type="float">
            <text:p>5.378876</text:p>
          </table:table-cell>
          <table:table-cell office:value-type="float" office:value="5.273621" calcext:value-type="float">
            <text:p>5.273621</text:p>
          </table:table-cell>
          <table:table-cell office:value-type="float" office:value="5.167877" calcext:value-type="float">
            <text:p>5.167877</text:p>
          </table:table-cell>
          <table:table-cell office:value-type="float" office:value="5.091492" calcext:value-type="float">
            <text:p>5.091492</text:p>
          </table:table-cell>
          <table:table-cell office:value-type="float" office:value="5.221497" calcext:value-type="float">
            <text:p>5.221497</text:p>
          </table:table-cell>
          <table:table-cell office:value-type="float" office:value="5.17099" calcext:value-type="float">
            <text:p>5.17099</text:p>
          </table:table-cell>
          <table:table-cell office:value-type="float" office:value="5.457764" calcext:value-type="float">
            <text:p>5.457764</text:p>
          </table:table-cell>
          <table:table-cell office:value-type="float" office:value="5.420532" calcext:value-type="float">
            <text:p>5.420532</text:p>
          </table:table-cell>
          <table:table-cell office:value-type="float" office:value="26.00827" calcext:value-type="float">
            <text:p>26.00827</text:p>
          </table:table-cell>
          <table:table-cell office:value-type="float" office:value="3.637878" calcext:value-type="float">
            <text:p>3.6378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16.82341" calcext:value-type="float">
            <text:p>16.82341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7.971037" calcext:value-type="float">
            <text:p>7.971037</text:p>
          </table:table-cell>
          <table:table-cell office:value-type="float" office:value="1.133282" calcext:value-type="float">
            <text:p>1.133282</text:p>
          </table:table-cell>
          <table:table-cell office:value-type="float" office:value="0.8998128" calcext:value-type="float">
            <text:p>0.8998128</text:p>
          </table:table-cell>
          <table:table-cell office:value-type="float" office:value="373.7345" calcext:value-type="float">
            <text:p>373.7345</text:p>
          </table:table-cell>
          <table:table-cell office:value-type="float" office:value="0" calcext:value-type="float">
            <text:p>0</text:p>
          </table:table-cell>
          <table:table-cell office:value-type="float" office:value="27.00681" calcext:value-type="float">
            <text:p>27.00681</text:p>
          </table:table-cell>
          <table:table-cell office:value-type="float" office:value="5.993896" calcext:value-type="float">
            <text:p>5.993896</text:p>
          </table:table-cell>
          <table:table-cell office:value-type="float" office:value="21.23398" calcext:value-type="float">
            <text:p>21.23398</text:p>
          </table:table-cell>
          <table:table-cell office:value-type="float" office:value="7.236206" calcext:value-type="float">
            <text:p>7.236206</text:p>
          </table:table-cell>
          <table:table-cell office:value-type="float" office:value="17.46265" calcext:value-type="float">
            <text:p>17.46265</text:p>
          </table:table-cell>
          <table:table-cell office:value-type="float" office:value="8.10498" calcext:value-type="float">
            <text:p>8.10498</text:p>
          </table:table-cell>
          <table:table-cell office:value-type="float" office:value="14.61935" calcext:value-type="float">
            <text:p>14.61935</text:p>
          </table:table-cell>
          <table:table-cell office:value-type="float" office:value="8.72113" calcext:value-type="float">
            <text:p>8.72113</text:p>
          </table:table-cell>
          <table:table-cell office:value-type="float" office:value="12.92053" calcext:value-type="float">
            <text:p>12.92053</text:p>
          </table:table-cell>
          <table:table-cell office:value-type="float" office:value="8.942535" calcext:value-type="float">
            <text:p>8.942535</text:p>
          </table:table-cell>
          <table:table-cell office:value-type="float" office:value="11.30817" calcext:value-type="float">
            <text:p>11.30817</text:p>
          </table:table-cell>
          <table:table-cell office:value-type="float" office:value="9.013855" calcext:value-type="float">
            <text:p>9.013855</text:p>
          </table:table-cell>
          <table:table-cell office:value-type="float" office:value="10.11206" calcext:value-type="float">
            <text:p>10.11206</text:p>
          </table:table-cell>
          <table:table-cell office:value-type="float" office:value="8.710968" calcext:value-type="float">
            <text:p>8.710968</text:p>
          </table:table-cell>
          <table:table-cell office:value-type="float" office:value="8.392181" calcext:value-type="float">
            <text:p>8.392181</text:p>
          </table:table-cell>
          <table:table-cell office:value-type="float" office:value="7.903015" calcext:value-type="float">
            <text:p>7.903015</text:p>
          </table:table-cell>
          <table:table-cell office:value-type="float" office:value="6.988861" calcext:value-type="float">
            <text:p>6.988861</text:p>
          </table:table-cell>
          <table:table-cell office:value-type="float" office:value="6.776978" calcext:value-type="float">
            <text:p>6.776978</text:p>
          </table:table-cell>
          <table:table-cell office:value-type="float" office:value="5.973114" calcext:value-type="float">
            <text:p>5.973114</text:p>
          </table:table-cell>
          <table:table-cell office:value-type="float" office:value="5.83548" calcext:value-type="float">
            <text:p>5.83548</text:p>
          </table:table-cell>
          <table:table-cell office:value-type="float" office:value="5.486237" calcext:value-type="float">
            <text:p>5.486237</text:p>
          </table:table-cell>
          <table:table-cell office:value-type="float" office:value="5.379974" calcext:value-type="float">
            <text:p>5.379974</text:p>
          </table:table-cell>
          <table:table-cell office:value-type="float" office:value="5.246857" calcext:value-type="float">
            <text:p>5.246857</text:p>
          </table:table-cell>
          <table:table-cell office:value-type="float" office:value="5.168671" calcext:value-type="float">
            <text:p>5.168671</text:p>
          </table:table-cell>
          <table:table-cell office:value-type="float" office:value="5.275146" calcext:value-type="float">
            <text:p>5.275146</text:p>
          </table:table-cell>
          <table:table-cell office:value-type="float" office:value="5.222046" calcext:value-type="float">
            <text:p>5.222046</text:p>
          </table:table-cell>
          <table:table-cell office:value-type="float" office:value="5.497986" calcext:value-type="float">
            <text:p>5.497986</text:p>
          </table:table-cell>
          <table:table-cell office:value-type="float" office:value="5.45816" calcext:value-type="float">
            <text:p>5.45816</text:p>
          </table:table-cell>
          <table:table-cell office:value-type="float" office:value="29.67154" calcext:value-type="float">
            <text:p>29.67154</text:p>
          </table:table-cell>
          <table:table-cell office:value-type="float" office:value="4.640015" calcext:value-type="float">
            <text:p>4.640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21.42941" calcext:value-type="float">
            <text:p>21.42941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7.973816" calcext:value-type="float">
            <text:p>7.973816</text:p>
          </table:table-cell>
          <table:table-cell office:value-type="float" office:value="1.144003" calcext:value-type="float">
            <text:p>1.144003</text:p>
          </table:table-cell>
          <table:table-cell office:value-type="float" office:value="0.7621083" calcext:value-type="float">
            <text:p>0.7621083</text:p>
          </table:table-cell>
          <table:table-cell office:value-type="float" office:value="373.3711" calcext:value-type="float">
            <text:p>373.3711</text:p>
          </table:table-cell>
          <table:table-cell office:value-type="float" office:value="0" calcext:value-type="float">
            <text:p>0</text:p>
          </table:table-cell>
          <table:table-cell office:value-type="float" office:value="38.61441" calcext:value-type="float">
            <text:p>38.61441</text:p>
          </table:table-cell>
          <table:table-cell office:value-type="float" office:value="6.703888" calcext:value-type="float">
            <text:p>6.703888</text:p>
          </table:table-cell>
          <table:table-cell office:value-type="float" office:value="26.60886" calcext:value-type="float">
            <text:p>26.60886</text:p>
          </table:table-cell>
          <table:table-cell office:value-type="float" office:value="8.465271" calcext:value-type="float">
            <text:p>8.465271</text:p>
          </table:table-cell>
          <table:table-cell office:value-type="float" office:value="21.45529" calcext:value-type="float">
            <text:p>21.45529</text:p>
          </table:table-cell>
          <table:table-cell office:value-type="float" office:value="9.449097" calcext:value-type="float">
            <text:p>9.449097</text:p>
          </table:table-cell>
          <table:table-cell office:value-type="float" office:value="17.62073" calcext:value-type="float">
            <text:p>17.62073</text:p>
          </table:table-cell>
          <table:table-cell office:value-type="float" office:value="10.0535" calcext:value-type="float">
            <text:p>10.0535</text:p>
          </table:table-cell>
          <table:table-cell office:value-type="float" office:value="15.3418" calcext:value-type="float">
            <text:p>15.3418</text:p>
          </table:table-cell>
          <table:table-cell office:value-type="float" office:value="10.20364" calcext:value-type="float">
            <text:p>10.20364</text:p>
          </table:table-cell>
          <table:table-cell office:value-type="float" office:value="13.19351" calcext:value-type="float">
            <text:p>13.19351</text:p>
          </table:table-cell>
          <table:table-cell office:value-type="float" office:value="10.14832" calcext:value-type="float">
            <text:p>10.14832</text:p>
          </table:table-cell>
          <table:table-cell office:value-type="float" office:value="11.49985" calcext:value-type="float">
            <text:p>11.49985</text:p>
          </table:table-cell>
          <table:table-cell office:value-type="float" office:value="9.650055" calcext:value-type="float">
            <text:p>9.650055</text:p>
          </table:table-cell>
          <table:table-cell office:value-type="float" office:value="9.135712" calcext:value-type="float">
            <text:p>9.135712</text:p>
          </table:table-cell>
          <table:table-cell office:value-type="float" office:value="8.40332" calcext:value-type="float">
            <text:p>8.40332</text:p>
          </table:table-cell>
          <table:table-cell office:value-type="float" office:value="7.317383" calcext:value-type="float">
            <text:p>7.317383</text:p>
          </table:table-cell>
          <table:table-cell office:value-type="float" office:value="6.991852" calcext:value-type="float">
            <text:p>6.991852</text:p>
          </table:table-cell>
          <table:table-cell office:value-type="float" office:value="6.135223" calcext:value-type="float">
            <text:p>6.135223</text:p>
          </table:table-cell>
          <table:table-cell office:value-type="float" office:value="5.97464" calcext:value-type="float">
            <text:p>5.97464</text:p>
          </table:table-cell>
          <table:table-cell office:value-type="float" office:value="5.598297" calcext:value-type="float">
            <text:p>5.598297</text:p>
          </table:table-cell>
          <table:table-cell office:value-type="float" office:value="5.487396" calcext:value-type="float">
            <text:p>5.487396</text:p>
          </table:table-cell>
          <table:table-cell office:value-type="float" office:value="5.328583" calcext:value-type="float">
            <text:p>5.328583</text:p>
          </table:table-cell>
          <table:table-cell office:value-type="float" office:value="5.247711" calcext:value-type="float">
            <text:p>5.247711</text:p>
          </table:table-cell>
          <table:table-cell office:value-type="float" office:value="5.331543" calcext:value-type="float">
            <text:p>5.331543</text:p>
          </table:table-cell>
          <table:table-cell office:value-type="float" office:value="5.275726" calcext:value-type="float">
            <text:p>5.275726</text:p>
          </table:table-cell>
          <table:table-cell office:value-type="float" office:value="5.541107" calcext:value-type="float">
            <text:p>5.541107</text:p>
          </table:table-cell>
          <table:table-cell office:value-type="float" office:value="5.498413" calcext:value-type="float">
            <text:p>5.498413</text:p>
          </table:table-cell>
          <table:table-cell office:value-type="float" office:value="47.69736" calcext:value-type="float">
            <text:p>47.69736</text:p>
          </table:table-cell>
          <table:table-cell office:value-type="float" office:value="4.68634" calcext:value-type="float">
            <text:p>4.68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24.20383" calcext:value-type="float">
            <text:p>24.20383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3.510233" calcext:value-type="float">
            <text:p>3.510233</text:p>
          </table:table-cell>
          <table:table-cell office:value-type="float" office:value="1.18407" calcext:value-type="float">
            <text:p>1.18407</text:p>
          </table:table-cell>
          <table:table-cell office:value-type="float" office:value="0.6914897" calcext:value-type="float">
            <text:p>0.6914897</text:p>
          </table:table-cell>
          <table:table-cell office:value-type="float" office:value="375.1539" calcext:value-type="float">
            <text:p>375.1539</text:p>
          </table:table-cell>
          <table:table-cell office:value-type="float" office:value="0" calcext:value-type="float">
            <text:p>0</text:p>
          </table:table-cell>
          <table:table-cell office:value-type="float" office:value="45.98611" calcext:value-type="float">
            <text:p>45.98611</text:p>
          </table:table-cell>
          <table:table-cell office:value-type="float" office:value="5.741058" calcext:value-type="float">
            <text:p>5.741058</text:p>
          </table:table-cell>
          <table:table-cell office:value-type="float" office:value="31.77148" calcext:value-type="float">
            <text:p>31.77148</text:p>
          </table:table-cell>
          <table:table-cell office:value-type="float" office:value="9.162415" calcext:value-type="float">
            <text:p>9.162415</text:p>
          </table:table-cell>
          <table:table-cell office:value-type="float" office:value="25.56006" calcext:value-type="float">
            <text:p>25.56006</text:p>
          </table:table-cell>
          <table:table-cell office:value-type="float" office:value="10.72794" calcext:value-type="float">
            <text:p>10.72794</text:p>
          </table:table-cell>
          <table:table-cell office:value-type="float" office:value="20.83847" calcext:value-type="float">
            <text:p>20.83847</text:p>
          </table:table-cell>
          <table:table-cell office:value-type="float" office:value="11.5733" calcext:value-type="float">
            <text:p>11.5733</text:p>
          </table:table-cell>
          <table:table-cell office:value-type="float" office:value="18.00397" calcext:value-type="float">
            <text:p>18.00397</text:p>
          </table:table-cell>
          <table:table-cell office:value-type="float" office:value="11.77155" calcext:value-type="float">
            <text:p>11.77155</text:p>
          </table:table-cell>
          <table:table-cell office:value-type="float" office:value="15.29544" calcext:value-type="float">
            <text:p>15.29544</text:p>
          </table:table-cell>
          <table:table-cell office:value-type="float" office:value="11.67389" calcext:value-type="float">
            <text:p>11.67389</text:p>
          </table:table-cell>
          <table:table-cell office:value-type="float" office:value="13.18607" calcext:value-type="float">
            <text:p>13.18607</text:p>
          </table:table-cell>
          <table:table-cell office:value-type="float" office:value="10.96619" calcext:value-type="float">
            <text:p>10.96619</text:p>
          </table:table-cell>
          <table:table-cell office:value-type="float" office:value="10.18817" calcext:value-type="float">
            <text:p>10.18817</text:p>
          </table:table-cell>
          <table:table-cell office:value-type="float" office:value="9.151825" calcext:value-type="float">
            <text:p>9.151825</text:p>
          </table:table-cell>
          <table:table-cell office:value-type="float" office:value="7.799286" calcext:value-type="float">
            <text:p>7.799286</text:p>
          </table:table-cell>
          <table:table-cell office:value-type="float" office:value="7.321747" calcext:value-type="float">
            <text:p>7.321747</text:p>
          </table:table-cell>
          <table:table-cell office:value-type="float" office:value="6.341644" calcext:value-type="float">
            <text:p>6.341644</text:p>
          </table:table-cell>
          <table:table-cell office:value-type="float" office:value="6.137085" calcext:value-type="float">
            <text:p>6.137085</text:p>
          </table:table-cell>
          <table:table-cell office:value-type="float" office:value="5.723175" calcext:value-type="float">
            <text:p>5.723175</text:p>
          </table:table-cell>
          <table:table-cell office:value-type="float" office:value="5.599487" calcext:value-type="float">
            <text:p>5.599487</text:p>
          </table:table-cell>
          <table:table-cell office:value-type="float" office:value="5.413452" calcext:value-type="float">
            <text:p>5.413452</text:p>
          </table:table-cell>
          <table:table-cell office:value-type="float" office:value="5.329468" calcext:value-type="float">
            <text:p>5.329468</text:p>
          </table:table-cell>
          <table:table-cell office:value-type="float" office:value="5.391083" calcext:value-type="float">
            <text:p>5.391083</text:p>
          </table:table-cell>
          <table:table-cell office:value-type="float" office:value="5.332123" calcext:value-type="float">
            <text:p>5.332123</text:p>
          </table:table-cell>
          <table:table-cell office:value-type="float" office:value="5.587067" calcext:value-type="float">
            <text:p>5.587067</text:p>
          </table:table-cell>
          <table:table-cell office:value-type="float" office:value="5.541565" calcext:value-type="float">
            <text:p>5.541565</text:p>
          </table:table-cell>
          <table:table-cell office:value-type="float" office:value="53.69736" calcext:value-type="float">
            <text:p>53.69736</text:p>
          </table:table-cell>
          <table:table-cell office:value-type="float" office:value="1.088226" calcext:value-type="float">
            <text:p>1.088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24.50202" calcext:value-type="float">
            <text:p>24.50202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4.491329" calcext:value-type="float">
            <text:p>4.491329</text:p>
          </table:table-cell>
          <table:table-cell office:value-type="float" office:value="1.114622" calcext:value-type="float">
            <text:p>1.114622</text:p>
          </table:table-cell>
          <table:table-cell office:value-type="float" office:value="0.740489" calcext:value-type="float">
            <text:p>0.740489</text:p>
          </table:table-cell>
          <table:table-cell office:value-type="float" office:value="384.4725" calcext:value-type="float">
            <text:p>384.4725</text:p>
          </table:table-cell>
          <table:table-cell office:value-type="float" office:value="4.3815" calcext:value-type="float">
            <text:p>4.3815</text:p>
          </table:table-cell>
          <table:table-cell office:value-type="float" office:value="45.38477" calcext:value-type="float">
            <text:p>45.38477</text:p>
          </table:table-cell>
          <table:table-cell office:value-type="float" office:value="7.213043" calcext:value-type="float">
            <text:p>7.213043</text:p>
          </table:table-cell>
          <table:table-cell office:value-type="float" office:value="31.96631" calcext:value-type="float">
            <text:p>31.96631</text:p>
          </table:table-cell>
          <table:table-cell office:value-type="float" office:value="10.75638" calcext:value-type="float">
            <text:p>10.75638</text:p>
          </table:table-cell>
          <table:table-cell office:value-type="float" office:value="26.14066" calcext:value-type="float">
            <text:p>26.14066</text:p>
          </table:table-cell>
          <table:table-cell office:value-type="float" office:value="12.48239" calcext:value-type="float">
            <text:p>12.48239</text:p>
          </table:table-cell>
          <table:table-cell office:value-type="float" office:value="21.69543" calcext:value-type="float">
            <text:p>21.69543</text:p>
          </table:table-cell>
          <table:table-cell office:value-type="float" office:value="13.35568" calcext:value-type="float">
            <text:p>13.35568</text:p>
          </table:table-cell>
          <table:table-cell office:value-type="float" office:value="19.00003" calcext:value-type="float">
            <text:p>19.00003</text:p>
          </table:table-cell>
          <table:table-cell office:value-type="float" office:value="13.52924" calcext:value-type="float">
            <text:p>13.52924</text:p>
          </table:table-cell>
          <table:table-cell office:value-type="float" office:value="16.34805" calcext:value-type="float">
            <text:p>16.34805</text:p>
          </table:table-cell>
          <table:table-cell office:value-type="float" office:value="13.33609" calcext:value-type="float">
            <text:p>13.33609</text:p>
          </table:table-cell>
          <table:table-cell office:value-type="float" office:value="14.28458" calcext:value-type="float">
            <text:p>14.28458</text:p>
          </table:table-cell>
          <table:table-cell office:value-type="float" office:value="12.44272" calcext:value-type="float">
            <text:p>12.44272</text:p>
          </table:table-cell>
          <table:table-cell office:value-type="float" office:value="11.26855" calcext:value-type="float">
            <text:p>11.26855</text:p>
          </table:table-cell>
          <table:table-cell office:value-type="float" office:value="10.2081" calcext:value-type="float">
            <text:p>10.2081</text:p>
          </table:table-cell>
          <table:table-cell office:value-type="float" office:value="8.423187" calcext:value-type="float">
            <text:p>8.423187</text:p>
          </table:table-cell>
          <table:table-cell office:value-type="float" office:value="7.805328" calcext:value-type="float">
            <text:p>7.805328</text:p>
          </table:table-cell>
          <table:table-cell office:value-type="float" office:value="6.610718" calcext:value-type="float">
            <text:p>6.610718</text:p>
          </table:table-cell>
          <table:table-cell office:value-type="float" office:value="6.344055" calcext:value-type="float">
            <text:p>6.344055</text:p>
          </table:table-cell>
          <table:table-cell office:value-type="float" office:value="5.871552" calcext:value-type="float">
            <text:p>5.871552</text:p>
          </table:table-cell>
          <table:table-cell office:value-type="float" office:value="5.724579" calcext:value-type="float">
            <text:p>5.724579</text:p>
          </table:table-cell>
          <table:table-cell office:value-type="float" office:value="5.505219" calcext:value-type="float">
            <text:p>5.505219</text:p>
          </table:table-cell>
          <table:table-cell office:value-type="float" office:value="5.414337" calcext:value-type="float">
            <text:p>5.414337</text:p>
          </table:table-cell>
          <table:table-cell office:value-type="float" office:value="5.453033" calcext:value-type="float">
            <text:p>5.453033</text:p>
          </table:table-cell>
          <table:table-cell office:value-type="float" office:value="5.391693" calcext:value-type="float">
            <text:p>5.391693</text:p>
          </table:table-cell>
          <table:table-cell office:value-type="float" office:value="5.635498" calcext:value-type="float">
            <text:p>5.635498</text:p>
          </table:table-cell>
          <table:table-cell office:value-type="float" office:value="5.587555" calcext:value-type="float">
            <text:p>5.587555</text:p>
          </table:table-cell>
          <table:table-cell office:value-type="float" office:value="52.22171" calcext:value-type="float">
            <text:p>52.22171</text:p>
          </table:table-cell>
          <table:table-cell office:value-type="float" office:value="2.298096" calcext:value-type="float">
            <text:p>2.2980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22.69409" calcext:value-type="float">
            <text:p>22.69409</text:p>
          </table:table-cell>
          <table:table-cell office:value-type="float" office:value="16.87288" calcext:value-type="float">
            <text:p>16.87288</text:p>
          </table:table-cell>
          <table:table-cell office:value-type="float" office:value="5.466867" calcext:value-type="float">
            <text:p>5.466867</text:p>
          </table:table-cell>
          <table:table-cell office:value-type="float" office:value="1.020121" calcext:value-type="float">
            <text:p>1.020121</text:p>
          </table:table-cell>
          <table:table-cell office:value-type="float" office:value="0.7881022" calcext:value-type="float">
            <text:p>0.7881022</text:p>
          </table:table-cell>
          <table:table-cell office:value-type="float" office:value="387.6096" calcext:value-type="float">
            <text:p>387.6096</text:p>
          </table:table-cell>
          <table:table-cell office:value-type="float" office:value="16.1925" calcext:value-type="float">
            <text:p>16.1925</text:p>
          </table:table-cell>
          <table:table-cell office:value-type="float" office:value="29.71664" calcext:value-type="float">
            <text:p>29.71664</text:p>
          </table:table-cell>
          <table:table-cell office:value-type="float" office:value="7.004425" calcext:value-type="float">
            <text:p>7.004425</text:p>
          </table:table-cell>
          <table:table-cell office:value-type="float" office:value="24.44" calcext:value-type="float">
            <text:p>24.44</text:p>
          </table:table-cell>
          <table:table-cell office:value-type="float" office:value="9.373962" calcext:value-type="float">
            <text:p>9.373962</text:p>
          </table:table-cell>
          <table:table-cell office:value-type="float" office:value="20.76721" calcext:value-type="float">
            <text:p>20.76721</text:p>
          </table:table-cell>
          <table:table-cell office:value-type="float" office:value="11.13351" calcext:value-type="float">
            <text:p>11.13351</text:p>
          </table:table-cell>
          <table:table-cell office:value-type="float" office:value="18.16971" calcext:value-type="float">
            <text:p>18.16971</text:p>
          </table:table-cell>
          <table:table-cell office:value-type="float" office:value="12.50256" calcext:value-type="float">
            <text:p>12.50256</text:p>
          </table:table-cell>
          <table:table-cell office:value-type="float" office:value="17.49365" calcext:value-type="float">
            <text:p>17.49365</text:p>
          </table:table-cell>
          <table:table-cell office:value-type="float" office:value="13.16019" calcext:value-type="float">
            <text:p>13.16019</text:p>
          </table:table-cell>
          <table:table-cell office:value-type="float" office:value="16.24619" calcext:value-type="float">
            <text:p>16.24619</text:p>
          </table:table-cell>
          <table:table-cell office:value-type="float" office:value="13.43964" calcext:value-type="float">
            <text:p>13.43964</text:p>
          </table:table-cell>
          <table:table-cell office:value-type="float" office:value="14.31995" calcext:value-type="float">
            <text:p>14.31995</text:p>
          </table:table-cell>
          <table:table-cell office:value-type="float" office:value="12.86163" calcext:value-type="float">
            <text:p>12.86163</text:p>
          </table:table-cell>
          <table:table-cell office:value-type="float" office:value="11.71191" calcext:value-type="float">
            <text:p>11.71191</text:p>
          </table:table-cell>
          <table:table-cell office:value-type="float" office:value="11.28574" calcext:value-type="float">
            <text:p>11.28574</text:p>
          </table:table-cell>
          <table:table-cell office:value-type="float" office:value="9.022614" calcext:value-type="float">
            <text:p>9.022614</text:p>
          </table:table-cell>
          <table:table-cell office:value-type="float" office:value="8.430115" calcext:value-type="float">
            <text:p>8.430115</text:p>
          </table:table-cell>
          <table:table-cell office:value-type="float" office:value="6.934479" calcext:value-type="float">
            <text:p>6.934479</text:p>
          </table:table-cell>
          <table:table-cell office:value-type="float" office:value="6.6138" calcext:value-type="float">
            <text:p>6.6138</text:p>
          </table:table-cell>
          <table:table-cell office:value-type="float" office:value="6.050354" calcext:value-type="float">
            <text:p>6.050354</text:p>
          </table:table-cell>
          <table:table-cell office:value-type="float" office:value="5.87326" calcext:value-type="float">
            <text:p>5.87326</text:p>
          </table:table-cell>
          <table:table-cell office:value-type="float" office:value="5.60849" calcext:value-type="float">
            <text:p>5.60849</text:p>
          </table:table-cell>
          <table:table-cell office:value-type="float" office:value="5.506195" calcext:value-type="float">
            <text:p>5.506195</text:p>
          </table:table-cell>
          <table:table-cell office:value-type="float" office:value="5.519653" calcext:value-type="float">
            <text:p>5.519653</text:p>
          </table:table-cell>
          <table:table-cell office:value-type="float" office:value="5.453705" calcext:value-type="float">
            <text:p>5.453705</text:p>
          </table:table-cell>
          <table:table-cell office:value-type="float" office:value="5.686584" calcext:value-type="float">
            <text:p>5.686584</text:p>
          </table:table-cell>
          <table:table-cell office:value-type="float" office:value="5.636017" calcext:value-type="float">
            <text:p>5.636017</text:p>
          </table:table-cell>
          <table:table-cell office:value-type="float" office:value="32.37863" calcext:value-type="float">
            <text:p>32.37863</text:p>
          </table:table-cell>
          <table:table-cell office:value-type="float" office:value="4.56369" calcext:value-type="float">
            <text:p>4.563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14.34319" calcext:value-type="float">
            <text:p>14.34319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6.962141" calcext:value-type="float">
            <text:p>6.962141</text:p>
          </table:table-cell>
          <table:table-cell office:value-type="float" office:value="1.047719" calcext:value-type="float">
            <text:p>1.047719</text:p>
          </table:table-cell>
          <table:table-cell office:value-type="float" office:value="0.7695362" calcext:value-type="float">
            <text:p>0.7695362</text:p>
          </table:table-cell>
          <table:table-cell office:value-type="float" office:value="386.4604" calcext:value-type="float">
            <text:p>386.4604</text:p>
          </table:table-cell>
          <table:table-cell office:value-type="float" office:value="9.144" calcext:value-type="float">
            <text:p>9.144</text:p>
          </table:table-cell>
          <table:table-cell office:value-type="float" office:value="24.17767" calcext:value-type="float">
            <text:p>24.17767</text:p>
          </table:table-cell>
          <table:table-cell office:value-type="float" office:value="7.056335" calcext:value-type="float">
            <text:p>7.056335</text:p>
          </table:table-cell>
          <table:table-cell office:value-type="float" office:value="20.24203" calcext:value-type="float">
            <text:p>20.24203</text:p>
          </table:table-cell>
          <table:table-cell office:value-type="float" office:value="8.867432" calcext:value-type="float">
            <text:p>8.867432</text:p>
          </table:table-cell>
          <table:table-cell office:value-type="float" office:value="17.70447" calcext:value-type="float">
            <text:p>17.70447</text:p>
          </table:table-cell>
          <table:table-cell office:value-type="float" office:value="10.32529" calcext:value-type="float">
            <text:p>10.32529</text:p>
          </table:table-cell>
          <table:table-cell office:value-type="float" office:value="15.91049" calcext:value-type="float">
            <text:p>15.91049</text:p>
          </table:table-cell>
          <table:table-cell office:value-type="float" office:value="11.4761" calcext:value-type="float">
            <text:p>11.4761</text:p>
          </table:table-cell>
          <table:table-cell office:value-type="float" office:value="14.93661" calcext:value-type="float">
            <text:p>14.93661</text:p>
          </table:table-cell>
          <table:table-cell office:value-type="float" office:value="12.04153" calcext:value-type="float">
            <text:p>12.04153</text:p>
          </table:table-cell>
          <table:table-cell office:value-type="float" office:value="14.67682" calcext:value-type="float">
            <text:p>14.67682</text:p>
          </table:table-cell>
          <table:table-cell office:value-type="float" office:value="12.43732" calcext:value-type="float">
            <text:p>12.43732</text:p>
          </table:table-cell>
          <table:table-cell office:value-type="float" office:value="13.6405" calcext:value-type="float">
            <text:p>13.6405</text:p>
          </table:table-cell>
          <table:table-cell office:value-type="float" office:value="12.22739" calcext:value-type="float">
            <text:p>12.22739</text:p>
          </table:table-cell>
          <table:table-cell office:value-type="float" office:value="11.77292" calcext:value-type="float">
            <text:p>11.77292</text:p>
          </table:table-cell>
          <table:table-cell office:value-type="float" office:value="11.4949" calcext:value-type="float">
            <text:p>11.4949</text:p>
          </table:table-cell>
          <table:table-cell office:value-type="float" office:value="9.374481" calcext:value-type="float">
            <text:p>9.374481</text:p>
          </table:table-cell>
          <table:table-cell office:value-type="float" office:value="9.027771" calcext:value-type="float">
            <text:p>9.027771</text:p>
          </table:table-cell>
          <table:table-cell office:value-type="float" office:value="7.259918" calcext:value-type="float">
            <text:p>7.259918</text:p>
          </table:table-cell>
          <table:table-cell office:value-type="float" office:value="6.937988" calcext:value-type="float">
            <text:p>6.937988</text:p>
          </table:table-cell>
          <table:table-cell office:value-type="float" office:value="6.252869" calcext:value-type="float">
            <text:p>6.252869</text:p>
          </table:table-cell>
          <table:table-cell office:value-type="float" office:value="6.052368" calcext:value-type="float">
            <text:p>6.052368</text:p>
          </table:table-cell>
          <table:table-cell office:value-type="float" office:value="5.725494" calcext:value-type="float">
            <text:p>5.725494</text:p>
          </table:table-cell>
          <table:table-cell office:value-type="float" office:value="5.609619" calcext:value-type="float">
            <text:p>5.609619</text:p>
          </table:table-cell>
          <table:table-cell office:value-type="float" office:value="5.591797" calcext:value-type="float">
            <text:p>5.591797</text:p>
          </table:table-cell>
          <table:table-cell office:value-type="float" office:value="5.520386" calcext:value-type="float">
            <text:p>5.520386</text:p>
          </table:table-cell>
          <table:table-cell office:value-type="float" office:value="5.741211" calcext:value-type="float">
            <text:p>5.741211</text:p>
          </table:table-cell>
          <table:table-cell office:value-type="float" office:value="5.687134" calcext:value-type="float">
            <text:p>5.687134</text:p>
          </table:table-cell>
          <table:table-cell office:value-type="float" office:value="26.68631" calcext:value-type="float">
            <text:p>26.68631</text:p>
          </table:table-cell>
          <table:table-cell office:value-type="float" office:value="4.846619" calcext:value-type="float">
            <text:p>4.846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16.54803" calcext:value-type="float">
            <text:p>16.54803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4.460751" calcext:value-type="float">
            <text:p>4.460751</text:p>
          </table:table-cell>
          <table:table-cell office:value-type="float" office:value="0.9517376" calcext:value-type="float">
            <text:p>0.9517376</text:p>
          </table:table-cell>
          <table:table-cell office:value-type="float" office:value="0.6869934" calcext:value-type="float">
            <text:p>0.6869934</text:p>
          </table:table-cell>
          <table:table-cell office:value-type="float" office:value="381.7852" calcext:value-type="float">
            <text:p>381.7852</text:p>
          </table:table-cell>
          <table:table-cell office:value-type="float" office:value="0" calcext:value-type="float">
            <text:p>0</text:p>
          </table:table-cell>
          <table:table-cell office:value-type="float" office:value="24.40341" calcext:value-type="float">
            <text:p>24.40341</text:p>
          </table:table-cell>
          <table:table-cell office:value-type="float" office:value="5.149231" calcext:value-type="float">
            <text:p>5.149231</text:p>
          </table:table-cell>
          <table:table-cell office:value-type="float" office:value="20.13803" calcext:value-type="float">
            <text:p>20.13803</text:p>
          </table:table-cell>
          <table:table-cell office:value-type="float" office:value="7.298004" calcext:value-type="float">
            <text:p>7.298004</text:p>
          </table:table-cell>
          <table:table-cell office:value-type="float" office:value="17.23157" calcext:value-type="float">
            <text:p>17.23157</text:p>
          </table:table-cell>
          <table:table-cell office:value-type="float" office:value="9.223175" calcext:value-type="float">
            <text:p>9.223175</text:p>
          </table:table-cell>
          <table:table-cell office:value-type="float" office:value="15.25989" calcext:value-type="float">
            <text:p>15.25989</text:p>
          </table:table-cell>
          <table:table-cell office:value-type="float" office:value="10.59702" calcext:value-type="float">
            <text:p>10.59702</text:p>
          </table:table-cell>
          <table:table-cell office:value-type="float" office:value="14.15613" calcext:value-type="float">
            <text:p>14.15613</text:p>
          </table:table-cell>
          <table:table-cell office:value-type="float" office:value="11.26938" calcext:value-type="float">
            <text:p>11.26938</text:p>
          </table:table-cell>
          <table:table-cell office:value-type="float" office:value="13.53546" calcext:value-type="float">
            <text:p>13.53546</text:p>
          </table:table-cell>
          <table:table-cell office:value-type="float" office:value="11.76895" calcext:value-type="float">
            <text:p>11.76895</text:p>
          </table:table-cell>
          <table:table-cell office:value-type="float" office:value="12.8418" calcext:value-type="float">
            <text:p>12.8418</text:p>
          </table:table-cell>
          <table:table-cell office:value-type="float" office:value="11.70975" calcext:value-type="float">
            <text:p>11.70975</text:p>
          </table:table-cell>
          <table:table-cell office:value-type="float" office:value="11.53873" calcext:value-type="float">
            <text:p>11.53873</text:p>
          </table:table-cell>
          <table:table-cell office:value-type="float" office:value="11.2388" calcext:value-type="float">
            <text:p>11.2388</text:p>
          </table:table-cell>
          <table:table-cell office:value-type="float" office:value="9.527863" calcext:value-type="float">
            <text:p>9.527863</text:p>
          </table:table-cell>
          <table:table-cell office:value-type="float" office:value="9.376984" calcext:value-type="float">
            <text:p>9.376984</text:p>
          </table:table-cell>
          <table:table-cell office:value-type="float" office:value="7.537872" calcext:value-type="float">
            <text:p>7.537872</text:p>
          </table:table-cell>
          <table:table-cell office:value-type="float" office:value="7.263062" calcext:value-type="float">
            <text:p>7.263062</text:p>
          </table:table-cell>
          <table:table-cell office:value-type="float" office:value="6.460999" calcext:value-type="float">
            <text:p>6.460999</text:p>
          </table:table-cell>
          <table:table-cell office:value-type="float" office:value="6.255035" calcext:value-type="float">
            <text:p>6.255035</text:p>
          </table:table-cell>
          <table:table-cell office:value-type="float" office:value="5.855591" calcext:value-type="float">
            <text:p>5.855591</text:p>
          </table:table-cell>
          <table:table-cell office:value-type="float" office:value="5.726776" calcext:value-type="float">
            <text:p>5.726776</text:p>
          </table:table-cell>
          <table:table-cell office:value-type="float" office:value="5.671417" calcext:value-type="float">
            <text:p>5.671417</text:p>
          </table:table-cell>
          <table:table-cell office:value-type="float" office:value="5.59259" calcext:value-type="float">
            <text:p>5.59259</text:p>
          </table:table-cell>
          <table:table-cell office:value-type="float" office:value="5.799713" calcext:value-type="float">
            <text:p>5.799713</text:p>
          </table:table-cell>
          <table:table-cell office:value-type="float" office:value="5.741791" calcext:value-type="float">
            <text:p>5.741791</text:p>
          </table:table-cell>
          <table:table-cell office:value-type="float" office:value="26.86575" calcext:value-type="float">
            <text:p>26.86575</text:p>
          </table:table-cell>
          <table:table-cell office:value-type="float" office:value="2.506744" calcext:value-type="float">
            <text:p>2.5067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22.70023" calcext:value-type="float">
            <text:p>22.70023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.498001" calcext:value-type="float">
            <text:p>1.498001</text:p>
          </table:table-cell>
          <table:table-cell office:value-type="float" office:value="1.060442" calcext:value-type="float">
            <text:p>1.060442</text:p>
          </table:table-cell>
          <table:table-cell office:value-type="float" office:value="0.5999838" calcext:value-type="float">
            <text:p>0.5999838</text:p>
          </table:table-cell>
          <table:table-cell office:value-type="float" office:value="384.2156" calcext:value-type="float">
            <text:p>384.2156</text:p>
          </table:table-cell>
          <table:table-cell office:value-type="float" office:value="0" calcext:value-type="float">
            <text:p>0</text:p>
          </table:table-cell>
          <table:table-cell office:value-type="float" office:value="29.9194" calcext:value-type="float">
            <text:p>29.9194</text:p>
          </table:table-cell>
          <table:table-cell office:value-type="float" office:value="2.883179" calcext:value-type="float">
            <text:p>2.883179</text:p>
          </table:table-cell>
          <table:table-cell office:value-type="float" office:value="23.56622" calcext:value-type="float">
            <text:p>23.56622</text:p>
          </table:table-cell>
          <table:table-cell office:value-type="float" office:value="5.510834" calcext:value-type="float">
            <text:p>5.510834</text:p>
          </table:table-cell>
          <table:table-cell office:value-type="float" office:value="19.41449" calcext:value-type="float">
            <text:p>19.41449</text:p>
          </table:table-cell>
          <table:table-cell office:value-type="float" office:value="7.748657" calcext:value-type="float">
            <text:p>7.748657</text:p>
          </table:table-cell>
          <table:table-cell office:value-type="float" office:value="16.53247" calcext:value-type="float">
            <text:p>16.53247</text:p>
          </table:table-cell>
          <table:table-cell office:value-type="float" office:value="9.47641" calcext:value-type="float">
            <text:p>9.47641</text:p>
          </table:table-cell>
          <table:table-cell office:value-type="float" office:value="14.9115" calcext:value-type="float">
            <text:p>14.9115</text:p>
          </table:table-cell>
          <table:table-cell office:value-type="float" office:value="10.35751" calcext:value-type="float">
            <text:p>10.35751</text:p>
          </table:table-cell>
          <table:table-cell office:value-type="float" office:value="13.42389" calcext:value-type="float">
            <text:p>13.42389</text:p>
          </table:table-cell>
          <table:table-cell office:value-type="float" office:value="11.0798" calcext:value-type="float">
            <text:p>11.0798</text:p>
          </table:table-cell>
          <table:table-cell office:value-type="float" office:value="12.45618" calcext:value-type="float">
            <text:p>12.45618</text:p>
          </table:table-cell>
          <table:table-cell office:value-type="float" office:value="11.1951" calcext:value-type="float">
            <text:p>11.1951</text:p>
          </table:table-cell>
          <table:table-cell office:value-type="float" office:value="11.27255" calcext:value-type="float">
            <text:p>11.27255</text:p>
          </table:table-cell>
          <table:table-cell office:value-type="float" office:value="10.97495" calcext:value-type="float">
            <text:p>10.97495</text:p>
          </table:table-cell>
          <table:table-cell office:value-type="float" office:value="9.574249" calcext:value-type="float">
            <text:p>9.574249</text:p>
          </table:table-cell>
          <table:table-cell office:value-type="float" office:value="9.52887" calcext:value-type="float">
            <text:p>9.52887</text:p>
          </table:table-cell>
          <table:table-cell office:value-type="float" office:value="7.757324" calcext:value-type="float">
            <text:p>7.757324</text:p>
          </table:table-cell>
          <table:table-cell office:value-type="float" office:value="7.540436" calcext:value-type="float">
            <text:p>7.540436</text:p>
          </table:table-cell>
          <table:table-cell office:value-type="float" office:value="6.658234" calcext:value-type="float">
            <text:p>6.658234</text:p>
          </table:table-cell>
          <table:table-cell office:value-type="float" office:value="6.463135" calcext:value-type="float">
            <text:p>6.463135</text:p>
          </table:table-cell>
          <table:table-cell office:value-type="float" office:value="5.993439" calcext:value-type="float">
            <text:p>5.993439</text:p>
          </table:table-cell>
          <table:table-cell office:value-type="float" office:value="5.856964" calcext:value-type="float">
            <text:p>5.856964</text:p>
          </table:table-cell>
          <table:table-cell office:value-type="float" office:value="5.757904" calcext:value-type="float">
            <text:p>5.757904</text:p>
          </table:table-cell>
          <table:table-cell office:value-type="float" office:value="5.672302" calcext:value-type="float">
            <text:p>5.672302</text:p>
          </table:table-cell>
          <table:table-cell office:value-type="float" office:value="5.862732" calcext:value-type="float">
            <text:p>5.862732</text:p>
          </table:table-cell>
          <table:table-cell office:value-type="float" office:value="5.800323" calcext:value-type="float">
            <text:p>5.800323</text:p>
          </table:table-cell>
          <table:table-cell office:value-type="float" office:value="32.84113" calcext:value-type="float">
            <text:p>32.84113</text:p>
          </table:table-cell>
          <table:table-cell office:value-type="float" office:value="-0.2475586" calcext:value-type="float">
            <text:p>-0.24755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24.6875" calcext:value-type="float">
            <text:p>24.6875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2.003839" calcext:value-type="float">
            <text:p>2.003839</text:p>
          </table:table-cell>
          <table:table-cell office:value-type="float" office:value="1.111827" calcext:value-type="float">
            <text:p>1.111827</text:p>
          </table:table-cell>
          <table:table-cell office:value-type="float" office:value="0.6219016" calcext:value-type="float">
            <text:p>0.6219016</text:p>
          </table:table-cell>
          <table:table-cell office:value-type="float" office:value="386.2615" calcext:value-type="float">
            <text:p>386.2615</text:p>
          </table:table-cell>
          <table:table-cell office:value-type="float" office:value="0" calcext:value-type="float">
            <text:p>0</text:p>
          </table:table-cell>
          <table:table-cell office:value-type="float" office:value="32.09668" calcext:value-type="float">
            <text:p>32.09668</text:p>
          </table:table-cell>
          <table:table-cell office:value-type="float" office:value="3.452545" calcext:value-type="float">
            <text:p>3.452545</text:p>
          </table:table-cell>
          <table:table-cell office:value-type="float" office:value="24.79156" calcext:value-type="float">
            <text:p>24.79156</text:p>
          </table:table-cell>
          <table:table-cell office:value-type="float" office:value="6.209076" calcext:value-type="float">
            <text:p>6.209076</text:p>
          </table:table-cell>
          <table:table-cell office:value-type="float" office:value="20.42667" calcext:value-type="float">
            <text:p>20.42667</text:p>
          </table:table-cell>
          <table:table-cell office:value-type="float" office:value="8.423035" calcext:value-type="float">
            <text:p>8.423035</text:p>
          </table:table-cell>
          <table:table-cell office:value-type="float" office:value="17.37305" calcext:value-type="float">
            <text:p>17.37305</text:p>
          </table:table-cell>
          <table:table-cell office:value-type="float" office:value="10.07404" calcext:value-type="float">
            <text:p>10.07404</text:p>
          </table:table-cell>
          <table:table-cell office:value-type="float" office:value="15.61603" calcext:value-type="float">
            <text:p>15.61603</text:p>
          </table:table-cell>
          <table:table-cell office:value-type="float" office:value="10.87393" calcext:value-type="float">
            <text:p>10.87393</text:p>
          </table:table-cell>
          <table:table-cell office:value-type="float" office:value="13.99301" calcext:value-type="float">
            <text:p>13.99301</text:p>
          </table:table-cell>
          <table:table-cell office:value-type="float" office:value="11.48099" calcext:value-type="float">
            <text:p>11.48099</text:p>
          </table:table-cell>
          <table:table-cell office:value-type="float" office:value="12.85645" calcext:value-type="float">
            <text:p>12.85645</text:p>
          </table:table-cell>
          <table:table-cell office:value-type="float" office:value="11.4501" calcext:value-type="float">
            <text:p>11.4501</text:p>
          </table:table-cell>
          <table:table-cell office:value-type="float" office:value="11.23962" calcext:value-type="float">
            <text:p>11.23962</text:p>
          </table:table-cell>
          <table:table-cell office:value-type="float" office:value="11.05029" calcext:value-type="float">
            <text:p>11.05029</text:p>
          </table:table-cell>
          <table:table-cell office:value-type="float" office:value="9.65097" calcext:value-type="float">
            <text:p>9.65097</text:p>
          </table:table-cell>
          <table:table-cell office:value-type="float" office:value="9.57486" calcext:value-type="float">
            <text:p>9.57486</text:p>
          </table:table-cell>
          <table:table-cell office:value-type="float" office:value="7.933777" calcext:value-type="float">
            <text:p>7.933777</text:p>
          </table:table-cell>
          <table:table-cell office:value-type="float" office:value="7.759308" calcext:value-type="float">
            <text:p>7.759308</text:p>
          </table:table-cell>
          <table:table-cell office:value-type="float" office:value="6.836761" calcext:value-type="float">
            <text:p>6.836761</text:p>
          </table:table-cell>
          <table:table-cell office:value-type="float" office:value="6.660217" calcext:value-type="float">
            <text:p>6.660217</text:p>
          </table:table-cell>
          <table:table-cell office:value-type="float" office:value="6.132751" calcext:value-type="float">
            <text:p>6.132751</text:p>
          </table:table-cell>
          <table:table-cell office:value-type="float" office:value="5.994873" calcext:value-type="float">
            <text:p>5.994873</text:p>
          </table:table-cell>
          <table:table-cell office:value-type="float" office:value="5.850616" calcext:value-type="float">
            <text:p>5.850616</text:p>
          </table:table-cell>
          <table:table-cell office:value-type="float" office:value="5.75882" calcext:value-type="float">
            <text:p>5.75882</text:p>
          </table:table-cell>
          <table:table-cell office:value-type="float" office:value="5.93103" calcext:value-type="float">
            <text:p>5.93103</text:p>
          </table:table-cell>
          <table:table-cell office:value-type="float" office:value="5.863434" calcext:value-type="float">
            <text:p>5.863434</text:p>
          </table:table-cell>
          <table:table-cell office:value-type="float" office:value="34.84991" calcext:value-type="float">
            <text:p>34.84991</text:p>
          </table:table-cell>
          <table:table-cell office:value-type="float" office:value="0.2021484" calcext:value-type="float">
            <text:p>0.2021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24.17612" calcext:value-type="float">
            <text:p>24.1761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3.465755" calcext:value-type="float">
            <text:p>3.465755</text:p>
          </table:table-cell>
          <table:table-cell office:value-type="float" office:value="0.9482927" calcext:value-type="float">
            <text:p>0.9482927</text:p>
          </table:table-cell>
          <table:table-cell office:value-type="float" office:value="0.6511306" calcext:value-type="float">
            <text:p>0.6511306</text:p>
          </table:table-cell>
          <table:table-cell office:value-type="float" office:value="385.6385" calcext:value-type="float">
            <text:p>385.6385</text:p>
          </table:table-cell>
          <table:table-cell office:value-type="float" office:value="0" calcext:value-type="float">
            <text:p>0</text:p>
          </table:table-cell>
          <table:table-cell office:value-type="float" office:value="40.07883" calcext:value-type="float">
            <text:p>40.07883</text:p>
          </table:table-cell>
          <table:table-cell office:value-type="float" office:value="4.817444" calcext:value-type="float">
            <text:p>4.817444</text:p>
          </table:table-cell>
          <table:table-cell office:value-type="float" office:value="27.67523" calcext:value-type="float">
            <text:p>27.67523</text:p>
          </table:table-cell>
          <table:table-cell office:value-type="float" office:value="8.24588" calcext:value-type="float">
            <text:p>8.24588</text:p>
          </table:table-cell>
          <table:table-cell office:value-type="float" office:value="22.70914" calcext:value-type="float">
            <text:p>22.70914</text:p>
          </table:table-cell>
          <table:table-cell office:value-type="float" office:value="10.16028" calcext:value-type="float">
            <text:p>10.16028</text:p>
          </table:table-cell>
          <table:table-cell office:value-type="float" office:value="19.09091" calcext:value-type="float">
            <text:p>19.09091</text:p>
          </table:table-cell>
          <table:table-cell office:value-type="float" office:value="11.42337" calcext:value-type="float">
            <text:p>11.42337</text:p>
          </table:table-cell>
          <table:table-cell office:value-type="float" office:value="16.99512" calcext:value-type="float">
            <text:p>16.99512</text:p>
          </table:table-cell>
          <table:table-cell office:value-type="float" office:value="11.96033" calcext:value-type="float">
            <text:p>11.96033</text:p>
          </table:table-cell>
          <table:table-cell office:value-type="float" office:value="15.03098" calcext:value-type="float">
            <text:p>15.03098</text:p>
          </table:table-cell>
          <table:table-cell office:value-type="float" office:value="12.28235" calcext:value-type="float">
            <text:p>12.28235</text:p>
          </table:table-cell>
          <table:table-cell office:value-type="float" office:value="13.62674" calcext:value-type="float">
            <text:p>13.62674</text:p>
          </table:table-cell>
          <table:table-cell office:value-type="float" office:value="12.03387" calcext:value-type="float">
            <text:p>12.03387</text:p>
          </table:table-cell>
          <table:table-cell office:value-type="float" office:value="11.63315" calcext:value-type="float">
            <text:p>11.63315</text:p>
          </table:table-cell>
          <table:table-cell office:value-type="float" office:value="11.2485" calcext:value-type="float">
            <text:p>11.2485</text:p>
          </table:table-cell>
          <table:table-cell office:value-type="float" office:value="9.815613" calcext:value-type="float">
            <text:p>9.815613</text:p>
          </table:table-cell>
          <table:table-cell office:value-type="float" office:value="9.652344" calcext:value-type="float">
            <text:p>9.652344</text:p>
          </table:table-cell>
          <table:table-cell office:value-type="float" office:value="8.096893" calcext:value-type="float">
            <text:p>8.096893</text:p>
          </table:table-cell>
          <table:table-cell office:value-type="float" office:value="7.935455" calcext:value-type="float">
            <text:p>7.935455</text:p>
          </table:table-cell>
          <table:table-cell office:value-type="float" office:value="6.999664" calcext:value-type="float">
            <text:p>6.999664</text:p>
          </table:table-cell>
          <table:table-cell office:value-type="float" office:value="6.838531" calcext:value-type="float">
            <text:p>6.838531</text:p>
          </table:table-cell>
          <table:table-cell office:value-type="float" office:value="6.270172" calcext:value-type="float">
            <text:p>6.270172</text:p>
          </table:table-cell>
          <table:table-cell office:value-type="float" office:value="6.134186" calcext:value-type="float">
            <text:p>6.134186</text:p>
          </table:table-cell>
          <table:table-cell office:value-type="float" office:value="5.947937" calcext:value-type="float">
            <text:p>5.947937</text:p>
          </table:table-cell>
          <table:table-cell office:value-type="float" office:value="5.851624" calcext:value-type="float">
            <text:p>5.851624</text:p>
          </table:table-cell>
          <table:table-cell office:value-type="float" office:value="6.00415" calcext:value-type="float">
            <text:p>6.00415</text:p>
          </table:table-cell>
          <table:table-cell office:value-type="float" office:value="5.931793" calcext:value-type="float">
            <text:p>5.931793</text:p>
          </table:table-cell>
          <table:table-cell office:value-type="float" office:value="46.46597" calcext:value-type="float">
            <text:p>46.46597</text:p>
          </table:table-cell>
          <table:table-cell office:value-type="float" office:value="0.7986755" calcext:value-type="float">
            <text:p>0.7986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21.11825" calcext:value-type="float">
            <text:p>21.11825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0.711785" calcext:value-type="float">
            <text:p>0.711785</text:p>
          </table:table-cell>
          <table:table-cell office:value-type="float" office:value="0.7561235" calcext:value-type="float">
            <text:p>0.7561235</text:p>
          </table:table-cell>
          <table:table-cell office:value-type="float" office:value="0.5622534" calcext:value-type="float">
            <text:p>0.5622534</text:p>
          </table:table-cell>
          <table:table-cell office:value-type="float" office:value="391.8281" calcext:value-type="float">
            <text:p>391.8281</text:p>
          </table:table-cell>
          <table:table-cell office:value-type="float" office:value="0" calcext:value-type="float">
            <text:p>0</text:p>
          </table:table-cell>
          <table:table-cell office:value-type="float" office:value="32.05618" calcext:value-type="float">
            <text:p>32.05618</text:p>
          </table:table-cell>
          <table:table-cell office:value-type="float" office:value="3.986603" calcext:value-type="float">
            <text:p>3.986603</text:p>
          </table:table-cell>
          <table:table-cell office:value-type="float" office:value="23.30948" calcext:value-type="float">
            <text:p>23.30948</text:p>
          </table:table-cell>
          <table:table-cell office:value-type="float" office:value="8.215546" calcext:value-type="float">
            <text:p>8.215546</text:p>
          </table:table-cell>
          <table:table-cell office:value-type="float" office:value="19.76486" calcext:value-type="float">
            <text:p>19.76486</text:p>
          </table:table-cell>
          <table:table-cell office:value-type="float" office:value="10.55444" calcext:value-type="float">
            <text:p>10.55444</text:p>
          </table:table-cell>
          <table:table-cell office:value-type="float" office:value="17.25098" calcext:value-type="float">
            <text:p>17.25098</text:p>
          </table:table-cell>
          <table:table-cell office:value-type="float" office:value="11.98114" calcext:value-type="float">
            <text:p>11.98114</text:p>
          </table:table-cell>
          <table:table-cell office:value-type="float" office:value="15.8064" calcext:value-type="float">
            <text:p>15.8064</text:p>
          </table:table-cell>
          <table:table-cell office:value-type="float" office:value="12.5787" calcext:value-type="float">
            <text:p>12.5787</text:p>
          </table:table-cell>
          <table:table-cell office:value-type="float" office:value="14.94894" calcext:value-type="float">
            <text:p>14.94894</text:p>
          </table:table-cell>
          <table:table-cell office:value-type="float" office:value="12.90216" calcext:value-type="float">
            <text:p>12.90216</text:p>
          </table:table-cell>
          <table:table-cell office:value-type="float" office:value="13.65231" calcext:value-type="float">
            <text:p>13.65231</text:p>
          </table:table-cell>
          <table:table-cell office:value-type="float" office:value="12.59546" calcext:value-type="float">
            <text:p>12.59546</text:p>
          </table:table-cell>
          <table:table-cell office:value-type="float" office:value="11.92731" calcext:value-type="float">
            <text:p>11.92731</text:p>
          </table:table-cell>
          <table:table-cell office:value-type="float" office:value="11.6449" calcext:value-type="float">
            <text:p>11.6449</text:p>
          </table:table-cell>
          <table:table-cell office:value-type="float" office:value="10.06223" calcext:value-type="float">
            <text:p>10.06223</text:p>
          </table:table-cell>
          <table:table-cell office:value-type="float" office:value="9.818024" calcext:value-type="float">
            <text:p>9.818024</text:p>
          </table:table-cell>
          <table:table-cell office:value-type="float" office:value="8.271667" calcext:value-type="float">
            <text:p>8.271667</text:p>
          </table:table-cell>
          <table:table-cell office:value-type="float" office:value="8.098602" calcext:value-type="float">
            <text:p>8.098602</text:p>
          </table:table-cell>
          <table:table-cell office:value-type="float" office:value="7.156311" calcext:value-type="float">
            <text:p>7.156311</text:p>
          </table:table-cell>
          <table:table-cell office:value-type="float" office:value="7.001312" calcext:value-type="float">
            <text:p>7.001312</text:p>
          </table:table-cell>
          <table:table-cell office:value-type="float" office:value="6.404755" calcext:value-type="float">
            <text:p>6.404755</text:p>
          </table:table-cell>
          <table:table-cell office:value-type="float" office:value="6.271606" calcext:value-type="float">
            <text:p>6.271606</text:p>
          </table:table-cell>
          <table:table-cell office:value-type="float" office:value="6.048157" calcext:value-type="float">
            <text:p>6.048157</text:p>
          </table:table-cell>
          <table:table-cell office:value-type="float" office:value="5.948975" calcext:value-type="float">
            <text:p>5.948975</text:p>
          </table:table-cell>
          <table:table-cell office:value-type="float" office:value="6.081055" calcext:value-type="float">
            <text:p>6.081055</text:p>
          </table:table-cell>
          <table:table-cell office:value-type="float" office:value="6.004913" calcext:value-type="float">
            <text:p>6.004913</text:p>
          </table:table-cell>
          <table:table-cell office:value-type="float" office:value="36.31802" calcext:value-type="float">
            <text:p>36.31802</text:p>
          </table:table-cell>
          <table:table-cell office:value-type="float" office:value="-1.646851" calcext:value-type="float">
            <text:p>-1.646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18.86185" calcext:value-type="float">
            <text:p>18.86185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2.026184" calcext:value-type="float">
            <text:p>-2.026184</text:p>
          </table:table-cell>
          <table:table-cell office:value-type="float" office:value="0.8192894" calcext:value-type="float">
            <text:p>0.8192894</text:p>
          </table:table-cell>
          <table:table-cell office:value-type="float" office:value="0.4655542" calcext:value-type="float">
            <text:p>0.4655542</text:p>
          </table:table-cell>
          <table:table-cell office:value-type="float" office:value="387.9484" calcext:value-type="float">
            <text:p>387.9484</text:p>
          </table:table-cell>
          <table:table-cell office:value-type="float" office:value="0" calcext:value-type="float">
            <text:p>0</text:p>
          </table:table-cell>
          <table:table-cell office:value-type="float" office:value="30.72464" calcext:value-type="float">
            <text:p>30.72464</text:p>
          </table:table-cell>
          <table:table-cell office:value-type="float" office:value="1.093201" calcext:value-type="float">
            <text:p>1.093201</text:p>
          </table:table-cell>
          <table:table-cell office:value-type="float" office:value="21.91519" calcext:value-type="float">
            <text:p>21.91519</text:p>
          </table:table-cell>
          <table:table-cell office:value-type="float" office:value="5.721558" calcext:value-type="float">
            <text:p>5.721558</text:p>
          </table:table-cell>
          <table:table-cell office:value-type="float" office:value="18.46844" calcext:value-type="float">
            <text:p>18.46844</text:p>
          </table:table-cell>
          <table:table-cell office:value-type="float" office:value="8.322144" calcext:value-type="float">
            <text:p>8.322144</text:p>
          </table:table-cell>
          <table:table-cell office:value-type="float" office:value="16.07324" calcext:value-type="float">
            <text:p>16.07324</text:p>
          </table:table-cell>
          <table:table-cell office:value-type="float" office:value="10.18146" calcext:value-type="float">
            <text:p>10.18146</text:p>
          </table:table-cell>
          <table:table-cell office:value-type="float" office:value="14.76553" calcext:value-type="float">
            <text:p>14.76553</text:p>
          </table:table-cell>
          <table:table-cell office:value-type="float" office:value="11.11813" calcext:value-type="float">
            <text:p>11.11813</text:p>
          </table:table-cell>
          <table:table-cell office:value-type="float" office:value="14.13669" calcext:value-type="float">
            <text:p>14.13669</text:p>
          </table:table-cell>
          <table:table-cell office:value-type="float" office:value="11.84357" calcext:value-type="float">
            <text:p>11.84357</text:p>
          </table:table-cell>
          <table:table-cell office:value-type="float" office:value="13.36148" calcext:value-type="float">
            <text:p>13.36148</text:p>
          </table:table-cell>
          <table:table-cell office:value-type="float" office:value="11.93323" calcext:value-type="float">
            <text:p>11.93323</text:p>
          </table:table-cell>
          <table:table-cell office:value-type="float" office:value="11.98059" calcext:value-type="float">
            <text:p>11.98059</text:p>
          </table:table-cell>
          <table:table-cell office:value-type="float" office:value="11.66519" calcext:value-type="float">
            <text:p>11.66519</text:p>
          </table:table-cell>
          <table:table-cell office:value-type="float" office:value="10.20059" calcext:value-type="float">
            <text:p>10.20059</text:p>
          </table:table-cell>
          <table:table-cell office:value-type="float" office:value="10.06458" calcext:value-type="float">
            <text:p>10.06458</text:p>
          </table:table-cell>
          <table:table-cell office:value-type="float" office:value="8.447174" calcext:value-type="float">
            <text:p>8.447174</text:p>
          </table:table-cell>
          <table:table-cell office:value-type="float" office:value="8.273529" calcext:value-type="float">
            <text:p>8.273529</text:p>
          </table:table-cell>
          <table:table-cell office:value-type="float" office:value="7.312347" calcext:value-type="float">
            <text:p>7.312347</text:p>
          </table:table-cell>
          <table:table-cell office:value-type="float" office:value="7.157959" calcext:value-type="float">
            <text:p>7.157959</text:p>
          </table:table-cell>
          <table:table-cell office:value-type="float" office:value="6.536713" calcext:value-type="float">
            <text:p>6.536713</text:p>
          </table:table-cell>
          <table:table-cell office:value-type="float" office:value="6.406158" calcext:value-type="float">
            <text:p>6.406158</text:p>
          </table:table-cell>
          <table:table-cell office:value-type="float" office:value="6.150787" calcext:value-type="float">
            <text:p>6.150787</text:p>
          </table:table-cell>
          <table:table-cell office:value-type="float" office:value="6.049225" calcext:value-type="float">
            <text:p>6.049225</text:p>
          </table:table-cell>
          <table:table-cell office:value-type="float" office:value="6.162262" calcext:value-type="float">
            <text:p>6.162262</text:p>
          </table:table-cell>
          <table:table-cell office:value-type="float" office:value="6.081879" calcext:value-type="float">
            <text:p>6.081879</text:p>
          </table:table-cell>
          <table:table-cell office:value-type="float" office:value="35.58627" calcext:value-type="float">
            <text:p>35.58627</text:p>
          </table:table-cell>
          <table:table-cell office:value-type="float" office:value="-4.620605" calcext:value-type="float">
            <text:p>-4.6206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23.38767" calcext:value-type="float">
            <text:p>23.38767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-1.987266" calcext:value-type="float">
            <text:p>-1.987266</text:p>
          </table:table-cell>
          <table:table-cell office:value-type="float" office:value="1.014705" calcext:value-type="float">
            <text:p>1.014705</text:p>
          </table:table-cell>
          <table:table-cell office:value-type="float" office:value="0.4668767" calcext:value-type="float">
            <text:p>0.4668767</text:p>
          </table:table-cell>
          <table:table-cell office:value-type="float" office:value="384.7526" calcext:value-type="float">
            <text:p>384.7526</text:p>
          </table:table-cell>
          <table:table-cell office:value-type="float" office:value="0" calcext:value-type="float">
            <text:p>0</text:p>
          </table:table-cell>
          <table:table-cell office:value-type="float" office:value="40.17438" calcext:value-type="float">
            <text:p>40.17438</text:p>
          </table:table-cell>
          <table:table-cell office:value-type="float" office:value="1.010376" calcext:value-type="float">
            <text:p>1.010376</text:p>
          </table:table-cell>
          <table:table-cell office:value-type="float" office:value="27.51721" calcext:value-type="float">
            <text:p>27.51721</text:p>
          </table:table-cell>
          <table:table-cell office:value-type="float" office:value="5.624786" calcext:value-type="float">
            <text:p>5.624786</text:p>
          </table:table-cell>
          <table:table-cell office:value-type="float" office:value="22.37036" calcext:value-type="float">
            <text:p>22.37036</text:p>
          </table:table-cell>
          <table:table-cell office:value-type="float" office:value="8.023041" calcext:value-type="float">
            <text:p>8.023041</text:p>
          </table:table-cell>
          <table:table-cell office:value-type="float" office:value="18.68402" calcext:value-type="float">
            <text:p>18.68402</text:p>
          </table:table-cell>
          <table:table-cell office:value-type="float" office:value="9.836029" calcext:value-type="float">
            <text:p>9.836029</text:p>
          </table:table-cell>
          <table:table-cell office:value-type="float" office:value="16.6095" calcext:value-type="float">
            <text:p>16.6095</text:p>
          </table:table-cell>
          <table:table-cell office:value-type="float" office:value="10.75955" calcext:value-type="float">
            <text:p>10.75955</text:p>
          </table:table-cell>
          <table:table-cell office:value-type="float" office:value="14.73535" calcext:value-type="float">
            <text:p>14.73535</text:p>
          </table:table-cell>
          <table:table-cell office:value-type="float" office:value="11.51324" calcext:value-type="float">
            <text:p>11.51324</text:p>
          </table:table-cell>
          <table:table-cell office:value-type="float" office:value="13.43973" calcext:value-type="float">
            <text:p>13.43973</text:p>
          </table:table-cell>
          <table:table-cell office:value-type="float" office:value="11.65347" calcext:value-type="float">
            <text:p>11.65347</text:p>
          </table:table-cell>
          <table:table-cell office:value-type="float" office:value="11.73727" calcext:value-type="float">
            <text:p>11.73727</text:p>
          </table:table-cell>
          <table:table-cell office:value-type="float" office:value="11.49063" calcext:value-type="float">
            <text:p>11.49063</text:p>
          </table:table-cell>
          <table:table-cell office:value-type="float" office:value="10.24146" calcext:value-type="float">
            <text:p>10.24146</text:p>
          </table:table-cell>
          <table:table-cell office:value-type="float" office:value="10.20139" calcext:value-type="float">
            <text:p>10.20139</text:p>
          </table:table-cell>
          <table:table-cell office:value-type="float" office:value="8.594635" calcext:value-type="float">
            <text:p>8.594635</text:p>
          </table:table-cell>
          <table:table-cell office:value-type="float" office:value="8.448822" calcext:value-type="float">
            <text:p>8.448822</text:p>
          </table:table-cell>
          <table:table-cell office:value-type="float" office:value="7.462524" calcext:value-type="float">
            <text:p>7.462524</text:p>
          </table:table-cell>
          <table:table-cell office:value-type="float" office:value="7.313934" calcext:value-type="float">
            <text:p>7.313934</text:p>
          </table:table-cell>
          <table:table-cell office:value-type="float" office:value="6.668335" calcext:value-type="float">
            <text:p>6.668335</text:p>
          </table:table-cell>
          <table:table-cell office:value-type="float" office:value="6.538116" calcext:value-type="float">
            <text:p>6.538116</text:p>
          </table:table-cell>
          <table:table-cell office:value-type="float" office:value="6.25592" calcext:value-type="float">
            <text:p>6.25592</text:p>
          </table:table-cell>
          <table:table-cell office:value-type="float" office:value="6.151917" calcext:value-type="float">
            <text:p>6.151917</text:p>
          </table:table-cell>
          <table:table-cell office:value-type="float" office:value="6.24762" calcext:value-type="float">
            <text:p>6.24762</text:p>
          </table:table-cell>
          <table:table-cell office:value-type="float" office:value="6.163116" calcext:value-type="float">
            <text:p>6.163116</text:p>
          </table:table-cell>
          <table:table-cell office:value-type="float" office:value="47.17538" calcext:value-type="float">
            <text:p>47.17538</text:p>
          </table:table-cell>
          <table:table-cell office:value-type="float" office:value="-4.650787" calcext:value-type="float">
            <text:p>-4.6507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25.13688" calcext:value-type="float">
            <text:p>25.13688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2.009399" calcext:value-type="float">
            <text:p>2.009399</text:p>
          </table:table-cell>
          <table:table-cell office:value-type="float" office:value="1.150914" calcext:value-type="float">
            <text:p>1.150914</text:p>
          </table:table-cell>
          <table:table-cell office:value-type="float" office:value="0.6221461" calcext:value-type="float">
            <text:p>0.6221461</text:p>
          </table:table-cell>
          <table:table-cell office:value-type="float" office:value="385.2638" calcext:value-type="float">
            <text:p>385.2638</text:p>
          </table:table-cell>
          <table:table-cell office:value-type="float" office:value="0.635" calcext:value-type="float">
            <text:p>0.635</text:p>
          </table:table-cell>
          <table:table-cell office:value-type="float" office:value="42.39182" calcext:value-type="float">
            <text:p>42.39182</text:p>
          </table:table-cell>
          <table:table-cell office:value-type="float" office:value="4.776245" calcext:value-type="float">
            <text:p>4.776245</text:p>
          </table:table-cell>
          <table:table-cell office:value-type="float" office:value="29.49084" calcext:value-type="float">
            <text:p>29.49084</text:p>
          </table:table-cell>
          <table:table-cell office:value-type="float" office:value="8.84494" calcext:value-type="float">
            <text:p>8.84494</text:p>
          </table:table-cell>
          <table:table-cell office:value-type="float" office:value="24.31775" calcext:value-type="float">
            <text:p>24.31775</text:p>
          </table:table-cell>
          <table:table-cell office:value-type="float" office:value="10.84283" calcext:value-type="float">
            <text:p>10.84283</text:p>
          </table:table-cell>
          <table:table-cell office:value-type="float" office:value="20.47723" calcext:value-type="float">
            <text:p>20.47723</text:p>
          </table:table-cell>
          <table:table-cell office:value-type="float" office:value="12.16629" calcext:value-type="float">
            <text:p>12.16629</text:p>
          </table:table-cell>
          <table:table-cell office:value-type="float" office:value="18.2337" calcext:value-type="float">
            <text:p>18.2337</text:p>
          </table:table-cell>
          <table:table-cell office:value-type="float" office:value="12.70898" calcext:value-type="float">
            <text:p>12.70898</text:p>
          </table:table-cell>
          <table:table-cell office:value-type="float" office:value="16.10428" calcext:value-type="float">
            <text:p>16.10428</text:p>
          </table:table-cell>
          <table:table-cell office:value-type="float" office:value="13.01031" calcext:value-type="float">
            <text:p>13.01031</text:p>
          </table:table-cell>
          <table:table-cell office:value-type="float" office:value="14.50357" calcext:value-type="float">
            <text:p>14.50357</text:p>
          </table:table-cell>
          <table:table-cell office:value-type="float" office:value="12.70108" calcext:value-type="float">
            <text:p>12.70108</text:p>
          </table:table-cell>
          <table:table-cell office:value-type="float" office:value="12.27148" calcext:value-type="float">
            <text:p>12.27148</text:p>
          </table:table-cell>
          <table:table-cell office:value-type="float" office:value="11.70612" calcext:value-type="float">
            <text:p>11.70612</text:p>
          </table:table-cell>
          <table:table-cell office:value-type="float" office:value="10.40845" calcext:value-type="float">
            <text:p>10.40845</text:p>
          </table:table-cell>
          <table:table-cell office:value-type="float" office:value="10.24237" calcext:value-type="float">
            <text:p>10.24237</text:p>
          </table:table-cell>
          <table:table-cell office:value-type="float" office:value="8.73056" calcext:value-type="float">
            <text:p>8.73056</text:p>
          </table:table-cell>
          <table:table-cell office:value-type="float" office:value="8.596039" calcext:value-type="float">
            <text:p>8.596039</text:p>
          </table:table-cell>
          <table:table-cell office:value-type="float" office:value="7.603485" calcext:value-type="float">
            <text:p>7.603485</text:p>
          </table:table-cell>
          <table:table-cell office:value-type="float" office:value="7.46402" calcext:value-type="float">
            <text:p>7.46402</text:p>
          </table:table-cell>
          <table:table-cell office:value-type="float" office:value="6.798187" calcext:value-type="float">
            <text:p>6.798187</text:p>
          </table:table-cell>
          <table:table-cell office:value-type="float" office:value="6.669708" calcext:value-type="float">
            <text:p>6.669708</text:p>
          </table:table-cell>
          <table:table-cell office:value-type="float" office:value="6.362488" calcext:value-type="float">
            <text:p>6.362488</text:p>
          </table:table-cell>
          <table:table-cell office:value-type="float" office:value="6.25705" calcext:value-type="float">
            <text:p>6.25705</text:p>
          </table:table-cell>
          <table:table-cell office:value-type="float" office:value="6.335724" calcext:value-type="float">
            <text:p>6.335724</text:p>
          </table:table-cell>
          <table:table-cell office:value-type="float" office:value="6.248535" calcext:value-type="float">
            <text:p>6.248535</text:p>
          </table:table-cell>
          <table:table-cell office:value-type="float" office:value="51.98007" calcext:value-type="float">
            <text:p>51.98007</text:p>
          </table:table-cell>
          <table:table-cell office:value-type="float" office:value="-0.4261475" calcext:value-type="float">
            <text:p>-0.42614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23.27231" calcext:value-type="float">
            <text:p>23.27231</text:p>
          </table:table-cell>
          <table:table-cell office:value-type="float" office:value="25.20621" calcext:value-type="float">
            <text:p>25.20621</text:p>
          </table:table-cell>
          <table:table-cell office:value-type="float" office:value="7.996055" calcext:value-type="float">
            <text:p>7.996055</text:p>
          </table:table-cell>
          <table:table-cell office:value-type="float" office:value="1.347694" calcext:value-type="float">
            <text:p>1.347694</text:p>
          </table:table-cell>
          <table:table-cell office:value-type="float" office:value="0.9066226" calcext:value-type="float">
            <text:p>0.9066226</text:p>
          </table:table-cell>
          <table:table-cell office:value-type="float" office:value="386.8758" calcext:value-type="float">
            <text:p>386.8758</text:p>
          </table:table-cell>
          <table:table-cell office:value-type="float" office:value="2.6035" calcext:value-type="float">
            <text:p>2.6035</text:p>
          </table:table-cell>
          <table:table-cell office:value-type="float" office:value="33.42529" calcext:value-type="float">
            <text:p>33.42529</text:p>
          </table:table-cell>
          <table:table-cell office:value-type="float" office:value="8.558289" calcext:value-type="float">
            <text:p>8.558289</text:p>
          </table:table-cell>
          <table:table-cell office:value-type="float" office:value="26.85452" calcext:value-type="float">
            <text:p>26.85452</text:p>
          </table:table-cell>
          <table:table-cell office:value-type="float" office:value="10.93924" calcext:value-type="float">
            <text:p>10.93924</text:p>
          </table:table-cell>
          <table:table-cell office:value-type="float" office:value="22.91199" calcext:value-type="float">
            <text:p>22.91199</text:p>
          </table:table-cell>
          <table:table-cell office:value-type="float" office:value="12.72433" calcext:value-type="float">
            <text:p>12.72433</text:p>
          </table:table-cell>
          <table:table-cell office:value-type="float" office:value="19.95761" calcext:value-type="float">
            <text:p>19.95761</text:p>
          </table:table-cell>
          <table:table-cell office:value-type="float" office:value="13.88046" calcext:value-type="float">
            <text:p>13.88046</text:p>
          </table:table-cell>
          <table:table-cell office:value-type="float" office:value="18.16351" calcext:value-type="float">
            <text:p>18.16351</text:p>
          </table:table-cell>
          <table:table-cell office:value-type="float" office:value="14.26541" calcext:value-type="float">
            <text:p>14.26541</text:p>
          </table:table-cell>
          <table:table-cell office:value-type="float" office:value="16.39249" calcext:value-type="float">
            <text:p>16.39249</text:p>
          </table:table-cell>
          <table:table-cell office:value-type="float" office:value="14.34796" calcext:value-type="float">
            <text:p>14.34796</text:p>
          </table:table-cell>
          <table:table-cell office:value-type="float" office:value="14.99503" calcext:value-type="float">
            <text:p>14.99503</text:p>
          </table:table-cell>
          <table:table-cell office:value-type="float" office:value="13.78497" calcext:value-type="float">
            <text:p>13.78497</text:p>
          </table:table-cell>
          <table:table-cell office:value-type="float" office:value="12.92752" calcext:value-type="float">
            <text:p>12.92752</text:p>
          </table:table-cell>
          <table:table-cell office:value-type="float" office:value="12.28586" calcext:value-type="float">
            <text:p>12.28586</text:p>
          </table:table-cell>
          <table:table-cell office:value-type="float" office:value="10.73126" calcext:value-type="float">
            <text:p>10.73126</text:p>
          </table:table-cell>
          <table:table-cell office:value-type="float" office:value="10.41122" calcext:value-type="float">
            <text:p>10.41122</text:p>
          </table:table-cell>
          <table:table-cell office:value-type="float" office:value="8.893768" calcext:value-type="float">
            <text:p>8.893768</text:p>
          </table:table-cell>
          <table:table-cell office:value-type="float" office:value="8.732025" calcext:value-type="float">
            <text:p>8.732025</text:p>
          </table:table-cell>
          <table:table-cell office:value-type="float" office:value="7.742554" calcext:value-type="float">
            <text:p>7.742554</text:p>
          </table:table-cell>
          <table:table-cell office:value-type="float" office:value="7.604889" calcext:value-type="float">
            <text:p>7.604889</text:p>
          </table:table-cell>
          <table:table-cell office:value-type="float" office:value="6.924683" calcext:value-type="float">
            <text:p>6.924683</text:p>
          </table:table-cell>
          <table:table-cell office:value-type="float" office:value="6.79953" calcext:value-type="float">
            <text:p>6.79953</text:p>
          </table:table-cell>
          <table:table-cell office:value-type="float" office:value="6.469788" calcext:value-type="float">
            <text:p>6.469788</text:p>
          </table:table-cell>
          <table:table-cell office:value-type="float" office:value="6.363586" calcext:value-type="float">
            <text:p>6.363586</text:p>
          </table:table-cell>
          <table:table-cell office:value-type="float" office:value="6.426758" calcext:value-type="float">
            <text:p>6.426758</text:p>
          </table:table-cell>
          <table:table-cell office:value-type="float" office:value="6.33667" calcext:value-type="float">
            <text:p>6.33667</text:p>
          </table:table-cell>
          <table:table-cell office:value-type="float" office:value="36.11655" calcext:value-type="float">
            <text:p>36.11655</text:p>
          </table:table-cell>
          <table:table-cell office:value-type="float" office:value="6.06955" calcext:value-type="float">
            <text:p>6.069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17.52757" calcext:value-type="float">
            <text:p>17.52757</text:p>
          </table:table-cell>
          <table:table-cell office:value-type="float" office:value="19.65066" calcext:value-type="float">
            <text:p>19.65066</text:p>
          </table:table-cell>
          <table:table-cell office:value-type="float" office:value="9.460751" calcext:value-type="float">
            <text:p>9.460751</text:p>
          </table:table-cell>
          <table:table-cell office:value-type="float" office:value="1.179152" calcext:value-type="float">
            <text:p>1.179152</text:p>
          </table:table-cell>
          <table:table-cell office:value-type="float" office:value="0.9825333" calcext:value-type="float">
            <text:p>0.9825333</text:p>
          </table:table-cell>
          <table:table-cell office:value-type="float" office:value="386.2289" calcext:value-type="float">
            <text:p>386.2289</text:p>
          </table:table-cell>
          <table:table-cell office:value-type="float" office:value="5.2705" calcext:value-type="float">
            <text:p>5.2705</text:p>
          </table:table-cell>
          <table:table-cell office:value-type="float" office:value="27.91931" calcext:value-type="float">
            <text:p>27.91931</text:p>
          </table:table-cell>
          <table:table-cell office:value-type="float" office:value="9.232056" calcext:value-type="float">
            <text:p>9.232056</text:p>
          </table:table-cell>
          <table:table-cell office:value-type="float" office:value="23.32187" calcext:value-type="float">
            <text:p>23.32187</text:p>
          </table:table-cell>
          <table:table-cell office:value-type="float" office:value="11.25809" calcext:value-type="float">
            <text:p>11.25809</text:p>
          </table:table-cell>
          <table:table-cell office:value-type="float" office:value="20.46957" calcext:value-type="float">
            <text:p>20.46957</text:p>
          </table:table-cell>
          <table:table-cell office:value-type="float" office:value="12.97495" calcext:value-type="float">
            <text:p>12.97495</text:p>
          </table:table-cell>
          <table:table-cell office:value-type="float" office:value="18.35001" calcext:value-type="float">
            <text:p>18.35001</text:p>
          </table:table-cell>
          <table:table-cell office:value-type="float" office:value="14.06561" calcext:value-type="float">
            <text:p>14.06561</text:p>
          </table:table-cell>
          <table:table-cell office:value-type="float" office:value="17.07068" calcext:value-type="float">
            <text:p>17.07068</text:p>
          </table:table-cell>
          <table:table-cell office:value-type="float" office:value="14.45932" calcext:value-type="float">
            <text:p>14.45932</text:p>
          </table:table-cell>
          <table:table-cell office:value-type="float" office:value="16.29669" calcext:value-type="float">
            <text:p>16.29669</text:p>
          </table:table-cell>
          <table:table-cell office:value-type="float" office:value="14.5723" calcext:value-type="float">
            <text:p>14.5723</text:p>
          </table:table-cell>
          <table:table-cell office:value-type="float" office:value="15.00412" calcext:value-type="float">
            <text:p>15.00412</text:p>
          </table:table-cell>
          <table:table-cell office:value-type="float" office:value="14.09824" calcext:value-type="float">
            <text:p>14.09824</text:p>
          </table:table-cell>
          <table:table-cell office:value-type="float" office:value="13.19266" calcext:value-type="float">
            <text:p>13.19266</text:p>
          </table:table-cell>
          <table:table-cell office:value-type="float" office:value="12.93774" calcext:value-type="float">
            <text:p>12.93774</text:p>
          </table:table-cell>
          <table:table-cell office:value-type="float" office:value="11.06058" calcext:value-type="float">
            <text:p>11.06058</text:p>
          </table:table-cell>
          <table:table-cell office:value-type="float" office:value="10.73502" calcext:value-type="float">
            <text:p>10.73502</text:p>
          </table:table-cell>
          <table:table-cell office:value-type="float" office:value="9.090729" calcext:value-type="float">
            <text:p>9.090729</text:p>
          </table:table-cell>
          <table:table-cell office:value-type="float" office:value="8.89566" calcext:value-type="float">
            <text:p>8.89566</text:p>
          </table:table-cell>
          <table:table-cell office:value-type="float" office:value="7.891296" calcext:value-type="float">
            <text:p>7.891296</text:p>
          </table:table-cell>
          <table:table-cell office:value-type="float" office:value="7.744049" calcext:value-type="float">
            <text:p>7.744049</text:p>
          </table:table-cell>
          <table:table-cell office:value-type="float" office:value="7.051788" calcext:value-type="float">
            <text:p>7.051788</text:p>
          </table:table-cell>
          <table:table-cell office:value-type="float" office:value="6.925995" calcext:value-type="float">
            <text:p>6.925995</text:p>
          </table:table-cell>
          <table:table-cell office:value-type="float" office:value="6.578003" calcext:value-type="float">
            <text:p>6.578003</text:p>
          </table:table-cell>
          <table:table-cell office:value-type="float" office:value="6.470917" calcext:value-type="float">
            <text:p>6.470917</text:p>
          </table:table-cell>
          <table:table-cell office:value-type="float" office:value="6.519714" calcext:value-type="float">
            <text:p>6.519714</text:p>
          </table:table-cell>
          <table:table-cell office:value-type="float" office:value="6.427734" calcext:value-type="float">
            <text:p>6.427734</text:p>
          </table:table-cell>
          <table:table-cell office:value-type="float" office:value="30.28232" calcext:value-type="float">
            <text:p>30.28232</text:p>
          </table:table-cell>
          <table:table-cell office:value-type="float" office:value="7.26944" calcext:value-type="float">
            <text:p>7.269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14.44981" calcext:value-type="float">
            <text:p>14.44981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8.00508" calcext:value-type="float">
            <text:p>8.00508</text:p>
          </table:table-cell>
          <table:table-cell office:value-type="float" office:value="1.211959" calcext:value-type="float">
            <text:p>1.211959</text:p>
          </table:table-cell>
          <table:table-cell office:value-type="float" office:value="0.7125434" calcext:value-type="float">
            <text:p>0.7125434</text:p>
          </table:table-cell>
          <table:table-cell office:value-type="float" office:value="382.2892" calcext:value-type="float">
            <text:p>382.2892</text:p>
          </table:table-cell>
          <table:table-cell office:value-type="float" office:value="9.525" calcext:value-type="float">
            <text:p>9.525</text:p>
          </table:table-cell>
          <table:table-cell office:value-type="float" office:value="26.05634" calcext:value-type="float">
            <text:p>26.05634</text:p>
          </table:table-cell>
          <table:table-cell office:value-type="float" office:value="8.328339" calcext:value-type="float">
            <text:p>8.328339</text:p>
          </table:table-cell>
          <table:table-cell office:value-type="float" office:value="22.11465" calcext:value-type="float">
            <text:p>22.11465</text:p>
          </table:table-cell>
          <table:table-cell office:value-type="float" office:value="10.58157" calcext:value-type="float">
            <text:p>10.58157</text:p>
          </table:table-cell>
          <table:table-cell office:value-type="float" office:value="19.40848" calcext:value-type="float">
            <text:p>19.40848</text:p>
          </table:table-cell>
          <table:table-cell office:value-type="float" office:value="11.79263" calcext:value-type="float">
            <text:p>11.79263</text:p>
          </table:table-cell>
          <table:table-cell office:value-type="float" office:value="17.48083" calcext:value-type="float">
            <text:p>17.48083</text:p>
          </table:table-cell>
          <table:table-cell office:value-type="float" office:value="12.88638" calcext:value-type="float">
            <text:p>12.88638</text:p>
          </table:table-cell>
          <table:table-cell office:value-type="float" office:value="16.34689" calcext:value-type="float">
            <text:p>16.34689</text:p>
          </table:table-cell>
          <table:table-cell office:value-type="float" office:value="13.45642" calcext:value-type="float">
            <text:p>13.45642</text:p>
          </table:table-cell>
          <table:table-cell office:value-type="float" office:value="15.52924" calcext:value-type="float">
            <text:p>15.52924</text:p>
          </table:table-cell>
          <table:table-cell office:value-type="float" office:value="13.82504" calcext:value-type="float">
            <text:p>13.82504</text:p>
          </table:table-cell>
          <table:table-cell office:value-type="float" office:value="14.70428" calcext:value-type="float">
            <text:p>14.70428</text:p>
          </table:table-cell>
          <table:table-cell office:value-type="float" office:value="13.64413" calcext:value-type="float">
            <text:p>13.64413</text:p>
          </table:table-cell>
          <table:table-cell office:value-type="float" office:value="13.23737" calcext:value-type="float">
            <text:p>13.23737</text:p>
          </table:table-cell>
          <table:table-cell office:value-type="float" office:value="13.03281" calcext:value-type="float">
            <text:p>13.03281</text:p>
          </table:table-cell>
          <table:table-cell office:value-type="float" office:value="11.2583" calcext:value-type="float">
            <text:p>11.2583</text:p>
          </table:table-cell>
          <table:table-cell office:value-type="float" office:value="11.06354" calcext:value-type="float">
            <text:p>11.06354</text:p>
          </table:table-cell>
          <table:table-cell office:value-type="float" office:value="9.291595" calcext:value-type="float">
            <text:p>9.291595</text:p>
          </table:table-cell>
          <table:table-cell office:value-type="float" office:value="9.092834" calcext:value-type="float">
            <text:p>9.092834</text:p>
          </table:table-cell>
          <table:table-cell office:value-type="float" office:value="8.049622" calcext:value-type="float">
            <text:p>8.049622</text:p>
          </table:table-cell>
          <table:table-cell office:value-type="float" office:value="7.892883" calcext:value-type="float">
            <text:p>7.892883</text:p>
          </table:table-cell>
          <table:table-cell office:value-type="float" office:value="7.18158" calcext:value-type="float">
            <text:p>7.18158</text:p>
          </table:table-cell>
          <table:table-cell office:value-type="float" office:value="7.053101" calcext:value-type="float">
            <text:p>7.053101</text:p>
          </table:table-cell>
          <table:table-cell office:value-type="float" office:value="6.687195" calcext:value-type="float">
            <text:p>6.687195</text:p>
          </table:table-cell>
          <table:table-cell office:value-type="float" office:value="6.579163" calcext:value-type="float">
            <text:p>6.579163</text:p>
          </table:table-cell>
          <table:table-cell office:value-type="float" office:value="6.614075" calcext:value-type="float">
            <text:p>6.614075</text:p>
          </table:table-cell>
          <table:table-cell office:value-type="float" office:value="6.52066" calcext:value-type="float">
            <text:p>6.52066</text:p>
          </table:table-cell>
          <table:table-cell office:value-type="float" office:value="28.50241" calcext:value-type="float">
            <text:p>28.50241</text:p>
          </table:table-cell>
          <table:table-cell office:value-type="float" office:value="5.127991" calcext:value-type="float">
            <text:p>5.1279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19.17474" calcext:value-type="float">
            <text:p>19.17474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2.957137" calcext:value-type="float">
            <text:p>2.957137</text:p>
          </table:table-cell>
          <table:table-cell office:value-type="float" office:value="0.8855537" calcext:value-type="float">
            <text:p>0.8855537</text:p>
          </table:table-cell>
          <table:table-cell office:value-type="float" office:value="0.6651666" calcext:value-type="float">
            <text:p>0.6651666</text:p>
          </table:table-cell>
          <table:table-cell office:value-type="float" office:value="385.7232" calcext:value-type="float">
            <text:p>385.7232</text:p>
          </table:table-cell>
          <table:table-cell office:value-type="float" office:value="0" calcext:value-type="float">
            <text:p>0</text:p>
          </table:table-cell>
          <table:table-cell office:value-type="float" office:value="24.57611" calcext:value-type="float">
            <text:p>24.57611</text:p>
          </table:table-cell>
          <table:table-cell office:value-type="float" office:value="4.212891" calcext:value-type="float">
            <text:p>4.212891</text:p>
          </table:table-cell>
          <table:table-cell office:value-type="float" office:value="20.49487" calcext:value-type="float">
            <text:p>20.49487</text:p>
          </table:table-cell>
          <table:table-cell office:value-type="float" office:value="7.037598" calcext:value-type="float">
            <text:p>7.037598</text:p>
          </table:table-cell>
          <table:table-cell office:value-type="float" office:value="17.84113" calcext:value-type="float">
            <text:p>17.84113</text:p>
          </table:table-cell>
          <table:table-cell office:value-type="float" office:value="9.650024" calcext:value-type="float">
            <text:p>9.650024</text:p>
          </table:table-cell>
          <table:table-cell office:value-type="float" office:value="16.07315" calcext:value-type="float">
            <text:p>16.07315</text:p>
          </table:table-cell>
          <table:table-cell office:value-type="float" office:value="11.48544" calcext:value-type="float">
            <text:p>11.48544</text:p>
          </table:table-cell>
          <table:table-cell office:value-type="float" office:value="15.30679" calcext:value-type="float">
            <text:p>15.30679</text:p>
          </table:table-cell>
          <table:table-cell office:value-type="float" office:value="12.37988" calcext:value-type="float">
            <text:p>12.37988</text:p>
          </table:table-cell>
          <table:table-cell office:value-type="float" office:value="15.08582" calcext:value-type="float">
            <text:p>15.08582</text:p>
          </table:table-cell>
          <table:table-cell office:value-type="float" office:value="13.06305" calcext:value-type="float">
            <text:p>13.06305</text:p>
          </table:table-cell>
          <table:table-cell office:value-type="float" office:value="14.36041" calcext:value-type="float">
            <text:p>14.36041</text:p>
          </table:table-cell>
          <table:table-cell office:value-type="float" office:value="13.11874" calcext:value-type="float">
            <text:p>13.11874</text:p>
          </table:table-cell>
          <table:table-cell office:value-type="float" office:value="13.12363" calcext:value-type="float">
            <text:p>13.12363</text:p>
          </table:table-cell>
          <table:table-cell office:value-type="float" office:value="12.80563" calcext:value-type="float">
            <text:p>12.80563</text:p>
          </table:table-cell>
          <table:table-cell office:value-type="float" office:value="11.33615" calcext:value-type="float">
            <text:p>11.33615</text:p>
          </table:table-cell>
          <table:table-cell office:value-type="float" office:value="11.25983" calcext:value-type="float">
            <text:p>11.25983</text:p>
          </table:table-cell>
          <table:table-cell office:value-type="float" office:value="9.467743" calcext:value-type="float">
            <text:p>9.467743</text:p>
          </table:table-cell>
          <table:table-cell office:value-type="float" office:value="9.29361" calcext:value-type="float">
            <text:p>9.29361</text:p>
          </table:table-cell>
          <table:table-cell office:value-type="float" office:value="8.208527" calcext:value-type="float">
            <text:p>8.208527</text:p>
          </table:table-cell>
          <table:table-cell office:value-type="float" office:value="8.0513" calcext:value-type="float">
            <text:p>8.0513</text:p>
          </table:table-cell>
          <table:table-cell office:value-type="float" office:value="7.314606" calcext:value-type="float">
            <text:p>7.314606</text:p>
          </table:table-cell>
          <table:table-cell office:value-type="float" office:value="7.183014" calcext:value-type="float">
            <text:p>7.183014</text:p>
          </table:table-cell>
          <table:table-cell office:value-type="float" office:value="6.798981" calcext:value-type="float">
            <text:p>6.798981</text:p>
          </table:table-cell>
          <table:table-cell office:value-type="float" office:value="6.688324" calcext:value-type="float">
            <text:p>6.688324</text:p>
          </table:table-cell>
          <table:table-cell office:value-type="float" office:value="6.710602" calcext:value-type="float">
            <text:p>6.710602</text:p>
          </table:table-cell>
          <table:table-cell office:value-type="float" office:value="6.615082" calcext:value-type="float">
            <text:p>6.615082</text:p>
          </table:table-cell>
          <table:table-cell office:value-type="float" office:value="27.23932" calcext:value-type="float">
            <text:p>27.23932</text:p>
          </table:table-cell>
          <table:table-cell office:value-type="float" office:value="1.328522" calcext:value-type="float">
            <text:p>1.3285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22.68005" calcext:value-type="float">
            <text:p>22.68005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1.51468" calcext:value-type="float">
            <text:p>1.51468</text:p>
          </table:table-cell>
          <table:table-cell office:value-type="float" office:value="1.165348" calcext:value-type="float">
            <text:p>1.165348</text:p>
          </table:table-cell>
          <table:table-cell office:value-type="float" office:value="0.6006963" calcext:value-type="float">
            <text:p>0.6006963</text:p>
          </table:table-cell>
          <table:table-cell office:value-type="float" office:value="384.1536" calcext:value-type="float">
            <text:p>384.1536</text:p>
          </table:table-cell>
          <table:table-cell office:value-type="float" office:value="0" calcext:value-type="float">
            <text:p>0</text:p>
          </table:table-cell>
          <table:table-cell office:value-type="float" office:value="30.45752" calcext:value-type="float">
            <text:p>30.45752</text:p>
          </table:table-cell>
          <table:table-cell office:value-type="float" office:value="2.479767" calcext:value-type="float">
            <text:p>2.479767</text:p>
          </table:table-cell>
          <table:table-cell office:value-type="float" office:value="24.00684" calcext:value-type="float">
            <text:p>24.00684</text:p>
          </table:table-cell>
          <table:table-cell office:value-type="float" office:value="5.459717" calcext:value-type="float">
            <text:p>5.459717</text:p>
          </table:table-cell>
          <table:table-cell office:value-type="float" office:value="20.13882" calcext:value-type="float">
            <text:p>20.13882</text:p>
          </table:table-cell>
          <table:table-cell office:value-type="float" office:value="7.867188" calcext:value-type="float">
            <text:p>7.867188</text:p>
          </table:table-cell>
          <table:table-cell office:value-type="float" office:value="17.40518" calcext:value-type="float">
            <text:p>17.40518</text:p>
          </table:table-cell>
          <table:table-cell office:value-type="float" office:value="9.869232" calcext:value-type="float">
            <text:p>9.869232</text:p>
          </table:table-cell>
          <table:table-cell office:value-type="float" office:value="15.87442" calcext:value-type="float">
            <text:p>15.87442</text:p>
          </table:table-cell>
          <table:table-cell office:value-type="float" office:value="10.96262" calcext:value-type="float">
            <text:p>10.96262</text:p>
          </table:table-cell>
          <table:table-cell office:value-type="float" office:value="14.51898" calcext:value-type="float">
            <text:p>14.51898</text:p>
          </table:table-cell>
          <table:table-cell office:value-type="float" office:value="11.92886" calcext:value-type="float">
            <text:p>11.92886</text:p>
          </table:table-cell>
          <table:table-cell office:value-type="float" office:value="13.65265" calcext:value-type="float">
            <text:p>13.65265</text:p>
          </table:table-cell>
          <table:table-cell office:value-type="float" office:value="12.27567" calcext:value-type="float">
            <text:p>12.27567</text:p>
          </table:table-cell>
          <table:table-cell office:value-type="float" office:value="12.80618" calcext:value-type="float">
            <text:p>12.80618</text:p>
          </table:table-cell>
          <table:table-cell office:value-type="float" office:value="12.36963" calcext:value-type="float">
            <text:p>12.36963</text:p>
          </table:table-cell>
          <table:table-cell office:value-type="float" office:value="11.33905" calcext:value-type="float">
            <text:p>11.33905</text:p>
          </table:table-cell>
          <table:table-cell office:value-type="float" office:value="11.27893" calcext:value-type="float">
            <text:p>11.27893</text:p>
          </table:table-cell>
          <table:table-cell office:value-type="float" office:value="9.599976" calcext:value-type="float">
            <text:p>9.599976</text:p>
          </table:table-cell>
          <table:table-cell office:value-type="float" office:value="9.469391" calcext:value-type="float">
            <text:p>9.469391</text:p>
          </table:table-cell>
          <table:table-cell office:value-type="float" office:value="8.358185" calcext:value-type="float">
            <text:p>8.358185</text:p>
          </table:table-cell>
          <table:table-cell office:value-type="float" office:value="8.210144" calcext:value-type="float">
            <text:p>8.210144</text:p>
          </table:table-cell>
          <table:table-cell office:value-type="float" office:value="7.448486" calcext:value-type="float">
            <text:p>7.448486</text:p>
          </table:table-cell>
          <table:table-cell office:value-type="float" office:value="7.315979" calcext:value-type="float">
            <text:p>7.315979</text:p>
          </table:table-cell>
          <table:table-cell office:value-type="float" office:value="6.912018" calcext:value-type="float">
            <text:p>6.912018</text:p>
          </table:table-cell>
          <table:table-cell office:value-type="float" office:value="6.80014" calcext:value-type="float">
            <text:p>6.80014</text:p>
          </table:table-cell>
          <table:table-cell office:value-type="float" office:value="6.808716" calcext:value-type="float">
            <text:p>6.808716</text:p>
          </table:table-cell>
          <table:table-cell office:value-type="float" office:value="6.711578" calcext:value-type="float">
            <text:p>6.711578</text:p>
          </table:table-cell>
          <table:table-cell office:value-type="float" office:value="33.68076" calcext:value-type="float">
            <text:p>33.68076</text:p>
          </table:table-cell>
          <table:table-cell office:value-type="float" office:value="-0.3858948" calcext:value-type="float">
            <text:p>-0.38589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26.54028" calcext:value-type="float">
            <text:p>26.54028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3.023854" calcext:value-type="float">
            <text:p>3.023854</text:p>
          </table:table-cell>
          <table:table-cell office:value-type="float" office:value="1.302336" calcext:value-type="float">
            <text:p>1.302336</text:p>
          </table:table-cell>
          <table:table-cell office:value-type="float" office:value="0.6682951" calcext:value-type="float">
            <text:p>0.6682951</text:p>
          </table:table-cell>
          <table:table-cell office:value-type="float" office:value="382.655" calcext:value-type="float">
            <text:p>382.655</text:p>
          </table:table-cell>
          <table:table-cell office:value-type="float" office:value="0" calcext:value-type="float">
            <text:p>0</text:p>
          </table:table-cell>
          <table:table-cell office:value-type="float" office:value="48.69406" calcext:value-type="float">
            <text:p>48.69406</text:p>
          </table:table-cell>
          <table:table-cell office:value-type="float" office:value="4.022522" calcext:value-type="float">
            <text:p>4.022522</text:p>
          </table:table-cell>
          <table:table-cell office:value-type="float" office:value="33.35059" calcext:value-type="float">
            <text:p>33.35059</text:p>
          </table:table-cell>
          <table:table-cell office:value-type="float" office:value="7.982971" calcext:value-type="float">
            <text:p>7.982971</text:p>
          </table:table-cell>
          <table:table-cell office:value-type="float" office:value="27.03391" calcext:value-type="float">
            <text:p>27.03391</text:p>
          </table:table-cell>
          <table:table-cell office:value-type="float" office:value="10.01016" calcext:value-type="float">
            <text:p>10.01016</text:p>
          </table:table-cell>
          <table:table-cell office:value-type="float" office:value="22.34174" calcext:value-type="float">
            <text:p>22.34174</text:p>
          </table:table-cell>
          <table:table-cell office:value-type="float" office:value="11.54889" calcext:value-type="float">
            <text:p>11.54889</text:p>
          </table:table-cell>
          <table:table-cell office:value-type="float" office:value="19.62936" calcext:value-type="float">
            <text:p>19.62936</text:p>
          </table:table-cell>
          <table:table-cell office:value-type="float" office:value="12.28391" calcext:value-type="float">
            <text:p>12.28391</text:p>
          </table:table-cell>
          <table:table-cell office:value-type="float" office:value="17.16177" calcext:value-type="float">
            <text:p>17.16177</text:p>
          </table:table-cell>
          <table:table-cell office:value-type="float" office:value="12.83932" calcext:value-type="float">
            <text:p>12.83932</text:p>
          </table:table-cell>
          <table:table-cell office:value-type="float" office:value="15.32025" calcext:value-type="float">
            <text:p>15.32025</text:p>
          </table:table-cell>
          <table:table-cell office:value-type="float" office:value="12.82028" calcext:value-type="float">
            <text:p>12.82028</text:p>
          </table:table-cell>
          <table:table-cell office:value-type="float" office:value="12.88721" calcext:value-type="float">
            <text:p>12.88721</text:p>
          </table:table-cell>
          <table:table-cell office:value-type="float" office:value="12.4765" calcext:value-type="float">
            <text:p>12.4765</text:p>
          </table:table-cell>
          <table:table-cell office:value-type="float" office:value="11.29584" calcext:value-type="float">
            <text:p>11.29584</text:p>
          </table:table-cell>
          <table:table-cell office:value-type="float" office:value="11.27548" calcext:value-type="float">
            <text:p>11.27548</text:p>
          </table:table-cell>
          <table:table-cell office:value-type="float" office:value="9.696899" calcext:value-type="float">
            <text:p>9.696899</text:p>
          </table:table-cell>
          <table:table-cell office:value-type="float" office:value="9.601105" calcext:value-type="float">
            <text:p>9.601105</text:p>
          </table:table-cell>
          <table:table-cell office:value-type="float" office:value="8.49054" calcext:value-type="float">
            <text:p>8.49054</text:p>
          </table:table-cell>
          <table:table-cell office:value-type="float" office:value="8.35965" calcext:value-type="float">
            <text:p>8.35965</text:p>
          </table:table-cell>
          <table:table-cell office:value-type="float" office:value="7.579651" calcext:value-type="float">
            <text:p>7.579651</text:p>
          </table:table-cell>
          <table:table-cell office:value-type="float" office:value="7.44986" calcext:value-type="float">
            <text:p>7.44986</text:p>
          </table:table-cell>
          <table:table-cell office:value-type="float" office:value="7.025879" calcext:value-type="float">
            <text:p>7.025879</text:p>
          </table:table-cell>
          <table:table-cell office:value-type="float" office:value="6.913208" calcext:value-type="float">
            <text:p>6.913208</text:p>
          </table:table-cell>
          <table:table-cell office:value-type="float" office:value="6.908905" calcext:value-type="float">
            <text:p>6.908905</text:p>
          </table:table-cell>
          <table:table-cell office:value-type="float" office:value="6.809723" calcext:value-type="float">
            <text:p>6.809723</text:p>
          </table:table-cell>
          <table:table-cell office:value-type="float" office:value="57.4025" calcext:value-type="float">
            <text:p>57.4025</text:p>
          </table:table-cell>
          <table:table-cell office:value-type="float" office:value="0.3938599" calcext:value-type="float">
            <text:p>0.3938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26.00828" calcext:value-type="float">
            <text:p>26.00828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7.523576" calcext:value-type="float">
            <text:p>7.523576</text:p>
          </table:table-cell>
          <table:table-cell office:value-type="float" office:value="1.552027" calcext:value-type="float">
            <text:p>1.552027</text:p>
          </table:table-cell>
          <table:table-cell office:value-type="float" office:value="0.8848657" calcext:value-type="float">
            <text:p>0.8848657</text:p>
          </table:table-cell>
          <table:table-cell office:value-type="float" office:value="376.0351" calcext:value-type="float">
            <text:p>376.0351</text:p>
          </table:table-cell>
          <table:table-cell office:value-type="float" office:value="0" calcext:value-type="float">
            <text:p>0</text:p>
          </table:table-cell>
          <table:table-cell office:value-type="float" office:value="52.34866" calcext:value-type="float">
            <text:p>52.34866</text:p>
          </table:table-cell>
          <table:table-cell office:value-type="float" office:value="9.517029" calcext:value-type="float">
            <text:p>9.517029</text:p>
          </table:table-cell>
          <table:table-cell office:value-type="float" office:value="37.22186" calcext:value-type="float">
            <text:p>37.22186</text:p>
          </table:table-cell>
          <table:table-cell office:value-type="float" office:value="13.19623" calcext:value-type="float">
            <text:p>13.19623</text:p>
          </table:table-cell>
          <table:table-cell office:value-type="float" office:value="30.77219" calcext:value-type="float">
            <text:p>30.77219</text:p>
          </table:table-cell>
          <table:table-cell office:value-type="float" office:value="14.70322" calcext:value-type="float">
            <text:p>14.70322</text:p>
          </table:table-cell>
          <table:table-cell office:value-type="float" office:value="25.7457" calcext:value-type="float">
            <text:p>25.7457</text:p>
          </table:table-cell>
          <table:table-cell office:value-type="float" office:value="15.58493" calcext:value-type="float">
            <text:p>15.58493</text:p>
          </table:table-cell>
          <table:table-cell office:value-type="float" office:value="22.70505" calcext:value-type="float">
            <text:p>22.70505</text:p>
          </table:table-cell>
          <table:table-cell office:value-type="float" office:value="15.76645" calcext:value-type="float">
            <text:p>15.76645</text:p>
          </table:table-cell>
          <table:table-cell office:value-type="float" office:value="19.77484" calcext:value-type="float">
            <text:p>19.77484</text:p>
          </table:table-cell>
          <table:table-cell office:value-type="float" office:value="15.63638" calcext:value-type="float">
            <text:p>15.63638</text:p>
          </table:table-cell>
          <table:table-cell office:value-type="float" office:value="17.41461" calcext:value-type="float">
            <text:p>17.41461</text:p>
          </table:table-cell>
          <table:table-cell office:value-type="float" office:value="14.88055" calcext:value-type="float">
            <text:p>14.88055</text:p>
          </table:table-cell>
          <table:table-cell office:value-type="float" office:value="14.11987" calcext:value-type="float">
            <text:p>14.11987</text:p>
          </table:table-cell>
          <table:table-cell office:value-type="float" office:value="12.90567" calcext:value-type="float">
            <text:p>12.90567</text:p>
          </table:table-cell>
          <table:table-cell office:value-type="float" office:value="11.62613" calcext:value-type="float">
            <text:p>11.62613</text:p>
          </table:table-cell>
          <table:table-cell office:value-type="float" office:value="11.29758" calcext:value-type="float">
            <text:p>11.29758</text:p>
          </table:table-cell>
          <table:table-cell office:value-type="float" office:value="9.818726" calcext:value-type="float">
            <text:p>9.818726</text:p>
          </table:table-cell>
          <table:table-cell office:value-type="float" office:value="9.697845" calcext:value-type="float">
            <text:p>9.697845</text:p>
          </table:table-cell>
          <table:table-cell office:value-type="float" office:value="8.614014" calcext:value-type="float">
            <text:p>8.614014</text:p>
          </table:table-cell>
          <table:table-cell office:value-type="float" office:value="8.491821" calcext:value-type="float">
            <text:p>8.491821</text:p>
          </table:table-cell>
          <table:table-cell office:value-type="float" office:value="7.706024" calcext:value-type="float">
            <text:p>7.706024</text:p>
          </table:table-cell>
          <table:table-cell office:value-type="float" office:value="7.580994" calcext:value-type="float">
            <text:p>7.580994</text:p>
          </table:table-cell>
          <table:table-cell office:value-type="float" office:value="7.139893" calcext:value-type="float">
            <text:p>7.139893</text:p>
          </table:table-cell>
          <table:table-cell office:value-type="float" office:value="7.027039" calcext:value-type="float">
            <text:p>7.027039</text:p>
          </table:table-cell>
          <table:table-cell office:value-type="float" office:value="7.010345" calcext:value-type="float">
            <text:p>7.010345</text:p>
          </table:table-cell>
          <table:table-cell office:value-type="float" office:value="6.909943" calcext:value-type="float">
            <text:p>6.909943</text:p>
          </table:table-cell>
          <table:table-cell office:value-type="float" office:value="60.72052" calcext:value-type="float">
            <text:p>60.72052</text:p>
          </table:table-cell>
          <table:table-cell office:value-type="float" office:value="5.467285" calcext:value-type="float">
            <text:p>5.4672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24.84859" calcext:value-type="float">
            <text:p>24.84859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2.49856" calcext:value-type="float">
            <text:p>12.49856</text:p>
          </table:table-cell>
          <table:table-cell office:value-type="float" office:value="1.606697" calcext:value-type="float">
            <text:p>1.606697</text:p>
          </table:table-cell>
          <table:table-cell office:value-type="float" office:value="1.150484" calcext:value-type="float">
            <text:p>1.150484</text:p>
          </table:table-cell>
          <table:table-cell office:value-type="float" office:value="369.792" calcext:value-type="float">
            <text:p>369.792</text:p>
          </table:table-cell>
          <table:table-cell office:value-type="float" office:value="0" calcext:value-type="float">
            <text:p>0</text:p>
          </table:table-cell>
          <table:table-cell office:value-type="float" office:value="52.08081" calcext:value-type="float">
            <text:p>52.08081</text:p>
          </table:table-cell>
          <table:table-cell office:value-type="float" office:value="14.1152" calcext:value-type="float">
            <text:p>14.1152</text:p>
          </table:table-cell>
          <table:table-cell office:value-type="float" office:value="38.33698" calcext:value-type="float">
            <text:p>38.33698</text:p>
          </table:table-cell>
          <table:table-cell office:value-type="float" office:value="17.19672" calcext:value-type="float">
            <text:p>17.19672</text:p>
          </table:table-cell>
          <table:table-cell office:value-type="float" office:value="32.3588" calcext:value-type="float">
            <text:p>32.3588</text:p>
          </table:table-cell>
          <table:table-cell office:value-type="float" office:value="18.37802" calcext:value-type="float">
            <text:p>18.37802</text:p>
          </table:table-cell>
          <table:table-cell office:value-type="float" office:value="27.5766" calcext:value-type="float">
            <text:p>27.5766</text:p>
          </table:table-cell>
          <table:table-cell office:value-type="float" office:value="18.85284" calcext:value-type="float">
            <text:p>18.85284</text:p>
          </table:table-cell>
          <table:table-cell office:value-type="float" office:value="24.60394" calcext:value-type="float">
            <text:p>24.60394</text:p>
          </table:table-cell>
          <table:table-cell office:value-type="float" office:value="18.71887" calcext:value-type="float">
            <text:p>18.71887</text:p>
          </table:table-cell>
          <table:table-cell office:value-type="float" office:value="21.62347" calcext:value-type="float">
            <text:p>21.62347</text:p>
          </table:table-cell>
          <table:table-cell office:value-type="float" office:value="18.18338" calcext:value-type="float">
            <text:p>18.18338</text:p>
          </table:table-cell>
          <table:table-cell office:value-type="float" office:value="19.14462" calcext:value-type="float">
            <text:p>19.14462</text:p>
          </table:table-cell>
          <table:table-cell office:value-type="float" office:value="16.9816" calcext:value-type="float">
            <text:p>16.9816</text:p>
          </table:table-cell>
          <table:table-cell office:value-type="float" office:value="15.53595" calcext:value-type="float">
            <text:p>15.53595</text:p>
          </table:table-cell>
          <table:table-cell office:value-type="float" office:value="14.14264" calcext:value-type="float">
            <text:p>14.14264</text:p>
          </table:table-cell>
          <table:table-cell office:value-type="float" office:value="12.24716" calcext:value-type="float">
            <text:p>12.24716</text:p>
          </table:table-cell>
          <table:table-cell office:value-type="float" office:value="11.63141" calcext:value-type="float">
            <text:p>11.63141</text:p>
          </table:table-cell>
          <table:table-cell office:value-type="float" office:value="10.02457" calcext:value-type="float">
            <text:p>10.02457</text:p>
          </table:table-cell>
          <table:table-cell office:value-type="float" office:value="9.820374" calcext:value-type="float">
            <text:p>9.820374</text:p>
          </table:table-cell>
          <table:table-cell office:value-type="float" office:value="8.750244" calcext:value-type="float">
            <text:p>8.750244</text:p>
          </table:table-cell>
          <table:table-cell office:value-type="float" office:value="8.615326" calcext:value-type="float">
            <text:p>8.615326</text:p>
          </table:table-cell>
          <table:table-cell office:value-type="float" office:value="7.829865" calcext:value-type="float">
            <text:p>7.829865</text:p>
          </table:table-cell>
          <table:table-cell office:value-type="float" office:value="7.707306" calcext:value-type="float">
            <text:p>7.707306</text:p>
          </table:table-cell>
          <table:table-cell office:value-type="float" office:value="7.253723" calcext:value-type="float">
            <text:p>7.253723</text:p>
          </table:table-cell>
          <table:table-cell office:value-type="float" office:value="7.141083" calcext:value-type="float">
            <text:p>7.141083</text:p>
          </table:table-cell>
          <table:table-cell office:value-type="float" office:value="7.113068" calcext:value-type="float">
            <text:p>7.113068</text:p>
          </table:table-cell>
          <table:table-cell office:value-type="float" office:value="7.011414" calcext:value-type="float">
            <text:p>7.011414</text:p>
          </table:table-cell>
          <table:table-cell office:value-type="float" office:value="59.60498" calcext:value-type="float">
            <text:p>59.60498</text:p>
          </table:table-cell>
          <table:table-cell office:value-type="float" office:value="10.54858" calcext:value-type="float">
            <text:p>10.548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23.30802" calcext:value-type="float">
            <text:p>23.3080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3.98271" calcext:value-type="float">
            <text:p>13.98271</text:p>
          </table:table-cell>
          <table:table-cell office:value-type="float" office:value="1.576791" calcext:value-type="float">
            <text:p>1.576791</text:p>
          </table:table-cell>
          <table:table-cell office:value-type="float" office:value="1.237693" calcext:value-type="float">
            <text:p>1.237693</text:p>
          </table:table-cell>
          <table:table-cell office:value-type="float" office:value="376.0615" calcext:value-type="float">
            <text:p>376.0615</text:p>
          </table:table-cell>
          <table:table-cell office:value-type="float" office:value="0" calcext:value-type="float">
            <text:p>0</text:p>
          </table:table-cell>
          <table:table-cell office:value-type="float" office:value="49.86832" calcext:value-type="float">
            <text:p>49.86832</text:p>
          </table:table-cell>
          <table:table-cell office:value-type="float" office:value="15.74872" calcext:value-type="float">
            <text:p>15.74872</text:p>
          </table:table-cell>
          <table:table-cell office:value-type="float" office:value="37.68442" calcext:value-type="float">
            <text:p>37.68442</text:p>
          </table:table-cell>
          <table:table-cell office:value-type="float" office:value="18.8497" calcext:value-type="float">
            <text:p>18.8497</text:p>
          </table:table-cell>
          <table:table-cell office:value-type="float" office:value="32.35403" calcext:value-type="float">
            <text:p>32.35403</text:p>
          </table:table-cell>
          <table:table-cell office:value-type="float" office:value="20.09946" calcext:value-type="float">
            <text:p>20.09946</text:p>
          </table:table-cell>
          <table:table-cell office:value-type="float" office:value="28.05005" calcext:value-type="float">
            <text:p>28.05005</text:p>
          </table:table-cell>
          <table:table-cell office:value-type="float" office:value="20.55862" calcext:value-type="float">
            <text:p>20.55862</text:p>
          </table:table-cell>
          <table:table-cell office:value-type="float" office:value="25.3421" calcext:value-type="float">
            <text:p>25.3421</text:p>
          </table:table-cell>
          <table:table-cell office:value-type="float" office:value="20.40085" calcext:value-type="float">
            <text:p>20.40085</text:p>
          </table:table-cell>
          <table:table-cell office:value-type="float" office:value="22.56015" calcext:value-type="float">
            <text:p>22.56015</text:p>
          </table:table-cell>
          <table:table-cell office:value-type="float" office:value="19.81036" calcext:value-type="float">
            <text:p>19.81036</text:p>
          </table:table-cell>
          <table:table-cell office:value-type="float" office:value="20.21768" calcext:value-type="float">
            <text:p>20.21768</text:p>
          </table:table-cell>
          <table:table-cell office:value-type="float" office:value="18.51056" calcext:value-type="float">
            <text:p>18.51056</text:p>
          </table:table-cell>
          <table:table-cell office:value-type="float" office:value="16.72397" calcext:value-type="float">
            <text:p>16.72397</text:p>
          </table:table-cell>
          <table:table-cell office:value-type="float" office:value="15.55734" calcext:value-type="float">
            <text:p>15.55734</text:p>
          </table:table-cell>
          <table:table-cell office:value-type="float" office:value="12.99765" calcext:value-type="float">
            <text:p>12.99765</text:p>
          </table:table-cell>
          <table:table-cell office:value-type="float" office:value="12.25473" calcext:value-type="float">
            <text:p>12.25473</text:p>
          </table:table-cell>
          <table:table-cell office:value-type="float" office:value="10.32703" calcext:value-type="float">
            <text:p>10.32703</text:p>
          </table:table-cell>
          <table:table-cell office:value-type="float" office:value="10.02719" calcext:value-type="float">
            <text:p>10.02719</text:p>
          </table:table-cell>
          <table:table-cell office:value-type="float" office:value="8.920227" calcext:value-type="float">
            <text:p>8.920227</text:p>
          </table:table-cell>
          <table:table-cell office:value-type="float" office:value="8.751801" calcext:value-type="float">
            <text:p>8.751801</text:p>
          </table:table-cell>
          <table:table-cell office:value-type="float" office:value="7.958832" calcext:value-type="float">
            <text:p>7.958832</text:p>
          </table:table-cell>
          <table:table-cell office:value-type="float" office:value="7.831207" calcext:value-type="float">
            <text:p>7.831207</text:p>
          </table:table-cell>
          <table:table-cell office:value-type="float" office:value="7.367676" calcext:value-type="float">
            <text:p>7.367676</text:p>
          </table:table-cell>
          <table:table-cell office:value-type="float" office:value="7.254913" calcext:value-type="float">
            <text:p>7.254913</text:p>
          </table:table-cell>
          <table:table-cell office:value-type="float" office:value="7.215912" calcext:value-type="float">
            <text:p>7.215912</text:p>
          </table:table-cell>
          <table:table-cell office:value-type="float" office:value="7.114166" calcext:value-type="float">
            <text:p>7.114166</text:p>
          </table:table-cell>
          <table:table-cell office:value-type="float" office:value="56.52893" calcext:value-type="float">
            <text:p>56.52893</text:p>
          </table:table-cell>
          <table:table-cell office:value-type="float" office:value="12.19183" calcext:value-type="float">
            <text:p>12.191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21.29994" calcext:value-type="float">
            <text:p>21.29994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4.97215" calcext:value-type="float">
            <text:p>14.97215</text:p>
          </table:table-cell>
          <table:table-cell office:value-type="float" office:value="1.546603" calcext:value-type="float">
            <text:p>1.546603</text:p>
          </table:table-cell>
          <table:table-cell office:value-type="float" office:value="1.300396" calcext:value-type="float">
            <text:p>1.300396</text:p>
          </table:table-cell>
          <table:table-cell office:value-type="float" office:value="374.6884" calcext:value-type="float">
            <text:p>374.6884</text:p>
          </table:table-cell>
          <table:table-cell office:value-type="float" office:value="0.254" calcext:value-type="float">
            <text:p>0.254</text:p>
          </table:table-cell>
          <table:table-cell office:value-type="float" office:value="47.46201" calcext:value-type="float">
            <text:p>47.46201</text:p>
          </table:table-cell>
          <table:table-cell office:value-type="float" office:value="16.51718" calcext:value-type="float">
            <text:p>16.51718</text:p>
          </table:table-cell>
          <table:table-cell office:value-type="float" office:value="36.53006" calcext:value-type="float">
            <text:p>36.53006</text:p>
          </table:table-cell>
          <table:table-cell office:value-type="float" office:value="19.52643" calcext:value-type="float">
            <text:p>19.52643</text:p>
          </table:table-cell>
          <table:table-cell office:value-type="float" office:value="31.74509" calcext:value-type="float">
            <text:p>31.74509</text:p>
          </table:table-cell>
          <table:table-cell office:value-type="float" office:value="20.75928" calcext:value-type="float">
            <text:p>20.75928</text:p>
          </table:table-cell>
          <table:table-cell office:value-type="float" office:value="27.88455" calcext:value-type="float">
            <text:p>27.88455</text:p>
          </table:table-cell>
          <table:table-cell office:value-type="float" office:value="21.25711" calcext:value-type="float">
            <text:p>21.25711</text:p>
          </table:table-cell>
          <table:table-cell office:value-type="float" office:value="25.45834" calcext:value-type="float">
            <text:p>25.45834</text:p>
          </table:table-cell>
          <table:table-cell office:value-type="float" office:value="21.15497" calcext:value-type="float">
            <text:p>21.15497</text:p>
          </table:table-cell>
          <table:table-cell office:value-type="float" office:value="22.93942" calcext:value-type="float">
            <text:p>22.93942</text:p>
          </table:table-cell>
          <table:table-cell office:value-type="float" office:value="20.63358" calcext:value-type="float">
            <text:p>20.63358</text:p>
          </table:table-cell>
          <table:table-cell office:value-type="float" office:value="20.79849" calcext:value-type="float">
            <text:p>20.79849</text:p>
          </table:table-cell>
          <table:table-cell office:value-type="float" office:value="19.41022" calcext:value-type="float">
            <text:p>19.41022</text:p>
          </table:table-cell>
          <table:table-cell office:value-type="float" office:value="17.56973" calcext:value-type="float">
            <text:p>17.56973</text:p>
          </table:table-cell>
          <table:table-cell office:value-type="float" office:value="16.74112" calcext:value-type="float">
            <text:p>16.74112</text:p>
          </table:table-cell>
          <table:table-cell office:value-type="float" office:value="13.72577" calcext:value-type="float">
            <text:p>13.72577</text:p>
          </table:table-cell>
          <table:table-cell office:value-type="float" office:value="13.00565" calcext:value-type="float">
            <text:p>13.00565</text:p>
          </table:table-cell>
          <table:table-cell office:value-type="float" office:value="10.70074" calcext:value-type="float">
            <text:p>10.70074</text:p>
          </table:table-cell>
          <table:table-cell office:value-type="float" office:value="10.3306" calcext:value-type="float">
            <text:p>10.3306</text:p>
          </table:table-cell>
          <table:table-cell office:value-type="float" office:value="9.131592" calcext:value-type="float">
            <text:p>9.131592</text:p>
          </table:table-cell>
          <table:table-cell office:value-type="float" office:value="8.922211" calcext:value-type="float">
            <text:p>8.922211</text:p>
          </table:table-cell>
          <table:table-cell office:value-type="float" office:value="8.099976" calcext:value-type="float">
            <text:p>8.099976</text:p>
          </table:table-cell>
          <table:table-cell office:value-type="float" office:value="7.960236" calcext:value-type="float">
            <text:p>7.960236</text:p>
          </table:table-cell>
          <table:table-cell office:value-type="float" office:value="7.483521" calcext:value-type="float">
            <text:p>7.483521</text:p>
          </table:table-cell>
          <table:table-cell office:value-type="float" office:value="7.368866" calcext:value-type="float">
            <text:p>7.368866</text:p>
          </table:table-cell>
          <table:table-cell office:value-type="float" office:value="7.321014" calcext:value-type="float">
            <text:p>7.321014</text:p>
          </table:table-cell>
          <table:table-cell office:value-type="float" office:value="7.21698" calcext:value-type="float">
            <text:p>7.21698</text:p>
          </table:table-cell>
          <table:table-cell office:value-type="float" office:value="53.32959" calcext:value-type="float">
            <text:p>53.32959</text:p>
          </table:table-cell>
          <table:table-cell office:value-type="float" office:value="13.1395" calcext:value-type="float">
            <text:p>13.13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19.2966" calcext:value-type="float">
            <text:p>19.2966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15.95325" calcext:value-type="float">
            <text:p>15.95325</text:p>
          </table:table-cell>
          <table:table-cell office:value-type="float" office:value="1.520167" calcext:value-type="float">
            <text:p>1.520167</text:p>
          </table:table-cell>
          <table:table-cell office:value-type="float" office:value="1.255864" calcext:value-type="float">
            <text:p>1.255864</text:p>
          </table:table-cell>
          <table:table-cell office:value-type="float" office:value="368.2663" calcext:value-type="float">
            <text:p>368.2663</text:p>
          </table:table-cell>
          <table:table-cell office:value-type="float" office:value="1.3335" calcext:value-type="float">
            <text:p>1.3335</text:p>
          </table:table-cell>
          <table:table-cell office:value-type="float" office:value="43.03775" calcext:value-type="float">
            <text:p>43.03775</text:p>
          </table:table-cell>
          <table:table-cell office:value-type="float" office:value="15.54269" calcext:value-type="float">
            <text:p>15.54269</text:p>
          </table:table-cell>
          <table:table-cell office:value-type="float" office:value="33.27875" calcext:value-type="float">
            <text:p>33.27875</text:p>
          </table:table-cell>
          <table:table-cell office:value-type="float" office:value="18.50269" calcext:value-type="float">
            <text:p>18.50269</text:p>
          </table:table-cell>
          <table:table-cell office:value-type="float" office:value="29.24783" calcext:value-type="float">
            <text:p>29.24783</text:p>
          </table:table-cell>
          <table:table-cell office:value-type="float" office:value="20.09232" calcext:value-type="float">
            <text:p>20.09232</text:p>
          </table:table-cell>
          <table:table-cell office:value-type="float" office:value="26.15756" calcext:value-type="float">
            <text:p>26.15756</text:p>
          </table:table-cell>
          <table:table-cell office:value-type="float" office:value="20.897" calcext:value-type="float">
            <text:p>20.897</text:p>
          </table:table-cell>
          <table:table-cell office:value-type="float" office:value="24.2518" calcext:value-type="float">
            <text:p>24.2518</text:p>
          </table:table-cell>
          <table:table-cell office:value-type="float" office:value="21.00183" calcext:value-type="float">
            <text:p>21.00183</text:p>
          </table:table-cell>
          <table:table-cell office:value-type="float" office:value="22.84067" calcext:value-type="float">
            <text:p>22.84067</text:p>
          </table:table-cell>
          <table:table-cell office:value-type="float" office:value="20.67981" calcext:value-type="float">
            <text:p>20.67981</text:p>
          </table:table-cell>
          <table:table-cell office:value-type="float" office:value="20.81647" calcext:value-type="float">
            <text:p>20.81647</text:p>
          </table:table-cell>
          <table:table-cell office:value-type="float" office:value="19.69156" calcext:value-type="float">
            <text:p>19.69156</text:p>
          </table:table-cell>
          <table:table-cell office:value-type="float" office:value="17.97037" calcext:value-type="float">
            <text:p>17.97037</text:p>
          </table:table-cell>
          <table:table-cell office:value-type="float" office:value="17.58298" calcext:value-type="float">
            <text:p>17.58298</text:p>
          </table:table-cell>
          <table:table-cell office:value-type="float" office:value="14.33997" calcext:value-type="float">
            <text:p>14.33997</text:p>
          </table:table-cell>
          <table:table-cell office:value-type="float" office:value="13.73297" calcext:value-type="float">
            <text:p>13.73297</text:p>
          </table:table-cell>
          <table:table-cell office:value-type="float" office:value="11.1066" calcext:value-type="float">
            <text:p>11.1066</text:p>
          </table:table-cell>
          <table:table-cell office:value-type="float" office:value="10.70486" calcext:value-type="float">
            <text:p>10.70486</text:p>
          </table:table-cell>
          <table:table-cell office:value-type="float" office:value="9.378296" calcext:value-type="float">
            <text:p>9.378296</text:p>
          </table:table-cell>
          <table:table-cell office:value-type="float" office:value="9.134003" calcext:value-type="float">
            <text:p>9.134003</text:p>
          </table:table-cell>
          <table:table-cell office:value-type="float" office:value="8.257416" calcext:value-type="float">
            <text:p>8.257416</text:p>
          </table:table-cell>
          <table:table-cell office:value-type="float" office:value="8.101532" calcext:value-type="float">
            <text:p>8.101532</text:p>
          </table:table-cell>
          <table:table-cell office:value-type="float" office:value="7.604889" calcext:value-type="float">
            <text:p>7.604889</text:p>
          </table:table-cell>
          <table:table-cell office:value-type="float" office:value="7.484772" calcext:value-type="float">
            <text:p>7.484772</text:p>
          </table:table-cell>
          <table:table-cell office:value-type="float" office:value="7.42688" calcext:value-type="float">
            <text:p>7.42688</text:p>
          </table:table-cell>
          <table:table-cell office:value-type="float" office:value="7.322113" calcext:value-type="float">
            <text:p>7.322113</text:p>
          </table:table-cell>
          <table:table-cell office:value-type="float" office:value="48.92969" calcext:value-type="float">
            <text:p>48.92969</text:p>
          </table:table-cell>
          <table:table-cell office:value-type="float" office:value="13.38983" calcext:value-type="float">
            <text:p>13.389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16.30518" calcext:value-type="float">
            <text:p>16.30518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3.99661" calcext:value-type="float">
            <text:p>13.99661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141889" calcext:value-type="float">
            <text:p>1.141889</text:p>
          </table:table-cell>
          <table:table-cell office:value-type="float" office:value="369.6394" calcext:value-type="float">
            <text:p>369.6394</text:p>
          </table:table-cell>
          <table:table-cell office:value-type="float" office:value="13.5255" calcext:value-type="float">
            <text:p>13.5255</text:p>
          </table:table-cell>
          <table:table-cell office:value-type="float" office:value="32.78946" calcext:value-type="float">
            <text:p>32.78946</text:p>
          </table:table-cell>
          <table:table-cell office:value-type="float" office:value="14.23004" calcext:value-type="float">
            <text:p>14.23004</text:p>
          </table:table-cell>
          <table:table-cell office:value-type="float" office:value="28.25967" calcext:value-type="float">
            <text:p>28.25967</text:p>
          </table:table-cell>
          <table:table-cell office:value-type="float" office:value="16.84558" calcext:value-type="float">
            <text:p>16.84558</text:p>
          </table:table-cell>
          <table:table-cell office:value-type="float" office:value="25.69571" calcext:value-type="float">
            <text:p>25.69571</text:p>
          </table:table-cell>
          <table:table-cell office:value-type="float" office:value="18.69614" calcext:value-type="float">
            <text:p>18.69614</text:p>
          </table:table-cell>
          <table:table-cell office:value-type="float" office:value="23.80444" calcext:value-type="float">
            <text:p>23.80444</text:p>
          </table:table-cell>
          <table:table-cell office:value-type="float" office:value="19.81189" calcext:value-type="float">
            <text:p>19.81189</text:p>
          </table:table-cell>
          <table:table-cell office:value-type="float" office:value="23.14182" calcext:value-type="float">
            <text:p>23.14182</text:p>
          </table:table-cell>
          <table:table-cell office:value-type="float" office:value="20.15372" calcext:value-type="float">
            <text:p>20.15372</text:p>
          </table:table-cell>
          <table:table-cell office:value-type="float" office:value="22.1557" calcext:value-type="float">
            <text:p>22.1557</text:p>
          </table:table-cell>
          <table:table-cell office:value-type="float" office:value="20.12366" calcext:value-type="float">
            <text:p>20.12366</text:p>
          </table:table-cell>
          <table:table-cell office:value-type="float" office:value="20.56589" calcext:value-type="float">
            <text:p>20.56589</text:p>
          </table:table-cell>
          <table:table-cell office:value-type="float" office:value="19.40771" calcext:value-type="float">
            <text:p>19.40771</text:p>
          </table:table-cell>
          <table:table-cell office:value-type="float" office:value="18.09122" calcext:value-type="float">
            <text:p>18.09122</text:p>
          </table:table-cell>
          <table:table-cell office:value-type="float" office:value="17.93005" calcext:value-type="float">
            <text:p>17.93005</text:p>
          </table:table-cell>
          <table:table-cell office:value-type="float" office:value="14.7594" calcext:value-type="float">
            <text:p>14.7594</text:p>
          </table:table-cell>
          <table:table-cell office:value-type="float" office:value="14.3454" calcext:value-type="float">
            <text:p>14.3454</text:p>
          </table:table-cell>
          <table:table-cell office:value-type="float" office:value="11.50018" calcext:value-type="float">
            <text:p>11.50018</text:p>
          </table:table-cell>
          <table:table-cell office:value-type="float" office:value="11.11084" calcext:value-type="float">
            <text:p>11.11084</text:p>
          </table:table-cell>
          <table:table-cell office:value-type="float" office:value="9.646729" calcext:value-type="float">
            <text:p>9.646729</text:p>
          </table:table-cell>
          <table:table-cell office:value-type="float" office:value="9.380981" calcext:value-type="float">
            <text:p>9.380981</text:p>
          </table:table-cell>
          <table:table-cell office:value-type="float" office:value="8.431793" calcext:value-type="float">
            <text:p>8.431793</text:p>
          </table:table-cell>
          <table:table-cell office:value-type="float" office:value="8.259155" calcext:value-type="float">
            <text:p>8.259155</text:p>
          </table:table-cell>
          <table:table-cell office:value-type="float" office:value="7.732239" calcext:value-type="float">
            <text:p>7.732239</text:p>
          </table:table-cell>
          <table:table-cell office:value-type="float" office:value="7.606171" calcext:value-type="float">
            <text:p>7.606171</text:p>
          </table:table-cell>
          <table:table-cell office:value-type="float" office:value="7.535004" calcext:value-type="float">
            <text:p>7.535004</text:p>
          </table:table-cell>
          <table:table-cell office:value-type="float" office:value="7.428009" calcext:value-type="float">
            <text:p>7.428009</text:p>
          </table:table-cell>
          <table:table-cell office:value-type="float" office:value="40.41776" calcext:value-type="float">
            <text:p>40.41776</text:p>
          </table:table-cell>
          <table:table-cell office:value-type="float" office:value="11.93753" calcext:value-type="float">
            <text:p>11.937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19.28972" calcext:value-type="float">
            <text:p>19.28972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11.65831" calcext:value-type="float">
            <text:p>11.65831</text:p>
          </table:table-cell>
          <table:table-cell office:value-type="float" office:value="1.229225" calcext:value-type="float">
            <text:p>1.229225</text:p>
          </table:table-cell>
          <table:table-cell office:value-type="float" office:value="0.9503235" calcext:value-type="float">
            <text:p>0.9503235</text:p>
          </table:table-cell>
          <table:table-cell office:value-type="float" office:value="375.876" calcext:value-type="float">
            <text:p>375.876</text:p>
          </table:table-cell>
          <table:table-cell office:value-type="float" office:value="36.195" calcext:value-type="float">
            <text:p>36.195</text:p>
          </table:table-cell>
          <table:table-cell office:value-type="float" office:value="27.15833" calcext:value-type="float">
            <text:p>27.15833</text:p>
          </table:table-cell>
          <table:table-cell office:value-type="float" office:value="11.3714" calcext:value-type="float">
            <text:p>11.3714</text:p>
          </table:table-cell>
          <table:table-cell office:value-type="float" office:value="23.96051" calcext:value-type="float">
            <text:p>23.96051</text:p>
          </table:table-cell>
          <table:table-cell office:value-type="float" office:value="14.2081" calcext:value-type="float">
            <text:p>14.2081</text:p>
          </table:table-cell>
          <table:table-cell office:value-type="float" office:value="22.18832" calcext:value-type="float">
            <text:p>22.18832</text:p>
          </table:table-cell>
          <table:table-cell office:value-type="float" office:value="16.39896" calcext:value-type="float">
            <text:p>16.39896</text:p>
          </table:table-cell>
          <table:table-cell office:value-type="float" office:value="22.33554" calcext:value-type="float">
            <text:p>22.33554</text:p>
          </table:table-cell>
          <table:table-cell office:value-type="float" office:value="17.75345" calcext:value-type="float">
            <text:p>17.75345</text:p>
          </table:table-cell>
          <table:table-cell office:value-type="float" office:value="21.99524" calcext:value-type="float">
            <text:p>21.99524</text:p>
          </table:table-cell>
          <table:table-cell office:value-type="float" office:value="18.31012" calcext:value-type="float">
            <text:p>18.31012</text:p>
          </table:table-cell>
          <table:table-cell office:value-type="float" office:value="21.18704" calcext:value-type="float">
            <text:p>21.18704</text:p>
          </table:table-cell>
          <table:table-cell office:value-type="float" office:value="18.73474" calcext:value-type="float">
            <text:p>18.73474</text:p>
          </table:table-cell>
          <table:table-cell office:value-type="float" office:value="19.98926" calcext:value-type="float">
            <text:p>19.98926</text:p>
          </table:table-cell>
          <table:table-cell office:value-type="float" office:value="18.49774" calcext:value-type="float">
            <text:p>18.49774</text:p>
          </table:table-cell>
          <table:table-cell office:value-type="float" office:value="18.01245" calcext:value-type="float">
            <text:p>18.01245</text:p>
          </table:table-cell>
          <table:table-cell office:value-type="float" office:value="17.54977" calcext:value-type="float">
            <text:p>17.54977</text:p>
          </table:table-cell>
          <table:table-cell office:value-type="float" office:value="14.97128" calcext:value-type="float">
            <text:p>14.97128</text:p>
          </table:table-cell>
          <table:table-cell office:value-type="float" office:value="14.7627" calcext:value-type="float">
            <text:p>14.7627</text:p>
          </table:table-cell>
          <table:table-cell office:value-type="float" office:value="11.84662" calcext:value-type="float">
            <text:p>11.84662</text:p>
          </table:table-cell>
          <table:table-cell office:value-type="float" office:value="11.50406" calcext:value-type="float">
            <text:p>11.50406</text:p>
          </table:table-cell>
          <table:table-cell office:value-type="float" office:value="9.918335" calcext:value-type="float">
            <text:p>9.918335</text:p>
          </table:table-cell>
          <table:table-cell office:value-type="float" office:value="9.649597" calcext:value-type="float">
            <text:p>9.649597</text:p>
          </table:table-cell>
          <table:table-cell office:value-type="float" office:value="8.620392" calcext:value-type="float">
            <text:p>8.620392</text:p>
          </table:table-cell>
          <table:table-cell office:value-type="float" office:value="8.433685" calcext:value-type="float">
            <text:p>8.433685</text:p>
          </table:table-cell>
          <table:table-cell office:value-type="float" office:value="7.868042" calcext:value-type="float">
            <text:p>7.868042</text:p>
          </table:table-cell>
          <table:table-cell office:value-type="float" office:value="7.733582" calcext:value-type="float">
            <text:p>7.733582</text:p>
          </table:table-cell>
          <table:table-cell office:value-type="float" office:value="7.647003" calcext:value-type="float">
            <text:p>7.647003</text:p>
          </table:table-cell>
          <table:table-cell office:value-type="float" office:value="7.536133" calcext:value-type="float">
            <text:p>7.536133</text:p>
          </table:table-cell>
          <table:table-cell office:value-type="float" office:value="29.1955" calcext:value-type="float">
            <text:p>29.1955</text:p>
          </table:table-cell>
          <table:table-cell office:value-type="float" office:value="8.995667" calcext:value-type="float">
            <text:p>8.9956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8.727997" calcext:value-type="float">
            <text:p>8.727997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9.924891" calcext:value-type="float">
            <text:p>9.924891</text:p>
          </table:table-cell>
          <table:table-cell office:value-type="float" office:value="1.053204" calcext:value-type="float">
            <text:p>1.053204</text:p>
          </table:table-cell>
          <table:table-cell office:value-type="float" office:value="0.8909616" calcext:value-type="float">
            <text:p>0.8909616</text:p>
          </table:table-cell>
          <table:table-cell office:value-type="float" office:value="383.1559" calcext:value-type="float">
            <text:p>383.1559</text:p>
          </table:table-cell>
          <table:table-cell office:value-type="float" office:value="15.113" calcext:value-type="float">
            <text:p>15.113</text:p>
          </table:table-cell>
          <table:table-cell office:value-type="float" office:value="18.41333" calcext:value-type="float">
            <text:p>18.41333</text:p>
          </table:table-cell>
          <table:table-cell office:value-type="float" office:value="9.705414" calcext:value-type="float">
            <text:p>9.705414</text:p>
          </table:table-cell>
          <table:table-cell office:value-type="float" office:value="17.29266" calcext:value-type="float">
            <text:p>17.29266</text:p>
          </table:table-cell>
          <table:table-cell office:value-type="float" office:value="11.3241" calcext:value-type="float">
            <text:p>11.3241</text:p>
          </table:table-cell>
          <table:table-cell office:value-type="float" office:value="16.8287" calcext:value-type="float">
            <text:p>16.8287</text:p>
          </table:table-cell>
          <table:table-cell office:value-type="float" office:value="12.91986" calcext:value-type="float">
            <text:p>12.91986</text:p>
          </table:table-cell>
          <table:table-cell office:value-type="float" office:value="17.76831" calcext:value-type="float">
            <text:p>17.76831</text:p>
          </table:table-cell>
          <table:table-cell office:value-type="float" office:value="14.55948" calcext:value-type="float">
            <text:p>14.55948</text:p>
          </table:table-cell>
          <table:table-cell office:value-type="float" office:value="18.39108" calcext:value-type="float">
            <text:p>18.39108</text:p>
          </table:table-cell>
          <table:table-cell office:value-type="float" office:value="15.40466" calcext:value-type="float">
            <text:p>15.40466</text:p>
          </table:table-cell>
          <table:table-cell office:value-type="float" office:value="18.87274" calcext:value-type="float">
            <text:p>18.87274</text:p>
          </table:table-cell>
          <table:table-cell office:value-type="float" office:value="16.22681" calcext:value-type="float">
            <text:p>16.22681</text:p>
          </table:table-cell>
          <table:table-cell office:value-type="float" office:value="18.56363" calcext:value-type="float">
            <text:p>18.56363</text:p>
          </table:table-cell>
          <table:table-cell office:value-type="float" office:value="16.50571" calcext:value-type="float">
            <text:p>16.50571</text:p>
          </table:table-cell>
          <table:table-cell office:value-type="float" office:value="17.54578" calcext:value-type="float">
            <text:p>17.54578</text:p>
          </table:table-cell>
          <table:table-cell office:value-type="float" office:value="16.51508" calcext:value-type="float">
            <text:p>16.51508</text:p>
          </table:table-cell>
          <table:table-cell office:value-type="float" office:value="14.99219" calcext:value-type="float">
            <text:p>14.99219</text:p>
          </table:table-cell>
          <table:table-cell office:value-type="float" office:value="14.91119" calcext:value-type="float">
            <text:p>14.91119</text:p>
          </table:table-cell>
          <table:table-cell office:value-type="float" office:value="12.11505" calcext:value-type="float">
            <text:p>12.11505</text:p>
          </table:table-cell>
          <table:table-cell office:value-type="float" office:value="11.84991" calcext:value-type="float">
            <text:p>11.84991</text:p>
          </table:table-cell>
          <table:table-cell office:value-type="float" office:value="10.17618" calcext:value-type="float">
            <text:p>10.17618</text:p>
          </table:table-cell>
          <table:table-cell office:value-type="float" office:value="9.921112" calcext:value-type="float">
            <text:p>9.921112</text:p>
          </table:table-cell>
          <table:table-cell office:value-type="float" office:value="8.816864" calcext:value-type="float">
            <text:p>8.816864</text:p>
          </table:table-cell>
          <table:table-cell office:value-type="float" office:value="8.622437" calcext:value-type="float">
            <text:p>8.622437</text:p>
          </table:table-cell>
          <table:table-cell office:value-type="float" office:value="8.01062" calcext:value-type="float">
            <text:p>8.01062</text:p>
          </table:table-cell>
          <table:table-cell office:value-type="float" office:value="7.869476" calcext:value-type="float">
            <text:p>7.869476</text:p>
          </table:table-cell>
          <table:table-cell office:value-type="float" office:value="7.763519" calcext:value-type="float">
            <text:p>7.763519</text:p>
          </table:table-cell>
          <table:table-cell office:value-type="float" office:value="7.648193" calcext:value-type="float">
            <text:p>7.648193</text:p>
          </table:table-cell>
          <table:table-cell office:value-type="float" office:value="19.41537" calcext:value-type="float">
            <text:p>19.41537</text:p>
          </table:table-cell>
          <table:table-cell office:value-type="float" office:value="7.739014" calcext:value-type="float">
            <text:p>7.7390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6.807753" calcext:value-type="float">
            <text:p>6.807753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10.43907" calcext:value-type="float">
            <text:p>10.43907</text:p>
          </table:table-cell>
          <table:table-cell office:value-type="float" office:value="1.175614" calcext:value-type="float">
            <text:p>1.175614</text:p>
          </table:table-cell>
          <table:table-cell office:value-type="float" office:value="0.9880346" calcext:value-type="float">
            <text:p>0.9880346</text:p>
          </table:table-cell>
          <table:table-cell office:value-type="float" office:value="381.3662" calcext:value-type="float">
            <text:p>381.3662</text:p>
          </table:table-cell>
          <table:table-cell office:value-type="float" office:value="42.926" calcext:value-type="float">
            <text:p>42.926</text:p>
          </table:table-cell>
          <table:table-cell office:value-type="float" office:value="17.68475" calcext:value-type="float">
            <text:p>17.68475</text:p>
          </table:table-cell>
          <table:table-cell office:value-type="float" office:value="8.991333" calcext:value-type="float">
            <text:p>8.991333</text:p>
          </table:table-cell>
          <table:table-cell office:value-type="float" office:value="16.21716" calcext:value-type="float">
            <text:p>16.21716</text:p>
          </table:table-cell>
          <table:table-cell office:value-type="float" office:value="10.37256" calcext:value-type="float">
            <text:p>10.37256</text:p>
          </table:table-cell>
          <table:table-cell office:value-type="float" office:value="15.4404" calcext:value-type="float">
            <text:p>15.4404</text:p>
          </table:table-cell>
          <table:table-cell office:value-type="float" office:value="11.46326" calcext:value-type="float">
            <text:p>11.46326</text:p>
          </table:table-cell>
          <table:table-cell office:value-type="float" office:value="15.01706" calcext:value-type="float">
            <text:p>15.01706</text:p>
          </table:table-cell>
          <table:table-cell office:value-type="float" office:value="12.50021" calcext:value-type="float">
            <text:p>12.50021</text:p>
          </table:table-cell>
          <table:table-cell office:value-type="float" office:value="15.27649" calcext:value-type="float">
            <text:p>15.27649</text:p>
          </table:table-cell>
          <table:table-cell office:value-type="float" office:value="13.20319" calcext:value-type="float">
            <text:p>13.20319</text:p>
          </table:table-cell>
          <table:table-cell office:value-type="float" office:value="16.18262" calcext:value-type="float">
            <text:p>16.18262</text:p>
          </table:table-cell>
          <table:table-cell office:value-type="float" office:value="14.03497" calcext:value-type="float">
            <text:p>14.03497</text:p>
          </table:table-cell>
          <table:table-cell office:value-type="float" office:value="16.48386" calcext:value-type="float">
            <text:p>16.48386</text:p>
          </table:table-cell>
          <table:table-cell office:value-type="float" office:value="14.64188" calcext:value-type="float">
            <text:p>14.64188</text:p>
          </table:table-cell>
          <table:table-cell office:value-type="float" office:value="16.50464" calcext:value-type="float">
            <text:p>16.50464</text:p>
          </table:table-cell>
          <table:table-cell office:value-type="float" office:value="15.07275" calcext:value-type="float">
            <text:p>15.07275</text:p>
          </table:table-cell>
          <table:table-cell office:value-type="float" office:value="14.90891" calcext:value-type="float">
            <text:p>14.90891</text:p>
          </table:table-cell>
          <table:table-cell office:value-type="float" office:value="14.56564" calcext:value-type="float">
            <text:p>14.56564</text:p>
          </table:table-cell>
          <table:table-cell office:value-type="float" office:value="12.43719" calcext:value-type="float">
            <text:p>12.43719</text:p>
          </table:table-cell>
          <table:table-cell office:value-type="float" office:value="12.11731" calcext:value-type="float">
            <text:p>12.11731</text:p>
          </table:table-cell>
          <table:table-cell office:value-type="float" office:value="10.46872" calcext:value-type="float">
            <text:p>10.46872</text:p>
          </table:table-cell>
          <table:table-cell office:value-type="float" office:value="10.17874" calcext:value-type="float">
            <text:p>10.17874</text:p>
          </table:table-cell>
          <table:table-cell office:value-type="float" office:value="9.018036" calcext:value-type="float">
            <text:p>9.018036</text:p>
          </table:table-cell>
          <table:table-cell office:value-type="float" office:value="8.818939" calcext:value-type="float">
            <text:p>8.818939</text:p>
          </table:table-cell>
          <table:table-cell office:value-type="float" office:value="8.159912" calcext:value-type="float">
            <text:p>8.159912</text:p>
          </table:table-cell>
          <table:table-cell office:value-type="float" office:value="8.012146" calcext:value-type="float">
            <text:p>8.012146</text:p>
          </table:table-cell>
          <table:table-cell office:value-type="float" office:value="7.884766" calcext:value-type="float">
            <text:p>7.884766</text:p>
          </table:table-cell>
          <table:table-cell office:value-type="float" office:value="7.764771" calcext:value-type="float">
            <text:p>7.764771</text:p>
          </table:table-cell>
          <table:table-cell office:value-type="float" office:value="19.13345" calcext:value-type="float">
            <text:p>19.13345</text:p>
          </table:table-cell>
          <table:table-cell office:value-type="float" office:value="7.78418" calcext:value-type="float">
            <text:p>7.78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8.566074" calcext:value-type="float">
            <text:p>8.566074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12.4652" calcext:value-type="float">
            <text:p>12.4652</text:p>
          </table:table-cell>
          <table:table-cell office:value-type="float" office:value="1.352892" calcext:value-type="float">
            <text:p>1.352892</text:p>
          </table:table-cell>
          <table:table-cell office:value-type="float" office:value="1.149806" calcext:value-type="float">
            <text:p>1.149806</text:p>
          </table:table-cell>
          <table:table-cell office:value-type="float" office:value="380.5392" calcext:value-type="float">
            <text:p>380.5392</text:p>
          </table:table-cell>
          <table:table-cell office:value-type="float" office:value="13.335" calcext:value-type="float">
            <text:p>13.335</text:p>
          </table:table-cell>
          <table:table-cell office:value-type="float" office:value="22.69315" calcext:value-type="float">
            <text:p>22.69315</text:p>
          </table:table-cell>
          <table:table-cell office:value-type="float" office:value="10.25983" calcext:value-type="float">
            <text:p>10.25983</text:p>
          </table:table-cell>
          <table:table-cell office:value-type="float" office:value="19.80518" calcext:value-type="float">
            <text:p>19.80518</text:p>
          </table:table-cell>
          <table:table-cell office:value-type="float" office:value="11.25433" calcext:value-type="float">
            <text:p>11.25433</text:p>
          </table:table-cell>
          <table:table-cell office:value-type="float" office:value="18.09988" calcext:value-type="float">
            <text:p>18.09988</text:p>
          </table:table-cell>
          <table:table-cell office:value-type="float" office:value="12.04535" calcext:value-type="float">
            <text:p>12.04535</text:p>
          </table:table-cell>
          <table:table-cell office:value-type="float" office:value="16.87445" calcext:value-type="float">
            <text:p>16.87445</text:p>
          </table:table-cell>
          <table:table-cell office:value-type="float" office:value="12.77325" calcext:value-type="float">
            <text:p>12.77325</text:p>
          </table:table-cell>
          <table:table-cell office:value-type="float" office:value="16.19754" calcext:value-type="float">
            <text:p>16.19754</text:p>
          </table:table-cell>
          <table:table-cell office:value-type="float" office:value="13.25174" calcext:value-type="float">
            <text:p>13.25174</text:p>
          </table:table-cell>
          <table:table-cell office:value-type="float" office:value="15.54285" calcext:value-type="float">
            <text:p>15.54285</text:p>
          </table:table-cell>
          <table:table-cell office:value-type="float" office:value="13.81476" calcext:value-type="float">
            <text:p>13.81476</text:p>
          </table:table-cell>
          <table:table-cell office:value-type="float" office:value="15.1286" calcext:value-type="float">
            <text:p>15.1286</text:p>
          </table:table-cell>
          <table:table-cell office:value-type="float" office:value="14.20114" calcext:value-type="float">
            <text:p>14.20114</text:p>
          </table:table-cell>
          <table:table-cell office:value-type="float" office:value="15.06677" calcext:value-type="float">
            <text:p>15.06677</text:p>
          </table:table-cell>
          <table:table-cell office:value-type="float" office:value="14.55154" calcext:value-type="float">
            <text:p>14.55154</text:p>
          </table:table-cell>
          <table:table-cell office:value-type="float" office:value="14.56042" calcext:value-type="float">
            <text:p>14.56042</text:p>
          </table:table-cell>
          <table:table-cell office:value-type="float" office:value="14.10281" calcext:value-type="float">
            <text:p>14.10281</text:p>
          </table:table-cell>
          <table:table-cell office:value-type="float" office:value="12.55542" calcext:value-type="float">
            <text:p>12.55542</text:p>
          </table:table-cell>
          <table:table-cell office:value-type="float" office:value="12.43933" calcext:value-type="float">
            <text:p>12.43933</text:p>
          </table:table-cell>
          <table:table-cell office:value-type="float" office:value="10.86115" calcext:value-type="float">
            <text:p>10.86115</text:p>
          </table:table-cell>
          <table:table-cell office:value-type="float" office:value="10.474" calcext:value-type="float">
            <text:p>10.474</text:p>
          </table:table-cell>
          <table:table-cell office:value-type="float" office:value="9.332367" calcext:value-type="float">
            <text:p>9.332367</text:p>
          </table:table-cell>
          <table:table-cell office:value-type="float" office:value="9.020325" calcext:value-type="float">
            <text:p>9.020325</text:p>
          </table:table-cell>
          <table:table-cell office:value-type="float" office:value="8.333618" calcext:value-type="float">
            <text:p>8.333618</text:p>
          </table:table-cell>
          <table:table-cell office:value-type="float" office:value="8.16153" calcext:value-type="float">
            <text:p>8.16153</text:p>
          </table:table-cell>
          <table:table-cell office:value-type="float" office:value="8.012787" calcext:value-type="float">
            <text:p>8.012787</text:p>
          </table:table-cell>
          <table:table-cell office:value-type="float" office:value="7.886047" calcext:value-type="float">
            <text:p>7.886047</text:p>
          </table:table-cell>
          <table:table-cell office:value-type="float" office:value="24.8009" calcext:value-type="float">
            <text:p>24.8009</text:p>
          </table:table-cell>
          <table:table-cell office:value-type="float" office:value="9.325806" calcext:value-type="float">
            <text:p>9.3258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15.21549" calcext:value-type="float">
            <text:p>15.21549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0.71561" calcext:value-type="float">
            <text:p>10.71561</text:p>
          </table:table-cell>
          <table:table-cell office:value-type="float" office:value="1.253308" calcext:value-type="float">
            <text:p>1.253308</text:p>
          </table:table-cell>
          <table:table-cell office:value-type="float" office:value="0.9037728" calcext:value-type="float">
            <text:p>0.9037728</text:p>
          </table:table-cell>
          <table:table-cell office:value-type="float" office:value="379.8333" calcext:value-type="float">
            <text:p>379.8333</text:p>
          </table:table-cell>
          <table:table-cell office:value-type="float" office:value="0" calcext:value-type="float">
            <text:p>0</text:p>
          </table:table-cell>
          <table:table-cell office:value-type="float" office:value="25.91428" calcext:value-type="float">
            <text:p>25.91428</text:p>
          </table:table-cell>
          <table:table-cell office:value-type="float" office:value="9.725952" calcext:value-type="float">
            <text:p>9.725952</text:p>
          </table:table-cell>
          <table:table-cell office:value-type="float" office:value="22.04382" calcext:value-type="float">
            <text:p>22.04382</text:p>
          </table:table-cell>
          <table:table-cell office:value-type="float" office:value="12.21414" calcext:value-type="float">
            <text:p>12.21414</text:p>
          </table:table-cell>
          <table:table-cell office:value-type="float" office:value="19.69092" calcext:value-type="float">
            <text:p>19.69092</text:p>
          </table:table-cell>
          <table:table-cell office:value-type="float" office:value="13.33664" calcext:value-type="float">
            <text:p>13.33664</text:p>
          </table:table-cell>
          <table:table-cell office:value-type="float" office:value="17.99698" calcext:value-type="float">
            <text:p>17.99698</text:p>
          </table:table-cell>
          <table:table-cell office:value-type="float" office:value="14.10098" calcext:value-type="float">
            <text:p>14.10098</text:p>
          </table:table-cell>
          <table:table-cell office:value-type="float" office:value="17.02121" calcext:value-type="float">
            <text:p>17.02121</text:p>
          </table:table-cell>
          <table:table-cell office:value-type="float" office:value="14.47345" calcext:value-type="float">
            <text:p>14.47345</text:p>
          </table:table-cell>
          <table:table-cell office:value-type="float" office:value="16.11719" calcext:value-type="float">
            <text:p>16.11719</text:p>
          </table:table-cell>
          <table:table-cell office:value-type="float" office:value="14.76633" calcext:value-type="float">
            <text:p>14.76633</text:p>
          </table:table-cell>
          <table:table-cell office:value-type="float" office:value="15.51926" calcext:value-type="float">
            <text:p>15.51926</text:p>
          </table:table-cell>
          <table:table-cell office:value-type="float" office:value="14.76257" calcext:value-type="float">
            <text:p>14.76257</text:p>
          </table:table-cell>
          <table:table-cell office:value-type="float" office:value="14.69708" calcext:value-type="float">
            <text:p>14.69708</text:p>
          </table:table-cell>
          <table:table-cell office:value-type="float" office:value="14.59061" calcext:value-type="float">
            <text:p>14.59061</text:p>
          </table:table-cell>
          <table:table-cell office:value-type="float" office:value="14.09927" calcext:value-type="float">
            <text:p>14.09927</text:p>
          </table:table-cell>
          <table:table-cell office:value-type="float" office:value="13.87332" calcext:value-type="float">
            <text:p>13.87332</text:p>
          </table:table-cell>
          <table:table-cell office:value-type="float" office:value="12.5553" calcext:value-type="float">
            <text:p>12.5553</text:p>
          </table:table-cell>
          <table:table-cell office:value-type="float" office:value="12.49573" calcext:value-type="float">
            <text:p>12.49573</text:p>
          </table:table-cell>
          <table:table-cell office:value-type="float" office:value="10.98831" calcext:value-type="float">
            <text:p>10.98831</text:p>
          </table:table-cell>
          <table:table-cell office:value-type="float" office:value="10.86411" calcext:value-type="float">
            <text:p>10.86411</text:p>
          </table:table-cell>
          <table:table-cell office:value-type="float" office:value="9.599335" calcext:value-type="float">
            <text:p>9.599335</text:p>
          </table:table-cell>
          <table:table-cell office:value-type="float" office:value="9.336151" calcext:value-type="float">
            <text:p>9.336151</text:p>
          </table:table-cell>
          <table:table-cell office:value-type="float" office:value="8.555878" calcext:value-type="float">
            <text:p>8.555878</text:p>
          </table:table-cell>
          <table:table-cell office:value-type="float" office:value="8.335876" calcext:value-type="float">
            <text:p>8.335876</text:p>
          </table:table-cell>
          <table:table-cell office:value-type="float" office:value="8.158875" calcext:value-type="float">
            <text:p>8.158875</text:p>
          </table:table-cell>
          <table:table-cell office:value-type="float" office:value="8.014191" calcext:value-type="float">
            <text:p>8.014191</text:p>
          </table:table-cell>
          <table:table-cell office:value-type="float" office:value="28.95453" calcext:value-type="float">
            <text:p>28.95453</text:p>
          </table:table-cell>
          <table:table-cell office:value-type="float" office:value="7.061859" calcext:value-type="float">
            <text:p>7.061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23.34434" calcext:value-type="float">
            <text:p>23.34434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6.9816" calcext:value-type="float">
            <text:p>6.9816</text:p>
          </table:table-cell>
          <table:table-cell office:value-type="float" office:value="1.195442" calcext:value-type="float">
            <text:p>1.195442</text:p>
          </table:table-cell>
          <table:table-cell office:value-type="float" office:value="0.8678634" calcext:value-type="float">
            <text:p>0.8678634</text:p>
          </table:table-cell>
          <table:table-cell office:value-type="float" office:value="379.0721" calcext:value-type="float">
            <text:p>379.0721</text:p>
          </table:table-cell>
          <table:table-cell office:value-type="float" office:value="0" calcext:value-type="float">
            <text:p>0</text:p>
          </table:table-cell>
          <table:table-cell office:value-type="float" office:value="42.8208" calcext:value-type="float">
            <text:p>42.8208</text:p>
          </table:table-cell>
          <table:table-cell office:value-type="float" office:value="7.149231" calcext:value-type="float">
            <text:p>7.149231</text:p>
          </table:table-cell>
          <table:table-cell office:value-type="float" office:value="31.07782" calcext:value-type="float">
            <text:p>31.07782</text:p>
          </table:table-cell>
          <table:table-cell office:value-type="float" office:value="10.37778" calcext:value-type="float">
            <text:p>10.37778</text:p>
          </table:table-cell>
          <table:table-cell office:value-type="float" office:value="26.05707" calcext:value-type="float">
            <text:p>26.05707</text:p>
          </table:table-cell>
          <table:table-cell office:value-type="float" office:value="12.18549" calcext:value-type="float">
            <text:p>12.18549</text:p>
          </table:table-cell>
          <table:table-cell office:value-type="float" office:value="22.30487" calcext:value-type="float">
            <text:p>22.30487</text:p>
          </table:table-cell>
          <table:table-cell office:value-type="float" office:value="13.48987" calcext:value-type="float">
            <text:p>13.48987</text:p>
          </table:table-cell>
          <table:table-cell office:value-type="float" office:value="20.12244" calcext:value-type="float">
            <text:p>20.12244</text:p>
          </table:table-cell>
          <table:table-cell office:value-type="float" office:value="14.15408" calcext:value-type="float">
            <text:p>14.15408</text:p>
          </table:table-cell>
          <table:table-cell office:value-type="float" office:value="18.14459" calcext:value-type="float">
            <text:p>18.14459</text:p>
          </table:table-cell>
          <table:table-cell office:value-type="float" office:value="14.68881" calcext:value-type="float">
            <text:p>14.68881</text:p>
          </table:table-cell>
          <table:table-cell office:value-type="float" office:value="16.77835" calcext:value-type="float">
            <text:p>16.77835</text:p>
          </table:table-cell>
          <table:table-cell office:value-type="float" office:value="14.77185" calcext:value-type="float">
            <text:p>14.77185</text:p>
          </table:table-cell>
          <table:table-cell office:value-type="float" office:value="14.95187" calcext:value-type="float">
            <text:p>14.95187</text:p>
          </table:table-cell>
          <table:table-cell office:value-type="float" office:value="14.6405" calcext:value-type="float">
            <text:p>14.6405</text:p>
          </table:table-cell>
          <table:table-cell office:value-type="float" office:value="13.87201" calcext:value-type="float">
            <text:p>13.87201</text:p>
          </table:table-cell>
          <table:table-cell office:value-type="float" office:value="13.78973" calcext:value-type="float">
            <text:p>13.78973</text:p>
          </table:table-cell>
          <table:table-cell office:value-type="float" office:value="12.49493" calcext:value-type="float">
            <text:p>12.49493</text:p>
          </table:table-cell>
          <table:table-cell office:value-type="float" office:value="12.43073" calcext:value-type="float">
            <text:p>12.43073</text:p>
          </table:table-cell>
          <table:table-cell office:value-type="float" office:value="11.0293" calcext:value-type="float">
            <text:p>11.0293</text:p>
          </table:table-cell>
          <table:table-cell office:value-type="float" office:value="10.98889" calcext:value-type="float">
            <text:p>10.98889</text:p>
          </table:table-cell>
          <table:table-cell office:value-type="float" office:value="9.753204" calcext:value-type="float">
            <text:p>9.753204</text:p>
          </table:table-cell>
          <table:table-cell office:value-type="float" office:value="9.601318" calcext:value-type="float">
            <text:p>9.601318</text:p>
          </table:table-cell>
          <table:table-cell office:value-type="float" office:value="8.748474" calcext:value-type="float">
            <text:p>8.748474</text:p>
          </table:table-cell>
          <table:table-cell office:value-type="float" office:value="8.558105" calcext:value-type="float">
            <text:p>8.558105</text:p>
          </table:table-cell>
          <table:table-cell office:value-type="float" office:value="8.32196" calcext:value-type="float">
            <text:p>8.32196</text:p>
          </table:table-cell>
          <table:table-cell office:value-type="float" office:value="8.160522" calcext:value-type="float">
            <text:p>8.160522</text:p>
          </table:table-cell>
          <table:table-cell office:value-type="float" office:value="48.92059" calcext:value-type="float">
            <text:p>48.92059</text:p>
          </table:table-cell>
          <table:table-cell office:value-type="float" office:value="4.388977" calcext:value-type="float">
            <text:p>4.3889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23.81766" calcext:value-type="float">
            <text:p>23.81766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7.987716" calcext:value-type="float">
            <text:p>7.987716</text:p>
          </table:table-cell>
          <table:table-cell office:value-type="float" office:value="1.284623" calcext:value-type="float">
            <text:p>1.284623</text:p>
          </table:table-cell>
          <table:table-cell office:value-type="float" office:value="0.9146736" calcext:value-type="float">
            <text:p>0.9146736</text:p>
          </table:table-cell>
          <table:table-cell office:value-type="float" office:value="382.3591" calcext:value-type="float">
            <text:p>382.3591</text:p>
          </table:table-cell>
          <table:table-cell office:value-type="float" office:value="0.1905" calcext:value-type="float">
            <text:p>0.1905</text:p>
          </table:table-cell>
          <table:table-cell office:value-type="float" office:value="45.50616" calcext:value-type="float">
            <text:p>45.50616</text:p>
          </table:table-cell>
          <table:table-cell office:value-type="float" office:value="9.629883" calcext:value-type="float">
            <text:p>9.629883</text:p>
          </table:table-cell>
          <table:table-cell office:value-type="float" office:value="33.69827" calcext:value-type="float">
            <text:p>33.69827</text:p>
          </table:table-cell>
          <table:table-cell office:value-type="float" office:value="13.20712" calcext:value-type="float">
            <text:p>13.20712</text:p>
          </table:table-cell>
          <table:table-cell office:value-type="float" office:value="28.54184" calcext:value-type="float">
            <text:p>28.54184</text:p>
          </table:table-cell>
          <table:table-cell office:value-type="float" office:value="14.92279" calcext:value-type="float">
            <text:p>14.92279</text:p>
          </table:table-cell>
          <table:table-cell office:value-type="float" office:value="24.55426" calcext:value-type="float">
            <text:p>24.55426</text:p>
          </table:table-cell>
          <table:table-cell office:value-type="float" office:value="15.99362" calcext:value-type="float">
            <text:p>15.99362</text:p>
          </table:table-cell>
          <table:table-cell office:value-type="float" office:value="22.14929" calcext:value-type="float">
            <text:p>22.14929</text:p>
          </table:table-cell>
          <table:table-cell office:value-type="float" office:value="16.39444" calcext:value-type="float">
            <text:p>16.39444</text:p>
          </table:table-cell>
          <table:table-cell office:value-type="float" office:value="19.85568" calcext:value-type="float">
            <text:p>19.85568</text:p>
          </table:table-cell>
          <table:table-cell office:value-type="float" office:value="16.5499" calcext:value-type="float">
            <text:p>16.5499</text:p>
          </table:table-cell>
          <table:table-cell office:value-type="float" office:value="18.15338" calcext:value-type="float">
            <text:p>18.15338</text:p>
          </table:table-cell>
          <table:table-cell office:value-type="float" office:value="16.15256" calcext:value-type="float">
            <text:p>16.15256</text:p>
          </table:table-cell>
          <table:table-cell office:value-type="float" office:value="15.75824" calcext:value-type="float">
            <text:p>15.75824</text:p>
          </table:table-cell>
          <table:table-cell office:value-type="float" office:value="14.96579" calcext:value-type="float">
            <text:p>14.96579</text:p>
          </table:table-cell>
          <table:table-cell office:value-type="float" office:value="13.94556" calcext:value-type="float">
            <text:p>13.94556</text:p>
          </table:table-cell>
          <table:table-cell office:value-type="float" office:value="13.79169" calcext:value-type="float">
            <text:p>13.79169</text:p>
          </table:table-cell>
          <table:table-cell office:value-type="float" office:value="12.43021" calcext:value-type="float">
            <text:p>12.43021</text:p>
          </table:table-cell>
          <table:table-cell office:value-type="float" office:value="12.41187" calcext:value-type="float">
            <text:p>12.41187</text:p>
          </table:table-cell>
          <table:table-cell office:value-type="float" office:value="11.06036" calcext:value-type="float">
            <text:p>11.06036</text:p>
          </table:table-cell>
          <table:table-cell office:value-type="float" office:value="11.0296" calcext:value-type="float">
            <text:p>11.0296</text:p>
          </table:table-cell>
          <table:table-cell office:value-type="float" office:value="9.86618" calcext:value-type="float">
            <text:p>9.86618</text:p>
          </table:table-cell>
          <table:table-cell office:value-type="float" office:value="9.754517" calcext:value-type="float">
            <text:p>9.754517</text:p>
          </table:table-cell>
          <table:table-cell office:value-type="float" office:value="8.909271" calcext:value-type="float">
            <text:p>8.909271</text:p>
          </table:table-cell>
          <table:table-cell office:value-type="float" office:value="8.750244" calcext:value-type="float">
            <text:p>8.750244</text:p>
          </table:table-cell>
          <table:table-cell office:value-type="float" office:value="8.484314" calcext:value-type="float">
            <text:p>8.484314</text:p>
          </table:table-cell>
          <table:table-cell office:value-type="float" office:value="8.3237" calcext:value-type="float">
            <text:p>8.3237</text:p>
          </table:table-cell>
          <table:table-cell office:value-type="float" office:value="51.34586" calcext:value-type="float">
            <text:p>51.34586</text:p>
          </table:table-cell>
          <table:table-cell office:value-type="float" office:value="5.844421" calcext:value-type="float">
            <text:p>5.8444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24.45354" calcext:value-type="float">
            <text:p>24.45354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0.50301" calcext:value-type="float">
            <text:p>10.50301</text:p>
          </table:table-cell>
          <table:table-cell office:value-type="float" office:value="1.524112" calcext:value-type="float">
            <text:p>1.524112</text:p>
          </table:table-cell>
          <table:table-cell office:value-type="float" office:value="1.042756" calcext:value-type="float">
            <text:p>1.042756</text:p>
          </table:table-cell>
          <table:table-cell office:value-type="float" office:value="380.3136" calcext:value-type="float">
            <text:p>380.3136</text:p>
          </table:table-cell>
          <table:table-cell office:value-type="float" office:value="0.5715" calcext:value-type="float">
            <text:p>0.5715</text:p>
          </table:table-cell>
          <table:table-cell office:value-type="float" office:value="49.7738" calcext:value-type="float">
            <text:p>49.7738</text:p>
          </table:table-cell>
          <table:table-cell office:value-type="float" office:value="10.95322" calcext:value-type="float">
            <text:p>10.95322</text:p>
          </table:table-cell>
          <table:table-cell office:value-type="float" office:value="36.82596" calcext:value-type="float">
            <text:p>36.82596</text:p>
          </table:table-cell>
          <table:table-cell office:value-type="float" office:value="14.44485" calcext:value-type="float">
            <text:p>14.44485</text:p>
          </table:table-cell>
          <table:table-cell office:value-type="float" office:value="31.10452" calcext:value-type="float">
            <text:p>31.10452</text:p>
          </table:table-cell>
          <table:table-cell office:value-type="float" office:value="16.33075" calcext:value-type="float">
            <text:p>16.33075</text:p>
          </table:table-cell>
          <table:table-cell office:value-type="float" office:value="26.70074" calcext:value-type="float">
            <text:p>26.70074</text:p>
          </table:table-cell>
          <table:table-cell office:value-type="float" office:value="17.45483" calcext:value-type="float">
            <text:p>17.45483</text:p>
          </table:table-cell>
          <table:table-cell office:value-type="float" office:value="24.03445" calcext:value-type="float">
            <text:p>24.03445</text:p>
          </table:table-cell>
          <table:table-cell office:value-type="float" office:value="17.8316" calcext:value-type="float">
            <text:p>17.8316</text:p>
          </table:table-cell>
          <table:table-cell office:value-type="float" office:value="21.4675" calcext:value-type="float">
            <text:p>21.4675</text:p>
          </table:table-cell>
          <table:table-cell office:value-type="float" office:value="17.89197" calcext:value-type="float">
            <text:p>17.89197</text:p>
          </table:table-cell>
          <table:table-cell office:value-type="float" office:value="19.45761" calcext:value-type="float">
            <text:p>19.45761</text:p>
          </table:table-cell>
          <table:table-cell office:value-type="float" office:value="17.3205" calcext:value-type="float">
            <text:p>17.3205</text:p>
          </table:table-cell>
          <table:table-cell office:value-type="float" office:value="16.63153" calcext:value-type="float">
            <text:p>16.63153</text:p>
          </table:table-cell>
          <table:table-cell office:value-type="float" office:value="15.77472" calcext:value-type="float">
            <text:p>15.77472</text:p>
          </table:table-cell>
          <table:table-cell office:value-type="float" office:value="14.2894" calcext:value-type="float">
            <text:p>14.2894</text:p>
          </table:table-cell>
          <table:table-cell office:value-type="float" office:value="13.94855" calcext:value-type="float">
            <text:p>13.94855</text:p>
          </table:table-cell>
          <table:table-cell office:value-type="float" office:value="12.47299" calcext:value-type="float">
            <text:p>12.47299</text:p>
          </table:table-cell>
          <table:table-cell office:value-type="float" office:value="12.41373" calcext:value-type="float">
            <text:p>12.41373</text:p>
          </table:table-cell>
          <table:table-cell office:value-type="float" office:value="11.11102" calcext:value-type="float">
            <text:p>11.11102</text:p>
          </table:table-cell>
          <table:table-cell office:value-type="float" office:value="11.06073" calcext:value-type="float">
            <text:p>11.06073</text:p>
          </table:table-cell>
          <table:table-cell office:value-type="float" office:value="9.964508" calcext:value-type="float">
            <text:p>9.964508</text:p>
          </table:table-cell>
          <table:table-cell office:value-type="float" office:value="9.867218" calcext:value-type="float">
            <text:p>9.867218</text:p>
          </table:table-cell>
          <table:table-cell office:value-type="float" office:value="9.054779" calcext:value-type="float">
            <text:p>9.054779</text:p>
          </table:table-cell>
          <table:table-cell office:value-type="float" office:value="8.910828" calcext:value-type="float">
            <text:p>8.910828</text:p>
          </table:table-cell>
          <table:table-cell office:value-type="float" office:value="8.640991" calcext:value-type="float">
            <text:p>8.640991</text:p>
          </table:table-cell>
          <table:table-cell office:value-type="float" office:value="8.485992" calcext:value-type="float">
            <text:p>8.485992</text:p>
          </table:table-cell>
          <table:table-cell office:value-type="float" office:value="56.56906" calcext:value-type="float">
            <text:p>56.56906</text:p>
          </table:table-cell>
          <table:table-cell office:value-type="float" office:value="8.25238" calcext:value-type="float">
            <text:p>8.252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18.86541" calcext:value-type="float">
            <text:p>18.86541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3.97437" calcext:value-type="float">
            <text:p>13.97437</text:p>
          </table:table-cell>
          <table:table-cell office:value-type="float" office:value="1.478257" calcext:value-type="float">
            <text:p>1.478257</text:p>
          </table:table-cell>
          <table:table-cell office:value-type="float" office:value="1.100068" calcext:value-type="float">
            <text:p>1.100068</text:p>
          </table:table-cell>
          <table:table-cell office:value-type="float" office:value="376.5737" calcext:value-type="float">
            <text:p>376.5737</text:p>
          </table:table-cell>
          <table:table-cell office:value-type="float" office:value="0" calcext:value-type="float">
            <text:p>0</text:p>
          </table:table-cell>
          <table:table-cell office:value-type="float" office:value="42.59549" calcext:value-type="float">
            <text:p>42.59549</text:p>
          </table:table-cell>
          <table:table-cell office:value-type="float" office:value="15.3797" calcext:value-type="float">
            <text:p>15.3797</text:p>
          </table:table-cell>
          <table:table-cell office:value-type="float" office:value="31.55093" calcext:value-type="float">
            <text:p>31.55093</text:p>
          </table:table-cell>
          <table:table-cell office:value-type="float" office:value="18.35718" calcext:value-type="float">
            <text:p>18.35718</text:p>
          </table:table-cell>
          <table:table-cell office:value-type="float" office:value="27.98926" calcext:value-type="float">
            <text:p>27.98926</text:p>
          </table:table-cell>
          <table:table-cell office:value-type="float" office:value="19.63409" calcext:value-type="float">
            <text:p>19.63409</text:p>
          </table:table-cell>
          <table:table-cell office:value-type="float" office:value="25.1969" calcext:value-type="float">
            <text:p>25.1969</text:p>
          </table:table-cell>
          <table:table-cell office:value-type="float" office:value="20.18423" calcext:value-type="float">
            <text:p>20.18423</text:p>
          </table:table-cell>
          <table:table-cell office:value-type="float" office:value="23.41708" calcext:value-type="float">
            <text:p>23.41708</text:p>
          </table:table-cell>
          <table:table-cell office:value-type="float" office:value="20.17679" calcext:value-type="float">
            <text:p>20.17679</text:p>
          </table:table-cell>
          <table:table-cell office:value-type="float" office:value="21.52908" calcext:value-type="float">
            <text:p>21.52908</text:p>
          </table:table-cell>
          <table:table-cell office:value-type="float" office:value="19.82129" calcext:value-type="float">
            <text:p>19.82129</text:p>
          </table:table-cell>
          <table:table-cell office:value-type="float" office:value="19.91724" calcext:value-type="float">
            <text:p>19.91724</text:p>
          </table:table-cell>
          <table:table-cell office:value-type="float" office:value="18.87506" calcext:value-type="float">
            <text:p>18.87506</text:p>
          </table:table-cell>
          <table:table-cell office:value-type="float" office:value="17.5098" calcext:value-type="float">
            <text:p>17.5098</text:p>
          </table:table-cell>
          <table:table-cell office:value-type="float" office:value="16.64972" calcext:value-type="float">
            <text:p>16.64972</text:p>
          </table:table-cell>
          <table:table-cell office:value-type="float" office:value="14.77084" calcext:value-type="float">
            <text:p>14.77084</text:p>
          </table:table-cell>
          <table:table-cell office:value-type="float" office:value="14.29388" calcext:value-type="float">
            <text:p>14.29388</text:p>
          </table:table-cell>
          <table:table-cell office:value-type="float" office:value="12.61484" calcext:value-type="float">
            <text:p>12.61484</text:p>
          </table:table-cell>
          <table:table-cell office:value-type="float" office:value="12.474" calcext:value-type="float">
            <text:p>12.474</text:p>
          </table:table-cell>
          <table:table-cell office:value-type="float" office:value="11.19412" calcext:value-type="float">
            <text:p>11.19412</text:p>
          </table:table-cell>
          <table:table-cell office:value-type="float" office:value="11.11169" calcext:value-type="float">
            <text:p>11.11169</text:p>
          </table:table-cell>
          <table:table-cell office:value-type="float" office:value="10.06134" calcext:value-type="float">
            <text:p>10.06134</text:p>
          </table:table-cell>
          <table:table-cell office:value-type="float" office:value="9.965485" calcext:value-type="float">
            <text:p>9.965485</text:p>
          </table:table-cell>
          <table:table-cell office:value-type="float" office:value="9.188934" calcext:value-type="float">
            <text:p>9.188934</text:p>
          </table:table-cell>
          <table:table-cell office:value-type="float" office:value="9.056244" calcext:value-type="float">
            <text:p>9.056244</text:p>
          </table:table-cell>
          <table:table-cell office:value-type="float" office:value="8.790436" calcext:value-type="float">
            <text:p>8.790436</text:p>
          </table:table-cell>
          <table:table-cell office:value-type="float" office:value="8.642578" calcext:value-type="float">
            <text:p>8.642578</text:p>
          </table:table-cell>
          <table:table-cell office:value-type="float" office:value="48.89594" calcext:value-type="float">
            <text:p>48.89594</text:p>
          </table:table-cell>
          <table:table-cell office:value-type="float" office:value="12.02823" calcext:value-type="float">
            <text:p>12.028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24.45021" calcext:value-type="float">
            <text:p>24.45021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11.46186" calcext:value-type="float">
            <text:p>11.46186</text:p>
          </table:table-cell>
          <table:table-cell office:value-type="float" office:value="1.250276" calcext:value-type="float">
            <text:p>1.250276</text:p>
          </table:table-cell>
          <table:table-cell office:value-type="float" office:value="0.9363285" calcext:value-type="float">
            <text:p>0.9363285</text:p>
          </table:table-cell>
          <table:table-cell office:value-type="float" office:value="374.087" calcext:value-type="float">
            <text:p>374.087</text:p>
          </table:table-cell>
          <table:table-cell office:value-type="float" office:value="0.3175" calcext:value-type="float">
            <text:p>0.3175</text:p>
          </table:table-cell>
          <table:table-cell office:value-type="float" office:value="46.11227" calcext:value-type="float">
            <text:p>46.11227</text:p>
          </table:table-cell>
          <table:table-cell office:value-type="float" office:value="12.56763" calcext:value-type="float">
            <text:p>12.56763</text:p>
          </table:table-cell>
          <table:table-cell office:value-type="float" office:value="35.22659" calcext:value-type="float">
            <text:p>35.22659</text:p>
          </table:table-cell>
          <table:table-cell office:value-type="float" office:value="16.48264" calcext:value-type="float">
            <text:p>16.48264</text:p>
          </table:table-cell>
          <table:table-cell office:value-type="float" office:value="30.51416" calcext:value-type="float">
            <text:p>30.51416</text:p>
          </table:table-cell>
          <table:table-cell office:value-type="float" office:value="18.22562" calcext:value-type="float">
            <text:p>18.22562</text:p>
          </table:table-cell>
          <table:table-cell office:value-type="float" office:value="26.79858" calcext:value-type="float">
            <text:p>26.79858</text:p>
          </table:table-cell>
          <table:table-cell office:value-type="float" office:value="19.25964" calcext:value-type="float">
            <text:p>19.25964</text:p>
          </table:table-cell>
          <table:table-cell office:value-type="float" office:value="24.51788" calcext:value-type="float">
            <text:p>24.51788</text:p>
          </table:table-cell>
          <table:table-cell office:value-type="float" office:value="19.58841" calcext:value-type="float">
            <text:p>19.58841</text:p>
          </table:table-cell>
          <table:table-cell office:value-type="float" office:value="22.25259" calcext:value-type="float">
            <text:p>22.25259</text:p>
          </table:table-cell>
          <table:table-cell office:value-type="float" office:value="19.61041" calcext:value-type="float">
            <text:p>19.61041</text:p>
          </table:table-cell>
          <table:table-cell office:value-type="float" office:value="20.51883" calcext:value-type="float">
            <text:p>20.51883</text:p>
          </table:table-cell>
          <table:table-cell office:value-type="float" office:value="18.98148" calcext:value-type="float">
            <text:p>18.98148</text:p>
          </table:table-cell>
          <table:table-cell office:value-type="float" office:value="17.99164" calcext:value-type="float">
            <text:p>17.99164</text:p>
          </table:table-cell>
          <table:table-cell office:value-type="float" office:value="17.52051" calcext:value-type="float">
            <text:p>17.52051</text:p>
          </table:table-cell>
          <table:table-cell office:value-type="float" office:value="15.20676" calcext:value-type="float">
            <text:p>15.20676</text:p>
          </table:table-cell>
          <table:table-cell office:value-type="float" office:value="14.77597" calcext:value-type="float">
            <text:p>14.77597</text:p>
          </table:table-cell>
          <table:table-cell office:value-type="float" office:value="12.81992" calcext:value-type="float">
            <text:p>12.81992</text:p>
          </table:table-cell>
          <table:table-cell office:value-type="float" office:value="12.6167" calcext:value-type="float">
            <text:p>12.6167</text:p>
          </table:table-cell>
          <table:table-cell office:value-type="float" office:value="11.31348" calcext:value-type="float">
            <text:p>11.31348</text:p>
          </table:table-cell>
          <table:table-cell office:value-type="float" office:value="11.19519" calcext:value-type="float">
            <text:p>11.19519</text:p>
          </table:table-cell>
          <table:table-cell office:value-type="float" office:value="10.16531" calcext:value-type="float">
            <text:p>10.16531</text:p>
          </table:table-cell>
          <table:table-cell office:value-type="float" office:value="10.06241" calcext:value-type="float">
            <text:p>10.06241</text:p>
          </table:table-cell>
          <table:table-cell office:value-type="float" office:value="9.315826" calcext:value-type="float">
            <text:p>9.315826</text:p>
          </table:table-cell>
          <table:table-cell office:value-type="float" office:value="9.190277" calcext:value-type="float">
            <text:p>9.190277</text:p>
          </table:table-cell>
          <table:table-cell office:value-type="float" office:value="8.932465" calcext:value-type="float">
            <text:p>8.932465</text:p>
          </table:table-cell>
          <table:table-cell office:value-type="float" office:value="8.791962" calcext:value-type="float">
            <text:p>8.791962</text:p>
          </table:table-cell>
          <table:table-cell office:value-type="float" office:value="46.11215" calcext:value-type="float">
            <text:p>46.11215</text:p>
          </table:table-cell>
          <table:table-cell office:value-type="float" office:value="12.81467" calcext:value-type="float">
            <text:p>12.81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24.61286" calcext:value-type="float">
            <text:p>24.61286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7.976596" calcext:value-type="float">
            <text:p>7.976596</text:p>
          </table:table-cell>
          <table:table-cell office:value-type="float" office:value="1.175022" calcext:value-type="float">
            <text:p>1.175022</text:p>
          </table:table-cell>
          <table:table-cell office:value-type="float" office:value="0.9082667" calcext:value-type="float">
            <text:p>0.9082667</text:p>
          </table:table-cell>
          <table:table-cell office:value-type="float" office:value="375.5901" calcext:value-type="float">
            <text:p>375.5901</text:p>
          </table:table-cell>
          <table:table-cell office:value-type="float" office:value="0.9525" calcext:value-type="float">
            <text:p>0.9525</text:p>
          </table:table-cell>
          <table:table-cell office:value-type="float" office:value="43.75098" calcext:value-type="float">
            <text:p>43.75098</text:p>
          </table:table-cell>
          <table:table-cell office:value-type="float" office:value="9.320618" calcext:value-type="float">
            <text:p>9.320618</text:p>
          </table:table-cell>
          <table:table-cell office:value-type="float" office:value="32.7963" calcext:value-type="float">
            <text:p>32.7963</text:p>
          </table:table-cell>
          <table:table-cell office:value-type="float" office:value="13.50549" calcext:value-type="float">
            <text:p>13.50549</text:p>
          </table:table-cell>
          <table:table-cell office:value-type="float" office:value="28.31073" calcext:value-type="float">
            <text:p>28.31073</text:p>
          </table:table-cell>
          <table:table-cell office:value-type="float" office:value="16.25613" calcext:value-type="float">
            <text:p>16.25613</text:p>
          </table:table-cell>
          <table:table-cell office:value-type="float" office:value="25.0824" calcext:value-type="float">
            <text:p>25.0824</text:p>
          </table:table-cell>
          <table:table-cell office:value-type="float" office:value="18.09512" calcext:value-type="float">
            <text:p>18.09512</text:p>
          </table:table-cell>
          <table:table-cell office:value-type="float" office:value="23.20096" calcext:value-type="float">
            <text:p>23.20096</text:p>
          </table:table-cell>
          <table:table-cell office:value-type="float" office:value="18.89117" calcext:value-type="float">
            <text:p>18.89117</text:p>
          </table:table-cell>
          <table:table-cell office:value-type="float" office:value="22.05603" calcext:value-type="float">
            <text:p>22.05603</text:p>
          </table:table-cell>
          <table:table-cell office:value-type="float" office:value="19.30225" calcext:value-type="float">
            <text:p>19.30225</text:p>
          </table:table-cell>
          <table:table-cell office:value-type="float" office:value="20.52054" calcext:value-type="float">
            <text:p>20.52054</text:p>
          </table:table-cell>
          <table:table-cell office:value-type="float" office:value="18.9422" calcext:value-type="float">
            <text:p>18.9422</text:p>
          </table:table-cell>
          <table:table-cell office:value-type="float" office:value="18.18961" calcext:value-type="float">
            <text:p>18.18961</text:p>
          </table:table-cell>
          <table:table-cell office:value-type="float" office:value="17.99637" calcext:value-type="float">
            <text:p>17.99637</text:p>
          </table:table-cell>
          <table:table-cell office:value-type="float" office:value="15.56085" calcext:value-type="float">
            <text:p>15.56085</text:p>
          </table:table-cell>
          <table:table-cell office:value-type="float" office:value="15.21127" calcext:value-type="float">
            <text:p>15.21127</text:p>
          </table:table-cell>
          <table:table-cell office:value-type="float" office:value="13.05252" calcext:value-type="float">
            <text:p>13.05252</text:p>
          </table:table-cell>
          <table:table-cell office:value-type="float" office:value="12.8222" calcext:value-type="float">
            <text:p>12.8222</text:p>
          </table:table-cell>
          <table:table-cell office:value-type="float" office:value="11.4617" calcext:value-type="float">
            <text:p>11.4617</text:p>
          </table:table-cell>
          <table:table-cell office:value-type="float" office:value="11.31488" calcext:value-type="float">
            <text:p>11.31488</text:p>
          </table:table-cell>
          <table:table-cell office:value-type="float" office:value="10.28024" calcext:value-type="float">
            <text:p>10.28024</text:p>
          </table:table-cell>
          <table:table-cell office:value-type="float" office:value="10.16641" calcext:value-type="float">
            <text:p>10.16641</text:p>
          </table:table-cell>
          <table:table-cell office:value-type="float" office:value="9.438965" calcext:value-type="float">
            <text:p>9.438965</text:p>
          </table:table-cell>
          <table:table-cell office:value-type="float" office:value="9.317108" calcext:value-type="float">
            <text:p>9.317108</text:p>
          </table:table-cell>
          <table:table-cell office:value-type="float" office:value="9.067139" calcext:value-type="float">
            <text:p>9.067139</text:p>
          </table:table-cell>
          <table:table-cell office:value-type="float" office:value="8.933899" calcext:value-type="float">
            <text:p>8.933899</text:p>
          </table:table-cell>
          <table:table-cell office:value-type="float" office:value="43.75085" calcext:value-type="float">
            <text:p>43.75085</text:p>
          </table:table-cell>
          <table:table-cell office:value-type="float" office:value="9.320618" calcext:value-type="float">
            <text:p>9.3206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21.91013" calcext:value-type="float">
            <text:p>21.91013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1.0144" calcext:value-type="float">
            <text:p>11.0144</text:p>
          </table:table-cell>
          <table:table-cell office:value-type="float" office:value="1.60036" calcext:value-type="float">
            <text:p>1.60036</text:p>
          </table:table-cell>
          <table:table-cell office:value-type="float" office:value="1.064758" calcext:value-type="float">
            <text:p>1.064758</text:p>
          </table:table-cell>
          <table:table-cell office:value-type="float" office:value="377.9568" calcext:value-type="float">
            <text:p>377.9568</text:p>
          </table:table-cell>
          <table:table-cell office:value-type="float" office:value="0" calcext:value-type="float">
            <text:p>0</text:p>
          </table:table-cell>
          <table:table-cell office:value-type="float" office:value="50.58167" calcext:value-type="float">
            <text:p>50.58167</text:p>
          </table:table-cell>
          <table:table-cell office:value-type="float" office:value="12.1601" calcext:value-type="float">
            <text:p>12.1601</text:p>
          </table:table-cell>
          <table:table-cell office:value-type="float" office:value="38.10876" calcext:value-type="float">
            <text:p>38.10876</text:p>
          </table:table-cell>
          <table:table-cell office:value-type="float" office:value="15.75064" calcext:value-type="float">
            <text:p>15.75064</text:p>
          </table:table-cell>
          <table:table-cell office:value-type="float" office:value="32.53949" calcext:value-type="float">
            <text:p>32.53949</text:p>
          </table:table-cell>
          <table:table-cell office:value-type="float" office:value="17.56018" calcext:value-type="float">
            <text:p>17.56018</text:p>
          </table:table-cell>
          <table:table-cell office:value-type="float" office:value="28.22714" calcext:value-type="float">
            <text:p>28.22714</text:p>
          </table:table-cell>
          <table:table-cell office:value-type="float" office:value="18.70441" calcext:value-type="float">
            <text:p>18.70441</text:p>
          </table:table-cell>
          <table:table-cell office:value-type="float" office:value="25.6207" calcext:value-type="float">
            <text:p>25.6207</text:p>
          </table:table-cell>
          <table:table-cell office:value-type="float" office:value="19.18271" calcext:value-type="float">
            <text:p>19.18271</text:p>
          </table:table-cell>
          <table:table-cell office:value-type="float" office:value="23.12024" calcext:value-type="float">
            <text:p>23.12024</text:p>
          </table:table-cell>
          <table:table-cell office:value-type="float" office:value="19.409" calcext:value-type="float">
            <text:p>19.409</text:p>
          </table:table-cell>
          <table:table-cell office:value-type="float" office:value="21.17255" calcext:value-type="float">
            <text:p>21.17255</text:p>
          </table:table-cell>
          <table:table-cell office:value-type="float" office:value="19.02161" calcext:value-type="float">
            <text:p>19.02161</text:p>
          </table:table-cell>
          <table:table-cell office:value-type="float" office:value="18.41837" calcext:value-type="float">
            <text:p>18.41837</text:p>
          </table:table-cell>
          <table:table-cell office:value-type="float" office:value="18.07343" calcext:value-type="float">
            <text:p>18.07343</text:p>
          </table:table-cell>
          <table:table-cell office:value-type="float" office:value="15.80331" calcext:value-type="float">
            <text:p>15.80331</text:p>
          </table:table-cell>
          <table:table-cell office:value-type="float" office:value="15.56378" calcext:value-type="float">
            <text:p>15.56378</text:p>
          </table:table-cell>
          <table:table-cell office:value-type="float" office:value="13.27869" calcext:value-type="float">
            <text:p>13.27869</text:p>
          </table:table-cell>
          <table:table-cell office:value-type="float" office:value="13.05496" calcext:value-type="float">
            <text:p>13.05496</text:p>
          </table:table-cell>
          <table:table-cell office:value-type="float" office:value="11.6268" calcext:value-type="float">
            <text:p>11.6268</text:p>
          </table:table-cell>
          <table:table-cell office:value-type="float" office:value="11.46338" calcext:value-type="float">
            <text:p>11.46338</text:p>
          </table:table-cell>
          <table:table-cell office:value-type="float" office:value="10.40671" calcext:value-type="float">
            <text:p>10.40671</text:p>
          </table:table-cell>
          <table:table-cell office:value-type="float" office:value="10.28146" calcext:value-type="float">
            <text:p>10.28146</text:p>
          </table:table-cell>
          <table:table-cell office:value-type="float" office:value="9.562744" calcext:value-type="float">
            <text:p>9.562744</text:p>
          </table:table-cell>
          <table:table-cell office:value-type="float" office:value="9.440247" calcext:value-type="float">
            <text:p>9.440247</text:p>
          </table:table-cell>
          <table:table-cell office:value-type="float" office:value="9.196045" calcext:value-type="float">
            <text:p>9.196045</text:p>
          </table:table-cell>
          <table:table-cell office:value-type="float" office:value="9.068512" calcext:value-type="float">
            <text:p>9.068512</text:p>
          </table:table-cell>
          <table:table-cell office:value-type="float" office:value="50.58148" calcext:value-type="float">
            <text:p>50.58148</text:p>
          </table:table-cell>
          <table:table-cell office:value-type="float" office:value="12.16013" calcext:value-type="float">
            <text:p>12.160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25.2809" calcext:value-type="float">
            <text:p>25.2809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5.99216" calcext:value-type="float">
            <text:p>15.99216</text:p>
          </table:table-cell>
          <table:table-cell office:value-type="float" office:value="1.758467" calcext:value-type="float">
            <text:p>1.758467</text:p>
          </table:table-cell>
          <table:table-cell office:value-type="float" office:value="1.373338" calcext:value-type="float">
            <text:p>1.373338</text:p>
          </table:table-cell>
          <table:table-cell office:value-type="float" office:value="375.5219" calcext:value-type="float">
            <text:p>375.5219</text:p>
          </table:table-cell>
          <table:table-cell office:value-type="float" office:value="0" calcext:value-type="float">
            <text:p>0</text:p>
          </table:table-cell>
          <table:table-cell office:value-type="float" office:value="55.12601" calcext:value-type="float">
            <text:p>55.12601</text:p>
          </table:table-cell>
          <table:table-cell office:value-type="float" office:value="17.07175" calcext:value-type="float">
            <text:p>17.07175</text:p>
          </table:table-cell>
          <table:table-cell office:value-type="float" office:value="41.78571" calcext:value-type="float">
            <text:p>41.78571</text:p>
          </table:table-cell>
          <table:table-cell office:value-type="float" office:value="19.99307" calcext:value-type="float">
            <text:p>19.99307</text:p>
          </table:table-cell>
          <table:table-cell office:value-type="float" office:value="35.86377" calcext:value-type="float">
            <text:p>35.86377</text:p>
          </table:table-cell>
          <table:table-cell office:value-type="float" office:value="21.29568" calcext:value-type="float">
            <text:p>21.29568</text:p>
          </table:table-cell>
          <table:table-cell office:value-type="float" office:value="31.11615" calcext:value-type="float">
            <text:p>31.11615</text:p>
          </table:table-cell>
          <table:table-cell office:value-type="float" office:value="21.85699" calcext:value-type="float">
            <text:p>21.85699</text:p>
          </table:table-cell>
          <table:table-cell office:value-type="float" office:value="28.15768" calcext:value-type="float">
            <text:p>28.15768</text:p>
          </table:table-cell>
          <table:table-cell office:value-type="float" office:value="21.86636" calcext:value-type="float">
            <text:p>21.86636</text:p>
          </table:table-cell>
          <table:table-cell office:value-type="float" office:value="25.2294" calcext:value-type="float">
            <text:p>25.2294</text:p>
          </table:table-cell>
          <table:table-cell office:value-type="float" office:value="21.53943" calcext:value-type="float">
            <text:p>21.53943</text:p>
          </table:table-cell>
          <table:table-cell office:value-type="float" office:value="22.86807" calcext:value-type="float">
            <text:p>22.86807</text:p>
          </table:table-cell>
          <table:table-cell office:value-type="float" office:value="20.59085" calcext:value-type="float">
            <text:p>20.59085</text:p>
          </table:table-cell>
          <table:table-cell office:value-type="float" office:value="19.43112" calcext:value-type="float">
            <text:p>19.43112</text:p>
          </table:table-cell>
          <table:table-cell office:value-type="float" office:value="18.43399" calcext:value-type="float">
            <text:p>18.43399</text:p>
          </table:table-cell>
          <table:table-cell office:value-type="float" office:value="16.20319" calcext:value-type="float">
            <text:p>16.20319</text:p>
          </table:table-cell>
          <table:table-cell office:value-type="float" office:value="15.80655" calcext:value-type="float">
            <text:p>15.80655</text:p>
          </table:table-cell>
          <table:table-cell office:value-type="float" office:value="13.51151" calcext:value-type="float">
            <text:p>13.51151</text:p>
          </table:table-cell>
          <table:table-cell office:value-type="float" office:value="13.28098" calcext:value-type="float">
            <text:p>13.28098</text:p>
          </table:table-cell>
          <table:table-cell office:value-type="float" office:value="11.79999" calcext:value-type="float">
            <text:p>11.79999</text:p>
          </table:table-cell>
          <table:table-cell office:value-type="float" office:value="11.62857" calcext:value-type="float">
            <text:p>11.62857</text:p>
          </table:table-cell>
          <table:table-cell office:value-type="float" office:value="10.54044" calcext:value-type="float">
            <text:p>10.54044</text:p>
          </table:table-cell>
          <table:table-cell office:value-type="float" office:value="10.40805" calcext:value-type="float">
            <text:p>10.40805</text:p>
          </table:table-cell>
          <table:table-cell office:value-type="float" office:value="9.688049" calcext:value-type="float">
            <text:p>9.688049</text:p>
          </table:table-cell>
          <table:table-cell office:value-type="float" office:value="9.564056" calcext:value-type="float">
            <text:p>9.564056</text:p>
          </table:table-cell>
          <table:table-cell office:value-type="float" office:value="9.321075" calcext:value-type="float">
            <text:p>9.321075</text:p>
          </table:table-cell>
          <table:table-cell office:value-type="float" office:value="9.197357" calcext:value-type="float">
            <text:p>9.197357</text:p>
          </table:table-cell>
          <table:table-cell office:value-type="float" office:value="55.12579" calcext:value-type="float">
            <text:p>55.12579</text:p>
          </table:table-cell>
          <table:table-cell office:value-type="float" office:value="17.07178" calcext:value-type="float">
            <text:p>17.071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20.89438" calcext:value-type="float">
            <text:p>20.89438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20.47243" calcext:value-type="float">
            <text:p>20.47243</text:p>
          </table:table-cell>
          <table:table-cell office:value-type="float" office:value="1.944469" calcext:value-type="float">
            <text:p>1.944469</text:p>
          </table:table-cell>
          <table:table-cell office:value-type="float" office:value="1.493527" calcext:value-type="float">
            <text:p>1.493527</text:p>
          </table:table-cell>
          <table:table-cell office:value-type="float" office:value="377.6915" calcext:value-type="float">
            <text:p>377.6915</text:p>
          </table:table-cell>
          <table:table-cell office:value-type="float" office:value="0" calcext:value-type="float">
            <text:p>0</text:p>
          </table:table-cell>
          <table:table-cell office:value-type="float" office:value="52.4733" calcext:value-type="float">
            <text:p>52.4733</text:p>
          </table:table-cell>
          <table:table-cell office:value-type="float" office:value="21.17151" calcext:value-type="float">
            <text:p>21.17151</text:p>
          </table:table-cell>
          <table:table-cell office:value-type="float" office:value="41.16434" calcext:value-type="float">
            <text:p>41.16434</text:p>
          </table:table-cell>
          <table:table-cell office:value-type="float" office:value="23.44104" calcext:value-type="float">
            <text:p>23.44104</text:p>
          </table:table-cell>
          <table:table-cell office:value-type="float" office:value="36.04041" calcext:value-type="float">
            <text:p>36.04041</text:p>
          </table:table-cell>
          <table:table-cell office:value-type="float" office:value="24.34787" calcext:value-type="float">
            <text:p>24.34787</text:p>
          </table:table-cell>
          <table:table-cell office:value-type="float" office:value="31.82419" calcext:value-type="float">
            <text:p>31.82419</text:p>
          </table:table-cell>
          <table:table-cell office:value-type="float" office:value="24.51913" calcext:value-type="float">
            <text:p>24.51913</text:p>
          </table:table-cell>
          <table:table-cell office:value-type="float" office:value="29.13879" calcext:value-type="float">
            <text:p>29.13879</text:p>
          </table:table-cell>
          <table:table-cell office:value-type="float" office:value="24.24652" calcext:value-type="float">
            <text:p>24.24652</text:p>
          </table:table-cell>
          <table:table-cell office:value-type="float" office:value="26.37845" calcext:value-type="float">
            <text:p>26.37845</text:p>
          </table:table-cell>
          <table:table-cell office:value-type="float" office:value="23.57669" calcext:value-type="float">
            <text:p>23.57669</text:p>
          </table:table-cell>
          <table:table-cell office:value-type="float" office:value="24.04004" calcext:value-type="float">
            <text:p>24.04004</text:p>
          </table:table-cell>
          <table:table-cell office:value-type="float" office:value="22.28043" calcext:value-type="float">
            <text:p>22.28043</text:p>
          </table:table-cell>
          <table:table-cell office:value-type="float" office:value="20.55203" calcext:value-type="float">
            <text:p>20.55203</text:p>
          </table:table-cell>
          <table:table-cell office:value-type="float" office:value="19.45087" calcext:value-type="float">
            <text:p>19.45087</text:p>
          </table:table-cell>
          <table:table-cell office:value-type="float" office:value="16.7995" calcext:value-type="float">
            <text:p>16.7995</text:p>
          </table:table-cell>
          <table:table-cell office:value-type="float" office:value="16.20871" calcext:value-type="float">
            <text:p>16.20871</text:p>
          </table:table-cell>
          <table:table-cell office:value-type="float" office:value="13.79367" calcext:value-type="float">
            <text:p>13.79367</text:p>
          </table:table-cell>
          <table:table-cell office:value-type="float" office:value="13.51413" calcext:value-type="float">
            <text:p>13.51413</text:p>
          </table:table-cell>
          <table:table-cell office:value-type="float" office:value="11.98688" calcext:value-type="float">
            <text:p>11.98688</text:p>
          </table:table-cell>
          <table:table-cell office:value-type="float" office:value="11.80179" calcext:value-type="float">
            <text:p>11.80179</text:p>
          </table:table-cell>
          <table:table-cell office:value-type="float" office:value="10.68661" calcext:value-type="float">
            <text:p>10.68661</text:p>
          </table:table-cell>
          <table:table-cell office:value-type="float" office:value="10.5419" calcext:value-type="float">
            <text:p>10.5419</text:p>
          </table:table-cell>
          <table:table-cell office:value-type="float" office:value="9.816193" calcext:value-type="float">
            <text:p>9.816193</text:p>
          </table:table-cell>
          <table:table-cell office:value-type="float" office:value="9.689362" calcext:value-type="float">
            <text:p>9.689362</text:p>
          </table:table-cell>
          <table:table-cell office:value-type="float" office:value="9.443573" calcext:value-type="float">
            <text:p>9.443573</text:p>
          </table:table-cell>
          <table:table-cell office:value-type="float" office:value="9.322357" calcext:value-type="float">
            <text:p>9.322357</text:p>
          </table:table-cell>
          <table:table-cell office:value-type="float" office:value="52.47311" calcext:value-type="float">
            <text:p>52.47311</text:p>
          </table:table-cell>
          <table:table-cell office:value-type="float" office:value="21.17151" calcext:value-type="float">
            <text:p>21.17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24.49259" calcext:value-type="float">
            <text:p>24.49259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7.47632" calcext:value-type="float">
            <text:p>17.47632</text:p>
          </table:table-cell>
          <table:table-cell office:value-type="float" office:value="1.730616" calcext:value-type="float">
            <text:p>1.730616</text:p>
          </table:table-cell>
          <table:table-cell office:value-type="float" office:value="1.445281" calcext:value-type="float">
            <text:p>1.445281</text:p>
          </table:table-cell>
          <table:table-cell office:value-type="float" office:value="381.2352" calcext:value-type="float">
            <text:p>381.2352</text:p>
          </table:table-cell>
          <table:table-cell office:value-type="float" office:value="0" calcext:value-type="float">
            <text:p>0</text:p>
          </table:table-cell>
          <table:table-cell office:value-type="float" office:value="53.6084" calcext:value-type="float">
            <text:p>53.6084</text:p>
          </table:table-cell>
          <table:table-cell office:value-type="float" office:value="19.34488" calcext:value-type="float">
            <text:p>19.34488</text:p>
          </table:table-cell>
          <table:table-cell office:value-type="float" office:value="41.87256" calcext:value-type="float">
            <text:p>41.87256</text:p>
          </table:table-cell>
          <table:table-cell office:value-type="float" office:value="22.75061" calcext:value-type="float">
            <text:p>22.75061</text:p>
          </table:table-cell>
          <table:table-cell office:value-type="float" office:value="36.66708" calcext:value-type="float">
            <text:p>36.66708</text:p>
          </table:table-cell>
          <table:table-cell office:value-type="float" office:value="24.20721" calcext:value-type="float">
            <text:p>24.20721</text:p>
          </table:table-cell>
          <table:table-cell office:value-type="float" office:value="32.45401" calcext:value-type="float">
            <text:p>32.45401</text:p>
          </table:table-cell>
          <table:table-cell office:value-type="float" office:value="24.80695" calcext:value-type="float">
            <text:p>24.80695</text:p>
          </table:table-cell>
          <table:table-cell office:value-type="float" office:value="29.78726" calcext:value-type="float">
            <text:p>29.78726</text:p>
          </table:table-cell>
          <table:table-cell office:value-type="float" office:value="24.77759" calcext:value-type="float">
            <text:p>24.77759</text:p>
          </table:table-cell>
          <table:table-cell office:value-type="float" office:value="27.04791" calcext:value-type="float">
            <text:p>27.04791</text:p>
          </table:table-cell>
          <table:table-cell office:value-type="float" office:value="24.32806" calcext:value-type="float">
            <text:p>24.32806</text:p>
          </table:table-cell>
          <table:table-cell office:value-type="float" office:value="24.77859" calcext:value-type="float">
            <text:p>24.77859</text:p>
          </table:table-cell>
          <table:table-cell office:value-type="float" office:value="23.1442" calcext:value-type="float">
            <text:p>23.1442</text:p>
          </table:table-cell>
          <table:table-cell office:value-type="float" office:value="21.39011" calcext:value-type="float">
            <text:p>21.39011</text:p>
          </table:table-cell>
          <table:table-cell office:value-type="float" office:value="20.56897" calcext:value-type="float">
            <text:p>20.56897</text:p>
          </table:table-cell>
          <table:table-cell office:value-type="float" office:value="17.44138" calcext:value-type="float">
            <text:p>17.44138</text:p>
          </table:table-cell>
          <table:table-cell office:value-type="float" office:value="16.80637" calcext:value-type="float">
            <text:p>16.80637</text:p>
          </table:table-cell>
          <table:table-cell office:value-type="float" office:value="14.13434" calcext:value-type="float">
            <text:p>14.13434</text:p>
          </table:table-cell>
          <table:table-cell office:value-type="float" office:value="13.79694" calcext:value-type="float">
            <text:p>13.79694</text:p>
          </table:table-cell>
          <table:table-cell office:value-type="float" office:value="12.20169" calcext:value-type="float">
            <text:p>12.20169</text:p>
          </table:table-cell>
          <table:table-cell office:value-type="float" office:value="11.98892" calcext:value-type="float">
            <text:p>11.98892</text:p>
          </table:table-cell>
          <table:table-cell office:value-type="float" office:value="10.84222" calcext:value-type="float">
            <text:p>10.84222</text:p>
          </table:table-cell>
          <table:table-cell office:value-type="float" office:value="10.68817" calcext:value-type="float">
            <text:p>10.68817</text:p>
          </table:table-cell>
          <table:table-cell office:value-type="float" office:value="9.947174" calcext:value-type="float">
            <text:p>9.947174</text:p>
          </table:table-cell>
          <table:table-cell office:value-type="float" office:value="9.817535" calcext:value-type="float">
            <text:p>9.817535</text:p>
          </table:table-cell>
          <table:table-cell office:value-type="float" office:value="9.565277" calcext:value-type="float">
            <text:p>9.565277</text:p>
          </table:table-cell>
          <table:table-cell office:value-type="float" office:value="9.444824" calcext:value-type="float">
            <text:p>9.444824</text:p>
          </table:table-cell>
          <table:table-cell office:value-type="float" office:value="53.60822" calcext:value-type="float">
            <text:p>53.60822</text:p>
          </table:table-cell>
          <table:table-cell office:value-type="float" office:value="19.34491" calcext:value-type="float">
            <text:p>19.344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22.50572" calcext:value-type="float">
            <text:p>22.50572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7.45686" calcext:value-type="float">
            <text:p>17.45686</text:p>
          </table:table-cell>
          <table:table-cell office:value-type="float" office:value="1.636093" calcext:value-type="float">
            <text:p>1.636093</text:p>
          </table:table-cell>
          <table:table-cell office:value-type="float" office:value="1.277612" calcext:value-type="float">
            <text:p>1.277612</text:p>
          </table:table-cell>
          <table:table-cell office:value-type="float" office:value="376.2807" calcext:value-type="float">
            <text:p>376.2807</text:p>
          </table:table-cell>
          <table:table-cell office:value-type="float" office:value="0" calcext:value-type="float">
            <text:p>0</text:p>
          </table:table-cell>
          <table:table-cell office:value-type="float" office:value="49.19183" calcext:value-type="float">
            <text:p>49.19183</text:p>
          </table:table-cell>
          <table:table-cell office:value-type="float" office:value="19.19516" calcext:value-type="float">
            <text:p>19.19516</text:p>
          </table:table-cell>
          <table:table-cell office:value-type="float" office:value="39.11932" calcext:value-type="float">
            <text:p>39.11932</text:p>
          </table:table-cell>
          <table:table-cell office:value-type="float" office:value="22.63571" calcext:value-type="float">
            <text:p>22.63571</text:p>
          </table:table-cell>
          <table:table-cell office:value-type="float" office:value="34.75314" calcext:value-type="float">
            <text:p>34.75314</text:p>
          </table:table-cell>
          <table:table-cell office:value-type="float" office:value="24.19272" calcext:value-type="float">
            <text:p>24.19272</text:p>
          </table:table-cell>
          <table:table-cell office:value-type="float" office:value="31.25214" calcext:value-type="float">
            <text:p>31.25214</text:p>
          </table:table-cell>
          <table:table-cell office:value-type="float" office:value="24.93661" calcext:value-type="float">
            <text:p>24.93661</text:p>
          </table:table-cell>
          <table:table-cell office:value-type="float" office:value="29.03442" calcext:value-type="float">
            <text:p>29.03442</text:p>
          </table:table-cell>
          <table:table-cell office:value-type="float" office:value="25.02493" calcext:value-type="float">
            <text:p>25.02493</text:p>
          </table:table-cell>
          <table:table-cell office:value-type="float" office:value="26.89038" calcext:value-type="float">
            <text:p>26.89038</text:p>
          </table:table-cell>
          <table:table-cell office:value-type="float" office:value="24.70358" calcext:value-type="float">
            <text:p>24.70358</text:p>
          </table:table-cell>
          <table:table-cell office:value-type="float" office:value="24.78967" calcext:value-type="float">
            <text:p>24.78967</text:p>
          </table:table-cell>
          <table:table-cell office:value-type="float" office:value="23.64911" calcext:value-type="float">
            <text:p>23.64911</text:p>
          </table:table-cell>
          <table:table-cell office:value-type="float" office:value="21.89615" calcext:value-type="float">
            <text:p>21.89615</text:p>
          </table:table-cell>
          <table:table-cell office:value-type="float" office:value="21.4046" calcext:value-type="float">
            <text:p>21.4046</text:p>
          </table:table-cell>
          <table:table-cell office:value-type="float" office:value="18.0256" calcext:value-type="float">
            <text:p>18.0256</text:p>
          </table:table-cell>
          <table:table-cell office:value-type="float" office:value="17.44803" calcext:value-type="float">
            <text:p>17.44803</text:p>
          </table:table-cell>
          <table:table-cell office:value-type="float" office:value="14.50943" calcext:value-type="float">
            <text:p>14.50943</text:p>
          </table:table-cell>
          <table:table-cell office:value-type="float" office:value="14.13806" calcext:value-type="float">
            <text:p>14.13806</text:p>
          </table:table-cell>
          <table:table-cell office:value-type="float" office:value="12.44312" calcext:value-type="float">
            <text:p>12.44312</text:p>
          </table:table-cell>
          <table:table-cell office:value-type="float" office:value="12.2041" calcext:value-type="float">
            <text:p>12.2041</text:p>
          </table:table-cell>
          <table:table-cell office:value-type="float" office:value="11.01007" calcext:value-type="float">
            <text:p>11.01007</text:p>
          </table:table-cell>
          <table:table-cell office:value-type="float" office:value="10.8439" calcext:value-type="float">
            <text:p>10.8439</text:p>
          </table:table-cell>
          <table:table-cell office:value-type="float" office:value="10.08252" calcext:value-type="float">
            <text:p>10.08252</text:p>
          </table:table-cell>
          <table:table-cell office:value-type="float" office:value="9.948578" calcext:value-type="float">
            <text:p>9.948578</text:p>
          </table:table-cell>
          <table:table-cell office:value-type="float" office:value="9.687714" calcext:value-type="float">
            <text:p>9.687714</text:p>
          </table:table-cell>
          <table:table-cell office:value-type="float" office:value="9.566528" calcext:value-type="float">
            <text:p>9.566528</text:p>
          </table:table-cell>
          <table:table-cell office:value-type="float" office:value="49.19171" calcext:value-type="float">
            <text:p>49.19171</text:p>
          </table:table-cell>
          <table:table-cell office:value-type="float" office:value="19.19519" calcext:value-type="float">
            <text:p>19.19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21.6769" calcext:value-type="float">
            <text:p>21.6769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4.96381" calcext:value-type="float">
            <text:p>14.96381</text:p>
          </table:table-cell>
          <table:table-cell office:value-type="float" office:value="1.477321" calcext:value-type="float">
            <text:p>1.477321</text:p>
          </table:table-cell>
          <table:table-cell office:value-type="float" office:value="1.151548" calcext:value-type="float">
            <text:p>1.151548</text:p>
          </table:table-cell>
          <table:table-cell office:value-type="float" office:value="375.7631" calcext:value-type="float">
            <text:p>375.7631</text:p>
          </table:table-cell>
          <table:table-cell office:value-type="float" office:value="0.8255" calcext:value-type="float">
            <text:p>0.8255</text:p>
          </table:table-cell>
          <table:table-cell office:value-type="float" office:value="47.17361" calcext:value-type="float">
            <text:p>47.17361</text:p>
          </table:table-cell>
          <table:table-cell office:value-type="float" office:value="15.92047" calcext:value-type="float">
            <text:p>15.92047</text:p>
          </table:table-cell>
          <table:table-cell office:value-type="float" office:value="37.51678" calcext:value-type="float">
            <text:p>37.51678</text:p>
          </table:table-cell>
          <table:table-cell office:value-type="float" office:value="20.87061" calcext:value-type="float">
            <text:p>20.87061</text:p>
          </table:table-cell>
          <table:table-cell office:value-type="float" office:value="33.41776" calcext:value-type="float">
            <text:p>33.41776</text:p>
          </table:table-cell>
          <table:table-cell office:value-type="float" office:value="22.75284" calcext:value-type="float">
            <text:p>22.75284</text:p>
          </table:table-cell>
          <table:table-cell office:value-type="float" office:value="30.19351" calcext:value-type="float">
            <text:p>30.19351</text:p>
          </table:table-cell>
          <table:table-cell office:value-type="float" office:value="23.83917" calcext:value-type="float">
            <text:p>23.83917</text:p>
          </table:table-cell>
          <table:table-cell office:value-type="float" office:value="28.19736" calcext:value-type="float">
            <text:p>28.19736</text:p>
          </table:table-cell>
          <table:table-cell office:value-type="float" office:value="24.18973" calcext:value-type="float">
            <text:p>24.18973</text:p>
          </table:table-cell>
          <table:table-cell office:value-type="float" office:value="26.49149" calcext:value-type="float">
            <text:p>26.49149</text:p>
          </table:table-cell>
          <table:table-cell office:value-type="float" office:value="24.17737" calcext:value-type="float">
            <text:p>24.17737</text:p>
          </table:table-cell>
          <table:table-cell office:value-type="float" office:value="24.78662" calcext:value-type="float">
            <text:p>24.78662</text:p>
          </table:table-cell>
          <table:table-cell office:value-type="float" office:value="23.43433" calcext:value-type="float">
            <text:p>23.43433</text:p>
          </table:table-cell>
          <table:table-cell office:value-type="float" office:value="22.03464" calcext:value-type="float">
            <text:p>22.03464</text:p>
          </table:table-cell>
          <table:table-cell office:value-type="float" office:value="21.87421" calcext:value-type="float">
            <text:p>21.87421</text:p>
          </table:table-cell>
          <table:table-cell office:value-type="float" office:value="18.45724" calcext:value-type="float">
            <text:p>18.45724</text:p>
          </table:table-cell>
          <table:table-cell office:value-type="float" office:value="18.03116" calcext:value-type="float">
            <text:p>18.03116</text:p>
          </table:table-cell>
          <table:table-cell office:value-type="float" office:value="14.88474" calcext:value-type="float">
            <text:p>14.88474</text:p>
          </table:table-cell>
          <table:table-cell office:value-type="float" office:value="14.5134" calcext:value-type="float">
            <text:p>14.5134</text:p>
          </table:table-cell>
          <table:table-cell office:value-type="float" office:value="12.70557" calcext:value-type="float">
            <text:p>12.70557</text:p>
          </table:table-cell>
          <table:table-cell office:value-type="float" office:value="12.44577" calcext:value-type="float">
            <text:p>12.44577</text:p>
          </table:table-cell>
          <table:table-cell office:value-type="float" office:value="11.19284" calcext:value-type="float">
            <text:p>11.19284</text:p>
          </table:table-cell>
          <table:table-cell office:value-type="float" office:value="11.0119" calcext:value-type="float">
            <text:p>11.0119</text:p>
          </table:table-cell>
          <table:table-cell office:value-type="float" office:value="10.22363" calcext:value-type="float">
            <text:p>10.22363</text:p>
          </table:table-cell>
          <table:table-cell office:value-type="float" office:value="10.08395" calcext:value-type="float">
            <text:p>10.08395</text:p>
          </table:table-cell>
          <table:table-cell office:value-type="float" office:value="9.811707" calcext:value-type="float">
            <text:p>9.811707</text:p>
          </table:table-cell>
          <table:table-cell office:value-type="float" office:value="9.688995" calcext:value-type="float">
            <text:p>9.688995</text:p>
          </table:table-cell>
          <table:table-cell office:value-type="float" office:value="47.17346" calcext:value-type="float">
            <text:p>47.17346</text:p>
          </table:table-cell>
          <table:table-cell office:value-type="float" office:value="16.34924" calcext:value-type="float">
            <text:p>16.349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25.62072" calcext:value-type="float">
            <text:p>25.6207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1.49522" calcext:value-type="float">
            <text:p>11.49522</text:p>
          </table:table-cell>
          <table:table-cell office:value-type="float" office:value="1.487545" calcext:value-type="float">
            <text:p>1.487545</text:p>
          </table:table-cell>
          <table:table-cell office:value-type="float" office:value="1.1041" calcext:value-type="float">
            <text:p>1.1041</text:p>
          </table:table-cell>
          <table:table-cell office:value-type="float" office:value="366.8433" calcext:value-type="float">
            <text:p>366.8433</text:p>
          </table:table-cell>
          <table:table-cell office:value-type="float" office:value="12.319" calcext:value-type="float">
            <text:p>12.319</text:p>
          </table:table-cell>
          <table:table-cell office:value-type="float" office:value="47.38809" calcext:value-type="float">
            <text:p>47.38809</text:p>
          </table:table-cell>
          <table:table-cell office:value-type="float" office:value="12.97992" calcext:value-type="float">
            <text:p>12.97992</text:p>
          </table:table-cell>
          <table:table-cell office:value-type="float" office:value="35.84921" calcext:value-type="float">
            <text:p>35.84921</text:p>
          </table:table-cell>
          <table:table-cell office:value-type="float" office:value="16.52805" calcext:value-type="float">
            <text:p>16.52805</text:p>
          </table:table-cell>
          <table:table-cell office:value-type="float" office:value="31.51147" calcext:value-type="float">
            <text:p>31.51147</text:p>
          </table:table-cell>
          <table:table-cell office:value-type="float" office:value="19.54941" calcext:value-type="float">
            <text:p>19.54941</text:p>
          </table:table-cell>
          <table:table-cell office:value-type="float" office:value="28.44345" calcext:value-type="float">
            <text:p>28.44345</text:p>
          </table:table-cell>
          <table:table-cell office:value-type="float" office:value="21.55884" calcext:value-type="float">
            <text:p>21.55884</text:p>
          </table:table-cell>
          <table:table-cell office:value-type="float" office:value="26.67459" calcext:value-type="float">
            <text:p>26.67459</text:p>
          </table:table-cell>
          <table:table-cell office:value-type="float" office:value="22.47406" calcext:value-type="float">
            <text:p>22.47406</text:p>
          </table:table-cell>
          <table:table-cell office:value-type="float" office:value="25.92151" calcext:value-type="float">
            <text:p>25.92151</text:p>
          </table:table-cell>
          <table:table-cell office:value-type="float" office:value="22.98685" calcext:value-type="float">
            <text:p>22.98685</text:p>
          </table:table-cell>
          <table:table-cell office:value-type="float" office:value="24.47977" calcext:value-type="float">
            <text:p>24.47977</text:p>
          </table:table-cell>
          <table:table-cell office:value-type="float" office:value="22.66016" calcext:value-type="float">
            <text:p>22.66016</text:p>
          </table:table-cell>
          <table:table-cell office:value-type="float" office:value="22.0777" calcext:value-type="float">
            <text:p>22.0777</text:p>
          </table:table-cell>
          <table:table-cell office:value-type="float" office:value="21.65753" calcext:value-type="float">
            <text:p>21.65753</text:p>
          </table:table-cell>
          <table:table-cell office:value-type="float" office:value="18.69995" calcext:value-type="float">
            <text:p>18.69995</text:p>
          </table:table-cell>
          <table:table-cell office:value-type="float" office:value="18.46103" calcext:value-type="float">
            <text:p>18.46103</text:p>
          </table:table-cell>
          <table:table-cell office:value-type="float" office:value="15.2258" calcext:value-type="float">
            <text:p>15.2258</text:p>
          </table:table-cell>
          <table:table-cell office:value-type="float" office:value="14.88849" calcext:value-type="float">
            <text:p>14.88849</text:p>
          </table:table-cell>
          <table:table-cell office:value-type="float" office:value="12.97345" calcext:value-type="float">
            <text:p>12.97345</text:p>
          </table:table-cell>
          <table:table-cell office:value-type="float" office:value="12.70834" calcext:value-type="float">
            <text:p>12.70834</text:p>
          </table:table-cell>
          <table:table-cell office:value-type="float" office:value="11.38647" calcext:value-type="float">
            <text:p>11.38647</text:p>
          </table:table-cell>
          <table:table-cell office:value-type="float" office:value="11.19482" calcext:value-type="float">
            <text:p>11.19482</text:p>
          </table:table-cell>
          <table:table-cell office:value-type="float" office:value="10.37143" calcext:value-type="float">
            <text:p>10.37143</text:p>
          </table:table-cell>
          <table:table-cell office:value-type="float" office:value="10.22513" calcext:value-type="float">
            <text:p>10.22513</text:p>
          </table:table-cell>
          <table:table-cell office:value-type="float" office:value="9.938416" calcext:value-type="float">
            <text:p>9.938416</text:p>
          </table:table-cell>
          <table:table-cell office:value-type="float" office:value="9.813019" calcext:value-type="float">
            <text:p>9.813019</text:p>
          </table:table-cell>
          <table:table-cell office:value-type="float" office:value="47.38791" calcext:value-type="float">
            <text:p>47.38791</text:p>
          </table:table-cell>
          <table:table-cell office:value-type="float" office:value="12.97992" calcext:value-type="float">
            <text:p>12.979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19.14681" calcext:value-type="float">
            <text:p>19.14681</text:p>
          </table:table-cell>
          <table:table-cell office:value-type="float" office:value="17.98399" calcext:value-type="float">
            <text:p>17.98399</text:p>
          </table:table-cell>
          <table:table-cell office:value-type="float" office:value="11.78843" calcext:value-type="float">
            <text:p>11.78843</text:p>
          </table:table-cell>
          <table:table-cell office:value-type="float" office:value="1.237502" calcext:value-type="float">
            <text:p>1.237502</text:p>
          </table:table-cell>
          <table:table-cell office:value-type="float" office:value="0.9882124" calcext:value-type="float">
            <text:p>0.9882124</text:p>
          </table:table-cell>
          <table:table-cell office:value-type="float" office:value="366.3107" calcext:value-type="float">
            <text:p>366.3107</text:p>
          </table:table-cell>
          <table:table-cell office:value-type="float" office:value="29.5275" calcext:value-type="float">
            <text:p>29.5275</text:p>
          </table:table-cell>
          <table:table-cell office:value-type="float" office:value="27.60522" calcext:value-type="float">
            <text:p>27.60522</text:p>
          </table:table-cell>
          <table:table-cell office:value-type="float" office:value="11.96957" calcext:value-type="float">
            <text:p>11.96957</text:p>
          </table:table-cell>
          <table:table-cell office:value-type="float" office:value="24.92136" calcext:value-type="float">
            <text:p>24.92136</text:p>
          </table:table-cell>
          <table:table-cell office:value-type="float" office:value="15.40546" calcext:value-type="float">
            <text:p>15.40546</text:p>
          </table:table-cell>
          <table:table-cell office:value-type="float" office:value="24.03281" calcext:value-type="float">
            <text:p>24.03281</text:p>
          </table:table-cell>
          <table:table-cell office:value-type="float" office:value="18.0141" calcext:value-type="float">
            <text:p>18.0141</text:p>
          </table:table-cell>
          <table:table-cell office:value-type="float" office:value="25.5549" calcext:value-type="float">
            <text:p>25.5549</text:p>
          </table:table-cell>
          <table:table-cell office:value-type="float" office:value="19.68918" calcext:value-type="float">
            <text:p>19.68918</text:p>
          </table:table-cell>
          <table:table-cell office:value-type="float" office:value="25.49741" calcext:value-type="float">
            <text:p>25.49741</text:p>
          </table:table-cell>
          <table:table-cell office:value-type="float" office:value="20.6543" calcext:value-type="float">
            <text:p>20.6543</text:p>
          </table:table-cell>
          <table:table-cell office:value-type="float" office:value="24.86609" calcext:value-type="float">
            <text:p>24.86609</text:p>
          </table:table-cell>
          <table:table-cell office:value-type="float" office:value="21.40634" calcext:value-type="float">
            <text:p>21.40634</text:p>
          </table:table-cell>
          <table:table-cell office:value-type="float" office:value="23.6683" calcext:value-type="float">
            <text:p>23.6683</text:p>
          </table:table-cell>
          <table:table-cell office:value-type="float" office:value="21.42734" calcext:value-type="float">
            <text:p>21.42734</text:p>
          </table:table-cell>
          <table:table-cell office:value-type="float" office:value="21.74207" calcext:value-type="float">
            <text:p>21.74207</text:p>
          </table:table-cell>
          <table:table-cell office:value-type="float" office:value="20.95105" calcext:value-type="float">
            <text:p>20.95105</text:p>
          </table:table-cell>
          <table:table-cell office:value-type="float" office:value="18.76761" calcext:value-type="float">
            <text:p>18.76761</text:p>
          </table:table-cell>
          <table:table-cell office:value-type="float" office:value="18.70142" calcext:value-type="float">
            <text:p>18.70142</text:p>
          </table:table-cell>
          <table:table-cell office:value-type="float" office:value="15.50479" calcext:value-type="float">
            <text:p>15.50479</text:p>
          </table:table-cell>
          <table:table-cell office:value-type="float" office:value="15.22903" calcext:value-type="float">
            <text:p>15.22903</text:p>
          </table:table-cell>
          <table:table-cell office:value-type="float" office:value="13.23145" calcext:value-type="float">
            <text:p>13.23145</text:p>
          </table:table-cell>
          <table:table-cell office:value-type="float" office:value="12.97626" calcext:value-type="float">
            <text:p>12.97626</text:p>
          </table:table-cell>
          <table:table-cell office:value-type="float" office:value="11.58752" calcext:value-type="float">
            <text:p>11.58752</text:p>
          </table:table-cell>
          <table:table-cell office:value-type="float" office:value="11.38763" calcext:value-type="float">
            <text:p>11.38763</text:p>
          </table:table-cell>
          <table:table-cell office:value-type="float" office:value="10.52484" calcext:value-type="float">
            <text:p>10.52484</text:p>
          </table:table-cell>
          <table:table-cell office:value-type="float" office:value="10.37302" calcext:value-type="float">
            <text:p>10.37302</text:p>
          </table:table-cell>
          <table:table-cell office:value-type="float" office:value="10.06781" calcext:value-type="float">
            <text:p>10.06781</text:p>
          </table:table-cell>
          <table:table-cell office:value-type="float" office:value="9.939758" calcext:value-type="float">
            <text:p>9.939758</text:p>
          </table:table-cell>
          <table:table-cell office:value-type="float" office:value="29.51849" calcext:value-type="float">
            <text:p>29.51849</text:p>
          </table:table-cell>
          <table:table-cell office:value-type="float" office:value="9.347351" calcext:value-type="float">
            <text:p>9.3473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13.99515" calcext:value-type="float">
            <text:p>13.99515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9.438512" calcext:value-type="float">
            <text:p>9.438512</text:p>
          </table:table-cell>
          <table:table-cell office:value-type="float" office:value="1.054934" calcext:value-type="float">
            <text:p>1.054934</text:p>
          </table:table-cell>
          <table:table-cell office:value-type="float" office:value="0.9177124" calcext:value-type="float">
            <text:p>0.9177124</text:p>
          </table:table-cell>
          <table:table-cell office:value-type="float" office:value="361.1193" calcext:value-type="float">
            <text:p>361.1193</text:p>
          </table:table-cell>
          <table:table-cell office:value-type="float" office:value="0" calcext:value-type="float">
            <text:p>0</text:p>
          </table:table-cell>
          <table:table-cell office:value-type="float" office:value="22.81985" calcext:value-type="float">
            <text:p>22.81985</text:p>
          </table:table-cell>
          <table:table-cell office:value-type="float" office:value="9.656708" calcext:value-type="float">
            <text:p>9.656708</text:p>
          </table:table-cell>
          <table:table-cell office:value-type="float" office:value="20.86887" calcext:value-type="float">
            <text:p>20.86887</text:p>
          </table:table-cell>
          <table:table-cell office:value-type="float" office:value="12.69009" calcext:value-type="float">
            <text:p>12.69009</text:p>
          </table:table-cell>
          <table:table-cell office:value-type="float" office:value="19.95795" calcext:value-type="float">
            <text:p>19.95795</text:p>
          </table:table-cell>
          <table:table-cell office:value-type="float" office:value="15.18762" calcext:value-type="float">
            <text:p>15.18762</text:p>
          </table:table-cell>
          <table:table-cell office:value-type="float" office:value="19.70825" calcext:value-type="float">
            <text:p>19.70825</text:p>
          </table:table-cell>
          <table:table-cell office:value-type="float" office:value="17.04065" calcext:value-type="float">
            <text:p>17.04065</text:p>
          </table:table-cell>
          <table:table-cell office:value-type="float" office:value="20.56436" calcext:value-type="float">
            <text:p>20.56436</text:p>
          </table:table-cell>
          <table:table-cell office:value-type="float" office:value="18.11554" calcext:value-type="float">
            <text:p>18.11554</text:p>
          </table:table-cell>
          <table:table-cell office:value-type="float" office:value="21.35721" calcext:value-type="float">
            <text:p>21.35721</text:p>
          </table:table-cell>
          <table:table-cell office:value-type="float" office:value="19.0752" calcext:value-type="float">
            <text:p>19.0752</text:p>
          </table:table-cell>
          <table:table-cell office:value-type="float" office:value="21.40363" calcext:value-type="float">
            <text:p>21.40363</text:p>
          </table:table-cell>
          <table:table-cell office:value-type="float" office:value="19.44534" calcext:value-type="float">
            <text:p>19.44534</text:p>
          </table:table-cell>
          <table:table-cell office:value-type="float" office:value="20.94235" calcext:value-type="float">
            <text:p>20.94235</text:p>
          </table:table-cell>
          <table:table-cell office:value-type="float" office:value="19.65735" calcext:value-type="float">
            <text:p>19.65735</text:p>
          </table:table-cell>
          <table:table-cell office:value-type="float" office:value="18.73419" calcext:value-type="float">
            <text:p>18.73419</text:p>
          </table:table-cell>
          <table:table-cell office:value-type="float" office:value="18.44312" calcext:value-type="float">
            <text:p>18.44312</text:p>
          </table:table-cell>
          <table:table-cell office:value-type="float" office:value="15.68359" calcext:value-type="float">
            <text:p>15.68359</text:p>
          </table:table-cell>
          <table:table-cell office:value-type="float" office:value="15.50723" calcext:value-type="float">
            <text:p>15.50723</text:p>
          </table:table-cell>
          <table:table-cell office:value-type="float" office:value="13.46475" calcext:value-type="float">
            <text:p>13.46475</text:p>
          </table:table-cell>
          <table:table-cell office:value-type="float" office:value="13.23401" calcext:value-type="float">
            <text:p>13.23401</text:p>
          </table:table-cell>
          <table:table-cell office:value-type="float" office:value="11.79099" calcext:value-type="float">
            <text:p>11.79099</text:p>
          </table:table-cell>
          <table:table-cell office:value-type="float" office:value="11.58963" calcext:value-type="float">
            <text:p>11.58963</text:p>
          </table:table-cell>
          <table:table-cell office:value-type="float" office:value="10.68369" calcext:value-type="float">
            <text:p>10.68369</text:p>
          </table:table-cell>
          <table:table-cell office:value-type="float" office:value="10.52646" calcext:value-type="float">
            <text:p>10.52646</text:p>
          </table:table-cell>
          <table:table-cell office:value-type="float" office:value="10.20166" calcext:value-type="float">
            <text:p>10.20166</text:p>
          </table:table-cell>
          <table:table-cell office:value-type="float" office:value="10.06918" calcext:value-type="float">
            <text:p>10.06918</text:p>
          </table:table-cell>
          <table:table-cell office:value-type="float" office:value="24.3902" calcext:value-type="float">
            <text:p>24.3902</text:p>
          </table:table-cell>
          <table:table-cell office:value-type="float" office:value="7.375458" calcext:value-type="float">
            <text:p>7.3754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19.30846" calcext:value-type="float">
            <text:p>19.30846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7.962697" calcext:value-type="float">
            <text:p>7.962697</text:p>
          </table:table-cell>
          <table:table-cell office:value-type="float" office:value="1.108292" calcext:value-type="float">
            <text:p>1.108292</text:p>
          </table:table-cell>
          <table:table-cell office:value-type="float" office:value="0.9202941" calcext:value-type="float">
            <text:p>0.9202941</text:p>
          </table:table-cell>
          <table:table-cell office:value-type="float" office:value="357.9377" calcext:value-type="float">
            <text:p>357.9377</text:p>
          </table:table-cell>
          <table:table-cell office:value-type="float" office:value="0.1905" calcext:value-type="float">
            <text:p>0.1905</text:p>
          </table:table-cell>
          <table:table-cell office:value-type="float" office:value="27.10303" calcext:value-type="float">
            <text:p>27.10303</text:p>
          </table:table-cell>
          <table:table-cell office:value-type="float" office:value="8.131653" calcext:value-type="float">
            <text:p>8.131653</text:p>
          </table:table-cell>
          <table:table-cell office:value-type="float" office:value="23.27512" calcext:value-type="float">
            <text:p>23.27512</text:p>
          </table:table-cell>
          <table:table-cell office:value-type="float" office:value="10.63275" calcext:value-type="float">
            <text:p>10.63275</text:p>
          </table:table-cell>
          <table:table-cell office:value-type="float" office:value="21.14044" calcext:value-type="float">
            <text:p>21.14044</text:p>
          </table:table-cell>
          <table:table-cell office:value-type="float" office:value="13.04556" calcext:value-type="float">
            <text:p>13.04556</text:p>
          </table:table-cell>
          <table:table-cell office:value-type="float" office:value="19.82727" calcext:value-type="float">
            <text:p>19.82727</text:p>
          </table:table-cell>
          <table:table-cell office:value-type="float" office:value="15.02118" calcext:value-type="float">
            <text:p>15.02118</text:p>
          </table:table-cell>
          <table:table-cell office:value-type="float" office:value="19.20612" calcext:value-type="float">
            <text:p>19.20612</text:p>
          </table:table-cell>
          <table:table-cell office:value-type="float" office:value="16.21991" calcext:value-type="float">
            <text:p>16.21991</text:p>
          </table:table-cell>
          <table:table-cell office:value-type="float" office:value="19.03796" calcext:value-type="float">
            <text:p>19.03796</text:p>
          </table:table-cell>
          <table:table-cell office:value-type="float" office:value="17.3884" calcext:value-type="float">
            <text:p>17.3884</text:p>
          </table:table-cell>
          <table:table-cell office:value-type="float" office:value="19.42654" calcext:value-type="float">
            <text:p>19.42654</text:p>
          </table:table-cell>
          <table:table-cell office:value-type="float" office:value="18.09268" calcext:value-type="float">
            <text:p>18.09268</text:p>
          </table:table-cell>
          <table:table-cell office:value-type="float" office:value="19.647" calcext:value-type="float">
            <text:p>19.647</text:p>
          </table:table-cell>
          <table:table-cell office:value-type="float" office:value="18.59241" calcext:value-type="float">
            <text:p>18.59241</text:p>
          </table:table-cell>
          <table:table-cell office:value-type="float" office:value="18.43875" calcext:value-type="float">
            <text:p>18.43875</text:p>
          </table:table-cell>
          <table:table-cell office:value-type="float" office:value="17.95074" calcext:value-type="float">
            <text:p>17.95074</text:p>
          </table:table-cell>
          <table:table-cell office:value-type="float" office:value="15.73907" calcext:value-type="float">
            <text:p>15.73907</text:p>
          </table:table-cell>
          <table:table-cell office:value-type="float" office:value="15.68481" calcext:value-type="float">
            <text:p>15.68481</text:p>
          </table:table-cell>
          <table:table-cell office:value-type="float" office:value="13.65198" calcext:value-type="float">
            <text:p>13.65198</text:p>
          </table:table-cell>
          <table:table-cell office:value-type="float" office:value="13.46695" calcext:value-type="float">
            <text:p>13.46695</text:p>
          </table:table-cell>
          <table:table-cell office:value-type="float" office:value="11.98691" calcext:value-type="float">
            <text:p>11.98691</text:p>
          </table:table-cell>
          <table:table-cell office:value-type="float" office:value="11.79309" calcext:value-type="float">
            <text:p>11.79309</text:p>
          </table:table-cell>
          <table:table-cell office:value-type="float" office:value="10.84589" calcext:value-type="float">
            <text:p>10.84589</text:p>
          </table:table-cell>
          <table:table-cell office:value-type="float" office:value="10.68536" calcext:value-type="float">
            <text:p>10.68536</text:p>
          </table:table-cell>
          <table:table-cell office:value-type="float" office:value="10.33997" calcext:value-type="float">
            <text:p>10.33997</text:p>
          </table:table-cell>
          <table:table-cell office:value-type="float" office:value="10.20306" calcext:value-type="float">
            <text:p>10.20306</text:p>
          </table:table-cell>
          <table:table-cell office:value-type="float" office:value="29.39114" calcext:value-type="float">
            <text:p>29.39114</text:p>
          </table:table-cell>
          <table:table-cell office:value-type="float" office:value="6.02002" calcext:value-type="float">
            <text:p>6.020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20.43013" calcext:value-type="float">
            <text:p>20.43013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8.432396" calcext:value-type="float">
            <text:p>8.432396</text:p>
          </table:table-cell>
          <table:table-cell office:value-type="float" office:value="0.9875587" calcext:value-type="float">
            <text:p>0.9875587</text:p>
          </table:table-cell>
          <table:table-cell office:value-type="float" office:value="0.8614271" calcext:value-type="float">
            <text:p>0.8614271</text:p>
          </table:table-cell>
          <table:table-cell office:value-type="float" office:value="353.859" calcext:value-type="float">
            <text:p>353.859</text:p>
          </table:table-cell>
          <table:table-cell office:value-type="float" office:value="0.635" calcext:value-type="float">
            <text:p>0.635</text:p>
          </table:table-cell>
          <table:table-cell office:value-type="float" office:value="25.41577" calcext:value-type="float">
            <text:p>25.41577</text:p>
          </table:table-cell>
          <table:table-cell office:value-type="float" office:value="8.310791" calcext:value-type="float">
            <text:p>8.310791</text:p>
          </table:table-cell>
          <table:table-cell office:value-type="float" office:value="21.84619" calcext:value-type="float">
            <text:p>21.84619</text:p>
          </table:table-cell>
          <table:table-cell office:value-type="float" office:value="10.7605" calcext:value-type="float">
            <text:p>10.7605</text:p>
          </table:table-cell>
          <table:table-cell office:value-type="float" office:value="20.00558" calcext:value-type="float">
            <text:p>20.00558</text:p>
          </table:table-cell>
          <table:table-cell office:value-type="float" office:value="13.09085" calcext:value-type="float">
            <text:p>13.09085</text:p>
          </table:table-cell>
          <table:table-cell office:value-type="float" office:value="18.89368" calcext:value-type="float">
            <text:p>18.89368</text:p>
          </table:table-cell>
          <table:table-cell office:value-type="float" office:value="14.90652" calcext:value-type="float">
            <text:p>14.90652</text:p>
          </table:table-cell>
          <table:table-cell office:value-type="float" office:value="18.38013" calcext:value-type="float">
            <text:p>18.38013</text:p>
          </table:table-cell>
          <table:table-cell office:value-type="float" office:value="15.96677" calcext:value-type="float">
            <text:p>15.96677</text:p>
          </table:table-cell>
          <table:table-cell office:value-type="float" office:value="18.55151" calcext:value-type="float">
            <text:p>18.55151</text:p>
          </table:table-cell>
          <table:table-cell office:value-type="float" office:value="16.96469" calcext:value-type="float">
            <text:p>16.96469</text:p>
          </table:table-cell>
          <table:table-cell office:value-type="float" office:value="18.63104" calcext:value-type="float">
            <text:p>18.63104</text:p>
          </table:table-cell>
          <table:table-cell office:value-type="float" office:value="17.52151" calcext:value-type="float">
            <text:p>17.52151</text:p>
          </table:table-cell>
          <table:table-cell office:value-type="float" office:value="18.58878" calcext:value-type="float">
            <text:p>18.58878</text:p>
          </table:table-cell>
          <table:table-cell office:value-type="float" office:value="17.92496" calcext:value-type="float">
            <text:p>17.92496</text:p>
          </table:table-cell>
          <table:table-cell office:value-type="float" office:value="17.94568" calcext:value-type="float">
            <text:p>17.94568</text:p>
          </table:table-cell>
          <table:table-cell office:value-type="float" office:value="17.4856" calcext:value-type="float">
            <text:p>17.4856</text:p>
          </table:table-cell>
          <table:table-cell office:value-type="float" office:value="15.73901" calcext:value-type="float">
            <text:p>15.73901</text:p>
          </table:table-cell>
          <table:table-cell office:value-type="float" office:value="15.70032" calcext:value-type="float">
            <text:p>15.70032</text:p>
          </table:table-cell>
          <table:table-cell office:value-type="float" office:value="13.7843" calcext:value-type="float">
            <text:p>13.7843</text:p>
          </table:table-cell>
          <table:table-cell office:value-type="float" office:value="13.65366" calcext:value-type="float">
            <text:p>13.65366</text:p>
          </table:table-cell>
          <table:table-cell office:value-type="float" office:value="12.16644" calcext:value-type="float">
            <text:p>12.16644</text:p>
          </table:table-cell>
          <table:table-cell office:value-type="float" office:value="11.98889" calcext:value-type="float">
            <text:p>11.98889</text:p>
          </table:table-cell>
          <table:table-cell office:value-type="float" office:value="11.00809" calcext:value-type="float">
            <text:p>11.00809</text:p>
          </table:table-cell>
          <table:table-cell office:value-type="float" office:value="10.8476" calcext:value-type="float">
            <text:p>10.8476</text:p>
          </table:table-cell>
          <table:table-cell office:value-type="float" office:value="10.48154" calcext:value-type="float">
            <text:p>10.48154</text:p>
          </table:table-cell>
          <table:table-cell office:value-type="float" office:value="10.34143" calcext:value-type="float">
            <text:p>10.34143</text:p>
          </table:table-cell>
          <table:table-cell office:value-type="float" office:value="27.61316" calcext:value-type="float">
            <text:p>27.61316</text:p>
          </table:table-cell>
          <table:table-cell office:value-type="float" office:value="6.399841" calcext:value-type="float">
            <text:p>6.3998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12.73899" calcext:value-type="float">
            <text:p>12.73899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8.440736" calcext:value-type="float">
            <text:p>8.440736</text:p>
          </table:table-cell>
          <table:table-cell office:value-type="float" office:value="1.076197" calcext:value-type="float">
            <text:p>1.076197</text:p>
          </table:table-cell>
          <table:table-cell office:value-type="float" office:value="0.9060975" calcext:value-type="float">
            <text:p>0.9060975</text:p>
          </table:table-cell>
          <table:table-cell office:value-type="float" office:value="354.9607" calcext:value-type="float">
            <text:p>354.9607</text:p>
          </table:table-cell>
          <table:table-cell office:value-type="float" office:value="0.1905" calcext:value-type="float">
            <text:p>0.1905</text:p>
          </table:table-cell>
          <table:table-cell office:value-type="float" office:value="23.6192" calcext:value-type="float">
            <text:p>23.6192</text:p>
          </table:table-cell>
          <table:table-cell office:value-type="float" office:value="7.863312" calcext:value-type="float">
            <text:p>7.863312</text:p>
          </table:table-cell>
          <table:table-cell office:value-type="float" office:value="19.90067" calcext:value-type="float">
            <text:p>19.90067</text:p>
          </table:table-cell>
          <table:table-cell office:value-type="float" office:value="10.55643" calcext:value-type="float">
            <text:p>10.55643</text:p>
          </table:table-cell>
          <table:table-cell office:value-type="float" office:value="18.52292" calcext:value-type="float">
            <text:p>18.52292</text:p>
          </table:table-cell>
          <table:table-cell office:value-type="float" office:value="12.617" calcext:value-type="float">
            <text:p>12.617</text:p>
          </table:table-cell>
          <table:table-cell office:value-type="float" office:value="17.69891" calcext:value-type="float">
            <text:p>17.69891</text:p>
          </table:table-cell>
          <table:table-cell office:value-type="float" office:value="14.28357" calcext:value-type="float">
            <text:p>14.28357</text:p>
          </table:table-cell>
          <table:table-cell office:value-type="float" office:value="17.34079" calcext:value-type="float">
            <text:p>17.34079</text:p>
          </table:table-cell>
          <table:table-cell office:value-type="float" office:value="15.26816" calcext:value-type="float">
            <text:p>15.26816</text:p>
          </table:table-cell>
          <table:table-cell office:value-type="float" office:value="17.69037" calcext:value-type="float">
            <text:p>17.69037</text:p>
          </table:table-cell>
          <table:table-cell office:value-type="float" office:value="16.19342" calcext:value-type="float">
            <text:p>16.19342</text:p>
          </table:table-cell>
          <table:table-cell office:value-type="float" office:value="17.8808" calcext:value-type="float">
            <text:p>17.8808</text:p>
          </table:table-cell>
          <table:table-cell office:value-type="float" office:value="16.76312" calcext:value-type="float">
            <text:p>16.76312</text:p>
          </table:table-cell>
          <table:table-cell office:value-type="float" office:value="17.92172" calcext:value-type="float">
            <text:p>17.92172</text:p>
          </table:table-cell>
          <table:table-cell office:value-type="float" office:value="17.24774" calcext:value-type="float">
            <text:p>17.24774</text:p>
          </table:table-cell>
          <table:table-cell office:value-type="float" office:value="17.48114" calcext:value-type="float">
            <text:p>17.48114</text:p>
          </table:table-cell>
          <table:table-cell office:value-type="float" office:value="17.05264" calcext:value-type="float">
            <text:p>17.05264</text:p>
          </table:table-cell>
          <table:table-cell office:value-type="float" office:value="15.69955" calcext:value-type="float">
            <text:p>15.69955</text:p>
          </table:table-cell>
          <table:table-cell office:value-type="float" office:value="15.60727" calcext:value-type="float">
            <text:p>15.60727</text:p>
          </table:table-cell>
          <table:table-cell office:value-type="float" office:value="13.86856" calcext:value-type="float">
            <text:p>13.86856</text:p>
          </table:table-cell>
          <table:table-cell office:value-type="float" office:value="13.78543" calcext:value-type="float">
            <text:p>13.78543</text:p>
          </table:table-cell>
          <table:table-cell office:value-type="float" office:value="12.32413" calcext:value-type="float">
            <text:p>12.32413</text:p>
          </table:table-cell>
          <table:table-cell office:value-type="float" office:value="12.16818" calcext:value-type="float">
            <text:p>12.16818</text:p>
          </table:table-cell>
          <table:table-cell office:value-type="float" office:value="11.16711" calcext:value-type="float">
            <text:p>11.16711</text:p>
          </table:table-cell>
          <table:table-cell office:value-type="float" office:value="11.00977" calcext:value-type="float">
            <text:p>11.00977</text:p>
          </table:table-cell>
          <table:table-cell office:value-type="float" office:value="10.62631" calcext:value-type="float">
            <text:p>10.62631</text:p>
          </table:table-cell>
          <table:table-cell office:value-type="float" office:value="10.483" calcext:value-type="float">
            <text:p>10.483</text:p>
          </table:table-cell>
          <table:table-cell office:value-type="float" office:value="23.61917" calcext:value-type="float">
            <text:p>23.61917</text:p>
          </table:table-cell>
          <table:table-cell office:value-type="float" office:value="5.857513" calcext:value-type="float">
            <text:p>5.8575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17.7519" calcext:value-type="float">
            <text:p>17.7519</text:p>
          </table:table-cell>
          <table:table-cell office:value-type="float" office:value="21.7" calcext:value-type="float">
            <text:p>21.7</text:p>
          </table:table-cell>
          <table:table-cell office:value-type="float" office:value="9.6" calcext:value-type="float">
            <text:p>9.6</text:p>
          </table:table-cell>
          <table:table-cell office:value-type="float" office:value="1.120399" calcext:value-type="float">
            <text:p>1.120399</text:p>
          </table:table-cell>
          <table:table-cell office:value-type="float" office:value="0.9129553" calcext:value-type="float">
            <text:p>0.9129553</text:p>
          </table:table-cell>
          <table:table-cell office:value-type="float" office:value="535.14" calcext:value-type="float">
            <text:p>535.14</text:p>
          </table:table-cell>
          <table:table-cell office:value-type="float" office:value="0.127" calcext:value-type="float">
            <text:p>0.127</text:p>
          </table:table-cell>
          <table:table-cell office:value-type="float" office:value="37.83838" calcext:value-type="float">
            <text:p>37.83838</text:p>
          </table:table-cell>
          <table:table-cell office:value-type="float" office:value="9.341797" calcext:value-type="float">
            <text:p>9.341797</text:p>
          </table:table-cell>
          <table:table-cell office:value-type="float" office:value="28.15735" calcext:value-type="float">
            <text:p>28.15735</text:p>
          </table:table-cell>
          <table:table-cell office:value-type="float" office:value="12.1597" calcext:value-type="float">
            <text:p>12.1597</text:p>
          </table:table-cell>
          <table:table-cell office:value-type="float" office:value="24.2486" calcext:value-type="float">
            <text:p>24.2486</text:p>
          </table:table-cell>
          <table:table-cell office:value-type="float" office:value="13.72421" calcext:value-type="float">
            <text:p>13.72421</text:p>
          </table:table-cell>
          <table:table-cell office:value-type="float" office:value="21.54068" calcext:value-type="float">
            <text:p>21.54068</text:p>
          </table:table-cell>
          <table:table-cell office:value-type="float" office:value="14.87961" calcext:value-type="float">
            <text:p>14.87961</text:p>
          </table:table-cell>
          <table:table-cell office:value-type="float" office:value="20.10455" calcext:value-type="float">
            <text:p>20.10455</text:p>
          </table:table-cell>
          <table:table-cell office:value-type="float" office:value="15.54871" calcext:value-type="float">
            <text:p>15.54871</text:p>
          </table:table-cell>
          <table:table-cell office:value-type="float" office:value="18.86148" calcext:value-type="float">
            <text:p>18.86148</text:p>
          </table:table-cell>
          <table:table-cell office:value-type="float" office:value="16.20563" calcext:value-type="float">
            <text:p>16.20563</text:p>
          </table:table-cell>
          <table:table-cell office:value-type="float" office:value="18.09543" calcext:value-type="float">
            <text:p>18.09543</text:p>
          </table:table-cell>
          <table:table-cell office:value-type="float" office:value="16.58939" calcext:value-type="float">
            <text:p>16.58939</text:p>
          </table:table-cell>
          <table:table-cell office:value-type="float" office:value="17.24515" calcext:value-type="float">
            <text:p>17.24515</text:p>
          </table:table-cell>
          <table:table-cell office:value-type="float" office:value="16.95718" calcext:value-type="float">
            <text:p>16.95718</text:p>
          </table:table-cell>
          <table:table-cell office:value-type="float" office:value="17.04825" calcext:value-type="float">
            <text:p>17.04825</text:p>
          </table:table-cell>
          <table:table-cell office:value-type="float" office:value="16.68967" calcext:value-type="float">
            <text:p>16.68967</text:p>
          </table:table-cell>
          <table:table-cell office:value-type="float" office:value="15.60605" calcext:value-type="float">
            <text:p>15.60605</text:p>
          </table:table-cell>
          <table:table-cell office:value-type="float" office:value="15.48129" calcext:value-type="float">
            <text:p>15.48129</text:p>
          </table:table-cell>
          <table:table-cell office:value-type="float" office:value="13.91406" calcext:value-type="float">
            <text:p>13.91406</text:p>
          </table:table-cell>
          <table:table-cell office:value-type="float" office:value="13.8692" calcext:value-type="float">
            <text:p>13.8692</text:p>
          </table:table-cell>
          <table:table-cell office:value-type="float" office:value="12.45932" calcext:value-type="float">
            <text:p>12.45932</text:p>
          </table:table-cell>
          <table:table-cell office:value-type="float" office:value="12.32565" calcext:value-type="float">
            <text:p>12.32565</text:p>
          </table:table-cell>
          <table:table-cell office:value-type="float" office:value="11.32001" calcext:value-type="float">
            <text:p>11.32001</text:p>
          </table:table-cell>
          <table:table-cell office:value-type="float" office:value="11.1687" calcext:value-type="float">
            <text:p>11.1687</text:p>
          </table:table-cell>
          <table:table-cell office:value-type="float" office:value="10.77112" calcext:value-type="float">
            <text:p>10.77112</text:p>
          </table:table-cell>
          <table:table-cell office:value-type="float" office:value="10.62784" calcext:value-type="float">
            <text:p>10.62784</text:p>
          </table:table-cell>
          <table:table-cell office:value-type="float" office:value="37.83832" calcext:value-type="float">
            <text:p>37.83832</text:p>
          </table:table-cell>
          <table:table-cell office:value-type="float" office:value="9.341797" calcext:value-type="float">
            <text:p>9.3417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25.10045" calcext:value-type="float">
            <text:p>25.10045</text:p>
          </table:table-cell>
          <table:table-cell office:value-type="float" office:value="22.65" calcext:value-type="float">
            <text:p>22.65</text:p>
          </table:table-cell>
          <table:table-cell office:value-type="float" office:value="11.67" calcext:value-type="float">
            <text:p>11.67</text:p>
          </table:table-cell>
          <table:table-cell office:value-type="float" office:value="1.179438" calcext:value-type="float">
            <text:p>1.179438</text:p>
          </table:table-cell>
          <table:table-cell office:value-type="float" office:value="0.9935572" calcext:value-type="float">
            <text:p>0.9935572</text:p>
          </table:table-cell>
          <table:table-cell office:value-type="float" office:value="549.36" calcext:value-type="float">
            <text:p>549.36</text:p>
          </table:table-cell>
          <table:table-cell office:value-type="float" office:value="0" calcext:value-type="float">
            <text:p>0</text:p>
          </table:table-cell>
          <table:table-cell office:value-type="float" office:value="45.55606" calcext:value-type="float">
            <text:p>45.55606</text:p>
          </table:table-cell>
          <table:table-cell office:value-type="float" office:value="11.36502" calcext:value-type="float">
            <text:p>11.36502</text:p>
          </table:table-cell>
          <table:table-cell office:value-type="float" office:value="33.83755" calcext:value-type="float">
            <text:p>33.83755</text:p>
          </table:table-cell>
          <table:table-cell office:value-type="float" office:value="14.51373" calcext:value-type="float">
            <text:p>14.51373</text:p>
          </table:table-cell>
          <table:table-cell office:value-type="float" office:value="29.01892" calcext:value-type="float">
            <text:p>29.01892</text:p>
          </table:table-cell>
          <table:table-cell office:value-type="float" office:value="16.1019" calcext:value-type="float">
            <text:p>16.1019</text:p>
          </table:table-cell>
          <table:table-cell office:value-type="float" office:value="25.32043" calcext:value-type="float">
            <text:p>25.32043</text:p>
          </table:table-cell>
          <table:table-cell office:value-type="float" office:value="17.06906" calcext:value-type="float">
            <text:p>17.06906</text:p>
          </table:table-cell>
          <table:table-cell office:value-type="float" office:value="23.14859" calcext:value-type="float">
            <text:p>23.14859</text:p>
          </table:table-cell>
          <table:table-cell office:value-type="float" office:value="17.49249" calcext:value-type="float">
            <text:p>17.49249</text:p>
          </table:table-cell>
          <table:table-cell office:value-type="float" office:value="21.11642" calcext:value-type="float">
            <text:p>21.11642</text:p>
          </table:table-cell>
          <table:table-cell office:value-type="float" office:value="17.78256" calcext:value-type="float">
            <text:p>17.78256</text:p>
          </table:table-cell>
          <table:table-cell office:value-type="float" office:value="19.69565" calcext:value-type="float">
            <text:p>19.69565</text:p>
          </table:table-cell>
          <table:table-cell office:value-type="float" office:value="17.67334" calcext:value-type="float">
            <text:p>17.67334</text:p>
          </table:table-cell>
          <table:table-cell office:value-type="float" office:value="17.74609" calcext:value-type="float">
            <text:p>17.74609</text:p>
          </table:table-cell>
          <table:table-cell office:value-type="float" office:value="17.1348" calcext:value-type="float">
            <text:p>17.1348</text:p>
          </table:table-cell>
          <table:table-cell office:value-type="float" office:value="16.68735" calcext:value-type="float">
            <text:p>16.68735</text:p>
          </table:table-cell>
          <table:table-cell office:value-type="float" office:value="16.59579" calcext:value-type="float">
            <text:p>16.59579</text:p>
          </table:table-cell>
          <table:table-cell office:value-type="float" office:value="15.47995" calcext:value-type="float">
            <text:p>15.47995</text:p>
          </table:table-cell>
          <table:table-cell office:value-type="float" office:value="15.3714" calcext:value-type="float">
            <text:p>15.3714</text:p>
          </table:table-cell>
          <table:table-cell office:value-type="float" office:value="13.9343" calcext:value-type="float">
            <text:p>13.9343</text:p>
          </table:table-cell>
          <table:table-cell office:value-type="float" office:value="13.91437" calcext:value-type="float">
            <text:p>13.91437</text:p>
          </table:table-cell>
          <table:table-cell office:value-type="float" office:value="12.57306" calcext:value-type="float">
            <text:p>12.57306</text:p>
          </table:table-cell>
          <table:table-cell office:value-type="float" office:value="12.4606" calcext:value-type="float">
            <text:p>12.4606</text:p>
          </table:table-cell>
          <table:table-cell office:value-type="float" office:value="11.4642" calcext:value-type="float">
            <text:p>11.4642</text:p>
          </table:table-cell>
          <table:table-cell office:value-type="float" office:value="11.32159" calcext:value-type="float">
            <text:p>11.32159</text:p>
          </table:table-cell>
          <table:table-cell office:value-type="float" office:value="10.91309" calcext:value-type="float">
            <text:p>10.91309</text:p>
          </table:table-cell>
          <table:table-cell office:value-type="float" office:value="10.77261" calcext:value-type="float">
            <text:p>10.77261</text:p>
          </table:table-cell>
          <table:table-cell office:value-type="float" office:value="45.55594" calcext:value-type="float">
            <text:p>45.55594</text:p>
          </table:table-cell>
          <table:table-cell office:value-type="float" office:value="11.36502" calcext:value-type="float">
            <text:p>11.365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26.2668" calcext:value-type="float">
            <text:p>26.2668</text:p>
          </table:table-cell>
          <table:table-cell office:value-type="float" office:value="27.17" calcext:value-type="float">
            <text:p>27.17</text:p>
          </table:table-cell>
          <table:table-cell office:value-type="float" office:value="9.78" calcext:value-type="float">
            <text:p>9.78</text:p>
          </table:table-cell>
          <table:table-cell office:value-type="float" office:value="1.348064" calcext:value-type="float">
            <text:p>1.348064</text:p>
          </table:table-cell>
          <table:table-cell office:value-type="float" office:value="0.9052536" calcext:value-type="float">
            <text:p>0.9052536</text:p>
          </table:table-cell>
          <table:table-cell office:value-type="float" office:value="177.48" calcext:value-type="float">
            <text:p>177.48</text:p>
          </table:table-cell>
          <table:table-cell office:value-type="float" office:value="0" calcext:value-type="float">
            <text:p>0</text:p>
          </table:table-cell>
          <table:table-cell office:value-type="float" office:value="47.8519" calcext:value-type="float">
            <text:p>47.8519</text:p>
          </table:table-cell>
          <table:table-cell office:value-type="float" office:value="11.24765" calcext:value-type="float">
            <text:p>11.24765</text:p>
          </table:table-cell>
          <table:table-cell office:value-type="float" office:value="35.76978" calcext:value-type="float">
            <text:p>35.76978</text:p>
          </table:table-cell>
          <table:table-cell office:value-type="float" office:value="15.70621" calcext:value-type="float">
            <text:p>15.70621</text:p>
          </table:table-cell>
          <table:table-cell office:value-type="float" office:value="30.7767" calcext:value-type="float">
            <text:p>30.7767</text:p>
          </table:table-cell>
          <table:table-cell office:value-type="float" office:value="17.71844" calcext:value-type="float">
            <text:p>17.71844</text:p>
          </table:table-cell>
          <table:table-cell office:value-type="float" office:value="26.97406" calcext:value-type="float">
            <text:p>26.97406</text:p>
          </table:table-cell>
          <table:table-cell office:value-type="float" office:value="18.8801" calcext:value-type="float">
            <text:p>18.8801</text:p>
          </table:table-cell>
          <table:table-cell office:value-type="float" office:value="24.71954" calcext:value-type="float">
            <text:p>24.71954</text:p>
          </table:table-cell>
          <table:table-cell office:value-type="float" office:value="19.29443" calcext:value-type="float">
            <text:p>19.29443</text:p>
          </table:table-cell>
          <table:table-cell office:value-type="float" office:value="22.5477" calcext:value-type="float">
            <text:p>22.5477</text:p>
          </table:table-cell>
          <table:table-cell office:value-type="float" office:value="19.45853" calcext:value-type="float">
            <text:p>19.45853</text:p>
          </table:table-cell>
          <table:table-cell office:value-type="float" office:value="20.90463" calcext:value-type="float">
            <text:p>20.90463</text:p>
          </table:table-cell>
          <table:table-cell office:value-type="float" office:value="19.04324" calcext:value-type="float">
            <text:p>19.04324</text:p>
          </table:table-cell>
          <table:table-cell office:value-type="float" office:value="18.58905" calcext:value-type="float">
            <text:p>18.58905</text:p>
          </table:table-cell>
          <table:table-cell office:value-type="float" office:value="17.76172" calcext:value-type="float">
            <text:p>17.76172</text:p>
          </table:table-cell>
          <table:table-cell office:value-type="float" office:value="16.80109" calcext:value-type="float">
            <text:p>16.80109</text:p>
          </table:table-cell>
          <table:table-cell office:value-type="float" office:value="16.60367" calcext:value-type="float">
            <text:p>16.60367</text:p>
          </table:table-cell>
          <table:table-cell office:value-type="float" office:value="15.37051" calcext:value-type="float">
            <text:p>15.37051</text:p>
          </table:table-cell>
          <table:table-cell office:value-type="float" office:value="15.33252" calcext:value-type="float">
            <text:p>15.33252</text:p>
          </table:table-cell>
          <table:table-cell office:value-type="float" office:value="13.95331" calcext:value-type="float">
            <text:p>13.95331</text:p>
          </table:table-cell>
          <table:table-cell office:value-type="float" office:value="13.93445" calcext:value-type="float">
            <text:p>13.93445</text:p>
          </table:table-cell>
          <table:table-cell office:value-type="float" office:value="12.66983" calcext:value-type="float">
            <text:p>12.66983</text:p>
          </table:table-cell>
          <table:table-cell office:value-type="float" office:value="12.57416" calcext:value-type="float">
            <text:p>12.57416</text:p>
          </table:table-cell>
          <table:table-cell office:value-type="float" office:value="11.59906" calcext:value-type="float">
            <text:p>11.59906</text:p>
          </table:table-cell>
          <table:table-cell office:value-type="float" office:value="11.4657" calcext:value-type="float">
            <text:p>11.4657</text:p>
          </table:table-cell>
          <table:table-cell office:value-type="float" office:value="11.05191" calcext:value-type="float">
            <text:p>11.05191</text:p>
          </table:table-cell>
          <table:table-cell office:value-type="float" office:value="10.91455" calcext:value-type="float">
            <text:p>10.91455</text:p>
          </table:table-cell>
          <table:table-cell office:value-type="float" office:value="47.85178" calcext:value-type="float">
            <text:p>47.85178</text:p>
          </table:table-cell>
          <table:table-cell office:value-type="float" office:value="11.24765" calcext:value-type="float">
            <text:p>11.247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27.60881" calcext:value-type="float">
            <text:p>27.60881</text:p>
          </table:table-cell>
          <table:table-cell office:value-type="float" office:value="25.97" calcext:value-type="float">
            <text:p>25.97</text:p>
          </table:table-cell>
          <table:table-cell office:value-type="float" office:value="13.24" calcext:value-type="float">
            <text:p>13.24</text:p>
          </table:table-cell>
          <table:table-cell office:value-type="float" office:value="1.512982" calcext:value-type="float">
            <text:p>1.512982</text:p>
          </table:table-cell>
          <table:table-cell office:value-type="float" office:value="1.187376" calcext:value-type="float">
            <text:p>1.187376</text:p>
          </table:table-cell>
          <table:table-cell office:value-type="float" office:value="289.296" calcext:value-type="float">
            <text:p>289.296</text:p>
          </table:table-cell>
          <table:table-cell office:value-type="float" office:value="0" calcext:value-type="float">
            <text:p>0</text:p>
          </table:table-cell>
          <table:table-cell office:value-type="float" office:value="48.31805" calcext:value-type="float">
            <text:p>48.31805</text:p>
          </table:table-cell>
          <table:table-cell office:value-type="float" office:value="14.64145" calcext:value-type="float">
            <text:p>14.64145</text:p>
          </table:table-cell>
          <table:table-cell office:value-type="float" office:value="36.9093" calcext:value-type="float">
            <text:p>36.9093</text:p>
          </table:table-cell>
          <table:table-cell office:value-type="float" office:value="18.53577" calcext:value-type="float">
            <text:p>18.53577</text:p>
          </table:table-cell>
          <table:table-cell office:value-type="float" office:value="32.16693" calcext:value-type="float">
            <text:p>32.16693</text:p>
          </table:table-cell>
          <table:table-cell office:value-type="float" office:value="20.14426" calcext:value-type="float">
            <text:p>20.14426</text:p>
          </table:table-cell>
          <table:table-cell office:value-type="float" office:value="28.39767" calcext:value-type="float">
            <text:p>28.39767</text:p>
          </table:table-cell>
          <table:table-cell office:value-type="float" office:value="20.95551" calcext:value-type="float">
            <text:p>20.95551</text:p>
          </table:table-cell>
          <table:table-cell office:value-type="float" office:value="26.09332" calcext:value-type="float">
            <text:p>26.09332</text:p>
          </table:table-cell>
          <table:table-cell office:value-type="float" office:value="21.13144" calcext:value-type="float">
            <text:p>21.13144</text:p>
          </table:table-cell>
          <table:table-cell office:value-type="float" office:value="23.79767" calcext:value-type="float">
            <text:p>23.79767</text:p>
          </table:table-cell>
          <table:table-cell office:value-type="float" office:value="21.01956" calcext:value-type="float">
            <text:p>21.01956</text:p>
          </table:table-cell>
          <table:table-cell office:value-type="float" office:value="22.03735" calcext:value-type="float">
            <text:p>22.03735</text:p>
          </table:table-cell>
          <table:table-cell office:value-type="float" office:value="20.33698" calcext:value-type="float">
            <text:p>20.33698</text:p>
          </table:table-cell>
          <table:table-cell office:value-type="float" office:value="19.48514" calcext:value-type="float">
            <text:p>19.48514</text:p>
          </table:table-cell>
          <table:table-cell office:value-type="float" office:value="18.60489" calcext:value-type="float">
            <text:p>18.60489</text:p>
          </table:table-cell>
          <table:table-cell office:value-type="float" office:value="17.16943" calcext:value-type="float">
            <text:p>17.16943</text:p>
          </table:table-cell>
          <table:table-cell office:value-type="float" office:value="16.80429" calcext:value-type="float">
            <text:p>16.80429</text:p>
          </table:table-cell>
          <table:table-cell office:value-type="float" office:value="15.3833" calcext:value-type="float">
            <text:p>15.3833</text:p>
          </table:table-cell>
          <table:table-cell office:value-type="float" office:value="15.33264" calcext:value-type="float">
            <text:p>15.33264</text:p>
          </table:table-cell>
          <table:table-cell office:value-type="float" office:value="13.99222" calcext:value-type="float">
            <text:p>13.99222</text:p>
          </table:table-cell>
          <table:table-cell office:value-type="float" office:value="13.95358" calcext:value-type="float">
            <text:p>13.95358</text:p>
          </table:table-cell>
          <table:table-cell office:value-type="float" office:value="12.75824" calcext:value-type="float">
            <text:p>12.75824</text:p>
          </table:table-cell>
          <table:table-cell office:value-type="float" office:value="12.67075" calcext:value-type="float">
            <text:p>12.67075</text:p>
          </table:table-cell>
          <table:table-cell office:value-type="float" office:value="11.72528" calcext:value-type="float">
            <text:p>11.72528</text:p>
          </table:table-cell>
          <table:table-cell office:value-type="float" office:value="11.60037" calcext:value-type="float">
            <text:p>11.60037</text:p>
          </table:table-cell>
          <table:table-cell office:value-type="float" office:value="11.18585" calcext:value-type="float">
            <text:p>11.18585</text:p>
          </table:table-cell>
          <table:table-cell office:value-type="float" office:value="11.05334" calcext:value-type="float">
            <text:p>11.05334</text:p>
          </table:table-cell>
          <table:table-cell office:value-type="float" office:value="48.3179" calcext:value-type="float">
            <text:p>48.3179</text:p>
          </table:table-cell>
          <table:table-cell office:value-type="float" office:value="14.64148" calcext:value-type="float">
            <text:p>14.641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24.41142" calcext:value-type="float">
            <text:p>24.41142</text:p>
          </table:table-cell>
          <table:table-cell office:value-type="float" office:value="20.72" calcext:value-type="float">
            <text:p>20.72</text:p>
          </table:table-cell>
          <table:table-cell office:value-type="float" office:value="12.82" calcext:value-type="float">
            <text:p>12.82</text:p>
          </table:table-cell>
          <table:table-cell office:value-type="float" office:value="1.568718" calcext:value-type="float">
            <text:p>1.568718</text:p>
          </table:table-cell>
          <table:table-cell office:value-type="float" office:value="1.206382" calcext:value-type="float">
            <text:p>1.206382</text:p>
          </table:table-cell>
          <table:table-cell office:value-type="float" office:value="406.008" calcext:value-type="float">
            <text:p>406.008</text:p>
          </table:table-cell>
          <table:table-cell office:value-type="float" office:value="0" calcext:value-type="float">
            <text:p>0</text:p>
          </table:table-cell>
          <table:table-cell office:value-type="float" office:value="44.54633" calcext:value-type="float">
            <text:p>44.54633</text:p>
          </table:table-cell>
          <table:table-cell office:value-type="float" office:value="14.81714" calcext:value-type="float">
            <text:p>14.81714</text:p>
          </table:table-cell>
          <table:table-cell office:value-type="float" office:value="34.62592" calcext:value-type="float">
            <text:p>34.62592</text:p>
          </table:table-cell>
          <table:table-cell office:value-type="float" office:value="18.78461" calcext:value-type="float">
            <text:p>18.78461</text:p>
          </table:table-cell>
          <table:table-cell office:value-type="float" office:value="30.65634" calcext:value-type="float">
            <text:p>30.65634</text:p>
          </table:table-cell>
          <table:table-cell office:value-type="float" office:value="20.61813" calcext:value-type="float">
            <text:p>20.61813</text:p>
          </table:table-cell>
          <table:table-cell office:value-type="float" office:value="27.56281" calcext:value-type="float">
            <text:p>27.56281</text:p>
          </table:table-cell>
          <table:table-cell office:value-type="float" office:value="21.58875" calcext:value-type="float">
            <text:p>21.58875</text:p>
          </table:table-cell>
          <table:table-cell office:value-type="float" office:value="25.67773" calcext:value-type="float">
            <text:p>25.67773</text:p>
          </table:table-cell>
          <table:table-cell office:value-type="float" office:value="21.86411" calcext:value-type="float">
            <text:p>21.86411</text:p>
          </table:table-cell>
          <table:table-cell office:value-type="float" office:value="23.76932" calcext:value-type="float">
            <text:p>23.76932</text:p>
          </table:table-cell>
          <table:table-cell office:value-type="float" office:value="21.82263" calcext:value-type="float">
            <text:p>21.82263</text:p>
          </table:table-cell>
          <table:table-cell office:value-type="float" office:value="22.28693" calcext:value-type="float">
            <text:p>22.28693</text:p>
          </table:table-cell>
          <table:table-cell office:value-type="float" office:value="21.15836" calcext:value-type="float">
            <text:p>21.15836</text:p>
          </table:table-cell>
          <table:table-cell office:value-type="float" office:value="20.10413" calcext:value-type="float">
            <text:p>20.10413</text:p>
          </table:table-cell>
          <table:table-cell office:value-type="float" office:value="19.50034" calcext:value-type="float">
            <text:p>19.50034</text:p>
          </table:table-cell>
          <table:table-cell office:value-type="float" office:value="17.6022" calcext:value-type="float">
            <text:p>17.6022</text:p>
          </table:table-cell>
          <table:table-cell office:value-type="float" office:value="17.17401" calcext:value-type="float">
            <text:p>17.17401</text:p>
          </table:table-cell>
          <table:table-cell office:value-type="float" office:value="15.51511" calcext:value-type="float">
            <text:p>15.51511</text:p>
          </table:table-cell>
          <table:table-cell office:value-type="float" office:value="15.38425" calcext:value-type="float">
            <text:p>15.38425</text:p>
          </table:table-cell>
          <table:table-cell office:value-type="float" office:value="14.06369" calcext:value-type="float">
            <text:p>14.06369</text:p>
          </table:table-cell>
          <table:table-cell office:value-type="float" office:value="13.9928" calcext:value-type="float">
            <text:p>13.9928</text:p>
          </table:table-cell>
          <table:table-cell office:value-type="float" office:value="12.84647" calcext:value-type="float">
            <text:p>12.84647</text:p>
          </table:table-cell>
          <table:table-cell office:value-type="float" office:value="12.75916" calcext:value-type="float">
            <text:p>12.75916</text:p>
          </table:table-cell>
          <table:table-cell office:value-type="float" office:value="11.84439" calcext:value-type="float">
            <text:p>11.84439</text:p>
          </table:table-cell>
          <table:table-cell office:value-type="float" office:value="11.72656" calcext:value-type="float">
            <text:p>11.72656</text:p>
          </table:table-cell>
          <table:table-cell office:value-type="float" office:value="11.31433" calcext:value-type="float">
            <text:p>11.31433</text:p>
          </table:table-cell>
          <table:table-cell office:value-type="float" office:value="11.18723" calcext:value-type="float">
            <text:p>11.18723</text:p>
          </table:table-cell>
          <table:table-cell office:value-type="float" office:value="44.54623" calcext:value-type="float">
            <text:p>44.54623</text:p>
          </table:table-cell>
          <table:table-cell office:value-type="float" office:value="14.81714" calcext:value-type="float">
            <text:p>14.817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11.7983" calcext:value-type="float">
            <text:p>11.7983</text:p>
          </table:table-cell>
          <table:table-cell office:value-type="float" office:value="16.2" calcext:value-type="float">
            <text:p>16.2</text:p>
          </table:table-cell>
          <table:table-cell office:value-type="float" office:value="11.05" calcext:value-type="float">
            <text:p>11.05</text:p>
          </table:table-cell>
          <table:table-cell office:value-type="float" office:value="1.6143" calcext:value-type="float">
            <text:p>1.6143</text:p>
          </table:table-cell>
          <table:table-cell office:value-type="float" office:value="1.156131" calcext:value-type="float">
            <text:p>1.156131</text:p>
          </table:table-cell>
          <table:table-cell office:value-type="float" office:value="562.968" calcext:value-type="float">
            <text:p>562.968</text:p>
          </table:table-cell>
          <table:table-cell office:value-type="float" office:value="12.573" calcext:value-type="float">
            <text:p>12.573</text:p>
          </table:table-cell>
          <table:table-cell office:value-type="float" office:value="22.48962" calcext:value-type="float">
            <text:p>22.48962</text:p>
          </table:table-cell>
          <table:table-cell office:value-type="float" office:value="11.24942" calcext:value-type="float">
            <text:p>11.24942</text:p>
          </table:table-cell>
          <table:table-cell office:value-type="float" office:value="22.07755" calcext:value-type="float">
            <text:p>22.07755</text:p>
          </table:table-cell>
          <table:table-cell office:value-type="float" office:value="13.65933" calcext:value-type="float">
            <text:p>13.65933</text:p>
          </table:table-cell>
          <table:table-cell office:value-type="float" office:value="23.80914" calcext:value-type="float">
            <text:p>23.80914</text:p>
          </table:table-cell>
          <table:table-cell office:value-type="float" office:value="16.01373" calcext:value-type="float">
            <text:p>16.01373</text:p>
          </table:table-cell>
          <table:table-cell office:value-type="float" office:value="24.49063" calcext:value-type="float">
            <text:p>24.49063</text:p>
          </table:table-cell>
          <table:table-cell office:value-type="float" office:value="18.02667" calcext:value-type="float">
            <text:p>18.02667</text:p>
          </table:table-cell>
          <table:table-cell office:value-type="float" office:value="24.27463" calcext:value-type="float">
            <text:p>24.27463</text:p>
          </table:table-cell>
          <table:table-cell office:value-type="float" office:value="19.11108" calcext:value-type="float">
            <text:p>19.11108</text:p>
          </table:table-cell>
          <table:table-cell office:value-type="float" office:value="23.60706" calcext:value-type="float">
            <text:p>23.60706</text:p>
          </table:table-cell>
          <table:table-cell office:value-type="float" office:value="20.14636" calcext:value-type="float">
            <text:p>20.14636</text:p>
          </table:table-cell>
          <table:table-cell office:value-type="float" office:value="22.28833" calcext:value-type="float">
            <text:p>22.28833</text:p>
          </table:table-cell>
          <table:table-cell office:value-type="float" office:value="20.33313" calcext:value-type="float">
            <text:p>20.33313</text:p>
          </table:table-cell>
          <table:table-cell office:value-type="float" office:value="20.28085" calcext:value-type="float">
            <text:p>20.28085</text:p>
          </table:table-cell>
          <table:table-cell office:value-type="float" office:value="19.94876" calcext:value-type="float">
            <text:p>19.94876</text:p>
          </table:table-cell>
          <table:table-cell office:value-type="float" office:value="17.9256" calcext:value-type="float">
            <text:p>17.9256</text:p>
          </table:table-cell>
          <table:table-cell office:value-type="float" office:value="17.60654" calcext:value-type="float">
            <text:p>17.60654</text:p>
          </table:table-cell>
          <table:table-cell office:value-type="float" office:value="15.69354" calcext:value-type="float">
            <text:p>15.69354</text:p>
          </table:table-cell>
          <table:table-cell office:value-type="float" office:value="15.51675" calcext:value-type="float">
            <text:p>15.51675</text:p>
          </table:table-cell>
          <table:table-cell office:value-type="float" office:value="14.16769" calcext:value-type="float">
            <text:p>14.16769</text:p>
          </table:table-cell>
          <table:table-cell office:value-type="float" office:value="14.06461" calcext:value-type="float">
            <text:p>14.06461</text:p>
          </table:table-cell>
          <table:table-cell office:value-type="float" office:value="12.94159" calcext:value-type="float">
            <text:p>12.94159</text:p>
          </table:table-cell>
          <table:table-cell office:value-type="float" office:value="12.84741" calcext:value-type="float">
            <text:p>12.84741</text:p>
          </table:table-cell>
          <table:table-cell office:value-type="float" office:value="11.95898" calcext:value-type="float">
            <text:p>11.95898</text:p>
          </table:table-cell>
          <table:table-cell office:value-type="float" office:value="11.84561" calcext:value-type="float">
            <text:p>11.84561</text:p>
          </table:table-cell>
          <table:table-cell office:value-type="float" office:value="11.43741" calcext:value-type="float">
            <text:p>11.43741</text:p>
          </table:table-cell>
          <table:table-cell office:value-type="float" office:value="11.31564" calcext:value-type="float">
            <text:p>11.31564</text:p>
          </table:table-cell>
          <table:table-cell office:value-type="float" office:value="22.48962" calcext:value-type="float">
            <text:p>22.48962</text:p>
          </table:table-cell>
          <table:table-cell office:value-type="float" office:value="11.24945" calcext:value-type="float">
            <text:p>11.249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12.29976" calcext:value-type="float">
            <text:p>12.29976</text:p>
          </table:table-cell>
          <table:table-cell office:value-type="float" office:value="17.46" calcext:value-type="float">
            <text:p>17.46</text:p>
          </table:table-cell>
          <table:table-cell office:value-type="float" office:value="9.71" calcext:value-type="float">
            <text:p>9.71</text:p>
          </table:table-cell>
          <table:table-cell office:value-type="float" office:value="1.350063" calcext:value-type="float">
            <text:p>1.350063</text:p>
          </table:table-cell>
          <table:table-cell office:value-type="float" office:value="1.057317" calcext:value-type="float">
            <text:p>1.057317</text:p>
          </table:table-cell>
          <table:table-cell office:value-type="float" office:value="412.596" calcext:value-type="float">
            <text:p>412.596</text:p>
          </table:table-cell>
          <table:table-cell office:value-type="float" office:value="0.254" calcext:value-type="float">
            <text:p>0.254</text:p>
          </table:table-cell>
          <table:table-cell office:value-type="float" office:value="22.95392" calcext:value-type="float">
            <text:p>22.95392</text:p>
          </table:table-cell>
          <table:table-cell office:value-type="float" office:value="9.583405" calcext:value-type="float">
            <text:p>9.583405</text:p>
          </table:table-cell>
          <table:table-cell office:value-type="float" office:value="20.75098" calcext:value-type="float">
            <text:p>20.75098</text:p>
          </table:table-cell>
          <table:table-cell office:value-type="float" office:value="12.06119" calcext:value-type="float">
            <text:p>12.06119</text:p>
          </table:table-cell>
          <table:table-cell office:value-type="float" office:value="19.63092" calcext:value-type="float">
            <text:p>19.63092</text:p>
          </table:table-cell>
          <table:table-cell office:value-type="float" office:value="14.3252" calcext:value-type="float">
            <text:p>14.3252</text:p>
          </table:table-cell>
          <table:table-cell office:value-type="float" office:value="19.02295" calcext:value-type="float">
            <text:p>19.02295</text:p>
          </table:table-cell>
          <table:table-cell office:value-type="float" office:value="16.07285" calcext:value-type="float">
            <text:p>16.07285</text:p>
          </table:table-cell>
          <table:table-cell office:value-type="float" office:value="19.02725" calcext:value-type="float">
            <text:p>19.02725</text:p>
          </table:table-cell>
          <table:table-cell office:value-type="float" office:value="17.117" calcext:value-type="float">
            <text:p>17.117</text:p>
          </table:table-cell>
          <table:table-cell office:value-type="float" office:value="20.08987" calcext:value-type="float">
            <text:p>20.08987</text:p>
          </table:table-cell>
          <table:table-cell office:value-type="float" office:value="18.07422" calcext:value-type="float">
            <text:p>18.07422</text:p>
          </table:table-cell>
          <table:table-cell office:value-type="float" office:value="20.30103" calcext:value-type="float">
            <text:p>20.30103</text:p>
          </table:table-cell>
          <table:table-cell office:value-type="float" office:value="18.57742" calcext:value-type="float">
            <text:p>18.57742</text:p>
          </table:table-cell>
          <table:table-cell office:value-type="float" office:value="19.94016" calcext:value-type="float">
            <text:p>19.94016</text:p>
          </table:table-cell>
          <table:table-cell office:value-type="float" office:value="18.76529" calcext:value-type="float">
            <text:p>18.76529</text:p>
          </table:table-cell>
          <table:table-cell office:value-type="float" office:value="17.94653" calcext:value-type="float">
            <text:p>17.94653</text:p>
          </table:table-cell>
          <table:table-cell office:value-type="float" office:value="17.8223" calcext:value-type="float">
            <text:p>17.8223</text:p>
          </table:table-cell>
          <table:table-cell office:value-type="float" office:value="15.84015" calcext:value-type="float">
            <text:p>15.84015</text:p>
          </table:table-cell>
          <table:table-cell office:value-type="float" office:value="15.6954" calcext:value-type="float">
            <text:p>15.6954</text:p>
          </table:table-cell>
          <table:table-cell office:value-type="float" office:value="14.28964" calcext:value-type="float">
            <text:p>14.28964</text:p>
          </table:table-cell>
          <table:table-cell office:value-type="float" office:value="14.16891" calcext:value-type="float">
            <text:p>14.16891</text:p>
          </table:table-cell>
          <table:table-cell office:value-type="float" office:value="13.04584" calcext:value-type="float">
            <text:p>13.04584</text:p>
          </table:table-cell>
          <table:table-cell office:value-type="float" office:value="12.94266" calcext:value-type="float">
            <text:p>12.94266</text:p>
          </table:table-cell>
          <table:table-cell office:value-type="float" office:value="12.07217" calcext:value-type="float">
            <text:p>12.07217</text:p>
          </table:table-cell>
          <table:table-cell office:value-type="float" office:value="11.96021" calcext:value-type="float">
            <text:p>11.96021</text:p>
          </table:table-cell>
          <table:table-cell office:value-type="float" office:value="11.5564" calcext:value-type="float">
            <text:p>11.5564</text:p>
          </table:table-cell>
          <table:table-cell office:value-type="float" office:value="11.43866" calcext:value-type="float">
            <text:p>11.43866</text:p>
          </table:table-cell>
          <table:table-cell office:value-type="float" office:value="22.95392" calcext:value-type="float">
            <text:p>22.95392</text:p>
          </table:table-cell>
          <table:table-cell office:value-type="float" office:value="9.583405" calcext:value-type="float">
            <text:p>9.583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24.72743" calcext:value-type="float">
            <text:p>24.72743</text:p>
          </table:table-cell>
          <table:table-cell office:value-type="float" office:value="26.66" calcext:value-type="float">
            <text:p>26.66</text:p>
          </table:table-cell>
          <table:table-cell office:value-type="float" office:value="9.81" calcext:value-type="float">
            <text:p>9.81</text:p>
          </table:table-cell>
          <table:table-cell office:value-type="float" office:value="1.534252" calcext:value-type="float">
            <text:p>1.534252</text:p>
          </table:table-cell>
          <table:table-cell office:value-type="float" office:value="1.002311" calcext:value-type="float">
            <text:p>1.002311</text:p>
          </table:table-cell>
          <table:table-cell office:value-type="float" office:value="547.92" calcext:value-type="float">
            <text:p>547.92</text:p>
          </table:table-cell>
          <table:table-cell office:value-type="float" office:value="0.508" calcext:value-type="float">
            <text:p>0.508</text:p>
          </table:table-cell>
          <table:table-cell office:value-type="float" office:value="32.7236" calcext:value-type="float">
            <text:p>32.7236</text:p>
          </table:table-cell>
          <table:table-cell office:value-type="float" office:value="9.271057" calcext:value-type="float">
            <text:p>9.271057</text:p>
          </table:table-cell>
          <table:table-cell office:value-type="float" office:value="26.96869" calcext:value-type="float">
            <text:p>26.96869</text:p>
          </table:table-cell>
          <table:table-cell office:value-type="float" office:value="11.36673" calcext:value-type="float">
            <text:p>11.36673</text:p>
          </table:table-cell>
          <table:table-cell office:value-type="float" office:value="23.70959" calcext:value-type="float">
            <text:p>23.70959</text:p>
          </table:table-cell>
          <table:table-cell office:value-type="float" office:value="13.36713" calcext:value-type="float">
            <text:p>13.36713</text:p>
          </table:table-cell>
          <table:table-cell office:value-type="float" office:value="21.52393" calcext:value-type="float">
            <text:p>21.52393</text:p>
          </table:table-cell>
          <table:table-cell office:value-type="float" office:value="15.04361" calcext:value-type="float">
            <text:p>15.04361</text:p>
          </table:table-cell>
          <table:table-cell office:value-type="float" office:value="20.36075" calcext:value-type="float">
            <text:p>20.36075</text:p>
          </table:table-cell>
          <table:table-cell office:value-type="float" office:value="16.05334" calcext:value-type="float">
            <text:p>16.05334</text:p>
          </table:table-cell>
          <table:table-cell office:value-type="float" office:value="19.38531" calcext:value-type="float">
            <text:p>19.38531</text:p>
          </table:table-cell>
          <table:table-cell office:value-type="float" office:value="17.05286" calcext:value-type="float">
            <text:p>17.05286</text:p>
          </table:table-cell>
          <table:table-cell office:value-type="float" office:value="18.8555" calcext:value-type="float">
            <text:p>18.8555</text:p>
          </table:table-cell>
          <table:table-cell office:value-type="float" office:value="17.63177" calcext:value-type="float">
            <text:p>17.63177</text:p>
          </table:table-cell>
          <table:table-cell office:value-type="float" office:value="18.7579" calcext:value-type="float">
            <text:p>18.7579</text:p>
          </table:table-cell>
          <table:table-cell office:value-type="float" office:value="18.1095" calcext:value-type="float">
            <text:p>18.1095</text:p>
          </table:table-cell>
          <table:table-cell office:value-type="float" office:value="17.81952" calcext:value-type="float">
            <text:p>17.81952</text:p>
          </table:table-cell>
          <table:table-cell office:value-type="float" office:value="17.50256" calcext:value-type="float">
            <text:p>17.50256</text:p>
          </table:table-cell>
          <table:table-cell office:value-type="float" office:value="15.89206" calcext:value-type="float">
            <text:p>15.89206</text:p>
          </table:table-cell>
          <table:table-cell office:value-type="float" office:value="15.84119" calcext:value-type="float">
            <text:p>15.84119</text:p>
          </table:table-cell>
          <table:table-cell office:value-type="float" office:value="14.39914" calcext:value-type="float">
            <text:p>14.39914</text:p>
          </table:table-cell>
          <table:table-cell office:value-type="float" office:value="14.29092" calcext:value-type="float">
            <text:p>14.29092</text:p>
          </table:table-cell>
          <table:table-cell office:value-type="float" office:value="13.15506" calcext:value-type="float">
            <text:p>13.15506</text:p>
          </table:table-cell>
          <table:table-cell office:value-type="float" office:value="13.04697" calcext:value-type="float">
            <text:p>13.04697</text:p>
          </table:table-cell>
          <table:table-cell office:value-type="float" office:value="12.18481" calcext:value-type="float">
            <text:p>12.18481</text:p>
          </table:table-cell>
          <table:table-cell office:value-type="float" office:value="12.07336" calcext:value-type="float">
            <text:p>12.07336</text:p>
          </table:table-cell>
          <table:table-cell office:value-type="float" office:value="11.67133" calcext:value-type="float">
            <text:p>11.67133</text:p>
          </table:table-cell>
          <table:table-cell office:value-type="float" office:value="11.55759" calcext:value-type="float">
            <text:p>11.55759</text:p>
          </table:table-cell>
          <table:table-cell office:value-type="float" office:value="32.72357" calcext:value-type="float">
            <text:p>32.72357</text:p>
          </table:table-cell>
          <table:table-cell office:value-type="float" office:value="9.271057" calcext:value-type="float">
            <text:p>9.2710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28.62208" calcext:value-type="float">
            <text:p>28.62208</text:p>
          </table:table-cell>
          <table:table-cell office:value-type="float" office:value="22.8" calcext:value-type="float">
            <text:p>22.8</text:p>
          </table:table-cell>
          <table:table-cell office:value-type="float" office:value="10.22" calcext:value-type="float">
            <text:p>10.22</text:p>
          </table:table-cell>
          <table:table-cell office:value-type="float" office:value="1.29045" calcext:value-type="float">
            <text:p>1.29045</text:p>
          </table:table-cell>
          <table:table-cell office:value-type="float" office:value="1.015555" calcext:value-type="float">
            <text:p>1.015555</text:p>
          </table:table-cell>
          <table:table-cell office:value-type="float" office:value="325.656" calcext:value-type="float">
            <text:p>325.656</text:p>
          </table:table-cell>
          <table:table-cell office:value-type="float" office:value="0" calcext:value-type="float">
            <text:p>0</text:p>
          </table:table-cell>
          <table:table-cell office:value-type="float" office:value="45.2865" calcext:value-type="float">
            <text:p>45.2865</text:p>
          </table:table-cell>
          <table:table-cell office:value-type="float" office:value="10.63031" calcext:value-type="float">
            <text:p>10.63031</text:p>
          </table:table-cell>
          <table:table-cell office:value-type="float" office:value="33.34766" calcext:value-type="float">
            <text:p>33.34766</text:p>
          </table:table-cell>
          <table:table-cell office:value-type="float" office:value="13.95844" calcext:value-type="float">
            <text:p>13.95844</text:p>
          </table:table-cell>
          <table:table-cell office:value-type="float" office:value="28.60095" calcext:value-type="float">
            <text:p>28.60095</text:p>
          </table:table-cell>
          <table:table-cell office:value-type="float" office:value="15.75488" calcext:value-type="float">
            <text:p>15.75488</text:p>
          </table:table-cell>
          <table:table-cell office:value-type="float" office:value="25.16507" calcext:value-type="float">
            <text:p>25.16507</text:p>
          </table:table-cell>
          <table:table-cell office:value-type="float" office:value="16.97028" calcext:value-type="float">
            <text:p>16.97028</text:p>
          </table:table-cell>
          <table:table-cell office:value-type="float" office:value="23.18564" calcext:value-type="float">
            <text:p>23.18564</text:p>
          </table:table-cell>
          <table:table-cell office:value-type="float" office:value="17.5892" calcext:value-type="float">
            <text:p>17.5892</text:p>
          </table:table-cell>
          <table:table-cell office:value-type="float" office:value="21.36603" calcext:value-type="float">
            <text:p>21.36603</text:p>
          </table:table-cell>
          <table:table-cell office:value-type="float" office:value="18.10596" calcext:value-type="float">
            <text:p>18.10596</text:p>
          </table:table-cell>
          <table:table-cell office:value-type="float" office:value="20.11246" calcext:value-type="float">
            <text:p>20.11246</text:p>
          </table:table-cell>
          <table:table-cell office:value-type="float" office:value="18.20627" calcext:value-type="float">
            <text:p>18.20627</text:p>
          </table:table-cell>
          <table:table-cell office:value-type="float" office:value="18.41702" calcext:value-type="float">
            <text:p>18.41702</text:p>
          </table:table-cell>
          <table:table-cell office:value-type="float" office:value="18.11557" calcext:value-type="float">
            <text:p>18.11557</text:p>
          </table:table-cell>
          <table:table-cell office:value-type="float" office:value="17.49985" calcext:value-type="float">
            <text:p>17.49985</text:p>
          </table:table-cell>
          <table:table-cell office:value-type="float" office:value="17.33395" calcext:value-type="float">
            <text:p>17.33395</text:p>
          </table:table-cell>
          <table:table-cell office:value-type="float" office:value="15.89313" calcext:value-type="float">
            <text:p>15.89313</text:p>
          </table:table-cell>
          <table:table-cell office:value-type="float" office:value="15.88657" calcext:value-type="float">
            <text:p>15.88657</text:p>
          </table:table-cell>
          <table:table-cell office:value-type="float" office:value="14.48001" calcext:value-type="float">
            <text:p>14.48001</text:p>
          </table:table-cell>
          <table:table-cell office:value-type="float" office:value="14.40015" calcext:value-type="float">
            <text:p>14.40015</text:p>
          </table:table-cell>
          <table:table-cell office:value-type="float" office:value="13.26147" calcext:value-type="float">
            <text:p>13.26147</text:p>
          </table:table-cell>
          <table:table-cell office:value-type="float" office:value="13.15619" calcext:value-type="float">
            <text:p>13.15619</text:p>
          </table:table-cell>
          <table:table-cell office:value-type="float" office:value="12.29681" calcext:value-type="float">
            <text:p>12.29681</text:p>
          </table:table-cell>
          <table:table-cell office:value-type="float" office:value="12.18594" calcext:value-type="float">
            <text:p>12.18594</text:p>
          </table:table-cell>
          <table:table-cell office:value-type="float" office:value="11.78351" calcext:value-type="float">
            <text:p>11.78351</text:p>
          </table:table-cell>
          <table:table-cell office:value-type="float" office:value="11.67252" calcext:value-type="float">
            <text:p>11.67252</text:p>
          </table:table-cell>
          <table:table-cell office:value-type="float" office:value="45.28638" calcext:value-type="float">
            <text:p>45.28638</text:p>
          </table:table-cell>
          <table:table-cell office:value-type="float" office:value="10.63031" calcext:value-type="float">
            <text:p>10.630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23.66273" calcext:value-type="float">
            <text:p>23.66273</text:p>
          </table:table-cell>
          <table:table-cell office:value-type="float" office:value="18.61" calcext:value-type="float">
            <text:p>18.61</text:p>
          </table:table-cell>
          <table:table-cell office:value-type="float" office:value="12.71" calcext:value-type="float">
            <text:p>12.71</text:p>
          </table:table-cell>
          <table:table-cell office:value-type="float" office:value="1.351039" calcext:value-type="float">
            <text:p>1.351039</text:p>
          </table:table-cell>
          <table:table-cell office:value-type="float" office:value="1.191123" calcext:value-type="float">
            <text:p>1.191123</text:p>
          </table:table-cell>
          <table:table-cell office:value-type="float" office:value="479.304" calcext:value-type="float">
            <text:p>479.304</text:p>
          </table:table-cell>
          <table:table-cell office:value-type="float" office:value="4.064" calcext:value-type="float">
            <text:p>4.064</text:p>
          </table:table-cell>
          <table:table-cell office:value-type="float" office:value="30.25821" calcext:value-type="float">
            <text:p>30.25821</text:p>
          </table:table-cell>
          <table:table-cell office:value-type="float" office:value="13.0423" calcext:value-type="float">
            <text:p>13.0423</text:p>
          </table:table-cell>
          <table:table-cell office:value-type="float" office:value="26.12497" calcext:value-type="float">
            <text:p>26.12497</text:p>
          </table:table-cell>
          <table:table-cell office:value-type="float" office:value="16.38287" calcext:value-type="float">
            <text:p>16.38287</text:p>
          </table:table-cell>
          <table:table-cell office:value-type="float" office:value="23.95807" calcext:value-type="float">
            <text:p>23.95807</text:p>
          </table:table-cell>
          <table:table-cell office:value-type="float" office:value="18.37003" calcext:value-type="float">
            <text:p>18.37003</text:p>
          </table:table-cell>
          <table:table-cell office:value-type="float" office:value="22.47485" calcext:value-type="float">
            <text:p>22.47485</text:p>
          </table:table-cell>
          <table:table-cell office:value-type="float" office:value="19.56229" calcext:value-type="float">
            <text:p>19.56229</text:p>
          </table:table-cell>
          <table:table-cell office:value-type="float" office:value="22.0903" calcext:value-type="float">
            <text:p>22.0903</text:p>
          </table:table-cell>
          <table:table-cell office:value-type="float" office:value="19.82355" calcext:value-type="float">
            <text:p>19.82355</text:p>
          </table:table-cell>
          <table:table-cell office:value-type="float" office:value="21.32388" calcext:value-type="float">
            <text:p>21.32388</text:p>
          </table:table-cell>
          <table:table-cell office:value-type="float" office:value="19.8761" calcext:value-type="float">
            <text:p>19.8761</text:p>
          </table:table-cell>
          <table:table-cell office:value-type="float" office:value="20.16809" calcext:value-type="float">
            <text:p>20.16809</text:p>
          </table:table-cell>
          <table:table-cell office:value-type="float" office:value="19.50449" calcext:value-type="float">
            <text:p>19.50449</text:p>
          </table:table-cell>
          <table:table-cell office:value-type="float" office:value="18.8446" calcext:value-type="float">
            <text:p>18.8446</text:p>
          </table:table-cell>
          <table:table-cell office:value-type="float" office:value="18.43005" calcext:value-type="float">
            <text:p>18.43005</text:p>
          </table:table-cell>
          <table:table-cell office:value-type="float" office:value="17.42484" calcext:value-type="float">
            <text:p>17.42484</text:p>
          </table:table-cell>
          <table:table-cell office:value-type="float" office:value="17.33386" calcext:value-type="float">
            <text:p>17.33386</text:p>
          </table:table-cell>
          <table:table-cell office:value-type="float" office:value="15.8959" calcext:value-type="float">
            <text:p>15.8959</text:p>
          </table:table-cell>
          <table:table-cell office:value-type="float" office:value="15.88486" calcext:value-type="float">
            <text:p>15.88486</text:p>
          </table:table-cell>
          <table:table-cell office:value-type="float" office:value="14.543" calcext:value-type="float">
            <text:p>14.543</text:p>
          </table:table-cell>
          <table:table-cell office:value-type="float" office:value="14.48074" calcext:value-type="float">
            <text:p>14.48074</text:p>
          </table:table-cell>
          <table:table-cell office:value-type="float" office:value="13.36063" calcext:value-type="float">
            <text:p>13.36063</text:p>
          </table:table-cell>
          <table:table-cell office:value-type="float" office:value="13.26257" calcext:value-type="float">
            <text:p>13.26257</text:p>
          </table:table-cell>
          <table:table-cell office:value-type="float" office:value="12.40656" calcext:value-type="float">
            <text:p>12.40656</text:p>
          </table:table-cell>
          <table:table-cell office:value-type="float" office:value="12.29797" calcext:value-type="float">
            <text:p>12.29797</text:p>
          </table:table-cell>
          <table:table-cell office:value-type="float" office:value="11.89337" calcext:value-type="float">
            <text:p>11.89337</text:p>
          </table:table-cell>
          <table:table-cell office:value-type="float" office:value="11.78464" calcext:value-type="float">
            <text:p>11.78464</text:p>
          </table:table-cell>
          <table:table-cell office:value-type="float" office:value="30.25821" calcext:value-type="float">
            <text:p>30.25821</text:p>
          </table:table-cell>
          <table:table-cell office:value-type="float" office:value="13.12341" calcext:value-type="float">
            <text:p>13.123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11.0398" calcext:value-type="float">
            <text:p>11.0398</text:p>
          </table:table-cell>
          <table:table-cell office:value-type="float" office:value="15.04" calcext:value-type="float">
            <text:p>15.04</text:p>
          </table:table-cell>
          <table:table-cell office:value-type="float" office:value="12.59" calcext:value-type="float">
            <text:p>12.59</text:p>
          </table:table-cell>
          <table:table-cell office:value-type="float" office:value="1.417403" calcext:value-type="float">
            <text:p>1.417403</text:p>
          </table:table-cell>
          <table:table-cell office:value-type="float" office:value="1.196256" calcext:value-type="float">
            <text:p>1.196256</text:p>
          </table:table-cell>
          <table:table-cell office:value-type="float" office:value="548.928" calcext:value-type="float">
            <text:p>548.928</text:p>
          </table:table-cell>
          <table:table-cell office:value-type="float" office:value="4.572" calcext:value-type="float">
            <text:p>4.572</text:p>
          </table:table-cell>
          <table:table-cell office:value-type="float" office:value="26.4682" calcext:value-type="float">
            <text:p>26.4682</text:p>
          </table:table-cell>
          <table:table-cell office:value-type="float" office:value="11.89917" calcext:value-type="float">
            <text:p>11.89917</text:p>
          </table:table-cell>
          <table:table-cell office:value-type="float" office:value="22.43066" calcext:value-type="float">
            <text:p>22.43066</text:p>
          </table:table-cell>
          <table:table-cell office:value-type="float" office:value="14.65158" calcext:value-type="float">
            <text:p>14.65158</text:p>
          </table:table-cell>
          <table:table-cell office:value-type="float" office:value="21.01559" calcext:value-type="float">
            <text:p>21.01559</text:p>
          </table:table-cell>
          <table:table-cell office:value-type="float" office:value="16.35205" calcext:value-type="float">
            <text:p>16.35205</text:p>
          </table:table-cell>
          <table:table-cell office:value-type="float" office:value="20.08319" calcext:value-type="float">
            <text:p>20.08319</text:p>
          </table:table-cell>
          <table:table-cell office:value-type="float" office:value="17.42819" calcext:value-type="float">
            <text:p>17.42819</text:p>
          </table:table-cell>
          <table:table-cell office:value-type="float" office:value="20.00455" calcext:value-type="float">
            <text:p>20.00455</text:p>
          </table:table-cell>
          <table:table-cell office:value-type="float" office:value="18.0311" calcext:value-type="float">
            <text:p>18.0311</text:p>
          </table:table-cell>
          <table:table-cell office:value-type="float" office:value="20.23883" calcext:value-type="float">
            <text:p>20.23883</text:p>
          </table:table-cell>
          <table:table-cell office:value-type="float" office:value="18.51648" calcext:value-type="float">
            <text:p>18.51648</text:p>
          </table:table-cell>
          <table:table-cell office:value-type="float" office:value="19.82019" calcext:value-type="float">
            <text:p>19.82019</text:p>
          </table:table-cell>
          <table:table-cell office:value-type="float" office:value="18.62524" calcext:value-type="float">
            <text:p>18.62524</text:p>
          </table:table-cell>
          <table:table-cell office:value-type="float" office:value="18.85992" calcext:value-type="float">
            <text:p>18.85992</text:p>
          </table:table-cell>
          <table:table-cell office:value-type="float" office:value="18.46204" calcext:value-type="float">
            <text:p>18.46204</text:p>
          </table:table-cell>
          <table:table-cell office:value-type="float" office:value="17.46686" calcext:value-type="float">
            <text:p>17.46686</text:p>
          </table:table-cell>
          <table:table-cell office:value-type="float" office:value="17.42603" calcext:value-type="float">
            <text:p>17.42603</text:p>
          </table:table-cell>
          <table:table-cell office:value-type="float" office:value="15.93268" calcext:value-type="float">
            <text:p>15.93268</text:p>
          </table:table-cell>
          <table:table-cell office:value-type="float" office:value="15.89621" calcext:value-type="float">
            <text:p>15.89621</text:p>
          </table:table-cell>
          <table:table-cell office:value-type="float" office:value="14.60617" calcext:value-type="float">
            <text:p>14.60617</text:p>
          </table:table-cell>
          <table:table-cell office:value-type="float" office:value="14.54364" calcext:value-type="float">
            <text:p>14.54364</text:p>
          </table:table-cell>
          <table:table-cell office:value-type="float" office:value="13.45273" calcext:value-type="float">
            <text:p>13.45273</text:p>
          </table:table-cell>
          <table:table-cell office:value-type="float" office:value="13.36163" calcext:value-type="float">
            <text:p>13.36163</text:p>
          </table:table-cell>
          <table:table-cell office:value-type="float" office:value="12.51291" calcext:value-type="float">
            <text:p>12.51291</text:p>
          </table:table-cell>
          <table:table-cell office:value-type="float" office:value="12.40768" calcext:value-type="float">
            <text:p>12.40768</text:p>
          </table:table-cell>
          <table:table-cell office:value-type="float" office:value="12.00055" calcext:value-type="float">
            <text:p>12.00055</text:p>
          </table:table-cell>
          <table:table-cell office:value-type="float" office:value="11.89447" calcext:value-type="float">
            <text:p>11.89447</text:p>
          </table:table-cell>
          <table:table-cell office:value-type="float" office:value="26.46814" calcext:value-type="float">
            <text:p>26.46814</text:p>
          </table:table-cell>
          <table:table-cell office:value-type="float" office:value="11.89917" calcext:value-type="float">
            <text:p>11.899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8.186253" calcext:value-type="float">
            <text:p>8.186253</text:p>
          </table:table-cell>
          <table:table-cell office:value-type="float" office:value="20.01" calcext:value-type="float">
            <text:p>20.01</text:p>
          </table:table-cell>
          <table:table-cell office:value-type="float" office:value="13.19" calcext:value-type="float">
            <text:p>13.19</text:p>
          </table:table-cell>
          <table:table-cell office:value-type="float" office:value="1.667687" calcext:value-type="float">
            <text:p>1.667687</text:p>
          </table:table-cell>
          <table:table-cell office:value-type="float" office:value="1.331136" calcext:value-type="float">
            <text:p>1.331136</text:p>
          </table:table-cell>
          <table:table-cell office:value-type="float" office:value="243.648" calcext:value-type="float">
            <text:p>243.648</text:p>
          </table:table-cell>
          <table:table-cell office:value-type="float" office:value="4.826" calcext:value-type="float">
            <text:p>4.826</text:p>
          </table:table-cell>
          <table:table-cell office:value-type="float" office:value="21.81662" calcext:value-type="float">
            <text:p>21.81662</text:p>
          </table:table-cell>
          <table:table-cell office:value-type="float" office:value="12.65274" calcext:value-type="float">
            <text:p>12.65274</text:p>
          </table:table-cell>
          <table:table-cell office:value-type="float" office:value="20.10202" calcext:value-type="float">
            <text:p>20.10202</text:p>
          </table:table-cell>
          <table:table-cell office:value-type="float" office:value="13.90839" calcext:value-type="float">
            <text:p>13.90839</text:p>
          </table:table-cell>
          <table:table-cell office:value-type="float" office:value="19.22357" calcext:value-type="float">
            <text:p>19.22357</text:p>
          </table:table-cell>
          <table:table-cell office:value-type="float" office:value="15.27386" calcext:value-type="float">
            <text:p>15.27386</text:p>
          </table:table-cell>
          <table:table-cell office:value-type="float" office:value="18.67841" calcext:value-type="float">
            <text:p>18.67841</text:p>
          </table:table-cell>
          <table:table-cell office:value-type="float" office:value="16.42932" calcext:value-type="float">
            <text:p>16.42932</text:p>
          </table:table-cell>
          <table:table-cell office:value-type="float" office:value="18.57172" calcext:value-type="float">
            <text:p>18.57172</text:p>
          </table:table-cell>
          <table:table-cell office:value-type="float" office:value="17.08051" calcext:value-type="float">
            <text:p>17.08051</text:p>
          </table:table-cell>
          <table:table-cell office:value-type="float" office:value="18.92581" calcext:value-type="float">
            <text:p>18.92581</text:p>
          </table:table-cell>
          <table:table-cell office:value-type="float" office:value="17.64447" calcext:value-type="float">
            <text:p>17.64447</text:p>
          </table:table-cell>
          <table:table-cell office:value-type="float" office:value="18.82156" calcext:value-type="float">
            <text:p>18.82156</text:p>
          </table:table-cell>
          <table:table-cell office:value-type="float" office:value="17.89148" calcext:value-type="float">
            <text:p>17.89148</text:p>
          </table:table-cell>
          <table:table-cell office:value-type="float" office:value="18.45984" calcext:value-type="float">
            <text:p>18.45984</text:p>
          </table:table-cell>
          <table:table-cell office:value-type="float" office:value="17.94479" calcext:value-type="float">
            <text:p>17.94479</text:p>
          </table:table-cell>
          <table:table-cell office:value-type="float" office:value="17.4455" calcext:value-type="float">
            <text:p>17.4455</text:p>
          </table:table-cell>
          <table:table-cell office:value-type="float" office:value="17.30878" calcext:value-type="float">
            <text:p>17.30878</text:p>
          </table:table-cell>
          <table:table-cell office:value-type="float" office:value="15.9516" calcext:value-type="float">
            <text:p>15.9516</text:p>
          </table:table-cell>
          <table:table-cell office:value-type="float" office:value="15.93301" calcext:value-type="float">
            <text:p>15.93301</text:p>
          </table:table-cell>
          <table:table-cell office:value-type="float" office:value="14.66763" calcext:value-type="float">
            <text:p>14.66763</text:p>
          </table:table-cell>
          <table:table-cell office:value-type="float" office:value="14.60684" calcext:value-type="float">
            <text:p>14.60684</text:p>
          </table:table-cell>
          <table:table-cell office:value-type="float" office:value="13.54037" calcext:value-type="float">
            <text:p>13.54037</text:p>
          </table:table-cell>
          <table:table-cell office:value-type="float" office:value="13.45364" calcext:value-type="float">
            <text:p>13.45364</text:p>
          </table:table-cell>
          <table:table-cell office:value-type="float" office:value="12.61609" calcext:value-type="float">
            <text:p>12.61609</text:p>
          </table:table-cell>
          <table:table-cell office:value-type="float" office:value="12.51401" calcext:value-type="float">
            <text:p>12.51401</text:p>
          </table:table-cell>
          <table:table-cell office:value-type="float" office:value="12.10516" calcext:value-type="float">
            <text:p>12.10516</text:p>
          </table:table-cell>
          <table:table-cell office:value-type="float" office:value="12.00165" calcext:value-type="float">
            <text:p>12.00165</text:p>
          </table:table-cell>
          <table:table-cell office:value-type="float" office:value="21.81659" calcext:value-type="float">
            <text:p>21.81659</text:p>
          </table:table-cell>
          <table:table-cell office:value-type="float" office:value="12.65277" calcext:value-type="float">
            <text:p>12.652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20.61575" calcext:value-type="float">
            <text:p>20.61575</text:p>
          </table:table-cell>
          <table:table-cell office:value-type="float" office:value="22.15" calcext:value-type="float">
            <text:p>22.15</text:p>
          </table:table-cell>
          <table:table-cell office:value-type="float" office:value="10.53" calcext:value-type="float">
            <text:p>10.53</text:p>
          </table:table-cell>
          <table:table-cell office:value-type="float" office:value="1.956798" calcext:value-type="float">
            <text:p>1.956798</text:p>
          </table:table-cell>
          <table:table-cell office:value-type="float" office:value="1.116846" calcext:value-type="float">
            <text:p>1.116846</text:p>
          </table:table-cell>
          <table:table-cell office:value-type="float" office:value="141.948" calcext:value-type="float">
            <text:p>141.948</text:p>
          </table:table-cell>
          <table:table-cell office:value-type="float" office:value="0" calcext:value-type="float">
            <text:p>0</text:p>
          </table:table-cell>
          <table:table-cell office:value-type="float" office:value="28.77469" calcext:value-type="float">
            <text:p>28.77469</text:p>
          </table:table-cell>
          <table:table-cell office:value-type="float" office:value="10.20908" calcext:value-type="float">
            <text:p>10.20908</text:p>
          </table:table-cell>
          <table:table-cell office:value-type="float" office:value="24.28894" calcext:value-type="float">
            <text:p>24.28894</text:p>
          </table:table-cell>
          <table:table-cell office:value-type="float" office:value="12.33359" calcext:value-type="float">
            <text:p>12.33359</text:p>
          </table:table-cell>
          <table:table-cell office:value-type="float" office:value="21.88568" calcext:value-type="float">
            <text:p>21.88568</text:p>
          </table:table-cell>
          <table:table-cell office:value-type="float" office:value="14.20044" calcext:value-type="float">
            <text:p>14.20044</text:p>
          </table:table-cell>
          <table:table-cell office:value-type="float" office:value="20.31186" calcext:value-type="float">
            <text:p>20.31186</text:p>
          </table:table-cell>
          <table:table-cell office:value-type="float" office:value="15.54297" calcext:value-type="float">
            <text:p>15.54297</text:p>
          </table:table-cell>
          <table:table-cell office:value-type="float" office:value="19.45483" calcext:value-type="float">
            <text:p>19.45483</text:p>
          </table:table-cell>
          <table:table-cell office:value-type="float" office:value="16.28625" calcext:value-type="float">
            <text:p>16.28625</text:p>
          </table:table-cell>
          <table:table-cell office:value-type="float" office:value="18.71945" calcext:value-type="float">
            <text:p>18.71945</text:p>
          </table:table-cell>
          <table:table-cell office:value-type="float" office:value="16.97775" calcext:value-type="float">
            <text:p>16.97775</text:p>
          </table:table-cell>
          <table:table-cell office:value-type="float" office:value="18.23547" calcext:value-type="float">
            <text:p>18.23547</text:p>
          </table:table-cell>
          <table:table-cell office:value-type="float" office:value="17.32358" calcext:value-type="float">
            <text:p>17.32358</text:p>
          </table:table-cell>
          <table:table-cell office:value-type="float" office:value="17.94205" calcext:value-type="float">
            <text:p>17.94205</text:p>
          </table:table-cell>
          <table:table-cell office:value-type="float" office:value="17.57895" calcext:value-type="float">
            <text:p>17.57895</text:p>
          </table:table-cell>
          <table:table-cell office:value-type="float" office:value="17.30682" calcext:value-type="float">
            <text:p>17.30682</text:p>
          </table:table-cell>
          <table:table-cell office:value-type="float" office:value="17.10172" calcext:value-type="float">
            <text:p>17.10172</text:p>
          </table:table-cell>
          <table:table-cell office:value-type="float" office:value="15.95163" calcext:value-type="float">
            <text:p>15.95163</text:p>
          </table:table-cell>
          <table:table-cell office:value-type="float" office:value="15.93408" calcext:value-type="float">
            <text:p>15.93408</text:p>
          </table:table-cell>
          <table:table-cell office:value-type="float" office:value="14.71783" calcext:value-type="float">
            <text:p>14.71783</text:p>
          </table:table-cell>
          <table:table-cell office:value-type="float" office:value="14.66821" calcext:value-type="float">
            <text:p>14.66821</text:p>
          </table:table-cell>
          <table:table-cell office:value-type="float" office:value="13.62396" calcext:value-type="float">
            <text:p>13.62396</text:p>
          </table:table-cell>
          <table:table-cell office:value-type="float" office:value="13.54123" calcext:value-type="float">
            <text:p>13.54123</text:p>
          </table:table-cell>
          <table:table-cell office:value-type="float" office:value="12.71533" calcext:value-type="float">
            <text:p>12.71533</text:p>
          </table:table-cell>
          <table:table-cell office:value-type="float" office:value="12.61716" calcext:value-type="float">
            <text:p>12.61716</text:p>
          </table:table-cell>
          <table:table-cell office:value-type="float" office:value="12.20673" calcext:value-type="float">
            <text:p>12.20673</text:p>
          </table:table-cell>
          <table:table-cell office:value-type="float" office:value="12.10623" calcext:value-type="float">
            <text:p>12.10623</text:p>
          </table:table-cell>
          <table:table-cell office:value-type="float" office:value="28.77466" calcext:value-type="float">
            <text:p>28.77466</text:p>
          </table:table-cell>
          <table:table-cell office:value-type="float" office:value="10.20908" calcext:value-type="float">
            <text:p>10.209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24.62326" calcext:value-type="float">
            <text:p>24.62326</text:p>
          </table:table-cell>
          <table:table-cell office:value-type="float" office:value="26.55" calcext:value-type="float">
            <text:p>26.55</text:p>
          </table:table-cell>
          <table:table-cell office:value-type="float" office:value="15.1" calcext:value-type="float">
            <text:p>15.1</text:p>
          </table:table-cell>
          <table:table-cell office:value-type="float" office:value="1.709187" calcext:value-type="float">
            <text:p>1.709187</text:p>
          </table:table-cell>
          <table:table-cell office:value-type="float" office:value="1.037649" calcext:value-type="float">
            <text:p>1.037649</text:p>
          </table:table-cell>
          <table:table-cell office:value-type="float" office:value="308.484" calcext:value-type="float">
            <text:p>308.484</text:p>
          </table:table-cell>
          <table:table-cell office:value-type="float" office:value="0" calcext:value-type="float">
            <text:p>0</text:p>
          </table:table-cell>
          <table:table-cell office:value-type="float" office:value="46.58582" calcext:value-type="float">
            <text:p>46.58582</text:p>
          </table:table-cell>
          <table:table-cell office:value-type="float" office:value="14.25092" calcext:value-type="float">
            <text:p>14.25092</text:p>
          </table:table-cell>
          <table:table-cell office:value-type="float" office:value="33.35931" calcext:value-type="float">
            <text:p>33.35931</text:p>
          </table:table-cell>
          <table:table-cell office:value-type="float" office:value="16.04248" calcext:value-type="float">
            <text:p>16.04248</text:p>
          </table:table-cell>
          <table:table-cell office:value-type="float" office:value="28.54309" calcext:value-type="float">
            <text:p>28.54309</text:p>
          </table:table-cell>
          <table:table-cell office:value-type="float" office:value="17.1124" calcext:value-type="float">
            <text:p>17.1124</text:p>
          </table:table-cell>
          <table:table-cell office:value-type="float" office:value="25.12756" calcext:value-type="float">
            <text:p>25.12756</text:p>
          </table:table-cell>
          <table:table-cell office:value-type="float" office:value="17.73376" calcext:value-type="float">
            <text:p>17.73376</text:p>
          </table:table-cell>
          <table:table-cell office:value-type="float" office:value="23.12573" calcext:value-type="float">
            <text:p>23.12573</text:p>
          </table:table-cell>
          <table:table-cell office:value-type="float" office:value="17.97974" calcext:value-type="float">
            <text:p>17.97974</text:p>
          </table:table-cell>
          <table:table-cell office:value-type="float" office:value="21.28442" calcext:value-type="float">
            <text:p>21.28442</text:p>
          </table:table-cell>
          <table:table-cell office:value-type="float" office:value="18.12817" calcext:value-type="float">
            <text:p>18.12817</text:p>
          </table:table-cell>
          <table:table-cell office:value-type="float" office:value="19.91574" calcext:value-type="float">
            <text:p>19.91574</text:p>
          </table:table-cell>
          <table:table-cell office:value-type="float" office:value="18.01221" calcext:value-type="float">
            <text:p>18.01221</text:p>
          </table:table-cell>
          <table:table-cell office:value-type="float" office:value="18.08643" calcext:value-type="float">
            <text:p>18.08643</text:p>
          </table:table-cell>
          <table:table-cell office:value-type="float" office:value="17.63416" calcext:value-type="float">
            <text:p>17.63416</text:p>
          </table:table-cell>
          <table:table-cell office:value-type="float" office:value="17.09995" calcext:value-type="float">
            <text:p>17.09995</text:p>
          </table:table-cell>
          <table:table-cell office:value-type="float" office:value="17.02151" calcext:value-type="float">
            <text:p>17.02151</text:p>
          </table:table-cell>
          <table:table-cell office:value-type="float" office:value="15.93372" calcext:value-type="float">
            <text:p>15.93372</text:p>
          </table:table-cell>
          <table:table-cell office:value-type="float" office:value="15.90097" calcext:value-type="float">
            <text:p>15.90097</text:p>
          </table:table-cell>
          <table:table-cell office:value-type="float" office:value="14.75363" calcext:value-type="float">
            <text:p>14.75363</text:p>
          </table:table-cell>
          <table:table-cell office:value-type="float" office:value="14.71826" calcext:value-type="float">
            <text:p>14.71826</text:p>
          </table:table-cell>
          <table:table-cell office:value-type="float" office:value="13.70096" calcext:value-type="float">
            <text:p>13.70096</text:p>
          </table:table-cell>
          <table:table-cell office:value-type="float" office:value="13.62485" calcext:value-type="float">
            <text:p>13.62485</text:p>
          </table:table-cell>
          <table:table-cell office:value-type="float" office:value="12.81064" calcext:value-type="float">
            <text:p>12.81064</text:p>
          </table:table-cell>
          <table:table-cell office:value-type="float" office:value="12.71634" calcext:value-type="float">
            <text:p>12.71634</text:p>
          </table:table-cell>
          <table:table-cell office:value-type="float" office:value="12.30585" calcext:value-type="float">
            <text:p>12.30585</text:p>
          </table:table-cell>
          <table:table-cell office:value-type="float" office:value="12.20779" calcext:value-type="float">
            <text:p>12.20779</text:p>
          </table:table-cell>
          <table:table-cell office:value-type="float" office:value="46.58572" calcext:value-type="float">
            <text:p>46.58572</text:p>
          </table:table-cell>
          <table:table-cell office:value-type="float" office:value="14.25095" calcext:value-type="float">
            <text:p>14.250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29.10448" calcext:value-type="float">
            <text:p>29.10448</text:p>
          </table:table-cell>
          <table:table-cell office:value-type="float" office:value="27.69" calcext:value-type="float">
            <text:p>27.69</text:p>
          </table:table-cell>
          <table:table-cell office:value-type="float" office:value="13.88" calcext:value-type="float">
            <text:p>13.88</text:p>
          </table:table-cell>
          <table:table-cell office:value-type="float" office:value="1.487025" calcext:value-type="float">
            <text:p>1.487025</text:p>
          </table:table-cell>
          <table:table-cell office:value-type="float" office:value="1.059192" calcext:value-type="float">
            <text:p>1.059192</text:p>
          </table:table-cell>
          <table:table-cell office:value-type="float" office:value="149.868" calcext:value-type="float">
            <text:p>149.868</text:p>
          </table:table-cell>
          <table:table-cell office:value-type="float" office:value="0" calcext:value-type="float">
            <text:p>0</text:p>
          </table:table-cell>
          <table:table-cell office:value-type="float" office:value="46.93372" calcext:value-type="float">
            <text:p>46.93372</text:p>
          </table:table-cell>
          <table:table-cell office:value-type="float" office:value="15.32059" calcext:value-type="float">
            <text:p>15.32059</text:p>
          </table:table-cell>
          <table:table-cell office:value-type="float" office:value="35.95282" calcext:value-type="float">
            <text:p>35.95282</text:p>
          </table:table-cell>
          <table:table-cell office:value-type="float" office:value="18.29324" calcext:value-type="float">
            <text:p>18.29324</text:p>
          </table:table-cell>
          <table:table-cell office:value-type="float" office:value="31.2612" calcext:value-type="float">
            <text:p>31.2612</text:p>
          </table:table-cell>
          <table:table-cell office:value-type="float" office:value="19.63678" calcext:value-type="float">
            <text:p>19.63678</text:p>
          </table:table-cell>
          <table:table-cell office:value-type="float" office:value="27.59134" calcext:value-type="float">
            <text:p>27.59134</text:p>
          </table:table-cell>
          <table:table-cell office:value-type="float" office:value="20.23935" calcext:value-type="float">
            <text:p>20.23935</text:p>
          </table:table-cell>
          <table:table-cell office:value-type="float" office:value="25.36502" calcext:value-type="float">
            <text:p>25.36502</text:p>
          </table:table-cell>
          <table:table-cell office:value-type="float" office:value="20.33878" calcext:value-type="float">
            <text:p>20.33878</text:p>
          </table:table-cell>
          <table:table-cell office:value-type="float" office:value="23.17947" calcext:value-type="float">
            <text:p>23.17947</text:p>
          </table:table-cell>
          <table:table-cell office:value-type="float" office:value="20.21268" calcext:value-type="float">
            <text:p>20.21268</text:p>
          </table:table-cell>
          <table:table-cell office:value-type="float" office:value="21.48105" calcext:value-type="float">
            <text:p>21.48105</text:p>
          </table:table-cell>
          <table:table-cell office:value-type="float" office:value="19.63171" calcext:value-type="float">
            <text:p>19.63171</text:p>
          </table:table-cell>
          <table:table-cell office:value-type="float" office:value="19.06967" calcext:value-type="float">
            <text:p>19.06967</text:p>
          </table:table-cell>
          <table:table-cell office:value-type="float" office:value="18.10123" calcext:value-type="float">
            <text:p>18.10123</text:p>
          </table:table-cell>
          <table:table-cell office:value-type="float" office:value="17.25269" calcext:value-type="float">
            <text:p>17.25269</text:p>
          </table:table-cell>
          <table:table-cell office:value-type="float" office:value="17.02921" calcext:value-type="float">
            <text:p>17.02921</text:p>
          </table:table-cell>
          <table:table-cell office:value-type="float" office:value="15.91006" calcext:value-type="float">
            <text:p>15.91006</text:p>
          </table:table-cell>
          <table:table-cell office:value-type="float" office:value="15.89621" calcext:value-type="float">
            <text:p>15.89621</text:p>
          </table:table-cell>
          <table:table-cell office:value-type="float" office:value="14.78635" calcext:value-type="float">
            <text:p>14.78635</text:p>
          </table:table-cell>
          <table:table-cell office:value-type="float" office:value="14.75397" calcext:value-type="float">
            <text:p>14.75397</text:p>
          </table:table-cell>
          <table:table-cell office:value-type="float" office:value="13.77136" calcext:value-type="float">
            <text:p>13.77136</text:p>
          </table:table-cell>
          <table:table-cell office:value-type="float" office:value="13.70175" calcext:value-type="float">
            <text:p>13.70175</text:p>
          </table:table-cell>
          <table:table-cell office:value-type="float" office:value="12.90234" calcext:value-type="float">
            <text:p>12.90234</text:p>
          </table:table-cell>
          <table:table-cell office:value-type="float" office:value="12.81165" calcext:value-type="float">
            <text:p>12.81165</text:p>
          </table:table-cell>
          <table:table-cell office:value-type="float" office:value="12.40155" calcext:value-type="float">
            <text:p>12.40155</text:p>
          </table:table-cell>
          <table:table-cell office:value-type="float" office:value="12.30685" calcext:value-type="float">
            <text:p>12.30685</text:p>
          </table:table-cell>
          <table:table-cell office:value-type="float" office:value="46.93359" calcext:value-type="float">
            <text:p>46.93359</text:p>
          </table:table-cell>
          <table:table-cell office:value-type="float" office:value="15.32062" calcext:value-type="float">
            <text:p>15.320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30.50388" calcext:value-type="float">
            <text:p>30.50388</text:p>
          </table:table-cell>
          <table:table-cell office:value-type="float" office:value="29.51" calcext:value-type="float">
            <text:p>29.51</text:p>
          </table:table-cell>
          <table:table-cell office:value-type="float" office:value="15.6" calcext:value-type="float">
            <text:p>15.6</text:p>
          </table:table-cell>
          <table:table-cell office:value-type="float" office:value="1.72306" calcext:value-type="float">
            <text:p>1.72306</text:p>
          </table:table-cell>
          <table:table-cell office:value-type="float" office:value="1.173564" calcext:value-type="float">
            <text:p>1.173564</text:p>
          </table:table-cell>
          <table:table-cell office:value-type="float" office:value="352.044" calcext:value-type="float">
            <text:p>352.044</text:p>
          </table:table-cell>
          <table:table-cell office:value-type="float" office:value="0" calcext:value-type="float">
            <text:p>0</text:p>
          </table:table-cell>
          <table:table-cell office:value-type="float" office:value="52.71417" calcext:value-type="float">
            <text:p>52.71417</text:p>
          </table:table-cell>
          <table:table-cell office:value-type="float" office:value="17.19507" calcext:value-type="float">
            <text:p>17.19507</text:p>
          </table:table-cell>
          <table:table-cell office:value-type="float" office:value="39.92731" calcext:value-type="float">
            <text:p>39.92731</text:p>
          </table:table-cell>
          <table:table-cell office:value-type="float" office:value="20.14493" calcext:value-type="float">
            <text:p>20.14493</text:p>
          </table:table-cell>
          <table:table-cell office:value-type="float" office:value="34.50006" calcext:value-type="float">
            <text:p>34.50006</text:p>
          </table:table-cell>
          <table:table-cell office:value-type="float" office:value="21.46716" calcext:value-type="float">
            <text:p>21.46716</text:p>
          </table:table-cell>
          <table:table-cell office:value-type="float" office:value="30.25983" calcext:value-type="float">
            <text:p>30.25983</text:p>
          </table:table-cell>
          <table:table-cell office:value-type="float" office:value="22.03293" calcext:value-type="float">
            <text:p>22.03293</text:p>
          </table:table-cell>
          <table:table-cell office:value-type="float" office:value="27.66818" calcext:value-type="float">
            <text:p>27.66818</text:p>
          </table:table-cell>
          <table:table-cell office:value-type="float" office:value="22.07019" calcext:value-type="float">
            <text:p>22.07019</text:p>
          </table:table-cell>
          <table:table-cell office:value-type="float" office:value="25.10254" calcext:value-type="float">
            <text:p>25.10254</text:p>
          </table:table-cell>
          <table:table-cell office:value-type="float" office:value="21.81903" calcext:value-type="float">
            <text:p>21.81903</text:p>
          </table:table-cell>
          <table:table-cell office:value-type="float" office:value="23.07309" calcext:value-type="float">
            <text:p>23.07309</text:p>
          </table:table-cell>
          <table:table-cell office:value-type="float" office:value="21.02518" calcext:value-type="float">
            <text:p>21.02518</text:p>
          </table:table-cell>
          <table:table-cell office:value-type="float" office:value="20.14627" calcext:value-type="float">
            <text:p>20.14627</text:p>
          </table:table-cell>
          <table:table-cell office:value-type="float" office:value="19.0864" calcext:value-type="float">
            <text:p>19.0864</text:p>
          </table:table-cell>
          <table:table-cell office:value-type="float" office:value="17.68848" calcext:value-type="float">
            <text:p>17.68848</text:p>
          </table:table-cell>
          <table:table-cell office:value-type="float" office:value="17.25647" calcext:value-type="float">
            <text:p>17.25647</text:p>
          </table:table-cell>
          <table:table-cell office:value-type="float" office:value="16.00085" calcext:value-type="float">
            <text:p>16.00085</text:p>
          </table:table-cell>
          <table:table-cell office:value-type="float" office:value="15.91055" calcext:value-type="float">
            <text:p>15.91055</text:p>
          </table:table-cell>
          <table:table-cell office:value-type="float" office:value="14.836" calcext:value-type="float">
            <text:p>14.836</text:p>
          </table:table-cell>
          <table:table-cell office:value-type="float" office:value="14.78674" calcext:value-type="float">
            <text:p>14.78674</text:p>
          </table:table-cell>
          <table:table-cell office:value-type="float" office:value="13.83884" calcext:value-type="float">
            <text:p>13.83884</text:p>
          </table:table-cell>
          <table:table-cell office:value-type="float" office:value="13.77209" calcext:value-type="float">
            <text:p>13.77209</text:p>
          </table:table-cell>
          <table:table-cell office:value-type="float" office:value="12.98935" calcext:value-type="float">
            <text:p>12.98935</text:p>
          </table:table-cell>
          <table:table-cell office:value-type="float" office:value="12.90329" calcext:value-type="float">
            <text:p>12.90329</text:p>
          </table:table-cell>
          <table:table-cell office:value-type="float" office:value="12.49414" calcext:value-type="float">
            <text:p>12.49414</text:p>
          </table:table-cell>
          <table:table-cell office:value-type="float" office:value="12.40253" calcext:value-type="float">
            <text:p>12.40253</text:p>
          </table:table-cell>
          <table:table-cell office:value-type="float" office:value="52.71399" calcext:value-type="float">
            <text:p>52.71399</text:p>
          </table:table-cell>
          <table:table-cell office:value-type="float" office:value="17.19507" calcext:value-type="float">
            <text:p>17.195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29.42244" calcext:value-type="float">
            <text:p>29.42244</text:p>
          </table:table-cell>
          <table:table-cell office:value-type="float" office:value="33.23" calcext:value-type="float">
            <text:p>33.23</text:p>
          </table:table-cell>
          <table:table-cell office:value-type="float" office:value="19.49" calcext:value-type="float">
            <text:p>19.49</text:p>
          </table:table-cell>
          <table:table-cell office:value-type="float" office:value="2.204369" calcext:value-type="float">
            <text:p>2.204369</text:p>
          </table:table-cell>
          <table:table-cell office:value-type="float" office:value="1.500837" calcext:value-type="float">
            <text:p>1.500837</text:p>
          </table:table-cell>
          <table:table-cell office:value-type="float" office:value="337.752" calcext:value-type="float">
            <text:p>337.752</text:p>
          </table:table-cell>
          <table:table-cell office:value-type="float" office:value="2.794" calcext:value-type="float">
            <text:p>2.794</text:p>
          </table:table-cell>
          <table:table-cell office:value-type="float" office:value="48.46872" calcext:value-type="float">
            <text:p>48.46872</text:p>
          </table:table-cell>
          <table:table-cell office:value-type="float" office:value="19.40875" calcext:value-type="float">
            <text:p>19.40875</text:p>
          </table:table-cell>
          <table:table-cell office:value-type="float" office:value="37.16647" calcext:value-type="float">
            <text:p>37.16647</text:p>
          </table:table-cell>
          <table:table-cell office:value-type="float" office:value="21.62607" calcext:value-type="float">
            <text:p>21.62607</text:p>
          </table:table-cell>
          <table:table-cell office:value-type="float" office:value="32.70935" calcext:value-type="float">
            <text:p>32.70935</text:p>
          </table:table-cell>
          <table:table-cell office:value-type="float" office:value="23.01254" calcext:value-type="float">
            <text:p>23.01254</text:p>
          </table:table-cell>
          <table:table-cell office:value-type="float" office:value="29.42081" calcext:value-type="float">
            <text:p>29.42081</text:p>
          </table:table-cell>
          <table:table-cell office:value-type="float" office:value="23.62198" calcext:value-type="float">
            <text:p>23.62198</text:p>
          </table:table-cell>
          <table:table-cell office:value-type="float" office:value="27.40039" calcext:value-type="float">
            <text:p>27.40039</text:p>
          </table:table-cell>
          <table:table-cell office:value-type="float" office:value="23.65652" calcext:value-type="float">
            <text:p>23.65652</text:p>
          </table:table-cell>
          <table:table-cell office:value-type="float" office:value="25.34274" calcext:value-type="float">
            <text:p>25.34274</text:p>
          </table:table-cell>
          <table:table-cell office:value-type="float" office:value="23.32587" calcext:value-type="float">
            <text:p>23.32587</text:p>
          </table:table-cell>
          <table:table-cell office:value-type="float" office:value="23.56241" calcext:value-type="float">
            <text:p>23.56241</text:p>
          </table:table-cell>
          <table:table-cell office:value-type="float" office:value="22.38898" calcext:value-type="float">
            <text:p>22.38898</text:p>
          </table:table-cell>
          <table:table-cell office:value-type="float" office:value="21.0098" calcext:value-type="float">
            <text:p>21.0098</text:p>
          </table:table-cell>
          <table:table-cell office:value-type="float" office:value="20.16492" calcext:value-type="float">
            <text:p>20.16492</text:p>
          </table:table-cell>
          <table:table-cell office:value-type="float" office:value="18.24597" calcext:value-type="float">
            <text:p>18.24597</text:p>
          </table:table-cell>
          <table:table-cell office:value-type="float" office:value="17.69403" calcext:value-type="float">
            <text:p>17.69403</text:p>
          </table:table-cell>
          <table:table-cell office:value-type="float" office:value="16.1788" calcext:value-type="float">
            <text:p>16.1788</text:p>
          </table:table-cell>
          <table:table-cell office:value-type="float" office:value="16.00223" calcext:value-type="float">
            <text:p>16.00223</text:p>
          </table:table-cell>
          <table:table-cell office:value-type="float" office:value="14.91824" calcext:value-type="float">
            <text:p>14.91824</text:p>
          </table:table-cell>
          <table:table-cell office:value-type="float" office:value="14.83667" calcext:value-type="float">
            <text:p>14.83667</text:p>
          </table:table-cell>
          <table:table-cell office:value-type="float" office:value="13.91031" calcext:value-type="float">
            <text:p>13.91031</text:p>
          </table:table-cell>
          <table:table-cell office:value-type="float" office:value="13.83951" calcext:value-type="float">
            <text:p>13.83951</text:p>
          </table:table-cell>
          <table:table-cell office:value-type="float" office:value="13.07318" calcext:value-type="float">
            <text:p>13.07318</text:p>
          </table:table-cell>
          <table:table-cell office:value-type="float" office:value="12.99026" calcext:value-type="float">
            <text:p>12.99026</text:p>
          </table:table-cell>
          <table:table-cell office:value-type="float" office:value="12.58301" calcext:value-type="float">
            <text:p>12.58301</text:p>
          </table:table-cell>
          <table:table-cell office:value-type="float" office:value="12.49512" calcext:value-type="float">
            <text:p>12.49512</text:p>
          </table:table-cell>
          <table:table-cell office:value-type="float" office:value="48.46857" calcext:value-type="float">
            <text:p>48.46857</text:p>
          </table:table-cell>
          <table:table-cell office:value-type="float" office:value="19.40875" calcext:value-type="float">
            <text:p>19.40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29.36952" calcext:value-type="float">
            <text:p>29.36952</text:p>
          </table:table-cell>
          <table:table-cell office:value-type="float" office:value="36.21" calcext:value-type="float">
            <text:p>36.21</text:p>
          </table:table-cell>
          <table:table-cell office:value-type="float" office:value="21.87" calcext:value-type="float">
            <text:p>21.87</text:p>
          </table:table-cell>
          <table:table-cell office:value-type="float" office:value="2.099576" calcext:value-type="float">
            <text:p>2.099576</text:p>
          </table:table-cell>
          <table:table-cell office:value-type="float" office:value="1.303079" calcext:value-type="float">
            <text:p>1.303079</text:p>
          </table:table-cell>
          <table:table-cell office:value-type="float" office:value="476.712" calcext:value-type="float">
            <text:p>476.712</text:p>
          </table:table-cell>
          <table:table-cell office:value-type="float" office:value="0" calcext:value-type="float">
            <text:p>0</text:p>
          </table:table-cell>
          <table:table-cell office:value-type="float" office:value="57.34406" calcext:value-type="float">
            <text:p>57.34406</text:p>
          </table:table-cell>
          <table:table-cell office:value-type="float" office:value="22.71368" calcext:value-type="float">
            <text:p>22.71368</text:p>
          </table:table-cell>
          <table:table-cell office:value-type="float" office:value="43.95221" calcext:value-type="float">
            <text:p>43.95221</text:p>
          </table:table-cell>
          <table:table-cell office:value-type="float" office:value="24.57538" calcext:value-type="float">
            <text:p>24.57538</text:p>
          </table:table-cell>
          <table:table-cell office:value-type="float" office:value="38.10779" calcext:value-type="float">
            <text:p>38.10779</text:p>
          </table:table-cell>
          <table:table-cell office:value-type="float" office:value="25.2644" calcext:value-type="float">
            <text:p>25.2644</text:p>
          </table:table-cell>
          <table:table-cell office:value-type="float" office:value="33.50388" calcext:value-type="float">
            <text:p>33.50388</text:p>
          </table:table-cell>
          <table:table-cell office:value-type="float" office:value="25.31317" calcext:value-type="float">
            <text:p>25.31317</text:p>
          </table:table-cell>
          <table:table-cell office:value-type="float" office:value="30.67227" calcext:value-type="float">
            <text:p>30.67227</text:p>
          </table:table-cell>
          <table:table-cell office:value-type="float" office:value="25.01956" calcext:value-type="float">
            <text:p>25.01956</text:p>
          </table:table-cell>
          <table:table-cell office:value-type="float" office:value="27.8403" calcext:value-type="float">
            <text:p>27.8403</text:p>
          </table:table-cell>
          <table:table-cell office:value-type="float" office:value="24.41934" calcext:value-type="float">
            <text:p>24.41934</text:p>
          </table:table-cell>
          <table:table-cell office:value-type="float" office:value="25.48007" calcext:value-type="float">
            <text:p>25.48007</text:p>
          </table:table-cell>
          <table:table-cell office:value-type="float" office:value="23.32675" calcext:value-type="float">
            <text:p>23.32675</text:p>
          </table:table-cell>
          <table:table-cell office:value-type="float" office:value="22.03653" calcext:value-type="float">
            <text:p>22.03653</text:p>
          </table:table-cell>
          <table:table-cell office:value-type="float" office:value="21.02213" calcext:value-type="float">
            <text:p>21.02213</text:p>
          </table:table-cell>
          <table:table-cell office:value-type="float" office:value="18.80396" calcext:value-type="float">
            <text:p>18.80396</text:p>
          </table:table-cell>
          <table:table-cell office:value-type="float" office:value="18.25162" calcext:value-type="float">
            <text:p>18.25162</text:p>
          </table:table-cell>
          <table:table-cell office:value-type="float" office:value="16.41998" calcext:value-type="float">
            <text:p>16.41998</text:p>
          </table:table-cell>
          <table:table-cell office:value-type="float" office:value="16.18103" calcext:value-type="float">
            <text:p>16.18103</text:p>
          </table:table-cell>
          <table:table-cell office:value-type="float" office:value="15.03784" calcext:value-type="float">
            <text:p>15.03784</text:p>
          </table:table-cell>
          <table:table-cell office:value-type="float" office:value="14.91931" calcext:value-type="float">
            <text:p>14.91931</text:p>
          </table:table-cell>
          <table:table-cell office:value-type="float" office:value="13.99136" calcext:value-type="float">
            <text:p>13.99136</text:p>
          </table:table-cell>
          <table:table-cell office:value-type="float" office:value="13.9111" calcext:value-type="float">
            <text:p>13.9111</text:p>
          </table:table-cell>
          <table:table-cell office:value-type="float" office:value="13.15637" calcext:value-type="float">
            <text:p>13.15637</text:p>
          </table:table-cell>
          <table:table-cell office:value-type="float" office:value="13.0741" calcext:value-type="float">
            <text:p>13.0741</text:p>
          </table:table-cell>
          <table:table-cell office:value-type="float" office:value="12.66885" calcext:value-type="float">
            <text:p>12.66885</text:p>
          </table:table-cell>
          <table:table-cell office:value-type="float" office:value="12.58389" calcext:value-type="float">
            <text:p>12.58389</text:p>
          </table:table-cell>
          <table:table-cell office:value-type="float" office:value="57.34384" calcext:value-type="float">
            <text:p>57.34384</text:p>
          </table:table-cell>
          <table:table-cell office:value-type="float" office:value="22.71368" calcext:value-type="float">
            <text:p>22.713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24.46452" calcext:value-type="float">
            <text:p>24.46452</text:p>
          </table:table-cell>
          <table:table-cell office:value-type="float" office:value="33.09" calcext:value-type="float">
            <text:p>33.09</text:p>
          </table:table-cell>
          <table:table-cell office:value-type="float" office:value="21.42" calcext:value-type="float">
            <text:p>21.42</text:p>
          </table:table-cell>
          <table:table-cell office:value-type="float" office:value="2.173463" calcext:value-type="float">
            <text:p>2.173463</text:p>
          </table:table-cell>
          <table:table-cell office:value-type="float" office:value="1.592426" calcext:value-type="float">
            <text:p>1.592426</text:p>
          </table:table-cell>
          <table:table-cell office:value-type="float" office:value="550.152" calcext:value-type="float">
            <text:p>550.152</text:p>
          </table:table-cell>
          <table:table-cell office:value-type="float" office:value="0" calcext:value-type="float">
            <text:p>0</text:p>
          </table:table-cell>
          <table:table-cell office:value-type="float" office:value="54.9296" calcext:value-type="float">
            <text:p>54.9296</text:p>
          </table:table-cell>
          <table:table-cell office:value-type="float" office:value="23.45581" calcext:value-type="float">
            <text:p>23.45581</text:p>
          </table:table-cell>
          <table:table-cell office:value-type="float" office:value="41.871" calcext:value-type="float">
            <text:p>41.871</text:p>
          </table:table-cell>
          <table:table-cell office:value-type="float" office:value="26.27765" calcext:value-type="float">
            <text:p>26.27765</text:p>
          </table:table-cell>
          <table:table-cell office:value-type="float" office:value="36.59384" calcext:value-type="float">
            <text:p>36.59384</text:p>
          </table:table-cell>
          <table:table-cell office:value-type="float" office:value="27.23676" calcext:value-type="float">
            <text:p>27.23676</text:p>
          </table:table-cell>
          <table:table-cell office:value-type="float" office:value="33.12323" calcext:value-type="float">
            <text:p>33.12323</text:p>
          </table:table-cell>
          <table:table-cell office:value-type="float" office:value="27.38049" calcext:value-type="float">
            <text:p>27.38049</text:p>
          </table:table-cell>
          <table:table-cell office:value-type="float" office:value="30.82938" calcext:value-type="float">
            <text:p>30.82938</text:p>
          </table:table-cell>
          <table:table-cell office:value-type="float" office:value="27.07489" calcext:value-type="float">
            <text:p>27.07489</text:p>
          </table:table-cell>
          <table:table-cell office:value-type="float" office:value="28.41229" calcext:value-type="float">
            <text:p>28.41229</text:p>
          </table:table-cell>
          <table:table-cell office:value-type="float" office:value="26.36462" calcext:value-type="float">
            <text:p>26.36462</text:p>
          </table:table-cell>
          <table:table-cell office:value-type="float" office:value="26.31967" calcext:value-type="float">
            <text:p>26.31967</text:p>
          </table:table-cell>
          <table:table-cell office:value-type="float" office:value="25.022" calcext:value-type="float">
            <text:p>25.022</text:p>
          </table:table-cell>
          <table:table-cell office:value-type="float" office:value="23.15201" calcext:value-type="float">
            <text:p>23.15201</text:p>
          </table:table-cell>
          <table:table-cell office:value-type="float" office:value="22.0563" calcext:value-type="float">
            <text:p>22.0563</text:p>
          </table:table-cell>
          <table:table-cell office:value-type="float" office:value="19.49088" calcext:value-type="float">
            <text:p>19.49088</text:p>
          </table:table-cell>
          <table:table-cell office:value-type="float" office:value="18.81067" calcext:value-type="float">
            <text:p>18.81067</text:p>
          </table:table-cell>
          <table:table-cell office:value-type="float" office:value="16.72275" calcext:value-type="float">
            <text:p>16.72275</text:p>
          </table:table-cell>
          <table:table-cell office:value-type="float" office:value="16.42276" calcext:value-type="float">
            <text:p>16.42276</text:p>
          </table:table-cell>
          <table:table-cell office:value-type="float" office:value="15.19403" calcext:value-type="float">
            <text:p>15.19403</text:p>
          </table:table-cell>
          <table:table-cell office:value-type="float" office:value="15.03925" calcext:value-type="float">
            <text:p>15.03925</text:p>
          </table:table-cell>
          <table:table-cell office:value-type="float" office:value="14.08716" calcext:value-type="float">
            <text:p>14.08716</text:p>
          </table:table-cell>
          <table:table-cell office:value-type="float" office:value="13.99228" calcext:value-type="float">
            <text:p>13.99228</text:p>
          </table:table-cell>
          <table:table-cell office:value-type="float" office:value="13.24115" calcext:value-type="float">
            <text:p>13.24115</text:p>
          </table:table-cell>
          <table:table-cell office:value-type="float" office:value="13.15726" calcext:value-type="float">
            <text:p>13.15726</text:p>
          </table:table-cell>
          <table:table-cell office:value-type="float" office:value="12.75305" calcext:value-type="float">
            <text:p>12.75305</text:p>
          </table:table-cell>
          <table:table-cell office:value-type="float" office:value="12.66974" calcext:value-type="float">
            <text:p>12.66974</text:p>
          </table:table-cell>
          <table:table-cell office:value-type="float" office:value="54.92938" calcext:value-type="float">
            <text:p>54.92938</text:p>
          </table:table-cell>
          <table:table-cell office:value-type="float" office:value="23.45584" calcext:value-type="float">
            <text:p>23.455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17.33976" calcext:value-type="float">
            <text:p>17.33976</text:p>
          </table:table-cell>
          <table:table-cell office:value-type="float" office:value="31.84" calcext:value-type="float">
            <text:p>31.84</text:p>
          </table:table-cell>
          <table:table-cell office:value-type="float" office:value="19.87" calcext:value-type="float">
            <text:p>19.87</text:p>
          </table:table-cell>
          <table:table-cell office:value-type="float" office:value="2.204678" calcext:value-type="float">
            <text:p>2.204678</text:p>
          </table:table-cell>
          <table:table-cell office:value-type="float" office:value="1.687844" calcext:value-type="float">
            <text:p>1.687844</text:p>
          </table:table-cell>
          <table:table-cell office:value-type="float" office:value="608.256" calcext:value-type="float">
            <text:p>608.256</text:p>
          </table:table-cell>
          <table:table-cell office:value-type="float" office:value="11.7" calcext:value-type="float">
            <text:p>11.7</text:p>
          </table:table-cell>
          <table:table-cell office:value-type="float" office:value="49.40005" calcext:value-type="float">
            <text:p>49.40005</text:p>
          </table:table-cell>
          <table:table-cell office:value-type="float" office:value="22.45639" calcext:value-type="float">
            <text:p>22.45639</text:p>
          </table:table-cell>
          <table:table-cell office:value-type="float" office:value="38.20163" calcext:value-type="float">
            <text:p>38.20163</text:p>
          </table:table-cell>
          <table:table-cell office:value-type="float" office:value="25.51688" calcext:value-type="float">
            <text:p>25.51688</text:p>
          </table:table-cell>
          <table:table-cell office:value-type="float" office:value="34.74088" calcext:value-type="float">
            <text:p>34.74088</text:p>
          </table:table-cell>
          <table:table-cell office:value-type="float" office:value="27.73636" calcext:value-type="float">
            <text:p>27.73636</text:p>
          </table:table-cell>
          <table:table-cell office:value-type="float" office:value="31.91064" calcext:value-type="float">
            <text:p>31.91064</text:p>
          </table:table-cell>
          <table:table-cell office:value-type="float" office:value="27.73178" calcext:value-type="float">
            <text:p>27.73178</text:p>
          </table:table-cell>
          <table:table-cell office:value-type="float" office:value="30.07776" calcext:value-type="float">
            <text:p>30.07776</text:p>
          </table:table-cell>
          <table:table-cell office:value-type="float" office:value="27.41364" calcext:value-type="float">
            <text:p>27.41364</text:p>
          </table:table-cell>
          <table:table-cell office:value-type="float" office:value="28.27887" calcext:value-type="float">
            <text:p>28.27887</text:p>
          </table:table-cell>
          <table:table-cell office:value-type="float" office:value="26.7594" calcext:value-type="float">
            <text:p>26.7594</text:p>
          </table:table-cell>
          <table:table-cell office:value-type="float" office:value="26.39871" calcext:value-type="float">
            <text:p>26.39871</text:p>
          </table:table-cell>
          <table:table-cell office:value-type="float" office:value="25.58954" calcext:value-type="float">
            <text:p>25.58954</text:p>
          </table:table-cell>
          <table:table-cell office:value-type="float" office:value="23.73746" calcext:value-type="float">
            <text:p>23.73746</text:p>
          </table:table-cell>
          <table:table-cell office:value-type="float" office:value="23.16571" calcext:value-type="float">
            <text:p>23.16571</text:p>
          </table:table-cell>
          <table:table-cell office:value-type="float" office:value="20.13214" calcext:value-type="float">
            <text:p>20.13214</text:p>
          </table:table-cell>
          <table:table-cell office:value-type="float" office:value="19.4982" calcext:value-type="float">
            <text:p>19.4982</text:p>
          </table:table-cell>
          <table:table-cell office:value-type="float" office:value="17.07712" calcext:value-type="float">
            <text:p>17.07712</text:p>
          </table:table-cell>
          <table:table-cell office:value-type="float" office:value="16.72623" calcext:value-type="float">
            <text:p>16.72623</text:p>
          </table:table-cell>
          <table:table-cell office:value-type="float" office:value="15.38715" calcext:value-type="float">
            <text:p>15.38715</text:p>
          </table:table-cell>
          <table:table-cell office:value-type="float" office:value="15.19586" calcext:value-type="float">
            <text:p>15.19586</text:p>
          </table:table-cell>
          <table:table-cell office:value-type="float" office:value="14.20038" calcext:value-type="float">
            <text:p>14.20038</text:p>
          </table:table-cell>
          <table:table-cell office:value-type="float" office:value="14.08826" calcext:value-type="float">
            <text:p>14.08826</text:p>
          </table:table-cell>
          <table:table-cell office:value-type="float" office:value="13.32983" calcext:value-type="float">
            <text:p>13.32983</text:p>
          </table:table-cell>
          <table:table-cell office:value-type="float" office:value="13.24207" calcext:value-type="float">
            <text:p>13.24207</text:p>
          </table:table-cell>
          <table:table-cell office:value-type="float" office:value="12.83548" calcext:value-type="float">
            <text:p>12.83548</text:p>
          </table:table-cell>
          <table:table-cell office:value-type="float" office:value="12.75391" calcext:value-type="float">
            <text:p>12.75391</text:p>
          </table:table-cell>
          <table:table-cell office:value-type="float" office:value="49.3999" calcext:value-type="float">
            <text:p>49.3999</text:p>
          </table:table-cell>
          <table:table-cell office:value-type="float" office:value="20.06897" calcext:value-type="float">
            <text:p>20.06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14.87592" calcext:value-type="float">
            <text:p>14.87592</text:p>
          </table:table-cell>
          <table:table-cell office:value-type="float" office:value="24.19" calcext:value-type="float">
            <text:p>24.19</text:p>
          </table:table-cell>
          <table:table-cell office:value-type="float" office:value="15.45" calcext:value-type="float">
            <text:p>15.45</text:p>
          </table:table-cell>
          <table:table-cell office:value-type="float" office:value="2.03582" calcext:value-type="float">
            <text:p>2.03582</text:p>
          </table:table-cell>
          <table:table-cell office:value-type="float" office:value="1.276937" calcext:value-type="float">
            <text:p>1.276937</text:p>
          </table:table-cell>
          <table:table-cell office:value-type="float" office:value="288.9" calcext:value-type="float">
            <text:p>288.9</text:p>
          </table:table-cell>
          <table:table-cell office:value-type="float" office:value="4.6" calcext:value-type="float">
            <text:p>4.6</text:p>
          </table:table-cell>
          <table:table-cell office:value-type="float" office:value="29.64081" calcext:value-type="float">
            <text:p>29.64081</text:p>
          </table:table-cell>
          <table:table-cell office:value-type="float" office:value="15.3049" calcext:value-type="float">
            <text:p>15.3049</text:p>
          </table:table-cell>
          <table:table-cell office:value-type="float" office:value="26.46378" calcext:value-type="float">
            <text:p>26.46378</text:p>
          </table:table-cell>
          <table:table-cell office:value-type="float" office:value="18.40723" calcext:value-type="float">
            <text:p>18.40723</text:p>
          </table:table-cell>
          <table:table-cell office:value-type="float" office:value="28.11761" calcext:value-type="float">
            <text:p>28.11761</text:p>
          </table:table-cell>
          <table:table-cell office:value-type="float" office:value="21.05316" calcext:value-type="float">
            <text:p>21.05316</text:p>
          </table:table-cell>
          <table:table-cell office:value-type="float" office:value="29.13992" calcext:value-type="float">
            <text:p>29.13992</text:p>
          </table:table-cell>
          <table:table-cell office:value-type="float" office:value="22.84973" calcext:value-type="float">
            <text:p>22.84973</text:p>
          </table:table-cell>
          <table:table-cell office:value-type="float" office:value="28.84137" calcext:value-type="float">
            <text:p>28.84137</text:p>
          </table:table-cell>
          <table:table-cell office:value-type="float" office:value="23.58948" calcext:value-type="float">
            <text:p>23.58948</text:p>
          </table:table-cell>
          <table:table-cell office:value-type="float" office:value="27.96112" calcext:value-type="float">
            <text:p>27.96112</text:p>
          </table:table-cell>
          <table:table-cell office:value-type="float" office:value="24.15826" calcext:value-type="float">
            <text:p>24.15826</text:p>
          </table:table-cell>
          <table:table-cell office:value-type="float" office:value="26.41351" calcext:value-type="float">
            <text:p>26.41351</text:p>
          </table:table-cell>
          <table:table-cell office:value-type="float" office:value="24.01807" calcext:value-type="float">
            <text:p>24.01807</text:p>
          </table:table-cell>
          <table:table-cell office:value-type="float" office:value="23.86615" calcext:value-type="float">
            <text:p>23.86615</text:p>
          </table:table-cell>
          <table:table-cell office:value-type="float" office:value="23.29364" calcext:value-type="float">
            <text:p>23.29364</text:p>
          </table:table-cell>
          <table:table-cell office:value-type="float" office:value="20.54337" calcext:value-type="float">
            <text:p>20.54337</text:p>
          </table:table-cell>
          <table:table-cell office:value-type="float" office:value="20.13809" calcext:value-type="float">
            <text:p>20.13809</text:p>
          </table:table-cell>
          <table:table-cell office:value-type="float" office:value="17.43799" calcext:value-type="float">
            <text:p>17.43799</text:p>
          </table:table-cell>
          <table:table-cell office:value-type="float" office:value="17.0809" calcext:value-type="float">
            <text:p>17.0809</text:p>
          </table:table-cell>
          <table:table-cell office:value-type="float" office:value="15.60895" calcext:value-type="float">
            <text:p>15.60895</text:p>
          </table:table-cell>
          <table:table-cell office:value-type="float" office:value="15.38934" calcext:value-type="float">
            <text:p>15.38934</text:p>
          </table:table-cell>
          <table:table-cell office:value-type="float" office:value="14.33218" calcext:value-type="float">
            <text:p>14.33218</text:p>
          </table:table-cell>
          <table:table-cell office:value-type="float" office:value="14.20169" calcext:value-type="float">
            <text:p>14.20169</text:p>
          </table:table-cell>
          <table:table-cell office:value-type="float" office:value="13.4249" calcext:value-type="float">
            <text:p>13.4249</text:p>
          </table:table-cell>
          <table:table-cell office:value-type="float" office:value="13.33081" calcext:value-type="float">
            <text:p>13.33081</text:p>
          </table:table-cell>
          <table:table-cell office:value-type="float" office:value="12.91959" calcext:value-type="float">
            <text:p>12.91959</text:p>
          </table:table-cell>
          <table:table-cell office:value-type="float" office:value="12.83633" calcext:value-type="float">
            <text:p>12.83633</text:p>
          </table:table-cell>
          <table:table-cell office:value-type="float" office:value="31.33093" calcext:value-type="float">
            <text:p>31.33093</text:p>
          </table:table-cell>
          <table:table-cell office:value-type="float" office:value="13.25888" calcext:value-type="float">
            <text:p>13.258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30.27107" calcext:value-type="float">
            <text:p>30.27107</text:p>
          </table:table-cell>
          <table:table-cell office:value-type="float" office:value="28.48" calcext:value-type="float">
            <text:p>28.48</text:p>
          </table:table-cell>
          <table:table-cell office:value-type="float" office:value="12.03" calcext:value-type="float">
            <text:p>12.03</text:p>
          </table:table-cell>
          <table:table-cell office:value-type="float" office:value="1.692536" calcext:value-type="float">
            <text:p>1.692536</text:p>
          </table:table-cell>
          <table:table-cell office:value-type="float" office:value="1.087419" calcext:value-type="float">
            <text:p>1.087419</text:p>
          </table:table-cell>
          <table:table-cell office:value-type="float" office:value="270.648" calcext:value-type="float">
            <text:p>270.648</text:p>
          </table:table-cell>
          <table:table-cell office:value-type="float" office:value="0" calcext:value-type="float">
            <text:p>0</text:p>
          </table:table-cell>
          <table:table-cell office:value-type="float" office:value="40.83771" calcext:value-type="float">
            <text:p>40.83771</text:p>
          </table:table-cell>
          <table:table-cell office:value-type="float" office:value="12.93567" calcext:value-type="float">
            <text:p>12.93567</text:p>
          </table:table-cell>
          <table:table-cell office:value-type="float" office:value="31.41675" calcext:value-type="float">
            <text:p>31.41675</text:p>
          </table:table-cell>
          <table:table-cell office:value-type="float" office:value="15.68179" calcext:value-type="float">
            <text:p>15.68179</text:p>
          </table:table-cell>
          <table:table-cell office:value-type="float" office:value="28.22842" calcext:value-type="float">
            <text:p>28.22842</text:p>
          </table:table-cell>
          <table:table-cell office:value-type="float" office:value="18.16455" calcext:value-type="float">
            <text:p>18.16455</text:p>
          </table:table-cell>
          <table:table-cell office:value-type="float" office:value="26.13678" calcext:value-type="float">
            <text:p>26.13678</text:p>
          </table:table-cell>
          <table:table-cell office:value-type="float" office:value="20.07202" calcext:value-type="float">
            <text:p>20.07202</text:p>
          </table:table-cell>
          <table:table-cell office:value-type="float" office:value="24.98428" calcext:value-type="float">
            <text:p>24.98428</text:p>
          </table:table-cell>
          <table:table-cell office:value-type="float" office:value="21.13858" calcext:value-type="float">
            <text:p>21.13858</text:p>
          </table:table-cell>
          <table:table-cell office:value-type="float" office:value="24.11401" calcext:value-type="float">
            <text:p>24.11401</text:p>
          </table:table-cell>
          <table:table-cell office:value-type="float" office:value="22.05554" calcext:value-type="float">
            <text:p>22.05554</text:p>
          </table:table-cell>
          <table:table-cell office:value-type="float" office:value="23.99527" calcext:value-type="float">
            <text:p>23.99527</text:p>
          </table:table-cell>
          <table:table-cell office:value-type="float" office:value="22.37189" calcext:value-type="float">
            <text:p>22.37189</text:p>
          </table:table-cell>
          <table:table-cell office:value-type="float" office:value="23.28442" calcext:value-type="float">
            <text:p>23.28442</text:p>
          </table:table-cell>
          <table:table-cell office:value-type="float" office:value="22.25479" calcext:value-type="float">
            <text:p>22.25479</text:p>
          </table:table-cell>
          <table:table-cell office:value-type="float" office:value="20.57385" calcext:value-type="float">
            <text:p>20.57385</text:p>
          </table:table-cell>
          <table:table-cell office:value-type="float" office:value="20.48666" calcext:value-type="float">
            <text:p>20.48666</text:p>
          </table:table-cell>
          <table:table-cell office:value-type="float" office:value="17.72067" calcext:value-type="float">
            <text:p>17.72067</text:p>
          </table:table-cell>
          <table:table-cell office:value-type="float" office:value="17.4415" calcext:value-type="float">
            <text:p>17.4415</text:p>
          </table:table-cell>
          <table:table-cell office:value-type="float" office:value="15.83603" calcext:value-type="float">
            <text:p>15.83603</text:p>
          </table:table-cell>
          <table:table-cell office:value-type="float" office:value="15.61133" calcext:value-type="float">
            <text:p>15.61133</text:p>
          </table:table-cell>
          <table:table-cell office:value-type="float" office:value="14.47974" calcext:value-type="float">
            <text:p>14.47974</text:p>
          </table:table-cell>
          <table:table-cell office:value-type="float" office:value="14.33365" calcext:value-type="float">
            <text:p>14.33365</text:p>
          </table:table-cell>
          <table:table-cell office:value-type="float" office:value="13.52719" calcext:value-type="float">
            <text:p>13.52719</text:p>
          </table:table-cell>
          <table:table-cell office:value-type="float" office:value="13.4259" calcext:value-type="float">
            <text:p>13.4259</text:p>
          </table:table-cell>
          <table:table-cell office:value-type="float" office:value="13.00543" calcext:value-type="float">
            <text:p>13.00543</text:p>
          </table:table-cell>
          <table:table-cell office:value-type="float" office:value="12.92047" calcext:value-type="float">
            <text:p>12.92047</text:p>
          </table:table-cell>
          <table:table-cell office:value-type="float" office:value="42.29025" calcext:value-type="float">
            <text:p>42.29025</text:p>
          </table:table-cell>
          <table:table-cell office:value-type="float" office:value="11.00339" calcext:value-type="float">
            <text:p>11.00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30.01435" calcext:value-type="float">
            <text:p>30.01435</text:p>
          </table:table-cell>
          <table:table-cell office:value-type="float" office:value="29.59" calcext:value-type="float">
            <text:p>29.59</text:p>
          </table:table-cell>
          <table:table-cell office:value-type="float" office:value="14.6" calcext:value-type="float">
            <text:p>14.6</text:p>
          </table:table-cell>
          <table:table-cell office:value-type="float" office:value="1.630189" calcext:value-type="float">
            <text:p>1.630189</text:p>
          </table:table-cell>
          <table:table-cell office:value-type="float" office:value="0.9099848" calcext:value-type="float">
            <text:p>0.9099848</text:p>
          </table:table-cell>
          <table:table-cell office:value-type="float" office:value="186.336" calcext:value-type="float">
            <text:p>186.336</text:p>
          </table:table-cell>
          <table:table-cell office:value-type="float" office:value="0" calcext:value-type="float">
            <text:p>0</text:p>
          </table:table-cell>
          <table:table-cell office:value-type="float" office:value="45.94839" calcext:value-type="float">
            <text:p>45.94839</text:p>
          </table:table-cell>
          <table:table-cell office:value-type="float" office:value="16.3685" calcext:value-type="float">
            <text:p>16.3685</text:p>
          </table:table-cell>
          <table:table-cell office:value-type="float" office:value="36.2677" calcext:value-type="float">
            <text:p>36.2677</text:p>
          </table:table-cell>
          <table:table-cell office:value-type="float" office:value="19.88849" calcext:value-type="float">
            <text:p>19.88849</text:p>
          </table:table-cell>
          <table:table-cell office:value-type="float" office:value="32.04837" calcext:value-type="float">
            <text:p>32.04837</text:p>
          </table:table-cell>
          <table:table-cell office:value-type="float" office:value="21.43079" calcext:value-type="float">
            <text:p>21.43079</text:p>
          </table:table-cell>
          <table:table-cell office:value-type="float" office:value="28.97845" calcext:value-type="float">
            <text:p>28.97845</text:p>
          </table:table-cell>
          <table:table-cell office:value-type="float" office:value="22.35413" calcext:value-type="float">
            <text:p>22.35413</text:p>
          </table:table-cell>
          <table:table-cell office:value-type="float" office:value="27.17422" calcext:value-type="float">
            <text:p>27.17422</text:p>
          </table:table-cell>
          <table:table-cell office:value-type="float" office:value="22.72476" calcext:value-type="float">
            <text:p>22.72476</text:p>
          </table:table-cell>
          <table:table-cell office:value-type="float" office:value="25.45038" calcext:value-type="float">
            <text:p>25.45038</text:p>
          </table:table-cell>
          <table:table-cell office:value-type="float" office:value="22.9408" calcext:value-type="float">
            <text:p>22.9408</text:p>
          </table:table-cell>
          <table:table-cell office:value-type="float" office:value="24.15143" calcext:value-type="float">
            <text:p>24.15143</text:p>
          </table:table-cell>
          <table:table-cell office:value-type="float" office:value="22.72659" calcext:value-type="float">
            <text:p>22.72659</text:p>
          </table:table-cell>
          <table:table-cell office:value-type="float" office:value="22.30838" calcext:value-type="float">
            <text:p>22.30838</text:p>
          </table:table-cell>
          <table:table-cell office:value-type="float" office:value="22.12079" calcext:value-type="float">
            <text:p>22.12079</text:p>
          </table:table-cell>
          <table:table-cell office:value-type="float" office:value="20.48499" calcext:value-type="float">
            <text:p>20.48499</text:p>
          </table:table-cell>
          <table:table-cell office:value-type="float" office:value="20.38321" calcext:value-type="float">
            <text:p>20.38321</text:p>
          </table:table-cell>
          <table:table-cell office:value-type="float" office:value="17.89902" calcext:value-type="float">
            <text:p>17.89902</text:p>
          </table:table-cell>
          <table:table-cell office:value-type="float" office:value="17.72296" calcext:value-type="float">
            <text:p>17.72296</text:p>
          </table:table-cell>
          <table:table-cell office:value-type="float" office:value="16.03802" calcext:value-type="float">
            <text:p>16.03802</text:p>
          </table:table-cell>
          <table:table-cell office:value-type="float" office:value="15.83832" calcext:value-type="float">
            <text:p>15.83832</text:p>
          </table:table-cell>
          <table:table-cell office:value-type="float" office:value="14.63434" calcext:value-type="float">
            <text:p>14.63434</text:p>
          </table:table-cell>
          <table:table-cell office:value-type="float" office:value="14.48129" calcext:value-type="float">
            <text:p>14.48129</text:p>
          </table:table-cell>
          <table:table-cell office:value-type="float" office:value="13.63681" calcext:value-type="float">
            <text:p>13.63681</text:p>
          </table:table-cell>
          <table:table-cell office:value-type="float" office:value="13.52826" calcext:value-type="float">
            <text:p>13.52826</text:p>
          </table:table-cell>
          <table:table-cell office:value-type="float" office:value="13.09512" calcext:value-type="float">
            <text:p>13.09512</text:p>
          </table:table-cell>
          <table:table-cell office:value-type="float" office:value="13.00635" calcext:value-type="float">
            <text:p>13.00635</text:p>
          </table:table-cell>
          <table:table-cell office:value-type="float" office:value="45.94827" calcext:value-type="float">
            <text:p>45.94827</text:p>
          </table:table-cell>
          <table:table-cell office:value-type="float" office:value="16.3685" calcext:value-type="float">
            <text:p>16.36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18.82584" calcext:value-type="float">
            <text:p>18.82584</text:p>
          </table:table-cell>
          <table:table-cell office:value-type="float" office:value="31.29" calcext:value-type="float">
            <text:p>31.29</text:p>
          </table:table-cell>
          <table:table-cell office:value-type="float" office:value="17.91" calcext:value-type="float">
            <text:p>17.91</text:p>
          </table:table-cell>
          <table:table-cell office:value-type="float" office:value="1.959573" calcext:value-type="float">
            <text:p>1.959573</text:p>
          </table:table-cell>
          <table:table-cell office:value-type="float" office:value="0.9667295" calcext:value-type="float">
            <text:p>0.9667295</text:p>
          </table:table-cell>
          <table:table-cell office:value-type="float" office:value="404.712" calcext:value-type="float">
            <text:p>404.712</text:p>
          </table:table-cell>
          <table:table-cell office:value-type="float" office:value="0.3" calcext:value-type="float">
            <text:p>0.3</text:p>
          </table:table-cell>
          <table:table-cell office:value-type="float" office:value="43.61737" calcext:value-type="float">
            <text:p>43.61737</text:p>
          </table:table-cell>
          <table:table-cell office:value-type="float" office:value="20.02548" calcext:value-type="float">
            <text:p>20.02548</text:p>
          </table:table-cell>
          <table:table-cell office:value-type="float" office:value="33.03104" calcext:value-type="float">
            <text:p>33.03104</text:p>
          </table:table-cell>
          <table:table-cell office:value-type="float" office:value="22.72659" calcext:value-type="float">
            <text:p>22.72659</text:p>
          </table:table-cell>
          <table:table-cell office:value-type="float" office:value="30.43674" calcext:value-type="float">
            <text:p>30.43674</text:p>
          </table:table-cell>
          <table:table-cell office:value-type="float" office:value="23.86652" calcext:value-type="float">
            <text:p>23.86652</text:p>
          </table:table-cell>
          <table:table-cell office:value-type="float" office:value="28.38171" calcext:value-type="float">
            <text:p>28.38171</text:p>
          </table:table-cell>
          <table:table-cell office:value-type="float" office:value="24.34018" calcext:value-type="float">
            <text:p>24.34018</text:p>
          </table:table-cell>
          <table:table-cell office:value-type="float" office:value="27.07516" calcext:value-type="float">
            <text:p>27.07516</text:p>
          </table:table-cell>
          <table:table-cell office:value-type="float" office:value="24.42072" calcext:value-type="float">
            <text:p>24.42072</text:p>
          </table:table-cell>
          <table:table-cell office:value-type="float" office:value="25.70514" calcext:value-type="float">
            <text:p>25.70514</text:p>
          </table:table-cell>
          <table:table-cell office:value-type="float" office:value="24.28091" calcext:value-type="float">
            <text:p>24.28091</text:p>
          </table:table-cell>
          <table:table-cell office:value-type="float" office:value="24.48352" calcext:value-type="float">
            <text:p>24.48352</text:p>
          </table:table-cell>
          <table:table-cell office:value-type="float" office:value="23.68579" calcext:value-type="float">
            <text:p>23.68579</text:p>
          </table:table-cell>
          <table:table-cell office:value-type="float" office:value="22.69971" calcext:value-type="float">
            <text:p>22.69971</text:p>
          </table:table-cell>
          <table:table-cell office:value-type="float" office:value="22.31775" calcext:value-type="float">
            <text:p>22.31775</text:p>
          </table:table-cell>
          <table:table-cell office:value-type="float" office:value="20.48273" calcext:value-type="float">
            <text:p>20.48273</text:p>
          </table:table-cell>
          <table:table-cell office:value-type="float" office:value="20.38333" calcext:value-type="float">
            <text:p>20.38333</text:p>
          </table:table-cell>
          <table:table-cell office:value-type="float" office:value="18.04239" calcext:value-type="float">
            <text:p>18.04239</text:p>
          </table:table-cell>
          <table:table-cell office:value-type="float" office:value="17.90051" calcext:value-type="float">
            <text:p>17.90051</text:p>
          </table:table-cell>
          <table:table-cell office:value-type="float" office:value="16.211" calcext:value-type="float">
            <text:p>16.211</text:p>
          </table:table-cell>
          <table:table-cell office:value-type="float" office:value="16.03995" calcext:value-type="float">
            <text:p>16.03995</text:p>
          </table:table-cell>
          <table:table-cell office:value-type="float" office:value="14.78708" calcext:value-type="float">
            <text:p>14.78708</text:p>
          </table:table-cell>
          <table:table-cell office:value-type="float" office:value="14.63596" calcext:value-type="float">
            <text:p>14.63596</text:p>
          </table:table-cell>
          <table:table-cell office:value-type="float" office:value="13.75192" calcext:value-type="float">
            <text:p>13.75192</text:p>
          </table:table-cell>
          <table:table-cell office:value-type="float" office:value="13.63797" calcext:value-type="float">
            <text:p>13.63797</text:p>
          </table:table-cell>
          <table:table-cell office:value-type="float" office:value="13.18887" calcext:value-type="float">
            <text:p>13.18887</text:p>
          </table:table-cell>
          <table:table-cell office:value-type="float" office:value="13.09607" calcext:value-type="float">
            <text:p>13.09607</text:p>
          </table:table-cell>
          <table:table-cell office:value-type="float" office:value="43.61725" calcext:value-type="float">
            <text:p>43.61725</text:p>
          </table:table-cell>
          <table:table-cell office:value-type="float" office:value="20.02551" calcext:value-type="float">
            <text:p>20.02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28.15992" calcext:value-type="float">
            <text:p>28.15992</text:p>
          </table:table-cell>
          <table:table-cell office:value-type="float" office:value="34.39" calcext:value-type="float">
            <text:p>34.39</text:p>
          </table:table-cell>
          <table:table-cell office:value-type="float" office:value="18.3" calcext:value-type="float">
            <text:p>18.3</text:p>
          </table:table-cell>
          <table:table-cell office:value-type="float" office:value="1.807724" calcext:value-type="float">
            <text:p>1.807724</text:p>
          </table:table-cell>
          <table:table-cell office:value-type="float" office:value="1.261521" calcext:value-type="float">
            <text:p>1.261521</text:p>
          </table:table-cell>
          <table:table-cell office:value-type="float" office:value="599.58" calcext:value-type="float">
            <text:p>599.58</text:p>
          </table:table-cell>
          <table:table-cell office:value-type="float" office:value="2.2" calcext:value-type="float">
            <text:p>2.2</text:p>
          </table:table-cell>
          <table:table-cell office:value-type="float" office:value="52.2851" calcext:value-type="float">
            <text:p>52.2851</text:p>
          </table:table-cell>
          <table:table-cell office:value-type="float" office:value="18.07382" calcext:value-type="float">
            <text:p>18.07382</text:p>
          </table:table-cell>
          <table:table-cell office:value-type="float" office:value="40.94113" calcext:value-type="float">
            <text:p>40.94113</text:p>
          </table:table-cell>
          <table:table-cell office:value-type="float" office:value="23.26865" calcext:value-type="float">
            <text:p>23.26865</text:p>
          </table:table-cell>
          <table:table-cell office:value-type="float" office:value="36.05743" calcext:value-type="float">
            <text:p>36.05743</text:p>
          </table:table-cell>
          <table:table-cell office:value-type="float" office:value="25.5491" calcext:value-type="float">
            <text:p>25.5491</text:p>
          </table:table-cell>
          <table:table-cell office:value-type="float" office:value="32.33157" calcext:value-type="float">
            <text:p>32.33157</text:p>
          </table:table-cell>
          <table:table-cell office:value-type="float" office:value="25.6441" calcext:value-type="float">
            <text:p>25.6441</text:p>
          </table:table-cell>
          <table:table-cell office:value-type="float" office:value="30.02203" calcext:value-type="float">
            <text:p>30.02203</text:p>
          </table:table-cell>
          <table:table-cell office:value-type="float" office:value="25.45895" calcext:value-type="float">
            <text:p>25.45895</text:p>
          </table:table-cell>
          <table:table-cell office:value-type="float" office:value="27.64395" calcext:value-type="float">
            <text:p>27.64395</text:p>
          </table:table-cell>
          <table:table-cell office:value-type="float" office:value="25.05545" calcext:value-type="float">
            <text:p>25.05545</text:p>
          </table:table-cell>
          <table:table-cell office:value-type="float" office:value="25.85959" calcext:value-type="float">
            <text:p>25.85959</text:p>
          </table:table-cell>
          <table:table-cell office:value-type="float" office:value="24.28247" calcext:value-type="float">
            <text:p>24.28247</text:p>
          </table:table-cell>
          <table:table-cell office:value-type="float" office:value="23.32019" calcext:value-type="float">
            <text:p>23.32019</text:p>
          </table:table-cell>
          <table:table-cell office:value-type="float" office:value="22.70645" calcext:value-type="float">
            <text:p>22.70645</text:p>
          </table:table-cell>
          <table:table-cell office:value-type="float" office:value="20.69553" calcext:value-type="float">
            <text:p>20.69553</text:p>
          </table:table-cell>
          <table:table-cell office:value-type="float" office:value="20.48434" calcext:value-type="float">
            <text:p>20.48434</text:p>
          </table:table-cell>
          <table:table-cell office:value-type="float" office:value="18.19397" calcext:value-type="float">
            <text:p>18.19397</text:p>
          </table:table-cell>
          <table:table-cell office:value-type="float" office:value="18.04385" calcext:value-type="float">
            <text:p>18.04385</text:p>
          </table:table-cell>
          <table:table-cell office:value-type="float" office:value="16.36899" calcext:value-type="float">
            <text:p>16.36899</text:p>
          </table:table-cell>
          <table:table-cell office:value-type="float" office:value="16.21271" calcext:value-type="float">
            <text:p>16.21271</text:p>
          </table:table-cell>
          <table:table-cell office:value-type="float" office:value="14.93427" calcext:value-type="float">
            <text:p>14.93427</text:p>
          </table:table-cell>
          <table:table-cell office:value-type="float" office:value="14.78867" calcext:value-type="float">
            <text:p>14.78867</text:p>
          </table:table-cell>
          <table:table-cell office:value-type="float" office:value="13.87" calcext:value-type="float">
            <text:p>13.87</text:p>
          </table:table-cell>
          <table:table-cell office:value-type="float" office:value="13.75314" calcext:value-type="float">
            <text:p>13.75314</text:p>
          </table:table-cell>
          <table:table-cell office:value-type="float" office:value="13.28671" calcext:value-type="float">
            <text:p>13.28671</text:p>
          </table:table-cell>
          <table:table-cell office:value-type="float" office:value="13.18988" calcext:value-type="float">
            <text:p>13.18988</text:p>
          </table:table-cell>
          <table:table-cell office:value-type="float" office:value="52.28494" calcext:value-type="float">
            <text:p>52.28494</text:p>
          </table:table-cell>
          <table:table-cell office:value-type="float" office:value="18.44122" calcext:value-type="float">
            <text:p>18.441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12.46464" calcext:value-type="float">
            <text:p>12.46464</text:p>
          </table:table-cell>
          <table:table-cell office:value-type="float" office:value="19.05" calcext:value-type="float">
            <text:p>19.05</text:p>
          </table:table-cell>
          <table:table-cell office:value-type="float" office:value="12.8" calcext:value-type="float">
            <text:p>12.8</text:p>
          </table:table-cell>
          <table:table-cell office:value-type="float" office:value="1.615686" calcext:value-type="float">
            <text:p>1.615686</text:p>
          </table:table-cell>
          <table:table-cell office:value-type="float" office:value="1.242803" calcext:value-type="float">
            <text:p>1.242803</text:p>
          </table:table-cell>
          <table:table-cell office:value-type="float" office:value="252.072" calcext:value-type="float">
            <text:p>252.072</text:p>
          </table:table-cell>
          <table:table-cell office:value-type="float" office:value="4.9" calcext:value-type="float">
            <text:p>4.9</text:p>
          </table:table-cell>
          <table:table-cell office:value-type="float" office:value="22.39343" calcext:value-type="float">
            <text:p>22.39343</text:p>
          </table:table-cell>
          <table:table-cell office:value-type="float" office:value="14.87109" calcext:value-type="float">
            <text:p>14.87109</text:p>
          </table:table-cell>
          <table:table-cell office:value-type="float" office:value="22.95175" calcext:value-type="float">
            <text:p>22.95175</text:p>
          </table:table-cell>
          <table:table-cell office:value-type="float" office:value="17.57446" calcext:value-type="float">
            <text:p>17.57446</text:p>
          </table:table-cell>
          <table:table-cell office:value-type="float" office:value="26.10889" calcext:value-type="float">
            <text:p>26.10889</text:p>
          </table:table-cell>
          <table:table-cell office:value-type="float" office:value="19.56448" calcext:value-type="float">
            <text:p>19.56448</text:p>
          </table:table-cell>
          <table:table-cell office:value-type="float" office:value="27.68121" calcext:value-type="float">
            <text:p>27.68121</text:p>
          </table:table-cell>
          <table:table-cell office:value-type="float" office:value="20.98746" calcext:value-type="float">
            <text:p>20.98746</text:p>
          </table:table-cell>
          <table:table-cell office:value-type="float" office:value="27.78308" calcext:value-type="float">
            <text:p>27.78308</text:p>
          </table:table-cell>
          <table:table-cell office:value-type="float" office:value="21.76398" calcext:value-type="float">
            <text:p>21.76398</text:p>
          </table:table-cell>
          <table:table-cell office:value-type="float" office:value="27.3172" calcext:value-type="float">
            <text:p>27.3172</text:p>
          </table:table-cell>
          <table:table-cell office:value-type="float" office:value="22.53662" calcext:value-type="float">
            <text:p>22.53662</text:p>
          </table:table-cell>
          <table:table-cell office:value-type="float" office:value="25.85504" calcext:value-type="float">
            <text:p>25.85504</text:p>
          </table:table-cell>
          <table:table-cell office:value-type="float" office:value="22.83768" calcext:value-type="float">
            <text:p>22.83768</text:p>
          </table:table-cell>
          <table:table-cell office:value-type="float" office:value="23.5242" calcext:value-type="float">
            <text:p>23.5242</text:p>
          </table:table-cell>
          <table:table-cell office:value-type="float" office:value="22.85406" calcext:value-type="float">
            <text:p>22.85406</text:p>
          </table:table-cell>
          <table:table-cell office:value-type="float" office:value="20.92352" calcext:value-type="float">
            <text:p>20.92352</text:p>
          </table:table-cell>
          <table:table-cell office:value-type="float" office:value="20.69888" calcext:value-type="float">
            <text:p>20.69888</text:p>
          </table:table-cell>
          <table:table-cell office:value-type="float" office:value="18.37103" calcext:value-type="float">
            <text:p>18.37103</text:p>
          </table:table-cell>
          <table:table-cell office:value-type="float" office:value="18.19565" calcext:value-type="float">
            <text:p>18.19565</text:p>
          </table:table-cell>
          <table:table-cell office:value-type="float" office:value="16.52567" calcext:value-type="float">
            <text:p>16.52567</text:p>
          </table:table-cell>
          <table:table-cell office:value-type="float" office:value="16.37061" calcext:value-type="float">
            <text:p>16.37061</text:p>
          </table:table-cell>
          <table:table-cell office:value-type="float" office:value="15.07742" calcext:value-type="float">
            <text:p>15.07742</text:p>
          </table:table-cell>
          <table:table-cell office:value-type="float" office:value="14.93579" calcext:value-type="float">
            <text:p>14.93579</text:p>
          </table:table-cell>
          <table:table-cell office:value-type="float" office:value="13.98947" calcext:value-type="float">
            <text:p>13.98947</text:p>
          </table:table-cell>
          <table:table-cell office:value-type="float" office:value="13.87122" calcext:value-type="float">
            <text:p>13.87122</text:p>
          </table:table-cell>
          <table:table-cell office:value-type="float" office:value="13.388" calcext:value-type="float">
            <text:p>13.388</text:p>
          </table:table-cell>
          <table:table-cell office:value-type="float" office:value="13.28775" calcext:value-type="float">
            <text:p>13.28775</text:p>
          </table:table-cell>
          <table:table-cell office:value-type="float" office:value="22.39343" calcext:value-type="float">
            <text:p>22.39343</text:p>
          </table:table-cell>
          <table:table-cell office:value-type="float" office:value="14.87112" calcext:value-type="float">
            <text:p>14.87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15.06456" calcext:value-type="float">
            <text:p>15.06456</text:p>
          </table:table-cell>
          <table:table-cell office:value-type="float" office:value="21.86" calcext:value-type="float">
            <text:p>21.86</text:p>
          </table:table-cell>
          <table:table-cell office:value-type="float" office:value="14.09" calcext:value-type="float">
            <text:p>14.09</text:p>
          </table:table-cell>
          <table:table-cell office:value-type="float" office:value="2.011793" calcext:value-type="float">
            <text:p>2.011793</text:p>
          </table:table-cell>
          <table:table-cell office:value-type="float" office:value="1.354633" calcext:value-type="float">
            <text:p>1.354633</text:p>
          </table:table-cell>
          <table:table-cell office:value-type="float" office:value="156.924" calcext:value-type="float">
            <text:p>156.924</text:p>
          </table:table-cell>
          <table:table-cell office:value-type="float" office:value="5.2" calcext:value-type="float">
            <text:p>5.2</text:p>
          </table:table-cell>
          <table:table-cell office:value-type="float" office:value="25.24463" calcext:value-type="float">
            <text:p>25.24463</text:p>
          </table:table-cell>
          <table:table-cell office:value-type="float" office:value="14.75244" calcext:value-type="float">
            <text:p>14.75244</text:p>
          </table:table-cell>
          <table:table-cell office:value-type="float" office:value="22.89493" calcext:value-type="float">
            <text:p>22.89493</text:p>
          </table:table-cell>
          <table:table-cell office:value-type="float" office:value="16.80405" calcext:value-type="float">
            <text:p>16.80405</text:p>
          </table:table-cell>
          <table:table-cell office:value-type="float" office:value="22.08701" calcext:value-type="float">
            <text:p>22.08701</text:p>
          </table:table-cell>
          <table:table-cell office:value-type="float" office:value="18.34631" calcext:value-type="float">
            <text:p>18.34631</text:p>
          </table:table-cell>
          <table:table-cell office:value-type="float" office:value="21.73264" calcext:value-type="float">
            <text:p>21.73264</text:p>
          </table:table-cell>
          <table:table-cell office:value-type="float" office:value="19.67584" calcext:value-type="float">
            <text:p>19.67584</text:p>
          </table:table-cell>
          <table:table-cell office:value-type="float" office:value="21.71329" calcext:value-type="float">
            <text:p>21.71329</text:p>
          </table:table-cell>
          <table:table-cell office:value-type="float" office:value="20.49377" calcext:value-type="float">
            <text:p>20.49377</text:p>
          </table:table-cell>
          <table:table-cell office:value-type="float" office:value="22.50339" calcext:value-type="float">
            <text:p>22.50339</text:p>
          </table:table-cell>
          <table:table-cell office:value-type="float" office:value="21.26263" calcext:value-type="float">
            <text:p>21.26263</text:p>
          </table:table-cell>
          <table:table-cell office:value-type="float" office:value="22.81537" calcext:value-type="float">
            <text:p>22.81537</text:p>
          </table:table-cell>
          <table:table-cell office:value-type="float" office:value="21.61298" calcext:value-type="float">
            <text:p>21.61298</text:p>
          </table:table-cell>
          <table:table-cell office:value-type="float" office:value="22.8414" calcext:value-type="float">
            <text:p>22.8414</text:p>
          </table:table-cell>
          <table:table-cell office:value-type="float" office:value="21.70081" calcext:value-type="float">
            <text:p>21.70081</text:p>
          </table:table-cell>
          <table:table-cell office:value-type="float" office:value="20.92307" calcext:value-type="float">
            <text:p>20.92307</text:p>
          </table:table-cell>
          <table:table-cell office:value-type="float" office:value="20.70718" calcext:value-type="float">
            <text:p>20.70718</text:p>
          </table:table-cell>
          <table:table-cell office:value-type="float" office:value="18.49905" calcext:value-type="float">
            <text:p>18.49905</text:p>
          </table:table-cell>
          <table:table-cell office:value-type="float" office:value="18.37283" calcext:value-type="float">
            <text:p>18.37283</text:p>
          </table:table-cell>
          <table:table-cell office:value-type="float" office:value="16.67813" calcext:value-type="float">
            <text:p>16.67813</text:p>
          </table:table-cell>
          <table:table-cell office:value-type="float" office:value="16.52731" calcext:value-type="float">
            <text:p>16.52731</text:p>
          </table:table-cell>
          <table:table-cell office:value-type="float" office:value="15.21884" calcext:value-type="float">
            <text:p>15.21884</text:p>
          </table:table-cell>
          <table:table-cell office:value-type="float" office:value="15.07892" calcext:value-type="float">
            <text:p>15.07892</text:p>
          </table:table-cell>
          <table:table-cell office:value-type="float" office:value="14.11017" calcext:value-type="float">
            <text:p>14.11017</text:p>
          </table:table-cell>
          <table:table-cell office:value-type="float" office:value="13.99069" calcext:value-type="float">
            <text:p>13.99069</text:p>
          </table:table-cell>
          <table:table-cell office:value-type="float" office:value="13.49237" calcext:value-type="float">
            <text:p>13.49237</text:p>
          </table:table-cell>
          <table:table-cell office:value-type="float" office:value="13.38907" calcext:value-type="float">
            <text:p>13.38907</text:p>
          </table:table-cell>
          <table:table-cell office:value-type="float" office:value="25.2446" calcext:value-type="float">
            <text:p>25.2446</text:p>
          </table:table-cell>
          <table:table-cell office:value-type="float" office:value="14.91785" calcext:value-type="float">
            <text:p>14.917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27.14364" calcext:value-type="float">
            <text:p>27.14364</text:p>
          </table:table-cell>
          <table:table-cell office:value-type="float" office:value="25.48" calcext:value-type="float">
            <text:p>25.48</text:p>
          </table:table-cell>
          <table:table-cell office:value-type="float" office:value="12.6" calcext:value-type="float">
            <text:p>12.6</text:p>
          </table:table-cell>
          <table:table-cell office:value-type="float" office:value="1.554713" calcext:value-type="float">
            <text:p>1.554713</text:p>
          </table:table-cell>
          <table:table-cell office:value-type="float" office:value="1.005002" calcext:value-type="float">
            <text:p>1.005002</text:p>
          </table:table-cell>
          <table:table-cell office:value-type="float" office:value="238.68" calcext:value-type="float">
            <text:p>238.68</text:p>
          </table:table-cell>
          <table:table-cell office:value-type="float" office:value="0.1" calcext:value-type="float">
            <text:p>0.1</text:p>
          </table:table-cell>
          <table:table-cell office:value-type="float" office:value="30.10675" calcext:value-type="float">
            <text:p>30.10675</text:p>
          </table:table-cell>
          <table:table-cell office:value-type="float" office:value="13.22137" calcext:value-type="float">
            <text:p>13.22137</text:p>
          </table:table-cell>
          <table:table-cell office:value-type="float" office:value="25.99673" calcext:value-type="float">
            <text:p>25.99673</text:p>
          </table:table-cell>
          <table:table-cell office:value-type="float" office:value="15.16458" calcext:value-type="float">
            <text:p>15.16458</text:p>
          </table:table-cell>
          <table:table-cell office:value-type="float" office:value="24.25845" calcext:value-type="float">
            <text:p>24.25845</text:p>
          </table:table-cell>
          <table:table-cell office:value-type="float" office:value="16.96756" calcext:value-type="float">
            <text:p>16.96756</text:p>
          </table:table-cell>
          <table:table-cell office:value-type="float" office:value="23.0007" calcext:value-type="float">
            <text:p>23.0007</text:p>
          </table:table-cell>
          <table:table-cell office:value-type="float" office:value="18.44379" calcext:value-type="float">
            <text:p>18.44379</text:p>
          </table:table-cell>
          <table:table-cell office:value-type="float" office:value="22.30933" calcext:value-type="float">
            <text:p>22.30933</text:p>
          </table:table-cell>
          <table:table-cell office:value-type="float" office:value="19.32663" calcext:value-type="float">
            <text:p>19.32663</text:p>
          </table:table-cell>
          <table:table-cell office:value-type="float" office:value="21.70764" calcext:value-type="float">
            <text:p>21.70764</text:p>
          </table:table-cell>
          <table:table-cell office:value-type="float" office:value="20.17896" calcext:value-type="float">
            <text:p>20.17896</text:p>
          </table:table-cell>
          <table:table-cell office:value-type="float" office:value="21.60199" calcext:value-type="float">
            <text:p>21.60199</text:p>
          </table:table-cell>
          <table:table-cell office:value-type="float" office:value="20.66595" calcext:value-type="float">
            <text:p>20.66595</text:p>
          </table:table-cell>
          <table:table-cell office:value-type="float" office:value="21.69336" calcext:value-type="float">
            <text:p>21.69336</text:p>
          </table:table-cell>
          <table:table-cell office:value-type="float" office:value="20.99057" calcext:value-type="float">
            <text:p>20.99057</text:p>
          </table:table-cell>
          <table:table-cell office:value-type="float" office:value="20.7038" calcext:value-type="float">
            <text:p>20.7038</text:p>
          </table:table-cell>
          <table:table-cell office:value-type="float" office:value="20.34061" calcext:value-type="float">
            <text:p>20.34061</text:p>
          </table:table-cell>
          <table:table-cell office:value-type="float" office:value="18.53214" calcext:value-type="float">
            <text:p>18.53214</text:p>
          </table:table-cell>
          <table:table-cell office:value-type="float" office:value="18.49988" calcext:value-type="float">
            <text:p>18.49988</text:p>
          </table:table-cell>
          <table:table-cell office:value-type="float" office:value="16.80298" calcext:value-type="float">
            <text:p>16.80298</text:p>
          </table:table-cell>
          <table:table-cell office:value-type="float" office:value="16.6796" calcext:value-type="float">
            <text:p>16.6796</text:p>
          </table:table-cell>
          <table:table-cell office:value-type="float" office:value="15.35583" calcext:value-type="float">
            <text:p>15.35583</text:p>
          </table:table-cell>
          <table:table-cell office:value-type="float" office:value="15.22028" calcext:value-type="float">
            <text:p>15.22028</text:p>
          </table:table-cell>
          <table:table-cell office:value-type="float" office:value="14.23148" calcext:value-type="float">
            <text:p>14.23148</text:p>
          </table:table-cell>
          <table:table-cell office:value-type="float" office:value="14.11145" calcext:value-type="float">
            <text:p>14.11145</text:p>
          </table:table-cell>
          <table:table-cell office:value-type="float" office:value="13.59912" calcext:value-type="float">
            <text:p>13.59912</text:p>
          </table:table-cell>
          <table:table-cell office:value-type="float" office:value="13.49347" calcext:value-type="float">
            <text:p>13.49347</text:p>
          </table:table-cell>
          <table:table-cell office:value-type="float" office:value="30.10672" calcext:value-type="float">
            <text:p>30.10672</text:p>
          </table:table-cell>
          <table:table-cell office:value-type="float" office:value="13.22137" calcext:value-type="float">
            <text:p>13.221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30.57857" calcext:value-type="float">
            <text:p>30.57857</text:p>
          </table:table-cell>
          <table:table-cell office:value-type="float" office:value="24.54" calcext:value-type="float">
            <text:p>24.54</text:p>
          </table:table-cell>
          <table:table-cell office:value-type="float" office:value="11.33" calcext:value-type="float">
            <text:p>11.33</text:p>
          </table:table-cell>
          <table:table-cell office:value-type="float" office:value="1.342445" calcext:value-type="float">
            <text:p>1.342445</text:p>
          </table:table-cell>
          <table:table-cell office:value-type="float" office:value="0.9874756" calcext:value-type="float">
            <text:p>0.9874756</text:p>
          </table:table-cell>
          <table:table-cell office:value-type="float" office:value="139.14" calcext:value-type="float">
            <text:p>139.14</text:p>
          </table:table-cell>
          <table:table-cell office:value-type="float" office:value="0" calcext:value-type="float">
            <text:p>0</text:p>
          </table:table-cell>
          <table:table-cell office:value-type="float" office:value="38.50012" calcext:value-type="float">
            <text:p>38.50012</text:p>
          </table:table-cell>
          <table:table-cell office:value-type="float" office:value="13.21851" calcext:value-type="float">
            <text:p>13.21851</text:p>
          </table:table-cell>
          <table:table-cell office:value-type="float" office:value="30.53549" calcext:value-type="float">
            <text:p>30.53549</text:p>
          </table:table-cell>
          <table:table-cell office:value-type="float" office:value="16.58163" calcext:value-type="float">
            <text:p>16.58163</text:p>
          </table:table-cell>
          <table:table-cell office:value-type="float" office:value="27.30124" calcext:value-type="float">
            <text:p>27.30124</text:p>
          </table:table-cell>
          <table:table-cell office:value-type="float" office:value="18.27759" calcext:value-type="float">
            <text:p>18.27759</text:p>
          </table:table-cell>
          <table:table-cell office:value-type="float" office:value="25.05811" calcext:value-type="float">
            <text:p>25.05811</text:p>
          </table:table-cell>
          <table:table-cell office:value-type="float" office:value="19.47034" calcext:value-type="float">
            <text:p>19.47034</text:p>
          </table:table-cell>
          <table:table-cell office:value-type="float" office:value="23.81027" calcext:value-type="float">
            <text:p>23.81027</text:p>
          </table:table-cell>
          <table:table-cell office:value-type="float" office:value="20.08896" calcext:value-type="float">
            <text:p>20.08896</text:p>
          </table:table-cell>
          <table:table-cell office:value-type="float" office:value="22.6723" calcext:value-type="float">
            <text:p>22.6723</text:p>
          </table:table-cell>
          <table:table-cell office:value-type="float" office:value="20.62238" calcext:value-type="float">
            <text:p>20.62238</text:p>
          </table:table-cell>
          <table:table-cell office:value-type="float" office:value="21.93069" calcext:value-type="float">
            <text:p>21.93069</text:p>
          </table:table-cell>
          <table:table-cell office:value-type="float" office:value="20.79471" calcext:value-type="float">
            <text:p>20.79471</text:p>
          </table:table-cell>
          <table:table-cell office:value-type="float" office:value="20.99506" calcext:value-type="float">
            <text:p>20.99506</text:p>
          </table:table-cell>
          <table:table-cell office:value-type="float" office:value="20.81442" calcext:value-type="float">
            <text:p>20.81442</text:p>
          </table:table-cell>
          <table:table-cell office:value-type="float" office:value="20.3371" calcext:value-type="float">
            <text:p>20.3371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5314" calcext:value-type="float">
            <text:p>18.5314</text:p>
          </table:table-cell>
          <table:table-cell office:value-type="float" office:value="18.50247" calcext:value-type="float">
            <text:p>18.50247</text:p>
          </table:table-cell>
          <table:table-cell office:value-type="float" office:value="16.89114" calcext:value-type="float">
            <text:p>16.89114</text:p>
          </table:table-cell>
          <table:table-cell office:value-type="float" office:value="16.80408" calcext:value-type="float">
            <text:p>16.80408</text:p>
          </table:table-cell>
          <table:table-cell office:value-type="float" office:value="15.48114" calcext:value-type="float">
            <text:p>15.48114</text:p>
          </table:table-cell>
          <table:table-cell office:value-type="float" office:value="15.35721" calcext:value-type="float">
            <text:p>15.35721</text:p>
          </table:table-cell>
          <table:table-cell office:value-type="float" office:value="14.35165" calcext:value-type="float">
            <text:p>14.35165</text:p>
          </table:table-cell>
          <table:table-cell office:value-type="float" office:value="14.23273" calcext:value-type="float">
            <text:p>14.23273</text:p>
          </table:table-cell>
          <table:table-cell office:value-type="float" office:value="13.70743" calcext:value-type="float">
            <text:p>13.70743</text:p>
          </table:table-cell>
          <table:table-cell office:value-type="float" office:value="13.60025" calcext:value-type="float">
            <text:p>13.60025</text:p>
          </table:table-cell>
          <table:table-cell office:value-type="float" office:value="38.50006" calcext:value-type="float">
            <text:p>38.50006</text:p>
          </table:table-cell>
          <table:table-cell office:value-type="float" office:value="13.21851" calcext:value-type="float">
            <text:p>13.21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29.82528" calcext:value-type="float">
            <text:p>29.82528</text:p>
          </table:table-cell>
          <table:table-cell office:value-type="float" office:value="28.81" calcext:value-type="float">
            <text:p>28.81</text:p>
          </table:table-cell>
          <table:table-cell office:value-type="float" office:value="13.47" calcext:value-type="float">
            <text:p>13.47</text:p>
          </table:table-cell>
          <table:table-cell office:value-type="float" office:value="1.940276" calcext:value-type="float">
            <text:p>1.940276</text:p>
          </table:table-cell>
          <table:table-cell office:value-type="float" office:value="1.261202" calcext:value-type="float">
            <text:p>1.261202</text:p>
          </table:table-cell>
          <table:table-cell office:value-type="float" office:value="337.608" calcext:value-type="float">
            <text:p>337.608</text:p>
          </table:table-cell>
          <table:table-cell office:value-type="float" office:value="0" calcext:value-type="float">
            <text:p>0</text:p>
          </table:table-cell>
          <table:table-cell office:value-type="float" office:value="44.22281" calcext:value-type="float">
            <text:p>44.22281</text:p>
          </table:table-cell>
          <table:table-cell office:value-type="float" office:value="15.1561" calcext:value-type="float">
            <text:p>15.1561</text:p>
          </table:table-cell>
          <table:table-cell office:value-type="float" office:value="34.40744" calcext:value-type="float">
            <text:p>34.40744</text:p>
          </table:table-cell>
          <table:table-cell office:value-type="float" office:value="17.99985" calcext:value-type="float">
            <text:p>17.99985</text:p>
          </table:table-cell>
          <table:table-cell office:value-type="float" office:value="30.36758" calcext:value-type="float">
            <text:p>30.36758</text:p>
          </table:table-cell>
          <table:table-cell office:value-type="float" office:value="19.50269" calcext:value-type="float">
            <text:p>19.50269</text:p>
          </table:table-cell>
          <table:table-cell office:value-type="float" office:value="27.40536" calcext:value-type="float">
            <text:p>27.40536</text:p>
          </table:table-cell>
          <table:table-cell office:value-type="float" office:value="20.51642" calcext:value-type="float">
            <text:p>20.51642</text:p>
          </table:table-cell>
          <table:table-cell office:value-type="float" office:value="25.67648" calcext:value-type="float">
            <text:p>25.67648</text:p>
          </table:table-cell>
          <table:table-cell office:value-type="float" office:value="20.9986" calcext:value-type="float">
            <text:p>20.9986</text:p>
          </table:table-cell>
          <table:table-cell office:value-type="float" office:value="24.0907" calcext:value-type="float">
            <text:p>24.0907</text:p>
          </table:table-cell>
          <table:table-cell office:value-type="float" office:value="21.34641" calcext:value-type="float">
            <text:p>21.34641</text:p>
          </table:table-cell>
          <table:table-cell office:value-type="float" office:value="22.86789" calcext:value-type="float">
            <text:p>22.86789</text:p>
          </table:table-cell>
          <table:table-cell office:value-type="float" office:value="21.28903" calcext:value-type="float">
            <text:p>21.28903</text:p>
          </table:table-cell>
          <table:table-cell office:value-type="float" office:value="21.22879" calcext:value-type="float">
            <text:p>21.22879</text:p>
          </table:table-cell>
          <table:table-cell office:value-type="float" office:value="20.93735" calcext:value-type="float">
            <text:p>20.93735</text:p>
          </table:table-cell>
          <table:table-cell office:value-type="float" office:value="20.07217" calcext:value-type="float">
            <text:p>20.07217</text:p>
          </table:table-cell>
          <table:table-cell office:value-type="float" office:value="19.98975" calcext:value-type="float">
            <text:p>19.98975</text:p>
          </table:table-cell>
          <table:table-cell office:value-type="float" office:value="18.50204" calcext:value-type="float">
            <text:p>18.50204</text:p>
          </table:table-cell>
          <table:table-cell office:value-type="float" office:value="18.46698" calcext:value-type="float">
            <text:p>18.46698</text:p>
          </table:table-cell>
          <table:table-cell office:value-type="float" office:value="16.95154" calcext:value-type="float">
            <text:p>16.95154</text:p>
          </table:table-cell>
          <table:table-cell office:value-type="float" office:value="16.89188" calcext:value-type="float">
            <text:p>16.89188</text:p>
          </table:table-cell>
          <table:table-cell office:value-type="float" office:value="15.59229" calcext:value-type="float">
            <text:p>15.59229</text:p>
          </table:table-cell>
          <table:table-cell office:value-type="float" office:value="15.48236" calcext:value-type="float">
            <text:p>15.48236</text:p>
          </table:table-cell>
          <table:table-cell office:value-type="float" office:value="14.46887" calcext:value-type="float">
            <text:p>14.46887</text:p>
          </table:table-cell>
          <table:table-cell office:value-type="float" office:value="14.35294" calcext:value-type="float">
            <text:p>14.35294</text:p>
          </table:table-cell>
          <table:table-cell office:value-type="float" office:value="13.81726" calcext:value-type="float">
            <text:p>13.81726</text:p>
          </table:table-cell>
          <table:table-cell office:value-type="float" office:value="13.70856" calcext:value-type="float">
            <text:p>13.70856</text:p>
          </table:table-cell>
          <table:table-cell office:value-type="float" office:value="44.22272" calcext:value-type="float">
            <text:p>44.22272</text:p>
          </table:table-cell>
          <table:table-cell office:value-type="float" office:value="15.15613" calcext:value-type="float">
            <text:p>15.156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28.97388" calcext:value-type="float">
            <text:p>28.97388</text:p>
          </table:table-cell>
          <table:table-cell office:value-type="float" office:value="33.88" calcext:value-type="float">
            <text:p>33.88</text:p>
          </table:table-cell>
          <table:table-cell office:value-type="float" office:value="18.95" calcext:value-type="float">
            <text:p>18.95</text:p>
          </table:table-cell>
          <table:table-cell office:value-type="float" office:value="2.008276" calcext:value-type="float">
            <text:p>2.008276</text:p>
          </table:table-cell>
          <table:table-cell office:value-type="float" office:value="1.267551" calcext:value-type="float">
            <text:p>1.267551</text:p>
          </table:table-cell>
          <table:table-cell office:value-type="float" office:value="339.552" calcext:value-type="float">
            <text:p>339.552</text:p>
          </table:table-cell>
          <table:table-cell office:value-type="float" office:value="0" calcext:value-type="float">
            <text:p>0</text:p>
          </table:table-cell>
          <table:table-cell office:value-type="float" office:value="48.31848" calcext:value-type="float">
            <text:p>48.31848</text:p>
          </table:table-cell>
          <table:table-cell office:value-type="float" office:value="20.26846" calcext:value-type="float">
            <text:p>20.26846</text:p>
          </table:table-cell>
          <table:table-cell office:value-type="float" office:value="37.91476" calcext:value-type="float">
            <text:p>37.91476</text:p>
          </table:table-cell>
          <table:table-cell office:value-type="float" office:value="22.43448" calcext:value-type="float">
            <text:p>22.43448</text:p>
          </table:table-cell>
          <table:table-cell office:value-type="float" office:value="33.42325" calcext:value-type="float">
            <text:p>33.42325</text:p>
          </table:table-cell>
          <table:table-cell office:value-type="float" office:value="23.24063" calcext:value-type="float">
            <text:p>23.24063</text:p>
          </table:table-cell>
          <table:table-cell office:value-type="float" office:value="29.99927" calcext:value-type="float">
            <text:p>29.99927</text:p>
          </table:table-cell>
          <table:table-cell office:value-type="float" office:value="23.52066" calcext:value-type="float">
            <text:p>23.52066</text:p>
          </table:table-cell>
          <table:table-cell office:value-type="float" office:value="27.91867" calcext:value-type="float">
            <text:p>27.91867</text:p>
          </table:table-cell>
          <table:table-cell office:value-type="float" office:value="23.48581" calcext:value-type="float">
            <text:p>23.48581</text:p>
          </table:table-cell>
          <table:table-cell office:value-type="float" office:value="25.91132" calcext:value-type="float">
            <text:p>25.91132</text:p>
          </table:table-cell>
          <table:table-cell office:value-type="float" office:value="23.25549" calcext:value-type="float">
            <text:p>23.25549</text:p>
          </table:table-cell>
          <table:table-cell office:value-type="float" office:value="24.31094" calcext:value-type="float">
            <text:p>24.31094</text:p>
          </table:table-cell>
          <table:table-cell office:value-type="float" office:value="22.66113" calcext:value-type="float">
            <text:p>22.66113</text:p>
          </table:table-cell>
          <table:table-cell office:value-type="float" office:value="22.03036" calcext:value-type="float">
            <text:p>22.03036</text:p>
          </table:table-cell>
          <table:table-cell office:value-type="float" office:value="21.24011" calcext:value-type="float">
            <text:p>21.24011</text:p>
          </table:table-cell>
          <table:table-cell office:value-type="float" office:value="20.13721" calcext:value-type="float">
            <text:p>20.13721</text:p>
          </table:table-cell>
          <table:table-cell office:value-type="float" office:value="19.99084" calcext:value-type="float">
            <text:p>19.99084</text:p>
          </table:table-cell>
          <table:table-cell office:value-type="float" office:value="18.4682" calcext:value-type="float">
            <text:p>18.4682</text:p>
          </table:table-cell>
          <table:table-cell office:value-type="float" office:value="18.46042" calcext:value-type="float">
            <text:p>18.46042</text:p>
          </table:table-cell>
          <table:table-cell office:value-type="float" office:value="17.00186" calcext:value-type="float">
            <text:p>17.00186</text:p>
          </table:table-cell>
          <table:table-cell office:value-type="float" office:value="16.95209" calcext:value-type="float">
            <text:p>16.95209</text:p>
          </table:table-cell>
          <table:table-cell office:value-type="float" office:value="15.69034" calcext:value-type="float">
            <text:p>15.69034</text:p>
          </table:table-cell>
          <table:table-cell office:value-type="float" office:value="15.59332" calcext:value-type="float">
            <text:p>15.59332</text:p>
          </table:table-cell>
          <table:table-cell office:value-type="float" office:value="14.58133" calcext:value-type="float">
            <text:p>14.58133</text:p>
          </table:table-cell>
          <table:table-cell office:value-type="float" office:value="14.47003" calcext:value-type="float">
            <text:p>14.47003</text:p>
          </table:table-cell>
          <table:table-cell office:value-type="float" office:value="13.92538" calcext:value-type="float">
            <text:p>13.92538</text:p>
          </table:table-cell>
          <table:table-cell office:value-type="float" office:value="13.81839" calcext:value-type="float">
            <text:p>13.81839</text:p>
          </table:table-cell>
          <table:table-cell office:value-type="float" office:value="48.31836" calcext:value-type="float">
            <text:p>48.31836</text:p>
          </table:table-cell>
          <table:table-cell office:value-type="float" office:value="20.26849" calcext:value-type="float">
            <text:p>20.268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29.5992" calcext:value-type="float">
            <text:p>29.5992</text:p>
          </table:table-cell>
          <table:table-cell office:value-type="float" office:value="32.62" calcext:value-type="float">
            <text:p>32.62</text:p>
          </table:table-cell>
          <table:table-cell office:value-type="float" office:value="21.37" calcext:value-type="float">
            <text:p>21.37</text:p>
          </table:table-cell>
          <table:table-cell office:value-type="float" office:value="1.833631" calcext:value-type="float">
            <text:p>1.833631</text:p>
          </table:table-cell>
          <table:table-cell office:value-type="float" office:value="1.141286" calcext:value-type="float">
            <text:p>1.141286</text:p>
          </table:table-cell>
          <table:table-cell office:value-type="float" office:value="465.912" calcext:value-type="float">
            <text:p>465.912</text:p>
          </table:table-cell>
          <table:table-cell office:value-type="float" office:value="0" calcext:value-type="float">
            <text:p>0</text:p>
          </table:table-cell>
          <table:table-cell office:value-type="float" office:value="47.71219" calcext:value-type="float">
            <text:p>47.71219</text:p>
          </table:table-cell>
          <table:table-cell office:value-type="float" office:value="22.31989" calcext:value-type="float">
            <text:p>22.31989</text:p>
          </table:table-cell>
          <table:table-cell office:value-type="float" office:value="38.38968" calcext:value-type="float">
            <text:p>38.38968</text:p>
          </table:table-cell>
          <table:table-cell office:value-type="float" office:value="24.43848" calcext:value-type="float">
            <text:p>24.43848</text:p>
          </table:table-cell>
          <table:table-cell office:value-type="float" office:value="34.14783" calcext:value-type="float">
            <text:p>34.14783</text:p>
          </table:table-cell>
          <table:table-cell office:value-type="float" office:value="25.19556" calcext:value-type="float">
            <text:p>25.19556</text:p>
          </table:table-cell>
          <table:table-cell office:value-type="float" office:value="30.91266" calcext:value-type="float">
            <text:p>30.91266</text:p>
          </table:table-cell>
          <table:table-cell office:value-type="float" office:value="25.37463" calcext:value-type="float">
            <text:p>25.37463</text:p>
          </table:table-cell>
          <table:table-cell office:value-type="float" office:value="28.9071" calcext:value-type="float">
            <text:p>28.9071</text:p>
          </table:table-cell>
          <table:table-cell office:value-type="float" office:value="25.22507" calcext:value-type="float">
            <text:p>25.22507</text:p>
          </table:table-cell>
          <table:table-cell office:value-type="float" office:value="26.91196" calcext:value-type="float">
            <text:p>26.91196</text:p>
          </table:table-cell>
          <table:table-cell office:value-type="float" office:value="24.8157" calcext:value-type="float">
            <text:p>24.8157</text:p>
          </table:table-cell>
          <table:table-cell office:value-type="float" office:value="25.29242" calcext:value-type="float">
            <text:p>25.29242</text:p>
          </table:table-cell>
          <table:table-cell office:value-type="float" office:value="23.97217" calcext:value-type="float">
            <text:p>23.97217</text:p>
          </table:table-cell>
          <table:table-cell office:value-type="float" office:value="22.89941" calcext:value-type="float">
            <text:p>22.89941</text:p>
          </table:table-cell>
          <table:table-cell office:value-type="float" office:value="22.04498" calcext:value-type="float">
            <text:p>22.04498</text:p>
          </table:table-cell>
          <table:table-cell office:value-type="float" office:value="20.48746" calcext:value-type="float">
            <text:p>20.48746</text:p>
          </table:table-cell>
          <table:table-cell office:value-type="float" office:value="20.14011" calcext:value-type="float">
            <text:p>20.14011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18.46854" calcext:value-type="float">
            <text:p>18.46854</text:p>
          </table:table-cell>
          <table:table-cell office:value-type="float" office:value="17.06207" calcext:value-type="float">
            <text:p>17.06207</text:p>
          </table:table-cell>
          <table:table-cell office:value-type="float" office:value="17.00241" calcext:value-type="float">
            <text:p>17.00241</text:p>
          </table:table-cell>
          <table:table-cell office:value-type="float" office:value="15.7803" calcext:value-type="float">
            <text:p>15.7803</text:p>
          </table:table-cell>
          <table:table-cell office:value-type="float" office:value="15.69131" calcext:value-type="float">
            <text:p>15.69131</text:p>
          </table:table-cell>
          <table:table-cell office:value-type="float" office:value="14.68851" calcext:value-type="float">
            <text:p>14.68851</text:p>
          </table:table-cell>
          <table:table-cell office:value-type="float" office:value="14.58246" calcext:value-type="float">
            <text:p>14.58246</text:p>
          </table:table-cell>
          <table:table-cell office:value-type="float" office:value="14.03229" calcext:value-type="float">
            <text:p>14.03229</text:p>
          </table:table-cell>
          <table:table-cell office:value-type="float" office:value="13.92651" calcext:value-type="float">
            <text:p>13.92651</text:p>
          </table:table-cell>
          <table:table-cell office:value-type="float" office:value="47.71207" calcext:value-type="float">
            <text:p>47.71207</text:p>
          </table:table-cell>
          <table:table-cell office:value-type="float" office:value="22.31989" calcext:value-type="float">
            <text:p>22.319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12.24828" calcext:value-type="float">
            <text:p>12.24828</text:p>
          </table:table-cell>
          <table:table-cell office:value-type="float" office:value="29.23" calcext:value-type="float">
            <text:p>29.23</text:p>
          </table:table-cell>
          <table:table-cell office:value-type="float" office:value="20.49" calcext:value-type="float">
            <text:p>20.49</text:p>
          </table:table-cell>
          <table:table-cell office:value-type="float" office:value="1.929106" calcext:value-type="float">
            <text:p>1.929106</text:p>
          </table:table-cell>
          <table:table-cell office:value-type="float" office:value="1.652752" calcext:value-type="float">
            <text:p>1.652752</text:p>
          </table:table-cell>
          <table:table-cell office:value-type="float" office:value="269.568" calcext:value-type="float">
            <text:p>269.568</text:p>
          </table:table-cell>
          <table:table-cell office:value-type="float" office:value="24.4" calcext:value-type="float">
            <text:p>24.4</text:p>
          </table:table-cell>
          <table:table-cell office:value-type="float" office:value="30.28973" calcext:value-type="float">
            <text:p>30.28973</text:p>
          </table:table-cell>
          <table:table-cell office:value-type="float" office:value="20.49301" calcext:value-type="float">
            <text:p>20.49301</text:p>
          </table:table-cell>
          <table:table-cell office:value-type="float" office:value="27.62811" calcext:value-type="float">
            <text:p>27.62811</text:p>
          </table:table-cell>
          <table:table-cell office:value-type="float" office:value="22.11972" calcext:value-type="float">
            <text:p>22.11972</text:p>
          </table:table-cell>
          <table:table-cell office:value-type="float" office:value="28.36691" calcext:value-type="float">
            <text:p>28.36691</text:p>
          </table:table-cell>
          <table:table-cell office:value-type="float" office:value="23.49091" calcext:value-type="float">
            <text:p>23.49091</text:p>
          </table:table-cell>
          <table:table-cell office:value-type="float" office:value="28.41129" calcext:value-type="float">
            <text:p>28.41129</text:p>
          </table:table-cell>
          <table:table-cell office:value-type="float" office:value="24.35208" calcext:value-type="float">
            <text:p>24.35208</text:p>
          </table:table-cell>
          <table:table-cell office:value-type="float" office:value="27.84061" calcext:value-type="float">
            <text:p>27.84061</text:p>
          </table:table-cell>
          <table:table-cell office:value-type="float" office:value="24.62061" calcext:value-type="float">
            <text:p>24.62061</text:p>
          </table:table-cell>
          <table:table-cell office:value-type="float" office:value="26.8259" calcext:value-type="float">
            <text:p>26.8259</text:p>
          </table:table-cell>
          <table:table-cell office:value-type="float" office:value="24.71298" calcext:value-type="float">
            <text:p>24.71298</text:p>
          </table:table-cell>
          <table:table-cell office:value-type="float" office:value="25.30853" calcext:value-type="float">
            <text:p>25.30853</text:p>
          </table:table-cell>
          <table:table-cell office:value-type="float" office:value="24.25818" calcext:value-type="float">
            <text:p>24.25818</text:p>
          </table:table-cell>
          <table:table-cell office:value-type="float" office:value="23.2135" calcext:value-type="float">
            <text:p>23.2135</text:p>
          </table:table-cell>
          <table:table-cell office:value-type="float" office:value="22.91199" calcext:value-type="float">
            <text:p>22.91199</text:p>
          </table:table-cell>
          <table:table-cell office:value-type="float" office:value="20.87546" calcext:value-type="float">
            <text:p>20.87546</text:p>
          </table:table-cell>
          <table:table-cell office:value-type="float" office:value="20.49179" calcext:value-type="float">
            <text:p>20.49179</text:p>
          </table:table-cell>
          <table:table-cell office:value-type="float" office:value="18.68036" calcext:value-type="float">
            <text:p>18.68036</text:p>
          </table:table-cell>
          <table:table-cell office:value-type="float" office:value="18.54065" calcext:value-type="float">
            <text:p>18.54065</text:p>
          </table:table-cell>
          <table:table-cell office:value-type="float" office:value="17.1456" calcext:value-type="float">
            <text:p>17.1456</text:p>
          </table:table-cell>
          <table:table-cell office:value-type="float" office:value="17.06277" calcext:value-type="float">
            <text:p>17.06277</text:p>
          </table:table-cell>
          <table:table-cell office:value-type="float" office:value="15.86877" calcext:value-type="float">
            <text:p>15.86877</text:p>
          </table:table-cell>
          <table:table-cell office:value-type="float" office:value="15.78119" calcext:value-type="float">
            <text:p>15.78119</text:p>
          </table:table-cell>
          <table:table-cell office:value-type="float" office:value="14.79102" calcext:value-type="float">
            <text:p>14.79102</text:p>
          </table:table-cell>
          <table:table-cell office:value-type="float" office:value="14.68961" calcext:value-type="float">
            <text:p>14.68961</text:p>
          </table:table-cell>
          <table:table-cell office:value-type="float" office:value="14.13641" calcext:value-type="float">
            <text:p>14.13641</text:p>
          </table:table-cell>
          <table:table-cell office:value-type="float" office:value="14.03339" calcext:value-type="float">
            <text:p>14.03339</text:p>
          </table:table-cell>
          <table:table-cell office:value-type="float" office:value="30.2897" calcext:value-type="float">
            <text:p>30.2897</text:p>
          </table:table-cell>
          <table:table-cell office:value-type="float" office:value="19.46512" calcext:value-type="float">
            <text:p>19.465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26.88444" calcext:value-type="float">
            <text:p>26.88444</text:p>
          </table:table-cell>
          <table:table-cell office:value-type="float" office:value="30.58" calcext:value-type="float">
            <text:p>30.58</text:p>
          </table:table-cell>
          <table:table-cell office:value-type="float" office:value="17.76" calcext:value-type="float">
            <text:p>17.76</text:p>
          </table:table-cell>
          <table:table-cell office:value-type="float" office:value="2.000702" calcext:value-type="float">
            <text:p>2.000702</text:p>
          </table:table-cell>
          <table:table-cell office:value-type="float" office:value="1.479063" calcext:value-type="float">
            <text:p>1.479063</text:p>
          </table:table-cell>
          <table:table-cell office:value-type="float" office:value="244.62" calcext:value-type="float">
            <text:p>244.62</text:p>
          </table:table-cell>
          <table:table-cell office:value-type="float" office:value="0" calcext:value-type="float">
            <text:p>0</text:p>
          </table:table-cell>
          <table:table-cell office:value-type="float" office:value="30.83023" calcext:value-type="float">
            <text:p>30.83023</text:p>
          </table:table-cell>
          <table:table-cell office:value-type="float" office:value="18.33008" calcext:value-type="float">
            <text:p>18.33008</text:p>
          </table:table-cell>
          <table:table-cell office:value-type="float" office:value="27.65778" calcext:value-type="float">
            <text:p>27.65778</text:p>
          </table:table-cell>
          <table:table-cell office:value-type="float" office:value="20.06442" calcext:value-type="float">
            <text:p>20.06442</text:p>
          </table:table-cell>
          <table:table-cell office:value-type="float" office:value="26.35022" calcext:value-type="float">
            <text:p>26.35022</text:p>
          </table:table-cell>
          <table:table-cell office:value-type="float" office:value="21.49719" calcext:value-type="float">
            <text:p>21.49719</text:p>
          </table:table-cell>
          <table:table-cell office:value-type="float" office:value="25.42737" calcext:value-type="float">
            <text:p>25.42737</text:p>
          </table:table-cell>
          <table:table-cell office:value-type="float" office:value="22.46695" calcext:value-type="float">
            <text:p>22.46695</text:p>
          </table:table-cell>
          <table:table-cell office:value-type="float" office:value="24.81174" calcext:value-type="float">
            <text:p>24.81174</text:p>
          </table:table-cell>
          <table:table-cell office:value-type="float" office:value="22.94778" calcext:value-type="float">
            <text:p>22.94778</text:p>
          </table:table-cell>
          <table:table-cell office:value-type="float" office:value="24.68076" calcext:value-type="float">
            <text:p>24.68076</text:p>
          </table:table-cell>
          <table:table-cell office:value-type="float" office:value="23.28497" calcext:value-type="float">
            <text:p>23.28497</text:p>
          </table:table-cell>
          <table:table-cell office:value-type="float" office:value="24.24295" calcext:value-type="float">
            <text:p>24.24295</text:p>
          </table:table-cell>
          <table:table-cell office:value-type="float" office:value="23.20175" calcext:value-type="float">
            <text:p>23.20175</text:p>
          </table:table-cell>
          <table:table-cell office:value-type="float" office:value="23.17737" calcext:value-type="float">
            <text:p>23.17737</text:p>
          </table:table-cell>
          <table:table-cell office:value-type="float" office:value="22.69" calcext:value-type="float">
            <text:p>22.69</text:p>
          </table:table-cell>
          <table:table-cell office:value-type="float" office:value="20.99387" calcext:value-type="float">
            <text:p>20.99387</text:p>
          </table:table-cell>
          <table:table-cell office:value-type="float" office:value="20.87836" calcext:value-type="float">
            <text:p>20.87836</text:p>
          </table:table-cell>
          <table:table-cell office:value-type="float" office:value="18.83527" calcext:value-type="float">
            <text:p>18.83527</text:p>
          </table:table-cell>
          <table:table-cell office:value-type="float" office:value="18.68207" calcext:value-type="float">
            <text:p>18.68207</text:p>
          </table:table-cell>
          <table:table-cell office:value-type="float" office:value="17.25253" calcext:value-type="float">
            <text:p>17.25253</text:p>
          </table:table-cell>
          <table:table-cell office:value-type="float" office:value="17.14661" calcext:value-type="float">
            <text:p>17.14661</text:p>
          </table:table-cell>
          <table:table-cell office:value-type="float" office:value="15.96231" calcext:value-type="float">
            <text:p>15.96231</text:p>
          </table:table-cell>
          <table:table-cell office:value-type="float" office:value="15.86972" calcext:value-type="float">
            <text:p>15.86972</text:p>
          </table:table-cell>
          <table:table-cell office:value-type="float" office:value="14.89102" calcext:value-type="float">
            <text:p>14.89102</text:p>
          </table:table-cell>
          <table:table-cell office:value-type="float" office:value="14.79205" calcext:value-type="float">
            <text:p>14.79205</text:p>
          </table:table-cell>
          <table:table-cell office:value-type="float" office:value="14.23727" calcext:value-type="float">
            <text:p>14.23727</text:p>
          </table:table-cell>
          <table:table-cell office:value-type="float" office:value="14.13751" calcext:value-type="float">
            <text:p>14.13751</text:p>
          </table:table-cell>
          <table:table-cell office:value-type="float" office:value="32.95422" calcext:value-type="float">
            <text:p>32.95422</text:p>
          </table:table-cell>
          <table:table-cell office:value-type="float" office:value="17.32156" calcext:value-type="float">
            <text:p>17.321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27.77688" calcext:value-type="float">
            <text:p>27.77688</text:p>
          </table:table-cell>
          <table:table-cell office:value-type="float" office:value="30.11" calcext:value-type="float">
            <text:p>30.11</text:p>
          </table:table-cell>
          <table:table-cell office:value-type="float" office:value="18.31" calcext:value-type="float">
            <text:p>18.31</text:p>
          </table:table-cell>
          <table:table-cell office:value-type="float" office:value="1.950677" calcext:value-type="float">
            <text:p>1.950677</text:p>
          </table:table-cell>
          <table:table-cell office:value-type="float" office:value="1.361774" calcext:value-type="float">
            <text:p>1.361774</text:p>
          </table:table-cell>
          <table:table-cell office:value-type="float" office:value="292.644" calcext:value-type="float">
            <text:p>292.644</text:p>
          </table:table-cell>
          <table:table-cell office:value-type="float" office:value="0" calcext:value-type="float">
            <text:p>0</text:p>
          </table:table-cell>
          <table:table-cell office:value-type="float" office:value="41.59695" calcext:value-type="float">
            <text:p>41.59695</text:p>
          </table:table-cell>
          <table:table-cell office:value-type="float" office:value="19.92154" calcext:value-type="float">
            <text:p>19.92154</text:p>
          </table:table-cell>
          <table:table-cell office:value-type="float" office:value="33.77032" calcext:value-type="float">
            <text:p>33.77032</text:p>
          </table:table-cell>
          <table:table-cell office:value-type="float" office:value="21.97827" calcext:value-type="float">
            <text:p>21.97827</text:p>
          </table:table-cell>
          <table:table-cell office:value-type="float" office:value="30.56226" calcext:value-type="float">
            <text:p>30.56226</text:p>
          </table:table-cell>
          <table:table-cell office:value-type="float" office:value="22.88449" calcext:value-type="float">
            <text:p>22.88449</text:p>
          </table:table-cell>
          <table:table-cell office:value-type="float" office:value="28.17499" calcext:value-type="float">
            <text:p>28.17499</text:p>
          </table:table-cell>
          <table:table-cell office:value-type="float" office:value="23.35165" calcext:value-type="float">
            <text:p>23.35165</text:p>
          </table:table-cell>
          <table:table-cell office:value-type="float" office:value="26.75446" calcext:value-type="float">
            <text:p>26.75446</text:p>
          </table:table-cell>
          <table:table-cell office:value-type="float" office:value="23.49313" calcext:value-type="float">
            <text:p>23.49313</text:p>
          </table:table-cell>
          <table:table-cell office:value-type="float" office:value="25.37946" calcext:value-type="float">
            <text:p>25.37946</text:p>
          </table:table-cell>
          <table:table-cell office:value-type="float" office:value="23.50723" calcext:value-type="float">
            <text:p>23.50723</text:p>
          </table:table-cell>
          <table:table-cell office:value-type="float" office:value="24.297" calcext:value-type="float">
            <text:p>24.297</text:p>
          </table:table-cell>
          <table:table-cell office:value-type="float" office:value="23.22055" calcext:value-type="float">
            <text:p>23.22055</text:p>
          </table:table-cell>
          <table:table-cell office:value-type="float" office:value="22.73389" calcext:value-type="float">
            <text:p>22.73389</text:p>
          </table:table-cell>
          <table:table-cell office:value-type="float" office:value="22.58176" calcext:value-type="float">
            <text:p>22.58176</text:p>
          </table:table-cell>
          <table:table-cell office:value-type="float" office:value="21.00537" calcext:value-type="float">
            <text:p>21.00537</text:p>
          </table:table-cell>
          <table:table-cell office:value-type="float" office:value="20.99399" calcext:value-type="float">
            <text:p>20.99399</text:p>
          </table:table-cell>
          <table:table-cell office:value-type="float" office:value="18.95349" calcext:value-type="float">
            <text:p>18.95349</text:p>
          </table:table-cell>
          <table:table-cell office:value-type="float" office:value="18.83667" calcext:value-type="float">
            <text:p>18.83667</text:p>
          </table:table-cell>
          <table:table-cell office:value-type="float" office:value="17.36432" calcext:value-type="float">
            <text:p>17.36432</text:p>
          </table:table-cell>
          <table:table-cell office:value-type="float" office:value="17.25372" calcext:value-type="float">
            <text:p>17.25372</text:p>
          </table:table-cell>
          <table:table-cell office:value-type="float" office:value="16.06104" calcext:value-type="float">
            <text:p>16.06104</text:p>
          </table:table-cell>
          <table:table-cell office:value-type="float" office:value="15.96332" calcext:value-type="float">
            <text:p>15.96332</text:p>
          </table:table-cell>
          <table:table-cell office:value-type="float" office:value="14.99002" calcext:value-type="float">
            <text:p>14.99002</text:p>
          </table:table-cell>
          <table:table-cell office:value-type="float" office:value="14.89203" calcext:value-type="float">
            <text:p>14.89203</text:p>
          </table:table-cell>
          <table:table-cell office:value-type="float" office:value="14.33627" calcext:value-type="float">
            <text:p>14.33627</text:p>
          </table:table-cell>
          <table:table-cell office:value-type="float" office:value="14.23831" calcext:value-type="float">
            <text:p>14.23831</text:p>
          </table:table-cell>
          <table:table-cell office:value-type="float" office:value="41.59689" calcext:value-type="float">
            <text:p>41.59689</text:p>
          </table:table-cell>
          <table:table-cell office:value-type="float" office:value="19.92157" calcext:value-type="float">
            <text:p>19.921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27.92412" calcext:value-type="float">
            <text:p>27.92412</text:p>
          </table:table-cell>
          <table:table-cell office:value-type="float" office:value="30.74" calcext:value-type="float">
            <text:p>30.74</text:p>
          </table:table-cell>
          <table:table-cell office:value-type="float" office:value="19.34" calcext:value-type="float">
            <text:p>19.34</text:p>
          </table:table-cell>
          <table:table-cell office:value-type="float" office:value="2.016126" calcext:value-type="float">
            <text:p>2.016126</text:p>
          </table:table-cell>
          <table:table-cell office:value-type="float" office:value="1.349007" calcext:value-type="float">
            <text:p>1.349007</text:p>
          </table:table-cell>
          <table:table-cell office:value-type="float" office:value="224.856" calcext:value-type="float">
            <text:p>224.856</text:p>
          </table:table-cell>
          <table:table-cell office:value-type="float" office:value="0" calcext:value-type="float">
            <text:p>0</text:p>
          </table:table-cell>
          <table:table-cell office:value-type="float" office:value="41.57126" calcext:value-type="float">
            <text:p>41.57126</text:p>
          </table:table-cell>
          <table:table-cell office:value-type="float" office:value="21.20441" calcext:value-type="float">
            <text:p>21.20441</text:p>
          </table:table-cell>
          <table:table-cell office:value-type="float" office:value="34.31821" calcext:value-type="float">
            <text:p>34.31821</text:p>
          </table:table-cell>
          <table:table-cell office:value-type="float" office:value="23.24777" calcext:value-type="float">
            <text:p>23.24777</text:p>
          </table:table-cell>
          <table:table-cell office:value-type="float" office:value="31.15253" calcext:value-type="float">
            <text:p>31.15253</text:p>
          </table:table-cell>
          <table:table-cell office:value-type="float" office:value="24.10608" calcext:value-type="float">
            <text:p>24.10608</text:p>
          </table:table-cell>
          <table:table-cell office:value-type="float" office:value="28.78571" calcext:value-type="float">
            <text:p>28.78571</text:p>
          </table:table-cell>
          <table:table-cell office:value-type="float" office:value="24.47699" calcext:value-type="float">
            <text:p>24.47699</text:p>
          </table:table-cell>
          <table:table-cell office:value-type="float" office:value="27.36957" calcext:value-type="float">
            <text:p>27.36957</text:p>
          </table:table-cell>
          <table:table-cell office:value-type="float" office:value="24.51892" calcext:value-type="float">
            <text:p>24.51892</text:p>
          </table:table-cell>
          <table:table-cell office:value-type="float" office:value="25.95996" calcext:value-type="float">
            <text:p>25.95996</text:p>
          </table:table-cell>
          <table:table-cell office:value-type="float" office:value="24.37317" calcext:value-type="float">
            <text:p>24.37317</text:p>
          </table:table-cell>
          <table:table-cell office:value-type="float" office:value="24.80258" calcext:value-type="float">
            <text:p>24.80258</text:p>
          </table:table-cell>
          <table:table-cell office:value-type="float" office:value="23.86621" calcext:value-type="float">
            <text:p>23.86621</text:p>
          </table:table-cell>
          <table:table-cell office:value-type="float" office:value="23.08966" calcext:value-type="float">
            <text:p>23.08966</text:p>
          </table:table-cell>
          <table:table-cell office:value-type="float" office:value="22.74115" calcext:value-type="float">
            <text:p>22.74115</text:p>
          </table:table-cell>
          <table:table-cell office:value-type="float" office:value="21.12411" calcext:value-type="float">
            <text:p>21.12411</text:p>
          </table:table-cell>
          <table:table-cell office:value-type="float" office:value="21.0061" calcext:value-type="float">
            <text:p>21.0061</text:p>
          </table:table-cell>
          <table:table-cell office:value-type="float" office:value="19.05856" calcext:value-type="float">
            <text:p>19.05856</text:p>
          </table:table-cell>
          <table:table-cell office:value-type="float" office:value="18.95456" calcext:value-type="float">
            <text:p>18.95456</text:p>
          </table:table-cell>
          <table:table-cell office:value-type="float" office:value="17.4715" calcext:value-type="float">
            <text:p>17.4715</text:p>
          </table:table-cell>
          <table:table-cell office:value-type="float" office:value="17.36545" calcext:value-type="float">
            <text:p>17.36545</text:p>
          </table:table-cell>
          <table:table-cell office:value-type="float" office:value="16.16229" calcext:value-type="float">
            <text:p>16.16229</text:p>
          </table:table-cell>
          <table:table-cell office:value-type="float" office:value="16.06207" calcext:value-type="float">
            <text:p>16.06207</text:p>
          </table:table-cell>
          <table:table-cell office:value-type="float" office:value="15.08914" calcext:value-type="float">
            <text:p>15.08914</text:p>
          </table:table-cell>
          <table:table-cell office:value-type="float" office:value="14.99106" calcext:value-type="float">
            <text:p>14.99106</text:p>
          </table:table-cell>
          <table:table-cell office:value-type="float" office:value="14.43356" calcext:value-type="float">
            <text:p>14.43356</text:p>
          </table:table-cell>
          <table:table-cell office:value-type="float" office:value="14.33728" calcext:value-type="float">
            <text:p>14.33728</text:p>
          </table:table-cell>
          <table:table-cell office:value-type="float" office:value="41.57117" calcext:value-type="float">
            <text:p>41.57117</text:p>
          </table:table-cell>
          <table:table-cell office:value-type="float" office:value="21.20444" calcext:value-type="float">
            <text:p>21.20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25.49448" calcext:value-type="float">
            <text:p>25.49448</text:p>
          </table:table-cell>
          <table:table-cell office:value-type="float" office:value="32.701" calcext:value-type="float">
            <text:p>32.701</text:p>
          </table:table-cell>
          <table:table-cell office:value-type="float" office:value="20.71" calcext:value-type="float">
            <text:p>20.71</text:p>
          </table:table-cell>
          <table:table-cell office:value-type="float" office:value="2.284357" calcext:value-type="float">
            <text:p>2.284357</text:p>
          </table:table-cell>
          <table:table-cell office:value-type="float" office:value="1.425469" calcext:value-type="float">
            <text:p>1.425469</text:p>
          </table:table-cell>
          <table:table-cell office:value-type="float" office:value="147.744" calcext:value-type="float">
            <text:p>147.744</text:p>
          </table:table-cell>
          <table:table-cell office:value-type="float" office:value="20.6" calcext:value-type="float">
            <text:p>20.6</text:p>
          </table:table-cell>
          <table:table-cell office:value-type="float" office:value="37.30066" calcext:value-type="float">
            <text:p>37.30066</text:p>
          </table:table-cell>
          <table:table-cell office:value-type="float" office:value="22.05096" calcext:value-type="float">
            <text:p>22.05096</text:p>
          </table:table-cell>
          <table:table-cell office:value-type="float" office:value="31.36475" calcext:value-type="float">
            <text:p>31.36475</text:p>
          </table:table-cell>
          <table:table-cell office:value-type="float" office:value="23.92734" calcext:value-type="float">
            <text:p>23.92734</text:p>
          </table:table-cell>
          <table:table-cell office:value-type="float" office:value="29.48907" calcext:value-type="float">
            <text:p>29.48907</text:p>
          </table:table-cell>
          <table:table-cell office:value-type="float" office:value="24.72263" calcext:value-type="float">
            <text:p>24.72263</text:p>
          </table:table-cell>
          <table:table-cell office:value-type="float" office:value="27.83441" calcext:value-type="float">
            <text:p>27.83441</text:p>
          </table:table-cell>
          <table:table-cell office:value-type="float" office:value="25.0553" calcext:value-type="float">
            <text:p>25.0553</text:p>
          </table:table-cell>
          <table:table-cell office:value-type="float" office:value="26.76944" calcext:value-type="float">
            <text:p>26.76944</text:p>
          </table:table-cell>
          <table:table-cell office:value-type="float" office:value="25.06836" calcext:value-type="float">
            <text:p>25.06836</text:p>
          </table:table-cell>
          <table:table-cell office:value-type="float" office:value="25.91699" calcext:value-type="float">
            <text:p>25.91699</text:p>
          </table:table-cell>
          <table:table-cell office:value-type="float" office:value="24.8775" calcext:value-type="float">
            <text:p>24.8775</text:p>
          </table:table-cell>
          <table:table-cell office:value-type="float" office:value="24.8194" calcext:value-type="float">
            <text:p>24.8194</text:p>
          </table:table-cell>
          <table:table-cell office:value-type="float" office:value="24.31259" calcext:value-type="float">
            <text:p>24.31259</text:p>
          </table:table-cell>
          <table:table-cell office:value-type="float" office:value="23.35913" calcext:value-type="float">
            <text:p>23.35913</text:p>
          </table:table-cell>
          <table:table-cell office:value-type="float" office:value="23.09714" calcext:value-type="float">
            <text:p>23.09714</text:p>
          </table:table-cell>
          <table:table-cell office:value-type="float" office:value="21.31061" calcext:value-type="float">
            <text:p>21.31061</text:p>
          </table:table-cell>
          <table:table-cell office:value-type="float" office:value="21.12589" calcext:value-type="float">
            <text:p>21.12589</text:p>
          </table:table-cell>
          <table:table-cell office:value-type="float" office:value="19.17633" calcext:value-type="float">
            <text:p>19.17633</text:p>
          </table:table-cell>
          <table:table-cell office:value-type="float" office:value="19.05969" calcext:value-type="float">
            <text:p>19.05969</text:p>
          </table:table-cell>
          <table:table-cell office:value-type="float" office:value="17.57825" calcext:value-type="float">
            <text:p>17.57825</text:p>
          </table:table-cell>
          <table:table-cell office:value-type="float" office:value="17.4726" calcext:value-type="float">
            <text:p>17.4726</text:p>
          </table:table-cell>
          <table:table-cell office:value-type="float" office:value="16.2645" calcext:value-type="float">
            <text:p>16.2645</text:p>
          </table:table-cell>
          <table:table-cell office:value-type="float" office:value="16.16336" calcext:value-type="float">
            <text:p>16.16336</text:p>
          </table:table-cell>
          <table:table-cell office:value-type="float" office:value="15.1882" calcext:value-type="float">
            <text:p>15.1882</text:p>
          </table:table-cell>
          <table:table-cell office:value-type="float" office:value="15.09018" calcext:value-type="float">
            <text:p>15.09018</text:p>
          </table:table-cell>
          <table:table-cell office:value-type="float" office:value="14.52966" calcext:value-type="float">
            <text:p>14.52966</text:p>
          </table:table-cell>
          <table:table-cell office:value-type="float" office:value="14.4346" calcext:value-type="float">
            <text:p>14.4346</text:p>
          </table:table-cell>
          <table:table-cell office:value-type="float" office:value="37.30063" calcext:value-type="float">
            <text:p>37.30063</text:p>
          </table:table-cell>
          <table:table-cell office:value-type="float" office:value="21.99524" calcext:value-type="float">
            <text:p>21.995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11.9772" calcext:value-type="float">
            <text:p>11.9772</text:p>
          </table:table-cell>
          <table:table-cell office:value-type="float" office:value="23.35" calcext:value-type="float">
            <text:p>23.35</text:p>
          </table:table-cell>
          <table:table-cell office:value-type="float" office:value="15" calcext:value-type="float">
            <text:p>15</text:p>
          </table:table-cell>
          <table:table-cell office:value-type="float" office:value="2.285196" calcext:value-type="float">
            <text:p>2.285196</text:p>
          </table:table-cell>
          <table:table-cell office:value-type="float" office:value="1.220801" calcext:value-type="float">
            <text:p>1.220801</text:p>
          </table:table-cell>
          <table:table-cell office:value-type="float" office:value="332.64" calcext:value-type="float">
            <text:p>332.64</text:p>
          </table:table-cell>
          <table:table-cell office:value-type="float" office:value="0.5" calcext:value-type="float">
            <text:p>0.5</text:p>
          </table:table-cell>
          <table:table-cell office:value-type="float" office:value="24.44382" calcext:value-type="float">
            <text:p>24.44382</text:p>
          </table:table-cell>
          <table:table-cell office:value-type="float" office:value="15.1329" calcext:value-type="float">
            <text:p>15.1329</text:p>
          </table:table-cell>
          <table:table-cell office:value-type="float" office:value="24.00949" calcext:value-type="float">
            <text:p>24.00949</text:p>
          </table:table-cell>
          <table:table-cell office:value-type="float" office:value="17.33469" calcext:value-type="float">
            <text:p>17.33469</text:p>
          </table:table-cell>
          <table:table-cell office:value-type="float" office:value="25.01584" calcext:value-type="float">
            <text:p>25.01584</text:p>
          </table:table-cell>
          <table:table-cell office:value-type="float" office:value="19.23105" calcext:value-type="float">
            <text:p>19.23105</text:p>
          </table:table-cell>
          <table:table-cell office:value-type="float" office:value="25.59488" calcext:value-type="float">
            <text:p>25.59488</text:p>
          </table:table-cell>
          <table:table-cell office:value-type="float" office:value="20.81757" calcext:value-type="float">
            <text:p>20.81757</text:p>
          </table:table-cell>
          <table:table-cell office:value-type="float" office:value="25.62314" calcext:value-type="float">
            <text:p>25.62314</text:p>
          </table:table-cell>
          <table:table-cell office:value-type="float" office:value="21.70529" calcext:value-type="float">
            <text:p>21.70529</text:p>
          </table:table-cell>
          <table:table-cell office:value-type="float" office:value="25.41782" calcext:value-type="float">
            <text:p>25.41782</text:p>
          </table:table-cell>
          <table:table-cell office:value-type="float" office:value="22.59915" calcext:value-type="float">
            <text:p>22.59915</text:p>
          </table:table-cell>
          <table:table-cell office:value-type="float" office:value="24.70825" calcext:value-type="float">
            <text:p>24.70825</text:p>
          </table:table-cell>
          <table:table-cell office:value-type="float" office:value="22.92273" calcext:value-type="float">
            <text:p>22.92273</text:p>
          </table:table-cell>
          <table:table-cell office:value-type="float" office:value="23.38464" calcext:value-type="float">
            <text:p>23.38464</text:p>
          </table:table-cell>
          <table:table-cell office:value-type="float" office:value="22.91153" calcext:value-type="float">
            <text:p>22.91153</text:p>
          </table:table-cell>
          <table:table-cell office:value-type="float" office:value="21.40961" calcext:value-type="float">
            <text:p>21.40961</text:p>
          </table:table-cell>
          <table:table-cell office:value-type="float" office:value="21.31253" calcext:value-type="float">
            <text:p>21.31253</text:p>
          </table:table-cell>
          <table:table-cell office:value-type="float" office:value="19.3006" calcext:value-type="float">
            <text:p>19.3006</text:p>
          </table:table-cell>
          <table:table-cell office:value-type="float" office:value="19.17764" calcext:value-type="float">
            <text:p>19.17764</text:p>
          </table:table-cell>
          <table:table-cell office:value-type="float" office:value="17.68869" calcext:value-type="float">
            <text:p>17.68869</text:p>
          </table:table-cell>
          <table:table-cell office:value-type="float" office:value="17.57938" calcext:value-type="float">
            <text:p>17.57938</text:p>
          </table:table-cell>
          <table:table-cell office:value-type="float" office:value="16.36777" calcext:value-type="float">
            <text:p>16.36777</text:p>
          </table:table-cell>
          <table:table-cell office:value-type="float" office:value="16.26556" calcext:value-type="float">
            <text:p>16.26556</text:p>
          </table:table-cell>
          <table:table-cell office:value-type="float" office:value="15.28714" calcext:value-type="float">
            <text:p>15.28714</text:p>
          </table:table-cell>
          <table:table-cell office:value-type="float" office:value="15.18921" calcext:value-type="float">
            <text:p>15.18921</text:p>
          </table:table-cell>
          <table:table-cell office:value-type="float" office:value="14.62357" calcext:value-type="float">
            <text:p>14.62357</text:p>
          </table:table-cell>
          <table:table-cell office:value-type="float" office:value="14.53064" calcext:value-type="float">
            <text:p>14.53064</text:p>
          </table:table-cell>
          <table:table-cell office:value-type="float" office:value="25.448" calcext:value-type="float">
            <text:p>25.448</text:p>
          </table:table-cell>
          <table:table-cell office:value-type="float" office:value="15.18216" calcext:value-type="float">
            <text:p>15.182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24.37092" calcext:value-type="float">
            <text:p>24.37092</text:p>
          </table:table-cell>
          <table:table-cell office:value-type="float" office:value="32.381" calcext:value-type="float">
            <text:p>32.381</text:p>
          </table:table-cell>
          <table:table-cell office:value-type="float" office:value="14.72" calcext:value-type="float">
            <text:p>14.72</text:p>
          </table:table-cell>
          <table:table-cell office:value-type="float" office:value="2.010531" calcext:value-type="float">
            <text:p>2.010531</text:p>
          </table:table-cell>
          <table:table-cell office:value-type="float" office:value="1.240331" calcext:value-type="float">
            <text:p>1.240331</text:p>
          </table:table-cell>
          <table:table-cell office:value-type="float" office:value="327.096" calcext:value-type="float">
            <text:p>327.096</text:p>
          </table:table-cell>
          <table:table-cell office:value-type="float" office:value="0.4" calcext:value-type="float">
            <text:p>0.4</text:p>
          </table:table-cell>
          <table:table-cell office:value-type="float" office:value="29.63937" calcext:value-type="float">
            <text:p>29.63937</text:p>
          </table:table-cell>
          <table:table-cell office:value-type="float" office:value="14.47852" calcext:value-type="float">
            <text:p>14.47852</text:p>
          </table:table-cell>
          <table:table-cell office:value-type="float" office:value="26.20731" calcext:value-type="float">
            <text:p>26.20731</text:p>
          </table:table-cell>
          <table:table-cell office:value-type="float" office:value="16.32971" calcext:value-type="float">
            <text:p>16.32971</text:p>
          </table:table-cell>
          <table:table-cell office:value-type="float" office:value="24.73154" calcext:value-type="float">
            <text:p>24.73154</text:p>
          </table:table-cell>
          <table:table-cell office:value-type="float" office:value="17.94699" calcext:value-type="float">
            <text:p>17.94699</text:p>
          </table:table-cell>
          <table:table-cell office:value-type="float" office:value="23.65787" calcext:value-type="float">
            <text:p>23.65787</text:p>
          </table:table-cell>
          <table:table-cell office:value-type="float" office:value="19.29694" calcext:value-type="float">
            <text:p>19.29694</text:p>
          </table:table-cell>
          <table:table-cell office:value-type="float" office:value="23.12152" calcext:value-type="float">
            <text:p>23.12152</text:p>
          </table:table-cell>
          <table:table-cell office:value-type="float" office:value="20.14011" calcext:value-type="float">
            <text:p>20.14011</text:p>
          </table:table-cell>
          <table:table-cell office:value-type="float" office:value="22.55899" calcext:value-type="float">
            <text:p>22.55899</text:p>
          </table:table-cell>
          <table:table-cell office:value-type="float" office:value="21.00253" calcext:value-type="float">
            <text:p>21.00253</text:p>
          </table:table-cell>
          <table:table-cell office:value-type="float" office:value="22.89734" calcext:value-type="float">
            <text:p>22.89734</text:p>
          </table:table-cell>
          <table:table-cell office:value-type="float" office:value="21.54984" calcext:value-type="float">
            <text:p>21.54984</text:p>
          </table:table-cell>
          <table:table-cell office:value-type="float" office:value="22.90186" calcext:value-type="float">
            <text:p>22.90186</text:p>
          </table:table-cell>
          <table:table-cell office:value-type="float" office:value="21.90076" calcext:value-type="float">
            <text:p>21.90076</text:p>
          </table:table-cell>
          <table:table-cell office:value-type="float" office:value="21.40463" calcext:value-type="float">
            <text:p>21.40463</text:p>
          </table:table-cell>
          <table:table-cell office:value-type="float" office:value="21.177" calcext:value-type="float">
            <text:p>21.177</text:p>
          </table:table-cell>
          <table:table-cell office:value-type="float" office:value="19.3772" calcext:value-type="float">
            <text:p>19.3772</text:p>
          </table:table-cell>
          <table:table-cell office:value-type="float" office:value="19.30176" calcext:value-type="float">
            <text:p>19.30176</text:p>
          </table:table-cell>
          <table:table-cell office:value-type="float" office:value="17.79495" calcext:value-type="float">
            <text:p>17.79495</text:p>
          </table:table-cell>
          <table:table-cell office:value-type="float" office:value="17.68985" calcext:value-type="float">
            <text:p>17.68985</text:p>
          </table:table-cell>
          <table:table-cell office:value-type="float" office:value="16.47128" calcext:value-type="float">
            <text:p>16.47128</text:p>
          </table:table-cell>
          <table:table-cell office:value-type="float" office:value="16.36887" calcext:value-type="float">
            <text:p>16.36887</text:p>
          </table:table-cell>
          <table:table-cell office:value-type="float" office:value="15.38577" calcext:value-type="float">
            <text:p>15.38577</text:p>
          </table:table-cell>
          <table:table-cell office:value-type="float" office:value="15.28815" calcext:value-type="float">
            <text:p>15.28815</text:p>
          </table:table-cell>
          <table:table-cell office:value-type="float" office:value="14.71741" calcext:value-type="float">
            <text:p>14.71741</text:p>
          </table:table-cell>
          <table:table-cell office:value-type="float" office:value="14.62454" calcext:value-type="float">
            <text:p>14.62454</text:p>
          </table:table-cell>
          <table:table-cell office:value-type="float" office:value="29.63931" calcext:value-type="float">
            <text:p>29.63931</text:p>
          </table:table-cell>
          <table:table-cell office:value-type="float" office:value="14.47852" calcext:value-type="float">
            <text:p>14.478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27.1152" calcext:value-type="float">
            <text:p>27.1152</text:p>
          </table:table-cell>
          <table:table-cell office:value-type="float" office:value="30.6" calcext:value-type="float">
            <text:p>30.6</text:p>
          </table:table-cell>
          <table:table-cell office:value-type="float" office:value="18.96" calcext:value-type="float">
            <text:p>18.96</text:p>
          </table:table-cell>
          <table:table-cell office:value-type="float" office:value="2.380828" calcext:value-type="float">
            <text:p>2.380828</text:p>
          </table:table-cell>
          <table:table-cell office:value-type="float" office:value="1.834727" calcext:value-type="float">
            <text:p>1.834727</text:p>
          </table:table-cell>
          <table:table-cell office:value-type="float" office:value="236.412" calcext:value-type="float">
            <text:p>236.412</text:p>
          </table:table-cell>
          <table:table-cell office:value-type="float" office:value="21.9" calcext:value-type="float">
            <text:p>21.9</text:p>
          </table:table-cell>
          <table:table-cell office:value-type="float" office:value="31.44846" calcext:value-type="float">
            <text:p>31.44846</text:p>
          </table:table-cell>
          <table:table-cell office:value-type="float" office:value="19.42123" calcext:value-type="float">
            <text:p>19.42123</text:p>
          </table:table-cell>
          <table:table-cell office:value-type="float" office:value="28.07346" calcext:value-type="float">
            <text:p>28.07346</text:p>
          </table:table-cell>
          <table:table-cell office:value-type="float" office:value="20.76617" calcext:value-type="float">
            <text:p>20.76617</text:p>
          </table:table-cell>
          <table:table-cell office:value-type="float" office:value="26.25012" calcext:value-type="float">
            <text:p>26.25012</text:p>
          </table:table-cell>
          <table:table-cell office:value-type="float" office:value="21.53195" calcext:value-type="float">
            <text:p>21.53195</text:p>
          </table:table-cell>
          <table:table-cell office:value-type="float" office:value="24.92477" calcext:value-type="float">
            <text:p>24.92477</text:p>
          </table:table-cell>
          <table:table-cell office:value-type="float" office:value="22.04205" calcext:value-type="float">
            <text:p>22.04205</text:p>
          </table:table-cell>
          <table:table-cell office:value-type="float" office:value="24.13751" calcext:value-type="float">
            <text:p>24.13751</text:p>
          </table:table-cell>
          <table:table-cell office:value-type="float" office:value="22.2254" calcext:value-type="float">
            <text:p>22.2254</text:p>
          </table:table-cell>
          <table:table-cell office:value-type="float" office:value="23.3754" calcext:value-type="float">
            <text:p>23.3754</text:p>
          </table:table-cell>
          <table:table-cell office:value-type="float" office:value="22.32178" calcext:value-type="float">
            <text:p>22.32178</text:p>
          </table:table-cell>
          <table:table-cell office:value-type="float" office:value="22.79376" calcext:value-type="float">
            <text:p>22.79376</text:p>
          </table:table-cell>
          <table:table-cell office:value-type="float" office:value="22.17386" calcext:value-type="float">
            <text:p>22.17386</text:p>
          </table:table-cell>
          <table:table-cell office:value-type="float" office:value="21.94702" calcext:value-type="float">
            <text:p>21.94702</text:p>
          </table:table-cell>
          <table:table-cell office:value-type="float" office:value="21.86478" calcext:value-type="float">
            <text:p>21.86478</text:p>
          </table:table-cell>
          <table:table-cell office:value-type="float" office:value="21.1738" calcext:value-type="float">
            <text:p>21.1738</text:p>
          </table:table-cell>
          <table:table-cell office:value-type="float" office:value="20.96713" calcext:value-type="float">
            <text:p>20.96713</text:p>
          </table:table-cell>
          <table:table-cell office:value-type="float" office:value="19.38666" calcext:value-type="float">
            <text:p>19.38666</text:p>
          </table:table-cell>
          <table:table-cell office:value-type="float" office:value="19.37756" calcext:value-type="float">
            <text:p>19.37756</text:p>
          </table:table-cell>
          <table:table-cell office:value-type="float" office:value="17.87885" calcext:value-type="float">
            <text:p>17.87885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6.57175" calcext:value-type="float">
            <text:p>16.57175</text:p>
          </table:table-cell>
          <table:table-cell office:value-type="float" office:value="16.47235" calcext:value-type="float">
            <text:p>16.47235</text:p>
          </table:table-cell>
          <table:table-cell office:value-type="float" office:value="15.48386" calcext:value-type="float">
            <text:p>15.48386</text:p>
          </table:table-cell>
          <table:table-cell office:value-type="float" office:value="15.38678" calcext:value-type="float">
            <text:p>15.38678</text:p>
          </table:table-cell>
          <table:table-cell office:value-type="float" office:value="14.81113" calcext:value-type="float">
            <text:p>14.81113</text:p>
          </table:table-cell>
          <table:table-cell office:value-type="float" office:value="14.71838" calcext:value-type="float">
            <text:p>14.71838</text:p>
          </table:table-cell>
          <table:table-cell office:value-type="float" office:value="33.29257" calcext:value-type="float">
            <text:p>33.29257</text:p>
          </table:table-cell>
          <table:table-cell office:value-type="float" office:value="18.47455" calcext:value-type="float">
            <text:p>18.474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29.03796" calcext:value-type="float">
            <text:p>29.03796</text:p>
          </table:table-cell>
          <table:table-cell office:value-type="float" office:value="31.4" calcext:value-type="float">
            <text:p>31.4</text:p>
          </table:table-cell>
          <table:table-cell office:value-type="float" office:value="19.69" calcext:value-type="float">
            <text:p>19.69</text:p>
          </table:table-cell>
          <table:table-cell office:value-type="float" office:value="2.236022" calcext:value-type="float">
            <text:p>2.236022</text:p>
          </table:table-cell>
          <table:table-cell office:value-type="float" office:value="1.382495" calcext:value-type="float">
            <text:p>1.382495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30" calcext:value-type="float">
            <text:p>30</text:p>
          </table:table-cell>
          <table:table-cell office:value-type="float" office:value="33.90137" calcext:value-type="float">
            <text:p>33.90137</text:p>
          </table:table-cell>
          <table:table-cell office:value-type="float" office:value="19.62607" calcext:value-type="float">
            <text:p>19.62607</text:p>
          </table:table-cell>
          <table:table-cell office:value-type="float" office:value="30.94891" calcext:value-type="float">
            <text:p>30.94891</text:p>
          </table:table-cell>
          <table:table-cell office:value-type="float" office:value="20.89365" calcext:value-type="float">
            <text:p>20.89365</text:p>
          </table:table-cell>
          <table:table-cell office:value-type="float" office:value="28.867" calcext:value-type="float">
            <text:p>28.867</text:p>
          </table:table-cell>
          <table:table-cell office:value-type="float" office:value="21.81412" calcext:value-type="float">
            <text:p>21.81412</text:p>
          </table:table-cell>
          <table:table-cell office:value-type="float" office:value="26.87555" calcext:value-type="float">
            <text:p>26.87555</text:p>
          </table:table-cell>
          <table:table-cell office:value-type="float" office:value="22.32657" calcext:value-type="float">
            <text:p>22.32657</text:p>
          </table:table-cell>
          <table:table-cell office:value-type="float" office:value="25.64706" calcext:value-type="float">
            <text:p>25.64706</text:p>
          </table:table-cell>
          <table:table-cell office:value-type="float" office:value="22.51633" calcext:value-type="float">
            <text:p>22.51633</text:p>
          </table:table-cell>
          <table:table-cell office:value-type="float" office:value="24.36038" calcext:value-type="float">
            <text:p>24.36038</text:p>
          </table:table-cell>
          <table:table-cell office:value-type="float" office:value="22.5943" calcext:value-type="float">
            <text:p>22.5943</text:p>
          </table:table-cell>
          <table:table-cell office:value-type="float" office:value="23.45404" calcext:value-type="float">
            <text:p>23.45404</text:p>
          </table:table-cell>
          <table:table-cell office:value-type="float" office:value="22.41266" calcext:value-type="float">
            <text:p>22.41266</text:p>
          </table:table-cell>
          <table:table-cell office:value-type="float" office:value="22.15536" calcext:value-type="float">
            <text:p>22.15536</text:p>
          </table:table-cell>
          <table:table-cell office:value-type="float" office:value="21.95068" calcext:value-type="float">
            <text:p>21.95068</text:p>
          </table:table-cell>
          <table:table-cell office:value-type="float" office:value="20.96597" calcext:value-type="float">
            <text:p>20.96597</text:p>
          </table:table-cell>
          <table:table-cell office:value-type="float" office:value="20.91241" calcext:value-type="float">
            <text:p>20.91241</text:p>
          </table:table-cell>
          <table:table-cell office:value-type="float" office:value="19.38513" calcext:value-type="float">
            <text:p>19.38513</text:p>
          </table:table-cell>
          <table:table-cell office:value-type="float" office:value="19.3812" calcext:value-type="float">
            <text:p>19.3812</text:p>
          </table:table-cell>
          <table:table-cell office:value-type="float" office:value="17.94159" calcext:value-type="float">
            <text:p>17.94159</text:p>
          </table:table-cell>
          <table:table-cell office:value-type="float" office:value="17.87961" calcext:value-type="float">
            <text:p>17.87961</text:p>
          </table:table-cell>
          <table:table-cell office:value-type="float" office:value="16.66513" calcext:value-type="float">
            <text:p>16.66513</text:p>
          </table:table-cell>
          <table:table-cell office:value-type="float" office:value="16.57275" calcext:value-type="float">
            <text:p>16.57275</text:p>
          </table:table-cell>
          <table:table-cell office:value-type="float" office:value="15.5806" calcext:value-type="float">
            <text:p>15.5806</text:p>
          </table:table-cell>
          <table:table-cell office:value-type="float" office:value="15.48489" calcext:value-type="float">
            <text:p>15.48489</text:p>
          </table:table-cell>
          <table:table-cell office:value-type="float" office:value="14.90344" calcext:value-type="float">
            <text:p>14.90344</text:p>
          </table:table-cell>
          <table:table-cell office:value-type="float" office:value="14.8121" calcext:value-type="float">
            <text:p>14.8121</text:p>
          </table:table-cell>
          <table:table-cell office:value-type="float" office:value="30.23035" calcext:value-type="float">
            <text:p>30.23035</text:p>
          </table:table-cell>
          <table:table-cell office:value-type="float" office:value="18.87384" calcext:value-type="float">
            <text:p>18.873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29.45416" calcext:value-type="float">
            <text:p>29.45416</text:p>
          </table:table-cell>
          <table:table-cell office:value-type="float" office:value="29.58" calcext:value-type="float">
            <text:p>29.58</text:p>
          </table:table-cell>
          <table:table-cell office:value-type="float" office:value="19.73" calcext:value-type="float">
            <text:p>19.73</text:p>
          </table:table-cell>
          <table:table-cell office:value-type="float" office:value="1.931572" calcext:value-type="float">
            <text:p>1.931572</text:p>
          </table:table-cell>
          <table:table-cell office:value-type="float" office:value="1.381928" calcext:value-type="float">
            <text:p>1.381928</text:p>
          </table:table-cell>
          <table:table-cell office:value-type="float" office:value="239.256" calcext:value-type="float">
            <text:p>239.256</text:p>
          </table:table-cell>
          <table:table-cell office:value-type="float" office:value="0" calcext:value-type="float">
            <text:p>0</text:p>
          </table:table-cell>
          <table:table-cell office:value-type="float" office:value="29.18585" calcext:value-type="float">
            <text:p>29.18585</text:p>
          </table:table-cell>
          <table:table-cell office:value-type="float" office:value="19.10495" calcext:value-type="float">
            <text:p>19.10495</text:p>
          </table:table-cell>
          <table:table-cell office:value-type="float" office:value="26.56006" calcext:value-type="float">
            <text:p>26.56006</text:p>
          </table:table-cell>
          <table:table-cell office:value-type="float" office:value="20.76163" calcext:value-type="float">
            <text:p>20.76163</text:p>
          </table:table-cell>
          <table:table-cell office:value-type="float" office:value="25.19406" calcext:value-type="float">
            <text:p>25.19406</text:p>
          </table:table-cell>
          <table:table-cell office:value-type="float" office:value="21.84494" calcext:value-type="float">
            <text:p>21.84494</text:p>
          </table:table-cell>
          <table:table-cell office:value-type="float" office:value="24.61227" calcext:value-type="float">
            <text:p>24.61227</text:p>
          </table:table-cell>
          <table:table-cell office:value-type="float" office:value="22.47906" calcext:value-type="float">
            <text:p>22.47906</text:p>
          </table:table-cell>
          <table:table-cell office:value-type="float" office:value="24.57767" calcext:value-type="float">
            <text:p>24.57767</text:p>
          </table:table-cell>
          <table:table-cell office:value-type="float" office:value="22.76212" calcext:value-type="float">
            <text:p>22.76212</text:p>
          </table:table-cell>
          <table:table-cell office:value-type="float" office:value="24.25073" calcext:value-type="float">
            <text:p>24.25073</text:p>
          </table:table-cell>
          <table:table-cell office:value-type="float" office:value="22.91229" calcext:value-type="float">
            <text:p>22.91229</text:p>
          </table:table-cell>
          <table:table-cell office:value-type="float" office:value="23.45966" calcext:value-type="float">
            <text:p>23.45966</text:p>
          </table:table-cell>
          <table:table-cell office:value-type="float" office:value="22.71994" calcext:value-type="float">
            <text:p>22.71994</text:p>
          </table:table-cell>
          <table:table-cell office:value-type="float" office:value="22.3027" calcext:value-type="float">
            <text:p>22.3027</text:p>
          </table:table-cell>
          <table:table-cell office:value-type="float" office:value="22.16287" calcext:value-type="float">
            <text:p>22.16287</text:p>
          </table:table-cell>
          <table:table-cell office:value-type="float" office:value="20.96616" calcext:value-type="float">
            <text:p>20.96616</text:p>
          </table:table-cell>
          <table:table-cell office:value-type="float" office:value="20.91406" calcext:value-type="float">
            <text:p>20.91406</text:p>
          </table:table-cell>
          <table:table-cell office:value-type="float" office:value="19.39627" calcext:value-type="float">
            <text:p>19.39627</text:p>
          </table:table-cell>
          <table:table-cell office:value-type="float" office:value="19.38135" calcext:value-type="float">
            <text:p>19.38135</text:p>
          </table:table-cell>
          <table:table-cell office:value-type="float" office:value="17.99557" calcext:value-type="float">
            <text:p>17.99557</text:p>
          </table:table-cell>
          <table:table-cell office:value-type="float" office:value="17.94217" calcext:value-type="float">
            <text:p>17.94217</text:p>
          </table:table-cell>
          <table:table-cell office:value-type="float" office:value="16.75046" calcext:value-type="float">
            <text:p>16.75046</text:p>
          </table:table-cell>
          <table:table-cell office:value-type="float" office:value="16.66605" calcext:value-type="float">
            <text:p>16.66605</text:p>
          </table:table-cell>
          <table:table-cell office:value-type="float" office:value="15.67456" calcext:value-type="float">
            <text:p>15.67456</text:p>
          </table:table-cell>
          <table:table-cell office:value-type="float" office:value="15.5816" calcext:value-type="float">
            <text:p>15.5816</text:p>
          </table:table-cell>
          <table:table-cell office:value-type="float" office:value="14.99466" calcext:value-type="float">
            <text:p>14.99466</text:p>
          </table:table-cell>
          <table:table-cell office:value-type="float" office:value="14.90439" calcext:value-type="float">
            <text:p>14.90439</text:p>
          </table:table-cell>
          <table:table-cell office:value-type="float" office:value="30.62949" calcext:value-type="float">
            <text:p>30.62949</text:p>
          </table:table-cell>
          <table:table-cell office:value-type="float" office:value="18.01102" calcext:value-type="float">
            <text:p>18.011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26.46" calcext:value-type="float">
            <text:p>26.46</text:p>
          </table:table-cell>
          <table:table-cell office:value-type="float" office:value="36.78" calcext:value-type="float">
            <text:p>36.78</text:p>
          </table:table-cell>
          <table:table-cell office:value-type="float" office:value="20.75" calcext:value-type="float">
            <text:p>20.75</text:p>
          </table:table-cell>
          <table:table-cell office:value-type="float" office:value="2.115478" calcext:value-type="float">
            <text:p>2.115478</text:p>
          </table:table-cell>
          <table:table-cell office:value-type="float" office:value="1.544328" calcext:value-type="float">
            <text:p>1.544328</text:p>
          </table:table-cell>
          <table:table-cell office:value-type="float" office:value="361.98" calcext:value-type="float">
            <text:p>361.98</text:p>
          </table:table-cell>
          <table:table-cell office:value-type="float" office:value="0" calcext:value-type="float">
            <text:p>0</text:p>
          </table:table-cell>
          <table:table-cell office:value-type="float" office:value="38.52631" calcext:value-type="float">
            <text:p>38.52631</text:p>
          </table:table-cell>
          <table:table-cell office:value-type="float" office:value="19.74081" calcext:value-type="float">
            <text:p>19.74081</text:p>
          </table:table-cell>
          <table:table-cell office:value-type="float" office:value="31.10364" calcext:value-type="float">
            <text:p>31.10364</text:p>
          </table:table-cell>
          <table:table-cell office:value-type="float" office:value="20.95593" calcext:value-type="float">
            <text:p>20.95593</text:p>
          </table:table-cell>
          <table:table-cell office:value-type="float" office:value="28.4425" calcext:value-type="float">
            <text:p>28.4425</text:p>
          </table:table-cell>
          <table:table-cell office:value-type="float" office:value="21.66306" calcext:value-type="float">
            <text:p>21.66306</text:p>
          </table:table-cell>
          <table:table-cell office:value-type="float" office:value="26.53592" calcext:value-type="float">
            <text:p>26.53592</text:p>
          </table:table-cell>
          <table:table-cell office:value-type="float" office:value="22.13135" calcext:value-type="float">
            <text:p>22.13135</text:p>
          </table:table-cell>
          <table:table-cell office:value-type="float" office:value="25.41046" calcext:value-type="float">
            <text:p>25.41046</text:p>
          </table:table-cell>
          <table:table-cell office:value-type="float" office:value="22.34518" calcext:value-type="float">
            <text:p>22.34518</text:p>
          </table:table-cell>
          <table:table-cell office:value-type="float" office:value="24.27167" calcext:value-type="float">
            <text:p>24.27167</text:p>
          </table:table-cell>
          <table:table-cell office:value-type="float" office:value="22.47409" calcext:value-type="float">
            <text:p>22.47409</text:p>
          </table:table-cell>
          <table:table-cell office:value-type="float" office:value="23.30011" calcext:value-type="float">
            <text:p>23.30011</text:p>
          </table:table-cell>
          <table:table-cell office:value-type="float" office:value="22.37759" calcext:value-type="float">
            <text:p>22.37759</text:p>
          </table:table-cell>
          <table:table-cell office:value-type="float" office:value="22.21515" calcext:value-type="float">
            <text:p>22.21515</text:p>
          </table:table-cell>
          <table:table-cell office:value-type="float" office:value="22.05063" calcext:value-type="float">
            <text:p>22.05063</text:p>
          </table:table-cell>
          <table:table-cell office:value-type="float" office:value="20.97159" calcext:value-type="float">
            <text:p>20.97159</text:p>
          </table:table-cell>
          <table:table-cell office:value-type="float" office:value="20.95538" calcext:value-type="float">
            <text:p>20.95538</text:p>
          </table:table-cell>
          <table:table-cell office:value-type="float" office:value="19.42117" calcext:value-type="float">
            <text:p>19.42117</text:p>
          </table:table-cell>
          <table:table-cell office:value-type="float" office:value="19.39655" calcext:value-type="float">
            <text:p>19.39655</text:p>
          </table:table-cell>
          <table:table-cell office:value-type="float" office:value="18.04904" calcext:value-type="float">
            <text:p>18.04904</text:p>
          </table:table-cell>
          <table:table-cell office:value-type="float" office:value="17.99612" calcext:value-type="float">
            <text:p>17.99612</text:p>
          </table:table-cell>
          <table:table-cell office:value-type="float" office:value="16.82947" calcext:value-type="float">
            <text:p>16.82947</text:p>
          </table:table-cell>
          <table:table-cell office:value-type="float" office:value="16.75131" calcext:value-type="float">
            <text:p>16.75131</text:p>
          </table:table-cell>
          <table:table-cell office:value-type="float" office:value="15.76483" calcext:value-type="float">
            <text:p>15.76483</text:p>
          </table:table-cell>
          <table:table-cell office:value-type="float" office:value="15.67554" calcext:value-type="float">
            <text:p>15.67554</text:p>
          </table:table-cell>
          <table:table-cell office:value-type="float" office:value="15.08456" calcext:value-type="float">
            <text:p>15.08456</text:p>
          </table:table-cell>
          <table:table-cell office:value-type="float" office:value="14.99561" calcext:value-type="float">
            <text:p>14.99561</text:p>
          </table:table-cell>
          <table:table-cell office:value-type="float" office:value="38.52621" calcext:value-type="float">
            <text:p>38.52621</text:p>
          </table:table-cell>
          <table:table-cell office:value-type="float" office:value="19.74081" calcext:value-type="float">
            <text:p>19.740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24.75504" calcext:value-type="float">
            <text:p>24.75504</text:p>
          </table:table-cell>
          <table:table-cell office:value-type="float" office:value="35.63" calcext:value-type="float">
            <text:p>35.63</text:p>
          </table:table-cell>
          <table:table-cell office:value-type="float" office:value="23.7" calcext:value-type="float">
            <text:p>23.7</text:p>
          </table:table-cell>
          <table:table-cell office:value-type="float" office:value="2.563727" calcext:value-type="float">
            <text:p>2.563727</text:p>
          </table:table-cell>
          <table:table-cell office:value-type="float" office:value="1.565896" calcext:value-type="float">
            <text:p>1.565896</text:p>
          </table:table-cell>
          <table:table-cell office:value-type="float" office:value="242.352" calcext:value-type="float">
            <text:p>242.352</text:p>
          </table:table-cell>
          <table:table-cell office:value-type="float" office:value="0" calcext:value-type="float">
            <text:p>0</text:p>
          </table:table-cell>
          <table:table-cell office:value-type="float" office:value="38.37183" calcext:value-type="float">
            <text:p>38.37183</text:p>
          </table:table-cell>
          <table:table-cell office:value-type="float" office:value="23.625" calcext:value-type="float">
            <text:p>23.625</text:p>
          </table:table-cell>
          <table:table-cell office:value-type="float" office:value="32.21344" calcext:value-type="float">
            <text:p>32.21344</text:p>
          </table:table-cell>
          <table:table-cell office:value-type="float" office:value="24.76291" calcext:value-type="float">
            <text:p>24.76291</text:p>
          </table:table-cell>
          <table:table-cell office:value-type="float" office:value="29.81665" calcext:value-type="float">
            <text:p>29.81665</text:p>
          </table:table-cell>
          <table:table-cell office:value-type="float" office:value="24.99857" calcext:value-type="float">
            <text:p>24.99857</text:p>
          </table:table-cell>
          <table:table-cell office:value-type="float" office:value="27.91833" calcext:value-type="float">
            <text:p>27.91833</text:p>
          </table:table-cell>
          <table:table-cell office:value-type="float" office:value="24.82468" calcext:value-type="float">
            <text:p>24.82468</text:p>
          </table:table-cell>
          <table:table-cell office:value-type="float" office:value="26.70111" calcext:value-type="float">
            <text:p>26.70111</text:p>
          </table:table-cell>
          <table:table-cell office:value-type="float" office:value="24.54309" calcext:value-type="float">
            <text:p>24.54309</text:p>
          </table:table-cell>
          <table:table-cell office:value-type="float" office:value="25.44998" calcext:value-type="float">
            <text:p>25.44998</text:p>
          </table:table-cell>
          <table:table-cell office:value-type="float" office:value="24.10739" calcext:value-type="float">
            <text:p>24.10739</text:p>
          </table:table-cell>
          <table:table-cell office:value-type="float" office:value="24.2916" calcext:value-type="float">
            <text:p>24.2916</text:p>
          </table:table-cell>
          <table:table-cell office:value-type="float" office:value="23.31995" calcext:value-type="float">
            <text:p>23.31995</text:p>
          </table:table-cell>
          <table:table-cell office:value-type="float" office:value="22.68243" calcext:value-type="float">
            <text:p>22.68243</text:p>
          </table:table-cell>
          <table:table-cell office:value-type="float" office:value="22.14322" calcext:value-type="float">
            <text:p>22.14322</text:p>
          </table:table-cell>
          <table:table-cell office:value-type="float" office:value="21.05859" calcext:value-type="float">
            <text:p>21.0585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19.45581" calcext:value-type="float">
            <text:p>19.45581</text:p>
          </table:table-cell>
          <table:table-cell office:value-type="float" office:value="19.42145" calcext:value-type="float">
            <text:p>19.42145</text:p>
          </table:table-cell>
          <table:table-cell office:value-type="float" office:value="18.10239" calcext:value-type="float">
            <text:p>18.10239</text:p>
          </table:table-cell>
          <table:table-cell office:value-type="float" office:value="18.04959" calcext:value-type="float">
            <text:p>18.04959</text:p>
          </table:table-cell>
          <table:table-cell office:value-type="float" office:value="16.90442" calcext:value-type="float">
            <text:p>16.90442</text:p>
          </table:table-cell>
          <table:table-cell office:value-type="float" office:value="16.83029" calcext:value-type="float">
            <text:p>16.83029</text:p>
          </table:table-cell>
          <table:table-cell office:value-type="float" office:value="15.85226" calcext:value-type="float">
            <text:p>15.85226</text:p>
          </table:table-cell>
          <table:table-cell office:value-type="float" office:value="15.76581" calcext:value-type="float">
            <text:p>15.76581</text:p>
          </table:table-cell>
          <table:table-cell office:value-type="float" office:value="15.17273" calcext:value-type="float">
            <text:p>15.17273</text:p>
          </table:table-cell>
          <table:table-cell office:value-type="float" office:value="15.08551" calcext:value-type="float">
            <text:p>15.08551</text:p>
          </table:table-cell>
          <table:table-cell office:value-type="float" office:value="38.37177" calcext:value-type="float">
            <text:p>38.37177</text:p>
          </table:table-cell>
          <table:table-cell office:value-type="float" office:value="23.62503" calcext:value-type="float">
            <text:p>23.625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15.59808" calcext:value-type="float">
            <text:p>15.59808</text:p>
          </table:table-cell>
          <table:table-cell office:value-type="float" office:value="30.82" calcext:value-type="float">
            <text:p>30.82</text:p>
          </table:table-cell>
          <table:table-cell office:value-type="float" office:value="22.84" calcext:value-type="float">
            <text:p>22.84</text:p>
          </table:table-cell>
          <table:table-cell office:value-type="float" office:value="2.523733" calcext:value-type="float">
            <text:p>2.523733</text:p>
          </table:table-cell>
          <table:table-cell office:value-type="float" office:value="1.846143" calcext:value-type="float">
            <text:p>1.846143</text:p>
          </table:table-cell>
          <table:table-cell office:value-type="float" office:value="161.46" calcext:value-type="float">
            <text:p>161.46</text:p>
          </table:table-cell>
          <table:table-cell office:value-type="float" office:value="30.2" calcext:value-type="float">
            <text:p>30.2</text:p>
          </table:table-cell>
          <table:table-cell office:value-type="float" office:value="29.61719" calcext:value-type="float">
            <text:p>29.61719</text:p>
          </table:table-cell>
          <table:table-cell office:value-type="float" office:value="22.48767" calcext:value-type="float">
            <text:p>22.48767</text:p>
          </table:table-cell>
          <table:table-cell office:value-type="float" office:value="28.14478" calcext:value-type="float">
            <text:p>28.14478</text:p>
          </table:table-cell>
          <table:table-cell office:value-type="float" office:value="23.78012" calcext:value-type="float">
            <text:p>23.78012</text:p>
          </table:table-cell>
          <table:table-cell office:value-type="float" office:value="27.77188" calcext:value-type="float">
            <text:p>27.77188</text:p>
          </table:table-cell>
          <table:table-cell office:value-type="float" office:value="24.7355" calcext:value-type="float">
            <text:p>24.7355</text:p>
          </table:table-cell>
          <table:table-cell office:value-type="float" office:value="27.23694" calcext:value-type="float">
            <text:p>27.23694</text:p>
          </table:table-cell>
          <table:table-cell office:value-type="float" office:value="25.20517" calcext:value-type="float">
            <text:p>25.20517</text:p>
          </table:table-cell>
          <table:table-cell office:value-type="float" office:value="26.50449" calcext:value-type="float">
            <text:p>26.50449</text:p>
          </table:table-cell>
          <table:table-cell office:value-type="float" office:value="25.20441" calcext:value-type="float">
            <text:p>25.20441</text:p>
          </table:table-cell>
          <table:table-cell office:value-type="float" office:value="25.46054" calcext:value-type="float">
            <text:p>25.46054</text:p>
          </table:table-cell>
          <table:table-cell office:value-type="float" office:value="24.88251" calcext:value-type="float">
            <text:p>24.88251</text:p>
          </table:table-cell>
          <table:table-cell office:value-type="float" office:value="24.40787" calcext:value-type="float">
            <text:p>24.40787</text:p>
          </table:table-cell>
          <table:table-cell office:value-type="float" office:value="24.21838" calcext:value-type="float">
            <text:p>24.21838</text:p>
          </table:table-cell>
          <table:table-cell office:value-type="float" office:value="23.12308" calcext:value-type="float">
            <text:p>23.12308</text:p>
          </table:table-cell>
          <table:table-cell office:value-type="float" office:value="22.69101" calcext:value-type="float">
            <text:p>22.69101</text:p>
          </table:table-cell>
          <table:table-cell office:value-type="float" office:value="21.28918" calcext:value-type="float">
            <text:p>21.28918</text:p>
          </table:table-cell>
          <table:table-cell office:value-type="float" office:value="21.06055" calcext:value-type="float">
            <text:p>21.06055</text:p>
          </table:table-cell>
          <table:table-cell office:value-type="float" office:value="19.52789" calcext:value-type="float">
            <text:p>19.52789</text:p>
          </table:table-cell>
          <table:table-cell office:value-type="float" office:value="19.45633" calcext:value-type="float">
            <text:p>19.45633</text:p>
          </table:table-cell>
          <table:table-cell office:value-type="float" office:value="18.16217" calcext:value-type="float">
            <text:p>18.16217</text:p>
          </table:table-cell>
          <table:table-cell office:value-type="float" office:value="18.10297" calcext:value-type="float">
            <text:p>18.10297</text:p>
          </table:table-cell>
          <table:table-cell office:value-type="float" office:value="16.9772" calcext:value-type="float">
            <text:p>16.9772</text:p>
          </table:table-cell>
          <table:table-cell office:value-type="float" office:value="16.90518" calcext:value-type="float">
            <text:p>16.90518</text:p>
          </table:table-cell>
          <table:table-cell office:value-type="float" office:value="15.93625" calcext:value-type="float">
            <text:p>15.93625</text:p>
          </table:table-cell>
          <table:table-cell office:value-type="float" office:value="15.85315" calcext:value-type="float">
            <text:p>15.85315</text:p>
          </table:table-cell>
          <table:table-cell office:value-type="float" office:value="15.25848" calcext:value-type="float">
            <text:p>15.25848</text:p>
          </table:table-cell>
          <table:table-cell office:value-type="float" office:value="15.17361" calcext:value-type="float">
            <text:p>15.17361</text:p>
          </table:table-cell>
          <table:table-cell office:value-type="float" office:value="29.61716" calcext:value-type="float">
            <text:p>29.61716</text:p>
          </table:table-cell>
          <table:table-cell office:value-type="float" office:value="21.71552" calcext:value-type="float">
            <text:p>21.715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21.66156" calcext:value-type="float">
            <text:p>21.66156</text:p>
          </table:table-cell>
          <table:table-cell office:value-type="float" office:value="31.28" calcext:value-type="float">
            <text:p>31.28</text:p>
          </table:table-cell>
          <table:table-cell office:value-type="float" office:value="20.96" calcext:value-type="float">
            <text:p>20.96</text:p>
          </table:table-cell>
          <table:table-cell office:value-type="float" office:value="2.415423" calcext:value-type="float">
            <text:p>2.415423</text:p>
          </table:table-cell>
          <table:table-cell office:value-type="float" office:value="1.468749" calcext:value-type="float">
            <text:p>1.468749</text:p>
          </table:table-cell>
          <table:table-cell office:value-type="float" office:value="155.736" calcext:value-type="float">
            <text:p>155.736</text:p>
          </table:table-cell>
          <table:table-cell office:value-type="float" office:value="0" calcext:value-type="float">
            <text:p>0</text:p>
          </table:table-cell>
          <table:table-cell office:value-type="float" office:value="28.75708" calcext:value-type="float">
            <text:p>28.75708</text:p>
          </table:table-cell>
          <table:table-cell office:value-type="float" office:value="21.16797" calcext:value-type="float">
            <text:p>21.16797</text:p>
          </table:table-cell>
          <table:table-cell office:value-type="float" office:value="26.80319" calcext:value-type="float">
            <text:p>26.80319</text:p>
          </table:table-cell>
          <table:table-cell office:value-type="float" office:value="22.35861" calcext:value-type="float">
            <text:p>22.35861</text:p>
          </table:table-cell>
          <table:table-cell office:value-type="float" office:value="25.74289" calcext:value-type="float">
            <text:p>25.74289</text:p>
          </table:table-cell>
          <table:table-cell office:value-type="float" office:value="23.22638" calcext:value-type="float">
            <text:p>23.22638</text:p>
          </table:table-cell>
          <table:table-cell office:value-type="float" office:value="25.138" calcext:value-type="float">
            <text:p>25.138</text:p>
          </table:table-cell>
          <table:table-cell office:value-type="float" office:value="23.7345" calcext:value-type="float">
            <text:p>23.7345</text:p>
          </table:table-cell>
          <table:table-cell office:value-type="float" office:value="25.15799" calcext:value-type="float">
            <text:p>25.15799</text:p>
          </table:table-cell>
          <table:table-cell office:value-type="float" office:value="23.91855" calcext:value-type="float">
            <text:p>23.91855</text:p>
          </table:table-cell>
          <table:table-cell office:value-type="float" office:value="24.95966" calcext:value-type="float">
            <text:p>24.95966</text:p>
          </table:table-cell>
          <table:table-cell office:value-type="float" office:value="23.95404" calcext:value-type="float">
            <text:p>23.95404</text:p>
          </table:table-cell>
          <table:table-cell office:value-type="float" office:value="24.32327" calcext:value-type="float">
            <text:p>24.32327</text:p>
          </table:table-cell>
          <table:table-cell office:value-type="float" office:value="23.66949" calcext:value-type="float">
            <text:p>23.66949</text:p>
          </table:table-cell>
          <table:table-cell office:value-type="float" office:value="23.15057" calcext:value-type="float">
            <text:p>23.15057</text:p>
          </table:table-cell>
          <table:table-cell office:value-type="float" office:value="22.98804" calcext:value-type="float">
            <text:p>22.98804</text:p>
          </table:table-cell>
          <table:table-cell office:value-type="float" office:value="21.44193" calcext:value-type="float">
            <text:p>21.44193</text:p>
          </table:table-cell>
          <table:table-cell office:value-type="float" office:value="21.29153" calcext:value-type="float">
            <text:p>21.29153</text:p>
          </table:table-cell>
          <table:table-cell office:value-type="float" office:value="19.62827" calcext:value-type="float">
            <text:p>19.62827</text:p>
          </table:table-cell>
          <table:table-cell office:value-type="float" office:value="19.52884" calcext:value-type="float">
            <text:p>19.52884</text:p>
          </table:table-cell>
          <table:table-cell office:value-type="float" office:value="18.23541" calcext:value-type="float">
            <text:p>18.23541</text:p>
          </table:table-cell>
          <table:table-cell office:value-type="float" office:value="18.16287" calcext:value-type="float">
            <text:p>18.16287</text:p>
          </table:table-cell>
          <table:table-cell office:value-type="float" office:value="17.05118" calcext:value-type="float">
            <text:p>17.05118</text:p>
          </table:table-cell>
          <table:table-cell office:value-type="float" office:value="16.97797" calcext:value-type="float">
            <text:p>16.97797</text:p>
          </table:table-cell>
          <table:table-cell office:value-type="float" office:value="16.01816" calcext:value-type="float">
            <text:p>16.01816</text:p>
          </table:table-cell>
          <table:table-cell office:value-type="float" office:value="15.93713" calcext:value-type="float">
            <text:p>15.93713</text:p>
          </table:table-cell>
          <table:table-cell office:value-type="float" office:value="15.34174" calcext:value-type="float">
            <text:p>15.34174</text:p>
          </table:table-cell>
          <table:table-cell office:value-type="float" office:value="15.25937" calcext:value-type="float">
            <text:p>15.25937</text:p>
          </table:table-cell>
          <table:table-cell office:value-type="float" office:value="28.75705" calcext:value-type="float">
            <text:p>28.75705</text:p>
          </table:table-cell>
          <table:table-cell office:value-type="float" office:value="20.49588" calcext:value-type="float">
            <text:p>20.495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13.92876" calcext:value-type="float">
            <text:p>13.92876</text:p>
          </table:table-cell>
          <table:table-cell office:value-type="float" office:value="29.15" calcext:value-type="float">
            <text:p>29.15</text:p>
          </table:table-cell>
          <table:table-cell office:value-type="float" office:value="18.97" calcext:value-type="float">
            <text:p>18.97</text:p>
          </table:table-cell>
          <table:table-cell office:value-type="float" office:value="2.223902" calcext:value-type="float">
            <text:p>2.223902</text:p>
          </table:table-cell>
          <table:table-cell office:value-type="float" office:value="1.744223" calcext:value-type="float">
            <text:p>1.744223</text:p>
          </table:table-cell>
          <table:table-cell office:value-type="float" office:value="185.22" calcext:value-type="float">
            <text:p>185.22</text:p>
          </table:table-cell>
          <table:table-cell office:value-type="float" office:value="0" calcext:value-type="float">
            <text:p>0</text:p>
          </table:table-cell>
          <table:table-cell office:value-type="float" office:value="28.67734" calcext:value-type="float">
            <text:p>28.67734</text:p>
          </table:table-cell>
          <table:table-cell office:value-type="float" office:value="19.38498" calcext:value-type="float">
            <text:p>19.38498</text:p>
          </table:table-cell>
          <table:table-cell office:value-type="float" office:value="24.9592" calcext:value-type="float">
            <text:p>24.9592</text:p>
          </table:table-cell>
          <table:table-cell office:value-type="float" office:value="21.12097" calcext:value-type="float">
            <text:p>21.12097</text:p>
          </table:table-cell>
          <table:table-cell office:value-type="float" office:value="24.20477" calcext:value-type="float">
            <text:p>24.20477</text:p>
          </table:table-cell>
          <table:table-cell office:value-type="float" office:value="22.12381" calcext:value-type="float">
            <text:p>22.12381</text:p>
          </table:table-cell>
          <table:table-cell office:value-type="float" office:value="24.07114" calcext:value-type="float">
            <text:p>24.07114</text:p>
          </table:table-cell>
          <table:table-cell office:value-type="float" office:value="22.7413" calcext:value-type="float">
            <text:p>22.7413</text:p>
          </table:table-cell>
          <table:table-cell office:value-type="float" office:value="24.14688" calcext:value-type="float">
            <text:p>24.14688</text:p>
          </table:table-cell>
          <table:table-cell office:value-type="float" office:value="23.00711" calcext:value-type="float">
            <text:p>23.00711</text:p>
          </table:table-cell>
          <table:table-cell office:value-type="float" office:value="24.07907" calcext:value-type="float">
            <text:p>24.07907</text:p>
          </table:table-cell>
          <table:table-cell office:value-type="float" office:value="23.16098" calcext:value-type="float">
            <text:p>23.16098</text:p>
          </table:table-cell>
          <table:table-cell office:value-type="float" office:value="23.71701" calcext:value-type="float">
            <text:p>23.71701</text:p>
          </table:table-cell>
          <table:table-cell office:value-type="float" office:value="23.05743" calcext:value-type="float">
            <text:p>23.05743</text:p>
          </table:table-cell>
          <table:table-cell office:value-type="float" office:value="22.98688" calcext:value-type="float">
            <text:p>22.98688</text:p>
          </table:table-cell>
          <table:table-cell office:value-type="float" office:value="22.64487" calcext:value-type="float">
            <text:p>22.64487</text:p>
          </table:table-cell>
          <table:table-cell office:value-type="float" office:value="21.46655" calcext:value-type="float">
            <text:p>21.46655</text:p>
          </table:table-cell>
          <table:table-cell office:value-type="float" office:value="21.44275" calcext:value-type="float">
            <text:p>21.44275</text:p>
          </table:table-cell>
          <table:table-cell office:value-type="float" office:value="19.71811" calcext:value-type="float">
            <text:p>19.71811</text:p>
          </table:table-cell>
          <table:table-cell office:value-type="float" office:value="19.6293" calcext:value-type="float">
            <text:p>19.6293</text:p>
          </table:table-cell>
          <table:table-cell office:value-type="float" office:value="18.31656" calcext:value-type="float">
            <text:p>18.31656</text:p>
          </table:table-cell>
          <table:table-cell office:value-type="float" office:value="18.23624" calcext:value-type="float">
            <text:p>18.23624</text:p>
          </table:table-cell>
          <table:table-cell office:value-type="float" office:value="17.12753" calcext:value-type="float">
            <text:p>17.12753</text:p>
          </table:table-cell>
          <table:table-cell office:value-type="float" office:value="17.05194" calcext:value-type="float">
            <text:p>17.05194</text:p>
          </table:table-cell>
          <table:table-cell office:value-type="float" office:value="16.09851" calcext:value-type="float">
            <text:p>16.09851</text:p>
          </table:table-cell>
          <table:table-cell office:value-type="float" office:value="16.01901" calcext:value-type="float">
            <text:p>16.01901</text:p>
          </table:table-cell>
          <table:table-cell office:value-type="float" office:value="15.42294" calcext:value-type="float">
            <text:p>15.42294</text:p>
          </table:table-cell>
          <table:table-cell office:value-type="float" office:value="15.34259" calcext:value-type="float">
            <text:p>15.34259</text:p>
          </table:table-cell>
          <table:table-cell office:value-type="float" office:value="28.67728" calcext:value-type="float">
            <text:p>28.67728</text:p>
          </table:table-cell>
          <table:table-cell office:value-type="float" office:value="19.38498" calcext:value-type="float">
            <text:p>19.384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12.74508" calcext:value-type="float">
            <text:p>12.74508</text:p>
          </table:table-cell>
          <table:table-cell office:value-type="float" office:value="26.47" calcext:value-type="float">
            <text:p>26.47</text:p>
          </table:table-cell>
          <table:table-cell office:value-type="float" office:value="19.64" calcext:value-type="float">
            <text:p>19.64</text:p>
          </table:table-cell>
          <table:table-cell office:value-type="float" office:value="2.032792" calcext:value-type="float">
            <text:p>2.032792</text:p>
          </table:table-cell>
          <table:table-cell office:value-type="float" office:value="1.788885" calcext:value-type="float">
            <text:p>1.788885</text:p>
          </table:table-cell>
          <table:table-cell office:value-type="float" office:value="173.556" calcext:value-type="float">
            <text:p>173.556</text:p>
          </table:table-cell>
          <table:table-cell office:value-type="float" office:value="2" calcext:value-type="float">
            <text:p>2</text:p>
          </table:table-cell>
          <table:table-cell office:value-type="float" office:value="25.54974" calcext:value-type="float">
            <text:p>25.54974</text:p>
          </table:table-cell>
          <table:table-cell office:value-type="float" office:value="19.82858" calcext:value-type="float">
            <text:p>19.82858</text:p>
          </table:table-cell>
          <table:table-cell office:value-type="float" office:value="23.39642" calcext:value-type="float">
            <text:p>23.39642</text:p>
          </table:table-cell>
          <table:table-cell office:value-type="float" office:value="21.07626" calcext:value-type="float">
            <text:p>21.07626</text:p>
          </table:table-cell>
          <table:table-cell office:value-type="float" office:value="23.04483" calcext:value-type="float">
            <text:p>23.04483</text:p>
          </table:table-cell>
          <table:table-cell office:value-type="float" office:value="21.64743" calcext:value-type="float">
            <text:p>21.64743</text:p>
          </table:table-cell>
          <table:table-cell office:value-type="float" office:value="23.27737" calcext:value-type="float">
            <text:p>23.27737</text:p>
          </table:table-cell>
          <table:table-cell office:value-type="float" office:value="22.10001" calcext:value-type="float">
            <text:p>22.10001</text:p>
          </table:table-cell>
          <table:table-cell office:value-type="float" office:value="23.33157" calcext:value-type="float">
            <text:p>23.33157</text:p>
          </table:table-cell>
          <table:table-cell office:value-type="float" office:value="22.34674" calcext:value-type="float">
            <text:p>22.34674</text:p>
          </table:table-cell>
          <table:table-cell office:value-type="float" office:value="23.28784" calcext:value-type="float">
            <text:p>23.28784</text:p>
          </table:table-cell>
          <table:table-cell office:value-type="float" office:value="22.53253" calcext:value-type="float">
            <text:p>22.53253</text:p>
          </table:table-cell>
          <table:table-cell office:value-type="float" office:value="23.07217" calcext:value-type="float">
            <text:p>23.07217</text:p>
          </table:table-cell>
          <table:table-cell office:value-type="float" office:value="22.47482" calcext:value-type="float">
            <text:p>22.47482</text:p>
          </table:table-cell>
          <table:table-cell office:value-type="float" office:value="22.6423" calcext:value-type="float">
            <text:p>22.6423</text:p>
          </table:table-cell>
          <table:table-cell office:value-type="float" office:value="22.26245" calcext:value-type="float">
            <text:p>22.26245</text:p>
          </table:table-cell>
          <table:table-cell office:value-type="float" office:value="21.44937" calcext:value-type="float">
            <text:p>21.44937</text:p>
          </table:table-cell>
          <table:table-cell office:value-type="float" office:value="21.35413" calcext:value-type="float">
            <text:p>21.35413</text:p>
          </table:table-cell>
          <table:table-cell office:value-type="float" office:value="19.77441" calcext:value-type="float">
            <text:p>19.77441</text:p>
          </table:table-cell>
          <table:table-cell office:value-type="float" office:value="19.71887" calcext:value-type="float">
            <text:p>19.71887</text:p>
          </table:table-cell>
          <table:table-cell office:value-type="float" office:value="18.39429" calcext:value-type="float">
            <text:p>18.39429</text:p>
          </table:table-cell>
          <table:table-cell office:value-type="float" office:value="18.31741" calcext:value-type="float">
            <text:p>18.31741</text:p>
          </table:table-cell>
          <table:table-cell office:value-type="float" office:value="17.20566" calcext:value-type="float">
            <text:p>17.20566</text:p>
          </table:table-cell>
          <table:table-cell office:value-type="float" office:value="17.12833" calcext:value-type="float">
            <text:p>17.12833</text:p>
          </table:table-cell>
          <table:table-cell office:value-type="float" office:value="16.17841" calcext:value-type="float">
            <text:p>16.17841</text:p>
          </table:table-cell>
          <table:table-cell office:value-type="float" office:value="16.0994" calcext:value-type="float">
            <text:p>16.0994</text:p>
          </table:table-cell>
          <table:table-cell office:value-type="float" office:value="15.50278" calcext:value-type="float">
            <text:p>15.50278</text:p>
          </table:table-cell>
          <table:table-cell office:value-type="float" office:value="15.42377" calcext:value-type="float">
            <text:p>15.42377</text:p>
          </table:table-cell>
          <table:table-cell office:value-type="float" office:value="25.54974" calcext:value-type="float">
            <text:p>25.54974</text:p>
          </table:table-cell>
          <table:table-cell office:value-type="float" office:value="19.82858" calcext:value-type="float">
            <text:p>19.828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24.92424" calcext:value-type="float">
            <text:p>24.92424</text:p>
          </table:table-cell>
          <table:table-cell office:value-type="float" office:value="26.57" calcext:value-type="float">
            <text:p>26.57</text:p>
          </table:table-cell>
          <table:table-cell office:value-type="float" office:value="18.39" calcext:value-type="float">
            <text:p>18.39</text:p>
          </table:table-cell>
          <table:table-cell office:value-type="float" office:value="1.882518" calcext:value-type="float">
            <text:p>1.882518</text:p>
          </table:table-cell>
          <table:table-cell office:value-type="float" office:value="1.3845" calcext:value-type="float">
            <text:p>1.3845</text:p>
          </table:table-cell>
          <table:table-cell office:value-type="float" office:value="270.576" calcext:value-type="float">
            <text:p>270.576</text:p>
          </table:table-cell>
          <table:table-cell office:value-type="float" office:value="0" calcext:value-type="float">
            <text:p>0</text:p>
          </table:table-cell>
          <table:table-cell office:value-type="float" office:value="29.29868" calcext:value-type="float">
            <text:p>29.29868</text:p>
          </table:table-cell>
          <table:table-cell office:value-type="float" office:value="18.86987" calcext:value-type="float">
            <text:p>18.86987</text:p>
          </table:table-cell>
          <table:table-cell office:value-type="float" office:value="25.63309" calcext:value-type="float">
            <text:p>25.63309</text:p>
          </table:table-cell>
          <table:table-cell office:value-type="float" office:value="20.29349" calcext:value-type="float">
            <text:p>20.29349</text:p>
          </table:table-cell>
          <table:table-cell office:value-type="float" office:value="24.43335" calcext:value-type="float">
            <text:p>24.43335</text:p>
          </table:table-cell>
          <table:table-cell office:value-type="float" office:value="21.01584" calcext:value-type="float">
            <text:p>21.01584</text:p>
          </table:table-cell>
          <table:table-cell office:value-type="float" office:value="23.6095" calcext:value-type="float">
            <text:p>23.6095</text:p>
          </table:table-cell>
          <table:table-cell office:value-type="float" office:value="21.51389" calcext:value-type="float">
            <text:p>21.51389</text:p>
          </table:table-cell>
          <table:table-cell office:value-type="float" office:value="23.13788" calcext:value-type="float">
            <text:p>23.13788</text:p>
          </table:table-cell>
          <table:table-cell office:value-type="float" office:value="21.78296" calcext:value-type="float">
            <text:p>21.78296</text:p>
          </table:table-cell>
          <table:table-cell office:value-type="float" office:value="22.69528" calcext:value-type="float">
            <text:p>22.69528</text:p>
          </table:table-cell>
          <table:table-cell office:value-type="float" office:value="22.00778" calcext:value-type="float">
            <text:p>22.00778</text:p>
          </table:table-cell>
          <table:table-cell office:value-type="float" office:value="22.47141" calcext:value-type="float">
            <text:p>22.47141</text:p>
          </table:table-cell>
          <table:table-cell office:value-type="float" office:value="22.05737" calcext:value-type="float">
            <text:p>22.05737</text:p>
          </table:table-cell>
          <table:table-cell office:value-type="float" office:value="22.25916" calcext:value-type="float">
            <text:p>22.25916</text:p>
          </table:table-cell>
          <table:table-cell office:value-type="float" office:value="21.95047" calcext:value-type="float">
            <text:p>21.95047</text:p>
          </table:table-cell>
          <table:table-cell office:value-type="float" office:value="21.35272" calcext:value-type="float">
            <text:p>21.35272</text:p>
          </table:table-cell>
          <table:table-cell office:value-type="float" office:value="21.19925" calcext:value-type="float">
            <text:p>21.19925</text:p>
          </table:table-cell>
          <table:table-cell office:value-type="float" office:value="19.79269" calcext:value-type="float">
            <text:p>19.79269</text:p>
          </table:table-cell>
          <table:table-cell office:value-type="float" office:value="19.77478" calcext:value-type="float">
            <text:p>19.77478</text:p>
          </table:table-cell>
          <table:table-cell office:value-type="float" office:value="18.45926" calcext:value-type="float">
            <text:p>18.45926</text:p>
          </table:table-cell>
          <table:table-cell office:value-type="float" office:value="18.39505" calcext:value-type="float">
            <text:p>18.39505</text:p>
          </table:table-cell>
          <table:table-cell office:value-type="float" office:value="17.28226" calcext:value-type="float">
            <text:p>17.28226</text:p>
          </table:table-cell>
          <table:table-cell office:value-type="float" office:value="17.20648" calcext:value-type="float">
            <text:p>17.20648</text:p>
          </table:table-cell>
          <table:table-cell office:value-type="float" office:value="16.25754" calcext:value-type="float">
            <text:p>16.25754</text:p>
          </table:table-cell>
          <table:table-cell office:value-type="float" office:value="16.1792" calcext:value-type="float">
            <text:p>16.1792</text:p>
          </table:table-cell>
          <table:table-cell office:value-type="float" office:value="15.5806" calcext:value-type="float">
            <text:p>15.5806</text:p>
          </table:table-cell>
          <table:table-cell office:value-type="float" office:value="15.5036" calcext:value-type="float">
            <text:p>15.5036</text:p>
          </table:table-cell>
          <table:table-cell office:value-type="float" office:value="29.29868" calcext:value-type="float">
            <text:p>29.29868</text:p>
          </table:table-cell>
          <table:table-cell office:value-type="float" office:value="18.86987" calcext:value-type="float">
            <text:p>18.869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26.7858" calcext:value-type="float">
            <text:p>26.7858</text:p>
          </table:table-cell>
          <table:table-cell office:value-type="float" office:value="27.52" calcext:value-type="float">
            <text:p>27.52</text:p>
          </table:table-cell>
          <table:table-cell office:value-type="float" office:value="15.46" calcext:value-type="float">
            <text:p>15.46</text:p>
          </table:table-cell>
          <table:table-cell office:value-type="float" office:value="1.739841" calcext:value-type="float">
            <text:p>1.739841</text:p>
          </table:table-cell>
          <table:table-cell office:value-type="float" office:value="1.338379" calcext:value-type="float">
            <text:p>1.338379</text:p>
          </table:table-cell>
          <table:table-cell office:value-type="float" office:value="123.588" calcext:value-type="float">
            <text:p>123.588</text:p>
          </table:table-cell>
          <table:table-cell office:value-type="float" office:value="30.7" calcext:value-type="float">
            <text:p>30.7</text:p>
          </table:table-cell>
          <table:table-cell office:value-type="float" office:value="28.71378" calcext:value-type="float">
            <text:p>28.71378</text:p>
          </table:table-cell>
          <table:table-cell office:value-type="float" office:value="17.37738" calcext:value-type="float">
            <text:p>17.37738</text:p>
          </table:table-cell>
          <table:table-cell office:value-type="float" office:value="25.76312" calcext:value-type="float">
            <text:p>25.76312</text:p>
          </table:table-cell>
          <table:table-cell office:value-type="float" office:value="19.61633" calcext:value-type="float">
            <text:p>19.61633</text:p>
          </table:table-cell>
          <table:table-cell office:value-type="float" office:value="24.72614" calcext:value-type="float">
            <text:p>24.72614</text:p>
          </table:table-cell>
          <table:table-cell office:value-type="float" office:value="20.72647" calcext:value-type="float">
            <text:p>20.72647</text:p>
          </table:table-cell>
          <table:table-cell office:value-type="float" office:value="23.80029" calcext:value-type="float">
            <text:p>23.80029</text:p>
          </table:table-cell>
          <table:table-cell office:value-type="float" office:value="21.41943" calcext:value-type="float">
            <text:p>21.41943</text:p>
          </table:table-cell>
          <table:table-cell office:value-type="float" office:value="23.25711" calcext:value-type="float">
            <text:p>23.25711</text:p>
          </table:table-cell>
          <table:table-cell office:value-type="float" office:value="21.74057" calcext:value-type="float">
            <text:p>21.74057</text:p>
          </table:table-cell>
          <table:table-cell office:value-type="float" office:value="22.70837" calcext:value-type="float">
            <text:p>22.70837</text:p>
          </table:table-cell>
          <table:table-cell office:value-type="float" office:value="21.97537" calcext:value-type="float">
            <text:p>21.97537</text:p>
          </table:table-cell>
          <table:table-cell office:value-type="float" office:value="22.3913" calcext:value-type="float">
            <text:p>22.3913</text:p>
          </table:table-cell>
          <table:table-cell office:value-type="float" office:value="21.98053" calcext:value-type="float">
            <text:p>21.98053</text:p>
          </table:table-cell>
          <table:table-cell office:value-type="float" office:value="21.95364" calcext:value-type="float">
            <text:p>21.95364</text:p>
          </table:table-cell>
          <table:table-cell office:value-type="float" office:value="21.82526" calcext:value-type="float">
            <text:p>21.82526</text:p>
          </table:table-cell>
          <table:table-cell office:value-type="float" office:value="21.19769" calcext:value-type="float">
            <text:p>21.19769</text:p>
          </table:table-cell>
          <table:table-cell office:value-type="float" office:value="21.07388" calcext:value-type="float">
            <text:p>21.07388</text:p>
          </table:table-cell>
          <table:table-cell office:value-type="float" office:value="19.79276" calcext:value-type="float">
            <text:p>19.79276</text:p>
          </table:table-cell>
          <table:table-cell office:value-type="float" office:value="19.78436" calcext:value-type="float">
            <text:p>19.78436</text:p>
          </table:table-cell>
          <table:table-cell office:value-type="float" office:value="18.5087" calcext:value-type="float">
            <text:p>18.5087</text:p>
          </table:table-cell>
          <table:table-cell office:value-type="float" office:value="18.45984" calcext:value-type="float">
            <text:p>18.45984</text:p>
          </table:table-cell>
          <table:table-cell office:value-type="float" office:value="17.35489" calcext:value-type="float">
            <text:p>17.35489</text:p>
          </table:table-cell>
          <table:table-cell office:value-type="float" office:value="17.28302" calcext:value-type="float">
            <text:p>17.28302</text:p>
          </table:table-cell>
          <table:table-cell office:value-type="float" office:value="16.33533" calcext:value-type="float">
            <text:p>16.33533</text:p>
          </table:table-cell>
          <table:table-cell office:value-type="float" office:value="16.25836" calcext:value-type="float">
            <text:p>16.25836</text:p>
          </table:table-cell>
          <table:table-cell office:value-type="float" office:value="15.65704" calcext:value-type="float">
            <text:p>15.65704</text:p>
          </table:table-cell>
          <table:table-cell office:value-type="float" office:value="15.58142" calcext:value-type="float">
            <text:p>15.58142</text:p>
          </table:table-cell>
          <table:table-cell office:value-type="float" office:value="28.71375" calcext:value-type="float">
            <text:p>28.71375</text:p>
          </table:table-cell>
          <table:table-cell office:value-type="float" office:value="17.37738" calcext:value-type="float">
            <text:p>17.37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27.27326" calcext:value-type="float">
            <text:p>27.27326</text:p>
          </table:table-cell>
          <table:table-cell office:value-type="float" office:value="28.15" calcext:value-type="float">
            <text:p>28.15</text:p>
          </table:table-cell>
          <table:table-cell office:value-type="float" office:value="16.51" calcext:value-type="float">
            <text:p>16.51</text:p>
          </table:table-cell>
          <table:table-cell office:value-type="float" office:value="1.794641" calcext:value-type="float">
            <text:p>1.794641</text:p>
          </table:table-cell>
          <table:table-cell office:value-type="float" office:value="1.406904" calcext:value-type="float">
            <text:p>1.406904</text:p>
          </table:table-cell>
          <table:table-cell office:value-type="float" office:value="183.708" calcext:value-type="float">
            <text:p>183.708</text:p>
          </table:table-cell>
          <table:table-cell office:value-type="float" office:value="0" calcext:value-type="float">
            <text:p>0</text:p>
          </table:table-cell>
          <table:table-cell office:value-type="float" office:value="26.2305" calcext:value-type="float">
            <text:p>26.2305</text:p>
          </table:table-cell>
          <table:table-cell office:value-type="float" office:value="17.18573" calcext:value-type="float">
            <text:p>17.18573</text:p>
          </table:table-cell>
          <table:table-cell office:value-type="float" office:value="24.32559" calcext:value-type="float">
            <text:p>24.32559</text:p>
          </table:table-cell>
          <table:table-cell office:value-type="float" office:value="18.6702" calcext:value-type="float">
            <text:p>18.6702</text:p>
          </table:table-cell>
          <table:table-cell office:value-type="float" office:value="23.23361" calcext:value-type="float">
            <text:p>23.23361</text:p>
          </table:table-cell>
          <table:table-cell office:value-type="float" office:value="19.86572" calcext:value-type="float">
            <text:p>19.86572</text:p>
          </table:table-cell>
          <table:table-cell office:value-type="float" office:value="22.57819" calcext:value-type="float">
            <text:p>22.57819</text:p>
          </table:table-cell>
          <table:table-cell office:value-type="float" office:value="20.6998" calcext:value-type="float">
            <text:p>20.6998</text:p>
          </table:table-cell>
          <table:table-cell office:value-type="float" office:value="22.48767" calcext:value-type="float">
            <text:p>22.48767</text:p>
          </table:table-cell>
          <table:table-cell office:value-type="float" office:value="21.14011" calcext:value-type="float">
            <text:p>21.14011</text:p>
          </table:table-cell>
          <table:table-cell office:value-type="float" office:value="22.5799" calcext:value-type="float">
            <text:p>22.5799</text:p>
          </table:table-cell>
          <table:table-cell office:value-type="float" office:value="21.52115" calcext:value-type="float">
            <text:p>21.52115</text:p>
          </table:table-cell>
          <table:table-cell office:value-type="float" office:value="22.33807" calcext:value-type="float">
            <text:p>22.33807</text:p>
          </table:table-cell>
          <table:table-cell office:value-type="float" office:value="21.63922" calcext:value-type="float">
            <text:p>21.63922</text:p>
          </table:table-cell>
          <table:table-cell office:value-type="float" office:value="21.84811" calcext:value-type="float">
            <text:p>21.84811</text:p>
          </table:table-cell>
          <table:table-cell office:value-type="float" office:value="21.58682" calcext:value-type="float">
            <text:p>21.58682</text:p>
          </table:table-cell>
          <table:table-cell office:value-type="float" office:value="21.07288" calcext:value-type="float">
            <text:p>21.07288</text:p>
          </table:table-cell>
          <table:table-cell office:value-type="float" office:value="20.96213" calcext:value-type="float">
            <text:p>20.96213</text:p>
          </table:table-cell>
          <table:table-cell office:value-type="float" office:value="19.78418" calcext:value-type="float">
            <text:p>19.78418</text:p>
          </table:table-cell>
          <table:table-cell office:value-type="float" office:value="19.76556" calcext:value-type="float">
            <text:p>19.76556</text:p>
          </table:table-cell>
          <table:table-cell office:value-type="float" office:value="18.54559" calcext:value-type="float">
            <text:p>18.54559</text:p>
          </table:table-cell>
          <table:table-cell office:value-type="float" office:value="18.50916" calcext:value-type="float">
            <text:p>18.50916</text:p>
          </table:table-cell>
          <table:table-cell office:value-type="float" office:value="17.42136" calcext:value-type="float">
            <text:p>17.42136</text:p>
          </table:table-cell>
          <table:table-cell office:value-type="float" office:value="17.35562" calcext:value-type="float">
            <text:p>17.35562</text:p>
          </table:table-cell>
          <table:table-cell office:value-type="float" office:value="16.41071" calcext:value-type="float">
            <text:p>16.41071</text:p>
          </table:table-cell>
          <table:table-cell office:value-type="float" office:value="16.33612" calcext:value-type="float">
            <text:p>16.33612</text:p>
          </table:table-cell>
          <table:table-cell office:value-type="float" office:value="15.73166" calcext:value-type="float">
            <text:p>15.73166</text:p>
          </table:table-cell>
          <table:table-cell office:value-type="float" office:value="15.65781" calcext:value-type="float">
            <text:p>15.65781</text:p>
          </table:table-cell>
          <table:table-cell office:value-type="float" office:value="26.2305" calcext:value-type="float">
            <text:p>26.2305</text:p>
          </table:table-cell>
          <table:table-cell office:value-type="float" office:value="17.18573" calcext:value-type="float">
            <text:p>17.185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12.06973" calcext:value-type="float">
            <text:p>12.06973</text:p>
          </table:table-cell>
          <table:table-cell office:value-type="float" office:value="26.33" calcext:value-type="float">
            <text:p>26.33</text:p>
          </table:table-cell>
          <table:table-cell office:value-type="float" office:value="17.77" calcext:value-type="float">
            <text:p>17.77</text:p>
          </table:table-cell>
          <table:table-cell office:value-type="float" office:value="2.072272" calcext:value-type="float">
            <text:p>2.072272</text:p>
          </table:table-cell>
          <table:table-cell office:value-type="float" office:value="1.64497" calcext:value-type="float">
            <text:p>1.64497</text:p>
          </table:table-cell>
          <table:table-cell office:value-type="float" office:value="241.164" calcext:value-type="float">
            <text:p>241.164</text:p>
          </table:table-cell>
          <table:table-cell office:value-type="float" office:value="0" calcext:value-type="float">
            <text:p>0</text:p>
          </table:table-cell>
          <table:table-cell office:value-type="float" office:value="22.74429" calcext:value-type="float">
            <text:p>22.74429</text:p>
          </table:table-cell>
          <table:table-cell office:value-type="float" office:value="17.34628" calcext:value-type="float">
            <text:p>17.34628</text:p>
          </table:table-cell>
          <table:table-cell office:value-type="float" office:value="21.8212" calcext:value-type="float">
            <text:p>21.8212</text:p>
          </table:table-cell>
          <table:table-cell office:value-type="float" office:value="18.80569" calcext:value-type="float">
            <text:p>18.80569</text:p>
          </table:table-cell>
          <table:table-cell office:value-type="float" office:value="21.57532" calcext:value-type="float">
            <text:p>21.57532</text:p>
          </table:table-cell>
          <table:table-cell office:value-type="float" office:value="19.77188" calcext:value-type="float">
            <text:p>19.77188</text:p>
          </table:table-cell>
          <table:table-cell office:value-type="float" office:value="21.58716" calcext:value-type="float">
            <text:p>21.58716</text:p>
          </table:table-cell>
          <table:table-cell office:value-type="float" office:value="20.46887" calcext:value-type="float">
            <text:p>20.46887</text:p>
          </table:table-cell>
          <table:table-cell office:value-type="float" office:value="21.79565" calcext:value-type="float">
            <text:p>21.79565</text:p>
          </table:table-cell>
          <table:table-cell office:value-type="float" office:value="20.84116" calcext:value-type="float">
            <text:p>20.84116</text:p>
          </table:table-cell>
          <table:table-cell office:value-type="float" office:value="21.90982" calcext:value-type="float">
            <text:p>21.90982</text:p>
          </table:table-cell>
          <table:table-cell office:value-type="float" office:value="21.12613" calcext:value-type="float">
            <text:p>21.12613</text:p>
          </table:table-cell>
          <table:table-cell office:value-type="float" office:value="21.8143" calcext:value-type="float">
            <text:p>21.8143</text:p>
          </table:table-cell>
          <table:table-cell office:value-type="float" office:value="21.23773" calcext:value-type="float">
            <text:p>21.23773</text:p>
          </table:table-cell>
          <table:table-cell office:value-type="float" office:value="21.58557" calcext:value-type="float">
            <text:p>21.58557</text:p>
          </table:table-cell>
          <table:table-cell office:value-type="float" office:value="21.24997" calcext:value-type="float">
            <text:p>21.24997</text:p>
          </table:table-cell>
          <table:table-cell office:value-type="float" office:value="20.96075" calcext:value-type="float">
            <text:p>20.96075</text:p>
          </table:table-cell>
          <table:table-cell office:value-type="float" office:value="20.81186" calcext:value-type="float">
            <text:p>20.81186</text:p>
          </table:table-cell>
          <table:table-cell office:value-type="float" office:value="19.76529" calcext:value-type="float">
            <text:p>19.76529</text:p>
          </table:table-cell>
          <table:table-cell office:value-type="float" office:value="19.7334" calcext:value-type="float">
            <text:p>19.7334</text:p>
          </table:table-cell>
          <table:table-cell office:value-type="float" office:value="18.57217" calcext:value-type="float">
            <text:p>18.57217</text:p>
          </table:table-cell>
          <table:table-cell office:value-type="float" office:value="18.54593" calcext:value-type="float">
            <text:p>18.54593</text:p>
          </table:table-cell>
          <table:table-cell office:value-type="float" office:value="17.48117" calcext:value-type="float">
            <text:p>17.48117</text:p>
          </table:table-cell>
          <table:table-cell office:value-type="float" office:value="17.422" calcext:value-type="float">
            <text:p>17.422</text:p>
          </table:table-cell>
          <table:table-cell office:value-type="float" office:value="16.48325" calcext:value-type="float">
            <text:p>16.48325</text:p>
          </table:table-cell>
          <table:table-cell office:value-type="float" office:value="16.4115" calcext:value-type="float">
            <text:p>16.4115</text:p>
          </table:table-cell>
          <table:table-cell office:value-type="float" office:value="15.80548" calcext:value-type="float">
            <text:p>15.80548</text:p>
          </table:table-cell>
          <table:table-cell office:value-type="float" office:value="15.73242" calcext:value-type="float">
            <text:p>15.73242</text:p>
          </table:table-cell>
          <table:table-cell office:value-type="float" office:value="22.74426" calcext:value-type="float">
            <text:p>22.74426</text:p>
          </table:table-cell>
          <table:table-cell office:value-type="float" office:value="17.34628" calcext:value-type="float">
            <text:p>17.346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24.19956" calcext:value-type="float">
            <text:p>24.19956</text:p>
          </table:table-cell>
          <table:table-cell office:value-type="float" office:value="32.04" calcext:value-type="float">
            <text:p>32.04</text:p>
          </table:table-cell>
          <table:table-cell office:value-type="float" office:value="20.78" calcext:value-type="float">
            <text:p>20.78</text:p>
          </table:table-cell>
          <table:table-cell office:value-type="float" office:value="2.447637" calcext:value-type="float">
            <text:p>2.447637</text:p>
          </table:table-cell>
          <table:table-cell office:value-type="float" office:value="1.76326" calcext:value-type="float">
            <text:p>1.76326</text:p>
          </table:table-cell>
          <table:table-cell office:value-type="float" office:value="296.28" calcext:value-type="float">
            <text:p>296.28</text:p>
          </table:table-cell>
          <table:table-cell office:value-type="float" office:value="0" calcext:value-type="float">
            <text:p>0</text:p>
          </table:table-cell>
          <table:table-cell office:value-type="float" office:value="29.08371" calcext:value-type="float">
            <text:p>29.08371</text:p>
          </table:table-cell>
          <table:table-cell office:value-type="float" office:value="19.15555" calcext:value-type="float">
            <text:p>19.15555</text:p>
          </table:table-cell>
          <table:table-cell office:value-type="float" office:value="25.93512" calcext:value-type="float">
            <text:p>25.93512</text:p>
          </table:table-cell>
          <table:table-cell office:value-type="float" office:value="19.99142" calcext:value-type="float">
            <text:p>19.99142</text:p>
          </table:table-cell>
          <table:table-cell office:value-type="float" office:value="24.70032" calcext:value-type="float">
            <text:p>24.70032</text:p>
          </table:table-cell>
          <table:table-cell office:value-type="float" office:value="20.45474" calcext:value-type="float">
            <text:p>20.45474</text:p>
          </table:table-cell>
          <table:table-cell office:value-type="float" office:value="23.65665" calcext:value-type="float">
            <text:p>23.65665</text:p>
          </table:table-cell>
          <table:table-cell office:value-type="float" office:value="20.76141" calcext:value-type="float">
            <text:p>20.76141</text:p>
          </table:table-cell>
          <table:table-cell office:value-type="float" office:value="23.02557" calcext:value-type="float">
            <text:p>23.02557</text:p>
          </table:table-cell>
          <table:table-cell office:value-type="float" office:value="20.92035" calcext:value-type="float">
            <text:p>20.92035</text:p>
          </table:table-cell>
          <table:table-cell office:value-type="float" office:value="22.30298" calcext:value-type="float">
            <text:p>22.30298</text:p>
          </table:table-cell>
          <table:table-cell office:value-type="float" office:value="21.06161" calcext:value-type="float">
            <text:p>21.06161</text:p>
          </table:table-cell>
          <table:table-cell office:value-type="float" office:value="21.74478" calcext:value-type="float">
            <text:p>21.74478</text:p>
          </table:table-cell>
          <table:table-cell office:value-type="float" office:value="21.11102" calcext:value-type="float">
            <text:p>21.11102</text:p>
          </table:table-cell>
          <table:table-cell office:value-type="float" office:value="21.24738" calcext:value-type="float">
            <text:p>21.24738</text:p>
          </table:table-cell>
          <table:table-cell office:value-type="float" office:value="21.08932" calcext:value-type="float">
            <text:p>21.08932</text:p>
          </table:table-cell>
          <table:table-cell office:value-type="float" office:value="20.81" calcext:value-type="float">
            <text:p>20.81</text:p>
          </table:table-cell>
          <table:table-cell office:value-type="float" office:value="20.64954" calcext:value-type="float">
            <text:p>20.64954</text:p>
          </table:table-cell>
          <table:table-cell office:value-type="float" office:value="19.73294" calcext:value-type="float">
            <text:p>19.73294</text:p>
          </table:table-cell>
          <table:table-cell office:value-type="float" office:value="19.68423" calcext:value-type="float">
            <text:p>19.68423</text:p>
          </table:table-cell>
          <table:table-cell office:value-type="float" office:value="18.58743" calcext:value-type="float">
            <text:p>18.58743</text:p>
          </table:table-cell>
          <table:table-cell office:value-type="float" office:value="18.57239" calcext:value-type="float">
            <text:p>18.57239</text:p>
          </table:table-cell>
          <table:table-cell office:value-type="float" office:value="17.53387" calcext:value-type="float">
            <text:p>17.53387</text:p>
          </table:table-cell>
          <table:table-cell office:value-type="float" office:value="17.48175" calcext:value-type="float">
            <text:p>17.48175</text:p>
          </table:table-cell>
          <table:table-cell office:value-type="float" office:value="16.55246" calcext:value-type="float">
            <text:p>16.55246</text:p>
          </table:table-cell>
          <table:table-cell office:value-type="float" office:value="16.48401" calcext:value-type="float">
            <text:p>16.48401</text:p>
          </table:table-cell>
          <table:table-cell office:value-type="float" office:value="15.87848" calcext:value-type="float">
            <text:p>15.87848</text:p>
          </table:table-cell>
          <table:table-cell office:value-type="float" office:value="15.80624" calcext:value-type="float">
            <text:p>15.80624</text:p>
          </table:table-cell>
          <table:table-cell office:value-type="float" office:value="29.08368" calcext:value-type="float">
            <text:p>29.08368</text:p>
          </table:table-cell>
          <table:table-cell office:value-type="float" office:value="19.15558" calcext:value-type="float">
            <text:p>19.155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25.75368" calcext:value-type="float">
            <text:p>25.75368</text:p>
          </table:table-cell>
          <table:table-cell office:value-type="float" office:value="34.53" calcext:value-type="float">
            <text:p>34.53</text:p>
          </table:table-cell>
          <table:table-cell office:value-type="float" office:value="22.74" calcext:value-type="float">
            <text:p>22.74</text:p>
          </table:table-cell>
          <table:table-cell office:value-type="float" office:value="2.550622" calcext:value-type="float">
            <text:p>2.550622</text:p>
          </table:table-cell>
          <table:table-cell office:value-type="float" office:value="2.035474" calcext:value-type="float">
            <text:p>2.035474</text:p>
          </table:table-cell>
          <table:table-cell office:value-type="float" office:value="249.3" calcext:value-type="float">
            <text:p>249.3</text:p>
          </table:table-cell>
          <table:table-cell office:value-type="float" office:value="1.2" calcext:value-type="float">
            <text:p>1.2</text:p>
          </table:table-cell>
          <table:table-cell office:value-type="float" office:value="33.59872" calcext:value-type="float">
            <text:p>33.59872</text:p>
          </table:table-cell>
          <table:table-cell office:value-type="float" office:value="23.07629" calcext:value-type="float">
            <text:p>23.07629</text:p>
          </table:table-cell>
          <table:table-cell office:value-type="float" office:value="29.15982" calcext:value-type="float">
            <text:p>29.15982</text:p>
          </table:table-cell>
          <table:table-cell office:value-type="float" office:value="23.33112" calcext:value-type="float">
            <text:p>23.33112</text:p>
          </table:table-cell>
          <table:table-cell office:value-type="float" office:value="27.21228" calcext:value-type="float">
            <text:p>27.21228</text:p>
          </table:table-cell>
          <table:table-cell office:value-type="float" office:value="23.2554" calcext:value-type="float">
            <text:p>23.2554</text:p>
          </table:table-cell>
          <table:table-cell office:value-type="float" office:value="25.71136" calcext:value-type="float">
            <text:p>25.71136</text:p>
          </table:table-cell>
          <table:table-cell office:value-type="float" office:value="23.00366" calcext:value-type="float">
            <text:p>23.00366</text:p>
          </table:table-cell>
          <table:table-cell office:value-type="float" office:value="24.75864" calcext:value-type="float">
            <text:p>24.75864</text:p>
          </table:table-cell>
          <table:table-cell office:value-type="float" office:value="22.74377" calcext:value-type="float">
            <text:p>22.74377</text:p>
          </table:table-cell>
          <table:table-cell office:value-type="float" office:value="23.74957" calcext:value-type="float">
            <text:p>23.74957</text:p>
          </table:table-cell>
          <table:table-cell office:value-type="float" office:value="22.31781" calcext:value-type="float">
            <text:p>22.31781</text:p>
          </table:table-cell>
          <table:table-cell office:value-type="float" office:value="22.82883" calcext:value-type="float">
            <text:p>22.82883</text:p>
          </table:table-cell>
          <table:table-cell office:value-type="float" office:value="21.75912" calcext:value-type="float">
            <text:p>21.75912</text:p>
          </table:table-cell>
          <table:table-cell office:value-type="float" office:value="21.60757" calcext:value-type="float">
            <text:p>21.60757</text:p>
          </table:table-cell>
          <table:table-cell office:value-type="float" office:value="21.14777" calcext:value-type="float">
            <text:p>21.14777</text:p>
          </table:table-cell>
          <table:table-cell office:value-type="float" office:value="20.64835" calcext:value-type="float">
            <text:p>20.64835</text:p>
          </table:table-cell>
          <table:table-cell office:value-type="float" office:value="20.6214" calcext:value-type="float">
            <text:p>20.6214</text:p>
          </table:table-cell>
          <table:table-cell office:value-type="float" office:value="19.68365" calcext:value-type="float">
            <text:p>19.68365</text:p>
          </table:table-cell>
          <table:table-cell office:value-type="float" office:value="19.63956" calcext:value-type="float">
            <text:p>19.63956</text:p>
          </table:table-cell>
          <table:table-cell office:value-type="float" office:value="18.59366" calcext:value-type="float">
            <text:p>18.59366</text:p>
          </table:table-cell>
          <table:table-cell office:value-type="float" office:value="18.58749" calcext:value-type="float">
            <text:p>18.58749</text:p>
          </table:table-cell>
          <table:table-cell office:value-type="float" office:value="17.57953" calcext:value-type="float">
            <text:p>17.57953</text:p>
          </table:table-cell>
          <table:table-cell office:value-type="float" office:value="17.53439" calcext:value-type="float">
            <text:p>17.53439</text:p>
          </table:table-cell>
          <table:table-cell office:value-type="float" office:value="16.61774" calcext:value-type="float">
            <text:p>16.61774</text:p>
          </table:table-cell>
          <table:table-cell office:value-type="float" office:value="16.55313" calcext:value-type="float">
            <text:p>16.55313</text:p>
          </table:table-cell>
          <table:table-cell office:value-type="float" office:value="15.94864" calcext:value-type="float">
            <text:p>15.94864</text:p>
          </table:table-cell>
          <table:table-cell office:value-type="float" office:value="15.87924" calcext:value-type="float">
            <text:p>15.87924</text:p>
          </table:table-cell>
          <table:table-cell office:value-type="float" office:value="33.59869" calcext:value-type="float">
            <text:p>33.59869</text:p>
          </table:table-cell>
          <table:table-cell office:value-type="float" office:value="23.12567" calcext:value-type="float">
            <text:p>23.125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15.27372" calcext:value-type="float">
            <text:p>15.27372</text:p>
          </table:table-cell>
          <table:table-cell office:value-type="float" office:value="31.63" calcext:value-type="float">
            <text:p>31.63</text:p>
          </table:table-cell>
          <table:table-cell office:value-type="float" office:value="22.24" calcext:value-type="float">
            <text:p>22.24</text:p>
          </table:table-cell>
          <table:table-cell office:value-type="float" office:value="2.523522" calcext:value-type="float">
            <text:p>2.523522</text:p>
          </table:table-cell>
          <table:table-cell office:value-type="float" office:value="1.918778" calcext:value-type="float">
            <text:p>1.918778</text:p>
          </table:table-cell>
          <table:table-cell office:value-type="float" office:value="249.3" calcext:value-type="float">
            <text:p>249.3</text:p>
          </table:table-cell>
          <table:table-cell office:value-type="float" office:value="0" calcext:value-type="float">
            <text:p>0</text:p>
          </table:table-cell>
          <table:table-cell office:value-type="float" office:value="28.30624" calcext:value-type="float">
            <text:p>28.30624</text:p>
          </table:table-cell>
          <table:table-cell office:value-type="float" office:value="21.92816" calcext:value-type="float">
            <text:p>21.92816</text:p>
          </table:table-cell>
          <table:table-cell office:value-type="float" office:value="26.49323" calcext:value-type="float">
            <text:p>26.49323</text:p>
          </table:table-cell>
          <table:table-cell office:value-type="float" office:value="22.97101" calcext:value-type="float">
            <text:p>22.97101</text:p>
          </table:table-cell>
          <table:table-cell office:value-type="float" office:value="25.50775" calcext:value-type="float">
            <text:p>25.50775</text:p>
          </table:table-cell>
          <table:table-cell office:value-type="float" office:value="23.38025" calcext:value-type="float">
            <text:p>23.38025</text:p>
          </table:table-cell>
          <table:table-cell office:value-type="float" office:value="25.14948" calcext:value-type="float">
            <text:p>25.14948</text:p>
          </table:table-cell>
          <table:table-cell office:value-type="float" office:value="23.45697" calcext:value-type="float">
            <text:p>23.45697</text:p>
          </table:table-cell>
          <table:table-cell office:value-type="float" office:value="24.59949" calcext:value-type="float">
            <text:p>24.59949</text:p>
          </table:table-cell>
          <table:table-cell office:value-type="float" office:value="23.36926" calcext:value-type="float">
            <text:p>23.36926</text:p>
          </table:table-cell>
          <table:table-cell office:value-type="float" office:value="23.7583" calcext:value-type="float">
            <text:p>23.7583</text:p>
          </table:table-cell>
          <table:table-cell office:value-type="float" office:value="23.12146" calcext:value-type="float">
            <text:p>23.12146</text:p>
          </table:table-cell>
          <table:table-cell office:value-type="float" office:value="22.92627" calcext:value-type="float">
            <text:p>22.92627</text:p>
          </table:table-cell>
          <table:table-cell office:value-type="float" office:value="22.67026" calcext:value-type="float">
            <text:p>22.67026</text:p>
          </table:table-cell>
          <table:table-cell office:value-type="float" office:value="21.97159" calcext:value-type="float">
            <text:p>21.97159</text:p>
          </table:table-cell>
          <table:table-cell office:value-type="float" office:value="21.61572" calcext:value-type="float">
            <text:p>21.61572</text:p>
          </table:table-cell>
          <table:table-cell office:value-type="float" office:value="20.78101" calcext:value-type="float">
            <text:p>20.78101</text:p>
          </table:table-cell>
          <table:table-cell office:value-type="float" office:value="20.63959" calcext:value-type="float">
            <text:p>20.63959</text:p>
          </table:table-cell>
          <table:table-cell office:value-type="float" office:value="19.63925" calcext:value-type="float">
            <text:p>19.63925</text:p>
          </table:table-cell>
          <table:table-cell office:value-type="float" office:value="19.63165" calcext:value-type="float">
            <text:p>19.63165</text:p>
          </table:table-cell>
          <table:table-cell office:value-type="float" office:value="18.60297" calcext:value-type="float">
            <text:p>18.60297</text:p>
          </table:table-cell>
          <table:table-cell office:value-type="float" office:value="18.59375" calcext:value-type="float">
            <text:p>18.59375</text:p>
          </table:table-cell>
          <table:table-cell office:value-type="float" office:value="17.61987" calcext:value-type="float">
            <text:p>17.61987</text:p>
          </table:table-cell>
          <table:table-cell office:value-type="float" office:value="17.58002" calcext:value-type="float">
            <text:p>17.58002</text:p>
          </table:table-cell>
          <table:table-cell office:value-type="float" office:value="16.67905" calcext:value-type="float">
            <text:p>16.67905</text:p>
          </table:table-cell>
          <table:table-cell office:value-type="float" office:value="16.61838" calcext:value-type="float">
            <text:p>16.61838</text:p>
          </table:table-cell>
          <table:table-cell office:value-type="float" office:value="16.01541" calcext:value-type="float">
            <text:p>16.01541</text:p>
          </table:table-cell>
          <table:table-cell office:value-type="float" office:value="15.94937" calcext:value-type="float">
            <text:p>15.94937</text:p>
          </table:table-cell>
          <table:table-cell office:value-type="float" office:value="28.30621" calcext:value-type="float">
            <text:p>28.30621</text:p>
          </table:table-cell>
          <table:table-cell office:value-type="float" office:value="21.92819" calcext:value-type="float">
            <text:p>21.928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19.4634" calcext:value-type="float">
            <text:p>19.4634</text:p>
          </table:table-cell>
          <table:table-cell office:value-type="float" office:value="29.33" calcext:value-type="float">
            <text:p>29.33</text:p>
          </table:table-cell>
          <table:table-cell office:value-type="float" office:value="21.77" calcext:value-type="float">
            <text:p>21.77</text:p>
          </table:table-cell>
          <table:table-cell office:value-type="float" office:value="2.523471" calcext:value-type="float">
            <text:p>2.523471</text:p>
          </table:table-cell>
          <table:table-cell office:value-type="float" office:value="1.882234" calcext:value-type="float">
            <text:p>1.882234</text:p>
          </table:table-cell>
          <table:table-cell office:value-type="float" office:value="272.664" calcext:value-type="float">
            <text:p>272.664</text:p>
          </table:table-cell>
          <table:table-cell office:value-type="float" office:value="0.9" calcext:value-type="float">
            <text:p>0.9</text:p>
          </table:table-cell>
          <table:table-cell office:value-type="float" office:value="29.2803" calcext:value-type="float">
            <text:p>29.2803</text:p>
          </table:table-cell>
          <table:table-cell office:value-type="float" office:value="22.146" calcext:value-type="float">
            <text:p>22.146</text:p>
          </table:table-cell>
          <table:table-cell office:value-type="float" office:value="26.22079" calcext:value-type="float">
            <text:p>26.22079</text:p>
          </table:table-cell>
          <table:table-cell office:value-type="float" office:value="22.85928" calcext:value-type="float">
            <text:p>22.85928</text:p>
          </table:table-cell>
          <table:table-cell office:value-type="float" office:value="25.33868" calcext:value-type="float">
            <text:p>25.33868</text:p>
          </table:table-cell>
          <table:table-cell office:value-type="float" office:value="23.13104" calcext:value-type="float">
            <text:p>23.13104</text:p>
          </table:table-cell>
          <table:table-cell office:value-type="float" office:value="24.55194" calcext:value-type="float">
            <text:p>24.55194</text:p>
          </table:table-cell>
          <table:table-cell office:value-type="float" office:value="23.22681" calcext:value-type="float">
            <text:p>23.22681</text:p>
          </table:table-cell>
          <table:table-cell office:value-type="float" office:value="24.01776" calcext:value-type="float">
            <text:p>24.01776</text:p>
          </table:table-cell>
          <table:table-cell office:value-type="float" office:value="23.1734" calcext:value-type="float">
            <text:p>23.1734</text:p>
          </table:table-cell>
          <table:table-cell office:value-type="float" office:value="23.4675" calcext:value-type="float">
            <text:p>23.4675</text:p>
          </table:table-cell>
          <table:table-cell office:value-type="float" office:value="23.01291" calcext:value-type="float">
            <text:p>23.01291</text:p>
          </table:table-cell>
          <table:table-cell office:value-type="float" office:value="22.89398" calcext:value-type="float">
            <text:p>22.89398</text:p>
          </table:table-cell>
          <table:table-cell office:value-type="float" office:value="22.66904" calcext:value-type="float">
            <text:p>22.66904</text:p>
          </table:table-cell>
          <table:table-cell office:value-type="float" office:value="22.08038" calcext:value-type="float">
            <text:p>22.08038</text:p>
          </table:table-cell>
          <table:table-cell office:value-type="float" office:value="21.97433" calcext:value-type="float">
            <text:p>21.97433</text:p>
          </table:table-cell>
          <table:table-cell office:value-type="float" office:value="20.90363" calcext:value-type="float">
            <text:p>20.90363</text:p>
          </table:table-cell>
          <table:table-cell office:value-type="float" office:value="20.78247" calcext:value-type="float">
            <text:p>20.78247</text:p>
          </table:table-cell>
          <table:table-cell office:value-type="float" office:value="19.66656" calcext:value-type="float">
            <text:p>19.66656</text:p>
          </table:table-cell>
          <table:table-cell office:value-type="float" office:value="19.63593" calcext:value-type="float">
            <text:p>19.63593</text:p>
          </table:table-cell>
          <table:table-cell office:value-type="float" office:value="18.62381" calcext:value-type="float">
            <text:p>18.62381</text:p>
          </table:table-cell>
          <table:table-cell office:value-type="float" office:value="18.60312" calcext:value-type="float">
            <text:p>18.60312</text:p>
          </table:table-cell>
          <table:table-cell office:value-type="float" office:value="17.65869" calcext:value-type="float">
            <text:p>17.65869</text:p>
          </table:table-cell>
          <table:table-cell office:value-type="float" office:value="17.62027" calcext:value-type="float">
            <text:p>17.62027</text:p>
          </table:table-cell>
          <table:table-cell office:value-type="float" office:value="16.73669" calcext:value-type="float">
            <text:p>16.73669</text:p>
          </table:table-cell>
          <table:table-cell office:value-type="float" office:value="16.67966" calcext:value-type="float">
            <text:p>16.67966</text:p>
          </table:table-cell>
          <table:table-cell office:value-type="float" office:value="16.07892" calcext:value-type="float">
            <text:p>16.07892</text:p>
          </table:table-cell>
          <table:table-cell office:value-type="float" office:value="16.01608" calcext:value-type="float">
            <text:p>16.01608</text:p>
          </table:table-cell>
          <table:table-cell office:value-type="float" office:value="29.2803" calcext:value-type="float">
            <text:p>29.2803</text:p>
          </table:table-cell>
          <table:table-cell office:value-type="float" office:value="22.146" calcext:value-type="float">
            <text:p>22.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15.41376" calcext:value-type="float">
            <text:p>15.41376</text:p>
          </table:table-cell>
          <table:table-cell office:value-type="float" office:value="32.26" calcext:value-type="float">
            <text:p>32.26</text:p>
          </table:table-cell>
          <table:table-cell office:value-type="float" office:value="23.47" calcext:value-type="float">
            <text:p>23.47</text:p>
          </table:table-cell>
          <table:table-cell office:value-type="float" office:value="2.719273" calcext:value-type="float">
            <text:p>2.719273</text:p>
          </table:table-cell>
          <table:table-cell office:value-type="float" office:value="2.192349" calcext:value-type="float">
            <text:p>2.192349</text:p>
          </table:table-cell>
          <table:table-cell office:value-type="float" office:value="202.068" calcext:value-type="float">
            <text:p>202.068</text:p>
          </table:table-cell>
          <table:table-cell office:value-type="float" office:value="0.2" calcext:value-type="float">
            <text:p>0.2</text:p>
          </table:table-cell>
          <table:table-cell office:value-type="float" office:value="28.32492" calcext:value-type="float">
            <text:p>28.32492</text:p>
          </table:table-cell>
          <table:table-cell office:value-type="float" office:value="22.49182" calcext:value-type="float">
            <text:p>22.49182</text:p>
          </table:table-cell>
          <table:table-cell office:value-type="float" office:value="26.35474" calcext:value-type="float">
            <text:p>26.35474</text:p>
          </table:table-cell>
          <table:table-cell office:value-type="float" office:value="23.11258" calcext:value-type="float">
            <text:p>23.11258</text:p>
          </table:table-cell>
          <table:table-cell office:value-type="float" office:value="25.51361" calcext:value-type="float">
            <text:p>25.51361</text:p>
          </table:table-cell>
          <table:table-cell office:value-type="float" office:value="23.37372" calcext:value-type="float">
            <text:p>23.37372</text:p>
          </table:table-cell>
          <table:table-cell office:value-type="float" office:value="24.71808" calcext:value-type="float">
            <text:p>24.71808</text:p>
          </table:table-cell>
          <table:table-cell office:value-type="float" office:value="23.40018" calcext:value-type="float">
            <text:p>23.40018</text:p>
          </table:table-cell>
          <table:table-cell office:value-type="float" office:value="24.17358" calcext:value-type="float">
            <text:p>24.17358</text:p>
          </table:table-cell>
          <table:table-cell office:value-type="float" office:value="23.30847" calcext:value-type="float">
            <text:p>23.30847</text:p>
          </table:table-cell>
          <table:table-cell office:value-type="float" office:value="23.58035" calcext:value-type="float">
            <text:p>23.58035</text:p>
          </table:table-cell>
          <table:table-cell office:value-type="float" office:value="23.10388" calcext:value-type="float">
            <text:p>23.10388</text:p>
          </table:table-cell>
          <table:table-cell office:value-type="float" office:value="23.00043" calcext:value-type="float">
            <text:p>23.00043</text:p>
          </table:table-cell>
          <table:table-cell office:value-type="float" office:value="22.74765" calcext:value-type="float">
            <text:p>22.74765</text:p>
          </table:table-cell>
          <table:table-cell office:value-type="float" office:value="22.16714" calcext:value-type="float">
            <text:p>22.16714</text:p>
          </table:table-cell>
          <table:table-cell office:value-type="float" office:value="22.08234" calcext:value-type="float">
            <text:p>22.08234</text:p>
          </table:table-cell>
          <table:table-cell office:value-type="float" office:value="20.99414" calcext:value-type="float">
            <text:p>20.99414</text:p>
          </table:table-cell>
          <table:table-cell office:value-type="float" office:value="20.90466" calcext:value-type="float">
            <text:p>20.90466</text:p>
          </table:table-cell>
          <table:table-cell office:value-type="float" office:value="19.71179" calcext:value-type="float">
            <text:p>19.71179</text:p>
          </table:table-cell>
          <table:table-cell office:value-type="float" office:value="19.66696" calcext:value-type="float">
            <text:p>19.66696</text:p>
          </table:table-cell>
          <table:table-cell office:value-type="float" office:value="18.65579" calcext:value-type="float">
            <text:p>18.65579</text:p>
          </table:table-cell>
          <table:table-cell office:value-type="float" office:value="18.62411" calcext:value-type="float">
            <text:p>18.62411</text:p>
          </table:table-cell>
          <table:table-cell office:value-type="float" office:value="17.69843" calcext:value-type="float">
            <text:p>17.69843</text:p>
          </table:table-cell>
          <table:table-cell office:value-type="float" office:value="17.65909" calcext:value-type="float">
            <text:p>17.65909</text:p>
          </table:table-cell>
          <table:table-cell office:value-type="float" office:value="16.79123" calcext:value-type="float">
            <text:p>16.79123</text:p>
          </table:table-cell>
          <table:table-cell office:value-type="float" office:value="16.7373" calcext:value-type="float">
            <text:p>16.7373</text:p>
          </table:table-cell>
          <table:table-cell office:value-type="float" office:value="16.13943" calcext:value-type="float">
            <text:p>16.13943</text:p>
          </table:table-cell>
          <table:table-cell office:value-type="float" office:value="16.07956" calcext:value-type="float">
            <text:p>16.07956</text:p>
          </table:table-cell>
          <table:table-cell office:value-type="float" office:value="28.32492" calcext:value-type="float">
            <text:p>28.32492</text:p>
          </table:table-cell>
          <table:table-cell office:value-type="float" office:value="22.49182" calcext:value-type="float">
            <text:p>22.491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27.34236" calcext:value-type="float">
            <text:p>27.34236</text:p>
          </table:table-cell>
          <table:table-cell office:value-type="float" office:value="34.61" calcext:value-type="float">
            <text:p>34.61</text:p>
          </table:table-cell>
          <table:table-cell office:value-type="float" office:value="22.9" calcext:value-type="float">
            <text:p>22.9</text:p>
          </table:table-cell>
          <table:table-cell office:value-type="float" office:value="2.834346" calcext:value-type="float">
            <text:p>2.834346</text:p>
          </table:table-cell>
          <table:table-cell office:value-type="float" office:value="2.077435" calcext:value-type="float">
            <text:p>2.077435</text:p>
          </table:table-cell>
          <table:table-cell office:value-type="float" office:value="218.592" calcext:value-type="float">
            <text:p>218.592</text:p>
          </table:table-cell>
          <table:table-cell office:value-type="float" office:value="30" calcext:value-type="float">
            <text:p>30</text:p>
          </table:table-cell>
          <table:table-cell office:value-type="float" office:value="31.26709" calcext:value-type="float">
            <text:p>31.26709</text:p>
          </table:table-cell>
          <table:table-cell office:value-type="float" office:value="21.87201" calcext:value-type="float">
            <text:p>21.87201</text:p>
          </table:table-cell>
          <table:table-cell office:value-type="float" office:value="29.59836" calcext:value-type="float">
            <text:p>29.59836</text:p>
          </table:table-cell>
          <table:table-cell office:value-type="float" office:value="22.87009" calcext:value-type="float">
            <text:p>22.87009</text:p>
          </table:table-cell>
          <table:table-cell office:value-type="float" office:value="27.94241" calcext:value-type="float">
            <text:p>27.94241</text:p>
          </table:table-cell>
          <table:table-cell office:value-type="float" office:value="23.3035" calcext:value-type="float">
            <text:p>23.3035</text:p>
          </table:table-cell>
          <table:table-cell office:value-type="float" office:value="26.26593" calcext:value-type="float">
            <text:p>26.26593</text:p>
          </table:table-cell>
          <table:table-cell office:value-type="float" office:value="23.42383" calcext:value-type="float">
            <text:p>23.42383</text:p>
          </table:table-cell>
          <table:table-cell office:value-type="float" office:value="25.24713" calcext:value-type="float">
            <text:p>25.24713</text:p>
          </table:table-cell>
          <table:table-cell office:value-type="float" office:value="23.37509" calcext:value-type="float">
            <text:p>23.37509</text:p>
          </table:table-cell>
          <table:table-cell office:value-type="float" office:value="24.29532" calcext:value-type="float">
            <text:p>24.29532</text:p>
          </table:table-cell>
          <table:table-cell office:value-type="float" office:value="23.21179" calcext:value-type="float">
            <text:p>23.21179</text:p>
          </table:table-cell>
          <table:table-cell office:value-type="float" office:value="23.51941" calcext:value-type="float">
            <text:p>23.51941</text:p>
          </table:table-cell>
          <table:table-cell office:value-type="float" office:value="22.86359" calcext:value-type="float">
            <text:p>22.86359</text:p>
          </table:table-cell>
          <table:table-cell office:value-type="float" office:value="22.37625" calcext:value-type="float">
            <text:p>22.37625</text:p>
          </table:table-cell>
          <table:table-cell office:value-type="float" office:value="22.16937" calcext:value-type="float">
            <text:p>22.16937</text:p>
          </table:table-cell>
          <table:table-cell office:value-type="float" office:value="21.08533" calcext:value-type="float">
            <text:p>21.08533</text:p>
          </table:table-cell>
          <table:table-cell office:value-type="float" office:value="20.99503" calcext:value-type="float">
            <text:p>20.99503</text:p>
          </table:table-cell>
          <table:table-cell office:value-type="float" office:value="19.76328" calcext:value-type="float">
            <text:p>19.76328</text:p>
          </table:table-cell>
          <table:table-cell office:value-type="float" office:value="19.71228" calcext:value-type="float">
            <text:p>19.71228</text:p>
          </table:table-cell>
          <table:table-cell office:value-type="float" office:value="18.69516" calcext:value-type="float">
            <text:p>18.69516</text:p>
          </table:table-cell>
          <table:table-cell office:value-type="float" office:value="18.65616" calcext:value-type="float">
            <text:p>18.65616</text:p>
          </table:table-cell>
          <table:table-cell office:value-type="float" office:value="17.74078" calcext:value-type="float">
            <text:p>17.74078</text:p>
          </table:table-cell>
          <table:table-cell office:value-type="float" office:value="17.69885" calcext:value-type="float">
            <text:p>17.69885</text:p>
          </table:table-cell>
          <table:table-cell office:value-type="float" office:value="16.84451" calcext:value-type="float">
            <text:p>16.84451</text:p>
          </table:table-cell>
          <table:table-cell office:value-type="float" office:value="16.79175" calcext:value-type="float">
            <text:p>16.79175</text:p>
          </table:table-cell>
          <table:table-cell office:value-type="float" office:value="16.19724" calcext:value-type="float">
            <text:p>16.19724</text:p>
          </table:table-cell>
          <table:table-cell office:value-type="float" office:value="16.14008" calcext:value-type="float">
            <text:p>16.14008</text:p>
          </table:table-cell>
          <table:table-cell office:value-type="float" office:value="31.70505" calcext:value-type="float">
            <text:p>31.70505</text:p>
          </table:table-cell>
          <table:table-cell office:value-type="float" office:value="21.87201" calcext:value-type="float">
            <text:p>21.872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26.67384" calcext:value-type="float">
            <text:p>26.67384</text:p>
          </table:table-cell>
          <table:table-cell office:value-type="float" office:value="34.73" calcext:value-type="float">
            <text:p>34.73</text:p>
          </table:table-cell>
          <table:table-cell office:value-type="float" office:value="24.4" calcext:value-type="float">
            <text:p>24.4</text:p>
          </table:table-cell>
          <table:table-cell office:value-type="float" office:value="2.604989" calcext:value-type="float">
            <text:p>2.604989</text:p>
          </table:table-cell>
          <table:table-cell office:value-type="float" office:value="1.809403" calcext:value-type="float">
            <text:p>1.809403</text:p>
          </table:table-cell>
          <table:table-cell office:value-type="float" office:value="234.792" calcext:value-type="float">
            <text:p>234.792</text:p>
          </table:table-cell>
          <table:table-cell office:value-type="float" office:value="0.2" calcext:value-type="float">
            <text:p>0.2</text:p>
          </table:table-cell>
          <table:table-cell office:value-type="float" office:value="29.41635" calcext:value-type="float">
            <text:p>29.41635</text:p>
          </table:table-cell>
          <table:table-cell office:value-type="float" office:value="22.77228" calcext:value-type="float">
            <text:p>22.77228</text:p>
          </table:table-cell>
          <table:table-cell office:value-type="float" office:value="27.35175" calcext:value-type="float">
            <text:p>27.35175</text:p>
          </table:table-cell>
          <table:table-cell office:value-type="float" office:value="23.46509" calcext:value-type="float">
            <text:p>23.46509</text:p>
          </table:table-cell>
          <table:table-cell office:value-type="float" office:value="26.19894" calcext:value-type="float">
            <text:p>26.19894</text:p>
          </table:table-cell>
          <table:table-cell office:value-type="float" office:value="23.91302" calcext:value-type="float">
            <text:p>23.91302</text:p>
          </table:table-cell>
          <table:table-cell office:value-type="float" office:value="25.30975" calcext:value-type="float">
            <text:p>25.30975</text:p>
          </table:table-cell>
          <table:table-cell office:value-type="float" office:value="24.01398" calcext:value-type="float">
            <text:p>24.01398</text:p>
          </table:table-cell>
          <table:table-cell office:value-type="float" office:value="24.8685" calcext:value-type="float">
            <text:p>24.8685</text:p>
          </table:table-cell>
          <table:table-cell office:value-type="float" office:value="23.93481" calcext:value-type="float">
            <text:p>23.93481</text:p>
          </table:table-cell>
          <table:table-cell office:value-type="float" office:value="24.28064" calcext:value-type="float">
            <text:p>24.28064</text:p>
          </table:table-cell>
          <table:table-cell office:value-type="float" office:value="23.70935" calcext:value-type="float">
            <text:p>23.70935</text:p>
          </table:table-cell>
          <table:table-cell office:value-type="float" office:value="23.54028" calcext:value-type="float">
            <text:p>23.54028</text:p>
          </table:table-cell>
          <table:table-cell office:value-type="float" office:value="23.28116" calcext:value-type="float">
            <text:p>23.28116</text:p>
          </table:table-cell>
          <table:table-cell office:value-type="float" office:value="22.57956" calcext:value-type="float">
            <text:p>22.57956</text:p>
          </table:table-cell>
          <table:table-cell office:value-type="float" office:value="22.38156" calcext:value-type="float">
            <text:p>22.38156</text:p>
          </table:table-cell>
          <table:table-cell office:value-type="float" office:value="21.22342" calcext:value-type="float">
            <text:p>21.22342</text:p>
          </table:table-cell>
          <table:table-cell office:value-type="float" office:value="21.08667" calcext:value-type="float">
            <text:p>21.08667</text:p>
          </table:table-cell>
          <table:table-cell office:value-type="float" office:value="19.82767" calcext:value-type="float">
            <text:p>19.82767</text:p>
          </table:table-cell>
          <table:table-cell office:value-type="float" office:value="19.76382" calcext:value-type="float">
            <text:p>19.76382</text:p>
          </table:table-cell>
          <table:table-cell office:value-type="float" office:value="18.74124" calcext:value-type="float">
            <text:p>18.74124</text:p>
          </table:table-cell>
          <table:table-cell office:value-type="float" office:value="18.69559" calcext:value-type="float">
            <text:p>18.69559</text:p>
          </table:table-cell>
          <table:table-cell office:value-type="float" office:value="17.78571" calcext:value-type="float">
            <text:p>17.78571</text:p>
          </table:table-cell>
          <table:table-cell office:value-type="float" office:value="17.74127" calcext:value-type="float">
            <text:p>17.74127</text:p>
          </table:table-cell>
          <table:table-cell office:value-type="float" office:value="16.89639" calcext:value-type="float">
            <text:p>16.89639</text:p>
          </table:table-cell>
          <table:table-cell office:value-type="float" office:value="16.84506" calcext:value-type="float">
            <text:p>16.84506</text:p>
          </table:table-cell>
          <table:table-cell office:value-type="float" office:value="16.25201" calcext:value-type="float">
            <text:p>16.25201</text:p>
          </table:table-cell>
          <table:table-cell office:value-type="float" office:value="16.19781" calcext:value-type="float">
            <text:p>16.19781</text:p>
          </table:table-cell>
          <table:table-cell office:value-type="float" office:value="29.41635" calcext:value-type="float">
            <text:p>29.41635</text:p>
          </table:table-cell>
          <table:table-cell office:value-type="float" office:value="22.77228" calcext:value-type="float">
            <text:p>22.772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18.4734" calcext:value-type="float">
            <text:p>18.4734</text:p>
          </table:table-cell>
          <table:table-cell office:value-type="float" office:value="32.521" calcext:value-type="float">
            <text:p>32.521</text:p>
          </table:table-cell>
          <table:table-cell office:value-type="float" office:value="23.57" calcext:value-type="float">
            <text:p>23.57</text:p>
          </table:table-cell>
          <table:table-cell office:value-type="float" office:value="2.444176" calcext:value-type="float">
            <text:p>2.444176</text:p>
          </table:table-cell>
          <table:table-cell office:value-type="float" office:value="1.803149" calcext:value-type="float">
            <text:p>1.803149</text:p>
          </table:table-cell>
          <table:table-cell office:value-type="float" office:value="194.832" calcext:value-type="float">
            <text:p>194.832</text:p>
          </table:table-cell>
          <table:table-cell office:value-type="float" office:value="0.5" calcext:value-type="float">
            <text:p>0.5</text:p>
          </table:table-cell>
          <table:table-cell office:value-type="float" office:value="28.66791" calcext:value-type="float">
            <text:p>28.66791</text:p>
          </table:table-cell>
          <table:table-cell office:value-type="float" office:value="21.97876" calcext:value-type="float">
            <text:p>21.97876</text:p>
          </table:table-cell>
          <table:table-cell office:value-type="float" office:value="26.32391" calcext:value-type="float">
            <text:p>26.32391</text:p>
          </table:table-cell>
          <table:table-cell office:value-type="float" office:value="22.90646" calcext:value-type="float">
            <text:p>22.90646</text:p>
          </table:table-cell>
          <table:table-cell office:value-type="float" office:value="25.44656" calcext:value-type="float">
            <text:p>25.44656</text:p>
          </table:table-cell>
          <table:table-cell office:value-type="float" office:value="23.33762" calcext:value-type="float">
            <text:p>23.33762</text:p>
          </table:table-cell>
          <table:table-cell office:value-type="float" office:value="24.74683" calcext:value-type="float">
            <text:p>24.74683</text:p>
          </table:table-cell>
          <table:table-cell office:value-type="float" office:value="23.49149" calcext:value-type="float">
            <text:p>23.49149</text:p>
          </table:table-cell>
          <table:table-cell office:value-type="float" office:value="24.50021" calcext:value-type="float">
            <text:p>24.50021</text:p>
          </table:table-cell>
          <table:table-cell office:value-type="float" office:value="23.47888" calcext:value-type="float">
            <text:p>23.47888</text:p>
          </table:table-cell>
          <table:table-cell office:value-type="float" office:value="24.08765" calcext:value-type="float">
            <text:p>24.08765</text:p>
          </table:table-cell>
          <table:table-cell office:value-type="float" office:value="23.37759" calcext:value-type="float">
            <text:p>23.37759</text:p>
          </table:table-cell>
          <table:table-cell office:value-type="float" office:value="23.51074" calcext:value-type="float">
            <text:p>23.51074</text:p>
          </table:table-cell>
          <table:table-cell office:value-type="float" office:value="23.09982" calcext:value-type="float">
            <text:p>23.09982</text:p>
          </table:table-cell>
          <table:table-cell office:value-type="float" office:value="22.61819" calcext:value-type="float">
            <text:p>22.61819</text:p>
          </table:table-cell>
          <table:table-cell office:value-type="float" office:value="22.5448" calcext:value-type="float">
            <text:p>22.5448</text:p>
          </table:table-cell>
          <table:table-cell office:value-type="float" office:value="21.32077" calcext:value-type="float">
            <text:p>21.32077</text:p>
          </table:table-cell>
          <table:table-cell office:value-type="float" office:value="21.22473" calcext:value-type="float">
            <text:p>21.22473</text:p>
          </table:table-cell>
          <table:table-cell office:value-type="float" office:value="19.90085" calcext:value-type="float">
            <text:p>19.90085</text:p>
          </table:table-cell>
          <table:table-cell office:value-type="float" office:value="19.82843" calcext:value-type="float">
            <text:p>19.82843</text:p>
          </table:table-cell>
          <table:table-cell office:value-type="float" office:value="18.79413" calcext:value-type="float">
            <text:p>18.79413</text:p>
          </table:table-cell>
          <table:table-cell office:value-type="float" office:value="18.74176" calcext:value-type="float">
            <text:p>18.74176</text:p>
          </table:table-cell>
          <table:table-cell office:value-type="float" office:value="17.83279" calcext:value-type="float">
            <text:p>17.83279</text:p>
          </table:table-cell>
          <table:table-cell office:value-type="float" office:value="17.78613" calcext:value-type="float">
            <text:p>17.78613</text:p>
          </table:table-cell>
          <table:table-cell office:value-type="float" office:value="16.94733" calcext:value-type="float">
            <text:p>16.94733</text:p>
          </table:table-cell>
          <table:table-cell office:value-type="float" office:value="16.89691" calcext:value-type="float">
            <text:p>16.89691</text:p>
          </table:table-cell>
          <table:table-cell office:value-type="float" office:value="16.30515" calcext:value-type="float">
            <text:p>16.30515</text:p>
          </table:table-cell>
          <table:table-cell office:value-type="float" office:value="16.25256" calcext:value-type="float">
            <text:p>16.25256</text:p>
          </table:table-cell>
          <table:table-cell office:value-type="float" office:value="28.66791" calcext:value-type="float">
            <text:p>28.66791</text:p>
          </table:table-cell>
          <table:table-cell office:value-type="float" office:value="21.97876" calcext:value-type="float">
            <text:p>21.97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15.5142" calcext:value-type="float">
            <text:p>15.5142</text:p>
          </table:table-cell>
          <table:table-cell office:value-type="float" office:value="31.11" calcext:value-type="float">
            <text:p>31.11</text:p>
          </table:table-cell>
          <table:table-cell office:value-type="float" office:value="20.26" calcext:value-type="float">
            <text:p>20.26</text:p>
          </table:table-cell>
          <table:table-cell office:value-type="float" office:value="2.621501" calcext:value-type="float">
            <text:p>2.621501</text:p>
          </table:table-cell>
          <table:table-cell office:value-type="float" office:value="1.944857" calcext:value-type="float">
            <text:p>1.944857</text:p>
          </table:table-cell>
          <table:table-cell office:value-type="float" office:value="183.852" calcext:value-type="float">
            <text:p>183.852</text:p>
          </table:table-cell>
          <table:table-cell office:value-type="float" office:value="0" calcext:value-type="float">
            <text:p>0</text:p>
          </table:table-cell>
          <table:table-cell office:value-type="float" office:value="28.47385" calcext:value-type="float">
            <text:p>28.47385</text:p>
          </table:table-cell>
          <table:table-cell office:value-type="float" office:value="21.04251" calcext:value-type="float">
            <text:p>21.04251</text:p>
          </table:table-cell>
          <table:table-cell office:value-type="float" office:value="26.18243" calcext:value-type="float">
            <text:p>26.18243</text:p>
          </table:table-cell>
          <table:table-cell office:value-type="float" office:value="22.86368" calcext:value-type="float">
            <text:p>22.86368</text:p>
          </table:table-cell>
          <table:table-cell office:value-type="float" office:value="25.33597" calcext:value-type="float">
            <text:p>25.33597</text:p>
          </table:table-cell>
          <table:table-cell office:value-type="float" office:value="23.69745" calcext:value-type="float">
            <text:p>23.69745</text:p>
          </table:table-cell>
          <table:table-cell office:value-type="float" office:value="24.63162" calcext:value-type="float">
            <text:p>24.63162</text:p>
          </table:table-cell>
          <table:table-cell office:value-type="float" office:value="23.75192" calcext:value-type="float">
            <text:p>23.75192</text:p>
          </table:table-cell>
          <table:table-cell office:value-type="float" office:value="24.18359" calcext:value-type="float">
            <text:p>24.18359</text:p>
          </table:table-cell>
          <table:table-cell office:value-type="float" office:value="23.63034" calcext:value-type="float">
            <text:p>23.63034</text:p>
          </table:table-cell>
          <table:table-cell office:value-type="float" office:value="23.75095" calcext:value-type="float">
            <text:p>23.75095</text:p>
          </table:table-cell>
          <table:table-cell office:value-type="float" office:value="23.42404" calcext:value-type="float">
            <text:p>23.42404</text:p>
          </table:table-cell>
          <table:table-cell office:value-type="float" office:value="23.28189" calcext:value-type="float">
            <text:p>23.28189</text:p>
          </table:table-cell>
          <table:table-cell office:value-type="float" office:value="23.10391" calcext:value-type="float">
            <text:p>23.10391</text:p>
          </table:table-cell>
          <table:table-cell office:value-type="float" office:value="22.56033" calcext:value-type="float">
            <text:p>22.56033</text:p>
          </table:table-cell>
          <table:table-cell office:value-type="float" office:value="22.52823" calcext:value-type="float">
            <text:p>22.52823</text:p>
          </table:table-cell>
          <table:table-cell office:value-type="float" office:value="21.36914" calcext:value-type="float">
            <text:p>21.36914</text:p>
          </table:table-cell>
          <table:table-cell office:value-type="float" office:value="21.32141" calcext:value-type="float">
            <text:p>21.32141</text:p>
          </table:table-cell>
          <table:table-cell office:value-type="float" office:value="19.96793" calcext:value-type="float">
            <text:p>19.96793</text:p>
          </table:table-cell>
          <table:table-cell office:value-type="float" office:value="19.90158" calcext:value-type="float">
            <text:p>19.90158</text:p>
          </table:table-cell>
          <table:table-cell office:value-type="float" office:value="18.85101" calcext:value-type="float">
            <text:p>18.85101</text:p>
          </table:table-cell>
          <table:table-cell office:value-type="float" office:value="18.79471" calcext:value-type="float">
            <text:p>18.79471</text:p>
          </table:table-cell>
          <table:table-cell office:value-type="float" office:value="17.88303" calcext:value-type="float">
            <text:p>17.88303</text:p>
          </table:table-cell>
          <table:table-cell office:value-type="float" office:value="17.83331" calcext:value-type="float">
            <text:p>17.83331</text:p>
          </table:table-cell>
          <table:table-cell office:value-type="float" office:value="16.99832" calcext:value-type="float">
            <text:p>16.99832</text:p>
          </table:table-cell>
          <table:table-cell office:value-type="float" office:value="16.94785" calcext:value-type="float">
            <text:p>16.94785</text:p>
          </table:table-cell>
          <table:table-cell office:value-type="float" office:value="16.35712" calcext:value-type="float">
            <text:p>16.35712</text:p>
          </table:table-cell>
          <table:table-cell office:value-type="float" office:value="16.30569" calcext:value-type="float">
            <text:p>16.30569</text:p>
          </table:table-cell>
          <table:table-cell office:value-type="float" office:value="28.47385" calcext:value-type="float">
            <text:p>28.47385</text:p>
          </table:table-cell>
          <table:table-cell office:value-type="float" office:value="21.18933" calcext:value-type="float">
            <text:p>21.18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8.98524" calcext:value-type="float">
            <text:p>8.98524</text:p>
          </table:table-cell>
          <table:table-cell office:value-type="float" office:value="26.43" calcext:value-type="float">
            <text:p>26.43</text:p>
          </table:table-cell>
          <table:table-cell office:value-type="float" office:value="19.91" calcext:value-type="float">
            <text:p>19.91</text:p>
          </table:table-cell>
          <table:table-cell office:value-type="float" office:value="2.145751" calcext:value-type="float">
            <text:p>2.145751</text:p>
          </table:table-cell>
          <table:table-cell office:value-type="float" office:value="1.953973" calcext:value-type="float">
            <text:p>1.953973</text:p>
          </table:table-cell>
          <table:table-cell office:value-type="float" office:value="179.64" calcext:value-type="float">
            <text:p>179.64</text:p>
          </table:table-cell>
          <table:table-cell office:value-type="float" office:value="30.7" calcext:value-type="float">
            <text:p>30.7</text:p>
          </table:table-cell>
          <table:table-cell office:value-type="float" office:value="23.51431" calcext:value-type="float">
            <text:p>23.51431</text:p>
          </table:table-cell>
          <table:table-cell office:value-type="float" office:value="20.12839" calcext:value-type="float">
            <text:p>20.12839</text:p>
          </table:table-cell>
          <table:table-cell office:value-type="float" office:value="23.14139" calcext:value-type="float">
            <text:p>23.14139</text:p>
          </table:table-cell>
          <table:table-cell office:value-type="float" office:value="21.07407" calcext:value-type="float">
            <text:p>21.07407</text:p>
          </table:table-cell>
          <table:table-cell office:value-type="float" office:value="23.60095" calcext:value-type="float">
            <text:p>23.60095</text:p>
          </table:table-cell>
          <table:table-cell office:value-type="float" office:value="21.78351" calcext:value-type="float">
            <text:p>21.78351</text:p>
          </table:table-cell>
          <table:table-cell office:value-type="float" office:value="23.91843" calcext:value-type="float">
            <text:p>23.91843</text:p>
          </table:table-cell>
          <table:table-cell office:value-type="float" office:value="22.23956" calcext:value-type="float">
            <text:p>22.23956</text:p>
          </table:table-cell>
          <table:table-cell office:value-type="float" office:value="23.86154" calcext:value-type="float">
            <text:p>23.86154</text:p>
          </table:table-cell>
          <table:table-cell office:value-type="float" office:value="22.41327" calcext:value-type="float">
            <text:p>22.41327</text:p>
          </table:table-cell>
          <table:table-cell office:value-type="float" office:value="23.65134" calcext:value-type="float">
            <text:p>23.65134</text:p>
          </table:table-cell>
          <table:table-cell office:value-type="float" office:value="22.53198" calcext:value-type="float">
            <text:p>22.53198</text:p>
          </table:table-cell>
          <table:table-cell office:value-type="float" office:value="23.23892" calcext:value-type="float">
            <text:p>23.23892</text:p>
          </table:table-cell>
          <table:table-cell office:value-type="float" office:value="22.47873" calcext:value-type="float">
            <text:p>22.47873</text:p>
          </table:table-cell>
          <table:table-cell office:value-type="float" office:value="22.54401" calcext:value-type="float">
            <text:p>22.54401</text:p>
          </table:table-cell>
          <table:table-cell office:value-type="float" office:value="22.27936" calcext:value-type="float">
            <text:p>22.27936</text:p>
          </table:table-cell>
          <table:table-cell office:value-type="float" office:value="21.38495" calcext:value-type="float">
            <text:p>21.38495</text:p>
          </table:table-cell>
          <table:table-cell office:value-type="float" office:value="21.36954" calcext:value-type="float">
            <text:p>21.36954</text:p>
          </table:table-cell>
          <table:table-cell office:value-type="float" office:value="20.02426" calcext:value-type="float">
            <text:p>20.02426</text:p>
          </table:table-cell>
          <table:table-cell office:value-type="float" office:value="19.96857" calcext:value-type="float">
            <text:p>19.96857</text:p>
          </table:table-cell>
          <table:table-cell office:value-type="float" office:value="18.90695" calcext:value-type="float">
            <text:p>18.90695</text:p>
          </table:table-cell>
          <table:table-cell office:value-type="float" office:value="18.85162" calcext:value-type="float">
            <text:p>18.85162</text:p>
          </table:table-cell>
          <table:table-cell office:value-type="float" office:value="17.93463" calcext:value-type="float">
            <text:p>17.93463</text:p>
          </table:table-cell>
          <table:table-cell office:value-type="float" office:value="17.88354" calcext:value-type="float">
            <text:p>17.88354</text:p>
          </table:table-cell>
          <table:table-cell office:value-type="float" office:value="17.04901" calcext:value-type="float">
            <text:p>17.04901</text:p>
          </table:table-cell>
          <table:table-cell office:value-type="float" office:value="16.99884" calcext:value-type="float">
            <text:p>16.99884</text:p>
          </table:table-cell>
          <table:table-cell office:value-type="float" office:value="16.40723" calcext:value-type="float">
            <text:p>16.40723</text:p>
          </table:table-cell>
          <table:table-cell office:value-type="float" office:value="16.35764" calcext:value-type="float">
            <text:p>16.35764</text:p>
          </table:table-cell>
          <table:table-cell office:value-type="float" office:value="23.42148" calcext:value-type="float">
            <text:p>23.42148</text:p>
          </table:table-cell>
          <table:table-cell office:value-type="float" office:value="20.12839" calcext:value-type="float">
            <text:p>20.128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8.4798" calcext:value-type="float">
            <text:p>8.4798</text:p>
          </table:table-cell>
          <table:table-cell office:value-type="float" office:value="25.69" calcext:value-type="float">
            <text:p>25.69</text:p>
          </table:table-cell>
          <table:table-cell office:value-type="float" office:value="20.44" calcext:value-type="float">
            <text:p>20.44</text:p>
          </table:table-cell>
          <table:table-cell office:value-type="float" office:value="2.161718" calcext:value-type="float">
            <text:p>2.161718</text:p>
          </table:table-cell>
          <table:table-cell office:value-type="float" office:value="2.020004" calcext:value-type="float">
            <text:p>2.020004</text:p>
          </table:table-cell>
          <table:table-cell office:value-type="float" office:value="255.024" calcext:value-type="float">
            <text:p>255.024</text:p>
          </table:table-cell>
          <table:table-cell office:value-type="float" office:value="0" calcext:value-type="float">
            <text:p>0</text:p>
          </table:table-cell>
          <table:table-cell office:value-type="float" office:value="23.228" calcext:value-type="float">
            <text:p>23.228</text:p>
          </table:table-cell>
          <table:table-cell office:value-type="float" office:value="19.75024" calcext:value-type="float">
            <text:p>19.75024</text:p>
          </table:table-cell>
          <table:table-cell office:value-type="float" office:value="22.31073" calcext:value-type="float">
            <text:p>22.31073</text:p>
          </table:table-cell>
          <table:table-cell office:value-type="float" office:value="20.4006" calcext:value-type="float">
            <text:p>20.4006</text:p>
          </table:table-cell>
          <table:table-cell office:value-type="float" office:value="22.05066" calcext:value-type="float">
            <text:p>22.05066</text:p>
          </table:table-cell>
          <table:table-cell office:value-type="float" office:value="20.99405" calcext:value-type="float">
            <text:p>20.99405</text:p>
          </table:table-cell>
          <table:table-cell office:value-type="float" office:value="22.20291" calcext:value-type="float">
            <text:p>22.20291</text:p>
          </table:table-cell>
          <table:table-cell office:value-type="float" office:value="21.42825" calcext:value-type="float">
            <text:p>21.42825</text:p>
          </table:table-cell>
          <table:table-cell office:value-type="float" office:value="22.38806" calcext:value-type="float">
            <text:p>22.38806</text:p>
          </table:table-cell>
          <table:table-cell office:value-type="float" office:value="21.65891" calcext:value-type="float">
            <text:p>21.65891</text:p>
          </table:table-cell>
          <table:table-cell office:value-type="float" office:value="22.5209" calcext:value-type="float">
            <text:p>22.5209</text:p>
          </table:table-cell>
          <table:table-cell office:value-type="float" office:value="21.82916" calcext:value-type="float">
            <text:p>21.82916</text:p>
          </table:table-cell>
          <table:table-cell office:value-type="float" office:value="22.47366" calcext:value-type="float">
            <text:p>22.47366</text:p>
          </table:table-cell>
          <table:table-cell office:value-type="float" office:value="21.87659" calcext:value-type="float">
            <text:p>21.87659</text:p>
          </table:table-cell>
          <table:table-cell office:value-type="float" office:value="22.27588" calcext:value-type="float">
            <text:p>22.27588</text:p>
          </table:table-cell>
          <table:table-cell office:value-type="float" office:value="21.84799" calcext:value-type="float">
            <text:p>21.84799</text:p>
          </table:table-cell>
          <table:table-cell office:value-type="float" office:value="21.36923" calcext:value-type="float">
            <text:p>21.36923</text:p>
          </table:table-cell>
          <table:table-cell office:value-type="float" office:value="21.25824" calcext:value-type="float">
            <text:p>21.25824</text:p>
          </table:table-cell>
          <table:table-cell office:value-type="float" office:value="20.05444" calcext:value-type="float">
            <text:p>20.05444</text:p>
          </table:table-cell>
          <table:table-cell office:value-type="float" office:value="20.02475" calcext:value-type="float">
            <text:p>20.02475</text:p>
          </table:table-cell>
          <table:table-cell office:value-type="float" office:value="18.95831" calcext:value-type="float">
            <text:p>18.95831</text:p>
          </table:table-cell>
          <table:table-cell office:value-type="float" office:value="18.90753" calcext:value-type="float">
            <text:p>18.90753</text:p>
          </table:table-cell>
          <table:table-cell office:value-type="float" office:value="17.98706" calcext:value-type="float">
            <text:p>17.98706</text:p>
          </table:table-cell>
          <table:table-cell office:value-type="float" office:value="17.93518" calcext:value-type="float">
            <text:p>17.93518</text:p>
          </table:table-cell>
          <table:table-cell office:value-type="float" office:value="17.1001" calcext:value-type="float">
            <text:p>17.1001</text:p>
          </table:table-cell>
          <table:table-cell office:value-type="float" office:value="17.04959" calcext:value-type="float">
            <text:p>17.04959</text:p>
          </table:table-cell>
          <table:table-cell office:value-type="float" office:value="16.45728" calcext:value-type="float">
            <text:p>16.45728</text:p>
          </table:table-cell>
          <table:table-cell office:value-type="float" office:value="16.40775" calcext:value-type="float">
            <text:p>16.40775</text:p>
          </table:table-cell>
          <table:table-cell office:value-type="float" office:value="23.228" calcext:value-type="float">
            <text:p>23.228</text:p>
          </table:table-cell>
          <table:table-cell office:value-type="float" office:value="19.77109" calcext:value-type="float">
            <text:p>19.77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10.84536" calcext:value-type="float">
            <text:p>10.84536</text:p>
          </table:table-cell>
          <table:table-cell office:value-type="float" office:value="27.61" calcext:value-type="float">
            <text:p>27.61</text:p>
          </table:table-cell>
          <table:table-cell office:value-type="float" office:value="20.41" calcext:value-type="float">
            <text:p>20.41</text:p>
          </table:table-cell>
          <table:table-cell office:value-type="float" office:value="2.510202" calcext:value-type="float">
            <text:p>2.510202</text:p>
          </table:table-cell>
          <table:table-cell office:value-type="float" office:value="2.016827" calcext:value-type="float">
            <text:p>2.016827</text:p>
          </table:table-cell>
          <table:table-cell office:value-type="float" office:value="246.168" calcext:value-type="float">
            <text:p>246.168</text:p>
          </table:table-cell>
          <table:table-cell office:value-type="float" office:value="1.2" calcext:value-type="float">
            <text:p>1.2</text:p>
          </table:table-cell>
          <table:table-cell office:value-type="float" office:value="24.46265" calcext:value-type="float">
            <text:p>24.46265</text:p>
          </table:table-cell>
          <table:table-cell office:value-type="float" office:value="19.43445" calcext:value-type="float">
            <text:p>19.43445</text:p>
          </table:table-cell>
          <table:table-cell office:value-type="float" office:value="23.17343" calcext:value-type="float">
            <text:p>23.17343</text:p>
          </table:table-cell>
          <table:table-cell office:value-type="float" office:value="20.09946" calcext:value-type="float">
            <text:p>20.09946</text:p>
          </table:table-cell>
          <table:table-cell office:value-type="float" office:value="22.59686" calcext:value-type="float">
            <text:p>22.59686</text:p>
          </table:table-cell>
          <table:table-cell office:value-type="float" office:value="20.58798" calcext:value-type="float">
            <text:p>20.58798</text:p>
          </table:table-cell>
          <table:table-cell office:value-type="float" office:value="22.20074" calcext:value-type="float">
            <text:p>22.20074</text:p>
          </table:table-cell>
          <table:table-cell office:value-type="float" office:value="20.97394" calcext:value-type="float">
            <text:p>20.97394</text:p>
          </table:table-cell>
          <table:table-cell office:value-type="float" office:value="21.98346" calcext:value-type="float">
            <text:p>21.98346</text:p>
          </table:table-cell>
          <table:table-cell office:value-type="float" office:value="21.19727" calcext:value-type="float">
            <text:p>21.19727</text:p>
          </table:table-cell>
          <table:table-cell office:value-type="float" office:value="21.85464" calcext:value-type="float">
            <text:p>21.85464</text:p>
          </table:table-cell>
          <table:table-cell office:value-type="float" office:value="21.39874" calcext:value-type="float">
            <text:p>21.39874</text:p>
          </table:table-cell>
          <table:table-cell office:value-type="float" office:value="21.87399" calcext:value-type="float">
            <text:p>21.87399</text:p>
          </table:table-cell>
          <table:table-cell office:value-type="float" office:value="21.50381" calcext:value-type="float">
            <text:p>21.50381</text:p>
          </table:table-cell>
          <table:table-cell office:value-type="float" office:value="21.84451" calcext:value-type="float">
            <text:p>21.84451</text:p>
          </table:table-cell>
          <table:table-cell office:value-type="float" office:value="21.51541" calcext:value-type="float">
            <text:p>21.51541</text:p>
          </table:table-cell>
          <table:table-cell office:value-type="float" office:value="21.25665" calcext:value-type="float">
            <text:p>21.25665</text:p>
          </table:table-cell>
          <table:table-cell office:value-type="float" office:value="21.08765" calcext:value-type="float">
            <text:p>21.08765</text:p>
          </table:table-cell>
          <table:table-cell office:value-type="float" office:value="20.05627" calcext:value-type="float">
            <text:p>20.05627</text:p>
          </table:table-cell>
          <table:table-cell office:value-type="float" office:value="20.04871" calcext:value-type="float">
            <text:p>20.04871</text:p>
          </table:table-cell>
          <table:table-cell office:value-type="float" office:value="18.99741" calcext:value-type="float">
            <text:p>18.99741</text:p>
          </table:table-cell>
          <table:table-cell office:value-type="float" office:value="18.95877" calcext:value-type="float">
            <text:p>18.95877</text:p>
          </table:table-cell>
          <table:table-cell office:value-type="float" office:value="18.03683" calcext:value-type="float">
            <text:p>18.03683</text:p>
          </table:table-cell>
          <table:table-cell office:value-type="float" office:value="17.98755" calcext:value-type="float">
            <text:p>17.98755</text:p>
          </table:table-cell>
          <table:table-cell office:value-type="float" office:value="17.15079" calcext:value-type="float">
            <text:p>17.15079</text:p>
          </table:table-cell>
          <table:table-cell office:value-type="float" office:value="17.10065" calcext:value-type="float">
            <text:p>17.10065</text:p>
          </table:table-cell>
          <table:table-cell office:value-type="float" office:value="16.50623" calcext:value-type="float">
            <text:p>16.50623</text:p>
          </table:table-cell>
          <table:table-cell office:value-type="float" office:value="16.45779" calcext:value-type="float">
            <text:p>16.45779</text:p>
          </table:table-cell>
          <table:table-cell office:value-type="float" office:value="24.46265" calcext:value-type="float">
            <text:p>24.46265</text:p>
          </table:table-cell>
          <table:table-cell office:value-type="float" office:value="19.43445" calcext:value-type="float">
            <text:p>19.434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21.6522" calcext:value-type="float">
            <text:p>21.6522</text:p>
          </table:table-cell>
          <table:table-cell office:value-type="float" office:value="31.18" calcext:value-type="float">
            <text:p>31.18</text:p>
          </table:table-cell>
          <table:table-cell office:value-type="float" office:value="20.92" calcext:value-type="float">
            <text:p>20.92</text:p>
          </table:table-cell>
          <table:table-cell office:value-type="float" office:value="2.501895" calcext:value-type="float">
            <text:p>2.501895</text:p>
          </table:table-cell>
          <table:table-cell office:value-type="float" office:value="1.698522" calcext:value-type="float">
            <text:p>1.698522</text:p>
          </table:table-cell>
          <table:table-cell office:value-type="float" office:value="131.112" calcext:value-type="float">
            <text:p>131.112</text:p>
          </table:table-cell>
          <table:table-cell office:value-type="float" office:value="0" calcext:value-type="float">
            <text:p>0</text:p>
          </table:table-cell>
          <table:table-cell office:value-type="float" office:value="27.03967" calcext:value-type="float">
            <text:p>27.03967</text:p>
          </table:table-cell>
          <table:table-cell office:value-type="float" office:value="20.25153" calcext:value-type="float">
            <text:p>20.25153</text:p>
          </table:table-cell>
          <table:table-cell office:value-type="float" office:value="24.8551" calcext:value-type="float">
            <text:p>24.8551</text:p>
          </table:table-cell>
          <table:table-cell office:value-type="float" office:value="21.08575" calcext:value-type="float">
            <text:p>21.08575</text:p>
          </table:table-cell>
          <table:table-cell office:value-type="float" office:value="23.97104" calcext:value-type="float">
            <text:p>23.97104</text:p>
          </table:table-cell>
          <table:table-cell office:value-type="float" office:value="21.46786" calcext:value-type="float">
            <text:p>21.46786</text:p>
          </table:table-cell>
          <table:table-cell office:value-type="float" office:value="23.24701" calcext:value-type="float">
            <text:p>23.24701</text:p>
          </table:table-cell>
          <table:table-cell office:value-type="float" office:value="21.6373" calcext:value-type="float">
            <text:p>21.6373</text:p>
          </table:table-cell>
          <table:table-cell office:value-type="float" office:value="22.79935" calcext:value-type="float">
            <text:p>22.79935</text:p>
          </table:table-cell>
          <table:table-cell office:value-type="float" office:value="21.68393" calcext:value-type="float">
            <text:p>21.68393</text:p>
          </table:table-cell>
          <table:table-cell office:value-type="float" office:value="22.35602" calcext:value-type="float">
            <text:p>22.35602</text:p>
          </table:table-cell>
          <table:table-cell office:value-type="float" office:value="21.69821" calcext:value-type="float">
            <text:p>21.69821</text:p>
          </table:table-cell>
          <table:table-cell office:value-type="float" office:value="22.00296" calcext:value-type="float">
            <text:p>22.00296</text:p>
          </table:table-cell>
          <table:table-cell office:value-type="float" office:value="21.6293" calcext:value-type="float">
            <text:p>21.6293</text:p>
          </table:table-cell>
          <table:table-cell office:value-type="float" office:value="21.51434" calcext:value-type="float">
            <text:p>21.51434</text:p>
          </table:table-cell>
          <table:table-cell office:value-type="float" office:value="21.46225" calcext:value-type="float">
            <text:p>21.46225</text:p>
          </table:table-cell>
          <table:table-cell office:value-type="float" office:value="21.08588" calcext:value-type="float">
            <text:p>21.08588</text:p>
          </table:table-cell>
          <table:table-cell office:value-type="float" office:value="20.95679" calcext:value-type="float">
            <text:p>20.95679</text:p>
          </table:table-cell>
          <table:table-cell office:value-type="float" office:value="20.04843" calcext:value-type="float">
            <text:p>20.04843</text:p>
          </table:table-cell>
          <table:table-cell office:value-type="float" office:value="20.01886" calcext:value-type="float">
            <text:p>20.01886</text:p>
          </table:table-cell>
          <table:table-cell office:value-type="float" office:value="19.02139" calcext:value-type="float">
            <text:p>19.02139</text:p>
          </table:table-cell>
          <table:table-cell office:value-type="float" office:value="18.99774" calcext:value-type="float">
            <text:p>18.99774</text:p>
          </table:table-cell>
          <table:table-cell office:value-type="float" office:value="18.08258" calcext:value-type="float">
            <text:p>18.08258</text:p>
          </table:table-cell>
          <table:table-cell office:value-type="float" office:value="18.03735" calcext:value-type="float">
            <text:p>18.03735</text:p>
          </table:table-cell>
          <table:table-cell office:value-type="float" office:value="17.20047" calcext:value-type="float">
            <text:p>17.20047</text:p>
          </table:table-cell>
          <table:table-cell office:value-type="float" office:value="17.15131" calcext:value-type="float">
            <text:p>17.15131</text:p>
          </table:table-cell>
          <table:table-cell office:value-type="float" office:value="16.55457" calcext:value-type="float">
            <text:p>16.55457</text:p>
          </table:table-cell>
          <table:table-cell office:value-type="float" office:value="16.50674" calcext:value-type="float">
            <text:p>16.50674</text:p>
          </table:table-cell>
          <table:table-cell office:value-type="float" office:value="27.03964" calcext:value-type="float">
            <text:p>27.03964</text:p>
          </table:table-cell>
          <table:table-cell office:value-type="float" office:value="20.25153" calcext:value-type="float">
            <text:p>20.251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27.27148" calcext:value-type="float">
            <text:p>27.27148</text:p>
          </table:table-cell>
          <table:table-cell office:value-type="float" office:value="32.1" calcext:value-type="float">
            <text:p>32.1</text:p>
          </table:table-cell>
          <table:table-cell office:value-type="float" office:value="19.41" calcext:value-type="float">
            <text:p>19.41</text:p>
          </table:table-cell>
          <table:table-cell office:value-type="float" office:value="2.663741" calcext:value-type="float">
            <text:p>2.663741</text:p>
          </table:table-cell>
          <table:table-cell office:value-type="float" office:value="1.741309" calcext:value-type="float">
            <text:p>1.741309</text:p>
          </table:table-cell>
          <table:table-cell office:value-type="float" office:value="245.448" calcext:value-type="float">
            <text:p>245.448</text:p>
          </table:table-cell>
          <table:table-cell office:value-type="float" office:value="30.7" calcext:value-type="float">
            <text:p>30.7</text:p>
          </table:table-cell>
          <table:table-cell office:value-type="float" office:value="28.43692" calcext:value-type="float">
            <text:p>28.43692</text:p>
          </table:table-cell>
          <table:table-cell office:value-type="float" office:value="19.35767" calcext:value-type="float">
            <text:p>19.35767</text:p>
          </table:table-cell>
          <table:table-cell office:value-type="float" office:value="26.99017" calcext:value-type="float">
            <text:p>26.99017</text:p>
          </table:table-cell>
          <table:table-cell office:value-type="float" office:value="20.66806" calcext:value-type="float">
            <text:p>20.66806</text:p>
          </table:table-cell>
          <table:table-cell office:value-type="float" office:value="25.71875" calcext:value-type="float">
            <text:p>25.71875</text:p>
          </table:table-cell>
          <table:table-cell office:value-type="float" office:value="21.34579" calcext:value-type="float">
            <text:p>21.34579</text:p>
          </table:table-cell>
          <table:table-cell office:value-type="float" office:value="24.44019" calcext:value-type="float">
            <text:p>24.44019</text:p>
          </table:table-cell>
          <table:table-cell office:value-type="float" office:value="21.72052" calcext:value-type="float">
            <text:p>21.72052</text:p>
          </table:table-cell>
          <table:table-cell office:value-type="float" office:value="23.68048" calcext:value-type="float">
            <text:p>23.68048</text:p>
          </table:table-cell>
          <table:table-cell office:value-type="float" office:value="21.85782" calcext:value-type="float">
            <text:p>21.85782</text:p>
          </table:table-cell>
          <table:table-cell office:value-type="float" office:value="22.97388" calcext:value-type="float">
            <text:p>22.97388</text:p>
          </table:table-cell>
          <table:table-cell office:value-type="float" office:value="21.91733" calcext:value-type="float">
            <text:p>21.91733</text:p>
          </table:table-cell>
          <table:table-cell office:value-type="float" office:value="22.42078" calcext:value-type="float">
            <text:p>22.42078</text:p>
          </table:table-cell>
          <table:table-cell office:value-type="float" office:value="21.80435" calcext:value-type="float">
            <text:p>21.80435</text:p>
          </table:table-cell>
          <table:table-cell office:value-type="float" office:value="21.6449" calcext:value-type="float">
            <text:p>21.6449</text:p>
          </table:table-cell>
          <table:table-cell office:value-type="float" office:value="21.50974" calcext:value-type="float">
            <text:p>21.50974</text:p>
          </table:table-cell>
          <table:table-cell office:value-type="float" office:value="20.95599" calcext:value-type="float">
            <text:p>20.95599</text:p>
          </table:table-cell>
          <table:table-cell office:value-type="float" office:value="20.91525" calcext:value-type="float">
            <text:p>20.91525</text:p>
          </table:table-cell>
          <table:table-cell office:value-type="float" office:value="20.01849" calcext:value-type="float">
            <text:p>20.01849</text:p>
          </table:table-cell>
          <table:table-cell office:value-type="float" office:value="19.98865" calcext:value-type="float">
            <text:p>19.98865</text:p>
          </table:table-cell>
          <table:table-cell office:value-type="float" office:value="19.03421" calcext:value-type="float">
            <text:p>19.03421</text:p>
          </table:table-cell>
          <table:table-cell office:value-type="float" office:value="19.02158" calcext:value-type="float">
            <text:p>19.02158</text:p>
          </table:table-cell>
          <table:table-cell office:value-type="float" office:value="18.12207" calcext:value-type="float">
            <text:p>18.12207</text:p>
          </table:table-cell>
          <table:table-cell office:value-type="float" office:value="18.08298" calcext:value-type="float">
            <text:p>18.08298</text:p>
          </table:table-cell>
          <table:table-cell office:value-type="float" office:value="17.24829" calcext:value-type="float">
            <text:p>17.24829</text:p>
          </table:table-cell>
          <table:table-cell office:value-type="float" office:value="17.20099" calcext:value-type="float">
            <text:p>17.20099</text:p>
          </table:table-cell>
          <table:table-cell office:value-type="float" office:value="16.60254" calcext:value-type="float">
            <text:p>16.60254</text:p>
          </table:table-cell>
          <table:table-cell office:value-type="float" office:value="16.55505" calcext:value-type="float">
            <text:p>16.55505</text:p>
          </table:table-cell>
          <table:table-cell office:value-type="float" office:value="29.30826" calcext:value-type="float">
            <text:p>29.30826</text:p>
          </table:table-cell>
          <table:table-cell office:value-type="float" office:value="19.35767" calcext:value-type="float">
            <text:p>19.357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26.64108" calcext:value-type="float">
            <text:p>26.64108</text:p>
          </table:table-cell>
          <table:table-cell office:value-type="float" office:value="35.35" calcext:value-type="float">
            <text:p>35.35</text:p>
          </table:table-cell>
          <table:table-cell office:value-type="float" office:value="24.44" calcext:value-type="float">
            <text:p>24.44</text:p>
          </table:table-cell>
          <table:table-cell office:value-type="float" office:value="2.735604" calcext:value-type="float">
            <text:p>2.735604</text:p>
          </table:table-cell>
          <table:table-cell office:value-type="float" office:value="1.922559" calcext:value-type="float">
            <text:p>1.922559</text:p>
          </table:table-cell>
          <table:table-cell office:value-type="float" office:value="330.624" calcext:value-type="float">
            <text:p>330.624</text:p>
          </table:table-cell>
          <table:table-cell office:value-type="float" office:value="0" calcext:value-type="float">
            <text:p>0</text:p>
          </table:table-cell>
          <table:table-cell office:value-type="float" office:value="28.42209" calcext:value-type="float">
            <text:p>28.42209</text:p>
          </table:table-cell>
          <table:table-cell office:value-type="float" office:value="23.00854" calcext:value-type="float">
            <text:p>23.00854</text:p>
          </table:table-cell>
          <table:table-cell office:value-type="float" office:value="26.52167" calcext:value-type="float">
            <text:p>26.52167</text:p>
          </table:table-cell>
          <table:table-cell office:value-type="float" office:value="23.17664" calcext:value-type="float">
            <text:p>23.17664</text:p>
          </table:table-cell>
          <table:table-cell office:value-type="float" office:value="25.32816" calcext:value-type="float">
            <text:p>25.32816</text:p>
          </table:table-cell>
          <table:table-cell office:value-type="float" office:value="23.25903" calcext:value-type="float">
            <text:p>23.25903</text:p>
          </table:table-cell>
          <table:table-cell office:value-type="float" office:value="24.43469" calcext:value-type="float">
            <text:p>24.43469</text:p>
          </table:table-cell>
          <table:table-cell office:value-type="float" office:value="23.17276" calcext:value-type="float">
            <text:p>23.17276</text:p>
          </table:table-cell>
          <table:table-cell office:value-type="float" office:value="23.88324" calcext:value-type="float">
            <text:p>23.88324</text:p>
          </table:table-cell>
          <table:table-cell office:value-type="float" office:value="23.02597" calcext:value-type="float">
            <text:p>23.02597</text:p>
          </table:table-cell>
          <table:table-cell office:value-type="float" office:value="23.32553" calcext:value-type="float">
            <text:p>23.32553</text:p>
          </table:table-cell>
          <table:table-cell office:value-type="float" office:value="22.78265" calcext:value-type="float">
            <text:p>22.78265</text:p>
          </table:table-cell>
          <table:table-cell office:value-type="float" office:value="22.77042" calcext:value-type="float">
            <text:p>22.77042</text:p>
          </table:table-cell>
          <table:table-cell office:value-type="float" office:value="22.4201" calcext:value-type="float">
            <text:p>22.4201</text:p>
          </table:table-cell>
          <table:table-cell office:value-type="float" office:value="21.93872" calcext:value-type="float">
            <text:p>21.93872</text:p>
          </table:table-cell>
          <table:table-cell office:value-type="float" office:value="21.64944" calcext:value-type="float">
            <text:p>21.64944</text:p>
          </table:table-cell>
          <table:table-cell office:value-type="float" office:value="20.97296" calcext:value-type="float">
            <text:p>20.97296</text:p>
          </table:table-cell>
          <table:table-cell office:value-type="float" office:value="20.9155" calcext:value-type="float">
            <text:p>20.9155</text:p>
          </table:table-cell>
          <table:table-cell office:value-type="float" office:value="19.98843" calcext:value-type="float">
            <text:p>19.98843</text:p>
          </table:table-cell>
          <table:table-cell office:value-type="float" office:value="19.97714" calcext:value-type="float">
            <text:p>19.97714</text:p>
          </table:table-cell>
          <table:table-cell office:value-type="float" office:value="19.04453" calcext:value-type="float">
            <text:p>19.04453</text:p>
          </table:table-cell>
          <table:table-cell office:value-type="float" office:value="19.03433" calcext:value-type="float">
            <text:p>19.03433</text:p>
          </table:table-cell>
          <table:table-cell office:value-type="float" office:value="18.15649" calcext:value-type="float">
            <text:p>18.15649</text:p>
          </table:table-cell>
          <table:table-cell office:value-type="float" office:value="18.12247" calcext:value-type="float">
            <text:p>18.12247</text:p>
          </table:table-cell>
          <table:table-cell office:value-type="float" office:value="17.29346" calcext:value-type="float">
            <text:p>17.29346</text:p>
          </table:table-cell>
          <table:table-cell office:value-type="float" office:value="17.24875" calcext:value-type="float">
            <text:p>17.24875</text:p>
          </table:table-cell>
          <table:table-cell office:value-type="float" office:value="16.6488" calcext:value-type="float">
            <text:p>16.6488</text:p>
          </table:table-cell>
          <table:table-cell office:value-type="float" office:value="16.603" calcext:value-type="float">
            <text:p>16.603</text:p>
          </table:table-cell>
          <table:table-cell office:value-type="float" office:value="28.42209" calcext:value-type="float">
            <text:p>28.42209</text:p>
          </table:table-cell>
          <table:table-cell office:value-type="float" office:value="23.00854" calcext:value-type="float">
            <text:p>23.00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26.51796" calcext:value-type="float">
            <text:p>26.51796</text:p>
          </table:table-cell>
          <table:table-cell office:value-type="float" office:value="34.78" calcext:value-type="float">
            <text:p>34.78</text:p>
          </table:table-cell>
          <table:table-cell office:value-type="float" office:value="25.18" calcext:value-type="float">
            <text:p>25.18</text:p>
          </table:table-cell>
          <table:table-cell office:value-type="float" office:value="2.434723" calcext:value-type="float">
            <text:p>2.434723</text:p>
          </table:table-cell>
          <table:table-cell office:value-type="float" office:value="1.653777" calcext:value-type="float">
            <text:p>1.653777</text:p>
          </table:table-cell>
          <table:table-cell office:value-type="float" office:value="426.816" calcext:value-type="float">
            <text:p>426.816</text:p>
          </table:table-cell>
          <table:table-cell office:value-type="float" office:value="0" calcext:value-type="float">
            <text:p>0</text:p>
          </table:table-cell>
          <table:table-cell office:value-type="float" office:value="30.19675" calcext:value-type="float">
            <text:p>30.19675</text:p>
          </table:table-cell>
          <table:table-cell office:value-type="float" office:value="23.04126" calcext:value-type="float">
            <text:p>23.04126</text:p>
          </table:table-cell>
          <table:table-cell office:value-type="float" office:value="27.6055" calcext:value-type="float">
            <text:p>27.6055</text:p>
          </table:table-cell>
          <table:table-cell office:value-type="float" office:value="23.45871" calcext:value-type="float">
            <text:p>23.45871</text:p>
          </table:table-cell>
          <table:table-cell office:value-type="float" office:value="26.41992" calcext:value-type="float">
            <text:p>26.41992</text:p>
          </table:table-cell>
          <table:table-cell office:value-type="float" office:value="23.57175" calcext:value-type="float">
            <text:p>23.57175</text:p>
          </table:table-cell>
          <table:table-cell office:value-type="float" office:value="25.36792" calcext:value-type="float">
            <text:p>25.36792</text:p>
          </table:table-cell>
          <table:table-cell office:value-type="float" office:value="23.49127" calcext:value-type="float">
            <text:p>23.49127</text:p>
          </table:table-cell>
          <table:table-cell office:value-type="float" office:value="24.68402" calcext:value-type="float">
            <text:p>24.68402</text:p>
          </table:table-cell>
          <table:table-cell office:value-type="float" office:value="23.34259" calcext:value-type="float">
            <text:p>23.34259</text:p>
          </table:table-cell>
          <table:table-cell office:value-type="float" office:value="23.86453" calcext:value-type="float">
            <text:p>23.86453</text:p>
          </table:table-cell>
          <table:table-cell office:value-type="float" office:value="23.09457" calcext:value-type="float">
            <text:p>23.09457</text:p>
          </table:table-cell>
          <table:table-cell office:value-type="float" office:value="23.13205" calcext:value-type="float">
            <text:p>23.13205</text:p>
          </table:table-cell>
          <table:table-cell office:value-type="float" office:value="22.7179" calcext:value-type="float">
            <text:p>22.7179</text:p>
          </table:table-cell>
          <table:table-cell office:value-type="float" office:value="22.17181" calcext:value-type="float">
            <text:p>22.17181</text:p>
          </table:table-cell>
          <table:table-cell office:value-type="float" office:value="21.94238" calcext:value-type="float">
            <text:p>21.94238</text:p>
          </table:table-cell>
          <table:table-cell office:value-type="float" office:value="21.08017" calcext:value-type="float">
            <text:p>21.08017</text:p>
          </table:table-cell>
          <table:table-cell office:value-type="float" office:value="20.97394" calcext:value-type="float">
            <text:p>20.97394</text:p>
          </table:table-cell>
          <table:table-cell office:value-type="float" office:value="19.99399" calcext:value-type="float">
            <text:p>19.99399</text:p>
          </table:table-cell>
          <table:table-cell office:value-type="float" office:value="19.97733" calcext:value-type="float">
            <text:p>19.97733</text:p>
          </table:table-cell>
          <table:table-cell office:value-type="float" office:value="19.05988" calcext:value-type="float">
            <text:p>19.05988</text:p>
          </table:table-cell>
          <table:table-cell office:value-type="float" office:value="19.04465" calcext:value-type="float">
            <text:p>19.04465</text:p>
          </table:table-cell>
          <table:table-cell office:value-type="float" office:value="18.18719" calcext:value-type="float">
            <text:p>18.18719</text:p>
          </table:table-cell>
          <table:table-cell office:value-type="float" office:value="18.15683" calcext:value-type="float">
            <text:p>18.15683</text:p>
          </table:table-cell>
          <table:table-cell office:value-type="float" office:value="17.33594" calcext:value-type="float">
            <text:p>17.33594</text:p>
          </table:table-cell>
          <table:table-cell office:value-type="float" office:value="17.29395" calcext:value-type="float">
            <text:p>17.29395</text:p>
          </table:table-cell>
          <table:table-cell office:value-type="float" office:value="16.69406" calcext:value-type="float">
            <text:p>16.69406</text:p>
          </table:table-cell>
          <table:table-cell office:value-type="float" office:value="16.64929" calcext:value-type="float">
            <text:p>16.64929</text:p>
          </table:table-cell>
          <table:table-cell office:value-type="float" office:value="30.19675" calcext:value-type="float">
            <text:p>30.19675</text:p>
          </table:table-cell>
          <table:table-cell office:value-type="float" office:value="23.04126" calcext:value-type="float">
            <text:p>23.041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25.17534" calcext:value-type="float">
            <text:p>25.17534</text:p>
          </table:table-cell>
          <table:table-cell office:value-type="float" office:value="35.26" calcext:value-type="float">
            <text:p>35.26</text:p>
          </table:table-cell>
          <table:table-cell office:value-type="float" office:value="24.49" calcext:value-type="float">
            <text:p>24.49</text:p>
          </table:table-cell>
          <table:table-cell office:value-type="float" office:value="2.624497" calcext:value-type="float">
            <text:p>2.624497</text:p>
          </table:table-cell>
          <table:table-cell office:value-type="float" office:value="1.620992" calcext:value-type="float">
            <text:p>1.620992</text:p>
          </table:table-cell>
          <table:table-cell office:value-type="float" office:value="223.992" calcext:value-type="float">
            <text:p>223.992</text:p>
          </table:table-cell>
          <table:table-cell office:value-type="float" office:value="0" calcext:value-type="float">
            <text:p>0</text:p>
          </table:table-cell>
          <table:table-cell office:value-type="float" office:value="32.93365" calcext:value-type="float">
            <text:p>32.93365</text:p>
          </table:table-cell>
          <table:table-cell office:value-type="float" office:value="24.37845" calcext:value-type="float">
            <text:p>24.37845</text:p>
          </table:table-cell>
          <table:table-cell office:value-type="float" office:value="29.36325" calcext:value-type="float">
            <text:p>29.36325</text:p>
          </table:table-cell>
          <table:table-cell office:value-type="float" office:value="24.99182" calcext:value-type="float">
            <text:p>24.99182</text:p>
          </table:table-cell>
          <table:table-cell office:value-type="float" office:value="27.82388" calcext:value-type="float">
            <text:p>27.82388</text:p>
          </table:table-cell>
          <table:table-cell office:value-type="float" office:value="24.89676" calcext:value-type="float">
            <text:p>24.89676</text:p>
          </table:table-cell>
          <table:table-cell office:value-type="float" office:value="26.53363" calcext:value-type="float">
            <text:p>26.53363</text:p>
          </table:table-cell>
          <table:table-cell office:value-type="float" office:value="24.5968" calcext:value-type="float">
            <text:p>24.5968</text:p>
          </table:table-cell>
          <table:table-cell office:value-type="float" office:value="25.66565" calcext:value-type="float">
            <text:p>25.66565</text:p>
          </table:table-cell>
          <table:table-cell office:value-type="float" office:value="24.29144" calcext:value-type="float">
            <text:p>24.29144</text:p>
          </table:table-cell>
          <table:table-cell office:value-type="float" office:value="24.73511" calcext:value-type="float">
            <text:p>24.73511</text:p>
          </table:table-cell>
          <table:table-cell office:value-type="float" office:value="23.86533" calcext:value-type="float">
            <text:p>23.86533</text:p>
          </table:table-cell>
          <table:table-cell office:value-type="float" office:value="23.83548" calcext:value-type="float">
            <text:p>23.83548</text:p>
          </table:table-cell>
          <table:table-cell office:value-type="float" office:value="23.14334" calcext:value-type="float">
            <text:p>23.14334</text:p>
          </table:table-cell>
          <table:table-cell office:value-type="float" office:value="22.58127" calcext:value-type="float">
            <text:p>22.58127</text:p>
          </table:table-cell>
          <table:table-cell office:value-type="float" office:value="22.17618" calcext:value-type="float">
            <text:p>22.17618</text:p>
          </table:table-cell>
          <table:table-cell office:value-type="float" office:value="21.23761" calcext:value-type="float">
            <text:p>21.23761</text:p>
          </table:table-cell>
          <table:table-cell office:value-type="float" office:value="21.08142" calcext:value-type="float">
            <text:p>21.08142</text:p>
          </table:table-cell>
          <table:table-cell office:value-type="float" office:value="20.03647" calcext:value-type="float">
            <text:p>20.03647</text:p>
          </table:table-cell>
          <table:table-cell office:value-type="float" office:value="19.99426" calcext:value-type="float">
            <text:p>19.99426</text:p>
          </table:table-cell>
          <table:table-cell office:value-type="float" office:value="19.08466" calcext:value-type="float">
            <text:p>19.08466</text:p>
          </table:table-cell>
          <table:table-cell office:value-type="float" office:value="19.06009" calcext:value-type="float">
            <text:p>19.06009</text:p>
          </table:table-cell>
          <table:table-cell office:value-type="float" office:value="18.2179" calcext:value-type="float">
            <text:p>18.2179</text:p>
          </table:table-cell>
          <table:table-cell office:value-type="float" office:value="18.1875" calcext:value-type="float">
            <text:p>18.1875</text:p>
          </table:table-cell>
          <table:table-cell office:value-type="float" office:value="17.37604" calcext:value-type="float">
            <text:p>17.37604</text:p>
          </table:table-cell>
          <table:table-cell office:value-type="float" office:value="17.33636" calcext:value-type="float">
            <text:p>17.33636</text:p>
          </table:table-cell>
          <table:table-cell office:value-type="float" office:value="16.73767" calcext:value-type="float">
            <text:p>16.73767</text:p>
          </table:table-cell>
          <table:table-cell office:value-type="float" office:value="16.69452" calcext:value-type="float">
            <text:p>16.69452</text:p>
          </table:table-cell>
          <table:table-cell office:value-type="float" office:value="32.93362" calcext:value-type="float">
            <text:p>32.93362</text:p>
          </table:table-cell>
          <table:table-cell office:value-type="float" office:value="24.37848" calcext:value-type="float">
            <text:p>24.37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26.2548" calcext:value-type="float">
            <text:p>26.2548</text:p>
          </table:table-cell>
          <table:table-cell office:value-type="float" office:value="33.2" calcext:value-type="float">
            <text:p>33.2</text:p>
          </table:table-cell>
          <table:table-cell office:value-type="float" office:value="24.24" calcext:value-type="float">
            <text:p>24.24</text:p>
          </table:table-cell>
          <table:table-cell office:value-type="float" office:value="2.76661" calcext:value-type="float">
            <text:p>2.76661</text:p>
          </table:table-cell>
          <table:table-cell office:value-type="float" office:value="1.660628" calcext:value-type="float">
            <text:p>1.660628</text:p>
          </table:table-cell>
          <table:table-cell office:value-type="float" office:value="225.18" calcext:value-type="float">
            <text:p>225.18</text:p>
          </table:table-cell>
          <table:table-cell office:value-type="float" office:value="31.2" calcext:value-type="float">
            <text:p>31.2</text:p>
          </table:table-cell>
          <table:table-cell office:value-type="float" office:value="29.5983" calcext:value-type="float">
            <text:p>29.5983</text:p>
          </table:table-cell>
          <table:table-cell office:value-type="float" office:value="24.06851" calcext:value-type="float">
            <text:p>24.06851</text:p>
          </table:table-cell>
          <table:table-cell office:value-type="float" office:value="28.50345" calcext:value-type="float">
            <text:p>28.50345</text:p>
          </table:table-cell>
          <table:table-cell office:value-type="float" office:value="24.9278" calcext:value-type="float">
            <text:p>24.9278</text:p>
          </table:table-cell>
          <table:table-cell office:value-type="float" office:value="27.3992" calcext:value-type="float">
            <text:p>27.3992</text:p>
          </table:table-cell>
          <table:table-cell office:value-type="float" office:value="25.09647" calcext:value-type="float">
            <text:p>25.09647</text:p>
          </table:table-cell>
          <table:table-cell office:value-type="float" office:value="26.25983" calcext:value-type="float">
            <text:p>26.25983</text:p>
          </table:table-cell>
          <table:table-cell office:value-type="float" office:value="24.95807" calcext:value-type="float">
            <text:p>24.95807</text:p>
          </table:table-cell>
          <table:table-cell office:value-type="float" office:value="25.59293" calcext:value-type="float">
            <text:p>25.59293</text:p>
          </table:table-cell>
          <table:table-cell office:value-type="float" office:value="24.72311" calcext:value-type="float">
            <text:p>24.72311</text:p>
          </table:table-cell>
          <table:table-cell office:value-type="float" office:value="24.75446" calcext:value-type="float">
            <text:p>24.75446</text:p>
          </table:table-cell>
          <table:table-cell office:value-type="float" office:value="24.34656" calcext:value-type="float">
            <text:p>24.34656</text:p>
          </table:table-cell>
          <table:table-cell office:value-type="float" office:value="24.03909" calcext:value-type="float">
            <text:p>24.03909</text:p>
          </table:table-cell>
          <table:table-cell office:value-type="float" office:value="23.7981" calcext:value-type="float">
            <text:p>23.7981</text:p>
          </table:table-cell>
          <table:table-cell office:value-type="float" office:value="22.95065" calcext:value-type="float">
            <text:p>22.95065</text:p>
          </table:table-cell>
          <table:table-cell office:value-type="float" office:value="22.5874" calcext:value-type="float">
            <text:p>22.5874</text:p>
          </table:table-cell>
          <table:table-cell office:value-type="float" office:value="21.45236" calcext:value-type="float">
            <text:p>21.45236</text:p>
          </table:table-cell>
          <table:table-cell office:value-type="float" office:value="21.23962" calcext:value-type="float">
            <text:p>21.23962</text:p>
          </table:table-cell>
          <table:table-cell office:value-type="float" office:value="20.10922" calcext:value-type="float">
            <text:p>20.10922</text:p>
          </table:table-cell>
          <table:table-cell office:value-type="float" office:value="20.03708" calcext:value-type="float">
            <text:p>20.03708</text:p>
          </table:table-cell>
          <table:table-cell office:value-type="float" office:value="19.12146" calcext:value-type="float">
            <text:p>19.12146</text:p>
          </table:table-cell>
          <table:table-cell office:value-type="float" office:value="19.08496" calcext:value-type="float">
            <text:p>19.08496</text:p>
          </table:table-cell>
          <table:table-cell office:value-type="float" office:value="18.25043" calcext:value-type="float">
            <text:p>18.25043</text:p>
          </table:table-cell>
          <table:table-cell office:value-type="float" office:value="18.21817" calcext:value-type="float">
            <text:p>18.21817</text:p>
          </table:table-cell>
          <table:table-cell office:value-type="float" office:value="17.41501" calcext:value-type="float">
            <text:p>17.41501</text:p>
          </table:table-cell>
          <table:table-cell office:value-type="float" office:value="17.37646" calcext:value-type="float">
            <text:p>17.37646</text:p>
          </table:table-cell>
          <table:table-cell office:value-type="float" office:value="16.77872" calcext:value-type="float">
            <text:p>16.77872</text:p>
          </table:table-cell>
          <table:table-cell office:value-type="float" office:value="16.7381" calcext:value-type="float">
            <text:p>16.7381</text:p>
          </table:table-cell>
          <table:table-cell office:value-type="float" office:value="29.61826" calcext:value-type="float">
            <text:p>29.61826</text:p>
          </table:table-cell>
          <table:table-cell office:value-type="float" office:value="24.06854" calcext:value-type="float">
            <text:p>24.06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25.119" calcext:value-type="float">
            <text:p>25.119</text:p>
          </table:table-cell>
          <table:table-cell office:value-type="float" office:value="33.17" calcext:value-type="float">
            <text:p>33.17</text:p>
          </table:table-cell>
          <table:table-cell office:value-type="float" office:value="23.4" calcext:value-type="float">
            <text:p>23.4</text:p>
          </table:table-cell>
          <table:table-cell office:value-type="float" office:value="2.728112" calcext:value-type="float">
            <text:p>2.728112</text:p>
          </table:table-cell>
          <table:table-cell office:value-type="float" office:value="1.967698" calcext:value-type="float">
            <text:p>1.967698</text:p>
          </table:table-cell>
          <table:table-cell office:value-type="float" office:value="262.116" calcext:value-type="float">
            <text:p>262.116</text:p>
          </table:table-cell>
          <table:table-cell office:value-type="float" office:value="0" calcext:value-type="float">
            <text:p>0</text:p>
          </table:table-cell>
          <table:table-cell office:value-type="float" office:value="27.61356" calcext:value-type="float">
            <text:p>27.61356</text:p>
          </table:table-cell>
          <table:table-cell office:value-type="float" office:value="22.41318" calcext:value-type="float">
            <text:p>22.41318</text:p>
          </table:table-cell>
          <table:table-cell office:value-type="float" office:value="26.17221" calcext:value-type="float">
            <text:p>26.17221</text:p>
          </table:table-cell>
          <table:table-cell office:value-type="float" office:value="23.31558" calcext:value-type="float">
            <text:p>23.31558</text:p>
          </table:table-cell>
          <table:table-cell office:value-type="float" office:value="25.42242" calcext:value-type="float">
            <text:p>25.42242</text:p>
          </table:table-cell>
          <table:table-cell office:value-type="float" office:value="23.84543" calcext:value-type="float">
            <text:p>23.84543</text:p>
          </table:table-cell>
          <table:table-cell office:value-type="float" office:value="25.29962" calcext:value-type="float">
            <text:p>25.29962</text:p>
          </table:table-cell>
          <table:table-cell office:value-type="float" office:value="24.10089" calcext:value-type="float">
            <text:p>24.10089</text:p>
          </table:table-cell>
          <table:table-cell office:value-type="float" office:value="25.08899" calcext:value-type="float">
            <text:p>25.08899</text:p>
          </table:table-cell>
          <table:table-cell office:value-type="float" office:value="24.09811" calcext:value-type="float">
            <text:p>24.09811</text:p>
          </table:table-cell>
          <table:table-cell office:value-type="float" office:value="24.685" calcext:value-type="float">
            <text:p>24.685</text:p>
          </table:table-cell>
          <table:table-cell office:value-type="float" office:value="23.98346" calcext:value-type="float">
            <text:p>23.98346</text:p>
          </table:table-cell>
          <table:table-cell office:value-type="float" office:value="24.03867" calcext:value-type="float">
            <text:p>24.03867</text:p>
          </table:table-cell>
          <table:table-cell office:value-type="float" office:value="23.63806" calcext:value-type="float">
            <text:p>23.63806</text:p>
          </table:table-cell>
          <table:table-cell office:value-type="float" office:value="23.01425" calcext:value-type="float">
            <text:p>23.01425</text:p>
          </table:table-cell>
          <table:table-cell office:value-type="float" office:value="22.95401" calcext:value-type="float">
            <text:p>22.95401</text:p>
          </table:table-cell>
          <table:table-cell office:value-type="float" office:value="21.62442" calcext:value-type="float">
            <text:p>21.62442</text:p>
          </table:table-cell>
          <table:table-cell office:value-type="float" office:value="21.45459" calcext:value-type="float">
            <text:p>21.45459</text:p>
          </table:table-cell>
          <table:table-cell office:value-type="float" office:value="20.20349" calcext:value-type="float">
            <text:p>20.20349</text:p>
          </table:table-cell>
          <table:table-cell office:value-type="float" office:value="20.11017" calcext:value-type="float">
            <text:p>20.11017</text:p>
          </table:table-cell>
          <table:table-cell office:value-type="float" office:value="19.17252" calcext:value-type="float">
            <text:p>19.17252</text:p>
          </table:table-cell>
          <table:table-cell office:value-type="float" office:value="19.12195" calcext:value-type="float">
            <text:p>19.12195</text:p>
          </table:table-cell>
          <table:table-cell office:value-type="float" office:value="18.28729" calcext:value-type="float">
            <text:p>18.28729</text:p>
          </table:table-cell>
          <table:table-cell office:value-type="float" office:value="18.25082" calcext:value-type="float">
            <text:p>18.25082</text:p>
          </table:table-cell>
          <table:table-cell office:value-type="float" office:value="17.45337" calcext:value-type="float">
            <text:p>17.45337</text:p>
          </table:table-cell>
          <table:table-cell office:value-type="float" office:value="17.41544" calcext:value-type="float">
            <text:p>17.41544</text:p>
          </table:table-cell>
          <table:table-cell office:value-type="float" office:value="16.81818" calcext:value-type="float">
            <text:p>16.81818</text:p>
          </table:table-cell>
          <table:table-cell office:value-type="float" office:value="16.77914" calcext:value-type="float">
            <text:p>16.77914</text:p>
          </table:table-cell>
          <table:table-cell office:value-type="float" office:value="27.61353" calcext:value-type="float">
            <text:p>27.61353</text:p>
          </table:table-cell>
          <table:table-cell office:value-type="float" office:value="22.44717" calcext:value-type="float">
            <text:p>22.447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26.32571" calcext:value-type="float">
            <text:p>26.32571</text:p>
          </table:table-cell>
          <table:table-cell office:value-type="float" office:value="35.67" calcext:value-type="float">
            <text:p>35.67</text:p>
          </table:table-cell>
          <table:table-cell office:value-type="float" office:value="22.43" calcext:value-type="float">
            <text:p>22.43</text:p>
          </table:table-cell>
          <table:table-cell office:value-type="float" office:value="2.458371" calcext:value-type="float">
            <text:p>2.458371</text:p>
          </table:table-cell>
          <table:table-cell office:value-type="float" office:value="1.210902" calcext:value-type="float">
            <text:p>1.210902</text:p>
          </table:table-cell>
          <table:table-cell office:value-type="float" office:value="222.444" calcext:value-type="float">
            <text:p>222.444</text:p>
          </table:table-cell>
          <table:table-cell office:value-type="float" office:value="0" calcext:value-type="float">
            <text:p>0</text:p>
          </table:table-cell>
          <table:table-cell office:value-type="float" office:value="28.27505" calcext:value-type="float">
            <text:p>28.27505</text:p>
          </table:table-cell>
          <table:table-cell office:value-type="float" office:value="21.77707" calcext:value-type="float">
            <text:p>21.77707</text:p>
          </table:table-cell>
          <table:table-cell office:value-type="float" office:value="26.5986" calcext:value-type="float">
            <text:p>26.5986</text:p>
          </table:table-cell>
          <table:table-cell office:value-type="float" office:value="22.56052" calcext:value-type="float">
            <text:p>22.56052</text:p>
          </table:table-cell>
          <table:table-cell office:value-type="float" office:value="25.73004" calcext:value-type="float">
            <text:p>25.73004</text:p>
          </table:table-cell>
          <table:table-cell office:value-type="float" office:value="23.03369" calcext:value-type="float">
            <text:p>23.03369</text:p>
          </table:table-cell>
          <table:table-cell office:value-type="float" office:value="25.00418" calcext:value-type="float">
            <text:p>25.00418</text:p>
          </table:table-cell>
          <table:table-cell office:value-type="float" office:value="23.30881" calcext:value-type="float">
            <text:p>23.30881</text:p>
          </table:table-cell>
          <table:table-cell office:value-type="float" office:value="24.52493" calcext:value-type="float">
            <text:p>24.52493</text:p>
          </table:table-cell>
          <table:table-cell office:value-type="float" office:value="23.40036" calcext:value-type="float">
            <text:p>23.40036</text:p>
          </table:table-cell>
          <table:table-cell office:value-type="float" office:value="23.97183" calcext:value-type="float">
            <text:p>23.97183</text:p>
          </table:table-cell>
          <table:table-cell office:value-type="float" office:value="23.39804" calcext:value-type="float">
            <text:p>23.39804</text:p>
          </table:table-cell>
          <table:table-cell office:value-type="float" office:value="23.63327" calcext:value-type="float">
            <text:p>23.63327</text:p>
          </table:table-cell>
          <table:table-cell office:value-type="float" office:value="23.21793" calcext:value-type="float">
            <text:p>23.21793</text:p>
          </table:table-cell>
          <table:table-cell office:value-type="float" office:value="22.96307" calcext:value-type="float">
            <text:p>22.96307</text:p>
          </table:table-cell>
          <table:table-cell office:value-type="float" office:value="22.78857" calcext:value-type="float">
            <text:p>22.78857</text:p>
          </table:table-cell>
          <table:table-cell office:value-type="float" office:value="21.68091" calcext:value-type="float">
            <text:p>21.68091</text:p>
          </table:table-cell>
          <table:table-cell office:value-type="float" office:value="21.62561" calcext:value-type="float">
            <text:p>21.62561</text:p>
          </table:table-cell>
          <table:table-cell office:value-type="float" office:value="20.29218" calcext:value-type="float">
            <text:p>20.29218</text:p>
          </table:table-cell>
          <table:table-cell office:value-type="float" office:value="20.2045" calcext:value-type="float">
            <text:p>20.2045</text:p>
          </table:table-cell>
          <table:table-cell office:value-type="float" office:value="19.23239" calcext:value-type="float">
            <text:p>19.23239</text:p>
          </table:table-cell>
          <table:table-cell office:value-type="float" office:value="19.1731" calcext:value-type="float">
            <text:p>19.1731</text:p>
          </table:table-cell>
          <table:table-cell office:value-type="float" office:value="18.32904" calcext:value-type="float">
            <text:p>18.32904</text:p>
          </table:table-cell>
          <table:table-cell office:value-type="float" office:value="18.28766" calcext:value-type="float">
            <text:p>18.28766</text:p>
          </table:table-cell>
          <table:table-cell office:value-type="float" office:value="17.49207" calcext:value-type="float">
            <text:p>17.49207</text:p>
          </table:table-cell>
          <table:table-cell office:value-type="float" office:value="17.45377" calcext:value-type="float">
            <text:p>17.45377</text:p>
          </table:table-cell>
          <table:table-cell office:value-type="float" office:value="16.85715" calcext:value-type="float">
            <text:p>16.85715</text:p>
          </table:table-cell>
          <table:table-cell office:value-type="float" office:value="16.81857" calcext:value-type="float">
            <text:p>16.81857</text:p>
          </table:table-cell>
          <table:table-cell office:value-type="float" office:value="28.27502" calcext:value-type="float">
            <text:p>28.27502</text:p>
          </table:table-cell>
          <table:table-cell office:value-type="float" office:value="21.7771" calcext:value-type="float">
            <text:p>21.77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26.25912" calcext:value-type="float">
            <text:p>26.25912</text:p>
          </table:table-cell>
          <table:table-cell office:value-type="float" office:value="36.19" calcext:value-type="float">
            <text:p>36.19</text:p>
          </table:table-cell>
          <table:table-cell office:value-type="float" office:value="23.66" calcext:value-type="float">
            <text:p>23.66</text:p>
          </table:table-cell>
          <table:table-cell office:value-type="float" office:value="2.632452" calcext:value-type="float">
            <text:p>2.632452</text:p>
          </table:table-cell>
          <table:table-cell office:value-type="float" office:value="1.324709" calcext:value-type="float">
            <text:p>1.324709</text:p>
          </table:table-cell>
          <table:table-cell office:value-type="float" office:value="265.896" calcext:value-type="float">
            <text:p>265.896</text:p>
          </table:table-cell>
          <table:table-cell office:value-type="float" office:value="0" calcext:value-type="float">
            <text:p>0</text:p>
          </table:table-cell>
          <table:table-cell office:value-type="float" office:value="32.3605" calcext:value-type="float">
            <text:p>32.3605</text:p>
          </table:table-cell>
          <table:table-cell office:value-type="float" office:value="23.71475" calcext:value-type="float">
            <text:p>23.71475</text:p>
          </table:table-cell>
          <table:table-cell office:value-type="float" office:value="28.92703" calcext:value-type="float">
            <text:p>28.92703</text:p>
          </table:table-cell>
          <table:table-cell office:value-type="float" office:value="24.35159" calcext:value-type="float">
            <text:p>24.35159</text:p>
          </table:table-cell>
          <table:table-cell office:value-type="float" office:value="27.62372" calcext:value-type="float">
            <text:p>27.62372</text:p>
          </table:table-cell>
          <table:table-cell office:value-type="float" office:value="24.43442" calcext:value-type="float">
            <text:p>24.43442</text:p>
          </table:table-cell>
          <table:table-cell office:value-type="float" office:value="26.45389" calcext:value-type="float">
            <text:p>26.45389</text:p>
          </table:table-cell>
          <table:table-cell office:value-type="float" office:value="24.31833" calcext:value-type="float">
            <text:p>24.31833</text:p>
          </table:table-cell>
          <table:table-cell office:value-type="float" office:value="25.67297" calcext:value-type="float">
            <text:p>25.67297</text:p>
          </table:table-cell>
          <table:table-cell office:value-type="float" office:value="24.14642" calcext:value-type="float">
            <text:p>24.14642</text:p>
          </table:table-cell>
          <table:table-cell office:value-type="float" office:value="24.81491" calcext:value-type="float">
            <text:p>24.81491</text:p>
          </table:table-cell>
          <table:table-cell office:value-type="float" office:value="23.88284" calcext:value-type="float">
            <text:p>23.88284</text:p>
          </table:table-cell>
          <table:table-cell office:value-type="float" office:value="24.01428" calcext:value-type="float">
            <text:p>24.01428</text:p>
          </table:table-cell>
          <table:table-cell office:value-type="float" office:value="23.46985" calcext:value-type="float">
            <text:p>23.46985</text:p>
          </table:table-cell>
          <table:table-cell office:value-type="float" office:value="22.94751" calcext:value-type="float">
            <text:p>22.94751</text:p>
          </table:table-cell>
          <table:table-cell office:value-type="float" office:value="22.79272" calcext:value-type="float">
            <text:p>22.79272</text:p>
          </table:table-cell>
          <table:table-cell office:value-type="float" office:value="21.72427" calcext:value-type="float">
            <text:p>21.72427</text:p>
          </table:table-cell>
          <table:table-cell office:value-type="float" office:value="21.68115" calcext:value-type="float">
            <text:p>21.68115</text:p>
          </table:table-cell>
          <table:table-cell office:value-type="float" office:value="20.36337" calcext:value-type="float">
            <text:p>20.36337</text:p>
          </table:table-cell>
          <table:table-cell office:value-type="float" office:value="20.29303" calcext:value-type="float">
            <text:p>20.29303</text:p>
          </table:table-cell>
          <table:table-cell office:value-type="float" office:value="19.29294" calcext:value-type="float">
            <text:p>19.29294</text:p>
          </table:table-cell>
          <table:table-cell office:value-type="float" office:value="19.233" calcext:value-type="float">
            <text:p>19.233</text:p>
          </table:table-cell>
          <table:table-cell office:value-type="float" office:value="18.37442" calcext:value-type="float">
            <text:p>18.37442</text:p>
          </table:table-cell>
          <table:table-cell office:value-type="float" office:value="18.32947" calcext:value-type="float">
            <text:p>18.32947</text:p>
          </table:table-cell>
          <table:table-cell office:value-type="float" office:value="17.53177" calcext:value-type="float">
            <text:p>17.53177</text:p>
          </table:table-cell>
          <table:table-cell office:value-type="float" office:value="17.49246" calcext:value-type="float">
            <text:p>17.49246</text:p>
          </table:table-cell>
          <table:table-cell office:value-type="float" office:value="16.8963" calcext:value-type="float">
            <text:p>16.8963</text:p>
          </table:table-cell>
          <table:table-cell office:value-type="float" office:value="16.85754" calcext:value-type="float">
            <text:p>16.85754</text:p>
          </table:table-cell>
          <table:table-cell office:value-type="float" office:value="32.36047" calcext:value-type="float">
            <text:p>32.36047</text:p>
          </table:table-cell>
          <table:table-cell office:value-type="float" office:value="23.71478" calcext:value-type="float">
            <text:p>23.714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24.78384" calcext:value-type="float">
            <text:p>24.78384</text:p>
          </table:table-cell>
          <table:table-cell office:value-type="float" office:value="35.77" calcext:value-type="float">
            <text:p>35.77</text:p>
          </table:table-cell>
          <table:table-cell office:value-type="float" office:value="23.85" calcext:value-type="float">
            <text:p>23.85</text:p>
          </table:table-cell>
          <table:table-cell office:value-type="float" office:value="2.628575" calcext:value-type="float">
            <text:p>2.628575</text:p>
          </table:table-cell>
          <table:table-cell office:value-type="float" office:value="1.562527" calcext:value-type="float">
            <text:p>1.562527</text:p>
          </table:table-cell>
          <table:table-cell office:value-type="float" office:value="213.84" calcext:value-type="float">
            <text:p>213.84</text:p>
          </table:table-cell>
          <table:table-cell office:value-type="float" office:value="31.2" calcext:value-type="float">
            <text:p>31.2</text:p>
          </table:table-cell>
          <table:table-cell office:value-type="float" office:value="30.47122" calcext:value-type="float">
            <text:p>30.47122</text:p>
          </table:table-cell>
          <table:table-cell office:value-type="float" office:value="23.28854" calcext:value-type="float">
            <text:p>23.28854</text:p>
          </table:table-cell>
          <table:table-cell office:value-type="float" office:value="29.17529" calcext:value-type="float">
            <text:p>29.17529</text:p>
          </table:table-cell>
          <table:table-cell office:value-type="float" office:value="24.35425" calcext:value-type="float">
            <text:p>24.35425</text:p>
          </table:table-cell>
          <table:table-cell office:value-type="float" office:value="27.91754" calcext:value-type="float">
            <text:p>27.91754</text:p>
          </table:table-cell>
          <table:table-cell office:value-type="float" office:value="25.11133" calcext:value-type="float">
            <text:p>25.11133</text:p>
          </table:table-cell>
          <table:table-cell office:value-type="float" office:value="26.673" calcext:value-type="float">
            <text:p>26.673</text:p>
          </table:table-cell>
          <table:table-cell office:value-type="float" office:value="25.10657" calcext:value-type="float">
            <text:p>25.10657</text:p>
          </table:table-cell>
          <table:table-cell office:value-type="float" office:value="25.88159" calcext:value-type="float">
            <text:p>25.88159</text:p>
          </table:table-cell>
          <table:table-cell office:value-type="float" office:value="24.89145" calcext:value-type="float">
            <text:p>24.89145</text:p>
          </table:table-cell>
          <table:table-cell office:value-type="float" office:value="25.04367" calcext:value-type="float">
            <text:p>25.04367</text:p>
          </table:table-cell>
          <table:table-cell office:value-type="float" office:value="24.54672" calcext:value-type="float">
            <text:p>24.54672</text:p>
          </table:table-cell>
          <table:table-cell office:value-type="float" office:value="24.33566" calcext:value-type="float">
            <text:p>24.33566</text:p>
          </table:table-cell>
          <table:table-cell office:value-type="float" office:value="24.02554" calcext:value-type="float">
            <text:p>24.02554</text:p>
          </table:table-cell>
          <table:table-cell office:value-type="float" office:value="23.28012" calcext:value-type="float">
            <text:p>23.28012</text:p>
          </table:table-cell>
          <table:table-cell office:value-type="float" office:value="22.95227" calcext:value-type="float">
            <text:p>22.95227</text:p>
          </table:table-cell>
          <table:table-cell office:value-type="float" office:value="21.85144" calcext:value-type="float">
            <text:p>21.85144</text:p>
          </table:table-cell>
          <table:table-cell office:value-type="float" office:value="21.72513" calcext:value-type="float">
            <text:p>21.72513</text:p>
          </table:table-cell>
          <table:table-cell office:value-type="float" office:value="20.43497" calcext:value-type="float">
            <text:p>20.43497</text:p>
          </table:table-cell>
          <table:table-cell office:value-type="float" office:value="20.36404" calcext:value-type="float">
            <text:p>20.36404</text:p>
          </table:table-cell>
          <table:table-cell office:value-type="float" office:value="19.35156" calcext:value-type="float">
            <text:p>19.35156</text:p>
          </table:table-cell>
          <table:table-cell office:value-type="float" office:value="19.29352" calcext:value-type="float">
            <text:p>19.29352</text:p>
          </table:table-cell>
          <table:table-cell office:value-type="float" office:value="18.42221" calcext:value-type="float">
            <text:p>18.42221</text:p>
          </table:table-cell>
          <table:table-cell office:value-type="float" office:value="18.37488" calcext:value-type="float">
            <text:p>18.37488</text:p>
          </table:table-cell>
          <table:table-cell office:value-type="float" office:value="17.57263" calcext:value-type="float">
            <text:p>17.57263</text:p>
          </table:table-cell>
          <table:table-cell office:value-type="float" office:value="17.5322" calcext:value-type="float">
            <text:p>17.5322</text:p>
          </table:table-cell>
          <table:table-cell office:value-type="float" office:value="16.93414" calcext:value-type="float">
            <text:p>16.93414</text:p>
          </table:table-cell>
          <table:table-cell office:value-type="float" office:value="16.8967" calcext:value-type="float">
            <text:p>16.8967</text:p>
          </table:table-cell>
          <table:table-cell office:value-type="float" office:value="31.98471" calcext:value-type="float">
            <text:p>31.98471</text:p>
          </table:table-cell>
          <table:table-cell office:value-type="float" office:value="23.39328" calcext:value-type="float">
            <text:p>23.393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26.38296" calcext:value-type="float">
            <text:p>26.38296</text:p>
          </table:table-cell>
          <table:table-cell office:value-type="float" office:value="33.65" calcext:value-type="float">
            <text:p>33.65</text:p>
          </table:table-cell>
          <table:table-cell office:value-type="float" office:value="21.01" calcext:value-type="float">
            <text:p>21.01</text:p>
          </table:table-cell>
          <table:table-cell office:value-type="float" office:value="2.235897" calcext:value-type="float">
            <text:p>2.235897</text:p>
          </table:table-cell>
          <table:table-cell office:value-type="float" office:value="1.205237" calcext:value-type="float">
            <text:p>1.205237</text:p>
          </table:table-cell>
          <table:table-cell office:value-type="float" office:value="177.372" calcext:value-type="float">
            <text:p>177.372</text:p>
          </table:table-cell>
          <table:table-cell office:value-type="float" office:value="0" calcext:value-type="float">
            <text:p>0</text:p>
          </table:table-cell>
          <table:table-cell office:value-type="float" office:value="27.17862" calcext:value-type="float">
            <text:p>27.17862</text:p>
          </table:table-cell>
          <table:table-cell office:value-type="float" office:value="20.27533" calcext:value-type="float">
            <text:p>20.27533</text:p>
          </table:table-cell>
          <table:table-cell office:value-type="float" office:value="25.71704" calcext:value-type="float">
            <text:p>25.71704</text:p>
          </table:table-cell>
          <table:table-cell office:value-type="float" office:value="21.93768" calcext:value-type="float">
            <text:p>21.93768</text:p>
          </table:table-cell>
          <table:table-cell office:value-type="float" office:value="25.02988" calcext:value-type="float">
            <text:p>25.02988</text:p>
          </table:table-cell>
          <table:table-cell office:value-type="float" office:value="22.91928" calcext:value-type="float">
            <text:p>22.91928</text:p>
          </table:table-cell>
          <table:table-cell office:value-type="float" office:value="25.31641" calcext:value-type="float">
            <text:p>25.31641</text:p>
          </table:table-cell>
          <table:table-cell office:value-type="float" office:value="23.52444" calcext:value-type="float">
            <text:p>23.52444</text:p>
          </table:table-cell>
          <table:table-cell office:value-type="float" office:value="25.22015" calcext:value-type="float">
            <text:p>25.22015</text:p>
          </table:table-cell>
          <table:table-cell office:value-type="float" office:value="23.72263" calcext:value-type="float">
            <text:p>23.72263</text:p>
          </table:table-cell>
          <table:table-cell office:value-type="float" office:value="24.92807" calcext:value-type="float">
            <text:p>24.92807</text:p>
          </table:table-cell>
          <table:table-cell office:value-type="float" office:value="23.82266" calcext:value-type="float">
            <text:p>23.82266</text:p>
          </table:table-cell>
          <table:table-cell office:value-type="float" office:value="24.33017" calcext:value-type="float">
            <text:p>24.33017</text:p>
          </table:table-cell>
          <table:table-cell office:value-type="float" office:value="23.63437" calcext:value-type="float">
            <text:p>23.63437</text:p>
          </table:table-cell>
          <table:table-cell office:value-type="float" office:value="23.32831" calcext:value-type="float">
            <text:p>23.32831</text:p>
          </table:table-cell>
          <table:table-cell office:value-type="float" office:value="23.16473" calcext:value-type="float">
            <text:p>23.16473</text:p>
          </table:table-cell>
          <table:table-cell office:value-type="float" office:value="21.96286" calcext:value-type="float">
            <text:p>21.96286</text:p>
          </table:table-cell>
          <table:table-cell office:value-type="float" office:value="21.85309" calcext:value-type="float">
            <text:p>21.85309</text:p>
          </table:table-cell>
          <table:table-cell office:value-type="float" office:value="20.51825" calcext:value-type="float">
            <text:p>20.51825</text:p>
          </table:table-cell>
          <table:table-cell office:value-type="float" office:value="20.43579" calcext:value-type="float">
            <text:p>20.43579</text:p>
          </table:table-cell>
          <table:table-cell office:value-type="float" office:value="19.41357" calcext:value-type="float">
            <text:p>19.41357</text:p>
          </table:table-cell>
          <table:table-cell office:value-type="float" office:value="19.3522" calcext:value-type="float">
            <text:p>19.3522</text:p>
          </table:table-cell>
          <table:table-cell office:value-type="float" office:value="18.47159" calcext:value-type="float">
            <text:p>18.47159</text:p>
          </table:table-cell>
          <table:table-cell office:value-type="float" office:value="18.42273" calcext:value-type="float">
            <text:p>18.42273</text:p>
          </table:table-cell>
          <table:table-cell office:value-type="float" office:value="17.61456" calcext:value-type="float">
            <text:p>17.61456</text:p>
          </table:table-cell>
          <table:table-cell office:value-type="float" office:value="17.57306" calcext:value-type="float">
            <text:p>17.57306</text:p>
          </table:table-cell>
          <table:table-cell office:value-type="float" office:value="16.97198" calcext:value-type="float">
            <text:p>16.97198</text:p>
          </table:table-cell>
          <table:table-cell office:value-type="float" office:value="16.93454" calcext:value-type="float">
            <text:p>16.93454</text:p>
          </table:table-cell>
          <table:table-cell office:value-type="float" office:value="27.17859" calcext:value-type="float">
            <text:p>27.17859</text:p>
          </table:table-cell>
          <table:table-cell office:value-type="float" office:value="20.35358" calcext:value-type="float">
            <text:p>20.353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25.84584" calcext:value-type="float">
            <text:p>25.84584</text:p>
          </table:table-cell>
          <table:table-cell office:value-type="float" office:value="34.44" calcext:value-type="float">
            <text:p>34.44</text:p>
          </table:table-cell>
          <table:table-cell office:value-type="float" office:value="19.3" calcext:value-type="float">
            <text:p>19.3</text:p>
          </table:table-cell>
          <table:table-cell office:value-type="float" office:value="2.102852" calcext:value-type="float">
            <text:p>2.102852</text:p>
          </table:table-cell>
          <table:table-cell office:value-type="float" office:value="1.403756" calcext:value-type="float">
            <text:p>1.403756</text:p>
          </table:table-cell>
          <table:table-cell office:value-type="float" office:value="197.46" calcext:value-type="float">
            <text:p>197.46</text:p>
          </table:table-cell>
          <table:table-cell office:value-type="float" office:value="0" calcext:value-type="float">
            <text:p>0</text:p>
          </table:table-cell>
          <table:table-cell office:value-type="float" office:value="27.56003" calcext:value-type="float">
            <text:p>27.56003</text:p>
          </table:table-cell>
          <table:table-cell office:value-type="float" office:value="19.14246" calcext:value-type="float">
            <text:p>19.14246</text:p>
          </table:table-cell>
          <table:table-cell office:value-type="float" office:value="25.75189" calcext:value-type="float">
            <text:p>25.75189</text:p>
          </table:table-cell>
          <table:table-cell office:value-type="float" office:value="20.63998" calcext:value-type="float">
            <text:p>20.63998</text:p>
          </table:table-cell>
          <table:table-cell office:value-type="float" office:value="24.98007" calcext:value-type="float">
            <text:p>24.98007</text:p>
          </table:table-cell>
          <table:table-cell office:value-type="float" office:value="21.58292" calcext:value-type="float">
            <text:p>21.58292</text:p>
          </table:table-cell>
          <table:table-cell office:value-type="float" office:value="24.33218" calcext:value-type="float">
            <text:p>24.33218</text:p>
          </table:table-cell>
          <table:table-cell office:value-type="float" office:value="22.27576" calcext:value-type="float">
            <text:p>22.27576</text:p>
          </table:table-cell>
          <table:table-cell office:value-type="float" office:value="23.94849" calcext:value-type="float">
            <text:p>23.94849</text:p>
          </table:table-cell>
          <table:table-cell office:value-type="float" office:value="22.64233" calcext:value-type="float">
            <text:p>22.64233</text:p>
          </table:table-cell>
          <table:table-cell office:value-type="float" office:value="23.80573" calcext:value-type="float">
            <text:p>23.80573</text:p>
          </table:table-cell>
          <table:table-cell office:value-type="float" office:value="22.92322" calcext:value-type="float">
            <text:p>22.92322</text:p>
          </table:table-cell>
          <table:table-cell office:value-type="float" office:value="23.62686" calcext:value-type="float">
            <text:p>23.62686</text:p>
          </table:table-cell>
          <table:table-cell office:value-type="float" office:value="22.96576" calcext:value-type="float">
            <text:p>22.96576</text:p>
          </table:table-cell>
          <table:table-cell office:value-type="float" office:value="23.16254" calcext:value-type="float">
            <text:p>23.16254</text:p>
          </table:table-cell>
          <table:table-cell office:value-type="float" office:value="22.79553" calcext:value-type="float">
            <text:p>22.79553</text:p>
          </table:table-cell>
          <table:table-cell office:value-type="float" office:value="21.97006" calcext:value-type="float">
            <text:p>21.97006</text:p>
          </table:table-cell>
          <table:table-cell office:value-type="float" office:value="21.93079" calcext:value-type="float">
            <text:p>21.93079</text:p>
          </table:table-cell>
          <table:table-cell office:value-type="float" office:value="20.58569" calcext:value-type="float">
            <text:p>20.58569</text:p>
          </table:table-cell>
          <table:table-cell office:value-type="float" office:value="20.51907" calcext:value-type="float">
            <text:p>20.51907</text:p>
          </table:table-cell>
          <table:table-cell office:value-type="float" office:value="19.47632" calcext:value-type="float">
            <text:p>19.47632</text:p>
          </table:table-cell>
          <table:table-cell office:value-type="float" office:value="19.41425" calcext:value-type="float">
            <text:p>19.41425</text:p>
          </table:table-cell>
          <table:table-cell office:value-type="float" office:value="18.52237" calcext:value-type="float">
            <text:p>18.52237</text:p>
          </table:table-cell>
          <table:table-cell office:value-type="float" office:value="18.47214" calcext:value-type="float">
            <text:p>18.47214</text:p>
          </table:table-cell>
          <table:table-cell office:value-type="float" office:value="17.6572" calcext:value-type="float">
            <text:p>17.6572</text:p>
          </table:table-cell>
          <table:table-cell office:value-type="float" office:value="17.61499" calcext:value-type="float">
            <text:p>17.61499</text:p>
          </table:table-cell>
          <table:table-cell office:value-type="float" office:value="17.01096" calcext:value-type="float">
            <text:p>17.01096</text:p>
          </table:table-cell>
          <table:table-cell office:value-type="float" office:value="16.97238" calcext:value-type="float">
            <text:p>16.97238</text:p>
          </table:table-cell>
          <table:table-cell office:value-type="float" office:value="27.56003" calcext:value-type="float">
            <text:p>27.56003</text:p>
          </table:table-cell>
          <table:table-cell office:value-type="float" office:value="19.14246" calcext:value-type="float">
            <text:p>19.142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21.39228" calcext:value-type="float">
            <text:p>21.39228</text:p>
          </table:table-cell>
          <table:table-cell office:value-type="float" office:value="28.01" calcext:value-type="float">
            <text:p>28.01</text:p>
          </table:table-cell>
          <table:table-cell office:value-type="float" office:value="16.51" calcext:value-type="float">
            <text:p>16.51</text:p>
          </table:table-cell>
          <table:table-cell office:value-type="float" office:value="2.202894" calcext:value-type="float">
            <text:p>2.202894</text:p>
          </table:table-cell>
          <table:table-cell office:value-type="float" office:value="1.294426" calcext:value-type="float">
            <text:p>1.294426</text:p>
          </table:table-cell>
          <table:table-cell office:value-type="float" office:value="292.392" calcext:value-type="float">
            <text:p>292.392</text:p>
          </table:table-cell>
          <table:table-cell office:value-type="float" office:value="0" calcext:value-type="float">
            <text:p>0</text:p>
          </table:table-cell>
          <table:table-cell office:value-type="float" office:value="27.23242" calcext:value-type="float">
            <text:p>27.23242</text:p>
          </table:table-cell>
          <table:table-cell office:value-type="float" office:value="19.17633" calcext:value-type="float">
            <text:p>19.17633</text:p>
          </table:table-cell>
          <table:table-cell office:value-type="float" office:value="25.64828" calcext:value-type="float">
            <text:p>25.64828</text:p>
          </table:table-cell>
          <table:table-cell office:value-type="float" office:value="21.52444" calcext:value-type="float">
            <text:p>21.52444</text:p>
          </table:table-cell>
          <table:table-cell office:value-type="float" office:value="24.92438" calcext:value-type="float">
            <text:p>24.92438</text:p>
          </table:table-cell>
          <table:table-cell office:value-type="float" office:value="22.69873" calcext:value-type="float">
            <text:p>22.69873</text:p>
          </table:table-cell>
          <table:table-cell office:value-type="float" office:value="24.35889" calcext:value-type="float">
            <text:p>24.35889</text:p>
          </table:table-cell>
          <table:table-cell office:value-type="float" office:value="23.33514" calcext:value-type="float">
            <text:p>23.33514</text:p>
          </table:table-cell>
          <table:table-cell office:value-type="float" office:value="23.99994" calcext:value-type="float">
            <text:p>23.99994</text:p>
          </table:table-cell>
          <table:table-cell office:value-type="float" office:value="23.45517" calcext:value-type="float">
            <text:p>23.45517</text:p>
          </table:table-cell>
          <table:table-cell office:value-type="float" office:value="23.61453" calcext:value-type="float">
            <text:p>23.61453</text:p>
          </table:table-cell>
          <table:table-cell office:value-type="float" office:value="23.36249" calcext:value-type="float">
            <text:p>23.36249</text:p>
          </table:table-cell>
          <table:table-cell office:value-type="float" office:value="23.27533" calcext:value-type="float">
            <text:p>23.27533</text:p>
          </table:table-cell>
          <table:table-cell office:value-type="float" office:value="23.15393" calcext:value-type="float">
            <text:p>23.15393</text:p>
          </table:table-cell>
          <table:table-cell office:value-type="float" office:value="22.79495" calcext:value-type="float">
            <text:p>22.79495</text:p>
          </table:table-cell>
          <table:table-cell office:value-type="float" office:value="22.75537" calcext:value-type="float">
            <text:p>22.75537</text:p>
          </table:table-cell>
          <table:table-cell office:value-type="float" office:value="21.92999" calcext:value-type="float">
            <text:p>21.92999</text:p>
          </table:table-cell>
          <table:table-cell office:value-type="float" office:value="21.87494" calcext:value-type="float">
            <text:p>21.87494</text:p>
          </table:table-cell>
          <table:table-cell office:value-type="float" office:value="20.62323" calcext:value-type="float">
            <text:p>20.62323</text:p>
          </table:table-cell>
          <table:table-cell office:value-type="float" office:value="20.58621" calcext:value-type="float">
            <text:p>20.58621</text:p>
          </table:table-cell>
          <table:table-cell office:value-type="float" office:value="19.53177" calcext:value-type="float">
            <text:p>19.53177</text:p>
          </table:table-cell>
          <table:table-cell office:value-type="float" office:value="19.47693" calcext:value-type="float">
            <text:p>19.47693</text:p>
          </table:table-cell>
          <table:table-cell office:value-type="float" office:value="18.57379" calcext:value-type="float">
            <text:p>18.57379</text:p>
          </table:table-cell>
          <table:table-cell office:value-type="float" office:value="18.52292" calcext:value-type="float">
            <text:p>18.52292</text:p>
          </table:table-cell>
          <table:table-cell office:value-type="float" office:value="17.70081" calcext:value-type="float">
            <text:p>17.70081</text:p>
          </table:table-cell>
          <table:table-cell office:value-type="float" office:value="17.65765" calcext:value-type="float">
            <text:p>17.65765</text:p>
          </table:table-cell>
          <table:table-cell office:value-type="float" office:value="17.0502" calcext:value-type="float">
            <text:p>17.0502</text:p>
          </table:table-cell>
          <table:table-cell office:value-type="float" office:value="17.01135" calcext:value-type="float">
            <text:p>17.01135</text:p>
          </table:table-cell>
          <table:table-cell office:value-type="float" office:value="27.23242" calcext:value-type="float">
            <text:p>27.23242</text:p>
          </table:table-cell>
          <table:table-cell office:value-type="float" office:value="19.31076" calcext:value-type="float">
            <text:p>19.310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25.39697" calcext:value-type="float">
            <text:p>25.39697</text:p>
          </table:table-cell>
          <table:table-cell office:value-type="float" office:value="25.17" calcext:value-type="float">
            <text:p>25.17</text:p>
          </table:table-cell>
          <table:table-cell office:value-type="float" office:value="14.63" calcext:value-type="float">
            <text:p>14.63</text:p>
          </table:table-cell>
          <table:table-cell office:value-type="float" office:value="1.563216" calcext:value-type="float">
            <text:p>1.563216</text:p>
          </table:table-cell>
          <table:table-cell office:value-type="float" office:value="1.101297" calcext:value-type="float">
            <text:p>1.101297</text:p>
          </table:table-cell>
          <table:table-cell office:value-type="float" office:value="200.016" calcext:value-type="float">
            <text:p>200.016</text:p>
          </table:table-cell>
          <table:table-cell office:value-type="float" office:value="0" calcext:value-type="float">
            <text:p>0</text:p>
          </table:table-cell>
          <table:table-cell office:value-type="float" office:value="25.55215" calcext:value-type="float">
            <text:p>25.55215</text:p>
          </table:table-cell>
          <table:table-cell office:value-type="float" office:value="16.59229" calcext:value-type="float">
            <text:p>16.59229</text:p>
          </table:table-cell>
          <table:table-cell office:value-type="float" office:value="23.75238" calcext:value-type="float">
            <text:p>23.75238</text:p>
          </table:table-cell>
          <table:table-cell office:value-type="float" office:value="19.17926" calcext:value-type="float">
            <text:p>19.17926</text:p>
          </table:table-cell>
          <table:table-cell office:value-type="float" office:value="23.17014" calcext:value-type="float">
            <text:p>23.17014</text:p>
          </table:table-cell>
          <table:table-cell office:value-type="float" office:value="20.47012" calcext:value-type="float">
            <text:p>20.47012</text:p>
          </table:table-cell>
          <table:table-cell office:value-type="float" office:value="23.27002" calcext:value-type="float">
            <text:p>23.27002</text:p>
          </table:table-cell>
          <table:table-cell office:value-type="float" office:value="21.38101" calcext:value-type="float">
            <text:p>21.38101</text:p>
          </table:table-cell>
          <table:table-cell office:value-type="float" office:value="23.44739" calcext:value-type="float">
            <text:p>23.44739</text:p>
          </table:table-cell>
          <table:table-cell office:value-type="float" office:value="21.8739" calcext:value-type="float">
            <text:p>21.8739</text:p>
          </table:table-cell>
          <table:table-cell office:value-type="float" office:value="23.49463" calcext:value-type="float">
            <text:p>23.49463</text:p>
          </table:table-cell>
          <table:table-cell office:value-type="float" office:value="22.27109" calcext:value-type="float">
            <text:p>22.27109</text:p>
          </table:table-cell>
          <table:table-cell office:value-type="float" office:value="23.25653" calcext:value-type="float">
            <text:p>23.25653</text:p>
          </table:table-cell>
          <table:table-cell office:value-type="float" office:value="22.41449" calcext:value-type="float">
            <text:p>22.41449</text:p>
          </table:table-cell>
          <table:table-cell office:value-type="float" office:value="22.7616" calcext:value-type="float">
            <text:p>22.7616</text:p>
          </table:table-cell>
          <table:table-cell office:value-type="float" office:value="22.39621" calcext:value-type="float">
            <text:p>22.39621</text:p>
          </table:table-cell>
          <table:table-cell office:value-type="float" office:value="21.87454" calcext:value-type="float">
            <text:p>21.87454</text:p>
          </table:table-cell>
          <table:table-cell office:value-type="float" office:value="21.79617" calcext:value-type="float">
            <text:p>21.79617</text:p>
          </table:table-cell>
          <table:table-cell office:value-type="float" office:value="20.64334" calcext:value-type="float">
            <text:p>20.64334</text:p>
          </table:table-cell>
          <table:table-cell office:value-type="float" office:value="20.62357" calcext:value-type="float">
            <text:p>20.62357</text:p>
          </table:table-cell>
          <table:table-cell office:value-type="float" office:value="19.57751" calcext:value-type="float">
            <text:p>19.57751</text:p>
          </table:table-cell>
          <table:table-cell office:value-type="float" office:value="19.53232" calcext:value-type="float">
            <text:p>19.53232</text:p>
          </table:table-cell>
          <table:table-cell office:value-type="float" office:value="18.62271" calcext:value-type="float">
            <text:p>18.62271</text:p>
          </table:table-cell>
          <table:table-cell office:value-type="float" office:value="18.57431" calcext:value-type="float">
            <text:p>18.57431</text:p>
          </table:table-cell>
          <table:table-cell office:value-type="float" office:value="17.74472" calcext:value-type="float">
            <text:p>17.74472</text:p>
          </table:table-cell>
          <table:table-cell office:value-type="float" office:value="17.70126" calcext:value-type="float">
            <text:p>17.70126</text:p>
          </table:table-cell>
          <table:table-cell office:value-type="float" office:value="17.08939" calcext:value-type="float">
            <text:p>17.08939</text:p>
          </table:table-cell>
          <table:table-cell office:value-type="float" office:value="17.05063" calcext:value-type="float">
            <text:p>17.05063</text:p>
          </table:table-cell>
          <table:table-cell office:value-type="float" office:value="25.55215" calcext:value-type="float">
            <text:p>25.55215</text:p>
          </table:table-cell>
          <table:table-cell office:value-type="float" office:value="16.59229" calcext:value-type="float">
            <text:p>16.592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26.23825" calcext:value-type="float">
            <text:p>26.23825</text:p>
          </table:table-cell>
          <table:table-cell office:value-type="float" office:value="28.4" calcext:value-type="float">
            <text:p>28.4</text:p>
          </table:table-cell>
          <table:table-cell office:value-type="float" office:value="12.67" calcext:value-type="float">
            <text:p>12.67</text:p>
          </table:table-cell>
          <table:table-cell office:value-type="float" office:value="1.591179" calcext:value-type="float">
            <text:p>1.591179</text:p>
          </table:table-cell>
          <table:table-cell office:value-type="float" office:value="1.13554" calcext:value-type="float">
            <text:p>1.13554</text:p>
          </table:table-cell>
          <table:table-cell office:value-type="float" office:value="143.172" calcext:value-type="float">
            <text:p>143.172</text:p>
          </table:table-cell>
          <table:table-cell office:value-type="float" office:value="31.2" calcext:value-type="float">
            <text:p>31.2</text:p>
          </table:table-cell>
          <table:table-cell office:value-type="float" office:value="25.33459" calcext:value-type="float">
            <text:p>25.33459</text:p>
          </table:table-cell>
          <table:table-cell office:value-type="float" office:value="15.09561" calcext:value-type="float">
            <text:p>15.09561</text:p>
          </table:table-cell>
          <table:table-cell office:value-type="float" office:value="24.28287" calcext:value-type="float">
            <text:p>24.28287</text:p>
          </table:table-cell>
          <table:table-cell office:value-type="float" office:value="17.7641" calcext:value-type="float">
            <text:p>17.7641</text:p>
          </table:table-cell>
          <table:table-cell office:value-type="float" office:value="23.35071" calcext:value-type="float">
            <text:p>23.35071</text:p>
          </table:table-cell>
          <table:table-cell office:value-type="float" office:value="19.18774" calcext:value-type="float">
            <text:p>19.18774</text:p>
          </table:table-cell>
          <table:table-cell office:value-type="float" office:value="22.62622" calcext:value-type="float">
            <text:p>22.62622</text:p>
          </table:table-cell>
          <table:table-cell office:value-type="float" office:value="20.2652" calcext:value-type="float">
            <text:p>20.2652</text:p>
          </table:table-cell>
          <table:table-cell office:value-type="float" office:value="22.29099" calcext:value-type="float">
            <text:p>22.29099</text:p>
          </table:table-cell>
          <table:table-cell office:value-type="float" office:value="20.88388" calcext:value-type="float">
            <text:p>20.88388</text:p>
          </table:table-cell>
          <table:table-cell office:value-type="float" office:value="22.46277" calcext:value-type="float">
            <text:p>22.46277</text:p>
          </table:table-cell>
          <table:table-cell office:value-type="float" office:value="21.43771" calcext:value-type="float">
            <text:p>21.43771</text:p>
          </table:table-cell>
          <table:table-cell office:value-type="float" office:value="22.46783" calcext:value-type="float">
            <text:p>22.46783</text:p>
          </table:table-cell>
          <table:table-cell office:value-type="float" office:value="21.73431" calcext:value-type="float">
            <text:p>21.73431</text:p>
          </table:table-cell>
          <table:table-cell office:value-type="float" office:value="22.39322" calcext:value-type="float">
            <text:p>22.39322</text:p>
          </table:table-cell>
          <table:table-cell office:value-type="float" office:value="21.95074" calcext:value-type="float">
            <text:p>21.95074</text:p>
          </table:table-cell>
          <table:table-cell office:value-type="float" office:value="21.79477" calcext:value-type="float">
            <text:p>21.79477</text:p>
          </table:table-cell>
          <table:table-cell office:value-type="float" office:value="21.62073" calcext:value-type="float">
            <text:p>21.62073</text:p>
          </table:table-cell>
          <table:table-cell office:value-type="float" office:value="20.64429" calcext:value-type="float">
            <text:p>20.64429</text:p>
          </table:table-cell>
          <table:table-cell office:value-type="float" office:value="20.63409" calcext:value-type="float">
            <text:p>20.63409</text:p>
          </table:table-cell>
          <table:table-cell office:value-type="float" office:value="19.61108" calcext:value-type="float">
            <text:p>19.61108</text:p>
          </table:table-cell>
          <table:table-cell office:value-type="float" office:value="19.57794" calcext:value-type="float">
            <text:p>19.57794</text:p>
          </table:table-cell>
          <table:table-cell office:value-type="float" office:value="18.66837" calcext:value-type="float">
            <text:p>18.66837</text:p>
          </table:table-cell>
          <table:table-cell office:value-type="float" office:value="18.62317" calcext:value-type="float">
            <text:p>18.62317</text:p>
          </table:table-cell>
          <table:table-cell office:value-type="float" office:value="17.78827" calcext:value-type="float">
            <text:p>17.78827</text:p>
          </table:table-cell>
          <table:table-cell office:value-type="float" office:value="17.74518" calcext:value-type="float">
            <text:p>17.74518</text:p>
          </table:table-cell>
          <table:table-cell office:value-type="float" office:value="17.12872" calcext:value-type="float">
            <text:p>17.12872</text:p>
          </table:table-cell>
          <table:table-cell office:value-type="float" office:value="17.08981" calcext:value-type="float">
            <text:p>17.08981</text:p>
          </table:table-cell>
          <table:table-cell office:value-type="float" office:value="24.81485" calcext:value-type="float">
            <text:p>24.81485</text:p>
          </table:table-cell>
          <table:table-cell office:value-type="float" office:value="15.09558" calcext:value-type="float">
            <text:p>15.095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15.84369" calcext:value-type="float">
            <text:p>15.84369</text:p>
          </table:table-cell>
          <table:table-cell office:value-type="float" office:value="29.16" calcext:value-type="float">
            <text:p>29.16</text:p>
          </table:table-cell>
          <table:table-cell office:value-type="float" office:value="16.39" calcext:value-type="float">
            <text:p>16.39</text:p>
          </table:table-cell>
          <table:table-cell office:value-type="float" office:value="1.696896" calcext:value-type="float">
            <text:p>1.696896</text:p>
          </table:table-cell>
          <table:table-cell office:value-type="float" office:value="1.299466" calcext:value-type="float">
            <text:p>1.299466</text:p>
          </table:table-cell>
          <table:table-cell office:value-type="float" office:value="151.884" calcext:value-type="float">
            <text:p>151.884</text:p>
          </table:table-cell>
          <table:table-cell office:value-type="float" office:value="0" calcext:value-type="float">
            <text:p>0</text:p>
          </table:table-cell>
          <table:table-cell office:value-type="float" office:value="23.1279" calcext:value-type="float">
            <text:p>23.1279</text:p>
          </table:table-cell>
          <table:table-cell office:value-type="float" office:value="16.59503" calcext:value-type="float">
            <text:p>16.59503</text:p>
          </table:table-cell>
          <table:table-cell office:value-type="float" office:value="21.61295" calcext:value-type="float">
            <text:p>21.61295</text:p>
          </table:table-cell>
          <table:table-cell office:value-type="float" office:value="17.82019" calcext:value-type="float">
            <text:p>17.82019</text:p>
          </table:table-cell>
          <table:table-cell office:value-type="float" office:value="21.37531" calcext:value-type="float">
            <text:p>21.37531</text:p>
          </table:table-cell>
          <table:table-cell office:value-type="float" office:value="18.92038" calcext:value-type="float">
            <text:p>18.92038</text:p>
          </table:table-cell>
          <table:table-cell office:value-type="float" office:value="21.25848" calcext:value-type="float">
            <text:p>21.25848</text:p>
          </table:table-cell>
          <table:table-cell office:value-type="float" office:value="19.82852" calcext:value-type="float">
            <text:p>19.82852</text:p>
          </table:table-cell>
          <table:table-cell office:value-type="float" office:value="21.56769" calcext:value-type="float">
            <text:p>21.56769</text:p>
          </table:table-cell>
          <table:table-cell office:value-type="float" office:value="20.40137" calcext:value-type="float">
            <text:p>20.40137</text:p>
          </table:table-cell>
          <table:table-cell office:value-type="float" office:value="21.90723" calcext:value-type="float">
            <text:p>21.90723</text:p>
          </table:table-cell>
          <table:table-cell office:value-type="float" office:value="20.95575" calcext:value-type="float">
            <text:p>20.95575</text:p>
          </table:table-cell>
          <table:table-cell office:value-type="float" office:value="21.96722" calcext:value-type="float">
            <text:p>21.96722</text:p>
          </table:table-cell>
          <table:table-cell office:value-type="float" office:value="21.28455" calcext:value-type="float">
            <text:p>21.28455</text:p>
          </table:table-cell>
          <table:table-cell office:value-type="float" office:value="21.94882" calcext:value-type="float">
            <text:p>21.94882</text:p>
          </table:table-cell>
          <table:table-cell office:value-type="float" office:value="21.52707" calcext:value-type="float">
            <text:p>21.52707</text:p>
          </table:table-cell>
          <table:table-cell office:value-type="float" office:value="21.61865" calcext:value-type="float">
            <text:p>21.61865</text:p>
          </table:table-cell>
          <table:table-cell office:value-type="float" office:value="21.40527" calcext:value-type="float">
            <text:p>21.40527</text:p>
          </table:table-cell>
          <table:table-cell office:value-type="float" office:value="20.63385" calcext:value-type="float">
            <text:p>20.63385</text:p>
          </table:table-cell>
          <table:table-cell office:value-type="float" office:value="20.59113" calcext:value-type="float">
            <text:p>20.59113</text:p>
          </table:table-cell>
          <table:table-cell office:value-type="float" office:value="19.62936" calcext:value-type="float">
            <text:p>19.62936</text:p>
          </table:table-cell>
          <table:table-cell office:value-type="float" office:value="19.61136" calcext:value-type="float">
            <text:p>19.61136</text:p>
          </table:table-cell>
          <table:table-cell office:value-type="float" office:value="18.70917" calcext:value-type="float">
            <text:p>18.70917</text:p>
          </table:table-cell>
          <table:table-cell office:value-type="float" office:value="18.66882" calcext:value-type="float">
            <text:p>18.66882</text:p>
          </table:table-cell>
          <table:table-cell office:value-type="float" office:value="17.83081" calcext:value-type="float">
            <text:p>17.83081</text:p>
          </table:table-cell>
          <table:table-cell office:value-type="float" office:value="17.7887" calcext:value-type="float">
            <text:p>17.7887</text:p>
          </table:table-cell>
          <table:table-cell office:value-type="float" office:value="17.16794" calcext:value-type="float">
            <text:p>17.16794</text:p>
          </table:table-cell>
          <table:table-cell office:value-type="float" office:value="17.12912" calcext:value-type="float">
            <text:p>17.12912</text:p>
          </table:table-cell>
          <table:table-cell office:value-type="float" office:value="23.1279" calcext:value-type="float">
            <text:p>23.1279</text:p>
          </table:table-cell>
          <table:table-cell office:value-type="float" office:value="16.59503" calcext:value-type="float">
            <text:p>16.595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25.51243" calcext:value-type="float">
            <text:p>25.51243</text:p>
          </table:table-cell>
          <table:table-cell office:value-type="float" office:value="29.28" calcext:value-type="float">
            <text:p>29.28</text:p>
          </table:table-cell>
          <table:table-cell office:value-type="float" office:value="15.9" calcext:value-type="float">
            <text:p>15.9</text:p>
          </table:table-cell>
          <table:table-cell office:value-type="float" office:value="1.753654" calcext:value-type="float">
            <text:p>1.753654</text:p>
          </table:table-cell>
          <table:table-cell office:value-type="float" office:value="1.092924" calcext:value-type="float">
            <text:p>1.092924</text:p>
          </table:table-cell>
          <table:table-cell office:value-type="float" office:value="146.736" calcext:value-type="float">
            <text:p>146.736</text:p>
          </table:table-cell>
          <table:table-cell office:value-type="float" office:value="0" calcext:value-type="float">
            <text:p>0</text:p>
          </table:table-cell>
          <table:table-cell office:value-type="float" office:value="24.06769" calcext:value-type="float">
            <text:p>24.06769</text:p>
          </table:table-cell>
          <table:table-cell office:value-type="float" office:value="16.13834" calcext:value-type="float">
            <text:p>16.13834</text:p>
          </table:table-cell>
          <table:table-cell office:value-type="float" office:value="22.11081" calcext:value-type="float">
            <text:p>22.11081</text:p>
          </table:table-cell>
          <table:table-cell office:value-type="float" office:value="17.69153" calcext:value-type="float">
            <text:p>17.69153</text:p>
          </table:table-cell>
          <table:table-cell office:value-type="float" office:value="21.51489" calcext:value-type="float">
            <text:p>21.51489</text:p>
          </table:table-cell>
          <table:table-cell office:value-type="float" office:value="18.65817" calcext:value-type="float">
            <text:p>18.65817</text:p>
          </table:table-cell>
          <table:table-cell office:value-type="float" office:value="21.16663" calcext:value-type="float">
            <text:p>21.16663</text:p>
          </table:table-cell>
          <table:table-cell office:value-type="float" office:value="19.45273" calcext:value-type="float">
            <text:p>19.45273</text:p>
          </table:table-cell>
          <table:table-cell office:value-type="float" office:value="21.01862" calcext:value-type="float">
            <text:p>21.01862</text:p>
          </table:table-cell>
          <table:table-cell office:value-type="float" office:value="19.95117" calcext:value-type="float">
            <text:p>19.95117</text:p>
          </table:table-cell>
          <table:table-cell office:value-type="float" office:value="21.18542" calcext:value-type="float">
            <text:p>21.18542</text:p>
          </table:table-cell>
          <table:table-cell office:value-type="float" office:value="20.45456" calcext:value-type="float">
            <text:p>20.45456</text:p>
          </table:table-cell>
          <table:table-cell office:value-type="float" office:value="21.34528" calcext:value-type="float">
            <text:p>21.34528</text:p>
          </table:table-cell>
          <table:table-cell office:value-type="float" office:value="20.80621" calcext:value-type="float">
            <text:p>20.80621</text:p>
          </table:table-cell>
          <table:table-cell office:value-type="float" office:value="21.52417" calcext:value-type="float">
            <text:p>21.52417</text:p>
          </table:table-cell>
          <table:table-cell office:value-type="float" office:value="21.14267" calcext:value-type="float">
            <text:p>21.14267</text:p>
          </table:table-cell>
          <table:table-cell office:value-type="float" office:value="21.40283" calcext:value-type="float">
            <text:p>21.40283</text:p>
          </table:table-cell>
          <table:table-cell office:value-type="float" office:value="21.16409" calcext:value-type="float">
            <text:p>21.16409</text:p>
          </table:table-cell>
          <table:table-cell office:value-type="float" office:value="20.59055" calcext:value-type="float">
            <text:p>20.59055</text:p>
          </table:table-cell>
          <table:table-cell office:value-type="float" office:value="20.51889" calcext:value-type="float">
            <text:p>20.51889</text:p>
          </table:table-cell>
          <table:table-cell office:value-type="float" office:value="19.63226" calcext:value-type="float">
            <text:p>19.63226</text:p>
          </table:table-cell>
          <table:table-cell office:value-type="float" office:value="19.62946" calcext:value-type="float">
            <text:p>19.62946</text:p>
          </table:table-cell>
          <table:table-cell office:value-type="float" office:value="18.74237" calcext:value-type="float">
            <text:p>18.74237</text:p>
          </table:table-cell>
          <table:table-cell office:value-type="float" office:value="18.70953" calcext:value-type="float">
            <text:p>18.70953</text:p>
          </table:table-cell>
          <table:table-cell office:value-type="float" office:value="17.87106" calcext:value-type="float">
            <text:p>17.87106</text:p>
          </table:table-cell>
          <table:table-cell office:value-type="float" office:value="17.83121" calcext:value-type="float">
            <text:p>17.83121</text:p>
          </table:table-cell>
          <table:table-cell office:value-type="float" office:value="17.207" calcext:value-type="float">
            <text:p>17.207</text:p>
          </table:table-cell>
          <table:table-cell office:value-type="float" office:value="17.16833" calcext:value-type="float">
            <text:p>17.16833</text:p>
          </table:table-cell>
          <table:table-cell office:value-type="float" office:value="24.06769" calcext:value-type="float">
            <text:p>24.06769</text:p>
          </table:table-cell>
          <table:table-cell office:value-type="float" office:value="16.13834" calcext:value-type="float">
            <text:p>16.138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9.165961" calcext:value-type="float">
            <text:p>9.165961</text:p>
          </table:table-cell>
          <table:table-cell office:value-type="float" office:value="25.96" calcext:value-type="float">
            <text:p>25.96</text:p>
          </table:table-cell>
          <table:table-cell office:value-type="float" office:value="15.09" calcext:value-type="float">
            <text:p>15.09</text:p>
          </table:table-cell>
          <table:table-cell office:value-type="float" office:value="1.932032" calcext:value-type="float">
            <text:p>1.932032</text:p>
          </table:table-cell>
          <table:table-cell office:value-type="float" office:value="1.335682" calcext:value-type="float">
            <text:p>1.335682</text:p>
          </table:table-cell>
          <table:table-cell office:value-type="float" office:value="231.552" calcext:value-type="float">
            <text:p>231.552</text:p>
          </table:table-cell>
          <table:table-cell office:value-type="float" office:value="6.3" calcext:value-type="float">
            <text:p>6.3</text:p>
          </table:table-cell>
          <table:table-cell office:value-type="float" office:value="22.11118" calcext:value-type="float">
            <text:p>22.11118</text:p>
          </table:table-cell>
          <table:table-cell office:value-type="float" office:value="15.04874" calcext:value-type="float">
            <text:p>15.04874</text:p>
          </table:table-cell>
          <table:table-cell office:value-type="float" office:value="20.77219" calcext:value-type="float">
            <text:p>20.77219</text:p>
          </table:table-cell>
          <table:table-cell office:value-type="float" office:value="17.01025" calcext:value-type="float">
            <text:p>17.01025</text:p>
          </table:table-cell>
          <table:table-cell office:value-type="float" office:value="20.39865" calcext:value-type="float">
            <text:p>20.39865</text:p>
          </table:table-cell>
          <table:table-cell office:value-type="float" office:value="18.17233" calcext:value-type="float">
            <text:p>18.17233</text:p>
          </table:table-cell>
          <table:table-cell office:value-type="float" office:value="20.44797" calcext:value-type="float">
            <text:p>20.44797</text:p>
          </table:table-cell>
          <table:table-cell office:value-type="float" office:value="19.07684" calcext:value-type="float">
            <text:p>19.07684</text:p>
          </table:table-cell>
          <table:table-cell office:value-type="float" office:value="20.70624" calcext:value-type="float">
            <text:p>20.70624</text:p>
          </table:table-cell>
          <table:table-cell office:value-type="float" office:value="19.61133" calcext:value-type="float">
            <text:p>19.61133</text:p>
          </table:table-cell>
          <table:table-cell office:value-type="float" office:value="20.90939" calcext:value-type="float">
            <text:p>20.90939</text:p>
          </table:table-cell>
          <table:table-cell office:value-type="float" office:value="20.10739" calcext:value-type="float">
            <text:p>20.10739</text:p>
          </table:table-cell>
          <table:table-cell office:value-type="float" office:value="21.00168" calcext:value-type="float">
            <text:p>21.00168</text:p>
          </table:table-cell>
          <table:table-cell office:value-type="float" office:value="20.4458" calcext:value-type="float">
            <text:p>20.4458</text:p>
          </table:table-cell>
          <table:table-cell office:value-type="float" office:value="21.14111" calcext:value-type="float">
            <text:p>21.14111</text:p>
          </table:table-cell>
          <table:table-cell office:value-type="float" office:value="20.79938" calcext:value-type="float">
            <text:p>20.79938</text:p>
          </table:table-cell>
          <table:table-cell office:value-type="float" office:value="21.16162" calcext:value-type="float">
            <text:p>21.16162</text:p>
          </table:table-cell>
          <table:table-cell office:value-type="float" office:value="20.93091" calcext:value-type="float">
            <text:p>20.93091</text:p>
          </table:table-cell>
          <table:table-cell office:value-type="float" office:value="20.51801" calcext:value-type="float">
            <text:p>20.51801</text:p>
          </table:table-cell>
          <table:table-cell office:value-type="float" office:value="20.42551" calcext:value-type="float">
            <text:p>20.42551</text:p>
          </table:table-cell>
          <table:table-cell office:value-type="float" office:value="19.63043" calcext:value-type="float">
            <text:p>19.63043</text:p>
          </table:table-cell>
          <table:table-cell office:value-type="float" office:value="19.61505" calcext:value-type="float">
            <text:p>19.61505</text:p>
          </table:table-cell>
          <table:table-cell office:value-type="float" office:value="18.76709" calcext:value-type="float">
            <text:p>18.76709</text:p>
          </table:table-cell>
          <table:table-cell office:value-type="float" office:value="18.74268" calcext:value-type="float">
            <text:p>18.74268</text:p>
          </table:table-cell>
          <table:table-cell office:value-type="float" office:value="17.90881" calcext:value-type="float">
            <text:p>17.90881</text:p>
          </table:table-cell>
          <table:table-cell office:value-type="float" office:value="17.87143" calcext:value-type="float">
            <text:p>17.87143</text:p>
          </table:table-cell>
          <table:table-cell office:value-type="float" office:value="17.24594" calcext:value-type="float">
            <text:p>17.24594</text:p>
          </table:table-cell>
          <table:table-cell office:value-type="float" office:value="17.20743" calcext:value-type="float">
            <text:p>17.20743</text:p>
          </table:table-cell>
          <table:table-cell office:value-type="float" office:value="22.11118" calcext:value-type="float">
            <text:p>22.11118</text:p>
          </table:table-cell>
          <table:table-cell office:value-type="float" office:value="15.04874" calcext:value-type="float">
            <text:p>15.048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9.083879" calcext:value-type="float">
            <text:p>9.083879</text:p>
          </table:table-cell>
          <table:table-cell office:value-type="float" office:value="23.34" calcext:value-type="float">
            <text:p>23.34</text:p>
          </table:table-cell>
          <table:table-cell office:value-type="float" office:value="15.22" calcext:value-type="float">
            <text:p>15.22</text:p>
          </table:table-cell>
          <table:table-cell office:value-type="float" office:value="1.894695" calcext:value-type="float">
            <text:p>1.894695</text:p>
          </table:table-cell>
          <table:table-cell office:value-type="float" office:value="1.518626" calcext:value-type="float">
            <text:p>1.518626</text:p>
          </table:table-cell>
          <table:table-cell office:value-type="float" office:value="242.928" calcext:value-type="float">
            <text:p>242.928</text:p>
          </table:table-cell>
          <table:table-cell office:value-type="float" office:value="29.7" calcext:value-type="float">
            <text:p>29.7</text:p>
          </table:table-cell>
          <table:table-cell office:value-type="float" office:value="20.05576" calcext:value-type="float">
            <text:p>20.05576</text:p>
          </table:table-cell>
          <table:table-cell office:value-type="float" office:value="15.93146" calcext:value-type="float">
            <text:p>15.93146</text:p>
          </table:table-cell>
          <table:table-cell office:value-type="float" office:value="19.63693" calcext:value-type="float">
            <text:p>19.63693</text:p>
          </table:table-cell>
          <table:table-cell office:value-type="float" office:value="17.30264" calcext:value-type="float">
            <text:p>17.30264</text:p>
          </table:table-cell>
          <table:table-cell office:value-type="float" office:value="19.62698" calcext:value-type="float">
            <text:p>19.62698</text:p>
          </table:table-cell>
          <table:table-cell office:value-type="float" office:value="18.37469" calcext:value-type="float">
            <text:p>18.37469</text:p>
          </table:table-cell>
          <table:table-cell office:value-type="float" office:value="20.02536" calcext:value-type="float">
            <text:p>20.02536</text:p>
          </table:table-cell>
          <table:table-cell office:value-type="float" office:value="18.91052" calcext:value-type="float">
            <text:p>18.91052</text:p>
          </table:table-cell>
          <table:table-cell office:value-type="float" office:value="20.20322" calcext:value-type="float">
            <text:p>20.20322</text:p>
          </table:table-cell>
          <table:table-cell office:value-type="float" office:value="19.31522" calcext:value-type="float">
            <text:p>19.31522</text:p>
          </table:table-cell>
          <table:table-cell office:value-type="float" office:value="20.36942" calcext:value-type="float">
            <text:p>20.36942</text:p>
          </table:table-cell>
          <table:table-cell office:value-type="float" office:value="19.74228" calcext:value-type="float">
            <text:p>19.74228</text:p>
          </table:table-cell>
          <table:table-cell office:value-type="float" office:value="20.52722" calcext:value-type="float">
            <text:p>20.52722</text:p>
          </table:table-cell>
          <table:table-cell office:value-type="float" office:value="20.06458" calcext:value-type="float">
            <text:p>20.06458</text:p>
          </table:table-cell>
          <table:table-cell office:value-type="float" office:value="20.79703" calcext:value-type="float">
            <text:p>20.79703</text:p>
          </table:table-cell>
          <table:table-cell office:value-type="float" office:value="20.45941" calcext:value-type="float">
            <text:p>20.45941</text:p>
          </table:table-cell>
          <table:table-cell office:value-type="float" office:value="20.92844" calcext:value-type="float">
            <text:p>20.92844</text:p>
          </table:table-cell>
          <table:table-cell office:value-type="float" office:value="20.69553" calcext:value-type="float">
            <text:p>20.69553</text:p>
          </table:table-cell>
          <table:table-cell office:value-type="float" office:value="20.42444" calcext:value-type="float">
            <text:p>20.42444</text:p>
          </table:table-cell>
          <table:table-cell office:value-type="float" office:value="20.31754" calcext:value-type="float">
            <text:p>20.31754</text:p>
          </table:table-cell>
          <table:table-cell office:value-type="float" office:value="19.61481" calcext:value-type="float">
            <text:p>19.61481</text:p>
          </table:table-cell>
          <table:table-cell office:value-type="float" office:value="19.58435" calcext:value-type="float">
            <text:p>19.58435</text:p>
          </table:table-cell>
          <table:table-cell office:value-type="float" office:value="18.78296" calcext:value-type="float">
            <text:p>18.78296</text:p>
          </table:table-cell>
          <table:table-cell office:value-type="float" office:value="18.7673" calcext:value-type="float">
            <text:p>18.7673</text:p>
          </table:table-cell>
          <table:table-cell office:value-type="float" office:value="17.94284" calcext:value-type="float">
            <text:p>17.94284</text:p>
          </table:table-cell>
          <table:table-cell office:value-type="float" office:value="17.90921" calcext:value-type="float">
            <text:p>17.90921</text:p>
          </table:table-cell>
          <table:table-cell office:value-type="float" office:value="17.28326" calcext:value-type="float">
            <text:p>17.28326</text:p>
          </table:table-cell>
          <table:table-cell office:value-type="float" office:value="17.24634" calcext:value-type="float">
            <text:p>17.24634</text:p>
          </table:table-cell>
          <table:table-cell office:value-type="float" office:value="20.05576" calcext:value-type="float">
            <text:p>20.05576</text:p>
          </table:table-cell>
          <table:table-cell office:value-type="float" office:value="16.04388" calcext:value-type="float">
            <text:p>16.043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26.33762" calcext:value-type="float">
            <text:p>26.33762</text:p>
          </table:table-cell>
          <table:table-cell office:value-type="float" office:value="25.43" calcext:value-type="float">
            <text:p>25.43</text:p>
          </table:table-cell>
          <table:table-cell office:value-type="float" office:value="14.16" calcext:value-type="float">
            <text:p>14.16</text:p>
          </table:table-cell>
          <table:table-cell office:value-type="float" office:value="1.606237" calcext:value-type="float">
            <text:p>1.606237</text:p>
          </table:table-cell>
          <table:table-cell office:value-type="float" office:value="1.201352" calcext:value-type="float">
            <text:p>1.201352</text:p>
          </table:table-cell>
          <table:table-cell office:value-type="float" office:value="221.256" calcext:value-type="float">
            <text:p>221.256</text:p>
          </table:table-cell>
          <table:table-cell office:value-type="float" office:value="0" calcext:value-type="float">
            <text:p>0</text:p>
          </table:table-cell>
          <table:table-cell office:value-type="float" office:value="21.86002" calcext:value-type="float">
            <text:p>21.86002</text:p>
          </table:table-cell>
          <table:table-cell office:value-type="float" office:value="15.02368" calcext:value-type="float">
            <text:p>15.02368</text:p>
          </table:table-cell>
          <table:table-cell office:value-type="float" office:value="20.51312" calcext:value-type="float">
            <text:p>20.51312</text:p>
          </table:table-cell>
          <table:table-cell office:value-type="float" office:value="16.55106" calcext:value-type="float">
            <text:p>16.55106</text:p>
          </table:table-cell>
          <table:table-cell office:value-type="float" office:value="19.92618" calcext:value-type="float">
            <text:p>19.92618</text:p>
          </table:table-cell>
          <table:table-cell office:value-type="float" office:value="17.40442" calcext:value-type="float">
            <text:p>17.40442</text:p>
          </table:table-cell>
          <table:table-cell office:value-type="float" office:value="19.70792" calcext:value-type="float">
            <text:p>19.70792</text:p>
          </table:table-cell>
          <table:table-cell office:value-type="float" office:value="18.16324" calcext:value-type="float">
            <text:p>18.16324</text:p>
          </table:table-cell>
          <table:table-cell office:value-type="float" office:value="19.6489" calcext:value-type="float">
            <text:p>19.6489</text:p>
          </table:table-cell>
          <table:table-cell office:value-type="float" office:value="18.65753" calcext:value-type="float">
            <text:p>18.65753</text:p>
          </table:table-cell>
          <table:table-cell office:value-type="float" office:value="19.78088" calcext:value-type="float">
            <text:p>19.78088</text:p>
          </table:table-cell>
          <table:table-cell office:value-type="float" office:value="19.1954" calcext:value-type="float">
            <text:p>19.1954</text:p>
          </table:table-cell>
          <table:table-cell office:value-type="float" office:value="20.06155" calcext:value-type="float">
            <text:p>20.06155</text:p>
          </table:table-cell>
          <table:table-cell office:value-type="float" office:value="19.61975" calcext:value-type="float">
            <text:p>19.61975</text:p>
          </table:table-cell>
          <table:table-cell office:value-type="float" office:value="20.45627" calcext:value-type="float">
            <text:p>20.45627</text:p>
          </table:table-cell>
          <table:table-cell office:value-type="float" office:value="20.10416" calcext:value-type="float">
            <text:p>20.10416</text:p>
          </table:table-cell>
          <table:table-cell office:value-type="float" office:value="20.69302" calcext:value-type="float">
            <text:p>20.69302</text:p>
          </table:table-cell>
          <table:table-cell office:value-type="float" office:value="20.44308" calcext:value-type="float">
            <text:p>20.44308</text:p>
          </table:table-cell>
          <table:table-cell office:value-type="float" office:value="20.31635" calcext:value-type="float">
            <text:p>20.31635</text:p>
          </table:table-cell>
          <table:table-cell office:value-type="float" office:value="20.19568" calcext:value-type="float">
            <text:p>20.19568</text:p>
          </table:table-cell>
          <table:table-cell office:value-type="float" office:value="19.58395" calcext:value-type="float">
            <text:p>19.58395</text:p>
          </table:table-cell>
          <table:table-cell office:value-type="float" office:value="19.5416" calcext:value-type="float">
            <text:p>19.5416</text:p>
          </table:table-cell>
          <table:table-cell office:value-type="float" office:value="18.78949" calcext:value-type="float">
            <text:p>18.78949</text:p>
          </table:table-cell>
          <table:table-cell office:value-type="float" office:value="18.78308" calcext:value-type="float">
            <text:p>18.78308</text:p>
          </table:table-cell>
          <table:table-cell office:value-type="float" office:value="17.97256" calcext:value-type="float">
            <text:p>17.97256</text:p>
          </table:table-cell>
          <table:table-cell office:value-type="float" office:value="17.94318" calcext:value-type="float">
            <text:p>17.94318</text:p>
          </table:table-cell>
          <table:table-cell office:value-type="float" office:value="17.31805" calcext:value-type="float">
            <text:p>17.31805</text:p>
          </table:table-cell>
          <table:table-cell office:value-type="float" office:value="17.28363" calcext:value-type="float">
            <text:p>17.28363</text:p>
          </table:table-cell>
          <table:table-cell office:value-type="float" office:value="21.86002" calcext:value-type="float">
            <text:p>21.86002</text:p>
          </table:table-cell>
          <table:table-cell office:value-type="float" office:value="15.1362" calcext:value-type="float">
            <text:p>15.13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23.50594" calcext:value-type="float">
            <text:p>23.50594</text:p>
          </table:table-cell>
          <table:table-cell office:value-type="float" office:value="28.21" calcext:value-type="float">
            <text:p>28.21</text:p>
          </table:table-cell>
          <table:table-cell office:value-type="float" office:value="12.74" calcext:value-type="float">
            <text:p>12.74</text:p>
          </table:table-cell>
          <table:table-cell office:value-type="float" office:value="2.07388" calcext:value-type="float">
            <text:p>2.07388</text:p>
          </table:table-cell>
          <table:table-cell office:value-type="float" office:value="1.292487" calcext:value-type="float">
            <text:p>1.292487</text:p>
          </table:table-cell>
          <table:table-cell office:value-type="float" office:value="193.212" calcext:value-type="float">
            <text:p>193.212</text:p>
          </table:table-cell>
          <table:table-cell office:value-type="float" office:value="0" calcext:value-type="float">
            <text:p>0</text:p>
          </table:table-cell>
          <table:table-cell office:value-type="float" office:value="23.61038" calcext:value-type="float">
            <text:p>23.61038</text:p>
          </table:table-cell>
          <table:table-cell office:value-type="float" office:value="13.36826" calcext:value-type="float">
            <text:p>13.36826</text:p>
          </table:table-cell>
          <table:table-cell office:value-type="float" office:value="21.396" calcext:value-type="float">
            <text:p>21.396</text:p>
          </table:table-cell>
          <table:table-cell office:value-type="float" office:value="15.3067" calcext:value-type="float">
            <text:p>15.3067</text:p>
          </table:table-cell>
          <table:table-cell office:value-type="float" office:value="20.70023" calcext:value-type="float">
            <text:p>20.70023</text:p>
          </table:table-cell>
          <table:table-cell office:value-type="float" office:value="16.60016" calcext:value-type="float">
            <text:p>16.60016</text:p>
          </table:table-cell>
          <table:table-cell office:value-type="float" office:value="20.18991" calcext:value-type="float">
            <text:p>20.18991</text:p>
          </table:table-cell>
          <table:table-cell office:value-type="float" office:value="17.63492" calcext:value-type="float">
            <text:p>17.63492</text:p>
          </table:table-cell>
          <table:table-cell office:value-type="float" office:value="19.94464" calcext:value-type="float">
            <text:p>19.94464</text:p>
          </table:table-cell>
          <table:table-cell office:value-type="float" office:value="18.25467" calcext:value-type="float">
            <text:p>18.25467</text:p>
          </table:table-cell>
          <table:table-cell office:value-type="float" office:value="19.76382" calcext:value-type="float">
            <text:p>19.76382</text:p>
          </table:table-cell>
          <table:table-cell office:value-type="float" office:value="18.87546" calcext:value-type="float">
            <text:p>18.87546</text:p>
          </table:table-cell>
          <table:table-cell office:value-type="float" office:value="19.81491" calcext:value-type="float">
            <text:p>19.81491</text:p>
          </table:table-cell>
          <table:table-cell office:value-type="float" office:value="19.31833" calcext:value-type="float">
            <text:p>19.31833</text:p>
          </table:table-cell>
          <table:table-cell office:value-type="float" office:value="20.10287" calcext:value-type="float">
            <text:p>20.10287</text:p>
          </table:table-cell>
          <table:table-cell office:value-type="float" office:value="19.84457" calcext:value-type="float">
            <text:p>19.84457</text:p>
          </table:table-cell>
          <table:table-cell office:value-type="float" office:value="20.44055" calcext:value-type="float">
            <text:p>20.44055</text:p>
          </table:table-cell>
          <table:table-cell office:value-type="float" office:value="20.20743" calcext:value-type="float">
            <text:p>20.20743</text:p>
          </table:table-cell>
          <table:table-cell office:value-type="float" office:value="20.19431" calcext:value-type="float">
            <text:p>20.19431</text:p>
          </table:table-cell>
          <table:table-cell office:value-type="float" office:value="20.06427" calcext:value-type="float">
            <text:p>20.06427</text:p>
          </table:table-cell>
          <table:table-cell office:value-type="float" office:value="19.54108" calcext:value-type="float">
            <text:p>19.54108</text:p>
          </table:table-cell>
          <table:table-cell office:value-type="float" office:value="19.48773" calcext:value-type="float">
            <text:p>19.48773</text:p>
          </table:table-cell>
          <table:table-cell office:value-type="float" office:value="18.78973" calcext:value-type="float">
            <text:p>18.78973</text:p>
          </table:table-cell>
          <table:table-cell office:value-type="float" office:value="18.78754" calcext:value-type="float">
            <text:p>18.78754</text:p>
          </table:table-cell>
          <table:table-cell office:value-type="float" office:value="17.99713" calcext:value-type="float">
            <text:p>17.99713</text:p>
          </table:table-cell>
          <table:table-cell office:value-type="float" office:value="17.97281" calcext:value-type="float">
            <text:p>17.97281</text:p>
          </table:table-cell>
          <table:table-cell office:value-type="float" office:value="17.35077" calcext:value-type="float">
            <text:p>17.35077</text:p>
          </table:table-cell>
          <table:table-cell office:value-type="float" office:value="17.31842" calcext:value-type="float">
            <text:p>17.31842</text:p>
          </table:table-cell>
          <table:table-cell office:value-type="float" office:value="23.61038" calcext:value-type="float">
            <text:p>23.61038</text:p>
          </table:table-cell>
          <table:table-cell office:value-type="float" office:value="13.36829" calcext:value-type="float">
            <text:p>13.36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25.57041" calcext:value-type="float">
            <text:p>25.57041</text:p>
          </table:table-cell>
          <table:table-cell office:value-type="float" office:value="25.27" calcext:value-type="float">
            <text:p>25.27</text:p>
          </table:table-cell>
          <table:table-cell office:value-type="float" office:value="14.17" calcext:value-type="float">
            <text:p>14.17</text:p>
          </table:table-cell>
          <table:table-cell office:value-type="float" office:value="1.744088" calcext:value-type="float">
            <text:p>1.744088</text:p>
          </table:table-cell>
          <table:table-cell office:value-type="float" office:value="1.240746" calcext:value-type="float">
            <text:p>1.240746</text:p>
          </table:table-cell>
          <table:table-cell office:value-type="float" office:value="272.628" calcext:value-type="float">
            <text:p>272.628</text:p>
          </table:table-cell>
          <table:table-cell office:value-type="float" office:value="0" calcext:value-type="float">
            <text:p>0</text:p>
          </table:table-cell>
          <table:table-cell office:value-type="float" office:value="22.50882" calcext:value-type="float">
            <text:p>22.50882</text:p>
          </table:table-cell>
          <table:table-cell office:value-type="float" office:value="16.09778" calcext:value-type="float">
            <text:p>16.09778</text:p>
          </table:table-cell>
          <table:table-cell office:value-type="float" office:value="20.9516" calcext:value-type="float">
            <text:p>20.9516</text:p>
          </table:table-cell>
          <table:table-cell office:value-type="float" office:value="17.8844" calcext:value-type="float">
            <text:p>17.8844</text:p>
          </table:table-cell>
          <table:table-cell office:value-type="float" office:value="20.40866" calcext:value-type="float">
            <text:p>20.40866</text:p>
          </table:table-cell>
          <table:table-cell office:value-type="float" office:value="18.59509" calcext:value-type="float">
            <text:p>18.59509</text:p>
          </table:table-cell>
          <table:table-cell office:value-type="float" office:value="20.13437" calcext:value-type="float">
            <text:p>20.13437</text:p>
          </table:table-cell>
          <table:table-cell office:value-type="float" office:value="19.05664" calcext:value-type="float">
            <text:p>19.05664</text:p>
          </table:table-cell>
          <table:table-cell office:value-type="float" office:value="19.98599" calcext:value-type="float">
            <text:p>19.98599</text:p>
          </table:table-cell>
          <table:table-cell office:value-type="float" office:value="19.30002" calcext:value-type="float">
            <text:p>19.30002</text:p>
          </table:table-cell>
          <table:table-cell office:value-type="float" office:value="19.86935" calcext:value-type="float">
            <text:p>19.86935</text:p>
          </table:table-cell>
          <table:table-cell office:value-type="float" office:value="19.53088" calcext:value-type="float">
            <text:p>19.53088</text:p>
          </table:table-cell>
          <table:table-cell office:value-type="float" office:value="19.85449" calcext:value-type="float">
            <text:p>19.85449</text:p>
          </table:table-cell>
          <table:table-cell office:value-type="float" office:value="19.67773" calcext:value-type="float">
            <text:p>19.67773</text:p>
          </table:table-cell>
          <table:table-cell office:value-type="float" office:value="19.88297" calcext:value-type="float">
            <text:p>19.88297</text:p>
          </table:table-cell>
          <table:table-cell office:value-type="float" office:value="19.849" calcext:value-type="float">
            <text:p>19.849</text:p>
          </table:table-cell>
          <table:table-cell office:value-type="float" office:value="20.20517" calcext:value-type="float">
            <text:p>20.20517</text:p>
          </table:table-cell>
          <table:table-cell office:value-type="float" office:value="20.0484" calcext:value-type="float">
            <text:p>20.0484</text:p>
          </table:table-cell>
          <table:table-cell office:value-type="float" office:value="20.06284" calcext:value-type="float">
            <text:p>20.06284</text:p>
          </table:table-cell>
          <table:table-cell office:value-type="float" office:value="19.93417" calcext:value-type="float">
            <text:p>19.93417</text:p>
          </table:table-cell>
          <table:table-cell office:value-type="float" office:value="19.48712" calcext:value-type="float">
            <text:p>19.48712</text:p>
          </table:table-cell>
          <table:table-cell office:value-type="float" office:value="19.42487" calcext:value-type="float">
            <text:p>19.42487</text:p>
          </table:table-cell>
          <table:table-cell office:value-type="float" office:value="18.78748" calcext:value-type="float">
            <text:p>18.78748</text:p>
          </table:table-cell>
          <table:table-cell office:value-type="float" office:value="18.7775" calcext:value-type="float">
            <text:p>18.7775</text:p>
          </table:table-cell>
          <table:table-cell office:value-type="float" office:value="18.01675" calcext:value-type="float">
            <text:p>18.01675</text:p>
          </table:table-cell>
          <table:table-cell office:value-type="float" office:value="17.99734" calcext:value-type="float">
            <text:p>17.99734</text:p>
          </table:table-cell>
          <table:table-cell office:value-type="float" office:value="17.37985" calcext:value-type="float">
            <text:p>17.37985</text:p>
          </table:table-cell>
          <table:table-cell office:value-type="float" office:value="17.3511" calcext:value-type="float">
            <text:p>17.3511</text:p>
          </table:table-cell>
          <table:table-cell office:value-type="float" office:value="22.50882" calcext:value-type="float">
            <text:p>22.50882</text:p>
          </table:table-cell>
          <table:table-cell office:value-type="float" office:value="16.25168" calcext:value-type="float">
            <text:p>16.251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24.53292" calcext:value-type="float">
            <text:p>24.53292</text:p>
          </table:table-cell>
          <table:table-cell office:value-type="float" office:value="26.57" calcext:value-type="float">
            <text:p>26.57</text:p>
          </table:table-cell>
          <table:table-cell office:value-type="float" office:value="12.03" calcext:value-type="float">
            <text:p>12.03</text:p>
          </table:table-cell>
          <table:table-cell office:value-type="float" office:value="1.662479" calcext:value-type="float">
            <text:p>1.662479</text:p>
          </table:table-cell>
          <table:table-cell office:value-type="float" office:value="1.233544" calcext:value-type="float">
            <text:p>1.233544</text:p>
          </table:table-cell>
          <table:table-cell office:value-type="float" office:value="135.792" calcext:value-type="float">
            <text:p>135.792</text:p>
          </table:table-cell>
          <table:table-cell office:value-type="float" office:value="0" calcext:value-type="float">
            <text:p>0</text:p>
          </table:table-cell>
          <table:table-cell office:value-type="float" office:value="23.99042" calcext:value-type="float">
            <text:p>23.99042</text:p>
          </table:table-cell>
          <table:table-cell office:value-type="float" office:value="13.58359" calcext:value-type="float">
            <text:p>13.58359</text:p>
          </table:table-cell>
          <table:table-cell office:value-type="float" office:value="21.54492" calcext:value-type="float">
            <text:p>21.54492</text:p>
          </table:table-cell>
          <table:table-cell office:value-type="float" office:value="15.89722" calcext:value-type="float">
            <text:p>15.89722</text:p>
          </table:table-cell>
          <table:table-cell office:value-type="float" office:value="20.76199" calcext:value-type="float">
            <text:p>20.76199</text:p>
          </table:table-cell>
          <table:table-cell office:value-type="float" office:value="17.12753" calcext:value-type="float">
            <text:p>17.12753</text:p>
          </table:table-cell>
          <table:table-cell office:value-type="float" office:value="20.25433" calcext:value-type="float">
            <text:p>20.25433</text:p>
          </table:table-cell>
          <table:table-cell office:value-type="float" office:value="18.06503" calcext:value-type="float">
            <text:p>18.06503</text:p>
          </table:table-cell>
          <table:table-cell office:value-type="float" office:value="19.98956" calcext:value-type="float">
            <text:p>19.98956</text:p>
          </table:table-cell>
          <table:table-cell office:value-type="float" office:value="18.59738" calcext:value-type="float">
            <text:p>18.59738</text:p>
          </table:table-cell>
          <table:table-cell office:value-type="float" office:value="19.8475" calcext:value-type="float">
            <text:p>19.8475</text:p>
          </table:table-cell>
          <table:table-cell office:value-type="float" office:value="19.09589" calcext:value-type="float">
            <text:p>19.09589</text:p>
          </table:table-cell>
          <table:table-cell office:value-type="float" office:value="19.85547" calcext:value-type="float">
            <text:p>19.85547</text:p>
          </table:table-cell>
          <table:table-cell office:value-type="float" office:value="19.40247" calcext:value-type="float">
            <text:p>19.40247</text:p>
          </table:table-cell>
          <table:table-cell office:value-type="float" office:value="19.88513" calcext:value-type="float">
            <text:p>19.88513</text:p>
          </table:table-cell>
          <table:table-cell office:value-type="float" office:value="19.74451" calcext:value-type="float">
            <text:p>19.74451</text:p>
          </table:table-cell>
          <table:table-cell office:value-type="float" office:value="20.04718" calcext:value-type="float">
            <text:p>20.04718</text:p>
          </table:table-cell>
          <table:table-cell office:value-type="float" office:value="19.92813" calcext:value-type="float">
            <text:p>19.92813</text:p>
          </table:table-cell>
          <table:table-cell office:value-type="float" office:value="19.93289" calcext:value-type="float">
            <text:p>19.93289</text:p>
          </table:table-cell>
          <table:table-cell office:value-type="float" office:value="19.81943" calcext:value-type="float">
            <text:p>19.81943</text:p>
          </table:table-cell>
          <table:table-cell office:value-type="float" office:value="19.42422" calcext:value-type="float">
            <text:p>19.42422</text:p>
          </table:table-cell>
          <table:table-cell office:value-type="float" office:value="19.35992" calcext:value-type="float">
            <text:p>19.35992</text:p>
          </table:table-cell>
          <table:table-cell office:value-type="float" office:value="18.77734" calcext:value-type="float">
            <text:p>18.77734</text:p>
          </table:table-cell>
          <table:table-cell office:value-type="float" office:value="18.76041" calcext:value-type="float">
            <text:p>18.76041</text:p>
          </table:table-cell>
          <table:table-cell office:value-type="float" office:value="18.03094" calcext:value-type="float">
            <text:p>18.03094</text:p>
          </table:table-cell>
          <table:table-cell office:value-type="float" office:value="18.01691" calcext:value-type="float">
            <text:p>18.01691</text:p>
          </table:table-cell>
          <table:table-cell office:value-type="float" office:value="17.40558" calcext:value-type="float">
            <text:p>17.40558</text:p>
          </table:table-cell>
          <table:table-cell office:value-type="float" office:value="17.38013" calcext:value-type="float">
            <text:p>17.38013</text:p>
          </table:table-cell>
          <table:table-cell office:value-type="float" office:value="23.99042" calcext:value-type="float">
            <text:p>23.99042</text:p>
          </table:table-cell>
          <table:table-cell office:value-type="float" office:value="13.58356" calcext:value-type="float">
            <text:p>13.583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22.19709" calcext:value-type="float">
            <text:p>22.19709</text:p>
          </table:table-cell>
          <table:table-cell office:value-type="float" office:value="27.34" calcext:value-type="float">
            <text:p>27.34</text:p>
          </table:table-cell>
          <table:table-cell office:value-type="float" office:value="15.78" calcext:value-type="float">
            <text:p>15.78</text:p>
          </table:table-cell>
          <table:table-cell office:value-type="float" office:value="1.80246" calcext:value-type="float">
            <text:p>1.80246</text:p>
          </table:table-cell>
          <table:table-cell office:value-type="float" office:value="1.523714" calcext:value-type="float">
            <text:p>1.523714</text:p>
          </table:table-cell>
          <table:table-cell office:value-type="float" office:value="271.368" calcext:value-type="float">
            <text:p>271.368</text:p>
          </table:table-cell>
          <table:table-cell office:value-type="float" office:value="0" calcext:value-type="float">
            <text:p>0</text:p>
          </table:table-cell>
          <table:table-cell office:value-type="float" office:value="23.83383" calcext:value-type="float">
            <text:p>23.83383</text:p>
          </table:table-cell>
          <table:table-cell office:value-type="float" office:value="16.12708" calcext:value-type="float">
            <text:p>16.12708</text:p>
          </table:table-cell>
          <table:table-cell office:value-type="float" office:value="21.83008" calcext:value-type="float">
            <text:p>21.83008</text:p>
          </table:table-cell>
          <table:table-cell office:value-type="float" office:value="17.54834" calcext:value-type="float">
            <text:p>17.54834</text:p>
          </table:table-cell>
          <table:table-cell office:value-type="float" office:value="21.19449" calcext:value-type="float">
            <text:p>21.19449</text:p>
          </table:table-cell>
          <table:table-cell office:value-type="float" office:value="18.28415" calcext:value-type="float">
            <text:p>18.28415</text:p>
          </table:table-cell>
          <table:table-cell office:value-type="float" office:value="20.67453" calcext:value-type="float">
            <text:p>20.67453</text:p>
          </table:table-cell>
          <table:table-cell office:value-type="float" office:value="18.8306" calcext:value-type="float">
            <text:p>18.8306</text:p>
          </table:table-cell>
          <table:table-cell office:value-type="float" office:value="20.37811" calcext:value-type="float">
            <text:p>20.37811</text:p>
          </table:table-cell>
          <table:table-cell office:value-type="float" office:value="19.12955" calcext:value-type="float">
            <text:p>19.12955</text:p>
          </table:table-cell>
          <table:table-cell office:value-type="float" office:value="20.11194" calcext:value-type="float">
            <text:p>20.11194</text:p>
          </table:table-cell>
          <table:table-cell office:value-type="float" office:value="19.40646" calcext:value-type="float">
            <text:p>19.40646</text:p>
          </table:table-cell>
          <table:table-cell office:value-type="float" office:value="19.92365" calcext:value-type="float">
            <text:p>19.92365</text:p>
          </table:table-cell>
          <table:table-cell office:value-type="float" office:value="19.56171" calcext:value-type="float">
            <text:p>19.56171</text:p>
          </table:table-cell>
          <table:table-cell office:value-type="float" office:value="19.77307" calcext:value-type="float">
            <text:p>19.77307</text:p>
          </table:table-cell>
          <table:table-cell office:value-type="float" office:value="19.73444" calcext:value-type="float">
            <text:p>19.73444</text:p>
          </table:table-cell>
          <table:table-cell office:value-type="float" office:value="19.92688" calcext:value-type="float">
            <text:p>19.92688</text:p>
          </table:table-cell>
          <table:table-cell office:value-type="float" office:value="19.83237" calcext:value-type="float">
            <text:p>19.83237</text:p>
          </table:table-cell>
          <table:table-cell office:value-type="float" office:value="19.81827" calcext:value-type="float">
            <text:p>19.81827</text:p>
          </table:table-cell>
          <table:table-cell office:value-type="float" office:value="19.71719" calcext:value-type="float">
            <text:p>19.71719</text:p>
          </table:table-cell>
          <table:table-cell office:value-type="float" office:value="19.35925" calcext:value-type="float">
            <text:p>19.35925</text:p>
          </table:table-cell>
          <table:table-cell office:value-type="float" office:value="19.29578" calcext:value-type="float">
            <text:p>19.29578</text:p>
          </table:table-cell>
          <table:table-cell office:value-type="float" office:value="18.76022" calcext:value-type="float">
            <text:p>18.76022</text:p>
          </table:table-cell>
          <table:table-cell office:value-type="float" office:value="18.73874" calcext:value-type="float">
            <text:p>18.73874</text:p>
          </table:table-cell>
          <table:table-cell office:value-type="float" office:value="18.04053" calcext:value-type="float">
            <text:p>18.04053</text:p>
          </table:table-cell>
          <table:table-cell office:value-type="float" office:value="18.03107" calcext:value-type="float">
            <text:p>18.03107</text:p>
          </table:table-cell>
          <table:table-cell office:value-type="float" office:value="17.42746" calcext:value-type="float">
            <text:p>17.42746</text:p>
          </table:table-cell>
          <table:table-cell office:value-type="float" office:value="17.40579" calcext:value-type="float">
            <text:p>17.40579</text:p>
          </table:table-cell>
          <table:table-cell office:value-type="float" office:value="23.8338" calcext:value-type="float">
            <text:p>23.8338</text:p>
          </table:table-cell>
          <table:table-cell office:value-type="float" office:value="16.12708" calcext:value-type="float">
            <text:p>16.12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22.88204" calcext:value-type="float">
            <text:p>22.88204</text:p>
          </table:table-cell>
          <table:table-cell office:value-type="float" office:value="35.7" calcext:value-type="float">
            <text:p>35.7</text:p>
          </table:table-cell>
          <table:table-cell office:value-type="float" office:value="19.39" calcext:value-type="float">
            <text:p>19.39</text:p>
          </table:table-cell>
          <table:table-cell office:value-type="float" office:value="1.842736" calcext:value-type="float">
            <text:p>1.842736</text:p>
          </table:table-cell>
          <table:table-cell office:value-type="float" office:value="1.172142" calcext:value-type="float">
            <text:p>1.172142</text:p>
          </table:table-cell>
          <table:table-cell office:value-type="float" office:value="291.24" calcext:value-type="float">
            <text:p>291.24</text:p>
          </table:table-cell>
          <table:table-cell office:value-type="float" office:value="0" calcext:value-type="float">
            <text:p>0</text:p>
          </table:table-cell>
          <table:table-cell office:value-type="float" office:value="29.06729" calcext:value-type="float">
            <text:p>29.06729</text:p>
          </table:table-cell>
          <table:table-cell office:value-type="float" office:value="19.02444" calcext:value-type="float">
            <text:p>19.02444</text:p>
          </table:table-cell>
          <table:table-cell office:value-type="float" office:value="25.9509" calcext:value-type="float">
            <text:p>25.9509</text:p>
          </table:table-cell>
          <table:table-cell office:value-type="float" office:value="19.72504" calcext:value-type="float">
            <text:p>19.72504</text:p>
          </table:table-cell>
          <table:table-cell office:value-type="float" office:value="24.36548" calcext:value-type="float">
            <text:p>24.36548</text:p>
          </table:table-cell>
          <table:table-cell office:value-type="float" office:value="19.97424" calcext:value-type="float">
            <text:p>19.97424</text:p>
          </table:table-cell>
          <table:table-cell office:value-type="float" office:value="23.06192" calcext:value-type="float">
            <text:p>23.06192</text:p>
          </table:table-cell>
          <table:table-cell office:value-type="float" office:value="20.07544" calcext:value-type="float">
            <text:p>20.07544</text:p>
          </table:table-cell>
          <table:table-cell office:value-type="float" office:value="22.259" calcext:value-type="float">
            <text:p>22.259</text:p>
          </table:table-cell>
          <table:table-cell office:value-type="float" office:value="20.08612" calcext:value-type="float">
            <text:p>20.08612</text:p>
          </table:table-cell>
          <table:table-cell office:value-type="float" office:value="21.4556" calcext:value-type="float">
            <text:p>21.4556</text:p>
          </table:table-cell>
          <table:table-cell office:value-type="float" office:value="20.06772" calcext:value-type="float">
            <text:p>20.06772</text:p>
          </table:table-cell>
          <table:table-cell office:value-type="float" office:value="20.79001" calcext:value-type="float">
            <text:p>20.79001</text:p>
          </table:table-cell>
          <table:table-cell office:value-type="float" office:value="19.93069" calcext:value-type="float">
            <text:p>19.93069</text:p>
          </table:table-cell>
          <table:table-cell office:value-type="float" office:value="20.05035" calcext:value-type="float">
            <text:p>20.05035</text:p>
          </table:table-cell>
          <table:table-cell office:value-type="float" office:value="19.77036" calcext:value-type="float">
            <text:p>19.77036</text:p>
          </table:table-cell>
          <table:table-cell office:value-type="float" office:value="19.8316" calcext:value-type="float">
            <text:p>19.8316</text:p>
          </table:table-cell>
          <table:table-cell office:value-type="float" office:value="19.80615" calcext:value-type="float">
            <text:p>19.80615</text:p>
          </table:table-cell>
          <table:table-cell office:value-type="float" office:value="19.71616" calcext:value-type="float">
            <text:p>19.71616</text:p>
          </table:table-cell>
          <table:table-cell office:value-type="float" office:value="19.63278" calcext:value-type="float">
            <text:p>19.63278</text:p>
          </table:table-cell>
          <table:table-cell office:value-type="float" office:value="19.29514" calcext:value-type="float">
            <text:p>19.29514</text:p>
          </table:table-cell>
          <table:table-cell office:value-type="float" office:value="19.23547" calcext:value-type="float">
            <text:p>19.23547</text:p>
          </table:table-cell>
          <table:table-cell office:value-type="float" office:value="18.73846" calcext:value-type="float">
            <text:p>18.73846</text:p>
          </table:table-cell>
          <table:table-cell office:value-type="float" office:value="18.71341" calcext:value-type="float">
            <text:p>18.71341</text:p>
          </table:table-cell>
          <table:table-cell office:value-type="float" office:value="18.04507" calcext:value-type="float">
            <text:p>18.04507</text:p>
          </table:table-cell>
          <table:table-cell office:value-type="float" office:value="18.04062" calcext:value-type="float">
            <text:p>18.04062</text:p>
          </table:table-cell>
          <table:table-cell office:value-type="float" office:value="17.44516" calcext:value-type="float">
            <text:p>17.44516</text:p>
          </table:table-cell>
          <table:table-cell office:value-type="float" office:value="17.42767" calcext:value-type="float">
            <text:p>17.42767</text:p>
          </table:table-cell>
          <table:table-cell office:value-type="float" office:value="29.06726" calcext:value-type="float">
            <text:p>29.06726</text:p>
          </table:table-cell>
          <table:table-cell office:value-type="float" office:value="19.02444" calcext:value-type="float">
            <text:p>19.02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18.92177" calcext:value-type="float">
            <text:p>18.92177</text:p>
          </table:table-cell>
          <table:table-cell office:value-type="float" office:value="33.11" calcext:value-type="float">
            <text:p>33.11</text:p>
          </table:table-cell>
          <table:table-cell office:value-type="float" office:value="22.49" calcext:value-type="float">
            <text:p>22.49</text:p>
          </table:table-cell>
          <table:table-cell office:value-type="float" office:value="2.295368" calcext:value-type="float">
            <text:p>2.295368</text:p>
          </table:table-cell>
          <table:table-cell office:value-type="float" office:value="1.493715" calcext:value-type="float">
            <text:p>1.493715</text:p>
          </table:table-cell>
          <table:table-cell office:value-type="float" office:value="181.872" calcext:value-type="float">
            <text:p>181.872</text:p>
          </table:table-cell>
          <table:table-cell office:value-type="float" office:value="0" calcext:value-type="float">
            <text:p>0</text:p>
          </table:table-cell>
          <table:table-cell office:value-type="float" office:value="29.5192" calcext:value-type="float">
            <text:p>29.5192</text:p>
          </table:table-cell>
          <table:table-cell office:value-type="float" office:value="22.76617" calcext:value-type="float">
            <text:p>22.76617</text:p>
          </table:table-cell>
          <table:table-cell office:value-type="float" office:value="26.70084" calcext:value-type="float">
            <text:p>26.70084</text:p>
          </table:table-cell>
          <table:table-cell office:value-type="float" office:value="22.85632" calcext:value-type="float">
            <text:p>22.85632</text:p>
          </table:table-cell>
          <table:table-cell office:value-type="float" office:value="25.28308" calcext:value-type="float">
            <text:p>25.28308</text:p>
          </table:table-cell>
          <table:table-cell office:value-type="float" office:value="22.64868" calcext:value-type="float">
            <text:p>22.64868</text:p>
          </table:table-cell>
          <table:table-cell office:value-type="float" office:value="24.04984" calcext:value-type="float">
            <text:p>24.04984</text:p>
          </table:table-cell>
          <table:table-cell office:value-type="float" office:value="22.2952" calcext:value-type="float">
            <text:p>22.2952</text:p>
          </table:table-cell>
          <table:table-cell office:value-type="float" office:value="23.22885" calcext:value-type="float">
            <text:p>23.22885</text:p>
          </table:table-cell>
          <table:table-cell office:value-type="float" office:value="21.97998" calcext:value-type="float">
            <text:p>21.97998</text:p>
          </table:table-cell>
          <table:table-cell office:value-type="float" office:value="22.40247" calcext:value-type="float">
            <text:p>22.40247</text:p>
          </table:table-cell>
          <table:table-cell office:value-type="float" office:value="21.46887" calcext:value-type="float">
            <text:p>21.46887</text:p>
          </table:table-cell>
          <table:table-cell office:value-type="float" office:value="21.67639" calcext:value-type="float">
            <text:p>21.67639</text:p>
          </table:table-cell>
          <table:table-cell office:value-type="float" office:value="20.80612" calcext:value-type="float">
            <text:p>20.80612</text:p>
          </table:table-cell>
          <table:table-cell office:value-type="float" office:value="20.66571" calcext:value-type="float">
            <text:p>20.66571</text:p>
          </table:table-cell>
          <table:table-cell office:value-type="float" office:value="20.05759" calcext:value-type="float">
            <text:p>20.05759</text:p>
          </table:table-cell>
          <table:table-cell office:value-type="float" office:value="19.94647" calcext:value-type="float">
            <text:p>19.94647</text:p>
          </table:table-cell>
          <table:table-cell office:value-type="float" office:value="19.81131" calcext:value-type="float">
            <text:p>19.81131</text:p>
          </table:table-cell>
          <table:table-cell office:value-type="float" office:value="19.63208" calcext:value-type="float">
            <text:p>19.63208</text:p>
          </table:table-cell>
          <table:table-cell office:value-type="float" office:value="19.58691" calcext:value-type="float">
            <text:p>19.58691</text:p>
          </table:table-cell>
          <table:table-cell office:value-type="float" office:value="19.23489" calcext:value-type="float">
            <text:p>19.23489</text:p>
          </table:table-cell>
          <table:table-cell office:value-type="float" office:value="19.18393" calcext:value-type="float">
            <text:p>19.18393</text:p>
          </table:table-cell>
          <table:table-cell office:value-type="float" office:value="18.71313" calcext:value-type="float">
            <text:p>18.71313</text:p>
          </table:table-cell>
          <table:table-cell office:value-type="float" office:value="18.68671" calcext:value-type="float">
            <text:p>18.68671</text:p>
          </table:table-cell>
          <table:table-cell office:value-type="float" office:value="18.0463" calcext:value-type="float">
            <text:p>18.0463</text:p>
          </table:table-cell>
          <table:table-cell office:value-type="float" office:value="18.0451" calcext:value-type="float">
            <text:p>18.0451</text:p>
          </table:table-cell>
          <table:table-cell office:value-type="float" office:value="17.45877" calcext:value-type="float">
            <text:p>17.45877</text:p>
          </table:table-cell>
          <table:table-cell office:value-type="float" office:value="17.44534" calcext:value-type="float">
            <text:p>17.44534</text:p>
          </table:table-cell>
          <table:table-cell office:value-type="float" office:value="29.5192" calcext:value-type="float">
            <text:p>29.5192</text:p>
          </table:table-cell>
          <table:table-cell office:value-type="float" office:value="22.76617" calcext:value-type="float">
            <text:p>22.766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22.28588" calcext:value-type="float">
            <text:p>22.28588</text:p>
          </table:table-cell>
          <table:table-cell office:value-type="float" office:value="29.57" calcext:value-type="float">
            <text:p>29.57</text:p>
          </table:table-cell>
          <table:table-cell office:value-type="float" office:value="19.95" calcext:value-type="float">
            <text:p>19.95</text:p>
          </table:table-cell>
          <table:table-cell office:value-type="float" office:value="2.298989" calcext:value-type="float">
            <text:p>2.298989</text:p>
          </table:table-cell>
          <table:table-cell office:value-type="float" office:value="1.68753" calcext:value-type="float">
            <text:p>1.68753</text:p>
          </table:table-cell>
          <table:table-cell office:value-type="float" office:value="178.596" calcext:value-type="float">
            <text:p>178.596</text:p>
          </table:table-cell>
          <table:table-cell office:value-type="float" office:value="0" calcext:value-type="float">
            <text:p>0</text:p>
          </table:table-cell>
          <table:table-cell office:value-type="float" office:value="26.79965" calcext:value-type="float">
            <text:p>26.79965</text:p>
          </table:table-cell>
          <table:table-cell office:value-type="float" office:value="20.24997" calcext:value-type="float">
            <text:p>20.24997</text:p>
          </table:table-cell>
          <table:table-cell office:value-type="float" office:value="24.7735" calcext:value-type="float">
            <text:p>24.7735</text:p>
          </table:table-cell>
          <table:table-cell office:value-type="float" office:value="21.36847" calcext:value-type="float">
            <text:p>21.36847</text:p>
          </table:table-cell>
          <table:table-cell office:value-type="float" office:value="23.97186" calcext:value-type="float">
            <text:p>23.97186</text:p>
          </table:table-cell>
          <table:table-cell office:value-type="float" office:value="21.84668" calcext:value-type="float">
            <text:p>21.84668</text:p>
          </table:table-cell>
          <table:table-cell office:value-type="float" office:value="23.41971" calcext:value-type="float">
            <text:p>23.41971</text:p>
          </table:table-cell>
          <table:table-cell office:value-type="float" office:value="22.0062" calcext:value-type="float">
            <text:p>22.0062</text:p>
          </table:table-cell>
          <table:table-cell office:value-type="float" office:value="23.0094" calcext:value-type="float">
            <text:p>23.0094</text:p>
          </table:table-cell>
          <table:table-cell office:value-type="float" office:value="21.9819" calcext:value-type="float">
            <text:p>21.9819</text:p>
          </table:table-cell>
          <table:table-cell office:value-type="float" office:value="22.40201" calcext:value-type="float">
            <text:p>22.40201</text:p>
          </table:table-cell>
          <table:table-cell office:value-type="float" office:value="21.83115" calcext:value-type="float">
            <text:p>21.83115</text:p>
          </table:table-cell>
          <table:table-cell office:value-type="float" office:value="21.72885" calcext:value-type="float">
            <text:p>21.72885</text:p>
          </table:table-cell>
          <table:table-cell office:value-type="float" office:value="21.49811" calcext:value-type="float">
            <text:p>21.49811</text:p>
          </table:table-cell>
          <table:table-cell office:value-type="float" office:value="21.00314" calcext:value-type="float">
            <text:p>21.00314</text:p>
          </table:table-cell>
          <table:table-cell office:value-type="float" office:value="20.67297" calcext:value-type="float">
            <text:p>20.67297</text:p>
          </table:table-cell>
          <table:table-cell office:value-type="float" office:value="20.15714" calcext:value-type="float">
            <text:p>20.15714</text:p>
          </table:table-cell>
          <table:table-cell office:value-type="float" office:value="19.94855" calcext:value-type="float">
            <text:p>19.94855</text:p>
          </table:table-cell>
          <table:table-cell office:value-type="float" office:value="19.59354" calcext:value-type="float">
            <text:p>19.59354</text:p>
          </table:table-cell>
          <table:table-cell office:value-type="float" office:value="19.58356" calcext:value-type="float">
            <text:p>19.58356</text:p>
          </table:table-cell>
          <table:table-cell office:value-type="float" office:value="19.18347" calcext:value-type="float">
            <text:p>19.18347</text:p>
          </table:table-cell>
          <table:table-cell office:value-type="float" office:value="19.15042" calcext:value-type="float">
            <text:p>19.15042</text:p>
          </table:table-cell>
          <table:table-cell office:value-type="float" office:value="18.68649" calcext:value-type="float">
            <text:p>18.68649</text:p>
          </table:table-cell>
          <table:table-cell office:value-type="float" office:value="18.66199" calcext:value-type="float">
            <text:p>18.66199</text:p>
          </table:table-cell>
          <table:table-cell office:value-type="float" office:value="18.0459" calcext:value-type="float">
            <text:p>18.0459</text:p>
          </table:table-cell>
          <table:table-cell office:value-type="float" office:value="18.04361" calcext:value-type="float">
            <text:p>18.04361</text:p>
          </table:table-cell>
          <table:table-cell office:value-type="float" office:value="17.46872" calcext:value-type="float">
            <text:p>17.46872</text:p>
          </table:table-cell>
          <table:table-cell office:value-type="float" office:value="17.45889" calcext:value-type="float">
            <text:p>17.45889</text:p>
          </table:table-cell>
          <table:table-cell office:value-type="float" office:value="26.79965" calcext:value-type="float">
            <text:p>26.79965</text:p>
          </table:table-cell>
          <table:table-cell office:value-type="float" office:value="20.24997" calcext:value-type="float">
            <text:p>20.249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10.71504" calcext:value-type="float">
            <text:p>10.71504</text:p>
          </table:table-cell>
          <table:table-cell office:value-type="float" office:value="24.69" calcext:value-type="float">
            <text:p>24.69</text:p>
          </table:table-cell>
          <table:table-cell office:value-type="float" office:value="19.24" calcext:value-type="float">
            <text:p>19.24</text:p>
          </table:table-cell>
          <table:table-cell office:value-type="float" office:value="2.213776" calcext:value-type="float">
            <text:p>2.213776</text:p>
          </table:table-cell>
          <table:table-cell office:value-type="float" office:value="1.880295" calcext:value-type="float">
            <text:p>1.880295</text:p>
          </table:table-cell>
          <table:table-cell office:value-type="float" office:value="167.94" calcext:value-type="float">
            <text:p>167.94</text:p>
          </table:table-cell>
          <table:table-cell office:value-type="float" office:value="28.264" calcext:value-type="float">
            <text:p>28.264</text:p>
          </table:table-cell>
          <table:table-cell office:value-type="float" office:value="21.97778" calcext:value-type="float">
            <text:p>21.97778</text:p>
          </table:table-cell>
          <table:table-cell office:value-type="float" office:value="19.98257" calcext:value-type="float">
            <text:p>19.98257</text:p>
          </table:table-cell>
          <table:table-cell office:value-type="float" office:value="22.23727" calcext:value-type="float">
            <text:p>22.23727</text:p>
          </table:table-cell>
          <table:table-cell office:value-type="float" office:value="20.3974" calcext:value-type="float">
            <text:p>20.3974</text:p>
          </table:table-cell>
          <table:table-cell office:value-type="float" office:value="22.60266" calcext:value-type="float">
            <text:p>22.60266</text:p>
          </table:table-cell>
          <table:table-cell office:value-type="float" office:value="20.7438" calcext:value-type="float">
            <text:p>20.7438</text:p>
          </table:table-cell>
          <table:table-cell office:value-type="float" office:value="22.6355" calcext:value-type="float">
            <text:p>22.6355</text:p>
          </table:table-cell>
          <table:table-cell office:value-type="float" office:value="21.02542" calcext:value-type="float">
            <text:p>21.02542</text:p>
          </table:table-cell>
          <table:table-cell office:value-type="float" office:value="22.466" calcext:value-type="float">
            <text:p>22.466</text:p>
          </table:table-cell>
          <table:table-cell office:value-type="float" office:value="21.14224" calcext:value-type="float">
            <text:p>21.14224</text:p>
          </table:table-cell>
          <table:table-cell office:value-type="float" office:value="22.16599" calcext:value-type="float">
            <text:p>22.16599</text:p>
          </table:table-cell>
          <table:table-cell office:value-type="float" office:value="21.228" calcext:value-type="float">
            <text:p>21.228</text:p>
          </table:table-cell>
          <table:table-cell office:value-type="float" office:value="21.71631" calcext:value-type="float">
            <text:p>21.71631</text:p>
          </table:table-cell>
          <table:table-cell office:value-type="float" office:value="21.17126" calcext:value-type="float">
            <text:p>21.17126</text:p>
          </table:table-cell>
          <table:table-cell office:value-type="float" office:value="21.0661" calcext:value-type="float">
            <text:p>21.0661</text:p>
          </table:table-cell>
          <table:table-cell office:value-type="float" office:value="20.96854" calcext:value-type="float">
            <text:p>20.96854</text:p>
          </table:table-cell>
          <table:table-cell office:value-type="float" office:value="20.29828" calcext:value-type="float">
            <text:p>20.29828</text:p>
          </table:table-cell>
          <table:table-cell office:value-type="float" office:value="20.15912" calcext:value-type="float">
            <text:p>20.15912</text:p>
          </table:table-cell>
          <table:table-cell office:value-type="float" office:value="19.63141" calcext:value-type="float">
            <text:p>19.63141</text:p>
          </table:table-cell>
          <table:table-cell office:value-type="float" office:value="19.59378" calcext:value-type="float">
            <text:p>19.59378</text:p>
          </table:table-cell>
          <table:table-cell office:value-type="float" office:value="19.15018" calcext:value-type="float">
            <text:p>19.15018</text:p>
          </table:table-cell>
          <table:table-cell office:value-type="float" office:value="19.13779" calcext:value-type="float">
            <text:p>19.13779</text:p>
          </table:table-cell>
          <table:table-cell office:value-type="float" office:value="18.66171" calcext:value-type="float">
            <text:p>18.66171</text:p>
          </table:table-cell>
          <table:table-cell office:value-type="float" office:value="18.64291" calcext:value-type="float">
            <text:p>18.64291</text:p>
          </table:table-cell>
          <table:table-cell office:value-type="float" office:value="18.04358" calcext:value-type="float">
            <text:p>18.04358</text:p>
          </table:table-cell>
          <table:table-cell office:value-type="float" office:value="18.03967" calcext:value-type="float">
            <text:p>18.03967</text:p>
          </table:table-cell>
          <table:table-cell office:value-type="float" office:value="17.47443" calcext:value-type="float">
            <text:p>17.47443</text:p>
          </table:table-cell>
          <table:table-cell office:value-type="float" office:value="17.46881" calcext:value-type="float">
            <text:p>17.46881</text:p>
          </table:table-cell>
          <table:table-cell office:value-type="float" office:value="21.97778" calcext:value-type="float">
            <text:p>21.97778</text:p>
          </table:table-cell>
          <table:table-cell office:value-type="float" office:value="18.66376" calcext:value-type="float">
            <text:p>18.663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13.64746" calcext:value-type="float">
            <text:p>13.64746</text:p>
          </table:table-cell>
          <table:table-cell office:value-type="float" office:value="27.33" calcext:value-type="float">
            <text:p>27.33</text:p>
          </table:table-cell>
          <table:table-cell office:value-type="float" office:value="17.94" calcext:value-type="float">
            <text:p>17.94</text:p>
          </table:table-cell>
          <table:table-cell office:value-type="float" office:value="2.19083" calcext:value-type="float">
            <text:p>2.19083</text:p>
          </table:table-cell>
          <table:table-cell office:value-type="float" office:value="1.804107" calcext:value-type="float">
            <text:p>1.804107</text:p>
          </table:table-cell>
          <table:table-cell office:value-type="float" office:value="158.868" calcext:value-type="float">
            <text:p>158.868</text:p>
          </table:table-cell>
          <table:table-cell office:value-type="float" office:value="0.1" calcext:value-type="float">
            <text:p>0.1</text:p>
          </table:table-cell>
          <table:table-cell office:value-type="float" office:value="22.92786" calcext:value-type="float">
            <text:p>22.92786</text:p>
          </table:table-cell>
          <table:table-cell office:value-type="float" office:value="18.45877" calcext:value-type="float">
            <text:p>18.45877</text:p>
          </table:table-cell>
          <table:table-cell office:value-type="float" office:value="22.27921" calcext:value-type="float">
            <text:p>22.27921</text:p>
          </table:table-cell>
          <table:table-cell office:value-type="float" office:value="19.50134" calcext:value-type="float">
            <text:p>19.50134</text:p>
          </table:table-cell>
          <table:table-cell office:value-type="float" office:value="21.84393" calcext:value-type="float">
            <text:p>21.84393</text:p>
          </table:table-cell>
          <table:table-cell office:value-type="float" office:value="19.97241" calcext:value-type="float">
            <text:p>19.97241</text:p>
          </table:table-cell>
          <table:table-cell office:value-type="float" office:value="21.45728" calcext:value-type="float">
            <text:p>21.45728</text:p>
          </table:table-cell>
          <table:table-cell office:value-type="float" office:value="20.35681" calcext:value-type="float">
            <text:p>20.35681</text:p>
          </table:table-cell>
          <table:table-cell office:value-type="float" office:value="21.23434" calcext:value-type="float">
            <text:p>21.23434</text:p>
          </table:table-cell>
          <table:table-cell office:value-type="float" office:value="20.55872" calcext:value-type="float">
            <text:p>20.55872</text:p>
          </table:table-cell>
          <table:table-cell office:value-type="float" office:value="21.21884" calcext:value-type="float">
            <text:p>21.21884</text:p>
          </table:table-cell>
          <table:table-cell office:value-type="float" office:value="20.73352" calcext:value-type="float">
            <text:p>20.73352</text:p>
          </table:table-cell>
          <table:table-cell office:value-type="float" office:value="21.16626" calcext:value-type="float">
            <text:p>21.16626</text:p>
          </table:table-cell>
          <table:table-cell office:value-type="float" office:value="20.78836" calcext:value-type="float">
            <text:p>20.78836</text:p>
          </table:table-cell>
          <table:table-cell office:value-type="float" office:value="20.96658" calcext:value-type="float">
            <text:p>20.96658</text:p>
          </table:table-cell>
          <table:table-cell office:value-type="float" office:value="20.73279" calcext:value-type="float">
            <text:p>20.73279</text:p>
          </table:table-cell>
          <table:table-cell office:value-type="float" office:value="20.31732" calcext:value-type="float">
            <text:p>20.31732</text:p>
          </table:table-cell>
          <table:table-cell office:value-type="float" office:value="20.29904" calcext:value-type="float">
            <text:p>20.29904</text:p>
          </table:table-cell>
          <table:table-cell office:value-type="float" office:value="19.66608" calcext:value-type="float">
            <text:p>19.66608</text:p>
          </table:table-cell>
          <table:table-cell office:value-type="float" office:value="19.63184" calcext:value-type="float">
            <text:p>19.63184</text:p>
          </table:table-cell>
          <table:table-cell office:value-type="float" office:value="19.13953" calcext:value-type="float">
            <text:p>19.13953</text:p>
          </table:table-cell>
          <table:table-cell office:value-type="float" office:value="19.13736" calcext:value-type="float">
            <text:p>19.13736</text:p>
          </table:table-cell>
          <table:table-cell office:value-type="float" office:value="18.64276" calcext:value-type="float">
            <text:p>18.64276</text:p>
          </table:table-cell>
          <table:table-cell office:value-type="float" office:value="18.6304" calcext:value-type="float">
            <text:p>18.6304</text:p>
          </table:table-cell>
          <table:table-cell office:value-type="float" office:value="18.03961" calcext:value-type="float">
            <text:p>18.03961</text:p>
          </table:table-cell>
          <table:table-cell office:value-type="float" office:value="18.0351" calcext:value-type="float">
            <text:p>18.0351</text:p>
          </table:table-cell>
          <table:table-cell office:value-type="float" office:value="17.47681" calcext:value-type="float">
            <text:p>17.47681</text:p>
          </table:table-cell>
          <table:table-cell office:value-type="float" office:value="17.47449" calcext:value-type="float">
            <text:p>17.47449</text:p>
          </table:table-cell>
          <table:table-cell office:value-type="float" office:value="22.92786" calcext:value-type="float">
            <text:p>22.92786</text:p>
          </table:table-cell>
          <table:table-cell office:value-type="float" office:value="18.60406" calcext:value-type="float">
            <text:p>18.60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22.95561" calcext:value-type="float">
            <text:p>22.95561</text:p>
          </table:table-cell>
          <table:table-cell office:value-type="float" office:value="29.95" calcext:value-type="float">
            <text:p>29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.077464" calcext:value-type="float">
            <text:p>2.077464</text:p>
          </table:table-cell>
          <table:table-cell office:value-type="float" office:value="1.454231" calcext:value-type="float">
            <text:p>1.454231</text:p>
          </table:table-cell>
          <table:table-cell office:value-type="float" office:value="160.308" calcext:value-type="float">
            <text:p>160.308</text:p>
          </table:table-cell>
          <table:table-cell office:value-type="float" office:value="0" calcext:value-type="float">
            <text:p>0</text:p>
          </table:table-cell>
          <table:table-cell office:value-type="float" office:value="24.39731" calcext:value-type="float">
            <text:p>24.39731</text:p>
          </table:table-cell>
          <table:table-cell office:value-type="float" office:value="16.02271" calcext:value-type="float">
            <text:p>16.02271</text:p>
          </table:table-cell>
          <table:table-cell office:value-type="float" office:value="22.91245" calcext:value-type="float">
            <text:p>22.91245</text:p>
          </table:table-cell>
          <table:table-cell office:value-type="float" office:value="17.31458" calcext:value-type="float">
            <text:p>17.31458</text:p>
          </table:table-cell>
          <table:table-cell office:value-type="float" office:value="22.00021" calcext:value-type="float">
            <text:p>22.00021</text:p>
          </table:table-cell>
          <table:table-cell office:value-type="float" office:value="18.37006" calcext:value-type="float">
            <text:p>18.37006</text:p>
          </table:table-cell>
          <table:table-cell office:value-type="float" office:value="21.40277" calcext:value-type="float">
            <text:p>21.40277</text:p>
          </table:table-cell>
          <table:table-cell office:value-type="float" office:value="19.2525" calcext:value-type="float">
            <text:p>19.2525</text:p>
          </table:table-cell>
          <table:table-cell office:value-type="float" office:value="21.08777" calcext:value-type="float">
            <text:p>21.08777</text:p>
          </table:table-cell>
          <table:table-cell office:value-type="float" office:value="19.74725" calcext:value-type="float">
            <text:p>19.74725</text:p>
          </table:table-cell>
          <table:table-cell office:value-type="float" office:value="20.98788" calcext:value-type="float">
            <text:p>20.98788</text:p>
          </table:table-cell>
          <table:table-cell office:value-type="float" office:value="20.18973" calcext:value-type="float">
            <text:p>20.18973</text:p>
          </table:table-cell>
          <table:table-cell office:value-type="float" office:value="20.90198" calcext:value-type="float">
            <text:p>20.90198</text:p>
          </table:table-cell>
          <table:table-cell office:value-type="float" office:value="20.39252" calcext:value-type="float">
            <text:p>20.39252</text:p>
          </table:table-cell>
          <table:table-cell office:value-type="float" office:value="20.73206" calcext:value-type="float">
            <text:p>20.73206</text:p>
          </table:table-cell>
          <table:table-cell office:value-type="float" office:value="20.51862" calcext:value-type="float">
            <text:p>20.51862</text:p>
          </table:table-cell>
          <table:table-cell office:value-type="float" office:value="20.30643" calcext:value-type="float">
            <text:p>20.30643</text:p>
          </table:table-cell>
          <table:table-cell office:value-type="float" office:value="20.24564" calcext:value-type="float">
            <text:p>20.24564</text:p>
          </table:table-cell>
          <table:table-cell office:value-type="float" office:value="19.67877" calcext:value-type="float">
            <text:p>19.67877</text:p>
          </table:table-cell>
          <table:table-cell office:value-type="float" office:value="19.66632" calcext:value-type="float">
            <text:p>19.66632</text:p>
          </table:table-cell>
          <table:table-cell office:value-type="float" office:value="19.14392" calcext:value-type="float">
            <text:p>19.14392</text:p>
          </table:table-cell>
          <table:table-cell office:value-type="float" office:value="19.13956" calcext:value-type="float">
            <text:p>19.13956</text:p>
          </table:table-cell>
          <table:table-cell office:value-type="float" office:value="18.63031" calcext:value-type="float">
            <text:p>18.63031</text:p>
          </table:table-cell>
          <table:table-cell office:value-type="float" office:value="18.6235" calcext:value-type="float">
            <text:p>18.6235</text:p>
          </table:table-cell>
          <table:table-cell office:value-type="float" office:value="18.03503" calcext:value-type="float">
            <text:p>18.03503</text:p>
          </table:table-cell>
          <table:table-cell office:value-type="float" office:value="18.03079" calcext:value-type="float">
            <text:p>18.03079</text:p>
          </table:table-cell>
          <table:table-cell office:value-type="float" office:value="17.47726" calcext:value-type="float">
            <text:p>17.47726</text:p>
          </table:table-cell>
          <table:table-cell office:value-type="float" office:value="17.47684" calcext:value-type="float">
            <text:p>17.47684</text:p>
          </table:table-cell>
          <table:table-cell office:value-type="float" office:value="24.39731" calcext:value-type="float">
            <text:p>24.39731</text:p>
          </table:table-cell>
          <table:table-cell office:value-type="float" office:value="16.02271" calcext:value-type="float">
            <text:p>16.022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21.89729" calcext:value-type="float">
            <text:p>21.89729</text:p>
          </table:table-cell>
          <table:table-cell office:value-type="float" office:value="30.18" calcext:value-type="float">
            <text:p>30.18</text:p>
          </table:table-cell>
          <table:table-cell office:value-type="float" office:value="16.64" calcext:value-type="float">
            <text:p>16.64</text:p>
          </table:table-cell>
          <table:table-cell office:value-type="float" office:value="2.020406" calcext:value-type="float">
            <text:p>2.020406</text:p>
          </table:table-cell>
          <table:table-cell office:value-type="float" office:value="1.50335" calcext:value-type="float">
            <text:p>1.50335</text:p>
          </table:table-cell>
          <table:table-cell office:value-type="float" office:value="145.332" calcext:value-type="float">
            <text:p>145.332</text:p>
          </table:table-cell>
          <table:table-cell office:value-type="float" office:value="0" calcext:value-type="float">
            <text:p>0</text:p>
          </table:table-cell>
          <table:table-cell office:value-type="float" office:value="25.3996" calcext:value-type="float">
            <text:p>25.3996</text:p>
          </table:table-cell>
          <table:table-cell office:value-type="float" office:value="16.79935" calcext:value-type="float">
            <text:p>16.79935</text:p>
          </table:table-cell>
          <table:table-cell office:value-type="float" office:value="23.32135" calcext:value-type="float">
            <text:p>23.32135</text:p>
          </table:table-cell>
          <table:table-cell office:value-type="float" office:value="18.05203" calcext:value-type="float">
            <text:p>18.05203</text:p>
          </table:table-cell>
          <table:table-cell office:value-type="float" office:value="22.32629" calcext:value-type="float">
            <text:p>22.32629</text:p>
          </table:table-cell>
          <table:table-cell office:value-type="float" office:value="18.83725" calcext:value-type="float">
            <text:p>18.83725</text:p>
          </table:table-cell>
          <table:table-cell office:value-type="float" office:value="21.64847" calcext:value-type="float">
            <text:p>21.64847</text:p>
          </table:table-cell>
          <table:table-cell office:value-type="float" office:value="19.47693" calcext:value-type="float">
            <text:p>19.47693</text:p>
          </table:table-cell>
          <table:table-cell office:value-type="float" office:value="21.23822" calcext:value-type="float">
            <text:p>21.23822</text:p>
          </table:table-cell>
          <table:table-cell office:value-type="float" office:value="19.83688" calcext:value-type="float">
            <text:p>19.83688</text:p>
          </table:table-cell>
          <table:table-cell office:value-type="float" office:value="20.86649" calcext:value-type="float">
            <text:p>20.86649</text:p>
          </table:table-cell>
          <table:table-cell office:value-type="float" office:value="20.15405" calcext:value-type="float">
            <text:p>20.15405</text:p>
          </table:table-cell>
          <table:table-cell office:value-type="float" office:value="20.68066" calcext:value-type="float">
            <text:p>20.68066</text:p>
          </table:table-cell>
          <table:table-cell office:value-type="float" office:value="20.29916" calcext:value-type="float">
            <text:p>20.29916</text:p>
          </table:table-cell>
          <table:table-cell office:value-type="float" office:value="20.51981" calcext:value-type="float">
            <text:p>20.51981</text:p>
          </table:table-cell>
          <table:table-cell office:value-type="float" office:value="20.3945" calcext:value-type="float">
            <text:p>20.3945</text:p>
          </table:table-cell>
          <table:table-cell office:value-type="float" office:value="20.24481" calcext:value-type="float">
            <text:p>20.24481</text:p>
          </table:table-cell>
          <table:table-cell office:value-type="float" office:value="20.16916" calcext:value-type="float">
            <text:p>20.16916</text:p>
          </table:table-cell>
          <table:table-cell office:value-type="float" office:value="19.67877" calcext:value-type="float">
            <text:p>19.67877</text:p>
          </table:table-cell>
          <table:table-cell office:value-type="float" office:value="19.67014" calcext:value-type="float">
            <text:p>19.67014</text:p>
          </table:table-cell>
          <table:table-cell office:value-type="float" office:value="19.14478" calcext:value-type="float">
            <text:p>19.14478</text:p>
          </table:table-cell>
          <table:table-cell office:value-type="float" office:value="19.14398" calcext:value-type="float">
            <text:p>19.14398</text:p>
          </table:table-cell>
          <table:table-cell office:value-type="float" office:value="18.62344" calcext:value-type="float">
            <text:p>18.62344</text:p>
          </table:table-cell>
          <table:table-cell office:value-type="float" office:value="18.61945" calcext:value-type="float">
            <text:p>18.61945</text:p>
          </table:table-cell>
          <table:table-cell office:value-type="float" office:value="18.03073" calcext:value-type="float">
            <text:p>18.03073</text:p>
          </table:table-cell>
          <table:table-cell office:value-type="float" office:value="18.02707" calcext:value-type="float">
            <text:p>18.02707</text:p>
          </table:table-cell>
          <table:table-cell office:value-type="float" office:value="17.47729" calcext:value-type="float">
            <text:p>17.47729</text:p>
          </table:table-cell>
          <table:table-cell office:value-type="float" office:value="17.47723" calcext:value-type="float">
            <text:p>17.47723</text:p>
          </table:table-cell>
          <table:table-cell office:value-type="float" office:value="25.39963" calcext:value-type="float">
            <text:p>25.39963</text:p>
          </table:table-cell>
          <table:table-cell office:value-type="float" office:value="16.79935" calcext:value-type="float">
            <text:p>16.799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22.08118" calcext:value-type="float">
            <text:p>22.08118</text:p>
          </table:table-cell>
          <table:table-cell office:value-type="float" office:value="29.53" calcext:value-type="float">
            <text:p>29.53</text:p>
          </table:table-cell>
          <table:table-cell office:value-type="float" office:value="16.18" calcext:value-type="float">
            <text:p>16.18</text:p>
          </table:table-cell>
          <table:table-cell office:value-type="float" office:value="2.125647" calcext:value-type="float">
            <text:p>2.125647</text:p>
          </table:table-cell>
          <table:table-cell office:value-type="float" office:value="1.264512" calcext:value-type="float">
            <text:p>1.264512</text:p>
          </table:table-cell>
          <table:table-cell office:value-type="float" office:value="204.408" calcext:value-type="float">
            <text:p>204.408</text:p>
          </table:table-cell>
          <table:table-cell office:value-type="float" office:value="0" calcext:value-type="float">
            <text:p>0</text:p>
          </table:table-cell>
          <table:table-cell office:value-type="float" office:value="24.25919" calcext:value-type="float">
            <text:p>24.25919</text:p>
          </table:table-cell>
          <table:table-cell office:value-type="float" office:value="15.97418" calcext:value-type="float">
            <text:p>15.97418</text:p>
          </table:table-cell>
          <table:table-cell office:value-type="float" office:value="22.60199" calcext:value-type="float">
            <text:p>22.60199</text:p>
          </table:table-cell>
          <table:table-cell office:value-type="float" office:value="17.41132" calcext:value-type="float">
            <text:p>17.41132</text:p>
          </table:table-cell>
          <table:table-cell office:value-type="float" office:value="21.86044" calcext:value-type="float">
            <text:p>21.86044</text:p>
          </table:table-cell>
          <table:table-cell office:value-type="float" office:value="18.33685" calcext:value-type="float">
            <text:p>18.33685</text:p>
          </table:table-cell>
          <table:table-cell office:value-type="float" office:value="21.2623" calcext:value-type="float">
            <text:p>21.2623</text:p>
          </table:table-cell>
          <table:table-cell office:value-type="float" office:value="19.10721" calcext:value-type="float">
            <text:p>19.10721</text:p>
          </table:table-cell>
          <table:table-cell office:value-type="float" office:value="20.93469" calcext:value-type="float">
            <text:p>20.93469</text:p>
          </table:table-cell>
          <table:table-cell office:value-type="float" office:value="19.54849" calcext:value-type="float">
            <text:p>19.54849</text:p>
          </table:table-cell>
          <table:table-cell office:value-type="float" office:value="20.79465" calcext:value-type="float">
            <text:p>20.79465</text:p>
          </table:table-cell>
          <table:table-cell office:value-type="float" office:value="19.93161" calcext:value-type="float">
            <text:p>19.93161</text:p>
          </table:table-cell>
          <table:table-cell office:value-type="float" office:value="20.66232" calcext:value-type="float">
            <text:p>20.66232</text:p>
          </table:table-cell>
          <table:table-cell office:value-type="float" office:value="20.12155" calcext:value-type="float">
            <text:p>20.12155</text:p>
          </table:table-cell>
          <table:table-cell office:value-type="float" office:value="20.42712" calcext:value-type="float">
            <text:p>20.42712</text:p>
          </table:table-cell>
          <table:table-cell office:value-type="float" office:value="20.26703" calcext:value-type="float">
            <text:p>20.26703</text:p>
          </table:table-cell>
          <table:table-cell office:value-type="float" office:value="20.16852" calcext:value-type="float">
            <text:p>20.16852</text:p>
          </table:table-cell>
          <table:table-cell office:value-type="float" office:value="20.09741" calcext:value-type="float">
            <text:p>20.09741</text:p>
          </table:table-cell>
          <table:table-cell office:value-type="float" office:value="19.66995" calcext:value-type="float">
            <text:p>19.66995</text:p>
          </table:table-cell>
          <table:table-cell office:value-type="float" office:value="19.64917" calcext:value-type="float">
            <text:p>19.64917</text:p>
          </table:table-cell>
          <table:table-cell office:value-type="float" office:value="19.14432" calcext:value-type="float">
            <text:p>19.14432</text:p>
          </table:table-cell>
          <table:table-cell office:value-type="float" office:value="19.13855" calcext:value-type="float">
            <text:p>19.13855</text:p>
          </table:table-cell>
          <table:table-cell office:value-type="float" office:value="18.61945" calcext:value-type="float">
            <text:p>18.61945</text:p>
          </table:table-cell>
          <table:table-cell office:value-type="float" office:value="18.61572" calcext:value-type="float">
            <text:p>18.61572</text:p>
          </table:table-cell>
          <table:table-cell office:value-type="float" office:value="18.02704" calcext:value-type="float">
            <text:p>18.02704</text:p>
          </table:table-cell>
          <table:table-cell office:value-type="float" office:value="18.02414" calcext:value-type="float">
            <text:p>18.02414</text:p>
          </table:table-cell>
          <table:table-cell office:value-type="float" office:value="17.47726" calcext:value-type="float">
            <text:p>17.47726</text:p>
          </table:table-cell>
          <table:table-cell office:value-type="float" office:value="17.47723" calcext:value-type="float">
            <text:p>17.47723</text:p>
          </table:table-cell>
          <table:table-cell office:value-type="float" office:value="24.25919" calcext:value-type="float">
            <text:p>24.25919</text:p>
          </table:table-cell>
          <table:table-cell office:value-type="float" office:value="15.97415" calcext:value-type="float">
            <text:p>15.974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22.64726" calcext:value-type="float">
            <text:p>22.64726</text:p>
          </table:table-cell>
          <table:table-cell office:value-type="float" office:value="33" calcext:value-type="float">
            <text:p>33</text:p>
          </table:table-cell>
          <table:table-cell office:value-type="float" office:value="19.85" calcext:value-type="float">
            <text:p>19.85</text:p>
          </table:table-cell>
          <table:table-cell office:value-type="float" office:value="2.187351" calcext:value-type="float">
            <text:p>2.187351</text:p>
          </table:table-cell>
          <table:table-cell office:value-type="float" office:value="1.302995" calcext:value-type="float">
            <text:p>1.302995</text:p>
          </table:table-cell>
          <table:table-cell office:value-type="float" office:value="275.292" calcext:value-type="float">
            <text:p>275.292</text:p>
          </table:table-cell>
          <table:table-cell office:value-type="float" office:value="0" calcext:value-type="float">
            <text:p>0</text:p>
          </table:table-cell>
          <table:table-cell office:value-type="float" office:value="27.07294" calcext:value-type="float">
            <text:p>27.07294</text:p>
          </table:table-cell>
          <table:table-cell office:value-type="float" office:value="19.47464" calcext:value-type="float">
            <text:p>19.47464</text:p>
          </table:table-cell>
          <table:table-cell office:value-type="float" office:value="24.95139" calcext:value-type="float">
            <text:p>24.95139</text:p>
          </table:table-cell>
          <table:table-cell office:value-type="float" office:value="20.06787" calcext:value-type="float">
            <text:p>20.06787</text:p>
          </table:table-cell>
          <table:table-cell office:value-type="float" office:value="23.80765" calcext:value-type="float">
            <text:p>23.80765</text:p>
          </table:table-cell>
          <table:table-cell office:value-type="float" office:value="20.37933" calcext:value-type="float">
            <text:p>20.37933</text:p>
          </table:table-cell>
          <table:table-cell office:value-type="float" office:value="22.79767" calcext:value-type="float">
            <text:p>22.79767</text:p>
          </table:table-cell>
          <table:table-cell office:value-type="float" office:value="20.53238" calcext:value-type="float">
            <text:p>20.53238</text:p>
          </table:table-cell>
          <table:table-cell office:value-type="float" office:value="22.15717" calcext:value-type="float">
            <text:p>22.15717</text:p>
          </table:table-cell>
          <table:table-cell office:value-type="float" office:value="20.56912" calcext:value-type="float">
            <text:p>20.56912</text:p>
          </table:table-cell>
          <table:table-cell office:value-type="float" office:value="21.55234" calcext:value-type="float">
            <text:p>21.55234</text:p>
          </table:table-cell>
          <table:table-cell office:value-type="float" office:value="20.56766" calcext:value-type="float">
            <text:p>20.56766</text:p>
          </table:table-cell>
          <table:table-cell office:value-type="float" office:value="21.05853" calcext:value-type="float">
            <text:p>21.05853</text:p>
          </table:table-cell>
          <table:table-cell office:value-type="float" office:value="20.45987" calcext:value-type="float">
            <text:p>20.45987</text:p>
          </table:table-cell>
          <table:table-cell office:value-type="float" office:value="20.44122" calcext:value-type="float">
            <text:p>20.44122</text:p>
          </table:table-cell>
          <table:table-cell office:value-type="float" office:value="20.27393" calcext:value-type="float">
            <text:p>20.27393</text:p>
          </table:table-cell>
          <table:table-cell office:value-type="float" office:value="20.09662" calcext:value-type="float">
            <text:p>20.09662</text:p>
          </table:table-cell>
          <table:table-cell office:value-type="float" office:value="20.0596" calcext:value-type="float">
            <text:p>20.0596</text:p>
          </table:table-cell>
          <table:table-cell office:value-type="float" office:value="19.6489" calcext:value-type="float">
            <text:p>19.6489</text:p>
          </table:table-cell>
          <table:table-cell office:value-type="float" office:value="19.62152" calcext:value-type="float">
            <text:p>19.62152</text:p>
          </table:table-cell>
          <table:table-cell office:value-type="float" office:value="19.13846" calcext:value-type="float">
            <text:p>19.13846</text:p>
          </table:table-cell>
          <table:table-cell office:value-type="float" office:value="19.12747" calcext:value-type="float">
            <text:p>19.12747</text:p>
          </table:table-cell>
          <table:table-cell office:value-type="float" office:value="18.61569" calcext:value-type="float">
            <text:p>18.61569</text:p>
          </table:table-cell>
          <table:table-cell office:value-type="float" office:value="18.61053" calcext:value-type="float">
            <text:p>18.61053</text:p>
          </table:table-cell>
          <table:table-cell office:value-type="float" office:value="18.02408" calcext:value-type="float">
            <text:p>18.02408</text:p>
          </table:table-cell>
          <table:table-cell office:value-type="float" office:value="18.02176" calcext:value-type="float">
            <text:p>18.02176</text:p>
          </table:table-cell>
          <table:table-cell office:value-type="float" office:value="17.47723" calcext:value-type="float">
            <text:p>17.47723</text:p>
          </table:table-cell>
          <table:table-cell office:value-type="float" office:value="17.4772" calcext:value-type="float">
            <text:p>17.4772</text:p>
          </table:table-cell>
          <table:table-cell office:value-type="float" office:value="27.07291" calcext:value-type="float">
            <text:p>27.07291</text:p>
          </table:table-cell>
          <table:table-cell office:value-type="float" office:value="19.47464" calcext:value-type="float">
            <text:p>19.474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18.33519" calcext:value-type="float">
            <text:p>18.33519</text:p>
          </table:table-cell>
          <table:table-cell office:value-type="float" office:value="26.92" calcext:value-type="float">
            <text:p>26.92</text:p>
          </table:table-cell>
          <table:table-cell office:value-type="float" office:value="15.61" calcext:value-type="float">
            <text:p>15.61</text:p>
          </table:table-cell>
          <table:table-cell office:value-type="float" office:value="1.990746" calcext:value-type="float">
            <text:p>1.990746</text:p>
          </table:table-cell>
          <table:table-cell office:value-type="float" office:value="1.327685" calcext:value-type="float">
            <text:p>1.327685</text:p>
          </table:table-cell>
          <table:table-cell office:value-type="float" office:value="193.968" calcext:value-type="float">
            <text:p>193.968</text:p>
          </table:table-cell>
          <table:table-cell office:value-type="float" office:value="6.8" calcext:value-type="float">
            <text:p>6.8</text:p>
          </table:table-cell>
          <table:table-cell office:value-type="float" office:value="22.44693" calcext:value-type="float">
            <text:p>22.44693</text:p>
          </table:table-cell>
          <table:table-cell office:value-type="float" office:value="16.24863" calcext:value-type="float">
            <text:p>16.24863</text:p>
          </table:table-cell>
          <table:table-cell office:value-type="float" office:value="22.48297" calcext:value-type="float">
            <text:p>22.48297</text:p>
          </table:table-cell>
          <table:table-cell office:value-type="float" office:value="17.9028" calcext:value-type="float">
            <text:p>17.9028</text:p>
          </table:table-cell>
          <table:table-cell office:value-type="float" office:value="22.5282" calcext:value-type="float">
            <text:p>22.5282</text:p>
          </table:table-cell>
          <table:table-cell office:value-type="float" office:value="19.15988" calcext:value-type="float">
            <text:p>19.15988</text:p>
          </table:table-cell>
          <table:table-cell office:value-type="float" office:value="22.32425" calcext:value-type="float">
            <text:p>22.32425</text:p>
          </table:table-cell>
          <table:table-cell office:value-type="float" office:value="20.0274" calcext:value-type="float">
            <text:p>20.0274</text:p>
          </table:table-cell>
          <table:table-cell office:value-type="float" office:value="22.00803" calcext:value-type="float">
            <text:p>22.00803</text:p>
          </table:table-cell>
          <table:table-cell office:value-type="float" office:value="20.41556" calcext:value-type="float">
            <text:p>20.41556</text:p>
          </table:table-cell>
          <table:table-cell office:value-type="float" office:value="21.5567" calcext:value-type="float">
            <text:p>21.5567</text:p>
          </table:table-cell>
          <table:table-cell office:value-type="float" office:value="20.73593" calcext:value-type="float">
            <text:p>20.73593</text:p>
          </table:table-cell>
          <table:table-cell office:value-type="float" office:value="21.12433" calcext:value-type="float">
            <text:p>21.12433</text:p>
          </table:table-cell>
          <table:table-cell office:value-type="float" office:value="20.73953" calcext:value-type="float">
            <text:p>20.73953</text:p>
          </table:table-cell>
          <table:table-cell office:value-type="float" office:value="20.58453" calcext:value-type="float">
            <text:p>20.58453</text:p>
          </table:table-cell>
          <table:table-cell office:value-type="float" office:value="20.44608" calcext:value-type="float">
            <text:p>20.44608</text:p>
          </table:table-cell>
          <table:table-cell office:value-type="float" office:value="20.10834" calcext:value-type="float">
            <text:p>20.10834</text:p>
          </table:table-cell>
          <table:table-cell office:value-type="float" office:value="20.06073" calcext:value-type="float">
            <text:p>20.06073</text:p>
          </table:table-cell>
          <table:table-cell office:value-type="float" office:value="19.62125" calcext:value-type="float">
            <text:p>19.62125</text:p>
          </table:table-cell>
          <table:table-cell office:value-type="float" office:value="19.60739" calcext:value-type="float">
            <text:p>19.60739</text:p>
          </table:table-cell>
          <table:table-cell office:value-type="float" office:value="19.12732" calcext:value-type="float">
            <text:p>19.12732</text:p>
          </table:table-cell>
          <table:table-cell office:value-type="float" office:value="19.11472" calcext:value-type="float">
            <text:p>19.11472</text:p>
          </table:table-cell>
          <table:table-cell office:value-type="float" office:value="18.61047" calcext:value-type="float">
            <text:p>18.61047</text:p>
          </table:table-cell>
          <table:table-cell office:value-type="float" office:value="18.60452" calcext:value-type="float">
            <text:p>18.60452</text:p>
          </table:table-cell>
          <table:table-cell office:value-type="float" office:value="18.02176" calcext:value-type="float">
            <text:p>18.02176</text:p>
          </table:table-cell>
          <table:table-cell office:value-type="float" office:value="18.01962" calcext:value-type="float">
            <text:p>18.01962</text:p>
          </table:table-cell>
          <table:table-cell office:value-type="float" office:value="17.4772" calcext:value-type="float">
            <text:p>17.4772</text:p>
          </table:table-cell>
          <table:table-cell office:value-type="float" office:value="17.47675" calcext:value-type="float">
            <text:p>17.47675</text:p>
          </table:table-cell>
          <table:table-cell office:value-type="float" office:value="22.44696" calcext:value-type="float">
            <text:p>22.44696</text:p>
          </table:table-cell>
          <table:table-cell office:value-type="float" office:value="16.38693" calcext:value-type="float">
            <text:p>16.386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22.84767" calcext:value-type="float">
            <text:p>22.84767</text:p>
          </table:table-cell>
          <table:table-cell office:value-type="float" office:value="27.3" calcext:value-type="float">
            <text:p>27.3</text:p>
          </table:table-cell>
          <table:table-cell office:value-type="float" office:value="13.8" calcext:value-type="float">
            <text:p>13.8</text:p>
          </table:table-cell>
          <table:table-cell office:value-type="float" office:value="1.665486" calcext:value-type="float">
            <text:p>1.665486</text:p>
          </table:table-cell>
          <table:table-cell office:value-type="float" office:value="1.259113" calcext:value-type="float">
            <text:p>1.259113</text:p>
          </table:table-cell>
          <table:table-cell office:value-type="float" office:value="137.844" calcext:value-type="float">
            <text:p>137.844</text:p>
          </table:table-cell>
          <table:table-cell office:value-type="float" office:value="0" calcext:value-type="float">
            <text:p>0</text:p>
          </table:table-cell>
          <table:table-cell office:value-type="float" office:value="23.00397" calcext:value-type="float">
            <text:p>23.00397</text:p>
          </table:table-cell>
          <table:table-cell office:value-type="float" office:value="14.32217" calcext:value-type="float">
            <text:p>14.32217</text:p>
          </table:table-cell>
          <table:table-cell office:value-type="float" office:value="21.52884" calcext:value-type="float">
            <text:p>21.52884</text:p>
          </table:table-cell>
          <table:table-cell office:value-type="float" office:value="15.90195" calcext:value-type="float">
            <text:p>15.90195</text:p>
          </table:table-cell>
          <table:table-cell office:value-type="float" office:value="20.90689" calcext:value-type="float">
            <text:p>20.90689</text:p>
          </table:table-cell>
          <table:table-cell office:value-type="float" office:value="17.20856" calcext:value-type="float">
            <text:p>17.20856</text:p>
          </table:table-cell>
          <table:table-cell office:value-type="float" office:value="20.51553" calcext:value-type="float">
            <text:p>20.51553</text:p>
          </table:table-cell>
          <table:table-cell office:value-type="float" office:value="18.31537" calcext:value-type="float">
            <text:p>18.31537</text:p>
          </table:table-cell>
          <table:table-cell office:value-type="float" office:value="20.37042" calcext:value-type="float">
            <text:p>20.37042</text:p>
          </table:table-cell>
          <table:table-cell office:value-type="float" office:value="18.98602" calcext:value-type="float">
            <text:p>18.98602</text:p>
          </table:table-cell>
          <table:table-cell office:value-type="float" office:value="20.71393" calcext:value-type="float">
            <text:p>20.71393</text:p>
          </table:table-cell>
          <table:table-cell office:value-type="float" office:value="19.59357" calcext:value-type="float">
            <text:p>19.59357</text:p>
          </table:table-cell>
          <table:table-cell office:value-type="float" office:value="20.73047" calcext:value-type="float">
            <text:p>20.73047</text:p>
          </table:table-cell>
          <table:table-cell office:value-type="float" office:value="19.93143" calcext:value-type="float">
            <text:p>19.93143</text:p>
          </table:table-cell>
          <table:table-cell office:value-type="float" office:value="20.56158" calcext:value-type="float">
            <text:p>20.56158</text:p>
          </table:table-cell>
          <table:table-cell office:value-type="float" office:value="20.19275" calcext:value-type="float">
            <text:p>20.19275</text:p>
          </table:table-cell>
          <table:table-cell office:value-type="float" office:value="20.11288" calcext:value-type="float">
            <text:p>20.11288</text:p>
          </table:table-cell>
          <table:table-cell office:value-type="float" office:value="20.05948" calcext:value-type="float">
            <text:p>20.05948</text:p>
          </table:table-cell>
          <table:table-cell office:value-type="float" office:value="19.60733" calcext:value-type="float">
            <text:p>19.60733</text:p>
          </table:table-cell>
          <table:table-cell office:value-type="float" office:value="19.59845" calcext:value-type="float">
            <text:p>19.59845</text:p>
          </table:table-cell>
          <table:table-cell office:value-type="float" office:value="19.11462" calcext:value-type="float">
            <text:p>19.11462</text:p>
          </table:table-cell>
          <table:table-cell office:value-type="float" office:value="19.10507" calcext:value-type="float">
            <text:p>19.10507</text:p>
          </table:table-cell>
          <table:table-cell office:value-type="float" office:value="18.60443" calcext:value-type="float">
            <text:p>18.60443</text:p>
          </table:table-cell>
          <table:table-cell office:value-type="float" office:value="18.59775" calcext:value-type="float">
            <text:p>18.59775</text:p>
          </table:table-cell>
          <table:table-cell office:value-type="float" office:value="18.01962" calcext:value-type="float">
            <text:p>18.01962</text:p>
          </table:table-cell>
          <table:table-cell office:value-type="float" office:value="18.01685" calcext:value-type="float">
            <text:p>18.01685</text:p>
          </table:table-cell>
          <table:table-cell office:value-type="float" office:value="17.47672" calcext:value-type="float">
            <text:p>17.47672</text:p>
          </table:table-cell>
          <table:table-cell office:value-type="float" office:value="17.47644" calcext:value-type="float">
            <text:p>17.47644</text:p>
          </table:table-cell>
          <table:table-cell office:value-type="float" office:value="23.00397" calcext:value-type="float">
            <text:p>23.00397</text:p>
          </table:table-cell>
          <table:table-cell office:value-type="float" office:value="14.32217" calcext:value-type="float">
            <text:p>14.322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20.10959" calcext:value-type="float">
            <text:p>20.10959</text:p>
          </table:table-cell>
          <table:table-cell office:value-type="float" office:value="27.46" calcext:value-type="float">
            <text:p>27.46</text:p>
          </table:table-cell>
          <table:table-cell office:value-type="float" office:value="14.01" calcext:value-type="float">
            <text:p>14.01</text:p>
          </table:table-cell>
          <table:table-cell office:value-type="float" office:value="1.575796" calcext:value-type="float">
            <text:p>1.575796</text:p>
          </table:table-cell>
          <table:table-cell office:value-type="float" office:value="1.197119" calcext:value-type="float">
            <text:p>1.197119</text:p>
          </table:table-cell>
          <table:table-cell office:value-type="float" office:value="235.62" calcext:value-type="float">
            <text:p>235.62</text:p>
          </table:table-cell>
          <table:table-cell office:value-type="float" office:value="0" calcext:value-type="float">
            <text:p>0</text:p>
          </table:table-cell>
          <table:table-cell office:value-type="float" office:value="22.76425" calcext:value-type="float">
            <text:p>22.76425</text:p>
          </table:table-cell>
          <table:table-cell office:value-type="float" office:value="14.26596" calcext:value-type="float">
            <text:p>14.26596</text:p>
          </table:table-cell>
          <table:table-cell office:value-type="float" office:value="21.12631" calcext:value-type="float">
            <text:p>21.12631</text:p>
          </table:table-cell>
          <table:table-cell office:value-type="float" office:value="15.88708" calcext:value-type="float">
            <text:p>15.88708</text:p>
          </table:table-cell>
          <table:table-cell office:value-type="float" office:value="20.59326" calcext:value-type="float">
            <text:p>20.59326</text:p>
          </table:table-cell>
          <table:table-cell office:value-type="float" office:value="17.04022" calcext:value-type="float">
            <text:p>17.04022</text:p>
          </table:table-cell>
          <table:table-cell office:value-type="float" office:value="20.19614" calcext:value-type="float">
            <text:p>20.19614</text:p>
          </table:table-cell>
          <table:table-cell office:value-type="float" office:value="18.0105" calcext:value-type="float">
            <text:p>18.0105</text:p>
          </table:table-cell>
          <table:table-cell office:value-type="float" office:value="19.98395" calcext:value-type="float">
            <text:p>19.98395</text:p>
          </table:table-cell>
          <table:table-cell office:value-type="float" office:value="18.61224" calcext:value-type="float">
            <text:p>18.61224</text:p>
          </table:table-cell>
          <table:table-cell office:value-type="float" office:value="20.06439" calcext:value-type="float">
            <text:p>20.06439</text:p>
          </table:table-cell>
          <table:table-cell office:value-type="float" office:value="19.18253" calcext:value-type="float">
            <text:p>19.18253</text:p>
          </table:table-cell>
          <table:table-cell office:value-type="float" office:value="20.14444" calcext:value-type="float">
            <text:p>20.14444</text:p>
          </table:table-cell>
          <table:table-cell office:value-type="float" office:value="19.54181" calcext:value-type="float">
            <text:p>19.54181</text:p>
          </table:table-cell>
          <table:table-cell office:value-type="float" office:value="20.19131" calcext:value-type="float">
            <text:p>20.19131</text:p>
          </table:table-cell>
          <table:table-cell office:value-type="float" office:value="19.88684" calcext:value-type="float">
            <text:p>19.88684</text:p>
          </table:table-cell>
          <table:table-cell office:value-type="float" office:value="20.05841" calcext:value-type="float">
            <text:p>20.05841</text:p>
          </table:table-cell>
          <table:table-cell office:value-type="float" office:value="19.92581" calcext:value-type="float">
            <text:p>19.92581</text:p>
          </table:table-cell>
          <table:table-cell office:value-type="float" office:value="19.5983" calcext:value-type="float">
            <text:p>19.5983</text:p>
          </table:table-cell>
          <table:table-cell office:value-type="float" office:value="19.56848" calcext:value-type="float">
            <text:p>19.56848</text:p>
          </table:table-cell>
          <table:table-cell office:value-type="float" office:value="19.10495" calcext:value-type="float">
            <text:p>19.10495</text:p>
          </table:table-cell>
          <table:table-cell office:value-type="float" office:value="19.09332" calcext:value-type="float">
            <text:p>19.09332</text:p>
          </table:table-cell>
          <table:table-cell office:value-type="float" office:value="18.59766" calcext:value-type="float">
            <text:p>18.59766</text:p>
          </table:table-cell>
          <table:table-cell office:value-type="float" office:value="18.5907" calcext:value-type="float">
            <text:p>18.5907</text:p>
          </table:table-cell>
          <table:table-cell office:value-type="float" office:value="18.01685" calcext:value-type="float">
            <text:p>18.01685</text:p>
          </table:table-cell>
          <table:table-cell office:value-type="float" office:value="18.01343" calcext:value-type="float">
            <text:p>18.01343</text:p>
          </table:table-cell>
          <table:table-cell office:value-type="float" office:value="17.47644" calcext:value-type="float">
            <text:p>17.47644</text:p>
          </table:table-cell>
          <table:table-cell office:value-type="float" office:value="17.47626" calcext:value-type="float">
            <text:p>17.47626</text:p>
          </table:table-cell>
          <table:table-cell office:value-type="float" office:value="22.76428" calcext:value-type="float">
            <text:p>22.76428</text:p>
          </table:table-cell>
          <table:table-cell office:value-type="float" office:value="14.26599" calcext:value-type="float">
            <text:p>14.26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21.00168" calcext:value-type="float">
            <text:p>21.00168</text:p>
          </table:table-cell>
          <table:table-cell office:value-type="float" office:value="31.74" calcext:value-type="float">
            <text:p>31.74</text:p>
          </table:table-cell>
          <table:table-cell office:value-type="float" office:value="16.53" calcext:value-type="float">
            <text:p>16.53</text:p>
          </table:table-cell>
          <table:table-cell office:value-type="float" office:value="1.866269" calcext:value-type="float">
            <text:p>1.866269</text:p>
          </table:table-cell>
          <table:table-cell office:value-type="float" office:value="1.398795" calcext:value-type="float">
            <text:p>1.398795</text:p>
          </table:table-cell>
          <table:table-cell office:value-type="float" office:value="251.604" calcext:value-type="float">
            <text:p>251.604</text:p>
          </table:table-cell>
          <table:table-cell office:value-type="float" office:value="0" calcext:value-type="float">
            <text:p>0</text:p>
          </table:table-cell>
          <table:table-cell office:value-type="float" office:value="27.31763" calcext:value-type="float">
            <text:p>27.31763</text:p>
          </table:table-cell>
          <table:table-cell office:value-type="float" office:value="16.63239" calcext:value-type="float">
            <text:p>16.63239</text:p>
          </table:table-cell>
          <table:table-cell office:value-type="float" office:value="24.50244" calcext:value-type="float">
            <text:p>24.50244</text:p>
          </table:table-cell>
          <table:table-cell office:value-type="float" office:value="17.69568" calcext:value-type="float">
            <text:p>17.69568</text:p>
          </table:table-cell>
          <table:table-cell office:value-type="float" office:value="23.21857" calcext:value-type="float">
            <text:p>23.21857</text:p>
          </table:table-cell>
          <table:table-cell office:value-type="float" office:value="18.37103" calcext:value-type="float">
            <text:p>18.37103</text:p>
          </table:table-cell>
          <table:table-cell office:value-type="float" office:value="22.11493" calcext:value-type="float">
            <text:p>22.11493</text:p>
          </table:table-cell>
          <table:table-cell office:value-type="float" office:value="18.89105" calcext:value-type="float">
            <text:p>18.89105</text:p>
          </table:table-cell>
          <table:table-cell office:value-type="float" office:value="21.4357" calcext:value-type="float">
            <text:p>21.4357</text:p>
          </table:table-cell>
          <table:table-cell office:value-type="float" office:value="19.19452" calcext:value-type="float">
            <text:p>19.19452</text:p>
          </table:table-cell>
          <table:table-cell office:value-type="float" office:value="20.84622" calcext:value-type="float">
            <text:p>20.84622</text:p>
          </table:table-cell>
          <table:table-cell office:value-type="float" office:value="19.48224" calcext:value-type="float">
            <text:p>19.48224</text:p>
          </table:table-cell>
          <table:table-cell office:value-type="float" office:value="20.40262" calcext:value-type="float">
            <text:p>20.40262</text:p>
          </table:table-cell>
          <table:table-cell office:value-type="float" office:value="19.64688" calcext:value-type="float">
            <text:p>19.64688</text:p>
          </table:table-cell>
          <table:table-cell office:value-type="float" office:value="19.91125" calcext:value-type="float">
            <text:p>19.91125</text:p>
          </table:table-cell>
          <table:table-cell office:value-type="float" office:value="19.81531" calcext:value-type="float">
            <text:p>19.81531</text:p>
          </table:table-cell>
          <table:table-cell office:value-type="float" office:value="19.92429" calcext:value-type="float">
            <text:p>19.92429</text:p>
          </table:table-cell>
          <table:table-cell office:value-type="float" office:value="19.80908" calcext:value-type="float">
            <text:p>19.80908</text:p>
          </table:table-cell>
          <table:table-cell office:value-type="float" office:value="19.56802" calcext:value-type="float">
            <text:p>19.56802</text:p>
          </table:table-cell>
          <table:table-cell office:value-type="float" office:value="19.51898" calcext:value-type="float">
            <text:p>19.51898</text:p>
          </table:table-cell>
          <table:table-cell office:value-type="float" office:value="19.09314" calcext:value-type="float">
            <text:p>19.09314</text:p>
          </table:table-cell>
          <table:table-cell office:value-type="float" office:value="19.07428" calcext:value-type="float">
            <text:p>19.07428</text:p>
          </table:table-cell>
          <table:table-cell office:value-type="float" office:value="18.59064" calcext:value-type="float">
            <text:p>18.59064</text:p>
          </table:table-cell>
          <table:table-cell office:value-type="float" office:value="18.58298" calcext:value-type="float">
            <text:p>18.58298</text:p>
          </table:table-cell>
          <table:table-cell office:value-type="float" office:value="18.0134" calcext:value-type="float">
            <text:p>18.0134</text:p>
          </table:table-cell>
          <table:table-cell office:value-type="float" office:value="18.00961" calcext:value-type="float">
            <text:p>18.00961</text:p>
          </table:table-cell>
          <table:table-cell office:value-type="float" office:value="17.47626" calcext:value-type="float">
            <text:p>17.47626</text:p>
          </table:table-cell>
          <table:table-cell office:value-type="float" office:value="17.4733" calcext:value-type="float">
            <text:p>17.4733</text:p>
          </table:table-cell>
          <table:table-cell office:value-type="float" office:value="27.31763" calcext:value-type="float">
            <text:p>27.31763</text:p>
          </table:table-cell>
          <table:table-cell office:value-type="float" office:value="16.63239" calcext:value-type="float">
            <text:p>16.632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21.5784" calcext:value-type="float">
            <text:p>21.5784</text:p>
          </table:table-cell>
          <table:table-cell office:value-type="float" office:value="33.45" calcext:value-type="float">
            <text:p>33.45</text:p>
          </table:table-cell>
          <table:table-cell office:value-type="float" office:value="17.83" calcext:value-type="float">
            <text:p>17.83</text:p>
          </table:table-cell>
          <table:table-cell office:value-type="float" office:value="1.919503" calcext:value-type="float">
            <text:p>1.919503</text:p>
          </table:table-cell>
          <table:table-cell office:value-type="float" office:value="1.2321" calcext:value-type="float">
            <text:p>1.2321</text:p>
          </table:table-cell>
          <table:table-cell office:value-type="float" office:value="134.352" calcext:value-type="float">
            <text:p>134.352</text:p>
          </table:table-cell>
          <table:table-cell office:value-type="float" office:value="0" calcext:value-type="float">
            <text:p>0</text:p>
          </table:table-cell>
          <table:table-cell office:value-type="float" office:value="28.71475" calcext:value-type="float">
            <text:p>28.71475</text:p>
          </table:table-cell>
          <table:table-cell office:value-type="float" office:value="18.23553" calcext:value-type="float">
            <text:p>18.23553</text:p>
          </table:table-cell>
          <table:table-cell office:value-type="float" office:value="25.95685" calcext:value-type="float">
            <text:p>25.95685</text:p>
          </table:table-cell>
          <table:table-cell office:value-type="float" office:value="19.34546" calcext:value-type="float">
            <text:p>19.34546</text:p>
          </table:table-cell>
          <table:table-cell office:value-type="float" office:value="24.45895" calcext:value-type="float">
            <text:p>24.45895</text:p>
          </table:table-cell>
          <table:table-cell office:value-type="float" office:value="19.95148" calcext:value-type="float">
            <text:p>19.95148</text:p>
          </table:table-cell>
          <table:table-cell office:value-type="float" office:value="23.19699" calcext:value-type="float">
            <text:p>23.19699</text:p>
          </table:table-cell>
          <table:table-cell office:value-type="float" office:value="20.28061" calcext:value-type="float">
            <text:p>20.28061</text:p>
          </table:table-cell>
          <table:table-cell office:value-type="float" office:value="22.38593" calcext:value-type="float">
            <text:p>22.38593</text:p>
          </table:table-cell>
          <table:table-cell office:value-type="float" office:value="20.39835" calcext:value-type="float">
            <text:p>20.39835</text:p>
          </table:table-cell>
          <table:table-cell office:value-type="float" office:value="21.62482" calcext:value-type="float">
            <text:p>21.62482</text:p>
          </table:table-cell>
          <table:table-cell office:value-type="float" office:value="20.44046" calcext:value-type="float">
            <text:p>20.44046</text:p>
          </table:table-cell>
          <table:table-cell office:value-type="float" office:value="21.02979" calcext:value-type="float">
            <text:p>21.02979</text:p>
          </table:table-cell>
          <table:table-cell office:value-type="float" office:value="20.3219" calcext:value-type="float">
            <text:p>20.3219</text:p>
          </table:table-cell>
          <table:table-cell office:value-type="float" office:value="20.25378" calcext:value-type="float">
            <text:p>20.25378</text:p>
          </table:table-cell>
          <table:table-cell office:value-type="float" office:value="19.91644" calcext:value-type="float">
            <text:p>19.91644</text:p>
          </table:table-cell>
          <table:table-cell office:value-type="float" office:value="19.82169" calcext:value-type="float">
            <text:p>19.82169</text:p>
          </table:table-cell>
          <table:table-cell office:value-type="float" office:value="19.80203" calcext:value-type="float">
            <text:p>19.80203</text:p>
          </table:table-cell>
          <table:table-cell office:value-type="float" office:value="19.51846" calcext:value-type="float">
            <text:p>19.51846</text:p>
          </table:table-cell>
          <table:table-cell office:value-type="float" office:value="19.47568" calcext:value-type="float">
            <text:p>19.47568</text:p>
          </table:table-cell>
          <table:table-cell office:value-type="float" office:value="19.07404" calcext:value-type="float">
            <text:p>19.07404</text:p>
          </table:table-cell>
          <table:table-cell office:value-type="float" office:value="19.04907" calcext:value-type="float">
            <text:p>19.04907</text:p>
          </table:table-cell>
          <table:table-cell office:value-type="float" office:value="18.58286" calcext:value-type="float">
            <text:p>18.58286</text:p>
          </table:table-cell>
          <table:table-cell office:value-type="float" office:value="18.5719" calcext:value-type="float">
            <text:p>18.5719</text:p>
          </table:table-cell>
          <table:table-cell office:value-type="float" office:value="18.00955" calcext:value-type="float">
            <text:p>18.00955</text:p>
          </table:table-cell>
          <table:table-cell office:value-type="float" office:value="18.00476" calcext:value-type="float">
            <text:p>18.00476</text:p>
          </table:table-cell>
          <table:table-cell office:value-type="float" office:value="17.47324" calcext:value-type="float">
            <text:p>17.47324</text:p>
          </table:table-cell>
          <table:table-cell office:value-type="float" office:value="17.46939" calcext:value-type="float">
            <text:p>17.46939</text:p>
          </table:table-cell>
          <table:table-cell office:value-type="float" office:value="28.71478" calcext:value-type="float">
            <text:p>28.71478</text:p>
          </table:table-cell>
          <table:table-cell office:value-type="float" office:value="18.23553" calcext:value-type="float">
            <text:p>18.235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21.66582" calcext:value-type="float">
            <text:p>21.66582</text:p>
          </table:table-cell>
          <table:table-cell office:value-type="float" office:value="32.491" calcext:value-type="float">
            <text:p>32.491</text:p>
          </table:table-cell>
          <table:table-cell office:value-type="float" office:value="16.66" calcext:value-type="float">
            <text:p>16.66</text:p>
          </table:table-cell>
          <table:table-cell office:value-type="float" office:value="1.856547" calcext:value-type="float">
            <text:p>1.856547</text:p>
          </table:table-cell>
          <table:table-cell office:value-type="float" office:value="1.288484" calcext:value-type="float">
            <text:p>1.288484</text:p>
          </table:table-cell>
          <table:table-cell office:value-type="float" office:value="165.708" calcext:value-type="float">
            <text:p>165.708</text:p>
          </table:table-cell>
          <table:table-cell office:value-type="float" office:value="0" calcext:value-type="float">
            <text:p>0</text:p>
          </table:table-cell>
          <table:table-cell office:value-type="float" office:value="29.93515" calcext:value-type="float">
            <text:p>29.93515</text:p>
          </table:table-cell>
          <table:table-cell office:value-type="float" office:value="17.20023" calcext:value-type="float">
            <text:p>17.20023</text:p>
          </table:table-cell>
          <table:table-cell office:value-type="float" office:value="26.64246" calcext:value-type="float">
            <text:p>26.64246</text:p>
          </table:table-cell>
          <table:table-cell office:value-type="float" office:value="18.89209" calcext:value-type="float">
            <text:p>18.89209</text:p>
          </table:table-cell>
          <table:table-cell office:value-type="float" office:value="25.0094" calcext:value-type="float">
            <text:p>25.0094</text:p>
          </table:table-cell>
          <table:table-cell office:value-type="float" office:value="19.81924" calcext:value-type="float">
            <text:p>19.81924</text:p>
          </table:table-cell>
          <table:table-cell office:value-type="float" office:value="23.66479" calcext:value-type="float">
            <text:p>23.66479</text:p>
          </table:table-cell>
          <table:table-cell office:value-type="float" office:value="20.37256" calcext:value-type="float">
            <text:p>20.37256</text:p>
          </table:table-cell>
          <table:table-cell office:value-type="float" office:value="22.80341" calcext:value-type="float">
            <text:p>22.80341</text:p>
          </table:table-cell>
          <table:table-cell office:value-type="float" office:value="20.62088" calcext:value-type="float">
            <text:p>20.62088</text:p>
          </table:table-cell>
          <table:table-cell office:value-type="float" office:value="21.99582" calcext:value-type="float">
            <text:p>21.99582</text:p>
          </table:table-cell>
          <table:table-cell office:value-type="float" office:value="20.75949" calcext:value-type="float">
            <text:p>20.75949</text:p>
          </table:table-cell>
          <table:table-cell office:value-type="float" office:value="21.36563" calcext:value-type="float">
            <text:p>21.36563</text:p>
          </table:table-cell>
          <table:table-cell office:value-type="float" office:value="20.66422" calcext:value-type="float">
            <text:p>20.66422</text:p>
          </table:table-cell>
          <table:table-cell office:value-type="float" office:value="20.53418" calcext:value-type="float">
            <text:p>20.53418</text:p>
          </table:table-cell>
          <table:table-cell office:value-type="float" office:value="20.26016" calcext:value-type="float">
            <text:p>20.26016</text:p>
          </table:table-cell>
          <table:table-cell office:value-type="float" office:value="19.92218" calcext:value-type="float">
            <text:p>19.92218</text:p>
          </table:table-cell>
          <table:table-cell office:value-type="float" office:value="19.82245" calcext:value-type="float">
            <text:p>19.82245</text:p>
          </table:table-cell>
          <table:table-cell office:value-type="float" office:value="19.47534" calcext:value-type="float">
            <text:p>19.47534</text:p>
          </table:table-cell>
          <table:table-cell office:value-type="float" office:value="19.4614" calcext:value-type="float">
            <text:p>19.4614</text:p>
          </table:table-cell>
          <table:table-cell office:value-type="float" office:value="19.04883" calcext:value-type="float">
            <text:p>19.04883</text:p>
          </table:table-cell>
          <table:table-cell office:value-type="float" office:value="19.02704" calcext:value-type="float">
            <text:p>19.02704</text:p>
          </table:table-cell>
          <table:table-cell office:value-type="float" office:value="18.57178" calcext:value-type="float">
            <text:p>18.57178</text:p>
          </table:table-cell>
          <table:table-cell office:value-type="float" office:value="18.55917" calcext:value-type="float">
            <text:p>18.55917</text:p>
          </table:table-cell>
          <table:table-cell office:value-type="float" office:value="18.0047" calcext:value-type="float">
            <text:p>18.0047</text:p>
          </table:table-cell>
          <table:table-cell office:value-type="float" office:value="17.99863" calcext:value-type="float">
            <text:p>17.99863</text:p>
          </table:table-cell>
          <table:table-cell office:value-type="float" office:value="17.46936" calcext:value-type="float">
            <text:p>17.46936</text:p>
          </table:table-cell>
          <table:table-cell office:value-type="float" office:value="17.46524" calcext:value-type="float">
            <text:p>17.46524</text:p>
          </table:table-cell>
          <table:table-cell office:value-type="float" office:value="29.93515" calcext:value-type="float">
            <text:p>29.93515</text:p>
          </table:table-cell>
          <table:table-cell office:value-type="float" office:value="17.20023" calcext:value-type="float">
            <text:p>17.200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16.92429" calcext:value-type="float">
            <text:p>16.92429</text:p>
          </table:table-cell>
          <table:table-cell office:value-type="float" office:value="30.08" calcext:value-type="float">
            <text:p>30.08</text:p>
          </table:table-cell>
          <table:table-cell office:value-type="float" office:value="16.351" calcext:value-type="float">
            <text:p>16.351</text:p>
          </table:table-cell>
          <table:table-cell office:value-type="float" office:value="2.045408" calcext:value-type="float">
            <text:p>2.045408</text:p>
          </table:table-cell>
          <table:table-cell office:value-type="float" office:value="1.487557" calcext:value-type="float">
            <text:p>1.487557</text:p>
          </table:table-cell>
          <table:table-cell office:value-type="float" office:value="208.152" calcext:value-type="float">
            <text:p>208.152</text:p>
          </table:table-cell>
          <table:table-cell office:value-type="float" office:value="0" calcext:value-type="float">
            <text:p>0</text:p>
          </table:table-cell>
          <table:table-cell office:value-type="float" office:value="27.79773" calcext:value-type="float">
            <text:p>27.79773</text:p>
          </table:table-cell>
          <table:table-cell office:value-type="float" office:value="17.42596" calcext:value-type="float">
            <text:p>17.42596</text:p>
          </table:table-cell>
          <table:table-cell office:value-type="float" office:value="25.4198" calcext:value-type="float">
            <text:p>25.4198</text:p>
          </table:table-cell>
          <table:table-cell office:value-type="float" office:value="19.21765" calcext:value-type="float">
            <text:p>19.21765</text:p>
          </table:table-cell>
          <table:table-cell office:value-type="float" office:value="24.27438" calcext:value-type="float">
            <text:p>24.27438</text:p>
          </table:table-cell>
          <table:table-cell office:value-type="float" office:value="20.15683" calcext:value-type="float">
            <text:p>20.15683</text:p>
          </table:table-cell>
          <table:table-cell office:value-type="float" office:value="23.27942" calcext:value-type="float">
            <text:p>23.27942</text:p>
          </table:table-cell>
          <table:table-cell office:value-type="float" office:value="20.72064" calcext:value-type="float">
            <text:p>20.72064</text:p>
          </table:table-cell>
          <table:table-cell office:value-type="float" office:value="22.63651" calcext:value-type="float">
            <text:p>22.63651</text:p>
          </table:table-cell>
          <table:table-cell office:value-type="float" office:value="20.96603" calcext:value-type="float">
            <text:p>20.96603</text:p>
          </table:table-cell>
          <table:table-cell office:value-type="float" office:value="22.02429" calcext:value-type="float">
            <text:p>22.02429</text:p>
          </table:table-cell>
          <table:table-cell office:value-type="float" office:value="21.08762" calcext:value-type="float">
            <text:p>21.08762</text:p>
          </table:table-cell>
          <table:table-cell office:value-type="float" office:value="21.46655" calcext:value-type="float">
            <text:p>21.46655</text:p>
          </table:table-cell>
          <table:table-cell office:value-type="float" office:value="20.96399" calcext:value-type="float">
            <text:p>20.96399</text:p>
          </table:table-cell>
          <table:table-cell office:value-type="float" office:value="20.73972" calcext:value-type="float">
            <text:p>20.73972</text:p>
          </table:table-cell>
          <table:table-cell office:value-type="float" office:value="20.54007" calcext:value-type="float">
            <text:p>20.54007</text:p>
          </table:table-cell>
          <table:table-cell office:value-type="float" office:value="20.04553" calcext:value-type="float">
            <text:p>20.04553</text:p>
          </table:table-cell>
          <table:table-cell office:value-type="float" office:value="19.92337" calcext:value-type="float">
            <text:p>19.92337</text:p>
          </table:table-cell>
          <table:table-cell office:value-type="float" office:value="19.47485" calcext:value-type="float">
            <text:p>19.47485</text:p>
          </table:table-cell>
          <table:table-cell office:value-type="float" office:value="19.4614" calcext:value-type="float">
            <text:p>19.4614</text:p>
          </table:table-cell>
          <table:table-cell office:value-type="float" office:value="19.02689" calcext:value-type="float">
            <text:p>19.02689</text:p>
          </table:table-cell>
          <table:table-cell office:value-type="float" office:value="19.01489" calcext:value-type="float">
            <text:p>19.01489</text:p>
          </table:table-cell>
          <table:table-cell office:value-type="float" office:value="18.55902" calcext:value-type="float">
            <text:p>18.55902</text:p>
          </table:table-cell>
          <table:table-cell office:value-type="float" office:value="18.54694" calcext:value-type="float">
            <text:p>18.54694</text:p>
          </table:table-cell>
          <table:table-cell office:value-type="float" office:value="17.99857" calcext:value-type="float">
            <text:p>17.99857</text:p>
          </table:table-cell>
          <table:table-cell office:value-type="float" office:value="17.99155" calcext:value-type="float">
            <text:p>17.99155</text:p>
          </table:table-cell>
          <table:table-cell office:value-type="float" office:value="17.46521" calcext:value-type="float">
            <text:p>17.46521</text:p>
          </table:table-cell>
          <table:table-cell office:value-type="float" office:value="17.46106" calcext:value-type="float">
            <text:p>17.46106</text:p>
          </table:table-cell>
          <table:table-cell office:value-type="float" office:value="27.7977" calcext:value-type="float">
            <text:p>27.7977</text:p>
          </table:table-cell>
          <table:table-cell office:value-type="float" office:value="17.42596" calcext:value-type="float">
            <text:p>17.425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11.88612" calcext:value-type="float">
            <text:p>11.88612</text:p>
          </table:table-cell>
          <table:table-cell office:value-type="float" office:value="28.48" calcext:value-type="float">
            <text:p>28.48</text:p>
          </table:table-cell>
          <table:table-cell office:value-type="float" office:value="20.59" calcext:value-type="float">
            <text:p>20.59</text:p>
          </table:table-cell>
          <table:table-cell office:value-type="float" office:value="2.102811" calcext:value-type="float">
            <text:p>2.102811</text:p>
          </table:table-cell>
          <table:table-cell office:value-type="float" office:value="1.667691" calcext:value-type="float">
            <text:p>1.667691</text:p>
          </table:table-cell>
          <table:table-cell office:value-type="float" office:value="310.716" calcext:value-type="float">
            <text:p>310.716</text:p>
          </table:table-cell>
          <table:table-cell office:value-type="float" office:value="0.3" calcext:value-type="float">
            <text:p>0.3</text:p>
          </table:table-cell>
          <table:table-cell office:value-type="float" office:value="25.11234" calcext:value-type="float">
            <text:p>25.11234</text:p>
          </table:table-cell>
          <table:table-cell office:value-type="float" office:value="20.71094" calcext:value-type="float">
            <text:p>20.71094</text:p>
          </table:table-cell>
          <table:table-cell office:value-type="float" office:value="23.9126" calcext:value-type="float">
            <text:p>23.9126</text:p>
          </table:table-cell>
          <table:table-cell office:value-type="float" office:value="21.49036" calcext:value-type="float">
            <text:p>21.49036</text:p>
          </table:table-cell>
          <table:table-cell office:value-type="float" office:value="23.30695" calcext:value-type="float">
            <text:p>23.30695</text:p>
          </table:table-cell>
          <table:table-cell office:value-type="float" office:value="21.70938" calcext:value-type="float">
            <text:p>21.70938</text:p>
          </table:table-cell>
          <table:table-cell office:value-type="float" office:value="22.96609" calcext:value-type="float">
            <text:p>22.96609</text:p>
          </table:table-cell>
          <table:table-cell office:value-type="float" office:value="21.77979" calcext:value-type="float">
            <text:p>21.77979</text:p>
          </table:table-cell>
          <table:table-cell office:value-type="float" office:value="22.56677" calcext:value-type="float">
            <text:p>22.56677</text:p>
          </table:table-cell>
          <table:table-cell office:value-type="float" office:value="21.73956" calcext:value-type="float">
            <text:p>21.73956</text:p>
          </table:table-cell>
          <table:table-cell office:value-type="float" office:value="22.03741" calcext:value-type="float">
            <text:p>22.03741</text:p>
          </table:table-cell>
          <table:table-cell office:value-type="float" office:value="21.60706" calcext:value-type="float">
            <text:p>21.60706</text:p>
          </table:table-cell>
          <table:table-cell office:value-type="float" office:value="21.53674" calcext:value-type="float">
            <text:p>21.53674</text:p>
          </table:table-cell>
          <table:table-cell office:value-type="float" office:value="21.34537" calcext:value-type="float">
            <text:p>21.34537</text:p>
          </table:table-cell>
          <table:table-cell office:value-type="float" office:value="20.93143" calcext:value-type="float">
            <text:p>20.93143</text:p>
          </table:table-cell>
          <table:table-cell office:value-type="float" office:value="20.74384" calcext:value-type="float">
            <text:p>20.74384</text:p>
          </table:table-cell>
          <table:table-cell office:value-type="float" office:value="20.17038" calcext:value-type="float">
            <text:p>20.17038</text:p>
          </table:table-cell>
          <table:table-cell office:value-type="float" office:value="20.04675" calcext:value-type="float">
            <text:p>20.04675</text:p>
          </table:table-cell>
          <table:table-cell office:value-type="float" office:value="19.5072" calcext:value-type="float">
            <text:p>19.5072</text:p>
          </table:table-cell>
          <table:table-cell office:value-type="float" office:value="19.47516" calcext:value-type="float">
            <text:p>19.47516</text:p>
          </table:table-cell>
          <table:table-cell office:value-type="float" office:value="19.01483" calcext:value-type="float">
            <text:p>19.01483</text:p>
          </table:table-cell>
          <table:table-cell office:value-type="float" office:value="19.01279" calcext:value-type="float">
            <text:p>19.01279</text:p>
          </table:table-cell>
          <table:table-cell office:value-type="float" office:value="18.54681" calcext:value-type="float">
            <text:p>18.54681</text:p>
          </table:table-cell>
          <table:table-cell office:value-type="float" office:value="18.53714" calcext:value-type="float">
            <text:p>18.53714</text:p>
          </table:table-cell>
          <table:table-cell office:value-type="float" office:value="17.99149" calcext:value-type="float">
            <text:p>17.99149</text:p>
          </table:table-cell>
          <table:table-cell office:value-type="float" office:value="17.98392" calcext:value-type="float">
            <text:p>17.98392</text:p>
          </table:table-cell>
          <table:table-cell office:value-type="float" office:value="17.46103" calcext:value-type="float">
            <text:p>17.46103</text:p>
          </table:table-cell>
          <table:table-cell office:value-type="float" office:value="17.45618" calcext:value-type="float">
            <text:p>17.45618</text:p>
          </table:table-cell>
          <table:table-cell office:value-type="float" office:value="25.1123" calcext:value-type="float">
            <text:p>25.1123</text:p>
          </table:table-cell>
          <table:table-cell office:value-type="float" office:value="20.71091" calcext:value-type="float">
            <text:p>20.710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8.052839" calcext:value-type="float">
            <text:p>8.052839</text:p>
          </table:table-cell>
          <table:table-cell office:value-type="float" office:value="23.49" calcext:value-type="float">
            <text:p>23.49</text:p>
          </table:table-cell>
          <table:table-cell office:value-type="float" office:value="16.89" calcext:value-type="float">
            <text:p>16.89</text:p>
          </table:table-cell>
          <table:table-cell office:value-type="float" office:value="2.084037" calcext:value-type="float">
            <text:p>2.084037</text:p>
          </table:table-cell>
          <table:table-cell office:value-type="float" office:value="1.690166" calcext:value-type="float">
            <text:p>1.690166</text:p>
          </table:table-cell>
          <table:table-cell office:value-type="float" office:value="278.28" calcext:value-type="float">
            <text:p>278.28</text:p>
          </table:table-cell>
          <table:table-cell office:value-type="float" office:value="47.2" calcext:value-type="float">
            <text:p>47.2</text:p>
          </table:table-cell>
          <table:table-cell office:value-type="float" office:value="22.48914" calcext:value-type="float">
            <text:p>22.48914</text:p>
          </table:table-cell>
          <table:table-cell office:value-type="float" office:value="17.04898" calcext:value-type="float">
            <text:p>17.04898</text:p>
          </table:table-cell>
          <table:table-cell office:value-type="float" office:value="22.71213" calcext:value-type="float">
            <text:p>22.71213</text:p>
          </table:table-cell>
          <table:table-cell office:value-type="float" office:value="17.93863" calcext:value-type="float">
            <text:p>17.93863</text:p>
          </table:table-cell>
          <table:table-cell office:value-type="float" office:value="22.7085" calcext:value-type="float">
            <text:p>22.7085</text:p>
          </table:table-cell>
          <table:table-cell office:value-type="float" office:value="18.73541" calcext:value-type="float">
            <text:p>18.73541</text:p>
          </table:table-cell>
          <table:table-cell office:value-type="float" office:value="22.50748" calcext:value-type="float">
            <text:p>22.50748</text:p>
          </table:table-cell>
          <table:table-cell office:value-type="float" office:value="19.52768" calcext:value-type="float">
            <text:p>19.52768</text:p>
          </table:table-cell>
          <table:table-cell office:value-type="float" office:value="22.25739" calcext:value-type="float">
            <text:p>22.25739</text:p>
          </table:table-cell>
          <table:table-cell office:value-type="float" office:value="20.04016" calcext:value-type="float">
            <text:p>20.04016</text:p>
          </table:table-cell>
          <table:table-cell office:value-type="float" office:value="21.9118" calcext:value-type="float">
            <text:p>21.9118</text:p>
          </table:table-cell>
          <table:table-cell office:value-type="float" office:value="20.5701" calcext:value-type="float">
            <text:p>20.5701</text:p>
          </table:table-cell>
          <table:table-cell office:value-type="float" office:value="21.53656" calcext:value-type="float">
            <text:p>21.53656</text:p>
          </table:table-cell>
          <table:table-cell office:value-type="float" office:value="20.7919" calcext:value-type="float">
            <text:p>20.7919</text:p>
          </table:table-cell>
          <table:table-cell office:value-type="float" office:value="20.98007" calcext:value-type="float">
            <text:p>20.98007</text:p>
          </table:table-cell>
          <table:table-cell office:value-type="float" office:value="20.82138" calcext:value-type="float">
            <text:p>20.82138</text:p>
          </table:table-cell>
          <table:table-cell office:value-type="float" office:value="20.25058" calcext:value-type="float">
            <text:p>20.25058</text:p>
          </table:table-cell>
          <table:table-cell office:value-type="float" office:value="20.17157" calcext:value-type="float">
            <text:p>20.17157</text:p>
          </table:table-cell>
          <table:table-cell office:value-type="float" office:value="19.5499" calcext:value-type="float">
            <text:p>19.5499</text:p>
          </table:table-cell>
          <table:table-cell office:value-type="float" office:value="19.50766" calcext:value-type="float">
            <text:p>19.50766</text:p>
          </table:table-cell>
          <table:table-cell office:value-type="float" office:value="19.02255" calcext:value-type="float">
            <text:p>19.02255</text:p>
          </table:table-cell>
          <table:table-cell office:value-type="float" office:value="19.01367" calcext:value-type="float">
            <text:p>19.01367</text:p>
          </table:table-cell>
          <table:table-cell office:value-type="float" office:value="18.53705" calcext:value-type="float">
            <text:p>18.53705</text:p>
          </table:table-cell>
          <table:table-cell office:value-type="float" office:value="18.53116" calcext:value-type="float">
            <text:p>18.53116</text:p>
          </table:table-cell>
          <table:table-cell office:value-type="float" office:value="17.98383" calcext:value-type="float">
            <text:p>17.98383</text:p>
          </table:table-cell>
          <table:table-cell office:value-type="float" office:value="17.97653" calcext:value-type="float">
            <text:p>17.97653</text:p>
          </table:table-cell>
          <table:table-cell office:value-type="float" office:value="17.45612" calcext:value-type="float">
            <text:p>17.45612</text:p>
          </table:table-cell>
          <table:table-cell office:value-type="float" office:value="17.44958" calcext:value-type="float">
            <text:p>17.44958</text:p>
          </table:table-cell>
          <table:table-cell office:value-type="float" office:value="22.54553" calcext:value-type="float">
            <text:p>22.54553</text:p>
          </table:table-cell>
          <table:table-cell office:value-type="float" office:value="16.31958" calcext:value-type="float">
            <text:p>16.319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17.33071" calcext:value-type="float">
            <text:p>17.33071</text:p>
          </table:table-cell>
          <table:table-cell office:value-type="float" office:value="20.99" calcext:value-type="float">
            <text:p>20.99</text:p>
          </table:table-cell>
          <table:table-cell office:value-type="float" office:value="13.63" calcext:value-type="float">
            <text:p>13.63</text:p>
          </table:table-cell>
          <table:table-cell office:value-type="float" office:value="1.659194" calcext:value-type="float">
            <text:p>1.659194</text:p>
          </table:table-cell>
          <table:table-cell office:value-type="float" office:value="1.128668" calcext:value-type="float">
            <text:p>1.128668</text:p>
          </table:table-cell>
          <table:table-cell office:value-type="float" office:value="276.012" calcext:value-type="float">
            <text:p>276.012</text:p>
          </table:table-cell>
          <table:table-cell office:value-type="float" office:value="0.3" calcext:value-type="float">
            <text:p>0.3</text:p>
          </table:table-cell>
          <table:table-cell office:value-type="float" office:value="19.12836" calcext:value-type="float">
            <text:p>19.12836</text:p>
          </table:table-cell>
          <table:table-cell office:value-type="float" office:value="14.37753" calcext:value-type="float">
            <text:p>14.37753</text:p>
          </table:table-cell>
          <table:table-cell office:value-type="float" office:value="18.75333" calcext:value-type="float">
            <text:p>18.75333</text:p>
          </table:table-cell>
          <table:table-cell office:value-type="float" office:value="15.64008" calcext:value-type="float">
            <text:p>15.64008</text:p>
          </table:table-cell>
          <table:table-cell office:value-type="float" office:value="18.69492" calcext:value-type="float">
            <text:p>18.69492</text:p>
          </table:table-cell>
          <table:table-cell office:value-type="float" office:value="16.64282" calcext:value-type="float">
            <text:p>16.64282</text:p>
          </table:table-cell>
          <table:table-cell office:value-type="float" office:value="19.48599" calcext:value-type="float">
            <text:p>19.48599</text:p>
          </table:table-cell>
          <table:table-cell office:value-type="float" office:value="17.59164" calcext:value-type="float">
            <text:p>17.59164</text:p>
          </table:table-cell>
          <table:table-cell office:value-type="float" office:value="20.00516" calcext:value-type="float">
            <text:p>20.00516</text:p>
          </table:table-cell>
          <table:table-cell office:value-type="float" office:value="18.2916" calcext:value-type="float">
            <text:p>18.2916</text:p>
          </table:table-cell>
          <table:table-cell office:value-type="float" office:value="20.5455" calcext:value-type="float">
            <text:p>20.5455</text:p>
          </table:table-cell>
          <table:table-cell office:value-type="float" office:value="19.0658" calcext:value-type="float">
            <text:p>19.0658</text:p>
          </table:table-cell>
          <table:table-cell office:value-type="float" office:value="20.7774" calcext:value-type="float">
            <text:p>20.7774</text:p>
          </table:table-cell>
          <table:table-cell office:value-type="float" office:value="19.60074" calcext:value-type="float">
            <text:p>19.60074</text:p>
          </table:table-cell>
          <table:table-cell office:value-type="float" office:value="20.81723" calcext:value-type="float">
            <text:p>20.81723</text:p>
          </table:table-cell>
          <table:table-cell office:value-type="float" office:value="20.15961" calcext:value-type="float">
            <text:p>20.15961</text:p>
          </table:table-cell>
          <table:table-cell office:value-type="float" office:value="20.25085" calcext:value-type="float">
            <text:p>20.25085</text:p>
          </table:table-cell>
          <table:table-cell office:value-type="float" office:value="20.14734" calcext:value-type="float">
            <text:p>20.14734</text:p>
          </table:table-cell>
          <table:table-cell office:value-type="float" office:value="19.57376" calcext:value-type="float">
            <text:p>19.57376</text:p>
          </table:table-cell>
          <table:table-cell office:value-type="float" office:value="19.55029" calcext:value-type="float">
            <text:p>19.55029</text:p>
          </table:table-cell>
          <table:table-cell office:value-type="float" office:value="19.03537" calcext:value-type="float">
            <text:p>19.03537</text:p>
          </table:table-cell>
          <table:table-cell office:value-type="float" office:value="19.02267" calcext:value-type="float">
            <text:p>19.02267</text:p>
          </table:table-cell>
          <table:table-cell office:value-type="float" office:value="18.5311" calcext:value-type="float">
            <text:p>18.5311</text:p>
          </table:table-cell>
          <table:table-cell office:value-type="float" office:value="18.52921" calcext:value-type="float">
            <text:p>18.52921</text:p>
          </table:table-cell>
          <table:table-cell office:value-type="float" office:value="17.97647" calcext:value-type="float">
            <text:p>17.97647</text:p>
          </table:table-cell>
          <table:table-cell office:value-type="float" office:value="17.97028" calcext:value-type="float">
            <text:p>17.97028</text:p>
          </table:table-cell>
          <table:table-cell office:value-type="float" office:value="17.44952" calcext:value-type="float">
            <text:p>17.44952</text:p>
          </table:table-cell>
          <table:table-cell office:value-type="float" office:value="17.44287" calcext:value-type="float">
            <text:p>17.44287</text:p>
          </table:table-cell>
          <table:table-cell office:value-type="float" office:value="19.56033" calcext:value-type="float">
            <text:p>19.56033</text:p>
          </table:table-cell>
          <table:table-cell office:value-type="float" office:value="13.40851" calcext:value-type="float">
            <text:p>13.408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21.80142" calcext:value-type="float">
            <text:p>21.80142</text:p>
          </table:table-cell>
          <table:table-cell office:value-type="float" office:value="22.93" calcext:value-type="float">
            <text:p>22.93</text:p>
          </table:table-cell>
          <table:table-cell office:value-type="float" office:value="10.61" calcext:value-type="float">
            <text:p>10.61</text:p>
          </table:table-cell>
          <table:table-cell office:value-type="float" office:value="1.338113" calcext:value-type="float">
            <text:p>1.338113</text:p>
          </table:table-cell>
          <table:table-cell office:value-type="float" office:value="0.9680679" calcext:value-type="float">
            <text:p>0.9680679</text:p>
          </table:table-cell>
          <table:table-cell office:value-type="float" office:value="166.536" calcext:value-type="float">
            <text:p>166.536</text:p>
          </table:table-cell>
          <table:table-cell office:value-type="float" office:value="0" calcext:value-type="float">
            <text:p>0</text:p>
          </table:table-cell>
          <table:table-cell office:value-type="float" office:value="19.10318" calcext:value-type="float">
            <text:p>19.10318</text:p>
          </table:table-cell>
          <table:table-cell office:value-type="float" office:value="12.15424" calcext:value-type="float">
            <text:p>12.15424</text:p>
          </table:table-cell>
          <table:table-cell office:value-type="float" office:value="18.22894" calcext:value-type="float">
            <text:p>18.22894</text:p>
          </table:table-cell>
          <table:table-cell office:value-type="float" office:value="13.8555" calcext:value-type="float">
            <text:p>13.8555</text:p>
          </table:table-cell>
          <table:table-cell office:value-type="float" office:value="17.98871" calcext:value-type="float">
            <text:p>17.98871</text:p>
          </table:table-cell>
          <table:table-cell office:value-type="float" office:value="15.05963" calcext:value-type="float">
            <text:p>15.05963</text:p>
          </table:table-cell>
          <table:table-cell office:value-type="float" office:value="18.01938" calcext:value-type="float">
            <text:p>18.01938</text:p>
          </table:table-cell>
          <table:table-cell office:value-type="float" office:value="16.18704" calcext:value-type="float">
            <text:p>16.18704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7.065" calcext:value-type="float">
            <text:p>17.065</text:p>
          </table:table-cell>
          <table:table-cell office:value-type="float" office:value="19.04352" calcext:value-type="float">
            <text:p>19.04352</text:p>
          </table:table-cell>
          <table:table-cell office:value-type="float" office:value="17.98215" calcext:value-type="float">
            <text:p>17.98215</text:p>
          </table:table-cell>
          <table:table-cell office:value-type="float" office:value="19.58691" calcext:value-type="float">
            <text:p>19.58691</text:p>
          </table:table-cell>
          <table:table-cell office:value-type="float" office:value="18.68866" calcext:value-type="float">
            <text:p>18.68866</text:p>
          </table:table-cell>
          <table:table-cell office:value-type="float" office:value="20.15271" calcext:value-type="float">
            <text:p>20.15271</text:p>
          </table:table-cell>
          <table:table-cell office:value-type="float" office:value="19.40369" calcext:value-type="float">
            <text:p>19.40369</text:p>
          </table:table-cell>
          <table:table-cell office:value-type="float" office:value="20.14523" calcext:value-type="float">
            <text:p>20.14523</text:p>
          </table:table-cell>
          <table:table-cell office:value-type="float" office:value="19.86298" calcext:value-type="float">
            <text:p>19.86298</text:p>
          </table:table-cell>
          <table:table-cell office:value-type="float" office:value="19.57376" calcext:value-type="float">
            <text:p>19.57376</text:p>
          </table:table-cell>
          <table:table-cell office:value-type="float" office:value="19.54306" calcext:value-type="float">
            <text:p>19.54306</text:p>
          </table:table-cell>
          <table:table-cell office:value-type="float" office:value="19.03964" calcext:value-type="float">
            <text:p>19.03964</text:p>
          </table:table-cell>
          <table:table-cell office:value-type="float" office:value="19.03549" calcext:value-type="float">
            <text:p>19.03549</text:p>
          </table:table-cell>
          <table:table-cell office:value-type="float" office:value="18.52921" calcext:value-type="float">
            <text:p>18.52921</text:p>
          </table:table-cell>
          <table:table-cell office:value-type="float" office:value="18.52878" calcext:value-type="float">
            <text:p>18.52878</text:p>
          </table:table-cell>
          <table:table-cell office:value-type="float" office:value="17.97021" calcext:value-type="float">
            <text:p>17.97021</text:p>
          </table:table-cell>
          <table:table-cell office:value-type="float" office:value="17.96521" calcext:value-type="float">
            <text:p>17.96521</text:p>
          </table:table-cell>
          <table:table-cell office:value-type="float" office:value="17.44278" calcext:value-type="float">
            <text:p>17.44278</text:p>
          </table:table-cell>
          <table:table-cell office:value-type="float" office:value="17.43735" calcext:value-type="float">
            <text:p>17.43735</text:p>
          </table:table-cell>
          <table:table-cell office:value-type="float" office:value="19.84216" calcext:value-type="float">
            <text:p>19.84216</text:p>
          </table:table-cell>
          <table:table-cell office:value-type="float" office:value="10.88748" calcext:value-type="float">
            <text:p>10.887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21.98552" calcext:value-type="float">
            <text:p>21.98552</text:p>
          </table:table-cell>
          <table:table-cell office:value-type="float" office:value="28.55" calcext:value-type="float">
            <text:p>28.55</text:p>
          </table:table-cell>
          <table:table-cell office:value-type="float" office:value="9.85" calcext:value-type="float">
            <text:p>9.85</text:p>
          </table:table-cell>
          <table:table-cell office:value-type="float" office:value="1.293697" calcext:value-type="float">
            <text:p>1.293697</text:p>
          </table:table-cell>
          <table:table-cell office:value-type="float" office:value="0.9817519" calcext:value-type="float">
            <text:p>0.9817519</text:p>
          </table:table-cell>
          <table:table-cell office:value-type="float" office:value="163.188" calcext:value-type="float">
            <text:p>163.188</text:p>
          </table:table-cell>
          <table:table-cell office:value-type="float" office:value="0" calcext:value-type="float">
            <text:p>0</text:p>
          </table:table-cell>
          <table:table-cell office:value-type="float" office:value="20.94711" calcext:value-type="float">
            <text:p>20.94711</text:p>
          </table:table-cell>
          <table:table-cell office:value-type="float" office:value="11.0174" calcext:value-type="float">
            <text:p>11.0174</text:p>
          </table:table-cell>
          <table:table-cell office:value-type="float" office:value="19.1319" calcext:value-type="float">
            <text:p>19.1319</text:p>
          </table:table-cell>
          <table:table-cell office:value-type="float" office:value="12.86157" calcext:value-type="float">
            <text:p>12.86157</text:p>
          </table:table-cell>
          <table:table-cell office:value-type="float" office:value="18.51236" calcext:value-type="float">
            <text:p>18.51236</text:p>
          </table:table-cell>
          <table:table-cell office:value-type="float" office:value="14.16699" calcext:value-type="float">
            <text:p>14.16699</text:p>
          </table:table-cell>
          <table:table-cell office:value-type="float" office:value="18.18463" calcext:value-type="float">
            <text:p>18.18463</text:p>
          </table:table-cell>
          <table:table-cell office:value-type="float" office:value="15.36481" calcext:value-type="float">
            <text:p>15.36481</text:p>
          </table:table-cell>
          <table:table-cell office:value-type="float" office:value="18.07846" calcext:value-type="float">
            <text:p>18.07846</text:p>
          </table:table-cell>
          <table:table-cell office:value-type="float" office:value="16.26456" calcext:value-type="float">
            <text:p>16.26456</text:p>
          </table:table-cell>
          <table:table-cell office:value-type="float" office:value="18.25778" calcext:value-type="float">
            <text:p>18.25778</text:p>
          </table:table-cell>
          <table:table-cell office:value-type="float" office:value="17.21799" calcext:value-type="float">
            <text:p>17.21799</text:p>
          </table:table-cell>
          <table:table-cell office:value-type="float" office:value="18.75565" calcext:value-type="float">
            <text:p>18.75565</text:p>
          </table:table-cell>
          <table:table-cell office:value-type="float" office:value="17.97876" calcext:value-type="float">
            <text:p>17.97876</text:p>
          </table:table-cell>
          <table:table-cell office:value-type="float" office:value="19.39899" calcext:value-type="float">
            <text:p>19.39899</text:p>
          </table:table-cell>
          <table:table-cell office:value-type="float" office:value="18.84192" calcext:value-type="float">
            <text:p>18.84192</text:p>
          </table:table-cell>
          <table:table-cell office:value-type="float" office:value="19.85953" calcext:value-type="float">
            <text:p>19.85953</text:p>
          </table:table-cell>
          <table:table-cell office:value-type="float" office:value="19.51517" calcext:value-type="float">
            <text:p>19.51517</text:p>
          </table:table-cell>
          <table:table-cell office:value-type="float" office:value="19.54239" calcext:value-type="float">
            <text:p>19.54239</text:p>
          </table:table-cell>
          <table:table-cell office:value-type="float" office:value="19.45258" calcext:value-type="float">
            <text:p>19.45258</text:p>
          </table:table-cell>
          <table:table-cell office:value-type="float" office:value="19.0387" calcext:value-type="float">
            <text:p>19.0387</text:p>
          </table:table-cell>
          <table:table-cell office:value-type="float" office:value="19.0206" calcext:value-type="float">
            <text:p>19.0206</text:p>
          </table:table-cell>
          <table:table-cell office:value-type="float" office:value="18.52878" calcext:value-type="float">
            <text:p>18.52878</text:p>
          </table:table-cell>
          <table:table-cell office:value-type="float" office:value="18.52603" calcext:value-type="float">
            <text:p>18.52603</text:p>
          </table:table-cell>
          <table:table-cell office:value-type="float" office:value="17.96518" calcext:value-type="float">
            <text:p>17.96518</text:p>
          </table:table-cell>
          <table:table-cell office:value-type="float" office:value="17.96069" calcext:value-type="float">
            <text:p>17.96069</text:p>
          </table:table-cell>
          <table:table-cell office:value-type="float" office:value="17.43732" calcext:value-type="float">
            <text:p>17.43732</text:p>
          </table:table-cell>
          <table:table-cell office:value-type="float" office:value="17.43277" calcext:value-type="float">
            <text:p>17.43277</text:p>
          </table:table-cell>
          <table:table-cell office:value-type="float" office:value="22.46216" calcext:value-type="float">
            <text:p>22.46216</text:p>
          </table:table-cell>
          <table:table-cell office:value-type="float" office:value="9.858856" calcext:value-type="float">
            <text:p>9.8588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21.90848" calcext:value-type="float">
            <text:p>21.90848</text:p>
          </table:table-cell>
          <table:table-cell office:value-type="float" office:value="28.12" calcext:value-type="float">
            <text:p>28.12</text:p>
          </table:table-cell>
          <table:table-cell office:value-type="float" office:value="11.79" calcext:value-type="float">
            <text:p>11.79</text:p>
          </table:table-cell>
          <table:table-cell office:value-type="float" office:value="1.407161" calcext:value-type="float">
            <text:p>1.407161</text:p>
          </table:table-cell>
          <table:table-cell office:value-type="float" office:value="1.042593" calcext:value-type="float">
            <text:p>1.042593</text:p>
          </table:table-cell>
          <table:table-cell office:value-type="float" office:value="281.772" calcext:value-type="float">
            <text:p>281.772</text:p>
          </table:table-cell>
          <table:table-cell office:value-type="float" office:value="0" calcext:value-type="float">
            <text:p>0</text:p>
          </table:table-cell>
          <table:table-cell office:value-type="float" office:value="22.52045" calcext:value-type="float">
            <text:p>22.52045</text:p>
          </table:table-cell>
          <table:table-cell office:value-type="float" office:value="12.33578" calcext:value-type="float">
            <text:p>12.33578</text:p>
          </table:table-cell>
          <table:table-cell office:value-type="float" office:value="20.42166" calcext:value-type="float">
            <text:p>20.42166</text:p>
          </table:table-cell>
          <table:table-cell office:value-type="float" office:value="14.12488" calcext:value-type="float">
            <text:p>14.12488</text:p>
          </table:table-cell>
          <table:table-cell office:value-type="float" office:value="19.56171" calcext:value-type="float">
            <text:p>19.56171</text:p>
          </table:table-cell>
          <table:table-cell office:value-type="float" office:value="15.22253" calcext:value-type="float">
            <text:p>15.22253</text:p>
          </table:table-cell>
          <table:table-cell office:value-type="float" office:value="19.00586" calcext:value-type="float">
            <text:p>19.00586</text:p>
          </table:table-cell>
          <table:table-cell office:value-type="float" office:value="16.13324" calcext:value-type="float">
            <text:p>16.13324</text:p>
          </table:table-cell>
          <table:table-cell office:value-type="float" office:value="18.72897" calcext:value-type="float">
            <text:p>18.72897</text:p>
          </table:table-cell>
          <table:table-cell office:value-type="float" office:value="16.76669" calcext:value-type="float">
            <text:p>16.76669</text:p>
          </table:table-cell>
          <table:table-cell office:value-type="float" office:value="18.54645" calcext:value-type="float">
            <text:p>18.54645</text:p>
          </table:table-cell>
          <table:table-cell office:value-type="float" office:value="17.43796" calcext:value-type="float">
            <text:p>17.43796</text:p>
          </table:table-cell>
          <table:table-cell office:value-type="float" office:value="18.50378" calcext:value-type="float">
            <text:p>18.50378</text:p>
          </table:table-cell>
          <table:table-cell office:value-type="float" office:value="17.96759" calcext:value-type="float">
            <text:p>17.96759</text:p>
          </table:table-cell>
          <table:table-cell office:value-type="float" office:value="18.8407" calcext:value-type="float">
            <text:p>18.8407</text:p>
          </table:table-cell>
          <table:table-cell office:value-type="float" office:value="18.62582" calcext:value-type="float">
            <text:p>18.62582</text:p>
          </table:table-cell>
          <table:table-cell office:value-type="float" office:value="19.51166" calcext:value-type="float">
            <text:p>19.51166</text:p>
          </table:table-cell>
          <table:table-cell office:value-type="float" office:value="19.22543" calcext:value-type="float">
            <text:p>19.22543</text:p>
          </table:table-cell>
          <table:table-cell office:value-type="float" office:value="19.45139" calcext:value-type="float">
            <text:p>19.45139</text:p>
          </table:table-cell>
          <table:table-cell office:value-type="float" office:value="19.32468" calcext:value-type="float">
            <text:p>19.32468</text:p>
          </table:table-cell>
          <table:table-cell office:value-type="float" office:value="19.02026" calcext:value-type="float">
            <text:p>19.02026</text:p>
          </table:table-cell>
          <table:table-cell office:value-type="float" office:value="18.97791" calcext:value-type="float">
            <text:p>18.97791</text:p>
          </table:table-cell>
          <table:table-cell office:value-type="float" office:value="18.526" calcext:value-type="float">
            <text:p>18.526</text:p>
          </table:table-cell>
          <table:table-cell office:value-type="float" office:value="18.51627" calcext:value-type="float">
            <text:p>18.51627</text:p>
          </table:table-cell>
          <table:table-cell office:value-type="float" office:value="17.96063" calcext:value-type="float">
            <text:p>17.96063</text:p>
          </table:table-cell>
          <table:table-cell office:value-type="float" office:value="17.95587" calcext:value-type="float">
            <text:p>17.95587</text:p>
          </table:table-cell>
          <table:table-cell office:value-type="float" office:value="17.43274" calcext:value-type="float">
            <text:p>17.43274</text:p>
          </table:table-cell>
          <table:table-cell office:value-type="float" office:value="17.42798" calcext:value-type="float">
            <text:p>17.42798</text:p>
          </table:table-cell>
          <table:table-cell office:value-type="float" office:value="28.90671" calcext:value-type="float">
            <text:p>28.90671</text:p>
          </table:table-cell>
          <table:table-cell office:value-type="float" office:value="11.42874" calcext:value-type="float">
            <text:p>11.428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20.39069" calcext:value-type="float">
            <text:p>20.39069</text:p>
          </table:table-cell>
          <table:table-cell office:value-type="float" office:value="29.93" calcext:value-type="float">
            <text:p>29.93</text:p>
          </table:table-cell>
          <table:table-cell office:value-type="float" office:value="13.67" calcext:value-type="float">
            <text:p>13.67</text:p>
          </table:table-cell>
          <table:table-cell office:value-type="float" office:value="1.75244" calcext:value-type="float">
            <text:p>1.75244</text:p>
          </table:table-cell>
          <table:table-cell office:value-type="float" office:value="1.332018" calcext:value-type="float">
            <text:p>1.332018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0" calcext:value-type="float">
            <text:p>0</text:p>
          </table:table-cell>
          <table:table-cell office:value-type="float" office:value="26.08643" calcext:value-type="float">
            <text:p>26.08643</text:p>
          </table:table-cell>
          <table:table-cell office:value-type="float" office:value="14.59515" calcext:value-type="float">
            <text:p>14.59515</text:p>
          </table:table-cell>
          <table:table-cell office:value-type="float" office:value="22.96313" calcext:value-type="float">
            <text:p>22.96313</text:p>
          </table:table-cell>
          <table:table-cell office:value-type="float" office:value="16.11975" calcext:value-type="float">
            <text:p>16.11975</text:p>
          </table:table-cell>
          <table:table-cell office:value-type="float" office:value="21.62549" calcext:value-type="float">
            <text:p>21.62549</text:p>
          </table:table-cell>
          <table:table-cell office:value-type="float" office:value="16.92694" calcext:value-type="float">
            <text:p>16.92694</text:p>
          </table:table-cell>
          <table:table-cell office:value-type="float" office:value="20.62787" calcext:value-type="float">
            <text:p>20.62787</text:p>
          </table:table-cell>
          <table:table-cell office:value-type="float" office:value="17.4884" calcext:value-type="float">
            <text:p>17.4884</text:p>
          </table:table-cell>
          <table:table-cell office:value-type="float" office:value="20.0369" calcext:value-type="float">
            <text:p>20.0369</text:p>
          </table:table-cell>
          <table:table-cell office:value-type="float" office:value="17.83139" calcext:value-type="float">
            <text:p>17.83139</text:p>
          </table:table-cell>
          <table:table-cell office:value-type="float" office:value="19.53116" calcext:value-type="float">
            <text:p>19.53116</text:p>
          </table:table-cell>
          <table:table-cell office:value-type="float" office:value="18.17368" calcext:value-type="float">
            <text:p>18.17368</text:p>
          </table:table-cell>
          <table:table-cell office:value-type="float" office:value="19.14673" calcext:value-type="float">
            <text:p>19.14673</text:p>
          </table:table-cell>
          <table:table-cell office:value-type="float" office:value="18.40338" calcext:value-type="float">
            <text:p>18.40338</text:p>
          </table:table-cell>
          <table:table-cell office:value-type="float" office:value="18.8078" calcext:value-type="float">
            <text:p>18.8078</text:p>
          </table:table-cell>
          <table:table-cell office:value-type="float" office:value="18.64703" calcext:value-type="float">
            <text:p>18.64703</text:p>
          </table:table-cell>
          <table:table-cell office:value-type="float" office:value="19.22302" calcext:value-type="float">
            <text:p>19.22302</text:p>
          </table:table-cell>
          <table:table-cell office:value-type="float" office:value="19.06866" calcext:value-type="float">
            <text:p>19.06866</text:p>
          </table:table-cell>
          <table:table-cell office:value-type="float" office:value="19.32327" calcext:value-type="float">
            <text:p>19.32327</text:p>
          </table:table-cell>
          <table:table-cell office:value-type="float" office:value="19.19363" calcext:value-type="float">
            <text:p>19.19363</text:p>
          </table:table-cell>
          <table:table-cell office:value-type="float" office:value="18.97733" calcext:value-type="float">
            <text:p>18.97733</text:p>
          </table:table-cell>
          <table:table-cell office:value-type="float" office:value="18.91748" calcext:value-type="float">
            <text:p>18.91748</text:p>
          </table:table-cell>
          <table:table-cell office:value-type="float" office:value="18.51614" calcext:value-type="float">
            <text:p>18.51614</text:p>
          </table:table-cell>
          <table:table-cell office:value-type="float" office:value="18.49741" calcext:value-type="float">
            <text:p>18.49741</text:p>
          </table:table-cell>
          <table:table-cell office:value-type="float" office:value="17.95584" calcext:value-type="float">
            <text:p>17.95584</text:p>
          </table:table-cell>
          <table:table-cell office:value-type="float" office:value="17.94885" calcext:value-type="float">
            <text:p>17.94885</text:p>
          </table:table-cell>
          <table:table-cell office:value-type="float" office:value="17.42795" calcext:value-type="float">
            <text:p>17.42795</text:p>
          </table:table-cell>
          <table:table-cell office:value-type="float" office:value="17.42197" calcext:value-type="float">
            <text:p>17.42197</text:p>
          </table:table-cell>
          <table:table-cell office:value-type="float" office:value="31.92813" calcext:value-type="float">
            <text:p>31.92813</text:p>
          </table:table-cell>
          <table:table-cell office:value-type="float" office:value="13.68213" calcext:value-type="float">
            <text:p>13.68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15.00156" calcext:value-type="float">
            <text:p>15.00156</text:p>
          </table:table-cell>
          <table:table-cell office:value-type="float" office:value="21.55" calcext:value-type="float">
            <text:p>21.55</text:p>
          </table:table-cell>
          <table:table-cell office:value-type="float" office:value="16.191" calcext:value-type="float">
            <text:p>16.191</text:p>
          </table:table-cell>
          <table:table-cell office:value-type="float" office:value="1.64612" calcext:value-type="float">
            <text:p>1.64612</text:p>
          </table:table-cell>
          <table:table-cell office:value-type="float" office:value="1.329639" calcext:value-type="float">
            <text:p>1.329639</text:p>
          </table:table-cell>
          <table:table-cell office:value-type="float" office:value="312.12" calcext:value-type="float">
            <text:p>312.12</text:p>
          </table:table-cell>
          <table:table-cell office:value-type="float" office:value="0" calcext:value-type="float">
            <text:p>0</text:p>
          </table:table-cell>
          <table:table-cell office:value-type="float" office:value="21.38489" calcext:value-type="float">
            <text:p>21.38489</text:p>
          </table:table-cell>
          <table:table-cell office:value-type="float" office:value="16.75226" calcext:value-type="float">
            <text:p>16.75226</text:p>
          </table:table-cell>
          <table:table-cell office:value-type="float" office:value="20.37143" calcext:value-type="float">
            <text:p>20.37143</text:p>
          </table:table-cell>
          <table:table-cell office:value-type="float" office:value="18.03467" calcext:value-type="float">
            <text:p>18.03467</text:p>
          </table:table-cell>
          <table:table-cell office:value-type="float" office:value="20.45981" calcext:value-type="float">
            <text:p>20.45981</text:p>
          </table:table-cell>
          <table:table-cell office:value-type="float" office:value="18.60687" calcext:value-type="float">
            <text:p>18.60687</text:p>
          </table:table-cell>
          <table:table-cell office:value-type="float" office:value="20.28262" calcext:value-type="float">
            <text:p>20.28262</text:p>
          </table:table-cell>
          <table:table-cell office:value-type="float" office:value="18.92133" calcext:value-type="float">
            <text:p>18.92133</text:p>
          </table:table-cell>
          <table:table-cell office:value-type="float" office:value="19.97549" calcext:value-type="float">
            <text:p>19.97549</text:p>
          </table:table-cell>
          <table:table-cell office:value-type="float" office:value="19.05325" calcext:value-type="float">
            <text:p>19.05325</text:p>
          </table:table-cell>
          <table:table-cell office:value-type="float" office:value="19.56558" calcext:value-type="float">
            <text:p>19.56558</text:p>
          </table:table-cell>
          <table:table-cell office:value-type="float" office:value="19.12906" calcext:value-type="float">
            <text:p>19.12906</text:p>
          </table:table-cell>
          <table:table-cell office:value-type="float" office:value="19.27527" calcext:value-type="float">
            <text:p>19.27527</text:p>
          </table:table-cell>
          <table:table-cell office:value-type="float" office:value="19.1022" calcext:value-type="float">
            <text:p>19.1022</text:p>
          </table:table-cell>
          <table:table-cell office:value-type="float" office:value="19.0787" calcext:value-type="float">
            <text:p>19.0787</text:p>
          </table:table-cell>
          <table:table-cell office:value-type="float" office:value="18.81351" calcext:value-type="float">
            <text:p>18.81351</text:p>
          </table:table-cell>
          <table:table-cell office:value-type="float" office:value="19.06787" calcext:value-type="float">
            <text:p>19.06787</text:p>
          </table:table-cell>
          <table:table-cell office:value-type="float" office:value="19.0567" calcext:value-type="float">
            <text:p>19.0567</text:p>
          </table:table-cell>
          <table:table-cell office:value-type="float" office:value="19.19232" calcext:value-type="float">
            <text:p>19.19232</text:p>
          </table:table-cell>
          <table:table-cell office:value-type="float" office:value="19.09158" calcext:value-type="float">
            <text:p>19.09158</text:p>
          </table:table-cell>
          <table:table-cell office:value-type="float" office:value="18.91681" calcext:value-type="float">
            <text:p>18.91681</text:p>
          </table:table-cell>
          <table:table-cell office:value-type="float" office:value="18.85172" calcext:value-type="float">
            <text:p>18.85172</text:p>
          </table:table-cell>
          <table:table-cell office:value-type="float" office:value="18.49713" calcext:value-type="float">
            <text:p>18.49713</text:p>
          </table:table-cell>
          <table:table-cell office:value-type="float" office:value="18.47025" calcext:value-type="float">
            <text:p>18.47025</text:p>
          </table:table-cell>
          <table:table-cell office:value-type="float" office:value="17.94873" calcext:value-type="float">
            <text:p>17.94873</text:p>
          </table:table-cell>
          <table:table-cell office:value-type="float" office:value="17.93854" calcext:value-type="float">
            <text:p>17.93854</text:p>
          </table:table-cell>
          <table:table-cell office:value-type="float" office:value="17.42188" calcext:value-type="float">
            <text:p>17.42188</text:p>
          </table:table-cell>
          <table:table-cell office:value-type="float" office:value="17.41528" calcext:value-type="float">
            <text:p>17.41528</text:p>
          </table:table-cell>
          <table:table-cell office:value-type="float" office:value="24.17813" calcext:value-type="float">
            <text:p>24.17813</text:p>
          </table:table-cell>
          <table:table-cell office:value-type="float" office:value="16.16177" calcext:value-type="float">
            <text:p>16.161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6.41376" calcext:value-type="float">
            <text:p>6.41376</text:p>
          </table:table-cell>
          <table:table-cell office:value-type="float" office:value="19.09" calcext:value-type="float">
            <text:p>19.09</text:p>
          </table:table-cell>
          <table:table-cell office:value-type="float" office:value="12.73" calcext:value-type="float">
            <text:p>12.73</text:p>
          </table:table-cell>
          <table:table-cell office:value-type="float" office:value="1.478878" calcext:value-type="float">
            <text:p>1.478878</text:p>
          </table:table-cell>
          <table:table-cell office:value-type="float" office:value="1.258185" calcext:value-type="float">
            <text:p>1.258185</text:p>
          </table:table-cell>
          <table:table-cell office:value-type="float" office:value="330.516" calcext:value-type="float">
            <text:p>330.516</text:p>
          </table:table-cell>
          <table:table-cell office:value-type="float" office:value="5.1" calcext:value-type="float">
            <text:p>5.1</text:p>
          </table:table-cell>
          <table:table-cell office:value-type="float" office:value="17.74359" calcext:value-type="float">
            <text:p>17.74359</text:p>
          </table:table-cell>
          <table:table-cell office:value-type="float" office:value="13.28488" calcext:value-type="float">
            <text:p>13.28488</text:p>
          </table:table-cell>
          <table:table-cell office:value-type="float" office:value="18.30911" calcext:value-type="float">
            <text:p>18.30911</text:p>
          </table:table-cell>
          <table:table-cell office:value-type="float" office:value="14.56213" calcext:value-type="float">
            <text:p>14.56213</text:p>
          </table:table-cell>
          <table:table-cell office:value-type="float" office:value="18.87402" calcext:value-type="float">
            <text:p>18.87402</text:p>
          </table:table-cell>
          <table:table-cell office:value-type="float" office:value="15.80573" calcext:value-type="float">
            <text:p>15.80573</text:p>
          </table:table-cell>
          <table:table-cell office:value-type="float" office:value="19.16714" calcext:value-type="float">
            <text:p>19.16714</text:p>
          </table:table-cell>
          <table:table-cell office:value-type="float" office:value="16.83197" calcext:value-type="float">
            <text:p>16.83197</text:p>
          </table:table-cell>
          <table:table-cell office:value-type="float" office:value="19.25146" calcext:value-type="float">
            <text:p>19.25146</text:p>
          </table:table-cell>
          <table:table-cell office:value-type="float" office:value="17.44177" calcext:value-type="float">
            <text:p>17.44177</text:p>
          </table:table-cell>
          <table:table-cell office:value-type="float" office:value="19.28476" calcext:value-type="float">
            <text:p>19.28476</text:p>
          </table:table-cell>
          <table:table-cell office:value-type="float" office:value="18.08734" calcext:value-type="float">
            <text:p>18.08734</text:p>
          </table:table-cell>
          <table:table-cell office:value-type="float" office:value="19.21255" calcext:value-type="float">
            <text:p>19.21255</text:p>
          </table:table-cell>
          <table:table-cell office:value-type="float" office:value="18.49298" calcext:value-type="float">
            <text:p>18.49298</text:p>
          </table:table-cell>
          <table:table-cell office:value-type="float" office:value="19.09851" calcext:value-type="float">
            <text:p>19.09851</text:p>
          </table:table-cell>
          <table:table-cell office:value-type="float" office:value="18.90683" calcext:value-type="float">
            <text:p>18.90683</text:p>
          </table:table-cell>
          <table:table-cell office:value-type="float" office:value="19.06967" calcext:value-type="float">
            <text:p>19.06967</text:p>
          </table:table-cell>
          <table:table-cell office:value-type="float" office:value="19.04892" calcext:value-type="float">
            <text:p>19.04892</text:p>
          </table:table-cell>
          <table:table-cell office:value-type="float" office:value="19.0907" calcext:value-type="float">
            <text:p>19.0907</text:p>
          </table:table-cell>
          <table:table-cell office:value-type="float" office:value="19.02209" calcext:value-type="float">
            <text:p>19.02209</text:p>
          </table:table-cell>
          <table:table-cell office:value-type="float" office:value="18.85104" calcext:value-type="float">
            <text:p>18.85104</text:p>
          </table:table-cell>
          <table:table-cell office:value-type="float" office:value="18.79156" calcext:value-type="float">
            <text:p>18.79156</text:p>
          </table:table-cell>
          <table:table-cell office:value-type="float" office:value="18.46994" calcext:value-type="float">
            <text:p>18.46994</text:p>
          </table:table-cell>
          <table:table-cell office:value-type="float" office:value="18.43796" calcext:value-type="float">
            <text:p>18.43796</text:p>
          </table:table-cell>
          <table:table-cell office:value-type="float" office:value="17.93845" calcext:value-type="float">
            <text:p>17.93845</text:p>
          </table:table-cell>
          <table:table-cell office:value-type="float" office:value="17.92511" calcext:value-type="float">
            <text:p>17.92511</text:p>
          </table:table-cell>
          <table:table-cell office:value-type="float" office:value="17.41522" calcext:value-type="float">
            <text:p>17.41522</text:p>
          </table:table-cell>
          <table:table-cell office:value-type="float" office:value="17.40784" calcext:value-type="float">
            <text:p>17.40784</text:p>
          </table:table-cell>
          <table:table-cell office:value-type="float" office:value="19.67599" calcext:value-type="float">
            <text:p>19.67599</text:p>
          </table:table-cell>
          <table:table-cell office:value-type="float" office:value="12.36731" calcext:value-type="float">
            <text:p>12.367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6.52932" calcext:value-type="float">
            <text:p>6.52932</text:p>
          </table:table-cell>
          <table:table-cell office:value-type="float" office:value="17.33" calcext:value-type="float">
            <text:p>17.33</text:p>
          </table:table-cell>
          <table:table-cell office:value-type="float" office:value="13.08" calcext:value-type="float">
            <text:p>13.08</text:p>
          </table:table-cell>
          <table:table-cell office:value-type="float" office:value="1.446937" calcext:value-type="float">
            <text:p>1.446937</text:p>
          </table:table-cell>
          <table:table-cell office:value-type="float" office:value="1.155148" calcext:value-type="float">
            <text:p>1.155148</text:p>
          </table:table-cell>
          <table:table-cell office:value-type="float" office:value="208.44" calcext:value-type="float">
            <text:p>208.44</text:p>
          </table:table-cell>
          <table:table-cell office:value-type="float" office:value="1.9" calcext:value-type="float">
            <text:p>1.9</text:p>
          </table:table-cell>
          <table:table-cell office:value-type="float" office:value="16.27499" calcext:value-type="float">
            <text:p>16.27499</text:p>
          </table:table-cell>
          <table:table-cell office:value-type="float" office:value="12.41302" calcext:value-type="float">
            <text:p>12.41302</text:p>
          </table:table-cell>
          <table:table-cell office:value-type="float" office:value="15.88623" calcext:value-type="float">
            <text:p>15.88623</text:p>
          </table:table-cell>
          <table:table-cell office:value-type="float" office:value="13.59412" calcext:value-type="float">
            <text:p>13.59412</text:p>
          </table:table-cell>
          <table:table-cell office:value-type="float" office:value="15.96548" calcext:value-type="float">
            <text:p>15.96548</text:p>
          </table:table-cell>
          <table:table-cell office:value-type="float" office:value="14.70328" calcext:value-type="float">
            <text:p>14.70328</text:p>
          </table:table-cell>
          <table:table-cell office:value-type="float" office:value="16.78464" calcext:value-type="float">
            <text:p>16.78464</text:p>
          </table:table-cell>
          <table:table-cell office:value-type="float" office:value="15.65601" calcext:value-type="float">
            <text:p>15.65601</text:p>
          </table:table-cell>
          <table:table-cell office:value-type="float" office:value="17.40536" calcext:value-type="float">
            <text:p>17.40536</text:p>
          </table:table-cell>
          <table:table-cell office:value-type="float" office:value="16.23959" calcext:value-type="float">
            <text:p>16.23959</text:p>
          </table:table-cell>
          <table:table-cell office:value-type="float" office:value="18.06573" calcext:value-type="float">
            <text:p>18.06573</text:p>
          </table:table-cell>
          <table:table-cell office:value-type="float" office:value="16.92508" calcext:value-type="float">
            <text:p>16.92508</text:p>
          </table:table-cell>
          <table:table-cell office:value-type="float" office:value="18.48141" calcext:value-type="float">
            <text:p>18.48141</text:p>
          </table:table-cell>
          <table:table-cell office:value-type="float" office:value="17.52084" calcext:value-type="float">
            <text:p>17.52084</text:p>
          </table:table-cell>
          <table:table-cell office:value-type="float" office:value="18.9028" calcext:value-type="float">
            <text:p>18.9028</text:p>
          </table:table-cell>
          <table:table-cell office:value-type="float" office:value="18.30591" calcext:value-type="float">
            <text:p>18.30591</text:p>
          </table:table-cell>
          <table:table-cell office:value-type="float" office:value="19.04813" calcext:value-type="float">
            <text:p>19.04813</text:p>
          </table:table-cell>
          <table:table-cell office:value-type="float" office:value="18.88144" calcext:value-type="float">
            <text:p>18.88144</text:p>
          </table:table-cell>
          <table:table-cell office:value-type="float" office:value="19.02145" calcext:value-type="float">
            <text:p>19.02145</text:p>
          </table:table-cell>
          <table:table-cell office:value-type="float" office:value="18.95059" calcext:value-type="float">
            <text:p>18.95059</text:p>
          </table:table-cell>
          <table:table-cell office:value-type="float" office:value="18.79099" calcext:value-type="float">
            <text:p>18.79099</text:p>
          </table:table-cell>
          <table:table-cell office:value-type="float" office:value="18.73755" calcext:value-type="float">
            <text:p>18.73755</text:p>
          </table:table-cell>
          <table:table-cell office:value-type="float" office:value="18.43762" calcext:value-type="float">
            <text:p>18.43762</text:p>
          </table:table-cell>
          <table:table-cell office:value-type="float" office:value="18.40448" calcext:value-type="float">
            <text:p>18.40448</text:p>
          </table:table-cell>
          <table:table-cell office:value-type="float" office:value="17.92496" calcext:value-type="float">
            <text:p>17.92496</text:p>
          </table:table-cell>
          <table:table-cell office:value-type="float" office:value="17.90872" calcext:value-type="float">
            <text:p>17.90872</text:p>
          </table:table-cell>
          <table:table-cell office:value-type="float" office:value="17.40775" calcext:value-type="float">
            <text:p>17.40775</text:p>
          </table:table-cell>
          <table:table-cell office:value-type="float" office:value="17.39862" calcext:value-type="float">
            <text:p>17.39862</text:p>
          </table:table-cell>
          <table:table-cell office:value-type="float" office:value="16.70468" calcext:value-type="float">
            <text:p>16.70468</text:p>
          </table:table-cell>
          <table:table-cell office:value-type="float" office:value="11.57614" calcext:value-type="float">
            <text:p>11.576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5.22972" calcext:value-type="float">
            <text:p>5.22972</text:p>
          </table:table-cell>
          <table:table-cell office:value-type="float" office:value="16.99" calcext:value-type="float">
            <text:p>16.99</text:p>
          </table:table-cell>
          <table:table-cell office:value-type="float" office:value="13.3" calcext:value-type="float">
            <text:p>13.3</text:p>
          </table:table-cell>
          <table:table-cell office:value-type="float" office:value="1.68249" calcext:value-type="float">
            <text:p>1.68249</text:p>
          </table:table-cell>
          <table:table-cell office:value-type="float" office:value="1.340737" calcext:value-type="float">
            <text:p>1.340737</text:p>
          </table:table-cell>
          <table:table-cell office:value-type="float" office:value="115.38" calcext:value-type="float">
            <text:p>115.38</text:p>
          </table:table-cell>
          <table:table-cell office:value-type="float" office:value="4.9" calcext:value-type="float">
            <text:p>4.9</text:p>
          </table:table-cell>
          <table:table-cell office:value-type="float" office:value="16.4563" calcext:value-type="float">
            <text:p>16.4563</text:p>
          </table:table-cell>
          <table:table-cell office:value-type="float" office:value="12.78601" calcext:value-type="float">
            <text:p>12.78601</text:p>
          </table:table-cell>
          <table:table-cell office:value-type="float" office:value="16.15134" calcext:value-type="float">
            <text:p>16.15134</text:p>
          </table:table-cell>
          <table:table-cell office:value-type="float" office:value="13.50958" calcext:value-type="float">
            <text:p>13.50958</text:p>
          </table:table-cell>
          <table:table-cell office:value-type="float" office:value="16.13284" calcext:value-type="float">
            <text:p>16.13284</text:p>
          </table:table-cell>
          <table:table-cell office:value-type="float" office:value="14.31546" calcext:value-type="float">
            <text:p>14.31546</text:p>
          </table:table-cell>
          <table:table-cell office:value-type="float" office:value="16.27478" calcext:value-type="float">
            <text:p>16.27478</text:p>
          </table:table-cell>
          <table:table-cell office:value-type="float" office:value="15.13721" calcext:value-type="float">
            <text:p>15.13721</text:p>
          </table:table-cell>
          <table:table-cell office:value-type="float" office:value="16.46582" calcext:value-type="float">
            <text:p>16.46582</text:p>
          </table:table-cell>
          <table:table-cell office:value-type="float" office:value="15.74457" calcext:value-type="float">
            <text:p>15.74457</text:p>
          </table:table-cell>
          <table:table-cell office:value-type="float" office:value="16.91287" calcext:value-type="float">
            <text:p>16.91287</text:p>
          </table:table-cell>
          <table:table-cell office:value-type="float" office:value="16.43564" calcext:value-type="float">
            <text:p>16.43564</text:p>
          </table:table-cell>
          <table:table-cell office:value-type="float" office:value="17.51254" calcext:value-type="float">
            <text:p>17.51254</text:p>
          </table:table-cell>
          <table:table-cell office:value-type="float" office:value="17.05722" calcext:value-type="float">
            <text:p>17.05722</text:p>
          </table:table-cell>
          <table:table-cell office:value-type="float" office:value="18.30029" calcext:value-type="float">
            <text:p>18.30029</text:p>
          </table:table-cell>
          <table:table-cell office:value-type="float" office:value="17.80289" calcext:value-type="float">
            <text:p>17.80289</text:p>
          </table:table-cell>
          <table:table-cell office:value-type="float" office:value="18.87888" calcext:value-type="float">
            <text:p>18.87888</text:p>
          </table:table-cell>
          <table:table-cell office:value-type="float" office:value="18.60233" calcext:value-type="float">
            <text:p>18.60233</text:p>
          </table:table-cell>
          <table:table-cell office:value-type="float" office:value="18.94971" calcext:value-type="float">
            <text:p>18.94971</text:p>
          </table:table-cell>
          <table:table-cell office:value-type="float" office:value="18.84601" calcext:value-type="float">
            <text:p>18.84601</text:p>
          </table:table-cell>
          <table:table-cell office:value-type="float" office:value="18.73697" calcext:value-type="float">
            <text:p>18.73697</text:p>
          </table:table-cell>
          <table:table-cell office:value-type="float" office:value="18.67883" calcext:value-type="float">
            <text:p>18.67883</text:p>
          </table:table-cell>
          <table:table-cell office:value-type="float" office:value="18.40417" calcext:value-type="float">
            <text:p>18.40417</text:p>
          </table:table-cell>
          <table:table-cell office:value-type="float" office:value="18.36887" calcext:value-type="float">
            <text:p>18.36887</text:p>
          </table:table-cell>
          <table:table-cell office:value-type="float" office:value="17.90854" calcext:value-type="float">
            <text:p>17.90854</text:p>
          </table:table-cell>
          <table:table-cell office:value-type="float" office:value="17.89001" calcext:value-type="float">
            <text:p>17.89001</text:p>
          </table:table-cell>
          <table:table-cell office:value-type="float" office:value="17.3985" calcext:value-type="float">
            <text:p>17.3985</text:p>
          </table:table-cell>
          <table:table-cell office:value-type="float" office:value="17.38693" calcext:value-type="float">
            <text:p>17.38693</text:p>
          </table:table-cell>
          <table:table-cell office:value-type="float" office:value="16.79779" calcext:value-type="float">
            <text:p>16.79779</text:p>
          </table:table-cell>
          <table:table-cell office:value-type="float" office:value="12.26132" calcext:value-type="float">
            <text:p>12.261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17.8614" calcext:value-type="float">
            <text:p>17.8614</text:p>
          </table:table-cell>
          <table:table-cell office:value-type="float" office:value="22.36" calcext:value-type="float">
            <text:p>22.36</text:p>
          </table:table-cell>
          <table:table-cell office:value-type="float" office:value="14.25" calcext:value-type="float">
            <text:p>14.25</text:p>
          </table:table-cell>
          <table:table-cell office:value-type="float" office:value="1.645475" calcext:value-type="float">
            <text:p>1.645475</text:p>
          </table:table-cell>
          <table:table-cell office:value-type="float" office:value="1.363851" calcext:value-type="float">
            <text:p>1.363851</text:p>
          </table:table-cell>
          <table:table-cell office:value-type="float" office:value="166.572" calcext:value-type="float">
            <text:p>166.572</text:p>
          </table:table-cell>
          <table:table-cell office:value-type="float" office:value="0" calcext:value-type="float">
            <text:p>0</text:p>
          </table:table-cell>
          <table:table-cell office:value-type="float" office:value="20.23749" calcext:value-type="float">
            <text:p>20.23749</text:p>
          </table:table-cell>
          <table:table-cell office:value-type="float" office:value="13.86105" calcext:value-type="float">
            <text:p>13.86105</text:p>
          </table:table-cell>
          <table:table-cell office:value-type="float" office:value="18.72037" calcext:value-type="float">
            <text:p>18.72037</text:p>
          </table:table-cell>
          <table:table-cell office:value-type="float" office:value="14.53506" calcext:value-type="float">
            <text:p>14.53506</text:p>
          </table:table-cell>
          <table:table-cell office:value-type="float" office:value="17.9231" calcext:value-type="float">
            <text:p>17.9231</text:p>
          </table:table-cell>
          <table:table-cell office:value-type="float" office:value="15.15378" calcext:value-type="float">
            <text:p>15.15378</text:p>
          </table:table-cell>
          <table:table-cell office:value-type="float" office:value="17.49918" calcext:value-type="float">
            <text:p>17.49918</text:p>
          </table:table-cell>
          <table:table-cell office:value-type="float" office:value="15.70828" calcext:value-type="float">
            <text:p>15.70828</text:p>
          </table:table-cell>
          <table:table-cell office:value-type="float" office:value="17.33218" calcext:value-type="float">
            <text:p>17.33218</text:p>
          </table:table-cell>
          <table:table-cell office:value-type="float" office:value="16.10904" calcext:value-type="float">
            <text:p>16.10904</text:p>
          </table:table-cell>
          <table:table-cell office:value-type="float" office:value="17.26917" calcext:value-type="float">
            <text:p>17.26917</text:p>
          </table:table-cell>
          <table:table-cell office:value-type="float" office:value="16.58032" calcext:value-type="float">
            <text:p>16.58032</text:p>
          </table:table-cell>
          <table:table-cell office:value-type="float" office:value="17.39624" calcext:value-type="float">
            <text:p>17.39624</text:p>
          </table:table-cell>
          <table:table-cell office:value-type="float" office:value="17.0275" calcext:value-type="float">
            <text:p>17.0275</text:p>
          </table:table-cell>
          <table:table-cell office:value-type="float" office:value="17.80042" calcext:value-type="float">
            <text:p>17.80042</text:p>
          </table:table-cell>
          <table:table-cell office:value-type="float" office:value="17.64529" calcext:value-type="float">
            <text:p>17.64529</text:p>
          </table:table-cell>
          <table:table-cell office:value-type="float" office:value="18.59937" calcext:value-type="float">
            <text:p>18.59937</text:p>
          </table:table-cell>
          <table:table-cell office:value-type="float" office:value="18.35535" calcext:value-type="float">
            <text:p>18.35535</text:p>
          </table:table-cell>
          <table:table-cell office:value-type="float" office:value="18.84476" calcext:value-type="float">
            <text:p>18.84476</text:p>
          </table:table-cell>
          <table:table-cell office:value-type="float" office:value="18.71387" calcext:value-type="float">
            <text:p>18.71387</text:p>
          </table:table-cell>
          <table:table-cell office:value-type="float" office:value="18.67816" calcext:value-type="float">
            <text:p>18.67816</text:p>
          </table:table-cell>
          <table:table-cell office:value-type="float" office:value="18.60785" calcext:value-type="float">
            <text:p>18.60785</text:p>
          </table:table-cell>
          <table:table-cell office:value-type="float" office:value="18.36847" calcext:value-type="float">
            <text:p>18.36847</text:p>
          </table:table-cell>
          <table:table-cell office:value-type="float" office:value="18.32977" calcext:value-type="float">
            <text:p>18.32977</text:p>
          </table:table-cell>
          <table:table-cell office:value-type="float" office:value="17.88983" calcext:value-type="float">
            <text:p>17.88983</text:p>
          </table:table-cell>
          <table:table-cell office:value-type="float" office:value="17.86911" calcext:value-type="float">
            <text:p>17.86911</text:p>
          </table:table-cell>
          <table:table-cell office:value-type="float" office:value="17.38681" calcext:value-type="float">
            <text:p>17.38681</text:p>
          </table:table-cell>
          <table:table-cell office:value-type="float" office:value="17.37378" calcext:value-type="float">
            <text:p>17.37378</text:p>
          </table:table-cell>
          <table:table-cell office:value-type="float" office:value="21.43137" calcext:value-type="float">
            <text:p>21.43137</text:p>
          </table:table-cell>
          <table:table-cell office:value-type="float" office:value="13.37259" calcext:value-type="float">
            <text:p>13.372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7.11108" calcext:value-type="float">
            <text:p>7.11108</text:p>
          </table:table-cell>
          <table:table-cell office:value-type="float" office:value="18.76" calcext:value-type="float">
            <text:p>18.76</text:p>
          </table:table-cell>
          <table:table-cell office:value-type="float" office:value="13.97" calcext:value-type="float">
            <text:p>13.97</text:p>
          </table:table-cell>
          <table:table-cell office:value-type="float" office:value="1.554024" calcext:value-type="float">
            <text:p>1.554024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35.612" calcext:value-type="float">
            <text:p>135.612</text:p>
          </table:table-cell>
          <table:table-cell office:value-type="float" office:value="3.7" calcext:value-type="float">
            <text:p>3.7</text:p>
          </table:table-cell>
          <table:table-cell office:value-type="float" office:value="16.95178" calcext:value-type="float">
            <text:p>16.95178</text:p>
          </table:table-cell>
          <table:table-cell office:value-type="float" office:value="13.52689" calcext:value-type="float">
            <text:p>13.52689</text:p>
          </table:table-cell>
          <table:table-cell office:value-type="float" office:value="16.61957" calcext:value-type="float">
            <text:p>16.61957</text:p>
          </table:table-cell>
          <table:table-cell office:value-type="float" office:value="14.41949" calcext:value-type="float">
            <text:p>14.41949</text:p>
          </table:table-cell>
          <table:table-cell office:value-type="float" office:value="16.48254" calcext:value-type="float">
            <text:p>16.48254</text:p>
          </table:table-cell>
          <table:table-cell office:value-type="float" office:value="15.15457" calcext:value-type="float">
            <text:p>15.15457</text:p>
          </table:table-cell>
          <table:table-cell office:value-type="float" office:value="16.651" calcext:value-type="float">
            <text:p>16.651</text:p>
          </table:table-cell>
          <table:table-cell office:value-type="float" office:value="15.7677" calcext:value-type="float">
            <text:p>15.7677</text:p>
          </table:table-cell>
          <table:table-cell office:value-type="float" office:value="16.93906" calcext:value-type="float">
            <text:p>16.93906</text:p>
          </table:table-cell>
          <table:table-cell office:value-type="float" office:value="16.18365" calcext:value-type="float">
            <text:p>16.18365</text:p>
          </table:table-cell>
          <table:table-cell office:value-type="float" office:value="17.21777" calcext:value-type="float">
            <text:p>17.21777</text:p>
          </table:table-cell>
          <table:table-cell office:value-type="float" office:value="16.6413" calcext:value-type="float">
            <text:p>16.6413</text:p>
          </table:table-cell>
          <table:table-cell office:value-type="float" office:value="17.39597" calcext:value-type="float">
            <text:p>17.39597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17.67987" calcext:value-type="float">
            <text:p>17.67987</text:p>
          </table:table-cell>
          <table:table-cell office:value-type="float" office:value="17.5423" calcext:value-type="float">
            <text:p>17.5423</text:p>
          </table:table-cell>
          <table:table-cell office:value-type="float" office:value="18.35336" calcext:value-type="float">
            <text:p>18.35336</text:p>
          </table:table-cell>
          <table:table-cell office:value-type="float" office:value="18.18954" calcext:value-type="float">
            <text:p>18.18954</text:p>
          </table:table-cell>
          <table:table-cell office:value-type="float" office:value="18.71246" calcext:value-type="float">
            <text:p>18.71246</text:p>
          </table:table-cell>
          <table:table-cell office:value-type="float" office:value="18.58063" calcext:value-type="float">
            <text:p>18.58063</text:p>
          </table:table-cell>
          <table:table-cell office:value-type="float" office:value="18.60706" calcext:value-type="float">
            <text:p>18.60706</text:p>
          </table:table-cell>
          <table:table-cell office:value-type="float" office:value="18.52713" calcext:value-type="float">
            <text:p>18.52713</text:p>
          </table:table-cell>
          <table:table-cell office:value-type="float" office:value="18.32935" calcext:value-type="float">
            <text:p>18.32935</text:p>
          </table:table-cell>
          <table:table-cell office:value-type="float" office:value="18.2858" calcext:value-type="float">
            <text:p>18.2858</text:p>
          </table:table-cell>
          <table:table-cell office:value-type="float" office:value="17.86887" calcext:value-type="float">
            <text:p>17.86887</text:p>
          </table:table-cell>
          <table:table-cell office:value-type="float" office:value="17.84491" calcext:value-type="float">
            <text:p>17.84491</text:p>
          </table:table-cell>
          <table:table-cell office:value-type="float" office:value="17.37366" calcext:value-type="float">
            <text:p>17.37366</text:p>
          </table:table-cell>
          <table:table-cell office:value-type="float" office:value="17.35831" calcext:value-type="float">
            <text:p>17.35831</text:p>
          </table:table-cell>
          <table:table-cell office:value-type="float" office:value="17.30264" calcext:value-type="float">
            <text:p>17.30264</text:p>
          </table:table-cell>
          <table:table-cell office:value-type="float" office:value="12.91724" calcext:value-type="float">
            <text:p>12.91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17.5014" calcext:value-type="float">
            <text:p>17.5014</text:p>
          </table:table-cell>
          <table:table-cell office:value-type="float" office:value="25.73" calcext:value-type="float">
            <text:p>25.73</text:p>
          </table:table-cell>
          <table:table-cell office:value-type="float" office:value="10.73" calcext:value-type="float">
            <text:p>10.73</text:p>
          </table:table-cell>
          <table:table-cell office:value-type="float" office:value="1.585138" calcext:value-type="float">
            <text:p>1.585138</text:p>
          </table:table-cell>
          <table:table-cell office:value-type="float" office:value="1.131813" calcext:value-type="float">
            <text:p>1.131813</text:p>
          </table:table-cell>
          <table:table-cell office:value-type="float" office:value="128.196" calcext:value-type="float">
            <text:p>128.196</text:p>
          </table:table-cell>
          <table:table-cell office:value-type="float" office:value="0" calcext:value-type="float">
            <text:p>0</text:p>
          </table:table-cell>
          <table:table-cell office:value-type="float" office:value="20.50772" calcext:value-type="float">
            <text:p>20.50772</text:p>
          </table:table-cell>
          <table:table-cell office:value-type="float" office:value="11.45996" calcext:value-type="float">
            <text:p>11.45996</text:p>
          </table:table-cell>
          <table:table-cell office:value-type="float" office:value="18.88101" calcext:value-type="float">
            <text:p>18.88101</text:p>
          </table:table-cell>
          <table:table-cell office:value-type="float" office:value="12.92477" calcext:value-type="float">
            <text:p>12.92477</text:p>
          </table:table-cell>
          <table:table-cell office:value-type="float" office:value="17.94928" calcext:value-type="float">
            <text:p>17.94928</text:p>
          </table:table-cell>
          <table:table-cell office:value-type="float" office:value="14.06308" calcext:value-type="float">
            <text:p>14.06308</text:p>
          </table:table-cell>
          <table:table-cell office:value-type="float" office:value="17.39255" calcext:value-type="float">
            <text:p>17.39255</text:p>
          </table:table-cell>
          <table:table-cell office:value-type="float" office:value="14.95969" calcext:value-type="float">
            <text:p>14.95969</text:p>
          </table:table-cell>
          <table:table-cell office:value-type="float" office:value="17.1593" calcext:value-type="float">
            <text:p>17.1593</text:p>
          </table:table-cell>
          <table:table-cell office:value-type="float" office:value="15.53522" calcext:value-type="float">
            <text:p>15.53522</text:p>
          </table:table-cell>
          <table:table-cell office:value-type="float" office:value="17.05563" calcext:value-type="float">
            <text:p>17.05563</text:p>
          </table:table-cell>
          <table:table-cell office:value-type="float" office:value="16.1658" calcext:value-type="float">
            <text:p>16.1658</text:p>
          </table:table-cell>
          <table:table-cell office:value-type="float" office:value="17.12796" calcext:value-type="float">
            <text:p>17.12796</text:p>
          </table:table-cell>
          <table:table-cell office:value-type="float" office:value="16.68277" calcext:value-type="float">
            <text:p>16.68277</text:p>
          </table:table-cell>
          <table:table-cell office:value-type="float" office:value="17.54114" calcext:value-type="float">
            <text:p>17.54114</text:p>
          </table:table-cell>
          <table:table-cell office:value-type="float" office:value="17.34357" calcext:value-type="float">
            <text:p>17.34357</text:p>
          </table:table-cell>
          <table:table-cell office:value-type="float" office:value="18.1879" calcext:value-type="float">
            <text:p>18.1879</text:p>
          </table:table-cell>
          <table:table-cell office:value-type="float" office:value="18.02271" calcext:value-type="float">
            <text:p>18.02271</text:p>
          </table:table-cell>
          <table:table-cell office:value-type="float" office:value="18.57928" calcext:value-type="float">
            <text:p>18.57928</text:p>
          </table:table-cell>
          <table:table-cell office:value-type="float" office:value="18.45172" calcext:value-type="float">
            <text:p>18.45172</text:p>
          </table:table-cell>
          <table:table-cell office:value-type="float" office:value="18.52628" calcext:value-type="float">
            <text:p>18.52628</text:p>
          </table:table-cell>
          <table:table-cell office:value-type="float" office:value="18.44266" calcext:value-type="float">
            <text:p>18.44266</text:p>
          </table:table-cell>
          <table:table-cell office:value-type="float" office:value="18.28531" calcext:value-type="float">
            <text:p>18.28531</text:p>
          </table:table-cell>
          <table:table-cell office:value-type="float" office:value="18.23706" calcext:value-type="float">
            <text:p>18.23706</text:p>
          </table:table-cell>
          <table:table-cell office:value-type="float" office:value="17.84464" calcext:value-type="float">
            <text:p>17.84464</text:p>
          </table:table-cell>
          <table:table-cell office:value-type="float" office:value="17.81833" calcext:value-type="float">
            <text:p>17.81833</text:p>
          </table:table-cell>
          <table:table-cell office:value-type="float" office:value="17.35815" calcext:value-type="float">
            <text:p>17.35815</text:p>
          </table:table-cell>
          <table:table-cell office:value-type="float" office:value="17.34079" calcext:value-type="float">
            <text:p>17.34079</text:p>
          </table:table-cell>
          <table:table-cell office:value-type="float" office:value="21.81131" calcext:value-type="float">
            <text:p>21.81131</text:p>
          </table:table-cell>
          <table:table-cell office:value-type="float" office:value="10.50198" calcext:value-type="float">
            <text:p>10.501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17.1234" calcext:value-type="float">
            <text:p>17.1234</text:p>
          </table:table-cell>
          <table:table-cell office:value-type="float" office:value="28.13" calcext:value-type="float">
            <text:p>28.13</text:p>
          </table:table-cell>
          <table:table-cell office:value-type="float" office:value="13.71" calcext:value-type="float">
            <text:p>13.71</text:p>
          </table:table-cell>
          <table:table-cell office:value-type="float" office:value="1.845147" calcext:value-type="float">
            <text:p>1.845147</text:p>
          </table:table-cell>
          <table:table-cell office:value-type="float" office:value="1.315009" calcext:value-type="float">
            <text:p>1.315009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0" calcext:value-type="float">
            <text:p>0</text:p>
          </table:table-cell>
          <table:table-cell office:value-type="float" office:value="22.85013" calcext:value-type="float">
            <text:p>22.85013</text:p>
          </table:table-cell>
          <table:table-cell office:value-type="float" office:value="13.58743" calcext:value-type="float">
            <text:p>13.58743</text:p>
          </table:table-cell>
          <table:table-cell office:value-type="float" office:value="20.42935" calcext:value-type="float">
            <text:p>20.42935</text:p>
          </table:table-cell>
          <table:table-cell office:value-type="float" office:value="14.53415" calcext:value-type="float">
            <text:p>14.53415</text:p>
          </table:table-cell>
          <table:table-cell office:value-type="float" office:value="19.19574" calcext:value-type="float">
            <text:p>19.19574</text:p>
          </table:table-cell>
          <table:table-cell office:value-type="float" office:value="15.2966" calcext:value-type="float">
            <text:p>15.2966</text:p>
          </table:table-cell>
          <table:table-cell office:value-type="float" office:value="18.3862" calcext:value-type="float">
            <text:p>18.3862</text:p>
          </table:table-cell>
          <table:table-cell office:value-type="float" office:value="15.8988" calcext:value-type="float">
            <text:p>15.8988</text:p>
          </table:table-cell>
          <table:table-cell office:value-type="float" office:value="17.96927" calcext:value-type="float">
            <text:p>17.96927</text:p>
          </table:table-cell>
          <table:table-cell office:value-type="float" office:value="16.26123" calcext:value-type="float">
            <text:p>16.26123</text:p>
          </table:table-cell>
          <table:table-cell office:value-type="float" office:value="17.64127" calcext:value-type="float">
            <text:p>17.64127</text:p>
          </table:table-cell>
          <table:table-cell office:value-type="float" office:value="16.64899" calcext:value-type="float">
            <text:p>16.64899</text:p>
          </table:table-cell>
          <table:table-cell office:value-type="float" office:value="17.52921" calcext:value-type="float">
            <text:p>17.52921</text:p>
          </table:table-cell>
          <table:table-cell office:value-type="float" office:value="16.95471" calcext:value-type="float">
            <text:p>16.95471</text:p>
          </table:table-cell>
          <table:table-cell office:value-type="float" office:value="17.45483" calcext:value-type="float">
            <text:p>17.45483</text:p>
          </table:table-cell>
          <table:table-cell office:value-type="float" office:value="17.36053" calcext:value-type="float">
            <text:p>17.36053</text:p>
          </table:table-cell>
          <table:table-cell office:value-type="float" office:value="18.02112" calcext:value-type="float">
            <text:p>18.02112</text:p>
          </table:table-cell>
          <table:table-cell office:value-type="float" office:value="17.91013" calcext:value-type="float">
            <text:p>17.91013</text:p>
          </table:table-cell>
          <table:table-cell office:value-type="float" office:value="18.45035" calcext:value-type="float">
            <text:p>18.45035</text:p>
          </table:table-cell>
          <table:table-cell office:value-type="float" office:value="18.33014" calcext:value-type="float">
            <text:p>18.33014</text:p>
          </table:table-cell>
          <table:table-cell office:value-type="float" office:value="18.44174" calcext:value-type="float">
            <text:p>18.44174</text:p>
          </table:table-cell>
          <table:table-cell office:value-type="float" office:value="18.35538" calcext:value-type="float">
            <text:p>18.35538</text:p>
          </table:table-cell>
          <table:table-cell office:value-type="float" office:value="18.23648" calcext:value-type="float">
            <text:p>18.23648</text:p>
          </table:table-cell>
          <table:table-cell office:value-type="float" office:value="18.18332" calcext:value-type="float">
            <text:p>18.18332</text:p>
          </table:table-cell>
          <table:table-cell office:value-type="float" office:value="17.81799" calcext:value-type="float">
            <text:p>17.81799</text:p>
          </table:table-cell>
          <table:table-cell office:value-type="float" office:value="17.78787" calcext:value-type="float">
            <text:p>17.78787</text:p>
          </table:table-cell>
          <table:table-cell office:value-type="float" office:value="17.34061" calcext:value-type="float">
            <text:p>17.34061</text:p>
          </table:table-cell>
          <table:table-cell office:value-type="float" office:value="17.3208" calcext:value-type="float">
            <text:p>17.3208</text:p>
          </table:table-cell>
          <table:table-cell office:value-type="float" office:value="25.73376" calcext:value-type="float">
            <text:p>25.73376</text:p>
          </table:table-cell>
          <table:table-cell office:value-type="float" office:value="12.94046" calcext:value-type="float">
            <text:p>12.940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19.61945" calcext:value-type="float">
            <text:p>19.61945</text:p>
          </table:table-cell>
          <table:table-cell office:value-type="float" office:value="26.33" calcext:value-type="float">
            <text:p>26.33</text:p>
          </table:table-cell>
          <table:table-cell office:value-type="float" office:value="10.51" calcext:value-type="float">
            <text:p>10.51</text:p>
          </table:table-cell>
          <table:table-cell office:value-type="float" office:value="1.301867" calcext:value-type="float">
            <text:p>1.301867</text:p>
          </table:table-cell>
          <table:table-cell office:value-type="float" office:value="1.016833" calcext:value-type="float">
            <text:p>1.016833</text:p>
          </table:table-cell>
          <table:table-cell office:value-type="float" office:value="166.212" calcext:value-type="float">
            <text:p>166.212</text:p>
          </table:table-cell>
          <table:table-cell office:value-type="float" office:value="0" calcext:value-type="float">
            <text:p>0</text:p>
          </table:table-cell>
          <table:table-cell office:value-type="float" office:value="21.66861" calcext:value-type="float">
            <text:p>21.66861</text:p>
          </table:table-cell>
          <table:table-cell office:value-type="float" office:value="11.42859" calcext:value-type="float">
            <text:p>11.42859</text:p>
          </table:table-cell>
          <table:table-cell office:value-type="float" office:value="19.59094" calcext:value-type="float">
            <text:p>19.59094</text:p>
          </table:table-cell>
          <table:table-cell office:value-type="float" office:value="13.45074" calcext:value-type="float">
            <text:p>13.45074</text:p>
          </table:table-cell>
          <table:table-cell office:value-type="float" office:value="18.68048" calcext:value-type="float">
            <text:p>18.68048</text:p>
          </table:table-cell>
          <table:table-cell office:value-type="float" office:value="14.6922" calcext:value-type="float">
            <text:p>14.6922</text:p>
          </table:table-cell>
          <table:table-cell office:value-type="float" office:value="18.05527" calcext:value-type="float">
            <text:p>18.05527</text:p>
          </table:table-cell>
          <table:table-cell office:value-type="float" office:value="15.63629" calcext:value-type="float">
            <text:p>15.63629</text:p>
          </table:table-cell>
          <table:table-cell office:value-type="float" office:value="17.75052" calcext:value-type="float">
            <text:p>17.75052</text:p>
          </table:table-cell>
          <table:table-cell office:value-type="float" office:value="16.17609" calcext:value-type="float">
            <text:p>16.17609</text:p>
          </table:table-cell>
          <table:table-cell office:value-type="float" office:value="17.60394" calcext:value-type="float">
            <text:p>17.60394</text:p>
          </table:table-cell>
          <table:table-cell office:value-type="float" office:value="16.70258" calcext:value-type="float">
            <text:p>16.70258</text:p>
          </table:table-cell>
          <table:table-cell office:value-type="float" office:value="17.53452" calcext:value-type="float">
            <text:p>17.53452</text:p>
          </table:table-cell>
          <table:table-cell office:value-type="float" office:value="17.04358" calcext:value-type="float">
            <text:p>17.04358</text:p>
          </table:table-cell>
          <table:table-cell office:value-type="float" office:value="17.52313" calcext:value-type="float">
            <text:p>17.52313</text:p>
          </table:table-cell>
          <table:table-cell office:value-type="float" office:value="17.45062" calcext:value-type="float">
            <text:p>17.45062</text:p>
          </table:table-cell>
          <table:table-cell office:value-type="float" office:value="17.90948" calcext:value-type="float">
            <text:p>17.90948</text:p>
          </table:table-cell>
          <table:table-cell office:value-type="float" office:value="17.86292" calcext:value-type="float">
            <text:p>17.86292</text:p>
          </table:table-cell>
          <table:table-cell office:value-type="float" office:value="18.32892" calcext:value-type="float">
            <text:p>18.32892</text:p>
          </table:table-cell>
          <table:table-cell office:value-type="float" office:value="18.22809" calcext:value-type="float">
            <text:p>18.22809</text:p>
          </table:table-cell>
          <table:table-cell office:value-type="float" office:value="18.35449" calcext:value-type="float">
            <text:p>18.35449</text:p>
          </table:table-cell>
          <table:table-cell office:value-type="float" office:value="18.27063" calcext:value-type="float">
            <text:p>18.27063</text:p>
          </table:table-cell>
          <table:table-cell office:value-type="float" office:value="18.18274" calcext:value-type="float">
            <text:p>18.18274</text:p>
          </table:table-cell>
          <table:table-cell office:value-type="float" office:value="18.12711" calcext:value-type="float">
            <text:p>18.12711</text:p>
          </table:table-cell>
          <table:table-cell office:value-type="float" office:value="17.78754" calcext:value-type="float">
            <text:p>17.78754</text:p>
          </table:table-cell>
          <table:table-cell office:value-type="float" office:value="17.75504" calcext:value-type="float">
            <text:p>17.75504</text:p>
          </table:table-cell>
          <table:table-cell office:value-type="float" office:value="17.32059" calcext:value-type="float">
            <text:p>17.32059</text:p>
          </table:table-cell>
          <table:table-cell office:value-type="float" office:value="17.29822" calcext:value-type="float">
            <text:p>17.29822</text:p>
          </table:table-cell>
          <table:table-cell office:value-type="float" office:value="28.91614" calcext:value-type="float">
            <text:p>28.91614</text:p>
          </table:table-cell>
          <table:table-cell office:value-type="float" office:value="10.31891" calcext:value-type="float">
            <text:p>10.31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12.24684" calcext:value-type="float">
            <text:p>12.24684</text:p>
          </table:table-cell>
          <table:table-cell office:value-type="float" office:value="26.34" calcext:value-type="float">
            <text:p>26.34</text:p>
          </table:table-cell>
          <table:table-cell office:value-type="float" office:value="13.6" calcext:value-type="float">
            <text:p>13.6</text:p>
          </table:table-cell>
          <table:table-cell office:value-type="float" office:value="1.972228" calcext:value-type="float">
            <text:p>1.972228</text:p>
          </table:table-cell>
          <table:table-cell office:value-type="float" office:value="1.186104" calcext:value-type="float">
            <text:p>1.186104</text:p>
          </table:table-cell>
          <table:table-cell office:value-type="float" office:value="249.912" calcext:value-type="float">
            <text:p>249.912</text:p>
          </table:table-cell>
          <table:table-cell office:value-type="float" office:value="6.6" calcext:value-type="float">
            <text:p>6.6</text:p>
          </table:table-cell>
          <table:table-cell office:value-type="float" office:value="20.63858" calcext:value-type="float">
            <text:p>20.63858</text:p>
          </table:table-cell>
          <table:table-cell office:value-type="float" office:value="13.88397" calcext:value-type="float">
            <text:p>13.88397</text:p>
          </table:table-cell>
          <table:table-cell office:value-type="float" office:value="19.44727" calcext:value-type="float">
            <text:p>19.44727</text:p>
          </table:table-cell>
          <table:table-cell office:value-type="float" office:value="15.1102" calcext:value-type="float">
            <text:p>15.1102</text:p>
          </table:table-cell>
          <table:table-cell office:value-type="float" office:value="18.73068" calcext:value-type="float">
            <text:p>18.73068</text:p>
          </table:table-cell>
          <table:table-cell office:value-type="float" office:value="15.86627" calcext:value-type="float">
            <text:p>15.86627</text:p>
          </table:table-cell>
          <table:table-cell office:value-type="float" office:value="18.21423" calcext:value-type="float">
            <text:p>18.21423</text:p>
          </table:table-cell>
          <table:table-cell office:value-type="float" office:value="16.41299" calcext:value-type="float">
            <text:p>16.41299</text:p>
          </table:table-cell>
          <table:table-cell office:value-type="float" office:value="17.94958" calcext:value-type="float">
            <text:p>17.94958</text:p>
          </table:table-cell>
          <table:table-cell office:value-type="float" office:value="16.71866" calcext:value-type="float">
            <text:p>16.71866</text:p>
          </table:table-cell>
          <table:table-cell office:value-type="float" office:value="17.72842" calcext:value-type="float">
            <text:p>17.72842</text:p>
          </table:table-cell>
          <table:table-cell office:value-type="float" office:value="17.02567" calcext:value-type="float">
            <text:p>17.02567</text:p>
          </table:table-cell>
          <table:table-cell office:value-type="float" office:value="17.60455" calcext:value-type="float">
            <text:p>17.60455</text:p>
          </table:table-cell>
          <table:table-cell office:value-type="float" office:value="17.23868" calcext:value-type="float">
            <text:p>17.23868</text:p>
          </table:table-cell>
          <table:table-cell office:value-type="float" office:value="17.54568" calcext:value-type="float">
            <text:p>17.54568</text:p>
          </table:table-cell>
          <table:table-cell office:value-type="float" office:value="17.48392" calcext:value-type="float">
            <text:p>17.48392</text:p>
          </table:table-cell>
          <table:table-cell office:value-type="float" office:value="17.86246" calcext:value-type="float">
            <text:p>17.86246</text:p>
          </table:table-cell>
          <table:table-cell office:value-type="float" office:value="17.83176" calcext:value-type="float">
            <text:p>17.83176</text:p>
          </table:table-cell>
          <table:table-cell office:value-type="float" office:value="18.22708" calcext:value-type="float">
            <text:p>18.22708</text:p>
          </table:table-cell>
          <table:table-cell office:value-type="float" office:value="18.14423" calcext:value-type="float">
            <text:p>18.14423</text:p>
          </table:table-cell>
          <table:table-cell office:value-type="float" office:value="18.26978" calcext:value-type="float">
            <text:p>18.26978</text:p>
          </table:table-cell>
          <table:table-cell office:value-type="float" office:value="18.19199" calcext:value-type="float">
            <text:p>18.19199</text:p>
          </table:table-cell>
          <table:table-cell office:value-type="float" office:value="18.1265" calcext:value-type="float">
            <text:p>18.1265</text:p>
          </table:table-cell>
          <table:table-cell office:value-type="float" office:value="18.06964" calcext:value-type="float">
            <text:p>18.06964</text:p>
          </table:table-cell>
          <table:table-cell office:value-type="float" office:value="17.75467" calcext:value-type="float">
            <text:p>17.75467</text:p>
          </table:table-cell>
          <table:table-cell office:value-type="float" office:value="17.71906" calcext:value-type="float">
            <text:p>17.71906</text:p>
          </table:table-cell>
          <table:table-cell office:value-type="float" office:value="17.29797" calcext:value-type="float">
            <text:p>17.29797</text:p>
          </table:table-cell>
          <table:table-cell office:value-type="float" office:value="17.27328" calcext:value-type="float">
            <text:p>17.27328</text:p>
          </table:table-cell>
          <table:table-cell office:value-type="float" office:value="21.85461" calcext:value-type="float">
            <text:p>21.85461</text:p>
          </table:table-cell>
          <table:table-cell office:value-type="float" office:value="12.84134" calcext:value-type="float">
            <text:p>12.841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8.85744" calcext:value-type="float">
            <text:p>8.85744</text:p>
          </table:table-cell>
          <table:table-cell office:value-type="float" office:value="15.81" calcext:value-type="float">
            <text:p>15.81</text:p>
          </table:table-cell>
          <table:table-cell office:value-type="float" office:value="5.98" calcext:value-type="float">
            <text:p>5.98</text:p>
          </table:table-cell>
          <table:table-cell office:value-type="float" office:value="1.407956" calcext:value-type="float">
            <text:p>1.407956</text:p>
          </table:table-cell>
          <table:table-cell office:value-type="float" office:value="0.8207941" calcext:value-type="float">
            <text:p>0.8207941</text:p>
          </table:table-cell>
          <table:table-cell office:value-type="float" office:value="363.564" calcext:value-type="float">
            <text:p>363.564</text:p>
          </table:table-cell>
          <table:table-cell office:value-type="float" office:value="0" calcext:value-type="float">
            <text:p>0</text:p>
          </table:table-cell>
          <table:table-cell office:value-type="float" office:value="15.90338" calcext:value-type="float">
            <text:p>15.90338</text:p>
          </table:table-cell>
          <table:table-cell office:value-type="float" office:value="8.413696" calcext:value-type="float">
            <text:p>8.413696</text:p>
          </table:table-cell>
          <table:table-cell office:value-type="float" office:value="17.06409" calcext:value-type="float">
            <text:p>17.06409</text:p>
          </table:table-cell>
          <table:table-cell office:value-type="float" office:value="11.26904" calcext:value-type="float">
            <text:p>11.26904</text:p>
          </table:table-cell>
          <table:table-cell office:value-type="float" office:value="17.69302" calcext:value-type="float">
            <text:p>17.69302</text:p>
          </table:table-cell>
          <table:table-cell office:value-type="float" office:value="13.2677" calcext:value-type="float">
            <text:p>13.2677</text:p>
          </table:table-cell>
          <table:table-cell office:value-type="float" office:value="17.89246" calcext:value-type="float">
            <text:p>17.89246</text:p>
          </table:table-cell>
          <table:table-cell office:value-type="float" office:value="14.78238" calcext:value-type="float">
            <text:p>14.78238</text:p>
          </table:table-cell>
          <table:table-cell office:value-type="float" office:value="17.854" calcext:value-type="float">
            <text:p>17.854</text:p>
          </table:table-cell>
          <table:table-cell office:value-type="float" office:value="15.59491" calcext:value-type="float">
            <text:p>15.59491</text:p>
          </table:table-cell>
          <table:table-cell office:value-type="float" office:value="17.73141" calcext:value-type="float">
            <text:p>17.73141</text:p>
          </table:table-cell>
          <table:table-cell office:value-type="float" office:value="16.43011" calcext:value-type="float">
            <text:p>16.43011</text:p>
          </table:table-cell>
          <table:table-cell office:value-type="float" office:value="17.6449" calcext:value-type="float">
            <text:p>17.6449</text:p>
          </table:table-cell>
          <table:table-cell office:value-type="float" office:value="16.94202" calcext:value-type="float">
            <text:p>16.94202</text:p>
          </table:table-cell>
          <table:table-cell office:value-type="float" office:value="17.61035" calcext:value-type="float">
            <text:p>17.61035</text:p>
          </table:table-cell>
          <table:table-cell office:value-type="float" office:value="17.46884" calcext:value-type="float">
            <text:p>17.46884</text:p>
          </table:table-cell>
          <table:table-cell office:value-type="float" office:value="17.83157" calcext:value-type="float">
            <text:p>17.83157</text:p>
          </table:table-cell>
          <table:table-cell office:value-type="float" office:value="17.81299" calcext:value-type="float">
            <text:p>17.81299</text:p>
          </table:table-cell>
          <table:table-cell office:value-type="float" office:value="18.14343" calcext:value-type="float">
            <text:p>18.14343</text:p>
          </table:table-cell>
          <table:table-cell office:value-type="float" office:value="18.07675" calcext:value-type="float">
            <text:p>18.07675</text:p>
          </table:table-cell>
          <table:table-cell office:value-type="float" office:value="18.19119" calcext:value-type="float">
            <text:p>18.19119</text:p>
          </table:table-cell>
          <table:table-cell office:value-type="float" office:value="18.12137" calcext:value-type="float">
            <text:p>18.12137</text:p>
          </table:table-cell>
          <table:table-cell office:value-type="float" office:value="18.06906" calcext:value-type="float">
            <text:p>18.06906</text:p>
          </table:table-cell>
          <table:table-cell office:value-type="float" office:value="18.01297" calcext:value-type="float">
            <text:p>18.01297</text:p>
          </table:table-cell>
          <table:table-cell office:value-type="float" office:value="17.71866" calcext:value-type="float">
            <text:p>17.71866</text:p>
          </table:table-cell>
          <table:table-cell office:value-type="float" office:value="17.68198" calcext:value-type="float">
            <text:p>17.68198</text:p>
          </table:table-cell>
          <table:table-cell office:value-type="float" office:value="17.27301" calcext:value-type="float">
            <text:p>17.27301</text:p>
          </table:table-cell>
          <table:table-cell office:value-type="float" office:value="17.24579" calcext:value-type="float">
            <text:p>17.24579</text:p>
          </table:table-cell>
          <table:table-cell office:value-type="float" office:value="15.59839" calcext:value-type="float">
            <text:p>15.59839</text:p>
          </table:table-cell>
          <table:table-cell office:value-type="float" office:value="6.585663" calcext:value-type="float">
            <text:p>6.5856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19.76434" calcext:value-type="float">
            <text:p>19.76434</text:p>
          </table:table-cell>
          <table:table-cell office:value-type="float" office:value="17.02" calcext:value-type="float">
            <text:p>17.02</text:p>
          </table:table-cell>
          <table:table-cell office:value-type="float" office:value="5.1" calcext:value-type="float">
            <text:p>5.1</text:p>
          </table:table-cell>
          <table:table-cell office:value-type="float" office:value="0.9791687" calcext:value-type="float">
            <text:p>0.9791687</text:p>
          </table:table-cell>
          <table:table-cell office:value-type="float" office:value="0.7724296" calcext:value-type="float">
            <text:p>0.77242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0" calcext:value-type="float">
            <text:p>0</text:p>
          </table:table-cell>
          <table:table-cell office:value-type="float" office:value="15.65546" calcext:value-type="float">
            <text:p>15.65546</text:p>
          </table:table-cell>
          <table:table-cell office:value-type="float" office:value="7.352783" calcext:value-type="float">
            <text:p>7.352783</text:p>
          </table:table-cell>
          <table:table-cell office:value-type="float" office:value="14.71149" calcext:value-type="float">
            <text:p>14.71149</text:p>
          </table:table-cell>
          <table:table-cell office:value-type="float" office:value="9.852325" calcext:value-type="float">
            <text:p>9.852325</text:p>
          </table:table-cell>
          <table:table-cell office:value-type="float" office:value="14.52603" calcext:value-type="float">
            <text:p>14.52603</text:p>
          </table:table-cell>
          <table:table-cell office:value-type="float" office:value="11.46457" calcext:value-type="float">
            <text:p>11.46457</text:p>
          </table:table-cell>
          <table:table-cell office:value-type="float" office:value="14.70715" calcext:value-type="float">
            <text:p>14.70715</text:p>
          </table:table-cell>
          <table:table-cell office:value-type="float" office:value="12.94409" calcext:value-type="float">
            <text:p>12.94409</text:p>
          </table:table-cell>
          <table:table-cell office:value-type="float" office:value="15.54114" calcext:value-type="float">
            <text:p>15.54114</text:p>
          </table:table-cell>
          <table:table-cell office:value-type="float" office:value="13.91974" calcext:value-type="float">
            <text:p>13.91974</text:p>
          </table:table-cell>
          <table:table-cell office:value-type="float" office:value="16.40121" calcext:value-type="float">
            <text:p>16.40121</text:p>
          </table:table-cell>
          <table:table-cell office:value-type="float" office:value="14.948" calcext:value-type="float">
            <text:p>14.948</text:p>
          </table:table-cell>
          <table:table-cell office:value-type="float" office:value="16.92737" calcext:value-type="float">
            <text:p>16.92737</text:p>
          </table:table-cell>
          <table:table-cell office:value-type="float" office:value="15.78699" calcext:value-type="float">
            <text:p>15.78699</text:p>
          </table:table-cell>
          <table:table-cell office:value-type="float" office:value="17.46475" calcext:value-type="float">
            <text:p>17.46475</text:p>
          </table:table-cell>
          <table:table-cell office:value-type="float" office:value="16.74429" calcext:value-type="float">
            <text:p>16.74429</text:p>
          </table:table-cell>
          <table:table-cell office:value-type="float" office:value="17.81229" calcext:value-type="float">
            <text:p>17.81229</text:p>
          </table:table-cell>
          <table:table-cell office:value-type="float" office:value="17.62875" calcext:value-type="float">
            <text:p>17.62875</text:p>
          </table:table-cell>
          <table:table-cell office:value-type="float" office:value="18.07608" calcext:value-type="float">
            <text:p>18.07608</text:p>
          </table:table-cell>
          <table:table-cell office:value-type="float" office:value="18.00351" calcext:value-type="float">
            <text:p>18.00351</text:p>
          </table:table-cell>
          <table:table-cell office:value-type="float" office:value="18.12067" calcext:value-type="float">
            <text:p>18.12067</text:p>
          </table:table-cell>
          <table:table-cell office:value-type="float" office:value="18.05563" calcext:value-type="float">
            <text:p>18.05563</text:p>
          </table:table-cell>
          <table:table-cell office:value-type="float" office:value="18.01236" calcext:value-type="float">
            <text:p>18.01236</text:p>
          </table:table-cell>
          <table:table-cell office:value-type="float" office:value="17.95746" calcext:value-type="float">
            <text:p>17.95746</text:p>
          </table:table-cell>
          <table:table-cell office:value-type="float" office:value="17.68161" calcext:value-type="float">
            <text:p>17.68161</text:p>
          </table:table-cell>
          <table:table-cell office:value-type="float" office:value="17.64285" calcext:value-type="float">
            <text:p>17.64285</text:p>
          </table:table-cell>
          <table:table-cell office:value-type="float" office:value="17.24548" calcext:value-type="float">
            <text:p>17.24548</text:p>
          </table:table-cell>
          <table:table-cell office:value-type="float" office:value="17.21631" calcext:value-type="float">
            <text:p>17.21631</text:p>
          </table:table-cell>
          <table:table-cell office:value-type="float" office:value="19.09018" calcext:value-type="float">
            <text:p>19.09018</text:p>
          </table:table-cell>
          <table:table-cell office:value-type="float" office:value="5.615112" calcext:value-type="float">
            <text:p>5.615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19.28089" calcext:value-type="float">
            <text:p>19.28089</text:p>
          </table:table-cell>
          <table:table-cell office:value-type="float" office:value="19.08" calcext:value-type="float">
            <text:p>19.08</text:p>
          </table:table-cell>
          <table:table-cell office:value-type="float" office:value="3.17" calcext:value-type="float">
            <text:p>3.17</text:p>
          </table:table-cell>
          <table:table-cell office:value-type="float" office:value="0.9985803" calcext:value-type="float">
            <text:p>0.9985803</text:p>
          </table:table-cell>
          <table:table-cell office:value-type="float" office:value="0.6751903" calcext:value-type="float">
            <text:p>0.6751903</text:p>
          </table:table-cell>
          <table:table-cell office:value-type="float" office:value="113.544" calcext:value-type="float">
            <text:p>113.544</text:p>
          </table:table-cell>
          <table:table-cell office:value-type="float" office:value="0" calcext:value-type="float">
            <text:p>0</text:p>
          </table:table-cell>
          <table:table-cell office:value-type="float" office:value="16.53864" calcext:value-type="float">
            <text:p>16.53864</text:p>
          </table:table-cell>
          <table:table-cell office:value-type="float" office:value="5.349426" calcext:value-type="float">
            <text:p>5.349426</text:p>
          </table:table-cell>
          <table:table-cell office:value-type="float" office:value="14.97479" calcext:value-type="float">
            <text:p>14.97479</text:p>
          </table:table-cell>
          <table:table-cell office:value-type="float" office:value="8.302338" calcext:value-type="float">
            <text:p>8.302338</text:p>
          </table:table-cell>
          <table:table-cell office:value-type="float" office:value="14.48151" calcext:value-type="float">
            <text:p>14.48151</text:p>
          </table:table-cell>
          <table:table-cell office:value-type="float" office:value="10.20712" calcext:value-type="float">
            <text:p>10.20712</text:p>
          </table:table-cell>
          <table:table-cell office:value-type="float" office:value="14.34082" calcext:value-type="float">
            <text:p>14.34082</text:p>
          </table:table-cell>
          <table:table-cell office:value-type="float" office:value="11.82913" calcext:value-type="float">
            <text:p>11.82913</text:p>
          </table:table-cell>
          <table:table-cell office:value-type="float" office:value="14.43613" calcext:value-type="float">
            <text:p>14.43613</text:p>
          </table:table-cell>
          <table:table-cell office:value-type="float" office:value="12.87979" calcext:value-type="float">
            <text:p>12.87979</text:p>
          </table:table-cell>
          <table:table-cell office:value-type="float" office:value="15.16293" calcext:value-type="float">
            <text:p>15.16293</text:p>
          </table:table-cell>
          <table:table-cell office:value-type="float" office:value="14.01788" calcext:value-type="float">
            <text:p>14.01788</text:p>
          </table:table-cell>
          <table:table-cell office:value-type="float" office:value="15.8208" calcext:value-type="float">
            <text:p>15.8208</text:p>
          </table:table-cell>
          <table:table-cell office:value-type="float" office:value="14.96759" calcext:value-type="float">
            <text:p>14.96759</text:p>
          </table:table-cell>
          <table:table-cell office:value-type="float" office:value="16.73917" calcext:value-type="float">
            <text:p>16.73917</text:p>
          </table:table-cell>
          <table:table-cell office:value-type="float" office:value="16.11627" calcext:value-type="float">
            <text:p>16.11627</text:p>
          </table:table-cell>
          <table:table-cell office:value-type="float" office:value="17.62589" calcext:value-type="float">
            <text:p>17.62589</text:p>
          </table:table-cell>
          <table:table-cell office:value-type="float" office:value="17.30582" calcext:value-type="float">
            <text:p>17.30582</text:p>
          </table:table-cell>
          <table:table-cell office:value-type="float" office:value="18.00253" calcext:value-type="float">
            <text:p>18.00253</text:p>
          </table:table-cell>
          <table:table-cell office:value-type="float" office:value="17.88773" calcext:value-type="float">
            <text:p>17.88773</text:p>
          </table:table-cell>
          <table:table-cell office:value-type="float" office:value="18.05493" calcext:value-type="float">
            <text:p>18.05493</text:p>
          </table:table-cell>
          <table:table-cell office:value-type="float" office:value="17.98395" calcext:value-type="float">
            <text:p>17.98395</text:p>
          </table:table-cell>
          <table:table-cell office:value-type="float" office:value="17.95688" calcext:value-type="float">
            <text:p>17.95688</text:p>
          </table:table-cell>
          <table:table-cell office:value-type="float" office:value="17.90292" calcext:value-type="float">
            <text:p>17.90292</text:p>
          </table:table-cell>
          <table:table-cell office:value-type="float" office:value="17.64246" calcext:value-type="float">
            <text:p>17.64246</text:p>
          </table:table-cell>
          <table:table-cell office:value-type="float" office:value="17.60141" calcext:value-type="float">
            <text:p>17.60141</text:p>
          </table:table-cell>
          <table:table-cell office:value-type="float" office:value="17.21597" calcext:value-type="float">
            <text:p>17.21597</text:p>
          </table:table-cell>
          <table:table-cell office:value-type="float" office:value="17.18408" calcext:value-type="float">
            <text:p>17.18408</text:p>
          </table:table-cell>
          <table:table-cell office:value-type="float" office:value="21.79645" calcext:value-type="float">
            <text:p>21.79645</text:p>
          </table:table-cell>
          <table:table-cell office:value-type="float" office:value="3.792999" calcext:value-type="float">
            <text:p>3.7929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19.09507" calcext:value-type="float">
            <text:p>19.09507</text:p>
          </table:table-cell>
          <table:table-cell office:value-type="float" office:value="22.92" calcext:value-type="float">
            <text:p>22.92</text:p>
          </table:table-cell>
          <table:table-cell office:value-type="float" office:value="4.37" calcext:value-type="float">
            <text:p>4.37</text:p>
          </table:table-cell>
          <table:table-cell office:value-type="float" office:value="1.063349" calcext:value-type="float">
            <text:p>1.063349</text:p>
          </table:table-cell>
          <table:table-cell office:value-type="float" office:value="0.7342646" calcext:value-type="float">
            <text:p>0.7342646</text:p>
          </table:table-cell>
          <table:table-cell office:value-type="float" office:value="160.596" calcext:value-type="float">
            <text:p>160.596</text:p>
          </table:table-cell>
          <table:table-cell office:value-type="float" office:value="0" calcext:value-type="float">
            <text:p>0</text:p>
          </table:table-cell>
          <table:table-cell office:value-type="float" office:value="18.70468" calcext:value-type="float">
            <text:p>18.70468</text:p>
          </table:table-cell>
          <table:table-cell office:value-type="float" office:value="6.219818" calcext:value-type="float">
            <text:p>6.219818</text:p>
          </table:table-cell>
          <table:table-cell office:value-type="float" office:value="16.49802" calcext:value-type="float">
            <text:p>16.49802</text:p>
          </table:table-cell>
          <table:table-cell office:value-type="float" office:value="8.862396" calcext:value-type="float">
            <text:p>8.862396</text:p>
          </table:table-cell>
          <table:table-cell office:value-type="float" office:value="15.58411" calcext:value-type="float">
            <text:p>15.58411</text:p>
          </table:table-cell>
          <table:table-cell office:value-type="float" office:value="10.52148" calcext:value-type="float">
            <text:p>10.52148</text:p>
          </table:table-cell>
          <table:table-cell office:value-type="float" office:value="15.08057" calcext:value-type="float">
            <text:p>15.08057</text:p>
          </table:table-cell>
          <table:table-cell office:value-type="float" office:value="11.93079" calcext:value-type="float">
            <text:p>11.93079</text:p>
          </table:table-cell>
          <table:table-cell office:value-type="float" office:value="14.92944" calcext:value-type="float">
            <text:p>14.92944</text:p>
          </table:table-cell>
          <table:table-cell office:value-type="float" office:value="12.83923" calcext:value-type="float">
            <text:p>12.83923</text:p>
          </table:table-cell>
          <table:table-cell office:value-type="float" office:value="14.96997" calcext:value-type="float">
            <text:p>14.96997</text:p>
          </table:table-cell>
          <table:table-cell office:value-type="float" office:value="13.8356" calcext:value-type="float">
            <text:p>13.8356</text:p>
          </table:table-cell>
          <table:table-cell office:value-type="float" office:value="15.24103" calcext:value-type="float">
            <text:p>15.24103</text:p>
          </table:table-cell>
          <table:table-cell office:value-type="float" office:value="14.6752" calcext:value-type="float">
            <text:p>14.6752</text:p>
          </table:table-cell>
          <table:table-cell office:value-type="float" office:value="16.11362" calcext:value-type="float">
            <text:p>16.11362</text:p>
          </table:table-cell>
          <table:table-cell office:value-type="float" office:value="15.77399" calcext:value-type="float">
            <text:p>15.77399</text:p>
          </table:table-cell>
          <table:table-cell office:value-type="float" office:value="17.30228" calcext:value-type="float">
            <text:p>17.30228</text:p>
          </table:table-cell>
          <table:table-cell office:value-type="float" office:value="16.98123" calcext:value-type="float">
            <text:p>16.98123</text:p>
          </table:table-cell>
          <table:table-cell office:value-type="float" office:value="17.88629" calcext:value-type="float">
            <text:p>17.88629</text:p>
          </table:table-cell>
          <table:table-cell office:value-type="float" office:value="17.7327" calcext:value-type="float">
            <text:p>17.7327</text:p>
          </table:table-cell>
          <table:table-cell office:value-type="float" office:value="17.98315" calcext:value-type="float">
            <text:p>17.98315</text:p>
          </table:table-cell>
          <table:table-cell office:value-type="float" office:value="17.89691" calcext:value-type="float">
            <text:p>17.89691</text:p>
          </table:table-cell>
          <table:table-cell office:value-type="float" office:value="17.90231" calcext:value-type="float">
            <text:p>17.90231</text:p>
          </table:table-cell>
          <table:table-cell office:value-type="float" office:value="17.84433" calcext:value-type="float">
            <text:p>17.84433</text:p>
          </table:table-cell>
          <table:table-cell office:value-type="float" office:value="17.60098" calcext:value-type="float">
            <text:p>17.60098</text:p>
          </table:table-cell>
          <table:table-cell office:value-type="float" office:value="17.5596" calcext:value-type="float">
            <text:p>17.5596</text:p>
          </table:table-cell>
          <table:table-cell office:value-type="float" office:value="17.18375" calcext:value-type="float">
            <text:p>17.18375</text:p>
          </table:table-cell>
          <table:table-cell office:value-type="float" office:value="17.15027" calcext:value-type="float">
            <text:p>17.15027</text:p>
          </table:table-cell>
          <table:table-cell office:value-type="float" office:value="25.10141" calcext:value-type="float">
            <text:p>25.10141</text:p>
          </table:table-cell>
          <table:table-cell office:value-type="float" office:value="4.817413" calcext:value-type="float">
            <text:p>4.8174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18.0938" calcext:value-type="float">
            <text:p>18.0938</text:p>
          </table:table-cell>
          <table:table-cell office:value-type="float" office:value="25.82" calcext:value-type="float">
            <text:p>25.82</text:p>
          </table:table-cell>
          <table:table-cell office:value-type="float" office:value="9.04" calcext:value-type="float">
            <text:p>9.04</text:p>
          </table:table-cell>
          <table:table-cell office:value-type="float" office:value="1.247384" calcext:value-type="float">
            <text:p>1.247384</text:p>
          </table:table-cell>
          <table:table-cell office:value-type="float" office:value="0.9957519" calcext:value-type="float">
            <text:p>0.9957519</text:p>
          </table:table-cell>
          <table:table-cell office:value-type="float" office:value="181.62" calcext:value-type="float">
            <text:p>181.62</text:p>
          </table:table-cell>
          <table:table-cell office:value-type="float" office:value="0" calcext:value-type="float">
            <text:p>0</text:p>
          </table:table-cell>
          <table:table-cell office:value-type="float" office:value="21.9238" calcext:value-type="float">
            <text:p>21.9238</text:p>
          </table:table-cell>
          <table:table-cell office:value-type="float" office:value="9.861328" calcext:value-type="float">
            <text:p>9.861328</text:p>
          </table:table-cell>
          <table:table-cell office:value-type="float" office:value="18.98587" calcext:value-type="float">
            <text:p>18.98587</text:p>
          </table:table-cell>
          <table:table-cell office:value-type="float" office:value="11.48389" calcext:value-type="float">
            <text:p>11.48389</text:p>
          </table:table-cell>
          <table:table-cell office:value-type="float" office:value="17.646" calcext:value-type="float">
            <text:p>17.646</text:p>
          </table:table-cell>
          <table:table-cell office:value-type="float" office:value="12.51263" calcext:value-type="float">
            <text:p>12.51263</text:p>
          </table:table-cell>
          <table:table-cell office:value-type="float" office:value="16.72156" calcext:value-type="float">
            <text:p>16.72156</text:p>
          </table:table-cell>
          <table:table-cell office:value-type="float" office:value="13.36676" calcext:value-type="float">
            <text:p>13.36676</text:p>
          </table:table-cell>
          <table:table-cell office:value-type="float" office:value="16.26483" calcext:value-type="float">
            <text:p>16.26483</text:p>
          </table:table-cell>
          <table:table-cell office:value-type="float" office:value="13.91376" calcext:value-type="float">
            <text:p>13.91376</text:p>
          </table:table-cell>
          <table:table-cell office:value-type="float" office:value="15.95026" calcext:value-type="float">
            <text:p>15.95026</text:p>
          </table:table-cell>
          <table:table-cell office:value-type="float" office:value="14.51636" calcext:value-type="float">
            <text:p>14.51636</text:p>
          </table:table-cell>
          <table:table-cell office:value-type="float" office:value="15.81287" calcext:value-type="float">
            <text:p>15.81287</text:p>
          </table:table-cell>
          <table:table-cell office:value-type="float" office:value="15.03058" calcext:value-type="float">
            <text:p>15.03058</text:p>
          </table:table-cell>
          <table:table-cell office:value-type="float" office:value="15.85715" calcext:value-type="float">
            <text:p>15.85715</text:p>
          </table:table-cell>
          <table:table-cell office:value-type="float" office:value="15.75928" calcext:value-type="float">
            <text:p>15.75928</text:p>
          </table:table-cell>
          <table:table-cell office:value-type="float" office:value="16.97827" calcext:value-type="float">
            <text:p>16.97827</text:p>
          </table:table-cell>
          <table:table-cell office:value-type="float" office:value="16.76559" calcext:value-type="float">
            <text:p>16.76559</text:p>
          </table:table-cell>
          <table:table-cell office:value-type="float" office:value="17.73093" calcext:value-type="float">
            <text:p>17.73093</text:p>
          </table:table-cell>
          <table:table-cell office:value-type="float" office:value="17.56598" calcext:value-type="float">
            <text:p>17.56598</text:p>
          </table:table-cell>
          <table:table-cell office:value-type="float" office:value="17.89594" calcext:value-type="float">
            <text:p>17.89594</text:p>
          </table:table-cell>
          <table:table-cell office:value-type="float" office:value="17.7952" calcext:value-type="float">
            <text:p>17.7952</text:p>
          </table:table-cell>
          <table:table-cell office:value-type="float" office:value="17.84372" calcext:value-type="float">
            <text:p>17.84372</text:p>
          </table:table-cell>
          <table:table-cell office:value-type="float" office:value="17.78076" calcext:value-type="float">
            <text:p>17.78076</text:p>
          </table:table-cell>
          <table:table-cell office:value-type="float" office:value="17.55917" calcext:value-type="float">
            <text:p>17.55917</text:p>
          </table:table-cell>
          <table:table-cell office:value-type="float" office:value="17.51514" calcext:value-type="float">
            <text:p>17.51514</text:p>
          </table:table-cell>
          <table:table-cell office:value-type="float" office:value="17.1499" calcext:value-type="float">
            <text:p>17.1499</text:p>
          </table:table-cell>
          <table:table-cell office:value-type="float" office:value="17.11472" calcext:value-type="float">
            <text:p>17.11472</text:p>
          </table:table-cell>
          <table:table-cell office:value-type="float" office:value="28.10336" calcext:value-type="float">
            <text:p>28.10336</text:p>
          </table:table-cell>
          <table:table-cell office:value-type="float" office:value="8.861877" calcext:value-type="float">
            <text:p>8.8618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18.6136" calcext:value-type="float">
            <text:p>18.6136</text:p>
          </table:table-cell>
          <table:table-cell office:value-type="float" office:value="25.29" calcext:value-type="float">
            <text:p>25.29</text:p>
          </table:table-cell>
          <table:table-cell office:value-type="float" office:value="10.56" calcext:value-type="float">
            <text:p>10.56</text:p>
          </table:table-cell>
          <table:table-cell office:value-type="float" office:value="1.184167" calcext:value-type="float">
            <text:p>1.184167</text:p>
          </table:table-cell>
          <table:table-cell office:value-type="float" office:value="0.9067975" calcext:value-type="float">
            <text:p>0.9067975</text:p>
          </table:table-cell>
          <table:table-cell office:value-type="float" office:value="189.504" calcext:value-type="float">
            <text:p>189.504</text:p>
          </table:table-cell>
          <table:table-cell office:value-type="float" office:value="0" calcext:value-type="float">
            <text:p>0</text:p>
          </table:table-cell>
          <table:table-cell office:value-type="float" office:value="23.22476" calcext:value-type="float">
            <text:p>23.22476</text:p>
          </table:table-cell>
          <table:table-cell office:value-type="float" office:value="11.57812" calcext:value-type="float">
            <text:p>11.57812</text:p>
          </table:table-cell>
          <table:table-cell office:value-type="float" office:value="20.15433" calcext:value-type="float">
            <text:p>20.15433</text:p>
          </table:table-cell>
          <table:table-cell office:value-type="float" office:value="13.37604" calcext:value-type="float">
            <text:p>13.37604</text:p>
          </table:table-cell>
          <table:table-cell office:value-type="float" office:value="18.72052" calcext:value-type="float">
            <text:p>18.72052</text:p>
          </table:table-cell>
          <table:table-cell office:value-type="float" office:value="14.27371" calcext:value-type="float">
            <text:p>14.27371</text:p>
          </table:table-cell>
          <table:table-cell office:value-type="float" office:value="17.67477" calcext:value-type="float">
            <text:p>17.67477</text:p>
          </table:table-cell>
          <table:table-cell office:value-type="float" office:value="14.89862" calcext:value-type="float">
            <text:p>14.89862</text:p>
          </table:table-cell>
          <table:table-cell office:value-type="float" office:value="17.11588" calcext:value-type="float">
            <text:p>17.11588</text:p>
          </table:table-cell>
          <table:table-cell office:value-type="float" office:value="15.23428" calcext:value-type="float">
            <text:p>15.23428</text:p>
          </table:table-cell>
          <table:table-cell office:value-type="float" office:value="16.66132" calcext:value-type="float">
            <text:p>16.66132</text:p>
          </table:table-cell>
          <table:table-cell office:value-type="float" office:value="15.5596" calcext:value-type="float">
            <text:p>15.5596</text:p>
          </table:table-cell>
          <table:table-cell office:value-type="float" office:value="16.42096" calcext:value-type="float">
            <text:p>16.42096</text:p>
          </table:table-cell>
          <table:table-cell office:value-type="float" office:value="15.76657" calcext:value-type="float">
            <text:p>15.76657</text:p>
          </table:table-cell>
          <table:table-cell office:value-type="float" office:value="16.2038" calcext:value-type="float">
            <text:p>16.2038</text:p>
          </table:table-cell>
          <table:table-cell office:value-type="float" office:value="15.86258" calcext:value-type="float">
            <text:p>15.86258</text:p>
          </table:table-cell>
          <table:table-cell office:value-type="float" office:value="16.76422" calcext:value-type="float">
            <text:p>16.76422</text:p>
          </table:table-cell>
          <table:table-cell office:value-type="float" office:value="16.71494" calcext:value-type="float">
            <text:p>16.71494</text:p>
          </table:table-cell>
          <table:table-cell office:value-type="float" office:value="17.56427" calcext:value-type="float">
            <text:p>17.56427</text:p>
          </table:table-cell>
          <table:table-cell office:value-type="float" office:value="17.42258" calcext:value-type="float">
            <text:p>17.42258</text:p>
          </table:table-cell>
          <table:table-cell office:value-type="float" office:value="17.7941" calcext:value-type="float">
            <text:p>17.7941</text:p>
          </table:table-cell>
          <table:table-cell office:value-type="float" office:value="17.68826" calcext:value-type="float">
            <text:p>17.68826</text:p>
          </table:table-cell>
          <table:table-cell office:value-type="float" office:value="17.78009" calcext:value-type="float">
            <text:p>17.78009</text:p>
          </table:table-cell>
          <table:table-cell office:value-type="float" office:value="17.71124" calcext:value-type="float">
            <text:p>17.71124</text:p>
          </table:table-cell>
          <table:table-cell office:value-type="float" office:value="17.51468" calcext:value-type="float">
            <text:p>17.51468</text:p>
          </table:table-cell>
          <table:table-cell office:value-type="float" office:value="17.46811" calcext:value-type="float">
            <text:p>17.46811</text:p>
          </table:table-cell>
          <table:table-cell office:value-type="float" office:value="17.11435" calcext:value-type="float">
            <text:p>17.11435</text:p>
          </table:table-cell>
          <table:table-cell office:value-type="float" office:value="17.07736" calcext:value-type="float">
            <text:p>17.07736</text:p>
          </table:table-cell>
          <table:table-cell office:value-type="float" office:value="28.13495" calcext:value-type="float">
            <text:p>28.13495</text:p>
          </table:table-cell>
          <table:table-cell office:value-type="float" office:value="10.46954" calcext:value-type="float">
            <text:p>10.46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18.36946" calcext:value-type="float">
            <text:p>18.36946</text:p>
          </table:table-cell>
          <table:table-cell office:value-type="float" office:value="22.85" calcext:value-type="float">
            <text:p>22.85</text:p>
          </table:table-cell>
          <table:table-cell office:value-type="float" office:value="7.9" calcext:value-type="float">
            <text:p>7.9</text:p>
          </table:table-cell>
          <table:table-cell office:value-type="float" office:value="1.181303" calcext:value-type="float">
            <text:p>1.181303</text:p>
          </table:table-cell>
          <table:table-cell office:value-type="float" office:value="0.9243832" calcext:value-type="float">
            <text:p>0.9243832</text:p>
          </table:table-cell>
          <table:table-cell office:value-type="float" office:value="218.376" calcext:value-type="float">
            <text:p>218.376</text:p>
          </table:table-cell>
          <table:table-cell office:value-type="float" office:value="0" calcext:value-type="float">
            <text:p>0</text:p>
          </table:table-cell>
          <table:table-cell office:value-type="float" office:value="20.95129" calcext:value-type="float">
            <text:p>20.95129</text:p>
          </table:table-cell>
          <table:table-cell office:value-type="float" office:value="10.2702" calcext:value-type="float">
            <text:p>10.2702</text:p>
          </table:table-cell>
          <table:table-cell office:value-type="float" office:value="18.77139" calcext:value-type="float">
            <text:p>18.77139</text:p>
          </table:table-cell>
          <table:table-cell office:value-type="float" office:value="12.79343" calcext:value-type="float">
            <text:p>12.79343</text:p>
          </table:table-cell>
          <table:table-cell office:value-type="float" office:value="17.7814" calcext:value-type="float">
            <text:p>17.7814</text:p>
          </table:table-cell>
          <table:table-cell office:value-type="float" office:value="14.02551" calcext:value-type="float">
            <text:p>14.02551</text:p>
          </table:table-cell>
          <table:table-cell office:value-type="float" office:value="17.09204" calcext:value-type="float">
            <text:p>17.09204</text:p>
          </table:table-cell>
          <table:table-cell office:value-type="float" office:value="14.90366" calcext:value-type="float">
            <text:p>14.90366</text:p>
          </table:table-cell>
          <table:table-cell office:value-type="float" office:value="16.80695" calcext:value-type="float">
            <text:p>16.80695</text:p>
          </table:table-cell>
          <table:table-cell office:value-type="float" office:value="15.38007" calcext:value-type="float">
            <text:p>15.38007</text:p>
          </table:table-cell>
          <table:table-cell office:value-type="float" office:value="16.65741" calcext:value-type="float">
            <text:p>16.65741</text:p>
          </table:table-cell>
          <table:table-cell office:value-type="float" office:value="15.81348" calcext:value-type="float">
            <text:p>15.81348</text:p>
          </table:table-cell>
          <table:table-cell office:value-type="float" office:value="16.46048" calcext:value-type="float">
            <text:p>16.46048</text:p>
          </table:table-cell>
          <table:table-cell office:value-type="float" office:value="16.05231" calcext:value-type="float">
            <text:p>16.05231</text:p>
          </table:table-cell>
          <table:table-cell office:value-type="float" office:value="16.38892" calcext:value-type="float">
            <text:p>16.38892</text:p>
          </table:table-cell>
          <table:table-cell office:value-type="float" office:value="16.20972" calcext:value-type="float">
            <text:p>16.20972</text:p>
          </table:table-cell>
          <table:table-cell office:value-type="float" office:value="16.75488" calcext:value-type="float">
            <text:p>16.75488</text:p>
          </table:table-cell>
          <table:table-cell office:value-type="float" office:value="16.71585" calcext:value-type="float">
            <text:p>16.71585</text:p>
          </table:table-cell>
          <table:table-cell office:value-type="float" office:value="17.4213" calcext:value-type="float">
            <text:p>17.4213</text:p>
          </table:table-cell>
          <table:table-cell office:value-type="float" office:value="17.3219" calcext:value-type="float">
            <text:p>17.3219</text:p>
          </table:table-cell>
          <table:table-cell office:value-type="float" office:value="17.68716" calcext:value-type="float">
            <text:p>17.68716</text:p>
          </table:table-cell>
          <table:table-cell office:value-type="float" office:value="17.58771" calcext:value-type="float">
            <text:p>17.58771</text:p>
          </table:table-cell>
          <table:table-cell office:value-type="float" office:value="17.71051" calcext:value-type="float">
            <text:p>17.71051</text:p>
          </table:table-cell>
          <table:table-cell office:value-type="float" office:value="17.63834" calcext:value-type="float">
            <text:p>17.63834</text:p>
          </table:table-cell>
          <table:table-cell office:value-type="float" office:value="17.46756" calcext:value-type="float">
            <text:p>17.46756</text:p>
          </table:table-cell>
          <table:table-cell office:value-type="float" office:value="17.41739" calcext:value-type="float">
            <text:p>17.41739</text:p>
          </table:table-cell>
          <table:table-cell office:value-type="float" office:value="17.07693" calcext:value-type="float">
            <text:p>17.07693</text:p>
          </table:table-cell>
          <table:table-cell office:value-type="float" office:value="17.0376" calcext:value-type="float">
            <text:p>17.0376</text:p>
          </table:table-cell>
          <table:table-cell office:value-type="float" office:value="25.28818" calcext:value-type="float">
            <text:p>25.28818</text:p>
          </table:table-cell>
          <table:table-cell office:value-type="float" office:value="8.579742" calcext:value-type="float">
            <text:p>8.5797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17.5686" calcext:value-type="float">
            <text:p>17.5686</text:p>
          </table:table-cell>
          <table:table-cell office:value-type="float" office:value="26.43" calcext:value-type="float">
            <text:p>26.43</text:p>
          </table:table-cell>
          <table:table-cell office:value-type="float" office:value="7.84" calcext:value-type="float">
            <text:p>7.84</text:p>
          </table:table-cell>
          <table:table-cell office:value-type="float" office:value="1.250048" calcext:value-type="float">
            <text:p>1.250048</text:p>
          </table:table-cell>
          <table:table-cell office:value-type="float" office:value="0.9320446" calcext:value-type="float">
            <text:p>0.9320446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0" calcext:value-type="float">
            <text:p>0</text:p>
          </table:table-cell>
          <table:table-cell office:value-type="float" office:value="22.62613" calcext:value-type="float">
            <text:p>22.62613</text:p>
          </table:table-cell>
          <table:table-cell office:value-type="float" office:value="9.681976" calcext:value-type="float">
            <text:p>9.681976</text:p>
          </table:table-cell>
          <table:table-cell office:value-type="float" office:value="19.69479" calcext:value-type="float">
            <text:p>19.69479</text:p>
          </table:table-cell>
          <table:table-cell office:value-type="float" office:value="12.0462" calcext:value-type="float">
            <text:p>12.0462</text:p>
          </table:table-cell>
          <table:table-cell office:value-type="float" office:value="18.36053" calcext:value-type="float">
            <text:p>18.36053</text:p>
          </table:table-cell>
          <table:table-cell office:value-type="float" office:value="13.35672" calcext:value-type="float">
            <text:p>13.35672</text:p>
          </table:table-cell>
          <table:table-cell office:value-type="float" office:value="17.43799" calcext:value-type="float">
            <text:p>17.43799</text:p>
          </table:table-cell>
          <table:table-cell office:value-type="float" office:value="14.37244" calcext:value-type="float">
            <text:p>14.37244</text:p>
          </table:table-cell>
          <table:table-cell office:value-type="float" office:value="16.97745" calcext:value-type="float">
            <text:p>16.97745</text:p>
          </table:table-cell>
          <table:table-cell office:value-type="float" office:value="14.96561" calcext:value-type="float">
            <text:p>14.96561</text:p>
          </table:table-cell>
          <table:table-cell office:value-type="float" office:value="16.6384" calcext:value-type="float">
            <text:p>16.6384</text:p>
          </table:table-cell>
          <table:table-cell office:value-type="float" office:value="15.5383" calcext:value-type="float">
            <text:p>15.5383</text:p>
          </table:table-cell>
          <table:table-cell office:value-type="float" office:value="16.46906" calcext:value-type="float">
            <text:p>16.46906</text:p>
          </table:table-cell>
          <table:table-cell office:value-type="float" office:value="15.90384" calcext:value-type="float">
            <text:p>15.90384</text:p>
          </table:table-cell>
          <table:table-cell office:value-type="float" office:value="16.43399" calcext:value-type="float">
            <text:p>16.43399</text:p>
          </table:table-cell>
          <table:table-cell office:value-type="float" office:value="16.34186" calcext:value-type="float">
            <text:p>16.34186</text:p>
          </table:table-cell>
          <table:table-cell office:value-type="float" office:value="16.77209" calcext:value-type="float">
            <text:p>16.77209</text:p>
          </table:table-cell>
          <table:table-cell office:value-type="float" office:value="16.75525" calcext:value-type="float">
            <text:p>16.75525</text:p>
          </table:table-cell>
          <table:table-cell office:value-type="float" office:value="17.32098" calcext:value-type="float">
            <text:p>17.32098</text:p>
          </table:table-cell>
          <table:table-cell office:value-type="float" office:value="17.25146" calcext:value-type="float">
            <text:p>17.25146</text:p>
          </table:table-cell>
          <table:table-cell office:value-type="float" office:value="17.5867" calcext:value-type="float">
            <text:p>17.5867</text:p>
          </table:table-cell>
          <table:table-cell office:value-type="float" office:value="17.50073" calcext:value-type="float">
            <text:p>17.50073</text:p>
          </table:table-cell>
          <table:table-cell office:value-type="float" office:value="17.6376" calcext:value-type="float">
            <text:p>17.6376</text:p>
          </table:table-cell>
          <table:table-cell office:value-type="float" office:value="17.565" calcext:value-type="float">
            <text:p>17.565</text:p>
          </table:table-cell>
          <table:table-cell office:value-type="float" office:value="17.41684" calcext:value-type="float">
            <text:p>17.41684</text:p>
          </table:table-cell>
          <table:table-cell office:value-type="float" office:value="17.36469" calcext:value-type="float">
            <text:p>17.36469</text:p>
          </table:table-cell>
          <table:table-cell office:value-type="float" office:value="17.03717" calcext:value-type="float">
            <text:p>17.03717</text:p>
          </table:table-cell>
          <table:table-cell office:value-type="float" office:value="16.99603" calcext:value-type="float">
            <text:p>16.99603</text:p>
          </table:table-cell>
          <table:table-cell office:value-type="float" office:value="28.17923" calcext:value-type="float">
            <text:p>28.17923</text:p>
          </table:table-cell>
          <table:table-cell office:value-type="float" office:value="8.18634" calcext:value-type="float">
            <text:p>8.186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16.58723" calcext:value-type="float">
            <text:p>16.58723</text:p>
          </table:table-cell>
          <table:table-cell office:value-type="float" office:value="29.5" calcext:value-type="float">
            <text:p>29.5</text:p>
          </table:table-cell>
          <table:table-cell office:value-type="float" office:value="10.71" calcext:value-type="float">
            <text:p>10.71</text:p>
          </table:table-cell>
          <table:table-cell office:value-type="float" office:value="1.256162" calcext:value-type="float">
            <text:p>1.256162</text:p>
          </table:table-cell>
          <table:table-cell office:value-type="float" office:value="1.031981" calcext:value-type="float">
            <text:p>1.031981</text:p>
          </table:table-cell>
          <table:table-cell office:value-type="float" office:value="177.804" calcext:value-type="float">
            <text:p>177.804</text:p>
          </table:table-cell>
          <table:table-cell office:value-type="float" office:value="0" calcext:value-type="float">
            <text:p>0</text:p>
          </table:table-cell>
          <table:table-cell office:value-type="float" office:value="25.67911" calcext:value-type="float">
            <text:p>25.67911</text:p>
          </table:table-cell>
          <table:table-cell office:value-type="float" office:value="12.04581" calcext:value-type="float">
            <text:p>12.04581</text:p>
          </table:table-cell>
          <table:table-cell office:value-type="float" office:value="21.94278" calcext:value-type="float">
            <text:p>21.94278</text:p>
          </table:table-cell>
          <table:table-cell office:value-type="float" office:value="13.8476" calcext:value-type="float">
            <text:p>13.8476</text:p>
          </table:table-cell>
          <table:table-cell office:value-type="float" office:value="20.1763" calcext:value-type="float">
            <text:p>20.1763</text:p>
          </table:table-cell>
          <table:table-cell office:value-type="float" office:value="14.77356" calcext:value-type="float">
            <text:p>14.77356</text:p>
          </table:table-cell>
          <table:table-cell office:value-type="float" office:value="18.86069" calcext:value-type="float">
            <text:p>18.86069</text:p>
          </table:table-cell>
          <table:table-cell office:value-type="float" office:value="15.43979" calcext:value-type="float">
            <text:p>15.43979</text:p>
          </table:table-cell>
          <table:table-cell office:value-type="float" office:value="18.13492" calcext:value-type="float">
            <text:p>18.13492</text:p>
          </table:table-cell>
          <table:table-cell office:value-type="float" office:value="15.79578" calcext:value-type="float">
            <text:p>15.79578</text:p>
          </table:table-cell>
          <table:table-cell office:value-type="float" office:value="17.52005" calcext:value-type="float">
            <text:p>17.52005</text:p>
          </table:table-cell>
          <table:table-cell office:value-type="float" office:value="16.1235" calcext:value-type="float">
            <text:p>16.1235</text:p>
          </table:table-cell>
          <table:table-cell office:value-type="float" office:value="17.07675" calcext:value-type="float">
            <text:p>17.07675</text:p>
          </table:table-cell>
          <table:table-cell office:value-type="float" office:value="16.29175" calcext:value-type="float">
            <text:p>16.29175</text:p>
          </table:table-cell>
          <table:table-cell office:value-type="float" office:value="16.6196" calcext:value-type="float">
            <text:p>16.6196</text:p>
          </table:table-cell>
          <table:table-cell office:value-type="float" office:value="16.3909" calcext:value-type="float">
            <text:p>16.3909</text:p>
          </table:table-cell>
          <table:table-cell office:value-type="float" office:value="16.79248" calcext:value-type="float">
            <text:p>16.79248</text:p>
          </table:table-cell>
          <table:table-cell office:value-type="float" office:value="16.76654" calcext:value-type="float">
            <text:p>16.76654</text:p>
          </table:table-cell>
          <table:table-cell office:value-type="float" office:value="17.25082" calcext:value-type="float">
            <text:p>17.25082</text:p>
          </table:table-cell>
          <table:table-cell office:value-type="float" office:value="17.19604" calcext:value-type="float">
            <text:p>17.19604</text:p>
          </table:table-cell>
          <table:table-cell office:value-type="float" office:value="17.49991" calcext:value-type="float">
            <text:p>17.49991</text:p>
          </table:table-cell>
          <table:table-cell office:value-type="float" office:value="17.42581" calcext:value-type="float">
            <text:p>17.42581</text:p>
          </table:table-cell>
          <table:table-cell office:value-type="float" office:value="17.56427" calcext:value-type="float">
            <text:p>17.56427</text:p>
          </table:table-cell>
          <table:table-cell office:value-type="float" office:value="17.49384" calcext:value-type="float">
            <text:p>17.49384</text:p>
          </table:table-cell>
          <table:table-cell office:value-type="float" office:value="17.36411" calcext:value-type="float">
            <text:p>17.36411</text:p>
          </table:table-cell>
          <table:table-cell office:value-type="float" office:value="17.31015" calcext:value-type="float">
            <text:p>17.31015</text:p>
          </table:table-cell>
          <table:table-cell office:value-type="float" office:value="16.99561" calcext:value-type="float">
            <text:p>16.99561</text:p>
          </table:table-cell>
          <table:table-cell office:value-type="float" office:value="16.95203" calcext:value-type="float">
            <text:p>16.95203</text:p>
          </table:table-cell>
          <table:table-cell office:value-type="float" office:value="31.13168" calcext:value-type="float">
            <text:p>31.13168</text:p>
          </table:table-cell>
          <table:table-cell office:value-type="float" office:value="10.83197" calcext:value-type="float">
            <text:p>10.83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17.51736" calcext:value-type="float">
            <text:p>17.51736</text:p>
          </table:table-cell>
          <table:table-cell office:value-type="float" office:value="30.76" calcext:value-type="float">
            <text:p>30.76</text:p>
          </table:table-cell>
          <table:table-cell office:value-type="float" office:value="11.57" calcext:value-type="float">
            <text:p>11.57</text:p>
          </table:table-cell>
          <table:table-cell office:value-type="float" office:value="1.17071" calcext:value-type="float">
            <text:p>1.17071</text:p>
          </table:table-cell>
          <table:table-cell office:value-type="float" office:value="0.8526155" calcext:value-type="float">
            <text:p>0.8526155</text:p>
          </table:table-cell>
          <table:table-cell office:value-type="float" office:value="280.08" calcext:value-type="float">
            <text:p>280.08</text:p>
          </table:table-cell>
          <table:table-cell office:value-type="float" office:value="0" calcext:value-type="float">
            <text:p>0</text:p>
          </table:table-cell>
          <table:table-cell office:value-type="float" office:value="27.2511" calcext:value-type="float">
            <text:p>27.2511</text:p>
          </table:table-cell>
          <table:table-cell office:value-type="float" office:value="13.02148" calcext:value-type="float">
            <text:p>13.02148</text:p>
          </table:table-cell>
          <table:table-cell office:value-type="float" office:value="23.229" calcext:value-type="float">
            <text:p>23.229</text:p>
          </table:table-cell>
          <table:table-cell office:value-type="float" office:value="14.93423" calcext:value-type="float">
            <text:p>14.93423</text:p>
          </table:table-cell>
          <table:table-cell office:value-type="float" office:value="21.30054" calcext:value-type="float">
            <text:p>21.30054</text:p>
          </table:table-cell>
          <table:table-cell office:value-type="float" office:value="15.82715" calcext:value-type="float">
            <text:p>15.82715</text:p>
          </table:table-cell>
          <table:table-cell office:value-type="float" office:value="19.83408" calcext:value-type="float">
            <text:p>19.83408</text:p>
          </table:table-cell>
          <table:table-cell office:value-type="float" office:value="16.41492" calcext:value-type="float">
            <text:p>16.41492</text:p>
          </table:table-cell>
          <table:table-cell office:value-type="float" office:value="19.00034" calcext:value-type="float">
            <text:p>19.00034</text:p>
          </table:table-cell>
          <table:table-cell office:value-type="float" office:value="16.68976" calcext:value-type="float">
            <text:p>16.68976</text:p>
          </table:table-cell>
          <table:table-cell office:value-type="float" office:value="18.25919" calcext:value-type="float">
            <text:p>18.25919</text:p>
          </table:table-cell>
          <table:table-cell office:value-type="float" office:value="16.89377" calcext:value-type="float">
            <text:p>16.89377</text:p>
          </table:table-cell>
          <table:table-cell office:value-type="float" office:value="17.6813" calcext:value-type="float">
            <text:p>17.6813</text:p>
          </table:table-cell>
          <table:table-cell office:value-type="float" office:value="16.90121" calcext:value-type="float">
            <text:p>16.90121</text:p>
          </table:table-cell>
          <table:table-cell office:value-type="float" office:value="17.00888" calcext:value-type="float">
            <text:p>17.00888</text:p>
          </table:table-cell>
          <table:table-cell office:value-type="float" office:value="16.62619" calcext:value-type="float">
            <text:p>16.62619</text:p>
          </table:table-cell>
          <table:table-cell office:value-type="float" office:value="16.9017" calcext:value-type="float">
            <text:p>16.9017</text:p>
          </table:table-cell>
          <table:table-cell office:value-type="float" office:value="16.79318" calcext:value-type="float">
            <text:p>16.79318</text:p>
          </table:table-cell>
          <table:table-cell office:value-type="float" office:value="17.19556" calcext:value-type="float">
            <text:p>17.19556</text:p>
          </table:table-cell>
          <table:table-cell office:value-type="float" office:value="17.16531" calcext:value-type="float">
            <text:p>17.16531</text:p>
          </table:table-cell>
          <table:table-cell office:value-type="float" office:value="17.42511" calcext:value-type="float">
            <text:p>17.42511</text:p>
          </table:table-cell>
          <table:table-cell office:value-type="float" office:value="17.36176" calcext:value-type="float">
            <text:p>17.36176</text:p>
          </table:table-cell>
          <table:table-cell office:value-type="float" office:value="17.4931" calcext:value-type="float">
            <text:p>17.4931</text:p>
          </table:table-cell>
          <table:table-cell office:value-type="float" office:value="17.42648" calcext:value-type="float">
            <text:p>17.42648</text:p>
          </table:table-cell>
          <table:table-cell office:value-type="float" office:value="17.3096" calcext:value-type="float">
            <text:p>17.3096</text:p>
          </table:table-cell>
          <table:table-cell office:value-type="float" office:value="17.25504" calcext:value-type="float">
            <text:p>17.25504</text:p>
          </table:table-cell>
          <table:table-cell office:value-type="float" office:value="16.95154" calcext:value-type="float">
            <text:p>16.95154</text:p>
          </table:table-cell>
          <table:table-cell office:value-type="float" office:value="16.90564" calcext:value-type="float">
            <text:p>16.90564</text:p>
          </table:table-cell>
          <table:table-cell office:value-type="float" office:value="32.06952" calcext:value-type="float">
            <text:p>32.06952</text:p>
          </table:table-cell>
          <table:table-cell office:value-type="float" office:value="11.72913" calcext:value-type="float">
            <text:p>11.729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14.74401" calcext:value-type="float">
            <text:p>14.74401</text:p>
          </table:table-cell>
          <table:table-cell office:value-type="float" office:value="21.17" calcext:value-type="float">
            <text:p>21.17</text:p>
          </table:table-cell>
          <table:table-cell office:value-type="float" office:value="11.99" calcext:value-type="float">
            <text:p>11.99</text:p>
          </table:table-cell>
          <table:table-cell office:value-type="float" office:value="1.258385" calcext:value-type="float">
            <text:p>1.258385</text:p>
          </table:table-cell>
          <table:table-cell office:value-type="float" office:value="0.8606205" calcext:value-type="float">
            <text:p>0.8606205</text:p>
          </table:table-cell>
          <table:table-cell office:value-type="float" office:value="224.568" calcext:value-type="float">
            <text:p>224.568</text:p>
          </table:table-cell>
          <table:table-cell office:value-type="float" office:value="0" calcext:value-type="float">
            <text:p>0</text:p>
          </table:table-cell>
          <table:table-cell office:value-type="float" office:value="21.51761" calcext:value-type="float">
            <text:p>21.51761</text:p>
          </table:table-cell>
          <table:table-cell office:value-type="float" office:value="13.5145" calcext:value-type="float">
            <text:p>13.5145</text:p>
          </table:table-cell>
          <table:table-cell office:value-type="float" office:value="19.40805" calcext:value-type="float">
            <text:p>19.40805</text:p>
          </table:table-cell>
          <table:table-cell office:value-type="float" office:value="15.3428" calcext:value-type="float">
            <text:p>15.3428</text:p>
          </table:table-cell>
          <table:table-cell office:value-type="float" office:value="19.24921" calcext:value-type="float">
            <text:p>19.24921</text:p>
          </table:table-cell>
          <table:table-cell office:value-type="float" office:value="16.39264" calcext:value-type="float">
            <text:p>16.39264</text:p>
          </table:table-cell>
          <table:table-cell office:value-type="float" office:value="19.14984" calcext:value-type="float">
            <text:p>19.14984</text:p>
          </table:table-cell>
          <table:table-cell office:value-type="float" office:value="17.11011" calcext:value-type="float">
            <text:p>17.11011</text:p>
          </table:table-cell>
          <table:table-cell office:value-type="float" office:value="18.80313" calcext:value-type="float">
            <text:p>18.80313</text:p>
          </table:table-cell>
          <table:table-cell office:value-type="float" office:value="17.39908" calcext:value-type="float">
            <text:p>17.39908</text:p>
          </table:table-cell>
          <table:table-cell office:value-type="float" office:value="18.26718" calcext:value-type="float">
            <text:p>18.26718</text:p>
          </table:table-cell>
          <table:table-cell office:value-type="float" office:value="17.59229" calcext:value-type="float">
            <text:p>17.59229</text:p>
          </table:table-cell>
          <table:table-cell office:value-type="float" office:value="17.77792" calcext:value-type="float">
            <text:p>17.77792</text:p>
          </table:table-cell>
          <table:table-cell office:value-type="float" office:value="17.49133" calcext:value-type="float">
            <text:p>17.49133</text:p>
          </table:table-cell>
          <table:table-cell office:value-type="float" office:value="17.31992" calcext:value-type="float">
            <text:p>17.31992</text:p>
          </table:table-cell>
          <table:table-cell office:value-type="float" office:value="17.0162" calcext:value-type="float">
            <text:p>17.0162</text:p>
          </table:table-cell>
          <table:table-cell office:value-type="float" office:value="17.07288" calcext:value-type="float">
            <text:p>17.07288</text:p>
          </table:table-cell>
          <table:table-cell office:value-type="float" office:value="16.9032" calcext:value-type="float">
            <text:p>16.9032</text:p>
          </table:table-cell>
          <table:table-cell office:value-type="float" office:value="17.16791" calcext:value-type="float">
            <text:p>17.16791</text:p>
          </table:table-cell>
          <table:table-cell office:value-type="float" office:value="17.1619" calcext:value-type="float">
            <text:p>17.1619</text:p>
          </table:table-cell>
          <table:table-cell office:value-type="float" office:value="17.36118" calcext:value-type="float">
            <text:p>17.36118</text:p>
          </table:table-cell>
          <table:table-cell office:value-type="float" office:value="17.3129" calcext:value-type="float">
            <text:p>17.3129</text:p>
          </table:table-cell>
          <table:table-cell office:value-type="float" office:value="17.42587" calcext:value-type="float">
            <text:p>17.42587</text:p>
          </table:table-cell>
          <table:table-cell office:value-type="float" office:value="17.3645" calcext:value-type="float">
            <text:p>17.3645</text:p>
          </table:table-cell>
          <table:table-cell office:value-type="float" office:value="17.25446" calcext:value-type="float">
            <text:p>17.25446</text:p>
          </table:table-cell>
          <table:table-cell office:value-type="float" office:value="17.19949" calcext:value-type="float">
            <text:p>17.19949</text:p>
          </table:table-cell>
          <table:table-cell office:value-type="float" office:value="16.90515" calcext:value-type="float">
            <text:p>16.90515</text:p>
          </table:table-cell>
          <table:table-cell office:value-type="float" office:value="16.85797" calcext:value-type="float">
            <text:p>16.85797</text:p>
          </table:table-cell>
          <table:table-cell office:value-type="float" office:value="25.00259" calcext:value-type="float">
            <text:p>25.00259</text:p>
          </table:table-cell>
          <table:table-cell office:value-type="float" office:value="12.09009" calcext:value-type="float">
            <text:p>12.090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1.57716" calcext:value-type="float">
            <text:p>1.57716</text:p>
          </table:table-cell>
          <table:table-cell office:value-type="float" office:value="12.62" calcext:value-type="float">
            <text:p>12.62</text:p>
          </table:table-cell>
          <table:table-cell office:value-type="float" office:value="8.88" calcext:value-type="float">
            <text:p>8.88</text:p>
          </table:table-cell>
          <table:table-cell office:value-type="float" office:value="1.084088" calcext:value-type="float">
            <text:p>1.084088</text:p>
          </table:table-cell>
          <table:table-cell office:value-type="float" office:value="0.8972786" calcext:value-type="float">
            <text:p>0.897278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2.5" calcext:value-type="float">
            <text:p>2.5</text:p>
          </table:table-cell>
          <table:table-cell office:value-type="float" office:value="13.43463" calcext:value-type="float">
            <text:p>13.43463</text:p>
          </table:table-cell>
          <table:table-cell office:value-type="float" office:value="9.140869" calcext:value-type="float">
            <text:p>9.140869</text:p>
          </table:table-cell>
          <table:table-cell office:value-type="float" office:value="15.27322" calcext:value-type="float">
            <text:p>15.27322</text:p>
          </table:table-cell>
          <table:table-cell office:value-type="float" office:value="10.96127" calcext:value-type="float">
            <text:p>10.96127</text:p>
          </table:table-cell>
          <table:table-cell office:value-type="float" office:value="16.32419" calcext:value-type="float">
            <text:p>16.32419</text:p>
          </table:table-cell>
          <table:table-cell office:value-type="float" office:value="12.33749" calcext:value-type="float">
            <text:p>12.33749</text:p>
          </table:table-cell>
          <table:table-cell office:value-type="float" office:value="17.0553" calcext:value-type="float">
            <text:p>17.0553</text:p>
          </table:table-cell>
          <table:table-cell office:value-type="float" office:value="13.59576" calcext:value-type="float">
            <text:p>13.59576</text:p>
          </table:table-cell>
          <table:table-cell office:value-type="float" office:value="17.36005" calcext:value-type="float">
            <text:p>17.36005</text:p>
          </table:table-cell>
          <table:table-cell office:value-type="float" office:value="14.42819" calcext:value-type="float">
            <text:p>14.42819</text:p>
          </table:table-cell>
          <table:table-cell office:value-type="float" office:value="17.59338" calcext:value-type="float">
            <text:p>17.59338</text:p>
          </table:table-cell>
          <table:table-cell office:value-type="float" office:value="15.37283" calcext:value-type="float">
            <text:p>15.37283</text:p>
          </table:table-cell>
          <table:table-cell office:value-type="float" office:value="17.54297" calcext:value-type="float">
            <text:p>17.54297</text:p>
          </table:table-cell>
          <table:table-cell office:value-type="float" office:value="16.08447" calcext:value-type="float">
            <text:p>16.08447</text:p>
          </table:table-cell>
          <table:table-cell office:value-type="float" office:value="17.32605" calcext:value-type="float">
            <text:p>17.32605</text:p>
          </table:table-cell>
          <table:table-cell office:value-type="float" office:value="16.89981" calcext:value-type="float">
            <text:p>16.89981</text:p>
          </table:table-cell>
          <table:table-cell office:value-type="float" office:value="17.13715" calcext:value-type="float">
            <text:p>17.13715</text:p>
          </table:table-cell>
          <table:table-cell office:value-type="float" office:value="17.07446" calcext:value-type="float">
            <text:p>17.07446</text:p>
          </table:table-cell>
          <table:table-cell office:value-type="float" office:value="17.18695" calcext:value-type="float">
            <text:p>17.18695</text:p>
          </table:table-cell>
          <table:table-cell office:value-type="float" office:value="17.16812" calcext:value-type="float">
            <text:p>17.16812</text:p>
          </table:table-cell>
          <table:table-cell office:value-type="float" office:value="17.31247" calcext:value-type="float">
            <text:p>17.31247</text:p>
          </table:table-cell>
          <table:table-cell office:value-type="float" office:value="17.27954" calcext:value-type="float">
            <text:p>17.27954</text:p>
          </table:table-cell>
          <table:table-cell office:value-type="float" office:value="17.36389" calcext:value-type="float">
            <text:p>17.36389</text:p>
          </table:table-cell>
          <table:table-cell office:value-type="float" office:value="17.30881" calcext:value-type="float">
            <text:p>17.30881</text:p>
          </table:table-cell>
          <table:table-cell office:value-type="float" office:value="17.19888" calcext:value-type="float">
            <text:p>17.19888</text:p>
          </table:table-cell>
          <table:table-cell office:value-type="float" office:value="17.14508" calcext:value-type="float">
            <text:p>17.14508</text:p>
          </table:table-cell>
          <table:table-cell office:value-type="float" office:value="16.85748" calcext:value-type="float">
            <text:p>16.85748</text:p>
          </table:table-cell>
          <table:table-cell office:value-type="float" office:value="16.80957" calcext:value-type="float">
            <text:p>16.80957</text:p>
          </table:table-cell>
          <table:table-cell office:value-type="float" office:value="13.06812" calcext:value-type="float">
            <text:p>13.06812</text:p>
          </table:table-cell>
          <table:table-cell office:value-type="float" office:value="7.934509" calcext:value-type="float">
            <text:p>7.9345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13.60523" calcext:value-type="float">
            <text:p>13.60523</text:p>
          </table:table-cell>
          <table:table-cell office:value-type="float" office:value="14.74" calcext:value-type="float">
            <text:p>14.74</text:p>
          </table:table-cell>
          <table:table-cell office:value-type="float" office:value="0.22" calcext:value-type="float">
            <text:p>0.22</text:p>
          </table:table-cell>
          <table:table-cell office:value-type="float" office:value="0.8844176" calcext:value-type="float">
            <text:p>0.8844176</text:p>
          </table:table-cell>
          <table:table-cell office:value-type="float" office:value="0.5476668" calcext:value-type="float">
            <text:p>0.5476668</text:p>
          </table:table-cell>
          <table:table-cell office:value-type="float" office:value="218.52" calcext:value-type="float">
            <text:p>218.52</text:p>
          </table:table-cell>
          <table:table-cell office:value-type="float" office:value="0" calcext:value-type="float">
            <text:p>0</text:p>
          </table:table-cell>
          <table:table-cell office:value-type="float" office:value="13.24374" calcext:value-type="float">
            <text:p>13.24374</text:p>
          </table:table-cell>
          <table:table-cell office:value-type="float" office:value="3.394501" calcext:value-type="float">
            <text:p>3.394501</text:p>
          </table:table-cell>
          <table:table-cell office:value-type="float" office:value="12.95334" calcext:value-type="float">
            <text:p>12.95334</text:p>
          </table:table-cell>
          <table:table-cell office:value-type="float" office:value="7.445007" calcext:value-type="float">
            <text:p>7.445007</text:p>
          </table:table-cell>
          <table:table-cell office:value-type="float" office:value="13.10577" calcext:value-type="float">
            <text:p>13.10577</text:p>
          </table:table-cell>
          <table:table-cell office:value-type="float" office:value="9.974976" calcext:value-type="float">
            <text:p>9.974976</text:p>
          </table:table-cell>
          <table:table-cell office:value-type="float" office:value="13.56119" calcext:value-type="float">
            <text:p>13.56119</text:p>
          </table:table-cell>
          <table:table-cell office:value-type="float" office:value="11.92209" calcext:value-type="float">
            <text:p>11.92209</text:p>
          </table:table-cell>
          <table:table-cell office:value-type="float" office:value="14.39917" calcext:value-type="float">
            <text:p>14.39917</text:p>
          </table:table-cell>
          <table:table-cell office:value-type="float" office:value="13.00708" calcext:value-type="float">
            <text:p>13.00708</text:p>
          </table:table-cell>
          <table:table-cell office:value-type="float" office:value="15.35016" calcext:value-type="float">
            <text:p>15.35016</text:p>
          </table:table-cell>
          <table:table-cell office:value-type="float" office:value="14.13989" calcext:value-type="float">
            <text:p>14.13989</text:p>
          </table:table-cell>
          <table:table-cell office:value-type="float" office:value="16.06769" calcext:value-type="float">
            <text:p>16.06769</text:p>
          </table:table-cell>
          <table:table-cell office:value-type="float" office:value="14.96487" calcext:value-type="float">
            <text:p>14.96487</text:p>
          </table:table-cell>
          <table:table-cell office:value-type="float" office:value="16.89154" calcext:value-type="float">
            <text:p>16.89154</text:p>
          </table:table-cell>
          <table:table-cell office:value-type="float" office:value="16.0325" calcext:value-type="float">
            <text:p>16.0325</text:p>
          </table:table-cell>
          <table:table-cell office:value-type="float" office:value="17.1246" calcext:value-type="float">
            <text:p>17.1246</text:p>
          </table:table-cell>
          <table:table-cell office:value-type="float" office:value="16.90671" calcext:value-type="float">
            <text:p>16.90671</text:p>
          </table:table-cell>
          <table:table-cell office:value-type="float" office:value="17.18851" calcext:value-type="float">
            <text:p>17.18851</text:p>
          </table:table-cell>
          <table:table-cell office:value-type="float" office:value="17.16949" calcext:value-type="float">
            <text:p>17.16949</text:p>
          </table:table-cell>
          <table:table-cell office:value-type="float" office:value="17.27927" calcext:value-type="float">
            <text:p>17.27927</text:p>
          </table:table-cell>
          <table:table-cell office:value-type="float" office:value="17.25137" calcext:value-type="float">
            <text:p>17.25137</text:p>
          </table:table-cell>
          <table:table-cell office:value-type="float" office:value="17.30823" calcext:value-type="float">
            <text:p>17.30823</text:p>
          </table:table-cell>
          <table:table-cell office:value-type="float" office:value="17.2594" calcext:value-type="float">
            <text:p>17.2594</text:p>
          </table:table-cell>
          <table:table-cell office:value-type="float" office:value="17.14453" calcext:value-type="float">
            <text:p>17.14453</text:p>
          </table:table-cell>
          <table:table-cell office:value-type="float" office:value="17.09259" calcext:value-type="float">
            <text:p>17.09259</text:p>
          </table:table-cell>
          <table:table-cell office:value-type="float" office:value="16.80905" calcext:value-type="float">
            <text:p>16.80905</text:p>
          </table:table-cell>
          <table:table-cell office:value-type="float" office:value="16.76117" calcext:value-type="float">
            <text:p>16.76117</text:p>
          </table:table-cell>
          <table:table-cell office:value-type="float" office:value="13.92743" calcext:value-type="float">
            <text:p>13.92743</text:p>
          </table:table-cell>
          <table:table-cell office:value-type="float" office:value="1.458496" calcext:value-type="float">
            <text:p>1.4584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16.76978" calcext:value-type="float">
            <text:p>16.76978</text:p>
          </table:table-cell>
          <table:table-cell office:value-type="float" office:value="19.19" calcext:value-type="float">
            <text:p>19.19</text:p>
          </table:table-cell>
          <table:table-cell office:value-type="float" office:value="-1.52" calcext:value-type="float">
            <text:p>-1.52</text:p>
          </table:table-cell>
          <table:table-cell office:value-type="float" office:value="0.8908728" calcext:value-type="float">
            <text:p>0.8908728</text:p>
          </table:table-cell>
          <table:table-cell office:value-type="float" office:value="0.4830257" calcext:value-type="float">
            <text:p>0.4830257</text:p>
          </table:table-cell>
          <table:table-cell office:value-type="float" office:value="180.576" calcext:value-type="float">
            <text:p>180.576</text:p>
          </table:table-cell>
          <table:table-cell office:value-type="float" office:value="0" calcext:value-type="float">
            <text:p>0</text:p>
          </table:table-cell>
          <table:table-cell office:value-type="float" office:value="15.52612" calcext:value-type="float">
            <text:p>15.52612</text:p>
          </table:table-cell>
          <table:table-cell office:value-type="float" office:value="1.372467" calcext:value-type="float">
            <text:p>1.372467</text:p>
          </table:table-cell>
          <table:table-cell office:value-type="float" office:value="13.66364" calcext:value-type="float">
            <text:p>13.66364</text:p>
          </table:table-cell>
          <table:table-cell office:value-type="float" office:value="4.805084" calcext:value-type="float">
            <text:p>4.805084</text:p>
          </table:table-cell>
          <table:table-cell office:value-type="float" office:value="13.02975" calcext:value-type="float">
            <text:p>13.02975</text:p>
          </table:table-cell>
          <table:table-cell office:value-type="float" office:value="7.190979" calcext:value-type="float">
            <text:p>7.190979</text:p>
          </table:table-cell>
          <table:table-cell office:value-type="float" office:value="12.85327" calcext:value-type="float">
            <text:p>12.85327</text:p>
          </table:table-cell>
          <table:table-cell office:value-type="float" office:value="9.371368" calcext:value-type="float">
            <text:p>9.371368</text:p>
          </table:table-cell>
          <table:table-cell office:value-type="float" office:value="12.97131" calcext:value-type="float">
            <text:p>12.97131</text:p>
          </table:table-cell>
          <table:table-cell office:value-type="float" office:value="10.83139" calcext:value-type="float">
            <text:p>10.83139</text:p>
          </table:table-cell>
          <table:table-cell office:value-type="float" office:value="14.11047" calcext:value-type="float">
            <text:p>14.11047</text:p>
          </table:table-cell>
          <table:table-cell office:value-type="float" office:value="12.37482" calcext:value-type="float">
            <text:p>12.37482</text:p>
          </table:table-cell>
          <table:table-cell office:value-type="float" office:value="14.95093" calcext:value-type="float">
            <text:p>14.95093</text:p>
          </table:table-cell>
          <table:table-cell office:value-type="float" office:value="13.62207" calcext:value-type="float">
            <text:p>13.62207</text:p>
          </table:table-cell>
          <table:table-cell office:value-type="float" office:value="16.02548" calcext:value-type="float">
            <text:p>16.02548</text:p>
          </table:table-cell>
          <table:table-cell office:value-type="float" office:value="15.0993" calcext:value-type="float">
            <text:p>15.0993</text:p>
          </table:table-cell>
          <table:table-cell office:value-type="float" office:value="16.90347" calcext:value-type="float">
            <text:p>16.90347</text:p>
          </table:table-cell>
          <table:table-cell office:value-type="float" office:value="16.50696" calcext:value-type="float">
            <text:p>16.50696</text:p>
          </table:table-cell>
          <table:table-cell office:value-type="float" office:value="17.16895" calcext:value-type="float">
            <text:p>17.16895</text:p>
          </table:table-cell>
          <table:table-cell office:value-type="float" office:value="17.0816" calcext:value-type="float">
            <text:p>17.0816</text:p>
          </table:table-cell>
          <table:table-cell office:value-type="float" office:value="17.25104" calcext:value-type="float">
            <text:p>17.25104</text:p>
          </table:table-cell>
          <table:table-cell office:value-type="float" office:value="17.2092" calcext:value-type="float">
            <text:p>17.2092</text:p>
          </table:table-cell>
          <table:table-cell office:value-type="float" office:value="17.25891" calcext:value-type="float">
            <text:p>17.25891</text:p>
          </table:table-cell>
          <table:table-cell office:value-type="float" office:value="17.21341" calcext:value-type="float">
            <text:p>17.21341</text:p>
          </table:table-cell>
          <table:table-cell office:value-type="float" office:value="17.09207" calcext:value-type="float">
            <text:p>17.09207</text:p>
          </table:table-cell>
          <table:table-cell office:value-type="float" office:value="17.04251" calcext:value-type="float">
            <text:p>17.04251</text:p>
          </table:table-cell>
          <table:table-cell office:value-type="float" office:value="16.76068" calcext:value-type="float">
            <text:p>16.76068</text:p>
          </table:table-cell>
          <table:table-cell office:value-type="float" office:value="16.71277" calcext:value-type="float">
            <text:p>16.71277</text:p>
          </table:table-cell>
          <table:table-cell office:value-type="float" office:value="20.90347" calcext:value-type="float">
            <text:p>20.90347</text:p>
          </table:table-cell>
          <table:table-cell office:value-type="float" office:value="-0.5272217" calcext:value-type="float">
            <text:p>-0.52722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16.2617" calcext:value-type="float">
            <text:p>16.2617</text:p>
          </table:table-cell>
          <table:table-cell office:value-type="float" office:value="22.27" calcext:value-type="float">
            <text:p>22.27</text:p>
          </table:table-cell>
          <table:table-cell office:value-type="float" office:value="4.56" calcext:value-type="float">
            <text:p>4.56</text:p>
          </table:table-cell>
          <table:table-cell office:value-type="float" office:value="1.026484" calcext:value-type="float">
            <text:p>1.026484</text:p>
          </table:table-cell>
          <table:table-cell office:value-type="float" office:value="0.7440321" calcext:value-type="float">
            <text:p>0.7440321</text:p>
          </table:table-cell>
          <table:table-cell office:value-type="float" office:value="330.984" calcext:value-type="float">
            <text:p>330.984</text:p>
          </table:table-cell>
          <table:table-cell office:value-type="float" office:value="0" calcext:value-type="float">
            <text:p>0</text:p>
          </table:table-cell>
          <table:table-cell office:value-type="float" office:value="17.83035" calcext:value-type="float">
            <text:p>17.83035</text:p>
          </table:table-cell>
          <table:table-cell office:value-type="float" office:value="5.984009" calcext:value-type="float">
            <text:p>5.984009</text:p>
          </table:table-cell>
          <table:table-cell office:value-type="float" office:value="15.55881" calcext:value-type="float">
            <text:p>15.55881</text:p>
          </table:table-cell>
          <table:table-cell office:value-type="float" office:value="8.243561" calcext:value-type="float">
            <text:p>8.243561</text:p>
          </table:table-cell>
          <table:table-cell office:value-type="float" office:value="14.62891" calcext:value-type="float">
            <text:p>14.62891</text:p>
          </table:table-cell>
          <table:table-cell office:value-type="float" office:value="9.677094" calcext:value-type="float">
            <text:p>9.677094</text:p>
          </table:table-cell>
          <table:table-cell office:value-type="float" office:value="14.1405" calcext:value-type="float">
            <text:p>14.1405</text:p>
          </table:table-cell>
          <table:table-cell office:value-type="float" office:value="10.95282" calcext:value-type="float">
            <text:p>10.95282</text:p>
          </table:table-cell>
          <table:table-cell office:value-type="float" office:value="14.02725" calcext:value-type="float">
            <text:p>14.02725</text:p>
          </table:table-cell>
          <table:table-cell office:value-type="float" office:value="11.80984" calcext:value-type="float">
            <text:p>11.80984</text:p>
          </table:table-cell>
          <table:table-cell office:value-type="float" office:value="14.043" calcext:value-type="float">
            <text:p>14.043</text:p>
          </table:table-cell>
          <table:table-cell office:value-type="float" office:value="12.76498" calcext:value-type="float">
            <text:p>12.76498</text:p>
          </table:table-cell>
          <table:table-cell office:value-type="float" office:value="14.24014" calcext:value-type="float">
            <text:p>14.24014</text:p>
          </table:table-cell>
          <table:table-cell office:value-type="float" office:value="13.61194" calcext:value-type="float">
            <text:p>13.61194</text:p>
          </table:table-cell>
          <table:table-cell office:value-type="float" office:value="15.09531" calcext:value-type="float">
            <text:p>15.09531</text:p>
          </table:table-cell>
          <table:table-cell office:value-type="float" office:value="14.7713" calcext:value-type="float">
            <text:p>14.7713</text:p>
          </table:table-cell>
          <table:table-cell office:value-type="float" office:value="16.50232" calcext:value-type="float">
            <text:p>16.50232</text:p>
          </table:table-cell>
          <table:table-cell office:value-type="float" office:value="16.11154" calcext:value-type="float">
            <text:p>16.11154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6.92831" calcext:value-type="float">
            <text:p>16.92831</text:p>
          </table:table-cell>
          <table:table-cell office:value-type="float" office:value="17.20862" calcext:value-type="float">
            <text:p>17.20862</text:p>
          </table:table-cell>
          <table:table-cell office:value-type="float" office:value="17.14053" calcext:value-type="float">
            <text:p>17.14053</text:p>
          </table:table-cell>
          <table:table-cell office:value-type="float" office:value="17.21292" calcext:value-type="float">
            <text:p>17.21292</text:p>
          </table:table-cell>
          <table:table-cell office:value-type="float" office:value="17.16382" calcext:value-type="float">
            <text:p>17.16382</text:p>
          </table:table-cell>
          <table:table-cell office:value-type="float" office:value="17.04196" calcext:value-type="float">
            <text:p>17.04196</text:p>
          </table:table-cell>
          <table:table-cell office:value-type="float" office:value="16.99298" calcext:value-type="float">
            <text:p>16.99298</text:p>
          </table:table-cell>
          <table:table-cell office:value-type="float" office:value="16.71228" calcext:value-type="float">
            <text:p>16.71228</text:p>
          </table:table-cell>
          <table:table-cell office:value-type="float" office:value="16.66431" calcext:value-type="float">
            <text:p>16.66431</text:p>
          </table:table-cell>
          <table:table-cell office:value-type="float" office:value="23.27109" calcext:value-type="float">
            <text:p>23.27109</text:p>
          </table:table-cell>
          <table:table-cell office:value-type="float" office:value="4.594391" calcext:value-type="float">
            <text:p>4.594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15.56298" calcext:value-type="float">
            <text:p>15.56298</text:p>
          </table:table-cell>
          <table:table-cell office:value-type="float" office:value="23.25" calcext:value-type="float">
            <text:p>23.25</text:p>
          </table:table-cell>
          <table:table-cell office:value-type="float" office:value="11.33" calcext:value-type="float">
            <text:p>11.33</text:p>
          </table:table-cell>
          <table:table-cell office:value-type="float" office:value="1.411715" calcext:value-type="float">
            <text:p>1.411715</text:p>
          </table:table-cell>
          <table:table-cell office:value-type="float" office:value="0.9884065" calcext:value-type="float">
            <text:p>0.9884065</text:p>
          </table:table-cell>
          <table:table-cell office:value-type="float" office:value="351.684" calcext:value-type="float">
            <text:p>351.684</text:p>
          </table:table-cell>
          <table:table-cell office:value-type="float" office:value="0" calcext:value-type="float">
            <text:p>0</text:p>
          </table:table-cell>
          <table:table-cell office:value-type="float" office:value="20.39355" calcext:value-type="float">
            <text:p>20.39355</text:p>
          </table:table-cell>
          <table:table-cell office:value-type="float" office:value="11.4415" calcext:value-type="float">
            <text:p>11.4415</text:p>
          </table:table-cell>
          <table:table-cell office:value-type="float" office:value="17.90396" calcext:value-type="float">
            <text:p>17.90396</text:p>
          </table:table-cell>
          <table:table-cell office:value-type="float" office:value="12.38519" calcext:value-type="float">
            <text:p>12.38519</text:p>
          </table:table-cell>
          <table:table-cell office:value-type="float" office:value="16.74509" calcext:value-type="float">
            <text:p>16.74509</text:p>
          </table:table-cell>
          <table:table-cell office:value-type="float" office:value="12.92621" calcext:value-type="float">
            <text:p>12.92621</text:p>
          </table:table-cell>
          <table:table-cell office:value-type="float" office:value="15.91217" calcext:value-type="float">
            <text:p>15.91217</text:p>
          </table:table-cell>
          <table:table-cell office:value-type="float" office:value="13.38898" calcext:value-type="float">
            <text:p>13.38898</text:p>
          </table:table-cell>
          <table:table-cell office:value-type="float" office:value="15.4971" calcext:value-type="float">
            <text:p>15.4971</text:p>
          </table:table-cell>
          <table:table-cell office:value-type="float" office:value="13.68793" calcext:value-type="float">
            <text:p>13.68793</text:p>
          </table:table-cell>
          <table:table-cell office:value-type="float" office:value="15.20563" calcext:value-type="float">
            <text:p>15.20563</text:p>
          </table:table-cell>
          <table:table-cell office:value-type="float" office:value="14.03018" calcext:value-type="float">
            <text:p>14.03018</text:p>
          </table:table-cell>
          <table:table-cell office:value-type="float" office:value="15.05197" calcext:value-type="float">
            <text:p>15.05197</text:p>
          </table:table-cell>
          <table:table-cell office:value-type="float" office:value="14.25113" calcext:value-type="float">
            <text:p>14.25113</text:p>
          </table:table-cell>
          <table:table-cell office:value-type="float" office:value="15.04074" calcext:value-type="float">
            <text:p>15.04074</text:p>
          </table:table-cell>
          <table:table-cell office:value-type="float" office:value="14.79224" calcext:value-type="float">
            <text:p>14.79224</text:p>
          </table:table-cell>
          <table:table-cell office:value-type="float" office:value="16.10825" calcext:value-type="float">
            <text:p>16.10825</text:p>
          </table:table-cell>
          <table:table-cell office:value-type="float" office:value="15.9071" calcext:value-type="float">
            <text:p>15.9071</text:p>
          </table:table-cell>
          <table:table-cell office:value-type="float" office:value="16.92654" calcext:value-type="float">
            <text:p>16.92654</text:p>
          </table:table-cell>
          <table:table-cell office:value-type="float" office:value="16.7597" calcext:value-type="float">
            <text:p>16.7597</text:p>
          </table:table-cell>
          <table:table-cell office:value-type="float" office:value="17.13965" calcext:value-type="float">
            <text:p>17.13965</text:p>
          </table:table-cell>
          <table:table-cell office:value-type="float" office:value="17.04776" calcext:value-type="float">
            <text:p>17.04776</text:p>
          </table:table-cell>
          <table:table-cell office:value-type="float" office:value="17.16321" calcext:value-type="float">
            <text:p>17.16321</text:p>
          </table:table-cell>
          <table:table-cell office:value-type="float" office:value="17.10669" calcext:value-type="float">
            <text:p>17.10669</text:p>
          </table:table-cell>
          <table:table-cell office:value-type="float" office:value="16.99246" calcext:value-type="float">
            <text:p>16.99246</text:p>
          </table:table-cell>
          <table:table-cell office:value-type="float" office:value="16.94345" calcext:value-type="float">
            <text:p>16.94345</text:p>
          </table:table-cell>
          <table:table-cell office:value-type="float" office:value="16.66382" calcext:value-type="float">
            <text:p>16.66382</text:p>
          </table:table-cell>
          <table:table-cell office:value-type="float" office:value="16.61697" calcext:value-type="float">
            <text:p>16.61697</text:p>
          </table:table-cell>
          <table:table-cell office:value-type="float" office:value="24.19446" calcext:value-type="float">
            <text:p>24.19446</text:p>
          </table:table-cell>
          <table:table-cell office:value-type="float" office:value="10.96301" calcext:value-type="float">
            <text:p>10.96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7.067164" calcext:value-type="float">
            <text:p>7.067164</text:p>
          </table:table-cell>
          <table:table-cell office:value-type="float" office:value="21.7" calcext:value-type="float">
            <text:p>21.7</text:p>
          </table:table-cell>
          <table:table-cell office:value-type="float" office:value="14.73" calcext:value-type="float">
            <text:p>14.73</text:p>
          </table:table-cell>
          <table:table-cell office:value-type="float" office:value="1.718575" calcext:value-type="float">
            <text:p>1.718575</text:p>
          </table:table-cell>
          <table:table-cell office:value-type="float" office:value="1.408633" calcext:value-type="float">
            <text:p>1.408633</text:p>
          </table:table-cell>
          <table:table-cell office:value-type="float" office:value="389.124" calcext:value-type="float">
            <text:p>389.124</text:p>
          </table:table-cell>
          <table:table-cell office:value-type="float" office:value="22.1" calcext:value-type="float">
            <text:p>22.1</text:p>
          </table:table-cell>
          <table:table-cell office:value-type="float" office:value="18.06976" calcext:value-type="float">
            <text:p>18.06976</text:p>
          </table:table-cell>
          <table:table-cell office:value-type="float" office:value="14.47833" calcext:value-type="float">
            <text:p>14.47833</text:p>
          </table:table-cell>
          <table:table-cell office:value-type="float" office:value="17.13733" calcext:value-type="float">
            <text:p>17.13733</text:p>
          </table:table-cell>
          <table:table-cell office:value-type="float" office:value="14.75394" calcext:value-type="float">
            <text:p>14.75394</text:p>
          </table:table-cell>
          <table:table-cell office:value-type="float" office:value="16.56946" calcext:value-type="float">
            <text:p>16.56946</text:p>
          </table:table-cell>
          <table:table-cell office:value-type="float" office:value="14.94839" calcext:value-type="float">
            <text:p>14.94839</text:p>
          </table:table-cell>
          <table:table-cell office:value-type="float" office:value="16.19266" calcext:value-type="float">
            <text:p>16.19266</text:p>
          </table:table-cell>
          <table:table-cell office:value-type="float" office:value="15.06628" calcext:value-type="float">
            <text:p>15.06628</text:p>
          </table:table-cell>
          <table:table-cell office:value-type="float" office:value="15.97791" calcext:value-type="float">
            <text:p>15.97791</text:p>
          </table:table-cell>
          <table:table-cell office:value-type="float" office:value="15.12302" calcext:value-type="float">
            <text:p>15.12302</text:p>
          </table:table-cell>
          <table:table-cell office:value-type="float" office:value="15.71375" calcext:value-type="float">
            <text:p>15.71375</text:p>
          </table:table-cell>
          <table:table-cell office:value-type="float" office:value="15.1756" calcext:value-type="float">
            <text:p>15.1756</text:p>
          </table:table-cell>
          <table:table-cell office:value-type="float" office:value="15.54666" calcext:value-type="float">
            <text:p>15.54666</text:p>
          </table:table-cell>
          <table:table-cell office:value-type="float" office:value="15.06348" calcext:value-type="float">
            <text:p>15.06348</text:p>
          </table:table-cell>
          <table:table-cell office:value-type="float" office:value="15.43805" calcext:value-type="float">
            <text:p>15.43805</text:p>
          </table:table-cell>
          <table:table-cell office:value-type="float" office:value="15.04657" calcext:value-type="float">
            <text:p>15.04657</text:p>
          </table:table-cell>
          <table:table-cell office:value-type="float" office:value="15.90616" calcext:value-type="float">
            <text:p>15.90616</text:p>
          </table:table-cell>
          <table:table-cell office:value-type="float" office:value="15.88818" calcext:value-type="float">
            <text:p>15.88818</text:p>
          </table:table-cell>
          <table:table-cell office:value-type="float" office:value="16.75809" calcext:value-type="float">
            <text:p>16.75809</text:p>
          </table:table-cell>
          <table:table-cell office:value-type="float" office:value="16.62418" calcext:value-type="float">
            <text:p>16.62418</text:p>
          </table:table-cell>
          <table:table-cell office:value-type="float" office:value="17.04669" calcext:value-type="float">
            <text:p>17.04669</text:p>
          </table:table-cell>
          <table:table-cell office:value-type="float" office:value="16.94666" calcext:value-type="float">
            <text:p>16.94666</text:p>
          </table:table-cell>
          <table:table-cell office:value-type="float" office:value="17.10605" calcext:value-type="float">
            <text:p>17.10605</text:p>
          </table:table-cell>
          <table:table-cell office:value-type="float" office:value="17.04178" calcext:value-type="float">
            <text:p>17.04178</text:p>
          </table:table-cell>
          <table:table-cell office:value-type="float" office:value="16.94293" calcext:value-type="float">
            <text:p>16.94293</text:p>
          </table:table-cell>
          <table:table-cell office:value-type="float" office:value="16.89246" calcext:value-type="float">
            <text:p>16.89246</text:p>
          </table:table-cell>
          <table:table-cell office:value-type="float" office:value="16.61649" calcext:value-type="float">
            <text:p>16.61649</text:p>
          </table:table-cell>
          <table:table-cell office:value-type="float" office:value="16.56998" calcext:value-type="float">
            <text:p>16.56998</text:p>
          </table:table-cell>
          <table:table-cell office:value-type="float" office:value="18.67877" calcext:value-type="float">
            <text:p>18.67877</text:p>
          </table:table-cell>
          <table:table-cell office:value-type="float" office:value="14.14844" calcext:value-type="float">
            <text:p>14.14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14.0362" calcext:value-type="float">
            <text:p>14.0362</text:p>
          </table:table-cell>
          <table:table-cell office:value-type="float" office:value="19.07" calcext:value-type="float">
            <text:p>19.07</text:p>
          </table:table-cell>
          <table:table-cell office:value-type="float" office:value="9" calcext:value-type="float">
            <text:p>9</text:p>
          </table:table-cell>
          <table:table-cell office:value-type="float" office:value="1.532385" calcext:value-type="float">
            <text:p>1.532385</text:p>
          </table:table-cell>
          <table:table-cell office:value-type="float" office:value="0.9448463" calcext:value-type="float">
            <text:p>0.9448463</text:p>
          </table:table-cell>
          <table:table-cell office:value-type="float" office:value="288.9" calcext:value-type="float">
            <text:p>288.9</text:p>
          </table:table-cell>
          <table:table-cell office:value-type="float" office:value="0.1" calcext:value-type="float">
            <text:p>0.1</text:p>
          </table:table-cell>
          <table:table-cell office:value-type="float" office:value="16.05286" calcext:value-type="float">
            <text:p>16.05286</text:p>
          </table:table-cell>
          <table:table-cell office:value-type="float" office:value="10.08743" calcext:value-type="float">
            <text:p>10.08743</text:p>
          </table:table-cell>
          <table:table-cell office:value-type="float" office:value="16.08221" calcext:value-type="float">
            <text:p>16.08221</text:p>
          </table:table-cell>
          <table:table-cell office:value-type="float" office:value="11.57901" calcext:value-type="float">
            <text:p>11.57901</text:p>
          </table:table-cell>
          <table:table-cell office:value-type="float" office:value="16.28745" calcext:value-type="float">
            <text:p>16.28745</text:p>
          </table:table-cell>
          <table:table-cell office:value-type="float" office:value="12.88046" calcext:value-type="float">
            <text:p>12.88046</text:p>
          </table:table-cell>
          <table:table-cell office:value-type="float" office:value="16.16653" calcext:value-type="float">
            <text:p>16.16653</text:p>
          </table:table-cell>
          <table:table-cell office:value-type="float" office:value="13.97867" calcext:value-type="float">
            <text:p>13.97867</text:p>
          </table:table-cell>
          <table:table-cell office:value-type="float" office:value="15.97873" calcext:value-type="float">
            <text:p>15.97873</text:p>
          </table:table-cell>
          <table:table-cell office:value-type="float" office:value="14.53134" calcext:value-type="float">
            <text:p>14.53134</text:p>
          </table:table-cell>
          <table:table-cell office:value-type="float" office:value="15.75949" calcext:value-type="float">
            <text:p>15.75949</text:p>
          </table:table-cell>
          <table:table-cell office:value-type="float" office:value="15.05804" calcext:value-type="float">
            <text:p>15.05804</text:p>
          </table:table-cell>
          <table:table-cell office:value-type="float" office:value="15.63879" calcext:value-type="float">
            <text:p>15.63879</text:p>
          </table:table-cell>
          <table:table-cell office:value-type="float" office:value="15.3168" calcext:value-type="float">
            <text:p>15.3168</text:p>
          </table:table-cell>
          <table:table-cell office:value-type="float" office:value="15.59036" calcext:value-type="float">
            <text:p>15.59036</text:p>
          </table:table-cell>
          <table:table-cell office:value-type="float" office:value="15.44241" calcext:value-type="float">
            <text:p>15.44241</text:p>
          </table:table-cell>
          <table:table-cell office:value-type="float" office:value="15.95761" calcext:value-type="float">
            <text:p>15.95761</text:p>
          </table:table-cell>
          <table:table-cell office:value-type="float" office:value="15.90012" calcext:value-type="float">
            <text:p>15.90012</text:p>
          </table:table-cell>
          <table:table-cell office:value-type="float" office:value="16.62305" calcext:value-type="float">
            <text:p>16.62305</text:p>
          </table:table-cell>
          <table:table-cell office:value-type="float" office:value="16.53616" calcext:value-type="float">
            <text:p>16.53616</text:p>
          </table:table-cell>
          <table:table-cell office:value-type="float" office:value="16.94562" calcext:value-type="float">
            <text:p>16.94562</text:p>
          </table:table-cell>
          <table:table-cell office:value-type="float" office:value="16.85342" calcext:value-type="float">
            <text:p>16.85342</text:p>
          </table:table-cell>
          <table:table-cell office:value-type="float" office:value="17.04111" calcext:value-type="float">
            <text:p>17.04111</text:p>
          </table:table-cell>
          <table:table-cell office:value-type="float" office:value="16.97171" calcext:value-type="float">
            <text:p>16.97171</text:p>
          </table:table-cell>
          <table:table-cell office:value-type="float" office:value="16.89191" calcext:value-type="float">
            <text:p>16.89191</text:p>
          </table:table-cell>
          <table:table-cell office:value-type="float" office:value="16.83853" calcext:value-type="float">
            <text:p>16.83853</text:p>
          </table:table-cell>
          <table:table-cell office:value-type="float" office:value="16.56949" calcext:value-type="float">
            <text:p>16.56949</text:p>
          </table:table-cell>
          <table:table-cell office:value-type="float" office:value="16.5217" calcext:value-type="float">
            <text:p>16.5217</text:p>
          </table:table-cell>
          <table:table-cell office:value-type="float" office:value="16.77362" calcext:value-type="float">
            <text:p>16.77362</text:p>
          </table:table-cell>
          <table:table-cell office:value-type="float" office:value="8.887543" calcext:value-type="float">
            <text:p>8.887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15.79502" calcext:value-type="float">
            <text:p>15.79502</text:p>
          </table:table-cell>
          <table:table-cell office:value-type="float" office:value="21.49" calcext:value-type="float">
            <text:p>21.49</text:p>
          </table:table-cell>
          <table:table-cell office:value-type="float" office:value="4.88" calcext:value-type="float">
            <text:p>4.88</text:p>
          </table:table-cell>
          <table:table-cell office:value-type="float" office:value="1.102077" calcext:value-type="float">
            <text:p>1.102077</text:p>
          </table:table-cell>
          <table:table-cell office:value-type="float" office:value="0.760745" calcext:value-type="float">
            <text:p>0.760745</text:p>
          </table:table-cell>
          <table:table-cell office:value-type="float" office:value="202.428" calcext:value-type="float">
            <text:p>202.428</text:p>
          </table:table-cell>
          <table:table-cell office:value-type="float" office:value="0" calcext:value-type="float">
            <text:p>0</text:p>
          </table:table-cell>
          <table:table-cell office:value-type="float" office:value="16.71057" calcext:value-type="float">
            <text:p>16.71057</text:p>
          </table:table-cell>
          <table:table-cell office:value-type="float" office:value="7.037476" calcext:value-type="float">
            <text:p>7.037476</text:p>
          </table:table-cell>
          <table:table-cell office:value-type="float" office:value="15.34079" calcext:value-type="float">
            <text:p>15.34079</text:p>
          </table:table-cell>
          <table:table-cell office:value-type="float" office:value="8.835632" calcext:value-type="float">
            <text:p>8.835632</text:p>
          </table:table-cell>
          <table:table-cell office:value-type="float" office:value="14.64914" calcext:value-type="float">
            <text:p>14.64914</text:p>
          </table:table-cell>
          <table:table-cell office:value-type="float" office:value="10.40973" calcext:value-type="float">
            <text:p>10.40973</text:p>
          </table:table-cell>
          <table:table-cell office:value-type="float" office:value="14.32806" calcext:value-type="float">
            <text:p>14.32806</text:p>
          </table:table-cell>
          <table:table-cell office:value-type="float" office:value="11.87439" calcext:value-type="float">
            <text:p>11.87439</text:p>
          </table:table-cell>
          <table:table-cell office:value-type="float" office:value="14.48672" calcext:value-type="float">
            <text:p>14.48672</text:p>
          </table:table-cell>
          <table:table-cell office:value-type="float" office:value="12.79767" calcext:value-type="float">
            <text:p>12.79767</text:p>
          </table:table-cell>
          <table:table-cell office:value-type="float" office:value="15.03711" calcext:value-type="float">
            <text:p>15.03711</text:p>
          </table:table-cell>
          <table:table-cell office:value-type="float" office:value="13.729" calcext:value-type="float">
            <text:p>13.729</text:p>
          </table:table-cell>
          <table:table-cell office:value-type="float" office:value="15.30884" calcext:value-type="float">
            <text:p>15.30884</text:p>
          </table:table-cell>
          <table:table-cell office:value-type="float" office:value="14.39954" calcext:value-type="float">
            <text:p>14.39954</text:p>
          </table:table-cell>
          <table:table-cell office:value-type="float" office:value="15.57428" calcext:value-type="float">
            <text:p>15.57428</text:p>
          </table:table-cell>
          <table:table-cell office:value-type="float" office:value="15.17453" calcext:value-type="float">
            <text:p>15.17453</text:p>
          </table:table-cell>
          <table:table-cell office:value-type="float" office:value="15.96146" calcext:value-type="float">
            <text:p>15.96146</text:p>
          </table:table-cell>
          <table:table-cell office:value-type="float" office:value="15.89764" calcext:value-type="float">
            <text:p>15.89764</text:p>
          </table:table-cell>
          <table:table-cell office:value-type="float" office:value="16.53543" calcext:value-type="float">
            <text:p>16.53543</text:p>
          </table:table-cell>
          <table:table-cell office:value-type="float" office:value="16.46936" calcext:value-type="float">
            <text:p>16.46936</text:p>
          </table:table-cell>
          <table:table-cell office:value-type="float" office:value="16.85254" calcext:value-type="float">
            <text:p>16.85254</text:p>
          </table:table-cell>
          <table:table-cell office:value-type="float" office:value="16.77274" calcext:value-type="float">
            <text:p>16.77274</text:p>
          </table:table-cell>
          <table:table-cell office:value-type="float" office:value="16.97098" calcext:value-type="float">
            <text:p>16.97098</text:p>
          </table:table-cell>
          <table:table-cell office:value-type="float" office:value="16.90063" calcext:value-type="float">
            <text:p>16.90063</text:p>
          </table:table-cell>
          <table:table-cell office:value-type="float" office:value="16.83795" calcext:value-type="float">
            <text:p>16.83795</text:p>
          </table:table-cell>
          <table:table-cell office:value-type="float" office:value="16.78238" calcext:value-type="float">
            <text:p>16.78238</text:p>
          </table:table-cell>
          <table:table-cell office:value-type="float" office:value="16.52118" calcext:value-type="float">
            <text:p>16.52118</text:p>
          </table:table-cell>
          <table:table-cell office:value-type="float" office:value="16.47324" calcext:value-type="float">
            <text:p>16.47324</text:p>
          </table:table-cell>
          <table:table-cell office:value-type="float" office:value="17.94565" calcext:value-type="float">
            <text:p>17.94565</text:p>
          </table:table-cell>
          <table:table-cell office:value-type="float" office:value="5.653503" calcext:value-type="float">
            <text:p>5.6535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6.987793" calcext:value-type="float">
            <text:p>6.987793</text:p>
          </table:table-cell>
          <table:table-cell office:value-type="float" office:value="16.29" calcext:value-type="float">
            <text:p>16.29</text:p>
          </table:table-cell>
          <table:table-cell office:value-type="float" office:value="6.34" calcext:value-type="float">
            <text:p>6.34</text:p>
          </table:table-cell>
          <table:table-cell office:value-type="float" office:value="1.226177" calcext:value-type="float">
            <text:p>1.226177</text:p>
          </table:table-cell>
          <table:table-cell office:value-type="float" office:value="0.8413473" calcext:value-type="float">
            <text:p>0.8413473</text:p>
          </table:table-cell>
          <table:table-cell office:value-type="float" office:value="135.504" calcext:value-type="float">
            <text:p>135.504</text:p>
          </table:table-cell>
          <table:table-cell office:value-type="float" office:value="8.5" calcext:value-type="float">
            <text:p>8.5</text:p>
          </table:table-cell>
          <table:table-cell office:value-type="float" office:value="14.27777" calcext:value-type="float">
            <text:p>14.27777</text:p>
          </table:table-cell>
          <table:table-cell office:value-type="float" office:value="7.567017" calcext:value-type="float">
            <text:p>7.567017</text:p>
          </table:table-cell>
          <table:table-cell office:value-type="float" office:value="13.48575" calcext:value-type="float">
            <text:p>13.48575</text:p>
          </table:table-cell>
          <table:table-cell office:value-type="float" office:value="9.131989" calcext:value-type="float">
            <text:p>9.131989</text:p>
          </table:table-cell>
          <table:table-cell office:value-type="float" office:value="13.19073" calcext:value-type="float">
            <text:p>13.19073</text:p>
          </table:table-cell>
          <table:table-cell office:value-type="float" office:value="10.54102" calcext:value-type="float">
            <text:p>10.54102</text:p>
          </table:table-cell>
          <table:table-cell office:value-type="float" office:value="13.28952" calcext:value-type="float">
            <text:p>13.28952</text:p>
          </table:table-cell>
          <table:table-cell office:value-type="float" office:value="11.73169" calcext:value-type="float">
            <text:p>11.73169</text:p>
          </table:table-cell>
          <table:table-cell office:value-type="float" office:value="13.77805" calcext:value-type="float">
            <text:p>13.77805</text:p>
          </table:table-cell>
          <table:table-cell office:value-type="float" office:value="12.50735" calcext:value-type="float">
            <text:p>12.50735</text:p>
          </table:table-cell>
          <table:table-cell office:value-type="float" office:value="14.27167" calcext:value-type="float">
            <text:p>14.27167</text:p>
          </table:table-cell>
          <table:table-cell office:value-type="float" office:value="13.3248" calcext:value-type="float">
            <text:p>13.3248</text:p>
          </table:table-cell>
          <table:table-cell office:value-type="float" office:value="14.63501" calcext:value-type="float">
            <text:p>14.63501</text:p>
          </table:table-cell>
          <table:table-cell office:value-type="float" office:value="13.98047" calcext:value-type="float">
            <text:p>13.98047</text:p>
          </table:table-cell>
          <table:table-cell office:value-type="float" office:value="15.17285" calcext:value-type="float">
            <text:p>15.17285</text:p>
          </table:table-cell>
          <table:table-cell office:value-type="float" office:value="14.79883" calcext:value-type="float">
            <text:p>14.79883</text:p>
          </table:table-cell>
          <table:table-cell office:value-type="float" office:value="15.8963" calcext:value-type="float">
            <text:p>15.8963</text:p>
          </table:table-cell>
          <table:table-cell office:value-type="float" office:value="15.73212" calcext:value-type="float">
            <text:p>15.73212</text:p>
          </table:table-cell>
          <table:table-cell office:value-type="float" office:value="16.46857" calcext:value-type="float">
            <text:p>16.46857</text:p>
          </table:table-cell>
          <table:table-cell office:value-type="float" office:value="16.38724" calcext:value-type="float">
            <text:p>16.38724</text:p>
          </table:table-cell>
          <table:table-cell office:value-type="float" office:value="16.77194" calcext:value-type="float">
            <text:p>16.77194</text:p>
          </table:table-cell>
          <table:table-cell office:value-type="float" office:value="16.69736" calcext:value-type="float">
            <text:p>16.69736</text:p>
          </table:table-cell>
          <table:table-cell office:value-type="float" office:value="16.89993" calcext:value-type="float">
            <text:p>16.89993</text:p>
          </table:table-cell>
          <table:table-cell office:value-type="float" office:value="16.83142" calcext:value-type="float">
            <text:p>16.83142</text:p>
          </table:table-cell>
          <table:table-cell office:value-type="float" office:value="16.7818" calcext:value-type="float">
            <text:p>16.7818</text:p>
          </table:table-cell>
          <table:table-cell office:value-type="float" office:value="16.72495" calcext:value-type="float">
            <text:p>16.72495</text:p>
          </table:table-cell>
          <table:table-cell office:value-type="float" office:value="16.47275" calcext:value-type="float">
            <text:p>16.47275</text:p>
          </table:table-cell>
          <table:table-cell office:value-type="float" office:value="16.42389" calcext:value-type="float">
            <text:p>16.42389</text:p>
          </table:table-cell>
          <table:table-cell office:value-type="float" office:value="14.98428" calcext:value-type="float">
            <text:p>14.98428</text:p>
          </table:table-cell>
          <table:table-cell office:value-type="float" office:value="6.369263" calcext:value-type="float">
            <text:p>6.3692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13.40299" calcext:value-type="float">
            <text:p>13.40299</text:p>
          </table:table-cell>
          <table:table-cell office:value-type="float" office:value="17.57" calcext:value-type="float">
            <text:p>17.57</text:p>
          </table:table-cell>
          <table:table-cell office:value-type="float" office:value="6.92" calcext:value-type="float">
            <text:p>6.92</text:p>
          </table:table-cell>
          <table:table-cell office:value-type="float" office:value="1.090353" calcext:value-type="float">
            <text:p>1.090353</text:p>
          </table:table-cell>
          <table:table-cell office:value-type="float" office:value="0.8754353" calcext:value-type="float">
            <text:p>0.8754353</text:p>
          </table:table-cell>
          <table:table-cell office:value-type="float" office:value="225.288" calcext:value-type="float">
            <text:p>225.288</text:p>
          </table:table-cell>
          <table:table-cell office:value-type="float" office:value="3.5" calcext:value-type="float">
            <text:p>3.5</text:p>
          </table:table-cell>
          <table:table-cell office:value-type="float" office:value="14.04987" calcext:value-type="float">
            <text:p>14.04987</text:p>
          </table:table-cell>
          <table:table-cell office:value-type="float" office:value="8.360748" calcext:value-type="float">
            <text:p>8.360748</text:p>
          </table:table-cell>
          <table:table-cell office:value-type="float" office:value="13.35992" calcext:value-type="float">
            <text:p>13.35992</text:p>
          </table:table-cell>
          <table:table-cell office:value-type="float" office:value="9.896759" calcext:value-type="float">
            <text:p>9.896759</text:p>
          </table:table-cell>
          <table:table-cell office:value-type="float" office:value="13.03375" calcext:value-type="float">
            <text:p>13.03375</text:p>
          </table:table-cell>
          <table:table-cell office:value-type="float" office:value="10.99289" calcext:value-type="float">
            <text:p>10.99289</text:p>
          </table:table-cell>
          <table:table-cell office:value-type="float" office:value="13.00497" calcext:value-type="float">
            <text:p>13.00497</text:p>
          </table:table-cell>
          <table:table-cell office:value-type="float" office:value="11.80359" calcext:value-type="float">
            <text:p>11.80359</text:p>
          </table:table-cell>
          <table:table-cell office:value-type="float" office:value="13.19891" calcext:value-type="float">
            <text:p>13.19891</text:p>
          </table:table-cell>
          <table:table-cell office:value-type="float" office:value="12.39697" calcext:value-type="float">
            <text:p>12.39697</text:p>
          </table:table-cell>
          <table:table-cell office:value-type="float" office:value="13.64987" calcext:value-type="float">
            <text:p>13.64987</text:p>
          </table:table-cell>
          <table:table-cell office:value-type="float" office:value="13.07571" calcext:value-type="float">
            <text:p>13.07571</text:p>
          </table:table-cell>
          <table:table-cell office:value-type="float" office:value="14.09033" calcext:value-type="float">
            <text:p>14.09033</text:p>
          </table:table-cell>
          <table:table-cell office:value-type="float" office:value="13.68613" calcext:value-type="float">
            <text:p>13.68613</text:p>
          </table:table-cell>
          <table:table-cell office:value-type="float" office:value="14.79648" calcext:value-type="float">
            <text:p>14.79648</text:p>
          </table:table-cell>
          <table:table-cell office:value-type="float" office:value="14.49783" calcext:value-type="float">
            <text:p>14.49783</text:p>
          </table:table-cell>
          <table:table-cell office:value-type="float" office:value="15.73004" calcext:value-type="float">
            <text:p>15.73004</text:p>
          </table:table-cell>
          <table:table-cell office:value-type="float" office:value="15.52747" calcext:value-type="float">
            <text:p>15.52747</text:p>
          </table:table-cell>
          <table:table-cell office:value-type="float" office:value="16.3862" calcext:value-type="float">
            <text:p>16.3862</text:p>
          </table:table-cell>
          <table:table-cell office:value-type="float" office:value="16.28192" calcext:value-type="float">
            <text:p>16.28192</text:p>
          </table:table-cell>
          <table:table-cell office:value-type="float" office:value="16.69659" calcext:value-type="float">
            <text:p>16.69659</text:p>
          </table:table-cell>
          <table:table-cell office:value-type="float" office:value="16.61777" calcext:value-type="float">
            <text:p>16.61777</text:p>
          </table:table-cell>
          <table:table-cell office:value-type="float" office:value="16.83072" calcext:value-type="float">
            <text:p>16.83072</text:p>
          </table:table-cell>
          <table:table-cell office:value-type="float" office:value="16.76273" calcext:value-type="float">
            <text:p>16.76273</text:p>
          </table:table-cell>
          <table:table-cell office:value-type="float" office:value="16.72433" calcext:value-type="float">
            <text:p>16.72433</text:p>
          </table:table-cell>
          <table:table-cell office:value-type="float" office:value="16.66742" calcext:value-type="float">
            <text:p>16.66742</text:p>
          </table:table-cell>
          <table:table-cell office:value-type="float" office:value="16.42337" calcext:value-type="float">
            <text:p>16.42337</text:p>
          </table:table-cell>
          <table:table-cell office:value-type="float" office:value="16.37381" calcext:value-type="float">
            <text:p>16.37381</text:p>
          </table:table-cell>
          <table:table-cell office:value-type="float" office:value="14.70743" calcext:value-type="float">
            <text:p>14.70743</text:p>
          </table:table-cell>
          <table:table-cell office:value-type="float" office:value="7.168274" calcext:value-type="float">
            <text:p>7.1682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15.59825" calcext:value-type="float">
            <text:p>15.59825</text:p>
          </table:table-cell>
          <table:table-cell office:value-type="float" office:value="15.56" calcext:value-type="float">
            <text:p>15.56</text:p>
          </table:table-cell>
          <table:table-cell office:value-type="float" office:value="5.73" calcext:value-type="float">
            <text:p>5.73</text:p>
          </table:table-cell>
          <table:table-cell office:value-type="float" office:value="0.9320475" calcext:value-type="float">
            <text:p>0.932047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354.024" calcext:value-type="float">
            <text:p>354.024</text:p>
          </table:table-cell>
          <table:table-cell office:value-type="float" office:value="0" calcext:value-type="float">
            <text:p>0</text:p>
          </table:table-cell>
          <table:table-cell office:value-type="float" office:value="13.25485" calcext:value-type="float">
            <text:p>13.25485</text:p>
          </table:table-cell>
          <table:table-cell office:value-type="float" office:value="7.052704" calcext:value-type="float">
            <text:p>7.052704</text:p>
          </table:table-cell>
          <table:table-cell office:value-type="float" office:value="12.53226" calcext:value-type="float">
            <text:p>12.53226</text:p>
          </table:table-cell>
          <table:table-cell office:value-type="float" office:value="8.633972" calcext:value-type="float">
            <text:p>8.633972</text:p>
          </table:table-cell>
          <table:table-cell office:value-type="float" office:value="12.29956" calcext:value-type="float">
            <text:p>12.29956</text:p>
          </table:table-cell>
          <table:table-cell office:value-type="float" office:value="10.04492" calcext:value-type="float">
            <text:p>10.04492</text:p>
          </table:table-cell>
          <table:table-cell office:value-type="float" office:value="12.34958" calcext:value-type="float">
            <text:p>12.34958</text:p>
          </table:table-cell>
          <table:table-cell office:value-type="float" office:value="11.10535" calcext:value-type="float">
            <text:p>11.10535</text:p>
          </table:table-cell>
          <table:table-cell office:value-type="float" office:value="12.7247" calcext:value-type="float">
            <text:p>12.7247</text:p>
          </table:table-cell>
          <table:table-cell office:value-type="float" office:value="11.79416" calcext:value-type="float">
            <text:p>11.79416</text:p>
          </table:table-cell>
          <table:table-cell office:value-type="float" office:value="13.29794" calcext:value-type="float">
            <text:p>13.29794</text:p>
          </table:table-cell>
          <table:table-cell office:value-type="float" office:value="12.56647" calcext:value-type="float">
            <text:p>12.56647</text:p>
          </table:table-cell>
          <table:table-cell office:value-type="float" office:value="13.77991" calcext:value-type="float">
            <text:p>13.77991</text:p>
          </table:table-cell>
          <table:table-cell office:value-type="float" office:value="13.25204" calcext:value-type="float">
            <text:p>13.25204</text:p>
          </table:table-cell>
          <table:table-cell office:value-type="float" office:value="14.496" calcext:value-type="float">
            <text:p>14.496</text:p>
          </table:table-cell>
          <table:table-cell office:value-type="float" office:value="14.15582" calcext:value-type="float">
            <text:p>14.15582</text:p>
          </table:table-cell>
          <table:table-cell office:value-type="float" office:value="15.5253" calcext:value-type="float">
            <text:p>15.5253</text:p>
          </table:table-cell>
          <table:table-cell office:value-type="float" office:value="15.30853" calcext:value-type="float">
            <text:p>15.30853</text:p>
          </table:table-cell>
          <table:table-cell office:value-type="float" office:value="16.2807" calcext:value-type="float">
            <text:p>16.2807</text:p>
          </table:table-cell>
          <table:table-cell office:value-type="float" office:value="16.15848" calcext:value-type="float">
            <text:p>16.15848</text:p>
          </table:table-cell>
          <table:table-cell office:value-type="float" office:value="16.61691" calcext:value-type="float">
            <text:p>16.61691</text:p>
          </table:table-cell>
          <table:table-cell office:value-type="float" office:value="16.53104" calcext:value-type="float">
            <text:p>16.53104</text:p>
          </table:table-cell>
          <table:table-cell office:value-type="float" office:value="16.76199" calcext:value-type="float">
            <text:p>16.76199</text:p>
          </table:table-cell>
          <table:table-cell office:value-type="float" office:value="16.69299" calcext:value-type="float">
            <text:p>16.69299</text:p>
          </table:table-cell>
          <table:table-cell office:value-type="float" office:value="16.66681" calcext:value-type="float">
            <text:p>16.66681</text:p>
          </table:table-cell>
          <table:table-cell office:value-type="float" office:value="16.60846" calcext:value-type="float">
            <text:p>16.60846</text:p>
          </table:table-cell>
          <table:table-cell office:value-type="float" office:value="16.37329" calcext:value-type="float">
            <text:p>16.37329</text:p>
          </table:table-cell>
          <table:table-cell office:value-type="float" office:value="16.32242" calcext:value-type="float">
            <text:p>16.32242</text:p>
          </table:table-cell>
          <table:table-cell office:value-type="float" office:value="13.95465" calcext:value-type="float">
            <text:p>13.95465</text:p>
          </table:table-cell>
          <table:table-cell office:value-type="float" office:value="5.930786" calcext:value-type="float">
            <text:p>5.9307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10.3086" calcext:value-type="float">
            <text:p>10.3086</text:p>
          </table:table-cell>
          <table:table-cell office:value-type="float" office:value="12.05" calcext:value-type="float">
            <text:p>12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386956" calcext:value-type="float">
            <text:p>0.8386956</text:p>
          </table:table-cell>
          <table:table-cell office:value-type="float" office:value="0.5591657" calcext:value-type="float">
            <text:p>0.5591657</text:p>
          </table:table-cell>
          <table:table-cell office:value-type="float" office:value="295.2" calcext:value-type="float">
            <text:p>295.2</text:p>
          </table:table-cell>
          <table:table-cell office:value-type="float" office:value="0" calcext:value-type="float">
            <text:p>0</text:p>
          </table:table-cell>
          <table:table-cell office:value-type="float" office:value="11.28195" calcext:value-type="float">
            <text:p>11.28195</text:p>
          </table:table-cell>
          <table:table-cell office:value-type="float" office:value="3.664276" calcext:value-type="float">
            <text:p>3.664276</text:p>
          </table:table-cell>
          <table:table-cell office:value-type="float" office:value="10.73175" calcext:value-type="float">
            <text:p>10.73175</text:p>
          </table:table-cell>
          <table:table-cell office:value-type="float" office:value="6.180237" calcext:value-type="float">
            <text:p>6.180237</text:p>
          </table:table-cell>
          <table:table-cell office:value-type="float" office:value="10.78384" calcext:value-type="float">
            <text:p>10.78384</text:p>
          </table:table-cell>
          <table:table-cell office:value-type="float" office:value="8.255951" calcext:value-type="float">
            <text:p>8.255951</text:p>
          </table:table-cell>
          <table:table-cell office:value-type="float" office:value="11.27026" calcext:value-type="float">
            <text:p>11.27026</text:p>
          </table:table-cell>
          <table:table-cell office:value-type="float" office:value="9.877106" calcext:value-type="float">
            <text:p>9.877106</text:p>
          </table:table-cell>
          <table:table-cell office:value-type="float" office:value="11.96185" calcext:value-type="float">
            <text:p>11.96185</text:p>
          </table:table-cell>
          <table:table-cell office:value-type="float" office:value="10.80286" calcext:value-type="float">
            <text:p>10.80286</text:p>
          </table:table-cell>
          <table:table-cell office:value-type="float" office:value="12.70975" calcext:value-type="float">
            <text:p>12.70975</text:p>
          </table:table-cell>
          <table:table-cell office:value-type="float" office:value="11.80591" calcext:value-type="float">
            <text:p>11.80591</text:p>
          </table:table-cell>
          <table:table-cell office:value-type="float" office:value="13.30573" calcext:value-type="float">
            <text:p>13.30573</text:p>
          </table:table-cell>
          <table:table-cell office:value-type="float" office:value="12.60086" calcext:value-type="float">
            <text:p>12.60086</text:p>
          </table:table-cell>
          <table:table-cell office:value-type="float" office:value="14.15329" calcext:value-type="float">
            <text:p>14.15329</text:p>
          </table:table-cell>
          <table:table-cell office:value-type="float" office:value="13.70474" calcext:value-type="float">
            <text:p>13.70474</text:p>
          </table:table-cell>
          <table:table-cell office:value-type="float" office:value="15.30615" calcext:value-type="float">
            <text:p>15.30615</text:p>
          </table:table-cell>
          <table:table-cell office:value-type="float" office:value="15.0538" calcext:value-type="float">
            <text:p>15.0538</text:p>
          </table:table-cell>
          <table:table-cell office:value-type="float" office:value="16.1571" calcext:value-type="float">
            <text:p>16.1571</text:p>
          </table:table-cell>
          <table:table-cell office:value-type="float" office:value="16.01779" calcext:value-type="float">
            <text:p>16.01779</text:p>
          </table:table-cell>
          <table:table-cell office:value-type="float" office:value="16.53009" calcext:value-type="float">
            <text:p>16.53009</text:p>
          </table:table-cell>
          <table:table-cell office:value-type="float" office:value="16.43521" calcext:value-type="float">
            <text:p>16.43521</text:p>
          </table:table-cell>
          <table:table-cell office:value-type="float" office:value="16.69223" calcext:value-type="float">
            <text:p>16.69223</text:p>
          </table:table-cell>
          <table:table-cell office:value-type="float" office:value="16.62064" calcext:value-type="float">
            <text:p>16.62064</text:p>
          </table:table-cell>
          <table:table-cell office:value-type="float" office:value="16.60785" calcext:value-type="float">
            <text:p>16.60785</text:p>
          </table:table-cell>
          <table:table-cell office:value-type="float" office:value="16.54803" calcext:value-type="float">
            <text:p>16.54803</text:p>
          </table:table-cell>
          <table:table-cell office:value-type="float" office:value="16.32187" calcext:value-type="float">
            <text:p>16.32187</text:p>
          </table:table-cell>
          <table:table-cell office:value-type="float" office:value="16.26968" calcext:value-type="float">
            <text:p>16.26968</text:p>
          </table:table-cell>
          <table:table-cell office:value-type="float" office:value="11.82269" calcext:value-type="float">
            <text:p>11.82269</text:p>
          </table:table-cell>
          <table:table-cell office:value-type="float" office:value="1.759979" calcext:value-type="float">
            <text:p>1.759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15.16607" calcext:value-type="float">
            <text:p>15.16607</text:p>
          </table:table-cell>
          <table:table-cell office:value-type="float" office:value="13.57" calcext:value-type="float">
            <text:p>13.57</text:p>
          </table:table-cell>
          <table:table-cell office:value-type="float" office:value="-2.22" calcext:value-type="float">
            <text:p>-2.22</text:p>
          </table:table-cell>
          <table:table-cell office:value-type="float" office:value="0.763643" calcext:value-type="float">
            <text:p>0.763643</text:p>
          </table:table-cell>
          <table:table-cell office:value-type="float" office:value="0.4590161" calcext:value-type="float">
            <text:p>0.4590161</text:p>
          </table:table-cell>
          <table:table-cell office:value-type="float" office:value="195.66" calcext:value-type="float">
            <text:p>195.66</text:p>
          </table:table-cell>
          <table:table-cell office:value-type="float" office:value="0" calcext:value-type="float">
            <text:p>0</text:p>
          </table:table-cell>
          <table:table-cell office:value-type="float" office:value="11.39322" calcext:value-type="float">
            <text:p>11.39322</text:p>
          </table:table-cell>
          <table:table-cell office:value-type="float" office:value="1.475037" calcext:value-type="float">
            <text:p>1.475037</text:p>
          </table:table-cell>
          <table:table-cell office:value-type="float" office:value="10.38428" calcext:value-type="float">
            <text:p>10.38428</text:p>
          </table:table-cell>
          <table:table-cell office:value-type="float" office:value="3.879669" calcext:value-type="float">
            <text:p>3.879669</text:p>
          </table:table-cell>
          <table:table-cell office:value-type="float" office:value="10.04602" calcext:value-type="float">
            <text:p>10.04602</text:p>
          </table:table-cell>
          <table:table-cell office:value-type="float" office:value="6.026947" calcext:value-type="float">
            <text:p>6.026947</text:p>
          </table:table-cell>
          <table:table-cell office:value-type="float" office:value="10.13144" calcext:value-type="float">
            <text:p>10.13144</text:p>
          </table:table-cell>
          <table:table-cell office:value-type="float" office:value="7.889648" calcext:value-type="float">
            <text:p>7.889648</text:p>
          </table:table-cell>
          <table:table-cell office:value-type="float" office:value="10.75714" calcext:value-type="float">
            <text:p>10.75714</text:p>
          </table:table-cell>
          <table:table-cell office:value-type="float" office:value="9.10733" calcext:value-type="float">
            <text:p>9.10733</text:p>
          </table:table-cell>
          <table:table-cell office:value-type="float" office:value="11.78375" calcext:value-type="float">
            <text:p>11.78375</text:p>
          </table:table-cell>
          <table:table-cell office:value-type="float" office:value="10.42862" calcext:value-type="float">
            <text:p>10.42862</text:p>
          </table:table-cell>
          <table:table-cell office:value-type="float" office:value="12.59058" calcext:value-type="float">
            <text:p>12.59058</text:p>
          </table:table-cell>
          <table:table-cell office:value-type="float" office:value="11.5549" calcext:value-type="float">
            <text:p>11.5549</text:p>
          </table:table-cell>
          <table:table-cell office:value-type="float" office:value="13.70035" calcext:value-type="float">
            <text:p>13.70035</text:p>
          </table:table-cell>
          <table:table-cell office:value-type="float" office:value="13.00537" calcext:value-type="float">
            <text:p>13.00537</text:p>
          </table:table-cell>
          <table:table-cell office:value-type="float" office:value="15.05087" calcext:value-type="float">
            <text:p>15.05087</text:p>
          </table:table-cell>
          <table:table-cell office:value-type="float" office:value="14.71347" calcext:value-type="float">
            <text:p>14.71347</text:p>
          </table:table-cell>
          <table:table-cell office:value-type="float" office:value="16.0162" calcext:value-type="float">
            <text:p>16.0162</text:p>
          </table:table-cell>
          <table:table-cell office:value-type="float" office:value="15.8522" calcext:value-type="float">
            <text:p>15.8522</text:p>
          </table:table-cell>
          <table:table-cell office:value-type="float" office:value="16.43414" calcext:value-type="float">
            <text:p>16.43414</text:p>
          </table:table-cell>
          <table:table-cell office:value-type="float" office:value="16.32834" calcext:value-type="float">
            <text:p>16.32834</text:p>
          </table:table-cell>
          <table:table-cell office:value-type="float" office:value="16.61984" calcext:value-type="float">
            <text:p>16.61984</text:p>
          </table:table-cell>
          <table:table-cell office:value-type="float" office:value="16.54367" calcext:value-type="float">
            <text:p>16.54367</text:p>
          </table:table-cell>
          <table:table-cell office:value-type="float" office:value="16.54742" calcext:value-type="float">
            <text:p>16.54742</text:p>
          </table:table-cell>
          <table:table-cell office:value-type="float" office:value="16.48651" calcext:value-type="float">
            <text:p>16.48651</text:p>
          </table:table-cell>
          <table:table-cell office:value-type="float" office:value="16.26913" calcext:value-type="float">
            <text:p>16.26913</text:p>
          </table:table-cell>
          <table:table-cell office:value-type="float" office:value="16.21643" calcext:value-type="float">
            <text:p>16.21643</text:p>
          </table:table-cell>
          <table:table-cell office:value-type="float" office:value="12.39169" calcext:value-type="float">
            <text:p>12.39169</text:p>
          </table:table-cell>
          <table:table-cell office:value-type="float" office:value="-0.4616394" calcext:value-type="float">
            <text:p>-0.46163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14.34964" calcext:value-type="float">
            <text:p>14.34964</text:p>
          </table:table-cell>
          <table:table-cell office:value-type="float" office:value="21.68" calcext:value-type="float">
            <text:p>21.68</text:p>
          </table:table-cell>
          <table:table-cell office:value-type="float" office:value="1.65" calcext:value-type="float">
            <text:p>1.65</text:p>
          </table:table-cell>
          <table:table-cell office:value-type="float" office:value="0.9707316" calcext:value-type="float">
            <text:p>0.9707316</text:p>
          </table:table-cell>
          <table:table-cell office:value-type="float" office:value="0.6064964" calcext:value-type="float">
            <text:p>0.6064964</text:p>
          </table:table-cell>
          <table:table-cell office:value-type="float" office:value="325.764" calcext:value-type="float">
            <text:p>325.764</text:p>
          </table:table-cell>
          <table:table-cell office:value-type="float" office:value="0" calcext:value-type="float">
            <text:p>0</text:p>
          </table:table-cell>
          <table:table-cell office:value-type="float" office:value="14.66528" calcext:value-type="float">
            <text:p>14.66528</text:p>
          </table:table-cell>
          <table:table-cell office:value-type="float" office:value="3.413208" calcext:value-type="float">
            <text:p>3.413208</text:p>
          </table:table-cell>
          <table:table-cell office:value-type="float" office:value="12.85715" calcext:value-type="float">
            <text:p>12.85715</text:p>
          </table:table-cell>
          <table:table-cell office:value-type="float" office:value="5.244843" calcext:value-type="float">
            <text:p>5.244843</text:p>
          </table:table-cell>
          <table:table-cell office:value-type="float" office:value="11.85843" calcext:value-type="float">
            <text:p>11.85843</text:p>
          </table:table-cell>
          <table:table-cell office:value-type="float" office:value="6.769287" calcext:value-type="float">
            <text:p>6.769287</text:p>
          </table:table-cell>
          <table:table-cell office:value-type="float" office:value="11.40051" calcext:value-type="float">
            <text:p>11.40051</text:p>
          </table:table-cell>
          <table:table-cell office:value-type="float" office:value="8.113342" calcext:value-type="float">
            <text:p>8.113342</text:p>
          </table:table-cell>
          <table:table-cell office:value-type="float" office:value="11.32544" calcext:value-type="float">
            <text:p>11.32544</text:p>
          </table:table-cell>
          <table:table-cell office:value-type="float" office:value="9.063782" calcext:value-type="float">
            <text:p>9.063782</text:p>
          </table:table-cell>
          <table:table-cell office:value-type="float" office:value="11.43948" calcext:value-type="float">
            <text:p>11.43948</text:p>
          </table:table-cell>
          <table:table-cell office:value-type="float" office:value="10.15109" calcext:value-type="float">
            <text:p>10.15109</text:p>
          </table:table-cell>
          <table:table-cell office:value-type="float" office:value="11.78448" calcext:value-type="float">
            <text:p>11.78448</text:p>
          </table:table-cell>
          <table:table-cell office:value-type="float" office:value="11.16623" calcext:value-type="float">
            <text:p>11.16623</text:p>
          </table:table-cell>
          <table:table-cell office:value-type="float" office:value="13.00101" calcext:value-type="float">
            <text:p>13.00101</text:p>
          </table:table-cell>
          <table:table-cell office:value-type="float" office:value="12.58969" calcext:value-type="float">
            <text:p>12.58969</text:p>
          </table:table-cell>
          <table:table-cell office:value-type="float" office:value="14.70944" calcext:value-type="float">
            <text:p>14.70944</text:p>
          </table:table-cell>
          <table:table-cell office:value-type="float" office:value="14.33545" calcext:value-type="float">
            <text:p>14.33545</text:p>
          </table:table-cell>
          <table:table-cell office:value-type="float" office:value="15.85028" calcext:value-type="float">
            <text:p>15.85028</text:p>
          </table:table-cell>
          <table:table-cell office:value-type="float" office:value="15.65292" calcext:value-type="float">
            <text:p>15.65292</text:p>
          </table:table-cell>
          <table:table-cell office:value-type="float" office:value="16.32715" calcext:value-type="float">
            <text:p>16.32715</text:p>
          </table:table-cell>
          <table:table-cell office:value-type="float" office:value="16.20679" calcext:value-type="float">
            <text:p>16.20679</text:p>
          </table:table-cell>
          <table:table-cell office:value-type="float" office:value="16.54285" calcext:value-type="float">
            <text:p>16.54285</text:p>
          </table:table-cell>
          <table:table-cell office:value-type="float" office:value="16.46097" calcext:value-type="float">
            <text:p>16.46097</text:p>
          </table:table-cell>
          <table:table-cell office:value-type="float" office:value="16.48584" calcext:value-type="float">
            <text:p>16.48584</text:p>
          </table:table-cell>
          <table:table-cell office:value-type="float" office:value="16.42282" calcext:value-type="float">
            <text:p>16.42282</text:p>
          </table:table-cell>
          <table:table-cell office:value-type="float" office:value="16.21588" calcext:value-type="float">
            <text:p>16.21588</text:p>
          </table:table-cell>
          <table:table-cell office:value-type="float" office:value="16.16196" calcext:value-type="float">
            <text:p>16.16196</text:p>
          </table:table-cell>
          <table:table-cell office:value-type="float" office:value="15.99747" calcext:value-type="float">
            <text:p>15.99747</text:p>
          </table:table-cell>
          <table:table-cell office:value-type="float" office:value="1.939087" calcext:value-type="float">
            <text:p>1.9390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13.39416" calcext:value-type="float">
            <text:p>13.39416</text:p>
          </table:table-cell>
          <table:table-cell office:value-type="float" office:value="17.59" calcext:value-type="float">
            <text:p>17.59</text:p>
          </table:table-cell>
          <table:table-cell office:value-type="float" office:value="3.36" calcext:value-type="float">
            <text:p>3.36</text:p>
          </table:table-cell>
          <table:table-cell office:value-type="float" office:value="0.9585296" calcext:value-type="float">
            <text:p>0.9585296</text:p>
          </table:table-cell>
          <table:table-cell office:value-type="float" office:value="0.6842488" calcext:value-type="float">
            <text:p>0.6842488</text:p>
          </table:table-cell>
          <table:table-cell office:value-type="float" office:value="260.928" calcext:value-type="float">
            <text:p>260.928</text:p>
          </table:table-cell>
          <table:table-cell office:value-type="float" office:value="0" calcext:value-type="float">
            <text:p>0</text:p>
          </table:table-cell>
          <table:table-cell office:value-type="float" office:value="14.18036" calcext:value-type="float">
            <text:p>14.18036</text:p>
          </table:table-cell>
          <table:table-cell office:value-type="float" office:value="5.579254" calcext:value-type="float">
            <text:p>5.579254</text:p>
          </table:table-cell>
          <table:table-cell office:value-type="float" office:value="12.85641" calcext:value-type="float">
            <text:p>12.85641</text:p>
          </table:table-cell>
          <table:table-cell office:value-type="float" office:value="8.062408" calcext:value-type="float">
            <text:p>8.062408</text:p>
          </table:table-cell>
          <table:table-cell office:value-type="float" office:value="12.19559" calcext:value-type="float">
            <text:p>12.19559</text:p>
          </table:table-cell>
          <table:table-cell office:value-type="float" office:value="9.661194" calcext:value-type="float">
            <text:p>9.661194</text:p>
          </table:table-cell>
          <table:table-cell office:value-type="float" office:value="11.86612" calcext:value-type="float">
            <text:p>11.86612</text:p>
          </table:table-cell>
          <table:table-cell office:value-type="float" office:value="10.40268" calcext:value-type="float">
            <text:p>10.40268</text:p>
          </table:table-cell>
          <table:table-cell office:value-type="float" office:value="11.79654" calcext:value-type="float">
            <text:p>11.79654</text:p>
          </table:table-cell>
          <table:table-cell office:value-type="float" office:value="10.84341" calcext:value-type="float">
            <text:p>10.84341</text:p>
          </table:table-cell>
          <table:table-cell office:value-type="float" office:value="11.85818" calcext:value-type="float">
            <text:p>11.85818</text:p>
          </table:table-cell>
          <table:table-cell office:value-type="float" office:value="11.35443" calcext:value-type="float">
            <text:p>11.35443</text:p>
          </table:table-cell>
          <table:table-cell office:value-type="float" office:value="12.1554" calcext:value-type="float">
            <text:p>12.1554</text:p>
          </table:table-cell>
          <table:table-cell office:value-type="float" office:value="11.79584" calcext:value-type="float">
            <text:p>11.79584</text:p>
          </table:table-cell>
          <table:table-cell office:value-type="float" office:value="12.73157" calcext:value-type="float">
            <text:p>12.73157</text:p>
          </table:table-cell>
          <table:table-cell office:value-type="float" office:value="12.60114" calcext:value-type="float">
            <text:p>12.60114</text:p>
          </table:table-cell>
          <table:table-cell office:value-type="float" office:value="14.332" calcext:value-type="float">
            <text:p>14.332</text:p>
          </table:table-cell>
          <table:table-cell office:value-type="float" office:value="14.10245" calcext:value-type="float">
            <text:p>14.10245</text:p>
          </table:table-cell>
          <table:table-cell office:value-type="float" office:value="15.65076" calcext:value-type="float">
            <text:p>15.65076</text:p>
          </table:table-cell>
          <table:table-cell office:value-type="float" office:value="15.44562" calcext:value-type="float">
            <text:p>15.44562</text:p>
          </table:table-cell>
          <table:table-cell office:value-type="float" office:value="16.20544" calcext:value-type="float">
            <text:p>16.20544</text:p>
          </table:table-cell>
          <table:table-cell office:value-type="float" office:value="16.07037" calcext:value-type="float">
            <text:p>16.07037</text:p>
          </table:table-cell>
          <table:table-cell office:value-type="float" office:value="16.46008" calcext:value-type="float">
            <text:p>16.46008</text:p>
          </table:table-cell>
          <table:table-cell office:value-type="float" office:value="16.37094" calcext:value-type="float">
            <text:p>16.37094</text:p>
          </table:table-cell>
          <table:table-cell office:value-type="float" office:value="16.42215" calcext:value-type="float">
            <text:p>16.42215</text:p>
          </table:table-cell>
          <table:table-cell office:value-type="float" office:value="16.35757" calcext:value-type="float">
            <text:p>16.35757</text:p>
          </table:table-cell>
          <table:table-cell office:value-type="float" office:value="16.16141" calcext:value-type="float">
            <text:p>16.16141</text:p>
          </table:table-cell>
          <table:table-cell office:value-type="float" office:value="16.10617" calcext:value-type="float">
            <text:p>16.10617</text:p>
          </table:table-cell>
          <table:table-cell office:value-type="float" office:value="15.23779" calcext:value-type="float">
            <text:p>15.23779</text:p>
          </table:table-cell>
          <table:table-cell office:value-type="float" office:value="4.029785" calcext:value-type="float">
            <text:p>4.0297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10.91196" calcext:value-type="float">
            <text:p>10.91196</text:p>
          </table:table-cell>
          <table:table-cell office:value-type="float" office:value="19.51" calcext:value-type="float">
            <text:p>19.51</text:p>
          </table:table-cell>
          <table:table-cell office:value-type="float" office:value="0.95" calcext:value-type="float">
            <text:p>0.95</text:p>
          </table:table-cell>
          <table:table-cell office:value-type="float" office:value="0.9366649" calcext:value-type="float">
            <text:p>0.9366649</text:p>
          </table:table-cell>
          <table:table-cell office:value-type="float" office:value="0.5770259" calcext:value-type="float">
            <text:p>0.5770259</text:p>
          </table:table-cell>
          <table:table-cell office:value-type="float" office:value="203.508" calcext:value-type="float">
            <text:p>203.508</text:p>
          </table:table-cell>
          <table:table-cell office:value-type="float" office:value="0" calcext:value-type="float">
            <text:p>0</text:p>
          </table:table-cell>
          <table:table-cell office:value-type="float" office:value="14.34933" calcext:value-type="float">
            <text:p>14.34933</text:p>
          </table:table-cell>
          <table:table-cell office:value-type="float" office:value="3.225616" calcext:value-type="float">
            <text:p>3.225616</text:p>
          </table:table-cell>
          <table:table-cell office:value-type="float" office:value="12.47174" calcext:value-type="float">
            <text:p>12.47174</text:p>
          </table:table-cell>
          <table:table-cell office:value-type="float" office:value="5.682526" calcext:value-type="float">
            <text:p>5.682526</text:p>
          </table:table-cell>
          <table:table-cell office:value-type="float" office:value="11.64346" calcext:value-type="float">
            <text:p>11.64346</text:p>
          </table:table-cell>
          <table:table-cell office:value-type="float" office:value="7.312042" calcext:value-type="float">
            <text:p>7.312042</text:p>
          </table:table-cell>
          <table:table-cell office:value-type="float" office:value="11.2944" calcext:value-type="float">
            <text:p>11.2944</text:p>
          </table:table-cell>
          <table:table-cell office:value-type="float" office:value="8.742859" calcext:value-type="float">
            <text:p>8.742859</text:p>
          </table:table-cell>
          <table:table-cell office:value-type="float" office:value="11.26569" calcext:value-type="float">
            <text:p>11.26569</text:p>
          </table:table-cell>
          <table:table-cell office:value-type="float" office:value="9.668427" calcext:value-type="float">
            <text:p>9.668427</text:p>
          </table:table-cell>
          <table:table-cell office:value-type="float" office:value="11.7738" calcext:value-type="float">
            <text:p>11.7738</text:p>
          </table:table-cell>
          <table:table-cell office:value-type="float" office:value="10.63754" calcext:value-type="float">
            <text:p>10.63754</text:p>
          </table:table-cell>
          <table:table-cell office:value-type="float" office:value="12.15259" calcext:value-type="float">
            <text:p>12.15259</text:p>
          </table:table-cell>
          <table:table-cell office:value-type="float" office:value="11.43597" calcext:value-type="float">
            <text:p>11.43597</text:p>
          </table:table-cell>
          <table:table-cell office:value-type="float" office:value="12.75156" calcext:value-type="float">
            <text:p>12.75156</text:p>
          </table:table-cell>
          <table:table-cell office:value-type="float" office:value="12.53372" calcext:value-type="float">
            <text:p>12.53372</text:p>
          </table:table-cell>
          <table:table-cell office:value-type="float" office:value="14.10086" calcext:value-type="float">
            <text:p>14.10086</text:p>
          </table:table-cell>
          <table:table-cell office:value-type="float" office:value="13.94003" calcext:value-type="float">
            <text:p>13.94003</text:p>
          </table:table-cell>
          <table:table-cell office:value-type="float" office:value="15.44354" calcext:value-type="float">
            <text:p>15.44354</text:p>
          </table:table-cell>
          <table:table-cell office:value-type="float" office:value="15.26071" calcext:value-type="float">
            <text:p>15.26071</text:p>
          </table:table-cell>
          <table:table-cell office:value-type="float" office:value="16.06891" calcext:value-type="float">
            <text:p>16.06891</text:p>
          </table:table-cell>
          <table:table-cell office:value-type="float" office:value="15.92969" calcext:value-type="float">
            <text:p>15.92969</text:p>
          </table:table-cell>
          <table:table-cell office:value-type="float" office:value="16.36996" calcext:value-type="float">
            <text:p>16.36996</text:p>
          </table:table-cell>
          <table:table-cell office:value-type="float" office:value="16.27377" calcext:value-type="float">
            <text:p>16.27377</text:p>
          </table:table-cell>
          <table:table-cell office:value-type="float" office:value="16.35687" calcext:value-type="float">
            <text:p>16.35687</text:p>
          </table:table-cell>
          <table:table-cell office:value-type="float" office:value="16.28833" calcext:value-type="float">
            <text:p>16.28833</text:p>
          </table:table-cell>
          <table:table-cell office:value-type="float" office:value="16.10559" calcext:value-type="float">
            <text:p>16.10559</text:p>
          </table:table-cell>
          <table:table-cell office:value-type="float" office:value="16.04846" calcext:value-type="float">
            <text:p>16.04846</text:p>
          </table:table-cell>
          <table:table-cell office:value-type="float" office:value="16.55789" calcext:value-type="float">
            <text:p>16.55789</text:p>
          </table:table-cell>
          <table:table-cell office:value-type="float" office:value="1.574554" calcext:value-type="float">
            <text:p>1.5745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13.15416" calcext:value-type="float">
            <text:p>13.15416</text:p>
          </table:table-cell>
          <table:table-cell office:value-type="float" office:value="21.67" calcext:value-type="float">
            <text:p>21.67</text:p>
          </table:table-cell>
          <table:table-cell office:value-type="float" office:value="2.81" calcext:value-type="float">
            <text:p>2.81</text:p>
          </table:table-cell>
          <table:table-cell office:value-type="float" office:value="1.038416" calcext:value-type="float">
            <text:p>1.038416</text:p>
          </table:table-cell>
          <table:table-cell office:value-type="float" office:value="0.658318" calcext:value-type="float">
            <text:p>0.658318</text:p>
          </table:table-cell>
          <table:table-cell office:value-type="float" office:value="183.816" calcext:value-type="float">
            <text:p>183.816</text:p>
          </table:table-cell>
          <table:table-cell office:value-type="float" office:value="0" calcext:value-type="float">
            <text:p>0</text:p>
          </table:table-cell>
          <table:table-cell office:value-type="float" office:value="16.07843" calcext:value-type="float">
            <text:p>16.07843</text:p>
          </table:table-cell>
          <table:table-cell office:value-type="float" office:value="4.432678" calcext:value-type="float">
            <text:p>4.432678</text:p>
          </table:table-cell>
          <table:table-cell office:value-type="float" office:value="13.48315" calcext:value-type="float">
            <text:p>13.48315</text:p>
          </table:table-cell>
          <table:table-cell office:value-type="float" office:value="6.477539" calcext:value-type="float">
            <text:p>6.477539</text:p>
          </table:table-cell>
          <table:table-cell office:value-type="float" office:value="12.42871" calcext:value-type="float">
            <text:p>12.42871</text:p>
          </table:table-cell>
          <table:table-cell office:value-type="float" office:value="7.838074" calcext:value-type="float">
            <text:p>7.838074</text:p>
          </table:table-cell>
          <table:table-cell office:value-type="float" office:value="11.87875" calcext:value-type="float">
            <text:p>11.87875</text:p>
          </table:table-cell>
          <table:table-cell office:value-type="float" office:value="9.060303" calcext:value-type="float">
            <text:p>9.060303</text:p>
          </table:table-cell>
          <table:table-cell office:value-type="float" office:value="11.7052" calcext:value-type="float">
            <text:p>11.7052</text:p>
          </table:table-cell>
          <table:table-cell office:value-type="float" office:value="9.852509" calcext:value-type="float">
            <text:p>9.852509</text:p>
          </table:table-cell>
          <table:table-cell office:value-type="float" office:value="11.73254" calcext:value-type="float">
            <text:p>11.73254</text:p>
          </table:table-cell>
          <table:table-cell office:value-type="float" office:value="10.7081" calcext:value-type="float">
            <text:p>10.7081</text:p>
          </table:table-cell>
          <table:table-cell office:value-type="float" office:value="11.94693" calcext:value-type="float">
            <text:p>11.94693</text:p>
          </table:table-cell>
          <table:table-cell office:value-type="float" office:value="11.41806" calcext:value-type="float">
            <text:p>11.41806</text:p>
          </table:table-cell>
          <table:table-cell office:value-type="float" office:value="12.54095" calcext:value-type="float">
            <text:p>12.54095</text:p>
          </table:table-cell>
          <table:table-cell office:value-type="float" office:value="12.42096" calcext:value-type="float">
            <text:p>12.42096</text:p>
          </table:table-cell>
          <table:table-cell office:value-type="float" office:value="13.9382" calcext:value-type="float">
            <text:p>13.9382</text:p>
          </table:table-cell>
          <table:table-cell office:value-type="float" office:value="13.77441" calcext:value-type="float">
            <text:p>13.77441</text:p>
          </table:table-cell>
          <table:table-cell office:value-type="float" office:value="15.25888" calcext:value-type="float">
            <text:p>15.25888</text:p>
          </table:table-cell>
          <table:table-cell office:value-type="float" office:value="15.08975" calcext:value-type="float">
            <text:p>15.08975</text:p>
          </table:table-cell>
          <table:table-cell office:value-type="float" office:value="15.92825" calcext:value-type="float">
            <text:p>15.92825</text:p>
          </table:table-cell>
          <table:table-cell office:value-type="float" office:value="15.79065" calcext:value-type="float">
            <text:p>15.79065</text:p>
          </table:table-cell>
          <table:table-cell office:value-type="float" office:value="16.2728" calcext:value-type="float">
            <text:p>16.2728</text:p>
          </table:table-cell>
          <table:table-cell office:value-type="float" office:value="16.17249" calcext:value-type="float">
            <text:p>16.17249</text:p>
          </table:table-cell>
          <table:table-cell office:value-type="float" office:value="16.2876" calcext:value-type="float">
            <text:p>16.2876</text:p>
          </table:table-cell>
          <table:table-cell office:value-type="float" office:value="16.21542" calcext:value-type="float">
            <text:p>16.21542</text:p>
          </table:table-cell>
          <table:table-cell office:value-type="float" office:value="16.04785" calcext:value-type="float">
            <text:p>16.04785</text:p>
          </table:table-cell>
          <table:table-cell office:value-type="float" office:value="15.98837" calcext:value-type="float">
            <text:p>15.98837</text:p>
          </table:table-cell>
          <table:table-cell office:value-type="float" office:value="21.45157" calcext:value-type="float">
            <text:p>21.45157</text:p>
          </table:table-cell>
          <table:table-cell office:value-type="float" office:value="2.959015" calcext:value-type="float">
            <text:p>2.959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12.46349" calcext:value-type="float">
            <text:p>12.46349</text:p>
          </table:table-cell>
          <table:table-cell office:value-type="float" office:value="20.91" calcext:value-type="float">
            <text:p>20.91</text:p>
          </table:table-cell>
          <table:table-cell office:value-type="float" office:value="7.48" calcext:value-type="float">
            <text:p>7.48</text:p>
          </table:table-cell>
          <table:table-cell office:value-type="float" office:value="1.000329" calcext:value-type="float">
            <text:p>1.000329</text:p>
          </table:table-cell>
          <table:table-cell office:value-type="float" office:value="0.8823062" calcext:value-type="float">
            <text:p>0.8823062</text:p>
          </table:table-cell>
          <table:table-cell office:value-type="float" office:value="159.984" calcext:value-type="float">
            <text:p>159.984</text:p>
          </table:table-cell>
          <table:table-cell office:value-type="float" office:value="0" calcext:value-type="float">
            <text:p>0</text:p>
          </table:table-cell>
          <table:table-cell office:value-type="float" office:value="16.54117" calcext:value-type="float">
            <text:p>16.54117</text:p>
          </table:table-cell>
          <table:table-cell office:value-type="float" office:value="7.989716" calcext:value-type="float">
            <text:p>7.989716</text:p>
          </table:table-cell>
          <table:table-cell office:value-type="float" office:value="14.37039" calcext:value-type="float">
            <text:p>14.37039</text:p>
          </table:table-cell>
          <table:table-cell office:value-type="float" office:value="9.540222" calcext:value-type="float">
            <text:p>9.540222</text:p>
          </table:table-cell>
          <table:table-cell office:value-type="float" office:value="13.38693" calcext:value-type="float">
            <text:p>13.38693</text:p>
          </table:table-cell>
          <table:table-cell office:value-type="float" office:value="10.21948" calcext:value-type="float">
            <text:p>10.21948</text:p>
          </table:table-cell>
          <table:table-cell office:value-type="float" office:value="12.75229" calcext:value-type="float">
            <text:p>12.75229</text:p>
          </table:table-cell>
          <table:table-cell office:value-type="float" office:value="10.71982" calcext:value-type="float">
            <text:p>10.71982</text:p>
          </table:table-cell>
          <table:table-cell office:value-type="float" office:value="12.47018" calcext:value-type="float">
            <text:p>12.47018</text:p>
          </table:table-cell>
          <table:table-cell office:value-type="float" office:value="11.07883" calcext:value-type="float">
            <text:p>11.07883</text:p>
          </table:table-cell>
          <table:table-cell office:value-type="float" office:value="12.32932" calcext:value-type="float">
            <text:p>12.32932</text:p>
          </table:table-cell>
          <table:table-cell office:value-type="float" office:value="11.49625" calcext:value-type="float">
            <text:p>11.49625</text:p>
          </table:table-cell>
          <table:table-cell office:value-type="float" office:value="12.40466" calcext:value-type="float">
            <text:p>12.40466</text:p>
          </table:table-cell>
          <table:table-cell office:value-type="float" office:value="11.89795" calcext:value-type="float">
            <text:p>11.89795</text:p>
          </table:table-cell>
          <table:table-cell office:value-type="float" office:value="12.63614" calcext:value-type="float">
            <text:p>12.63614</text:p>
          </table:table-cell>
          <table:table-cell office:value-type="float" office:value="12.45697" calcext:value-type="float">
            <text:p>12.45697</text:p>
          </table:table-cell>
          <table:table-cell office:value-type="float" office:value="13.77295" calcext:value-type="float">
            <text:p>13.77295</text:p>
          </table:table-cell>
          <table:table-cell office:value-type="float" office:value="13.68387" calcext:value-type="float">
            <text:p>13.68387</text:p>
          </table:table-cell>
          <table:table-cell office:value-type="float" office:value="15.08804" calcext:value-type="float">
            <text:p>15.08804</text:p>
          </table:table-cell>
          <table:table-cell office:value-type="float" office:value="14.93524" calcext:value-type="float">
            <text:p>14.93524</text:p>
          </table:table-cell>
          <table:table-cell office:value-type="float" office:value="15.78922" calcext:value-type="float">
            <text:p>15.78922</text:p>
          </table:table-cell>
          <table:table-cell office:value-type="float" office:value="15.65506" calcext:value-type="float">
            <text:p>15.65506</text:p>
          </table:table-cell>
          <table:table-cell office:value-type="float" office:value="16.17142" calcext:value-type="float">
            <text:p>16.17142</text:p>
          </table:table-cell>
          <table:table-cell office:value-type="float" office:value="16.06769" calcext:value-type="float">
            <text:p>16.06769</text:p>
          </table:table-cell>
          <table:table-cell office:value-type="float" office:value="16.21466" calcext:value-type="float">
            <text:p>16.21466</text:p>
          </table:table-cell>
          <table:table-cell office:value-type="float" office:value="16.13919" calcext:value-type="float">
            <text:p>16.13919</text:p>
          </table:table-cell>
          <table:table-cell office:value-type="float" office:value="15.98773" calcext:value-type="float">
            <text:p>15.98773</text:p>
          </table:table-cell>
          <table:table-cell office:value-type="float" office:value="15.92599" calcext:value-type="float">
            <text:p>15.92599</text:p>
          </table:table-cell>
          <table:table-cell office:value-type="float" office:value="22.08969" calcext:value-type="float">
            <text:p>22.08969</text:p>
          </table:table-cell>
          <table:table-cell office:value-type="float" office:value="7.194916" calcext:value-type="float">
            <text:p>7.1949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2.92212" calcext:value-type="float">
            <text:p>2.92212</text:p>
          </table:table-cell>
          <table:table-cell office:value-type="float" office:value="13.97" calcext:value-type="float">
            <text:p>13.97</text:p>
          </table:table-cell>
          <table:table-cell office:value-type="float" office:value="9.46" calcext:value-type="float">
            <text:p>9.46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.009224" calcext:value-type="float">
            <text:p>1.009224</text:p>
          </table:table-cell>
          <table:table-cell office:value-type="float" office:value="140.184" calcext:value-type="float">
            <text:p>140.184</text:p>
          </table:table-cell>
          <table:table-cell office:value-type="float" office:value="9.700001" calcext:value-type="float">
            <text:p>9.700001</text:p>
          </table:table-cell>
          <table:table-cell office:value-type="float" office:value="13.08426" calcext:value-type="float">
            <text:p>13.08426</text:p>
          </table:table-cell>
          <table:table-cell office:value-type="float" office:value="9.353363" calcext:value-type="float">
            <text:p>9.353363</text:p>
          </table:table-cell>
          <table:table-cell office:value-type="float" office:value="12.7016" calcext:value-type="float">
            <text:p>12.7016</text:p>
          </table:table-cell>
          <table:table-cell office:value-type="float" office:value="10.3573" calcext:value-type="float">
            <text:p>10.3573</text:p>
          </table:table-cell>
          <table:table-cell office:value-type="float" office:value="12.46265" calcext:value-type="float">
            <text:p>12.46265</text:p>
          </table:table-cell>
          <table:table-cell office:value-type="float" office:value="10.89029" calcext:value-type="float">
            <text:p>10.89029</text:p>
          </table:table-cell>
          <table:table-cell office:value-type="float" office:value="12.33401" calcext:value-type="float">
            <text:p>12.33401</text:p>
          </table:table-cell>
          <table:table-cell office:value-type="float" office:value="11.3494" calcext:value-type="float">
            <text:p>11.3494</text:p>
          </table:table-cell>
          <table:table-cell office:value-type="float" office:value="12.31833" calcext:value-type="float">
            <text:p>12.31833</text:p>
          </table:table-cell>
          <table:table-cell office:value-type="float" office:value="11.65997" calcext:value-type="float">
            <text:p>11.65997</text:p>
          </table:table-cell>
          <table:table-cell office:value-type="float" office:value="12.37979" calcext:value-type="float">
            <text:p>12.37979</text:p>
          </table:table-cell>
          <table:table-cell office:value-type="float" office:value="11.99527" calcext:value-type="float">
            <text:p>11.99527</text:p>
          </table:table-cell>
          <table:table-cell office:value-type="float" office:value="12.51025" calcext:value-type="float">
            <text:p>12.51025</text:p>
          </table:table-cell>
          <table:table-cell office:value-type="float" office:value="12.28989" calcext:value-type="float">
            <text:p>12.28989</text:p>
          </table:table-cell>
          <table:table-cell office:value-type="float" office:value="12.80826" calcext:value-type="float">
            <text:p>12.80826</text:p>
          </table:table-cell>
          <table:table-cell office:value-type="float" office:value="12.6402" calcext:value-type="float">
            <text:p>12.6402</text:p>
          </table:table-cell>
          <table:table-cell office:value-type="float" office:value="13.68347" calcext:value-type="float">
            <text:p>13.68347</text:p>
          </table:table-cell>
          <table:table-cell office:value-type="float" office:value="13.6752" calcext:value-type="float">
            <text:p>13.6752</text:p>
          </table:table-cell>
          <table:table-cell office:value-type="float" office:value="14.93384" calcext:value-type="float">
            <text:p>14.93384</text:p>
          </table:table-cell>
          <table:table-cell office:value-type="float" office:value="14.811" calcext:value-type="float">
            <text:p>14.811</text:p>
          </table:table-cell>
          <table:table-cell office:value-type="float" office:value="15.65369" calcext:value-type="float">
            <text:p>15.65369</text:p>
          </table:table-cell>
          <table:table-cell office:value-type="float" office:value="15.52802" calcext:value-type="float">
            <text:p>15.52802</text:p>
          </table:table-cell>
          <table:table-cell office:value-type="float" office:value="16.06653" calcext:value-type="float">
            <text:p>16.06653</text:p>
          </table:table-cell>
          <table:table-cell office:value-type="float" office:value="15.96298" calcext:value-type="float">
            <text:p>15.96298</text:p>
          </table:table-cell>
          <table:table-cell office:value-type="float" office:value="16.13837" calcext:value-type="float">
            <text:p>16.13837</text:p>
          </table:table-cell>
          <table:table-cell office:value-type="float" office:value="16.06021" calcext:value-type="float">
            <text:p>16.06021</text:p>
          </table:table-cell>
          <table:table-cell office:value-type="float" office:value="15.92532" calcext:value-type="float">
            <text:p>15.92532</text:p>
          </table:table-cell>
          <table:table-cell office:value-type="float" office:value="15.86102" calcext:value-type="float">
            <text:p>15.86102</text:p>
          </table:table-cell>
          <table:table-cell office:value-type="float" office:value="13.52469" calcext:value-type="float">
            <text:p>13.52469</text:p>
          </table:table-cell>
          <table:table-cell office:value-type="float" office:value="8.714661" calcext:value-type="float">
            <text:p>8.714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12.93244" calcext:value-type="float">
            <text:p>12.93244</text:p>
          </table:table-cell>
          <table:table-cell office:value-type="float" office:value="22.47" calcext:value-type="float">
            <text:p>22.47</text:p>
          </table:table-cell>
          <table:table-cell office:value-type="float" office:value="6.86" calcext:value-type="float">
            <text:p>6.86</text:p>
          </table:table-cell>
          <table:table-cell office:value-type="float" office:value="1.218183" calcext:value-type="float">
            <text:p>1.218183</text:p>
          </table:table-cell>
          <table:table-cell office:value-type="float" office:value="0.8718515" calcext:value-type="float">
            <text:p>0.8718515</text:p>
          </table:table-cell>
          <table:table-cell office:value-type="float" office:value="214.416" calcext:value-type="float">
            <text:p>214.416</text:p>
          </table:table-cell>
          <table:table-cell office:value-type="float" office:value="0" calcext:value-type="float">
            <text:p>0</text:p>
          </table:table-cell>
          <table:table-cell office:value-type="float" office:value="16.30051" calcext:value-type="float">
            <text:p>16.30051</text:p>
          </table:table-cell>
          <table:table-cell office:value-type="float" office:value="7.937531" calcext:value-type="float">
            <text:p>7.937531</text:p>
          </table:table-cell>
          <table:table-cell office:value-type="float" office:value="14.72678" calcext:value-type="float">
            <text:p>14.72678</text:p>
          </table:table-cell>
          <table:table-cell office:value-type="float" office:value="9.362549" calcext:value-type="float">
            <text:p>9.362549</text:p>
          </table:table-cell>
          <table:table-cell office:value-type="float" office:value="13.75208" calcext:value-type="float">
            <text:p>13.75208</text:p>
          </table:table-cell>
          <table:table-cell office:value-type="float" office:value="10.4538" calcext:value-type="float">
            <text:p>10.4538</text:p>
          </table:table-cell>
          <table:table-cell office:value-type="float" office:value="13.14975" calcext:value-type="float">
            <text:p>13.14975</text:p>
          </table:table-cell>
          <table:table-cell office:value-type="float" office:value="11.20035" calcext:value-type="float">
            <text:p>11.20035</text:p>
          </table:table-cell>
          <table:table-cell office:value-type="float" office:value="12.89056" calcext:value-type="float">
            <text:p>12.89056</text:p>
          </table:table-cell>
          <table:table-cell office:value-type="float" office:value="11.62073" calcext:value-type="float">
            <text:p>11.62073</text:p>
          </table:table-cell>
          <table:table-cell office:value-type="float" office:value="12.77304" calcext:value-type="float">
            <text:p>12.77304</text:p>
          </table:table-cell>
          <table:table-cell office:value-type="float" office:value="12.05667" calcext:value-type="float">
            <text:p>12.05667</text:p>
          </table:table-cell>
          <table:table-cell office:value-type="float" office:value="12.77618" calcext:value-type="float">
            <text:p>12.77618</text:p>
          </table:table-cell>
          <table:table-cell office:value-type="float" office:value="12.38849" calcext:value-type="float">
            <text:p>12.38849</text:p>
          </table:table-cell>
          <table:table-cell office:value-type="float" office:value="12.92596" calcext:value-type="float">
            <text:p>12.92596</text:p>
          </table:table-cell>
          <table:table-cell office:value-type="float" office:value="12.81033" calcext:value-type="float">
            <text:p>12.81033</text:p>
          </table:table-cell>
          <table:table-cell office:value-type="float" office:value="13.68427" calcext:value-type="float">
            <text:p>13.68427</text:p>
          </table:table-cell>
          <table:table-cell office:value-type="float" office:value="13.67538" calcext:value-type="float">
            <text:p>13.67538</text:p>
          </table:table-cell>
          <table:table-cell office:value-type="float" office:value="14.80984" calcext:value-type="float">
            <text:p>14.80984</text:p>
          </table:table-cell>
          <table:table-cell office:value-type="float" office:value="14.71536" calcext:value-type="float">
            <text:p>14.71536</text:p>
          </table:table-cell>
          <table:table-cell office:value-type="float" office:value="15.52673" calcext:value-type="float">
            <text:p>15.52673</text:p>
          </table:table-cell>
          <table:table-cell office:value-type="float" office:value="15.41324" calcext:value-type="float">
            <text:p>15.41324</text:p>
          </table:table-cell>
          <table:table-cell office:value-type="float" office:value="15.96188" calcext:value-type="float">
            <text:p>15.96188</text:p>
          </table:table-cell>
          <table:table-cell office:value-type="float" office:value="15.8588" calcext:value-type="float">
            <text:p>15.8588</text:p>
          </table:table-cell>
          <table:table-cell office:value-type="float" office:value="16.05939" calcext:value-type="float">
            <text:p>16.05939</text:p>
          </table:table-cell>
          <table:table-cell office:value-type="float" office:value="15.97812" calcext:value-type="float">
            <text:p>15.97812</text:p>
          </table:table-cell>
          <table:table-cell office:value-type="float" office:value="15.86032" calcext:value-type="float">
            <text:p>15.86032</text:p>
          </table:table-cell>
          <table:table-cell office:value-type="float" office:value="15.79337" calcext:value-type="float">
            <text:p>15.79337</text:p>
          </table:table-cell>
          <table:table-cell office:value-type="float" office:value="17.79703" calcext:value-type="float">
            <text:p>17.79703</text:p>
          </table:table-cell>
          <table:table-cell office:value-type="float" office:value="6.895233" calcext:value-type="float">
            <text:p>6.8952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13.16214" calcext:value-type="float">
            <text:p>13.16214</text:p>
          </table:table-cell>
          <table:table-cell office:value-type="float" office:value="13.43" calcext:value-type="float">
            <text:p>13.43</text:p>
          </table:table-cell>
          <table:table-cell office:value-type="float" office:value="3.68" calcext:value-type="float">
            <text:p>3.68</text:p>
          </table:table-cell>
          <table:table-cell office:value-type="float" office:value="0.9860002" calcext:value-type="float">
            <text:p>0.9860002</text:p>
          </table:table-cell>
          <table:table-cell office:value-type="float" office:value="0.6997541" calcext:value-type="float">
            <text:p>0.6997541</text:p>
          </table:table-cell>
          <table:table-cell office:value-type="float" office:value="388.98" calcext:value-type="float">
            <text:p>388.98</text:p>
          </table:table-cell>
          <table:table-cell office:value-type="float" office:value="0.3" calcext:value-type="float">
            <text:p>0.3</text:p>
          </table:table-cell>
          <table:table-cell office:value-type="float" office:value="12.22906" calcext:value-type="float">
            <text:p>12.22906</text:p>
          </table:table-cell>
          <table:table-cell office:value-type="float" office:value="5.616364" calcext:value-type="float">
            <text:p>5.616364</text:p>
          </table:table-cell>
          <table:table-cell office:value-type="float" office:value="12.1521" calcext:value-type="float">
            <text:p>12.1521</text:p>
          </table:table-cell>
          <table:table-cell office:value-type="float" office:value="7.265808" calcext:value-type="float">
            <text:p>7.265808</text:p>
          </table:table-cell>
          <table:table-cell office:value-type="float" office:value="12.70514" calcext:value-type="float">
            <text:p>12.70514</text:p>
          </table:table-cell>
          <table:table-cell office:value-type="float" office:value="8.774323" calcext:value-type="float">
            <text:p>8.774323</text:p>
          </table:table-cell>
          <table:table-cell office:value-type="float" office:value="12.84872" calcext:value-type="float">
            <text:p>12.84872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83221" calcext:value-type="float">
            <text:p>12.83221</text:p>
          </table:table-cell>
          <table:table-cell office:value-type="float" office:value="10.94229" calcext:value-type="float">
            <text:p>10.94229</text:p>
          </table:table-cell>
          <table:table-cell office:value-type="float" office:value="12.78793" calcext:value-type="float">
            <text:p>12.78793</text:p>
          </table:table-cell>
          <table:table-cell office:value-type="float" office:value="11.80719" calcext:value-type="float">
            <text:p>11.80719</text:p>
          </table:table-cell>
          <table:table-cell office:value-type="float" office:value="12.8334" calcext:value-type="float">
            <text:p>12.8334</text:p>
          </table:table-cell>
          <table:table-cell office:value-type="float" office:value="12.35208" calcext:value-type="float">
            <text:p>12.35208</text:p>
          </table:table-cell>
          <table:table-cell office:value-type="float" office:value="13.02081" calcext:value-type="float">
            <text:p>13.02081</text:p>
          </table:table-cell>
          <table:table-cell office:value-type="float" office:value="12.92914" calcext:value-type="float">
            <text:p>12.92914</text:p>
          </table:table-cell>
          <table:table-cell office:value-type="float" office:value="13.70712" calcext:value-type="float">
            <text:p>13.70712</text:p>
          </table:table-cell>
          <table:table-cell office:value-type="float" office:value="13.68448" calcext:value-type="float">
            <text:p>13.68448</text:p>
          </table:table-cell>
          <table:table-cell office:value-type="float" office:value="14.71451" calcext:value-type="float">
            <text:p>14.71451</text:p>
          </table:table-cell>
          <table:table-cell office:value-type="float" office:value="14.64221" calcext:value-type="float">
            <text:p>14.64221</text:p>
          </table:table-cell>
          <table:table-cell office:value-type="float" office:value="15.41211" calcext:value-type="float">
            <text:p>15.41211</text:p>
          </table:table-cell>
          <table:table-cell office:value-type="float" office:value="15.31137" calcext:value-type="float">
            <text:p>15.31137</text:p>
          </table:table-cell>
          <table:table-cell office:value-type="float" office:value="15.85773" calcext:value-type="float">
            <text:p>15.85773</text:p>
          </table:table-cell>
          <table:table-cell office:value-type="float" office:value="15.75833" calcext:value-type="float">
            <text:p>15.75833</text:p>
          </table:table-cell>
          <table:table-cell office:value-type="float" office:value="15.97729" calcext:value-type="float">
            <text:p>15.97729</text:p>
          </table:table-cell>
          <table:table-cell office:value-type="float" office:value="15.89557" calcext:value-type="float">
            <text:p>15.89557</text:p>
          </table:table-cell>
          <table:table-cell office:value-type="float" office:value="15.79266" calcext:value-type="float">
            <text:p>15.79266</text:p>
          </table:table-cell>
          <table:table-cell office:value-type="float" office:value="15.72345" calcext:value-type="float">
            <text:p>15.72345</text:p>
          </table:table-cell>
          <table:table-cell office:value-type="float" office:value="12.73596" calcext:value-type="float">
            <text:p>12.73596</text:p>
          </table:table-cell>
          <table:table-cell office:value-type="float" office:value="4.134125" calcext:value-type="float">
            <text:p>4.13412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12.02003" calcext:value-type="float">
            <text:p>12.02003</text:p>
          </table:table-cell>
          <table:table-cell office:value-type="float" office:value="10.69" calcext:value-type="float">
            <text:p>10.69</text:p>
          </table:table-cell>
          <table:table-cell office:value-type="float" office:value="1.39" calcext:value-type="float">
            <text:p>1.39</text:p>
          </table:table-cell>
          <table:table-cell office:value-type="float" office:value="0.7441171" calcext:value-type="float">
            <text:p>0.7441171</text:p>
          </table:table-cell>
          <table:table-cell office:value-type="float" office:value="0.5953966" calcext:value-type="float">
            <text:p>0.5953966</text:p>
          </table:table-cell>
          <table:table-cell office:value-type="float" office:value="457.092" calcext:value-type="float">
            <text:p>457.092</text:p>
          </table:table-cell>
          <table:table-cell office:value-type="float" office:value="0" calcext:value-type="float">
            <text:p>0</text:p>
          </table:table-cell>
          <table:table-cell office:value-type="float" office:value="9.825867" calcext:value-type="float">
            <text:p>9.825867</text:p>
          </table:table-cell>
          <table:table-cell office:value-type="float" office:value="3.916473" calcext:value-type="float">
            <text:p>3.916473</text:p>
          </table:table-cell>
          <table:table-cell office:value-type="float" office:value="9.286377" calcext:value-type="float">
            <text:p>9.286377</text:p>
          </table:table-cell>
          <table:table-cell office:value-type="float" office:value="5.891022" calcext:value-type="float">
            <text:p>5.891022</text:p>
          </table:table-cell>
          <table:table-cell office:value-type="float" office:value="9.33017" calcext:value-type="float">
            <text:p>9.33017</text:p>
          </table:table-cell>
          <table:table-cell office:value-type="float" office:value="7.32019" calcext:value-type="float">
            <text:p>7.32019</text:p>
          </table:table-cell>
          <table:table-cell office:value-type="float" office:value="10.08319" calcext:value-type="float">
            <text:p>10.08319</text:p>
          </table:table-cell>
          <table:table-cell office:value-type="float" office:value="8.675446" calcext:value-type="float">
            <text:p>8.675446</text:p>
          </table:table-cell>
          <table:table-cell office:value-type="float" office:value="10.90167" calcext:value-type="float">
            <text:p>10.90167</text:p>
          </table:table-cell>
          <table:table-cell office:value-type="float" office:value="9.536591" calcext:value-type="float">
            <text:p>9.536591</text:p>
          </table:table-cell>
          <table:table-cell office:value-type="float" office:value="11.78104" calcext:value-type="float">
            <text:p>11.78104</text:p>
          </table:table-cell>
          <table:table-cell office:value-type="float" office:value="10.49762" calcext:value-type="float">
            <text:p>10.49762</text:p>
          </table:table-cell>
          <table:table-cell office:value-type="float" office:value="12.33829" calcext:value-type="float">
            <text:p>12.33829</text:p>
          </table:table-cell>
          <table:table-cell office:value-type="float" office:value="11.28632" calcext:value-type="float">
            <text:p>11.28632</text:p>
          </table:table-cell>
          <table:table-cell office:value-type="float" office:value="12.96048" calcext:value-type="float">
            <text:p>12.96048</text:p>
          </table:table-cell>
          <table:table-cell office:value-type="float" office:value="12.39062" calcext:value-type="float">
            <text:p>12.39062</text:p>
          </table:table-cell>
          <table:table-cell office:value-type="float" office:value="13.70648" calcext:value-type="float">
            <text:p>13.70648</text:p>
          </table:table-cell>
          <table:table-cell office:value-type="float" office:value="13.59204" calcext:value-type="float">
            <text:p>13.59204</text:p>
          </table:table-cell>
          <table:table-cell office:value-type="float" office:value="14.64154" calcext:value-type="float">
            <text:p>14.64154</text:p>
          </table:table-cell>
          <table:table-cell office:value-type="float" office:value="14.57147" calcext:value-type="float">
            <text:p>14.57147</text:p>
          </table:table-cell>
          <table:table-cell office:value-type="float" office:value="15.31036" calcext:value-type="float">
            <text:p>15.31036</text:p>
          </table:table-cell>
          <table:table-cell office:value-type="float" office:value="15.22058" calcext:value-type="float">
            <text:p>15.22058</text:p>
          </table:table-cell>
          <table:table-cell office:value-type="float" office:value="15.75729" calcext:value-type="float">
            <text:p>15.75729</text:p>
          </table:table-cell>
          <table:table-cell office:value-type="float" office:value="15.66251" calcext:value-type="float">
            <text:p>15.66251</text:p>
          </table:table-cell>
          <table:table-cell office:value-type="float" office:value="15.89471" calcext:value-type="float">
            <text:p>15.89471</text:p>
          </table:table-cell>
          <table:table-cell office:value-type="float" office:value="15.8118" calcext:value-type="float">
            <text:p>15.8118</text:p>
          </table:table-cell>
          <table:table-cell office:value-type="float" office:value="15.72269" calcext:value-type="float">
            <text:p>15.72269</text:p>
          </table:table-cell>
          <table:table-cell office:value-type="float" office:value="15.65085" calcext:value-type="float">
            <text:p>15.65085</text:p>
          </table:table-cell>
          <table:table-cell office:value-type="float" office:value="10.42868" calcext:value-type="float">
            <text:p>10.42868</text:p>
          </table:table-cell>
          <table:table-cell office:value-type="float" office:value="2.19693" calcext:value-type="float">
            <text:p>2.196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13.59874" calcext:value-type="float">
            <text:p>13.59874</text:p>
          </table:table-cell>
          <table:table-cell office:value-type="float" office:value="9.58" calcext:value-type="float">
            <text:p>9.58</text:p>
          </table:table-cell>
          <table:table-cell office:value-type="float" office:value="-4.18" calcext:value-type="float">
            <text:p>-4.18</text:p>
          </table:table-cell>
          <table:table-cell office:value-type="float" office:value="0.69949" calcext:value-type="float">
            <text:p>0.69949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278.856" calcext:value-type="float">
            <text:p>278.856</text:p>
          </table:table-cell>
          <table:table-cell office:value-type="float" office:value="0" calcext:value-type="float">
            <text:p>0</text:p>
          </table:table-cell>
          <table:table-cell office:value-type="float" office:value="11.68948" calcext:value-type="float">
            <text:p>11.68948</text:p>
          </table:table-cell>
          <table:table-cell office:value-type="float" office:value="1.456726" calcext:value-type="float">
            <text:p>1.456726</text:p>
          </table:table-cell>
          <table:table-cell office:value-type="float" office:value="9.96759" calcext:value-type="float">
            <text:p>9.96759</text:p>
          </table:table-cell>
          <table:table-cell office:value-type="float" office:value="3.643005" calcext:value-type="float">
            <text:p>3.643005</text:p>
          </table:table-cell>
          <table:table-cell office:value-type="float" office:value="9.327911" calcext:value-type="float">
            <text:p>9.327911</text:p>
          </table:table-cell>
          <table:table-cell office:value-type="float" office:value="5.516785" calcext:value-type="float">
            <text:p>5.516785</text:p>
          </table:table-cell>
          <table:table-cell office:value-type="float" office:value="9.298584" calcext:value-type="float">
            <text:p>9.298584</text:p>
          </table:table-cell>
          <table:table-cell office:value-type="float" office:value="7.132935" calcext:value-type="float">
            <text:p>7.132935</text:p>
          </table:table-cell>
          <table:table-cell office:value-type="float" office:value="9.51123" calcext:value-type="float">
            <text:p>9.51123</text:p>
          </table:table-cell>
          <table:table-cell office:value-type="float" office:value="8.190186" calcext:value-type="float">
            <text:p>8.190186</text:p>
          </table:table-cell>
          <table:table-cell office:value-type="float" office:value="10.47879" calcext:value-type="float">
            <text:p>10.47879</text:p>
          </table:table-cell>
          <table:table-cell office:value-type="float" office:value="9.366028" calcext:value-type="float">
            <text:p>9.366028</text:p>
          </table:table-cell>
          <table:table-cell office:value-type="float" office:value="11.27676" calcext:value-type="float">
            <text:p>11.27676</text:p>
          </table:table-cell>
          <table:table-cell office:value-type="float" office:value="10.39771" calcext:value-type="float">
            <text:p>10.39771</text:p>
          </table:table-cell>
          <table:table-cell office:value-type="float" office:value="12.38525" calcext:value-type="float">
            <text:p>12.38525</text:p>
          </table:table-cell>
          <table:table-cell office:value-type="float" office:value="11.74045" calcext:value-type="float">
            <text:p>11.74045</text:p>
          </table:table-cell>
          <table:table-cell office:value-type="float" office:value="13.58987" calcext:value-type="float">
            <text:p>13.58987</text:p>
          </table:table-cell>
          <table:table-cell office:value-type="float" office:value="13.31528" calcext:value-type="float">
            <text:p>13.31528</text:p>
          </table:table-cell>
          <table:table-cell office:value-type="float" office:value="14.57056" calcext:value-type="float">
            <text:p>14.57056</text:p>
          </table:table-cell>
          <table:table-cell office:value-type="float" office:value="14.46558" calcext:value-type="float">
            <text:p>14.46558</text:p>
          </table:table-cell>
          <table:table-cell office:value-type="float" office:value="15.21967" calcext:value-type="float">
            <text:p>15.21967</text:p>
          </table:table-cell>
          <table:table-cell office:value-type="float" office:value="15.12955" calcext:value-type="float">
            <text:p>15.12955</text:p>
          </table:table-cell>
          <table:table-cell office:value-type="float" office:value="15.66153" calcext:value-type="float">
            <text:p>15.66153</text:p>
          </table:table-cell>
          <table:table-cell office:value-type="float" office:value="15.57043" calcext:value-type="float">
            <text:p>15.57043</text:p>
          </table:table-cell>
          <table:table-cell office:value-type="float" office:value="15.81094" calcext:value-type="float">
            <text:p>15.81094</text:p>
          </table:table-cell>
          <table:table-cell office:value-type="float" office:value="15.72934" calcext:value-type="float">
            <text:p>15.72934</text:p>
          </table:table-cell>
          <table:table-cell office:value-type="float" office:value="15.65009" calcext:value-type="float">
            <text:p>15.65009</text:p>
          </table:table-cell>
          <table:table-cell office:value-type="float" office:value="15.57791" calcext:value-type="float">
            <text:p>15.57791</text:p>
          </table:table-cell>
          <table:table-cell office:value-type="float" office:value="34.41055" calcext:value-type="float">
            <text:p>34.41055</text:p>
          </table:table-cell>
          <table:table-cell office:value-type="float" office:value="-6.055176" calcext:value-type="float">
            <text:p>-6.055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13.15298" calcext:value-type="float">
            <text:p>13.15298</text:p>
          </table:table-cell>
          <table:table-cell office:value-type="float" office:value="13.47" calcext:value-type="float">
            <text:p>13.47</text:p>
          </table:table-cell>
          <table:table-cell office:value-type="float" office:value="-5.64" calcext:value-type="float">
            <text:p>-5.64</text:p>
          </table:table-cell>
          <table:table-cell office:value-type="float" office:value="0.7825361" calcext:value-type="float">
            <text:p>0.7825361</text:p>
          </table:table-cell>
          <table:table-cell office:value-type="float" office:value="0.356437" calcext:value-type="float">
            <text:p>0.356437</text:p>
          </table:table-cell>
          <table:table-cell office:value-type="float" office:value="282.168" calcext:value-type="float">
            <text:p>282.168</text:p>
          </table:table-cell>
          <table:table-cell office:value-type="float" office:value="0" calcext:value-type="float">
            <text:p>0</text:p>
          </table:table-cell>
          <table:table-cell office:value-type="float" office:value="12.2666" calcext:value-type="float">
            <text:p>12.2666</text:p>
          </table:table-cell>
          <table:table-cell office:value-type="float" office:value="3.141815" calcext:value-type="float">
            <text:p>3.141815</text:p>
          </table:table-cell>
          <table:table-cell office:value-type="float" office:value="10.60684" calcext:value-type="float">
            <text:p>10.60684</text:p>
          </table:table-cell>
          <table:table-cell office:value-type="float" office:value="5.028198" calcext:value-type="float">
            <text:p>5.028198</text:p>
          </table:table-cell>
          <table:table-cell office:value-type="float" office:value="9.977448" calcext:value-type="float">
            <text:p>9.977448</text:p>
          </table:table-cell>
          <table:table-cell office:value-type="float" office:value="6.392975" calcext:value-type="float">
            <text:p>6.392975</text:p>
          </table:table-cell>
          <table:table-cell office:value-type="float" office:value="9.800568" calcext:value-type="float">
            <text:p>9.800568</text:p>
          </table:table-cell>
          <table:table-cell office:value-type="float" office:value="7.609863" calcext:value-type="float">
            <text:p>7.609863</text:p>
          </table:table-cell>
          <table:table-cell office:value-type="float" office:value="9.877716" calcext:value-type="float">
            <text:p>9.877716</text:p>
          </table:table-cell>
          <table:table-cell office:value-type="float" office:value="8.437714" calcext:value-type="float">
            <text:p>8.437714</text:p>
          </table:table-cell>
          <table:table-cell office:value-type="float" office:value="10.14597" calcext:value-type="float">
            <text:p>10.14597</text:p>
          </table:table-cell>
          <table:table-cell office:value-type="float" office:value="9.371613" calcext:value-type="float">
            <text:p>9.371613</text:p>
          </table:table-cell>
          <table:table-cell office:value-type="float" office:value="10.60999" calcext:value-type="float">
            <text:p>10.60999</text:p>
          </table:table-cell>
          <table:table-cell office:value-type="float" office:value="10.2269" calcext:value-type="float">
            <text:p>10.2269</text:p>
          </table:table-cell>
          <table:table-cell office:value-type="float" office:value="11.73721" calcext:value-type="float">
            <text:p>11.73721</text:p>
          </table:table-cell>
          <table:table-cell office:value-type="float" office:value="11.4313" calcext:value-type="float">
            <text:p>11.4313</text:p>
          </table:table-cell>
          <table:table-cell office:value-type="float" office:value="13.31195" calcext:value-type="float">
            <text:p>13.31195</text:p>
          </table:table-cell>
          <table:table-cell office:value-type="float" office:value="13.01474" calcext:value-type="float">
            <text:p>13.01474</text:p>
          </table:table-cell>
          <table:table-cell office:value-type="float" office:value="14.46423" calcext:value-type="float">
            <text:p>14.46423</text:p>
          </table:table-cell>
          <table:table-cell office:value-type="float" office:value="14.31854" calcext:value-type="float">
            <text:p>14.31854</text:p>
          </table:table-cell>
          <table:table-cell office:value-type="float" office:value="15.12854" calcext:value-type="float">
            <text:p>15.12854</text:p>
          </table:table-cell>
          <table:table-cell office:value-type="float" office:value="15.02679" calcext:value-type="float">
            <text:p>15.02679</text:p>
          </table:table-cell>
          <table:table-cell office:value-type="float" office:value="15.56952" calcext:value-type="float">
            <text:p>15.56952</text:p>
          </table:table-cell>
          <table:table-cell office:value-type="float" office:value="15.47897" calcext:value-type="float">
            <text:p>15.47897</text:p>
          </table:table-cell>
          <table:table-cell office:value-type="float" office:value="15.72845" calcext:value-type="float">
            <text:p>15.72845</text:p>
          </table:table-cell>
          <table:table-cell office:value-type="float" office:value="15.64734" calcext:value-type="float">
            <text:p>15.64734</text:p>
          </table:table-cell>
          <table:table-cell office:value-type="float" office:value="15.57715" calcext:value-type="float">
            <text:p>15.57715</text:p>
          </table:table-cell>
          <table:table-cell office:value-type="float" office:value="15.5047" calcext:value-type="float">
            <text:p>15.5047</text:p>
          </table:table-cell>
          <table:table-cell office:value-type="float" office:value="24.46484" calcext:value-type="float">
            <text:p>24.46484</text:p>
          </table:table-cell>
          <table:table-cell office:value-type="float" office:value="-7.882599" calcext:value-type="float">
            <text:p>-7.8825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12.41883" calcext:value-type="float">
            <text:p>12.41883</text:p>
          </table:table-cell>
          <table:table-cell office:value-type="float" office:value="23.02" calcext:value-type="float">
            <text:p>23.02</text:p>
          </table:table-cell>
          <table:table-cell office:value-type="float" office:value="7.07" calcext:value-type="float">
            <text:p>7.07</text:p>
          </table:table-cell>
          <table:table-cell office:value-type="float" office:value="1.114002" calcext:value-type="float">
            <text:p>1.114002</text:p>
          </table:table-cell>
          <table:table-cell office:value-type="float" office:value="0.7706542" calcext:value-type="float">
            <text:p>0.7706542</text:p>
          </table:table-cell>
          <table:table-cell office:value-type="float" office:value="337.896" calcext:value-type="float">
            <text:p>337.896</text:p>
          </table:table-cell>
          <table:table-cell office:value-type="float" office:value="0" calcext:value-type="float">
            <text:p>0</text:p>
          </table:table-cell>
          <table:table-cell office:value-type="float" office:value="17.64508" calcext:value-type="float">
            <text:p>17.64508</text:p>
          </table:table-cell>
          <table:table-cell office:value-type="float" office:value="7.474091" calcext:value-type="float">
            <text:p>7.474091</text:p>
          </table:table-cell>
          <table:table-cell office:value-type="float" office:value="14.38565" calcext:value-type="float">
            <text:p>14.38565</text:p>
          </table:table-cell>
          <table:table-cell office:value-type="float" office:value="8.212769" calcext:value-type="float">
            <text:p>8.212769</text:p>
          </table:table-cell>
          <table:table-cell office:value-type="float" office:value="13.01025" calcext:value-type="float">
            <text:p>13.01025</text:p>
          </table:table-cell>
          <table:table-cell office:value-type="float" office:value="8.734039" calcext:value-type="float">
            <text:p>8.734039</text:p>
          </table:table-cell>
          <table:table-cell office:value-type="float" office:value="12.14517" calcext:value-type="float">
            <text:p>12.14517</text:p>
          </table:table-cell>
          <table:table-cell office:value-type="float" office:value="9.253387" calcext:value-type="float">
            <text:p>9.253387</text:p>
          </table:table-cell>
          <table:table-cell office:value-type="float" office:value="11.76291" calcext:value-type="float">
            <text:p>11.76291</text:p>
          </table:table-cell>
          <table:table-cell office:value-type="float" office:value="9.635651" calcext:value-type="float">
            <text:p>9.635651</text:p>
          </table:table-cell>
          <table:table-cell office:value-type="float" office:value="11.51135" calcext:value-type="float">
            <text:p>11.51135</text:p>
          </table:table-cell>
          <table:table-cell office:value-type="float" office:value="10.10699" calcext:value-type="float">
            <text:p>10.10699</text:p>
          </table:table-cell>
          <table:table-cell office:value-type="float" office:value="11.42935" calcext:value-type="float">
            <text:p>11.42935</text:p>
          </table:table-cell>
          <table:table-cell office:value-type="float" office:value="10.58823" calcext:value-type="float">
            <text:p>10.58823</text:p>
          </table:table-cell>
          <table:table-cell office:value-type="float" office:value="11.58154" calcext:value-type="float">
            <text:p>11.58154</text:p>
          </table:table-cell>
          <table:table-cell office:value-type="float" office:value="11.43173" calcext:value-type="float">
            <text:p>11.43173</text:p>
          </table:table-cell>
          <table:table-cell office:value-type="float" office:value="13.01196" calcext:value-type="float">
            <text:p>13.01196</text:p>
          </table:table-cell>
          <table:table-cell office:value-type="float" office:value="12.82028" calcext:value-type="float">
            <text:p>12.82028</text:p>
          </table:table-cell>
          <table:table-cell office:value-type="float" office:value="14.31693" calcext:value-type="float">
            <text:p>14.31693</text:p>
          </table:table-cell>
          <table:table-cell office:value-type="float" office:value="14.15698" calcext:value-type="float">
            <text:p>14.15698</text:p>
          </table:table-cell>
          <table:table-cell office:value-type="float" office:value="15.02563" calcext:value-type="float">
            <text:p>15.02563</text:p>
          </table:table-cell>
          <table:table-cell office:value-type="float" office:value="14.91086" calcext:value-type="float">
            <text:p>14.91086</text:p>
          </table:table-cell>
          <table:table-cell office:value-type="float" office:value="15.47803" calcext:value-type="float">
            <text:p>15.47803</text:p>
          </table:table-cell>
          <table:table-cell office:value-type="float" office:value="15.38538" calcext:value-type="float">
            <text:p>15.38538</text:p>
          </table:table-cell>
          <table:table-cell office:value-type="float" office:value="15.64648" calcext:value-type="float">
            <text:p>15.64648</text:p>
          </table:table-cell>
          <table:table-cell office:value-type="float" office:value="15.56534" calcext:value-type="float">
            <text:p>15.56534</text:p>
          </table:table-cell>
          <table:table-cell office:value-type="float" office:value="15.50394" calcext:value-type="float">
            <text:p>15.50394</text:p>
          </table:table-cell>
          <table:table-cell office:value-type="float" office:value="15.43127" calcext:value-type="float">
            <text:p>15.43127</text:p>
          </table:table-cell>
          <table:table-cell office:value-type="float" office:value="40.93539" calcext:value-type="float">
            <text:p>40.93539</text:p>
          </table:table-cell>
          <table:table-cell office:value-type="float" office:value="2.387848" calcext:value-type="float">
            <text:p>2.3878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9.540719" calcext:value-type="float">
            <text:p>9.540719</text:p>
          </table:table-cell>
          <table:table-cell office:value-type="float" office:value="15.23" calcext:value-type="float">
            <text:p>15.23</text:p>
          </table:table-cell>
          <table:table-cell office:value-type="float" office:value="5.91" calcext:value-type="float">
            <text:p>5.91</text:p>
          </table:table-cell>
          <table:table-cell office:value-type="float" office:value="1.019572" calcext:value-type="float">
            <text:p>1.019572</text:p>
          </table:table-cell>
          <table:table-cell office:value-type="float" office:value="0.8168496" calcext:value-type="float">
            <text:p>0.8168496</text:p>
          </table:table-cell>
          <table:table-cell office:value-type="float" office:value="239.364" calcext:value-type="float">
            <text:p>239.364</text:p>
          </table:table-cell>
          <table:table-cell office:value-type="float" office:value="0" calcext:value-type="float">
            <text:p>0</text:p>
          </table:table-cell>
          <table:table-cell office:value-type="float" office:value="15.93234" calcext:value-type="float">
            <text:p>15.93234</text:p>
          </table:table-cell>
          <table:table-cell office:value-type="float" office:value="8.998108" calcext:value-type="float">
            <text:p>8.998108</text:p>
          </table:table-cell>
          <table:table-cell office:value-type="float" office:value="13.68982" calcext:value-type="float">
            <text:p>13.68982</text:p>
          </table:table-cell>
          <table:table-cell office:value-type="float" office:value="10.07779" calcext:value-type="float">
            <text:p>10.07779</text:p>
          </table:table-cell>
          <table:table-cell office:value-type="float" office:value="12.84515" calcext:value-type="float">
            <text:p>12.84515</text:p>
          </table:table-cell>
          <table:table-cell office:value-type="float" office:value="10.62183" calcext:value-type="float">
            <text:p>10.62183</text:p>
          </table:table-cell>
          <table:table-cell office:value-type="float" office:value="12.3277" calcext:value-type="float">
            <text:p>12.3277</text:p>
          </table:table-cell>
          <table:table-cell office:value-type="float" office:value="10.99149" calcext:value-type="float">
            <text:p>10.99149</text:p>
          </table:table-cell>
          <table:table-cell office:value-type="float" office:value="12.08078" calcext:value-type="float">
            <text:p>12.08078</text:p>
          </table:table-cell>
          <table:table-cell office:value-type="float" office:value="11.19556" calcext:value-type="float">
            <text:p>11.19556</text:p>
          </table:table-cell>
          <table:table-cell office:value-type="float" office:value="11.92105" calcext:value-type="float">
            <text:p>11.92105</text:p>
          </table:table-cell>
          <table:table-cell office:value-type="float" office:value="11.40707" calcext:value-type="float">
            <text:p>11.40707</text:p>
          </table:table-cell>
          <table:table-cell office:value-type="float" office:value="11.92047" calcext:value-type="float">
            <text:p>11.92047</text:p>
          </table:table-cell>
          <table:table-cell office:value-type="float" office:value="11.44263" calcext:value-type="float">
            <text:p>11.44263</text:p>
          </table:table-cell>
          <table:table-cell office:value-type="float" office:value="12.00522" calcext:value-type="float">
            <text:p>12.00522</text:p>
          </table:table-cell>
          <table:table-cell office:value-type="float" office:value="11.58777" calcext:value-type="float">
            <text:p>11.58777</text:p>
          </table:table-cell>
          <table:table-cell office:value-type="float" office:value="12.81924" calcext:value-type="float">
            <text:p>12.81924</text:p>
          </table:table-cell>
          <table:table-cell office:value-type="float" office:value="12.80258" calcext:value-type="float">
            <text:p>12.80258</text:p>
          </table:table-cell>
          <table:table-cell office:value-type="float" office:value="14.15536" calcext:value-type="float">
            <text:p>14.15536</text:p>
          </table:table-cell>
          <table:table-cell office:value-type="float" office:value="14.02124" calcext:value-type="float">
            <text:p>14.02124</text:p>
          </table:table-cell>
          <table:table-cell office:value-type="float" office:value="14.90961" calcext:value-type="float">
            <text:p>14.90961</text:p>
          </table:table-cell>
          <table:table-cell office:value-type="float" office:value="14.79114" calcext:value-type="float">
            <text:p>14.79114</text:p>
          </table:table-cell>
          <table:table-cell office:value-type="float" office:value="15.3844" calcext:value-type="float">
            <text:p>15.3844</text:p>
          </table:table-cell>
          <table:table-cell office:value-type="float" office:value="15.28772" calcext:value-type="float">
            <text:p>15.28772</text:p>
          </table:table-cell>
          <table:table-cell office:value-type="float" office:value="15.56448" calcext:value-type="float">
            <text:p>15.56448</text:p>
          </table:table-cell>
          <table:table-cell office:value-type="float" office:value="15.48111" calcext:value-type="float">
            <text:p>15.48111</text:p>
          </table:table-cell>
          <table:table-cell office:value-type="float" office:value="15.43048" calcext:value-type="float">
            <text:p>15.43048</text:p>
          </table:table-cell>
          <table:table-cell office:value-type="float" office:value="15.35709" calcext:value-type="float">
            <text:p>15.35709</text:p>
          </table:table-cell>
          <table:table-cell office:value-type="float" office:value="28.99783" calcext:value-type="float">
            <text:p>28.99783</text:p>
          </table:table-cell>
          <table:table-cell office:value-type="float" office:value="2.899353" calcext:value-type="float">
            <text:p>2.8993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8.36712" calcext:value-type="float">
            <text:p>8.36712</text:p>
          </table:table-cell>
          <table:table-cell office:value-type="float" office:value="21.4" calcext:value-type="float">
            <text:p>21.4</text:p>
          </table:table-cell>
          <table:table-cell office:value-type="float" office:value="7.56" calcext:value-type="float">
            <text:p>7.56</text:p>
          </table:table-cell>
          <table:table-cell office:value-type="float" office:value="1.334117" calcext:value-type="float">
            <text:p>1.334117</text:p>
          </table:table-cell>
          <table:table-cell office:value-type="float" office:value="0.9144786" calcext:value-type="float">
            <text:p>0.914478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6.73352" calcext:value-type="float">
            <text:p>16.73352</text:p>
          </table:table-cell>
          <table:table-cell office:value-type="float" office:value="9.440674" calcext:value-type="float">
            <text:p>9.440674</text:p>
          </table:table-cell>
          <table:table-cell office:value-type="float" office:value="14.49512" calcext:value-type="float">
            <text:p>14.49512</text:p>
          </table:table-cell>
          <table:table-cell office:value-type="float" office:value="10.20691" calcext:value-type="float">
            <text:p>10.20691</text:p>
          </table:table-cell>
          <table:table-cell office:value-type="float" office:value="13.56616" calcext:value-type="float">
            <text:p>13.56616</text:p>
          </table:table-cell>
          <table:table-cell office:value-type="float" office:value="10.69022" calcext:value-type="float">
            <text:p>10.69022</text:p>
          </table:table-cell>
          <table:table-cell office:value-type="float" office:value="12.94443" calcext:value-type="float">
            <text:p>12.94443</text:p>
          </table:table-cell>
          <table:table-cell office:value-type="float" office:value="11.09845" calcext:value-type="float">
            <text:p>11.09845</text:p>
          </table:table-cell>
          <table:table-cell office:value-type="float" office:value="12.63782" calcext:value-type="float">
            <text:p>12.63782</text:p>
          </table:table-cell>
          <table:table-cell office:value-type="float" office:value="11.34903" calcext:value-type="float">
            <text:p>11.34903</text:p>
          </table:table-cell>
          <table:table-cell office:value-type="float" office:value="12.41644" calcext:value-type="float">
            <text:p>12.41644</text:p>
          </table:table-cell>
          <table:table-cell office:value-type="float" office:value="11.61307" calcext:value-type="float">
            <text:p>11.61307</text:p>
          </table:table-cell>
          <table:table-cell office:value-type="float" office:value="12.2916" calcext:value-type="float">
            <text:p>12.2916</text:p>
          </table:table-cell>
          <table:table-cell office:value-type="float" office:value="11.82193" calcext:value-type="float">
            <text:p>11.82193</text:p>
          </table:table-cell>
          <table:table-cell office:value-type="float" office:value="12.2569" calcext:value-type="float">
            <text:p>12.2569</text:p>
          </table:table-cell>
          <table:table-cell office:value-type="float" office:value="12.00949" calcext:value-type="float">
            <text:p>12.00949</text:p>
          </table:table-cell>
          <table:table-cell office:value-type="float" office:value="12.88443" calcext:value-type="float">
            <text:p>12.88443</text:p>
          </table:table-cell>
          <table:table-cell office:value-type="float" office:value="12.81781" calcext:value-type="float">
            <text:p>12.81781</text:p>
          </table:table-cell>
          <table:table-cell office:value-type="float" office:value="14.02008" calcext:value-type="float">
            <text:p>14.02008</text:p>
          </table:table-cell>
          <table:table-cell office:value-type="float" office:value="13.93036" calcext:value-type="float">
            <text:p>13.93036</text:p>
          </table:table-cell>
          <table:table-cell office:value-type="float" office:value="14.78992" calcext:value-type="float">
            <text:p>14.78992</text:p>
          </table:table-cell>
          <table:table-cell office:value-type="float" office:value="14.68036" calcext:value-type="float">
            <text:p>14.68036</text:p>
          </table:table-cell>
          <table:table-cell office:value-type="float" office:value="15.28668" calcext:value-type="float">
            <text:p>15.28668</text:p>
          </table:table-cell>
          <table:table-cell office:value-type="float" office:value="15.18903" calcext:value-type="float">
            <text:p>15.18903</text:p>
          </table:table-cell>
          <table:table-cell office:value-type="float" office:value="15.48022" calcext:value-type="float">
            <text:p>15.48022</text:p>
          </table:table-cell>
          <table:table-cell office:value-type="float" office:value="15.3959" calcext:value-type="float">
            <text:p>15.3959</text:p>
          </table:table-cell>
          <table:table-cell office:value-type="float" office:value="15.35632" calcext:value-type="float">
            <text:p>15.35632</text:p>
          </table:table-cell>
          <table:table-cell office:value-type="float" office:value="15.2822" calcext:value-type="float">
            <text:p>15.2822</text:p>
          </table:table-cell>
          <table:table-cell office:value-type="float" office:value="35.04984" calcext:value-type="float">
            <text:p>35.04984</text:p>
          </table:table-cell>
          <table:table-cell office:value-type="float" office:value="4.190491" calcext:value-type="float">
            <text:p>4.1904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8.18676" calcext:value-type="float">
            <text:p>8.18676</text:p>
          </table:table-cell>
          <table:table-cell office:value-type="float" office:value="21.31" calcext:value-type="float">
            <text:p>21.31</text:p>
          </table:table-cell>
          <table:table-cell office:value-type="float" office:value="12.61" calcext:value-type="float">
            <text:p>12.61</text:p>
          </table:table-cell>
          <table:table-cell office:value-type="float" office:value="1.438153" calcext:value-type="float">
            <text:p>1.438153</text:p>
          </table:table-cell>
          <table:table-cell office:value-type="float" office:value="1.091931" calcext:value-type="float">
            <text:p>1.091931</text:p>
          </table:table-cell>
          <table:table-cell office:value-type="float" office:value="480.42" calcext:value-type="float">
            <text:p>480.42</text:p>
          </table:table-cell>
          <table:table-cell office:value-type="float" office:value="0" calcext:value-type="float">
            <text:p>0</text:p>
          </table:table-cell>
          <table:table-cell office:value-type="float" office:value="18.70279" calcext:value-type="float">
            <text:p>18.70279</text:p>
          </table:table-cell>
          <table:table-cell office:value-type="float" office:value="11.45273" calcext:value-type="float">
            <text:p>11.45273</text:p>
          </table:table-cell>
          <table:table-cell office:value-type="float" office:value="15.83133" calcext:value-type="float">
            <text:p>15.83133</text:p>
          </table:table-cell>
          <table:table-cell office:value-type="float" office:value="11.94604" calcext:value-type="float">
            <text:p>11.94604</text:p>
          </table:table-cell>
          <table:table-cell office:value-type="float" office:value="14.70438" calcext:value-type="float">
            <text:p>14.70438</text:p>
          </table:table-cell>
          <table:table-cell office:value-type="float" office:value="12.16452" calcext:value-type="float">
            <text:p>12.16452</text:p>
          </table:table-cell>
          <table:table-cell office:value-type="float" office:value="13.93594" calcext:value-type="float">
            <text:p>13.93594</text:p>
          </table:table-cell>
          <table:table-cell office:value-type="float" office:value="12.28799" calcext:value-type="float">
            <text:p>12.28799</text:p>
          </table:table-cell>
          <table:table-cell office:value-type="float" office:value="13.522" calcext:value-type="float">
            <text:p>13.522</text:p>
          </table:table-cell>
          <table:table-cell office:value-type="float" office:value="12.33835" calcext:value-type="float">
            <text:p>12.33835</text:p>
          </table:table-cell>
          <table:table-cell office:value-type="float" office:value="13.17737" calcext:value-type="float">
            <text:p>13.17737</text:p>
          </table:table-cell>
          <table:table-cell office:value-type="float" office:value="12.38126" calcext:value-type="float">
            <text:p>12.38126</text:p>
          </table:table-cell>
          <table:table-cell office:value-type="float" office:value="12.90131" calcext:value-type="float">
            <text:p>12.90131</text:p>
          </table:table-cell>
          <table:table-cell office:value-type="float" office:value="12.29944" calcext:value-type="float">
            <text:p>12.29944</text:p>
          </table:table-cell>
          <table:table-cell office:value-type="float" office:value="12.63239" calcext:value-type="float">
            <text:p>12.63239</text:p>
          </table:table-cell>
          <table:table-cell office:value-type="float" office:value="12.26138" calcext:value-type="float">
            <text:p>12.26138</text:p>
          </table:table-cell>
          <table:table-cell office:value-type="float" office:value="12.99765" calcext:value-type="float">
            <text:p>12.99765</text:p>
          </table:table-cell>
          <table:table-cell office:value-type="float" office:value="12.88528" calcext:value-type="float">
            <text:p>12.88528</text:p>
          </table:table-cell>
          <table:table-cell office:value-type="float" office:value="13.9296" calcext:value-type="float">
            <text:p>13.9296</text:p>
          </table:table-cell>
          <table:table-cell office:value-type="float" office:value="13.87598" calcext:value-type="float">
            <text:p>13.87598</text:p>
          </table:table-cell>
          <table:table-cell office:value-type="float" office:value="14.67929" calcext:value-type="float">
            <text:p>14.67929</text:p>
          </table:table-cell>
          <table:table-cell office:value-type="float" office:value="14.58542" calcext:value-type="float">
            <text:p>14.58542</text:p>
          </table:table-cell>
          <table:table-cell office:value-type="float" office:value="15.18802" calcext:value-type="float">
            <text:p>15.18802</text:p>
          </table:table-cell>
          <table:table-cell office:value-type="float" office:value="15.09232" calcext:value-type="float">
            <text:p>15.09232</text:p>
          </table:table-cell>
          <table:table-cell office:value-type="float" office:value="15.39499" calcext:value-type="float">
            <text:p>15.39499</text:p>
          </table:table-cell>
          <table:table-cell office:value-type="float" office:value="15.31049" calcext:value-type="float">
            <text:p>15.31049</text:p>
          </table:table-cell>
          <table:table-cell office:value-type="float" office:value="15.28137" calcext:value-type="float">
            <text:p>15.28137</text:p>
          </table:table-cell>
          <table:table-cell office:value-type="float" office:value="15.20465" calcext:value-type="float">
            <text:p>15.20465</text:p>
          </table:table-cell>
          <table:table-cell office:value-type="float" office:value="35.32367" calcext:value-type="float">
            <text:p>35.32367</text:p>
          </table:table-cell>
          <table:table-cell office:value-type="float" office:value="8.848816" calcext:value-type="float">
            <text:p>8.8488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10.6076" calcext:value-type="float">
            <text:p>10.6076</text:p>
          </table:table-cell>
          <table:table-cell office:value-type="float" office:value="22.81" calcext:value-type="float">
            <text:p>22.81</text:p>
          </table:table-cell>
          <table:table-cell office:value-type="float" office:value="4.12" calcext:value-type="float">
            <text:p>4.12</text:p>
          </table:table-cell>
          <table:table-cell office:value-type="float" office:value="1.400022" calcext:value-type="float">
            <text:p>1.400022</text:p>
          </table:table-cell>
          <table:table-cell office:value-type="float" office:value="0.7215886" calcext:value-type="float">
            <text:p>0.7215886</text:p>
          </table:table-cell>
          <table:table-cell office:value-type="float" office:value="236.052" calcext:value-type="float">
            <text:p>236.052</text:p>
          </table:table-cell>
          <table:table-cell office:value-type="float" office:value="0" calcext:value-type="float">
            <text:p>0</text:p>
          </table:table-cell>
          <table:table-cell office:value-type="float" office:value="20.26147" calcext:value-type="float">
            <text:p>20.26147</text:p>
          </table:table-cell>
          <table:table-cell office:value-type="float" office:value="11.20676" calcext:value-type="float">
            <text:p>11.20676</text:p>
          </table:table-cell>
          <table:table-cell office:value-type="float" office:value="17.11691" calcext:value-type="float">
            <text:p>17.11691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5.80688" calcext:value-type="float">
            <text:p>15.80688</text:p>
          </table:table-cell>
          <table:table-cell office:value-type="float" office:value="13.01355" calcext:value-type="float">
            <text:p>13.01355</text:p>
          </table:table-cell>
          <table:table-cell office:value-type="float" office:value="14.8757" calcext:value-type="float">
            <text:p>14.8757</text:p>
          </table:table-cell>
          <table:table-cell office:value-type="float" office:value="13.15005" calcext:value-type="float">
            <text:p>13.15005</text:p>
          </table:table-cell>
          <table:table-cell office:value-type="float" office:value="14.33463" calcext:value-type="float">
            <text:p>14.33463</text:p>
          </table:table-cell>
          <table:table-cell office:value-type="float" office:value="13.16245" calcext:value-type="float">
            <text:p>13.16245</text:p>
          </table:table-cell>
          <table:table-cell office:value-type="float" office:value="13.83823" calcext:value-type="float">
            <text:p>13.83823</text:p>
          </table:table-cell>
          <table:table-cell office:value-type="float" office:value="13.13498" calcext:value-type="float">
            <text:p>13.13498</text:p>
          </table:table-cell>
          <table:table-cell office:value-type="float" office:value="13.51318" calcext:value-type="float">
            <text:p>13.51318</text:p>
          </table:table-cell>
          <table:table-cell office:value-type="float" office:value="12.90991" calcext:value-type="float">
            <text:p>12.90991</text:p>
          </table:table-cell>
          <table:table-cell office:value-type="float" office:value="13.08499" calcext:value-type="float">
            <text:p>13.08499</text:p>
          </table:table-cell>
          <table:table-cell office:value-type="float" office:value="12.63797" calcext:value-type="float">
            <text:p>12.63797</text:p>
          </table:table-cell>
          <table:table-cell office:value-type="float" office:value="13.17383" calcext:value-type="float">
            <text:p>13.17383</text:p>
          </table:table-cell>
          <table:table-cell office:value-type="float" office:value="12.99915" calcext:value-type="float">
            <text:p>12.99915</text:p>
          </table:table-cell>
          <table:table-cell office:value-type="float" office:value="13.87555" calcext:value-type="float">
            <text:p>13.87555</text:p>
          </table:table-cell>
          <table:table-cell office:value-type="float" office:value="13.85886" calcext:value-type="float">
            <text:p>13.85886</text:p>
          </table:table-cell>
          <table:table-cell office:value-type="float" office:value="14.5845" calcext:value-type="float">
            <text:p>14.5845</text:p>
          </table:table-cell>
          <table:table-cell office:value-type="float" office:value="14.5083" calcext:value-type="float">
            <text:p>14.5083</text:p>
          </table:table-cell>
          <table:table-cell office:value-type="float" office:value="15.09131" calcext:value-type="float">
            <text:p>15.09131</text:p>
          </table:table-cell>
          <table:table-cell office:value-type="float" office:value="15.00034" calcext:value-type="float">
            <text:p>15.00034</text:p>
          </table:table-cell>
          <table:table-cell office:value-type="float" office:value="15.3096" calcext:value-type="float">
            <text:p>15.3096</text:p>
          </table:table-cell>
          <table:table-cell office:value-type="float" office:value="15.22528" calcext:value-type="float">
            <text:p>15.22528</text:p>
          </table:table-cell>
          <table:table-cell office:value-type="float" office:value="15.20386" calcext:value-type="float">
            <text:p>15.20386</text:p>
          </table:table-cell>
          <table:table-cell office:value-type="float" office:value="15.12741" calcext:value-type="float">
            <text:p>15.12741</text:p>
          </table:table-cell>
          <table:table-cell office:value-type="float" office:value="39.79184" calcext:value-type="float">
            <text:p>39.79184</text:p>
          </table:table-cell>
          <table:table-cell office:value-type="float" office:value="1.370544" calcext:value-type="float">
            <text:p>1.3705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11.74051" calcext:value-type="float">
            <text:p>11.74051</text:p>
          </table:table-cell>
          <table:table-cell office:value-type="float" office:value="20.41" calcext:value-type="float">
            <text:p>20.41</text:p>
          </table:table-cell>
          <table:table-cell office:value-type="float" office:value="1.58" calcext:value-type="float">
            <text:p>1.58</text:p>
          </table:table-cell>
          <table:table-cell office:value-type="float" office:value="0.9011853" calcext:value-type="float">
            <text:p>0.9011853</text:p>
          </table:table-cell>
          <table:table-cell office:value-type="float" office:value="0.6034892" calcext:value-type="float">
            <text:p>0.6034892</text:p>
          </table:table-cell>
          <table:table-cell office:value-type="float" office:value="131.94" calcext:value-type="float">
            <text:p>131.94</text:p>
          </table:table-cell>
          <table:table-cell office:value-type="float" office:value="0" calcext:value-type="float">
            <text:p>0</text:p>
          </table:table-cell>
          <table:table-cell office:value-type="float" office:value="18.61258" calcext:value-type="float">
            <text:p>18.61258</text:p>
          </table:table-cell>
          <table:table-cell office:value-type="float" office:value="8.844849" calcext:value-type="float">
            <text:p>8.844849</text:p>
          </table:table-cell>
          <table:table-cell office:value-type="float" office:value="15.99573" calcext:value-type="float">
            <text:p>15.99573</text:p>
          </table:table-cell>
          <table:table-cell office:value-type="float" office:value="10.70071" calcext:value-type="float">
            <text:p>10.70071</text:p>
          </table:table-cell>
          <table:table-cell office:value-type="float" office:value="14.89795" calcext:value-type="float">
            <text:p>14.89795</text:p>
          </table:table-cell>
          <table:table-cell office:value-type="float" office:value="11.66806" calcext:value-type="float">
            <text:p>11.66806</text:p>
          </table:table-cell>
          <table:table-cell office:value-type="float" office:value="14.20444" calcext:value-type="float">
            <text:p>14.20444</text:p>
          </table:table-cell>
          <table:table-cell office:value-type="float" office:value="12.34854" calcext:value-type="float">
            <text:p>12.34854</text:p>
          </table:table-cell>
          <table:table-cell office:value-type="float" office:value="13.95123" calcext:value-type="float">
            <text:p>13.95123</text:p>
          </table:table-cell>
          <table:table-cell office:value-type="float" office:value="12.70569" calcext:value-type="float">
            <text:p>12.70569</text:p>
          </table:table-cell>
          <table:table-cell office:value-type="float" office:value="13.81116" calcext:value-type="float">
            <text:p>13.81116</text:p>
          </table:table-cell>
          <table:table-cell office:value-type="float" office:value="13.00955" calcext:value-type="float">
            <text:p>13.00955</text:p>
          </table:table-cell>
          <table:table-cell office:value-type="float" office:value="13.52243" calcext:value-type="float">
            <text:p>13.52243</text:p>
          </table:table-cell>
          <table:table-cell office:value-type="float" office:value="13.12076" calcext:value-type="float">
            <text:p>13.12076</text:p>
          </table:table-cell>
          <table:table-cell office:value-type="float" office:value="13.26077" calcext:value-type="float">
            <text:p>13.26077</text:p>
          </table:table-cell>
          <table:table-cell office:value-type="float" office:value="13.09064" calcext:value-type="float">
            <text:p>13.09064</text:p>
          </table:table-cell>
          <table:table-cell office:value-type="float" office:value="13.35422" calcext:value-type="float">
            <text:p>13.35422</text:p>
          </table:table-cell>
          <table:table-cell office:value-type="float" office:value="13.17596" calcext:value-type="float">
            <text:p>13.17596</text:p>
          </table:table-cell>
          <table:table-cell office:value-type="float" office:value="13.87537" calcext:value-type="float">
            <text:p>13.87537</text:p>
          </table:table-cell>
          <table:table-cell office:value-type="float" office:value="13.85889" calcext:value-type="float">
            <text:p>13.85889</text:p>
          </table:table-cell>
          <table:table-cell office:value-type="float" office:value="14.50763" calcext:value-type="float">
            <text:p>14.50763</text:p>
          </table:table-cell>
          <table:table-cell office:value-type="float" office:value="14.45169" calcext:value-type="float">
            <text:p>14.45169</text:p>
          </table:table-cell>
          <table:table-cell office:value-type="float" office:value="14.99939" calcext:value-type="float">
            <text:p>14.99939</text:p>
          </table:table-cell>
          <table:table-cell office:value-type="float" office:value="14.91599" calcext:value-type="float">
            <text:p>14.91599</text:p>
          </table:table-cell>
          <table:table-cell office:value-type="float" office:value="15.2244" calcext:value-type="float">
            <text:p>15.2244</text:p>
          </table:table-cell>
          <table:table-cell office:value-type="float" office:value="15.14133" calcext:value-type="float">
            <text:p>15.14133</text:p>
          </table:table-cell>
          <table:table-cell office:value-type="float" office:value="15.12662" calcext:value-type="float">
            <text:p>15.12662</text:p>
          </table:table-cell>
          <table:table-cell office:value-type="float" office:value="15.04996" calcext:value-type="float">
            <text:p>15.04996</text:p>
          </table:table-cell>
          <table:table-cell office:value-type="float" office:value="35.83133" calcext:value-type="float">
            <text:p>35.83133</text:p>
          </table:table-cell>
          <table:table-cell office:value-type="float" office:value="-1.748627" calcext:value-type="float">
            <text:p>-1.7486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10.2019" calcext:value-type="float">
            <text:p>10.2019</text:p>
          </table:table-cell>
          <table:table-cell office:value-type="float" office:value="23.46" calcext:value-type="float">
            <text:p>23.46</text:p>
          </table:table-cell>
          <table:table-cell office:value-type="float" office:value="5.28" calcext:value-type="float">
            <text:p>5.28</text:p>
          </table:table-cell>
          <table:table-cell office:value-type="float" office:value="1.361029" calcext:value-type="float">
            <text:p>1.361029</text:p>
          </table:table-cell>
          <table:table-cell office:value-type="float" office:value="0.7821092" calcext:value-type="float">
            <text:p>0.7821092</text:p>
          </table:table-cell>
          <table:table-cell office:value-type="float" office:value="150.768" calcext:value-type="float">
            <text:p>150.768</text:p>
          </table:table-cell>
          <table:table-cell office:value-type="float" office:value="0" calcext:value-type="float">
            <text:p>0</text:p>
          </table:table-cell>
          <table:table-cell office:value-type="float" office:value="19.11969" calcext:value-type="float">
            <text:p>19.11969</text:p>
          </table:table-cell>
          <table:table-cell office:value-type="float" office:value="9.831482" calcext:value-type="float">
            <text:p>9.831482</text:p>
          </table:table-cell>
          <table:table-cell office:value-type="float" office:value="16.29852" calcext:value-type="float">
            <text:p>16.29852</text:p>
          </table:table-cell>
          <table:table-cell office:value-type="float" office:value="11.18207" calcext:value-type="float">
            <text:p>11.18207</text:p>
          </table:table-cell>
          <table:table-cell office:value-type="float" office:value="15.13995" calcext:value-type="float">
            <text:p>15.13995</text:p>
          </table:table-cell>
          <table:table-cell office:value-type="float" office:value="11.91046" calcext:value-type="float">
            <text:p>11.91046</text:p>
          </table:table-cell>
          <table:table-cell office:value-type="float" office:value="14.40198" calcext:value-type="float">
            <text:p>14.40198</text:p>
          </table:table-cell>
          <table:table-cell office:value-type="float" office:value="12.44818" calcext:value-type="float">
            <text:p>12.44818</text:p>
          </table:table-cell>
          <table:table-cell office:value-type="float" office:value="14.01947" calcext:value-type="float">
            <text:p>14.01947</text:p>
          </table:table-cell>
          <table:table-cell office:value-type="float" office:value="12.74573" calcext:value-type="float">
            <text:p>12.74573</text:p>
          </table:table-cell>
          <table:table-cell office:value-type="float" office:value="13.71219" calcext:value-type="float">
            <text:p>13.71219</text:p>
          </table:table-cell>
          <table:table-cell office:value-type="float" office:value="13.01773" calcext:value-type="float">
            <text:p>13.01773</text:p>
          </table:table-cell>
          <table:table-cell office:value-type="float" office:value="13.52972" calcext:value-type="float">
            <text:p>13.52972</text:p>
          </table:table-cell>
          <table:table-cell office:value-type="float" office:value="13.15173" calcext:value-type="float">
            <text:p>13.15173</text:p>
          </table:table-cell>
          <table:table-cell office:value-type="float" office:value="13.34747" calcext:value-type="float">
            <text:p>13.34747</text:p>
          </table:table-cell>
          <table:table-cell office:value-type="float" office:value="13.26324" calcext:value-type="float">
            <text:p>13.26324</text:p>
          </table:table-cell>
          <table:table-cell office:value-type="float" office:value="13.47049" calcext:value-type="float">
            <text:p>13.47049</text:p>
          </table:table-cell>
          <table:table-cell office:value-type="float" office:value="13.35568" calcext:value-type="float">
            <text:p>13.35568</text:p>
          </table:table-cell>
          <table:table-cell office:value-type="float" office:value="13.90536" calcext:value-type="float">
            <text:p>13.90536</text:p>
          </table:table-cell>
          <table:table-cell office:value-type="float" office:value="13.87564" calcext:value-type="float">
            <text:p>13.87564</text:p>
          </table:table-cell>
          <table:table-cell office:value-type="float" office:value="14.45117" calcext:value-type="float">
            <text:p>14.45117</text:p>
          </table:table-cell>
          <table:table-cell office:value-type="float" office:value="14.41229" calcext:value-type="float">
            <text:p>14.41229</text:p>
          </table:table-cell>
          <table:table-cell office:value-type="float" office:value="14.91516" calcext:value-type="float">
            <text:p>14.91516</text:p>
          </table:table-cell>
          <table:table-cell office:value-type="float" office:value="14.84061" calcext:value-type="float">
            <text:p>14.84061</text:p>
          </table:table-cell>
          <table:table-cell office:value-type="float" office:value="15.14044" calcext:value-type="float">
            <text:p>15.14044</text:p>
          </table:table-cell>
          <table:table-cell office:value-type="float" office:value="15.05963" calcext:value-type="float">
            <text:p>15.05963</text:p>
          </table:table-cell>
          <table:table-cell office:value-type="float" office:value="15.04916" calcext:value-type="float">
            <text:p>15.04916</text:p>
          </table:table-cell>
          <table:table-cell office:value-type="float" office:value="14.9726" calcext:value-type="float">
            <text:p>14.9726</text:p>
          </table:table-cell>
          <table:table-cell office:value-type="float" office:value="36.82849" calcext:value-type="float">
            <text:p>36.82849</text:p>
          </table:table-cell>
          <table:table-cell office:value-type="float" office:value="1.997528" calcext:value-type="float">
            <text:p>1.9975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11.49794" calcext:value-type="float">
            <text:p>11.49794</text:p>
          </table:table-cell>
          <table:table-cell office:value-type="float" office:value="22.52" calcext:value-type="float">
            <text:p>22.52</text:p>
          </table:table-cell>
          <table:table-cell office:value-type="float" office:value="2.03" calcext:value-type="float">
            <text:p>2.03</text:p>
          </table:table-cell>
          <table:table-cell office:value-type="float" office:value="0.9819386" calcext:value-type="float">
            <text:p>0.9819386</text:p>
          </table:table-cell>
          <table:table-cell office:value-type="float" office:value="0.6230544" calcext:value-type="float">
            <text:p>0.6230544</text:p>
          </table:table-cell>
          <table:table-cell office:value-type="float" office:value="101.232" calcext:value-type="float">
            <text:p>101.232</text:p>
          </table:table-cell>
          <table:table-cell office:value-type="float" office:value="0" calcext:value-type="float">
            <text:p>0</text:p>
          </table:table-cell>
          <table:table-cell office:value-type="float" office:value="19.12299" calcext:value-type="float">
            <text:p>19.12299</text:p>
          </table:table-cell>
          <table:table-cell office:value-type="float" office:value="9.205383" calcext:value-type="float">
            <text:p>9.205383</text:p>
          </table:table-cell>
          <table:table-cell office:value-type="float" office:value="16.34744" calcext:value-type="float">
            <text:p>16.34744</text:p>
          </table:table-cell>
          <table:table-cell office:value-type="float" office:value="10.95715" calcext:value-type="float">
            <text:p>10.95715</text:p>
          </table:table-cell>
          <table:table-cell office:value-type="float" office:value="15.19278" calcext:value-type="float">
            <text:p>15.19278</text:p>
          </table:table-cell>
          <table:table-cell office:value-type="float" office:value="11.85141" calcext:value-type="float">
            <text:p>11.85141</text:p>
          </table:table-cell>
          <table:table-cell office:value-type="float" office:value="14.45206" calcext:value-type="float">
            <text:p>14.45206</text:p>
          </table:table-cell>
          <table:table-cell office:value-type="float" office:value="12.48572" calcext:value-type="float">
            <text:p>12.48572</text:p>
          </table:table-cell>
          <table:table-cell office:value-type="float" office:value="14.07083" calcext:value-type="float">
            <text:p>14.07083</text:p>
          </table:table-cell>
          <table:table-cell office:value-type="float" office:value="12.82434" calcext:value-type="float">
            <text:p>12.82434</text:p>
          </table:table-cell>
          <table:table-cell office:value-type="float" office:value="13.7666" calcext:value-type="float">
            <text:p>13.7666</text:p>
          </table:table-cell>
          <table:table-cell office:value-type="float" office:value="13.12976" calcext:value-type="float">
            <text:p>13.12976</text:p>
          </table:table-cell>
          <table:table-cell office:value-type="float" office:value="13.61633" calcext:value-type="float">
            <text:p>13.61633</text:p>
          </table:table-cell>
          <table:table-cell office:value-type="float" office:value="13.26855" calcext:value-type="float">
            <text:p>13.26855</text:p>
          </table:table-cell>
          <table:table-cell office:value-type="float" office:value="13.45453" calcext:value-type="float">
            <text:p>13.45453</text:p>
          </table:table-cell>
          <table:table-cell office:value-type="float" office:value="13.35043" calcext:value-type="float">
            <text:p>13.35043</text:p>
          </table:table-cell>
          <table:table-cell office:value-type="float" office:value="13.56262" calcext:value-type="float">
            <text:p>13.56262</text:p>
          </table:table-cell>
          <table:table-cell office:value-type="float" office:value="13.47153" calcext:value-type="float">
            <text:p>13.47153</text:p>
          </table:table-cell>
          <table:table-cell office:value-type="float" office:value="13.93567" calcext:value-type="float">
            <text:p>13.93567</text:p>
          </table:table-cell>
          <table:table-cell office:value-type="float" office:value="13.90567" calcext:value-type="float">
            <text:p>13.90567</text:p>
          </table:table-cell>
          <table:table-cell office:value-type="float" office:value="14.41196" calcext:value-type="float">
            <text:p>14.41196</text:p>
          </table:table-cell>
          <table:table-cell office:value-type="float" office:value="14.38428" calcext:value-type="float">
            <text:p>14.38428</text:p>
          </table:table-cell>
          <table:table-cell office:value-type="float" office:value="14.83987" calcext:value-type="float">
            <text:p>14.83987</text:p>
          </table:table-cell>
          <table:table-cell office:value-type="float" office:value="14.77405" calcext:value-type="float">
            <text:p>14.77405</text:p>
          </table:table-cell>
          <table:table-cell office:value-type="float" office:value="15.05881" calcext:value-type="float">
            <text:p>15.05881</text:p>
          </table:table-cell>
          <table:table-cell office:value-type="float" office:value="14.98117" calcext:value-type="float">
            <text:p>14.98117</text:p>
          </table:table-cell>
          <table:table-cell office:value-type="float" office:value="14.9718" calcext:value-type="float">
            <text:p>14.9718</text:p>
          </table:table-cell>
          <table:table-cell office:value-type="float" office:value="14.8963" calcext:value-type="float">
            <text:p>14.8963</text:p>
          </table:table-cell>
          <table:table-cell office:value-type="float" office:value="38.04053" calcext:value-type="float">
            <text:p>38.04053</text:p>
          </table:table-cell>
          <table:table-cell office:value-type="float" office:value="-1.138275" calcext:value-type="float">
            <text:p>-1.1382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11.07293" calcext:value-type="float">
            <text:p>11.07293</text:p>
          </table:table-cell>
          <table:table-cell office:value-type="float" office:value="24.08" calcext:value-type="float">
            <text:p>24.08</text:p>
          </table:table-cell>
          <table:table-cell office:value-type="float" office:value="4.26" calcext:value-type="float">
            <text:p>4.26</text:p>
          </table:table-cell>
          <table:table-cell office:value-type="float" office:value="1.374325" calcext:value-type="float">
            <text:p>1.374325</text:p>
          </table:table-cell>
          <table:table-cell office:value-type="float" office:value="0.7286634" calcext:value-type="float">
            <text:p>0.7286634</text:p>
          </table:table-cell>
          <table:table-cell office:value-type="float" office:value="273.96" calcext:value-type="float">
            <text:p>273.96</text:p>
          </table:table-cell>
          <table:table-cell office:value-type="float" office:value="0" calcext:value-type="float">
            <text:p>0</text:p>
          </table:table-cell>
          <table:table-cell office:value-type="float" office:value="20.20502" calcext:value-type="float">
            <text:p>20.20502</text:p>
          </table:table-cell>
          <table:table-cell office:value-type="float" office:value="9.693542" calcext:value-type="float">
            <text:p>9.693542</text:p>
          </table:table-cell>
          <table:table-cell office:value-type="float" office:value="17.06192" calcext:value-type="float">
            <text:p>17.06192</text:p>
          </table:table-cell>
          <table:table-cell office:value-type="float" office:value="11.14081" calcext:value-type="float">
            <text:p>11.14081</text:p>
          </table:table-cell>
          <table:table-cell office:value-type="float" office:value="15.73022" calcext:value-type="float">
            <text:p>15.73022</text:p>
          </table:table-cell>
          <table:table-cell office:value-type="float" office:value="11.9408" calcext:value-type="float">
            <text:p>11.9408</text:p>
          </table:table-cell>
          <table:table-cell office:value-type="float" office:value="14.85834" calcext:value-type="float">
            <text:p>14.85834</text:p>
          </table:table-cell>
          <table:table-cell office:value-type="float" office:value="12.53763" calcext:value-type="float">
            <text:p>12.53763</text:p>
          </table:table-cell>
          <table:table-cell office:value-type="float" office:value="14.39816" calcext:value-type="float">
            <text:p>14.39816</text:p>
          </table:table-cell>
          <table:table-cell office:value-type="float" office:value="12.87039" calcext:value-type="float">
            <text:p>12.87039</text:p>
          </table:table-cell>
          <table:table-cell office:value-type="float" office:value="14.03699" calcext:value-type="float">
            <text:p>14.03699</text:p>
          </table:table-cell>
          <table:table-cell office:value-type="float" office:value="13.17755" calcext:value-type="float">
            <text:p>13.17755</text:p>
          </table:table-cell>
          <table:table-cell office:value-type="float" office:value="13.79645" calcext:value-type="float">
            <text:p>13.79645</text:p>
          </table:table-cell>
          <table:table-cell office:value-type="float" office:value="13.3291" calcext:value-type="float">
            <text:p>13.3291</text:p>
          </table:table-cell>
          <table:table-cell office:value-type="float" office:value="13.54855" calcext:value-type="float">
            <text:p>13.54855</text:p>
          </table:table-cell>
          <table:table-cell office:value-type="float" office:value="13.45715" calcext:value-type="float">
            <text:p>13.45715</text:p>
          </table:table-cell>
          <table:table-cell office:value-type="float" office:value="13.63797" calcext:value-type="float">
            <text:p>13.63797</text:p>
          </table:table-cell>
          <table:table-cell office:value-type="float" office:value="13.56351" calcext:value-type="float">
            <text:p>13.56351</text:p>
          </table:table-cell>
          <table:table-cell office:value-type="float" office:value="13.96445" calcext:value-type="float">
            <text:p>13.96445</text:p>
          </table:table-cell>
          <table:table-cell office:value-type="float" office:value="13.93594" calcext:value-type="float">
            <text:p>13.93594</text:p>
          </table:table-cell>
          <table:table-cell office:value-type="float" office:value="14.38403" calcext:value-type="float">
            <text:p>14.38403</text:p>
          </table:table-cell>
          <table:table-cell office:value-type="float" office:value="14.36276" calcext:value-type="float">
            <text:p>14.36276</text:p>
          </table:table-cell>
          <table:table-cell office:value-type="float" office:value="14.77341" calcext:value-type="float">
            <text:p>14.77341</text:p>
          </table:table-cell>
          <table:table-cell office:value-type="float" office:value="14.71515" calcext:value-type="float">
            <text:p>14.71515</text:p>
          </table:table-cell>
          <table:table-cell office:value-type="float" office:value="14.98041" calcext:value-type="float">
            <text:p>14.98041</text:p>
          </table:table-cell>
          <table:table-cell office:value-type="float" office:value="14.90689" calcext:value-type="float">
            <text:p>14.90689</text:p>
          </table:table-cell>
          <table:table-cell office:value-type="float" office:value="14.89551" calcext:value-type="float">
            <text:p>14.89551</text:p>
          </table:table-cell>
          <table:table-cell office:value-type="float" office:value="14.8219" calcext:value-type="float">
            <text:p>14.8219</text:p>
          </table:table-cell>
          <table:table-cell office:value-type="float" office:value="41.84756" calcext:value-type="float">
            <text:p>41.84756</text:p>
          </table:table-cell>
          <table:table-cell office:value-type="float" office:value="1.077881" calcext:value-type="float">
            <text:p>1.0778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10.84703" calcext:value-type="float">
            <text:p>10.84703</text:p>
          </table:table-cell>
          <table:table-cell office:value-type="float" office:value="24.47" calcext:value-type="float">
            <text:p>24.47</text:p>
          </table:table-cell>
          <table:table-cell office:value-type="float" office:value="9.79" calcext:value-type="float">
            <text:p>9.79</text:p>
          </table:table-cell>
          <table:table-cell office:value-type="float" office:value="1.515177" calcext:value-type="float">
            <text:p>1.515177</text:p>
          </table:table-cell>
          <table:table-cell office:value-type="float" office:value="1.062998" calcext:value-type="float">
            <text:p>1.062998</text:p>
          </table:table-cell>
          <table:table-cell office:value-type="float" office:value="227.304" calcext:value-type="float">
            <text:p>227.304</text:p>
          </table:table-cell>
          <table:table-cell office:value-type="float" office:value="0" calcext:value-type="float">
            <text:p>0</text:p>
          </table:table-cell>
          <table:table-cell office:value-type="float" office:value="20.90652" calcext:value-type="float">
            <text:p>20.90652</text:p>
          </table:table-cell>
          <table:table-cell office:value-type="float" office:value="12.11887" calcext:value-type="float">
            <text:p>12.11887</text:p>
          </table:table-cell>
          <table:table-cell office:value-type="float" office:value="17.92343" calcext:value-type="float">
            <text:p>17.92343</text:p>
          </table:table-cell>
          <table:table-cell office:value-type="float" office:value="12.96411" calcext:value-type="float">
            <text:p>12.96411</text:p>
          </table:table-cell>
          <table:table-cell office:value-type="float" office:value="16.57419" calcext:value-type="float">
            <text:p>16.57419</text:p>
          </table:table-cell>
          <table:table-cell office:value-type="float" office:value="13.37592" calcext:value-type="float">
            <text:p>13.37592</text:p>
          </table:table-cell>
          <table:table-cell office:value-type="float" office:value="15.62372" calcext:value-type="float">
            <text:p>15.62372</text:p>
          </table:table-cell>
          <table:table-cell office:value-type="float" office:value="13.6225" calcext:value-type="float">
            <text:p>13.6225</text:p>
          </table:table-cell>
          <table:table-cell office:value-type="float" office:value="15.08521" calcext:value-type="float">
            <text:p>15.08521</text:p>
          </table:table-cell>
          <table:table-cell office:value-type="float" office:value="13.72409" calcext:value-type="float">
            <text:p>13.72409</text:p>
          </table:table-cell>
          <table:table-cell office:value-type="float" office:value="14.61978" calcext:value-type="float">
            <text:p>14.61978</text:p>
          </table:table-cell>
          <table:table-cell office:value-type="float" office:value="13.7919" calcext:value-type="float">
            <text:p>13.7919</text:p>
          </table:table-cell>
          <table:table-cell office:value-type="float" office:value="14.25861" calcext:value-type="float">
            <text:p>14.25861</text:p>
          </table:table-cell>
          <table:table-cell office:value-type="float" office:value="13.76132" calcext:value-type="float">
            <text:p>13.76132</text:p>
          </table:table-cell>
          <table:table-cell office:value-type="float" office:value="13.81174" calcext:value-type="float">
            <text:p>13.81174</text:p>
          </table:table-cell>
          <table:table-cell office:value-type="float" office:value="13.55206" calcext:value-type="float">
            <text:p>13.55206</text:p>
          </table:table-cell>
          <table:table-cell office:value-type="float" office:value="13.73746" calcext:value-type="float">
            <text:p>13.73746</text:p>
          </table:table-cell>
          <table:table-cell office:value-type="float" office:value="13.63876" calcext:value-type="float">
            <text:p>13.63876</text:p>
          </table:table-cell>
          <table:table-cell office:value-type="float" office:value="13.99481" calcext:value-type="float">
            <text:p>13.99481</text:p>
          </table:table-cell>
          <table:table-cell office:value-type="float" office:value="13.96472" calcext:value-type="float">
            <text:p>13.96472</text:p>
          </table:table-cell>
          <table:table-cell office:value-type="float" office:value="14.36255" calcext:value-type="float">
            <text:p>14.36255</text:p>
          </table:table-cell>
          <table:table-cell office:value-type="float" office:value="14.34634" calcext:value-type="float">
            <text:p>14.34634</text:p>
          </table:table-cell>
          <table:table-cell office:value-type="float" office:value="14.71457" calcext:value-type="float">
            <text:p>14.71457</text:p>
          </table:table-cell>
          <table:table-cell office:value-type="float" office:value="14.66293" calcext:value-type="float">
            <text:p>14.66293</text:p>
          </table:table-cell>
          <table:table-cell office:value-type="float" office:value="14.90613" calcext:value-type="float">
            <text:p>14.90613</text:p>
          </table:table-cell>
          <table:table-cell office:value-type="float" office:value="14.83643" calcext:value-type="float">
            <text:p>14.83643</text:p>
          </table:table-cell>
          <table:table-cell office:value-type="float" office:value="14.82111" calcext:value-type="float">
            <text:p>14.82111</text:p>
          </table:table-cell>
          <table:table-cell office:value-type="float" office:value="14.74854" calcext:value-type="float">
            <text:p>14.74854</text:p>
          </table:table-cell>
          <table:table-cell office:value-type="float" office:value="40.19458" calcext:value-type="float">
            <text:p>40.19458</text:p>
          </table:table-cell>
          <table:table-cell office:value-type="float" office:value="6.836884" calcext:value-type="float">
            <text:p>6.8368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10.78503" calcext:value-type="float">
            <text:p>10.78503</text:p>
          </table:table-cell>
          <table:table-cell office:value-type="float" office:value="25.02" calcext:value-type="float">
            <text:p>25.02</text:p>
          </table:table-cell>
          <table:table-cell office:value-type="float" office:value="9.59" calcext:value-type="float">
            <text:p>9.59</text:p>
          </table:table-cell>
          <table:table-cell office:value-type="float" office:value="1.361806" calcext:value-type="float">
            <text:p>1.361806</text:p>
          </table:table-cell>
          <table:table-cell office:value-type="float" office:value="0.9053195" calcext:value-type="float">
            <text:p>0.9053195</text:p>
          </table:table-cell>
          <table:table-cell office:value-type="float" office:value="397.44" calcext:value-type="float">
            <text:p>397.44</text:p>
          </table:table-cell>
          <table:table-cell office:value-type="float" office:value="0" calcext:value-type="float">
            <text:p>0</text:p>
          </table:table-cell>
          <table:table-cell office:value-type="float" office:value="21.60376" calcext:value-type="float">
            <text:p>21.60376</text:p>
          </table:table-cell>
          <table:table-cell office:value-type="float" office:value="12.94751" calcext:value-type="float">
            <text:p>12.94751</text:p>
          </table:table-cell>
          <table:table-cell office:value-type="float" office:value="18.48477" calcext:value-type="float">
            <text:p>18.48477</text:p>
          </table:table-cell>
          <table:table-cell office:value-type="float" office:value="13.72046" calcext:value-type="float">
            <text:p>13.72046</text:p>
          </table:table-cell>
          <table:table-cell office:value-type="float" office:value="17.09027" calcext:value-type="float">
            <text:p>17.09027</text:p>
          </table:table-cell>
          <table:table-cell office:value-type="float" office:value="14.08133" calcext:value-type="float">
            <text:p>14.08133</text:p>
          </table:table-cell>
          <table:table-cell office:value-type="float" office:value="16.15222" calcext:value-type="float">
            <text:p>16.15222</text:p>
          </table:table-cell>
          <table:table-cell office:value-type="float" office:value="14.08984" calcext:value-type="float">
            <text:p>14.08984</text:p>
          </table:table-cell>
          <table:table-cell office:value-type="float" office:value="15.61307" calcext:value-type="float">
            <text:p>15.61307</text:p>
          </table:table-cell>
          <table:table-cell office:value-type="float" office:value="13.73846" calcext:value-type="float">
            <text:p>13.73846</text:p>
          </table:table-cell>
          <table:table-cell office:value-type="float" office:value="15.08984" calcext:value-type="float">
            <text:p>15.08984</text:p>
          </table:table-cell>
          <table:table-cell office:value-type="float" office:value="14.32413" calcext:value-type="float">
            <text:p>14.32413</text:p>
          </table:table-cell>
          <table:table-cell office:value-type="float" office:value="14.70181" calcext:value-type="float">
            <text:p>14.70181</text:p>
          </table:table-cell>
          <table:table-cell office:value-type="float" office:value="14.21634" calcext:value-type="float">
            <text:p>14.21634</text:p>
          </table:table-cell>
          <table:table-cell office:value-type="float" office:value="14.16064" calcext:value-type="float">
            <text:p>14.16064</text:p>
          </table:table-cell>
          <table:table-cell office:value-type="float" office:value="13.81656" calcext:value-type="float">
            <text:p>13.81656</text:p>
          </table:table-cell>
          <table:table-cell office:value-type="float" office:value="13.89053" calcext:value-type="float">
            <text:p>13.89053</text:p>
          </table:table-cell>
          <table:table-cell office:value-type="float" office:value="13.73877" calcext:value-type="float">
            <text:p>13.73877</text:p>
          </table:table-cell>
          <table:table-cell office:value-type="float" office:value="14.03622" calcext:value-type="float">
            <text:p>14.03622</text:p>
          </table:table-cell>
          <table:table-cell office:value-type="float" office:value="13.99515" calcext:value-type="float">
            <text:p>13.99515</text:p>
          </table:table-cell>
          <table:table-cell office:value-type="float" office:value="14.34619" calcext:value-type="float">
            <text:p>14.34619</text:p>
          </table:table-cell>
          <table:table-cell office:value-type="float" office:value="14.33551" calcext:value-type="float">
            <text:p>14.33551</text:p>
          </table:table-cell>
          <table:table-cell office:value-type="float" office:value="14.66238" calcext:value-type="float">
            <text:p>14.66238</text:p>
          </table:table-cell>
          <table:table-cell office:value-type="float" office:value="14.61661" calcext:value-type="float">
            <text:p>14.61661</text:p>
          </table:table-cell>
          <table:table-cell office:value-type="float" office:value="14.83566" calcext:value-type="float">
            <text:p>14.83566</text:p>
          </table:table-cell>
          <table:table-cell office:value-type="float" office:value="14.76962" calcext:value-type="float">
            <text:p>14.76962</text:p>
          </table:table-cell>
          <table:table-cell office:value-type="float" office:value="14.74777" calcext:value-type="float">
            <text:p>14.74777</text:p>
          </table:table-cell>
          <table:table-cell office:value-type="float" office:value="14.67673" calcext:value-type="float">
            <text:p>14.67673</text:p>
          </table:table-cell>
          <table:table-cell office:value-type="float" office:value="41.56168" calcext:value-type="float">
            <text:p>41.56168</text:p>
          </table:table-cell>
          <table:table-cell office:value-type="float" office:value="6.767151" calcext:value-type="float">
            <text:p>6.7671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10.87737" calcext:value-type="float">
            <text:p>10.87737</text:p>
          </table:table-cell>
          <table:table-cell office:value-type="float" office:value="10.21" calcext:value-type="float">
            <text:p>10.21</text:p>
          </table:table-cell>
          <table:table-cell office:value-type="float" office:value="-3.35" calcext:value-type="float">
            <text:p>-3.35</text:p>
          </table:table-cell>
          <table:table-cell office:value-type="float" office:value="0.882732" calcext:value-type="float">
            <text:p>0.882732</text:p>
          </table:table-cell>
          <table:table-cell office:value-type="float" office:value="0.422515" calcext:value-type="float">
            <text:p>0.422515</text:p>
          </table:table-cell>
          <table:table-cell office:value-type="float" office:value="389.988" calcext:value-type="float">
            <text:p>389.988</text:p>
          </table:table-cell>
          <table:table-cell office:value-type="float" office:value="0" calcext:value-type="float">
            <text:p>0</text:p>
          </table:table-cell>
          <table:table-cell office:value-type="float" office:value="17.82278" calcext:value-type="float">
            <text:p>17.82278</text:p>
          </table:table-cell>
          <table:table-cell office:value-type="float" office:value="8.000671" calcext:value-type="float">
            <text:p>8.000671</text:p>
          </table:table-cell>
          <table:table-cell office:value-type="float" office:value="15.92731" calcext:value-type="float">
            <text:p>15.92731</text:p>
          </table:table-cell>
          <table:table-cell office:value-type="float" office:value="10.80856" calcext:value-type="float">
            <text:p>10.80856</text:p>
          </table:table-cell>
          <table:table-cell office:value-type="float" office:value="15.20914" calcext:value-type="float">
            <text:p>15.20914</text:p>
          </table:table-cell>
          <table:table-cell office:value-type="float" office:value="12.34824" calcext:value-type="float">
            <text:p>12.34824</text:p>
          </table:table-cell>
          <table:table-cell office:value-type="float" office:value="15.37799" calcext:value-type="float">
            <text:p>15.37799</text:p>
          </table:table-cell>
          <table:table-cell office:value-type="float" office:value="13.39276" calcext:value-type="float">
            <text:p>13.39276</text:p>
          </table:table-cell>
          <table:table-cell office:value-type="float" office:value="15.29266" calcext:value-type="float">
            <text:p>15.29266</text:p>
          </table:table-cell>
          <table:table-cell office:value-type="float" office:value="13.84985" calcext:value-type="float">
            <text:p>13.84985</text:p>
          </table:table-cell>
          <table:table-cell office:value-type="float" office:value="15.07053" calcext:value-type="float">
            <text:p>15.07053</text:p>
          </table:table-cell>
          <table:table-cell office:value-type="float" office:value="14.23639" calcext:value-type="float">
            <text:p>14.23639</text:p>
          </table:table-cell>
          <table:table-cell office:value-type="float" office:value="14.7121" calcext:value-type="float">
            <text:p>14.7121</text:p>
          </table:table-cell>
          <table:table-cell office:value-type="float" office:value="14.30032" calcext:value-type="float">
            <text:p>14.30032</text:p>
          </table:table-cell>
          <table:table-cell office:value-type="float" office:value="14.27487" calcext:value-type="float">
            <text:p>14.27487</text:p>
          </table:table-cell>
          <table:table-cell office:value-type="float" office:value="14.16528" calcext:value-type="float">
            <text:p>14.16528</text:p>
          </table:table-cell>
          <table:table-cell office:value-type="float" office:value="14.04697" calcext:value-type="float">
            <text:p>14.04697</text:p>
          </table:table-cell>
          <table:table-cell office:value-type="float" office:value="13.89236" calcext:value-type="float">
            <text:p>13.89236</text:p>
          </table:table-cell>
          <table:table-cell office:value-type="float" office:value="14.09399" calcext:value-type="float">
            <text:p>14.09399</text:p>
          </table:table-cell>
          <table:table-cell office:value-type="float" office:value="14.0368" calcext:value-type="float">
            <text:p>14.0368</text:p>
          </table:table-cell>
          <table:table-cell office:value-type="float" office:value="14.33545" calcext:value-type="float">
            <text:p>14.33545</text:p>
          </table:table-cell>
          <table:table-cell office:value-type="float" office:value="14.33273" calcext:value-type="float">
            <text:p>14.33273</text:p>
          </table:table-cell>
          <table:table-cell office:value-type="float" office:value="14.61615" calcext:value-type="float">
            <text:p>14.61615</text:p>
          </table:table-cell>
          <table:table-cell office:value-type="float" office:value="14.57526" calcext:value-type="float">
            <text:p>14.57526</text:p>
          </table:table-cell>
          <table:table-cell office:value-type="float" office:value="14.76895" calcext:value-type="float">
            <text:p>14.76895</text:p>
          </table:table-cell>
          <table:table-cell office:value-type="float" office:value="14.70676" calcext:value-type="float">
            <text:p>14.70676</text:p>
          </table:table-cell>
          <table:table-cell office:value-type="float" office:value="14.67599" calcext:value-type="float">
            <text:p>14.67599</text:p>
          </table:table-cell>
          <table:table-cell office:value-type="float" office:value="14.60852" calcext:value-type="float">
            <text:p>14.60852</text:p>
          </table:table-cell>
          <table:table-cell office:value-type="float" office:value="28.16995" calcext:value-type="float">
            <text:p>28.16995</text:p>
          </table:table-cell>
          <table:table-cell office:value-type="float" office:value="-6.214722" calcext:value-type="float">
            <text:p>-6.2147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11.48234" calcext:value-type="float">
            <text:p>11.48234</text:p>
          </table:table-cell>
          <table:table-cell office:value-type="float" office:value="17.52" calcext:value-type="float">
            <text:p>17.52</text:p>
          </table:table-cell>
          <table:table-cell office:value-type="float" office:value="-3.13" calcext:value-type="float">
            <text:p>-3.13</text:p>
          </table:table-cell>
          <table:table-cell office:value-type="float" office:value="0.8191676" calcext:value-type="float">
            <text:p>0.8191676</text:p>
          </table:table-cell>
          <table:table-cell office:value-type="float" office:value="0.4294095" calcext:value-type="float">
            <text:p>0.4294095</text:p>
          </table:table-cell>
          <table:table-cell office:value-type="float" office:value="364.176" calcext:value-type="float">
            <text:p>364.176</text:p>
          </table:table-cell>
          <table:table-cell office:value-type="float" office:value="0" calcext:value-type="float">
            <text:p>0</text:p>
          </table:table-cell>
          <table:table-cell office:value-type="float" office:value="17.94171" calcext:value-type="float">
            <text:p>17.94171</text:p>
          </table:table-cell>
          <table:table-cell office:value-type="float" office:value="6.393494" calcext:value-type="float">
            <text:p>6.393494</text:p>
          </table:table-cell>
          <table:table-cell office:value-type="float" office:value="15.22525" calcext:value-type="float">
            <text:p>15.22525</text:p>
          </table:table-cell>
          <table:table-cell office:value-type="float" office:value="8.766998" calcext:value-type="float">
            <text:p>8.766998</text:p>
          </table:table-cell>
          <table:table-cell office:value-type="float" office:value="14.16525" calcext:value-type="float">
            <text:p>14.16525</text:p>
          </table:table-cell>
          <table:table-cell office:value-type="float" office:value="10.216" calcext:value-type="float">
            <text:p>10.216</text:p>
          </table:table-cell>
          <table:table-cell office:value-type="float" office:value="13.64267" calcext:value-type="float">
            <text:p>13.64267</text:p>
          </table:table-cell>
          <table:table-cell office:value-type="float" office:value="11.42279" calcext:value-type="float">
            <text:p>11.42279</text:p>
          </table:table-cell>
          <table:table-cell office:value-type="float" office:value="13.80264" calcext:value-type="float">
            <text:p>13.80264</text:p>
          </table:table-cell>
          <table:table-cell office:value-type="float" office:value="12.16565" calcext:value-type="float">
            <text:p>12.16565</text:p>
          </table:table-cell>
          <table:table-cell office:value-type="float" office:value="14.21445" calcext:value-type="float">
            <text:p>14.21445</text:p>
          </table:table-cell>
          <table:table-cell office:value-type="float" office:value="12.89136" calcext:value-type="float">
            <text:p>12.89136</text:p>
          </table:table-cell>
          <table:table-cell office:value-type="float" office:value="14.29568" calcext:value-type="float">
            <text:p>14.29568</text:p>
          </table:table-cell>
          <table:table-cell office:value-type="float" office:value="13.3649" calcext:value-type="float">
            <text:p>13.3649</text:p>
          </table:table-cell>
          <table:table-cell office:value-type="float" office:value="14.24203" calcext:value-type="float">
            <text:p>14.24203</text:p>
          </table:table-cell>
          <table:table-cell office:value-type="float" office:value="13.84302" calcext:value-type="float">
            <text:p>13.84302</text:p>
          </table:table-cell>
          <table:table-cell office:value-type="float" office:value="14.08054" calcext:value-type="float">
            <text:p>14.08054</text:p>
          </table:table-cell>
          <table:table-cell office:value-type="float" office:value="14.04807" calcext:value-type="float">
            <text:p>14.04807</text:p>
          </table:table-cell>
          <table:table-cell office:value-type="float" office:value="14.14496" calcext:value-type="float">
            <text:p>14.14496</text:p>
          </table:table-cell>
          <table:table-cell office:value-type="float" office:value="14.09464" calcext:value-type="float">
            <text:p>14.09464</text:p>
          </table:table-cell>
          <table:table-cell office:value-type="float" office:value="14.3374" calcext:value-type="float">
            <text:p>14.3374</text:p>
          </table:table-cell>
          <table:table-cell office:value-type="float" office:value="14.33331" calcext:value-type="float">
            <text:p>14.33331</text:p>
          </table:table-cell>
          <table:table-cell office:value-type="float" office:value="14.57483" calcext:value-type="float">
            <text:p>14.57483</text:p>
          </table:table-cell>
          <table:table-cell office:value-type="float" office:value="14.54013" calcext:value-type="float">
            <text:p>14.54013</text:p>
          </table:table-cell>
          <table:table-cell office:value-type="float" office:value="14.70615" calcext:value-type="float">
            <text:p>14.70615</text:p>
          </table:table-cell>
          <table:table-cell office:value-type="float" office:value="14.64819" calcext:value-type="float">
            <text:p>14.64819</text:p>
          </table:table-cell>
          <table:table-cell office:value-type="float" office:value="14.60782" calcext:value-type="float">
            <text:p>14.60782</text:p>
          </table:table-cell>
          <table:table-cell office:value-type="float" office:value="14.54324" calcext:value-type="float">
            <text:p>14.54324</text:p>
          </table:table-cell>
          <table:table-cell office:value-type="float" office:value="35.32364" calcext:value-type="float">
            <text:p>35.32364</text:p>
          </table:table-cell>
          <table:table-cell office:value-type="float" office:value="-6.183197" calcext:value-type="float">
            <text:p>-6.183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11.02305" calcext:value-type="float">
            <text:p>11.02305</text:p>
          </table:table-cell>
          <table:table-cell office:value-type="float" office:value="19.55" calcext:value-type="float">
            <text:p>19.55</text:p>
          </table:table-cell>
          <table:table-cell office:value-type="float" office:value="-0.58" calcext:value-type="float">
            <text:p>-0.58</text:p>
          </table:table-cell>
          <table:table-cell office:value-type="float" office:value="0.8065832" calcext:value-type="float">
            <text:p>0.8065832</text:p>
          </table:table-cell>
          <table:table-cell office:value-type="float" office:value="0.5170403" calcext:value-type="float">
            <text:p>0.5170403</text:p>
          </table:table-cell>
          <table:table-cell office:value-type="float" office:value="178.092" calcext:value-type="float">
            <text:p>178.092</text:p>
          </table:table-cell>
          <table:table-cell office:value-type="float" office:value="0" calcext:value-type="float">
            <text:p>0</text:p>
          </table:table-cell>
          <table:table-cell office:value-type="float" office:value="18.04626" calcext:value-type="float">
            <text:p>18.04626</text:p>
          </table:table-cell>
          <table:table-cell office:value-type="float" office:value="7.138672" calcext:value-type="float">
            <text:p>7.138672</text:p>
          </table:table-cell>
          <table:table-cell office:value-type="float" office:value="15.40103" calcext:value-type="float">
            <text:p>15.40103</text:p>
          </table:table-cell>
          <table:table-cell office:value-type="float" office:value="9.34137" calcext:value-type="float">
            <text:p>9.34137</text:p>
          </table:table-cell>
          <table:table-cell office:value-type="float" office:value="14.28625" calcext:value-type="float">
            <text:p>14.28625</text:p>
          </table:table-cell>
          <table:table-cell office:value-type="float" office:value="10.55643" calcext:value-type="float">
            <text:p>10.55643</text:p>
          </table:table-cell>
          <table:table-cell office:value-type="float" office:value="13.6886" calcext:value-type="float">
            <text:p>13.6886</text:p>
          </table:table-cell>
          <table:table-cell office:value-type="float" office:value="11.52542" calcext:value-type="float">
            <text:p>11.52542</text:p>
          </table:table-cell>
          <table:table-cell office:value-type="float" office:value="13.452" calcext:value-type="float">
            <text:p>13.452</text:p>
          </table:table-cell>
          <table:table-cell office:value-type="float" office:value="12.10837" calcext:value-type="float">
            <text:p>12.10837</text:p>
          </table:table-cell>
          <table:table-cell office:value-type="float" office:value="13.42508" calcext:value-type="float">
            <text:p>13.42508</text:p>
          </table:table-cell>
          <table:table-cell office:value-type="float" office:value="12.69965" calcext:value-type="float">
            <text:p>12.69965</text:p>
          </table:table-cell>
          <table:table-cell office:value-type="float" office:value="13.58365" calcext:value-type="float">
            <text:p>13.58365</text:p>
          </table:table-cell>
          <table:table-cell office:value-type="float" office:value="13.11444" calcext:value-type="float">
            <text:p>13.11444</text:p>
          </table:table-cell>
          <table:table-cell office:value-type="float" office:value="13.84134" calcext:value-type="float">
            <text:p>13.84134</text:p>
          </table:table-cell>
          <table:table-cell office:value-type="float" office:value="13.60165" calcext:value-type="float">
            <text:p>13.60165</text:p>
          </table:table-cell>
          <table:table-cell office:value-type="float" office:value="14.05725" calcext:value-type="float">
            <text:p>14.05725</text:p>
          </table:table-cell>
          <table:table-cell office:value-type="float" office:value="13.96698" calcext:value-type="float">
            <text:p>13.96698</text:p>
          </table:table-cell>
          <table:table-cell office:value-type="float" office:value="14.16101" calcext:value-type="float">
            <text:p>14.16101</text:p>
          </table:table-cell>
          <table:table-cell office:value-type="float" office:value="14.14529" calcext:value-type="float">
            <text:p>14.14529</text:p>
          </table:table-cell>
          <table:table-cell office:value-type="float" office:value="14.33969" calcext:value-type="float">
            <text:p>14.33969</text:p>
          </table:table-cell>
          <table:table-cell office:value-type="float" office:value="14.33743" calcext:value-type="float">
            <text:p>14.33743</text:p>
          </table:table-cell>
          <table:table-cell office:value-type="float" office:value="14.53979" calcext:value-type="float">
            <text:p>14.53979</text:p>
          </table:table-cell>
          <table:table-cell office:value-type="float" office:value="14.50952" calcext:value-type="float">
            <text:p>14.50952</text:p>
          </table:table-cell>
          <table:table-cell office:value-type="float" office:value="14.64758" calcext:value-type="float">
            <text:p>14.64758</text:p>
          </table:table-cell>
          <table:table-cell office:value-type="float" office:value="14.59381" calcext:value-type="float">
            <text:p>14.59381</text:p>
          </table:table-cell>
          <table:table-cell office:value-type="float" office:value="14.54257" calcext:value-type="float">
            <text:p>14.54257</text:p>
          </table:table-cell>
          <table:table-cell office:value-type="float" office:value="14.48145" calcext:value-type="float">
            <text:p>14.48145</text:p>
          </table:table-cell>
          <table:table-cell office:value-type="float" office:value="34.84763" calcext:value-type="float">
            <text:p>34.84763</text:p>
          </table:table-cell>
          <table:table-cell office:value-type="float" office:value="-3.975616" calcext:value-type="float">
            <text:p>-3.9756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10.87774" calcext:value-type="float">
            <text:p>10.87774</text:p>
          </table:table-cell>
          <table:table-cell office:value-type="float" office:value="18.45" calcext:value-type="float">
            <text:p>18.45</text:p>
          </table:table-cell>
          <table:table-cell office:value-type="float" office:value="-1.17" calcext:value-type="float">
            <text:p>-1.17</text:p>
          </table:table-cell>
          <table:table-cell office:value-type="float" office:value="0.8719076" calcext:value-type="float">
            <text:p>0.8719076</text:p>
          </table:table-cell>
          <table:table-cell office:value-type="float" office:value="0.4954474" calcext:value-type="float">
            <text:p>0.4954474</text:p>
          </table:table-cell>
          <table:table-cell office:value-type="float" office:value="207.108" calcext:value-type="float">
            <text:p>207.108</text:p>
          </table:table-cell>
          <table:table-cell office:value-type="float" office:value="0" calcext:value-type="float">
            <text:p>0</text:p>
          </table:table-cell>
          <table:table-cell office:value-type="float" office:value="17.68793" calcext:value-type="float">
            <text:p>17.68793</text:p>
          </table:table-cell>
          <table:table-cell office:value-type="float" office:value="6.93689" calcext:value-type="float">
            <text:p>6.93689</text:p>
          </table:table-cell>
          <table:table-cell office:value-type="float" office:value="15.05832" calcext:value-type="float">
            <text:p>15.05832</text:p>
          </table:table-cell>
          <table:table-cell office:value-type="float" office:value="9.130859" calcext:value-type="float">
            <text:p>9.130859</text:p>
          </table:table-cell>
          <table:table-cell office:value-type="float" office:value="13.97815" calcext:value-type="float">
            <text:p>13.97815</text:p>
          </table:table-cell>
          <table:table-cell office:value-type="float" office:value="10.36377" calcext:value-type="float">
            <text:p>10.36377</text:p>
          </table:table-cell>
          <table:table-cell office:value-type="float" office:value="13.40082" calcext:value-type="float">
            <text:p>13.40082</text:p>
          </table:table-cell>
          <table:table-cell office:value-type="float" office:value="11.3432" calcext:value-type="float">
            <text:p>11.3432</text:p>
          </table:table-cell>
          <table:table-cell office:value-type="float" office:value="13.19" calcext:value-type="float">
            <text:p>13.19</text:p>
          </table:table-cell>
          <table:table-cell office:value-type="float" office:value="11.93076" calcext:value-type="float">
            <text:p>11.93076</text:p>
          </table:table-cell>
          <table:table-cell office:value-type="float" office:value="13.31406" calcext:value-type="float">
            <text:p>13.31406</text:p>
          </table:table-cell>
          <table:table-cell office:value-type="float" office:value="12.52222" calcext:value-type="float">
            <text:p>12.52222</text:p>
          </table:table-cell>
          <table:table-cell office:value-type="float" office:value="13.41705" calcext:value-type="float">
            <text:p>13.41705</text:p>
          </table:table-cell>
          <table:table-cell office:value-type="float" office:value="12.93442" calcext:value-type="float">
            <text:p>12.93442</text:p>
          </table:table-cell>
          <table:table-cell office:value-type="float" office:value="13.60294" calcext:value-type="float">
            <text:p>13.60294</text:p>
          </table:table-cell>
          <table:table-cell office:value-type="float" office:value="13.43216" calcext:value-type="float">
            <text:p>13.43216</text:p>
          </table:table-cell>
          <table:table-cell office:value-type="float" office:value="13.96594" calcext:value-type="float">
            <text:p>13.96594</text:p>
          </table:table-cell>
          <table:table-cell office:value-type="float" office:value="13.86765" calcext:value-type="float">
            <text:p>13.86765</text:p>
          </table:table-cell>
          <table:table-cell office:value-type="float" office:value="14.16095" calcext:value-type="float">
            <text:p>14.16095</text:p>
          </table:table-cell>
          <table:table-cell office:value-type="float" office:value="14.14749" calcext:value-type="float">
            <text:p>14.14749</text:p>
          </table:table-cell>
          <table:table-cell office:value-type="float" office:value="14.33923" calcext:value-type="float">
            <text:p>14.33923</text:p>
          </table:table-cell>
          <table:table-cell office:value-type="float" office:value="14.33066" calcext:value-type="float">
            <text:p>14.33066</text:p>
          </table:table-cell>
          <table:table-cell office:value-type="float" office:value="14.50919" calcext:value-type="float">
            <text:p>14.50919</text:p>
          </table:table-cell>
          <table:table-cell office:value-type="float" office:value="14.48141" calcext:value-type="float">
            <text:p>14.48141</text:p>
          </table:table-cell>
          <table:table-cell office:value-type="float" office:value="14.59329" calcext:value-type="float">
            <text:p>14.59329</text:p>
          </table:table-cell>
          <table:table-cell office:value-type="float" office:value="14.54333" calcext:value-type="float">
            <text:p>14.54333</text:p>
          </table:table-cell>
          <table:table-cell office:value-type="float" office:value="14.4808" calcext:value-type="float">
            <text:p>14.4808</text:p>
          </table:table-cell>
          <table:table-cell office:value-type="float" office:value="14.42291" calcext:value-type="float">
            <text:p>14.42291</text:p>
          </table:table-cell>
          <table:table-cell office:value-type="float" office:value="33.9603" calcext:value-type="float">
            <text:p>33.9603</text:p>
          </table:table-cell>
          <table:table-cell office:value-type="float" office:value="-4.522003" calcext:value-type="float">
            <text:p>-4.5220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8.682718" calcext:value-type="float">
            <text:p>8.682718</text:p>
          </table:table-cell>
          <table:table-cell office:value-type="float" office:value="20.6" calcext:value-type="float">
            <text:p>20.6</text:p>
          </table:table-cell>
          <table:table-cell office:value-type="float" office:value="4.9" calcext:value-type="float">
            <text:p>4.9</text:p>
          </table:table-cell>
          <table:table-cell office:value-type="float" office:value="1.515693" calcext:value-type="float">
            <text:p>1.515693</text:p>
          </table:table-cell>
          <table:table-cell office:value-type="float" office:value="0.7618005" calcext:value-type="float">
            <text:p>0.7618005</text:p>
          </table:table-cell>
          <table:table-cell office:value-type="float" office:value="371.556" calcext:value-type="float">
            <text:p>371.556</text:p>
          </table:table-cell>
          <table:table-cell office:value-type="float" office:value="0" calcext:value-type="float">
            <text:p>0</text:p>
          </table:table-cell>
          <table:table-cell office:value-type="float" office:value="18.03619" calcext:value-type="float">
            <text:p>18.03619</text:p>
          </table:table-cell>
          <table:table-cell office:value-type="float" office:value="8.620941" calcext:value-type="float">
            <text:p>8.620941</text:p>
          </table:table-cell>
          <table:table-cell office:value-type="float" office:value="15.07822" calcext:value-type="float">
            <text:p>15.07822</text:p>
          </table:table-cell>
          <table:table-cell office:value-type="float" office:value="9.993347" calcext:value-type="float">
            <text:p>9.993347</text:p>
          </table:table-cell>
          <table:table-cell office:value-type="float" office:value="14.09402" calcext:value-type="float">
            <text:p>14.09402</text:p>
          </table:table-cell>
          <table:table-cell office:value-type="float" office:value="10.84369" calcext:value-type="float">
            <text:p>10.84369</text:p>
          </table:table-cell>
          <table:table-cell office:value-type="float" office:value="13.55426" calcext:value-type="float">
            <text:p>13.55426</text:p>
          </table:table-cell>
          <table:table-cell office:value-type="float" office:value="11.56531" calcext:value-type="float">
            <text:p>11.56531</text:p>
          </table:table-cell>
          <table:table-cell office:value-type="float" office:value="13.34277" calcext:value-type="float">
            <text:p>13.34277</text:p>
          </table:table-cell>
          <table:table-cell office:value-type="float" office:value="12.02335" calcext:value-type="float">
            <text:p>12.02335</text:p>
          </table:table-cell>
          <table:table-cell office:value-type="float" office:value="13.23706" calcext:value-type="float">
            <text:p>13.23706</text:p>
          </table:table-cell>
          <table:table-cell office:value-type="float" office:value="12.49915" calcext:value-type="float">
            <text:p>12.49915</text:p>
          </table:table-cell>
          <table:table-cell office:value-type="float" office:value="13.22388" calcext:value-type="float">
            <text:p>13.22388</text:p>
          </table:table-cell>
          <table:table-cell office:value-type="float" office:value="12.85709" calcext:value-type="float">
            <text:p>12.85709</text:p>
          </table:table-cell>
          <table:table-cell office:value-type="float" office:value="13.43359" calcext:value-type="float">
            <text:p>13.43359</text:p>
          </table:table-cell>
          <table:table-cell office:value-type="float" office:value="13.31564" calcext:value-type="float">
            <text:p>13.31564</text:p>
          </table:table-cell>
          <table:table-cell office:value-type="float" office:value="13.86658" calcext:value-type="float">
            <text:p>13.86658</text:p>
          </table:table-cell>
          <table:table-cell office:value-type="float" office:value="13.77271" calcext:value-type="float">
            <text:p>13.77271</text:p>
          </table:table-cell>
          <table:table-cell office:value-type="float" office:value="14.14722" calcext:value-type="float">
            <text:p>14.14722</text:p>
          </table:table-cell>
          <table:table-cell office:value-type="float" office:value="14.11517" calcext:value-type="float">
            <text:p>14.11517</text:p>
          </table:table-cell>
          <table:table-cell office:value-type="float" office:value="14.33054" calcext:value-type="float">
            <text:p>14.33054</text:p>
          </table:table-cell>
          <table:table-cell office:value-type="float" office:value="14.31168" calcext:value-type="float">
            <text:p>14.31168</text:p>
          </table:table-cell>
          <table:table-cell office:value-type="float" office:value="14.48114" calcext:value-type="float">
            <text:p>14.48114</text:p>
          </table:table-cell>
          <table:table-cell office:value-type="float" office:value="14.45175" calcext:value-type="float">
            <text:p>14.45175</text:p>
          </table:table-cell>
          <table:table-cell office:value-type="float" office:value="14.54285" calcext:value-type="float">
            <text:p>14.54285</text:p>
          </table:table-cell>
          <table:table-cell office:value-type="float" office:value="14.4957" calcext:value-type="float">
            <text:p>14.4957</text:p>
          </table:table-cell>
          <table:table-cell office:value-type="float" office:value="14.4223" calcext:value-type="float">
            <text:p>14.4223</text:p>
          </table:table-cell>
          <table:table-cell office:value-type="float" office:value="14.36768" calcext:value-type="float">
            <text:p>14.36768</text:p>
          </table:table-cell>
          <table:table-cell office:value-type="float" office:value="35.29572" calcext:value-type="float">
            <text:p>35.29572</text:p>
          </table:table-cell>
          <table:table-cell office:value-type="float" office:value="1.467102" calcext:value-type="float">
            <text:p>1.4671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2.37168" calcext:value-type="float">
            <text:p>2.37168</text:p>
          </table:table-cell>
          <table:table-cell office:value-type="float" office:value="18.24" calcext:value-type="float">
            <text:p>18.24</text:p>
          </table:table-cell>
          <table:table-cell office:value-type="float" office:value="13.28" calcext:value-type="float">
            <text:p>13.28</text:p>
          </table:table-cell>
          <table:table-cell office:value-type="float" office:value="1.605993" calcext:value-type="float">
            <text:p>1.605993</text:p>
          </table:table-cell>
          <table:table-cell office:value-type="float" office:value="1.338988" calcext:value-type="float">
            <text:p>1.338988</text:p>
          </table:table-cell>
          <table:table-cell office:value-type="float" office:value="344.16" calcext:value-type="float">
            <text:p>344.16</text:p>
          </table:table-cell>
          <table:table-cell office:value-type="float" office:value="0" calcext:value-type="float">
            <text:p>0</text:p>
          </table:table-cell>
          <table:table-cell office:value-type="float" office:value="15.26654" calcext:value-type="float">
            <text:p>15.26654</text:p>
          </table:table-cell>
          <table:table-cell office:value-type="float" office:value="12.17987" calcext:value-type="float">
            <text:p>12.17987</text:p>
          </table:table-cell>
          <table:table-cell office:value-type="float" office:value="14.4119" calcext:value-type="float">
            <text:p>14.4119</text:p>
          </table:table-cell>
          <table:table-cell office:value-type="float" office:value="12.65475" calcext:value-type="float">
            <text:p>12.65475</text:p>
          </table:table-cell>
          <table:table-cell office:value-type="float" office:value="14.02701" calcext:value-type="float">
            <text:p>14.02701</text:p>
          </table:table-cell>
          <table:table-cell office:value-type="float" office:value="12.89481" calcext:value-type="float">
            <text:p>12.89481</text:p>
          </table:table-cell>
          <table:table-cell office:value-type="float" office:value="13.7561" calcext:value-type="float">
            <text:p>13.7561</text:p>
          </table:table-cell>
          <table:table-cell office:value-type="float" office:value="13.05313" calcext:value-type="float">
            <text:p>13.05313</text:p>
          </table:table-cell>
          <table:table-cell office:value-type="float" office:value="13.62186" calcext:value-type="float">
            <text:p>13.62186</text:p>
          </table:table-cell>
          <table:table-cell office:value-type="float" office:value="13.1366" calcext:value-type="float">
            <text:p>13.1366</text:p>
          </table:table-cell>
          <table:table-cell office:value-type="float" office:value="13.52969" calcext:value-type="float">
            <text:p>13.52969</text:p>
          </table:table-cell>
          <table:table-cell office:value-type="float" office:value="13.22354" calcext:value-type="float">
            <text:p>13.22354</text:p>
          </table:table-cell>
          <table:table-cell office:value-type="float" office:value="13.48676" calcext:value-type="float">
            <text:p>13.48676</text:p>
          </table:table-cell>
          <table:table-cell office:value-type="float" office:value="13.22989" calcext:value-type="float">
            <text:p>13.22989</text:p>
          </table:table-cell>
          <table:table-cell office:value-type="float" office:value="13.47052" calcext:value-type="float">
            <text:p>13.47052</text:p>
          </table:table-cell>
          <table:table-cell office:value-type="float" office:value="13.3338" calcext:value-type="float">
            <text:p>13.3338</text:p>
          </table:table-cell>
          <table:table-cell office:value-type="float" office:value="13.77185" calcext:value-type="float">
            <text:p>13.77185</text:p>
          </table:table-cell>
          <table:table-cell office:value-type="float" office:value="13.73621" calcext:value-type="float">
            <text:p>13.73621</text:p>
          </table:table-cell>
          <table:table-cell office:value-type="float" office:value="14.11475" calcext:value-type="float">
            <text:p>14.11475</text:p>
          </table:table-cell>
          <table:table-cell office:value-type="float" office:value="14.07678" calcext:value-type="float">
            <text:p>14.07678</text:p>
          </table:table-cell>
          <table:table-cell office:value-type="float" office:value="14.31143" calcext:value-type="float">
            <text:p>14.31143</text:p>
          </table:table-cell>
          <table:table-cell office:value-type="float" office:value="14.28378" calcext:value-type="float">
            <text:p>14.28378</text:p>
          </table:table-cell>
          <table:table-cell office:value-type="float" office:value="14.45148" calcext:value-type="float">
            <text:p>14.45148</text:p>
          </table:table-cell>
          <table:table-cell office:value-type="float" office:value="14.41974" calcext:value-type="float">
            <text:p>14.41974</text:p>
          </table:table-cell>
          <table:table-cell office:value-type="float" office:value="14.49518" calcext:value-type="float">
            <text:p>14.49518</text:p>
          </table:table-cell>
          <table:table-cell office:value-type="float" office:value="14.4498" calcext:value-type="float">
            <text:p>14.4498</text:p>
          </table:table-cell>
          <table:table-cell office:value-type="float" office:value="14.36713" calcext:value-type="float">
            <text:p>14.36713</text:p>
          </table:table-cell>
          <table:table-cell office:value-type="float" office:value="14.31546" calcext:value-type="float">
            <text:p>14.31546</text:p>
          </table:table-cell>
          <table:table-cell office:value-type="float" office:value="20.39401" calcext:value-type="float">
            <text:p>20.39401</text:p>
          </table:table-cell>
          <table:table-cell office:value-type="float" office:value="9.948792" calcext:value-type="float">
            <text:p>9.9487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3.14892" calcext:value-type="float">
            <text:p>3.14892</text:p>
          </table:table-cell>
          <table:table-cell office:value-type="float" office:value="19.72" calcext:value-type="float">
            <text:p>19.72</text:p>
          </table:table-cell>
          <table:table-cell office:value-type="float" office:value="12.73" calcext:value-type="float">
            <text:p>12.73</text:p>
          </table:table-cell>
          <table:table-cell office:value-type="float" office:value="1.68747" calcext:value-type="float">
            <text:p>1.68747</text:p>
          </table:table-cell>
          <table:table-cell office:value-type="float" office:value="1.29164" calcext:value-type="float">
            <text:p>1.29164</text:p>
          </table:table-cell>
          <table:table-cell office:value-type="float" office:value="328.176" calcext:value-type="float">
            <text:p>328.176</text:p>
          </table:table-cell>
          <table:table-cell office:value-type="float" office:value="0" calcext:value-type="float">
            <text:p>0</text:p>
          </table:table-cell>
          <table:table-cell office:value-type="float" office:value="16.30157" calcext:value-type="float">
            <text:p>16.30157</text:p>
          </table:table-cell>
          <table:table-cell office:value-type="float" office:value="13.082" calcext:value-type="float">
            <text:p>13.082</text:p>
          </table:table-cell>
          <table:table-cell office:value-type="float" office:value="15.22339" calcext:value-type="float">
            <text:p>15.22339</text:p>
          </table:table-cell>
          <table:table-cell office:value-type="float" office:value="13.38617" calcext:value-type="float">
            <text:p>13.38617</text:p>
          </table:table-cell>
          <table:table-cell office:value-type="float" office:value="14.6958" calcext:value-type="float">
            <text:p>14.6958</text:p>
          </table:table-cell>
          <table:table-cell office:value-type="float" office:value="13.43698" calcext:value-type="float">
            <text:p>13.43698</text:p>
          </table:table-cell>
          <table:table-cell office:value-type="float" office:value="14.29919" calcext:value-type="float">
            <text:p>14.29919</text:p>
          </table:table-cell>
          <table:table-cell office:value-type="float" office:value="13.47351" calcext:value-type="float">
            <text:p>13.47351</text:p>
          </table:table-cell>
          <table:table-cell office:value-type="float" office:value="14.08081" calcext:value-type="float">
            <text:p>14.08081</text:p>
          </table:table-cell>
          <table:table-cell office:value-type="float" office:value="13.49078" calcext:value-type="float">
            <text:p>13.49078</text:p>
          </table:table-cell>
          <table:table-cell office:value-type="float" office:value="13.89719" calcext:value-type="float">
            <text:p>13.89719</text:p>
          </table:table-cell>
          <table:table-cell office:value-type="float" office:value="13.50696" calcext:value-type="float">
            <text:p>13.50696</text:p>
          </table:table-cell>
          <table:table-cell office:value-type="float" office:value="13.77554" calcext:value-type="float">
            <text:p>13.77554</text:p>
          </table:table-cell>
          <table:table-cell office:value-type="float" office:value="13.48923" calcext:value-type="float">
            <text:p>13.48923</text:p>
          </table:table-cell>
          <table:table-cell office:value-type="float" office:value="13.63208" calcext:value-type="float">
            <text:p>13.63208</text:p>
          </table:table-cell>
          <table:table-cell office:value-type="float" office:value="13.47244" calcext:value-type="float">
            <text:p>13.47244</text:p>
          </table:table-cell>
          <table:table-cell office:value-type="float" office:value="13.75763" calcext:value-type="float">
            <text:p>13.75763</text:p>
          </table:table-cell>
          <table:table-cell office:value-type="float" office:value="13.73621" calcext:value-type="float">
            <text:p>13.73621</text:p>
          </table:table-cell>
          <table:table-cell office:value-type="float" office:value="14.07642" calcext:value-type="float">
            <text:p>14.07642</text:p>
          </table:table-cell>
          <table:table-cell office:value-type="float" office:value="14.04813" calcext:value-type="float">
            <text:p>14.04813</text:p>
          </table:table-cell>
          <table:table-cell office:value-type="float" office:value="14.28345" calcext:value-type="float">
            <text:p>14.28345</text:p>
          </table:table-cell>
          <table:table-cell office:value-type="float" office:value="14.25272" calcext:value-type="float">
            <text:p>14.25272</text:p>
          </table:table-cell>
          <table:table-cell office:value-type="float" office:value="14.41943" calcext:value-type="float">
            <text:p>14.41943</text:p>
          </table:table-cell>
          <table:table-cell office:value-type="float" office:value="14.38614" calcext:value-type="float">
            <text:p>14.38614</text:p>
          </table:table-cell>
          <table:table-cell office:value-type="float" office:value="14.44934" calcext:value-type="float">
            <text:p>14.44934</text:p>
          </table:table-cell>
          <table:table-cell office:value-type="float" office:value="14.40576" calcext:value-type="float">
            <text:p>14.40576</text:p>
          </table:table-cell>
          <table:table-cell office:value-type="float" office:value="14.31494" calcext:value-type="float">
            <text:p>14.31494</text:p>
          </table:table-cell>
          <table:table-cell office:value-type="float" office:value="14.26602" calcext:value-type="float">
            <text:p>14.26602</text:p>
          </table:table-cell>
          <table:table-cell office:value-type="float" office:value="22.56393" calcext:value-type="float">
            <text:p>22.56393</text:p>
          </table:table-cell>
          <table:table-cell office:value-type="float" office:value="9.616577" calcext:value-type="float">
            <text:p>9.6165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9.969582" calcext:value-type="float">
            <text:p>9.969582</text:p>
          </table:table-cell>
          <table:table-cell office:value-type="float" office:value="24.57" calcext:value-type="float">
            <text:p>24.57</text:p>
          </table:table-cell>
          <table:table-cell office:value-type="float" office:value="9.76" calcext:value-type="float">
            <text:p>9.76</text:p>
          </table:table-cell>
          <table:table-cell office:value-type="float" office:value="1.402399" calcext:value-type="float">
            <text:p>1.402399</text:p>
          </table:table-cell>
          <table:table-cell office:value-type="float" office:value="1.021074" calcext:value-type="float">
            <text:p>1.021074</text:p>
          </table:table-cell>
          <table:table-cell office:value-type="float" office:value="222.3" calcext:value-type="float">
            <text:p>222.3</text:p>
          </table:table-cell>
          <table:table-cell office:value-type="float" office:value="0" calcext:value-type="float">
            <text:p>0</text:p>
          </table:table-cell>
          <table:table-cell office:value-type="float" office:value="19.98569" calcext:value-type="float">
            <text:p>19.98569</text:p>
          </table:table-cell>
          <table:table-cell office:value-type="float" office:value="11.5936" calcext:value-type="float">
            <text:p>11.5936</text:p>
          </table:table-cell>
          <table:table-cell office:value-type="float" office:value="17.32162" calcext:value-type="float">
            <text:p>17.32162</text:p>
          </table:table-cell>
          <table:table-cell office:value-type="float" office:value="12.46481" calcext:value-type="float">
            <text:p>12.46481</text:p>
          </table:table-cell>
          <table:table-cell office:value-type="float" office:value="16.02832" calcext:value-type="float">
            <text:p>16.02832</text:p>
          </table:table-cell>
          <table:table-cell office:value-type="float" office:value="12.91647" calcext:value-type="float">
            <text:p>12.91647</text:p>
          </table:table-cell>
          <table:table-cell office:value-type="float" office:value="15.15256" calcext:value-type="float">
            <text:p>15.15256</text:p>
          </table:table-cell>
          <table:table-cell office:value-type="float" office:value="13.24948" calcext:value-type="float">
            <text:p>13.24948</text:p>
          </table:table-cell>
          <table:table-cell office:value-type="float" office:value="14.69278" calcext:value-type="float">
            <text:p>14.69278</text:p>
          </table:table-cell>
          <table:table-cell office:value-type="float" office:value="13.42889" calcext:value-type="float">
            <text:p>13.42889</text:p>
          </table:table-cell>
          <table:table-cell office:value-type="float" office:value="14.30899" calcext:value-type="float">
            <text:p>14.30899</text:p>
          </table:table-cell>
          <table:table-cell office:value-type="float" office:value="13.58945" calcext:value-type="float">
            <text:p>13.58945</text:p>
          </table:table-cell>
          <table:table-cell office:value-type="float" office:value="14.07254" calcext:value-type="float">
            <text:p>14.07254</text:p>
          </table:table-cell>
          <table:table-cell office:value-type="float" office:value="13.64966" calcext:value-type="float">
            <text:p>13.64966</text:p>
          </table:table-cell>
          <table:table-cell office:value-type="float" office:value="13.78436" calcext:value-type="float">
            <text:p>13.78436</text:p>
          </table:table-cell>
          <table:table-cell office:value-type="float" office:value="13.63458" calcext:value-type="float">
            <text:p>13.63458</text:p>
          </table:table-cell>
          <table:table-cell office:value-type="float" office:value="13.81055" calcext:value-type="float">
            <text:p>13.81055</text:p>
          </table:table-cell>
          <table:table-cell office:value-type="float" office:value="13.75812" calcext:value-type="float">
            <text:p>13.75812</text:p>
          </table:table-cell>
          <table:table-cell office:value-type="float" office:value="14.04791" calcext:value-type="float">
            <text:p>14.04791</text:p>
          </table:table-cell>
          <table:table-cell office:value-type="float" office:value="14.03445" calcext:value-type="float">
            <text:p>14.03445</text:p>
          </table:table-cell>
          <table:table-cell office:value-type="float" office:value="14.25241" calcext:value-type="float">
            <text:p>14.25241</text:p>
          </table:table-cell>
          <table:table-cell office:value-type="float" office:value="14.22357" calcext:value-type="float">
            <text:p>14.22357</text:p>
          </table:table-cell>
          <table:table-cell office:value-type="float" office:value="14.38577" calcext:value-type="float">
            <text:p>14.38577</text:p>
          </table:table-cell>
          <table:table-cell office:value-type="float" office:value="14.35083" calcext:value-type="float">
            <text:p>14.35083</text:p>
          </table:table-cell>
          <table:table-cell office:value-type="float" office:value="14.40533" calcext:value-type="float">
            <text:p>14.40533</text:p>
          </table:table-cell>
          <table:table-cell office:value-type="float" office:value="14.3623" calcext:value-type="float">
            <text:p>14.3623</text:p>
          </table:table-cell>
          <table:table-cell office:value-type="float" office:value="14.2655" calcext:value-type="float">
            <text:p>14.2655</text:p>
          </table:table-cell>
          <table:table-cell office:value-type="float" office:value="14.21829" calcext:value-type="float">
            <text:p>14.21829</text:p>
          </table:table-cell>
          <table:table-cell office:value-type="float" office:value="35.51633" calcext:value-type="float">
            <text:p>35.51633</text:p>
          </table:table-cell>
          <table:table-cell office:value-type="float" office:value="6.393921" calcext:value-type="float">
            <text:p>6.3939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9.539514" calcext:value-type="float">
            <text:p>9.539514</text:p>
          </table:table-cell>
          <table:table-cell office:value-type="float" office:value="22.32" calcext:value-type="float">
            <text:p>22.32</text:p>
          </table:table-cell>
          <table:table-cell office:value-type="float" office:value="6.78" calcext:value-type="float">
            <text:p>6.78</text:p>
          </table:table-cell>
          <table:table-cell office:value-type="float" office:value="1.357655" calcext:value-type="float">
            <text:p>1.357655</text:p>
          </table:table-cell>
          <table:table-cell office:value-type="float" office:value="0.8670956" calcext:value-type="float">
            <text:p>0.8670956</text:p>
          </table:table-cell>
          <table:table-cell office:value-type="float" office:value="187.812" calcext:value-type="float">
            <text:p>187.812</text:p>
          </table:table-cell>
          <table:table-cell office:value-type="float" office:value="0" calcext:value-type="float">
            <text:p>0</text:p>
          </table:table-cell>
          <table:table-cell office:value-type="float" office:value="19.8208" calcext:value-type="float">
            <text:p>19.8208</text:p>
          </table:table-cell>
          <table:table-cell office:value-type="float" office:value="10.70935" calcext:value-type="float">
            <text:p>10.70935</text:p>
          </table:table-cell>
          <table:table-cell office:value-type="float" office:value="17.15308" calcext:value-type="float">
            <text:p>17.15308</text:p>
          </table:table-cell>
          <table:table-cell office:value-type="float" office:value="12.06509" calcext:value-type="float">
            <text:p>12.06509</text:p>
          </table:table-cell>
          <table:table-cell office:value-type="float" office:value="15.9375" calcext:value-type="float">
            <text:p>15.9375</text:p>
          </table:table-cell>
          <table:table-cell office:value-type="float" office:value="12.78403" calcext:value-type="float">
            <text:p>12.78403</text:p>
          </table:table-cell>
          <table:table-cell office:value-type="float" office:value="15.13251" calcext:value-type="float">
            <text:p>15.13251</text:p>
          </table:table-cell>
          <table:table-cell office:value-type="float" office:value="13.29614" calcext:value-type="float">
            <text:p>13.29614</text:p>
          </table:table-cell>
          <table:table-cell office:value-type="float" office:value="14.71539" calcext:value-type="float">
            <text:p>14.71539</text:p>
          </table:table-cell>
          <table:table-cell office:value-type="float" office:value="13.55649" calcext:value-type="float">
            <text:p>13.55649</text:p>
          </table:table-cell>
          <table:table-cell office:value-type="float" office:value="14.36441" calcext:value-type="float">
            <text:p>14.36441</text:p>
          </table:table-cell>
          <table:table-cell office:value-type="float" office:value="13.77527" calcext:value-type="float">
            <text:p>13.77527</text:p>
          </table:table-cell>
          <table:table-cell office:value-type="float" office:value="14.16956" calcext:value-type="float">
            <text:p>14.16956</text:p>
          </table:table-cell>
          <table:table-cell office:value-type="float" office:value="13.83896" calcext:value-type="float">
            <text:p>13.83896</text:p>
          </table:table-cell>
          <table:table-cell office:value-type="float" office:value="13.92548" calcext:value-type="float">
            <text:p>13.92548</text:p>
          </table:table-cell>
          <table:table-cell office:value-type="float" office:value="13.78796" calcext:value-type="float">
            <text:p>13.78796</text:p>
          </table:table-cell>
          <table:table-cell office:value-type="float" office:value="13.8844" calcext:value-type="float">
            <text:p>13.8844</text:p>
          </table:table-cell>
          <table:table-cell office:value-type="float" office:value="13.81125" calcext:value-type="float">
            <text:p>13.81125</text:p>
          </table:table-cell>
          <table:table-cell office:value-type="float" office:value="14.03537" calcext:value-type="float">
            <text:p>14.03537</text:p>
          </table:table-cell>
          <table:table-cell office:value-type="float" office:value="14.03311" calcext:value-type="float">
            <text:p>14.03311</text:p>
          </table:table-cell>
          <table:table-cell office:value-type="float" office:value="14.2233" calcext:value-type="float">
            <text:p>14.2233</text:p>
          </table:table-cell>
          <table:table-cell office:value-type="float" office:value="14.1998" calcext:value-type="float">
            <text:p>14.1998</text:p>
          </table:table-cell>
          <table:table-cell office:value-type="float" office:value="14.35046" calcext:value-type="float">
            <text:p>14.35046</text:p>
          </table:table-cell>
          <table:table-cell office:value-type="float" office:value="14.31628" calcext:value-type="float">
            <text:p>14.31628</text:p>
          </table:table-cell>
          <table:table-cell office:value-type="float" office:value="14.36191" calcext:value-type="float">
            <text:p>14.36191</text:p>
          </table:table-cell>
          <table:table-cell office:value-type="float" office:value="14.32001" calcext:value-type="float">
            <text:p>14.32001</text:p>
          </table:table-cell>
          <table:table-cell office:value-type="float" office:value="14.2178" calcext:value-type="float">
            <text:p>14.2178</text:p>
          </table:table-cell>
          <table:table-cell office:value-type="float" office:value="14.17245" calcext:value-type="float">
            <text:p>14.17245</text:p>
          </table:table-cell>
          <table:table-cell office:value-type="float" office:value="36.04333" calcext:value-type="float">
            <text:p>36.04333</text:p>
          </table:table-cell>
          <table:table-cell office:value-type="float" office:value="3.588226" calcext:value-type="float">
            <text:p>3.5882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7.743546" calcext:value-type="float">
            <text:p>7.743546</text:p>
          </table:table-cell>
          <table:table-cell office:value-type="float" office:value="21.58" calcext:value-type="float">
            <text:p>21.58</text:p>
          </table:table-cell>
          <table:table-cell office:value-type="float" office:value="7.31" calcext:value-type="float">
            <text:p>7.31</text:p>
          </table:table-cell>
          <table:table-cell office:value-type="float" office:value="1.339999" calcext:value-type="float">
            <text:p>1.339999</text:p>
          </table:table-cell>
          <table:table-cell office:value-type="float" office:value="0.899045" calcext:value-type="float">
            <text:p>0.899045</text:p>
          </table:table-cell>
          <table:table-cell office:value-type="float" office:value="252.864" calcext:value-type="float">
            <text:p>252.864</text:p>
          </table:table-cell>
          <table:table-cell office:value-type="float" office:value="0" calcext:value-type="float">
            <text:p>0</text:p>
          </table:table-cell>
          <table:table-cell office:value-type="float" office:value="18.8006" calcext:value-type="float">
            <text:p>18.8006</text:p>
          </table:table-cell>
          <table:table-cell office:value-type="float" office:value="10.73514" calcext:value-type="float">
            <text:p>10.73514</text:p>
          </table:table-cell>
          <table:table-cell office:value-type="float" office:value="16.40421" calcext:value-type="float">
            <text:p>16.40421</text:p>
          </table:table-cell>
          <table:table-cell office:value-type="float" office:value="11.96954" calcext:value-type="float">
            <text:p>11.96954</text:p>
          </table:table-cell>
          <table:table-cell office:value-type="float" office:value="15.37473" calcext:value-type="float">
            <text:p>15.37473</text:p>
          </table:table-cell>
          <table:table-cell office:value-type="float" office:value="12.62936" calcext:value-type="float">
            <text:p>12.62936</text:p>
          </table:table-cell>
          <table:table-cell office:value-type="float" office:value="14.74649" calcext:value-type="float">
            <text:p>14.74649</text:p>
          </table:table-cell>
          <table:table-cell office:value-type="float" office:value="13.14871" calcext:value-type="float">
            <text:p>13.14871</text:p>
          </table:table-cell>
          <table:table-cell office:value-type="float" office:value="14.43939" calcext:value-type="float">
            <text:p>14.43939</text:p>
          </table:table-cell>
          <table:table-cell office:value-type="float" office:value="13.4425" calcext:value-type="float">
            <text:p>13.4425</text:p>
          </table:table-cell>
          <table:table-cell office:value-type="float" office:value="14.34021" calcext:value-type="float">
            <text:p>14.34021</text:p>
          </table:table-cell>
          <table:table-cell office:value-type="float" office:value="13.70285" calcext:value-type="float">
            <text:p>13.70285</text:p>
          </table:table-cell>
          <table:table-cell office:value-type="float" office:value="14.17365" calcext:value-type="float">
            <text:p>14.17365</text:p>
          </table:table-cell>
          <table:table-cell office:value-type="float" office:value="13.82367" calcext:value-type="float">
            <text:p>13.82367</text:p>
          </table:table-cell>
          <table:table-cell office:value-type="float" office:value="13.97482" calcext:value-type="float">
            <text:p>13.97482</text:p>
          </table:table-cell>
          <table:table-cell office:value-type="float" office:value="13.9281" calcext:value-type="float">
            <text:p>13.9281</text:p>
          </table:table-cell>
          <table:table-cell office:value-type="float" office:value="13.94318" calcext:value-type="float">
            <text:p>13.94318</text:p>
          </table:table-cell>
          <table:table-cell office:value-type="float" office:value="13.88513" calcext:value-type="float">
            <text:p>13.88513</text:p>
          </table:table-cell>
          <table:table-cell office:value-type="float" office:value="14.04642" calcext:value-type="float">
            <text:p>14.04642</text:p>
          </table:table-cell>
          <table:table-cell office:value-type="float" office:value="14.03546" calcext:value-type="float">
            <text:p>14.03546</text:p>
          </table:table-cell>
          <table:table-cell office:value-type="float" office:value="14.19958" calcext:value-type="float">
            <text:p>14.19958</text:p>
          </table:table-cell>
          <table:table-cell office:value-type="float" office:value="14.1824" calcext:value-type="float">
            <text:p>14.1824</text:p>
          </table:table-cell>
          <table:table-cell office:value-type="float" office:value="14.31589" calcext:value-type="float">
            <text:p>14.31589</text:p>
          </table:table-cell>
          <table:table-cell office:value-type="float" office:value="14.28351" calcext:value-type="float">
            <text:p>14.28351</text:p>
          </table:table-cell>
          <table:table-cell office:value-type="float" office:value="14.31955" calcext:value-type="float">
            <text:p>14.31955</text:p>
          </table:table-cell>
          <table:table-cell office:value-type="float" office:value="14.27921" calcext:value-type="float">
            <text:p>14.27921</text:p>
          </table:table-cell>
          <table:table-cell office:value-type="float" office:value="14.172" calcext:value-type="float">
            <text:p>14.172</text:p>
          </table:table-cell>
          <table:table-cell office:value-type="float" office:value="14.12866" calcext:value-type="float">
            <text:p>14.12866</text:p>
          </table:table-cell>
          <table:table-cell office:value-type="float" office:value="32.47122" calcext:value-type="float">
            <text:p>32.47122</text:p>
          </table:table-cell>
          <table:table-cell office:value-type="float" office:value="3.939423" calcext:value-type="float">
            <text:p>3.9394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2.0088" calcext:value-type="float">
            <text:p>2.0088</text:p>
          </table:table-cell>
          <table:table-cell office:value-type="float" office:value="15.88" calcext:value-type="float">
            <text:p>15.88</text:p>
          </table:table-cell>
          <table:table-cell office:value-type="float" office:value="5.9" calcext:value-type="float">
            <text:p>5.9</text:p>
          </table:table-cell>
          <table:table-cell office:value-type="float" office:value="1.402921" calcext:value-type="float">
            <text:p>1.402921</text:p>
          </table:table-cell>
          <table:table-cell office:value-type="float" office:value="0.7076755" calcext:value-type="float">
            <text:p>0.7076755</text:p>
          </table:table-cell>
          <table:table-cell office:value-type="float" office:value="494.208" calcext:value-type="float">
            <text:p>494.208</text:p>
          </table:table-cell>
          <table:table-cell office:value-type="float" office:value="0.1" calcext:value-type="float">
            <text:p>0.1</text:p>
          </table:table-cell>
          <table:table-cell office:value-type="float" office:value="15.17484" calcext:value-type="float">
            <text:p>15.17484</text:p>
          </table:table-cell>
          <table:table-cell office:value-type="float" office:value="9.788147" calcext:value-type="float">
            <text:p>9.788147</text:p>
          </table:table-cell>
          <table:table-cell office:value-type="float" office:value="14.36954" calcext:value-type="float">
            <text:p>14.36954</text:p>
          </table:table-cell>
          <table:table-cell office:value-type="float" office:value="11.27399" calcext:value-type="float">
            <text:p>11.27399</text:p>
          </table:table-cell>
          <table:table-cell office:value-type="float" office:value="14.08463" calcext:value-type="float">
            <text:p>14.08463</text:p>
          </table:table-cell>
          <table:table-cell office:value-type="float" office:value="12.20776" calcext:value-type="float">
            <text:p>12.20776</text:p>
          </table:table-cell>
          <table:table-cell office:value-type="float" office:value="14.23221" calcext:value-type="float">
            <text:p>14.23221</text:p>
          </table:table-cell>
          <table:table-cell office:value-type="float" office:value="12.93063" calcext:value-type="float">
            <text:p>12.93063</text:p>
          </table:table-cell>
          <table:table-cell office:value-type="float" office:value="14.24524" calcext:value-type="float">
            <text:p>14.24524</text:p>
          </table:table-cell>
          <table:table-cell office:value-type="float" office:value="13.31479" calcext:value-type="float">
            <text:p>13.31479</text:p>
          </table:table-cell>
          <table:table-cell office:value-type="float" office:value="14.19562" calcext:value-type="float">
            <text:p>14.19562</text:p>
          </table:table-cell>
          <table:table-cell office:value-type="float" office:value="13.69296" calcext:value-type="float">
            <text:p>13.69296</text:p>
          </table:table-cell>
          <table:table-cell office:value-type="float" office:value="14.09256" calcext:value-type="float">
            <text:p>14.09256</text:p>
          </table:table-cell>
          <table:table-cell office:value-type="float" office:value="13.85748" calcext:value-type="float">
            <text:p>13.85748</text:p>
          </table:table-cell>
          <table:table-cell office:value-type="float" office:value="13.9863" calcext:value-type="float">
            <text:p>13.9863</text:p>
          </table:table-cell>
          <table:table-cell office:value-type="float" office:value="13.95395" calcext:value-type="float">
            <text:p>13.95395</text:p>
          </table:table-cell>
          <table:table-cell office:value-type="float" office:value="13.98007" calcext:value-type="float">
            <text:p>13.98007</text:p>
          </table:table-cell>
          <table:table-cell office:value-type="float" office:value="13.9436" calcext:value-type="float">
            <text:p>13.9436</text:p>
          </table:table-cell>
          <table:table-cell office:value-type="float" office:value="14.05801" calcext:value-type="float">
            <text:p>14.05801</text:p>
          </table:table-cell>
          <table:table-cell office:value-type="float" office:value="14.04651" calcext:value-type="float">
            <text:p>14.04651</text:p>
          </table:table-cell>
          <table:table-cell office:value-type="float" office:value="14.18225" calcext:value-type="float">
            <text:p>14.18225</text:p>
          </table:table-cell>
          <table:table-cell office:value-type="float" office:value="14.16937" calcext:value-type="float">
            <text:p>14.16937</text:p>
          </table:table-cell>
          <table:table-cell office:value-type="float" office:value="14.28314" calcext:value-type="float">
            <text:p>14.28314</text:p>
          </table:table-cell>
          <table:table-cell office:value-type="float" office:value="14.25327" calcext:value-type="float">
            <text:p>14.25327</text:p>
          </table:table-cell>
          <table:table-cell office:value-type="float" office:value="14.27881" calcext:value-type="float">
            <text:p>14.27881</text:p>
          </table:table-cell>
          <table:table-cell office:value-type="float" office:value="14.23959" calcext:value-type="float">
            <text:p>14.23959</text:p>
          </table:table-cell>
          <table:table-cell office:value-type="float" office:value="14.1282" calcext:value-type="float">
            <text:p>14.1282</text:p>
          </table:table-cell>
          <table:table-cell office:value-type="float" office:value="14.0871" calcext:value-type="float">
            <text:p>14.0871</text:p>
          </table:table-cell>
          <table:table-cell office:value-type="float" office:value="18.88617" calcext:value-type="float">
            <text:p>18.88617</text:p>
          </table:table-cell>
          <table:table-cell office:value-type="float" office:value="2.403992" calcext:value-type="float">
            <text:p>2.4039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10.06399" calcext:value-type="float">
            <text:p>10.06399</text:p>
          </table:table-cell>
          <table:table-cell office:value-type="float" office:value="9.31" calcext:value-type="float">
            <text:p>9.31</text:p>
          </table:table-cell>
          <table:table-cell office:value-type="float" office:value="-5" calcext:value-type="float">
            <text:p>-5</text:p>
          </table:table-cell>
          <table:table-cell office:value-type="float" office:value="0.6978621" calcext:value-type="float">
            <text:p>0.6978621</text:p>
          </table:table-cell>
          <table:table-cell office:value-type="float" office:value="0.3738973" calcext:value-type="float">
            <text:p>0.3738973</text:p>
          </table:table-cell>
          <table:table-cell office:value-type="float" office:value="308.304" calcext:value-type="float">
            <text:p>308.304</text:p>
          </table:table-cell>
          <table:table-cell office:value-type="float" office:value="0" calcext:value-type="float">
            <text:p>0</text:p>
          </table:table-cell>
          <table:table-cell office:value-type="float" office:value="14.40652" calcext:value-type="float">
            <text:p>14.40652</text:p>
          </table:table-cell>
          <table:table-cell office:value-type="float" office:value="5.717621" calcext:value-type="float">
            <text:p>5.717621</text:p>
          </table:table-cell>
          <table:table-cell office:value-type="float" office:value="13.09955" calcext:value-type="float">
            <text:p>13.09955</text:p>
          </table:table-cell>
          <table:table-cell office:value-type="float" office:value="8.489319" calcext:value-type="float">
            <text:p>8.489319</text:p>
          </table:table-cell>
          <table:table-cell office:value-type="float" office:value="12.69455" calcext:value-type="float">
            <text:p>12.69455</text:p>
          </table:table-cell>
          <table:table-cell office:value-type="float" office:value="10.13223" calcext:value-type="float">
            <text:p>10.13223</text:p>
          </table:table-cell>
          <table:table-cell office:value-type="float" office:value="12.89474" calcext:value-type="float">
            <text:p>12.89474</text:p>
          </table:table-cell>
          <table:table-cell office:value-type="float" office:value="11.36377" calcext:value-type="float">
            <text:p>11.36377</text:p>
          </table:table-cell>
          <table:table-cell office:value-type="float" office:value="13.28793" calcext:value-type="float">
            <text:p>13.28793</text:p>
          </table:table-cell>
          <table:table-cell office:value-type="float" office:value="12.01642" calcext:value-type="float">
            <text:p>12.01642</text:p>
          </table:table-cell>
          <table:table-cell office:value-type="float" office:value="13.67725" calcext:value-type="float">
            <text:p>13.67725</text:p>
          </table:table-cell>
          <table:table-cell office:value-type="float" office:value="12.67395" calcext:value-type="float">
            <text:p>12.67395</text:p>
          </table:table-cell>
          <table:table-cell office:value-type="float" office:value="13.84955" calcext:value-type="float">
            <text:p>13.84955</text:p>
          </table:table-cell>
          <table:table-cell office:value-type="float" office:value="13.0899" calcext:value-type="float">
            <text:p>13.0899</text:p>
          </table:table-cell>
          <table:table-cell office:value-type="float" office:value="13.96054" calcext:value-type="float">
            <text:p>13.96054</text:p>
          </table:table-cell>
          <table:table-cell office:value-type="float" office:value="13.58469" calcext:value-type="float">
            <text:p>13.58469</text:p>
          </table:table-cell>
          <table:table-cell office:value-type="float" office:value="13.98233" calcext:value-type="float">
            <text:p>13.98233</text:p>
          </table:table-cell>
          <table:table-cell office:value-type="float" office:value="13.93185" calcext:value-type="float">
            <text:p>13.93185</text:p>
          </table:table-cell>
          <table:table-cell office:value-type="float" office:value="14.06363" calcext:value-type="float">
            <text:p>14.06363</text:p>
          </table:table-cell>
          <table:table-cell office:value-type="float" office:value="14.05814" calcext:value-type="float">
            <text:p>14.05814</text:p>
          </table:table-cell>
          <table:table-cell office:value-type="float" office:value="14.16925" calcext:value-type="float">
            <text:p>14.16925</text:p>
          </table:table-cell>
          <table:table-cell office:value-type="float" office:value="14.15808" calcext:value-type="float">
            <text:p>14.15808</text:p>
          </table:table-cell>
          <table:table-cell office:value-type="float" office:value="14.25296" calcext:value-type="float">
            <text:p>14.25296</text:p>
          </table:table-cell>
          <table:table-cell office:value-type="float" office:value="14.22571" calcext:value-type="float">
            <text:p>14.22571</text:p>
          </table:table-cell>
          <table:table-cell office:value-type="float" office:value="14.23917" calcext:value-type="float">
            <text:p>14.23917</text:p>
          </table:table-cell>
          <table:table-cell office:value-type="float" office:value="14.20178" calcext:value-type="float">
            <text:p>14.20178</text:p>
          </table:table-cell>
          <table:table-cell office:value-type="float" office:value="14.08667" calcext:value-type="float">
            <text:p>14.08667</text:p>
          </table:table-cell>
          <table:table-cell office:value-type="float" office:value="14.04636" calcext:value-type="float">
            <text:p>14.04636</text:p>
          </table:table-cell>
          <table:table-cell office:value-type="float" office:value="20.92258" calcext:value-type="float">
            <text:p>20.92258</text:p>
          </table:table-cell>
          <table:table-cell office:value-type="float" office:value="-8.153107" calcext:value-type="float">
            <text:p>-8.1531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8.36981" calcext:value-type="float">
            <text:p>8.36981</text:p>
          </table:table-cell>
          <table:table-cell office:value-type="float" office:value="14.14" calcext:value-type="float">
            <text:p>14.14</text:p>
          </table:table-cell>
          <table:table-cell office:value-type="float" office:value="-6.01" calcext:value-type="float">
            <text:p>-6.01</text:p>
          </table:table-cell>
          <table:table-cell office:value-type="float" office:value="0.8396594" calcext:value-type="float">
            <text:p>0.8396594</text:p>
          </table:table-cell>
          <table:table-cell office:value-type="float" office:value="0.3466814" calcext:value-type="float">
            <text:p>0.3466814</text:p>
          </table:table-cell>
          <table:table-cell office:value-type="float" office:value="301.788" calcext:value-type="float">
            <text:p>301.788</text:p>
          </table:table-cell>
          <table:table-cell office:value-type="float" office:value="0" calcext:value-type="float">
            <text:p>0</text:p>
          </table:table-cell>
          <table:table-cell office:value-type="float" office:value="13.72031" calcext:value-type="float">
            <text:p>13.72031</text:p>
          </table:table-cell>
          <table:table-cell office:value-type="float" office:value="4.116821" calcext:value-type="float">
            <text:p>4.116821</text:p>
          </table:table-cell>
          <table:table-cell office:value-type="float" office:value="11.9682" calcext:value-type="float">
            <text:p>11.9682</text:p>
          </table:table-cell>
          <table:table-cell office:value-type="float" office:value="6.518585" calcext:value-type="float">
            <text:p>6.518585</text:p>
          </table:table-cell>
          <table:table-cell office:value-type="float" office:value="11.45343" calcext:value-type="float">
            <text:p>11.45343</text:p>
          </table:table-cell>
          <table:table-cell office:value-type="float" office:value="8.090668" calcext:value-type="float">
            <text:p>8.090668</text:p>
          </table:table-cell>
          <table:table-cell office:value-type="float" office:value="11.38034" calcext:value-type="float">
            <text:p>11.38034</text:p>
          </table:table-cell>
          <table:table-cell office:value-type="float" office:value="9.503326" calcext:value-type="float">
            <text:p>9.503326</text:p>
          </table:table-cell>
          <table:table-cell office:value-type="float" office:value="11.97394" calcext:value-type="float">
            <text:p>11.97394</text:p>
          </table:table-cell>
          <table:table-cell office:value-type="float" office:value="10.42532" calcext:value-type="float">
            <text:p>10.42532</text:p>
          </table:table-cell>
          <table:table-cell office:value-type="float" office:value="12.65378" calcext:value-type="float">
            <text:p>12.65378</text:p>
          </table:table-cell>
          <table:table-cell office:value-type="float" office:value="11.37692" calcext:value-type="float">
            <text:p>11.37692</text:p>
          </table:table-cell>
          <table:table-cell office:value-type="float" office:value="13.08081" calcext:value-type="float">
            <text:p>13.08081</text:p>
          </table:table-cell>
          <table:table-cell office:value-type="float" office:value="12.1188" calcext:value-type="float">
            <text:p>12.1188</text:p>
          </table:table-cell>
          <table:table-cell office:value-type="float" office:value="13.58102" calcext:value-type="float">
            <text:p>13.58102</text:p>
          </table:table-cell>
          <table:table-cell office:value-type="float" office:value="12.97809" calcext:value-type="float">
            <text:p>12.97809</text:p>
          </table:table-cell>
          <table:table-cell office:value-type="float" office:value="13.93066" calcext:value-type="float">
            <text:p>13.93066</text:p>
          </table:table-cell>
          <table:table-cell office:value-type="float" office:value="13.74268" calcext:value-type="float">
            <text:p>13.74268</text:p>
          </table:table-cell>
          <table:table-cell office:value-type="float" office:value="14.06229" calcext:value-type="float">
            <text:p>14.06229</text:p>
          </table:table-cell>
          <table:table-cell office:value-type="float" office:value="14.03452" calcext:value-type="float">
            <text:p>14.03452</text:p>
          </table:table-cell>
          <table:table-cell office:value-type="float" office:value="14.15796" calcext:value-type="float">
            <text:p>14.15796</text:p>
          </table:table-cell>
          <table:table-cell office:value-type="float" office:value="14.14191" calcext:value-type="float">
            <text:p>14.14191</text:p>
          </table:table-cell>
          <table:table-cell office:value-type="float" office:value="14.22543" calcext:value-type="float">
            <text:p>14.22543</text:p>
          </table:table-cell>
          <table:table-cell office:value-type="float" office:value="14.19897" calcext:value-type="float">
            <text:p>14.19897</text:p>
          </table:table-cell>
          <table:table-cell office:value-type="float" office:value="14.20142" calcext:value-type="float">
            <text:p>14.20142</text:p>
          </table:table-cell>
          <table:table-cell office:value-type="float" office:value="14.16583" calcext:value-type="float">
            <text:p>14.16583</text:p>
          </table:table-cell>
          <table:table-cell office:value-type="float" office:value="14.04593" calcext:value-type="float">
            <text:p>14.04593</text:p>
          </table:table-cell>
          <table:table-cell office:value-type="float" office:value="14.00708" calcext:value-type="float">
            <text:p>14.00708</text:p>
          </table:table-cell>
          <table:table-cell office:value-type="float" office:value="23.59857" calcext:value-type="float">
            <text:p>23.59857</text:p>
          </table:table-cell>
          <table:table-cell office:value-type="float" office:value="-8.929047" calcext:value-type="float">
            <text:p>-8.929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9.601084" calcext:value-type="float">
            <text:p>9.601084</text:p>
          </table:table-cell>
          <table:table-cell office:value-type="float" office:value="19.03" calcext:value-type="float">
            <text:p>19.03</text:p>
          </table:table-cell>
          <table:table-cell office:value-type="float" office:value="-1.42" calcext:value-type="float">
            <text:p>-1.42</text:p>
          </table:table-cell>
          <table:table-cell office:value-type="float" office:value="0.8799599" calcext:value-type="float">
            <text:p>0.8799599</text:p>
          </table:table-cell>
          <table:table-cell office:value-type="float" office:value="0.486545" calcext:value-type="float">
            <text:p>0.486545</text:p>
          </table:table-cell>
          <table:table-cell office:value-type="float" office:value="180.396" calcext:value-type="float">
            <text:p>180.396</text:p>
          </table:table-cell>
          <table:table-cell office:value-type="float" office:value="0" calcext:value-type="float">
            <text:p>0</text:p>
          </table:table-cell>
          <table:table-cell office:value-type="float" office:value="15.88559" calcext:value-type="float">
            <text:p>15.88559</text:p>
          </table:table-cell>
          <table:table-cell office:value-type="float" office:value="5.428314" calcext:value-type="float">
            <text:p>5.428314</text:p>
          </table:table-cell>
          <table:table-cell office:value-type="float" office:value="13.33807" calcext:value-type="float">
            <text:p>13.33807</text:p>
          </table:table-cell>
          <table:table-cell office:value-type="float" office:value="7.494995" calcext:value-type="float">
            <text:p>7.494995</text:p>
          </table:table-cell>
          <table:table-cell office:value-type="float" office:value="12.35666" calcext:value-type="float">
            <text:p>12.35666</text:p>
          </table:table-cell>
          <table:table-cell office:value-type="float" office:value="8.712158" calcext:value-type="float">
            <text:p>8.712158</text:p>
          </table:table-cell>
          <table:table-cell office:value-type="float" office:value="11.91318" calcext:value-type="float">
            <text:p>11.91318</text:p>
          </table:table-cell>
          <table:table-cell office:value-type="float" office:value="9.774078" calcext:value-type="float">
            <text:p>9.774078</text:p>
          </table:table-cell>
          <table:table-cell office:value-type="float" office:value="11.81308" calcext:value-type="float">
            <text:p>11.81308</text:p>
          </table:table-cell>
          <table:table-cell office:value-type="float" office:value="10.46268" calcext:value-type="float">
            <text:p>10.46268</text:p>
          </table:table-cell>
          <table:table-cell office:value-type="float" office:value="11.88214" calcext:value-type="float">
            <text:p>11.88214</text:p>
          </table:table-cell>
          <table:table-cell office:value-type="float" office:value="11.2106" calcext:value-type="float">
            <text:p>11.2106</text:p>
          </table:table-cell>
          <table:table-cell office:value-type="float" office:value="12.24451" calcext:value-type="float">
            <text:p>12.24451</text:p>
          </table:table-cell>
          <table:table-cell office:value-type="float" office:value="11.83508" calcext:value-type="float">
            <text:p>11.83508</text:p>
          </table:table-cell>
          <table:table-cell office:value-type="float" office:value="12.9744" calcext:value-type="float">
            <text:p>12.9744</text:p>
          </table:table-cell>
          <table:table-cell office:value-type="float" office:value="12.64227" calcext:value-type="float">
            <text:p>12.64227</text:p>
          </table:table-cell>
          <table:table-cell office:value-type="float" office:value="13.74008" calcext:value-type="float">
            <text:p>13.74008</text:p>
          </table:table-cell>
          <table:table-cell office:value-type="float" office:value="13.49539" calcext:value-type="float">
            <text:p>13.49539</text:p>
          </table:table-cell>
          <table:table-cell office:value-type="float" office:value="14.03403" calcext:value-type="float">
            <text:p>14.03403</text:p>
          </table:table-cell>
          <table:table-cell office:value-type="float" office:value="13.96243" calcext:value-type="float">
            <text:p>13.96243</text:p>
          </table:table-cell>
          <table:table-cell office:value-type="float" office:value="14.14166" calcext:value-type="float">
            <text:p>14.14166</text:p>
          </table:table-cell>
          <table:table-cell office:value-type="float" office:value="14.11163" calcext:value-type="float">
            <text:p>14.11163</text:p>
          </table:table-cell>
          <table:table-cell office:value-type="float" office:value="14.1987" calcext:value-type="float">
            <text:p>14.1987</text:p>
          </table:table-cell>
          <table:table-cell office:value-type="float" office:value="14.17178" calcext:value-type="float">
            <text:p>14.17178</text:p>
          </table:table-cell>
          <table:table-cell office:value-type="float" office:value="14.16547" calcext:value-type="float">
            <text:p>14.16547</text:p>
          </table:table-cell>
          <table:table-cell office:value-type="float" office:value="14.13123" calcext:value-type="float">
            <text:p>14.13123</text:p>
          </table:table-cell>
          <table:table-cell office:value-type="float" office:value="14.00668" calcext:value-type="float">
            <text:p>14.00668</text:p>
          </table:table-cell>
          <table:table-cell office:value-type="float" office:value="13.97021" calcext:value-type="float">
            <text:p>13.97021</text:p>
          </table:table-cell>
          <table:table-cell office:value-type="float" office:value="31.42755" calcext:value-type="float">
            <text:p>31.42755</text:p>
          </table:table-cell>
          <table:table-cell office:value-type="float" office:value="-4.927063" calcext:value-type="float">
            <text:p>-4.9270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9.213084" calcext:value-type="float">
            <text:p>9.213084</text:p>
          </table:table-cell>
          <table:table-cell office:value-type="float" office:value="17.09" calcext:value-type="float">
            <text:p>17.09</text:p>
          </table:table-cell>
          <table:table-cell office:value-type="float" office:value="2.55" calcext:value-type="float">
            <text:p>2.55</text:p>
          </table:table-cell>
          <table:table-cell office:value-type="float" office:value="1.045493" calcext:value-type="float">
            <text:p>1.045493</text:p>
          </table:table-cell>
          <table:table-cell office:value-type="float" office:value="0.6463689" calcext:value-type="float">
            <text:p>0.6463689</text:p>
          </table:table-cell>
          <table:table-cell office:value-type="float" office:value="240.876" calcext:value-type="float">
            <text:p>240.876</text:p>
          </table:table-cell>
          <table:table-cell office:value-type="float" office:value="0" calcext:value-type="float">
            <text:p>0</text:p>
          </table:table-cell>
          <table:table-cell office:value-type="float" office:value="16.28354" calcext:value-type="float">
            <text:p>16.28354</text:p>
          </table:table-cell>
          <table:table-cell office:value-type="float" office:value="6.766693" calcext:value-type="float">
            <text:p>6.766693</text:p>
          </table:table-cell>
          <table:table-cell office:value-type="float" office:value="13.71597" calcext:value-type="float">
            <text:p>13.71597</text:p>
          </table:table-cell>
          <table:table-cell office:value-type="float" office:value="8.379822" calcext:value-type="float">
            <text:p>8.379822</text:p>
          </table:table-cell>
          <table:table-cell office:value-type="float" office:value="12.73019" calcext:value-type="float">
            <text:p>12.73019</text:p>
          </table:table-cell>
          <table:table-cell office:value-type="float" office:value="9.357849" calcext:value-type="float">
            <text:p>9.357849</text:p>
          </table:table-cell>
          <table:table-cell office:value-type="float" office:value="12.22702" calcext:value-type="float">
            <text:p>12.22702</text:p>
          </table:table-cell>
          <table:table-cell office:value-type="float" office:value="10.20932" calcext:value-type="float">
            <text:p>10.20932</text:p>
          </table:table-cell>
          <table:table-cell office:value-type="float" office:value="12.05841" calcext:value-type="float">
            <text:p>12.05841</text:p>
          </table:table-cell>
          <table:table-cell office:value-type="float" office:value="10.75897" calcext:value-type="float">
            <text:p>10.75897</text:p>
          </table:table-cell>
          <table:table-cell office:value-type="float" office:value="12.03809" calcext:value-type="float">
            <text:p>12.03809</text:p>
          </table:table-cell>
          <table:table-cell office:value-type="float" office:value="11.35361" calcext:value-type="float">
            <text:p>11.35361</text:p>
          </table:table-cell>
          <table:table-cell office:value-type="float" office:value="12.19592" calcext:value-type="float">
            <text:p>12.19592</text:p>
          </table:table-cell>
          <table:table-cell office:value-type="float" office:value="11.84402" calcext:value-type="float">
            <text:p>11.84402</text:p>
          </table:table-cell>
          <table:table-cell office:value-type="float" office:value="12.64197" calcext:value-type="float">
            <text:p>12.64197</text:p>
          </table:table-cell>
          <table:table-cell office:value-type="float" office:value="12.51227" calcext:value-type="float">
            <text:p>12.51227</text:p>
          </table:table-cell>
          <table:table-cell office:value-type="float" office:value="13.49304" calcext:value-type="float">
            <text:p>13.49304</text:p>
          </table:table-cell>
          <table:table-cell office:value-type="float" office:value="13.302" calcext:value-type="float">
            <text:p>13.302</text:p>
          </table:table-cell>
          <table:table-cell office:value-type="float" office:value="13.96149" calcext:value-type="float">
            <text:p>13.96149</text:p>
          </table:table-cell>
          <table:table-cell office:value-type="float" office:value="13.86545" calcext:value-type="float">
            <text:p>13.86545</text:p>
          </table:table-cell>
          <table:table-cell office:value-type="float" office:value="14.11124" calcext:value-type="float">
            <text:p>14.11124</text:p>
          </table:table-cell>
          <table:table-cell office:value-type="float" office:value="14.06482" calcext:value-type="float">
            <text:p>14.06482</text:p>
          </table:table-cell>
          <table:table-cell office:value-type="float" office:value="14.17148" calcext:value-type="float">
            <text:p>14.17148</text:p>
          </table:table-cell>
          <table:table-cell office:value-type="float" office:value="14.14066" calcext:value-type="float">
            <text:p>14.14066</text:p>
          </table:table-cell>
          <table:table-cell office:value-type="float" office:value="14.13083" calcext:value-type="float">
            <text:p>14.13083</text:p>
          </table:table-cell>
          <table:table-cell office:value-type="float" office:value="14.09714" calcext:value-type="float">
            <text:p>14.09714</text:p>
          </table:table-cell>
          <table:table-cell office:value-type="float" office:value="13.96982" calcext:value-type="float">
            <text:p>13.96982</text:p>
          </table:table-cell>
          <table:table-cell office:value-type="float" office:value="13.93411" calcext:value-type="float">
            <text:p>13.93411</text:p>
          </table:table-cell>
          <table:table-cell office:value-type="float" office:value="31.27182" calcext:value-type="float">
            <text:p>31.27182</text:p>
          </table:table-cell>
          <table:table-cell office:value-type="float" office:value="-1.178162" calcext:value-type="float">
            <text:p>-1.1781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0.82476" calcext:value-type="float">
            <text:p>0.82476</text:p>
          </table:table-cell>
          <table:table-cell office:value-type="float" office:value="12.66" calcext:value-type="float">
            <text:p>12.66</text:p>
          </table:table-cell>
          <table:table-cell office:value-type="float" office:value="8.62" calcext:value-type="float">
            <text:p>8.62</text:p>
          </table:table-cell>
          <table:table-cell office:value-type="float" office:value="1.285722" calcext:value-type="float">
            <text:p>1.285722</text:p>
          </table:table-cell>
          <table:table-cell office:value-type="float" office:value="0.9825843" calcext:value-type="float">
            <text:p>0.9825843</text:p>
          </table:table-cell>
          <table:table-cell office:value-type="float" office:value="381.636" calcext:value-type="float">
            <text:p>381.636</text:p>
          </table:table-cell>
          <table:table-cell office:value-type="float" office:value="6.8" calcext:value-type="float">
            <text:p>6.8</text:p>
          </table:table-cell>
          <table:table-cell office:value-type="float" office:value="10.8064" calcext:value-type="float">
            <text:p>10.8064</text:p>
          </table:table-cell>
          <table:table-cell office:value-type="float" office:value="9.327423" calcext:value-type="float">
            <text:p>9.327423</text:p>
          </table:table-cell>
          <table:table-cell office:value-type="float" office:value="10.83636" calcext:value-type="float">
            <text:p>10.83636</text:p>
          </table:table-cell>
          <table:table-cell office:value-type="float" office:value="10.09827" calcext:value-type="float">
            <text:p>10.09827</text:p>
          </table:table-cell>
          <table:table-cell office:value-type="float" office:value="11.28497" calcext:value-type="float">
            <text:p>11.28497</text:p>
          </table:table-cell>
          <table:table-cell office:value-type="float" office:value="10.62128" calcext:value-type="float">
            <text:p>10.62128</text:p>
          </table:table-cell>
          <table:table-cell office:value-type="float" office:value="11.67749" calcext:value-type="float">
            <text:p>11.67749</text:p>
          </table:table-cell>
          <table:table-cell office:value-type="float" office:value="11.06915" calcext:value-type="float">
            <text:p>11.06915</text:p>
          </table:table-cell>
          <table:table-cell office:value-type="float" office:value="11.86066" calcext:value-type="float">
            <text:p>11.86066</text:p>
          </table:table-cell>
          <table:table-cell office:value-type="float" office:value="11.36139" calcext:value-type="float">
            <text:p>11.36139</text:p>
          </table:table-cell>
          <table:table-cell office:value-type="float" office:value="12.03439" calcext:value-type="float">
            <text:p>12.03439</text:p>
          </table:table-cell>
          <table:table-cell office:value-type="float" office:value="11.68243" calcext:value-type="float">
            <text:p>11.68243</text:p>
          </table:table-cell>
          <table:table-cell office:value-type="float" office:value="12.20834" calcext:value-type="float">
            <text:p>12.20834</text:p>
          </table:table-cell>
          <table:table-cell office:value-type="float" office:value="11.98981" calcext:value-type="float">
            <text:p>11.98981</text:p>
          </table:table-cell>
          <table:table-cell office:value-type="float" office:value="12.54596" calcext:value-type="float">
            <text:p>12.54596</text:p>
          </table:table-cell>
          <table:table-cell office:value-type="float" office:value="12.47446" calcext:value-type="float">
            <text:p>12.47446</text:p>
          </table:table-cell>
          <table:table-cell office:value-type="float" office:value="13.30038" calcext:value-type="float">
            <text:p>13.30038</text:p>
          </table:table-cell>
          <table:table-cell office:value-type="float" office:value="13.17792" calcext:value-type="float">
            <text:p>13.17792</text:p>
          </table:table-cell>
          <table:table-cell office:value-type="float" office:value="13.86435" calcext:value-type="float">
            <text:p>13.86435</text:p>
          </table:table-cell>
          <table:table-cell office:value-type="float" office:value="13.76559" calcext:value-type="float">
            <text:p>13.76559</text:p>
          </table:table-cell>
          <table:table-cell office:value-type="float" office:value="14.06427" calcext:value-type="float">
            <text:p>14.06427</text:p>
          </table:table-cell>
          <table:table-cell office:value-type="float" office:value="14.00638" calcext:value-type="float">
            <text:p>14.00638</text:p>
          </table:table-cell>
          <table:table-cell office:value-type="float" office:value="14.14029" calcext:value-type="float">
            <text:p>14.14029</text:p>
          </table:table-cell>
          <table:table-cell office:value-type="float" office:value="14.10385" calcext:value-type="float">
            <text:p>14.10385</text:p>
          </table:table-cell>
          <table:table-cell office:value-type="float" office:value="14.0968" calcext:value-type="float">
            <text:p>14.0968</text:p>
          </table:table-cell>
          <table:table-cell office:value-type="float" office:value="14.06363" calcext:value-type="float">
            <text:p>14.06363</text:p>
          </table:table-cell>
          <table:table-cell office:value-type="float" office:value="13.93378" calcext:value-type="float">
            <text:p>13.93378</text:p>
          </table:table-cell>
          <table:table-cell office:value-type="float" office:value="13.89996" calcext:value-type="float">
            <text:p>13.89996</text:p>
          </table:table-cell>
          <table:table-cell office:value-type="float" office:value="10.91293" calcext:value-type="float">
            <text:p>10.91293</text:p>
          </table:table-cell>
          <table:table-cell office:value-type="float" office:value="5.133087" calcext:value-type="float">
            <text:p>5.1330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1.682714" calcext:value-type="float">
            <text:p>1.682714</text:p>
          </table:table-cell>
          <table:table-cell office:value-type="float" office:value="10.8" calcext:value-type="float">
            <text:p>10.8</text:p>
          </table:table-cell>
          <table:table-cell office:value-type="float" office:value="4.08" calcext:value-type="float">
            <text:p>4.08</text:p>
          </table:table-cell>
          <table:table-cell office:value-type="float" office:value="1.137093" calcext:value-type="float">
            <text:p>1.137093</text:p>
          </table:table-cell>
          <table:table-cell office:value-type="float" office:value="0.7195788" calcext:value-type="float">
            <text:p>0.7195788</text:p>
          </table:table-cell>
          <table:table-cell office:value-type="float" office:value="611.928" calcext:value-type="float">
            <text:p>611.928</text:p>
          </table:table-cell>
          <table:table-cell office:value-type="float" office:value="39.39999" calcext:value-type="float">
            <text:p>39.39999</text:p>
          </table:table-cell>
          <table:table-cell office:value-type="float" office:value="10.88834" calcext:value-type="float">
            <text:p>10.88834</text:p>
          </table:table-cell>
          <table:table-cell office:value-type="float" office:value="6.9841" calcext:value-type="float">
            <text:p>6.9841</text:p>
          </table:table-cell>
          <table:table-cell office:value-type="float" office:value="10.34113" calcext:value-type="float">
            <text:p>10.34113</text:p>
          </table:table-cell>
          <table:table-cell office:value-type="float" office:value="7.988861" calcext:value-type="float">
            <text:p>7.988861</text:p>
          </table:table-cell>
          <table:table-cell office:value-type="float" office:value="10.75043" calcext:value-type="float">
            <text:p>10.75043</text:p>
          </table:table-cell>
          <table:table-cell office:value-type="float" office:value="8.829712" calcext:value-type="float">
            <text:p>8.829712</text:p>
          </table:table-cell>
          <table:table-cell office:value-type="float" office:value="11.14252" calcext:value-type="float">
            <text:p>11.14252</text:p>
          </table:table-cell>
          <table:table-cell office:value-type="float" office:value="9.586914" calcext:value-type="float">
            <text:p>9.586914</text:p>
          </table:table-cell>
          <table:table-cell office:value-type="float" office:value="11.39044" calcext:value-type="float">
            <text:p>11.39044</text:p>
          </table:table-cell>
          <table:table-cell office:value-type="float" office:value="10.0762" calcext:value-type="float">
            <text:p>10.0762</text:p>
          </table:table-cell>
          <table:table-cell office:value-type="float" office:value="11.68094" calcext:value-type="float">
            <text:p>11.68094</text:p>
          </table:table-cell>
          <table:table-cell office:value-type="float" office:value="10.78162" calcext:value-type="float">
            <text:p>10.78162</text:p>
          </table:table-cell>
          <table:table-cell office:value-type="float" office:value="11.98901" calcext:value-type="float">
            <text:p>11.98901</text:p>
          </table:table-cell>
          <table:table-cell office:value-type="float" office:value="11.41275" calcext:value-type="float">
            <text:p>11.41275</text:p>
          </table:table-cell>
          <table:table-cell office:value-type="float" office:value="12.4733" calcext:value-type="float">
            <text:p>12.4733</text:p>
          </table:table-cell>
          <table:table-cell office:value-type="float" office:value="12.21735" calcext:value-type="float">
            <text:p>12.21735</text:p>
          </table:table-cell>
          <table:table-cell office:value-type="float" office:value="13.17676" calcext:value-type="float">
            <text:p>13.17676</text:p>
          </table:table-cell>
          <table:table-cell office:value-type="float" office:value="13.04694" calcext:value-type="float">
            <text:p>13.04694</text:p>
          </table:table-cell>
          <table:table-cell office:value-type="float" office:value="13.76462" calcext:value-type="float">
            <text:p>13.76462</text:p>
          </table:table-cell>
          <table:table-cell office:value-type="float" office:value="13.67014" calcext:value-type="float">
            <text:p>13.67014</text:p>
          </table:table-cell>
          <table:table-cell office:value-type="float" office:value="14.00571" calcext:value-type="float">
            <text:p>14.00571</text:p>
          </table:table-cell>
          <table:table-cell office:value-type="float" office:value="13.94229" calcext:value-type="float">
            <text:p>13.94229</text:p>
          </table:table-cell>
          <table:table-cell office:value-type="float" office:value="14.10345" calcext:value-type="float">
            <text:p>14.10345</text:p>
          </table:table-cell>
          <table:table-cell office:value-type="float" office:value="14.06174" calcext:value-type="float">
            <text:p>14.06174</text:p>
          </table:table-cell>
          <table:table-cell office:value-type="float" office:value="14.06323" calcext:value-type="float">
            <text:p>14.06323</text:p>
          </table:table-cell>
          <table:table-cell office:value-type="float" office:value="14.02826" calcext:value-type="float">
            <text:p>14.02826</text:p>
          </table:table-cell>
          <table:table-cell office:value-type="float" office:value="13.8996" calcext:value-type="float">
            <text:p>13.8996</text:p>
          </table:table-cell>
          <table:table-cell office:value-type="float" office:value="13.86581" calcext:value-type="float">
            <text:p>13.86581</text:p>
          </table:table-cell>
          <table:table-cell office:value-type="float" office:value="11.3291" calcext:value-type="float">
            <text:p>11.3291</text:p>
          </table:table-cell>
          <table:table-cell office:value-type="float" office:value="2.366852" calcext:value-type="float">
            <text:p>2.3668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3.14028" calcext:value-type="float">
            <text:p>3.14028</text:p>
          </table:table-cell>
          <table:table-cell office:value-type="float" office:value="5.86" calcext:value-type="float">
            <text:p>5.86</text:p>
          </table:table-cell>
          <table:table-cell office:value-type="float" office:value="3.65" calcext:value-type="float">
            <text:p>3.65</text:p>
          </table:table-cell>
          <table:table-cell office:value-type="float" office:value="0.8140419" calcext:value-type="float">
            <text:p>0.8140419</text:p>
          </table:table-cell>
          <table:table-cell office:value-type="float" office:value="0.6982876" calcext:value-type="float">
            <text:p>0.6982876</text:p>
          </table:table-cell>
          <table:table-cell office:value-type="float" office:value="341.568" calcext:value-type="float">
            <text:p>341.568</text:p>
          </table:table-cell>
          <table:table-cell office:value-type="float" office:value="1.6" calcext:value-type="float">
            <text:p>1.6</text:p>
          </table:table-cell>
          <table:table-cell office:value-type="float" office:value="8.836273" calcext:value-type="float">
            <text:p>8.836273</text:p>
          </table:table-cell>
          <table:table-cell office:value-type="float" office:value="5.831146" calcext:value-type="float">
            <text:p>5.831146</text:p>
          </table:table-cell>
          <table:table-cell office:value-type="float" office:value="8.77359" calcext:value-type="float">
            <text:p>8.77359</text:p>
          </table:table-cell>
          <table:table-cell office:value-type="float" office:value="6.890747" calcext:value-type="float">
            <text:p>6.890747</text:p>
          </table:table-cell>
          <table:table-cell office:value-type="float" office:value="8.94989" calcext:value-type="float">
            <text:p>8.94989</text:p>
          </table:table-cell>
          <table:table-cell office:value-type="float" office:value="7.817261" calcext:value-type="float">
            <text:p>7.817261</text:p>
          </table:table-cell>
          <table:table-cell office:value-type="float" office:value="9.565704" calcext:value-type="float">
            <text:p>9.565704</text:p>
          </table:table-cell>
          <table:table-cell office:value-type="float" office:value="8.652496" calcext:value-type="float">
            <text:p>8.652496</text:p>
          </table:table-cell>
          <table:table-cell office:value-type="float" office:value="10.05682" calcext:value-type="float">
            <text:p>10.05682</text:p>
          </table:table-cell>
          <table:table-cell office:value-type="float" office:value="9.210205" calcext:value-type="float">
            <text:p>9.210205</text:p>
          </table:table-cell>
          <table:table-cell office:value-type="float" office:value="10.76559" calcext:value-type="float">
            <text:p>10.76559</text:p>
          </table:table-cell>
          <table:table-cell office:value-type="float" office:value="9.934021" calcext:value-type="float">
            <text:p>9.934021</text:p>
          </table:table-cell>
          <table:table-cell office:value-type="float" office:value="11.40182" calcext:value-type="float">
            <text:p>11.40182</text:p>
          </table:table-cell>
          <table:table-cell office:value-type="float" office:value="10.6344" calcext:value-type="float">
            <text:p>10.6344</text:p>
          </table:table-cell>
          <table:table-cell office:value-type="float" office:value="12.21307" calcext:value-type="float">
            <text:p>12.21307</text:p>
          </table:table-cell>
          <table:table-cell office:value-type="float" office:value="11.67603" calcext:value-type="float">
            <text:p>11.67603</text:p>
          </table:table-cell>
          <table:table-cell office:value-type="float" office:value="13.04526" calcext:value-type="float">
            <text:p>13.04526</text:p>
          </table:table-cell>
          <table:table-cell office:value-type="float" office:value="12.82507" calcext:value-type="float">
            <text:p>12.82507</text:p>
          </table:table-cell>
          <table:table-cell office:value-type="float" office:value="13.66913" calcext:value-type="float">
            <text:p>13.66913</text:p>
          </table:table-cell>
          <table:table-cell office:value-type="float" office:value="13.56378" calcext:value-type="float">
            <text:p>13.56378</text:p>
          </table:table-cell>
          <table:table-cell office:value-type="float" office:value="13.94159" calcext:value-type="float">
            <text:p>13.94159</text:p>
          </table:table-cell>
          <table:table-cell office:value-type="float" office:value="13.87314" calcext:value-type="float">
            <text:p>13.87314</text:p>
          </table:table-cell>
          <table:table-cell office:value-type="float" office:value="14.06128" calcext:value-type="float">
            <text:p>14.06128</text:p>
          </table:table-cell>
          <table:table-cell office:value-type="float" office:value="14.01486" calcext:value-type="float">
            <text:p>14.01486</text:p>
          </table:table-cell>
          <table:table-cell office:value-type="float" office:value="14.02789" calcext:value-type="float">
            <text:p>14.02789</text:p>
          </table:table-cell>
          <table:table-cell office:value-type="float" office:value="13.99045" calcext:value-type="float">
            <text:p>13.99045</text:p>
          </table:table-cell>
          <table:table-cell office:value-type="float" office:value="13.86545" calcext:value-type="float">
            <text:p>13.86545</text:p>
          </table:table-cell>
          <table:table-cell office:value-type="float" office:value="13.83163" calcext:value-type="float">
            <text:p>13.83163</text:p>
          </table:table-cell>
          <table:table-cell office:value-type="float" office:value="10.48788" calcext:value-type="float">
            <text:p>10.48788</text:p>
          </table:table-cell>
          <table:table-cell office:value-type="float" office:value="0.8587646" calcext:value-type="float">
            <text:p>0.8587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7.778837" calcext:value-type="float">
            <text:p>7.778837</text:p>
          </table:table-cell>
          <table:table-cell office:value-type="float" office:value="13.74" calcext:value-type="float">
            <text:p>13.74</text:p>
          </table:table-cell>
          <table:table-cell office:value-type="float" office:value="-1.4" calcext:value-type="float">
            <text:p>-1.4</text:p>
          </table:table-cell>
          <table:table-cell office:value-type="float" office:value="1.15687" calcext:value-type="float">
            <text:p>1.15687</text:p>
          </table:table-cell>
          <table:table-cell office:value-type="float" office:value="0.4872529" calcext:value-type="float">
            <text:p>0.4872529</text:p>
          </table:table-cell>
          <table:table-cell office:value-type="float" office:value="565.7401" calcext:value-type="float">
            <text:p>565.7401</text:p>
          </table:table-cell>
          <table:table-cell office:value-type="float" office:value="2.3" calcext:value-type="float">
            <text:p>2.3</text:p>
          </table:table-cell>
          <table:table-cell office:value-type="float" office:value="12.60809" calcext:value-type="float">
            <text:p>12.60809</text:p>
          </table:table-cell>
          <table:table-cell office:value-type="float" office:value="5.575165" calcext:value-type="float">
            <text:p>5.575165</text:p>
          </table:table-cell>
          <table:table-cell office:value-type="float" office:value="11.06036" calcext:value-type="float">
            <text:p>11.06036</text:p>
          </table:table-cell>
          <table:table-cell office:value-type="float" office:value="6.515411" calcext:value-type="float">
            <text:p>6.515411</text:p>
          </table:table-cell>
          <table:table-cell office:value-type="float" office:value="10.2468" calcext:value-type="float">
            <text:p>10.2468</text:p>
          </table:table-cell>
          <table:table-cell office:value-type="float" office:value="7.325592" calcext:value-type="float">
            <text:p>7.325592</text:p>
          </table:table-cell>
          <table:table-cell office:value-type="float" office:value="9.937103" calcext:value-type="float">
            <text:p>9.937103</text:p>
          </table:table-cell>
          <table:table-cell office:value-type="float" office:value="8.101257" calcext:value-type="float">
            <text:p>8.101257</text:p>
          </table:table-cell>
          <table:table-cell office:value-type="float" office:value="9.925842" calcext:value-type="float">
            <text:p>9.925842</text:p>
          </table:table-cell>
          <table:table-cell office:value-type="float" office:value="8.678375" calcext:value-type="float">
            <text:p>8.678375</text:p>
          </table:table-cell>
          <table:table-cell office:value-type="float" office:value="10.0903" calcext:value-type="float">
            <text:p>10.0903</text:p>
          </table:table-cell>
          <table:table-cell office:value-type="float" office:value="9.431549" calcext:value-type="float">
            <text:p>9.431549</text:p>
          </table:table-cell>
          <table:table-cell office:value-type="float" office:value="10.62689" calcext:value-type="float">
            <text:p>10.62689</text:p>
          </table:table-cell>
          <table:table-cell office:value-type="float" office:value="10.18594" calcext:value-type="float">
            <text:p>10.18594</text:p>
          </table:table-cell>
          <table:table-cell office:value-type="float" office:value="11.67099" calcext:value-type="float">
            <text:p>11.67099</text:p>
          </table:table-cell>
          <table:table-cell office:value-type="float" office:value="11.24185" calcext:value-type="float">
            <text:p>11.24185</text:p>
          </table:table-cell>
          <table:table-cell office:value-type="float" office:value="12.82224" calcext:value-type="float">
            <text:p>12.82224</text:p>
          </table:table-cell>
          <table:table-cell office:value-type="float" office:value="12.5303" calcext:value-type="float">
            <text:p>12.5303</text:p>
          </table:table-cell>
          <table:table-cell office:value-type="float" office:value="13.56256" calcext:value-type="float">
            <text:p>13.56256</text:p>
          </table:table-cell>
          <table:table-cell office:value-type="float" office:value="13.42902" calcext:value-type="float">
            <text:p>13.42902</text:p>
          </table:table-cell>
          <table:table-cell office:value-type="float" office:value="13.87238" calcext:value-type="float">
            <text:p>13.87238</text:p>
          </table:table-cell>
          <table:table-cell office:value-type="float" office:value="13.79428" calcext:value-type="float">
            <text:p>13.79428</text:p>
          </table:table-cell>
          <table:table-cell office:value-type="float" office:value="14.01434" calcext:value-type="float">
            <text:p>14.01434</text:p>
          </table:table-cell>
          <table:table-cell office:value-type="float" office:value="13.96347" calcext:value-type="float">
            <text:p>13.96347</text:p>
          </table:table-cell>
          <table:table-cell office:value-type="float" office:value="13.99008" calcext:value-type="float">
            <text:p>13.99008</text:p>
          </table:table-cell>
          <table:table-cell office:value-type="float" office:value="13.952" calcext:value-type="float">
            <text:p>13.952</text:p>
          </table:table-cell>
          <table:table-cell office:value-type="float" office:value="13.83127" calcext:value-type="float">
            <text:p>13.83127</text:p>
          </table:table-cell>
          <table:table-cell office:value-type="float" office:value="13.79745" calcext:value-type="float">
            <text:p>13.79745</text:p>
          </table:table-cell>
          <table:table-cell office:value-type="float" office:value="22.86676" calcext:value-type="float">
            <text:p>22.86676</text:p>
          </table:table-cell>
          <table:table-cell office:value-type="float" office:value="-1.435364" calcext:value-type="float">
            <text:p>-1.4353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3.132989" calcext:value-type="float">
            <text:p>3.132989</text:p>
          </table:table-cell>
          <table:table-cell office:value-type="float" office:value="-1.84" calcext:value-type="float">
            <text:p>-1.84</text:p>
          </table:table-cell>
          <table:table-cell office:value-type="float" office:value="-5.16" calcext:value-type="float">
            <text:p>-5.16</text:p>
          </table:table-cell>
          <table:table-cell office:value-type="float" office:value="0.4719133" calcext:value-type="float">
            <text:p>0.4719133</text:p>
          </table:table-cell>
          <table:table-cell office:value-type="float" office:value="0.3694615" calcext:value-type="float">
            <text:p>0.3694615</text:p>
          </table:table-cell>
          <table:table-cell office:value-type="float" office:value="639.036" calcext:value-type="float">
            <text:p>639.036</text:p>
          </table:table-cell>
          <table:table-cell office:value-type="float" office:value="0" calcext:value-type="float">
            <text:p>0</text:p>
          </table:table-cell>
          <table:table-cell office:value-type="float" office:value="5.475555" calcext:value-type="float">
            <text:p>5.475555</text:p>
          </table:table-cell>
          <table:table-cell office:value-type="float" office:value="1.07608" calcext:value-type="float">
            <text:p>1.07608</text:p>
          </table:table-cell>
          <table:table-cell office:value-type="float" office:value="7.058289" calcext:value-type="float">
            <text:p>7.058289</text:p>
          </table:table-cell>
          <table:table-cell office:value-type="float" office:value="3.277496" calcext:value-type="float">
            <text:p>3.277496</text:p>
          </table:table-cell>
          <table:table-cell office:value-type="float" office:value="8.262482" calcext:value-type="float">
            <text:p>8.262482</text:p>
          </table:table-cell>
          <table:table-cell office:value-type="float" office:value="4.889709" calcext:value-type="float">
            <text:p>4.889709</text:p>
          </table:table-cell>
          <table:table-cell office:value-type="float" office:value="9.120056" calcext:value-type="float">
            <text:p>9.120056</text:p>
          </table:table-cell>
          <table:table-cell office:value-type="float" office:value="6.340179" calcext:value-type="float">
            <text:p>6.340179</text:p>
          </table:table-cell>
          <table:table-cell office:value-type="float" office:value="9.568481" calcext:value-type="float">
            <text:p>9.568481</text:p>
          </table:table-cell>
          <table:table-cell office:value-type="float" office:value="7.289246" calcext:value-type="float">
            <text:p>7.289246</text:p>
          </table:table-cell>
          <table:table-cell office:value-type="float" office:value="10.05484" calcext:value-type="float">
            <text:p>10.05484</text:p>
          </table:table-cell>
          <table:table-cell office:value-type="float" office:value="8.42157" calcext:value-type="float">
            <text:p>8.42157</text:p>
          </table:table-cell>
          <table:table-cell office:value-type="float" office:value="10.49066" calcext:value-type="float">
            <text:p>10.49066</text:p>
          </table:table-cell>
          <table:table-cell office:value-type="float" office:value="9.417084" calcext:value-type="float">
            <text:p>9.417084</text:p>
          </table:table-cell>
          <table:table-cell office:value-type="float" office:value="11.24106" calcext:value-type="float">
            <text:p>11.24106</text:p>
          </table:table-cell>
          <table:table-cell office:value-type="float" office:value="10.79816" calcext:value-type="float">
            <text:p>10.79816</text:p>
          </table:table-cell>
          <table:table-cell office:value-type="float" office:value="12.52744" calcext:value-type="float">
            <text:p>12.52744</text:p>
          </table:table-cell>
          <table:table-cell office:value-type="float" office:value="12.25449" calcext:value-type="float">
            <text:p>12.25449</text:p>
          </table:table-cell>
          <table:table-cell office:value-type="float" office:value="13.42746" calcext:value-type="float">
            <text:p>13.42746</text:p>
          </table:table-cell>
          <table:table-cell office:value-type="float" office:value="13.27332" calcext:value-type="float">
            <text:p>13.27332</text:p>
          </table:table-cell>
          <table:table-cell office:value-type="float" office:value="13.7934" calcext:value-type="float">
            <text:p>13.7934</text:p>
          </table:table-cell>
          <table:table-cell office:value-type="float" office:value="13.70239" calcext:value-type="float">
            <text:p>13.70239</text:p>
          </table:table-cell>
          <table:table-cell office:value-type="float" office:value="13.96289" calcext:value-type="float">
            <text:p>13.96289</text:p>
          </table:table-cell>
          <table:table-cell office:value-type="float" office:value="13.90631" calcext:value-type="float">
            <text:p>13.90631</text:p>
          </table:table-cell>
          <table:table-cell office:value-type="float" office:value="13.9516" calcext:value-type="float">
            <text:p>13.9516</text:p>
          </table:table-cell>
          <table:table-cell office:value-type="float" office:value="13.91074" calcext:value-type="float">
            <text:p>13.91074</text:p>
          </table:table-cell>
          <table:table-cell office:value-type="float" office:value="13.79712" calcext:value-type="float">
            <text:p>13.79712</text:p>
          </table:table-cell>
          <table:table-cell office:value-type="float" office:value="13.7626" calcext:value-type="float">
            <text:p>13.7626</text:p>
          </table:table-cell>
          <table:table-cell office:value-type="float" office:value="1.392487" calcext:value-type="float">
            <text:p>1.392487</text:p>
          </table:table-cell>
          <table:table-cell office:value-type="float" office:value="-4.709503" calcext:value-type="float">
            <text:p>-4.7095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4.660921" calcext:value-type="float">
            <text:p>4.660921</text:p>
          </table:table-cell>
          <table:table-cell office:value-type="float" office:value="-2.44" calcext:value-type="float">
            <text:p>-2.44</text:p>
          </table:table-cell>
          <table:table-cell office:value-type="float" office:value="-5.67" calcext:value-type="float">
            <text:p>-5.67</text:p>
          </table:table-cell>
          <table:table-cell office:value-type="float" office:value="0.4516952" calcext:value-type="float">
            <text:p>0.4516952</text:p>
          </table:table-cell>
          <table:table-cell office:value-type="float" office:value="0.3556372" calcext:value-type="float">
            <text:p>0.3556372</text:p>
          </table:table-cell>
          <table:table-cell office:value-type="float" office:value="330.696" calcext:value-type="float">
            <text:p>330.696</text:p>
          </table:table-cell>
          <table:table-cell office:value-type="float" office:value="0" calcext:value-type="float">
            <text:p>0</text:p>
          </table:table-cell>
          <table:table-cell office:value-type="float" office:value="3.400818" calcext:value-type="float">
            <text:p>3.400818</text:p>
          </table:table-cell>
          <table:table-cell office:value-type="float" office:value="-1.094727" calcext:value-type="float">
            <text:p>-1.094727</text:p>
          </table:table-cell>
          <table:table-cell office:value-type="float" office:value="3.670654" calcext:value-type="float">
            <text:p>3.670654</text:p>
          </table:table-cell>
          <table:table-cell office:value-type="float" office:value="1.612488" calcext:value-type="float">
            <text:p>1.612488</text:p>
          </table:table-cell>
          <table:table-cell office:value-type="float" office:value="4.851166" calcext:value-type="float">
            <text:p>4.851166</text:p>
          </table:table-cell>
          <table:table-cell office:value-type="float" office:value="3.286621" calcext:value-type="float">
            <text:p>3.286621</text:p>
          </table:table-cell>
          <table:table-cell office:value-type="float" office:value="6.309479" calcext:value-type="float">
            <text:p>6.309479</text:p>
          </table:table-cell>
          <table:table-cell office:value-type="float" office:value="4.767334" calcext:value-type="float">
            <text:p>4.767334</text:p>
          </table:table-cell>
          <table:table-cell office:value-type="float" office:value="7.263763" calcext:value-type="float">
            <text:p>7.263763</text:p>
          </table:table-cell>
          <table:table-cell office:value-type="float" office:value="5.768311" calcext:value-type="float">
            <text:p>5.768311</text:p>
          </table:table-cell>
          <table:table-cell office:value-type="float" office:value="8.402527" calcext:value-type="float">
            <text:p>8.402527</text:p>
          </table:table-cell>
          <table:table-cell office:value-type="float" office:value="6.987549" calcext:value-type="float">
            <text:p>6.987549</text:p>
          </table:table-cell>
          <table:table-cell office:value-type="float" office:value="9.403595" calcext:value-type="float">
            <text:p>9.403595</text:p>
          </table:table-cell>
          <table:table-cell office:value-type="float" office:value="8.180054" calcext:value-type="float">
            <text:p>8.180054</text:p>
          </table:table-cell>
          <table:table-cell office:value-type="float" office:value="10.79065" calcext:value-type="float">
            <text:p>10.79065</text:p>
          </table:table-cell>
          <table:table-cell office:value-type="float" office:value="9.924774" calcext:value-type="float">
            <text:p>9.924774</text:p>
          </table:table-cell>
          <table:table-cell office:value-type="float" office:value="12.25116" calcext:value-type="float">
            <text:p>12.25116</text:p>
          </table:table-cell>
          <table:table-cell office:value-type="float" office:value="11.8522" calcext:value-type="float">
            <text:p>11.8522</text:p>
          </table:table-cell>
          <table:table-cell office:value-type="float" office:value="13.27164" calcext:value-type="float">
            <text:p>13.27164</text:p>
          </table:table-cell>
          <table:table-cell office:value-type="float" office:value="13.091" calcext:value-type="float">
            <text:p>13.091</text:p>
          </table:table-cell>
          <table:table-cell office:value-type="float" office:value="13.70139" calcext:value-type="float">
            <text:p>13.70139</text:p>
          </table:table-cell>
          <table:table-cell office:value-type="float" office:value="13.59708" calcext:value-type="float">
            <text:p>13.59708</text:p>
          </table:table-cell>
          <table:table-cell office:value-type="float" office:value="13.9057" calcext:value-type="float">
            <text:p>13.9057</text:p>
          </table:table-cell>
          <table:table-cell office:value-type="float" office:value="13.84256" calcext:value-type="float">
            <text:p>13.84256</text:p>
          </table:table-cell>
          <table:table-cell office:value-type="float" office:value="13.91031" calcext:value-type="float">
            <text:p>13.91031</text:p>
          </table:table-cell>
          <table:table-cell office:value-type="float" office:value="13.86667" calcext:value-type="float">
            <text:p>13.86667</text:p>
          </table:table-cell>
          <table:table-cell office:value-type="float" office:value="13.76221" calcext:value-type="float">
            <text:p>13.76221</text:p>
          </table:table-cell>
          <table:table-cell office:value-type="float" office:value="13.72604" calcext:value-type="float">
            <text:p>13.72604</text:p>
          </table:table-cell>
          <table:table-cell office:value-type="float" office:value="2.970642" calcext:value-type="float">
            <text:p>2.970642</text:p>
          </table:table-cell>
          <table:table-cell office:value-type="float" office:value="-7.87619" calcext:value-type="float">
            <text:p>-7.876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2.8422" calcext:value-type="float">
            <text:p>2.8422</text:p>
          </table:table-cell>
          <table:table-cell office:value-type="float" office:value="-2.16" calcext:value-type="float">
            <text:p>-2.16</text:p>
          </table:table-cell>
          <table:table-cell office:value-type="float" office:value="-6.07" calcext:value-type="float">
            <text:p>-6.07</text:p>
          </table:table-cell>
          <table:table-cell office:value-type="float" office:value="0.4610312" calcext:value-type="float">
            <text:p>0.4610312</text:p>
          </table:table-cell>
          <table:table-cell office:value-type="float" office:value="0.3451227" calcext:value-type="float">
            <text:p>0.3451227</text:p>
          </table:table-cell>
          <table:table-cell office:value-type="float" office:value="167.184" calcext:value-type="float">
            <text:p>167.184</text:p>
          </table:table-cell>
          <table:table-cell office:value-type="float" office:value="0" calcext:value-type="float">
            <text:p>0</text:p>
          </table:table-cell>
          <table:table-cell office:value-type="float" office:value="1.12854" calcext:value-type="float">
            <text:p>1.12854</text:p>
          </table:table-cell>
          <table:table-cell office:value-type="float" office:value="-2.509583" calcext:value-type="float">
            <text:p>-2.509583</text:p>
          </table:table-cell>
          <table:table-cell office:value-type="float" office:value="1.842041" calcext:value-type="float">
            <text:p>1.842041</text:p>
          </table:table-cell>
          <table:table-cell office:value-type="float" office:value="0.1720886" calcext:value-type="float">
            <text:p>0.1720886</text:p>
          </table:table-cell>
          <table:table-cell office:value-type="float" office:value="3.242493" calcext:value-type="float">
            <text:p>3.242493</text:p>
          </table:table-cell>
          <table:table-cell office:value-type="float" office:value="1.895203" calcext:value-type="float">
            <text:p>1.895203</text:p>
          </table:table-cell>
          <table:table-cell office:value-type="float" office:value="4.736725" calcext:value-type="float">
            <text:p>4.736725</text:p>
          </table:table-cell>
          <table:table-cell office:value-type="float" office:value="3.497894" calcext:value-type="float">
            <text:p>3.497894</text:p>
          </table:table-cell>
          <table:table-cell office:value-type="float" office:value="5.745667" calcext:value-type="float">
            <text:p>5.745667</text:p>
          </table:table-cell>
          <table:table-cell office:value-type="float" office:value="4.498383" calcext:value-type="float">
            <text:p>4.498383</text:p>
          </table:table-cell>
          <table:table-cell office:value-type="float" office:value="6.973663" calcext:value-type="float">
            <text:p>6.973663</text:p>
          </table:table-cell>
          <table:table-cell office:value-type="float" office:value="5.747467" calcext:value-type="float">
            <text:p>5.747467</text:p>
          </table:table-cell>
          <table:table-cell office:value-type="float" office:value="8.169922" calcext:value-type="float">
            <text:p>8.169922</text:p>
          </table:table-cell>
          <table:table-cell office:value-type="float" office:value="7.053711" calcext:value-type="float">
            <text:p>7.053711</text:p>
          </table:table-cell>
          <table:table-cell office:value-type="float" office:value="9.916168" calcext:value-type="float">
            <text:p>9.916168</text:p>
          </table:table-cell>
          <table:table-cell office:value-type="float" office:value="9.020782" calcext:value-type="float">
            <text:p>9.020782</text:p>
          </table:table-cell>
          <table:table-cell office:value-type="float" office:value="11.84729" calcext:value-type="float">
            <text:p>11.84729</text:p>
          </table:table-cell>
          <table:table-cell office:value-type="float" office:value="11.3364" calcext:value-type="float">
            <text:p>11.3364</text:p>
          </table:table-cell>
          <table:table-cell office:value-type="float" office:value="13.08887" calcext:value-type="float">
            <text:p>13.08887</text:p>
          </table:table-cell>
          <table:table-cell office:value-type="float" office:value="12.8605" calcext:value-type="float">
            <text:p>12.8605</text:p>
          </table:table-cell>
          <table:table-cell office:value-type="float" office:value="13.59592" calcext:value-type="float">
            <text:p>13.59592</text:p>
          </table:table-cell>
          <table:table-cell office:value-type="float" office:value="13.47253" calcext:value-type="float">
            <text:p>13.47253</text:p>
          </table:table-cell>
          <table:table-cell office:value-type="float" office:value="13.84189" calcext:value-type="float">
            <text:p>13.84189</text:p>
          </table:table-cell>
          <table:table-cell office:value-type="float" office:value="13.77069" calcext:value-type="float">
            <text:p>13.77069</text:p>
          </table:table-cell>
          <table:table-cell office:value-type="float" office:value="13.86621" calcext:value-type="float">
            <text:p>13.86621</text:p>
          </table:table-cell>
          <table:table-cell office:value-type="float" office:value="13.81958" calcext:value-type="float">
            <text:p>13.81958</text:p>
          </table:table-cell>
          <table:table-cell office:value-type="float" office:value="13.72568" calcext:value-type="float">
            <text:p>13.72568</text:p>
          </table:table-cell>
          <table:table-cell office:value-type="float" office:value="13.68823" calcext:value-type="float">
            <text:p>13.68823</text:p>
          </table:table-cell>
          <table:table-cell office:value-type="float" office:value="0.245697" calcext:value-type="float">
            <text:p>0.245697</text:p>
          </table:table-cell>
          <table:table-cell office:value-type="float" office:value="-9.137726" calcext:value-type="float">
            <text:p>-9.1377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1.52" calcext:value-type="float">
            <text:p>1.52</text:p>
          </table:table-cell>
          <table:table-cell office:value-type="float" office:value="-2.56" calcext:value-type="float">
            <text:p>-2.56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4477464" calcext:value-type="float">
            <text:p>0.4477464</text:p>
          </table:table-cell>
          <table:table-cell office:value-type="float" office:value="201.024" calcext:value-type="float">
            <text:p>201.024</text:p>
          </table:table-cell>
          <table:table-cell office:value-type="float" office:value="0" calcext:value-type="float">
            <text:p>0</text:p>
          </table:table-cell>
          <table:table-cell office:value-type="float" office:value="1.802338" calcext:value-type="float">
            <text:p>1.802338</text:p>
          </table:table-cell>
          <table:table-cell office:value-type="float" office:value="-1.585632" calcext:value-type="float">
            <text:p>-1.585632</text:p>
          </table:table-cell>
          <table:table-cell office:value-type="float" office:value="2.223633" calcext:value-type="float">
            <text:p>2.223633</text:p>
          </table:table-cell>
          <table:table-cell office:value-type="float" office:value="0.2853699" calcext:value-type="float">
            <text:p>0.2853699</text:p>
          </table:table-cell>
          <table:table-cell office:value-type="float" office:value="2.793182" calcext:value-type="float">
            <text:p>2.793182</text:p>
          </table:table-cell>
          <table:table-cell office:value-type="float" office:value="1.616333" calcext:value-type="float">
            <text:p>1.616333</text:p>
          </table:table-cell>
          <table:table-cell office:value-type="float" office:value="3.641022" calcext:value-type="float">
            <text:p>3.641022</text:p>
          </table:table-cell>
          <table:table-cell office:value-type="float" office:value="2.986786" calcext:value-type="float">
            <text:p>2.986786</text:p>
          </table:table-cell>
          <table:table-cell office:value-type="float" office:value="4.485687" calcext:value-type="float">
            <text:p>4.485687</text:p>
          </table:table-cell>
          <table:table-cell office:value-type="float" office:value="4.006226" calcext:value-type="float">
            <text:p>4.006226</text:p>
          </table:table-cell>
          <table:table-cell office:value-type="float" office:value="5.738159" calcext:value-type="float">
            <text:p>5.738159</text:p>
          </table:table-cell>
          <table:table-cell office:value-type="float" office:value="5.229401" calcext:value-type="float">
            <text:p>5.229401</text:p>
          </table:table-cell>
          <table:table-cell office:value-type="float" office:value="7.045349" calcext:value-type="float">
            <text:p>7.045349</text:p>
          </table:table-cell>
          <table:table-cell office:value-type="float" office:value="6.448334" calcext:value-type="float">
            <text:p>6.448334</text:p>
          </table:table-cell>
          <table:table-cell office:value-type="float" office:value="9.012115" calcext:value-type="float">
            <text:p>9.012115</text:p>
          </table:table-cell>
          <table:table-cell office:value-type="float" office:value="8.270966" calcext:value-type="float">
            <text:p>8.270966</text:p>
          </table:table-cell>
          <table:table-cell office:value-type="float" office:value="11.33063" calcext:value-type="float">
            <text:p>11.33063</text:p>
          </table:table-cell>
          <table:table-cell office:value-type="float" office:value="10.77899" calcext:value-type="float">
            <text:p>10.77899</text:p>
          </table:table-cell>
          <table:table-cell office:value-type="float" office:value="12.85782" calcext:value-type="float">
            <text:p>12.85782</text:p>
          </table:table-cell>
          <table:table-cell office:value-type="float" office:value="12.58072" calcext:value-type="float">
            <text:p>12.58072</text:p>
          </table:table-cell>
          <table:table-cell office:value-type="float" office:value="13.47113" calcext:value-type="float">
            <text:p>13.47113</text:p>
          </table:table-cell>
          <table:table-cell office:value-type="float" office:value="13.32217" calcext:value-type="float">
            <text:p>13.32217</text:p>
          </table:table-cell>
          <table:table-cell office:value-type="float" office:value="13.76987" calcext:value-type="float">
            <text:p>13.76987</text:p>
          </table:table-cell>
          <table:table-cell office:value-type="float" office:value="13.68777" calcext:value-type="float">
            <text:p>13.68777</text:p>
          </table:table-cell>
          <table:table-cell office:value-type="float" office:value="13.81903" calcext:value-type="float">
            <text:p>13.81903</text:p>
          </table:table-cell>
          <table:table-cell office:value-type="float" office:value="13.76852" calcext:value-type="float">
            <text:p>13.76852</text:p>
          </table:table-cell>
          <table:table-cell office:value-type="float" office:value="13.68781" calcext:value-type="float">
            <text:p>13.68781</text:p>
          </table:table-cell>
          <table:table-cell office:value-type="float" office:value="13.64859" calcext:value-type="float">
            <text:p>13.64859</text:p>
          </table:table-cell>
          <table:table-cell office:value-type="float" office:value="0.9820862" calcext:value-type="float">
            <text:p>0.9820862</text:p>
          </table:table-cell>
          <table:table-cell office:value-type="float" office:value="-6.304291" calcext:value-type="float">
            <text:p>-6.3042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8.789585" calcext:value-type="float">
            <text:p>8.789585</text:p>
          </table:table-cell>
          <table:table-cell office:value-type="float" office:value="9.88" calcext:value-type="float">
            <text:p>9.88</text:p>
          </table:table-cell>
          <table:table-cell office:value-type="float" office:value="-4.9" calcext:value-type="float">
            <text:p>-4.9</text:p>
          </table:table-cell>
          <table:table-cell office:value-type="float" office:value="0.8544813" calcext:value-type="float">
            <text:p>0.8544813</text:p>
          </table:table-cell>
          <table:table-cell office:value-type="float" office:value="0.3766938" calcext:value-type="float">
            <text:p>0.3766938</text:p>
          </table:table-cell>
          <table:table-cell office:value-type="float" office:value="150.984" calcext:value-type="float">
            <text:p>150.984</text:p>
          </table:table-cell>
          <table:table-cell office:value-type="float" office:value="0" calcext:value-type="float">
            <text:p>0</text:p>
          </table:table-cell>
          <table:table-cell office:value-type="float" office:value="5.995789" calcext:value-type="float">
            <text:p>5.995789</text:p>
          </table:table-cell>
          <table:table-cell office:value-type="float" office:value="-2.25946" calcext:value-type="float">
            <text:p>-2.25946</text:p>
          </table:table-cell>
          <table:table-cell office:value-type="float" office:value="4.636688" calcext:value-type="float">
            <text:p>4.636688</text:p>
          </table:table-cell>
          <table:table-cell office:value-type="float" office:value="-0.02041626" calcext:value-type="float">
            <text:p>-0.02041626</text:p>
          </table:table-cell>
          <table:table-cell office:value-type="float" office:value="4.390747" calcext:value-type="float">
            <text:p>4.390747</text:p>
          </table:table-cell>
          <table:table-cell office:value-type="float" office:value="1.418243" calcext:value-type="float">
            <text:p>1.418243</text:p>
          </table:table-cell>
          <table:table-cell office:value-type="float" office:value="4.621643" calcext:value-type="float">
            <text:p>4.621643</text:p>
          </table:table-cell>
          <table:table-cell office:value-type="float" office:value="2.798096" calcext:value-type="float">
            <text:p>2.798096</text:p>
          </table:table-cell>
          <table:table-cell office:value-type="float" office:value="4.989319" calcext:value-type="float">
            <text:p>4.989319</text:p>
          </table:table-cell>
          <table:table-cell office:value-type="float" office:value="3.77594" calcext:value-type="float">
            <text:p>3.77594</text:p>
          </table:table-cell>
          <table:table-cell office:value-type="float" office:value="5.587769" calcext:value-type="float">
            <text:p>5.587769</text:p>
          </table:table-cell>
          <table:table-cell office:value-type="float" office:value="4.948029" calcext:value-type="float">
            <text:p>4.948029</text:p>
          </table:table-cell>
          <table:table-cell office:value-type="float" office:value="6.446167" calcext:value-type="float">
            <text:p>6.446167</text:p>
          </table:table-cell>
          <table:table-cell office:value-type="float" office:value="6.126343" calcext:value-type="float">
            <text:p>6.126343</text:p>
          </table:table-cell>
          <table:table-cell office:value-type="float" office:value="8.265411" calcext:value-type="float">
            <text:p>8.265411</text:p>
          </table:table-cell>
          <table:table-cell office:value-type="float" office:value="7.827698" calcext:value-type="float">
            <text:p>7.827698</text:p>
          </table:table-cell>
          <table:table-cell office:value-type="float" office:value="10.77338" calcext:value-type="float">
            <text:p>10.77338</text:p>
          </table:table-cell>
          <table:table-cell office:value-type="float" office:value="10.27798" calcext:value-type="float">
            <text:p>10.27798</text:p>
          </table:table-cell>
          <table:table-cell office:value-type="float" office:value="12.57761" calcext:value-type="float">
            <text:p>12.57761</text:p>
          </table:table-cell>
          <table:table-cell office:value-type="float" office:value="12.27158" calcext:value-type="float">
            <text:p>12.27158</text:p>
          </table:table-cell>
          <table:table-cell office:value-type="float" office:value="13.32043" calcext:value-type="float">
            <text:p>13.32043</text:p>
          </table:table-cell>
          <table:table-cell office:value-type="float" office:value="13.14624" calcext:value-type="float">
            <text:p>13.14624</text:p>
          </table:table-cell>
          <table:table-cell office:value-type="float" office:value="13.68686" calcext:value-type="float">
            <text:p>13.68686</text:p>
          </table:table-cell>
          <table:table-cell office:value-type="float" office:value="13.59192" calcext:value-type="float">
            <text:p>13.59192</text:p>
          </table:table-cell>
          <table:table-cell office:value-type="float" office:value="13.76791" calcext:value-type="float">
            <text:p>13.76791</text:p>
          </table:table-cell>
          <table:table-cell office:value-type="float" office:value="13.71161" calcext:value-type="float">
            <text:p>13.71161</text:p>
          </table:table-cell>
          <table:table-cell office:value-type="float" office:value="13.64816" calcext:value-type="float">
            <text:p>13.64816</text:p>
          </table:table-cell>
          <table:table-cell office:value-type="float" office:value="13.60629" calcext:value-type="float">
            <text:p>13.60629</text:p>
          </table:table-cell>
          <table:table-cell office:value-type="float" office:value="10.46539" calcext:value-type="float">
            <text:p>10.46539</text:p>
          </table:table-cell>
          <table:table-cell office:value-type="float" office:value="-8.058014" calcext:value-type="float">
            <text:p>-8.0580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8.67368" calcext:value-type="float">
            <text:p>8.67368</text:p>
          </table:table-cell>
          <table:table-cell office:value-type="float" office:value="13.36" calcext:value-type="float">
            <text:p>13.36</text:p>
          </table:table-cell>
          <table:table-cell office:value-type="float" office:value="-1.98" calcext:value-type="float">
            <text:p>-1.98</text:p>
          </table:table-cell>
          <table:table-cell office:value-type="float" office:value="1.014637" calcext:value-type="float">
            <text:p>1.014637</text:p>
          </table:table-cell>
          <table:table-cell office:value-type="float" office:value="0.4671238" calcext:value-type="float">
            <text:p>0.4671238</text:p>
          </table:table-cell>
          <table:table-cell office:value-type="float" office:value="188.28" calcext:value-type="float">
            <text:p>188.28</text:p>
          </table:table-cell>
          <table:table-cell office:value-type="float" office:value="0" calcext:value-type="float">
            <text:p>0</text:p>
          </table:table-cell>
          <table:table-cell office:value-type="float" office:value="9.43576" calcext:value-type="float">
            <text:p>9.43576</text:p>
          </table:table-cell>
          <table:table-cell office:value-type="float" office:value="1.314819" calcext:value-type="float">
            <text:p>1.314819</text:p>
          </table:table-cell>
          <table:table-cell office:value-type="float" office:value="7.604828" calcext:value-type="float">
            <text:p>7.604828</text:p>
          </table:table-cell>
          <table:table-cell office:value-type="float" office:value="2.310883" calcext:value-type="float">
            <text:p>2.310883</text:p>
          </table:table-cell>
          <table:table-cell office:value-type="float" office:value="6.645355" calcext:value-type="float">
            <text:p>6.645355</text:p>
          </table:table-cell>
          <table:table-cell office:value-type="float" office:value="3.179535" calcext:value-type="float">
            <text:p>3.179535</text:p>
          </table:table-cell>
          <table:table-cell office:value-type="float" office:value="6.254211" calcext:value-type="float">
            <text:p>6.254211</text:p>
          </table:table-cell>
          <table:table-cell office:value-type="float" office:value="4.047668" calcext:value-type="float">
            <text:p>4.047668</text:p>
          </table:table-cell>
          <table:table-cell office:value-type="float" office:value="6.230347" calcext:value-type="float">
            <text:p>6.230347</text:p>
          </table:table-cell>
          <table:table-cell office:value-type="float" office:value="4.693329" calcext:value-type="float">
            <text:p>4.693329</text:p>
          </table:table-cell>
          <table:table-cell office:value-type="float" office:value="6.443268" calcext:value-type="float">
            <text:p>6.443268</text:p>
          </table:table-cell>
          <table:table-cell office:value-type="float" office:value="5.497101" calcext:value-type="float">
            <text:p>5.497101</text:p>
          </table:table-cell>
          <table:table-cell office:value-type="float" office:value="6.879639" calcext:value-type="float">
            <text:p>6.879639</text:p>
          </table:table-cell>
          <table:table-cell office:value-type="float" office:value="6.361938" calcext:value-type="float">
            <text:p>6.361938</text:p>
          </table:table-cell>
          <table:table-cell office:value-type="float" office:value="7.826416" calcext:value-type="float">
            <text:p>7.826416</text:p>
          </table:table-cell>
          <table:table-cell office:value-type="float" office:value="7.735352" calcext:value-type="float">
            <text:p>7.735352</text:p>
          </table:table-cell>
          <table:table-cell office:value-type="float" office:value="10.27341" calcext:value-type="float">
            <text:p>10.27341</text:p>
          </table:table-cell>
          <table:table-cell office:value-type="float" office:value="9.915039" calcext:value-type="float">
            <text:p>9.915039</text:p>
          </table:table-cell>
          <table:table-cell office:value-type="float" office:value="12.26828" calcext:value-type="float">
            <text:p>12.26828</text:p>
          </table:table-cell>
          <table:table-cell office:value-type="float" office:value="11.96313" calcext:value-type="float">
            <text:p>11.96313</text:p>
          </table:table-cell>
          <table:table-cell office:value-type="float" office:value="13.14429" calcext:value-type="float">
            <text:p>13.14429</text:p>
          </table:table-cell>
          <table:table-cell office:value-type="float" office:value="12.95184" calcext:value-type="float">
            <text:p>12.95184</text:p>
          </table:table-cell>
          <table:table-cell office:value-type="float" office:value="13.59085" calcext:value-type="float">
            <text:p>13.59085</text:p>
          </table:table-cell>
          <table:table-cell office:value-type="float" office:value="13.4823" calcext:value-type="float">
            <text:p>13.4823</text:p>
          </table:table-cell>
          <table:table-cell office:value-type="float" office:value="13.71097" calcext:value-type="float">
            <text:p>13.71097</text:p>
          </table:table-cell>
          <table:table-cell office:value-type="float" office:value="13.6485" calcext:value-type="float">
            <text:p>13.6485</text:p>
          </table:table-cell>
          <table:table-cell office:value-type="float" office:value="13.60583" calcext:value-type="float">
            <text:p>13.60583</text:p>
          </table:table-cell>
          <table:table-cell office:value-type="float" office:value="13.56049" calcext:value-type="float">
            <text:p>13.56049</text:p>
          </table:table-cell>
          <table:table-cell office:value-type="float" office:value="21.32388" calcext:value-type="float">
            <text:p>21.32388</text:p>
          </table:table-cell>
          <table:table-cell office:value-type="float" office:value="-2.222809" calcext:value-type="float">
            <text:p>-2.2228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3.546326" calcext:value-type="float">
            <text:p>3.546326</text:p>
          </table:table-cell>
          <table:table-cell office:value-type="float" office:value="10.16" calcext:value-type="float">
            <text:p>10.16</text:p>
          </table:table-cell>
          <table:table-cell office:value-type="float" office:value="-1.38" calcext:value-type="float">
            <text:p>-1.38</text:p>
          </table:table-cell>
          <table:table-cell office:value-type="float" office:value="1.089624" calcext:value-type="float">
            <text:p>1.089624</text:p>
          </table:table-cell>
          <table:table-cell office:value-type="float" office:value="0.48796" calcext:value-type="float">
            <text:p>0.48796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0.1" calcext:value-type="float">
            <text:p>0.1</text:p>
          </table:table-cell>
          <table:table-cell office:value-type="float" office:value="6.744232" calcext:value-type="float">
            <text:p>6.744232</text:p>
          </table:table-cell>
          <table:table-cell office:value-type="float" office:value="2.270905" calcext:value-type="float">
            <text:p>2.270905</text:p>
          </table:table-cell>
          <table:table-cell office:value-type="float" office:value="6.125732" calcext:value-type="float">
            <text:p>6.125732</text:p>
          </table:table-cell>
          <table:table-cell office:value-type="float" office:value="3.289978" calcext:value-type="float">
            <text:p>3.289978</text:p>
          </table:table-cell>
          <table:table-cell office:value-type="float" office:value="5.889038" calcext:value-type="float">
            <text:p>5.889038</text:p>
          </table:table-cell>
          <table:table-cell office:value-type="float" office:value="4.166901" calcext:value-type="float">
            <text:p>4.166901</text:p>
          </table:table-cell>
          <table:table-cell office:value-type="float" office:value="5.979309" calcext:value-type="float">
            <text:p>5.979309</text:p>
          </table:table-cell>
          <table:table-cell office:value-type="float" office:value="4.980957" calcext:value-type="float">
            <text:p>4.980957</text:p>
          </table:table-cell>
          <table:table-cell office:value-type="float" office:value="6.177094" calcext:value-type="float">
            <text:p>6.177094</text:p>
          </table:table-cell>
          <table:table-cell office:value-type="float" office:value="5.539062" calcext:value-type="float">
            <text:p>5.539062</text:p>
          </table:table-cell>
          <table:table-cell office:value-type="float" office:value="6.519806" calcext:value-type="float">
            <text:p>6.519806</text:p>
          </table:table-cell>
          <table:table-cell office:value-type="float" office:value="6.186523" calcext:value-type="float">
            <text:p>6.186523</text:p>
          </table:table-cell>
          <table:table-cell office:value-type="float" office:value="7.009521" calcext:value-type="float">
            <text:p>7.009521</text:p>
          </table:table-cell>
          <table:table-cell office:value-type="float" office:value="6.834869" calcext:value-type="float">
            <text:p>6.834869</text:p>
          </table:table-cell>
          <table:table-cell office:value-type="float" office:value="7.894714" calcext:value-type="float">
            <text:p>7.894714</text:p>
          </table:table-cell>
          <table:table-cell office:value-type="float" office:value="7.786224" calcext:value-type="float">
            <text:p>7.786224</text:p>
          </table:table-cell>
          <table:table-cell office:value-type="float" office:value="9.912231" calcext:value-type="float">
            <text:p>9.912231</text:p>
          </table:table-cell>
          <table:table-cell office:value-type="float" office:value="9.71759" calcext:value-type="float">
            <text:p>9.71759</text:p>
          </table:table-cell>
          <table:table-cell office:value-type="float" office:value="11.96008" calcext:value-type="float">
            <text:p>11.96008</text:p>
          </table:table-cell>
          <table:table-cell office:value-type="float" office:value="11.68878" calcext:value-type="float">
            <text:p>11.68878</text:p>
          </table:table-cell>
          <table:table-cell office:value-type="float" office:value="12.94974" calcext:value-type="float">
            <text:p>12.94974</text:p>
          </table:table-cell>
          <table:table-cell office:value-type="float" office:value="12.75165" calcext:value-type="float">
            <text:p>12.75165</text:p>
          </table:table-cell>
          <table:table-cell office:value-type="float" office:value="13.48108" calcext:value-type="float">
            <text:p>13.48108</text:p>
          </table:table-cell>
          <table:table-cell office:value-type="float" office:value="13.36087" calcext:value-type="float">
            <text:p>13.36087</text:p>
          </table:table-cell>
          <table:table-cell office:value-type="float" office:value="13.64777" calcext:value-type="float">
            <text:p>13.64777</text:p>
          </table:table-cell>
          <table:table-cell office:value-type="float" office:value="13.57788" calcext:value-type="float">
            <text:p>13.57788</text:p>
          </table:table-cell>
          <table:table-cell office:value-type="float" office:value="13.56" calcext:value-type="float">
            <text:p>13.56</text:p>
          </table:table-cell>
          <table:table-cell office:value-type="float" office:value="13.51117" calcext:value-type="float">
            <text:p>13.51117</text:p>
          </table:table-cell>
          <table:table-cell office:value-type="float" office:value="11.31763" calcext:value-type="float">
            <text:p>11.31763</text:p>
          </table:table-cell>
          <table:table-cell office:value-type="float" office:value="-1.839172" calcext:value-type="float">
            <text:p>-1.8391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2.845046" calcext:value-type="float">
            <text:p>2.845046</text:p>
          </table:table-cell>
          <table:table-cell office:value-type="float" office:value="17.84" calcext:value-type="float">
            <text:p>17.84</text:p>
          </table:table-cell>
          <table:table-cell office:value-type="float" office:value="1.23" calcext:value-type="float">
            <text:p>1.23</text:p>
          </table:table-cell>
          <table:table-cell office:value-type="float" office:value="1.582951" calcext:value-type="float">
            <text:p>1.582951</text:p>
          </table:table-cell>
          <table:table-cell office:value-type="float" office:value="0.5886562" calcext:value-type="float">
            <text:p>0.5886562</text:p>
          </table:table-cell>
          <table:table-cell office:value-type="float" office:value="223.236" calcext:value-type="float">
            <text:p>223.236</text:p>
          </table:table-cell>
          <table:table-cell office:value-type="float" office:value="0" calcext:value-type="float">
            <text:p>0</text:p>
          </table:table-cell>
          <table:table-cell office:value-type="float" office:value="10.37762" calcext:value-type="float">
            <text:p>10.37762</text:p>
          </table:table-cell>
          <table:table-cell office:value-type="float" office:value="3.348602" calcext:value-type="float">
            <text:p>3.348602</text:p>
          </table:table-cell>
          <table:table-cell office:value-type="float" office:value="8.643066" calcext:value-type="float">
            <text:p>8.643066</text:p>
          </table:table-cell>
          <table:table-cell office:value-type="float" office:value="4.125549" calcext:value-type="float">
            <text:p>4.125549</text:p>
          </table:table-cell>
          <table:table-cell office:value-type="float" office:value="7.74231" calcext:value-type="float">
            <text:p>7.74231</text:p>
          </table:table-cell>
          <table:table-cell office:value-type="float" office:value="4.744232" calcext:value-type="float">
            <text:p>4.744232</text:p>
          </table:table-cell>
          <table:table-cell office:value-type="float" office:value="7.483154" calcext:value-type="float">
            <text:p>7.483154</text:p>
          </table:table-cell>
          <table:table-cell office:value-type="float" office:value="5.363068" calcext:value-type="float">
            <text:p>5.363068</text:p>
          </table:table-cell>
          <table:table-cell office:value-type="float" office:value="7.373444" calcext:value-type="float">
            <text:p>7.373444</text:p>
          </table:table-cell>
          <table:table-cell office:value-type="float" office:value="5.821503" calcext:value-type="float">
            <text:p>5.821503</text:p>
          </table:table-cell>
          <table:table-cell office:value-type="float" office:value="7.296783" calcext:value-type="float">
            <text:p>7.296783</text:p>
          </table:table-cell>
          <table:table-cell office:value-type="float" office:value="6.380157" calcext:value-type="float">
            <text:p>6.380157</text:p>
          </table:table-cell>
          <table:table-cell office:value-type="float" office:value="7.465454" calcext:value-type="float">
            <text:p>7.465454</text:p>
          </table:table-cell>
          <table:table-cell office:value-type="float" office:value="6.972443" calcext:value-type="float">
            <text:p>6.972443</text:p>
          </table:table-cell>
          <table:table-cell office:value-type="float" office:value="8.000824" calcext:value-type="float">
            <text:p>8.000824</text:p>
          </table:table-cell>
          <table:table-cell office:value-type="float" office:value="7.895935" calcext:value-type="float">
            <text:p>7.895935</text:p>
          </table:table-cell>
          <table:table-cell office:value-type="float" office:value="9.716003" calcext:value-type="float">
            <text:p>9.716003</text:p>
          </table:table-cell>
          <table:table-cell office:value-type="float" office:value="9.594513" calcext:value-type="float">
            <text:p>9.594513</text:p>
          </table:table-cell>
          <table:table-cell office:value-type="float" office:value="11.68613" calcext:value-type="float">
            <text:p>11.68613</text:p>
          </table:table-cell>
          <table:table-cell office:value-type="float" office:value="11.45889" calcext:value-type="float">
            <text:p>11.45889</text:p>
          </table:table-cell>
          <table:table-cell office:value-type="float" office:value="12.74954" calcext:value-type="float">
            <text:p>12.74954</text:p>
          </table:table-cell>
          <table:table-cell office:value-type="float" office:value="12.55899" calcext:value-type="float">
            <text:p>12.55899</text:p>
          </table:table-cell>
          <table:table-cell office:value-type="float" office:value="13.35959" calcext:value-type="float">
            <text:p>13.35959</text:p>
          </table:table-cell>
          <table:table-cell office:value-type="float" office:value="13.23212" calcext:value-type="float">
            <text:p>13.23212</text:p>
          </table:table-cell>
          <table:table-cell office:value-type="float" office:value="13.57712" calcext:value-type="float">
            <text:p>13.57712</text:p>
          </table:table-cell>
          <table:table-cell office:value-type="float" office:value="13.50015" calcext:value-type="float">
            <text:p>13.50015</text:p>
          </table:table-cell>
          <table:table-cell office:value-type="float" office:value="13.51062" calcext:value-type="float">
            <text:p>13.51062</text:p>
          </table:table-cell>
          <table:table-cell office:value-type="float" office:value="13.45715" calcext:value-type="float">
            <text:p>13.45715</text:p>
          </table:table-cell>
          <table:table-cell office:value-type="float" office:value="20.48584" calcext:value-type="float">
            <text:p>20.48584</text:p>
          </table:table-cell>
          <table:table-cell office:value-type="float" office:value="-1.043762" calcext:value-type="float">
            <text:p>-1.0437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6.699603" calcext:value-type="float">
            <text:p>6.699603</text:p>
          </table:table-cell>
          <table:table-cell office:value-type="float" office:value="18.28" calcext:value-type="float">
            <text:p>18.28</text:p>
          </table:table-cell>
          <table:table-cell office:value-type="float" office:value="-2.51" calcext:value-type="float">
            <text:p>-2.51</text:p>
          </table:table-cell>
          <table:table-cell office:value-type="float" office:value="1.730629" calcext:value-type="float">
            <text:p>1.730629</text:p>
          </table:table-cell>
          <table:table-cell office:value-type="float" office:value="0.4493877" calcext:value-type="float">
            <text:p>0.4493877</text:p>
          </table:table-cell>
          <table:table-cell office:value-type="float" office:value="424.908" calcext:value-type="float">
            <text:p>424.908</text:p>
          </table:table-cell>
          <table:table-cell office:value-type="float" office:value="1.2" calcext:value-type="float">
            <text:p>1.2</text:p>
          </table:table-cell>
          <table:table-cell office:value-type="float" office:value="12.77798" calcext:value-type="float">
            <text:p>12.77798</text:p>
          </table:table-cell>
          <table:table-cell office:value-type="float" office:value="5.108185" calcext:value-type="float">
            <text:p>5.108185</text:p>
          </table:table-cell>
          <table:table-cell office:value-type="float" office:value="11.31412" calcext:value-type="float">
            <text:p>11.31412</text:p>
          </table:table-cell>
          <table:table-cell office:value-type="float" office:value="6.5802" calcext:value-type="float">
            <text:p>6.5802</text:p>
          </table:table-cell>
          <table:table-cell office:value-type="float" office:value="10.25412" calcext:value-type="float">
            <text:p>10.25412</text:p>
          </table:table-cell>
          <table:table-cell office:value-type="float" office:value="7.667755" calcext:value-type="float">
            <text:p>7.667755</text:p>
          </table:table-cell>
          <table:table-cell office:value-type="float" office:value="9.480988" calcext:value-type="float">
            <text:p>9.480988</text:p>
          </table:table-cell>
          <table:table-cell office:value-type="float" office:value="7.500305" calcext:value-type="float">
            <text:p>7.500305</text:p>
          </table:table-cell>
          <table:table-cell office:value-type="float" office:value="9.060486" calcext:value-type="float">
            <text:p>9.060486</text:p>
          </table:table-cell>
          <table:table-cell office:value-type="float" office:value="7.387909" calcext:value-type="float">
            <text:p>7.387909</text:p>
          </table:table-cell>
          <table:table-cell office:value-type="float" office:value="8.717285" calcext:value-type="float">
            <text:p>8.717285</text:p>
          </table:table-cell>
          <table:table-cell office:value-type="float" office:value="7.310669" calcext:value-type="float">
            <text:p>7.310669</text:p>
          </table:table-cell>
          <table:table-cell office:value-type="float" office:value="8.617004" calcext:value-type="float">
            <text:p>8.617004</text:p>
          </table:table-cell>
          <table:table-cell office:value-type="float" office:value="7.477051" calcext:value-type="float">
            <text:p>7.477051</text:p>
          </table:table-cell>
          <table:table-cell office:value-type="float" office:value="8.580353" calcext:value-type="float">
            <text:p>8.580353</text:p>
          </table:table-cell>
          <table:table-cell office:value-type="float" office:value="8.004761" calcext:value-type="float">
            <text:p>8.004761</text:p>
          </table:table-cell>
          <table:table-cell office:value-type="float" office:value="9.607025" calcext:value-type="float">
            <text:p>9.607025</text:p>
          </table:table-cell>
          <table:table-cell office:value-type="float" office:value="9.576019" calcext:value-type="float">
            <text:p>9.576019</text:p>
          </table:table-cell>
          <table:table-cell office:value-type="float" office:value="11.45679" calcext:value-type="float">
            <text:p>11.45679</text:p>
          </table:table-cell>
          <table:table-cell office:value-type="float" office:value="11.27634" calcext:value-type="float">
            <text:p>11.27634</text:p>
          </table:table-cell>
          <table:table-cell office:value-type="float" office:value="12.55704" calcext:value-type="float">
            <text:p>12.55704</text:p>
          </table:table-cell>
          <table:table-cell office:value-type="float" office:value="12.38058" calcext:value-type="float">
            <text:p>12.38058</text:p>
          </table:table-cell>
          <table:table-cell office:value-type="float" office:value="13.23071" calcext:value-type="float">
            <text:p>13.23071</text:p>
          </table:table-cell>
          <table:table-cell office:value-type="float" office:value="13.09943" calcext:value-type="float">
            <text:p>13.09943</text:p>
          </table:table-cell>
          <table:table-cell office:value-type="float" office:value="13.49927" calcext:value-type="float">
            <text:p>13.49927</text:p>
          </table:table-cell>
          <table:table-cell office:value-type="float" office:value="13.41653" calcext:value-type="float">
            <text:p>13.41653</text:p>
          </table:table-cell>
          <table:table-cell office:value-type="float" office:value="13.45654" calcext:value-type="float">
            <text:p>13.45654</text:p>
          </table:table-cell>
          <table:table-cell office:value-type="float" office:value="13.39804" calcext:value-type="float">
            <text:p>13.39804</text:p>
          </table:table-cell>
          <table:table-cell office:value-type="float" office:value="20.73895" calcext:value-type="float">
            <text:p>20.73895</text:p>
          </table:table-cell>
          <table:table-cell office:value-type="float" office:value="-1.912659" calcext:value-type="float">
            <text:p>-1.9126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8.703722" calcext:value-type="float">
            <text:p>8.703722</text:p>
          </table:table-cell>
          <table:table-cell office:value-type="float" office:value="11.99" calcext:value-type="float">
            <text:p>11.99</text:p>
          </table:table-cell>
          <table:table-cell office:value-type="float" office:value="-3.14" calcext:value-type="float">
            <text:p>-3.14</text:p>
          </table:table-cell>
          <table:table-cell office:value-type="float" office:value="0.8404961" calcext:value-type="float">
            <text:p>0.8404961</text:p>
          </table:table-cell>
          <table:table-cell office:value-type="float" office:value="0.429094" calcext:value-type="float">
            <text:p>0.429094</text:p>
          </table:table-cell>
          <table:table-cell office:value-type="float" office:value="225.648" calcext:value-type="float">
            <text:p>225.648</text:p>
          </table:table-cell>
          <table:table-cell office:value-type="float" office:value="0" calcext:value-type="float">
            <text:p>0</text:p>
          </table:table-cell>
          <table:table-cell office:value-type="float" office:value="10.89297" calcext:value-type="float">
            <text:p>10.89297</text:p>
          </table:table-cell>
          <table:table-cell office:value-type="float" office:value="3.171814" calcext:value-type="float">
            <text:p>3.171814</text:p>
          </table:table-cell>
          <table:table-cell office:value-type="float" office:value="9.291595" calcext:value-type="float">
            <text:p>9.291595</text:p>
          </table:table-cell>
          <table:table-cell office:value-type="float" office:value="4.546265" calcext:value-type="float">
            <text:p>4.546265</text:p>
          </table:table-cell>
          <table:table-cell office:value-type="float" office:value="8.466522" calcext:value-type="float">
            <text:p>8.466522</text:p>
          </table:table-cell>
          <table:table-cell office:value-type="float" office:value="5.652069" calcext:value-type="float">
            <text:p>5.652069</text:p>
          </table:table-cell>
          <table:table-cell office:value-type="float" office:value="8.268219" calcext:value-type="float">
            <text:p>8.268219</text:p>
          </table:table-cell>
          <table:table-cell office:value-type="float" office:value="6.578339" calcext:value-type="float">
            <text:p>6.578339</text:p>
          </table:table-cell>
          <table:table-cell office:value-type="float" office:value="8.501984" calcext:value-type="float">
            <text:p>8.501984</text:p>
          </table:table-cell>
          <table:table-cell office:value-type="float" office:value="7.144135" calcext:value-type="float">
            <text:p>7.144135</text:p>
          </table:table-cell>
          <table:table-cell office:value-type="float" office:value="8.650391" calcext:value-type="float">
            <text:p>8.650391</text:p>
          </table:table-cell>
          <table:table-cell office:value-type="float" office:value="7.713013" calcext:value-type="float">
            <text:p>7.713013</text:p>
          </table:table-cell>
          <table:table-cell office:value-type="float" office:value="8.619202" calcext:value-type="float">
            <text:p>8.619202</text:p>
          </table:table-cell>
          <table:table-cell office:value-type="float" office:value="8.131195" calcext:value-type="float">
            <text:p>8.131195</text:p>
          </table:table-cell>
          <table:table-cell office:value-type="float" office:value="8.743591" calcext:value-type="float">
            <text:p>8.743591</text:p>
          </table:table-cell>
          <table:table-cell office:value-type="float" office:value="8.587311" calcext:value-type="float">
            <text:p>8.587311</text:p>
          </table:table-cell>
          <table:table-cell office:value-type="float" office:value="9.710449" calcext:value-type="float">
            <text:p>9.710449</text:p>
          </table:table-cell>
          <table:table-cell office:value-type="float" office:value="9.608215" calcext:value-type="float">
            <text:p>9.608215</text:p>
          </table:table-cell>
          <table:table-cell office:value-type="float" office:value="11.27472" calcext:value-type="float">
            <text:p>11.27472</text:p>
          </table:table-cell>
          <table:table-cell office:value-type="float" office:value="11.15677" calcext:value-type="float">
            <text:p>11.15677</text:p>
          </table:table-cell>
          <table:table-cell office:value-type="float" office:value="12.37881" calcext:value-type="float">
            <text:p>12.37881</text:p>
          </table:table-cell>
          <table:table-cell office:value-type="float" office:value="12.22507" calcext:value-type="float">
            <text:p>12.22507</text:p>
          </table:table-cell>
          <table:table-cell office:value-type="float" office:value="13.09802" calcext:value-type="float">
            <text:p>13.09802</text:p>
          </table:table-cell>
          <table:table-cell office:value-type="float" office:value="12.96808" calcext:value-type="float">
            <text:p>12.96808</text:p>
          </table:table-cell>
          <table:table-cell office:value-type="float" office:value="13.41562" calcext:value-type="float">
            <text:p>13.41562</text:p>
          </table:table-cell>
          <table:table-cell office:value-type="float" office:value="13.32755" calcext:value-type="float">
            <text:p>13.32755</text:p>
          </table:table-cell>
          <table:table-cell office:value-type="float" office:value="13.3974" calcext:value-type="float">
            <text:p>13.3974</text:p>
          </table:table-cell>
          <table:table-cell office:value-type="float" office:value="13.33374" calcext:value-type="float">
            <text:p>13.33374</text:p>
          </table:table-cell>
          <table:table-cell office:value-type="float" office:value="21.58258" calcext:value-type="float">
            <text:p>21.58258</text:p>
          </table:table-cell>
          <table:table-cell office:value-type="float" office:value="-2.269348" calcext:value-type="float">
            <text:p>-2.2693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3.825576" calcext:value-type="float">
            <text:p>3.825576</text:p>
          </table:table-cell>
          <table:table-cell office:value-type="float" office:value="6.36" calcext:value-type="float">
            <text:p>6.36</text:p>
          </table:table-cell>
          <table:table-cell office:value-type="float" office:value="-1.59" calcext:value-type="float">
            <text:p>-1.59</text:p>
          </table:table-cell>
          <table:table-cell office:value-type="float" office:value="0.8074332" calcext:value-type="float">
            <text:p>0.8074332</text:p>
          </table:table-cell>
          <table:table-cell office:value-type="float" office:value="0.4805744" calcext:value-type="float">
            <text:p>0.4805744</text:p>
          </table:table-cell>
          <table:table-cell office:value-type="float" office:value="164.664" calcext:value-type="float">
            <text:p>164.664</text:p>
          </table:table-cell>
          <table:table-cell office:value-type="float" office:value="0" calcext:value-type="float">
            <text:p>0</text:p>
          </table:table-cell>
          <table:table-cell office:value-type="float" office:value="6.44281" calcext:value-type="float">
            <text:p>6.44281</text:p>
          </table:table-cell>
          <table:table-cell office:value-type="float" office:value="2.858795" calcext:value-type="float">
            <text:p>2.858795</text:p>
          </table:table-cell>
          <table:table-cell office:value-type="float" office:value="6.134979" calcext:value-type="float">
            <text:p>6.134979</text:p>
          </table:table-cell>
          <table:table-cell office:value-type="float" office:value="4.12323" calcext:value-type="float">
            <text:p>4.12323</text:p>
          </table:table-cell>
          <table:table-cell office:value-type="float" office:value="6.57135" calcext:value-type="float">
            <text:p>6.57135</text:p>
          </table:table-cell>
          <table:table-cell office:value-type="float" office:value="5.167999" calcext:value-type="float">
            <text:p>5.167999</text:p>
          </table:table-cell>
          <table:table-cell office:value-type="float" office:value="7.306671" calcext:value-type="float">
            <text:p>7.306671</text:p>
          </table:table-cell>
          <table:table-cell office:value-type="float" office:value="6.034058" calcext:value-type="float">
            <text:p>6.034058</text:p>
          </table:table-cell>
          <table:table-cell office:value-type="float" office:value="7.67395" calcext:value-type="float">
            <text:p>7.67395</text:p>
          </table:table-cell>
          <table:table-cell office:value-type="float" office:value="6.573029" calcext:value-type="float">
            <text:p>6.573029</text:p>
          </table:table-cell>
          <table:table-cell office:value-type="float" office:value="8.035614" calcext:value-type="float">
            <text:p>8.035614</text:p>
          </table:table-cell>
          <table:table-cell office:value-type="float" office:value="7.187134" calcext:value-type="float">
            <text:p>7.187134</text:p>
          </table:table-cell>
          <table:table-cell office:value-type="float" office:value="8.307129" calcext:value-type="float">
            <text:p>8.307129</text:p>
          </table:table-cell>
          <table:table-cell office:value-type="float" office:value="7.747803" calcext:value-type="float">
            <text:p>7.747803</text:p>
          </table:table-cell>
          <table:table-cell office:value-type="float" office:value="8.753906" calcext:value-type="float">
            <text:p>8.753906</text:p>
          </table:table-cell>
          <table:table-cell office:value-type="float" office:value="8.579102" calcext:value-type="float">
            <text:p>8.579102</text:p>
          </table:table-cell>
          <table:table-cell office:value-type="float" office:value="9.733246" calcext:value-type="float">
            <text:p>9.733246</text:p>
          </table:table-cell>
          <table:table-cell office:value-type="float" office:value="9.71106" calcext:value-type="float">
            <text:p>9.71106</text:p>
          </table:table-cell>
          <table:table-cell office:value-type="float" office:value="11.15579" calcext:value-type="float">
            <text:p>11.15579</text:p>
          </table:table-cell>
          <table:table-cell office:value-type="float" office:value="11.07101" calcext:value-type="float">
            <text:p>11.07101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12.09467" calcext:value-type="float">
            <text:p>12.09467</text:p>
          </table:table-cell>
          <table:table-cell office:value-type="float" office:value="12.96677" calcext:value-type="float">
            <text:p>12.96677</text:p>
          </table:table-cell>
          <table:table-cell office:value-type="float" office:value="12.84274" calcext:value-type="float">
            <text:p>12.84274</text:p>
          </table:table-cell>
          <table:table-cell office:value-type="float" office:value="13.3266" calcext:value-type="float">
            <text:p>13.3266</text:p>
          </table:table-cell>
          <table:table-cell office:value-type="float" office:value="13.23474" calcext:value-type="float">
            <text:p>13.23474</text:p>
          </table:table-cell>
          <table:table-cell office:value-type="float" office:value="13.33304" calcext:value-type="float">
            <text:p>13.33304</text:p>
          </table:table-cell>
          <table:table-cell office:value-type="float" office:value="13.26413" calcext:value-type="float">
            <text:p>13.26413</text:p>
          </table:table-cell>
          <table:table-cell office:value-type="float" office:value="8.771606" calcext:value-type="float">
            <text:p>8.771606</text:p>
          </table:table-cell>
          <table:table-cell office:value-type="float" office:value="-1.822388" calcext:value-type="float">
            <text:p>-1.8223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8.592957" calcext:value-type="float">
            <text:p>8.592957</text:p>
          </table:table-cell>
          <table:table-cell office:value-type="float" office:value="6.47" calcext:value-type="float">
            <text:p>6.47</text:p>
          </table:table-cell>
          <table:table-cell office:value-type="float" office:value="-3.25" calcext:value-type="float">
            <text:p>-3.25</text:p>
          </table:table-cell>
          <table:table-cell office:value-type="float" office:value="0.7235664" calcext:value-type="float">
            <text:p>0.7235664</text:p>
          </table:table-cell>
          <table:table-cell office:value-type="float" office:value="0.4256369" calcext:value-type="float">
            <text:p>0.4256369</text:p>
          </table:table-cell>
          <table:table-cell office:value-type="float" office:value="261.432" calcext:value-type="float">
            <text:p>261.432</text:p>
          </table:table-cell>
          <table:table-cell office:value-type="float" office:value="0" calcext:value-type="float">
            <text:p>0</text:p>
          </table:table-cell>
          <table:table-cell office:value-type="float" office:value="7.970978" calcext:value-type="float">
            <text:p>7.970978</text:p>
          </table:table-cell>
          <table:table-cell office:value-type="float" office:value="1.820953" calcext:value-type="float">
            <text:p>1.820953</text:p>
          </table:table-cell>
          <table:table-cell office:value-type="float" office:value="6.900909" calcext:value-type="float">
            <text:p>6.900909</text:p>
          </table:table-cell>
          <table:table-cell office:value-type="float" office:value="3.108429" calcext:value-type="float">
            <text:p>3.108429</text:p>
          </table:table-cell>
          <table:table-cell office:value-type="float" office:value="6.474396" calcext:value-type="float">
            <text:p>6.474396</text:p>
          </table:table-cell>
          <table:table-cell office:value-type="float" office:value="4.194458" calcext:value-type="float">
            <text:p>4.194458</text:p>
          </table:table-cell>
          <table:table-cell office:value-type="float" office:value="6.452026" calcext:value-type="float">
            <text:p>6.452026</text:p>
          </table:table-cell>
          <table:table-cell office:value-type="float" office:value="5.177094" calcext:value-type="float">
            <text:p>5.177094</text:p>
          </table:table-cell>
          <table:table-cell office:value-type="float" office:value="6.612274" calcext:value-type="float">
            <text:p>6.612274</text:p>
          </table:table-cell>
          <table:table-cell office:value-type="float" office:value="5.852325" calcext:value-type="float">
            <text:p>5.852325</text:p>
          </table:table-cell>
          <table:table-cell office:value-type="float" office:value="7.178558" calcext:value-type="float">
            <text:p>7.178558</text:p>
          </table:table-cell>
          <table:table-cell office:value-type="float" office:value="6.614777" calcext:value-type="float">
            <text:p>6.614777</text:p>
          </table:table-cell>
          <table:table-cell office:value-type="float" office:value="7.743469" calcext:value-type="float">
            <text:p>7.743469</text:p>
          </table:table-cell>
          <table:table-cell office:value-type="float" office:value="7.310608" calcext:value-type="float">
            <text:p>7.310608</text:p>
          </table:table-cell>
          <table:table-cell office:value-type="float" office:value="8.57663" calcext:value-type="float">
            <text:p>8.57663</text:p>
          </table:table-cell>
          <table:table-cell office:value-type="float" office:value="8.276764" calcext:value-type="float">
            <text:p>8.276764</text:p>
          </table:table-cell>
          <table:table-cell office:value-type="float" office:value="9.720978" calcext:value-type="float">
            <text:p>9.720978</text:p>
          </table:table-cell>
          <table:table-cell office:value-type="float" office:value="9.617188" calcext:value-type="float">
            <text:p>9.617188</text:p>
          </table:table-cell>
          <table:table-cell office:value-type="float" office:value="11.07013" calcext:value-type="float">
            <text:p>11.07013</text:p>
          </table:table-cell>
          <table:table-cell office:value-type="float" office:value="10.98413" calcext:value-type="float">
            <text:p>10.98413</text:p>
          </table:table-cell>
          <table:table-cell office:value-type="float" office:value="12.09341" calcext:value-type="float">
            <text:p>12.09341</text:p>
          </table:table-cell>
          <table:table-cell office:value-type="float" office:value="11.98044" calcext:value-type="float">
            <text:p>11.98044</text:p>
          </table:table-cell>
          <table:table-cell office:value-type="float" office:value="12.84146" calcext:value-type="float">
            <text:p>12.84146</text:p>
          </table:table-cell>
          <table:table-cell office:value-type="float" office:value="12.72479" calcext:value-type="float">
            <text:p>12.72479</text:p>
          </table:table-cell>
          <table:table-cell office:value-type="float" office:value="13.23376" calcext:value-type="float">
            <text:p>13.23376</text:p>
          </table:table-cell>
          <table:table-cell office:value-type="float" office:value="13.1405" calcext:value-type="float">
            <text:p>13.1405</text:p>
          </table:table-cell>
          <table:table-cell office:value-type="float" office:value="13.26337" calcext:value-type="float">
            <text:p>13.26337</text:p>
          </table:table-cell>
          <table:table-cell office:value-type="float" office:value="13.19095" calcext:value-type="float">
            <text:p>13.19095</text:p>
          </table:table-cell>
          <table:table-cell office:value-type="float" office:value="15.60968" calcext:value-type="float">
            <text:p>15.60968</text:p>
          </table:table-cell>
          <table:table-cell office:value-type="float" office:value="-2.666595" calcext:value-type="float">
            <text:p>-2.6665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8.622736" calcext:value-type="float">
            <text:p>8.622736</text:p>
          </table:table-cell>
          <table:table-cell office:value-type="float" office:value="12.63" calcext:value-type="float">
            <text:p>12.63</text:p>
          </table:table-cell>
          <table:table-cell office:value-type="float" office:value="-3.66" calcext:value-type="float">
            <text:p>-3.66</text:p>
          </table:table-cell>
          <table:table-cell office:value-type="float" office:value="0.7539921" calcext:value-type="float">
            <text:p>0.7539921</text:p>
          </table:table-cell>
          <table:table-cell office:value-type="float" office:value="0.4129688" calcext:value-type="float">
            <text:p>0.4129688</text:p>
          </table:table-cell>
          <table:table-cell office:value-type="float" office:value="319.032" calcext:value-type="float">
            <text:p>319.032</text:p>
          </table:table-cell>
          <table:table-cell office:value-type="float" office:value="0" calcext:value-type="float">
            <text:p>0</text:p>
          </table:table-cell>
          <table:table-cell office:value-type="float" office:value="9.110596" calcext:value-type="float">
            <text:p>9.110596</text:p>
          </table:table-cell>
          <table:table-cell office:value-type="float" office:value="1.219055" calcext:value-type="float">
            <text:p>1.219055</text:p>
          </table:table-cell>
          <table:table-cell office:value-type="float" office:value="7.528961" calcext:value-type="float">
            <text:p>7.528961</text:p>
          </table:table-cell>
          <table:table-cell office:value-type="float" office:value="2.628479" calcext:value-type="float">
            <text:p>2.628479</text:p>
          </table:table-cell>
          <table:table-cell office:value-type="float" office:value="6.782074" calcext:value-type="float">
            <text:p>6.782074</text:p>
          </table:table-cell>
          <table:table-cell office:value-type="float" office:value="3.751678" calcext:value-type="float">
            <text:p>3.751678</text:p>
          </table:table-cell>
          <table:table-cell office:value-type="float" office:value="6.562347" calcext:value-type="float">
            <text:p>6.562347</text:p>
          </table:table-cell>
          <table:table-cell office:value-type="float" office:value="4.79126" calcext:value-type="float">
            <text:p>4.79126</text:p>
          </table:table-cell>
          <table:table-cell office:value-type="float" office:value="6.615265" calcext:value-type="float">
            <text:p>6.615265</text:p>
          </table:table-cell>
          <table:table-cell office:value-type="float" office:value="5.500275" calcext:value-type="float">
            <text:p>5.500275</text:p>
          </table:table-cell>
          <table:table-cell office:value-type="float" office:value="6.887085" calcext:value-type="float">
            <text:p>6.887085</text:p>
          </table:table-cell>
          <table:table-cell office:value-type="float" office:value="6.299225" calcext:value-type="float">
            <text:p>6.299225</text:p>
          </table:table-cell>
          <table:table-cell office:value-type="float" office:value="7.425568" calcext:value-type="float">
            <text:p>7.425568</text:p>
          </table:table-cell>
          <table:table-cell office:value-type="float" office:value="7.02179" calcext:value-type="float">
            <text:p>7.02179</text:p>
          </table:table-cell>
          <table:table-cell office:value-type="float" office:value="8.27536" calcext:value-type="float">
            <text:p>8.27536</text:p>
          </table:table-cell>
          <table:table-cell office:value-type="float" office:value="8.049469" calcext:value-type="float">
            <text:p>8.049469</text:p>
          </table:table-cell>
          <table:table-cell office:value-type="float" office:value="9.615753" calcext:value-type="float">
            <text:p>9.615753</text:p>
          </table:table-cell>
          <table:table-cell office:value-type="float" office:value="9.465973" calcext:value-type="float">
            <text:p>9.465973</text:p>
          </table:table-cell>
          <table:table-cell office:value-type="float" office:value="10.98312" calcext:value-type="float">
            <text:p>10.98312</text:p>
          </table:table-cell>
          <table:table-cell office:value-type="float" office:value="10.8812" calcext:value-type="float">
            <text:p>10.8812</text:p>
          </table:table-cell>
          <table:table-cell office:value-type="float" office:value="11.97931" calcext:value-type="float">
            <text:p>11.97931</text:p>
          </table:table-cell>
          <table:table-cell office:value-type="float" office:value="11.87155" calcext:value-type="float">
            <text:p>11.87155</text:p>
          </table:table-cell>
          <table:table-cell office:value-type="float" office:value="12.7236" calcext:value-type="float">
            <text:p>12.7236</text:p>
          </table:table-cell>
          <table:table-cell office:value-type="float" office:value="12.61328" calcext:value-type="float">
            <text:p>12.61328</text:p>
          </table:table-cell>
          <table:table-cell office:value-type="float" office:value="13.1395" calcext:value-type="float">
            <text:p>13.1395</text:p>
          </table:table-cell>
          <table:table-cell office:value-type="float" office:value="13.04645" calcext:value-type="float">
            <text:p>13.04645</text:p>
          </table:table-cell>
          <table:table-cell office:value-type="float" office:value="13.19016" calcext:value-type="float">
            <text:p>13.19016</text:p>
          </table:table-cell>
          <table:table-cell office:value-type="float" office:value="13.11505" calcext:value-type="float">
            <text:p>13.11505</text:p>
          </table:table-cell>
          <table:table-cell office:value-type="float" office:value="19.25681" calcext:value-type="float">
            <text:p>19.25681</text:p>
          </table:table-cell>
          <table:table-cell office:value-type="float" office:value="-3.09845" calcext:value-type="float">
            <text:p>-3.09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7.432477" calcext:value-type="float">
            <text:p>7.432477</text:p>
          </table:table-cell>
          <table:table-cell office:value-type="float" office:value="8.03" calcext:value-type="float">
            <text:p>8.03</text:p>
          </table:table-cell>
          <table:table-cell office:value-type="float" office:value="-3.09" calcext:value-type="float">
            <text:p>-3.09</text:p>
          </table:table-cell>
          <table:table-cell office:value-type="float" office:value="0.7581289" calcext:value-type="float">
            <text:p>0.7581289</text:p>
          </table:table-cell>
          <table:table-cell office:value-type="float" office:value="0.4306745" calcext:value-type="float">
            <text:p>0.4306745</text:p>
          </table:table-cell>
          <table:table-cell office:value-type="float" office:value="196.488" calcext:value-type="float">
            <text:p>196.488</text:p>
          </table:table-cell>
          <table:table-cell office:value-type="float" office:value="0" calcext:value-type="float">
            <text:p>0</text:p>
          </table:table-cell>
          <table:table-cell office:value-type="float" office:value="8.109894" calcext:value-type="float">
            <text:p>8.109894</text:p>
          </table:table-cell>
          <table:table-cell office:value-type="float" office:value="2.162445" calcext:value-type="float">
            <text:p>2.162445</text:p>
          </table:table-cell>
          <table:table-cell office:value-type="float" office:value="7.068909" calcext:value-type="float">
            <text:p>7.068909</text:p>
          </table:table-cell>
          <table:table-cell office:value-type="float" office:value="3.336548" calcext:value-type="float">
            <text:p>3.336548</text:p>
          </table:table-cell>
          <table:table-cell office:value-type="float" office:value="6.586823" calcext:value-type="float">
            <text:p>6.586823</text:p>
          </table:table-cell>
          <table:table-cell office:value-type="float" office:value="4.332031" calcext:value-type="float">
            <text:p>4.332031</text:p>
          </table:table-cell>
          <table:table-cell office:value-type="float" office:value="6.477295" calcext:value-type="float">
            <text:p>6.477295</text:p>
          </table:table-cell>
          <table:table-cell office:value-type="float" office:value="5.204071" calcext:value-type="float">
            <text:p>5.204071</text:p>
          </table:table-cell>
          <table:table-cell office:value-type="float" office:value="6.565338" calcext:value-type="float">
            <text:p>6.565338</text:p>
          </table:table-cell>
          <table:table-cell office:value-type="float" office:value="5.786285" calcext:value-type="float">
            <text:p>5.786285</text:p>
          </table:table-cell>
          <table:table-cell office:value-type="float" office:value="6.847382" calcext:value-type="float">
            <text:p>6.847382</text:p>
          </table:table-cell>
          <table:table-cell office:value-type="float" office:value="6.444672" calcext:value-type="float">
            <text:p>6.444672</text:p>
          </table:table-cell>
          <table:table-cell office:value-type="float" office:value="7.288361" calcext:value-type="float">
            <text:p>7.288361</text:p>
          </table:table-cell>
          <table:table-cell office:value-type="float" office:value="7.057617" calcext:value-type="float">
            <text:p>7.057617</text:p>
          </table:table-cell>
          <table:table-cell office:value-type="float" office:value="8.050049" calcext:value-type="float">
            <text:p>8.050049</text:p>
          </table:table-cell>
          <table:table-cell office:value-type="float" office:value="7.964417" calcext:value-type="float">
            <text:p>7.964417</text:p>
          </table:table-cell>
          <table:table-cell office:value-type="float" office:value="9.464386" calcext:value-type="float">
            <text:p>9.464386</text:p>
          </table:table-cell>
          <table:table-cell office:value-type="float" office:value="9.331116" calcext:value-type="float">
            <text:p>9.331116</text:p>
          </table:table-cell>
          <table:table-cell office:value-type="float" office:value="10.88004" calcext:value-type="float">
            <text:p>10.88004</text:p>
          </table:table-cell>
          <table:table-cell office:value-type="float" office:value="10.76749" calcext:value-type="float">
            <text:p>10.76749</text:p>
          </table:table-cell>
          <table:table-cell office:value-type="float" office:value="11.87042" calcext:value-type="float">
            <text:p>11.87042</text:p>
          </table:table-cell>
          <table:table-cell office:value-type="float" office:value="11.76236" calcext:value-type="float">
            <text:p>11.76236</text:p>
          </table:table-cell>
          <table:table-cell office:value-type="float" office:value="12.61215" calcext:value-type="float">
            <text:p>12.61215</text:p>
          </table:table-cell>
          <table:table-cell office:value-type="float" office:value="12.50601" calcext:value-type="float">
            <text:p>12.50601</text:p>
          </table:table-cell>
          <table:table-cell office:value-type="float" office:value="13.0455" calcext:value-type="float">
            <text:p>13.0455</text:p>
          </table:table-cell>
          <table:table-cell office:value-type="float" office:value="12.95297" calcext:value-type="float">
            <text:p>12.95297</text:p>
          </table:table-cell>
          <table:table-cell office:value-type="float" office:value="13.11426" calcext:value-type="float">
            <text:p>13.11426</text:p>
          </table:table-cell>
          <table:table-cell office:value-type="float" office:value="13.03619" calcext:value-type="float">
            <text:p>13.03619</text:p>
          </table:table-cell>
          <table:table-cell office:value-type="float" office:value="15.64828" calcext:value-type="float">
            <text:p>15.64828</text:p>
          </table:table-cell>
          <table:table-cell office:value-type="float" office:value="-2.586273" calcext:value-type="float">
            <text:p>-2.5862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8.353466" calcext:value-type="float">
            <text:p>8.353466</text:p>
          </table:table-cell>
          <table:table-cell office:value-type="float" office:value="12.57" calcext:value-type="float">
            <text:p>12.57</text:p>
          </table:table-cell>
          <table:table-cell office:value-type="float" office:value="0.08" calcext:value-type="float">
            <text:p>0.08</text:p>
          </table:table-cell>
          <table:table-cell office:value-type="float" office:value="0.8410351" calcext:value-type="float">
            <text:p>0.8410351</text:p>
          </table:table-cell>
          <table:table-cell office:value-type="float" office:value="0.5421917" calcext:value-type="float">
            <text:p>0.5421917</text:p>
          </table:table-cell>
          <table:table-cell office:value-type="float" office:value="470.592" calcext:value-type="float">
            <text:p>470.592</text:p>
          </table:table-cell>
          <table:table-cell office:value-type="float" office:value="0" calcext:value-type="float">
            <text:p>0</text:p>
          </table:table-cell>
          <table:table-cell office:value-type="float" office:value="10.15311" calcext:value-type="float">
            <text:p>10.15311</text:p>
          </table:table-cell>
          <table:table-cell office:value-type="float" office:value="2.653687" calcext:value-type="float">
            <text:p>2.653687</text:p>
          </table:table-cell>
          <table:table-cell office:value-type="float" office:value="8.456818" calcext:value-type="float">
            <text:p>8.456818</text:p>
          </table:table-cell>
          <table:table-cell office:value-type="float" office:value="3.609283" calcext:value-type="float">
            <text:p>3.609283</text:p>
          </table:table-cell>
          <table:table-cell office:value-type="float" office:value="7.541656" calcext:value-type="float">
            <text:p>7.541656</text:p>
          </table:table-cell>
          <table:table-cell office:value-type="float" office:value="4.461395" calcext:value-type="float">
            <text:p>4.461395</text:p>
          </table:table-cell>
          <table:table-cell office:value-type="float" office:value="7.123627" calcext:value-type="float">
            <text:p>7.123627</text:p>
          </table:table-cell>
          <table:table-cell office:value-type="float" office:value="5.250488" calcext:value-type="float">
            <text:p>5.250488</text:p>
          </table:table-cell>
          <table:table-cell office:value-type="float" office:value="7.033966" calcext:value-type="float">
            <text:p>7.033966</text:p>
          </table:table-cell>
          <table:table-cell office:value-type="float" office:value="5.791809" calcext:value-type="float">
            <text:p>5.791809</text:p>
          </table:table-cell>
          <table:table-cell office:value-type="float" office:value="7.131927" calcext:value-type="float">
            <text:p>7.131927</text:p>
          </table:table-cell>
          <table:table-cell office:value-type="float" office:value="6.417145" calcext:value-type="float">
            <text:p>6.417145</text:p>
          </table:table-cell>
          <table:table-cell office:value-type="float" office:value="7.385254" calcext:value-type="float">
            <text:p>7.385254</text:p>
          </table:table-cell>
          <table:table-cell office:value-type="float" office:value="7.009857" calcext:value-type="float">
            <text:p>7.009857</text:p>
          </table:table-cell>
          <table:table-cell office:value-type="float" office:value="7.96579" calcext:value-type="float">
            <text:p>7.96579</text:p>
          </table:table-cell>
          <table:table-cell office:value-type="float" office:value="7.893005" calcext:value-type="float">
            <text:p>7.893005</text:p>
          </table:table-cell>
          <table:table-cell office:value-type="float" office:value="9.329834" calcext:value-type="float">
            <text:p>9.329834</text:p>
          </table:table-cell>
          <table:table-cell office:value-type="float" office:value="9.219666" calcext:value-type="float">
            <text:p>9.219666</text:p>
          </table:table-cell>
          <table:table-cell office:value-type="float" office:value="10.76627" calcext:value-type="float">
            <text:p>10.76627</text:p>
          </table:table-cell>
          <table:table-cell office:value-type="float" office:value="10.65286" calcext:value-type="float">
            <text:p>10.65286</text:p>
          </table:table-cell>
          <table:table-cell office:value-type="float" office:value="11.76123" calcext:value-type="float">
            <text:p>11.76123</text:p>
          </table:table-cell>
          <table:table-cell office:value-type="float" office:value="11.65207" calcext:value-type="float">
            <text:p>11.65207</text:p>
          </table:table-cell>
          <table:table-cell office:value-type="float" office:value="12.50491" calcext:value-type="float">
            <text:p>12.50491</text:p>
          </table:table-cell>
          <table:table-cell office:value-type="float" office:value="12.4007" calcext:value-type="float">
            <text:p>12.4007</text:p>
          </table:table-cell>
          <table:table-cell office:value-type="float" office:value="12.95203" calcext:value-type="float">
            <text:p>12.95203</text:p>
          </table:table-cell>
          <table:table-cell office:value-type="float" office:value="12.86005" calcext:value-type="float">
            <text:p>12.86005</text:p>
          </table:table-cell>
          <table:table-cell office:value-type="float" office:value="13.03537" calcext:value-type="float">
            <text:p>13.03537</text:p>
          </table:table-cell>
          <table:table-cell office:value-type="float" office:value="12.95557" calcext:value-type="float">
            <text:p>12.95557</text:p>
          </table:table-cell>
          <table:table-cell office:value-type="float" office:value="21.40506" calcext:value-type="float">
            <text:p>21.40506</text:p>
          </table:table-cell>
          <table:table-cell office:value-type="float" office:value="-1.383026" calcext:value-type="float">
            <text:p>-1.383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2.828777" calcext:value-type="float">
            <text:p>2.828777</text:p>
          </table:table-cell>
          <table:table-cell office:value-type="float" office:value="5.02" calcext:value-type="float">
            <text:p>5.02</text:p>
          </table:table-cell>
          <table:table-cell office:value-type="float" office:value="-2.66" calcext:value-type="float">
            <text:p>-2.66</text:p>
          </table:table-cell>
          <table:table-cell office:value-type="float" office:value="0.7681614" calcext:value-type="float">
            <text:p>0.7681614</text:p>
          </table:table-cell>
          <table:table-cell office:value-type="float" office:value="0.4444795" calcext:value-type="float">
            <text:p>0.4444795</text:p>
          </table:table-cell>
          <table:table-cell office:value-type="float" office:value="308.664" calcext:value-type="float">
            <text:p>308.664</text:p>
          </table:table-cell>
          <table:table-cell office:value-type="float" office:value="0.7" calcext:value-type="float">
            <text:p>0.7</text:p>
          </table:table-cell>
          <table:table-cell office:value-type="float" office:value="6.727173" calcext:value-type="float">
            <text:p>6.727173</text:p>
          </table:table-cell>
          <table:table-cell office:value-type="float" office:value="2.695251" calcext:value-type="float">
            <text:p>2.695251</text:p>
          </table:table-cell>
          <table:table-cell office:value-type="float" office:value="6.363892" calcext:value-type="float">
            <text:p>6.363892</text:p>
          </table:table-cell>
          <table:table-cell office:value-type="float" office:value="3.93634" calcext:value-type="float">
            <text:p>3.93634</text:p>
          </table:table-cell>
          <table:table-cell office:value-type="float" office:value="6.405823" calcext:value-type="float">
            <text:p>6.405823</text:p>
          </table:table-cell>
          <table:table-cell office:value-type="float" office:value="4.946381" calcext:value-type="float">
            <text:p>4.946381</text:p>
          </table:table-cell>
          <table:table-cell office:value-type="float" office:value="6.764648" calcext:value-type="float">
            <text:p>6.764648</text:p>
          </table:table-cell>
          <table:table-cell office:value-type="float" office:value="5.780975" calcext:value-type="float">
            <text:p>5.780975</text:p>
          </table:table-cell>
          <table:table-cell office:value-type="float" office:value="6.943817" calcext:value-type="float">
            <text:p>6.943817</text:p>
          </table:table-cell>
          <table:table-cell office:value-type="float" office:value="6.282288" calcext:value-type="float">
            <text:p>6.282288</text:p>
          </table:table-cell>
          <table:table-cell office:value-type="float" office:value="7.137909" calcext:value-type="float">
            <text:p>7.137909</text:p>
          </table:table-cell>
          <table:table-cell office:value-type="float" office:value="6.835754" calcext:value-type="float">
            <text:p>6.835754</text:p>
          </table:table-cell>
          <table:table-cell office:value-type="float" office:value="7.42926" calcext:value-type="float">
            <text:p>7.42926</text:p>
          </table:table-cell>
          <table:table-cell office:value-type="float" office:value="7.300934" calcext:value-type="float">
            <text:p>7.300934</text:p>
          </table:table-cell>
          <table:table-cell office:value-type="float" office:value="7.988129" calcext:value-type="float">
            <text:p>7.988129</text:p>
          </table:table-cell>
          <table:table-cell office:value-type="float" office:value="7.924225" calcext:value-type="float">
            <text:p>7.924225</text:p>
          </table:table-cell>
          <table:table-cell office:value-type="float" office:value="9.218719" calcext:value-type="float">
            <text:p>9.218719</text:p>
          </table:table-cell>
          <table:table-cell office:value-type="float" office:value="9.160126" calcext:value-type="float">
            <text:p>9.160126</text:p>
          </table:table-cell>
          <table:table-cell office:value-type="float" office:value="10.65167" calcext:value-type="float">
            <text:p>10.65167</text:p>
          </table:table-cell>
          <table:table-cell office:value-type="float" office:value="10.54651" calcext:value-type="float">
            <text:p>10.54651</text:p>
          </table:table-cell>
          <table:table-cell office:value-type="float" office:value="11.65091" calcext:value-type="float">
            <text:p>11.65091</text:p>
          </table:table-cell>
          <table:table-cell office:value-type="float" office:value="11.54343" calcext:value-type="float">
            <text:p>11.54343</text:p>
          </table:table-cell>
          <table:table-cell office:value-type="float" office:value="12.39963" calcext:value-type="float">
            <text:p>12.39963</text:p>
          </table:table-cell>
          <table:table-cell office:value-type="float" office:value="12.29703" calcext:value-type="float">
            <text:p>12.29703</text:p>
          </table:table-cell>
          <table:table-cell office:value-type="float" office:value="12.8591" calcext:value-type="float">
            <text:p>12.8591</text:p>
          </table:table-cell>
          <table:table-cell office:value-type="float" office:value="12.76688" calcext:value-type="float">
            <text:p>12.76688</text:p>
          </table:table-cell>
          <table:table-cell office:value-type="float" office:value="12.95468" calcext:value-type="float">
            <text:p>12.95468</text:p>
          </table:table-cell>
          <table:table-cell office:value-type="float" office:value="12.87335" calcext:value-type="float">
            <text:p>12.87335</text:p>
          </table:table-cell>
          <table:table-cell office:value-type="float" office:value="9.200287" calcext:value-type="float">
            <text:p>9.200287</text:p>
          </table:table-cell>
          <table:table-cell office:value-type="float" office:value="-2.33783" calcext:value-type="float">
            <text:p>-2.33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8.369606" calcext:value-type="float">
            <text:p>8.369606</text:p>
          </table:table-cell>
          <table:table-cell office:value-type="float" office:value="7.11" calcext:value-type="float">
            <text:p>7.11</text:p>
          </table:table-cell>
          <table:table-cell office:value-type="float" office:value="-7.75" calcext:value-type="float">
            <text:p>-7.75</text:p>
          </table:table-cell>
          <table:table-cell office:value-type="float" office:value="0.7635971" calcext:value-type="float">
            <text:p>0.7635971</text:p>
          </table:table-cell>
          <table:table-cell office:value-type="float" office:value="0.3039498" calcext:value-type="float">
            <text:p>0.3039498</text:p>
          </table:table-cell>
          <table:table-cell office:value-type="float" office:value="204.876" calcext:value-type="float">
            <text:p>204.876</text:p>
          </table:table-cell>
          <table:table-cell office:value-type="float" office:value="0" calcext:value-type="float">
            <text:p>0</text:p>
          </table:table-cell>
          <table:table-cell office:value-type="float" office:value="6.411407" calcext:value-type="float">
            <text:p>6.411407</text:p>
          </table:table-cell>
          <table:table-cell office:value-type="float" office:value="0.2072754" calcext:value-type="float">
            <text:p>0.2072754</text:p>
          </table:table-cell>
          <table:table-cell office:value-type="float" office:value="5.601379" calcext:value-type="float">
            <text:p>5.601379</text:p>
          </table:table-cell>
          <table:table-cell office:value-type="float" office:value="1.994415" calcext:value-type="float">
            <text:p>1.994415</text:p>
          </table:table-cell>
          <table:table-cell office:value-type="float" office:value="5.477386" calcext:value-type="float">
            <text:p>5.477386</text:p>
          </table:table-cell>
          <table:table-cell office:value-type="float" office:value="3.328918" calcext:value-type="float">
            <text:p>3.328918</text:p>
          </table:table-cell>
          <table:table-cell office:value-type="float" office:value="5.75177" calcext:value-type="float">
            <text:p>5.75177</text:p>
          </table:table-cell>
          <table:table-cell office:value-type="float" office:value="4.472504" calcext:value-type="float">
            <text:p>4.472504</text:p>
          </table:table-cell>
          <table:table-cell office:value-type="float" office:value="6.261749" calcext:value-type="float">
            <text:p>6.261749</text:p>
          </table:table-cell>
          <table:table-cell office:value-type="float" office:value="5.226898" calcext:value-type="float">
            <text:p>5.226898</text:p>
          </table:table-cell>
          <table:table-cell office:value-type="float" office:value="6.825714" calcext:value-type="float">
            <text:p>6.825714</text:p>
          </table:table-cell>
          <table:table-cell office:value-type="float" office:value="6.047516" calcext:value-type="float">
            <text:p>6.047516</text:p>
          </table:table-cell>
          <table:table-cell office:value-type="float" office:value="7.296875" calcext:value-type="float">
            <text:p>7.296875</text:p>
          </table:table-cell>
          <table:table-cell office:value-type="float" office:value="6.75293" calcext:value-type="float">
            <text:p>6.75293</text:p>
          </table:table-cell>
          <table:table-cell office:value-type="float" office:value="7.978912" calcext:value-type="float">
            <text:p>7.978912</text:p>
          </table:table-cell>
          <table:table-cell office:value-type="float" office:value="7.717102" calcext:value-type="float">
            <text:p>7.717102</text:p>
          </table:table-cell>
          <table:table-cell office:value-type="float" office:value="9.159576" calcext:value-type="float">
            <text:p>9.159576</text:p>
          </table:table-cell>
          <table:table-cell office:value-type="float" office:value="9.067871" calcext:value-type="float">
            <text:p>9.067871</text:p>
          </table:table-cell>
          <table:table-cell office:value-type="float" office:value="10.54547" calcext:value-type="float">
            <text:p>10.54547</text:p>
          </table:table-cell>
          <table:table-cell office:value-type="float" office:value="10.44907" calcext:value-type="float">
            <text:p>10.44907</text:p>
          </table:table-cell>
          <table:table-cell office:value-type="float" office:value="11.54233" calcext:value-type="float">
            <text:p>11.54233</text:p>
          </table:table-cell>
          <table:table-cell office:value-type="float" office:value="11.43909" calcext:value-type="float">
            <text:p>11.43909</text:p>
          </table:table-cell>
          <table:table-cell office:value-type="float" office:value="12.29596" calcext:value-type="float">
            <text:p>12.29596</text:p>
          </table:table-cell>
          <table:table-cell office:value-type="float" office:value="12.19467" calcext:value-type="float">
            <text:p>12.19467</text:p>
          </table:table-cell>
          <table:table-cell office:value-type="float" office:value="12.7659" calcext:value-type="float">
            <text:p>12.7659</text:p>
          </table:table-cell>
          <table:table-cell office:value-type="float" office:value="12.67404" calcext:value-type="float">
            <text:p>12.67404</text:p>
          </table:table-cell>
          <table:table-cell office:value-type="float" office:value="12.8725" calcext:value-type="float">
            <text:p>12.8725</text:p>
          </table:table-cell>
          <table:table-cell office:value-type="float" office:value="12.79071" calcext:value-type="float">
            <text:p>12.79071</text:p>
          </table:table-cell>
          <table:table-cell office:value-type="float" office:value="9.161469" calcext:value-type="float">
            <text:p>9.161469</text:p>
          </table:table-cell>
          <table:table-cell office:value-type="float" office:value="-5.00943" calcext:value-type="float">
            <text:p>-5.00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7.623393" calcext:value-type="float">
            <text:p>7.623393</text:p>
          </table:table-cell>
          <table:table-cell office:value-type="float" office:value="8.16" calcext:value-type="float">
            <text:p>8.16</text:p>
          </table:table-cell>
          <table:table-cell office:value-type="float" office:value="-5.71" calcext:value-type="float">
            <text:p>-5.71</text:p>
          </table:table-cell>
          <table:table-cell office:value-type="float" office:value="0.8492504" calcext:value-type="float">
            <text:p>0.8492504</text:p>
          </table:table-cell>
          <table:table-cell office:value-type="float" office:value="0.3545732" calcext:value-type="float">
            <text:p>0.3545732</text:p>
          </table:table-cell>
          <table:table-cell office:value-type="float" office:value="369.972" calcext:value-type="float">
            <text:p>369.972</text:p>
          </table:table-cell>
          <table:table-cell office:value-type="float" office:value="0" calcext:value-type="float">
            <text:p>0</text:p>
          </table:table-cell>
          <table:table-cell office:value-type="float" office:value="6.593872" calcext:value-type="float">
            <text:p>6.593872</text:p>
          </table:table-cell>
          <table:table-cell office:value-type="float" office:value="0.5557556" calcext:value-type="float">
            <text:p>0.5557556</text:p>
          </table:table-cell>
          <table:table-cell office:value-type="float" office:value="5.750549" calcext:value-type="float">
            <text:p>5.750549</text:p>
          </table:table-cell>
          <table:table-cell office:value-type="float" office:value="1.946106" calcext:value-type="float">
            <text:p>1.946106</text:p>
          </table:table-cell>
          <table:table-cell office:value-type="float" office:value="5.427734" calcext:value-type="float">
            <text:p>5.427734</text:p>
          </table:table-cell>
          <table:table-cell office:value-type="float" office:value="3.065491" calcext:value-type="float">
            <text:p>3.065491</text:p>
          </table:table-cell>
          <table:table-cell office:value-type="float" office:value="5.460602" calcext:value-type="float">
            <text:p>5.460602</text:p>
          </table:table-cell>
          <table:table-cell office:value-type="float" office:value="4.102966" calcext:value-type="float">
            <text:p>4.102966</text:p>
          </table:table-cell>
          <table:table-cell office:value-type="float" office:value="5.652069" calcext:value-type="float">
            <text:p>5.652069</text:p>
          </table:table-cell>
          <table:table-cell office:value-type="float" office:value="4.822754" calcext:value-type="float">
            <text:p>4.822754</text:p>
          </table:table-cell>
          <table:table-cell office:value-type="float" office:value="6.22641" calcext:value-type="float">
            <text:p>6.22641</text:p>
          </table:table-cell>
          <table:table-cell office:value-type="float" office:value="5.638702" calcext:value-type="float">
            <text:p>5.638702</text:p>
          </table:table-cell>
          <table:table-cell office:value-type="float" office:value="6.807129" calcext:value-type="float">
            <text:p>6.807129</text:p>
          </table:table-cell>
          <table:table-cell office:value-type="float" office:value="6.388794" calcext:value-type="float">
            <text:p>6.388794</text:p>
          </table:table-cell>
          <table:table-cell office:value-type="float" office:value="7.715118" calcext:value-type="float">
            <text:p>7.715118</text:p>
          </table:table-cell>
          <table:table-cell office:value-type="float" office:value="7.43869" calcext:value-type="float">
            <text:p>7.43869</text:p>
          </table:table-cell>
          <table:table-cell office:value-type="float" office:value="9.066467" calcext:value-type="float">
            <text:p>9.066467</text:p>
          </table:table-cell>
          <table:table-cell office:value-type="float" office:value="8.911072" calcext:value-type="float">
            <text:p>8.911072</text:p>
          </table:table-cell>
          <table:table-cell office:value-type="float" office:value="10.44803" calcext:value-type="float">
            <text:p>10.44803</text:p>
          </table:table-cell>
          <table:table-cell office:value-type="float" office:value="10.34314" calcext:value-type="float">
            <text:p>10.34314</text:p>
          </table:table-cell>
          <table:table-cell office:value-type="float" office:value="11.43802" calcext:value-type="float">
            <text:p>11.43802</text:p>
          </table:table-cell>
          <table:table-cell office:value-type="float" office:value="11.33658" calcext:value-type="float">
            <text:p>11.33658</text:p>
          </table:table-cell>
          <table:table-cell office:value-type="float" office:value="12.19366" calcext:value-type="float">
            <text:p>12.19366</text:p>
          </table:table-cell>
          <table:table-cell office:value-type="float" office:value="12.09412" calcext:value-type="float">
            <text:p>12.09412</text:p>
          </table:table-cell>
          <table:table-cell office:value-type="float" office:value="12.67307" calcext:value-type="float">
            <text:p>12.67307</text:p>
          </table:table-cell>
          <table:table-cell office:value-type="float" office:value="12.58148" calcext:value-type="float">
            <text:p>12.58148</text:p>
          </table:table-cell>
          <table:table-cell office:value-type="float" office:value="12.78983" calcext:value-type="float">
            <text:p>12.78983</text:p>
          </table:table-cell>
          <table:table-cell office:value-type="float" office:value="12.70578" calcext:value-type="float">
            <text:p>12.70578</text:p>
          </table:table-cell>
          <table:table-cell office:value-type="float" office:value="11.3367" calcext:value-type="float">
            <text:p>11.3367</text:p>
          </table:table-cell>
          <table:table-cell office:value-type="float" office:value="-3.756866" calcext:value-type="float">
            <text:p>-3.7568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8.199875" calcext:value-type="float">
            <text:p>8.199875</text:p>
          </table:table-cell>
          <table:table-cell office:value-type="float" office:value="12.65" calcext:value-type="float">
            <text:p>12.65</text:p>
          </table:table-cell>
          <table:table-cell office:value-type="float" office:value="3.54" calcext:value-type="float">
            <text:p>3.54</text:p>
          </table:table-cell>
          <table:table-cell office:value-type="float" office:value="1.014048" calcext:value-type="float">
            <text:p>1.014048</text:p>
          </table:table-cell>
          <table:table-cell office:value-type="float" office:value="0.6929332" calcext:value-type="float">
            <text:p>0.6929332</text:p>
          </table:table-cell>
          <table:table-cell office:value-type="float" office:value="571.4641" calcext:value-type="float">
            <text:p>571.4641</text:p>
          </table:table-cell>
          <table:table-cell office:value-type="float" office:value="0" calcext:value-type="float">
            <text:p>0</text:p>
          </table:table-cell>
          <table:table-cell office:value-type="float" office:value="10.33356" calcext:value-type="float">
            <text:p>10.33356</text:p>
          </table:table-cell>
          <table:table-cell office:value-type="float" office:value="2.919464" calcext:value-type="float">
            <text:p>2.919464</text:p>
          </table:table-cell>
          <table:table-cell office:value-type="float" office:value="8.511169" calcext:value-type="float">
            <text:p>8.511169</text:p>
          </table:table-cell>
          <table:table-cell office:value-type="float" office:value="3.559113" calcext:value-type="float">
            <text:p>3.559113</text:p>
          </table:table-cell>
          <table:table-cell office:value-type="float" office:value="7.464813" calcext:value-type="float">
            <text:p>7.464813</text:p>
          </table:table-cell>
          <table:table-cell office:value-type="float" office:value="4.177917" calcext:value-type="float">
            <text:p>4.177917</text:p>
          </table:table-cell>
          <table:table-cell office:value-type="float" office:value="6.919434" calcext:value-type="float">
            <text:p>6.919434</text:p>
          </table:table-cell>
          <table:table-cell office:value-type="float" office:value="4.809662" calcext:value-type="float">
            <text:p>4.809662</text:p>
          </table:table-cell>
          <table:table-cell office:value-type="float" office:value="6.763855" calcext:value-type="float">
            <text:p>6.763855</text:p>
          </table:table-cell>
          <table:table-cell office:value-type="float" office:value="5.277588" calcext:value-type="float">
            <text:p>5.277588</text:p>
          </table:table-cell>
          <table:table-cell office:value-type="float" office:value="6.794891" calcext:value-type="float">
            <text:p>6.794891</text:p>
          </table:table-cell>
          <table:table-cell office:value-type="float" office:value="5.847992" calcext:value-type="float">
            <text:p>5.847992</text:p>
          </table:table-cell>
          <table:table-cell office:value-type="float" office:value="6.962158" calcext:value-type="float">
            <text:p>6.962158</text:p>
          </table:table-cell>
          <table:table-cell office:value-type="float" office:value="6.4422" calcext:value-type="float">
            <text:p>6.4422</text:p>
          </table:table-cell>
          <table:table-cell office:value-type="float" office:value="7.437622" calcext:value-type="float">
            <text:p>7.437622</text:p>
          </table:table-cell>
          <table:table-cell office:value-type="float" office:value="7.357269" calcext:value-type="float">
            <text:p>7.357269</text:p>
          </table:table-cell>
          <table:table-cell office:value-type="float" office:value="8.909271" calcext:value-type="float">
            <text:p>8.909271</text:p>
          </table:table-cell>
          <table:table-cell office:value-type="float" office:value="8.762726" calcext:value-type="float">
            <text:p>8.762726</text:p>
          </table:table-cell>
          <table:table-cell office:value-type="float" office:value="10.34198" calcext:value-type="float">
            <text:p>10.34198</text:p>
          </table:table-cell>
          <table:table-cell office:value-type="float" office:value="10.22583" calcext:value-type="float">
            <text:p>10.22583</text:p>
          </table:table-cell>
          <table:table-cell office:value-type="float" office:value="11.33548" calcext:value-type="float">
            <text:p>11.33548</text:p>
          </table:table-cell>
          <table:table-cell office:value-type="float" office:value="11.23196" calcext:value-type="float">
            <text:p>11.23196</text:p>
          </table:table-cell>
          <table:table-cell office:value-type="float" office:value="12.09305" calcext:value-type="float">
            <text:p>12.09305</text:p>
          </table:table-cell>
          <table:table-cell office:value-type="float" office:value="11.99493" calcext:value-type="float">
            <text:p>11.99493</text:p>
          </table:table-cell>
          <table:table-cell office:value-type="float" office:value="12.58051" calcext:value-type="float">
            <text:p>12.58051</text:p>
          </table:table-cell>
          <table:table-cell office:value-type="float" office:value="12.48892" calcext:value-type="float">
            <text:p>12.48892</text:p>
          </table:table-cell>
          <table:table-cell office:value-type="float" office:value="12.7049" calcext:value-type="float">
            <text:p>12.7049</text:p>
          </table:table-cell>
          <table:table-cell office:value-type="float" office:value="12.62079" calcext:value-type="float">
            <text:p>12.62079</text:p>
          </table:table-cell>
          <table:table-cell office:value-type="float" office:value="21.74753" calcext:value-type="float">
            <text:p>21.74753</text:p>
          </table:table-cell>
          <table:table-cell office:value-type="float" office:value="-0.2414551" calcext:value-type="float">
            <text:p>-0.2414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3.83057" calcext:value-type="float">
            <text:p>3.83057</text:p>
          </table:table-cell>
          <table:table-cell office:value-type="float" office:value="8.38" calcext:value-type="float">
            <text:p>8.38</text:p>
          </table:table-cell>
          <table:table-cell office:value-type="float" office:value="-5.53" calcext:value-type="float">
            <text:p>-5.53</text:p>
          </table:table-cell>
          <table:table-cell office:value-type="float" office:value="0.9560027" calcext:value-type="float">
            <text:p>0.9560027</text:p>
          </table:table-cell>
          <table:table-cell office:value-type="float" office:value="0.3593854" calcext:value-type="float">
            <text:p>0.3593854</text:p>
          </table:table-cell>
          <table:table-cell office:value-type="float" office:value="234.108" calcext:value-type="float">
            <text:p>234.108</text:p>
          </table:table-cell>
          <table:table-cell office:value-type="float" office:value="0" calcext:value-type="float">
            <text:p>0</text:p>
          </table:table-cell>
          <table:table-cell office:value-type="float" office:value="8.377045" calcext:value-type="float">
            <text:p>8.377045</text:p>
          </table:table-cell>
          <table:table-cell office:value-type="float" office:value="2.53299" calcext:value-type="float">
            <text:p>2.53299</text:p>
          </table:table-cell>
          <table:table-cell office:value-type="float" office:value="7.380707" calcext:value-type="float">
            <text:p>7.380707</text:p>
          </table:table-cell>
          <table:table-cell office:value-type="float" office:value="4.068481" calcext:value-type="float">
            <text:p>4.068481</text:p>
          </table:table-cell>
          <table:table-cell office:value-type="float" office:value="6.905457" calcext:value-type="float">
            <text:p>6.905457</text:p>
          </table:table-cell>
          <table:table-cell office:value-type="float" office:value="5.18573" calcext:value-type="float">
            <text:p>5.18573</text:p>
          </table:table-cell>
          <table:table-cell office:value-type="float" office:value="6.771454" calcext:value-type="float">
            <text:p>6.771454</text:p>
          </table:table-cell>
          <table:table-cell office:value-type="float" office:value="5.997467" calcext:value-type="float">
            <text:p>5.997467</text:p>
          </table:table-cell>
          <table:table-cell office:value-type="float" office:value="6.800476" calcext:value-type="float">
            <text:p>6.800476</text:p>
          </table:table-cell>
          <table:table-cell office:value-type="float" office:value="6.418549" calcext:value-type="float">
            <text:p>6.418549</text:p>
          </table:table-cell>
          <table:table-cell office:value-type="float" office:value="6.912476" calcext:value-type="float">
            <text:p>6.912476</text:p>
          </table:table-cell>
          <table:table-cell office:value-type="float" office:value="6.746979" calcext:value-type="float">
            <text:p>6.746979</text:p>
          </table:table-cell>
          <table:table-cell office:value-type="float" office:value="7.164337" calcext:value-type="float">
            <text:p>7.164337</text:p>
          </table:table-cell>
          <table:table-cell office:value-type="float" office:value="6.970337" calcext:value-type="float">
            <text:p>6.970337</text:p>
          </table:table-cell>
          <table:table-cell office:value-type="float" office:value="7.634094" calcext:value-type="float">
            <text:p>7.634094</text:p>
          </table:table-cell>
          <table:table-cell office:value-type="float" office:value="7.420319" calcext:value-type="float">
            <text:p>7.420319</text:p>
          </table:table-cell>
          <table:table-cell office:value-type="float" office:value="8.761658" calcext:value-type="float">
            <text:p>8.761658</text:p>
          </table:table-cell>
          <table:table-cell office:value-type="float" office:value="8.723175" calcext:value-type="float">
            <text:p>8.723175</text:p>
          </table:table-cell>
          <table:table-cell office:value-type="float" office:value="10.22458" calcext:value-type="float">
            <text:p>10.22458</text:p>
          </table:table-cell>
          <table:table-cell office:value-type="float" office:value="10.11703" calcext:value-type="float">
            <text:p>10.11703</text:p>
          </table:table-cell>
          <table:table-cell office:value-type="float" office:value="11.23087" calcext:value-type="float">
            <text:p>11.23087</text:p>
          </table:table-cell>
          <table:table-cell office:value-type="float" office:value="11.12595" calcext:value-type="float">
            <text:p>11.12595</text:p>
          </table:table-cell>
          <table:table-cell office:value-type="float" office:value="11.9939" calcext:value-type="float">
            <text:p>11.9939</text:p>
          </table:table-cell>
          <table:table-cell office:value-type="float" office:value="11.89481" calcext:value-type="float">
            <text:p>11.89481</text:p>
          </table:table-cell>
          <table:table-cell office:value-type="float" office:value="12.48795" calcext:value-type="float">
            <text:p>12.48795</text:p>
          </table:table-cell>
          <table:table-cell office:value-type="float" office:value="12.39642" calcext:value-type="float">
            <text:p>12.39642</text:p>
          </table:table-cell>
          <table:table-cell office:value-type="float" office:value="12.6199" calcext:value-type="float">
            <text:p>12.6199</text:p>
          </table:table-cell>
          <table:table-cell office:value-type="float" office:value="12.53595" calcext:value-type="float">
            <text:p>12.53595</text:p>
          </table:table-cell>
          <table:table-cell office:value-type="float" office:value="15.25214" calcext:value-type="float">
            <text:p>15.25214</text:p>
          </table:table-cell>
          <table:table-cell office:value-type="float" office:value="-3.707092" calcext:value-type="float">
            <text:p>-3.7070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7.949827" calcext:value-type="float">
            <text:p>7.949827</text:p>
          </table:table-cell>
          <table:table-cell office:value-type="float" office:value="9.2" calcext:value-type="float">
            <text:p>9.2</text:p>
          </table:table-cell>
          <table:table-cell office:value-type="float" office:value="-7.77" calcext:value-type="float">
            <text:p>-7.77</text:p>
          </table:table-cell>
          <table:table-cell office:value-type="float" office:value="0.7748173" calcext:value-type="float">
            <text:p>0.7748173</text:p>
          </table:table-cell>
          <table:table-cell office:value-type="float" office:value="0.3034878" calcext:value-type="float">
            <text:p>0.3034878</text:p>
          </table:table-cell>
          <table:table-cell office:value-type="float" office:value="157.968" calcext:value-type="float">
            <text:p>157.968</text:p>
          </table:table-cell>
          <table:table-cell office:value-type="float" office:value="0" calcext:value-type="float">
            <text:p>0</text:p>
          </table:table-cell>
          <table:table-cell office:value-type="float" office:value="6.546051" calcext:value-type="float">
            <text:p>6.546051</text:p>
          </table:table-cell>
          <table:table-cell office:value-type="float" office:value="-0.06698608" calcext:value-type="float">
            <text:p>-0.06698608</text:p>
          </table:table-cell>
          <table:table-cell office:value-type="float" office:value="5.706818" calcext:value-type="float">
            <text:p>5.706818</text:p>
          </table:table-cell>
          <table:table-cell office:value-type="float" office:value="1.847351" calcext:value-type="float">
            <text:p>1.847351</text:p>
          </table:table-cell>
          <table:table-cell office:value-type="float" office:value="5.470184" calcext:value-type="float">
            <text:p>5.470184</text:p>
          </table:table-cell>
          <table:table-cell office:value-type="float" office:value="3.237396" calcext:value-type="float">
            <text:p>3.237396</text:p>
          </table:table-cell>
          <table:table-cell office:value-type="float" office:value="5.956909" calcext:value-type="float">
            <text:p>5.956909</text:p>
          </table:table-cell>
          <table:table-cell office:value-type="float" office:value="4.404327" calcext:value-type="float">
            <text:p>4.404327</text:p>
          </table:table-cell>
          <table:table-cell office:value-type="float" office:value="6.392242" calcext:value-type="float">
            <text:p>6.392242</text:p>
          </table:table-cell>
          <table:table-cell office:value-type="float" office:value="5.153259" calcext:value-type="float">
            <text:p>5.153259</text:p>
          </table:table-cell>
          <table:table-cell office:value-type="float" office:value="6.833801" calcext:value-type="float">
            <text:p>6.833801</text:p>
          </table:table-cell>
          <table:table-cell office:value-type="float" office:value="5.944244" calcext:value-type="float">
            <text:p>5.944244</text:p>
          </table:table-cell>
          <table:table-cell office:value-type="float" office:value="7.157623" calcext:value-type="float">
            <text:p>7.157623</text:p>
          </table:table-cell>
          <table:table-cell office:value-type="float" office:value="6.586914" calcext:value-type="float">
            <text:p>6.586914</text:p>
          </table:table-cell>
          <table:table-cell office:value-type="float" office:value="7.64856" calcext:value-type="float">
            <text:p>7.64856</text:p>
          </table:table-cell>
          <table:table-cell office:value-type="float" office:value="7.457123" calcext:value-type="float">
            <text:p>7.457123</text:p>
          </table:table-cell>
          <table:table-cell office:value-type="float" office:value="8.723114" calcext:value-type="float">
            <text:p>8.723114</text:p>
          </table:table-cell>
          <table:table-cell office:value-type="float" office:value="8.6828" calcext:value-type="float">
            <text:p>8.6828</text:p>
          </table:table-cell>
          <table:table-cell office:value-type="float" office:value="10.11603" calcext:value-type="float">
            <text:p>10.11603</text:p>
          </table:table-cell>
          <table:table-cell office:value-type="float" office:value="10.0285" calcext:value-type="float">
            <text:p>10.0285</text:p>
          </table:table-cell>
          <table:table-cell office:value-type="float" office:value="11.12485" calcext:value-type="float">
            <text:p>11.12485</text:p>
          </table:table-cell>
          <table:table-cell office:value-type="float" office:value="11.02502" calcext:value-type="float">
            <text:p>11.02502</text:p>
          </table:table-cell>
          <table:table-cell office:value-type="float" office:value="11.89377" calcext:value-type="float">
            <text:p>11.89377</text:p>
          </table:table-cell>
          <table:table-cell office:value-type="float" office:value="11.79605" calcext:value-type="float">
            <text:p>11.79605</text:p>
          </table:table-cell>
          <table:table-cell office:value-type="float" office:value="12.39548" calcext:value-type="float">
            <text:p>12.39548</text:p>
          </table:table-cell>
          <table:table-cell office:value-type="float" office:value="12.30426" calcext:value-type="float">
            <text:p>12.30426</text:p>
          </table:table-cell>
          <table:table-cell office:value-type="float" office:value="12.53506" calcext:value-type="float">
            <text:p>12.53506</text:p>
          </table:table-cell>
          <table:table-cell office:value-type="float" office:value="12.45099" calcext:value-type="float">
            <text:p>12.45099</text:p>
          </table:table-cell>
          <table:table-cell office:value-type="float" office:value="10.10263" calcext:value-type="float">
            <text:p>10.10263</text:p>
          </table:table-cell>
          <table:table-cell office:value-type="float" office:value="-5.305481" calcext:value-type="float">
            <text:p>-5.305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3.012431" calcext:value-type="float">
            <text:p>3.012431</text:p>
          </table:table-cell>
          <table:table-cell office:value-type="float" office:value="6.72" calcext:value-type="float">
            <text:p>6.72</text:p>
          </table:table-cell>
          <table:table-cell office:value-type="float" office:value="-2.99" calcext:value-type="float">
            <text:p>-2.99</text:p>
          </table:table-cell>
          <table:table-cell office:value-type="float" office:value="0.7995881" calcext:value-type="float">
            <text:p>0.7995881</text:p>
          </table:table-cell>
          <table:table-cell office:value-type="float" office:value="0.4338503" calcext:value-type="float">
            <text:p>0.4338503</text:p>
          </table:table-cell>
          <table:table-cell office:value-type="float" office:value="403.704" calcext:value-type="float">
            <text:p>403.704</text:p>
          </table:table-cell>
          <table:table-cell office:value-type="float" office:value="0.1" calcext:value-type="float">
            <text:p>0.1</text:p>
          </table:table-cell>
          <table:table-cell office:value-type="float" office:value="4.351044" calcext:value-type="float">
            <text:p>4.351044</text:p>
          </table:table-cell>
          <table:table-cell office:value-type="float" office:value="1.55011" calcext:value-type="float">
            <text:p>1.55011</text:p>
          </table:table-cell>
          <table:table-cell office:value-type="float" office:value="4.383484" calcext:value-type="float">
            <text:p>4.383484</text:p>
          </table:table-cell>
          <table:table-cell office:value-type="float" office:value="2.640808" calcext:value-type="float">
            <text:p>2.640808</text:p>
          </table:table-cell>
          <table:table-cell office:value-type="float" office:value="4.591217" calcext:value-type="float">
            <text:p>4.591217</text:p>
          </table:table-cell>
          <table:table-cell office:value-type="float" office:value="3.55484" calcext:value-type="float">
            <text:p>3.55484</text:p>
          </table:table-cell>
          <table:table-cell office:value-type="float" office:value="5.168365" calcext:value-type="float">
            <text:p>5.168365</text:p>
          </table:table-cell>
          <table:table-cell office:value-type="float" office:value="4.41983" calcext:value-type="float">
            <text:p>4.41983</text:p>
          </table:table-cell>
          <table:table-cell office:value-type="float" office:value="5.621277" calcext:value-type="float">
            <text:p>5.621277</text:p>
          </table:table-cell>
          <table:table-cell office:value-type="float" office:value="5.017395" calcext:value-type="float">
            <text:p>5.017395</text:p>
          </table:table-cell>
          <table:table-cell office:value-type="float" office:value="6.138702" calcext:value-type="float">
            <text:p>6.138702</text:p>
          </table:table-cell>
          <table:table-cell office:value-type="float" office:value="5.689056" calcext:value-type="float">
            <text:p>5.689056</text:p>
          </table:table-cell>
          <table:table-cell office:value-type="float" office:value="6.648712" calcext:value-type="float">
            <text:p>6.648712</text:p>
          </table:table-cell>
          <table:table-cell office:value-type="float" office:value="6.299805" calcext:value-type="float">
            <text:p>6.299805</text:p>
          </table:table-cell>
          <table:table-cell office:value-type="float" office:value="7.455505" calcext:value-type="float">
            <text:p>7.455505</text:p>
          </table:table-cell>
          <table:table-cell office:value-type="float" office:value="7.220551" calcext:value-type="float">
            <text:p>7.220551</text:p>
          </table:table-cell>
          <table:table-cell office:value-type="float" office:value="8.681915" calcext:value-type="float">
            <text:p>8.681915</text:p>
          </table:table-cell>
          <table:table-cell office:value-type="float" office:value="8.571289" calcext:value-type="float">
            <text:p>8.571289</text:p>
          </table:table-cell>
          <table:table-cell office:value-type="float" office:value="10.02759" calcext:value-type="float">
            <text:p>10.02759</text:p>
          </table:table-cell>
          <table:table-cell office:value-type="float" office:value="9.939056" calcext:value-type="float">
            <text:p>9.939056</text:p>
          </table:table-cell>
          <table:table-cell office:value-type="float" office:value="11.02402" calcext:value-type="float">
            <text:p>11.02402</text:p>
          </table:table-cell>
          <table:table-cell office:value-type="float" office:value="10.92914" calcext:value-type="float">
            <text:p>10.92914</text:p>
          </table:table-cell>
          <table:table-cell office:value-type="float" office:value="11.79504" calcext:value-type="float">
            <text:p>11.79504</text:p>
          </table:table-cell>
          <table:table-cell office:value-type="float" office:value="11.69864" calcext:value-type="float">
            <text:p>11.69864</text:p>
          </table:table-cell>
          <table:table-cell office:value-type="float" office:value="12.30331" calcext:value-type="float">
            <text:p>12.30331</text:p>
          </table:table-cell>
          <table:table-cell office:value-type="float" office:value="12.21262" calcext:value-type="float">
            <text:p>12.21262</text:p>
          </table:table-cell>
          <table:table-cell office:value-type="float" office:value="12.4501" calcext:value-type="float">
            <text:p>12.4501</text:p>
          </table:table-cell>
          <table:table-cell office:value-type="float" office:value="12.366" calcext:value-type="float">
            <text:p>12.366</text:p>
          </table:table-cell>
          <table:table-cell office:value-type="float" office:value="4.883636" calcext:value-type="float">
            <text:p>4.883636</text:p>
          </table:table-cell>
          <table:table-cell office:value-type="float" office:value="-2.729065" calcext:value-type="float">
            <text:p>-2.7290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8.516778" calcext:value-type="float">
            <text:p>8.516778</text:p>
          </table:table-cell>
          <table:table-cell office:value-type="float" office:value="5.14" calcext:value-type="float">
            <text:p>5.14</text:p>
          </table:table-cell>
          <table:table-cell office:value-type="float" office:value="-8.54" calcext:value-type="float">
            <text:p>-8.54</text:p>
          </table:table-cell>
          <table:table-cell office:value-type="float" office:value="0.6368162" calcext:value-type="float">
            <text:p>0.6368162</text:p>
          </table:table-cell>
          <table:table-cell office:value-type="float" office:value="0.2861645" calcext:value-type="float">
            <text:p>0.2861645</text:p>
          </table:table-cell>
          <table:table-cell office:value-type="float" office:value="247.212" calcext:value-type="float">
            <text:p>247.212</text:p>
          </table:table-cell>
          <table:table-cell office:value-type="float" office:value="0" calcext:value-type="float">
            <text:p>0</text:p>
          </table:table-cell>
          <table:table-cell office:value-type="float" office:value="5.740204" calcext:value-type="float">
            <text:p>5.740204</text:p>
          </table:table-cell>
          <table:table-cell office:value-type="float" office:value="-0.1783752" calcext:value-type="float">
            <text:p>-0.1783752</text:p>
          </table:table-cell>
          <table:table-cell office:value-type="float" office:value="4.916656" calcext:value-type="float">
            <text:p>4.916656</text:p>
          </table:table-cell>
          <table:table-cell office:value-type="float" office:value="1.408752" calcext:value-type="float">
            <text:p>1.408752</text:p>
          </table:table-cell>
          <table:table-cell office:value-type="float" office:value="4.717926" calcext:value-type="float">
            <text:p>4.717926</text:p>
          </table:table-cell>
          <table:table-cell office:value-type="float" office:value="2.618744" calcext:value-type="float">
            <text:p>2.618744</text:p>
          </table:table-cell>
          <table:table-cell office:value-type="float" office:value="4.835693" calcext:value-type="float">
            <text:p>4.835693</text:p>
          </table:table-cell>
          <table:table-cell office:value-type="float" office:value="3.6716" calcext:value-type="float">
            <text:p>3.6716</text:p>
          </table:table-cell>
          <table:table-cell office:value-type="float" office:value="5.087524" calcext:value-type="float">
            <text:p>5.087524</text:p>
          </table:table-cell>
          <table:table-cell office:value-type="float" office:value="4.382965" calcext:value-type="float">
            <text:p>4.382965</text:p>
          </table:table-cell>
          <table:table-cell office:value-type="float" office:value="5.695526" calcext:value-type="float">
            <text:p>5.695526</text:p>
          </table:table-cell>
          <table:table-cell office:value-type="float" office:value="5.185852" calcext:value-type="float">
            <text:p>5.185852</text:p>
          </table:table-cell>
          <table:table-cell office:value-type="float" office:value="6.296936" calcext:value-type="float">
            <text:p>6.296936</text:p>
          </table:table-cell>
          <table:table-cell office:value-type="float" office:value="5.920837" calcext:value-type="float">
            <text:p>5.920837</text:p>
          </table:table-cell>
          <table:table-cell office:value-type="float" office:value="7.218414" calcext:value-type="float">
            <text:p>7.218414</text:p>
          </table:table-cell>
          <table:table-cell office:value-type="float" office:value="6.94751" calcext:value-type="float">
            <text:p>6.94751</text:p>
          </table:table-cell>
          <table:table-cell office:value-type="float" office:value="8.569855" calcext:value-type="float">
            <text:p>8.569855</text:p>
          </table:table-cell>
          <table:table-cell office:value-type="float" office:value="8.414948" calcext:value-type="float">
            <text:p>8.414948</text:p>
          </table:table-cell>
          <table:table-cell office:value-type="float" office:value="9.93811" calcext:value-type="float">
            <text:p>9.93811</text:p>
          </table:table-cell>
          <table:table-cell office:value-type="float" office:value="9.838043" calcext:value-type="float">
            <text:p>9.838043</text:p>
          </table:table-cell>
          <table:table-cell office:value-type="float" office:value="10.92816" calcext:value-type="float">
            <text:p>10.92816</text:p>
          </table:table-cell>
          <table:table-cell office:value-type="float" office:value="10.83325" calcext:value-type="float">
            <text:p>10.83325</text:p>
          </table:table-cell>
          <table:table-cell office:value-type="float" office:value="11.69766" calcext:value-type="float">
            <text:p>11.69766</text:p>
          </table:table-cell>
          <table:table-cell office:value-type="float" office:value="11.60266" calcext:value-type="float">
            <text:p>11.60266</text:p>
          </table:table-cell>
          <table:table-cell office:value-type="float" office:value="12.21167" calcext:value-type="float">
            <text:p>12.21167</text:p>
          </table:table-cell>
          <table:table-cell office:value-type="float" office:value="12.12119" calcext:value-type="float">
            <text:p>12.12119</text:p>
          </table:table-cell>
          <table:table-cell office:value-type="float" office:value="12.36511" calcext:value-type="float">
            <text:p>12.36511</text:p>
          </table:table-cell>
          <table:table-cell office:value-type="float" office:value="12.28101" calcext:value-type="float">
            <text:p>12.28101</text:p>
          </table:table-cell>
          <table:table-cell office:value-type="float" office:value="8.588562" calcext:value-type="float">
            <text:p>8.588562</text:p>
          </table:table-cell>
          <table:table-cell office:value-type="float" office:value="-5.155823" calcext:value-type="float">
            <text:p>-5.1558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8.490568" calcext:value-type="float">
            <text:p>8.490568</text:p>
          </table:table-cell>
          <table:table-cell office:value-type="float" office:value="10.84" calcext:value-type="float">
            <text:p>10.84</text:p>
          </table:table-cell>
          <table:table-cell office:value-type="float" office:value="-7.18" calcext:value-type="float">
            <text:p>-7.18</text:p>
          </table:table-cell>
          <table:table-cell office:value-type="float" office:value="0.7388247" calcext:value-type="float">
            <text:p>0.7388247</text:p>
          </table:table-cell>
          <table:table-cell office:value-type="float" office:value="0.3173943" calcext:value-type="float">
            <text:p>0.3173943</text:p>
          </table:table-cell>
          <table:table-cell office:value-type="float" office:value="190.188" calcext:value-type="float">
            <text:p>190.188</text:p>
          </table:table-cell>
          <table:table-cell office:value-type="float" office:value="0" calcext:value-type="float">
            <text:p>0</text:p>
          </table:table-cell>
          <table:table-cell office:value-type="float" office:value="6.926483" calcext:value-type="float">
            <text:p>6.926483</text:p>
          </table:table-cell>
          <table:table-cell office:value-type="float" office:value="-0.4628296" calcext:value-type="float">
            <text:p>-0.4628296</text:p>
          </table:table-cell>
          <table:table-cell office:value-type="float" office:value="5.671631" calcext:value-type="float">
            <text:p>5.671631</text:p>
          </table:table-cell>
          <table:table-cell office:value-type="float" office:value="1.026245" calcext:value-type="float">
            <text:p>1.026245</text:p>
          </table:table-cell>
          <table:table-cell office:value-type="float" office:value="5.150848" calcext:value-type="float">
            <text:p>5.150848</text:p>
          </table:table-cell>
          <table:table-cell office:value-type="float" office:value="2.192566" calcext:value-type="float">
            <text:p>2.192566</text:p>
          </table:table-cell>
          <table:table-cell office:value-type="float" office:value="5.01944" calcext:value-type="float">
            <text:p>5.01944</text:p>
          </table:table-cell>
          <table:table-cell office:value-type="float" office:value="3.26532" calcext:value-type="float">
            <text:p>3.26532</text:p>
          </table:table-cell>
          <table:table-cell office:value-type="float" office:value="5.116119" calcext:value-type="float">
            <text:p>5.116119</text:p>
          </table:table-cell>
          <table:table-cell office:value-type="float" office:value="4.007538" calcext:value-type="float">
            <text:p>4.007538</text:p>
          </table:table-cell>
          <table:table-cell office:value-type="float" office:value="5.409149" calcext:value-type="float">
            <text:p>5.409149</text:p>
          </table:table-cell>
          <table:table-cell office:value-type="float" office:value="4.852478" calcext:value-type="float">
            <text:p>4.852478</text:p>
          </table:table-cell>
          <table:table-cell office:value-type="float" office:value="6.00882" calcext:value-type="float">
            <text:p>6.00882</text:p>
          </table:table-cell>
          <table:table-cell office:value-type="float" office:value="5.623047" calcext:value-type="float">
            <text:p>5.623047</text:p>
          </table:table-cell>
          <table:table-cell office:value-type="float" office:value="6.945923" calcext:value-type="float">
            <text:p>6.945923</text:p>
          </table:table-cell>
          <table:table-cell office:value-type="float" office:value="6.716156" calcext:value-type="float">
            <text:p>6.716156</text:p>
          </table:table-cell>
          <table:table-cell office:value-type="float" office:value="8.413208" calcext:value-type="float">
            <text:p>8.413208</text:p>
          </table:table-cell>
          <table:table-cell office:value-type="float" office:value="8.238373" calcext:value-type="float">
            <text:p>8.238373</text:p>
          </table:table-cell>
          <table:table-cell office:value-type="float" office:value="9.836914" calcext:value-type="float">
            <text:p>9.836914</text:p>
          </table:table-cell>
          <table:table-cell office:value-type="float" office:value="9.723114" calcext:value-type="float">
            <text:p>9.723114</text:p>
          </table:table-cell>
          <table:table-cell office:value-type="float" office:value="10.83224" calcext:value-type="float">
            <text:p>10.83224</text:p>
          </table:table-cell>
          <table:table-cell office:value-type="float" office:value="10.73361" calcext:value-type="float">
            <text:p>10.73361</text:p>
          </table:table-cell>
          <table:table-cell office:value-type="float" office:value="11.60165" calcext:value-type="float">
            <text:p>11.60165</text:p>
          </table:table-cell>
          <table:table-cell office:value-type="float" office:value="11.50742" calcext:value-type="float">
            <text:p>11.50742</text:p>
          </table:table-cell>
          <table:table-cell office:value-type="float" office:value="12.12024" calcext:value-type="float">
            <text:p>12.12024</text:p>
          </table:table-cell>
          <table:table-cell office:value-type="float" office:value="12.0307" calcext:value-type="float">
            <text:p>12.0307</text:p>
          </table:table-cell>
          <table:table-cell office:value-type="float" office:value="12.28015" calcext:value-type="float">
            <text:p>12.28015</text:p>
          </table:table-cell>
          <table:table-cell office:value-type="float" office:value="12.1962" calcext:value-type="float">
            <text:p>12.1962</text:p>
          </table:table-cell>
          <table:table-cell office:value-type="float" office:value="13.07312" calcext:value-type="float">
            <text:p>13.07312</text:p>
          </table:table-cell>
          <table:table-cell office:value-type="float" office:value="-5.044586" calcext:value-type="float">
            <text:p>-5.0445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5.151064" calcext:value-type="float">
            <text:p>5.151064</text:p>
          </table:table-cell>
          <table:table-cell office:value-type="float" office:value="8.99" calcext:value-type="float">
            <text:p>8.99</text:p>
          </table:table-cell>
          <table:table-cell office:value-type="float" office:value="-5.52" calcext:value-type="float">
            <text:p>-5.52</text:p>
          </table:table-cell>
          <table:table-cell office:value-type="float" office:value="0.8681711" calcext:value-type="float">
            <text:p>0.8681711</text:p>
          </table:table-cell>
          <table:table-cell office:value-type="float" office:value="0.3596546" calcext:value-type="float">
            <text:p>0.3596546</text:p>
          </table:table-cell>
          <table:table-cell office:value-type="float" office:value="428.832" calcext:value-type="float">
            <text:p>428.832</text:p>
          </table:table-cell>
          <table:table-cell office:value-type="float" office:value="0" calcext:value-type="float">
            <text:p>0</text:p>
          </table:table-cell>
          <table:table-cell office:value-type="float" office:value="5.196625" calcext:value-type="float">
            <text:p>5.196625</text:p>
          </table:table-cell>
          <table:table-cell office:value-type="float" office:value="0.4895325" calcext:value-type="float">
            <text:p>0.4895325</text:p>
          </table:table-cell>
          <table:table-cell office:value-type="float" office:value="4.495575" calcext:value-type="float">
            <text:p>4.495575</text:p>
          </table:table-cell>
          <table:table-cell office:value-type="float" office:value="1.661102" calcext:value-type="float">
            <text:p>1.661102</text:p>
          </table:table-cell>
          <table:table-cell office:value-type="float" office:value="4.551605" calcext:value-type="float">
            <text:p>4.551605</text:p>
          </table:table-cell>
          <table:table-cell office:value-type="float" office:value="2.637543" calcext:value-type="float">
            <text:p>2.637543</text:p>
          </table:table-cell>
          <table:table-cell office:value-type="float" office:value="4.777954" calcext:value-type="float">
            <text:p>4.777954</text:p>
          </table:table-cell>
          <table:table-cell office:value-type="float" office:value="3.550812" calcext:value-type="float">
            <text:p>3.550812</text:p>
          </table:table-cell>
          <table:table-cell office:value-type="float" office:value="4.99884" calcext:value-type="float">
            <text:p>4.99884</text:p>
          </table:table-cell>
          <table:table-cell office:value-type="float" office:value="4.184387" calcext:value-type="float">
            <text:p>4.184387</text:p>
          </table:table-cell>
          <table:table-cell office:value-type="float" office:value="5.380066" calcext:value-type="float">
            <text:p>5.380066</text:p>
          </table:table-cell>
          <table:table-cell office:value-type="float" office:value="4.905579" calcext:value-type="float">
            <text:p>4.905579</text:p>
          </table:table-cell>
          <table:table-cell office:value-type="float" office:value="5.876312" calcext:value-type="float">
            <text:p>5.876312</text:p>
          </table:table-cell>
          <table:table-cell office:value-type="float" office:value="5.586609" calcext:value-type="float">
            <text:p>5.586609</text:p>
          </table:table-cell>
          <table:table-cell office:value-type="float" office:value="6.716064" calcext:value-type="float">
            <text:p>6.716064</text:p>
          </table:table-cell>
          <table:table-cell office:value-type="float" office:value="6.581543" calcext:value-type="float">
            <text:p>6.581543</text:p>
          </table:table-cell>
          <table:table-cell office:value-type="float" office:value="8.236572" calcext:value-type="float">
            <text:p>8.236572</text:p>
          </table:table-cell>
          <table:table-cell office:value-type="float" office:value="8.080261" calcext:value-type="float">
            <text:p>8.080261</text:p>
          </table:table-cell>
          <table:table-cell office:value-type="float" office:value="9.721832" calcext:value-type="float">
            <text:p>9.721832</text:p>
          </table:table-cell>
          <table:table-cell office:value-type="float" office:value="9.59906" calcext:value-type="float">
            <text:p>9.59906</text:p>
          </table:table-cell>
          <table:table-cell office:value-type="float" office:value="10.73257" calcext:value-type="float">
            <text:p>10.73257</text:p>
          </table:table-cell>
          <table:table-cell office:value-type="float" office:value="10.62897" calcext:value-type="float">
            <text:p>10.62897</text:p>
          </table:table-cell>
          <table:table-cell office:value-type="float" office:value="11.50647" calcext:value-type="float">
            <text:p>11.50647</text:p>
          </table:table-cell>
          <table:table-cell office:value-type="float" office:value="11.41153" calcext:value-type="float">
            <text:p>11.41153</text:p>
          </table:table-cell>
          <table:table-cell office:value-type="float" office:value="12.02979" calcext:value-type="float">
            <text:p>12.02979</text:p>
          </table:table-cell>
          <table:table-cell office:value-type="float" office:value="11.94006" calcext:value-type="float">
            <text:p>11.94006</text:p>
          </table:table-cell>
          <table:table-cell office:value-type="float" office:value="12.19531" calcext:value-type="float">
            <text:p>12.19531</text:p>
          </table:table-cell>
          <table:table-cell office:value-type="float" office:value="12.11127" calcext:value-type="float">
            <text:p>12.11127</text:p>
          </table:table-cell>
          <table:table-cell office:value-type="float" office:value="7.664307" calcext:value-type="float">
            <text:p>7.664307</text:p>
          </table:table-cell>
          <table:table-cell office:value-type="float" office:value="-4.01123" calcext:value-type="float">
            <text:p>-4.011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4.010309" calcext:value-type="float">
            <text:p>4.010309</text:p>
          </table:table-cell>
          <table:table-cell office:value-type="float" office:value="8.33" calcext:value-type="float">
            <text:p>8.33</text:p>
          </table:table-cell>
          <table:table-cell office:value-type="float" office:value="-8.07" calcext:value-type="float">
            <text:p>-8.07</text:p>
          </table:table-cell>
          <table:table-cell office:value-type="float" office:value="0.8763208" calcext:value-type="float">
            <text:p>0.8763208</text:p>
          </table:table-cell>
          <table:table-cell office:value-type="float" office:value="0.296629" calcext:value-type="float">
            <text:p>0.296629</text:p>
          </table:table-cell>
          <table:table-cell office:value-type="float" office:value="480.996" calcext:value-type="float">
            <text:p>480.996</text:p>
          </table:table-cell>
          <table:table-cell office:value-type="float" office:value="1.2" calcext:value-type="float">
            <text:p>1.2</text:p>
          </table:table-cell>
          <table:table-cell office:value-type="float" office:value="3.91156" calcext:value-type="float">
            <text:p>3.91156</text:p>
          </table:table-cell>
          <table:table-cell office:value-type="float" office:value="0.2402649" calcext:value-type="float">
            <text:p>0.2402649</text:p>
          </table:table-cell>
          <table:table-cell office:value-type="float" office:value="4.174286" calcext:value-type="float">
            <text:p>4.174286</text:p>
          </table:table-cell>
          <table:table-cell office:value-type="float" office:value="1.652374" calcext:value-type="float">
            <text:p>1.652374</text:p>
          </table:table-cell>
          <table:table-cell office:value-type="float" office:value="4.48822" calcext:value-type="float">
            <text:p>4.48822</text:p>
          </table:table-cell>
          <table:table-cell office:value-type="float" office:value="2.763641" calcext:value-type="float">
            <text:p>2.763641</text:p>
          </table:table-cell>
          <table:table-cell office:value-type="float" office:value="4.776978" calcext:value-type="float">
            <text:p>4.776978</text:p>
          </table:table-cell>
          <table:table-cell office:value-type="float" office:value="3.732941" calcext:value-type="float">
            <text:p>3.732941</text:p>
          </table:table-cell>
          <table:table-cell office:value-type="float" office:value="5.028168" calcext:value-type="float">
            <text:p>5.028168</text:p>
          </table:table-cell>
          <table:table-cell office:value-type="float" office:value="4.354065" calcext:value-type="float">
            <text:p>4.354065</text:p>
          </table:table-cell>
          <table:table-cell office:value-type="float" office:value="5.38089" calcext:value-type="float">
            <text:p>5.38089</text:p>
          </table:table-cell>
          <table:table-cell office:value-type="float" office:value="5.06134" calcext:value-type="float">
            <text:p>5.06134</text:p>
          </table:table-cell>
          <table:table-cell office:value-type="float" office:value="5.832092" calcext:value-type="float">
            <text:p>5.832092</text:p>
          </table:table-cell>
          <table:table-cell office:value-type="float" office:value="5.678192" calcext:value-type="float">
            <text:p>5.678192</text:p>
          </table:table-cell>
          <table:table-cell office:value-type="float" office:value="6.593109" calcext:value-type="float">
            <text:p>6.593109</text:p>
          </table:table-cell>
          <table:table-cell office:value-type="float" office:value="6.561584" calcext:value-type="float">
            <text:p>6.561584</text:p>
          </table:table-cell>
          <table:table-cell office:value-type="float" office:value="8.078705" calcext:value-type="float">
            <text:p>8.078705</text:p>
          </table:table-cell>
          <table:table-cell office:value-type="float" office:value="7.961365" calcext:value-type="float">
            <text:p>7.961365</text:p>
          </table:table-cell>
          <table:table-cell office:value-type="float" office:value="9.597748" calcext:value-type="float">
            <text:p>9.597748</text:p>
          </table:table-cell>
          <table:table-cell office:value-type="float" office:value="9.475677" calcext:value-type="float">
            <text:p>9.475677</text:p>
          </table:table-cell>
          <table:table-cell office:value-type="float" office:value="10.62784" calcext:value-type="float">
            <text:p>10.62784</text:p>
          </table:table-cell>
          <table:table-cell office:value-type="float" office:value="10.52112" calcext:value-type="float">
            <text:p>10.52112</text:p>
          </table:table-cell>
          <table:table-cell office:value-type="float" office:value="11.41055" calcext:value-type="float">
            <text:p>11.41055</text:p>
          </table:table-cell>
          <table:table-cell office:value-type="float" office:value="11.31403" calcext:value-type="float">
            <text:p>11.31403</text:p>
          </table:table-cell>
          <table:table-cell office:value-type="float" office:value="11.93912" calcext:value-type="float">
            <text:p>11.93912</text:p>
          </table:table-cell>
          <table:table-cell office:value-type="float" office:value="11.84955" calcext:value-type="float">
            <text:p>11.84955</text:p>
          </table:table-cell>
          <table:table-cell office:value-type="float" office:value="12.11038" calcext:value-type="float">
            <text:p>12.11038</text:p>
          </table:table-cell>
          <table:table-cell office:value-type="float" office:value="12.02631" calcext:value-type="float">
            <text:p>12.02631</text:p>
          </table:table-cell>
          <table:table-cell office:value-type="float" office:value="2.951447" calcext:value-type="float">
            <text:p>2.951447</text:p>
          </table:table-cell>
          <table:table-cell office:value-type="float" office:value="-4.194763" calcext:value-type="float">
            <text:p>-4.1947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8.928946" calcext:value-type="float">
            <text:p>8.928946</text:p>
          </table:table-cell>
          <table:table-cell office:value-type="float" office:value="-0.85" calcext:value-type="float">
            <text:p>-0.85</text:p>
          </table:table-cell>
          <table:table-cell office:value-type="float" office:value="-7.72" calcext:value-type="float">
            <text:p>-7.72</text:p>
          </table:table-cell>
          <table:table-cell office:value-type="float" office:value="0.5070558" calcext:value-type="float">
            <text:p>0.5070558</text:p>
          </table:table-cell>
          <table:table-cell office:value-type="float" office:value="0.3046444" calcext:value-type="float">
            <text:p>0.3046444</text:p>
          </table:table-cell>
          <table:table-cell office:value-type="float" office:value="544.0681" calcext:value-type="float">
            <text:p>544.0681</text:p>
          </table:table-cell>
          <table:table-cell office:value-type="float" office:value="0" calcext:value-type="float">
            <text:p>0</text:p>
          </table:table-cell>
          <table:table-cell office:value-type="float" office:value="3.568359" calcext:value-type="float">
            <text:p>3.568359</text:p>
          </table:table-cell>
          <table:table-cell office:value-type="float" office:value="-1.345123" calcext:value-type="float">
            <text:p>-1.345123</text:p>
          </table:table-cell>
          <table:table-cell office:value-type="float" office:value="2.992432" calcext:value-type="float">
            <text:p>2.992432</text:p>
          </table:table-cell>
          <table:table-cell office:value-type="float" office:value="0.4625854" calcext:value-type="float">
            <text:p>0.4625854</text:p>
          </table:table-cell>
          <table:table-cell office:value-type="float" office:value="3.070831" calcext:value-type="float">
            <text:p>3.070831</text:p>
          </table:table-cell>
          <table:table-cell office:value-type="float" office:value="1.635071" calcext:value-type="float">
            <text:p>1.635071</text:p>
          </table:table-cell>
          <table:table-cell office:value-type="float" office:value="3.705231" calcext:value-type="float">
            <text:p>3.705231</text:p>
          </table:table-cell>
          <table:table-cell office:value-type="float" office:value="2.708282" calcext:value-type="float">
            <text:p>2.708282</text:p>
          </table:table-cell>
          <table:table-cell office:value-type="float" office:value="4.333862" calcext:value-type="float">
            <text:p>4.333862</text:p>
          </table:table-cell>
          <table:table-cell office:value-type="float" office:value="3.463226" calcext:value-type="float">
            <text:p>3.463226</text:p>
          </table:table-cell>
          <table:table-cell office:value-type="float" office:value="5.049805" calcext:value-type="float">
            <text:p>5.049805</text:p>
          </table:table-cell>
          <table:table-cell office:value-type="float" office:value="4.323395" calcext:value-type="float">
            <text:p>4.323395</text:p>
          </table:table-cell>
          <table:table-cell office:value-type="float" office:value="5.67218" calcext:value-type="float">
            <text:p>5.67218</text:p>
          </table:table-cell>
          <table:table-cell office:value-type="float" office:value="5.091614" calcext:value-type="float">
            <text:p>5.091614</text:p>
          </table:table-cell>
          <table:table-cell office:value-type="float" office:value="6.560181" calcext:value-type="float">
            <text:p>6.560181</text:p>
          </table:table-cell>
          <table:table-cell office:value-type="float" office:value="6.227692" calcext:value-type="float">
            <text:p>6.227692</text:p>
          </table:table-cell>
          <table:table-cell office:value-type="float" office:value="7.960266" calcext:value-type="float">
            <text:p>7.960266</text:p>
          </table:table-cell>
          <table:table-cell office:value-type="float" office:value="7.817017" calcext:value-type="float">
            <text:p>7.817017</text:p>
          </table:table-cell>
          <table:table-cell office:value-type="float" office:value="9.474426" calcext:value-type="float">
            <text:p>9.474426</text:p>
          </table:table-cell>
          <table:table-cell office:value-type="float" office:value="9.356598" calcext:value-type="float">
            <text:p>9.356598</text:p>
          </table:table-cell>
          <table:table-cell office:value-type="float" office:value="10.51999" calcext:value-type="float">
            <text:p>10.51999</text:p>
          </table:table-cell>
          <table:table-cell office:value-type="float" office:value="10.41296" calcext:value-type="float">
            <text:p>10.41296</text:p>
          </table:table-cell>
          <table:table-cell office:value-type="float" office:value="11.31299" calcext:value-type="float">
            <text:p>11.31299</text:p>
          </table:table-cell>
          <table:table-cell office:value-type="float" office:value="11.21573" calcext:value-type="float">
            <text:p>11.21573</text:p>
          </table:table-cell>
          <table:table-cell office:value-type="float" office:value="11.8486" calcext:value-type="float">
            <text:p>11.8486</text:p>
          </table:table-cell>
          <table:table-cell office:value-type="float" office:value="11.75876" calcext:value-type="float">
            <text:p>11.75876</text:p>
          </table:table-cell>
          <table:table-cell office:value-type="float" office:value="12.02542" calcext:value-type="float">
            <text:p>12.02542</text:p>
          </table:table-cell>
          <table:table-cell office:value-type="float" office:value="11.94189" calcext:value-type="float">
            <text:p>11.94189</text:p>
          </table:table-cell>
          <table:table-cell office:value-type="float" office:value="5.32605" calcext:value-type="float">
            <text:p>5.32605</text:p>
          </table:table-cell>
          <table:table-cell office:value-type="float" office:value="-7.192932" calcext:value-type="float">
            <text:p>-7.1929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7.885528" calcext:value-type="float">
            <text:p>7.885528</text:p>
          </table:table-cell>
          <table:table-cell office:value-type="float" office:value="-4.18" calcext:value-type="float">
            <text:p>-4.18</text:p>
          </table:table-cell>
          <table:table-cell office:value-type="float" office:value="-13.94" calcext:value-type="float">
            <text:p>-13.94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0.18765" calcext:value-type="float">
            <text:p>0.18765</text:p>
          </table:table-cell>
          <table:table-cell office:value-type="float" office:value="417.276" calcext:value-type="float">
            <text:p>417.276</text:p>
          </table:table-cell>
          <table:table-cell office:value-type="float" office:value="0" calcext:value-type="float">
            <text:p>0</text:p>
          </table:table-cell>
          <table:table-cell office:value-type="float" office:value="1.554108" calcext:value-type="float">
            <text:p>1.554108</text:p>
          </table:table-cell>
          <table:table-cell office:value-type="float" office:value="-4.207123" calcext:value-type="float">
            <text:p>-4.207123</text:p>
          </table:table-cell>
          <table:table-cell office:value-type="float" office:value="1.070587" calcext:value-type="float">
            <text:p>1.070587</text:p>
          </table:table-cell>
          <table:table-cell office:value-type="float" office:value="-0.42099" calcext:value-type="float">
            <text:p>-0.42099</text:p>
          </table:table-cell>
          <table:table-cell office:value-type="float" office:value="1.902985" calcext:value-type="float">
            <text:p>1.902985</text:p>
          </table:table-cell>
          <table:table-cell office:value-type="float" office:value="0.6520996" calcext:value-type="float">
            <text:p>0.6520996</text:p>
          </table:table-cell>
          <table:table-cell office:value-type="float" office:value="2.893768" calcext:value-type="float">
            <text:p>2.893768</text:p>
          </table:table-cell>
          <table:table-cell office:value-type="float" office:value="1.737457" calcext:value-type="float">
            <text:p>1.737457</text:p>
          </table:table-cell>
          <table:table-cell office:value-type="float" office:value="3.558136" calcext:value-type="float">
            <text:p>3.558136</text:p>
          </table:table-cell>
          <table:table-cell office:value-type="float" office:value="2.521271" calcext:value-type="float">
            <text:p>2.521271</text:p>
          </table:table-cell>
          <table:table-cell office:value-type="float" office:value="4.336487" calcext:value-type="float">
            <text:p>4.336487</text:p>
          </table:table-cell>
          <table:table-cell office:value-type="float" office:value="3.468323" calcext:value-type="float">
            <text:p>3.468323</text:p>
          </table:table-cell>
          <table:table-cell office:value-type="float" office:value="5.087128" calcext:value-type="float">
            <text:p>5.087128</text:p>
          </table:table-cell>
          <table:table-cell office:value-type="float" office:value="4.403473" calcext:value-type="float">
            <text:p>4.403473</text:p>
          </table:table-cell>
          <table:table-cell office:value-type="float" office:value="6.224579" calcext:value-type="float">
            <text:p>6.224579</text:p>
          </table:table-cell>
          <table:table-cell office:value-type="float" office:value="5.795746" calcext:value-type="float">
            <text:p>5.795746</text:p>
          </table:table-cell>
          <table:table-cell office:value-type="float" office:value="7.815094" calcext:value-type="float">
            <text:p>7.815094</text:p>
          </table:table-cell>
          <table:table-cell office:value-type="float" office:value="7.601135" calcext:value-type="float">
            <text:p>7.601135</text:p>
          </table:table-cell>
          <table:table-cell office:value-type="float" office:value="9.355316" calcext:value-type="float">
            <text:p>9.355316</text:p>
          </table:table-cell>
          <table:table-cell office:value-type="float" office:value="9.225464" calcext:value-type="float">
            <text:p>9.225464</text:p>
          </table:table-cell>
          <table:table-cell office:value-type="float" office:value="10.41183" calcext:value-type="float">
            <text:p>10.41183</text:p>
          </table:table-cell>
          <table:table-cell office:value-type="float" office:value="10.30276" calcext:value-type="float">
            <text:p>10.30276</text:p>
          </table:table-cell>
          <table:table-cell office:value-type="float" office:value="11.21469" calcext:value-type="float">
            <text:p>11.21469</text:p>
          </table:table-cell>
          <table:table-cell office:value-type="float" office:value="11.11642" calcext:value-type="float">
            <text:p>11.11642</text:p>
          </table:table-cell>
          <table:table-cell office:value-type="float" office:value="11.75784" calcext:value-type="float">
            <text:p>11.75784</text:p>
          </table:table-cell>
          <table:table-cell office:value-type="float" office:value="11.66733" calcext:value-type="float">
            <text:p>11.66733</text:p>
          </table:table-cell>
          <table:table-cell office:value-type="float" office:value="11.94101" calcext:value-type="float">
            <text:p>11.94101</text:p>
          </table:table-cell>
          <table:table-cell office:value-type="float" office:value="11.85782" calcext:value-type="float">
            <text:p>11.85782</text:p>
          </table:table-cell>
          <table:table-cell office:value-type="float" office:value="3.788055" calcext:value-type="float">
            <text:p>3.788055</text:p>
          </table:table-cell>
          <table:table-cell office:value-type="float" office:value="-13.27692" calcext:value-type="float">
            <text:p>-13.27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7.420503" calcext:value-type="float">
            <text:p>7.420503</text:p>
          </table:table-cell>
          <table:table-cell office:value-type="float" office:value="-4.93" calcext:value-type="float">
            <text:p>-4.93</text:p>
          </table:table-cell>
          <table:table-cell office:value-type="float" office:value="-15.43" calcext:value-type="float">
            <text:p>-15.43</text:p>
          </table:table-cell>
          <table:table-cell office:value-type="float" office:value="0.3758533" calcext:value-type="float">
            <text:p>0.3758533</text:p>
          </table:table-cell>
          <table:table-cell office:value-type="float" office:value="0.1665056" calcext:value-type="float">
            <text:p>0.1665056</text:p>
          </table:table-cell>
          <table:table-cell office:value-type="float" office:value="272.808" calcext:value-type="float">
            <text:p>272.808</text:p>
          </table:table-cell>
          <table:table-cell office:value-type="float" office:value="0" calcext:value-type="float">
            <text:p>0</text:p>
          </table:table-cell>
          <table:table-cell office:value-type="float" office:value="1.429138" calcext:value-type="float">
            <text:p>1.429138</text:p>
          </table:table-cell>
          <table:table-cell office:value-type="float" office:value="-5.081329" calcext:value-type="float">
            <text:p>-5.081329</text:p>
          </table:table-cell>
          <table:table-cell office:value-type="float" office:value="0.2016907" calcext:value-type="float">
            <text:p>0.2016907</text:p>
          </table:table-cell>
          <table:table-cell office:value-type="float" office:value="-0.612915" calcext:value-type="float">
            <text:p>-0.612915</text:p>
          </table:table-cell>
          <table:table-cell office:value-type="float" office:value="0.7749023" calcext:value-type="float">
            <text:p>0.7749023</text:p>
          </table:table-cell>
          <table:table-cell office:value-type="float" office:value="0.3395691" calcext:value-type="float">
            <text:p>0.3395691</text:p>
          </table:table-cell>
          <table:table-cell office:value-type="float" office:value="1.722382" calcext:value-type="float">
            <text:p>1.722382</text:p>
          </table:table-cell>
          <table:table-cell office:value-type="float" office:value="1.330383" calcext:value-type="float">
            <text:p>1.330383</text:p>
          </table:table-cell>
          <table:table-cell office:value-type="float" office:value="2.508392" calcext:value-type="float">
            <text:p>2.508392</text:p>
          </table:table-cell>
          <table:table-cell office:value-type="float" office:value="2.049164" calcext:value-type="float">
            <text:p>2.049164</text:p>
          </table:table-cell>
          <table:table-cell office:value-type="float" office:value="3.458984" calcext:value-type="float">
            <text:p>3.458984</text:p>
          </table:table-cell>
          <table:table-cell office:value-type="float" office:value="2.936401" calcext:value-type="float">
            <text:p>2.936401</text:p>
          </table:table-cell>
          <table:table-cell office:value-type="float" office:value="4.396759" calcext:value-type="float">
            <text:p>4.396759</text:p>
          </table:table-cell>
          <table:table-cell office:value-type="float" office:value="3.876312" calcext:value-type="float">
            <text:p>3.876312</text:p>
          </table:table-cell>
          <table:table-cell office:value-type="float" office:value="5.790985" calcext:value-type="float">
            <text:p>5.790985</text:p>
          </table:table-cell>
          <table:table-cell office:value-type="float" office:value="5.325653" calcext:value-type="float">
            <text:p>5.325653</text:p>
          </table:table-cell>
          <table:table-cell office:value-type="float" office:value="7.59848" calcext:value-type="float">
            <text:p>7.59848</text:p>
          </table:table-cell>
          <table:table-cell office:value-type="float" office:value="7.32193" calcext:value-type="float">
            <text:p>7.32193</text:p>
          </table:table-cell>
          <table:table-cell office:value-type="float" office:value="9.223999" calcext:value-type="float">
            <text:p>9.223999</text:p>
          </table:table-cell>
          <table:table-cell office:value-type="float" office:value="9.071991" calcext:value-type="float">
            <text:p>9.071991</text:p>
          </table:table-cell>
          <table:table-cell office:value-type="float" office:value="10.30157" calcext:value-type="float">
            <text:p>10.30157</text:p>
          </table:table-cell>
          <table:table-cell office:value-type="float" office:value="10.18585" calcext:value-type="float">
            <text:p>10.18585</text:p>
          </table:table-cell>
          <table:table-cell office:value-type="float" office:value="11.11536" calcext:value-type="float">
            <text:p>11.11536</text:p>
          </table:table-cell>
          <table:table-cell office:value-type="float" office:value="11.01535" calcext:value-type="float">
            <text:p>11.01535</text:p>
          </table:table-cell>
          <table:table-cell office:value-type="float" office:value="11.66638" calcext:value-type="float">
            <text:p>11.66638</text:p>
          </table:table-cell>
          <table:table-cell office:value-type="float" office:value="11.57571" calcext:value-type="float">
            <text:p>11.57571</text:p>
          </table:table-cell>
          <table:table-cell office:value-type="float" office:value="11.8569" calcext:value-type="float">
            <text:p>11.8569</text:p>
          </table:table-cell>
          <table:table-cell office:value-type="float" office:value="11.77374" calcext:value-type="float">
            <text:p>11.77374</text:p>
          </table:table-cell>
          <table:table-cell office:value-type="float" office:value="3.648529" calcext:value-type="float">
            <text:p>3.648529</text:p>
          </table:table-cell>
          <table:table-cell office:value-type="float" office:value="-14.83051" calcext:value-type="float">
            <text:p>-14.830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7.167268" calcext:value-type="float">
            <text:p>7.167268</text:p>
          </table:table-cell>
          <table:table-cell office:value-type="float" office:value="-0.01" calcext:value-type="float">
            <text:p>-0.01</text:p>
          </table:table-cell>
          <table:table-cell office:value-type="float" office:value="-14.49" calcext:value-type="float">
            <text:p>-14.49</text:p>
          </table:table-cell>
          <table:table-cell office:value-type="float" office:value="0.5386987" calcext:value-type="float">
            <text:p>0.5386987</text:p>
          </table:table-cell>
          <table:table-cell office:value-type="float" office:value="0.1795781" calcext:value-type="float">
            <text:p>0.1795781</text:p>
          </table:table-cell>
          <table:table-cell office:value-type="float" office:value="307.296" calcext:value-type="float">
            <text:p>307.296</text:p>
          </table:table-cell>
          <table:table-cell office:value-type="float" office:value="0" calcext:value-type="float">
            <text:p>0</text:p>
          </table:table-cell>
          <table:table-cell office:value-type="float" office:value="1.285645" calcext:value-type="float">
            <text:p>1.285645</text:p>
          </table:table-cell>
          <table:table-cell office:value-type="float" office:value="-5.025574" calcext:value-type="float">
            <text:p>-5.025574</text:p>
          </table:table-cell>
          <table:table-cell office:value-type="float" office:value="-0.1032104" calcext:value-type="float">
            <text:p>-0.1032104</text:p>
          </table:table-cell>
          <table:table-cell office:value-type="float" office:value="-0.8727112" calcext:value-type="float">
            <text:p>-0.8727112</text:p>
          </table:table-cell>
          <table:table-cell office:value-type="float" office:value="0.4518738" calcext:value-type="float">
            <text:p>0.4518738</text:p>
          </table:table-cell>
          <table:table-cell office:value-type="float" office:value="0.02719116" calcext:value-type="float">
            <text:p>0.02719116</text:p>
          </table:table-cell>
          <table:table-cell office:value-type="float" office:value="1.320892" calcext:value-type="float">
            <text:p>1.320892</text:p>
          </table:table-cell>
          <table:table-cell office:value-type="float" office:value="1.009399" calcext:value-type="float">
            <text:p>1.009399</text:p>
          </table:table-cell>
          <table:table-cell office:value-type="float" office:value="2.041718" calcext:value-type="float">
            <text:p>2.041718</text:p>
          </table:table-cell>
          <table:table-cell office:value-type="float" office:value="1.749268" calcext:value-type="float">
            <text:p>1.749268</text:p>
          </table:table-cell>
          <table:table-cell office:value-type="float" office:value="2.931183" calcext:value-type="float">
            <text:p>2.931183</text:p>
          </table:table-cell>
          <table:table-cell office:value-type="float" office:value="2.59729" calcext:value-type="float">
            <text:p>2.59729</text:p>
          </table:table-cell>
          <table:table-cell office:value-type="float" office:value="3.871979" calcext:value-type="float">
            <text:p>3.871979</text:p>
          </table:table-cell>
          <table:table-cell office:value-type="float" office:value="3.504089" calcext:value-type="float">
            <text:p>3.504089</text:p>
          </table:table-cell>
          <table:table-cell office:value-type="float" office:value="5.321472" calcext:value-type="float">
            <text:p>5.321472</text:p>
          </table:table-cell>
          <table:table-cell office:value-type="float" office:value="4.935516" calcext:value-type="float">
            <text:p>4.935516</text:p>
          </table:table-cell>
          <table:table-cell office:value-type="float" office:value="7.318878" calcext:value-type="float">
            <text:p>7.318878</text:p>
          </table:table-cell>
          <table:table-cell office:value-type="float" office:value="7.024384" calcext:value-type="float">
            <text:p>7.024384</text:p>
          </table:table-cell>
          <table:table-cell office:value-type="float" office:value="9.070312" calcext:value-type="float">
            <text:p>9.070312</text:p>
          </table:table-cell>
          <table:table-cell office:value-type="float" office:value="8.895416" calcext:value-type="float">
            <text:p>8.895416</text:p>
          </table:table-cell>
          <table:table-cell office:value-type="float" office:value="10.18457" calcext:value-type="float">
            <text:p>10.18457</text:p>
          </table:table-cell>
          <table:table-cell office:value-type="float" office:value="10.05862" calcext:value-type="float">
            <text:p>10.05862</text:p>
          </table:table-cell>
          <table:table-cell office:value-type="float" office:value="11.01431" calcext:value-type="float">
            <text:p>11.01431</text:p>
          </table:table-cell>
          <table:table-cell office:value-type="float" office:value="10.91144" calcext:value-type="float">
            <text:p>10.91144</text:p>
          </table:table-cell>
          <table:table-cell office:value-type="float" office:value="11.57477" calcext:value-type="float">
            <text:p>11.57477</text:p>
          </table:table-cell>
          <table:table-cell office:value-type="float" office:value="11.48358" calcext:value-type="float">
            <text:p>11.48358</text:p>
          </table:table-cell>
          <table:table-cell office:value-type="float" office:value="11.77289" calcext:value-type="float">
            <text:p>11.77289</text:p>
          </table:table-cell>
          <table:table-cell office:value-type="float" office:value="11.68951" calcext:value-type="float">
            <text:p>11.68951</text:p>
          </table:table-cell>
          <table:table-cell office:value-type="float" office:value="3.81308" calcext:value-type="float">
            <text:p>3.81308</text:p>
          </table:table-cell>
          <table:table-cell office:value-type="float" office:value="-14.32391" calcext:value-type="float">
            <text:p>-14.323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2.951662" calcext:value-type="float">
            <text:p>2.951662</text:p>
          </table:table-cell>
          <table:table-cell office:value-type="float" office:value="0.75" calcext:value-type="float">
            <text:p>0.75</text:p>
          </table:table-cell>
          <table:table-cell office:value-type="float" office:value="-9.54" calcext:value-type="float">
            <text:p>-9.54</text:p>
          </table:table-cell>
          <table:table-cell office:value-type="float" office:value="0.568845" calcext:value-type="float">
            <text:p>0.568845</text:p>
          </table:table-cell>
          <table:table-cell office:value-type="float" office:value="0.2649988" calcext:value-type="float">
            <text:p>0.2649988</text:p>
          </table:table-cell>
          <table:table-cell office:value-type="float" office:value="296.388" calcext:value-type="float">
            <text:p>296.388</text:p>
          </table:table-cell>
          <table:table-cell office:value-type="float" office:value="0" calcext:value-type="float">
            <text:p>0</text:p>
          </table:table-cell>
          <table:table-cell office:value-type="float" office:value="0.03952026" calcext:value-type="float">
            <text:p>0.03952026</text:p>
          </table:table-cell>
          <table:table-cell office:value-type="float" office:value="-3.444183" calcext:value-type="float">
            <text:p>-3.444183</text:p>
          </table:table-cell>
          <table:table-cell office:value-type="float" office:value="-0.1929932" calcext:value-type="float">
            <text:p>-0.1929932</text:p>
          </table:table-cell>
          <table:table-cell office:value-type="float" office:value="-0.6820984" calcext:value-type="float">
            <text:p>-0.6820984</text:p>
          </table:table-cell>
          <table:table-cell office:value-type="float" office:value="0.4042053" calcext:value-type="float">
            <text:p>0.4042053</text:p>
          </table:table-cell>
          <table:table-cell office:value-type="float" office:value="0.1338806" calcext:value-type="float">
            <text:p>0.1338806</text:p>
          </table:table-cell>
          <table:table-cell office:value-type="float" office:value="1.139587" calcext:value-type="float">
            <text:p>1.139587</text:p>
          </table:table-cell>
          <table:table-cell office:value-type="float" office:value="0.9900513" calcext:value-type="float">
            <text:p>0.9900513</text:p>
          </table:table-cell>
          <table:table-cell office:value-type="float" office:value="1.782715" calcext:value-type="float">
            <text:p>1.782715</text:p>
          </table:table-cell>
          <table:table-cell office:value-type="float" office:value="1.627808" calcext:value-type="float">
            <text:p>1.627808</text:p>
          </table:table-cell>
          <table:table-cell office:value-type="float" office:value="2.595184" calcext:value-type="float">
            <text:p>2.595184</text:p>
          </table:table-cell>
          <table:table-cell office:value-type="float" office:value="2.41925" calcext:value-type="float">
            <text:p>2.41925</text:p>
          </table:table-cell>
          <table:table-cell office:value-type="float" office:value="3.501617" calcext:value-type="float">
            <text:p>3.501617</text:p>
          </table:table-cell>
          <table:table-cell office:value-type="float" office:value="3.283264" calcext:value-type="float">
            <text:p>3.283264</text:p>
          </table:table-cell>
          <table:table-cell office:value-type="float" office:value="4.932129" calcext:value-type="float">
            <text:p>4.932129</text:p>
          </table:table-cell>
          <table:table-cell office:value-type="float" office:value="4.64801" calcext:value-type="float">
            <text:p>4.64801</text:p>
          </table:table-cell>
          <table:table-cell office:value-type="float" office:value="7.021362" calcext:value-type="float">
            <text:p>7.021362</text:p>
          </table:table-cell>
          <table:table-cell office:value-type="float" office:value="6.743378" calcext:value-type="float">
            <text:p>6.743378</text:p>
          </table:table-cell>
          <table:table-cell office:value-type="float" office:value="8.893494" calcext:value-type="float">
            <text:p>8.893494</text:p>
          </table:table-cell>
          <table:table-cell office:value-type="float" office:value="8.704224" calcext:value-type="float">
            <text:p>8.704224</text:p>
          </table:table-cell>
          <table:table-cell office:value-type="float" office:value="10.05722" calcext:value-type="float">
            <text:p>10.05722</text:p>
          </table:table-cell>
          <table:table-cell office:value-type="float" office:value="9.920593" calcext:value-type="float">
            <text:p>9.920593</text:p>
          </table:table-cell>
          <table:table-cell office:value-type="float" office:value="10.91034" calcext:value-type="float">
            <text:p>10.91034</text:p>
          </table:table-cell>
          <table:table-cell office:value-type="float" office:value="10.80316" calcext:value-type="float">
            <text:p>10.80316</text:p>
          </table:table-cell>
          <table:table-cell office:value-type="float" office:value="11.48264" calcext:value-type="float">
            <text:p>11.48264</text:p>
          </table:table-cell>
          <table:table-cell office:value-type="float" office:value="11.39017" calcext:value-type="float">
            <text:p>11.39017</text:p>
          </table:table-cell>
          <table:table-cell office:value-type="float" office:value="11.68863" calcext:value-type="float">
            <text:p>11.68863</text:p>
          </table:table-cell>
          <table:table-cell office:value-type="float" office:value="11.60474" calcext:value-type="float">
            <text:p>11.60474</text:p>
          </table:table-cell>
          <table:table-cell office:value-type="float" office:value="0.4610901" calcext:value-type="float">
            <text:p>0.4610901</text:p>
          </table:table-cell>
          <table:table-cell office:value-type="float" office:value="-10.36923" calcext:value-type="float">
            <text:p>-10.369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3.439205" calcext:value-type="float">
            <text:p>3.439205</text:p>
          </table:table-cell>
          <table:table-cell office:value-type="float" office:value="-3.21" calcext:value-type="float">
            <text:p>-3.21</text:p>
          </table:table-cell>
          <table:table-cell office:value-type="float" office:value="-11.75" calcext:value-type="float">
            <text:p>-11.75</text:p>
          </table:table-cell>
          <table:table-cell office:value-type="float" office:value="0.4268913" calcext:value-type="float">
            <text:p>0.4268913</text:p>
          </table:table-cell>
          <table:table-cell office:value-type="float" office:value="0.2231445" calcext:value-type="float">
            <text:p>0.2231445</text:p>
          </table:table-cell>
          <table:table-cell office:value-type="float" office:value="267.048" calcext:value-type="float">
            <text:p>267.048</text:p>
          </table:table-cell>
          <table:table-cell office:value-type="float" office:value="0" calcext:value-type="float">
            <text:p>0</text:p>
          </table:table-cell>
          <table:table-cell office:value-type="float" office:value="-0.6886292" calcext:value-type="float">
            <text:p>-0.6886292</text:p>
          </table:table-cell>
          <table:table-cell office:value-type="float" office:value="-5.245087" calcext:value-type="float">
            <text:p>-5.245087</text:p>
          </table:table-cell>
          <table:table-cell office:value-type="float" office:value="-0.7042542" calcext:value-type="float">
            <text:p>-0.7042542</text:p>
          </table:table-cell>
          <table:table-cell office:value-type="float" office:value="-1.619415" calcext:value-type="float">
            <text:p>-1.619415</text:p>
          </table:table-cell>
          <table:table-cell office:value-type="float" office:value="0.1188049" calcext:value-type="float">
            <text:p>0.1188049</text:p>
          </table:table-cell>
          <table:table-cell office:value-type="float" office:value="-0.1591492" calcext:value-type="float">
            <text:p>-0.1591492</text:p>
          </table:table-cell>
          <table:table-cell office:value-type="float" office:value="0.9810486" calcext:value-type="float">
            <text:p>0.9810486</text:p>
          </table:table-cell>
          <table:table-cell office:value-type="float" office:value="0.6551514" calcext:value-type="float">
            <text:p>0.6551514</text:p>
          </table:table-cell>
          <table:table-cell office:value-type="float" office:value="1.621765" calcext:value-type="float">
            <text:p>1.621765</text:p>
          </table:table-cell>
          <table:table-cell office:value-type="float" office:value="1.294067" calcext:value-type="float">
            <text:p>1.294067</text:p>
          </table:table-cell>
          <table:table-cell office:value-type="float" office:value="2.415985" calcext:value-type="float">
            <text:p>2.415985</text:p>
          </table:table-cell>
          <table:table-cell office:value-type="float" office:value="2.097839" calcext:value-type="float">
            <text:p>2.097839</text:p>
          </table:table-cell>
          <table:table-cell office:value-type="float" office:value="3.280792" calcext:value-type="float">
            <text:p>3.280792</text:p>
          </table:table-cell>
          <table:table-cell office:value-type="float" office:value="2.982971" calcext:value-type="float">
            <text:p>2.982971</text:p>
          </table:table-cell>
          <table:table-cell office:value-type="float" office:value="4.645447" calcext:value-type="float">
            <text:p>4.645447</text:p>
          </table:table-cell>
          <table:table-cell office:value-type="float" office:value="4.376404" calcext:value-type="float">
            <text:p>4.376404</text:p>
          </table:table-cell>
          <table:table-cell office:value-type="float" office:value="6.740601" calcext:value-type="float">
            <text:p>6.740601</text:p>
          </table:table-cell>
          <table:table-cell office:value-type="float" office:value="6.487122" calcext:value-type="float">
            <text:p>6.487122</text:p>
          </table:table-cell>
          <table:table-cell office:value-type="float" office:value="8.702179" calcext:value-type="float">
            <text:p>8.702179</text:p>
          </table:table-cell>
          <table:table-cell office:value-type="float" office:value="8.507782" calcext:value-type="float">
            <text:p>8.507782</text:p>
          </table:table-cell>
          <table:table-cell office:value-type="float" office:value="9.919067" calcext:value-type="float">
            <text:p>9.919067</text:p>
          </table:table-cell>
          <table:table-cell office:value-type="float" office:value="9.773743" calcext:value-type="float">
            <text:p>9.773743</text:p>
          </table:table-cell>
          <table:table-cell office:value-type="float" office:value="10.802" calcext:value-type="float">
            <text:p>10.802</text:p>
          </table:table-cell>
          <table:table-cell office:value-type="float" office:value="10.68945" calcext:value-type="float">
            <text:p>10.68945</text:p>
          </table:table-cell>
          <table:table-cell office:value-type="float" office:value="11.38922" calcext:value-type="float">
            <text:p>11.38922</text:p>
          </table:table-cell>
          <table:table-cell office:value-type="float" office:value="11.29483" calcext:value-type="float">
            <text:p>11.29483</text:p>
          </table:table-cell>
          <table:table-cell office:value-type="float" office:value="11.60385" calcext:value-type="float">
            <text:p>11.60385</text:p>
          </table:table-cell>
          <table:table-cell office:value-type="float" office:value="11.51932" calcext:value-type="float">
            <text:p>11.51932</text:p>
          </table:table-cell>
          <table:table-cell office:value-type="float" office:value="-0.4454041" calcext:value-type="float">
            <text:p>-0.4454041</text:p>
          </table:table-cell>
          <table:table-cell office:value-type="float" office:value="-12.94946" calcext:value-type="float">
            <text:p>-12.949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8.381751" calcext:value-type="float">
            <text:p>8.381751</text:p>
          </table:table-cell>
          <table:table-cell office:value-type="float" office:value="-7.35" calcext:value-type="float">
            <text:p>-7.35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3133292" calcext:value-type="float">
            <text:p>0.3133292</text:p>
          </table:table-cell>
          <table:table-cell office:value-type="float" office:value="0.1980822" calcext:value-type="float">
            <text:p>0.1980822</text:p>
          </table:table-cell>
          <table:table-cell office:value-type="float" office:value="307.116" calcext:value-type="float">
            <text:p>307.116</text:p>
          </table:table-cell>
          <table:table-cell office:value-type="float" office:value="0" calcext:value-type="float">
            <text:p>0</text:p>
          </table:table-cell>
          <table:table-cell office:value-type="float" office:value="0.2275391" calcext:value-type="float">
            <text:p>0.2275391</text:p>
          </table:table-cell>
          <table:table-cell office:value-type="float" office:value="-5.977509" calcext:value-type="float">
            <text:p>-5.977509</text:p>
          </table:table-cell>
          <table:table-cell office:value-type="float" office:value="-0.8691406" calcext:value-type="float">
            <text:p>-0.8691406</text:p>
          </table:table-cell>
          <table:table-cell office:value-type="float" office:value="-2.28595" calcext:value-type="float">
            <text:p>-2.28595</text:p>
          </table:table-cell>
          <table:table-cell office:value-type="float" office:value="-0.07696533" calcext:value-type="float">
            <text:p>-0.07696533</text:p>
          </table:table-cell>
          <table:table-cell office:value-type="float" office:value="-0.2765503" calcext:value-type="float">
            <text:p>-0.2765503</text:p>
          </table:table-cell>
          <table:table-cell office:value-type="float" office:value="0.6514587" calcext:value-type="float">
            <text:p>0.6514587</text:p>
          </table:table-cell>
          <table:table-cell office:value-type="float" office:value="0.5279846" calcext:value-type="float">
            <text:p>0.5279846</text:p>
          </table:table-cell>
          <table:table-cell office:value-type="float" office:value="1.290771" calcext:value-type="float">
            <text:p>1.290771</text:p>
          </table:table-cell>
          <table:table-cell office:value-type="float" office:value="1.148468" calcext:value-type="float">
            <text:p>1.148468</text:p>
          </table:table-cell>
          <table:table-cell office:value-type="float" office:value="2.094971" calcext:value-type="float">
            <text:p>2.094971</text:p>
          </table:table-cell>
          <table:table-cell office:value-type="float" office:value="1.914612" calcext:value-type="float">
            <text:p>1.914612</text:p>
          </table:table-cell>
          <table:table-cell office:value-type="float" office:value="2.980255" calcext:value-type="float">
            <text:p>2.980255</text:p>
          </table:table-cell>
          <table:table-cell office:value-type="float" office:value="2.767639" calcext:value-type="float">
            <text:p>2.767639</text:p>
          </table:table-cell>
          <table:table-cell office:value-type="float" office:value="4.373596" calcext:value-type="float">
            <text:p>4.373596</text:p>
          </table:table-cell>
          <table:table-cell office:value-type="float" office:value="4.12262" calcext:value-type="float">
            <text:p>4.12262</text:p>
          </table:table-cell>
          <table:table-cell office:value-type="float" office:value="6.484528" calcext:value-type="float">
            <text:p>6.484528</text:p>
          </table:table-cell>
          <table:table-cell office:value-type="float" office:value="6.241577" calcext:value-type="float">
            <text:p>6.241577</text:p>
          </table:table-cell>
          <table:table-cell office:value-type="float" office:value="8.505768" calcext:value-type="float">
            <text:p>8.505768</text:p>
          </table:table-cell>
          <table:table-cell office:value-type="float" office:value="8.311188" calcext:value-type="float">
            <text:p>8.311188</text:p>
          </table:table-cell>
          <table:table-cell office:value-type="float" office:value="9.772186" calcext:value-type="float">
            <text:p>9.772186</text:p>
          </table:table-cell>
          <table:table-cell office:value-type="float" office:value="9.621674" calcext:value-type="float">
            <text:p>9.621674</text:p>
          </table:table-cell>
          <table:table-cell office:value-type="float" office:value="10.68826" calcext:value-type="float">
            <text:p>10.68826</text:p>
          </table:table-cell>
          <table:table-cell office:value-type="float" office:value="10.57068" calcext:value-type="float">
            <text:p>10.57068</text:p>
          </table:table-cell>
          <table:table-cell office:value-type="float" office:value="11.29382" calcext:value-type="float">
            <text:p>11.29382</text:p>
          </table:table-cell>
          <table:table-cell office:value-type="float" office:value="11.1972" calcext:value-type="float">
            <text:p>11.1972</text:p>
          </table:table-cell>
          <table:table-cell office:value-type="float" office:value="11.5184" calcext:value-type="float">
            <text:p>11.5184</text:p>
          </table:table-cell>
          <table:table-cell office:value-type="float" office:value="11.43295" calcext:value-type="float">
            <text:p>11.43295</text:p>
          </table:table-cell>
          <table:table-cell office:value-type="float" office:value="2.451935" calcext:value-type="float">
            <text:p>2.451935</text:p>
          </table:table-cell>
          <table:table-cell office:value-type="float" office:value="-14.09186" calcext:value-type="float">
            <text:p>-14.091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4.58386" calcext:value-type="float">
            <text:p>4.58386</text:p>
          </table:table-cell>
          <table:table-cell office:value-type="float" office:value="-7.05" calcext:value-type="float">
            <text:p>-7.05</text:p>
          </table:table-cell>
          <table:table-cell office:value-type="float" office:value="-13.18" calcext:value-type="float">
            <text:p>-13.18</text:p>
          </table:table-cell>
          <table:table-cell office:value-type="float" office:value="0.3205349" calcext:value-type="float">
            <text:p>0.3205349</text:p>
          </table:table-cell>
          <table:table-cell office:value-type="float" office:value="0.1993437" calcext:value-type="float">
            <text:p>0.1993437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0" calcext:value-type="float">
            <text:p>0</text:p>
          </table:table-cell>
          <table:table-cell office:value-type="float" office:value="-1.562378" calcext:value-type="float">
            <text:p>-1.562378</text:p>
          </table:table-cell>
          <table:table-cell office:value-type="float" office:value="-5.902954" calcext:value-type="float">
            <text:p>-5.902954</text:p>
          </table:table-cell>
          <table:table-cell office:value-type="float" office:value="-1.269836" calcext:value-type="float">
            <text:p>-1.269836</text:p>
          </table:table-cell>
          <table:table-cell office:value-type="float" office:value="-2.2854" calcext:value-type="float">
            <text:p>-2.2854</text:p>
          </table:table-cell>
          <table:table-cell office:value-type="float" office:value="-0.1757507" calcext:value-type="float">
            <text:p>-0.1757507</text:p>
          </table:table-cell>
          <table:table-cell office:value-type="float" office:value="-0.3139954" calcext:value-type="float">
            <text:p>-0.3139954</text:p>
          </table:table-cell>
          <table:table-cell office:value-type="float" office:value="0.5351868" calcext:value-type="float">
            <text:p>0.5351868</text:p>
          </table:table-cell>
          <table:table-cell office:value-type="float" office:value="0.4075623" calcext:value-type="float">
            <text:p>0.4075623</text:p>
          </table:table-cell>
          <table:table-cell office:value-type="float" office:value="1.145752" calcext:value-type="float">
            <text:p>1.145752</text:p>
          </table:table-cell>
          <table:table-cell office:value-type="float" office:value="1.005829" calcext:value-type="float">
            <text:p>1.005829</text:p>
          </table:table-cell>
          <table:table-cell office:value-type="float" office:value="1.912537" calcext:value-type="float">
            <text:p>1.912537</text:p>
          </table:table-cell>
          <table:table-cell office:value-type="float" office:value="1.755859" calcext:value-type="float">
            <text:p>1.755859</text:p>
          </table:table-cell>
          <table:table-cell office:value-type="float" office:value="2.765747" calcext:value-type="float">
            <text:p>2.765747</text:p>
          </table:table-cell>
          <table:table-cell office:value-type="float" office:value="2.588562" calcext:value-type="float">
            <text:p>2.588562</text:p>
          </table:table-cell>
          <table:table-cell office:value-type="float" office:value="4.120331" calcext:value-type="float">
            <text:p>4.120331</text:p>
          </table:table-cell>
          <table:table-cell office:value-type="float" office:value="3.910858" calcext:value-type="float">
            <text:p>3.910858</text:p>
          </table:table-cell>
          <table:table-cell office:value-type="float" office:value="6.239136" calcext:value-type="float">
            <text:p>6.239136</text:p>
          </table:table-cell>
          <table:table-cell office:value-type="float" office:value="6.013336" calcext:value-type="float">
            <text:p>6.013336</text:p>
          </table:table-cell>
          <table:table-cell office:value-type="float" office:value="8.309113" calcext:value-type="float">
            <text:p>8.309113</text:p>
          </table:table-cell>
          <table:table-cell office:value-type="float" office:value="8.115448" calcext:value-type="float">
            <text:p>8.115448</text:p>
          </table:table-cell>
          <table:table-cell office:value-type="float" office:value="9.620087" calcext:value-type="float">
            <text:p>9.620087</text:p>
          </table:table-cell>
          <table:table-cell office:value-type="float" office:value="9.465851" calcext:value-type="float">
            <text:p>9.465851</text:p>
          </table:table-cell>
          <table:table-cell office:value-type="float" office:value="10.56946" calcext:value-type="float">
            <text:p>10.56946</text:p>
          </table:table-cell>
          <table:table-cell office:value-type="float" office:value="10.44772" calcext:value-type="float">
            <text:p>10.44772</text:p>
          </table:table-cell>
          <table:table-cell office:value-type="float" office:value="11.19617" calcext:value-type="float">
            <text:p>11.19617</text:p>
          </table:table-cell>
          <table:table-cell office:value-type="float" office:value="11.09711" calcext:value-type="float">
            <text:p>11.09711</text:p>
          </table:table-cell>
          <table:table-cell office:value-type="float" office:value="11.43207" calcext:value-type="float">
            <text:p>11.43207</text:p>
          </table:table-cell>
          <table:table-cell office:value-type="float" office:value="11.34525" calcext:value-type="float">
            <text:p>11.34525</text:p>
          </table:table-cell>
          <table:table-cell office:value-type="float" office:value="-1.880371" calcext:value-type="float">
            <text:p>-1.880371</text:p>
          </table:table-cell>
          <table:table-cell office:value-type="float" office:value="-13.8179" calcext:value-type="float">
            <text:p>-13.81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0102007temp_ou</text:p>
          </table:table-cell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9.090623" calcext:value-type="float">
            <text:p>9.090623</text:p>
          </table:table-cell>
          <table:table-cell office:value-type="float" office:value="-6.99" calcext:value-type="float">
            <text:p>-6.99</text:p>
          </table:table-cell>
          <table:table-cell office:value-type="float" office:value="-17.52" calcext:value-type="float">
            <text:p>-17.52</text:p>
          </table:table-cell>
          <table:table-cell office:value-type="float" office:value="0.3219935" calcext:value-type="float">
            <text:p>0.3219935</text:p>
          </table:table-cell>
          <table:table-cell office:value-type="float" office:value="0.1404692" calcext:value-type="float">
            <text:p>0.1404692</text:p>
          </table:table-cell>
          <table:table-cell office:value-type="float" office:value="212.724" calcext:value-type="float">
            <text:p>212.724</text:p>
          </table:table-cell>
          <table:table-cell office:value-type="float" office:value="0" calcext:value-type="float">
            <text:p>0</text:p>
          </table:table-cell>
          <table:table-cell office:value-type="float" office:value="0.2692871" calcext:value-type="float">
            <text:p>0.2692871</text:p>
          </table:table-cell>
          <table:table-cell office:value-type="float" office:value="-7.302551" calcext:value-type="float">
            <text:p>-7.302551</text:p>
          </table:table-cell>
          <table:table-cell office:value-type="float" office:value="-0.9781799" calcext:value-type="float">
            <text:p>-0.9781799</text:p>
          </table:table-cell>
          <table:table-cell office:value-type="float" office:value="-2.816498" calcext:value-type="float">
            <text:p>-2.816498</text:p>
          </table:table-cell>
          <table:table-cell office:value-type="float" office:value="-0.2759094" calcext:value-type="float">
            <text:p>-0.2759094</text:p>
          </table:table-cell>
          <table:table-cell office:value-type="float" office:value="-0.5307312" calcext:value-type="float">
            <text:p>-0.5307312</text:p>
          </table:table-cell>
          <table:table-cell office:value-type="float" office:value="0.4039612" calcext:value-type="float">
            <text:p>0.4039612</text:p>
          </table:table-cell>
          <table:table-cell office:value-type="float" office:value="0.2041931" calcext:value-type="float">
            <text:p>0.2041931</text:p>
          </table:table-cell>
          <table:table-cell office:value-type="float" office:value="1.00296" calcext:value-type="float">
            <text:p>1.00296</text:p>
          </table:table-cell>
          <table:table-cell office:value-type="float" office:value="0.8152466" calcext:value-type="float">
            <text:p>0.8152466</text:p>
          </table:table-cell>
          <table:table-cell office:value-type="float" office:value="1.753693" calcext:value-type="float">
            <text:p>1.753693</text:p>
          </table:table-cell>
          <table:table-cell office:value-type="float" office:value="1.573303" calcext:value-type="float">
            <text:p>1.573303</text:p>
          </table:table-cell>
          <table:table-cell office:value-type="float" office:value="2.5867" calcext:value-type="float">
            <text:p>2.5867</text:p>
          </table:table-cell>
          <table:table-cell office:value-type="float" office:value="2.401489" calcext:value-type="float">
            <text:p>2.401489</text:p>
          </table:table-cell>
          <table:table-cell office:value-type="float" office:value="3.908844" calcext:value-type="float">
            <text:p>3.908844</text:p>
          </table:table-cell>
          <table:table-cell office:value-type="float" office:value="3.711548" calcext:value-type="float">
            <text:p>3.711548</text:p>
          </table:table-cell>
          <table:table-cell office:value-type="float" office:value="6.011047" calcext:value-type="float">
            <text:p>6.011047</text:p>
          </table:table-cell>
          <table:table-cell office:value-type="float" office:value="5.801453" calcext:value-type="float">
            <text:p>5.801453</text:p>
          </table:table-cell>
          <table:table-cell office:value-type="float" office:value="8.113434" calcext:value-type="float">
            <text:p>8.113434</text:p>
          </table:table-cell>
          <table:table-cell office:value-type="float" office:value="7.924103" calcext:value-type="float">
            <text:p>7.924103</text:p>
          </table:table-cell>
          <table:table-cell office:value-type="float" office:value="9.464233" calcext:value-type="float">
            <text:p>9.464233</text:p>
          </table:table-cell>
          <table:table-cell office:value-type="float" office:value="9.308594" calcext:value-type="float">
            <text:p>9.308594</text:p>
          </table:table-cell>
          <table:table-cell office:value-type="float" office:value="10.44644" calcext:value-type="float">
            <text:p>10.44644</text:p>
          </table:table-cell>
          <table:table-cell office:value-type="float" office:value="10.32193" calcext:value-type="float">
            <text:p>10.32193</text:p>
          </table:table-cell>
          <table:table-cell office:value-type="float" office:value="11.09607" calcext:value-type="float">
            <text:p>11.09607</text:p>
          </table:table-cell>
          <table:table-cell office:value-type="float" office:value="10.99423" calcext:value-type="float">
            <text:p>10.99423</text:p>
          </table:table-cell>
          <table:table-cell office:value-type="float" office:value="11.34433" calcext:value-type="float">
            <text:p>11.34433</text:p>
          </table:table-cell>
          <table:table-cell office:value-type="float" office:value="11.25592" calcext:value-type="float">
            <text:p>11.25592</text:p>
          </table:table-cell>
          <table:table-cell office:value-type="float" office:value="2.585846" calcext:value-type="float">
            <text:p>2.585846</text:p>
          </table:table-cell>
          <table:table-cell office:value-type="float" office:value="-16.92023" calcext:value-type="float">
            <text:p>-16.92023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19397" meta:object-count="0"/>
  </office:meta>
</office:document-meta>
</file>